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18.38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4mm"/>
    </style:style>
    <style:style style:name="co9" style:family="table-column">
      <style:table-column-properties fo:break-before="auto" style:column-width="26.39mm"/>
    </style:style>
    <style:style style:name="co10" style:family="table-column">
      <style:table-column-properties fo:break-before="auto" style:column-width="27.32mm"/>
    </style:style>
    <style:style style:name="co11" style:family="table-column">
      <style:table-column-properties fo:break-before="auto" style:column-width="27.15mm"/>
    </style:style>
    <style:style style:name="co12" style:family="table-column">
      <style:table-column-properties fo:break-before="auto" style:column-width="28.08mm"/>
    </style:style>
    <style:style style:name="co13" style:family="table-column">
      <style:table-column-properties fo:break-before="auto" style:column-width="42.03mm"/>
    </style:style>
    <style:style style:name="co14" style:family="table-column">
      <style:table-column-properties fo:break-before="auto" style:column-width="17.52mm"/>
    </style:style>
    <style:style style:name="co15" style:family="table-column">
      <style:table-column-properties fo:break-before="auto" style:column-width="16.21mm"/>
    </style:style>
    <style:style style:name="co16" style:family="table-column">
      <style:table-column-properties fo:break-before="auto" style:column-width="20.92mm"/>
    </style:style>
    <style:style style:name="co17" style:family="table-column">
      <style:table-column-properties fo:break-before="auto" style:column-width="16.02mm"/>
    </style:style>
    <style:style style:name="co18" style:family="table-column">
      <style:table-column-properties fo:break-before="auto" style:column-width="16.58mm"/>
    </style:style>
    <style:style style:name="co19" style:family="table-column">
      <style:table-column-properties fo:break-before="auto" style:column-width="50.62mm"/>
    </style:style>
    <style:style style:name="co20" style:family="table-column">
      <style:table-column-properties fo:break-before="auto" style:column-width="16.86mm"/>
    </style:style>
    <style:style style:name="co21" style:family="table-column">
      <style:table-column-properties fo:break-before="auto" style:column-width="20.0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1.8mm"/>
    </style:style>
    <style:style style:name="co24" style:family="table-column">
      <style:table-column-properties fo:break-before="auto" style:column-width="23.81mm"/>
    </style:style>
    <style:style style:name="co25" style:family="table-column">
      <style:table-column-properties fo:break-before="auto" style:column-width="24.27mm"/>
    </style:style>
    <style:style style:name="co26" style:family="table-column">
      <style:table-column-properties fo:break-before="auto" style:column-width="34.54mm"/>
    </style:style>
    <style:style style:name="co27" style:family="table-column">
      <style:table-column-properties fo:break-before="auto" style:column-width="26.86mm"/>
    </style:style>
    <style:style style:name="co28" style:family="table-column">
      <style:table-column-properties fo:break-before="auto" style:column-width="59.62mm"/>
    </style:style>
    <style:style style:name="co29" style:family="table-column">
      <style:table-column-properties fo:break-before="auto" style:column-width="25.51mm"/>
    </style:style>
    <style:style style:name="co30" style:family="table-column">
      <style:table-column-properties fo:break-before="auto" style:column-width="48.7mm"/>
    </style:style>
    <style:style style:name="co31" style:family="table-column">
      <style:table-column-properties fo:break-before="auto" style:column-width="28.43mm"/>
    </style:style>
    <style:style style:name="co32" style:family="table-column">
      <style:table-column-properties fo:break-before="auto" style:column-width="29.35mm"/>
    </style:style>
    <style:style style:name="co33" style:family="table-column">
      <style:table-column-properties fo:break-before="auto" style:column-width="55.07mm"/>
    </style:style>
    <style:style style:name="co34" style:family="table-column">
      <style:table-column-properties fo:break-before="auto" style:column-width="30.25mm"/>
    </style:style>
    <style:style style:name="co35" style:family="table-column">
      <style:table-column-properties fo:break-before="auto" style:column-width="27.22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36.9mm"/>
    </style:style>
    <style:style style:name="co38" style:family="table-column">
      <style:table-column-properties fo:break-before="auto" style:column-width="30.55mm"/>
    </style:style>
    <style:style style:name="co39" style:family="table-column">
      <style:table-column-properties fo:break-before="auto" style:column-width="29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6.83mm" fo:break-before="auto" style:use-optimal-row-height="false"/>
    </style:style>
    <style:style style:name="ro4" style:family="table-row">
      <style:table-row-properties style:row-height="8.38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9.61mm" fo:break-before="auto" style:use-optimal-row-height="false"/>
    </style:style>
    <style:style style:name="ro7" style:family="table-row">
      <style:table-row-properties style:row-height="9.45mm" fo:break-before="auto" style:use-optimal-row-height="fals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7.44mm" fo:break-before="auto" style:use-optimal-row-height="true"/>
    </style:style>
    <style:style style:name="ro10" style:family="table-row">
      <style:table-row-properties style:row-height="4.73mm" fo:break-before="auto" style:use-optimal-row-height="true"/>
    </style:style>
    <style:style style:name="ro11" style:family="table-row">
      <style:table-row-properties style:row-height="4.69mm" fo:break-before="auto" style:use-optimal-row-height="true"/>
    </style:style>
    <style:style style:name="ro12" style:family="table-row">
      <style:table-row-properties style:row-height="5.01mm" fo:break-before="auto" style:use-optimal-row-height="false"/>
    </style:style>
    <style:style style:name="ro13" style:family="table-row">
      <style:table-row-properties style:row-height="8.41mm" fo:break-before="auto" style:use-optimal-row-height="true"/>
    </style:style>
    <style:style style:name="ro14" style:family="table-row">
      <style:table-row-properties style:row-height="8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fo:color="#00cc00"/>
    </style:style>
    <style:style style:name="ce5" style:family="table-cell" style:parent-style-name="Default">
      <style:table-cell-properties fo:background-color="#ffd74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</style:style>
    <style:style style:name="ce11" style:family="table-cell" style:parent-style-name="Default" style:data-style-name="N111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13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000000"/>
    </style:style>
    <style:style style:name="ce14" style:family="table-cell" style:parent-style-name="Default" style:data-style-name="N61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0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 style:data-style-name="N11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[$general.$C$39]" style:apply-style-name="Untitled1" style:base-cell-address="general.C45"/>
    </style:style>
    <style:style style:name="ce18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11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1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22" style:family="table-cell" style:parent-style-name="Default" style:data-style-name="N111">
      <style:table-cell-properties fo:background-color="#00cc00" style:text-align-source="fix" style:repeat-content="false" fo:border="0.06pt solid #000000"/>
      <style:paragraph-properties fo:text-align="center" fo:margin-left="0mm"/>
      <style:text-properties fo:color="#0000cc"/>
    </style:style>
    <style:style style:name="ce23" style:family="table-cell" style:parent-style-name="Default" style:data-style-name="N111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order="0.06pt solid #000000"/>
      <style:text-properties fo:color="#0000cc"/>
    </style:style>
    <style:style style:name="ce196" style:family="table-cell" style:parent-style-name="Default">
      <style:text-properties fo:color="#0000cc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199" style:family="table-cell" style:parent-style-name="Default">
      <style:text-properties fo:color="#00cc00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203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/>
    </style:style>
    <style:style style:name="ce208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211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2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4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5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330000"/>
    </style:style>
    <style:style style:name="ce216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0000"/>
    </style:style>
    <style:style style:name="ce217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18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33"/>
    </style:style>
    <style:style style:name="ce219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20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ff"/>
    </style:style>
    <style:style style:name="ce22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22" style:family="table-cell" style:parent-style-name="Default">
      <style:table-cell-properties fo:wrap-option="wrap"/>
    </style:style>
    <style:style style:name="ce22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9900"/>
    </style:style>
    <style:style style:name="ce224" style:family="table-cell" style:parent-style-name="Default" style:data-style-name="N1"/>
    <style:style style:name="ce22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ffff99"/>
      <style:text-properties fo:color="#00cc00"/>
    </style:style>
    <style:style style:name="ce227" style:family="table-cell" style:parent-style-name="Default">
      <style:table-cell-properties fo:background-color="#ccffff"/>
      <style:text-properties fo:color="#00cc00"/>
    </style:style>
    <style:style style:name="ce22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29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330000"/>
    </style:style>
    <style:style style:name="ce230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330000"/>
    </style:style>
    <style:style style:name="ce231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ff"/>
    </style:style>
    <style:style style:name="ce232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00"/>
    </style:style>
    <style:style style:name="ce233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00"/>
    </style:style>
    <style:style style:name="ce234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ff"/>
    </style:style>
    <style:style style:name="ce23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color="#0000cc"/>
    </style:style>
    <style:style style:name="ce236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0000cc"/>
    </style:style>
    <style:style style:name="ce237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ff0000"/>
    </style:style>
    <style:style style:name="ce238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39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0000"/>
    </style:style>
    <style:style style:name="ce24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1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5" style:family="table-cell" style:parent-style-name="Default" style:data-style-name="N2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6" style:family="table-cell" style:parent-style-name="Default" style:data-style-name="N110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7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250" style:family="table-cell" style:parent-style-name="Default">
      <style:table-cell-properties fo:background-color="#adc5e7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 style:data-style-name="N110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2" style:family="table-cell" style:parent-style-name="Default" style:data-style-name="N2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>
      <style:table-cell-properties fo:background-color="#f58220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>
      <style:table-cell-properties fo:background-color="#fff68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110">
      <style:table-cell-properties fo:background-color="#fff685" style:text-align-source="fix" style:repeat-content="false" fo:border="0.06pt solid #000000"/>
      <style:paragraph-properties fo:text-align="center" fo:margin-left="0mm"/>
    </style:style>
    <style:style style:name="ce258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0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 style:data-style-name="N11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63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110">
      <style:table-cell-properties fo:background-color="#add58a" style:text-align-source="fix" style:repeat-content="false" fo:border="0.74pt solid #000000"/>
      <style:paragraph-properties fo:text-align="center" fo:margin-left="0mm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7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</style:style>
    <style:style style:name="ce122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 style:data-style-name="N109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6" style:family="table-cell" style:parent-style-name="Default">
      <style:table-cell-properties fo:background-color="#fde9a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"/>
    </style:style>
    <style:style style:name="ce129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53"/>
    </style:style>
    <style:style style:name="ce130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7"/>
    </style:style>
    <style:style style:name="ce131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41"/>
    </style:style>
    <style:style style:name="ce132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85"/>
    </style:style>
    <style:style style:name="ce133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29"/>
    </style:style>
    <style:style style:name="ce134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73"/>
    </style:style>
    <style:style style:name="ce135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317"/>
    </style:style>
    <style:style style:name="ce136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53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15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157" style:family="table-cell" style:parent-style-name="Default">
      <style:table-cell-properties fo:border="0.06pt solid #000000"/>
      <style:text-properties fo:color="#00cc00" fo:font-weight="bold" style:font-weight-asian="bold" style:font-weight-complex="bold"/>
    </style:style>
    <style:style style:name="ce158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110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 style:data-style-name="N1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4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612" style:apply-style-name="Untitled5" style:base-cell-address="injection.C33"/>
    </style:style>
    <style:style style:name="ce163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306" style:apply-style-name="Untitled5" style:base-cell-address="injection.C61"/>
    </style:style>
    <style:style style:name="ce176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612" style:apply-style-name="Untitled5" style:base-cell-address="injection.C102"/>
    </style:style>
    <style:style style:name="ce177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306" style:apply-style-name="Untitled5" style:base-cell-address="injection.C130"/>
    </style:style>
    <style:style style:name="ce178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612" style:apply-style-name="Untitled5" style:base-cell-address="injection.D33"/>
    </style:style>
    <style:style style:name="ce17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184" style:family="table-cell" style:parent-style-name="Default">
      <style:table-cell-properties fo:background-color="#fde9a9"/>
    </style:style>
    <style:style style:name="ce185" style:family="table-cell" style:parent-style-name="Default">
      <style:table-cell-properties fo:background-color="#fde9a9" fo:border="0.06pt solid #000000"/>
      <style:text-properties fo:color="#00cc00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style="normal" fo:font-weight="bold" style:font-style-asian="normal" style:font-weight-asian="bold" style:font-style-complex="normal" style:font-weight-complex="bold"/>
    </style:style>
    <style:style style:name="ce18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188" style:family="table-cell" style:parent-style-name="Default" style:data-style-name="N1">
      <style:table-cell-properties fo:background-color="#fde9a9" style:text-align-source="fix" style:repeat-content="false" fo:border="0.06pt solid #000000"/>
      <style:paragraph-properties fo:text-align="center" fo:margin-left="0mm"/>
      <style:text-properties fo:color="#0000cc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191" style:family="table-cell" style:parent-style-name="Default" style:data-style-name="N1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19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E13"/>
    </style:style>
    <style:style style:name="ce19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H13"/>
    </style:style>
    <style:style style:name="ce19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J13"/>
    </style:style>
    <style:style style:name="ce19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map style:condition="cell-content()&gt;[$tpic8101.$C$4]" style:apply-style-name="Untitled6" style:base-cell-address="tpic8101.K13"/>
    </style:style>
    <style:style style:name="ce27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7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82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color="#63bbee"/>
    </style:style>
    <style:style style:name="ce28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84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color="#18a303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1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color="#e9b913"/>
    </style:style>
    <style:style style:name="ce292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9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4" style:family="table-cell" style:parent-style-name="Default" style:data-style-name="N110">
      <style:table-cell-properties fo:background-color="#43c330" style:text-align-source="fix" style:repeat-content="false" fo:border="0.06pt solid #000000"/>
      <style:paragraph-properties fo:text-align="center" fo:margin-left="0mm"/>
      <style:text-properties fo:color="#000000"/>
    </style:style>
    <style:style style:name="ce285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88" style:family="table-cell" style:parent-style-name="Default">
      <style:text-properties fo:color="#18a303" fo:font-weight="bold" style:font-weight-asian="bold" style:font-weight-complex="bold"/>
    </style:style>
    <style:style style:name="ce297" style:family="table-cell" style:parent-style-name="Default">
      <style:text-properties fo:color="#e9b913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0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ce173"/>
        <table:table-column table:style-name="co3" table:number-columns-repeated="6" table:default-cell-style-name="ce17"/>
        <table:table-column table:style-name="co4" table:default-cell-style-name="ce17"/>
        <table:table-column table:style-name="co3" table:default-cell-style-name="ce21"/>
        <table:table-column table:style-name="co3" table:number-columns-repeated="5" table:default-cell-style-name="ce17"/>
        <table:table-column table:style-name="co5" table:default-cell-style-name="Default"/>
        <table:table-column table:style-name="co6" table:default-cell-style-name="ce27"/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13" table:number-rows-spanned="1">
            <text:p>segment duration as a function of rpm (in s!)</text:p>
          </table:table-cell>
          <table:covered-table-cell table:number-columns-repeated="12" table:style-name="ce172"/>
          <table:table-cell table:style-name="ce172" table:number-columns-repeated="2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table:style-name="ce173" office:value-type="string" calcext:value-type="string">
            <text:p>А</text:p>
          </table:table-cell>
          <table:table-cell table:style-name="ce173" office:value-type="string" calcext:value-type="string">
            <text:p>Б</text:p>
          </table:table-cell>
          <table:table-cell table:style-name="ce173" office:value-type="string" calcext:value-type="string">
            <text:p>В</text:p>
          </table:table-cell>
          <table:table-cell table:style-name="ce173" office:value-type="string" calcext:value-type="string">
            <text:p>Г</text:p>
          </table:table-cell>
          <table:table-cell table:style-name="ce173" office:value-type="string" calcext:value-type="string">
            <text:p>Д</text:p>
          </table:table-cell>
          <table:table-cell table:style-name="ce173" office:value-type="string" calcext:value-type="string">
            <text:p>Е</text:p>
          </table:table-cell>
          <table:table-cell table:style-name="ce173"/>
          <table:table-cell table:style-name="ce172" table:number-columns-repeated="7"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360" calcext:value-type="float">
            <text:p>360</text:p>
          </table:table-cell>
          <table:table-cell table:style-name="ce172" table:number-columns-repeated="2"/>
        </table:table-row>
        <table:table-row table:style-name="ro1">
          <table:table-cell/>
          <table:table-cell table:style-name="ce3"/>
          <table:table-cell table:style-name="ce8" table:number-columns-repeated="13"/>
          <table:table-cell table:style-name="ce172" table:number-columns-repeated="2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10" table:formula="of:=[.$C$4]/[.$Q6]" office:value-type="float" office:value="0.0666666666666667" calcext:value-type="float">
            <text:p>0,066667</text:p>
          </table:table-cell>
          <table:table-cell table:style-name="ce10" table:formula="of:=[.$D$4]/[.$Q6]" office:value-type="float" office:value="0.0833333333333333" calcext:value-type="float">
            <text:p>0,083333</text:p>
          </table:table-cell>
          <table:table-cell table:style-name="ce10" table:formula="of:=[.$E$4]/[.$Q6]" office:value-type="float" office:value="0.0166666666666667" calcext:value-type="float">
            <text:p>0,016667</text:p>
          </table:table-cell>
          <table:table-cell table:style-name="ce10" table:formula="of:=[.$F$4]/[.$Q6]" office:value-type="float" office:value="0.133333333333333" calcext:value-type="float">
            <text:p>0,133333</text:p>
          </table:table-cell>
          <table:table-cell table:style-name="ce10" table:formula="of:=[.$G$4]/[.$Q6]" office:value-type="float" office:value="0.00833333333333333" calcext:value-type="float">
            <text:p>0,008333</text:p>
          </table:table-cell>
          <table:table-cell table:style-name="ce10" table:formula="of:=[.$H$4]/[.$Q6]" office:value-type="float" office:value="0.141666666666667" calcext:value-type="float">
            <text:p>0,141667</text:p>
          </table:table-cell>
          <table:table-cell table:style-name="ce20"/>
          <table:table-cell table:formula="of:=[.J$4]/[.$Q6]" office:value-type="float" office:value="0.00166666666666667" calcext:value-type="float">
            <text:p>0,001667</text:p>
          </table:table-cell>
          <table:table-cell table:style-name="ce21" table:formula="of:=[.K$4]/[.$Q6]" office:value-type="float" office:value="0.075" calcext:value-type="float">
            <text:p>0,075000</text:p>
          </table:table-cell>
          <table:table-cell table:style-name="ce21" table:formula="of:=[.L$4]/[.$Q6]" office:value-type="float" office:value="0.15" calcext:value-type="float">
            <text:p>0,150000</text:p>
          </table:table-cell>
          <table:table-cell table:style-name="ce21" table:formula="of:=[.M$4]/[.$Q6]" office:value-type="float" office:value="0.3" calcext:value-type="float">
            <text:p>0,300000</text:p>
          </table:table-cell>
          <table:table-cell table:style-name="ce21" table:formula="of:=[.N$4]/[.$Q6]" office:value-type="float" office:value="0.45" calcext:value-type="float">
            <text:p>0,450000</text:p>
          </table:table-cell>
          <table:table-cell table:style-name="ce21" table:formula="of:=[.O$4]/[.$Q6]" office:value-type="float" office:value="0.6" calcext:value-type="float">
            <text:p>0,600000</text:p>
          </table:table-cell>
          <table:table-cell table:style-name="ce172"/>
          <table:table-cell table:formula="of:=6*[.B6]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" office:value-type="float" office:value="350" calcext:value-type="float">
            <text:p>350</text:p>
          </table:table-cell>
          <table:table-cell table:style-name="ce10" table:formula="of:=[.$C$4]/[.$Q7]" office:value-type="float" office:value="0.0190476190476191" calcext:value-type="float">
            <text:p>0,019048</text:p>
          </table:table-cell>
          <table:table-cell table:style-name="ce10" table:formula="of:=[.D$4]/[.$Q7]" office:value-type="float" office:value="0.0238095238095238" calcext:value-type="float">
            <text:p>0,023810</text:p>
          </table:table-cell>
          <table:table-cell table:style-name="ce10" table:formula="of:=[.E$4]/[.$Q7]" office:value-type="float" office:value="0.00476190476190476" calcext:value-type="float">
            <text:p>0,004762</text:p>
          </table:table-cell>
          <table:table-cell table:style-name="ce10" table:formula="of:=[.F$4]/[.$Q7]" office:value-type="float" office:value="0.0380952380952381" calcext:value-type="float">
            <text:p>0,038095</text:p>
          </table:table-cell>
          <table:table-cell table:style-name="ce10" table:formula="of:=[.G$4]/[.$Q7]" office:value-type="float" office:value="0.00238095238095238" calcext:value-type="float">
            <text:p>0,002381</text:p>
          </table:table-cell>
          <table:table-cell table:style-name="ce10" table:formula="of:=[.H$4]/[.$Q7]" office:value-type="float" office:value="0.0404761904761905" calcext:value-type="float">
            <text:p>0,040476</text:p>
          </table:table-cell>
          <table:table-cell table:style-name="ce21"/>
          <table:table-cell table:formula="of:=[.J$4]/[.$Q7]" office:value-type="float" office:value="0.000476190476190476" calcext:value-type="float">
            <text:p>0,000476</text:p>
          </table:table-cell>
          <table:table-cell table:style-name="ce21" table:formula="of:=[.K$4]/[.$Q7]" office:value-type="float" office:value="0.0214285714285714" calcext:value-type="float">
            <text:p>0,021429</text:p>
          </table:table-cell>
          <table:table-cell table:style-name="ce22" table:formula="of:=[.L$4]/[.$Q7]" office:value-type="float" office:value="0.0428571428571429" calcext:value-type="float">
            <text:p>0,042857</text:p>
          </table:table-cell>
          <table:table-cell table:style-name="ce21" table:formula="of:=[.M$4]/[.$Q7]" office:value-type="float" office:value="0.0857142857142857" calcext:value-type="float">
            <text:p>0,085714</text:p>
          </table:table-cell>
          <table:table-cell table:style-name="ce21" table:formula="of:=[.N$4]/[.$Q7]" office:value-type="float" office:value="0.128571428571429" calcext:value-type="float">
            <text:p>0,128571</text:p>
          </table:table-cell>
          <table:table-cell table:style-name="ce21" table:formula="of:=[.O$4]/[.$Q7]" office:value-type="float" office:value="0.171428571428571" calcext:value-type="float">
            <text:p>0,171429</text:p>
          </table:table-cell>
          <table:table-cell table:style-name="ce24"/>
          <table:table-cell table:formula="of:=6*[.B7]" office:value-type="float" office:value="2100" calcext:value-type="float">
            <text:p>2100</text:p>
          </table:table-cell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table:style-name="ce11" table:formula="of:=[.$C$4]/[.$Q8]" office:value-type="float" office:value="0.00952380952380952" calcext:value-type="float">
            <text:p>0,009524</text:p>
          </table:table-cell>
          <table:table-cell table:style-name="ce18" table:formula="of:=[.D$4]/[.$Q8]" office:value-type="float" office:value="0.0119047619047619" calcext:value-type="float">
            <text:p>0,011905</text:p>
          </table:table-cell>
          <table:table-cell table:style-name="ce11" table:formula="of:=[.E$4]/[.$Q8]" office:value-type="float" office:value="0.00238095238095238" calcext:value-type="float">
            <text:p>0,002381</text:p>
          </table:table-cell>
          <table:table-cell table:style-name="ce18" table:formula="of:=[.F$4]/[.$Q8]" office:value-type="float" office:value="0.0190476190476191" calcext:value-type="float">
            <text:p>0,019048</text:p>
          </table:table-cell>
          <table:table-cell table:style-name="ce11" table:formula="of:=[.G$4]/[.$Q8]" office:value-type="float" office:value="0.00119047619047619" calcext:value-type="float">
            <text:p>0,001190</text:p>
          </table:table-cell>
          <table:table-cell table:style-name="ce18" table:formula="of:=[.H$4]/[.$Q8]" office:value-type="float" office:value="0.0202380952380952" calcext:value-type="float">
            <text:p>0,020238</text:p>
          </table:table-cell>
          <table:table-cell table:style-name="ce18"/>
          <table:table-cell table:formula="of:=[.J$4]/[.$Q8]" office:value-type="float" office:value="0.000238095238095238" calcext:value-type="float">
            <text:p>0,000238</text:p>
          </table:table-cell>
          <table:table-cell table:style-name="ce18" table:formula="of:=[.K$4]/[.$Q8]" office:value-type="float" office:value="0.0107142857142857" calcext:value-type="float">
            <text:p>0,010714</text:p>
          </table:table-cell>
          <table:table-cell table:style-name="ce23" table:formula="of:=[.L$4]/[.$Q8]" office:value-type="float" office:value="0.0214285714285714" calcext:value-type="float">
            <text:p>0,021429</text:p>
          </table:table-cell>
          <table:table-cell table:style-name="ce18" table:formula="of:=[.M$4]/[.$Q8]" office:value-type="float" office:value="0.0428571428571429" calcext:value-type="float">
            <text:p>0,042857</text:p>
          </table:table-cell>
          <table:table-cell table:style-name="ce18" table:formula="of:=[.N$4]/[.$Q8]" office:value-type="float" office:value="0.0642857142857143" calcext:value-type="float">
            <text:p>0,064286</text:p>
          </table:table-cell>
          <table:table-cell table:style-name="ce18" table:formula="of:=[.O$4]/[.$Q8]" office:value-type="float" office:value="0.0857142857142857" calcext:value-type="float">
            <text:p>0,085714</text:p>
          </table:table-cell>
          <table:table-cell table:style-name="ce172"/>
          <table:table-cell table:formula="of:=6*[.B8]" office:value-type="float" office:value="4200" calcext:value-type="float">
            <text:p>4200</text:p>
          </table:table-cell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11" table:formula="of:=[.$C$4]/[.$Q9]" office:value-type="float" office:value="0.00666666666666667" calcext:value-type="float">
            <text:p>0,006667</text:p>
          </table:table-cell>
          <table:table-cell table:style-name="ce18" table:formula="of:=[.D$4]/[.$Q9]" office:value-type="float" office:value="0.00833333333333333" calcext:value-type="float">
            <text:p>0,008333</text:p>
          </table:table-cell>
          <table:table-cell table:style-name="ce11" table:formula="of:=[.E$4]/[.$Q9]" office:value-type="float" office:value="0.00166666666666667" calcext:value-type="float">
            <text:p>0,001667</text:p>
          </table:table-cell>
          <table:table-cell table:style-name="ce18" table:formula="of:=[.F$4]/[.$Q9]" office:value-type="float" office:value="0.0133333333333333" calcext:value-type="float">
            <text:p>0,013333</text:p>
          </table:table-cell>
          <table:table-cell table:style-name="ce11" table:formula="of:=[.G$4]/[.$Q9]" office:value-type="float" office:value="0.000833333333333333" calcext:value-type="float">
            <text:p>0,000833</text:p>
          </table:table-cell>
          <table:table-cell table:style-name="ce18" table:formula="of:=[.H$4]/[.$Q9]" office:value-type="float" office:value="0.0141666666666667" calcext:value-type="float">
            <text:p>0,014167</text:p>
          </table:table-cell>
          <table:table-cell table:style-name="ce18"/>
          <table:table-cell table:formula="of:=[.J$4]/[.$Q9]" office:value-type="float" office:value="0.000166666666666667" calcext:value-type="float">
            <text:p>0,000167</text:p>
          </table:table-cell>
          <table:table-cell table:style-name="ce18" table:formula="of:=[.K$4]/[.$Q9]" office:value-type="float" office:value="0.0075" calcext:value-type="float">
            <text:p>0,007500</text:p>
          </table:table-cell>
          <table:table-cell table:style-name="ce23" table:formula="of:=[.L$4]/[.$Q9]" office:value-type="float" office:value="0.015" calcext:value-type="float">
            <text:p>0,015000</text:p>
          </table:table-cell>
          <table:table-cell table:style-name="ce18" table:formula="of:=[.M$4]/[.$Q9]" office:value-type="float" office:value="0.03" calcext:value-type="float">
            <text:p>0,030000</text:p>
          </table:table-cell>
          <table:table-cell table:style-name="ce18" table:formula="of:=[.N$4]/[.$Q9]" office:value-type="float" office:value="0.045" calcext:value-type="float">
            <text:p>0,045000</text:p>
          </table:table-cell>
          <table:table-cell table:style-name="ce18" table:formula="of:=[.O$4]/[.$Q9]" office:value-type="float" office:value="0.06" calcext:value-type="float">
            <text:p>0,060000</text:p>
          </table:table-cell>
          <table:table-cell table:style-name="ce172"/>
          <table:table-cell table:formula="of:=6*[.B9]" office:value-type="float" office:value="6000" calcext:value-type="float">
            <text:p>6000</text:p>
          </table:table-cell>
        </table:table-row>
        <table:table-row table:style-name="ro1">
          <table:table-cell/>
          <table:table-cell table:style-name="ce4" office:value-type="float" office:value="1350" calcext:value-type="float">
            <text:p>1350</text:p>
          </table:table-cell>
          <table:table-cell table:style-name="ce11" table:formula="of:=[.$C$4]/[.$Q10]" office:value-type="float" office:value="0.00493827160493827" calcext:value-type="float">
            <text:p>0,004938</text:p>
          </table:table-cell>
          <table:table-cell table:style-name="ce18" table:formula="of:=[.D$4]/[.$Q10]" office:value-type="float" office:value="0.00617283950617284" calcext:value-type="float">
            <text:p>0,006173</text:p>
          </table:table-cell>
          <table:table-cell table:style-name="ce11" table:formula="of:=[.E$4]/[.$Q10]" office:value-type="float" office:value="0.00123456790123457" calcext:value-type="float">
            <text:p>0,001235</text:p>
          </table:table-cell>
          <table:table-cell table:style-name="ce18" table:formula="of:=[.F$4]/[.$Q10]" office:value-type="float" office:value="0.00987654320987654" calcext:value-type="float">
            <text:p>0,009877</text:p>
          </table:table-cell>
          <table:table-cell table:style-name="ce11" table:formula="of:=[.G$4]/[.$Q10]" office:value-type="float" office:value="0.000617283950617284" calcext:value-type="float">
            <text:p>0,000617</text:p>
          </table:table-cell>
          <table:table-cell table:style-name="ce18" table:formula="of:=[.H$4]/[.$Q10]" office:value-type="float" office:value="0.0104938271604938" calcext:value-type="float">
            <text:p>0,010494</text:p>
          </table:table-cell>
          <table:table-cell table:style-name="ce18"/>
          <table:table-cell table:formula="of:=[.J$4]/[.$Q10]" office:value-type="float" office:value="0.000123456790123457" calcext:value-type="float">
            <text:p>0,000123</text:p>
          </table:table-cell>
          <table:table-cell table:style-name="ce18" table:formula="of:=[.K$4]/[.$Q10]" office:value-type="float" office:value="0.00555555555555556" calcext:value-type="float">
            <text:p>0,005556</text:p>
          </table:table-cell>
          <table:table-cell table:style-name="ce23" table:formula="of:=[.L$4]/[.$Q10]" office:value-type="float" office:value="0.0111111111111111" calcext:value-type="float">
            <text:p>0,011111</text:p>
          </table:table-cell>
          <table:table-cell table:style-name="ce18" table:formula="of:=[.M$4]/[.$Q10]" office:value-type="float" office:value="0.0222222222222222" calcext:value-type="float">
            <text:p>0,022222</text:p>
          </table:table-cell>
          <table:table-cell table:style-name="ce18" table:formula="of:=[.N$4]/[.$Q10]" office:value-type="float" office:value="0.0333333333333333" calcext:value-type="float">
            <text:p>0,033333</text:p>
          </table:table-cell>
          <table:table-cell table:style-name="ce18" table:formula="of:=[.O$4]/[.$Q10]" office:value-type="float" office:value="0.0444444444444444" calcext:value-type="float">
            <text:p>0,044444</text:p>
          </table:table-cell>
          <table:table-cell table:style-name="ce172"/>
          <table:table-cell table:formula="of:=6*[.B10]" office:value-type="float" office:value="8100" calcext:value-type="float">
            <text:p>8100</text:p>
          </table:table-cell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11" table:formula="of:=[.$C$4]/[.$Q11]" office:value-type="float" office:value="0.00444444444444444" calcext:value-type="float">
            <text:p>0,004444</text:p>
          </table:table-cell>
          <table:table-cell table:style-name="ce18" table:formula="of:=[.D$4]/[.$Q11]" office:value-type="float" office:value="0.00555555555555556" calcext:value-type="float">
            <text:p>0,005556</text:p>
          </table:table-cell>
          <table:table-cell table:style-name="ce11" table:formula="of:=[.E$4]/[.$Q11]" office:value-type="float" office:value="0.00111111111111111" calcext:value-type="float">
            <text:p>0,001111</text:p>
          </table:table-cell>
          <table:table-cell table:style-name="ce18" table:formula="of:=[.F$4]/[.$Q11]" office:value-type="float" office:value="0.00888888888888889" calcext:value-type="float">
            <text:p>0,008889</text:p>
          </table:table-cell>
          <table:table-cell table:style-name="ce11" table:formula="of:=[.G$4]/[.$Q11]" office:value-type="float" office:value="0.000555555555555556" calcext:value-type="float">
            <text:p>0,000556</text:p>
          </table:table-cell>
          <table:table-cell table:style-name="ce18" table:formula="of:=[.H$4]/[.$Q11]" office:value-type="float" office:value="0.00944444444444444" calcext:value-type="float">
            <text:p>0,009444</text:p>
          </table:table-cell>
          <table:table-cell table:style-name="ce18"/>
          <table:table-cell table:formula="of:=[.J$4]/[.$Q11]" office:value-type="float" office:value="0.000111111111111111" calcext:value-type="float">
            <text:p>0,000111</text:p>
          </table:table-cell>
          <table:table-cell table:style-name="ce18" table:formula="of:=[.K$4]/[.$Q11]" office:value-type="float" office:value="0.005" calcext:value-type="float">
            <text:p>0,005000</text:p>
          </table:table-cell>
          <table:table-cell table:style-name="ce23" table:formula="of:=[.L$4]/[.$Q11]" office:value-type="float" office:value="0.01" calcext:value-type="float">
            <text:p>0,010000</text:p>
          </table:table-cell>
          <table:table-cell table:style-name="ce18" table:formula="of:=[.M$4]/[.$Q11]" office:value-type="float" office:value="0.02" calcext:value-type="float">
            <text:p>0,020000</text:p>
          </table:table-cell>
          <table:table-cell table:style-name="ce18" table:formula="of:=[.N$4]/[.$Q11]" office:value-type="float" office:value="0.03" calcext:value-type="float">
            <text:p>0,030000</text:p>
          </table:table-cell>
          <table:table-cell table:style-name="ce18" table:formula="of:=[.O$4]/[.$Q11]" office:value-type="float" office:value="0.04" calcext:value-type="float">
            <text:p>0,040000</text:p>
          </table:table-cell>
          <table:table-cell table:style-name="ce172"/>
          <table:table-cell table:formula="of:=6*[.B11]" office:value-type="float" office:value="9000" calcext:value-type="float">
            <text:p>900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11" table:formula="of:=[.$C$4]/[.$Q12]" office:value-type="float" office:value="0.00333333333333333" calcext:value-type="float">
            <text:p>0,003333</text:p>
          </table:table-cell>
          <table:table-cell table:style-name="ce18" table:formula="of:=[.D$4]/[.$Q12]" office:value-type="float" office:value="0.00416666666666667" calcext:value-type="float">
            <text:p>0,004167</text:p>
          </table:table-cell>
          <table:table-cell table:style-name="ce11" table:formula="of:=[.E$4]/[.$Q12]" office:value-type="float" office:value="0.000833333333333333" calcext:value-type="float">
            <text:p>0,000833</text:p>
          </table:table-cell>
          <table:table-cell table:style-name="ce18" table:formula="of:=[.F$4]/[.$Q12]" office:value-type="float" office:value="0.00666666666666667" calcext:value-type="float">
            <text:p>0,006667</text:p>
          </table:table-cell>
          <table:table-cell table:style-name="ce11" table:formula="of:=[.G$4]/[.$Q12]" office:value-type="float" office:value="0.000416666666666667" calcext:value-type="float">
            <text:p>0,000417</text:p>
          </table:table-cell>
          <table:table-cell table:style-name="ce18" table:formula="of:=[.H$4]/[.$Q12]" office:value-type="float" office:value="0.00708333333333333" calcext:value-type="float">
            <text:p>0,007083</text:p>
          </table:table-cell>
          <table:table-cell table:style-name="ce18"/>
          <table:table-cell table:formula="of:=[.J$4]/[.$Q12]" office:value-type="float" office:value="0.0000833333333333333" calcext:value-type="float">
            <text:p>0,000083</text:p>
          </table:table-cell>
          <table:table-cell table:style-name="ce18" table:formula="of:=[.K$4]/[.$Q12]" office:value-type="float" office:value="0.00375" calcext:value-type="float">
            <text:p>0,003750</text:p>
          </table:table-cell>
          <table:table-cell table:style-name="ce23" table:formula="of:=[.L$4]/[.$Q12]" office:value-type="float" office:value="0.0075" calcext:value-type="float">
            <text:p>0,007500</text:p>
          </table:table-cell>
          <table:table-cell table:style-name="ce18" table:formula="of:=[.M$4]/[.$Q12]" office:value-type="float" office:value="0.015" calcext:value-type="float">
            <text:p>0,015000</text:p>
          </table:table-cell>
          <table:table-cell table:style-name="ce18" table:formula="of:=[.N$4]/[.$Q12]" office:value-type="float" office:value="0.0225" calcext:value-type="float">
            <text:p>0,022500</text:p>
          </table:table-cell>
          <table:table-cell table:style-name="ce18" table:formula="of:=[.O$4]/[.$Q12]" office:value-type="float" office:value="0.03" calcext:value-type="float">
            <text:p>0,030000</text:p>
          </table:table-cell>
          <table:table-cell table:style-name="ce172"/>
          <table:table-cell table:formula="of:=6*[.B12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table:style-name="ce11" table:formula="of:=[.$C$4]/[.$Q13]" office:value-type="float" office:value="0.00266666666666667" calcext:value-type="float">
            <text:p>0,002667</text:p>
          </table:table-cell>
          <table:table-cell table:style-name="ce18" table:formula="of:=[.D$4]/[.$Q13]" office:value-type="float" office:value="0.00333333333333333" calcext:value-type="float">
            <text:p>0,003333</text:p>
          </table:table-cell>
          <table:table-cell table:style-name="ce11" table:formula="of:=[.E$4]/[.$Q13]" office:value-type="float" office:value="0.000666666666666667" calcext:value-type="float">
            <text:p>0,000667</text:p>
          </table:table-cell>
          <table:table-cell table:style-name="ce18" table:formula="of:=[.F$4]/[.$Q13]" office:value-type="float" office:value="0.00533333333333333" calcext:value-type="float">
            <text:p>0,005333</text:p>
          </table:table-cell>
          <table:table-cell table:style-name="ce11" table:formula="of:=[.G$4]/[.$Q13]" office:value-type="float" office:value="0.000333333333333333" calcext:value-type="float">
            <text:p>0,000333</text:p>
          </table:table-cell>
          <table:table-cell table:style-name="ce18" table:formula="of:=[.H$4]/[.$Q13]" office:value-type="float" office:value="0.00566666666666667" calcext:value-type="float">
            <text:p>0,005667</text:p>
          </table:table-cell>
          <table:table-cell table:style-name="ce18"/>
          <table:table-cell table:formula="of:=[.J$4]/[.$Q13]" office:value-type="float" office:value="0.0000666666666666667" calcext:value-type="float">
            <text:p>0,000067</text:p>
          </table:table-cell>
          <table:table-cell table:style-name="ce18" table:formula="of:=[.K$4]/[.$Q13]" office:value-type="float" office:value="0.003" calcext:value-type="float">
            <text:p>0,003000</text:p>
          </table:table-cell>
          <table:table-cell table:style-name="ce23" table:formula="of:=[.L$4]/[.$Q13]" office:value-type="float" office:value="0.006" calcext:value-type="float">
            <text:p>0,006000</text:p>
          </table:table-cell>
          <table:table-cell table:style-name="ce18" table:formula="of:=[.M$4]/[.$Q13]" office:value-type="float" office:value="0.012" calcext:value-type="float">
            <text:p>0,012000</text:p>
          </table:table-cell>
          <table:table-cell table:style-name="ce18" table:formula="of:=[.N$4]/[.$Q13]" office:value-type="float" office:value="0.018" calcext:value-type="float">
            <text:p>0,018000</text:p>
          </table:table-cell>
          <table:table-cell table:style-name="ce18" table:formula="of:=[.O$4]/[.$Q13]" office:value-type="float" office:value="0.024" calcext:value-type="float">
            <text:p>0,024000</text:p>
          </table:table-cell>
          <table:table-cell table:style-name="ce172"/>
          <table:table-cell table:formula="of:=6*[.B13]" office:value-type="float" office:value="15000" calcext:value-type="float">
            <text:p>15000</text:p>
          </table:table-cell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11" table:formula="of:=[.$C$4]/[.$Q14]" office:value-type="float" office:value="0.00222222222222222" calcext:value-type="float">
            <text:p>0,002222</text:p>
          </table:table-cell>
          <table:table-cell table:style-name="ce18" table:formula="of:=[.D$4]/[.$Q14]" office:value-type="float" office:value="0.00277777777777778" calcext:value-type="float">
            <text:p>0,002778</text:p>
          </table:table-cell>
          <table:table-cell table:style-name="ce11" table:formula="of:=[.E$4]/[.$Q14]" office:value-type="float" office:value="0.000555555555555556" calcext:value-type="float">
            <text:p>0,000556</text:p>
          </table:table-cell>
          <table:table-cell table:style-name="ce18" table:formula="of:=[.F$4]/[.$Q14]" office:value-type="float" office:value="0.00444444444444444" calcext:value-type="float">
            <text:p>0,004444</text:p>
          </table:table-cell>
          <table:table-cell table:style-name="ce11" table:formula="of:=[.G$4]/[.$Q14]" office:value-type="float" office:value="0.000277777777777778" calcext:value-type="float">
            <text:p>0,000278</text:p>
          </table:table-cell>
          <table:table-cell table:style-name="ce18" table:formula="of:=[.H$4]/[.$Q14]" office:value-type="float" office:value="0.00472222222222222" calcext:value-type="float">
            <text:p>0,004722</text:p>
          </table:table-cell>
          <table:table-cell table:style-name="ce18"/>
          <table:table-cell table:formula="of:=[.J$4]/[.$Q14]" office:value-type="float" office:value="0.0000555555555555556" calcext:value-type="float">
            <text:p>0,000056</text:p>
          </table:table-cell>
          <table:table-cell table:style-name="ce18" table:formula="of:=[.K$4]/[.$Q14]" office:value-type="float" office:value="0.0025" calcext:value-type="float">
            <text:p>0,002500</text:p>
          </table:table-cell>
          <table:table-cell table:style-name="ce23" table:formula="of:=[.L$4]/[.$Q14]" office:value-type="float" office:value="0.005" calcext:value-type="float">
            <text:p>0,005000</text:p>
          </table:table-cell>
          <table:table-cell table:style-name="ce18" table:formula="of:=[.M$4]/[.$Q14]" office:value-type="float" office:value="0.01" calcext:value-type="float">
            <text:p>0,010000</text:p>
          </table:table-cell>
          <table:table-cell table:style-name="ce18" table:formula="of:=[.N$4]/[.$Q14]" office:value-type="float" office:value="0.015" calcext:value-type="float">
            <text:p>0,015000</text:p>
          </table:table-cell>
          <table:table-cell table:style-name="ce18" table:formula="of:=[.O$4]/[.$Q14]" office:value-type="float" office:value="0.02" calcext:value-type="float">
            <text:p>0,020000</text:p>
          </table:table-cell>
          <table:table-cell table:style-name="ce172"/>
          <table:table-cell table:formula="of:=6*[.B14]" office:value-type="float" office:value="18000" calcext:value-type="float">
            <text:p>18000</text:p>
          </table:table-cell>
        </table:table-row>
        <table:table-row table:style-name="ro1">
          <table:table-cell/>
          <table:table-cell table:style-name="ce4" office:value-type="float" office:value="3500" calcext:value-type="float">
            <text:p>3500</text:p>
          </table:table-cell>
          <table:table-cell table:style-name="ce11" table:formula="of:=[.$C$4]/[.$Q15]" office:value-type="float" office:value="0.0019047619047619" calcext:value-type="float">
            <text:p>0,001905</text:p>
          </table:table-cell>
          <table:table-cell table:style-name="ce18" table:formula="of:=[.D$4]/[.$Q15]" office:value-type="float" office:value="0.00238095238095238" calcext:value-type="float">
            <text:p>0,002381</text:p>
          </table:table-cell>
          <table:table-cell table:style-name="ce11" table:formula="of:=[.E$4]/[.$Q15]" office:value-type="float" office:value="0.000476190476190476" calcext:value-type="float">
            <text:p>0,000476</text:p>
          </table:table-cell>
          <table:table-cell table:style-name="ce18" table:formula="of:=[.F$4]/[.$Q15]" office:value-type="float" office:value="0.00380952380952381" calcext:value-type="float">
            <text:p>0,003810</text:p>
          </table:table-cell>
          <table:table-cell table:style-name="ce11" table:formula="of:=[.G$4]/[.$Q15]" office:value-type="float" office:value="0.000238095238095238" calcext:value-type="float">
            <text:p>0,000238</text:p>
          </table:table-cell>
          <table:table-cell table:style-name="ce18" table:formula="of:=[.H$4]/[.$Q15]" office:value-type="float" office:value="0.00404761904761905" calcext:value-type="float">
            <text:p>0,004048</text:p>
          </table:table-cell>
          <table:table-cell table:style-name="ce18"/>
          <table:table-cell table:formula="of:=[.J$4]/[.$Q15]" office:value-type="float" office:value="0.0000476190476190476" calcext:value-type="float">
            <text:p>0,000048</text:p>
          </table:table-cell>
          <table:table-cell table:style-name="ce18" table:formula="of:=[.K$4]/[.$Q15]" office:value-type="float" office:value="0.00214285714285714" calcext:value-type="float">
            <text:p>0,002143</text:p>
          </table:table-cell>
          <table:table-cell table:style-name="ce23" table:formula="of:=[.L$4]/[.$Q15]" office:value-type="float" office:value="0.00428571428571429" calcext:value-type="float">
            <text:p>0,004286</text:p>
          </table:table-cell>
          <table:table-cell table:style-name="ce18" table:formula="of:=[.M$4]/[.$Q15]" office:value-type="float" office:value="0.00857142857142857" calcext:value-type="float">
            <text:p>0,008571</text:p>
          </table:table-cell>
          <table:table-cell table:style-name="ce18" table:formula="of:=[.N$4]/[.$Q15]" office:value-type="float" office:value="0.0128571428571429" calcext:value-type="float">
            <text:p>0,012857</text:p>
          </table:table-cell>
          <table:table-cell table:style-name="ce18" table:formula="of:=[.O$4]/[.$Q15]" office:value-type="float" office:value="0.0171428571428571" calcext:value-type="float">
            <text:p>0,017143</text:p>
          </table:table-cell>
          <table:table-cell table:style-name="ce172"/>
          <table:table-cell table:formula="of:=6*[.B15]" office:value-type="float" office:value="21000" calcext:value-type="float">
            <text:p>21000</text:p>
          </table:table-cell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11" table:formula="of:=[.$C$4]/[.$Q16]" office:value-type="float" office:value="0.00166666666666667" calcext:value-type="float">
            <text:p>0,001667</text:p>
          </table:table-cell>
          <table:table-cell table:style-name="ce18" table:formula="of:=[.D$4]/[.$Q16]" office:value-type="float" office:value="0.00208333333333333" calcext:value-type="float">
            <text:p>0,002083</text:p>
          </table:table-cell>
          <table:table-cell table:style-name="ce11" table:formula="of:=[.E$4]/[.$Q16]" office:value-type="float" office:value="0.000416666666666667" calcext:value-type="float">
            <text:p>0,000417</text:p>
          </table:table-cell>
          <table:table-cell table:style-name="ce18" table:formula="of:=[.F$4]/[.$Q16]" office:value-type="float" office:value="0.00333333333333333" calcext:value-type="float">
            <text:p>0,003333</text:p>
          </table:table-cell>
          <table:table-cell table:style-name="ce11" table:formula="of:=[.G$4]/[.$Q16]" office:value-type="float" office:value="0.000208333333333333" calcext:value-type="float">
            <text:p>0,000208</text:p>
          </table:table-cell>
          <table:table-cell table:style-name="ce18" table:formula="of:=[.H$4]/[.$Q16]" office:value-type="float" office:value="0.00354166666666667" calcext:value-type="float">
            <text:p>0,003542</text:p>
          </table:table-cell>
          <table:table-cell table:style-name="ce18"/>
          <table:table-cell table:formula="of:=[.J$4]/[.$Q16]" office:value-type="float" office:value="0.0000416666666666667" calcext:value-type="float">
            <text:p>0,000042</text:p>
          </table:table-cell>
          <table:table-cell table:style-name="ce18" table:formula="of:=[.K$4]/[.$Q16]" office:value-type="float" office:value="0.001875" calcext:value-type="float">
            <text:p>0,001875</text:p>
          </table:table-cell>
          <table:table-cell table:style-name="ce23" table:formula="of:=[.L$4]/[.$Q16]" office:value-type="float" office:value="0.00375" calcext:value-type="float">
            <text:p>0,003750</text:p>
          </table:table-cell>
          <table:table-cell table:style-name="ce18" table:formula="of:=[.M$4]/[.$Q16]" office:value-type="float" office:value="0.0075" calcext:value-type="float">
            <text:p>0,007500</text:p>
          </table:table-cell>
          <table:table-cell table:style-name="ce18" table:formula="of:=[.N$4]/[.$Q16]" office:value-type="float" office:value="0.01125" calcext:value-type="float">
            <text:p>0,011250</text:p>
          </table:table-cell>
          <table:table-cell table:style-name="ce18" table:formula="of:=[.O$4]/[.$Q16]" office:value-type="float" office:value="0.015" calcext:value-type="float">
            <text:p>0,015000</text:p>
          </table:table-cell>
          <table:table-cell table:style-name="ce172"/>
          <table:table-cell table:formula="of:=6*[.B16]" office:value-type="float" office:value="24000" calcext:value-type="float">
            <text:p>24000</text:p>
          </table:table-cell>
        </table:table-row>
        <table:table-row table:style-name="ro1">
          <table:table-cell/>
          <table:table-cell table:style-name="ce4" office:value-type="float" office:value="4500" calcext:value-type="float">
            <text:p>4500</text:p>
          </table:table-cell>
          <table:table-cell table:style-name="ce11" table:formula="of:=[.$C$4]/[.$Q17]" office:value-type="float" office:value="0.00148148148148148" calcext:value-type="float">
            <text:p>0,001481</text:p>
          </table:table-cell>
          <table:table-cell table:style-name="ce18" table:formula="of:=[.D$4]/[.$Q17]" office:value-type="float" office:value="0.00185185185185185" calcext:value-type="float">
            <text:p>0,001852</text:p>
          </table:table-cell>
          <table:table-cell table:style-name="ce11" table:formula="of:=[.E$4]/[.$Q17]" office:value-type="float" office:value="0.00037037037037037" calcext:value-type="float">
            <text:p>0,000370</text:p>
          </table:table-cell>
          <table:table-cell table:style-name="ce18" table:formula="of:=[.F$4]/[.$Q17]" office:value-type="float" office:value="0.00296296296296296" calcext:value-type="float">
            <text:p>0,002963</text:p>
          </table:table-cell>
          <table:table-cell table:style-name="ce11" table:formula="of:=[.G$4]/[.$Q17]" office:value-type="float" office:value="0.000185185185185185" calcext:value-type="float">
            <text:p>0,000185</text:p>
          </table:table-cell>
          <table:table-cell table:style-name="ce18" table:formula="of:=[.H$4]/[.$Q17]" office:value-type="float" office:value="0.00314814814814815" calcext:value-type="float">
            <text:p>0,003148</text:p>
          </table:table-cell>
          <table:table-cell table:style-name="ce18"/>
          <table:table-cell table:formula="of:=[.J$4]/[.$Q17]" office:value-type="float" office:value="0.000037037037037037" calcext:value-type="float">
            <text:p>0,000037</text:p>
          </table:table-cell>
          <table:table-cell table:style-name="ce18" table:formula="of:=[.K$4]/[.$Q17]" office:value-type="float" office:value="0.00166666666666667" calcext:value-type="float">
            <text:p>0,001667</text:p>
          </table:table-cell>
          <table:table-cell table:style-name="ce23" table:formula="of:=[.L$4]/[.$Q17]" office:value-type="float" office:value="0.00333333333333333" calcext:value-type="float">
            <text:p>0,003333</text:p>
          </table:table-cell>
          <table:table-cell table:style-name="ce18" table:formula="of:=[.M$4]/[.$Q17]" office:value-type="float" office:value="0.00666666666666667" calcext:value-type="float">
            <text:p>0,006667</text:p>
          </table:table-cell>
          <table:table-cell table:style-name="ce18" table:formula="of:=[.N$4]/[.$Q17]" office:value-type="float" office:value="0.01" calcext:value-type="float">
            <text:p>0,010000</text:p>
          </table:table-cell>
          <table:table-cell table:style-name="ce18" table:formula="of:=[.O$4]/[.$Q17]" office:value-type="float" office:value="0.0133333333333333" calcext:value-type="float">
            <text:p>0,013333</text:p>
          </table:table-cell>
          <table:table-cell table:style-name="ce172"/>
          <table:table-cell table:formula="of:=6*[.B17]" office:value-type="float" office:value="27000" calcext:value-type="float">
            <text:p>27000</text:p>
          </table:table-cell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11" table:formula="of:=[.$C$4]/[.$Q18]" office:value-type="float" office:value="0.00133333333333333" calcext:value-type="float">
            <text:p>0,001333</text:p>
          </table:table-cell>
          <table:table-cell table:style-name="ce18" table:formula="of:=[.D$4]/[.$Q18]" office:value-type="float" office:value="0.00166666666666667" calcext:value-type="float">
            <text:p>0,001667</text:p>
          </table:table-cell>
          <table:table-cell table:style-name="ce11" table:formula="of:=[.E$4]/[.$Q18]" office:value-type="float" office:value="0.000333333333333333" calcext:value-type="float">
            <text:p>0,000333</text:p>
          </table:table-cell>
          <table:table-cell table:style-name="ce18" table:formula="of:=[.F$4]/[.$Q18]" office:value-type="float" office:value="0.00266666666666667" calcext:value-type="float">
            <text:p>0,002667</text:p>
          </table:table-cell>
          <table:table-cell table:style-name="ce11" table:formula="of:=[.G$4]/[.$Q18]" office:value-type="float" office:value="0.000166666666666667" calcext:value-type="float">
            <text:p>0,000167</text:p>
          </table:table-cell>
          <table:table-cell table:style-name="ce18" table:formula="of:=[.H$4]/[.$Q18]" office:value-type="float" office:value="0.00283333333333333" calcext:value-type="float">
            <text:p>0,002833</text:p>
          </table:table-cell>
          <table:table-cell table:style-name="ce18"/>
          <table:table-cell table:formula="of:=[.J$4]/[.$Q18]" office:value-type="float" office:value="0.0000333333333333333" calcext:value-type="float">
            <text:p>0,000033</text:p>
          </table:table-cell>
          <table:table-cell table:style-name="ce18" table:formula="of:=[.K$4]/[.$Q18]" office:value-type="float" office:value="0.0015" calcext:value-type="float">
            <text:p>0,001500</text:p>
          </table:table-cell>
          <table:table-cell table:style-name="ce23" table:formula="of:=[.L$4]/[.$Q18]" office:value-type="float" office:value="0.003" calcext:value-type="float">
            <text:p>0,003000</text:p>
          </table:table-cell>
          <table:table-cell table:style-name="ce18" table:formula="of:=[.M$4]/[.$Q18]" office:value-type="float" office:value="0.006" calcext:value-type="float">
            <text:p>0,006000</text:p>
          </table:table-cell>
          <table:table-cell table:style-name="ce18" table:formula="of:=[.N$4]/[.$Q18]" office:value-type="float" office:value="0.009" calcext:value-type="float">
            <text:p>0,009000</text:p>
          </table:table-cell>
          <table:table-cell table:style-name="ce18" table:formula="of:=[.O$4]/[.$Q18]" office:value-type="float" office:value="0.012" calcext:value-type="float">
            <text:p>0,012000</text:p>
          </table:table-cell>
          <table:table-cell table:style-name="ce172"/>
          <table:table-cell table:formula="of:=6*[.B18]" office:value-type="float" office:value="30000" calcext:value-type="float">
            <text:p>30000</text:p>
          </table:table-cell>
        </table:table-row>
        <table:table-row table:style-name="ro1">
          <table:table-cell/>
          <table:table-cell table:style-name="ce4" office:value-type="float" office:value="5500" calcext:value-type="float">
            <text:p>5500</text:p>
          </table:table-cell>
          <table:table-cell table:style-name="ce11" table:formula="of:=[.$C$4]/[.$Q19]" office:value-type="float" office:value="0.00121212121212121" calcext:value-type="float">
            <text:p>0,001212</text:p>
          </table:table-cell>
          <table:table-cell table:style-name="ce18" table:formula="of:=[.D$4]/[.$Q19]" office:value-type="float" office:value="0.00151515151515152" calcext:value-type="float">
            <text:p>0,001515</text:p>
          </table:table-cell>
          <table:table-cell table:style-name="ce11" table:formula="of:=[.E$4]/[.$Q19]" office:value-type="float" office:value="0.000303030303030303" calcext:value-type="float">
            <text:p>0,000303</text:p>
          </table:table-cell>
          <table:table-cell table:style-name="ce18" table:formula="of:=[.F$4]/[.$Q19]" office:value-type="float" office:value="0.00242424242424242" calcext:value-type="float">
            <text:p>0,002424</text:p>
          </table:table-cell>
          <table:table-cell table:style-name="ce11" table:formula="of:=[.G$4]/[.$Q19]" office:value-type="float" office:value="0.000151515151515152" calcext:value-type="float">
            <text:p>0,000152</text:p>
          </table:table-cell>
          <table:table-cell table:style-name="ce18" table:formula="of:=[.H$4]/[.$Q19]" office:value-type="float" office:value="0.00257575757575758" calcext:value-type="float">
            <text:p>0,002576</text:p>
          </table:table-cell>
          <table:table-cell table:style-name="ce18"/>
          <table:table-cell table:formula="of:=[.J$4]/[.$Q19]" office:value-type="float" office:value="0.0000303030303030303" calcext:value-type="float">
            <text:p>0,000030</text:p>
          </table:table-cell>
          <table:table-cell table:style-name="ce18" table:formula="of:=[.K$4]/[.$Q19]" office:value-type="float" office:value="0.00136363636363636" calcext:value-type="float">
            <text:p>0,001364</text:p>
          </table:table-cell>
          <table:table-cell table:style-name="ce23" table:formula="of:=[.L$4]/[.$Q19]" office:value-type="float" office:value="0.00272727272727273" calcext:value-type="float">
            <text:p>0,002727</text:p>
          </table:table-cell>
          <table:table-cell table:style-name="ce18" table:formula="of:=[.M$4]/[.$Q19]" office:value-type="float" office:value="0.00545454545454546" calcext:value-type="float">
            <text:p>0,005455</text:p>
          </table:table-cell>
          <table:table-cell table:style-name="ce18" table:formula="of:=[.N$4]/[.$Q19]" office:value-type="float" office:value="0.00818181818181818" calcext:value-type="float">
            <text:p>0,008182</text:p>
          </table:table-cell>
          <table:table-cell table:style-name="ce18" table:formula="of:=[.O$4]/[.$Q19]" office:value-type="float" office:value="0.0109090909090909" calcext:value-type="float">
            <text:p>0,010909</text:p>
          </table:table-cell>
          <table:table-cell table:style-name="ce172"/>
          <table:table-cell table:formula="of:=6*[.B19]" office:value-type="float" office:value="33000" calcext:value-type="float">
            <text:p>33000</text:p>
          </table:table-cell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11" table:formula="of:=[.$C$4]/[.$Q20]" office:value-type="float" office:value="0.00111111111111111" calcext:value-type="float">
            <text:p>0,001111</text:p>
          </table:table-cell>
          <table:table-cell table:style-name="ce18" table:formula="of:=[.D$4]/[.$Q20]" office:value-type="float" office:value="0.00138888888888889" calcext:value-type="float">
            <text:p>0,001389</text:p>
          </table:table-cell>
          <table:table-cell table:style-name="ce11" table:formula="of:=[.E$4]/[.$Q20]" office:value-type="float" office:value="0.000277777777777778" calcext:value-type="float">
            <text:p>0,000278</text:p>
          </table:table-cell>
          <table:table-cell table:style-name="ce18" table:formula="of:=[.F$4]/[.$Q20]" office:value-type="float" office:value="0.00222222222222222" calcext:value-type="float">
            <text:p>0,002222</text:p>
          </table:table-cell>
          <table:table-cell table:style-name="ce11" table:formula="of:=[.G$4]/[.$Q20]" office:value-type="float" office:value="0.000138888888888889" calcext:value-type="float">
            <text:p>0,000139</text:p>
          </table:table-cell>
          <table:table-cell table:style-name="ce18" table:formula="of:=[.H$4]/[.$Q20]" office:value-type="float" office:value="0.00236111111111111" calcext:value-type="float">
            <text:p>0,002361</text:p>
          </table:table-cell>
          <table:table-cell table:style-name="ce18"/>
          <table:table-cell table:formula="of:=[.J$4]/[.$Q20]" office:value-type="float" office:value="0.0000277777777777778" calcext:value-type="float">
            <text:p>0,000028</text:p>
          </table:table-cell>
          <table:table-cell table:style-name="ce18" table:formula="of:=[.K$4]/[.$Q20]" office:value-type="float" office:value="0.00125" calcext:value-type="float">
            <text:p>0,001250</text:p>
          </table:table-cell>
          <table:table-cell table:style-name="ce23" table:formula="of:=[.L$4]/[.$Q20]" office:value-type="float" office:value="0.0025" calcext:value-type="float">
            <text:p>0,002500</text:p>
          </table:table-cell>
          <table:table-cell table:style-name="ce18" table:formula="of:=[.M$4]/[.$Q20]" office:value-type="float" office:value="0.005" calcext:value-type="float">
            <text:p>0,005000</text:p>
          </table:table-cell>
          <table:table-cell table:style-name="ce18" table:formula="of:=[.N$4]/[.$Q20]" office:value-type="float" office:value="0.0075" calcext:value-type="float">
            <text:p>0,007500</text:p>
          </table:table-cell>
          <table:table-cell table:style-name="ce18" table:formula="of:=[.O$4]/[.$Q20]" office:value-type="float" office:value="0.01" calcext:value-type="float">
            <text:p>0,010000</text:p>
          </table:table-cell>
          <table:table-cell table:style-name="ce172"/>
          <table:table-cell table:formula="of:=6*[.B20]" office:value-type="float" office:value="36000" calcext:value-type="float">
            <text:p>36000</text:p>
          </table:table-cell>
        </table:table-row>
        <table:table-row table:style-name="ro1">
          <table:table-cell/>
          <table:table-cell table:style-name="ce4" office:value-type="float" office:value="6500" calcext:value-type="float">
            <text:p>6500</text:p>
          </table:table-cell>
          <table:table-cell table:style-name="ce11" table:formula="of:=[.$C$4]/[.$Q21]" office:value-type="float" office:value="0.00102564102564103" calcext:value-type="float">
            <text:p>0,001026</text:p>
          </table:table-cell>
          <table:table-cell table:style-name="ce18" table:formula="of:=[.D$4]/[.$Q21]" office:value-type="float" office:value="0.00128205128205128" calcext:value-type="float">
            <text:p>0,001282</text:p>
          </table:table-cell>
          <table:table-cell table:style-name="ce11" table:formula="of:=[.E$4]/[.$Q21]" office:value-type="float" office:value="0.000256410256410256" calcext:value-type="float">
            <text:p>0,000256</text:p>
          </table:table-cell>
          <table:table-cell table:style-name="ce18" table:formula="of:=[.F$4]/[.$Q21]" office:value-type="float" office:value="0.00205128205128205" calcext:value-type="float">
            <text:p>0,002051</text:p>
          </table:table-cell>
          <table:table-cell table:style-name="ce11" table:formula="of:=[.G$4]/[.$Q21]" office:value-type="float" office:value="0.000128205128205128" calcext:value-type="float">
            <text:p>0,000128</text:p>
          </table:table-cell>
          <table:table-cell table:style-name="ce18" table:formula="of:=[.H$4]/[.$Q21]" office:value-type="float" office:value="0.00217948717948718" calcext:value-type="float">
            <text:p>0,002179</text:p>
          </table:table-cell>
          <table:table-cell table:style-name="ce18"/>
          <table:table-cell table:formula="of:=[.J$4]/[.$Q21]" office:value-type="float" office:value="0.0000256410256410256" calcext:value-type="float">
            <text:p>0,000026</text:p>
          </table:table-cell>
          <table:table-cell table:style-name="ce18" table:formula="of:=[.K$4]/[.$Q21]" office:value-type="float" office:value="0.00115384615384615" calcext:value-type="float">
            <text:p>0,001154</text:p>
          </table:table-cell>
          <table:table-cell table:style-name="ce23" table:formula="of:=[.L$4]/[.$Q21]" office:value-type="float" office:value="0.00230769230769231" calcext:value-type="float">
            <text:p>0,002308</text:p>
          </table:table-cell>
          <table:table-cell table:style-name="ce18" table:formula="of:=[.M$4]/[.$Q21]" office:value-type="float" office:value="0.00461538461538462" calcext:value-type="float">
            <text:p>0,004615</text:p>
          </table:table-cell>
          <table:table-cell table:style-name="ce18" table:formula="of:=[.N$4]/[.$Q21]" office:value-type="float" office:value="0.00692307692307692" calcext:value-type="float">
            <text:p>0,006923</text:p>
          </table:table-cell>
          <table:table-cell table:style-name="ce18" table:formula="of:=[.O$4]/[.$Q21]" office:value-type="float" office:value="0.00923076923076923" calcext:value-type="float">
            <text:p>0,009231</text:p>
          </table:table-cell>
          <table:table-cell table:style-name="ce172"/>
          <table:table-cell table:formula="of:=6*[.B21]" office:value-type="float" office:value="39000" calcext:value-type="float">
            <text:p>39000</text:p>
          </table:table-cell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11" table:formula="of:=[.$C$4]/[.$Q22]" office:value-type="float" office:value="0.000952380952380952" calcext:value-type="float">
            <text:p>0,000952</text:p>
          </table:table-cell>
          <table:table-cell table:style-name="ce18" table:formula="of:=[.D$4]/[.$Q22]" office:value-type="float" office:value="0.00119047619047619" calcext:value-type="float">
            <text:p>0,001190</text:p>
          </table:table-cell>
          <table:table-cell table:style-name="ce11" table:formula="of:=[.E$4]/[.$Q22]" office:value-type="float" office:value="0.000238095238095238" calcext:value-type="float">
            <text:p>0,000238</text:p>
          </table:table-cell>
          <table:table-cell table:style-name="ce18" table:formula="of:=[.F$4]/[.$Q22]" office:value-type="float" office:value="0.0019047619047619" calcext:value-type="float">
            <text:p>0,001905</text:p>
          </table:table-cell>
          <table:table-cell table:style-name="ce11" table:formula="of:=[.G$4]/[.$Q22]" office:value-type="float" office:value="0.000119047619047619" calcext:value-type="float">
            <text:p>0,000119</text:p>
          </table:table-cell>
          <table:table-cell table:style-name="ce18" table:formula="of:=[.H$4]/[.$Q22]" office:value-type="float" office:value="0.00202380952380952" calcext:value-type="float">
            <text:p>0,002024</text:p>
          </table:table-cell>
          <table:table-cell table:style-name="ce18"/>
          <table:table-cell table:formula="of:=[.J$4]/[.$Q22]" office:value-type="float" office:value="0.0000238095238095238" calcext:value-type="float">
            <text:p>0,000024</text:p>
          </table:table-cell>
          <table:table-cell table:style-name="ce18" table:formula="of:=[.K$4]/[.$Q22]" office:value-type="float" office:value="0.00107142857142857" calcext:value-type="float">
            <text:p>0,001071</text:p>
          </table:table-cell>
          <table:table-cell table:style-name="ce23" table:formula="of:=[.L$4]/[.$Q22]" office:value-type="float" office:value="0.00214285714285714" calcext:value-type="float">
            <text:p>0,002143</text:p>
          </table:table-cell>
          <table:table-cell table:style-name="ce18" table:formula="of:=[.M$4]/[.$Q22]" office:value-type="float" office:value="0.00428571428571429" calcext:value-type="float">
            <text:p>0,004286</text:p>
          </table:table-cell>
          <table:table-cell table:style-name="ce18" table:formula="of:=[.N$4]/[.$Q22]" office:value-type="float" office:value="0.00642857142857143" calcext:value-type="float">
            <text:p>0,006429</text:p>
          </table:table-cell>
          <table:table-cell table:style-name="ce18" table:formula="of:=[.O$4]/[.$Q22]" office:value-type="float" office:value="0.00857142857142857" calcext:value-type="float">
            <text:p>0,008571</text:p>
          </table:table-cell>
          <table:table-cell table:style-name="ce172"/>
          <table:table-cell table:formula="of:=6*[.B22]" office:value-type="float" office:value="42000" calcext:value-type="float">
            <text:p>42000</text:p>
          </table:table-cell>
        </table:table-row>
        <table:table-row table:style-name="ro1">
          <table:table-cell/>
          <table:table-cell table:style-name="ce4" office:value-type="float" office:value="7500" calcext:value-type="float">
            <text:p>7500</text:p>
          </table:table-cell>
          <table:table-cell table:style-name="ce11" table:formula="of:=[.$C$4]/[.$Q23]" office:value-type="float" office:value="0.000888888888888889" calcext:value-type="float">
            <text:p>0,000889</text:p>
          </table:table-cell>
          <table:table-cell table:style-name="ce18" table:formula="of:=[.D$4]/[.$Q23]" office:value-type="float" office:value="0.00111111111111111" calcext:value-type="float">
            <text:p>0,001111</text:p>
          </table:table-cell>
          <table:table-cell table:style-name="ce11" table:formula="of:=[.E$4]/[.$Q23]" office:value-type="float" office:value="0.000222222222222222" calcext:value-type="float">
            <text:p>0,000222</text:p>
          </table:table-cell>
          <table:table-cell table:style-name="ce18" table:formula="of:=[.F$4]/[.$Q23]" office:value-type="float" office:value="0.00177777777777778" calcext:value-type="float">
            <text:p>0,001778</text:p>
          </table:table-cell>
          <table:table-cell table:style-name="ce11" table:formula="of:=[.G$4]/[.$Q23]" office:value-type="float" office:value="0.000111111111111111" calcext:value-type="float">
            <text:p>0,000111</text:p>
          </table:table-cell>
          <table:table-cell table:style-name="ce18" table:formula="of:=[.H$4]/[.$Q23]" office:value-type="float" office:value="0.00188888888888889" calcext:value-type="float">
            <text:p>0,001889</text:p>
          </table:table-cell>
          <table:table-cell table:style-name="ce18"/>
          <table:table-cell table:formula="of:=[.J$4]/[.$Q23]" office:value-type="float" office:value="0.0000222222222222222" calcext:value-type="float">
            <text:p>0,000022</text:p>
          </table:table-cell>
          <table:table-cell table:style-name="ce18" table:formula="of:=[.K$4]/[.$Q23]" office:value-type="float" office:value="0.001" calcext:value-type="float">
            <text:p>0,001000</text:p>
          </table:table-cell>
          <table:table-cell table:style-name="ce23" table:formula="of:=[.L$4]/[.$Q23]" office:value-type="float" office:value="0.002" calcext:value-type="float">
            <text:p>0,002000</text:p>
          </table:table-cell>
          <table:table-cell table:style-name="ce18" table:formula="of:=[.M$4]/[.$Q23]" office:value-type="float" office:value="0.004" calcext:value-type="float">
            <text:p>0,004000</text:p>
          </table:table-cell>
          <table:table-cell table:style-name="ce18" table:formula="of:=[.N$4]/[.$Q23]" office:value-type="float" office:value="0.006" calcext:value-type="float">
            <text:p>0,006000</text:p>
          </table:table-cell>
          <table:table-cell table:style-name="ce18" table:formula="of:=[.O$4]/[.$Q23]" office:value-type="float" office:value="0.008" calcext:value-type="float">
            <text:p>0,008000</text:p>
          </table:table-cell>
          <table:table-cell table:style-name="ce172"/>
          <table:table-cell table:formula="of:=6*[.B23]" office:value-type="float" office:value="45000" calcext:value-type="float">
            <text:p>45000</text:p>
          </table:table-cell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11" table:formula="of:=[.$C$4]/[.$Q24]" office:value-type="float" office:value="0.000833333333333333" calcext:value-type="float">
            <text:p>0,000833</text:p>
          </table:table-cell>
          <table:table-cell table:style-name="ce18" table:formula="of:=[.D$4]/[.$Q24]" office:value-type="float" office:value="0.00104166666666667" calcext:value-type="float">
            <text:p>0,001042</text:p>
          </table:table-cell>
          <table:table-cell table:style-name="ce11" table:formula="of:=[.E$4]/[.$Q24]" office:value-type="float" office:value="0.000208333333333333" calcext:value-type="float">
            <text:p>0,000208</text:p>
          </table:table-cell>
          <table:table-cell table:style-name="ce18" table:formula="of:=[.F$4]/[.$Q24]" office:value-type="float" office:value="0.00166666666666667" calcext:value-type="float">
            <text:p>0,001667</text:p>
          </table:table-cell>
          <table:table-cell table:style-name="ce11" table:formula="of:=[.G$4]/[.$Q24]" office:value-type="float" office:value="0.000104166666666667" calcext:value-type="float">
            <text:p>0,000104</text:p>
          </table:table-cell>
          <table:table-cell table:style-name="ce18" table:formula="of:=[.H$4]/[.$Q24]" office:value-type="float" office:value="0.00177083333333333" calcext:value-type="float">
            <text:p>0,001771</text:p>
          </table:table-cell>
          <table:table-cell table:style-name="ce18"/>
          <table:table-cell table:formula="of:=[.J$4]/[.$Q24]" office:value-type="float" office:value="0.0000208333333333333" calcext:value-type="float">
            <text:p>0,000021</text:p>
          </table:table-cell>
          <table:table-cell table:style-name="ce18" table:formula="of:=[.K$4]/[.$Q24]" office:value-type="float" office:value="0.0009375" calcext:value-type="float">
            <text:p>0,000938</text:p>
          </table:table-cell>
          <table:table-cell table:style-name="ce23" table:formula="of:=[.L$4]/[.$Q24]" office:value-type="float" office:value="0.001875" calcext:value-type="float">
            <text:p>0,001875</text:p>
          </table:table-cell>
          <table:table-cell table:style-name="ce18" table:formula="of:=[.M$4]/[.$Q24]" office:value-type="float" office:value="0.00375" calcext:value-type="float">
            <text:p>0,003750</text:p>
          </table:table-cell>
          <table:table-cell table:style-name="ce18" table:formula="of:=[.N$4]/[.$Q24]" office:value-type="float" office:value="0.005625" calcext:value-type="float">
            <text:p>0,005625</text:p>
          </table:table-cell>
          <table:table-cell table:style-name="ce18" table:formula="of:=[.O$4]/[.$Q24]" office:value-type="float" office:value="0.0075" calcext:value-type="float">
            <text:p>0,007500</text:p>
          </table:table-cell>
          <table:table-cell table:style-name="ce172"/>
          <table:table-cell table:formula="of:=6*[.B24]" office:value-type="float" office:value="48000" calcext:value-type="float">
            <text:p>48000</text:p>
          </table:table-cell>
        </table:table-row>
        <table:table-row table:style-name="ro1">
          <table:table-cell/>
          <table:table-cell table:style-name="ce4" office:value-type="float" office:value="8500" calcext:value-type="float">
            <text:p>8500</text:p>
          </table:table-cell>
          <table:table-cell table:style-name="ce11" table:formula="of:=[.$C$4]/[.$Q25]" office:value-type="float" office:value="0.000784313725490196" calcext:value-type="float">
            <text:p>0,000784</text:p>
          </table:table-cell>
          <table:table-cell table:style-name="ce18" table:formula="of:=[.D$4]/[.$Q25]" office:value-type="float" office:value="0.000980392156862745" calcext:value-type="float">
            <text:p>0,000980</text:p>
          </table:table-cell>
          <table:table-cell table:style-name="ce11" table:formula="of:=[.E$4]/[.$Q25]" office:value-type="float" office:value="0.000196078431372549" calcext:value-type="float">
            <text:p>0,000196</text:p>
          </table:table-cell>
          <table:table-cell table:style-name="ce18" table:formula="of:=[.F$4]/[.$Q25]" office:value-type="float" office:value="0.00156862745098039" calcext:value-type="float">
            <text:p>0,001569</text:p>
          </table:table-cell>
          <table:table-cell table:style-name="ce19" table:formula="of:=[.G$4]/[.$Q25]" office:value-type="float" office:value="0.0000980392156862745" calcext:value-type="float">
            <text:p>0,000098</text:p>
          </table:table-cell>
          <table:table-cell table:style-name="ce18" table:formula="of:=[.H$4]/[.$Q25]" office:value-type="float" office:value="0.00166666666666667" calcext:value-type="float">
            <text:p>0,001667</text:p>
          </table:table-cell>
          <table:table-cell table:style-name="ce18"/>
          <table:table-cell table:formula="of:=[.J$4]/[.$Q25]" office:value-type="float" office:value="0.0000196078431372549" calcext:value-type="float">
            <text:p>0,000020</text:p>
          </table:table-cell>
          <table:table-cell table:style-name="ce18" table:formula="of:=[.K$4]/[.$Q25]" office:value-type="float" office:value="0.000882352941176471" calcext:value-type="float">
            <text:p>0,000882</text:p>
          </table:table-cell>
          <table:table-cell table:style-name="ce23" table:formula="of:=[.L$4]/[.$Q25]" office:value-type="float" office:value="0.00176470588235294" calcext:value-type="float">
            <text:p>0,001765</text:p>
          </table:table-cell>
          <table:table-cell table:style-name="ce18" table:formula="of:=[.M$4]/[.$Q25]" office:value-type="float" office:value="0.00352941176470588" calcext:value-type="float">
            <text:p>0,003529</text:p>
          </table:table-cell>
          <table:table-cell table:style-name="ce18" table:formula="of:=[.N$4]/[.$Q25]" office:value-type="float" office:value="0.00529411764705882" calcext:value-type="float">
            <text:p>0,005294</text:p>
          </table:table-cell>
          <table:table-cell table:style-name="ce18" table:formula="of:=[.O$4]/[.$Q25]" office:value-type="float" office:value="0.00705882352941176" calcext:value-type="float">
            <text:p>0,007059</text:p>
          </table:table-cell>
          <table:table-cell table:style-name="ce172"/>
          <table:table-cell table:formula="of:=6*[.B25]" office:value-type="float" office:value="51000" calcext:value-type="float">
            <text:p>51000</text:p>
          </table:table-cell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11" table:formula="of:=[.$C$4]/[.$Q26]" office:value-type="float" office:value="0.000740740740740741" calcext:value-type="float">
            <text:p>0,000741</text:p>
          </table:table-cell>
          <table:table-cell table:style-name="ce18" table:formula="of:=[.D$4]/[.$Q26]" office:value-type="float" office:value="0.000925925925925926" calcext:value-type="float">
            <text:p>0,000926</text:p>
          </table:table-cell>
          <table:table-cell table:style-name="ce11" table:formula="of:=[.E$4]/[.$Q26]" office:value-type="float" office:value="0.000185185185185185" calcext:value-type="float">
            <text:p>0,000185</text:p>
          </table:table-cell>
          <table:table-cell table:style-name="ce18" table:formula="of:=[.F$4]/[.$Q26]" office:value-type="float" office:value="0.00148148148148148" calcext:value-type="float">
            <text:p>0,001481</text:p>
          </table:table-cell>
          <table:table-cell table:style-name="ce19" table:formula="of:=[.G$4]/[.$Q26]" office:value-type="float" office:value="0.0000925925925925926" calcext:value-type="float">
            <text:p>0,000093</text:p>
          </table:table-cell>
          <table:table-cell table:style-name="ce18" table:formula="of:=[.H$4]/[.$Q26]" office:value-type="float" office:value="0.00157407407407407" calcext:value-type="float">
            <text:p>0,001574</text:p>
          </table:table-cell>
          <table:table-cell table:style-name="ce18"/>
          <table:table-cell table:formula="of:=[.J$4]/[.$Q26]" office:value-type="float" office:value="0.0000185185185185185" calcext:value-type="float">
            <text:p>0,000019</text:p>
          </table:table-cell>
          <table:table-cell table:style-name="ce18" table:formula="of:=[.K$4]/[.$Q26]" office:value-type="float" office:value="0.000833333333333333" calcext:value-type="float">
            <text:p>0,000833</text:p>
          </table:table-cell>
          <table:table-cell table:style-name="ce23" table:formula="of:=[.L$4]/[.$Q26]" office:value-type="float" office:value="0.00166666666666667" calcext:value-type="float">
            <text:p>0,001667</text:p>
          </table:table-cell>
          <table:table-cell table:style-name="ce18" table:formula="of:=[.M$4]/[.$Q26]" office:value-type="float" office:value="0.00333333333333333" calcext:value-type="float">
            <text:p>0,003333</text:p>
          </table:table-cell>
          <table:table-cell table:style-name="ce18" table:formula="of:=[.N$4]/[.$Q26]" office:value-type="float" office:value="0.005" calcext:value-type="float">
            <text:p>0,005000</text:p>
          </table:table-cell>
          <table:table-cell table:style-name="ce18" table:formula="of:=[.O$4]/[.$Q26]" office:value-type="float" office:value="0.00666666666666667" calcext:value-type="float">
            <text:p>0,006667</text:p>
          </table:table-cell>
          <table:table-cell table:style-name="ce172"/>
          <table:table-cell table:formula="of:=6*[.B26]" office:value-type="float" office:value="54000" calcext:value-type="float">
            <text:p>54000</text:p>
          </table:table-cell>
        </table:table-row>
        <table:table-row table:style-name="ro1">
          <table:table-cell/>
          <table:table-cell table:style-name="ce4" office:value-type="float" office:value="9500" calcext:value-type="float">
            <text:p>9500</text:p>
          </table:table-cell>
          <table:table-cell table:style-name="ce11" table:formula="of:=[.$C$4]/[.$Q27]" office:value-type="float" office:value="0.000701754385964912" calcext:value-type="float">
            <text:p>0,000702</text:p>
          </table:table-cell>
          <table:table-cell table:style-name="ce18" table:formula="of:=[.D$4]/[.$Q27]" office:value-type="float" office:value="0.00087719298245614" calcext:value-type="float">
            <text:p>0,000877</text:p>
          </table:table-cell>
          <table:table-cell table:style-name="ce11" table:formula="of:=[.E$4]/[.$Q27]" office:value-type="float" office:value="0.000175438596491228" calcext:value-type="float">
            <text:p>0,000175</text:p>
          </table:table-cell>
          <table:table-cell table:style-name="ce18" table:formula="of:=[.F$4]/[.$Q27]" office:value-type="float" office:value="0.00140350877192982" calcext:value-type="float">
            <text:p>0,001404</text:p>
          </table:table-cell>
          <table:table-cell table:style-name="ce19" table:formula="of:=[.G$4]/[.$Q27]" office:value-type="float" office:value="0.000087719298245614" calcext:value-type="float">
            <text:p>0,000088</text:p>
          </table:table-cell>
          <table:table-cell table:style-name="ce18" table:formula="of:=[.H$4]/[.$Q27]" office:value-type="float" office:value="0.00149122807017544" calcext:value-type="float">
            <text:p>0,001491</text:p>
          </table:table-cell>
          <table:table-cell table:style-name="ce18"/>
          <table:table-cell table:formula="of:=[.J$4]/[.$Q27]" office:value-type="float" office:value="0.0000175438596491228" calcext:value-type="float">
            <text:p>0,000018</text:p>
          </table:table-cell>
          <table:table-cell table:style-name="ce18" table:formula="of:=[.K$4]/[.$Q27]" office:value-type="float" office:value="0.000789473684210526" calcext:value-type="float">
            <text:p>0,000789</text:p>
          </table:table-cell>
          <table:table-cell table:style-name="ce23" table:formula="of:=[.L$4]/[.$Q27]" office:value-type="float" office:value="0.00157894736842105" calcext:value-type="float">
            <text:p>0,001579</text:p>
          </table:table-cell>
          <table:table-cell table:style-name="ce18" table:formula="of:=[.M$4]/[.$Q27]" office:value-type="float" office:value="0.00315789473684211" calcext:value-type="float">
            <text:p>0,003158</text:p>
          </table:table-cell>
          <table:table-cell table:style-name="ce18" table:formula="of:=[.N$4]/[.$Q27]" office:value-type="float" office:value="0.00473684210526316" calcext:value-type="float">
            <text:p>0,004737</text:p>
          </table:table-cell>
          <table:table-cell table:style-name="ce18" table:formula="of:=[.O$4]/[.$Q27]" office:value-type="float" office:value="0.00631578947368421" calcext:value-type="float">
            <text:p>0,006316</text:p>
          </table:table-cell>
          <table:table-cell table:style-name="ce172"/>
          <table:table-cell table:formula="of:=6*[.B27]" office:value-type="float" office:value="57000" calcext:value-type="float">
            <text:p>57000</text:p>
          </table:table-cell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11" table:formula="of:=[.$C$4]/[.$Q28]" office:value-type="float" office:value="0.000666666666666667" calcext:value-type="float">
            <text:p>0,000667</text:p>
          </table:table-cell>
          <table:table-cell table:style-name="ce18" table:formula="of:=[.D$4]/[.$Q28]" office:value-type="float" office:value="0.000833333333333333" calcext:value-type="float">
            <text:p>0,000833</text:p>
          </table:table-cell>
          <table:table-cell table:style-name="ce11" table:formula="of:=[.E$4]/[.$Q28]" office:value-type="float" office:value="0.000166666666666667" calcext:value-type="float">
            <text:p>0,000167</text:p>
          </table:table-cell>
          <table:table-cell table:style-name="ce18" table:formula="of:=[.F$4]/[.$Q28]" office:value-type="float" office:value="0.00133333333333333" calcext:value-type="float">
            <text:p>0,001333</text:p>
          </table:table-cell>
          <table:table-cell table:style-name="ce19" table:formula="of:=[.G$4]/[.$Q28]" office:value-type="float" office:value="0.0000833333333333333" calcext:value-type="float">
            <text:p>0,000083</text:p>
          </table:table-cell>
          <table:table-cell table:style-name="ce18" table:formula="of:=[.H$4]/[.$Q28]" office:value-type="float" office:value="0.00141666666666667" calcext:value-type="float">
            <text:p>0,001417</text:p>
          </table:table-cell>
          <table:table-cell table:style-name="ce18"/>
          <table:table-cell table:formula="of:=[.J$4]/[.$Q28]" office:value-type="float" office:value="0.0000166666666666667" calcext:value-type="float">
            <text:p>0,000017</text:p>
          </table:table-cell>
          <table:table-cell table:style-name="ce18" table:formula="of:=[.K$4]/[.$Q28]" office:value-type="float" office:value="0.00075" calcext:value-type="float">
            <text:p>0,000750</text:p>
          </table:table-cell>
          <table:table-cell table:style-name="ce23" table:formula="of:=[.L$4]/[.$Q28]" office:value-type="float" office:value="0.0015" calcext:value-type="float">
            <text:p>0,001500</text:p>
          </table:table-cell>
          <table:table-cell table:style-name="ce18" table:formula="of:=[.M$4]/[.$Q28]" office:value-type="float" office:value="0.003" calcext:value-type="float">
            <text:p>0,003000</text:p>
          </table:table-cell>
          <table:table-cell table:style-name="ce18" table:formula="of:=[.N$4]/[.$Q28]" office:value-type="float" office:value="0.0045" calcext:value-type="float">
            <text:p>0,004500</text:p>
          </table:table-cell>
          <table:table-cell table:style-name="ce18" table:formula="of:=[.O$4]/[.$Q28]" office:value-type="float" office:value="0.006" calcext:value-type="float">
            <text:p>0,006000</text:p>
          </table:table-cell>
          <table:table-cell table:style-name="ce172"/>
          <table:table-cell table:formula="of:=6*[.B28]" office:value-type="float" office:value="60000" calcext:value-type="float">
            <text:p>60000</text:p>
          </table:table-cell>
        </table:table-row>
        <table:table-row table:style-name="ro1" table:number-rows-repeated="5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7" office:value-type="string" calcext:value-type="string" table:number-columns-spanned="13" table:number-rows-spanned="1">
            <text:p>segment duration as a function of rpm (in timer ticks)</text:p>
          </table:table-cell>
          <table:covered-table-cell table:number-columns-repeated="12" table:style-name="Default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ps</text:p>
          </table:table-cell>
          <table:table-cell table:style-name="ce12" office:value-type="float" office:value="1000" calcext:value-type="float">
            <text:p>10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4">
          <table:table-cell/>
          <table:table-cell table:style-name="ce5" office:value-type="string" calcext:value-type="string">
            <text:p>Clock (Mhz)</text:p>
          </table:table-cell>
          <table:table-cell table:style-name="ce13" office:value-type="float" office:value="100" calcext:value-type="float">
            <text:p>1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t1</text:p>
          </table:table-cell>
          <table:table-cell table:style-name="ce14" table:formula="of:=[.C36]/([.C37]*1000000)" office:value-type="float" office:value="0.00001" calcext:value-type="float">
            <text:p>1,00E-0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#)</text:p>
          </table:table-cell>
          <table:table-cell table:style-name="ce15" table:formula="of:=2^16-1" office:value-type="float" office:value="65535" calcext:value-type="float">
            <text:p>6553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s)</text:p>
          </table:table-cell>
          <table:table-cell table:style-name="ce80" table:formula="of:=[.C39]*[.C38]" office:value-type="float" office:value="0.65535" calcext:value-type="float">
            <text:p>0,65535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formula="of:=[.B3]" office:value-type="string" office:string-value="rpm" calcext:value-type="string">
            <text:p>rpm</text:p>
          </table:table-cell>
          <table:table-cell table:style-name="ce173" table:formula="of:=[.C3]" office:value-type="string" office:string-value="А" calcext:value-type="string">
            <text:p>А</text:p>
          </table:table-cell>
          <table:table-cell table:style-name="ce173" table:formula="of:=[.D3]" office:value-type="string" office:string-value="Б" calcext:value-type="string">
            <text:p>Б</text:p>
          </table:table-cell>
          <table:table-cell table:style-name="ce173" table:formula="of:=[.E3]" office:value-type="string" office:string-value="В" calcext:value-type="string">
            <text:p>В</text:p>
          </table:table-cell>
          <table:table-cell table:style-name="ce173" table:formula="of:=[.F3]" office:value-type="string" office:string-value="Г" calcext:value-type="string">
            <text:p>Г</text:p>
          </table:table-cell>
          <table:table-cell table:style-name="ce173" table:formula="of:=[.G3]" office:value-type="string" office:string-value="Д" calcext:value-type="string">
            <text:p>Д</text:p>
          </table:table-cell>
          <table:table-cell table:style-name="ce173" table:formula="of:=[.H3]" office:value-type="string" office:string-value="Е" calcext:value-type="string">
            <text:p>Е</text:p>
          </table:table-cell>
          <table:table-cell table:style-name="ce173" table:number-columns-repeated="7"/>
          <table:table-cell/>
          <table:table-cell table:style-name="Default"/>
        </table:table-row>
        <table:table-row table:style-name="ro1">
          <table:table-cell/>
          <table:table-cell table:style-name="ce6" table:formula="of:=[.B4]" office:value-type="string" office:string-value="angle" calcext:value-type="string">
            <text:p>angle</text:p>
          </table:table-cell>
          <table:table-cell table:style-name="ce6" table:formula="of:=[.C4]" office:value-type="float" office:value="40" calcext:value-type="float">
            <text:p>40</text:p>
          </table:table-cell>
          <table:table-cell table:style-name="ce6" table:formula="of:=[.D4]" office:value-type="float" office:value="50" calcext:value-type="float">
            <text:p>50</text:p>
          </table:table-cell>
          <table:table-cell table:style-name="ce6" table:formula="of:=[.E4]" office:value-type="float" office:value="10" calcext:value-type="float">
            <text:p>10</text:p>
          </table:table-cell>
          <table:table-cell table:style-name="ce6" table:formula="of:=[.F4]" office:value-type="float" office:value="80" calcext:value-type="float">
            <text:p>80</text:p>
          </table:table-cell>
          <table:table-cell table:style-name="ce6" table:formula="of:=[.G4]" office:value-type="float" office:value="5" calcext:value-type="float">
            <text:p>5</text:p>
          </table:table-cell>
          <table:table-cell table:style-name="ce6" table:formula="of:=[.H4]" office:value-type="float" office:value="85" calcext:value-type="float">
            <text:p>85</text:p>
          </table:table-cell>
          <table:table-cell table:style-name="ce6"/>
          <table:table-cell table:style-name="ce6" table:formula="of:=[.J4]" office:value-type="float" office:value="1" calcext:value-type="float">
            <text:p>1</text:p>
          </table:table-cell>
          <table:table-cell table:style-name="ce6" table:formula="of:=[.K4]" office:value-type="float" office:value="45" calcext:value-type="float">
            <text:p>45</text:p>
          </table:table-cell>
          <table:table-cell table:style-name="ce6" table:formula="of:=[.L4]" office:value-type="float" office:value="90" calcext:value-type="float">
            <text:p>90</text:p>
          </table:table-cell>
          <table:table-cell table:style-name="ce6" table:formula="of:=[.M4]" office:value-type="float" office:value="180" calcext:value-type="float">
            <text:p>180</text:p>
          </table:table-cell>
          <table:table-cell table:style-name="ce6" table:formula="of:=[.N4]" office:value-type="float" office:value="270" calcext:value-type="float">
            <text:p>270</text:p>
          </table:table-cell>
          <table:table-cell table:style-name="ce6" table:formula="of:=[.O4]" office:value-type="float" office:value="360" calcext:value-type="float">
            <text:p>360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6" table:number-columns-repeated="13"/>
          <table:table-cell/>
          <table:table-cell table:style-name="Default"/>
        </table:table-row>
        <table:table-row table:style-name="ro1">
          <table:table-cell/>
          <table:table-cell table:formula="of:=[.B6]" office:value-type="float" office:value="100" calcext:value-type="float">
            <text:p>100</text:p>
          </table:table-cell>
          <table:table-cell table:formula="of:=[.C6]/[.$C$38]" office:value-type="float" office:value="6666.66666666667" calcext:value-type="float">
            <text:p>6667</text:p>
          </table:table-cell>
          <table:table-cell table:formula="of:=[.D6]/[.$C$38]" office:value-type="float" office:value="8333.33333333333" calcext:value-type="float">
            <text:p>8333</text:p>
          </table:table-cell>
          <table:table-cell table:formula="of:=[.E6]/[.$C$38]" office:value-type="float" office:value="1666.66666666667" calcext:value-type="float">
            <text:p>1667</text:p>
          </table:table-cell>
          <table:table-cell table:formula="of:=[.F6]/[.$C$38]" office:value-type="float" office:value="13333.3333333333" calcext:value-type="float">
            <text:p>13333</text:p>
          </table:table-cell>
          <table:table-cell table:formula="of:=[.G6]/[.$C$38]" office:value-type="float" office:value="833.333333333333" calcext:value-type="float">
            <text:p>833</text:p>
          </table:table-cell>
          <table:table-cell table:formula="of:=[.H6]/[.$C$38]" office:value-type="float" office:value="14166.6666666667" calcext:value-type="float">
            <text:p>14167</text:p>
          </table:table-cell>
          <table:table-cell/>
          <table:table-cell table:style-name="ce17" table:formula="of:=[.J6]/[.$C$38]" office:value-type="float" office:value="166.666666666667" calcext:value-type="float">
            <text:p>167</text:p>
          </table:table-cell>
          <table:table-cell table:formula="of:=[.K6]/[.$C$38]" office:value-type="float" office:value="7500" calcext:value-type="float">
            <text:p>7500</text:p>
          </table:table-cell>
          <table:table-cell table:formula="of:=[.L6]/[.$C$38]" office:value-type="float" office:value="15000" calcext:value-type="float">
            <text:p>15000</text:p>
          </table:table-cell>
          <table:table-cell table:formula="of:=[.M6]/[.$C$38]" office:value-type="float" office:value="30000" calcext:value-type="float">
            <text:p>30000</text:p>
          </table:table-cell>
          <table:table-cell table:formula="of:=[.N6]/[.$C$38]" office:value-type="float" office:value="45000" calcext:value-type="float">
            <text:p>45000</text:p>
          </table:table-cell>
          <table:table-cell table:formula="of:=[.O6]/[.$C$38]" office:value-type="float" office:value="60000" calcext:value-type="float">
            <text:p>60000</text:p>
          </table:table-cell>
          <table:table-cell table:style-name="ce196" table:number-columns-repeated="2"/>
        </table:table-row>
        <table:table-row table:style-name="ro1">
          <table:table-cell/>
          <table:table-cell table:formula="of:=[.B7]" office:value-type="float" office:value="350" calcext:value-type="float">
            <text:p>350</text:p>
          </table:table-cell>
          <table:table-cell table:formula="of:=[.C7]/[.$C$38]" office:value-type="float" office:value="1904.76190476191" calcext:value-type="float">
            <text:p>1905</text:p>
          </table:table-cell>
          <table:table-cell table:formula="of:=[.D7]/[.$C$38]" office:value-type="float" office:value="2380.95238095238" calcext:value-type="float">
            <text:p>2381</text:p>
          </table:table-cell>
          <table:table-cell table:formula="of:=[.E7]/[.$C$38]" office:value-type="float" office:value="476.190476190476" calcext:value-type="float">
            <text:p>476</text:p>
          </table:table-cell>
          <table:table-cell table:formula="of:=[.F7]/[.$C$38]" office:value-type="float" office:value="3809.52380952381" calcext:value-type="float">
            <text:p>3810</text:p>
          </table:table-cell>
          <table:table-cell table:formula="of:=[.G7]/[.$C$38]" office:value-type="float" office:value="238.095238095238" calcext:value-type="float">
            <text:p>238</text:p>
          </table:table-cell>
          <table:table-cell table:formula="of:=[.H7]/[.$C$38]" office:value-type="float" office:value="4047.61904761905" calcext:value-type="float">
            <text:p>4048</text:p>
          </table:table-cell>
          <table:table-cell/>
          <table:table-cell table:style-name="ce17" table:formula="of:=[.J7]/[.$C$38]" office:value-type="float" office:value="47.6190476190476" calcext:value-type="float">
            <text:p>48</text:p>
          </table:table-cell>
          <table:table-cell table:formula="of:=[.K7]/[.$C$38]" office:value-type="float" office:value="2142.85714285714" calcext:value-type="float">
            <text:p>2143</text:p>
          </table:table-cell>
          <table:table-cell table:formula="of:=[.L7]/[.$C$38]" office:value-type="float" office:value="4285.71428571429" calcext:value-type="float">
            <text:p>4286</text:p>
          </table:table-cell>
          <table:table-cell table:formula="of:=[.M7]/[.$C$38]" office:value-type="float" office:value="8571.42857142857" calcext:value-type="float">
            <text:p>8571</text:p>
          </table:table-cell>
          <table:table-cell table:formula="of:=[.N7]/[.$C$38]" office:value-type="float" office:value="12857.1428571429" calcext:value-type="float">
            <text:p>12857</text:p>
          </table:table-cell>
          <table:table-cell table:formula="of:=[.O7]/[.$C$38]" office:value-type="float" office:value="17142.8571428571" calcext:value-type="float">
            <text:p>1714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8]" office:value-type="float" office:value="700" calcext:value-type="float">
            <text:p>700</text:p>
          </table:table-cell>
          <table:table-cell table:formula="of:=[.C8]/[.$C$38]" office:value-type="float" office:value="952.380952380952" calcext:value-type="float">
            <text:p>952</text:p>
          </table:table-cell>
          <table:table-cell table:formula="of:=[.D8]/[.$C$38]" office:value-type="float" office:value="1190.47619047619" calcext:value-type="float">
            <text:p>1190</text:p>
          </table:table-cell>
          <table:table-cell table:formula="of:=[.E8]/[.$C$38]" office:value-type="float" office:value="238.095238095238" calcext:value-type="float">
            <text:p>238</text:p>
          </table:table-cell>
          <table:table-cell table:formula="of:=[.F8]/[.$C$38]" office:value-type="float" office:value="1904.76190476191" calcext:value-type="float">
            <text:p>1905</text:p>
          </table:table-cell>
          <table:table-cell table:formula="of:=[.G8]/[.$C$38]" office:value-type="float" office:value="119.047619047619" calcext:value-type="float">
            <text:p>119</text:p>
          </table:table-cell>
          <table:table-cell table:formula="of:=[.H8]/[.$C$38]" office:value-type="float" office:value="2023.80952380952" calcext:value-type="float">
            <text:p>2024</text:p>
          </table:table-cell>
          <table:table-cell/>
          <table:table-cell table:style-name="ce17" table:formula="of:=[.J8]/[.$C$38]" office:value-type="float" office:value="23.8095238095238" calcext:value-type="float">
            <text:p>24</text:p>
          </table:table-cell>
          <table:table-cell table:formula="of:=[.K8]/[.$C$38]" office:value-type="float" office:value="1071.42857142857" calcext:value-type="float">
            <text:p>1071</text:p>
          </table:table-cell>
          <table:table-cell table:formula="of:=[.L8]/[.$C$38]" office:value-type="float" office:value="2142.85714285714" calcext:value-type="float">
            <text:p>2143</text:p>
          </table:table-cell>
          <table:table-cell table:formula="of:=[.M8]/[.$C$38]" office:value-type="float" office:value="4285.71428571429" calcext:value-type="float">
            <text:p>4286</text:p>
          </table:table-cell>
          <table:table-cell table:formula="of:=[.N8]/[.$C$38]" office:value-type="float" office:value="6428.57142857143" calcext:value-type="float">
            <text:p>6429</text:p>
          </table:table-cell>
          <table:table-cell table:formula="of:=[.O8]/[.$C$38]" office:value-type="float" office:value="8571.42857142857" calcext:value-type="float">
            <text:p>857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9]" office:value-type="float" office:value="1000" calcext:value-type="float">
            <text:p>1000</text:p>
          </table:table-cell>
          <table:table-cell table:formula="of:=[.C9]/[.$C$38]" office:value-type="float" office:value="666.666666666667" calcext:value-type="float">
            <text:p>667</text:p>
          </table:table-cell>
          <table:table-cell table:formula="of:=[.D9]/[.$C$38]" office:value-type="float" office:value="833.333333333333" calcext:value-type="float">
            <text:p>833</text:p>
          </table:table-cell>
          <table:table-cell table:formula="of:=[.E9]/[.$C$38]" office:value-type="float" office:value="166.666666666667" calcext:value-type="float">
            <text:p>167</text:p>
          </table:table-cell>
          <table:table-cell table:formula="of:=[.F9]/[.$C$38]" office:value-type="float" office:value="1333.33333333333" calcext:value-type="float">
            <text:p>1333</text:p>
          </table:table-cell>
          <table:table-cell table:formula="of:=[.G9]/[.$C$38]" office:value-type="float" office:value="83.3333333333333" calcext:value-type="float">
            <text:p>83</text:p>
          </table:table-cell>
          <table:table-cell table:formula="of:=[.H9]/[.$C$38]" office:value-type="float" office:value="1416.66666666667" calcext:value-type="float">
            <text:p>1417</text:p>
          </table:table-cell>
          <table:table-cell/>
          <table:table-cell table:style-name="ce17" table:formula="of:=[.J9]/[.$C$38]" office:value-type="float" office:value="16.6666666666667" calcext:value-type="float">
            <text:p>17</text:p>
          </table:table-cell>
          <table:table-cell table:formula="of:=[.K9]/[.$C$38]" office:value-type="float" office:value="750" calcext:value-type="float">
            <text:p>750</text:p>
          </table:table-cell>
          <table:table-cell table:formula="of:=[.L9]/[.$C$38]" office:value-type="float" office:value="1500" calcext:value-type="float">
            <text:p>1500</text:p>
          </table:table-cell>
          <table:table-cell table:formula="of:=[.M9]/[.$C$38]" office:value-type="float" office:value="3000" calcext:value-type="float">
            <text:p>3000</text:p>
          </table:table-cell>
          <table:table-cell table:formula="of:=[.N9]/[.$C$38]" office:value-type="float" office:value="4500" calcext:value-type="float">
            <text:p>4500</text:p>
          </table:table-cell>
          <table:table-cell table:formula="of:=[.O9]/[.$C$38]" office:value-type="float" office:value="6000" calcext:value-type="float">
            <text:p>6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0]" office:value-type="float" office:value="1350" calcext:value-type="float">
            <text:p>1350</text:p>
          </table:table-cell>
          <table:table-cell table:formula="of:=[.C10]/[.$C$38]" office:value-type="float" office:value="493.827160493827" calcext:value-type="float">
            <text:p>494</text:p>
          </table:table-cell>
          <table:table-cell table:formula="of:=[.D10]/[.$C$38]" office:value-type="float" office:value="617.283950617284" calcext:value-type="float">
            <text:p>617</text:p>
          </table:table-cell>
          <table:table-cell table:formula="of:=[.E10]/[.$C$38]" office:value-type="float" office:value="123.456790123457" calcext:value-type="float">
            <text:p>123</text:p>
          </table:table-cell>
          <table:table-cell table:formula="of:=[.F10]/[.$C$38]" office:value-type="float" office:value="987.654320987654" calcext:value-type="float">
            <text:p>988</text:p>
          </table:table-cell>
          <table:table-cell table:formula="of:=[.G10]/[.$C$38]" office:value-type="float" office:value="61.7283950617284" calcext:value-type="float">
            <text:p>62</text:p>
          </table:table-cell>
          <table:table-cell table:formula="of:=[.H10]/[.$C$38]" office:value-type="float" office:value="1049.38271604938" calcext:value-type="float">
            <text:p>1049</text:p>
          </table:table-cell>
          <table:table-cell/>
          <table:table-cell table:style-name="ce17" table:formula="of:=[.J10]/[.$C$38]" office:value-type="float" office:value="12.3456790123457" calcext:value-type="float">
            <text:p>12</text:p>
          </table:table-cell>
          <table:table-cell table:formula="of:=[.K10]/[.$C$38]" office:value-type="float" office:value="555.555555555556" calcext:value-type="float">
            <text:p>556</text:p>
          </table:table-cell>
          <table:table-cell table:formula="of:=[.L10]/[.$C$38]" office:value-type="float" office:value="1111.11111111111" calcext:value-type="float">
            <text:p>1111</text:p>
          </table:table-cell>
          <table:table-cell table:formula="of:=[.M10]/[.$C$38]" office:value-type="float" office:value="2222.22222222222" calcext:value-type="float">
            <text:p>2222</text:p>
          </table:table-cell>
          <table:table-cell table:formula="of:=[.N10]/[.$C$38]" office:value-type="float" office:value="3333.33333333333" calcext:value-type="float">
            <text:p>3333</text:p>
          </table:table-cell>
          <table:table-cell table:formula="of:=[.O10]/[.$C$38]" office:value-type="float" office:value="4444.44444444444" calcext:value-type="float">
            <text:p>4444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1]" office:value-type="float" office:value="1500" calcext:value-type="float">
            <text:p>1500</text:p>
          </table:table-cell>
          <table:table-cell table:formula="of:=[.C11]/[.$C$38]" office:value-type="float" office:value="444.444444444444" calcext:value-type="float">
            <text:p>444</text:p>
          </table:table-cell>
          <table:table-cell table:formula="of:=[.D11]/[.$C$38]" office:value-type="float" office:value="555.555555555556" calcext:value-type="float">
            <text:p>556</text:p>
          </table:table-cell>
          <table:table-cell table:formula="of:=[.E11]/[.$C$38]" office:value-type="float" office:value="111.111111111111" calcext:value-type="float">
            <text:p>111</text:p>
          </table:table-cell>
          <table:table-cell table:formula="of:=[.F11]/[.$C$38]" office:value-type="float" office:value="888.888888888889" calcext:value-type="float">
            <text:p>889</text:p>
          </table:table-cell>
          <table:table-cell table:formula="of:=[.G11]/[.$C$38]" office:value-type="float" office:value="55.5555555555556" calcext:value-type="float">
            <text:p>56</text:p>
          </table:table-cell>
          <table:table-cell table:formula="of:=[.H11]/[.$C$38]" office:value-type="float" office:value="944.444444444444" calcext:value-type="float">
            <text:p>944</text:p>
          </table:table-cell>
          <table:table-cell/>
          <table:table-cell table:style-name="ce17" table:formula="of:=[.J11]/[.$C$38]" office:value-type="float" office:value="11.1111111111111" calcext:value-type="float">
            <text:p>11</text:p>
          </table:table-cell>
          <table:table-cell table:formula="of:=[.K11]/[.$C$38]" office:value-type="float" office:value="500" calcext:value-type="float">
            <text:p>500</text:p>
          </table:table-cell>
          <table:table-cell table:formula="of:=[.L11]/[.$C$38]" office:value-type="float" office:value="1000" calcext:value-type="float">
            <text:p>1000</text:p>
          </table:table-cell>
          <table:table-cell table:formula="of:=[.M11]/[.$C$38]" office:value-type="float" office:value="2000" calcext:value-type="float">
            <text:p>2000</text:p>
          </table:table-cell>
          <table:table-cell table:formula="of:=[.N11]/[.$C$38]" office:value-type="float" office:value="3000" calcext:value-type="float">
            <text:p>3000</text:p>
          </table:table-cell>
          <table:table-cell table:formula="of:=[.O11]/[.$C$38]" office:value-type="float" office:value="4000" calcext:value-type="float">
            <text:p>4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2]" office:value-type="float" office:value="2000" calcext:value-type="float">
            <text:p>2000</text:p>
          </table:table-cell>
          <table:table-cell table:formula="of:=[.C12]/[.$C$38]" office:value-type="float" office:value="333.333333333333" calcext:value-type="float">
            <text:p>333</text:p>
          </table:table-cell>
          <table:table-cell table:formula="of:=[.D12]/[.$C$38]" office:value-type="float" office:value="416.666666666667" calcext:value-type="float">
            <text:p>417</text:p>
          </table:table-cell>
          <table:table-cell table:formula="of:=[.E12]/[.$C$38]" office:value-type="float" office:value="83.3333333333333" calcext:value-type="float">
            <text:p>83</text:p>
          </table:table-cell>
          <table:table-cell table:formula="of:=[.F12]/[.$C$38]" office:value-type="float" office:value="666.666666666667" calcext:value-type="float">
            <text:p>667</text:p>
          </table:table-cell>
          <table:table-cell table:formula="of:=[.G12]/[.$C$38]" office:value-type="float" office:value="41.6666666666667" calcext:value-type="float">
            <text:p>42</text:p>
          </table:table-cell>
          <table:table-cell table:formula="of:=[.H12]/[.$C$38]" office:value-type="float" office:value="708.333333333333" calcext:value-type="float">
            <text:p>708</text:p>
          </table:table-cell>
          <table:table-cell/>
          <table:table-cell table:style-name="ce17" table:formula="of:=[.J12]/[.$C$38]" office:value-type="float" office:value="8.33333333333333" calcext:value-type="float">
            <text:p>8</text:p>
          </table:table-cell>
          <table:table-cell table:formula="of:=[.K12]/[.$C$38]" office:value-type="float" office:value="375" calcext:value-type="float">
            <text:p>375</text:p>
          </table:table-cell>
          <table:table-cell table:formula="of:=[.L12]/[.$C$38]" office:value-type="float" office:value="750" calcext:value-type="float">
            <text:p>750</text:p>
          </table:table-cell>
          <table:table-cell table:formula="of:=[.M12]/[.$C$38]" office:value-type="float" office:value="1500" calcext:value-type="float">
            <text:p>1500</text:p>
          </table:table-cell>
          <table:table-cell table:formula="of:=[.N12]/[.$C$38]" office:value-type="float" office:value="2250" calcext:value-type="float">
            <text:p>2250</text:p>
          </table:table-cell>
          <table:table-cell table:formula="of:=[.O12]/[.$C$38]" office:value-type="float" office:value="3000" calcext:value-type="float">
            <text:p>3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3]" office:value-type="float" office:value="2500" calcext:value-type="float">
            <text:p>2500</text:p>
          </table:table-cell>
          <table:table-cell table:formula="of:=[.C13]/[.$C$38]" office:value-type="float" office:value="266.666666666667" calcext:value-type="float">
            <text:p>267</text:p>
          </table:table-cell>
          <table:table-cell table:formula="of:=[.D13]/[.$C$38]" office:value-type="float" office:value="333.333333333333" calcext:value-type="float">
            <text:p>333</text:p>
          </table:table-cell>
          <table:table-cell table:formula="of:=[.E13]/[.$C$38]" office:value-type="float" office:value="66.6666666666667" calcext:value-type="float">
            <text:p>67</text:p>
          </table:table-cell>
          <table:table-cell table:formula="of:=[.F13]/[.$C$38]" office:value-type="float" office:value="533.333333333333" calcext:value-type="float">
            <text:p>533</text:p>
          </table:table-cell>
          <table:table-cell table:formula="of:=[.G13]/[.$C$38]" office:value-type="float" office:value="33.3333333333333" calcext:value-type="float">
            <text:p>33</text:p>
          </table:table-cell>
          <table:table-cell table:formula="of:=[.H13]/[.$C$38]" office:value-type="float" office:value="566.666666666667" calcext:value-type="float">
            <text:p>567</text:p>
          </table:table-cell>
          <table:table-cell/>
          <table:table-cell table:style-name="ce17" table:formula="of:=[.J13]/[.$C$38]" office:value-type="float" office:value="6.66666666666667" calcext:value-type="float">
            <text:p>7</text:p>
          </table:table-cell>
          <table:table-cell table:formula="of:=[.K13]/[.$C$38]" office:value-type="float" office:value="300" calcext:value-type="float">
            <text:p>300</text:p>
          </table:table-cell>
          <table:table-cell table:formula="of:=[.L13]/[.$C$38]" office:value-type="float" office:value="600" calcext:value-type="float">
            <text:p>600</text:p>
          </table:table-cell>
          <table:table-cell table:formula="of:=[.M13]/[.$C$38]" office:value-type="float" office:value="1200" calcext:value-type="float">
            <text:p>1200</text:p>
          </table:table-cell>
          <table:table-cell table:formula="of:=[.N13]/[.$C$38]" office:value-type="float" office:value="1800" calcext:value-type="float">
            <text:p>1800</text:p>
          </table:table-cell>
          <table:table-cell table:formula="of:=[.O13]/[.$C$38]" office:value-type="float" office:value="2400" calcext:value-type="float">
            <text:p>24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4]" office:value-type="float" office:value="3000" calcext:value-type="float">
            <text:p>3000</text:p>
          </table:table-cell>
          <table:table-cell table:formula="of:=[.C14]/[.$C$38]" office:value-type="float" office:value="222.222222222222" calcext:value-type="float">
            <text:p>222</text:p>
          </table:table-cell>
          <table:table-cell table:formula="of:=[.D14]/[.$C$38]" office:value-type="float" office:value="277.777777777778" calcext:value-type="float">
            <text:p>278</text:p>
          </table:table-cell>
          <table:table-cell table:formula="of:=[.E14]/[.$C$38]" office:value-type="float" office:value="55.5555555555556" calcext:value-type="float">
            <text:p>56</text:p>
          </table:table-cell>
          <table:table-cell table:formula="of:=[.F14]/[.$C$38]" office:value-type="float" office:value="444.444444444444" calcext:value-type="float">
            <text:p>444</text:p>
          </table:table-cell>
          <table:table-cell table:formula="of:=[.G14]/[.$C$38]" office:value-type="float" office:value="27.7777777777778" calcext:value-type="float">
            <text:p>28</text:p>
          </table:table-cell>
          <table:table-cell table:formula="of:=[.H14]/[.$C$38]" office:value-type="float" office:value="472.222222222222" calcext:value-type="float">
            <text:p>472</text:p>
          </table:table-cell>
          <table:table-cell/>
          <table:table-cell table:style-name="ce17" table:formula="of:=[.J14]/[.$C$38]" office:value-type="float" office:value="5.55555555555556" calcext:value-type="float">
            <text:p>6</text:p>
          </table:table-cell>
          <table:table-cell table:formula="of:=[.K14]/[.$C$38]" office:value-type="float" office:value="250" calcext:value-type="float">
            <text:p>250</text:p>
          </table:table-cell>
          <table:table-cell table:formula="of:=[.L14]/[.$C$38]" office:value-type="float" office:value="500" calcext:value-type="float">
            <text:p>500</text:p>
          </table:table-cell>
          <table:table-cell table:formula="of:=[.M14]/[.$C$38]" office:value-type="float" office:value="1000" calcext:value-type="float">
            <text:p>1000</text:p>
          </table:table-cell>
          <table:table-cell table:formula="of:=[.N14]/[.$C$38]" office:value-type="float" office:value="1500" calcext:value-type="float">
            <text:p>1500</text:p>
          </table:table-cell>
          <table:table-cell table:formula="of:=[.O14]/[.$C$38]" office:value-type="float" office:value="2000" calcext:value-type="float">
            <text:p>2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5]" office:value-type="float" office:value="3500" calcext:value-type="float">
            <text:p>3500</text:p>
          </table:table-cell>
          <table:table-cell table:formula="of:=[.C15]/[.$C$38]" office:value-type="float" office:value="190.47619047619" calcext:value-type="float">
            <text:p>190</text:p>
          </table:table-cell>
          <table:table-cell table:formula="of:=[.D15]/[.$C$38]" office:value-type="float" office:value="238.095238095238" calcext:value-type="float">
            <text:p>238</text:p>
          </table:table-cell>
          <table:table-cell table:formula="of:=[.E15]/[.$C$38]" office:value-type="float" office:value="47.6190476190476" calcext:value-type="float">
            <text:p>48</text:p>
          </table:table-cell>
          <table:table-cell table:formula="of:=[.F15]/[.$C$38]" office:value-type="float" office:value="380.952380952381" calcext:value-type="float">
            <text:p>381</text:p>
          </table:table-cell>
          <table:table-cell table:formula="of:=[.G15]/[.$C$38]" office:value-type="float" office:value="23.8095238095238" calcext:value-type="float">
            <text:p>24</text:p>
          </table:table-cell>
          <table:table-cell table:formula="of:=[.H15]/[.$C$38]" office:value-type="float" office:value="404.761904761905" calcext:value-type="float">
            <text:p>405</text:p>
          </table:table-cell>
          <table:table-cell/>
          <table:table-cell table:style-name="ce17" table:formula="of:=[.J15]/[.$C$38]" office:value-type="float" office:value="4.76190476190476" calcext:value-type="float">
            <text:p>5</text:p>
          </table:table-cell>
          <table:table-cell table:formula="of:=[.K15]/[.$C$38]" office:value-type="float" office:value="214.285714285714" calcext:value-type="float">
            <text:p>214</text:p>
          </table:table-cell>
          <table:table-cell table:formula="of:=[.L15]/[.$C$38]" office:value-type="float" office:value="428.571428571429" calcext:value-type="float">
            <text:p>429</text:p>
          </table:table-cell>
          <table:table-cell table:formula="of:=[.M15]/[.$C$38]" office:value-type="float" office:value="857.142857142857" calcext:value-type="float">
            <text:p>857</text:p>
          </table:table-cell>
          <table:table-cell table:formula="of:=[.N15]/[.$C$38]" office:value-type="float" office:value="1285.71428571429" calcext:value-type="float">
            <text:p>1286</text:p>
          </table:table-cell>
          <table:table-cell table:formula="of:=[.O15]/[.$C$38]" office:value-type="float" office:value="1714.28571428571" calcext:value-type="float">
            <text:p>1714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6]" office:value-type="float" office:value="4000" calcext:value-type="float">
            <text:p>4000</text:p>
          </table:table-cell>
          <table:table-cell table:formula="of:=[.C16]/[.$C$38]" office:value-type="float" office:value="166.666666666667" calcext:value-type="float">
            <text:p>167</text:p>
          </table:table-cell>
          <table:table-cell table:formula="of:=[.D16]/[.$C$38]" office:value-type="float" office:value="208.333333333333" calcext:value-type="float">
            <text:p>208</text:p>
          </table:table-cell>
          <table:table-cell table:formula="of:=[.E16]/[.$C$38]" office:value-type="float" office:value="41.6666666666667" calcext:value-type="float">
            <text:p>42</text:p>
          </table:table-cell>
          <table:table-cell table:formula="of:=[.F16]/[.$C$38]" office:value-type="float" office:value="333.333333333333" calcext:value-type="float">
            <text:p>333</text:p>
          </table:table-cell>
          <table:table-cell table:formula="of:=[.G16]/[.$C$38]" office:value-type="float" office:value="20.8333333333333" calcext:value-type="float">
            <text:p>21</text:p>
          </table:table-cell>
          <table:table-cell table:formula="of:=[.H16]/[.$C$38]" office:value-type="float" office:value="354.166666666667" calcext:value-type="float">
            <text:p>354</text:p>
          </table:table-cell>
          <table:table-cell/>
          <table:table-cell table:style-name="ce17" table:formula="of:=[.J16]/[.$C$38]" office:value-type="float" office:value="4.16666666666667" calcext:value-type="float">
            <text:p>4</text:p>
          </table:table-cell>
          <table:table-cell table:formula="of:=[.K16]/[.$C$38]" office:value-type="float" office:value="187.5" calcext:value-type="float">
            <text:p>188</text:p>
          </table:table-cell>
          <table:table-cell table:formula="of:=[.L16]/[.$C$38]" office:value-type="float" office:value="375" calcext:value-type="float">
            <text:p>375</text:p>
          </table:table-cell>
          <table:table-cell table:formula="of:=[.M16]/[.$C$38]" office:value-type="float" office:value="750" calcext:value-type="float">
            <text:p>750</text:p>
          </table:table-cell>
          <table:table-cell table:formula="of:=[.N16]/[.$C$38]" office:value-type="float" office:value="1125" calcext:value-type="float">
            <text:p>1125</text:p>
          </table:table-cell>
          <table:table-cell table:formula="of:=[.O16]/[.$C$38]" office:value-type="float" office:value="1500" calcext:value-type="float">
            <text:p>15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7]" office:value-type="float" office:value="4500" calcext:value-type="float">
            <text:p>4500</text:p>
          </table:table-cell>
          <table:table-cell table:formula="of:=[.C17]/[.$C$38]" office:value-type="float" office:value="148.148148148148" calcext:value-type="float">
            <text:p>148</text:p>
          </table:table-cell>
          <table:table-cell table:formula="of:=[.D17]/[.$C$38]" office:value-type="float" office:value="185.185185185185" calcext:value-type="float">
            <text:p>185</text:p>
          </table:table-cell>
          <table:table-cell table:formula="of:=[.E17]/[.$C$38]" office:value-type="float" office:value="37.037037037037" calcext:value-type="float">
            <text:p>37</text:p>
          </table:table-cell>
          <table:table-cell table:formula="of:=[.F17]/[.$C$38]" office:value-type="float" office:value="296.296296296296" calcext:value-type="float">
            <text:p>296</text:p>
          </table:table-cell>
          <table:table-cell table:formula="of:=[.G17]/[.$C$38]" office:value-type="float" office:value="18.5185185185185" calcext:value-type="float">
            <text:p>19</text:p>
          </table:table-cell>
          <table:table-cell table:formula="of:=[.H17]/[.$C$38]" office:value-type="float" office:value="314.814814814815" calcext:value-type="float">
            <text:p>315</text:p>
          </table:table-cell>
          <table:table-cell/>
          <table:table-cell table:style-name="ce17" table:formula="of:=[.J17]/[.$C$38]" office:value-type="float" office:value="3.7037037037037" calcext:value-type="float">
            <text:p>4</text:p>
          </table:table-cell>
          <table:table-cell table:formula="of:=[.K17]/[.$C$38]" office:value-type="float" office:value="166.666666666667" calcext:value-type="float">
            <text:p>167</text:p>
          </table:table-cell>
          <table:table-cell table:formula="of:=[.L17]/[.$C$38]" office:value-type="float" office:value="333.333333333333" calcext:value-type="float">
            <text:p>333</text:p>
          </table:table-cell>
          <table:table-cell table:formula="of:=[.M17]/[.$C$38]" office:value-type="float" office:value="666.666666666667" calcext:value-type="float">
            <text:p>667</text:p>
          </table:table-cell>
          <table:table-cell table:formula="of:=[.N17]/[.$C$38]" office:value-type="float" office:value="1000" calcext:value-type="float">
            <text:p>1000</text:p>
          </table:table-cell>
          <table:table-cell table:formula="of:=[.O17]/[.$C$38]" office:value-type="float" office:value="1333.33333333333" calcext:value-type="float">
            <text:p>133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8]" office:value-type="float" office:value="5000" calcext:value-type="float">
            <text:p>5000</text:p>
          </table:table-cell>
          <table:table-cell table:formula="of:=[.C18]/[.$C$38]" office:value-type="float" office:value="133.333333333333" calcext:value-type="float">
            <text:p>133</text:p>
          </table:table-cell>
          <table:table-cell table:formula="of:=[.D18]/[.$C$38]" office:value-type="float" office:value="166.666666666667" calcext:value-type="float">
            <text:p>167</text:p>
          </table:table-cell>
          <table:table-cell table:formula="of:=[.E18]/[.$C$38]" office:value-type="float" office:value="33.3333333333333" calcext:value-type="float">
            <text:p>33</text:p>
          </table:table-cell>
          <table:table-cell table:formula="of:=[.F18]/[.$C$38]" office:value-type="float" office:value="266.666666666667" calcext:value-type="float">
            <text:p>267</text:p>
          </table:table-cell>
          <table:table-cell table:formula="of:=[.G18]/[.$C$38]" office:value-type="float" office:value="16.6666666666667" calcext:value-type="float">
            <text:p>17</text:p>
          </table:table-cell>
          <table:table-cell table:formula="of:=[.H18]/[.$C$38]" office:value-type="float" office:value="283.333333333333" calcext:value-type="float">
            <text:p>283</text:p>
          </table:table-cell>
          <table:table-cell/>
          <table:table-cell table:style-name="ce17" table:formula="of:=[.J18]/[.$C$38]" office:value-type="float" office:value="3.33333333333333" calcext:value-type="float">
            <text:p>3</text:p>
          </table:table-cell>
          <table:table-cell table:formula="of:=[.K18]/[.$C$38]" office:value-type="float" office:value="150" calcext:value-type="float">
            <text:p>150</text:p>
          </table:table-cell>
          <table:table-cell table:formula="of:=[.L18]/[.$C$38]" office:value-type="float" office:value="300" calcext:value-type="float">
            <text:p>300</text:p>
          </table:table-cell>
          <table:table-cell table:formula="of:=[.M18]/[.$C$38]" office:value-type="float" office:value="600" calcext:value-type="float">
            <text:p>600</text:p>
          </table:table-cell>
          <table:table-cell table:formula="of:=[.N18]/[.$C$38]" office:value-type="float" office:value="900" calcext:value-type="float">
            <text:p>900</text:p>
          </table:table-cell>
          <table:table-cell table:formula="of:=[.O18]/[.$C$38]" office:value-type="float" office:value="1200" calcext:value-type="float">
            <text:p>12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9]" office:value-type="float" office:value="5500" calcext:value-type="float">
            <text:p>5500</text:p>
          </table:table-cell>
          <table:table-cell table:formula="of:=[.C19]/[.$C$38]" office:value-type="float" office:value="121.212121212121" calcext:value-type="float">
            <text:p>121</text:p>
          </table:table-cell>
          <table:table-cell table:formula="of:=[.D19]/[.$C$38]" office:value-type="float" office:value="151.515151515152" calcext:value-type="float">
            <text:p>152</text:p>
          </table:table-cell>
          <table:table-cell table:formula="of:=[.E19]/[.$C$38]" office:value-type="float" office:value="30.3030303030303" calcext:value-type="float">
            <text:p>30</text:p>
          </table:table-cell>
          <table:table-cell table:formula="of:=[.F19]/[.$C$38]" office:value-type="float" office:value="242.424242424242" calcext:value-type="float">
            <text:p>242</text:p>
          </table:table-cell>
          <table:table-cell table:formula="of:=[.G19]/[.$C$38]" office:value-type="float" office:value="15.1515151515152" calcext:value-type="float">
            <text:p>15</text:p>
          </table:table-cell>
          <table:table-cell table:formula="of:=[.H19]/[.$C$38]" office:value-type="float" office:value="257.575757575758" calcext:value-type="float">
            <text:p>258</text:p>
          </table:table-cell>
          <table:table-cell/>
          <table:table-cell table:style-name="ce17" table:formula="of:=[.J19]/[.$C$38]" office:value-type="float" office:value="3.03030303030303" calcext:value-type="float">
            <text:p>3</text:p>
          </table:table-cell>
          <table:table-cell table:formula="of:=[.K19]/[.$C$38]" office:value-type="float" office:value="136.363636363636" calcext:value-type="float">
            <text:p>136</text:p>
          </table:table-cell>
          <table:table-cell table:formula="of:=[.L19]/[.$C$38]" office:value-type="float" office:value="272.727272727273" calcext:value-type="float">
            <text:p>273</text:p>
          </table:table-cell>
          <table:table-cell table:formula="of:=[.M19]/[.$C$38]" office:value-type="float" office:value="545.454545454546" calcext:value-type="float">
            <text:p>545</text:p>
          </table:table-cell>
          <table:table-cell table:formula="of:=[.N19]/[.$C$38]" office:value-type="float" office:value="818.181818181818" calcext:value-type="float">
            <text:p>818</text:p>
          </table:table-cell>
          <table:table-cell table:formula="of:=[.O19]/[.$C$38]" office:value-type="float" office:value="1090.90909090909" calcext:value-type="float">
            <text:p>109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0]" office:value-type="float" office:value="6000" calcext:value-type="float">
            <text:p>6000</text:p>
          </table:table-cell>
          <table:table-cell table:formula="of:=[.C20]/[.$C$38]" office:value-type="float" office:value="111.111111111111" calcext:value-type="float">
            <text:p>111</text:p>
          </table:table-cell>
          <table:table-cell table:formula="of:=[.D20]/[.$C$38]" office:value-type="float" office:value="138.888888888889" calcext:value-type="float">
            <text:p>139</text:p>
          </table:table-cell>
          <table:table-cell table:formula="of:=[.E20]/[.$C$38]" office:value-type="float" office:value="27.7777777777778" calcext:value-type="float">
            <text:p>28</text:p>
          </table:table-cell>
          <table:table-cell table:formula="of:=[.F20]/[.$C$38]" office:value-type="float" office:value="222.222222222222" calcext:value-type="float">
            <text:p>222</text:p>
          </table:table-cell>
          <table:table-cell table:formula="of:=[.G20]/[.$C$38]" office:value-type="float" office:value="13.8888888888889" calcext:value-type="float">
            <text:p>14</text:p>
          </table:table-cell>
          <table:table-cell table:formula="of:=[.H20]/[.$C$38]" office:value-type="float" office:value="236.111111111111" calcext:value-type="float">
            <text:p>236</text:p>
          </table:table-cell>
          <table:table-cell/>
          <table:table-cell table:style-name="ce17" table:formula="of:=[.J20]/[.$C$38]" office:value-type="float" office:value="2.77777777777778" calcext:value-type="float">
            <text:p>3</text:p>
          </table:table-cell>
          <table:table-cell table:formula="of:=[.K20]/[.$C$38]" office:value-type="float" office:value="125" calcext:value-type="float">
            <text:p>125</text:p>
          </table:table-cell>
          <table:table-cell table:formula="of:=[.L20]/[.$C$38]" office:value-type="float" office:value="250" calcext:value-type="float">
            <text:p>250</text:p>
          </table:table-cell>
          <table:table-cell table:formula="of:=[.M20]/[.$C$38]" office:value-type="float" office:value="500" calcext:value-type="float">
            <text:p>500</text:p>
          </table:table-cell>
          <table:table-cell table:formula="of:=[.N20]/[.$C$38]" office:value-type="float" office:value="750" calcext:value-type="float">
            <text:p>750</text:p>
          </table:table-cell>
          <table:table-cell table:formula="of:=[.O20]/[.$C$38]" office:value-type="float" office:value="1000" calcext:value-type="float">
            <text:p>1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1]" office:value-type="float" office:value="6500" calcext:value-type="float">
            <text:p>6500</text:p>
          </table:table-cell>
          <table:table-cell table:formula="of:=[.C21]/[.$C$38]" office:value-type="float" office:value="102.564102564103" calcext:value-type="float">
            <text:p>103</text:p>
          </table:table-cell>
          <table:table-cell table:formula="of:=[.D21]/[.$C$38]" office:value-type="float" office:value="128.205128205128" calcext:value-type="float">
            <text:p>128</text:p>
          </table:table-cell>
          <table:table-cell table:formula="of:=[.E21]/[.$C$38]" office:value-type="float" office:value="25.6410256410256" calcext:value-type="float">
            <text:p>26</text:p>
          </table:table-cell>
          <table:table-cell table:formula="of:=[.F21]/[.$C$38]" office:value-type="float" office:value="205.128205128205" calcext:value-type="float">
            <text:p>205</text:p>
          </table:table-cell>
          <table:table-cell table:formula="of:=[.G21]/[.$C$38]" office:value-type="float" office:value="12.8205128205128" calcext:value-type="float">
            <text:p>13</text:p>
          </table:table-cell>
          <table:table-cell table:formula="of:=[.H21]/[.$C$38]" office:value-type="float" office:value="217.948717948718" calcext:value-type="float">
            <text:p>218</text:p>
          </table:table-cell>
          <table:table-cell/>
          <table:table-cell table:style-name="ce17" table:formula="of:=[.J21]/[.$C$38]" office:value-type="float" office:value="2.56410256410256" calcext:value-type="float">
            <text:p>3</text:p>
          </table:table-cell>
          <table:table-cell table:formula="of:=[.K21]/[.$C$38]" office:value-type="float" office:value="115.384615384615" calcext:value-type="float">
            <text:p>115</text:p>
          </table:table-cell>
          <table:table-cell table:formula="of:=[.L21]/[.$C$38]" office:value-type="float" office:value="230.769230769231" calcext:value-type="float">
            <text:p>231</text:p>
          </table:table-cell>
          <table:table-cell table:formula="of:=[.M21]/[.$C$38]" office:value-type="float" office:value="461.538461538462" calcext:value-type="float">
            <text:p>462</text:p>
          </table:table-cell>
          <table:table-cell table:formula="of:=[.N21]/[.$C$38]" office:value-type="float" office:value="692.307692307692" calcext:value-type="float">
            <text:p>692</text:p>
          </table:table-cell>
          <table:table-cell table:formula="of:=[.O21]/[.$C$38]" office:value-type="float" office:value="923.076923076923" calcext:value-type="float">
            <text:p>92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2]" office:value-type="float" office:value="7000" calcext:value-type="float">
            <text:p>7000</text:p>
          </table:table-cell>
          <table:table-cell table:formula="of:=[.C22]/[.$C$38]" office:value-type="float" office:value="95.2380952380952" calcext:value-type="float">
            <text:p>95</text:p>
          </table:table-cell>
          <table:table-cell table:formula="of:=[.D22]/[.$C$38]" office:value-type="float" office:value="119.047619047619" calcext:value-type="float">
            <text:p>119</text:p>
          </table:table-cell>
          <table:table-cell table:formula="of:=[.E22]/[.$C$38]" office:value-type="float" office:value="23.8095238095238" calcext:value-type="float">
            <text:p>24</text:p>
          </table:table-cell>
          <table:table-cell table:formula="of:=[.F22]/[.$C$38]" office:value-type="float" office:value="190.47619047619" calcext:value-type="float">
            <text:p>190</text:p>
          </table:table-cell>
          <table:table-cell table:formula="of:=[.G22]/[.$C$38]" office:value-type="float" office:value="11.9047619047619" calcext:value-type="float">
            <text:p>12</text:p>
          </table:table-cell>
          <table:table-cell table:formula="of:=[.H22]/[.$C$38]" office:value-type="float" office:value="202.380952380952" calcext:value-type="float">
            <text:p>202</text:p>
          </table:table-cell>
          <table:table-cell/>
          <table:table-cell table:style-name="ce17" table:formula="of:=[.J22]/[.$C$38]" office:value-type="float" office:value="2.38095238095238" calcext:value-type="float">
            <text:p>2</text:p>
          </table:table-cell>
          <table:table-cell table:formula="of:=[.K22]/[.$C$38]" office:value-type="float" office:value="107.142857142857" calcext:value-type="float">
            <text:p>107</text:p>
          </table:table-cell>
          <table:table-cell table:formula="of:=[.L22]/[.$C$38]" office:value-type="float" office:value="214.285714285714" calcext:value-type="float">
            <text:p>214</text:p>
          </table:table-cell>
          <table:table-cell table:formula="of:=[.M22]/[.$C$38]" office:value-type="float" office:value="428.571428571429" calcext:value-type="float">
            <text:p>429</text:p>
          </table:table-cell>
          <table:table-cell table:formula="of:=[.N22]/[.$C$38]" office:value-type="float" office:value="642.857142857143" calcext:value-type="float">
            <text:p>643</text:p>
          </table:table-cell>
          <table:table-cell table:formula="of:=[.O22]/[.$C$38]" office:value-type="float" office:value="857.142857142857" calcext:value-type="float">
            <text:p>857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3]" office:value-type="float" office:value="7500" calcext:value-type="float">
            <text:p>7500</text:p>
          </table:table-cell>
          <table:table-cell table:formula="of:=[.C23]/[.$C$38]" office:value-type="float" office:value="88.8888888888889" calcext:value-type="float">
            <text:p>89</text:p>
          </table:table-cell>
          <table:table-cell table:formula="of:=[.D23]/[.$C$38]" office:value-type="float" office:value="111.111111111111" calcext:value-type="float">
            <text:p>111</text:p>
          </table:table-cell>
          <table:table-cell table:formula="of:=[.E23]/[.$C$38]" office:value-type="float" office:value="22.2222222222222" calcext:value-type="float">
            <text:p>22</text:p>
          </table:table-cell>
          <table:table-cell table:formula="of:=[.F23]/[.$C$38]" office:value-type="float" office:value="177.777777777778" calcext:value-type="float">
            <text:p>178</text:p>
          </table:table-cell>
          <table:table-cell table:formula="of:=[.G23]/[.$C$38]" office:value-type="float" office:value="11.1111111111111" calcext:value-type="float">
            <text:p>11</text:p>
          </table:table-cell>
          <table:table-cell table:formula="of:=[.H23]/[.$C$38]" office:value-type="float" office:value="188.888888888889" calcext:value-type="float">
            <text:p>189</text:p>
          </table:table-cell>
          <table:table-cell/>
          <table:table-cell table:style-name="ce17" table:formula="of:=[.J23]/[.$C$38]" office:value-type="float" office:value="2.22222222222222" calcext:value-type="float">
            <text:p>2</text:p>
          </table:table-cell>
          <table:table-cell table:formula="of:=[.K23]/[.$C$38]" office:value-type="float" office:value="100" calcext:value-type="float">
            <text:p>100</text:p>
          </table:table-cell>
          <table:table-cell table:formula="of:=[.L23]/[.$C$38]" office:value-type="float" office:value="200" calcext:value-type="float">
            <text:p>200</text:p>
          </table:table-cell>
          <table:table-cell table:formula="of:=[.M23]/[.$C$38]" office:value-type="float" office:value="400" calcext:value-type="float">
            <text:p>400</text:p>
          </table:table-cell>
          <table:table-cell table:formula="of:=[.N23]/[.$C$38]" office:value-type="float" office:value="600" calcext:value-type="float">
            <text:p>600</text:p>
          </table:table-cell>
          <table:table-cell table:formula="of:=[.O23]/[.$C$38]" office:value-type="float" office:value="800" calcext:value-type="float">
            <text:p>8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4]" office:value-type="float" office:value="8000" calcext:value-type="float">
            <text:p>8000</text:p>
          </table:table-cell>
          <table:table-cell table:formula="of:=[.C24]/[.$C$38]" office:value-type="float" office:value="83.3333333333333" calcext:value-type="float">
            <text:p>83</text:p>
          </table:table-cell>
          <table:table-cell table:formula="of:=[.D24]/[.$C$38]" office:value-type="float" office:value="104.166666666667" calcext:value-type="float">
            <text:p>104</text:p>
          </table:table-cell>
          <table:table-cell table:formula="of:=[.E24]/[.$C$38]" office:value-type="float" office:value="20.8333333333333" calcext:value-type="float">
            <text:p>21</text:p>
          </table:table-cell>
          <table:table-cell table:formula="of:=[.F24]/[.$C$38]" office:value-type="float" office:value="166.666666666667" calcext:value-type="float">
            <text:p>167</text:p>
          </table:table-cell>
          <table:table-cell table:formula="of:=[.G24]/[.$C$38]" office:value-type="float" office:value="10.4166666666667" calcext:value-type="float">
            <text:p>10</text:p>
          </table:table-cell>
          <table:table-cell table:formula="of:=[.H24]/[.$C$38]" office:value-type="float" office:value="177.083333333333" calcext:value-type="float">
            <text:p>177</text:p>
          </table:table-cell>
          <table:table-cell/>
          <table:table-cell table:style-name="ce17" table:formula="of:=[.J24]/[.$C$38]" office:value-type="float" office:value="2.08333333333333" calcext:value-type="float">
            <text:p>2</text:p>
          </table:table-cell>
          <table:table-cell table:formula="of:=[.K24]/[.$C$38]" office:value-type="float" office:value="93.75" calcext:value-type="float">
            <text:p>94</text:p>
          </table:table-cell>
          <table:table-cell table:formula="of:=[.L24]/[.$C$38]" office:value-type="float" office:value="187.5" calcext:value-type="float">
            <text:p>188</text:p>
          </table:table-cell>
          <table:table-cell table:formula="of:=[.M24]/[.$C$38]" office:value-type="float" office:value="375" calcext:value-type="float">
            <text:p>375</text:p>
          </table:table-cell>
          <table:table-cell table:formula="of:=[.N24]/[.$C$38]" office:value-type="float" office:value="562.5" calcext:value-type="float">
            <text:p>563</text:p>
          </table:table-cell>
          <table:table-cell table:formula="of:=[.O24]/[.$C$38]" office:value-type="float" office:value="750" calcext:value-type="float">
            <text:p>75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5]" office:value-type="float" office:value="8500" calcext:value-type="float">
            <text:p>8500</text:p>
          </table:table-cell>
          <table:table-cell table:formula="of:=[.C25]/[.$C$38]" office:value-type="float" office:value="78.4313725490196" calcext:value-type="float">
            <text:p>78</text:p>
          </table:table-cell>
          <table:table-cell table:formula="of:=[.D25]/[.$C$38]" office:value-type="float" office:value="98.0392156862745" calcext:value-type="float">
            <text:p>98</text:p>
          </table:table-cell>
          <table:table-cell table:formula="of:=[.E25]/[.$C$38]" office:value-type="float" office:value="19.6078431372549" calcext:value-type="float">
            <text:p>20</text:p>
          </table:table-cell>
          <table:table-cell table:formula="of:=[.F25]/[.$C$38]" office:value-type="float" office:value="156.862745098039" calcext:value-type="float">
            <text:p>157</text:p>
          </table:table-cell>
          <table:table-cell table:formula="of:=[.G25]/[.$C$38]" office:value-type="float" office:value="9.80392156862745" calcext:value-type="float">
            <text:p>10</text:p>
          </table:table-cell>
          <table:table-cell table:formula="of:=[.H25]/[.$C$38]" office:value-type="float" office:value="166.666666666667" calcext:value-type="float">
            <text:p>167</text:p>
          </table:table-cell>
          <table:table-cell/>
          <table:table-cell table:style-name="ce17" table:formula="of:=[.J25]/[.$C$38]" office:value-type="float" office:value="1.96078431372549" calcext:value-type="float">
            <text:p>2</text:p>
          </table:table-cell>
          <table:table-cell table:formula="of:=[.K25]/[.$C$38]" office:value-type="float" office:value="88.2352941176471" calcext:value-type="float">
            <text:p>88</text:p>
          </table:table-cell>
          <table:table-cell table:formula="of:=[.L25]/[.$C$38]" office:value-type="float" office:value="176.470588235294" calcext:value-type="float">
            <text:p>176</text:p>
          </table:table-cell>
          <table:table-cell table:formula="of:=[.M25]/[.$C$38]" office:value-type="float" office:value="352.941176470588" calcext:value-type="float">
            <text:p>353</text:p>
          </table:table-cell>
          <table:table-cell table:formula="of:=[.N25]/[.$C$38]" office:value-type="float" office:value="529.411764705882" calcext:value-type="float">
            <text:p>529</text:p>
          </table:table-cell>
          <table:table-cell table:formula="of:=[.O25]/[.$C$38]" office:value-type="float" office:value="705.882352941176" calcext:value-type="float">
            <text:p>706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6]" office:value-type="float" office:value="9000" calcext:value-type="float">
            <text:p>9000</text:p>
          </table:table-cell>
          <table:table-cell table:formula="of:=[.C26]/[.$C$38]" office:value-type="float" office:value="74.0740740740741" calcext:value-type="float">
            <text:p>74</text:p>
          </table:table-cell>
          <table:table-cell table:formula="of:=[.D26]/[.$C$38]" office:value-type="float" office:value="92.5925925925926" calcext:value-type="float">
            <text:p>93</text:p>
          </table:table-cell>
          <table:table-cell table:formula="of:=[.E26]/[.$C$38]" office:value-type="float" office:value="18.5185185185185" calcext:value-type="float">
            <text:p>19</text:p>
          </table:table-cell>
          <table:table-cell table:formula="of:=[.F26]/[.$C$38]" office:value-type="float" office:value="148.148148148148" calcext:value-type="float">
            <text:p>148</text:p>
          </table:table-cell>
          <table:table-cell table:formula="of:=[.G26]/[.$C$38]" office:value-type="float" office:value="9.25925925925926" calcext:value-type="float">
            <text:p>9</text:p>
          </table:table-cell>
          <table:table-cell table:formula="of:=[.H26]/[.$C$38]" office:value-type="float" office:value="157.407407407407" calcext:value-type="float">
            <text:p>157</text:p>
          </table:table-cell>
          <table:table-cell/>
          <table:table-cell table:style-name="ce17" table:formula="of:=[.J26]/[.$C$38]" office:value-type="float" office:value="1.85185185185185" calcext:value-type="float">
            <text:p>2</text:p>
          </table:table-cell>
          <table:table-cell table:formula="of:=[.K26]/[.$C$38]" office:value-type="float" office:value="83.3333333333333" calcext:value-type="float">
            <text:p>83</text:p>
          </table:table-cell>
          <table:table-cell table:formula="of:=[.L26]/[.$C$38]" office:value-type="float" office:value="166.666666666667" calcext:value-type="float">
            <text:p>167</text:p>
          </table:table-cell>
          <table:table-cell table:formula="of:=[.M26]/[.$C$38]" office:value-type="float" office:value="333.333333333333" calcext:value-type="float">
            <text:p>333</text:p>
          </table:table-cell>
          <table:table-cell table:formula="of:=[.N26]/[.$C$38]" office:value-type="float" office:value="500" calcext:value-type="float">
            <text:p>500</text:p>
          </table:table-cell>
          <table:table-cell table:formula="of:=[.O26]/[.$C$38]" office:value-type="float" office:value="666.666666666667" calcext:value-type="float">
            <text:p>667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7]" office:value-type="float" office:value="9500" calcext:value-type="float">
            <text:p>9500</text:p>
          </table:table-cell>
          <table:table-cell table:formula="of:=[.C27]/[.$C$38]" office:value-type="float" office:value="70.1754385964912" calcext:value-type="float">
            <text:p>70</text:p>
          </table:table-cell>
          <table:table-cell table:formula="of:=[.D27]/[.$C$38]" office:value-type="float" office:value="87.719298245614" calcext:value-type="float">
            <text:p>88</text:p>
          </table:table-cell>
          <table:table-cell table:formula="of:=[.E27]/[.$C$38]" office:value-type="float" office:value="17.5438596491228" calcext:value-type="float">
            <text:p>18</text:p>
          </table:table-cell>
          <table:table-cell table:formula="of:=[.F27]/[.$C$38]" office:value-type="float" office:value="140.350877192982" calcext:value-type="float">
            <text:p>140</text:p>
          </table:table-cell>
          <table:table-cell table:formula="of:=[.G27]/[.$C$38]" office:value-type="float" office:value="8.7719298245614" calcext:value-type="float">
            <text:p>9</text:p>
          </table:table-cell>
          <table:table-cell table:formula="of:=[.H27]/[.$C$38]" office:value-type="float" office:value="149.122807017544" calcext:value-type="float">
            <text:p>149</text:p>
          </table:table-cell>
          <table:table-cell/>
          <table:table-cell table:style-name="ce17" table:formula="of:=[.J27]/[.$C$38]" office:value-type="float" office:value="1.75438596491228" calcext:value-type="float">
            <text:p>2</text:p>
          </table:table-cell>
          <table:table-cell table:formula="of:=[.K27]/[.$C$38]" office:value-type="float" office:value="78.9473684210526" calcext:value-type="float">
            <text:p>79</text:p>
          </table:table-cell>
          <table:table-cell table:formula="of:=[.L27]/[.$C$38]" office:value-type="float" office:value="157.894736842105" calcext:value-type="float">
            <text:p>158</text:p>
          </table:table-cell>
          <table:table-cell table:formula="of:=[.M27]/[.$C$38]" office:value-type="float" office:value="315.789473684211" calcext:value-type="float">
            <text:p>316</text:p>
          </table:table-cell>
          <table:table-cell table:formula="of:=[.N27]/[.$C$38]" office:value-type="float" office:value="473.684210526316" calcext:value-type="float">
            <text:p>474</text:p>
          </table:table-cell>
          <table:table-cell table:formula="of:=[.O27]/[.$C$38]" office:value-type="float" office:value="631.578947368421" calcext:value-type="float">
            <text:p>632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8]" office:value-type="float" office:value="10000" calcext:value-type="float">
            <text:p>10000</text:p>
          </table:table-cell>
          <table:table-cell table:formula="of:=[.C28]/[.$C$38]" office:value-type="float" office:value="66.6666666666667" calcext:value-type="float">
            <text:p>67</text:p>
          </table:table-cell>
          <table:table-cell table:formula="of:=[.D28]/[.$C$38]" office:value-type="float" office:value="83.3333333333333" calcext:value-type="float">
            <text:p>83</text:p>
          </table:table-cell>
          <table:table-cell table:formula="of:=[.E28]/[.$C$38]" office:value-type="float" office:value="16.6666666666667" calcext:value-type="float">
            <text:p>17</text:p>
          </table:table-cell>
          <table:table-cell table:formula="of:=[.F28]/[.$C$38]" office:value-type="float" office:value="133.333333333333" calcext:value-type="float">
            <text:p>133</text:p>
          </table:table-cell>
          <table:table-cell table:formula="of:=[.G28]/[.$C$38]" office:value-type="float" office:value="8.33333333333333" calcext:value-type="float">
            <text:p>8</text:p>
          </table:table-cell>
          <table:table-cell table:formula="of:=[.H28]/[.$C$38]" office:value-type="float" office:value="141.666666666667" calcext:value-type="float">
            <text:p>142</text:p>
          </table:table-cell>
          <table:table-cell/>
          <table:table-cell table:style-name="ce17" table:formula="of:=[.J28]/[.$C$38]" office:value-type="float" office:value="1.66666666666667" calcext:value-type="float">
            <text:p>2</text:p>
          </table:table-cell>
          <table:table-cell table:formula="of:=[.K28]/[.$C$38]" office:value-type="float" office:value="75" calcext:value-type="float">
            <text:p>75</text:p>
          </table:table-cell>
          <table:table-cell table:formula="of:=[.L28]/[.$C$38]" office:value-type="float" office:value="150" calcext:value-type="float">
            <text:p>150</text:p>
          </table:table-cell>
          <table:table-cell table:formula="of:=[.M28]/[.$C$38]" office:value-type="float" office:value="300" calcext:value-type="float">
            <text:p>300</text:p>
          </table:table-cell>
          <table:table-cell table:formula="of:=[.N28]/[.$C$38]" office:value-type="float" office:value="450" calcext:value-type="float">
            <text:p>450</text:p>
          </table:table-cell>
          <table:table-cell table:formula="of:=[.O28]/[.$C$38]" office:value-type="float" office:value="600" calcext:value-type="float">
            <text:p>600</text:p>
          </table:table-cell>
          <table:table-cell/>
          <table:table-cell table:style-name="Default"/>
        </table:table-row>
        <calcext:conditional-formats>
          <calcext:conditional-format calcext:target-range-address="general.C45:general.O67">
            <calcext:condition calcext:apply-style-name="Untitled1" calcext:value="&gt;=[$general.$C$39]" calcext:base-cell-address="general.C45"/>
          </calcext:conditional-format>
        </calcext:conditional-formats>
      </table:table>
      <table:table table:name="timers" table:style-name="ta1" table:print="false">
        <table:table-column table:style-name="co6" table:default-cell-style-name="Default"/>
        <table:table-column table:style-name="co6" table:default-cell-style-name="ce20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Default"/>
          <table:table-cell table:style-name="ce201" office:value-type="string" calcext:value-type="string">
            <text:p>f in Hz</text:p>
          </table:table-cell>
          <table:table-cell table:style-name="ce204" office:value-type="float" office:value="16000000" calcext:value-type="float">
            <text:p>16000000</text:p>
          </table:table-cell>
          <table:table-cell/>
          <table:table-cell table:style-name="ce205"/>
          <table:table-cell table:style-name="ce200"/>
          <table:table-cell/>
          <table:table-cell table:style-name="ce206" office:value-type="float" office:value="72000000" calcext:value-type="float">
            <text:p>72000000</text:p>
          </table:table-cell>
        </table:table-row>
        <table:table-row table:style-name="ro5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16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/>
          <table:table-cell table:style-name="ce207" office:value-type="float" office:value="50" calcext:value-type="float">
            <text:p>50</text:p>
          </table:table-cell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5]/[.$D$3]" office:value-type="float" office:value="0.0000000625" calcext:value-type="float">
            <text:p>0,00000006</text:p>
          </table:table-cell>
          <table:table-cell table:style-name="ce203" table:formula="of:=[.D5]/[.$D$3]" office:value-type="float" office:value="0.0000005" calcext:value-type="float">
            <text:p>0,00000050</text:p>
          </table:table-cell>
          <table:table-cell table:style-name="ce203" table:formula="of:=[.E5]/[.$D$3]" office:value-type="float" office:value="0.000004" calcext:value-type="float">
            <text:p>0,00000400</text:p>
          </table:table-cell>
          <table:table-cell table:style-name="ce203" table:formula="of:=[.F5]/[.$D$3]" office:value-type="float" office:value="0.000016" calcext:value-type="float">
            <text:p>0,00001600</text:p>
          </table:table-cell>
          <table:table-cell table:style-name="ce203" table:formula="of:=[.G5]/[.$D$3]" office:value-type="float" office:value="0.000064" calcext:value-type="float">
            <text:p>0,00006400</text:p>
          </table:table-cell>
          <table:table-cell table:style-name="ce203"/>
          <table:table-cell table:style-name="ce208" table:formula="of:=[.I5]/[.$I$3]" office:value-type="float" office:value="0.000000694444444444445" calcext:value-type="float">
            <text:p>0,000000694</text:p>
          </table:table-cell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6]*((2^16) -1)" office:value-type="float" office:value="0.0040959375" calcext:value-type="float">
            <text:p>0,00409594</text:p>
          </table:table-cell>
          <table:table-cell table:style-name="ce203" table:formula="of:=[.D6]*((2^16) -1)" office:value-type="float" office:value="0.0327675" calcext:value-type="float">
            <text:p>0,03276750</text:p>
          </table:table-cell>
          <table:table-cell table:style-name="ce203" table:formula="of:=[.E6]*((2^16) -1)" office:value-type="float" office:value="0.26214" calcext:value-type="float">
            <text:p>0,26214000</text:p>
          </table:table-cell>
          <table:table-cell table:style-name="ce203" table:formula="of:=[.F6]*((2^16) -1)" office:value-type="float" office:value="1.04856" calcext:value-type="float">
            <text:p>1,04856000</text:p>
          </table:table-cell>
          <table:table-cell table:style-name="ce203" table:formula="of:=[.G6]*((2^16) -1)" office:value-type="float" office:value="4.19424" calcext:value-type="float">
            <text:p>4,19424000</text:p>
          </table:table-cell>
          <table:table-cell table:style-name="ce203"/>
          <table:table-cell table:style-name="ce208" table:formula="of:=[.I6]*((2^16) -1)" office:value-type="float" office:value="0.0455104166666667" calcext:value-type="float">
            <text:p>0,045510417</text:p>
          </table:table-cell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6]" office:value-type="float" office:value="0.0031875" calcext:value-type="float">
            <text:p>0,0031875</text:p>
          </table:table-cell>
          <table:table-cell table:style-name="ce200" table:formula="of:=51000*[.D6]" office:value-type="float" office:value="0.0255" calcext:value-type="float">
            <text:p>0,0255</text:p>
          </table:table-cell>
          <table:table-cell table:style-name="ce200" table:formula="of:=51000*[.E6]" office:value-type="float" office:value="0.204" calcext:value-type="float">
            <text:p>0,204</text:p>
          </table:table-cell>
          <table:table-cell table:style-name="ce200" table:formula="of:=51000*[.F6]" office:value-type="float" office:value="0.816" calcext:value-type="float">
            <text:p>0,816</text:p>
          </table:table-cell>
          <table:table-cell table:style-name="ce200" table:formula="of:=51000*[.G6]" office:value-type="float" office:value="3.264" calcext:value-type="float">
            <text:p>3,264</text:p>
          </table:table-cell>
          <table:table-cell table:style-name="ce200"/>
          <table:table-cell table:style-name="ce208" table:formula="of:=51000*[.I6]" office:value-type="float" office:value="0.0354166666666667" calcext:value-type="float">
            <text:p>0,035416667</text:p>
          </table:table-cell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6]" office:value-type="float" office:value="0.001875" calcext:value-type="float">
            <text:p>0,001875</text:p>
          </table:table-cell>
          <table:table-cell table:style-name="ce200" table:formula="of:=30000*[.D6]" office:value-type="float" office:value="0.015" calcext:value-type="float">
            <text:p>0,015</text:p>
          </table:table-cell>
          <table:table-cell table:style-name="ce200" table:formula="of:=30000*[.E6]" office:value-type="float" office:value="0.12" calcext:value-type="float">
            <text:p>0,12</text:p>
          </table:table-cell>
          <table:table-cell table:style-name="ce200" table:formula="of:=30000*[.F6]" office:value-type="float" office:value="0.48" calcext:value-type="float">
            <text:p>0,48</text:p>
          </table:table-cell>
          <table:table-cell table:style-name="ce200" table:formula="of:=30000*[.G6]" office:value-type="float" office:value="1.92" calcext:value-type="float">
            <text:p>1,92</text:p>
          </table:table-cell>
          <table:table-cell table:style-name="ce200"/>
          <table:table-cell table:style-name="ce208" table:formula="of:=30000*[.I6]" office:value-type="float" office:value="0.0208333333333333" calcext:value-type="float">
            <text:p>0,020833333</text:p>
          </table:table-cell>
        </table:table-row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8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12]/[.$D$3]" office:value-type="float" office:value="0.0000000625" calcext:value-type="float">
            <text:p>0,00000006</text:p>
          </table:table-cell>
          <table:table-cell table:style-name="ce203" table:formula="of:=[.D12]/[.$D$3]" office:value-type="float" office:value="0.0000005" calcext:value-type="float">
            <text:p>0,00000050</text:p>
          </table:table-cell>
          <table:table-cell table:style-name="ce203" table:formula="of:=[.E12]/[.$D$3]" office:value-type="float" office:value="0.000004" calcext:value-type="float">
            <text:p>0,00000400</text:p>
          </table:table-cell>
          <table:table-cell table:style-name="ce203" table:formula="of:=[.F12]/[.$D$3]" office:value-type="float" office:value="0.000016" calcext:value-type="float">
            <text:p>0,00001600</text:p>
          </table:table-cell>
          <table:table-cell table:style-name="ce203" table:formula="of:=[.G12]/[.$D$3]" office:value-type="float" office:value="0.000064" calcext:value-type="float">
            <text:p>0,000064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13]*((2^8) -1)" office:value-type="float" office:value="0.0000159375" calcext:value-type="float">
            <text:p>0,00001594</text:p>
          </table:table-cell>
          <table:table-cell table:style-name="ce203" table:formula="of:=[.D13]*((2^8) -1)" office:value-type="float" office:value="0.0001275" calcext:value-type="float">
            <text:p>0,00012750</text:p>
          </table:table-cell>
          <table:table-cell table:style-name="ce203" table:formula="of:=[.E13]*((2^8) -1)" office:value-type="float" office:value="0.00102" calcext:value-type="float">
            <text:p>0,00102000</text:p>
          </table:table-cell>
          <table:table-cell table:style-name="ce203" table:formula="of:=[.F13]*((2^8) -1)" office:value-type="float" office:value="0.00408" calcext:value-type="float">
            <text:p>0,00408000</text:p>
          </table:table-cell>
          <table:table-cell table:style-name="ce203" table:formula="of:=[.G13]*((2^8) -1)" office:value-type="float" office:value="0.01632" calcext:value-type="float">
            <text:p>0,016320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13]" office:value-type="float" office:value="0.0031875" calcext:value-type="float">
            <text:p>0,0031875</text:p>
          </table:table-cell>
          <table:table-cell table:style-name="ce200" table:formula="of:=51000*[.D13]" office:value-type="float" office:value="0.0255" calcext:value-type="float">
            <text:p>0,0255</text:p>
          </table:table-cell>
          <table:table-cell table:style-name="ce200" table:formula="of:=51000*[.E13]" office:value-type="float" office:value="0.204" calcext:value-type="float">
            <text:p>0,204</text:p>
          </table:table-cell>
          <table:table-cell table:style-name="ce200" table:formula="of:=51000*[.F13]" office:value-type="float" office:value="0.816" calcext:value-type="float">
            <text:p>0,816</text:p>
          </table:table-cell>
          <table:table-cell table:style-name="ce200" table:formula="of:=51000*[.G13]" office:value-type="float" office:value="3.264" calcext:value-type="float">
            <text:p>3,26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13]" office:value-type="float" office:value="0.001875" calcext:value-type="float">
            <text:p>0,001875</text:p>
          </table:table-cell>
          <table:table-cell table:style-name="ce200" table:formula="of:=30000*[.D13]" office:value-type="float" office:value="0.015" calcext:value-type="float">
            <text:p>0,015</text:p>
          </table:table-cell>
          <table:table-cell table:style-name="ce200" table:formula="of:=30000*[.E13]" office:value-type="float" office:value="0.12" calcext:value-type="float">
            <text:p>0,12</text:p>
          </table:table-cell>
          <table:table-cell table:style-name="ce200" table:formula="of:=30000*[.F13]" office:value-type="float" office:value="0.48" calcext:value-type="float">
            <text:p>0,48</text:p>
          </table:table-cell>
          <table:table-cell table:style-name="ce200" table:formula="of:=30000*[.G13]" office:value-type="float" office:value="1.92" calcext:value-type="float">
            <text:p>1,92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6" table:number-columns-repeated="3" table:default-cell-style-name="Default"/>
        <table:table-row table:style-name="ro5" table:number-rows-repeated="3">
          <table:table-cell table:number-columns-repeated="3"/>
        </table:table-row>
        <table:table-row table:style-name="ro5">
          <table:table-cell office:value-type="string" calcext:value-type="string">
            <text:p>rpm</text:p>
          </table:table-cell>
          <table:table-cell office:value-type="float" office:value="300" calcext:value-type="float">
            <text:p>3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5">
          <table:table-cell office:value-type="string" calcext:value-type="string">
            <text:p>omega</text:p>
          </table:table-cell>
          <table:table-cell table:formula="of:=[.B4]*6" office:value-type="float" office:value="1800" calcext:value-type="float">
            <text:p>1800</text:p>
          </table:table-cell>
          <table:table-cell table:formula="of:=[.C4]*6" office:value-type="float" office:value="8100" calcext:value-type="float">
            <text:p>8100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B8]+[.A9]*2" office:value-type="float" office:value="308" calcext:value-type="float">
            <text:p>308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B9]+[.A10]*2" office:value-type="float" office:value="318" calcext:value-type="float">
            <text:p>318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B10]+[.A11]*2" office:value-type="float" office:value="330" calcext:value-type="float">
            <text:p>330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B11]+[.A12]*2" office:value-type="float" office:value="344" calcext:value-type="float">
            <text:p>34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B12]+[.A13]*2" office:value-type="float" office:value="360" calcext:value-type="float">
            <text:p>360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B13]+[.A14]*2" office:value-type="float" office:value="378" calcext:value-type="float">
            <text:p>378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B14]+[.A15]*2" office:value-type="float" office:value="398" calcext:value-type="float">
            <text:p>398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[.B15]+[.A16]*2" office:value-type="float" office:value="420" calcext:value-type="float">
            <text:p>420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[.B16]+[.A17]*2" office:value-type="float" office:value="444" calcext:value-type="float">
            <text:p>444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table:formula="of:=[.B17]+[.A18]*2" office:value-type="float" office:value="470" calcext:value-type="float">
            <text:p>470</text:p>
          </table:table-cell>
          <table:table-cell/>
        </table:table-row>
        <table:table-row table:style-name="ro5">
          <table:table-cell office:value-type="float" office:value="14" calcext:value-type="float">
            <text:p>14</text:p>
          </table:table-cell>
          <table:table-cell table:formula="of:=[.B18]+[.A19]*2" office:value-type="float" office:value="498" calcext:value-type="float">
            <text:p>498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table:formula="of:=[.B19]+[.A20]*2" office:value-type="float" office:value="528" calcext:value-type="float">
            <text:p>52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table:formula="of:=[.B20]+[.A21]*2" office:value-type="float" office:value="560" calcext:value-type="float">
            <text:p>560</text:p>
          </table:table-cell>
          <table:table-cell/>
        </table:table-row>
        <table:table-row table:style-name="ro5">
          <table:table-cell office:value-type="float" office:value="17" calcext:value-type="float">
            <text:p>17</text:p>
          </table:table-cell>
          <table:table-cell table:formula="of:=[.B21]+[.A22]*2" office:value-type="float" office:value="594" calcext:value-type="float">
            <text:p>594</text:p>
          </table:table-cell>
          <table:table-cell/>
        </table:table-row>
        <table:table-row table:style-name="ro5">
          <table:table-cell office:value-type="float" office:value="18" calcext:value-type="float">
            <text:p>18</text:p>
          </table:table-cell>
          <table:table-cell table:formula="of:=[.B22]+[.A23]*2" office:value-type="float" office:value="630" calcext:value-type="float">
            <text:p>630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table:formula="of:=[.B23]+[.A24]*2" office:value-type="float" office:value="668" calcext:value-type="float">
            <text:p>668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 table:formula="of:=[.B24]+[.A25]*2" office:value-type="float" office:value="708" calcext:value-type="float">
            <text:p>708</text:p>
          </table:table-cell>
          <table:table-cell/>
        </table:table-row>
        <table:table-row table:style-name="ro5">
          <table:table-cell office:value-type="float" office:value="21" calcext:value-type="float">
            <text:p>21</text:p>
          </table:table-cell>
          <table:table-cell table:formula="of:=[.B25]+[.A26]*2" office:value-type="float" office:value="750" calcext:value-type="float">
            <text:p>750</text:p>
          </table:table-cell>
          <table:table-cell/>
        </table:table-row>
        <table:table-row table:style-name="ro5">
          <table:table-cell office:value-type="float" office:value="22" calcext:value-type="float">
            <text:p>22</text:p>
          </table:table-cell>
          <table:table-cell table:formula="of:=[.B26]+[.A27]*2" office:value-type="float" office:value="794" calcext:value-type="float">
            <text:p>794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table:formula="of:=[.B27]+[.A28]*2" office:value-type="float" office:value="840" calcext:value-type="float">
            <text:p>840</text:p>
          </table:table-cell>
          <table:table-cell/>
        </table:table-row>
        <table:table-row table:style-name="ro5">
          <table:table-cell office:value-type="float" office:value="24" calcext:value-type="float">
            <text:p>24</text:p>
          </table:table-cell>
          <table:table-cell table:formula="of:=[.B28]+[.A29]*2" office:value-type="float" office:value="888" calcext:value-type="float">
            <text:p>888</text:p>
          </table:table-cell>
          <table:table-cell/>
        </table:table-row>
        <table:table-row table:style-name="ro5">
          <table:table-cell office:value-type="float" office:value="25" calcext:value-type="float">
            <text:p>25</text:p>
          </table:table-cell>
          <table:table-cell table:formula="of:=[.B29]+[.A30]*2" office:value-type="float" office:value="938" calcext:value-type="float">
            <text:p>938</text:p>
          </table:table-cell>
          <table:table-cell/>
        </table:table-row>
        <table:table-row table:style-name="ro5">
          <table:table-cell office:value-type="float" office:value="26" calcext:value-type="float">
            <text:p>26</text:p>
          </table:table-cell>
          <table:table-cell table:formula="of:=[.B30]+[.A31]*2" office:value-type="float" office:value="990" calcext:value-type="float">
            <text:p>990</text:p>
          </table:table-cell>
          <table:table-cell/>
        </table:table-row>
        <table:table-row table:style-name="ro5">
          <table:table-cell office:value-type="float" office:value="27" calcext:value-type="float">
            <text:p>27</text:p>
          </table:table-cell>
          <table:table-cell table:formula="of:=[.B31]+[.A32]*2" office:value-type="float" office:value="1044" calcext:value-type="float">
            <text:p>1044</text:p>
          </table:table-cell>
          <table:table-cell/>
        </table:table-row>
        <table:table-row table:style-name="ro5">
          <table:table-cell office:value-type="float" office:value="28" calcext:value-type="float">
            <text:p>28</text:p>
          </table:table-cell>
          <table:table-cell table:formula="of:=[.B32]+[.A33]*2" office:value-type="float" office:value="1100" calcext:value-type="float">
            <text:p>1100</text:p>
          </table:table-cell>
          <table:table-cell/>
        </table:table-row>
        <table:table-row table:style-name="ro5">
          <table:table-cell office:value-type="float" office:value="29" calcext:value-type="float">
            <text:p>29</text:p>
          </table:table-cell>
          <table:table-cell table:formula="of:=[.B33]+[.A34]*2" office:value-type="float" office:value="1158" calcext:value-type="float">
            <text:p>1158</text:p>
          </table:table-cell>
          <table:table-cell/>
        </table:table-row>
        <table:table-row table:style-name="ro5">
          <table:table-cell office:value-type="float" office:value="30" calcext:value-type="float">
            <text:p>30</text:p>
          </table:table-cell>
          <table:table-cell table:formula="of:=[.B34]+[.A35]*2" office:value-type="float" office:value="1218" calcext:value-type="float">
            <text:p>1218</text:p>
          </table:table-cell>
          <table:table-cell/>
        </table:table-row>
        <table:table-row table:style-name="ro5">
          <table:table-cell office:value-type="float" office:value="31" calcext:value-type="float">
            <text:p>31</text:p>
          </table:table-cell>
          <table:table-cell table:formula="of:=[.B35]+[.A36]*2" office:value-type="float" office:value="1280" calcext:value-type="float">
            <text:p>1280</text:p>
          </table:table-cell>
          <table:table-cell/>
        </table:table-row>
        <table:table-row table:style-name="ro5">
          <table:table-cell office:value-type="float" office:value="32" calcext:value-type="float">
            <text:p>32</text:p>
          </table:table-cell>
          <table:table-cell table:formula="of:=[.B36]+[.A37]*2" office:value-type="float" office:value="1344" calcext:value-type="float">
            <text:p>1344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table:formula="of:=[.B37]+[.A38]*2" office:value-type="float" office:value="1410" calcext:value-type="float">
            <text:p>1410</text:p>
          </table:table-cell>
          <table:table-cell/>
        </table:table-row>
        <table:table-row table:style-name="ro5">
          <table:table-cell office:value-type="float" office:value="34" calcext:value-type="float">
            <text:p>34</text:p>
          </table:table-cell>
          <table:table-cell table:formula="of:=[.B38]+[.A39]*2" office:value-type="float" office:value="1478" calcext:value-type="float">
            <text:p>1478</text:p>
          </table:table-cell>
          <table:table-cell/>
        </table:table-row>
        <table:table-row table:style-name="ro5">
          <table:table-cell office:value-type="float" office:value="35" calcext:value-type="float">
            <text:p>35</text:p>
          </table:table-cell>
          <table:table-cell table:formula="of:=[.B39]+[.A40]*2" office:value-type="float" office:value="1548" calcext:value-type="float">
            <text:p>1548</text:p>
          </table:table-cell>
          <table:table-cell/>
        </table:table-row>
        <table:table-row table:style-name="ro5">
          <table:table-cell office:value-type="float" office:value="36" calcext:value-type="float">
            <text:p>36</text:p>
          </table:table-cell>
          <table:table-cell table:formula="of:=[.B40]+[.A41]*2" office:value-type="float" office:value="1620" calcext:value-type="float">
            <text:p>1620</text:p>
          </table:table-cell>
          <table:table-cell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5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5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2"/>
        </table:table-row>
      </table:table>
      <table:table table:name="advance" table:style-name="ta1" table:print="false">
        <table:table-column table:style-name="co6" table:default-cell-style-name="Default"/>
        <table:table-column table:style-name="co6" table:default-cell-style-name="ce199"/>
        <table:table-column table:style-name="co6" table:number-columns-repeated="2" table:default-cell-style-name="ce212"/>
        <table:table-column table:style-name="co6" table:number-columns-repeated="2" table:default-cell-style-name="ce220"/>
        <table:table-column table:style-name="co6" table:default-cell-style-name="ce221"/>
        <table:table-column table:style-name="co6" table:default-cell-style-name="ce199"/>
        <table:table-column table:style-name="co6" table:number-columns-repeated="4" table:default-cell-style-name="Default"/>
        <table:table-row table:style-name="ro5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ps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/>
          <table:table-cell table:style-name="Default" office:value-type="string" calcext:value-type="string" table:number-columns-spanned="2" table:number-rows-spanned="1">
            <text:p>trigger base advance in °</text:p>
          </table:table-cell>
          <table:covered-table-cell table:style-name="Default"/>
          <table:table-cell table:style-name="ce204" office:value-type="float" office:value="60" calcext:value-type="float">
            <text:p>60</text:p>
          </table:table-cell>
          <table:table-cell table:style-name="Default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t1</text:p>
          </table:table-cell>
          <table:table-cell table:style-name="Default" table:formula="of:=[.C2]/[timers.D3]" office:value-type="float" office:value="0.000016" calcext:value-type="float">
            <text:p>1,6E-05</text:p>
          </table:table-cell>
          <table:table-cell table:style-name="Default" table:number-columns-repeated="5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5]" office:value-type="float" office:value="57" calcext:value-type="float">
            <text:p>57</text:p>
          </table:table-cell>
          <table:table-cell table:style-name="ce210" table:formula="of:=[.$G$2]-[.D5]" office:value-type="float" office:value="48" calcext:value-type="float">
            <text:p>48</text:p>
          </table:table-cell>
          <table:table-cell table:style-name="ce210" table:formula="of:=[.$G$2]-[.E5]" office:value-type="float" office:value="36" calcext:value-type="float">
            <text:p>36</text:p>
          </table:table-cell>
          <table:table-cell table:style-name="ce210" table:formula="of:=[.$G$2]-[.F5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1" table:formula="of:=[.$C$6]/[.$H7]" office:value-type="float" office:value="0.0271428571428571" calcext:value-type="float">
            <text:p>0,027143</text:p>
          </table:table-cell>
          <table:table-cell table:style-name="ce211" table:formula="of:=[.$D$6]/[.$H7]" office:value-type="float" office:value="0.0228571428571429" calcext:value-type="float">
            <text:p>0,022857</text:p>
          </table:table-cell>
          <table:table-cell table:style-name="ce211" table:formula="of:=[.$E$6]/[.$H7]" office:value-type="float" office:value="0.0171428571428571" calcext:value-type="float">
            <text:p>0,017143</text:p>
          </table:table-cell>
          <table:table-cell table:style-name="ce211" table:formula="of:=[.$F$6]/[.$H7]" office:value-type="float" office:value="0.0104761904761905" calcext:value-type="float">
            <text:p>0,010476</text:p>
          </table:table-cell>
          <table:table-cell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1" table:formula="of:=[.$C$6]/[.$H8]" office:value-type="float" office:value="0.0135714285714286" calcext:value-type="float">
            <text:p>0,013571</text:p>
          </table:table-cell>
          <table:table-cell table:style-name="ce211" table:formula="of:=[.$D$6]/[.$H8]" office:value-type="float" office:value="0.0114285714285714" calcext:value-type="float">
            <text:p>0,011429</text:p>
          </table:table-cell>
          <table:table-cell table:style-name="ce211" table:formula="of:=[.$E$6]/[.$H8]" office:value-type="float" office:value="0.00857142857142857" calcext:value-type="float">
            <text:p>0,008571</text:p>
          </table:table-cell>
          <table:table-cell table:style-name="ce211" table:formula="of:=[.$F$6]/[.$H8]" office:value-type="float" office:value="0.00523809523809524" calcext:value-type="float">
            <text:p>0,005238</text:p>
          </table:table-cell>
          <table:table-cell/>
          <table:table-cell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1" table:formula="of:=[.$C$6]/[.$H9]" office:value-type="float" office:value="0.0095" calcext:value-type="float">
            <text:p>0,009500</text:p>
          </table:table-cell>
          <table:table-cell table:style-name="ce211" table:formula="of:=[.$D$6]/[.$H9]" office:value-type="float" office:value="0.008" calcext:value-type="float">
            <text:p>0,008000</text:p>
          </table:table-cell>
          <table:table-cell table:style-name="ce211" table:formula="of:=[.$E$6]/[.$H9]" office:value-type="float" office:value="0.006" calcext:value-type="float">
            <text:p>0,006000</text:p>
          </table:table-cell>
          <table:table-cell table:style-name="ce211" table:formula="of:=[.$F$6]/[.$H9]" office:value-type="float" office:value="0.00366666666666667" calcext:value-type="float">
            <text:p>0,003667</text:p>
          </table:table-cell>
          <table:table-cell/>
          <table:table-cell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1" table:formula="of:=[.$C$6]/[.$H10]" office:value-type="float" office:value="0.00703703703703704" calcext:value-type="float">
            <text:p>0,007037</text:p>
          </table:table-cell>
          <table:table-cell table:style-name="ce211" table:formula="of:=[.$D$6]/[.$H10]" office:value-type="float" office:value="0.00592592592592593" calcext:value-type="float">
            <text:p>0,005926</text:p>
          </table:table-cell>
          <table:table-cell table:style-name="ce211" table:formula="of:=[.$E$6]/[.$H10]" office:value-type="float" office:value="0.00444444444444444" calcext:value-type="float">
            <text:p>0,004444</text:p>
          </table:table-cell>
          <table:table-cell table:style-name="ce211" table:formula="of:=[.$F$6]/[.$H10]" office:value-type="float" office:value="0.00271604938271605" calcext:value-type="float">
            <text:p>0,002716</text:p>
          </table:table-cell>
          <table:table-cell/>
          <table:table-cell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1" table:formula="of:=[.$C$6]/[.$H11]" office:value-type="float" office:value="0.00633333333333333" calcext:value-type="float">
            <text:p>0,006333</text:p>
          </table:table-cell>
          <table:table-cell table:style-name="ce211" table:formula="of:=[.$D$6]/[.$H11]" office:value-type="float" office:value="0.00533333333333333" calcext:value-type="float">
            <text:p>0,005333</text:p>
          </table:table-cell>
          <table:table-cell table:style-name="ce211" table:formula="of:=[.$E$6]/[.$H11]" office:value-type="float" office:value="0.004" calcext:value-type="float">
            <text:p>0,004000</text:p>
          </table:table-cell>
          <table:table-cell table:style-name="ce211" table:formula="of:=[.$F$6]/[.$H11]" office:value-type="float" office:value="0.00244444444444444" calcext:value-type="float">
            <text:p>0,002444</text:p>
          </table:table-cell>
          <table:table-cell/>
          <table:table-cell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1" table:formula="of:=[.$C$6]/[.$H12]" office:value-type="float" office:value="0.00475" calcext:value-type="float">
            <text:p>0,004750</text:p>
          </table:table-cell>
          <table:table-cell table:style-name="ce211" table:formula="of:=[.$D$6]/[.$H12]" office:value-type="float" office:value="0.004" calcext:value-type="float">
            <text:p>0,004000</text:p>
          </table:table-cell>
          <table:table-cell table:style-name="ce211" table:formula="of:=[.$E$6]/[.$H12]" office:value-type="float" office:value="0.003" calcext:value-type="float">
            <text:p>0,003000</text:p>
          </table:table-cell>
          <table:table-cell table:style-name="ce211" table:formula="of:=[.$F$6]/[.$H12]" office:value-type="float" office:value="0.00183333333333333" calcext:value-type="float">
            <text:p>0,001833</text:p>
          </table:table-cell>
          <table:table-cell/>
          <table:table-cell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1" table:formula="of:=[.$C$6]/[.$H13]" office:value-type="float" office:value="0.0038" calcext:value-type="float">
            <text:p>0,003800</text:p>
          </table:table-cell>
          <table:table-cell table:style-name="ce211" table:formula="of:=[.$D$6]/[.$H13]" office:value-type="float" office:value="0.0032" calcext:value-type="float">
            <text:p>0,003200</text:p>
          </table:table-cell>
          <table:table-cell table:style-name="ce211" table:formula="of:=[.$E$6]/[.$H13]" office:value-type="float" office:value="0.0024" calcext:value-type="float">
            <text:p>0,002400</text:p>
          </table:table-cell>
          <table:table-cell table:style-name="ce211" table:formula="of:=[.$F$6]/[.$H13]" office:value-type="float" office:value="0.00146666666666667" calcext:value-type="float">
            <text:p>0,001467</text:p>
          </table:table-cell>
          <table:table-cell/>
          <table:table-cell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[.$C$6]/[.$H14]" office:value-type="float" office:value="0.00316666666666667" calcext:value-type="float">
            <text:p>0,003167</text:p>
          </table:table-cell>
          <table:table-cell table:formula="of:=[.$D$6]/[.$H14]" office:value-type="float" office:value="0.00266666666666667" calcext:value-type="float">
            <text:p>0,002667</text:p>
          </table:table-cell>
          <table:table-cell table:style-name="ce219" table:formula="of:=[.$E$6]/[.$H14]" office:value-type="float" office:value="0.002" calcext:value-type="float">
            <text:p>0,002000</text:p>
          </table:table-cell>
          <table:table-cell table:style-name="ce212" table:formula="of:=[.$F$6]/[.$H14]" office:value-type="float" office:value="0.00122222222222222" calcext:value-type="float">
            <text:p>0,001222</text:p>
          </table:table-cell>
          <table:table-cell/>
          <table:table-cell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[.$C$6]/[.$H15]" office:value-type="float" office:value="0.00271428571428571" calcext:value-type="float">
            <text:p>0,002714</text:p>
          </table:table-cell>
          <table:table-cell table:formula="of:=[.$D$6]/[.$H15]" office:value-type="float" office:value="0.00228571428571429" calcext:value-type="float">
            <text:p>0,002286</text:p>
          </table:table-cell>
          <table:table-cell table:style-name="ce219" table:formula="of:=[.$E$6]/[.$H15]" office:value-type="float" office:value="0.00171428571428571" calcext:value-type="float">
            <text:p>0,001714</text:p>
          </table:table-cell>
          <table:table-cell table:style-name="ce212" table:formula="of:=[.$F$6]/[.$H15]" office:value-type="float" office:value="0.00104761904761905" calcext:value-type="float">
            <text:p>0,001048</text:p>
          </table:table-cell>
          <table:table-cell/>
          <table:table-cell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[.$C$6]/[.$H16]" office:value-type="float" office:value="0.002375" calcext:value-type="float">
            <text:p>0,002375</text:p>
          </table:table-cell>
          <table:table-cell table:formula="of:=[.$D$6]/[.$H16]" office:value-type="float" office:value="0.002" calcext:value-type="float">
            <text:p>0,002000</text:p>
          </table:table-cell>
          <table:table-cell table:style-name="ce219" table:formula="of:=[.$E$6]/[.$H16]" office:value-type="float" office:value="0.0015" calcext:value-type="float">
            <text:p>0,001500</text:p>
          </table:table-cell>
          <table:table-cell table:style-name="ce212" table:formula="of:=[.$F$6]/[.$H16]" office:value-type="float" office:value="0.000916666666666667" calcext:value-type="float">
            <text:p>0,000917</text:p>
          </table:table-cell>
          <table:table-cell/>
          <table:table-cell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[.$C$6]/[.$H17]" office:value-type="float" office:value="0.00211111111111111" calcext:value-type="float">
            <text:p>0,002111</text:p>
          </table:table-cell>
          <table:table-cell table:formula="of:=[.$D$6]/[.$H17]" office:value-type="float" office:value="0.00177777777777778" calcext:value-type="float">
            <text:p>0,001778</text:p>
          </table:table-cell>
          <table:table-cell table:style-name="ce219" table:formula="of:=[.$E$6]/[.$H17]" office:value-type="float" office:value="0.00133333333333333" calcext:value-type="float">
            <text:p>0,001333</text:p>
          </table:table-cell>
          <table:table-cell table:style-name="ce212" table:formula="of:=[.$F$6]/[.$H17]" office:value-type="float" office:value="0.000814814814814815" calcext:value-type="float">
            <text:p>0,000815</text:p>
          </table:table-cell>
          <table:table-cell/>
          <table:table-cell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[.$C$6]/[.$H18]" office:value-type="float" office:value="0.0019" calcext:value-type="float">
            <text:p>0,001900</text:p>
          </table:table-cell>
          <table:table-cell table:formula="of:=[.$D$6]/[.$H18]" office:value-type="float" office:value="0.0016" calcext:value-type="float">
            <text:p>0,001600</text:p>
          </table:table-cell>
          <table:table-cell table:style-name="ce219" table:formula="of:=[.$E$6]/[.$H18]" office:value-type="float" office:value="0.0012" calcext:value-type="float">
            <text:p>0,001200</text:p>
          </table:table-cell>
          <table:table-cell table:style-name="ce212" table:formula="of:=[.$F$6]/[.$H18]" office:value-type="float" office:value="0.000733333333333333" calcext:value-type="float">
            <text:p>0,000733</text:p>
          </table:table-cell>
          <table:table-cell/>
          <table:table-cell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[.$C$6]/[.$H19]" office:value-type="float" office:value="0.00172727272727273" calcext:value-type="float">
            <text:p>0,001727</text:p>
          </table:table-cell>
          <table:table-cell table:formula="of:=[.$D$6]/[.$H19]" office:value-type="float" office:value="0.00145454545454545" calcext:value-type="float">
            <text:p>0,001455</text:p>
          </table:table-cell>
          <table:table-cell table:style-name="ce212" table:formula="of:=[.$E$6]/[.$H19]" office:value-type="float" office:value="0.00109090909090909" calcext:value-type="float">
            <text:p>0,001091</text:p>
          </table:table-cell>
          <table:table-cell table:style-name="ce219" table:formula="of:=[.$F$6]/[.$H19]" office:value-type="float" office:value="0.000666666666666667" calcext:value-type="float">
            <text:p>0,000667</text:p>
          </table:table-cell>
          <table:table-cell/>
          <table:table-cell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[.$C$6]/[.$H20]" office:value-type="float" office:value="0.00158333333333333" calcext:value-type="float">
            <text:p>0,001583</text:p>
          </table:table-cell>
          <table:table-cell table:formula="of:=[.$D$6]/[.$H20]" office:value-type="float" office:value="0.00133333333333333" calcext:value-type="float">
            <text:p>0,001333</text:p>
          </table:table-cell>
          <table:table-cell table:style-name="ce212" table:formula="of:=[.$E$6]/[.$H20]" office:value-type="float" office:value="0.001" calcext:value-type="float">
            <text:p>0,001000</text:p>
          </table:table-cell>
          <table:table-cell table:style-name="ce219" table:formula="of:=[.$F$6]/[.$H20]" office:value-type="float" office:value="0.000611111111111111" calcext:value-type="float">
            <text:p>0,000611</text:p>
          </table:table-cell>
          <table:table-cell/>
          <table:table-cell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[.$C$6]/[.$H21]" office:value-type="float" office:value="0.00146153846153846" calcext:value-type="float">
            <text:p>0,001462</text:p>
          </table:table-cell>
          <table:table-cell table:formula="of:=[.$D$6]/[.$H21]" office:value-type="float" office:value="0.00123076923076923" calcext:value-type="float">
            <text:p>0,001231</text:p>
          </table:table-cell>
          <table:table-cell table:style-name="ce212" table:formula="of:=[.$E$6]/[.$H21]" office:value-type="float" office:value="0.000923076923076923" calcext:value-type="float">
            <text:p>0,000923</text:p>
          </table:table-cell>
          <table:table-cell table:style-name="ce219" table:formula="of:=[.$F$6]/[.$H21]" office:value-type="float" office:value="0.000564102564102564" calcext:value-type="float">
            <text:p>0,000564</text:p>
          </table:table-cell>
          <table:table-cell/>
          <table:table-cell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[.$C$6]/[.$H22]" office:value-type="float" office:value="0.00135714285714286" calcext:value-type="float">
            <text:p>0,001357</text:p>
          </table:table-cell>
          <table:table-cell table:formula="of:=[.$D$6]/[.$H22]" office:value-type="float" office:value="0.00114285714285714" calcext:value-type="float">
            <text:p>0,001143</text:p>
          </table:table-cell>
          <table:table-cell table:style-name="ce212" table:formula="of:=[.$E$6]/[.$H22]" office:value-type="float" office:value="0.000857142857142857" calcext:value-type="float">
            <text:p>0,000857</text:p>
          </table:table-cell>
          <table:table-cell table:style-name="ce219" table:formula="of:=[.$F$6]/[.$H22]" office:value-type="float" office:value="0.000523809523809524" calcext:value-type="float">
            <text:p>0,000524</text:p>
          </table:table-cell>
          <table:table-cell/>
          <table:table-cell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[.$C$6]/[.$H23]" office:value-type="float" office:value="0.00126666666666667" calcext:value-type="float">
            <text:p>0,001267</text:p>
          </table:table-cell>
          <table:table-cell table:formula="of:=[.$D$6]/[.$H23]" office:value-type="float" office:value="0.00106666666666667" calcext:value-type="float">
            <text:p>0,001067</text:p>
          </table:table-cell>
          <table:table-cell table:style-name="ce212" table:formula="of:=[.$E$6]/[.$H23]" office:value-type="float" office:value="0.0008" calcext:value-type="float">
            <text:p>0,000800</text:p>
          </table:table-cell>
          <table:table-cell table:style-name="ce219" table:formula="of:=[.$F$6]/[.$H23]" office:value-type="float" office:value="0.000488888888888889" calcext:value-type="float">
            <text:p>0,000489</text:p>
          </table:table-cell>
          <table:table-cell/>
          <table:table-cell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[.$C$6]/[.$H24]" office:value-type="float" office:value="0.0011875" calcext:value-type="float">
            <text:p>0,001188</text:p>
          </table:table-cell>
          <table:table-cell table:formula="of:=[.$D$6]/[.$H24]" office:value-type="float" office:value="0.001" calcext:value-type="float">
            <text:p>0,001000</text:p>
          </table:table-cell>
          <table:table-cell table:style-name="ce212" table:formula="of:=[.$E$6]/[.$H24]" office:value-type="float" office:value="0.00075" calcext:value-type="float">
            <text:p>0,000750</text:p>
          </table:table-cell>
          <table:table-cell table:style-name="ce219" table:formula="of:=[.$F$6]/[.$H24]" office:value-type="float" office:value="0.000458333333333333" calcext:value-type="float">
            <text:p>0,000458</text:p>
          </table:table-cell>
          <table:table-cell/>
          <table:table-cell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[.$C$6]/[.$H25]" office:value-type="float" office:value="0.00111764705882353" calcext:value-type="float">
            <text:p>0,001118</text:p>
          </table:table-cell>
          <table:table-cell table:formula="of:=[.$D$6]/[.$H25]" office:value-type="float" office:value="0.000941176470588235" calcext:value-type="float">
            <text:p>0,000941</text:p>
          </table:table-cell>
          <table:table-cell table:style-name="ce212" table:formula="of:=[.$E$6]/[.$H25]" office:value-type="float" office:value="0.000705882352941176" calcext:value-type="float">
            <text:p>0,000706</text:p>
          </table:table-cell>
          <table:table-cell table:style-name="ce219" table:formula="of:=[.$F$6]/[.$H25]" office:value-type="float" office:value="0.000431372549019608" calcext:value-type="float">
            <text:p>0,000431</text:p>
          </table:table-cell>
          <table:table-cell/>
          <table:table-cell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4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4" calcext:value-type="float">
            <text:p>14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31]" office:value-type="float" office:value="57" calcext:value-type="float">
            <text:p>57</text:p>
          </table:table-cell>
          <table:table-cell table:style-name="ce210" table:formula="of:=[.$G$2]-[.D31]" office:value-type="float" office:value="46" calcext:value-type="float">
            <text:p>46</text:p>
          </table:table-cell>
          <table:table-cell table:style-name="ce210" table:formula="of:=[.$G$2]-[.E31]" office:value-type="float" office:value="36" calcext:value-type="float">
            <text:p>36</text:p>
          </table:table-cell>
          <table:table-cell table:style-name="ce210" table:formula="of:=[.$G$2]-[.F31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3" table:formula="of:=[.C7]/[.$C$3]" office:value-type="float" office:value="1696.42857142857" calcext:value-type="float">
            <text:p>1696</text:p>
          </table:table-cell>
          <table:table-cell table:style-name="ce213" table:formula="of:=[.D7]/[.$C$3]" office:value-type="float" office:value="1428.57142857143" calcext:value-type="float">
            <text:p>1429</text:p>
          </table:table-cell>
          <table:table-cell table:style-name="ce213" table:formula="of:=[.E7]/[.$C$3]" office:value-type="float" office:value="1071.42857142857" calcext:value-type="float">
            <text:p>1071</text:p>
          </table:table-cell>
          <table:table-cell table:style-name="ce213" table:formula="of:=[.F7]/[.$C$3]" office:value-type="float" office:value="654.761904761905" calcext:value-type="float">
            <text:p>655</text:p>
          </table:table-cell>
          <table:table-cell/>
          <table:table-cell table:style-name="ce196" table:formula="of:=6*[.B33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3" table:formula="of:=[.C8]/[.$C$3]" office:value-type="float" office:value="848.214285714286" calcext:value-type="float">
            <text:p>848</text:p>
          </table:table-cell>
          <table:table-cell table:style-name="ce213" table:formula="of:=[.D8]/[.$C$3]" office:value-type="float" office:value="714.285714285714" calcext:value-type="float">
            <text:p>714</text:p>
          </table:table-cell>
          <table:table-cell table:style-name="ce213" table:formula="of:=[.E8]/[.$C$3]" office:value-type="float" office:value="535.714285714286" calcext:value-type="float">
            <text:p>536</text:p>
          </table:table-cell>
          <table:table-cell table:style-name="ce213" table:formula="of:=[.F8]/[.$C$3]" office:value-type="float" office:value="327.380952380952" calcext:value-type="float">
            <text:p>327</text:p>
          </table:table-cell>
          <table:table-cell/>
          <table:table-cell table:formula="of:=6*[.B34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3" table:formula="of:=[.C9]/[.$C$3]" office:value-type="float" office:value="593.75" calcext:value-type="float">
            <text:p>594</text:p>
          </table:table-cell>
          <table:table-cell table:style-name="ce213" table:formula="of:=[.D9]/[.$C$3]" office:value-type="float" office:value="500" calcext:value-type="float">
            <text:p>500</text:p>
          </table:table-cell>
          <table:table-cell table:style-name="ce213" table:formula="of:=[.E9]/[.$C$3]" office:value-type="float" office:value="375" calcext:value-type="float">
            <text:p>375</text:p>
          </table:table-cell>
          <table:table-cell table:style-name="ce213" table:formula="of:=[.F9]/[.$C$3]" office:value-type="float" office:value="229.166666666667" calcext:value-type="float">
            <text:p>229</text:p>
          </table:table-cell>
          <table:table-cell/>
          <table:table-cell table:formula="of:=6*[.B35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3" table:formula="of:=[.C10]/[.$C$3]" office:value-type="float" office:value="439.814814814815" calcext:value-type="float">
            <text:p>440</text:p>
          </table:table-cell>
          <table:table-cell table:style-name="ce213" table:formula="of:=[.D10]/[.$C$3]" office:value-type="float" office:value="370.37037037037" calcext:value-type="float">
            <text:p>370</text:p>
          </table:table-cell>
          <table:table-cell table:style-name="ce213" table:formula="of:=[.E10]/[.$C$3]" office:value-type="float" office:value="277.777777777778" calcext:value-type="float">
            <text:p>278</text:p>
          </table:table-cell>
          <table:table-cell table:style-name="ce213" table:formula="of:=[.F10]/[.$C$3]" office:value-type="float" office:value="169.753086419753" calcext:value-type="float">
            <text:p>170</text:p>
          </table:table-cell>
          <table:table-cell/>
          <table:table-cell table:formula="of:=6*[.B36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3" table:formula="of:=[.C11]/[.$C$3]" office:value-type="float" office:value="395.833333333333" calcext:value-type="float">
            <text:p>396</text:p>
          </table:table-cell>
          <table:table-cell table:style-name="ce213" table:formula="of:=[.D11]/[.$C$3]" office:value-type="float" office:value="333.333333333333" calcext:value-type="float">
            <text:p>333</text:p>
          </table:table-cell>
          <table:table-cell table:style-name="ce213" table:formula="of:=[.E11]/[.$C$3]" office:value-type="float" office:value="250" calcext:value-type="float">
            <text:p>250</text:p>
          </table:table-cell>
          <table:table-cell table:style-name="ce213" table:formula="of:=[.F11]/[.$C$3]" office:value-type="float" office:value="152.777777777778" calcext:value-type="float">
            <text:p>153</text:p>
          </table:table-cell>
          <table:table-cell/>
          <table:table-cell table:formula="of:=6*[.B37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3" table:formula="of:=[.C12]/[.$C$3]" office:value-type="float" office:value="296.875" calcext:value-type="float">
            <text:p>297</text:p>
          </table:table-cell>
          <table:table-cell table:style-name="ce213" table:formula="of:=[.D12]/[.$C$3]" office:value-type="float" office:value="250" calcext:value-type="float">
            <text:p>250</text:p>
          </table:table-cell>
          <table:table-cell table:style-name="ce213" table:formula="of:=[.E12]/[.$C$3]" office:value-type="float" office:value="187.5" calcext:value-type="float">
            <text:p>188</text:p>
          </table:table-cell>
          <table:table-cell table:style-name="ce213" table:formula="of:=[.F12]/[.$C$3]" office:value-type="float" office:value="114.583333333333" calcext:value-type="float">
            <text:p>115</text:p>
          </table:table-cell>
          <table:table-cell/>
          <table:table-cell table:formula="of:=6*[.B38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3" table:formula="of:=[.C13]/[.$C$3]" office:value-type="float" office:value="237.5" calcext:value-type="float">
            <text:p>238</text:p>
          </table:table-cell>
          <table:table-cell table:style-name="ce213" table:formula="of:=[.D13]/[.$C$3]" office:value-type="float" office:value="200" calcext:value-type="float">
            <text:p>200</text:p>
          </table:table-cell>
          <table:table-cell table:style-name="ce213" table:formula="of:=[.E13]/[.$C$3]" office:value-type="float" office:value="150" calcext:value-type="float">
            <text:p>150</text:p>
          </table:table-cell>
          <table:table-cell table:style-name="ce213" table:formula="of:=[.F13]/[.$C$3]" office:value-type="float" office:value="91.6666666666667" calcext:value-type="float">
            <text:p>92</text:p>
          </table:table-cell>
          <table:table-cell/>
          <table:table-cell table:formula="of:=6*[.B39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4" table:formula="of:=[.C14]/[.$C$3]" office:value-type="float" office:value="197.916666666667" calcext:value-type="float">
            <text:p>198</text:p>
          </table:table-cell>
          <table:table-cell table:style-name="ce214" table:formula="of:=[.D14]/[.$C$3]" office:value-type="float" office:value="166.666666666667" calcext:value-type="float">
            <text:p>167</text:p>
          </table:table-cell>
          <table:table-cell table:style-name="ce217" table:formula="of:=[.E14]/[.$C$3]" office:value-type="float" office:value="125" calcext:value-type="float">
            <text:p>125</text:p>
          </table:table-cell>
          <table:table-cell table:formula="of:=[.F14]/[.$C$3]" office:value-type="float" office:value="76.3888888888889" calcext:value-type="float">
            <text:p>76</text:p>
          </table:table-cell>
          <table:table-cell/>
          <table:table-cell table:formula="of:=6*[.B40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4" table:formula="of:=[.C15]/[.$C$3]" office:value-type="float" office:value="169.642857142857" calcext:value-type="float">
            <text:p>170</text:p>
          </table:table-cell>
          <table:table-cell table:style-name="ce214" table:formula="of:=[.D15]/[.$C$3]" office:value-type="float" office:value="142.857142857143" calcext:value-type="float">
            <text:p>143</text:p>
          </table:table-cell>
          <table:table-cell table:style-name="ce217" table:formula="of:=[.E15]/[.$C$3]" office:value-type="float" office:value="107.142857142857" calcext:value-type="float">
            <text:p>107</text:p>
          </table:table-cell>
          <table:table-cell table:formula="of:=[.F15]/[.$C$3]" office:value-type="float" office:value="65.4761904761905" calcext:value-type="float">
            <text:p>65</text:p>
          </table:table-cell>
          <table:table-cell/>
          <table:table-cell table:formula="of:=6*[.B41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4" table:formula="of:=[.C16]/[.$C$3]" office:value-type="float" office:value="148.4375" calcext:value-type="float">
            <text:p>148</text:p>
          </table:table-cell>
          <table:table-cell table:style-name="ce214" table:formula="of:=[.D16]/[.$C$3]" office:value-type="float" office:value="125" calcext:value-type="float">
            <text:p>125</text:p>
          </table:table-cell>
          <table:table-cell table:style-name="ce217" table:formula="of:=[.E16]/[.$C$3]" office:value-type="float" office:value="93.75" calcext:value-type="float">
            <text:p>94</text:p>
          </table:table-cell>
          <table:table-cell table:formula="of:=[.F16]/[.$C$3]" office:value-type="float" office:value="57.2916666666667" calcext:value-type="float">
            <text:p>57</text:p>
          </table:table-cell>
          <table:table-cell/>
          <table:table-cell table:formula="of:=6*[.B42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4" table:formula="of:=[.C17]/[.$C$3]" office:value-type="float" office:value="131.944444444444" calcext:value-type="float">
            <text:p>132</text:p>
          </table:table-cell>
          <table:table-cell table:style-name="ce214" table:formula="of:=[.D17]/[.$C$3]" office:value-type="float" office:value="111.111111111111" calcext:value-type="float">
            <text:p>111</text:p>
          </table:table-cell>
          <table:table-cell table:style-name="ce217" table:formula="of:=[.E17]/[.$C$3]" office:value-type="float" office:value="83.3333333333333" calcext:value-type="float">
            <text:p>83</text:p>
          </table:table-cell>
          <table:table-cell table:formula="of:=[.F17]/[.$C$3]" office:value-type="float" office:value="50.9259259259259" calcext:value-type="float">
            <text:p>51</text:p>
          </table:table-cell>
          <table:table-cell/>
          <table:table-cell table:formula="of:=6*[.B43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4" table:formula="of:=[.C18]/[.$C$3]" office:value-type="float" office:value="118.75" calcext:value-type="float">
            <text:p>119</text:p>
          </table:table-cell>
          <table:table-cell table:style-name="ce214" table:formula="of:=[.D18]/[.$C$3]" office:value-type="float" office:value="100" calcext:value-type="float">
            <text:p>100</text:p>
          </table:table-cell>
          <table:table-cell table:style-name="ce217" table:formula="of:=[.E18]/[.$C$3]" office:value-type="float" office:value="75" calcext:value-type="float">
            <text:p>75</text:p>
          </table:table-cell>
          <table:table-cell table:formula="of:=[.F18]/[.$C$3]" office:value-type="float" office:value="45.8333333333333" calcext:value-type="float">
            <text:p>46</text:p>
          </table:table-cell>
          <table:table-cell/>
          <table:table-cell table:formula="of:=6*[.B44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4" table:formula="of:=[.C19]/[.$C$3]" office:value-type="float" office:value="107.954545454545" calcext:value-type="float">
            <text:p>108</text:p>
          </table:table-cell>
          <table:table-cell table:style-name="ce214" table:formula="of:=[.D19]/[.$C$3]" office:value-type="float" office:value="90.9090909090909" calcext:value-type="float">
            <text:p>91</text:p>
          </table:table-cell>
          <table:table-cell table:formula="of:=[.E19]/[.$C$3]" office:value-type="float" office:value="68.1818181818182" calcext:value-type="float">
            <text:p>68</text:p>
          </table:table-cell>
          <table:table-cell table:style-name="ce217" table:formula="of:=[.F19]/[.$C$3]" office:value-type="float" office:value="41.6666666666667" calcext:value-type="float">
            <text:p>42</text:p>
          </table:table-cell>
          <table:table-cell/>
          <table:table-cell table:formula="of:=6*[.B45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4" table:formula="of:=[.C20]/[.$C$3]" office:value-type="float" office:value="98.9583333333333" calcext:value-type="float">
            <text:p>99</text:p>
          </table:table-cell>
          <table:table-cell table:style-name="ce214" table:formula="of:=[.D20]/[.$C$3]" office:value-type="float" office:value="83.3333333333333" calcext:value-type="float">
            <text:p>83</text:p>
          </table:table-cell>
          <table:table-cell table:formula="of:=[.E20]/[.$C$3]" office:value-type="float" office:value="62.5" calcext:value-type="float">
            <text:p>63</text:p>
          </table:table-cell>
          <table:table-cell table:style-name="ce217" table:formula="of:=[.F20]/[.$C$3]" office:value-type="float" office:value="38.1944444444444" calcext:value-type="float">
            <text:p>38</text:p>
          </table:table-cell>
          <table:table-cell/>
          <table:table-cell table:formula="of:=6*[.B46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4" table:formula="of:=[.C21]/[.$C$3]" office:value-type="float" office:value="91.3461538461539" calcext:value-type="float">
            <text:p>91</text:p>
          </table:table-cell>
          <table:table-cell table:style-name="ce214" table:formula="of:=[.D21]/[.$C$3]" office:value-type="float" office:value="76.9230769230769" calcext:value-type="float">
            <text:p>77</text:p>
          </table:table-cell>
          <table:table-cell table:formula="of:=[.E21]/[.$C$3]" office:value-type="float" office:value="57.6923076923077" calcext:value-type="float">
            <text:p>58</text:p>
          </table:table-cell>
          <table:table-cell table:style-name="ce217" table:formula="of:=[.F21]/[.$C$3]" office:value-type="float" office:value="35.2564102564103" calcext:value-type="float">
            <text:p>35</text:p>
          </table:table-cell>
          <table:table-cell/>
          <table:table-cell table:formula="of:=6*[.B47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4" table:formula="of:=[.C22]/[.$C$3]" office:value-type="float" office:value="84.8214285714286" calcext:value-type="float">
            <text:p>85</text:p>
          </table:table-cell>
          <table:table-cell table:style-name="ce214" table:formula="of:=[.D22]/[.$C$3]" office:value-type="float" office:value="71.4285714285714" calcext:value-type="float">
            <text:p>71</text:p>
          </table:table-cell>
          <table:table-cell table:formula="of:=[.E22]/[.$C$3]" office:value-type="float" office:value="53.5714285714286" calcext:value-type="float">
            <text:p>54</text:p>
          </table:table-cell>
          <table:table-cell table:style-name="ce217" table:formula="of:=[.F22]/[.$C$3]" office:value-type="float" office:value="32.7380952380952" calcext:value-type="float">
            <text:p>33</text:p>
          </table:table-cell>
          <table:table-cell/>
          <table:table-cell table:formula="of:=6*[.B48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4" table:formula="of:=[.C23]/[.$C$3]" office:value-type="float" office:value="79.1666666666667" calcext:value-type="float">
            <text:p>79</text:p>
          </table:table-cell>
          <table:table-cell table:style-name="ce214" table:formula="of:=[.D23]/[.$C$3]" office:value-type="float" office:value="66.6666666666667" calcext:value-type="float">
            <text:p>67</text:p>
          </table:table-cell>
          <table:table-cell table:formula="of:=[.E23]/[.$C$3]" office:value-type="float" office:value="50" calcext:value-type="float">
            <text:p>50</text:p>
          </table:table-cell>
          <table:table-cell table:style-name="ce217" table:formula="of:=[.F23]/[.$C$3]" office:value-type="float" office:value="30.5555555555556" calcext:value-type="float">
            <text:p>31</text:p>
          </table:table-cell>
          <table:table-cell/>
          <table:table-cell table:formula="of:=6*[.B49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4" table:formula="of:=[.C24]/[.$C$3]" office:value-type="float" office:value="74.21875" calcext:value-type="float">
            <text:p>74</text:p>
          </table:table-cell>
          <table:table-cell table:style-name="ce214" table:formula="of:=[.D24]/[.$C$3]" office:value-type="float" office:value="62.5" calcext:value-type="float">
            <text:p>63</text:p>
          </table:table-cell>
          <table:table-cell table:formula="of:=[.E24]/[.$C$3]" office:value-type="float" office:value="46.875" calcext:value-type="float">
            <text:p>47</text:p>
          </table:table-cell>
          <table:table-cell table:style-name="ce217" table:formula="of:=[.F24]/[.$C$3]" office:value-type="float" office:value="28.6458333333333" calcext:value-type="float">
            <text:p>29</text:p>
          </table:table-cell>
          <table:table-cell/>
          <table:table-cell table:formula="of:=6*[.B50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4" table:formula="of:=[.C25]/[.$C$3]" office:value-type="float" office:value="69.8529411764706" calcext:value-type="float">
            <text:p>70</text:p>
          </table:table-cell>
          <table:table-cell table:style-name="ce214" table:formula="of:=[.D25]/[.$C$3]" office:value-type="float" office:value="58.8235294117647" calcext:value-type="float">
            <text:p>59</text:p>
          </table:table-cell>
          <table:table-cell table:formula="of:=[.E25]/[.$C$3]" office:value-type="float" office:value="44.1176470588235" calcext:value-type="float">
            <text:p>44</text:p>
          </table:table-cell>
          <table:table-cell table:style-name="ce217" table:formula="of:=[.F25]/[.$C$3]" office:value-type="float" office:value="26.9607843137255" calcext:value-type="float">
            <text:p>27</text:p>
          </table:table-cell>
          <table:table-cell/>
          <table:table-cell table:formula="of:=6*[.B51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_max</text:p>
          </table:table-cell>
          <table:table-cell table:style-name="ce209" office:value-type="string" calcext:value-type="string">
            <text:p>adv_min</text:p>
          </table:table-cell>
          <table:table-cell table:style-name="ce209" table:number-columns-repeated="3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number-columns-repeated="5"/>
          <table:table-cell table:style-name="Default"/>
          <table:table-cell/>
          <table:table-cell table:style-name="ce222" office:value-type="string" calcext:value-type="string" table:number-columns-spanned="3" table:number-rows-spanned="5">
            <text:p>result: (no dynamic advance until 2500rpm) → with trigger on Position A2 (60° BDC) any advance can be realised</text:p>
          </table:table-cell>
          <table:covered-table-cell table:number-columns-repeated="2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5" table:formula="of:=[.H57]*((2^8)-1)*[.$C$3]" office:value-type="float" office:value="8.568" calcext:value-type="float">
            <text:p>9</text:p>
          </table:table-cell>
          <table:table-cell table:style-name="ce218" table:formula="of:=[.$G$2]-[.C57]" office:value-type="float" office:value="51.432" calcext:value-type="float">
            <text:p>51</text:p>
          </table:table-cell>
          <table:table-cell table:style-name="ce214"/>
          <table:table-cell table:number-columns-repeated="2"/>
          <table:table-cell table:style-name="ce196" table:formula="of:=6*[.B57]" office:value-type="float" office:value="2100" calcext:value-type="float">
            <text:p>2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5" table:formula="of:=[.H58]*((2^8)-1)*[.$C$3]" office:value-type="float" office:value="17.136" calcext:value-type="float">
            <text:p>17</text:p>
          </table:table-cell>
          <table:table-cell table:style-name="ce218" table:formula="of:=[.$G$2]-[.C58]" office:value-type="float" office:value="42.864" calcext:value-type="float">
            <text:p>43</text:p>
          </table:table-cell>
          <table:table-cell table:style-name="ce214"/>
          <table:table-cell table:number-columns-repeated="2"/>
          <table:table-cell table:formula="of:=6*[.B58]" office:value-type="float" office:value="4200" calcext:value-type="float">
            <text:p>42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5" table:formula="of:=[.H59]*((2^8)-1)*[.$C$3]" office:value-type="float" office:value="24.48" calcext:value-type="float">
            <text:p>24</text:p>
          </table:table-cell>
          <table:table-cell table:style-name="ce218" table:formula="of:=[.$G$2]-[.C59]" office:value-type="float" office:value="35.52" calcext:value-type="float">
            <text:p>36</text:p>
          </table:table-cell>
          <table:table-cell table:style-name="ce214"/>
          <table:table-cell table:number-columns-repeated="2"/>
          <table:table-cell table:formula="of:=6*[.B59]" office:value-type="float" office:value="6000" calcext:value-type="float">
            <text:p>60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5" table:formula="of:=[.H60]*((2^8)-1)*[.$C$3]" office:value-type="float" office:value="33.048" calcext:value-type="float">
            <text:p>33</text:p>
          </table:table-cell>
          <table:table-cell table:style-name="ce218" table:formula="of:=[.$G$2]-[.C60]" office:value-type="float" office:value="26.952" calcext:value-type="float">
            <text:p>27</text:p>
          </table:table-cell>
          <table:table-cell table:style-name="ce214"/>
          <table:table-cell table:number-columns-repeated="2"/>
          <table:table-cell table:formula="of:=6*[.B60]" office:value-type="float" office:value="8100" calcext:value-type="float">
            <text:p>8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5" table:formula="of:=[.H61]*((2^8)-1)*[.$C$3]" office:value-type="float" office:value="36.72" calcext:value-type="float">
            <text:p>37</text:p>
          </table:table-cell>
          <table:table-cell table:style-name="ce218" table:formula="of:=[.$G$2]-[.C61]" office:value-type="float" office:value="23.28" calcext:value-type="float">
            <text:p>23</text:p>
          </table:table-cell>
          <table:table-cell table:style-name="ce214"/>
          <table:table-cell table:number-columns-repeated="2"/>
          <table:table-cell table:formula="of:=6*[.B6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5" table:formula="of:=[.H62]*((2^8)-1)*[.$C$3]" office:value-type="float" office:value="48.96" calcext:value-type="float">
            <text:p>49</text:p>
          </table:table-cell>
          <table:table-cell table:style-name="ce218" table:formula="of:=[.$G$2]-[.C62]" office:value-type="float" office:value="11.04" calcext:value-type="float">
            <text:p>11</text:p>
          </table:table-cell>
          <table:table-cell table:style-name="ce214"/>
          <table:table-cell table:number-columns-repeated="2"/>
          <table:table-cell table:formula="of:=6*[.B6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6" table:formula="of:=[.H63]*((2^8)-1)*[.$C$3]" office:value-type="float" office:value="61.2" calcext:value-type="float">
            <text:p>61</text:p>
          </table:table-cell>
          <table:table-cell table:style-name="ce216" table:formula="of:=[.$G$2]-[.C63]" office:value-type="float" office:value="-1.2" calcext:value-type="float">
            <text:p>-1</text:p>
          </table:table-cell>
          <table:table-cell table:style-name="ce214"/>
          <table:table-cell table:number-columns-repeated="2"/>
          <table:table-cell table:formula="of:=6*[.B6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7" table:formula="of:=[.H64]*((2^8)-1)*[.$C$3]" office:value-type="float" office:value="73.44" calcext:value-type="float">
            <text:p>73</text:p>
          </table:table-cell>
          <table:table-cell table:style-name="ce217" table:formula="of:=[.$G$2]-[.C64]" office:value-type="float" office:value="-13.44" calcext:value-type="float">
            <text:p>-13</text:p>
          </table:table-cell>
          <table:table-cell table:style-name="ce217"/>
          <table:table-cell table:number-columns-repeated="2"/>
          <table:table-cell table:formula="of:=6*[.B6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7" table:formula="of:=[.H65]*((2^8)-1)*[.$C$3]" office:value-type="float" office:value="85.68" calcext:value-type="float">
            <text:p>86</text:p>
          </table:table-cell>
          <table:table-cell table:style-name="ce217" table:formula="of:=[.$G$2]-[.C65]" office:value-type="float" office:value="-25.68" calcext:value-type="float">
            <text:p>-26</text:p>
          </table:table-cell>
          <table:table-cell table:style-name="ce217"/>
          <table:table-cell table:number-columns-repeated="2"/>
          <table:table-cell table:formula="of:=6*[.B6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7" table:formula="of:=[.H66]*((2^8)-1)*[.$C$3]" office:value-type="float" office:value="97.92" calcext:value-type="float">
            <text:p>98</text:p>
          </table:table-cell>
          <table:table-cell table:style-name="ce217" table:formula="of:=[.$G$2]-[.C66]" office:value-type="float" office:value="-37.92" calcext:value-type="float">
            <text:p>-38</text:p>
          </table:table-cell>
          <table:table-cell table:style-name="ce217"/>
          <table:table-cell table:number-columns-repeated="2"/>
          <table:table-cell table:formula="of:=6*[.B6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7" table:formula="of:=[.H67]*((2^8)-1)*[.$C$3]" office:value-type="float" office:value="110.16" calcext:value-type="float">
            <text:p>110</text:p>
          </table:table-cell>
          <table:table-cell table:style-name="ce217" table:formula="of:=[.$G$2]-[.C67]" office:value-type="float" office:value="-50.16" calcext:value-type="float">
            <text:p>-50</text:p>
          </table:table-cell>
          <table:table-cell table:style-name="ce217"/>
          <table:table-cell table:number-columns-repeated="2"/>
          <table:table-cell table:formula="of:=6*[.B6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7" table:formula="of:=[.H68]*((2^8)-1)*[.$C$3]" office:value-type="float" office:value="122.4" calcext:value-type="float">
            <text:p>122</text:p>
          </table:table-cell>
          <table:table-cell table:style-name="ce217" table:formula="of:=[.$G$2]-[.C68]" office:value-type="float" office:value="-62.4" calcext:value-type="float">
            <text:p>-62</text:p>
          </table:table-cell>
          <table:table-cell table:style-name="ce217"/>
          <table:table-cell table:number-columns-repeated="2"/>
          <table:table-cell table:formula="of:=6*[.B6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7" table:formula="of:=[.H69]*((2^8)-1)*[.$C$3]" office:value-type="float" office:value="134.64" calcext:value-type="float">
            <text:p>135</text:p>
          </table:table-cell>
          <table:table-cell table:style-name="ce217" table:formula="of:=[.$G$2]-[.C69]" office:value-type="float" office:value="-74.64" calcext:value-type="float">
            <text:p>-75</text:p>
          </table:table-cell>
          <table:table-cell/>
          <table:table-cell table:style-name="ce217"/>
          <table:table-cell/>
          <table:table-cell table:formula="of:=6*[.B6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7" table:formula="of:=[.H70]*((2^8)-1)*[.$C$3]" office:value-type="float" office:value="146.88" calcext:value-type="float">
            <text:p>147</text:p>
          </table:table-cell>
          <table:table-cell table:style-name="ce217" table:formula="of:=[.$G$2]-[.C70]" office:value-type="float" office:value="-86.88" calcext:value-type="float">
            <text:p>-87</text:p>
          </table:table-cell>
          <table:table-cell/>
          <table:table-cell table:style-name="ce217"/>
          <table:table-cell/>
          <table:table-cell table:formula="of:=6*[.B7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7" table:formula="of:=[.H71]*((2^8)-1)*[.$C$3]" office:value-type="float" office:value="159.12" calcext:value-type="float">
            <text:p>159</text:p>
          </table:table-cell>
          <table:table-cell table:style-name="ce217" table:formula="of:=[.$G$2]-[.C71]" office:value-type="float" office:value="-99.12" calcext:value-type="float">
            <text:p>-99</text:p>
          </table:table-cell>
          <table:table-cell/>
          <table:table-cell table:style-name="ce217"/>
          <table:table-cell/>
          <table:table-cell table:formula="of:=6*[.B7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7" table:formula="of:=[.H72]*((2^8)-1)*[.$C$3]" office:value-type="float" office:value="171.36" calcext:value-type="float">
            <text:p>171</text:p>
          </table:table-cell>
          <table:table-cell table:style-name="ce217" table:formula="of:=[.$G$2]-[.C72]" office:value-type="float" office:value="-111.36" calcext:value-type="float">
            <text:p>-111</text:p>
          </table:table-cell>
          <table:table-cell/>
          <table:table-cell table:style-name="ce217"/>
          <table:table-cell/>
          <table:table-cell table:formula="of:=6*[.B7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7" table:formula="of:=[.H73]*((2^8)-1)*[.$C$3]" office:value-type="float" office:value="183.6" calcext:value-type="float">
            <text:p>184</text:p>
          </table:table-cell>
          <table:table-cell table:style-name="ce217" table:formula="of:=[.$G$2]-[.C73]" office:value-type="float" office:value="-123.6" calcext:value-type="float">
            <text:p>-124</text:p>
          </table:table-cell>
          <table:table-cell/>
          <table:table-cell table:style-name="ce217"/>
          <table:table-cell/>
          <table:table-cell table:formula="of:=6*[.B7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7" table:formula="of:=[.H74]*((2^8)-1)*[.$C$3]" office:value-type="float" office:value="195.84" calcext:value-type="float">
            <text:p>196</text:p>
          </table:table-cell>
          <table:table-cell table:style-name="ce217" table:formula="of:=[.$G$2]-[.C74]" office:value-type="float" office:value="-135.84" calcext:value-type="float">
            <text:p>-136</text:p>
          </table:table-cell>
          <table:table-cell/>
          <table:table-cell table:style-name="ce217"/>
          <table:table-cell/>
          <table:table-cell table:formula="of:=6*[.B7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7" table:formula="of:=[.H75]*((2^8)-1)*[.$C$3]" office:value-type="float" office:value="208.08" calcext:value-type="float">
            <text:p>208</text:p>
          </table:table-cell>
          <table:table-cell table:style-name="ce217" table:formula="of:=[.$G$2]-[.C75]" office:value-type="float" office:value="-148.08" calcext:value-type="float">
            <text:p>-148</text:p>
          </table:table-cell>
          <table:table-cell/>
          <table:table-cell table:style-name="ce217"/>
          <table:table-cell/>
          <table:table-cell table:formula="of:=6*[.B75]" office:value-type="float" office:value="51000" calcext:value-type="float">
            <text:p>51000</text:p>
          </table:table-cell>
          <table:table-cell table:number-columns-repeated="4"/>
        </table:table-row>
      </table:table>
      <table:table table:name="dwell" table:style-name="ta1" table:print="false">
        <table:table-column table:style-name="co6" table:number-columns-repeated="12" table:default-cell-style-name="Default"/>
        <table:table-row table:style-name="ro5">
          <table:table-cell table:number-columns-repeated="12"/>
        </table:table-row>
        <table:table-row table:style-name="ro5">
          <table:table-cell table:number-columns-repeated="2"/>
          <table:table-cell office:value-type="string" calcext:value-type="string">
            <text:p>dwell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5" table:number-rows-repeated="2">
          <table:table-cell table:number-columns-repeated="12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well <text:s/>°</text:p>
          </table:table-cell>
          <table:table-cell table:style-name="ce209" table:number-columns-repeated="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210" table:number-columns-repeated="5"/>
          <table:table-cell table:number-columns-repeated="5"/>
        </table:table-row>
        <table:table-row table:style-name="ro5">
          <table:table-cell/>
          <table:table-cell table:style-name="ce199" office:value-type="float" office:value="350" calcext:value-type="float">
            <text:p>350</text:p>
          </table:table-cell>
          <table:table-cell table:style-name="ce215" table:formula="of:=[.$D$2]*[.H7]" office:value-type="float" office:value="10.5" calcext:value-type="float">
            <text:p>1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" calcext:value-type="float">
            <text:p>700</text:p>
          </table:table-cell>
          <table:table-cell table:style-name="ce215" table:formula="of:=[.$D$2]*[.H8]" office:value-type="float" office:value="21" calcext:value-type="float">
            <text:p>2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000" calcext:value-type="float">
            <text:p>1000</text:p>
          </table:table-cell>
          <table:table-cell table:style-name="ce215" table:formula="of:=[.$D$2]*[.H9]" office:value-type="float" office:value="30" calcext:value-type="float">
            <text:p>3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350" calcext:value-type="float">
            <text:p>1350</text:p>
          </table:table-cell>
          <table:table-cell table:style-name="ce215" table:formula="of:=[.$D$2]*[.H10]" office:value-type="float" office:value="40.5" calcext:value-type="float">
            <text:p>4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500" calcext:value-type="float">
            <text:p>1500</text:p>
          </table:table-cell>
          <table:table-cell table:style-name="ce215" table:formula="of:=[.$D$2]*[.H11]" office:value-type="float" office:value="45" calcext:value-type="float">
            <text:p>45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000" calcext:value-type="float">
            <text:p>2000</text:p>
          </table:table-cell>
          <table:table-cell table:style-name="ce215" table:formula="of:=[.$D$2]*[.H12]" office:value-type="float" office:value="60" calcext:value-type="float">
            <text:p>6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500" calcext:value-type="float">
            <text:p>2500</text:p>
          </table:table-cell>
          <table:table-cell table:style-name="ce215" table:formula="of:=[.$D$2]*[.H13]" office:value-type="float" office:value="75" calcext:value-type="float">
            <text:p>75</text:p>
          </table:table-cell>
          <table:table-cell table:style-name="ce217"/>
          <table:table-cell table:style-name="ce214"/>
          <table:table-cell table:style-name="ce220"/>
          <table:table-cell table:style-name="ce221"/>
          <table:table-cell table:style-name="ce199"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000" calcext:value-type="float">
            <text:p>3000</text:p>
          </table:table-cell>
          <table:table-cell table:style-name="ce215" table:formula="of:=[.$D$2]*[.H14]" office:value-type="float" office:value="90" calcext:value-type="float">
            <text:p>9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500" calcext:value-type="float">
            <text:p>3500</text:p>
          </table:table-cell>
          <table:table-cell table:style-name="ce215" table:formula="of:=[.$D$2]*[.H15]" office:value-type="float" office:value="105" calcext:value-type="float">
            <text:p>10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000" calcext:value-type="float">
            <text:p>4000</text:p>
          </table:table-cell>
          <table:table-cell table:style-name="ce215" table:formula="of:=[.$D$2]*[.H16]" office:value-type="float" office:value="120" calcext:value-type="float">
            <text:p>12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500" calcext:value-type="float">
            <text:p>4500</text:p>
          </table:table-cell>
          <table:table-cell table:style-name="ce215" table:formula="of:=[.$D$2]*[.H17]" office:value-type="float" office:value="135" calcext:value-type="float">
            <text:p>13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000" calcext:value-type="float">
            <text:p>5000</text:p>
          </table:table-cell>
          <table:table-cell table:style-name="ce215" table:formula="of:=[.$D$2]*[.H18]" office:value-type="float" office:value="150" calcext:value-type="float">
            <text:p>15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500" calcext:value-type="float">
            <text:p>5500</text:p>
          </table:table-cell>
          <table:table-cell table:style-name="ce215" table:formula="of:=[.$D$2]*[.H19]" office:value-type="float" office:value="165" calcext:value-type="float">
            <text:p>16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000" calcext:value-type="float">
            <text:p>6000</text:p>
          </table:table-cell>
          <table:table-cell table:style-name="ce215" table:formula="of:=[.$D$2]*[.H20]" office:value-type="float" office:value="180" calcext:value-type="float">
            <text:p>18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500" calcext:value-type="float">
            <text:p>6500</text:p>
          </table:table-cell>
          <table:table-cell table:style-name="ce215" table:formula="of:=[.$D$2]*[.H21]" office:value-type="float" office:value="195" calcext:value-type="float">
            <text:p>19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0" calcext:value-type="float">
            <text:p>7000</text:p>
          </table:table-cell>
          <table:table-cell table:style-name="ce215" table:formula="of:=[.$D$2]*[.H22]" office:value-type="float" office:value="210" calcext:value-type="float">
            <text:p>21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500" calcext:value-type="float">
            <text:p>7500</text:p>
          </table:table-cell>
          <table:table-cell table:style-name="ce215" table:formula="of:=[.$D$2]*[.H23]" office:value-type="float" office:value="225" calcext:value-type="float">
            <text:p>22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000" calcext:value-type="float">
            <text:p>8000</text:p>
          </table:table-cell>
          <table:table-cell table:style-name="ce223" table:formula="of:=[.$D$2]*[.H24]" office:value-type="float" office:value="240" calcext:value-type="float">
            <text:p>24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500" calcext:value-type="float">
            <text:p>8500</text:p>
          </table:table-cell>
          <table:table-cell table:style-name="ce223" table:formula="of:=[.$D$2]*[.H25]" office:value-type="float" office:value="255" calcext:value-type="float">
            <text:p>25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3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table:formula="of:=[.B28]/1024" office:value-type="float" office:value="0" calcext:value-type="float">
            <text:p>0</text:p>
          </table:table-cell>
          <table:table-cell table:formula="of:=6*[.B28]" office:value-type="float" office:value="0" calcext:value-type="float">
            <text:p>0</text:p>
          </table:table-cell>
          <table:table-cell table:style-name="ce224" table:formula="of:=[.$D$2]*[.D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8]/512" office:value-type="float" office:value="0" calcext:value-type="float">
            <text:p>0</text:p>
          </table:table-cell>
          <table:table-cell table:formula="of:=6*[.G28]" office:value-type="float" office:value="0" calcext:value-type="float">
            <text:p>0</text:p>
          </table:table-cell>
          <table:table-cell table:style-name="ce224" table:formula="of:=[.$D$2]*[.I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float" office:value="1024" calcext:value-type="float">
            <text:p>1024</text:p>
          </table:table-cell>
          <table:table-cell table:formula="of:=[.B29]/1024" office:value-type="float" office:value="1" calcext:value-type="float">
            <text:p>1</text:p>
          </table:table-cell>
          <table:table-cell table:formula="of:=6*[.B29]" office:value-type="float" office:value="6144" calcext:value-type="float">
            <text:p>6144</text:p>
          </table:table-cell>
          <table:table-cell table:style-name="ce224" table:formula="of:=[.$D$2]*[.D29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G29]/512" office:value-type="float" office:value="1" calcext:value-type="float">
            <text:p>1</text:p>
          </table:table-cell>
          <table:table-cell table:formula="of:=6*[.G29]" office:value-type="float" office:value="3072" calcext:value-type="float">
            <text:p>3072</text:p>
          </table:table-cell>
          <table:table-cell table:style-name="ce224" table:formula="of:=[.$D$2]*[.I29]" office:value-type="float" office:value="15.36" calcext:value-type="float">
            <text:p>15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5">
          <table:table-cell/>
          <table:table-cell office:value-type="float" office:value="2048" calcext:value-type="float">
            <text:p>2048</text:p>
          </table:table-cell>
          <table:table-cell table:formula="of:=[.B30]/1024" office:value-type="float" office:value="2" calcext:value-type="float">
            <text:p>2</text:p>
          </table:table-cell>
          <table:table-cell table:formula="of:=6*[.B30]" office:value-type="float" office:value="12288" calcext:value-type="float">
            <text:p>12288</text:p>
          </table:table-cell>
          <table:table-cell table:style-name="ce224" table:formula="of:=[.$D$2]*[.D30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G30]/512" office:value-type="float" office:value="2" calcext:value-type="float">
            <text:p>2</text:p>
          </table:table-cell>
          <table:table-cell table:formula="of:=6*[.G30]" office:value-type="float" office:value="6144" calcext:value-type="float">
            <text:p>6144</text:p>
          </table:table-cell>
          <table:table-cell table:style-name="ce224" table:formula="of:=[.$D$2]*[.I30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5">
          <table:table-cell/>
          <table:table-cell office:value-type="float" office:value="3072" calcext:value-type="float">
            <text:p>3072</text:p>
          </table:table-cell>
          <table:table-cell table:formula="of:=[.B31]/1024" office:value-type="float" office:value="3" calcext:value-type="float">
            <text:p>3</text:p>
          </table:table-cell>
          <table:table-cell table:formula="of:=6*[.B31]" office:value-type="float" office:value="18432" calcext:value-type="float">
            <text:p>18432</text:p>
          </table:table-cell>
          <table:table-cell table:style-name="ce224" table:formula="of:=[.$D$2]*[.D31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  <table:table-cell table:formula="of:=[.G31]/512" office:value-type="float" office:value="3" calcext:value-type="float">
            <text:p>3</text:p>
          </table:table-cell>
          <table:table-cell table:formula="of:=6*[.G31]" office:value-type="float" office:value="9216" calcext:value-type="float">
            <text:p>9216</text:p>
          </table:table-cell>
          <table:table-cell table:style-name="ce224" table:formula="of:=[.$D$2]*[.I31]" office:value-type="float" office:value="46.08" calcext:value-type="float">
            <text:p>46</text:p>
          </table:table-cell>
          <table:table-cell/>
          <table:table-cell office:value-type="float" office:value="768" calcext:value-type="float">
            <text:p>768</text:p>
          </table:table-cell>
        </table:table-row>
        <table:table-row table:style-name="ro5">
          <table:table-cell/>
          <table:table-cell office:value-type="float" office:value="4096" calcext:value-type="float">
            <text:p>4096</text:p>
          </table:table-cell>
          <table:table-cell table:formula="of:=[.B32]/1024" office:value-type="float" office:value="4" calcext:value-type="float">
            <text:p>4</text:p>
          </table:table-cell>
          <table:table-cell table:formula="of:=6*[.B32]" office:value-type="float" office:value="24576" calcext:value-type="float">
            <text:p>24576</text:p>
          </table:table-cell>
          <table:table-cell table:style-name="ce224" table:formula="of:=[.$D$2]*[.D32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G32]/512" office:value-type="float" office:value="4" calcext:value-type="float">
            <text:p>4</text:p>
          </table:table-cell>
          <table:table-cell table:formula="of:=6*[.G32]" office:value-type="float" office:value="12288" calcext:value-type="float">
            <text:p>12288</text:p>
          </table:table-cell>
          <table:table-cell table:style-name="ce224" table:formula="of:=[.$D$2]*[.I32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</table:table-row>
        <table:table-row table:style-name="ro5">
          <table:table-cell/>
          <table:table-cell office:value-type="float" office:value="5120" calcext:value-type="float">
            <text:p>5120</text:p>
          </table:table-cell>
          <table:table-cell table:formula="of:=[.B33]/1024" office:value-type="float" office:value="5" calcext:value-type="float">
            <text:p>5</text:p>
          </table:table-cell>
          <table:table-cell table:formula="of:=6*[.B33]" office:value-type="float" office:value="30720" calcext:value-type="float">
            <text:p>30720</text:p>
          </table:table-cell>
          <table:table-cell table:style-name="ce224" table:formula="of:=[.$D$2]*[.D33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  <table:table-cell table:formula="of:=[.G33]/512" office:value-type="float" office:value="5" calcext:value-type="float">
            <text:p>5</text:p>
          </table:table-cell>
          <table:table-cell table:formula="of:=6*[.G33]" office:value-type="float" office:value="15360" calcext:value-type="float">
            <text:p>15360</text:p>
          </table:table-cell>
          <table:table-cell table:style-name="ce224" table:formula="of:=[.$D$2]*[.I33]" office:value-type="float" office:value="76.8" calcext:value-type="float">
            <text:p>77</text:p>
          </table:table-cell>
          <table:table-cell/>
          <table:table-cell office:value-type="float" office:value="1280" calcext:value-type="float">
            <text:p>1280</text:p>
          </table:table-cell>
        </table:table-row>
        <table:table-row table:style-name="ro5">
          <table:table-cell/>
          <table:table-cell office:value-type="float" office:value="6144" calcext:value-type="float">
            <text:p>6144</text:p>
          </table:table-cell>
          <table:table-cell table:formula="of:=[.B34]/1024" office:value-type="float" office:value="6" calcext:value-type="float">
            <text:p>6</text:p>
          </table:table-cell>
          <table:table-cell table:formula="of:=6*[.B34]" office:value-type="float" office:value="36864" calcext:value-type="float">
            <text:p>36864</text:p>
          </table:table-cell>
          <table:table-cell table:style-name="ce224" table:formula="of:=[.$D$2]*[.D34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  <table:table-cell table:formula="of:=[.G34]/512" office:value-type="float" office:value="6" calcext:value-type="float">
            <text:p>6</text:p>
          </table:table-cell>
          <table:table-cell table:formula="of:=6*[.G34]" office:value-type="float" office:value="18432" calcext:value-type="float">
            <text:p>18432</text:p>
          </table:table-cell>
          <table:table-cell table:style-name="ce224" table:formula="of:=[.$D$2]*[.I34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</table:table-row>
        <table:table-row table:style-name="ro5">
          <table:table-cell/>
          <table:table-cell office:value-type="float" office:value="7168" calcext:value-type="float">
            <text:p>7168</text:p>
          </table:table-cell>
          <table:table-cell table:formula="of:=[.B35]/1024" office:value-type="float" office:value="7" calcext:value-type="float">
            <text:p>7</text:p>
          </table:table-cell>
          <table:table-cell table:formula="of:=6*[.B35]" office:value-type="float" office:value="43008" calcext:value-type="float">
            <text:p>43008</text:p>
          </table:table-cell>
          <table:table-cell table:style-name="ce224" table:formula="of:=[.$D$2]*[.D35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G35]/512" office:value-type="float" office:value="7" calcext:value-type="float">
            <text:p>7</text:p>
          </table:table-cell>
          <table:table-cell table:formula="of:=6*[.G35]" office:value-type="float" office:value="21504" calcext:value-type="float">
            <text:p>21504</text:p>
          </table:table-cell>
          <table:table-cell table:style-name="ce224" table:formula="of:=[.$D$2]*[.I35]" office:value-type="float" office:value="107.52" calcext:value-type="float">
            <text:p>108</text:p>
          </table:table-cell>
          <table:table-cell/>
          <table:table-cell office:value-type="float" office:value="1792" calcext:value-type="float">
            <text:p>1792</text:p>
          </table:table-cell>
        </table:table-row>
        <table:table-row table:style-name="ro5">
          <table:table-cell/>
          <table:table-cell office:value-type="float" office:value="8192" calcext:value-type="float">
            <text:p>8192</text:p>
          </table:table-cell>
          <table:table-cell table:formula="of:=[.B36]/1024" office:value-type="float" office:value="8" calcext:value-type="float">
            <text:p>8</text:p>
          </table:table-cell>
          <table:table-cell table:formula="of:=6*[.B36]" office:value-type="float" office:value="49152" calcext:value-type="float">
            <text:p>49152</text:p>
          </table:table-cell>
          <table:table-cell table:style-name="ce224" table:formula="of:=[.$D$2]*[.D36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[.G36]/512" office:value-type="float" office:value="8" calcext:value-type="float">
            <text:p>8</text:p>
          </table:table-cell>
          <table:table-cell table:formula="of:=6*[.G36]" office:value-type="float" office:value="24576" calcext:value-type="float">
            <text:p>24576</text:p>
          </table:table-cell>
          <table:table-cell table:style-name="ce224" table:formula="of:=[.$D$2]*[.I36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</table:table-row>
        <table:table-row table:style-name="ro5">
          <table:table-cell/>
          <table:table-cell office:value-type="float" office:value="9216" calcext:value-type="float">
            <text:p>9216</text:p>
          </table:table-cell>
          <table:table-cell table:formula="of:=[.B37]/1024" office:value-type="float" office:value="9" calcext:value-type="float">
            <text:p>9</text:p>
          </table:table-cell>
          <table:table-cell table:formula="of:=6*[.B37]" office:value-type="float" office:value="55296" calcext:value-type="float">
            <text:p>55296</text:p>
          </table:table-cell>
          <table:table-cell table:style-name="ce224" table:formula="of:=[.$D$2]*[.D37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[.G37]/512" office:value-type="float" office:value="9" calcext:value-type="float">
            <text:p>9</text:p>
          </table:table-cell>
          <table:table-cell table:formula="of:=6*[.G37]" office:value-type="float" office:value="27648" calcext:value-type="float">
            <text:p>27648</text:p>
          </table:table-cell>
          <table:table-cell table:style-name="ce224" table:formula="of:=[.$D$2]*[.I37]" office:value-type="float" office:value="138.24" calcext:value-type="float">
            <text:p>138</text:p>
          </table:table-cell>
          <table:table-cell/>
          <table:table-cell office:value-type="float" office:value="2304" calcext:value-type="float">
            <text:p>2304</text:p>
          </table:table-cell>
        </table:table-row>
        <table:table-row table:style-name="ro5">
          <table:table-cell table:number-columns-repeated="6"/>
          <table:table-cell office:value-type="float" office:value="5120" calcext:value-type="float">
            <text:p>5120</text:p>
          </table:table-cell>
          <table:table-cell table:formula="of:=[.G38]/512" office:value-type="float" office:value="10" calcext:value-type="float">
            <text:p>10</text:p>
          </table:table-cell>
          <table:table-cell table:formula="of:=6*[.G38]" office:value-type="float" office:value="30720" calcext:value-type="float">
            <text:p>30720</text:p>
          </table:table-cell>
          <table:table-cell table:style-name="ce224" table:formula="of:=[.$D$2]*[.I38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</table:table-row>
        <table:table-row table:style-name="ro5">
          <table:table-cell table:number-columns-repeated="6"/>
          <table:table-cell office:value-type="float" office:value="5632" calcext:value-type="float">
            <text:p>5632</text:p>
          </table:table-cell>
          <table:table-cell table:formula="of:=[.G39]/512" office:value-type="float" office:value="11" calcext:value-type="float">
            <text:p>11</text:p>
          </table:table-cell>
          <table:table-cell table:formula="of:=6*[.G39]" office:value-type="float" office:value="33792" calcext:value-type="float">
            <text:p>33792</text:p>
          </table:table-cell>
          <table:table-cell table:style-name="ce224" table:formula="of:=[.$D$2]*[.I39]" office:value-type="float" office:value="168.96" calcext:value-type="float">
            <text:p>169</text:p>
          </table:table-cell>
          <table:table-cell/>
          <table:table-cell office:value-type="float" office:value="2816" calcext:value-type="float">
            <text:p>2816</text:p>
          </table:table-cell>
        </table:table-row>
        <table:table-row table:style-name="ro5">
          <table:table-cell table:number-columns-repeated="6"/>
          <table:table-cell office:value-type="float" office:value="6144" calcext:value-type="float">
            <text:p>6144</text:p>
          </table:table-cell>
          <table:table-cell table:formula="of:=[.G40]/512" office:value-type="float" office:value="12" calcext:value-type="float">
            <text:p>12</text:p>
          </table:table-cell>
          <table:table-cell table:formula="of:=6*[.G40]" office:value-type="float" office:value="36864" calcext:value-type="float">
            <text:p>36864</text:p>
          </table:table-cell>
          <table:table-cell table:style-name="ce224" table:formula="of:=[.$D$2]*[.I40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</table:table-row>
        <table:table-row table:style-name="ro5">
          <table:table-cell table:number-columns-repeated="6"/>
          <table:table-cell office:value-type="float" office:value="6656" calcext:value-type="float">
            <text:p>6656</text:p>
          </table:table-cell>
          <table:table-cell table:formula="of:=[.G41]/512" office:value-type="float" office:value="13" calcext:value-type="float">
            <text:p>13</text:p>
          </table:table-cell>
          <table:table-cell table:formula="of:=6*[.G41]" office:value-type="float" office:value="39936" calcext:value-type="float">
            <text:p>39936</text:p>
          </table:table-cell>
          <table:table-cell table:style-name="ce224" table:formula="of:=[.$D$2]*[.I41]" office:value-type="float" office:value="199.68" calcext:value-type="float">
            <text:p>200</text:p>
          </table:table-cell>
          <table:table-cell/>
          <table:table-cell office:value-type="float" office:value="3328" calcext:value-type="float">
            <text:p>3328</text:p>
          </table:table-cell>
        </table:table-row>
        <table:table-row table:style-name="ro5">
          <table:table-cell table:number-columns-repeated="6"/>
          <table:table-cell office:value-type="float" office:value="7168" calcext:value-type="float">
            <text:p>7168</text:p>
          </table:table-cell>
          <table:table-cell table:formula="of:=[.G42]/512" office:value-type="float" office:value="14" calcext:value-type="float">
            <text:p>14</text:p>
          </table:table-cell>
          <table:table-cell table:formula="of:=6*[.G42]" office:value-type="float" office:value="43008" calcext:value-type="float">
            <text:p>43008</text:p>
          </table:table-cell>
          <table:table-cell table:style-name="ce224" table:formula="of:=[.$D$2]*[.I42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</table:table-row>
        <table:table-row table:style-name="ro5">
          <table:table-cell table:number-columns-repeated="6"/>
          <table:table-cell office:value-type="float" office:value="7680" calcext:value-type="float">
            <text:p>7680</text:p>
          </table:table-cell>
          <table:table-cell table:formula="of:=[.G43]/512" office:value-type="float" office:value="15" calcext:value-type="float">
            <text:p>15</text:p>
          </table:table-cell>
          <table:table-cell table:formula="of:=6*[.G43]" office:value-type="float" office:value="46080" calcext:value-type="float">
            <text:p>46080</text:p>
          </table:table-cell>
          <table:table-cell table:style-name="ce224" table:formula="of:=[.$D$2]*[.I43]" office:value-type="float" office:value="230.4" calcext:value-type="float">
            <text:p>230</text:p>
          </table:table-cell>
          <table:table-cell/>
          <table:table-cell office:value-type="float" office:value="3840" calcext:value-type="float">
            <text:p>3840</text:p>
          </table:table-cell>
        </table:table-row>
        <table:table-row table:style-name="ro5">
          <table:table-cell table:number-columns-repeated="6"/>
          <table:table-cell office:value-type="float" office:value="8192" calcext:value-type="float">
            <text:p>8192</text:p>
          </table:table-cell>
          <table:table-cell table:formula="of:=[.G44]/512" office:value-type="float" office:value="16" calcext:value-type="float">
            <text:p>16</text:p>
          </table:table-cell>
          <table:table-cell table:formula="of:=6*[.G44]" office:value-type="float" office:value="49152" calcext:value-type="float">
            <text:p>49152</text:p>
          </table:table-cell>
          <table:table-cell table:style-name="ce224" table:formula="of:=[.$D$2]*[.I44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</table:table-row>
        <table:table-row table:style-name="ro5">
          <table:table-cell table:number-columns-repeated="6"/>
          <table:table-cell office:value-type="float" office:value="8704" calcext:value-type="float">
            <text:p>8704</text:p>
          </table:table-cell>
          <table:table-cell table:formula="of:=[.G45]/512" office:value-type="float" office:value="17" calcext:value-type="float">
            <text:p>17</text:p>
          </table:table-cell>
          <table:table-cell table:formula="of:=6*[.G45]" office:value-type="float" office:value="52224" calcext:value-type="float">
            <text:p>52224</text:p>
          </table:table-cell>
          <table:table-cell table:style-name="ce224" table:formula="of:=[.$D$2]*[.I45]" office:value-type="float" office:value="261.12" calcext:value-type="float">
            <text:p>261</text:p>
          </table:table-cell>
          <table:table-cell/>
          <table:table-cell office:value-type="float" office:value="4352" calcext:value-type="float">
            <text:p>4352</text:p>
          </table:table-cell>
        </table:table-row>
        <table:table-row table:style-name="ro5">
          <table:table-cell table:number-columns-repeated="6"/>
          <table:table-cell office:value-type="float" office:value="9216" calcext:value-type="float">
            <text:p>9216</text:p>
          </table:table-cell>
          <table:table-cell table:formula="of:=[.G46]/512" office:value-type="float" office:value="18" calcext:value-type="float">
            <text:p>18</text:p>
          </table:table-cell>
          <table:table-cell table:formula="of:=6*[.G46]" office:value-type="float" office:value="55296" calcext:value-type="float">
            <text:p>55296</text:p>
          </table:table-cell>
          <table:table-cell table:style-name="ce224" table:formula="of:=[.$D$2]*[.I46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</table:table-row>
        <table:table-row table:style-name="ro5">
          <table:table-cell table:number-columns-repeated="11"/>
          <table:table-cell office:value-type="float" office:value="4864" calcext:value-type="float">
            <text:p>4864</text:p>
          </table:table-cell>
        </table:table-row>
        <table:table-row table:style-name="ro5">
          <table:table-cell table:number-columns-repeated="11"/>
          <table:table-cell office:value-type="float" office:value="5120" calcext:value-type="float">
            <text:p>5120</text:p>
          </table:table-cell>
        </table:table-row>
        <table:table-row table:style-name="ro5">
          <table:table-cell table:number-columns-repeated="11"/>
          <table:table-cell office:value-type="float" office:value="5376" calcext:value-type="float">
            <text:p>5376</text:p>
          </table:table-cell>
        </table:table-row>
        <table:table-row table:style-name="ro5">
          <table:table-cell table:number-columns-repeated="11"/>
          <table:table-cell office:value-type="float" office:value="5632" calcext:value-type="float">
            <text:p>5632</text:p>
          </table:table-cell>
        </table:table-row>
        <table:table-row table:style-name="ro5">
          <table:table-cell table:number-columns-repeated="11"/>
          <table:table-cell office:value-type="float" office:value="5888" calcext:value-type="float">
            <text:p>5888</text:p>
          </table:table-cell>
        </table:table-row>
        <table:table-row table:style-name="ro5">
          <table:table-cell table:number-columns-repeated="11"/>
          <table:table-cell office:value-type="float" office:value="6144" calcext:value-type="float">
            <text:p>6144</text:p>
          </table:table-cell>
        </table:table-row>
        <table:table-row table:style-name="ro5">
          <table:table-cell table:number-columns-repeated="11"/>
          <table:table-cell office:value-type="float" office:value="6400" calcext:value-type="float">
            <text:p>6400</text:p>
          </table:table-cell>
        </table:table-row>
        <table:table-row table:style-name="ro5">
          <table:table-cell table:number-columns-repeated="11"/>
          <table:table-cell office:value-type="float" office:value="6656" calcext:value-type="float">
            <text:p>6656</text:p>
          </table:table-cell>
        </table:table-row>
        <table:table-row table:style-name="ro5">
          <table:table-cell table:number-columns-repeated="11"/>
          <table:table-cell office:value-type="float" office:value="6912" calcext:value-type="float">
            <text:p>6912</text:p>
          </table:table-cell>
        </table:table-row>
        <table:table-row table:style-name="ro5">
          <table:table-cell table:number-columns-repeated="11"/>
          <table:table-cell office:value-type="float" office:value="7168" calcext:value-type="float">
            <text:p>7168</text:p>
          </table:table-cell>
        </table:table-row>
        <table:table-row table:style-name="ro5">
          <table:table-cell table:number-columns-repeated="11"/>
          <table:table-cell office:value-type="float" office:value="7424" calcext:value-type="float">
            <text:p>7424</text:p>
          </table:table-cell>
        </table:table-row>
        <table:table-row table:style-name="ro5">
          <table:table-cell table:number-columns-repeated="11"/>
          <table:table-cell office:value-type="float" office:value="7680" calcext:value-type="float">
            <text:p>7680</text:p>
          </table:table-cell>
        </table:table-row>
        <table:table-row table:style-name="ro5">
          <table:table-cell table:number-columns-repeated="11"/>
          <table:table-cell office:value-type="float" office:value="7936" calcext:value-type="float">
            <text:p>7936</text:p>
          </table:table-cell>
        </table:table-row>
        <table:table-row table:style-name="ro5">
          <table:table-cell table:number-columns-repeated="11"/>
          <table:table-cell office:value-type="float" office:value="8192" calcext:value-type="float">
            <text:p>8192</text:p>
          </table:table-cell>
        </table:table-row>
        <table:table-row table:style-name="ro5">
          <table:table-cell table:number-columns-repeated="11"/>
          <table:table-cell office:value-type="float" office:value="8448" calcext:value-type="float">
            <text:p>8448</text:p>
          </table:table-cell>
        </table:table-row>
        <table:table-row table:style-name="ro5">
          <table:table-cell table:number-columns-repeated="11"/>
          <table:table-cell office:value-type="float" office:value="8704" calcext:value-type="float">
            <text:p>8704</text:p>
          </table:table-cell>
        </table:table-row>
        <table:table-row table:style-name="ro5">
          <table:table-cell table:number-columns-repeated="11"/>
          <table:table-cell office:value-type="float" office:value="8960" calcext:value-type="float">
            <text:p>8960</text:p>
          </table:table-cell>
        </table:table-row>
        <table:table-row table:style-name="ro5">
          <table:table-cell table:number-columns-repeated="11"/>
          <table:table-cell office:value-type="float" office:value="9216" calcext:value-type="float">
            <text:p>9216</text:p>
          </table:table-cell>
        </table:table-row>
        <table:table-row table:style-name="ro5">
          <table:table-cell table:number-columns-repeated="11"/>
          <table:table-cell office:value-type="float" office:value="9472" calcext:value-type="float">
            <text:p>9472</text:p>
          </table:table-cell>
        </table:table-row>
        <table:table-row table:style-name="ro5">
          <table:table-cell table:number-columns-repeated="11"/>
          <table:table-cell office:value-type="float" office:value="9728" calcext:value-type="float">
            <text:p>9728</text:p>
          </table:table-cell>
        </table:table-row>
        <table:table-row table:style-name="ro5">
          <table:table-cell table:number-columns-repeated="11"/>
          <table:table-cell office:value-type="float" office:value="9984" calcext:value-type="float">
            <text:p>9984</text:p>
          </table:table-cell>
        </table:table-row>
        <table:table-row table:style-name="ro5">
          <table:table-cell table:number-columns-repeated="11"/>
          <table:table-cell office:value-type="float" office:value="10240" calcext:value-type="float">
            <text:p>10240</text:p>
          </table:table-cell>
        </table:table-row>
      </table:table>
      <table:table table:name="setup" table:style-name="ta1" table:print="false">
        <table:table-column table:style-name="co6" table:default-cell-style-name="Default"/>
        <table:table-column table:style-name="co6" table:number-columns-repeated="2" table:default-cell-style-name="ce227"/>
        <table:table-column table:style-name="co6" table:default-cell-style-name="ce230"/>
        <table:table-column table:style-name="co6" table:number-columns-repeated="2" table:default-cell-style-name="ce232"/>
        <table:table-column table:style-name="co14" table:default-cell-style-name="ce234"/>
        <table:table-column table:style-name="co15" table:default-cell-style-name="ce236"/>
        <table:table-column table:style-name="co16" table:default-cell-style-name="ce236"/>
        <table:table-column table:style-name="co17" table:number-columns-repeated="2" table:default-cell-style-name="ce238"/>
        <table:table-column table:style-name="co18" table:default-cell-style-name="ce239"/>
        <table:table-column table:style-name="co6" table:number-columns-repeated="4" table:default-cell-style-name="Default"/>
        <table:table-row table:style-name="ro5" table:number-rows-repeated="4">
          <table:table-cell/>
          <table:table-cell table:style-name="Default" table:number-columns-repeated="11"/>
          <table:table-cell table:number-columns-repeated="4"/>
        </table:table-row>
        <table:table-row table:style-name="ro6">
          <table:table-cell/>
          <table:table-cell table:style-name="ce225" office:value-type="string" calcext:value-type="string">
            <text:p>rpm</text:p>
          </table:table-cell>
          <table:table-cell table:style-name="ce228" office:value-type="string" calcext:value-type="string">
            <text:p>w</text:p>
          </table:table-cell>
          <table:table-cell table:style-name="ce225" office:value-type="string" calcext:value-type="string">
            <text:p>Dwell <text:s/>°</text:p>
          </table:table-cell>
          <table:table-cell table:style-name="ce225" office:value-type="string" calcext:value-type="string">
            <text:p>Adv °</text:p>
          </table:table-cell>
          <table:table-cell table:style-name="ce225" office:value-type="string" calcext:value-type="string">
            <text:p>coil_on °</text:p>
          </table:table-cell>
          <table:table-cell table:style-name="ce225" office:value-type="string" calcext:value-type="string">
            <text:p>coil_on_position</text:p>
          </table:table-cell>
          <table:table-cell table:style-name="ce225" office:value-type="string" calcext:value-type="string">
            <text:p>coil_on_deg</text:p>
          </table:table-cell>
          <table:table-cell table:style-name="ce225" office:value-type="string" calcext:value-type="string">
            <text:p>coil_on_ticks</text:p>
          </table:table-cell>
          <table:table-cell table:style-name="ce225" office:value-type="string" calcext:value-type="string">
            <text:p>coil_off_position</text:p>
          </table:table-cell>
          <table:table-cell table:style-name="ce225" office:value-type="string" calcext:value-type="string">
            <text:p>coil_off_deg</text:p>
          </table:table-cell>
          <table:table-cell table:style-name="ce225" office:value-type="string" calcext:value-type="string">
            <text:p>coil_off_ticks</text:p>
          </table:table-cell>
          <table:table-cell table:style-name="ce222"/>
          <table:table-cell table:number-columns-repeated="3"/>
        </table:table-row>
        <table:table-row table:style-name="ro5">
          <table:table-cell/>
          <table:table-cell table:style-name="Default" table:number-columns-repeated="2"/>
          <table:table-cell table:style-name="ce210" table:number-columns-repeated="6"/>
          <table:table-cell table:style-name="Default" table:number-columns-repeated="3"/>
          <table:table-cell table:number-columns-repeated="4"/>
        </table:table-row>
        <table:table-row table:style-name="ro5">
          <table:table-cell/>
          <table:table-cell table:style-name="ce226" office:value-type="float" office:value="350" calcext:value-type="float">
            <text:p>350</text:p>
          </table:table-cell>
          <table:table-cell table:style-name="ce226" table:formula="of:=6*[.B7]" office:value-type="float" office:value="2100" calcext:value-type="float">
            <text:p>2100</text:p>
          </table:table-cell>
          <table:table-cell table:style-name="ce229" table:formula="of:=[dwell.C7]" office:value-type="float" office:value="10.5" calcext:value-type="float">
            <text:p>1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7]+[.E7]" office:value-type="float" office:value="13.5" calcext:value-type="float">
            <text:p>1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700" calcext:value-type="float">
            <text:p>700</text:p>
          </table:table-cell>
          <table:table-cell table:style-name="ce226" table:formula="of:=6*[.B8]" office:value-type="float" office:value="4200" calcext:value-type="float">
            <text:p>4200</text:p>
          </table:table-cell>
          <table:table-cell table:style-name="ce229" table:formula="of:=[dwell.C8]" office:value-type="float" office:value="21" calcext:value-type="float">
            <text:p>2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8]+[.E8]" office:value-type="float" office:value="24" calcext:value-type="float">
            <text:p>2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table-cell table:style-name="ce240" office:value-type="string" calcext:value-type="string" table:number-columns-spanned="2" table:number-rows-spanned="4">
            <text:p>calculate ignition delay (coil_off) on position D2</text:p>
          </table:table-cell>
          <table:covered-table-cell/>
        </table:table-row>
        <table:table-row table:style-name="ro5">
          <table:table-cell/>
          <table:table-cell table:style-name="ce226" office:value-type="float" office:value="1000" calcext:value-type="float">
            <text:p>1000</text:p>
          </table:table-cell>
          <table:table-cell table:style-name="ce226" table:formula="of:=6*[.B9]" office:value-type="float" office:value="6000" calcext:value-type="float">
            <text:p>6000</text:p>
          </table:table-cell>
          <table:table-cell table:style-name="ce229" table:formula="of:=[dwell.C9]" office:value-type="float" office:value="30" calcext:value-type="float">
            <text:p>3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9]+[.E9]" office:value-type="float" office:value="42" calcext:value-type="float">
            <text:p>4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350" calcext:value-type="float">
            <text:p>1350</text:p>
          </table:table-cell>
          <table:table-cell table:style-name="ce226" table:formula="of:=6*[.B10]" office:value-type="float" office:value="8100" calcext:value-type="float">
            <text:p>8100</text:p>
          </table:table-cell>
          <table:table-cell table:style-name="ce229" table:formula="of:=[dwell.C10]" office:value-type="float" office:value="40.5" calcext:value-type="float">
            <text:p>41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0]+[.E10]" office:value-type="float" office:value="52.5" calcext:value-type="float">
            <text:p>53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500" calcext:value-type="float">
            <text:p>1500</text:p>
          </table:table-cell>
          <table:table-cell table:style-name="ce226" table:formula="of:=6*[.B11]" office:value-type="float" office:value="9000" calcext:value-type="float">
            <text:p>9000</text:p>
          </table:table-cell>
          <table:table-cell table:style-name="ce229" table:formula="of:=[dwell.C11]" office:value-type="float" office:value="45" calcext:value-type="float">
            <text:p>4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1]+[.E11]" office:value-type="float" office:value="57" calcext:value-type="float">
            <text:p>5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2000" calcext:value-type="float">
            <text:p>2000</text:p>
          </table:table-cell>
          <table:table-cell table:style-name="ce226" table:formula="of:=6*[.B12]" office:value-type="float" office:value="12000" calcext:value-type="float">
            <text:p>12000</text:p>
          </table:table-cell>
          <table:table-cell table:style-name="ce229" table:formula="of:=[dwell.C12]" office:value-type="float" office:value="60" calcext:value-type="float">
            <text:p>6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2]+[.E12]" office:value-type="float" office:value="72" calcext:value-type="float">
            <text:p>7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2500" calcext:value-type="float">
            <text:p>2500</text:p>
          </table:table-cell>
          <table:table-cell table:style-name="ce226" table:formula="of:=6*[.B13]" office:value-type="float" office:value="15000" calcext:value-type="float">
            <text:p>15000</text:p>
          </table:table-cell>
          <table:table-cell table:style-name="ce229" table:formula="of:=[dwell.C13]" office:value-type="float" office:value="75" calcext:value-type="float">
            <text:p>7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3]+[.E13]" office:value-type="float" office:value="87" calcext:value-type="float">
            <text:p>8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6*[.B14]" office:value-type="float" office:value="18000" calcext:value-type="float">
            <text:p>18000</text:p>
          </table:table-cell>
          <table:table-cell table:formula="of:=[dwell.C14]"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D14]+[.E14]" office:value-type="float" office:value="114" calcext:value-type="float">
            <text:p>114</text:p>
          </table:table-cell>
          <table:table-cell office:value-type="string" calcext:value-type="string">
            <text:p>D2</text:p>
          </table:table-cell>
          <table:table-cell table:formula="of:=185-[.F14]" office:value-type="float" office:value="71" calcext:value-type="float">
            <text:p>71</text:p>
          </table:table-cell>
          <table:table-cell table:formula="of:=([.H14]/[.C14])/[advance.$C$3]" office:value-type="float" office:value="246.527777777778" calcext:value-type="float">
            <text:p>247</text:p>
          </table:table-cell>
          <table:table-cell office:value-type="string" calcext:value-type="string">
            <text:p>A2</text:p>
          </table:table-cell>
          <table:table-cell table:formula="of:=60-[.E14]" office:value-type="float" office:value="36" calcext:value-type="float">
            <text:p>36</text:p>
          </table:table-cell>
          <table:table-cell table:formula="of:=([.K14]/[.C14])/[advance.$C$3]" office:value-type="float" office:value="125" calcext:value-type="float">
            <text:p>125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6*[.B15]" office:value-type="float" office:value="21000" calcext:value-type="float">
            <text:p>21000</text:p>
          </table:table-cell>
          <table:table-cell table:formula="of:=[dwell.C15]"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formula="of:=[.D15]+[.E15]" office:value-type="float" office:value="130" calcext:value-type="float">
            <text:p>130</text:p>
          </table:table-cell>
          <table:table-cell office:value-type="string" calcext:value-type="string">
            <text:p>D2</text:p>
          </table:table-cell>
          <table:table-cell table:formula="of:=185-[.F15]" office:value-type="float" office:value="55" calcext:value-type="float">
            <text:p>55</text:p>
          </table:table-cell>
          <table:table-cell table:formula="of:=([.H15]/[.C15])/[advance.$C$3]" office:value-type="float" office:value="163.690476190476" calcext:value-type="float">
            <text:p>164</text:p>
          </table:table-cell>
          <table:table-cell office:value-type="string" calcext:value-type="string">
            <text:p>A2</text:p>
          </table:table-cell>
          <table:table-cell table:formula="of:=60-[.E15]" office:value-type="float" office:value="35" calcext:value-type="float">
            <text:p>35</text:p>
          </table:table-cell>
          <table:table-cell table:formula="of:=([.K15]/[.C15])/[advance.$C$3]" office:value-type="float" office:value="104.166666666667" calcext:value-type="float">
            <text:p>104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6*[.B16]" office:value-type="float" office:value="24000" calcext:value-type="float">
            <text:p>24000</text:p>
          </table:table-cell>
          <table:table-cell table:formula="of:=[dwell.C16]"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formula="of:=[.D16]+[.E16]" office:value-type="float" office:value="148" calcext:value-type="float">
            <text:p>148</text:p>
          </table:table-cell>
          <table:table-cell office:value-type="string" calcext:value-type="string">
            <text:p>D2</text:p>
          </table:table-cell>
          <table:table-cell table:formula="of:=185-[.F16]" office:value-type="float" office:value="37" calcext:value-type="float">
            <text:p>37</text:p>
          </table:table-cell>
          <table:table-cell table:formula="of:=([.H16]/[.C16])/[advance.$C$3]" office:value-type="float" office:value="96.3541666666667" calcext:value-type="float">
            <text:p>96</text:p>
          </table:table-cell>
          <table:table-cell office:value-type="string" calcext:value-type="string">
            <text:p>A2</text:p>
          </table:table-cell>
          <table:table-cell table:formula="of:=60-[.E16]" office:value-type="float" office:value="32" calcext:value-type="float">
            <text:p>32</text:p>
          </table:table-cell>
          <table:table-cell table:formula="of:=([.K16]/[.C16])/[advance.$C$3]" office:value-type="float" office:value="83.3333333333333" calcext:value-type="float">
            <text:p>83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6*[.B17]" office:value-type="float" office:value="27000" calcext:value-type="float">
            <text:p>27000</text:p>
          </table:table-cell>
          <table:table-cell table:formula="of:=[dwell.C17]"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table:formula="of:=[.D17]+[.E17]" office:value-type="float" office:value="167" calcext:value-type="float">
            <text:p>167</text:p>
          </table:table-cell>
          <table:table-cell office:value-type="string" calcext:value-type="string">
            <text:p>D2</text:p>
          </table:table-cell>
          <table:table-cell table:formula="of:=185-[.F17]" office:value-type="float" office:value="18" calcext:value-type="float">
            <text:p>18</text:p>
          </table:table-cell>
          <table:table-cell table:formula="of:=([.H17]/[.C17])/[advance.$C$3]" office:value-type="float" office:value="41.6666666666667" calcext:value-type="float">
            <text:p>42</text:p>
          </table:table-cell>
          <table:table-cell office:value-type="string" calcext:value-type="string">
            <text:p>A2</text:p>
          </table:table-cell>
          <table:table-cell table:formula="of:=60-[.E17]" office:value-type="float" office:value="28" calcext:value-type="float">
            <text:p>28</text:p>
          </table:table-cell>
          <table:table-cell table:formula="of:=([.K17]/[.C17])/[advance.$C$3]" office:value-type="float" office:value="64.8148148148148" calcext:value-type="float">
            <text:p>65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6*[.B18]" office:value-type="float" office:value="30000" calcext:value-type="float">
            <text:p>30000</text:p>
          </table:table-cell>
          <table:table-cell table:formula="of:=[dwell.C18]"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table:formula="of:=[.D18]+[.E18]" office:value-type="float" office:value="185" calcext:value-type="float">
            <text:p>185</text:p>
          </table:table-cell>
          <table:table-cell office:value-type="string" calcext:value-type="string">
            <text:p>D2</text:p>
          </table:table-cell>
          <table:table-cell table:formula="of:=185-[.F18]" office:value-type="float" office:value="0" calcext:value-type="float">
            <text:p>0</text:p>
          </table:table-cell>
          <table:table-cell table:formula="of:=([.H18]/[.C18])/[advance.$C$3]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formula="of:=60-[.E18]" office:value-type="float" office:value="25" calcext:value-type="float">
            <text:p>25</text:p>
          </table:table-cell>
          <table:table-cell table:formula="of:=([.K18]/[.C18])/[advance.$C$3]" office:value-type="float" office:value="52.0833333333333" calcext:value-type="float">
            <text:p>52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6*[.B19]" office:value-type="float" office:value="33000" calcext:value-type="float">
            <text:p>33000</text:p>
          </table:table-cell>
          <table:table-cell table:formula="of:=[dwell.C19]"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table:formula="of:=[.D19]+[.E19]" office:value-type="float" office:value="203" calcext:value-type="float">
            <text:p>203</text:p>
          </table:table-cell>
          <table:table-cell office:value-type="string" calcext:value-type="string">
            <text:p>C2</text:p>
          </table:table-cell>
          <table:table-cell table:formula="of:=275-[.F19]" office:value-type="float" office:value="72" calcext:value-type="float">
            <text:p>72</text:p>
          </table:table-cell>
          <table:table-cell table:formula="of:=([.H19]/[.C19])/[advance.$C$3]" office:value-type="float" office:value="136.363636363636" calcext:value-type="float">
            <text:p>136</text:p>
          </table:table-cell>
          <table:table-cell office:value-type="string" calcext:value-type="string">
            <text:p>A2</text:p>
          </table:table-cell>
          <table:table-cell table:formula="of:=60-[.E19]" office:value-type="float" office:value="22" calcext:value-type="float">
            <text:p>22</text:p>
          </table:table-cell>
          <table:table-cell table:formula="of:=([.K19]/[.C19])/[advance.$C$3]" office:value-type="float" office:value="41.6666666666667" calcext:value-type="float">
            <text:p>42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6*[.B20]" office:value-type="float" office:value="36000" calcext:value-type="float">
            <text:p>36000</text:p>
          </table:table-cell>
          <table:table-cell table:formula="of:=[dwell.C20]"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formula="of:=[.D20]+[.E20]" office:value-type="float" office:value="218" calcext:value-type="float">
            <text:p>218</text:p>
          </table:table-cell>
          <table:table-cell office:value-type="string" calcext:value-type="string">
            <text:p>C2</text:p>
          </table:table-cell>
          <table:table-cell table:formula="of:=275-[.F20]" office:value-type="float" office:value="57" calcext:value-type="float">
            <text:p>57</text:p>
          </table:table-cell>
          <table:table-cell table:formula="of:=([.H20]/[.C20])/[advance.$C$3]" office:value-type="float" office:value="98.9583333333333" calcext:value-type="float">
            <text:p>99</text:p>
          </table:table-cell>
          <table:table-cell office:value-type="string" calcext:value-type="string">
            <text:p>A2</text:p>
          </table:table-cell>
          <table:table-cell table:formula="of:=60-[.E20]" office:value-type="float" office:value="22" calcext:value-type="float">
            <text:p>22</text:p>
          </table:table-cell>
          <table:table-cell table:formula="of:=([.K20]/[.C20])/[advance.$C$3]" office:value-type="float" office:value="38.1944444444444" calcext:value-type="float">
            <text:p>38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6*[.B21]" office:value-type="float" office:value="39000" calcext:value-type="float">
            <text:p>39000</text:p>
          </table:table-cell>
          <table:table-cell table:formula="of:=[dwell.C21]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[.D21]+[.E21]" office:value-type="float" office:value="233" calcext:value-type="float">
            <text:p>233</text:p>
          </table:table-cell>
          <table:table-cell office:value-type="string" calcext:value-type="string">
            <text:p>C2</text:p>
          </table:table-cell>
          <table:table-cell table:formula="of:=275-[.F21]" office:value-type="float" office:value="42" calcext:value-type="float">
            <text:p>42</text:p>
          </table:table-cell>
          <table:table-cell table:formula="of:=([.H21]/[.C21])/[advance.$C$3]" office:value-type="float" office:value="67.3076923076923" calcext:value-type="float">
            <text:p>67</text:p>
          </table:table-cell>
          <table:table-cell office:value-type="string" calcext:value-type="string">
            <text:p>A2</text:p>
          </table:table-cell>
          <table:table-cell table:formula="of:=60-[.E21]" office:value-type="float" office:value="22" calcext:value-type="float">
            <text:p>22</text:p>
          </table:table-cell>
          <table:table-cell table:formula="of:=([.K21]/[.C21])/[advance.$C$3]" office:value-type="float" office:value="35.2564102564103" calcext:value-type="float">
            <text:p>35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6*[.B22]" office:value-type="float" office:value="42000" calcext:value-type="float">
            <text:p>42000</text:p>
          </table:table-cell>
          <table:table-cell table:formula="of:=[dwell.C22]"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table:formula="of:=[.D22]+[.E22]" office:value-type="float" office:value="248" calcext:value-type="float">
            <text:p>248</text:p>
          </table:table-cell>
          <table:table-cell office:value-type="string" calcext:value-type="string">
            <text:p>C2</text:p>
          </table:table-cell>
          <table:table-cell table:formula="of:=275-[.F22]" office:value-type="float" office:value="27" calcext:value-type="float">
            <text:p>27</text:p>
          </table:table-cell>
          <table:table-cell table:formula="of:=([.H22]/[.C22])/[advance.$C$3]" office:value-type="float" office:value="40.1785714285714" calcext:value-type="float">
            <text:p>40</text:p>
          </table:table-cell>
          <table:table-cell office:value-type="string" calcext:value-type="string">
            <text:p>A2</text:p>
          </table:table-cell>
          <table:table-cell table:formula="of:=60-[.E22]" office:value-type="float" office:value="22" calcext:value-type="float">
            <text:p>22</text:p>
          </table:table-cell>
          <table:table-cell table:formula="of:=([.K22]/[.C22])/[advance.$C$3]" office:value-type="float" office:value="32.7380952380952" calcext:value-type="float">
            <text:p>33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6*[.B23]" office:value-type="float" office:value="45000" calcext:value-type="float">
            <text:p>45000</text:p>
          </table:table-cell>
          <table:table-cell table:formula="of:=[dwell.C23]"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table:formula="of:=[.D23]+[.E23]" office:value-type="float" office:value="263" calcext:value-type="float">
            <text:p>263</text:p>
          </table:table-cell>
          <table:table-cell office:value-type="string" calcext:value-type="string">
            <text:p>C2</text:p>
          </table:table-cell>
          <table:table-cell table:formula="of:=275-[.F23]" office:value-type="float" office:value="12" calcext:value-type="float">
            <text:p>12</text:p>
          </table:table-cell>
          <table:table-cell table:formula="of:=([.H23]/[.C23])/[advance.$C$3]" office:value-type="float" office:value="16.6666666666667" calcext:value-type="float">
            <text:p>17</text:p>
          </table:table-cell>
          <table:table-cell office:value-type="string" calcext:value-type="string">
            <text:p>A2</text:p>
          </table:table-cell>
          <table:table-cell table:formula="of:=60-[.E23]" office:value-type="float" office:value="22" calcext:value-type="float">
            <text:p>22</text:p>
          </table:table-cell>
          <table:table-cell table:formula="of:=([.K23]/[.C23])/[advance.$C$3]" office:value-type="float" office:value="30.5555555555556" calcext:value-type="float">
            <text:p>31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6*[.B24]" office:value-type="float" office:value="48000" calcext:value-type="float">
            <text:p>48000</text:p>
          </table:table-cell>
          <table:table-cell table:formula="of:=[dwell.C24]"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table:formula="of:=[.D24]+[.E24]" office:value-type="float" office:value="278" calcext:value-type="float">
            <text:p>278</text:p>
          </table:table-cell>
          <table:table-cell office:value-type="string" calcext:value-type="string">
            <text:p>C1</text:p>
          </table:table-cell>
          <table:table-cell table:formula="of:=280-[.F24]" office:value-type="float" office:value="2" calcext:value-type="float">
            <text:p>2</text:p>
          </table:table-cell>
          <table:table-cell table:formula="of:=([.H24]/[.C24])/[advance.$C$3]" office:value-type="float" office:value="2.60416666666667" calcext:value-type="float">
            <text:p>3</text:p>
          </table:table-cell>
          <table:table-cell office:value-type="string" calcext:value-type="string">
            <text:p>A2</text:p>
          </table:table-cell>
          <table:table-cell table:formula="of:=60-[.E24]" office:value-type="float" office:value="22" calcext:value-type="float">
            <text:p>22</text:p>
          </table:table-cell>
          <table:table-cell table:formula="of:=([.K24]/[.C24])/[advance.$C$3]" office:value-type="float" office:value="28.6458333333333" calcext:value-type="float">
            <text:p>29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6*[.B25]" office:value-type="float" office:value="51000" calcext:value-type="float">
            <text:p>51000</text:p>
          </table:table-cell>
          <table:table-cell table:formula="of:=[dwell.C25]"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[.D25]+[.E25]" office:value-type="float" office:value="293" calcext:value-type="float">
            <text:p>293</text:p>
          </table:table-cell>
          <table:table-cell office:value-type="string" calcext:value-type="string">
            <text:p>B2</text:p>
          </table:table-cell>
          <table:table-cell table:formula="of:=360-[.F25]" office:value-type="float" office:value="67" calcext:value-type="float">
            <text:p>67</text:p>
          </table:table-cell>
          <table:table-cell table:formula="of:=([.H25]/[.C25])/[advance.$C$3]" office:value-type="float" office:value="82.1078431372549" calcext:value-type="float">
            <text:p>82</text:p>
          </table:table-cell>
          <table:table-cell office:value-type="string" calcext:value-type="string">
            <text:p>A2</text:p>
          </table:table-cell>
          <table:table-cell table:formula="of:=60-[.E25]" office:value-type="float" office:value="22" calcext:value-type="float">
            <text:p>22</text:p>
          </table:table-cell>
          <table:table-cell table:formula="of:=([.K25]/[.C25])/[advance.$C$3]" office:value-type="float" office:value="26.9607843137255" calcext:value-type="float">
            <text:p>27</text:p>
          </table:table-cell>
          <table:table-cell table:number-columns-repeated="4"/>
        </table:table-row>
      </table:table>
      <table:table table:name="fuel" table:style-name="ta1">
        <table:table-column table:style-name="co7" table:default-cell-style-name="Default"/>
        <table:table-column table:style-name="co19" table:default-cell-style-name="ce241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cylinder pressure </text:p>
          </table:table-cell>
          <table:table-cell office:value-type="string" calcext:value-type="string">
            <text:p>p_c</text:p>
          </table:table-cell>
          <table:table-cell table:style-name="ce244" office:value-type="float" office:value="98" calcext:value-type="float">
            <text:p>98</text:p>
          </table:table-cell>
          <table:table-cell office:value-type="string" calcext:value-type="string">
            <text:p>kPA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displacement</text:p>
          </table:table-cell>
          <table:table-cell office:value-type="string" calcext:value-type="string">
            <text:p>V_c</text:p>
          </table:table-cell>
          <table:table-cell table:style-name="ce245" office:value-type="float" office:value="0.425" calcext:value-type="float">
            <text:p>0,43</text:p>
          </table:table-cell>
          <table:table-cell office:value-type="string" calcext:value-type="string">
            <text:p>l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charge temperature</text:p>
          </table:table-cell>
          <table:table-cell office:value-type="string" calcext:value-type="string">
            <text:p>T_c</text:p>
          </table:table-cell>
          <table:table-cell table:style-name="ce246" office:value-type="float" office:value="30" calcext:value-type="float">
            <text:p>30,0</text:p>
          </table:table-cell>
          <table:table-cell office:value-type="string" calcext:value-type="string">
            <text:p>°C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Volumetric Efficiency</text:p>
          </table:table-cell>
          <table:table-cell office:value-type="string" calcext:value-type="string">
            <text:p>VE</text:p>
          </table:table-cell>
          <table:table-cell table:style-name="ce246" office:value-type="float" office:value="25" calcext:value-type="float">
            <text:p>25,0</text:p>
          </table:table-cell>
          <table:table-cell office:value-type="string" calcext:value-type="string">
            <text:p>%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target Fuel ratio</text:p>
          </table:table-cell>
          <table:table-cell office:value-type="string" calcext:value-type="string">
            <text:p>AFR</text:p>
          </table:table-cell>
          <table:table-cell table:style-name="ce246" office:value-type="float" office:value="13" calcext:value-type="float">
            <text:p>13,0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 table:number-columns-repeated="3"/>
          <table:table-cell table:style-name="ce244"/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cylinders</text:p>
          </table:table-cell>
          <table:table-cell office:value-type="string" calcext:value-type="string">
            <text:p>cyl</text:p>
          </table:table-cell>
          <table:table-cell table:style-name="ce244" office:value-type="float" office:value="2" calcext:value-type="float">
            <text:p>2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molaric volume of air</text:p>
          </table:table-cell>
          <table:table-cell office:value-type="string" calcext:value-type="string">
            <text:p>M_air</text:p>
          </table:table-cell>
          <table:table-cell table:style-name="ce245" office:value-type="float" office:value="28" calcext:value-type="float">
            <text:p>28,00</text:p>
          </table:table-cell>
          <table:table-cell office:value-type="string" calcext:value-type="string">
            <text:p>g/mol</text:p>
          </table:table-cell>
          <table:table-cell table:style-name="ce200"/>
          <table:table-cell table:number-columns-repeated="4"/>
        </table:table-row>
        <table:table-row table:style-name="ro7">
          <table:table-cell/>
          <table:table-cell office:value-type="string" calcext:value-type="string">
            <text:p>ideal gas constant</text:p>
          </table:table-cell>
          <table:table-cell office:value-type="string" calcext:value-type="string">
            <text:p>R</text:p>
          </table:table-cell>
          <table:table-cell table:style-name="ce245" office:value-type="float" office:value="8.314" calcext:value-type="float">
            <text:p>8,31</text:p>
          </table:table-cell>
          <table:table-cell table:style-name="ce248" office:value-type="string" calcext:value-type="string">
            <text:p>(kg*m^2)/(s^2*K*mol)</text:p>
          </table:table-cell>
          <table:table-cell table:style-name="ce200"/>
          <table:table-cell table:style-name="ce253" office:value-type="string" calcext:value-type="string">
            <text:p>required fuel (per cycle):</text:p>
          </table:table-cell>
          <table:table-cell table:style-name="ce258" table:formula="of:=1000*([.D3]*[.D4]*([.D6]/100)*([.D10]/1000))/([.D11]*([.D5]+273.15)*[.D7]*[.D12])" office:value-type="float" office:value="0.0119438909064659" calcext:value-type="float">
            <text:p>0,0119</text:p>
          </table:table-cell>
          <table:table-cell table:style-name="ce242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ity of fuel</text:p>
          </table:table-cell>
          <table:table-cell table:style-name="ce242" office:value-type="string" calcext:value-type="string">
            <text:p>rho_fuel</text:p>
          </table:table-cell>
          <table:table-cell table:style-name="ce245" office:value-type="float" office:value="0.745" calcext:value-type="float">
            <text:p>0,75</text:p>
          </table:table-cell>
          <table:table-cell table:style-name="ce249" office:value-type="string" calcext:value-type="string">
            <text:p>kg/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el enthalpy</text:p>
          </table:table-cell>
          <table:table-cell table:style-name="ce242" office:value-type="string" calcext:value-type="string">
            <text:p>e_fuel</text:p>
          </table:table-cell>
          <table:table-cell table:style-name="ce245" office:value-type="float" office:value="11.66" calcext:value-type="float">
            <text:p>11,66</text:p>
          </table:table-cell>
          <table:table-cell table:style-name="ce249" office:value-type="string" calcext:value-type="string">
            <text:p>kWh/k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42"/>
          <table:table-cell table:style-name="ce245"/>
          <table:table-cell table:style-name="ce249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jector flow rate</text:p>
          </table:table-cell>
          <table:table-cell office:value-type="string" calcext:value-type="string">
            <text:p>dv/dt_inj</text:p>
          </table:table-cell>
          <table:table-cell table:style-name="ce244" office:value-type="float" office:value="310" calcext:value-type="float">
            <text:p>310</text:p>
          </table:table-cell>
          <table:table-cell office:value-type="string" calcext:value-type="string">
            <text:p>ml/min</text:p>
          </table:table-cell>
          <table:table-cell/>
          <table:table-cell table:style-name="ce254" office:value-type="string" calcext:value-type="string">
            <text:p>Injection time:</text:p>
          </table:table-cell>
          <table:table-cell table:style-name="ce110" table:formula="of:=1000*1000*60*[.H11]/[.D15]" office:value-type="float" office:value="2311.7208206063" calcext:value-type="float">
            <text:p>2312</text:p>
          </table:table-cell>
          <table:table-cell table:style-name="ce242" office:value-type="string" calcext:value-type="string">
            <text:p>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jector max cycle</text:p>
          </table:table-cell>
          <table:table-cell office:value-type="string" calcext:value-type="string">
            <text:p>d_max</text:p>
          </table:table-cell>
          <table:table-cell table:style-name="ce244" office:value-type="float" office:value="85" calcext:value-type="float">
            <text:p>85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. injection duration </text:p>
          </table:table-cell>
          <table:table-cell office:value-type="string" calcext:value-type="string">
            <text:p>del_max</text:p>
          </table:table-cell>
          <table:table-cell table:style-name="ce247" table:formula="of:=7.2*[.D16]" office:value-type="float" office:value="612" calcext:value-type="float">
            <text:p>612</text:p>
          </table:table-cell>
          <table:table-cell office:value-type="string" calcext:value-type="string">
            <text:p>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nk/wheel speed ratio</text:p>
          </table:table-cell>
          <table:table-cell office:value-type="string" calcext:value-type="string">
            <text:p>k</text:p>
          </table:table-cell>
          <table:table-cell table:style-name="ce245" office:value-type="float" office:value="4.6" calcext:value-type="float">
            <text:p>4,60</text:p>
          </table:table-cell>
          <table:table-cell table:number-columns-repeated="2"/>
          <table:table-cell table:style-name="ce254" office:value-type="string" calcext:value-type="string">
            <text:p>Consumption:</text:p>
          </table:table-cell>
          <table:table-cell table:style-name="ce260" table:formula="of:=100*([.D18]/[.D19])*[.H11]" office:value-type="float" office:value="2.65419797921464" calcext:value-type="float">
            <text:p>2,7</text:p>
          </table:table-cell>
          <table:table-cell table:style-name="ce197" office:value-type="string" calcext:value-type="string">
            <text:p>l/100k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el circumference</text:p>
          </table:table-cell>
          <table:table-cell office:value-type="string" calcext:value-type="string">
            <text:p>okr</text:p>
          </table:table-cell>
          <table:table-cell table:style-name="ce245" office:value-type="float" office:value="2.07" calcext:value-type="float">
            <text:p>2,07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8">
          <table:table-cell/>
          <table:table-cell table:style-name="Default"/>
          <table:table-cell table:style-name="ce243" office:value-type="string" calcext:value-type="string">
            <text:p>rpm</text:p>
          </table:table-cell>
          <table:table-cell table:style-name="ce243" office:value-type="string" calcext:value-type="string">
            <text:p>Speed</text:p>
            <text:p>(km/h)</text:p>
          </table:table-cell>
          <table:table-cell table:style-name="ce250" office:value-type="string" calcext:value-type="string">
            <text:p>T_inj_max (per cycle) (ms)</text:p>
          </table:table-cell>
          <table:table-cell table:style-name="ce250" office:value-type="string" calcext:value-type="string">
            <text:p>max injection (per cycle)</text:p>
            <text:p>(ml)</text:p>
          </table:table-cell>
          <table:table-cell table:style-name="ce256" office:value-type="string" calcext:value-type="string">
            <text:p>Engine Fuel consumption (ml/s)</text:p>
          </table:table-cell>
          <table:table-cell table:style-name="ce261" office:value-type="string" calcext:value-type="string">
            <text:p>power input (PS)</text:p>
          </table:table-cell>
          <table:table-cell table:style-name="ce225" office:value-type="string" calcext:value-type="string">
            <text:p>power output (PS)</text:p>
            <text:p>(n=35%)</text:p>
          </table:table-cell>
          <table:table-cell table:style-name="ce264" office:value-type="string" calcext:value-type="string">
            <text:p>d_inj (°)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1000" calcext:value-type="float">
            <text:p>1000</text:p>
          </table:table-cell>
          <table:table-cell table:formula="of:=[.C25]*([.$D$19]/[.$D$18])*0.06" office:value-type="float" office:value="27" calcext:value-type="float">
            <text:p>27</text:p>
          </table:table-cell>
          <table:table-cell table:style-name="ce251" table:formula="of:=1000*2*([.$D$16]/100)*60/[.C25]" office:value-type="float" office:value="102" calcext:value-type="float">
            <text:p>102,0</text:p>
          </table:table-cell>
          <table:table-cell table:style-name="ce252" table:formula="of:=([.E25]/1000)*([.$D$15]/60)" office:value-type="float" office:value="0.527" calcext:value-type="float">
            <text:p>0,53</text:p>
          </table:table-cell>
          <table:table-cell table:style-name="ce257" table:formula="of:=([.C25]/60)*[.$H$11]" office:value-type="float" office:value="0.199064848441098" calcext:value-type="float">
            <text:p>0,2</text:p>
          </table:table-cell>
          <table:table-cell table:style-name="ce262" table:formula="of:=(3600*([.G25]/1000)*[.$D$12])*[.$D$13]" office:value-type="float" office:value="6.22517982823183" calcext:value-type="float">
            <text:p>6,2</text:p>
          </table:table-cell>
          <table:table-cell table:style-name="ce263" table:formula="of:=[.H25]*0.35" office:value-type="float" office:value="2.17881293988114" calcext:value-type="float">
            <text:p>2,2</text:p>
          </table:table-cell>
          <table:table-cell table:style-name="ce265" table:formula="of:=6*[.C25]*[.$H$15]/1000" office:value-type="float" office:value="13870.3249236378" calcext:value-type="float">
            <text:p>13870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2000" calcext:value-type="float">
            <text:p>2000</text:p>
          </table:table-cell>
          <table:table-cell table:formula="of:=[.C26]*0.45*0.06" office:value-type="float" office:value="54" calcext:value-type="float">
            <text:p>54</text:p>
          </table:table-cell>
          <table:table-cell table:style-name="ce251" table:formula="of:=1000*2*([.$D$16]/100)*60/[.C26]" office:value-type="float" office:value="51" calcext:value-type="float">
            <text:p>51,0</text:p>
          </table:table-cell>
          <table:table-cell table:style-name="ce252" table:formula="of:=([.E26]/1000)*([.$D$15]/60)" office:value-type="float" office:value="0.2635" calcext:value-type="float">
            <text:p>0,26</text:p>
          </table:table-cell>
          <table:table-cell table:style-name="ce257" table:formula="of:=([.C26]/60)*[.$H$11]" office:value-type="float" office:value="0.398129696882196" calcext:value-type="float">
            <text:p>0,4</text:p>
          </table:table-cell>
          <table:table-cell table:style-name="ce262" table:formula="of:=(3600*([.G26]/1000)*[.$D$12])*[.$D$13]" office:value-type="float" office:value="12.4503596564637" calcext:value-type="float">
            <text:p>12,5</text:p>
          </table:table-cell>
          <table:table-cell table:style-name="ce263" table:formula="of:=[.H26]*0.35" office:value-type="float" office:value="4.35762587976228" calcext:value-type="float">
            <text:p>4,4</text:p>
          </table:table-cell>
          <table:table-cell table:style-name="ce265" table:formula="of:=6*[.C26]*[.$H$15]/1000" office:value-type="float" office:value="27740.6498472756" calcext:value-type="float">
            <text:p>27740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3000" calcext:value-type="float">
            <text:p>3000</text:p>
          </table:table-cell>
          <table:table-cell table:formula="of:=[.C27]*0.45*0.06" office:value-type="float" office:value="81" calcext:value-type="float">
            <text:p>81</text:p>
          </table:table-cell>
          <table:table-cell table:style-name="ce251" table:formula="of:=1000*2*([.$D$16]/100)*60/[.C27]" office:value-type="float" office:value="34" calcext:value-type="float">
            <text:p>34,0</text:p>
          </table:table-cell>
          <table:table-cell table:style-name="ce252" table:formula="of:=([.E27]/1000)*([.$D$15]/60)" office:value-type="float" office:value="0.175666666666667" calcext:value-type="float">
            <text:p>0,18</text:p>
          </table:table-cell>
          <table:table-cell table:style-name="ce257" table:formula="of:=([.C27]/60)*[.$H$11]" office:value-type="float" office:value="0.597194545323294" calcext:value-type="float">
            <text:p>0,6</text:p>
          </table:table-cell>
          <table:table-cell table:style-name="ce262" table:formula="of:=(3600*([.G27]/1000)*[.$D$12])*[.$D$13]" office:value-type="float" office:value="18.6755394846955" calcext:value-type="float">
            <text:p>18,7</text:p>
          </table:table-cell>
          <table:table-cell table:style-name="ce263" table:formula="of:=[.H27]*0.35" office:value-type="float" office:value="6.53643881964343" calcext:value-type="float">
            <text:p>6,5</text:p>
          </table:table-cell>
          <table:table-cell table:style-name="ce265" table:formula="of:=6*[.C27]*[.$H$15]/1000" office:value-type="float" office:value="41610.9747709134" calcext:value-type="float">
            <text:p>41611,0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4000" calcext:value-type="float">
            <text:p>4000</text:p>
          </table:table-cell>
          <table:table-cell table:formula="of:=[.C28]*0.45*0.06" office:value-type="float" office:value="108" calcext:value-type="float">
            <text:p>108</text:p>
          </table:table-cell>
          <table:table-cell table:style-name="ce251" table:formula="of:=1000*2*([.$D$16]/100)*60/[.C28]" office:value-type="float" office:value="25.5" calcext:value-type="float">
            <text:p>25,5</text:p>
          </table:table-cell>
          <table:table-cell table:style-name="ce252" table:formula="of:=([.E28]/1000)*([.$D$15]/60)" office:value-type="float" office:value="0.13175" calcext:value-type="float">
            <text:p>0,13</text:p>
          </table:table-cell>
          <table:table-cell table:style-name="ce257" table:formula="of:=([.C28]/60)*[.$H$11]" office:value-type="float" office:value="0.796259393764392" calcext:value-type="float">
            <text:p>0,8</text:p>
          </table:table-cell>
          <table:table-cell table:style-name="ce262" table:formula="of:=(3600*([.G28]/1000)*[.$D$12])*[.$D$13]" office:value-type="float" office:value="24.9007193129273" calcext:value-type="float">
            <text:p>24,9</text:p>
          </table:table-cell>
          <table:table-cell table:style-name="ce263" table:formula="of:=[.H28]*0.35" office:value-type="float" office:value="8.71525175952457" calcext:value-type="float">
            <text:p>8,7</text:p>
          </table:table-cell>
          <table:table-cell table:style-name="ce265" table:formula="of:=6*[.C28]*[.$H$15]/1000" office:value-type="float" office:value="55481.2996945512" calcext:value-type="float">
            <text:p>55481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5000" calcext:value-type="float">
            <text:p>5000</text:p>
          </table:table-cell>
          <table:table-cell table:formula="of:=[.C29]*0.45*0.06" office:value-type="float" office:value="135" calcext:value-type="float">
            <text:p>135</text:p>
          </table:table-cell>
          <table:table-cell table:style-name="ce251" table:formula="of:=1000*2*([.$D$16]/100)*60/[.C29]" office:value-type="float" office:value="20.4" calcext:value-type="float">
            <text:p>20,4</text:p>
          </table:table-cell>
          <table:table-cell table:style-name="ce252" table:formula="of:=([.E29]/1000)*([.$D$15]/60)" office:value-type="float" office:value="0.1054" calcext:value-type="float">
            <text:p>0,11</text:p>
          </table:table-cell>
          <table:table-cell table:style-name="ce257" table:formula="of:=([.C29]/60)*[.$H$11]" office:value-type="float" office:value="0.99532424220549" calcext:value-type="float">
            <text:p>1,0</text:p>
          </table:table-cell>
          <table:table-cell table:style-name="ce262" table:formula="of:=(3600*([.G29]/1000)*[.$D$12])*[.$D$13]" office:value-type="float" office:value="31.1258991411592" calcext:value-type="float">
            <text:p>31,1</text:p>
          </table:table-cell>
          <table:table-cell table:style-name="ce263" table:formula="of:=[.H29]*0.35" office:value-type="float" office:value="10.8940646994057" calcext:value-type="float">
            <text:p>10,9</text:p>
          </table:table-cell>
          <table:table-cell table:style-name="ce265" table:formula="of:=6*[.C29]*[.$H$15]/1000" office:value-type="float" office:value="69351.624618189" calcext:value-type="float">
            <text:p>69351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6000" calcext:value-type="float">
            <text:p>6000</text:p>
          </table:table-cell>
          <table:table-cell table:formula="of:=[.C30]*0.45*0.06" office:value-type="float" office:value="162" calcext:value-type="float">
            <text:p>162</text:p>
          </table:table-cell>
          <table:table-cell table:style-name="ce251" table:formula="of:=1000*2*([.$D$16]/100)*60/[.C30]" office:value-type="float" office:value="17" calcext:value-type="float">
            <text:p>17,0</text:p>
          </table:table-cell>
          <table:table-cell table:style-name="ce252" table:formula="of:=([.E30]/1000)*([.$D$15]/60)" office:value-type="float" office:value="0.0878333333333334" calcext:value-type="float">
            <text:p>0,09</text:p>
          </table:table-cell>
          <table:table-cell table:style-name="ce257" table:formula="of:=([.C30]/60)*[.$H$11]" office:value-type="float" office:value="1.19438909064659" calcext:value-type="float">
            <text:p>1,2</text:p>
          </table:table-cell>
          <table:table-cell table:style-name="ce262" table:formula="of:=(3600*([.G30]/1000)*[.$D$12])*[.$D$13]" office:value-type="float" office:value="37.351078969391" calcext:value-type="float">
            <text:p>37,4</text:p>
          </table:table-cell>
          <table:table-cell table:style-name="ce263" table:formula="of:=[.H30]*0.35" office:value-type="float" office:value="13.0728776392869" calcext:value-type="float">
            <text:p>13,1</text:p>
          </table:table-cell>
          <table:table-cell table:style-name="ce265" table:formula="of:=6*[.C30]*[.$H$15]/1000" office:value-type="float" office:value="83221.9495418268" calcext:value-type="float">
            <text:p>83221,9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7000" calcext:value-type="float">
            <text:p>7000</text:p>
          </table:table-cell>
          <table:table-cell table:formula="of:=[.C31]*0.45*0.06" office:value-type="float" office:value="189" calcext:value-type="float">
            <text:p>189</text:p>
          </table:table-cell>
          <table:table-cell table:style-name="ce251" table:formula="of:=1000*2*([.$D$16]/100)*60/[.C31]" office:value-type="float" office:value="14.5714285714286" calcext:value-type="float">
            <text:p>14,6</text:p>
          </table:table-cell>
          <table:table-cell table:style-name="ce252" table:formula="of:=([.E31]/1000)*([.$D$15]/60)" office:value-type="float" office:value="0.0752857142857143" calcext:value-type="float">
            <text:p>0,08</text:p>
          </table:table-cell>
          <table:table-cell table:style-name="ce257" table:formula="of:=([.C31]/60)*[.$H$11]" office:value-type="float" office:value="1.39345393908769" calcext:value-type="float">
            <text:p>1,4</text:p>
          </table:table-cell>
          <table:table-cell table:style-name="ce262" table:formula="of:=(3600*([.G31]/1000)*[.$D$12])*[.$D$13]" office:value-type="float" office:value="43.5762587976228" calcext:value-type="float">
            <text:p>43,6</text:p>
          </table:table-cell>
          <table:table-cell table:style-name="ce263" table:formula="of:=[.H31]*0.35" office:value-type="float" office:value="15.251690579168" calcext:value-type="float">
            <text:p>15,3</text:p>
          </table:table-cell>
          <table:table-cell table:style-name="ce265" table:formula="of:=6*[.C31]*[.$H$15]/1000" office:value-type="float" office:value="97092.2744654646" calcext:value-type="float">
            <text:p>97092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8000" calcext:value-type="float">
            <text:p>8000</text:p>
          </table:table-cell>
          <table:table-cell table:formula="of:=[.C32]*0.45*0.06" office:value-type="float" office:value="216" calcext:value-type="float">
            <text:p>216</text:p>
          </table:table-cell>
          <table:table-cell table:style-name="ce251" table:formula="of:=1000*2*([.$D$16]/100)*60/[.C32]" office:value-type="float" office:value="12.75" calcext:value-type="float">
            <text:p>12,8</text:p>
          </table:table-cell>
          <table:table-cell table:style-name="ce252" table:formula="of:=([.E32]/1000)*([.$D$15]/60)" office:value-type="float" office:value="0.065875" calcext:value-type="float">
            <text:p>0,07</text:p>
          </table:table-cell>
          <table:table-cell table:style-name="ce257" table:formula="of:=([.C32]/60)*[.$H$11]" office:value-type="float" office:value="1.59251878752878" calcext:value-type="float">
            <text:p>1,6</text:p>
          </table:table-cell>
          <table:table-cell table:style-name="ce262" table:formula="of:=(3600*([.G32]/1000)*[.$D$12])*[.$D$13]" office:value-type="float" office:value="49.8014386258547" calcext:value-type="float">
            <text:p>49,8</text:p>
          </table:table-cell>
          <table:table-cell table:style-name="ce263" table:formula="of:=[.H32]*0.35" office:value-type="float" office:value="17.4305035190491" calcext:value-type="float">
            <text:p>17,4</text:p>
          </table:table-cell>
          <table:table-cell table:style-name="ce265" table:formula="of:=6*[.C32]*[.$H$15]/1000" office:value-type="float" office:value="110962.599389102" calcext:value-type="float">
            <text:p>110962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9000" calcext:value-type="float">
            <text:p>9000</text:p>
          </table:table-cell>
          <table:table-cell table:formula="of:=[.C33]*0.45*0.06" office:value-type="float" office:value="243" calcext:value-type="float">
            <text:p>243</text:p>
          </table:table-cell>
          <table:table-cell table:style-name="ce251" table:formula="of:=1000*2*([.$D$16]/100)*60/[.C33]" office:value-type="float" office:value="11.3333333333333" calcext:value-type="float">
            <text:p>11,3</text:p>
          </table:table-cell>
          <table:table-cell table:style-name="ce252" table:formula="of:=([.E33]/1000)*([.$D$15]/60)" office:value-type="float" office:value="0.0585555555555556" calcext:value-type="float">
            <text:p>0,06</text:p>
          </table:table-cell>
          <table:table-cell table:style-name="ce257" table:formula="of:=([.C33]/60)*[.$H$11]" office:value-type="float" office:value="1.79158363596988" calcext:value-type="float">
            <text:p>1,8</text:p>
          </table:table-cell>
          <table:table-cell table:style-name="ce262" table:formula="of:=(3600*([.G33]/1000)*[.$D$12])*[.$D$13]" office:value-type="float" office:value="56.0266184540865" calcext:value-type="float">
            <text:p>56,0</text:p>
          </table:table-cell>
          <table:table-cell table:style-name="ce263" table:formula="of:=[.H33]*0.35" office:value-type="float" office:value="19.6093164589303" calcext:value-type="float">
            <text:p>19,6</text:p>
          </table:table-cell>
          <table:table-cell table:style-name="ce265" table:formula="of:=6*[.C33]*[.$H$15]/1000" office:value-type="float" office:value="124832.92431274" calcext:value-type="float">
            <text:p>124832,9</text:p>
          </table:table-cell>
        </table:table-row>
      </table:table>
      <table:table table:name="power" table:style-name="ta1">
        <table:table-column table:style-name="co7" table:default-cell-style-name="Default"/>
        <table:table-column table:style-name="co26" table:default-cell-style-name="Default"/>
        <table:table-column table:style-name="co7" table:number-columns-repeated="2" table:default-cell-style-name="ce197"/>
        <table:table-column table:style-name="co9" table:default-cell-style-name="ce267"/>
        <table:table-column table:style-name="co27" table:default-cell-style-name="ce267"/>
        <table:table-column table:style-name="co7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max. power (PS):</text:p>
          </table:table-cell>
          <table:covered-table-cell table:style-name="ce172"/>
          <table:table-cell table:style-name="ce172" office:value-type="float" office:value="69" calcext:value-type="float">
            <text:p>69</text:p>
          </table:table-cell>
          <table:table-cell table:style-name="Default" table:number-columns-repeated="2"/>
          <table:table-cell table:style-name="ce268" office:value-type="string" calcext:value-type="string" table:number-columns-spanned="3" table:number-rows-spanned="1">
            <text:p>recursion formula: p=av^2+c</text:p>
          </table:table-cell>
          <table:covered-table-cell table:number-columns-repeated="2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top speed (kmh):</text:p>
          </table:table-cell>
          <table:covered-table-cell table:style-name="ce172"/>
          <table:table-cell table:style-name="ce172"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drivetrain power demand (PS):</text:p>
          </table:table-cell>
          <table:covered-table-cell table:style-name="ce172"/>
          <table:table-cell table:style-name="ce172" office:value-type="float" office:value="6" calcext:value-type="float">
            <text:p>6</text:p>
          </table:table-cell>
          <table:table-cell table:style-name="Default" table:number-columns-repeated="2"/>
          <table:table-cell table:style-name="ce173" office:value-type="string" calcext:value-type="string">
            <text:p>a=</text:p>
          </table:table-cell>
          <table:table-cell table:style-name="ce173" table:formula="of:=([.D3]-[.D5])/([.D4]^2)" office:value-type="float" office:value="0.00194444444444444" calcext:value-type="float">
            <text:p>0,001944444444444</text:p>
          </table:table-cell>
          <table:table-cell/>
        </table:table-row>
        <table:table-row table:style-name="ro1">
          <table:table-cell/>
          <table:table-cell table:style-name="ce172"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72" office:value-type="string" calcext:value-type="string">
            <text:p>crank speed ratio (in 5th gear):</text:p>
          </table:table-cell>
          <table:table-cell table:style-name="ce172"/>
          <table:table-cell table:style-name="ce172" office:value-type="float" office:value="0.0275" calcext:value-type="float">
            <text:p>0,0275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9">
          <table:table-cell table:number-columns-repeated="2"/>
          <table:table-cell table:style-name="ce173" office:value-type="string" calcext:value-type="string">
            <text:p>crank speed</text:p>
            <text:p>(rpm)</text:p>
          </table:table-cell>
          <table:table-cell table:style-name="ce173" office:value-type="string" calcext:value-type="string">
            <text:p>Speed</text:p>
            <text:p>(kmh)</text:p>
          </table:table-cell>
          <table:table-cell table:style-name="ce173" office:value-type="string" calcext:value-type="string">
            <text:p>power demand</text:p>
            <text:p>(PS)</text:p>
          </table:table-cell>
          <table:table-cell table:style-name="ce173" office:value-type="string" calcext:value-type="string">
            <text:p>Engine power</text:p>
            <text:p>(P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12]*[.$D$7]" office:value-type="float" office:value="27.5" calcext:value-type="float">
            <text:p>27,5</text:p>
          </table:table-cell>
          <table:table-cell table:formula="of:=[.$H$5]*[.D12]^2+[.$D$5]" office:value-type="float" office:value="7.47048611111111" calcext:value-type="float">
            <text:p>7,5</text:p>
          </table:table-cell>
          <table:table-cell table:formula="of:=(77/7500)*[.C12]" office:value-type="float" office:value="10.2666666666667" calcext:value-type="float">
            <text:p>10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C13]*[.$D$7]" office:value-type="float" office:value="41.25" calcext:value-type="float">
            <text:p>41,25</text:p>
          </table:table-cell>
          <table:table-cell table:formula="of:=[.$H$5]*[.D13]^2+[.$D$5]" office:value-type="float" office:value="9.30859375" calcext:value-type="float">
            <text:p>9,3</text:p>
          </table:table-cell>
          <table:table-cell table:formula="of:=(77/7500)*[.C13]" office:value-type="float" office:value="15.4" calcext:value-type="float">
            <text:p>15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C14]*[.$D$7]" office:value-type="float" office:value="55" calcext:value-type="float">
            <text:p>55</text:p>
          </table:table-cell>
          <table:table-cell table:formula="of:=[.$H$5]*[.D14]^2+[.$D$5]" office:value-type="float" office:value="11.8819444444444" calcext:value-type="float">
            <text:p>11,9</text:p>
          </table:table-cell>
          <table:table-cell table:formula="of:=(77/7500)*[.C14]" office:value-type="float" office:value="20.5333333333333" calcext:value-type="float">
            <text:p>2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" calcext:value-type="float">
            <text:p>2500</text:p>
          </table:table-cell>
          <table:table-cell table:formula="of:=[.C15]*[.$D$7]" office:value-type="float" office:value="68.75" calcext:value-type="float">
            <text:p>68,75</text:p>
          </table:table-cell>
          <table:table-cell table:formula="of:=[.$H$5]*[.D15]^2+[.$D$5]" office:value-type="float" office:value="15.1905381944444" calcext:value-type="float">
            <text:p>15,2</text:p>
          </table:table-cell>
          <table:table-cell table:formula="of:=(77/7500)*[.C15]" office:value-type="float" office:value="25.6666666666667" calcext:value-type="float">
            <text:p>25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table:formula="of:=[.C16]*[.$D$7]" office:value-type="float" office:value="82.5" calcext:value-type="float">
            <text:p>82,5</text:p>
          </table:table-cell>
          <table:table-cell table:formula="of:=[.$H$5]*[.D16]^2+[.$D$5]" office:value-type="float" office:value="19.234375" calcext:value-type="float">
            <text:p>19,2</text:p>
          </table:table-cell>
          <table:table-cell table:formula="of:=(77/7500)*[.C16]" office:value-type="float" office:value="30.8" calcext:value-type="float">
            <text:p>30,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 table:formula="of:=[.C17]*[.$D$7]" office:value-type="float" office:value="96.25" calcext:value-type="float">
            <text:p>96,25</text:p>
          </table:table-cell>
          <table:table-cell table:formula="of:=[.$H$5]*[.D17]^2+[.$D$5]" office:value-type="float" office:value="24.0134548611111" calcext:value-type="float">
            <text:p>24,0</text:p>
          </table:table-cell>
          <table:table-cell table:formula="of:=(77/7500)*[.C17]" office:value-type="float" office:value="35.9333333333333" calcext:value-type="float">
            <text:p>35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C18]*[.$D$7]" office:value-type="float" office:value="110" calcext:value-type="float">
            <text:p>110</text:p>
          </table:table-cell>
          <table:table-cell table:formula="of:=[.$H$5]*[.D18]^2+[.$D$5]" office:value-type="float" office:value="29.5277777777778" calcext:value-type="float">
            <text:p>29,5</text:p>
          </table:table-cell>
          <table:table-cell table:formula="of:=(77/7500)*[.C18]" office:value-type="float" office:value="41.0666666666667" calcext:value-type="float">
            <text:p>41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0" calcext:value-type="float">
            <text:p>4500</text:p>
          </table:table-cell>
          <table:table-cell table:formula="of:=[.C19]*[.$D$7]" office:value-type="float" office:value="123.75" calcext:value-type="float">
            <text:p>123,75</text:p>
          </table:table-cell>
          <table:table-cell table:formula="of:=[.$H$5]*[.D19]^2+[.$D$5]" office:value-type="float" office:value="35.77734375" calcext:value-type="float">
            <text:p>35,8</text:p>
          </table:table-cell>
          <table:table-cell table:formula="of:=(77/7500)*[.C19]" office:value-type="float" office:value="46.2" calcext:value-type="float">
            <text:p>46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C20]*[.$D$7]" office:value-type="float" office:value="137.5" calcext:value-type="float">
            <text:p>137,5</text:p>
          </table:table-cell>
          <table:table-cell table:formula="of:=[.$H$5]*[.D20]^2+[.$D$5]" office:value-type="float" office:value="42.7621527777778" calcext:value-type="float">
            <text:p>42,8</text:p>
          </table:table-cell>
          <table:table-cell table:formula="of:=(77/7500)*[.C20]" office:value-type="float" office:value="51.3333333333333" calcext:value-type="float">
            <text:p>51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0" calcext:value-type="float">
            <text:p>5500</text:p>
          </table:table-cell>
          <table:table-cell table:formula="of:=[.C21]*[.$D$7]" office:value-type="float" office:value="151.25" calcext:value-type="float">
            <text:p>151,25</text:p>
          </table:table-cell>
          <table:table-cell table:formula="of:=[.$H$5]*[.D21]^2+[.$D$5]" office:value-type="float" office:value="50.4822048611111" calcext:value-type="float">
            <text:p>50,5</text:p>
          </table:table-cell>
          <table:table-cell table:formula="of:=(77/7500)*[.C21]" office:value-type="float" office:value="56.4666666666667" calcext:value-type="float">
            <text:p>56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formula="of:=[.C22]*[.$D$7]" office:value-type="float" office:value="165" calcext:value-type="float">
            <text:p>165</text:p>
          </table:table-cell>
          <table:table-cell table:formula="of:=[.$H$5]*[.D22]^2+[.$D$5]" office:value-type="float" office:value="58.9375" calcext:value-type="float">
            <text:p>58,9</text:p>
          </table:table-cell>
          <table:table-cell table:formula="of:=(77/7500)*[.C22]" office:value-type="float" office:value="61.6" calcext:value-type="float">
            <text:p>61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0" calcext:value-type="float">
            <text:p>6500</text:p>
          </table:table-cell>
          <table:table-cell table:formula="of:=[.C23]*[.$D$7]" office:value-type="float" office:value="178.75" calcext:value-type="float">
            <text:p>178,75</text:p>
          </table:table-cell>
          <table:table-cell table:formula="of:=[.$H$5]*[.D23]^2+[.$D$5]" office:value-type="float" office:value="68.1280381944444" calcext:value-type="float">
            <text:p>68,1</text:p>
          </table:table-cell>
          <table:table-cell table:formula="of:=(77/7500)*[.C23]" office:value-type="float" office:value="66.7333333333333" calcext:value-type="float">
            <text:p>66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table:formula="of:=[.C24]*[.$D$7]" office:value-type="float" office:value="192.5" calcext:value-type="float">
            <text:p>192,5</text:p>
          </table:table-cell>
          <table:table-cell table:formula="of:=[.$H$5]*[.D24]^2+[.$D$5]" office:value-type="float" office:value="78.0538194444444" calcext:value-type="float">
            <text:p>78,1</text:p>
          </table:table-cell>
          <table:table-cell table:formula="of:=(77/7500)*[.C24]" office:value-type="float" office:value="71.8666666666667" calcext:value-type="float">
            <text:p>71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table:formula="of:=[.C25]*[.$D$7]" office:value-type="float" office:value="206.25" calcext:value-type="float">
            <text:p>206,25</text:p>
          </table:table-cell>
          <table:table-cell table:formula="of:=[.$H$5]*[.D25]^2+[.$D$5]" office:value-type="float" office:value="88.71484375" calcext:value-type="float">
            <text:p>88,7</text:p>
          </table:table-cell>
          <table:table-cell table:formula="of:=(77/7500)*[.C25]" office:value-type="float" office:value="77" calcext:value-type="float">
            <text:p>77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C26]*[.$D$7]" office:value-type="float" office:value="220" calcext:value-type="float">
            <text:p>220</text:p>
          </table:table-cell>
          <table:table-cell table:formula="of:=[.$H$5]*[.D26]^2+[.$D$5]" office:value-type="float" office:value="100.111111111111" calcext:value-type="float">
            <text:p>10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00" calcext:value-type="float">
            <text:p>8500</text:p>
          </table:table-cell>
          <table:table-cell table:formula="of:=[.C27]*[.$D$7]" office:value-type="float" office:value="233.75" calcext:value-type="float">
            <text:p>233,75</text:p>
          </table:table-cell>
          <table:table-cell table:formula="of:=[.$H$5]*[.D27]^2+[.$D$5]" office:value-type="float" office:value="112.242621527778" calcext:value-type="float">
            <text:p>112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formula="of:=[.C28]*[.$D$7]" office:value-type="float" office:value="247.5" calcext:value-type="float">
            <text:p>247,5</text:p>
          </table:table-cell>
          <table:table-cell table:formula="of:=[.$H$5]*[.D28]^2+[.$D$5]" office:value-type="float" office:value="125.109375" calcext:value-type="float">
            <text:p>125,1</text:p>
          </table:table-cell>
          <table:table-cell table:number-columns-repeated="4"/>
        </table:table-row>
      </table:table>
      <table:table table:name="Sheet9" table:style-name="ta1">
        <table:table-column table:style-name="co7" table:default-cell-style-name="Default"/>
        <table:table-column table:style-name="co7" table:default-cell-style-name="ce121"/>
        <table:table-column table:style-name="co7" table:default-cell-style-name="ce125"/>
        <table:table-column table:style-name="co7" table:number-columns-repeated="21" table:default-cell-style-name="ce128"/>
        <table:table-row table:style-name="ro1" table:number-rows-repeated="5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60000000/[.B9]" office:value-type="float" office:value="120000" calcext:value-type="float">
            <text:p>120000</text:p>
          </table:table-cell>
          <table:table-cell table:formula="of:=[.$E$6]+360*[.D$8]/[.$C9]" office:value-type="float" office:value="357" calcext:value-type="float">
            <text:p>357</text:p>
          </table:table-cell>
          <table:table-cell table:formula="of:=[.$E$6]+360*[.E$8]/[.$C9]" office:value-type="float" office:value="357.15" calcext:value-type="float">
            <text:p>357</text:p>
          </table:table-cell>
          <table:table-cell table:formula="of:=[.$E$6]+360*[.F$8]/[.$C9]" office:value-type="float" office:value="357.3" calcext:value-type="float">
            <text:p>357</text:p>
          </table:table-cell>
          <table:table-cell table:formula="of:=[.$E$6]+360*[.G$8]/[.$C9]" office:value-type="float" office:value="357.45" calcext:value-type="float">
            <text:p>357</text:p>
          </table:table-cell>
          <table:table-cell table:formula="of:=[.$E$6]+360*[.H$8]/[.$C9]" office:value-type="float" office:value="357.6" calcext:value-type="float">
            <text:p>358</text:p>
          </table:table-cell>
          <table:table-cell table:formula="of:=[.$E$6]+360*[.I$8]/[.$C9]" office:value-type="float" office:value="357.75" calcext:value-type="float">
            <text:p>358</text:p>
          </table:table-cell>
          <table:table-cell table:formula="of:=[.$E$6]+360*[.J$8]/[.$C9]" office:value-type="float" office:value="357.9" calcext:value-type="float">
            <text:p>358</text:p>
          </table:table-cell>
          <table:table-cell table:formula="of:=[.$E$6]+360*[.K$8]/[.$C9]" office:value-type="float" office:value="358.05" calcext:value-type="float">
            <text:p>358</text:p>
          </table:table-cell>
          <table:table-cell table:formula="of:=[.$E$6]+360*[.L$8]/[.$C9]" office:value-type="float" office:value="358.2" calcext:value-type="float">
            <text:p>358</text:p>
          </table:table-cell>
          <table:table-cell table:formula="of:=[.$E$6]+360*[.M$8]/[.$C9]" office:value-type="float" office:value="358.35" calcext:value-type="float">
            <text:p>358</text:p>
          </table:table-cell>
          <table:table-cell table:formula="of:=[.$E$6]+360*[.N$8]/[.$C9]" office:value-type="float" office:value="358.5" calcext:value-type="float">
            <text:p>359</text:p>
          </table:table-cell>
          <table:table-cell table:formula="of:=[.$E$6]+360*[.O$8]/[.$C9]" office:value-type="float" office:value="358.65" calcext:value-type="float">
            <text:p>359</text:p>
          </table:table-cell>
          <table:table-cell table:formula="of:=[.$E$6]+360*[.P$8]/[.$C9]" office:value-type="float" office:value="358.8" calcext:value-type="float">
            <text:p>359</text:p>
          </table:table-cell>
          <table:table-cell table:formula="of:=[.$E$6]+360*[.Q$8]/[.$C9]" office:value-type="float" office:value="358.95" calcext:value-type="float">
            <text:p>359</text:p>
          </table:table-cell>
          <table:table-cell table:formula="of:=[.$E$6]+360*[.R$8]/[.$C9]" office:value-type="float" office:value="359.1" calcext:value-type="float">
            <text:p>359</text:p>
          </table:table-cell>
          <table:table-cell table:formula="of:=[.$E$6]+360*[.S$8]/[.$C9]" office:value-type="float" office:value="359.25" calcext:value-type="float">
            <text:p>359</text:p>
          </table:table-cell>
          <table:table-cell table:formula="of:=[.$E$6]+360*[.T$8]/[.$C9]" office:value-type="float" office:value="359.4" calcext:value-type="float">
            <text:p>359</text:p>
          </table:table-cell>
          <table:table-cell table:formula="of:=[.$E$6]+360*[.U$8]/[.$C9]" office:value-type="float" office:value="359.55" calcext:value-type="float">
            <text:p>360</text:p>
          </table:table-cell>
          <table:table-cell table:formula="of:=[.$E$6]+360*[.V$8]/[.$C9]" office:value-type="float" office:value="359.7" calcext:value-type="float">
            <text:p>360</text:p>
          </table:table-cell>
          <table:table-cell table:formula="of:=[.$E$6]+360*[.W$8]/[.$C9]" office:value-type="float" office:value="359.85" calcext:value-type="float">
            <text:p>360</text:p>
          </table:table-cell>
          <table:table-cell table:formula="of:=[.$E$6]+360*[.X$8]/[.$C9]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60000000/[.B10]" office:value-type="float" office:value="80000" calcext:value-type="float">
            <text:p>80000</text:p>
          </table:table-cell>
          <table:table-cell table:formula="of:=[.$E$6]+360*[.D$8]/[.$C10]" office:value-type="float" office:value="357" calcext:value-type="float">
            <text:p>357</text:p>
          </table:table-cell>
          <table:table-cell table:formula="of:=[.$E$6]+360*[.E$8]/[.$C10]" office:value-type="float" office:value="357.225" calcext:value-type="float">
            <text:p>357</text:p>
          </table:table-cell>
          <table:table-cell table:formula="of:=[.$E$6]+360*[.F$8]/[.$C10]" office:value-type="float" office:value="357.45" calcext:value-type="float">
            <text:p>357</text:p>
          </table:table-cell>
          <table:table-cell table:formula="of:=[.$E$6]+360*[.G$8]/[.$C10]" office:value-type="float" office:value="357.675" calcext:value-type="float">
            <text:p>358</text:p>
          </table:table-cell>
          <table:table-cell table:formula="of:=[.$E$6]+360*[.H$8]/[.$C10]" office:value-type="float" office:value="357.9" calcext:value-type="float">
            <text:p>358</text:p>
          </table:table-cell>
          <table:table-cell table:formula="of:=[.$E$6]+360*[.I$8]/[.$C10]" office:value-type="float" office:value="358.125" calcext:value-type="float">
            <text:p>358</text:p>
          </table:table-cell>
          <table:table-cell table:formula="of:=[.$E$6]+360*[.J$8]/[.$C10]" office:value-type="float" office:value="358.35" calcext:value-type="float">
            <text:p>358</text:p>
          </table:table-cell>
          <table:table-cell table:formula="of:=[.$E$6]+360*[.K$8]/[.$C10]" office:value-type="float" office:value="358.575" calcext:value-type="float">
            <text:p>359</text:p>
          </table:table-cell>
          <table:table-cell table:formula="of:=[.$E$6]+360*[.L$8]/[.$C10]" office:value-type="float" office:value="358.8" calcext:value-type="float">
            <text:p>359</text:p>
          </table:table-cell>
          <table:table-cell table:formula="of:=[.$E$6]+360*[.M$8]/[.$C10]" office:value-type="float" office:value="359.025" calcext:value-type="float">
            <text:p>359</text:p>
          </table:table-cell>
          <table:table-cell table:formula="of:=[.$E$6]+360*[.N$8]/[.$C10]" office:value-type="float" office:value="359.25" calcext:value-type="float">
            <text:p>359</text:p>
          </table:table-cell>
          <table:table-cell table:formula="of:=[.$E$6]+360*[.O$8]/[.$C10]" office:value-type="float" office:value="359.475" calcext:value-type="float">
            <text:p>359</text:p>
          </table:table-cell>
          <table:table-cell table:formula="of:=[.$E$6]+360*[.P$8]/[.$C10]" office:value-type="float" office:value="359.7" calcext:value-type="float">
            <text:p>360</text:p>
          </table:table-cell>
          <table:table-cell table:formula="of:=[.$E$6]+360*[.Q$8]/[.$C10]" office:value-type="float" office:value="359.925" calcext:value-type="float">
            <text:p>360</text:p>
          </table:table-cell>
          <table:table-cell table:formula="of:=[.$E$6]+360*[.R$8]/[.$C10]" office:value-type="float" office:value="360.15" calcext:value-type="float">
            <text:p>360</text:p>
          </table:table-cell>
          <table:table-cell table:formula="of:=[.$E$6]+360*[.S$8]/[.$C10]" office:value-type="float" office:value="360.375" calcext:value-type="float">
            <text:p>360</text:p>
          </table:table-cell>
          <table:table-cell table:formula="of:=[.$E$6]+360*[.T$8]/[.$C10]" office:value-type="float" office:value="360.6" calcext:value-type="float">
            <text:p>361</text:p>
          </table:table-cell>
          <table:table-cell table:formula="of:=[.$E$6]+360*[.U$8]/[.$C10]" office:value-type="float" office:value="360.825" calcext:value-type="float">
            <text:p>361</text:p>
          </table:table-cell>
          <table:table-cell table:formula="of:=[.$E$6]+360*[.V$8]/[.$C10]" office:value-type="float" office:value="361.05" calcext:value-type="float">
            <text:p>361</text:p>
          </table:table-cell>
          <table:table-cell table:formula="of:=[.$E$6]+360*[.W$8]/[.$C10]" office:value-type="float" office:value="361.275" calcext:value-type="float">
            <text:p>361</text:p>
          </table:table-cell>
          <table:table-cell table:formula="of:=[.$E$6]+360*[.X$8]/[.$C10]" office:value-type="float" office:value="361.5" calcext:value-type="float">
            <text:p>36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60000000/[.B11]" office:value-type="float" office:value="60000" calcext:value-type="float">
            <text:p>60000</text:p>
          </table:table-cell>
          <table:table-cell table:formula="of:=[.$E$6]+360*[.D$8]/[.$C11]" office:value-type="float" office:value="357" calcext:value-type="float">
            <text:p>357</text:p>
          </table:table-cell>
          <table:table-cell table:formula="of:=[.$E$6]+360*[.E$8]/[.$C11]" office:value-type="float" office:value="357.3" calcext:value-type="float">
            <text:p>357</text:p>
          </table:table-cell>
          <table:table-cell table:formula="of:=[.$E$6]+360*[.F$8]/[.$C11]" office:value-type="float" office:value="357.6" calcext:value-type="float">
            <text:p>358</text:p>
          </table:table-cell>
          <table:table-cell table:formula="of:=[.$E$6]+360*[.G$8]/[.$C11]" office:value-type="float" office:value="357.9" calcext:value-type="float">
            <text:p>358</text:p>
          </table:table-cell>
          <table:table-cell table:formula="of:=[.$E$6]+360*[.H$8]/[.$C11]" office:value-type="float" office:value="358.2" calcext:value-type="float">
            <text:p>358</text:p>
          </table:table-cell>
          <table:table-cell table:formula="of:=[.$E$6]+360*[.I$8]/[.$C11]" office:value-type="float" office:value="358.5" calcext:value-type="float">
            <text:p>359</text:p>
          </table:table-cell>
          <table:table-cell table:formula="of:=[.$E$6]+360*[.J$8]/[.$C11]" office:value-type="float" office:value="358.8" calcext:value-type="float">
            <text:p>359</text:p>
          </table:table-cell>
          <table:table-cell table:formula="of:=[.$E$6]+360*[.K$8]/[.$C11]" office:value-type="float" office:value="359.1" calcext:value-type="float">
            <text:p>359</text:p>
          </table:table-cell>
          <table:table-cell table:formula="of:=[.$E$6]+360*[.L$8]/[.$C11]" office:value-type="float" office:value="359.4" calcext:value-type="float">
            <text:p>359</text:p>
          </table:table-cell>
          <table:table-cell table:formula="of:=[.$E$6]+360*[.M$8]/[.$C11]" office:value-type="float" office:value="359.7" calcext:value-type="float">
            <text:p>360</text:p>
          </table:table-cell>
          <table:table-cell table:formula="of:=[.$E$6]+360*[.N$8]/[.$C11]" office:value-type="float" office:value="360" calcext:value-type="float">
            <text:p>360</text:p>
          </table:table-cell>
          <table:table-cell table:formula="of:=[.$E$6]+360*[.O$8]/[.$C11]" office:value-type="float" office:value="360.3" calcext:value-type="float">
            <text:p>360</text:p>
          </table:table-cell>
          <table:table-cell table:formula="of:=[.$E$6]+360*[.P$8]/[.$C11]" office:value-type="float" office:value="360.6" calcext:value-type="float">
            <text:p>361</text:p>
          </table:table-cell>
          <table:table-cell table:formula="of:=[.$E$6]+360*[.Q$8]/[.$C11]" office:value-type="float" office:value="360.9" calcext:value-type="float">
            <text:p>361</text:p>
          </table:table-cell>
          <table:table-cell table:formula="of:=[.$E$6]+360*[.R$8]/[.$C11]" office:value-type="float" office:value="361.2" calcext:value-type="float">
            <text:p>361</text:p>
          </table:table-cell>
          <table:table-cell table:formula="of:=[.$E$6]+360*[.S$8]/[.$C11]" office:value-type="float" office:value="361.5" calcext:value-type="float">
            <text:p>362</text:p>
          </table:table-cell>
          <table:table-cell table:formula="of:=[.$E$6]+360*[.T$8]/[.$C11]" office:value-type="float" office:value="361.8" calcext:value-type="float">
            <text:p>362</text:p>
          </table:table-cell>
          <table:table-cell table:formula="of:=[.$E$6]+360*[.U$8]/[.$C11]" office:value-type="float" office:value="362.1" calcext:value-type="float">
            <text:p>362</text:p>
          </table:table-cell>
          <table:table-cell table:formula="of:=[.$E$6]+360*[.V$8]/[.$C11]" office:value-type="float" office:value="362.4" calcext:value-type="float">
            <text:p>362</text:p>
          </table:table-cell>
          <table:table-cell table:formula="of:=[.$E$6]+360*[.W$8]/[.$C11]" office:value-type="float" office:value="362.7" calcext:value-type="float">
            <text:p>363</text:p>
          </table:table-cell>
          <table:table-cell table:formula="of:=[.$E$6]+360*[.X$8]/[.$C11]"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60000000/[.B12]" office:value-type="float" office:value="48000" calcext:value-type="float">
            <text:p>48000</text:p>
          </table:table-cell>
          <table:table-cell table:formula="of:=[.$E$6]+360*[.D$8]/[.$C12]" office:value-type="float" office:value="357" calcext:value-type="float">
            <text:p>357</text:p>
          </table:table-cell>
          <table:table-cell table:formula="of:=[.$E$6]+360*[.E$8]/[.$C12]" office:value-type="float" office:value="357.375" calcext:value-type="float">
            <text:p>357</text:p>
          </table:table-cell>
          <table:table-cell table:formula="of:=[.$E$6]+360*[.F$8]/[.$C12]" office:value-type="float" office:value="357.75" calcext:value-type="float">
            <text:p>358</text:p>
          </table:table-cell>
          <table:table-cell table:formula="of:=[.$E$6]+360*[.G$8]/[.$C12]" office:value-type="float" office:value="358.125" calcext:value-type="float">
            <text:p>358</text:p>
          </table:table-cell>
          <table:table-cell table:formula="of:=[.$E$6]+360*[.H$8]/[.$C12]" office:value-type="float" office:value="358.5" calcext:value-type="float">
            <text:p>359</text:p>
          </table:table-cell>
          <table:table-cell table:formula="of:=[.$E$6]+360*[.I$8]/[.$C12]" office:value-type="float" office:value="358.875" calcext:value-type="float">
            <text:p>359</text:p>
          </table:table-cell>
          <table:table-cell table:formula="of:=[.$E$6]+360*[.J$8]/[.$C12]" office:value-type="float" office:value="359.25" calcext:value-type="float">
            <text:p>359</text:p>
          </table:table-cell>
          <table:table-cell table:formula="of:=[.$E$6]+360*[.K$8]/[.$C12]" office:value-type="float" office:value="359.625" calcext:value-type="float">
            <text:p>360</text:p>
          </table:table-cell>
          <table:table-cell table:formula="of:=[.$E$6]+360*[.L$8]/[.$C12]" office:value-type="float" office:value="360" calcext:value-type="float">
            <text:p>360</text:p>
          </table:table-cell>
          <table:table-cell table:formula="of:=[.$E$6]+360*[.M$8]/[.$C12]" office:value-type="float" office:value="360.375" calcext:value-type="float">
            <text:p>360</text:p>
          </table:table-cell>
          <table:table-cell table:formula="of:=[.$E$6]+360*[.N$8]/[.$C12]" office:value-type="float" office:value="360.75" calcext:value-type="float">
            <text:p>361</text:p>
          </table:table-cell>
          <table:table-cell table:formula="of:=[.$E$6]+360*[.O$8]/[.$C12]" office:value-type="float" office:value="361.125" calcext:value-type="float">
            <text:p>361</text:p>
          </table:table-cell>
          <table:table-cell table:formula="of:=[.$E$6]+360*[.P$8]/[.$C12]" office:value-type="float" office:value="361.5" calcext:value-type="float">
            <text:p>362</text:p>
          </table:table-cell>
          <table:table-cell table:formula="of:=[.$E$6]+360*[.Q$8]/[.$C12]" office:value-type="float" office:value="361.875" calcext:value-type="float">
            <text:p>362</text:p>
          </table:table-cell>
          <table:table-cell table:formula="of:=[.$E$6]+360*[.R$8]/[.$C12]" office:value-type="float" office:value="362.25" calcext:value-type="float">
            <text:p>362</text:p>
          </table:table-cell>
          <table:table-cell table:formula="of:=[.$E$6]+360*[.S$8]/[.$C12]" office:value-type="float" office:value="362.625" calcext:value-type="float">
            <text:p>363</text:p>
          </table:table-cell>
          <table:table-cell table:formula="of:=[.$E$6]+360*[.T$8]/[.$C12]" office:value-type="float" office:value="363" calcext:value-type="float">
            <text:p>363</text:p>
          </table:table-cell>
          <table:table-cell table:formula="of:=[.$E$6]+360*[.U$8]/[.$C12]" office:value-type="float" office:value="363.375" calcext:value-type="float">
            <text:p>363</text:p>
          </table:table-cell>
          <table:table-cell table:formula="of:=[.$E$6]+360*[.V$8]/[.$C12]" office:value-type="float" office:value="363.75" calcext:value-type="float">
            <text:p>364</text:p>
          </table:table-cell>
          <table:table-cell table:formula="of:=[.$E$6]+360*[.W$8]/[.$C12]" office:value-type="float" office:value="364.125" calcext:value-type="float">
            <text:p>364</text:p>
          </table:table-cell>
          <table:table-cell table:formula="of:=[.$E$6]+360*[.X$8]/[.$C12]" office:value-type="float" office:value="364.5" calcext:value-type="float">
            <text:p>36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60000000/[.B13]" office:value-type="float" office:value="40000" calcext:value-type="float">
            <text:p>40000</text:p>
          </table:table-cell>
          <table:table-cell table:formula="of:=[.$E$6]+360*[.D$8]/[.$C13]" office:value-type="float" office:value="357" calcext:value-type="float">
            <text:p>357</text:p>
          </table:table-cell>
          <table:table-cell table:formula="of:=[.$E$6]+360*[.E$8]/[.$C13]" office:value-type="float" office:value="357.45" calcext:value-type="float">
            <text:p>357</text:p>
          </table:table-cell>
          <table:table-cell table:formula="of:=[.$E$6]+360*[.F$8]/[.$C13]" office:value-type="float" office:value="357.9" calcext:value-type="float">
            <text:p>358</text:p>
          </table:table-cell>
          <table:table-cell table:formula="of:=[.$E$6]+360*[.G$8]/[.$C13]" office:value-type="float" office:value="358.35" calcext:value-type="float">
            <text:p>358</text:p>
          </table:table-cell>
          <table:table-cell table:formula="of:=[.$E$6]+360*[.H$8]/[.$C13]" office:value-type="float" office:value="358.8" calcext:value-type="float">
            <text:p>359</text:p>
          </table:table-cell>
          <table:table-cell table:formula="of:=[.$E$6]+360*[.I$8]/[.$C13]" office:value-type="float" office:value="359.25" calcext:value-type="float">
            <text:p>359</text:p>
          </table:table-cell>
          <table:table-cell table:formula="of:=[.$E$6]+360*[.J$8]/[.$C13]" office:value-type="float" office:value="359.7" calcext:value-type="float">
            <text:p>360</text:p>
          </table:table-cell>
          <table:table-cell table:formula="of:=[.$E$6]+360*[.K$8]/[.$C13]" office:value-type="float" office:value="360.15" calcext:value-type="float">
            <text:p>360</text:p>
          </table:table-cell>
          <table:table-cell table:formula="of:=[.$E$6]+360*[.L$8]/[.$C13]" office:value-type="float" office:value="360.6" calcext:value-type="float">
            <text:p>361</text:p>
          </table:table-cell>
          <table:table-cell table:formula="of:=[.$E$6]+360*[.M$8]/[.$C13]" office:value-type="float" office:value="361.05" calcext:value-type="float">
            <text:p>361</text:p>
          </table:table-cell>
          <table:table-cell table:formula="of:=[.$E$6]+360*[.N$8]/[.$C13]" office:value-type="float" office:value="361.5" calcext:value-type="float">
            <text:p>362</text:p>
          </table:table-cell>
          <table:table-cell table:formula="of:=[.$E$6]+360*[.O$8]/[.$C13]" office:value-type="float" office:value="361.95" calcext:value-type="float">
            <text:p>362</text:p>
          </table:table-cell>
          <table:table-cell table:formula="of:=[.$E$6]+360*[.P$8]/[.$C13]" office:value-type="float" office:value="362.4" calcext:value-type="float">
            <text:p>362</text:p>
          </table:table-cell>
          <table:table-cell table:formula="of:=[.$E$6]+360*[.Q$8]/[.$C13]" office:value-type="float" office:value="362.85" calcext:value-type="float">
            <text:p>363</text:p>
          </table:table-cell>
          <table:table-cell table:formula="of:=[.$E$6]+360*[.R$8]/[.$C13]" office:value-type="float" office:value="363.3" calcext:value-type="float">
            <text:p>363</text:p>
          </table:table-cell>
          <table:table-cell table:formula="of:=[.$E$6]+360*[.S$8]/[.$C13]" office:value-type="float" office:value="363.75" calcext:value-type="float">
            <text:p>364</text:p>
          </table:table-cell>
          <table:table-cell table:formula="of:=[.$E$6]+360*[.T$8]/[.$C13]" office:value-type="float" office:value="364.2" calcext:value-type="float">
            <text:p>364</text:p>
          </table:table-cell>
          <table:table-cell table:formula="of:=[.$E$6]+360*[.U$8]/[.$C13]" office:value-type="float" office:value="364.65" calcext:value-type="float">
            <text:p>365</text:p>
          </table:table-cell>
          <table:table-cell table:formula="of:=[.$E$6]+360*[.V$8]/[.$C13]" office:value-type="float" office:value="365.1" calcext:value-type="float">
            <text:p>365</text:p>
          </table:table-cell>
          <table:table-cell table:formula="of:=[.$E$6]+360*[.W$8]/[.$C13]" office:value-type="float" office:value="365.55" calcext:value-type="float">
            <text:p>366</text:p>
          </table:table-cell>
          <table:table-cell table:formula="of:=[.$E$6]+360*[.X$8]/[.$C13]"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table:formula="of:=60000000/[.B14]" office:value-type="float" office:value="34285.7142857143" calcext:value-type="float">
            <text:p>34286</text:p>
          </table:table-cell>
          <table:table-cell table:formula="of:=[.$E$6]+360*[.D$8]/[.$C14]" office:value-type="float" office:value="357" calcext:value-type="float">
            <text:p>357</text:p>
          </table:table-cell>
          <table:table-cell table:formula="of:=[.$E$6]+360*[.E$8]/[.$C14]" office:value-type="float" office:value="357.525" calcext:value-type="float">
            <text:p>358</text:p>
          </table:table-cell>
          <table:table-cell table:formula="of:=[.$E$6]+360*[.F$8]/[.$C14]" office:value-type="float" office:value="358.05" calcext:value-type="float">
            <text:p>358</text:p>
          </table:table-cell>
          <table:table-cell table:formula="of:=[.$E$6]+360*[.G$8]/[.$C14]" office:value-type="float" office:value="358.575" calcext:value-type="float">
            <text:p>359</text:p>
          </table:table-cell>
          <table:table-cell table:formula="of:=[.$E$6]+360*[.H$8]/[.$C14]" office:value-type="float" office:value="359.1" calcext:value-type="float">
            <text:p>359</text:p>
          </table:table-cell>
          <table:table-cell table:formula="of:=[.$E$6]+360*[.I$8]/[.$C14]" office:value-type="float" office:value="359.625" calcext:value-type="float">
            <text:p>360</text:p>
          </table:table-cell>
          <table:table-cell table:formula="of:=[.$E$6]+360*[.J$8]/[.$C14]" office:value-type="float" office:value="360.15" calcext:value-type="float">
            <text:p>360</text:p>
          </table:table-cell>
          <table:table-cell table:formula="of:=[.$E$6]+360*[.K$8]/[.$C14]" office:value-type="float" office:value="360.675" calcext:value-type="float">
            <text:p>361</text:p>
          </table:table-cell>
          <table:table-cell table:formula="of:=[.$E$6]+360*[.L$8]/[.$C14]" office:value-type="float" office:value="361.2" calcext:value-type="float">
            <text:p>361</text:p>
          </table:table-cell>
          <table:table-cell table:formula="of:=[.$E$6]+360*[.M$8]/[.$C14]" office:value-type="float" office:value="361.725" calcext:value-type="float">
            <text:p>362</text:p>
          </table:table-cell>
          <table:table-cell table:formula="of:=[.$E$6]+360*[.N$8]/[.$C14]" office:value-type="float" office:value="362.25" calcext:value-type="float">
            <text:p>362</text:p>
          </table:table-cell>
          <table:table-cell table:formula="of:=[.$E$6]+360*[.O$8]/[.$C14]" office:value-type="float" office:value="362.775" calcext:value-type="float">
            <text:p>363</text:p>
          </table:table-cell>
          <table:table-cell table:formula="of:=[.$E$6]+360*[.P$8]/[.$C14]" office:value-type="float" office:value="363.3" calcext:value-type="float">
            <text:p>363</text:p>
          </table:table-cell>
          <table:table-cell table:formula="of:=[.$E$6]+360*[.Q$8]/[.$C14]" office:value-type="float" office:value="363.825" calcext:value-type="float">
            <text:p>364</text:p>
          </table:table-cell>
          <table:table-cell table:formula="of:=[.$E$6]+360*[.R$8]/[.$C14]" office:value-type="float" office:value="364.35" calcext:value-type="float">
            <text:p>364</text:p>
          </table:table-cell>
          <table:table-cell table:formula="of:=[.$E$6]+360*[.S$8]/[.$C14]" office:value-type="float" office:value="364.875" calcext:value-type="float">
            <text:p>365</text:p>
          </table:table-cell>
          <table:table-cell table:formula="of:=[.$E$6]+360*[.T$8]/[.$C14]" office:value-type="float" office:value="365.4" calcext:value-type="float">
            <text:p>365</text:p>
          </table:table-cell>
          <table:table-cell table:formula="of:=[.$E$6]+360*[.U$8]/[.$C14]" office:value-type="float" office:value="365.925" calcext:value-type="float">
            <text:p>366</text:p>
          </table:table-cell>
          <table:table-cell table:formula="of:=[.$E$6]+360*[.V$8]/[.$C14]" office:value-type="float" office:value="366.45" calcext:value-type="float">
            <text:p>366</text:p>
          </table:table-cell>
          <table:table-cell table:formula="of:=[.$E$6]+360*[.W$8]/[.$C14]" office:value-type="float" office:value="366.975" calcext:value-type="float">
            <text:p>367</text:p>
          </table:table-cell>
          <table:table-cell table:formula="of:=[.$E$6]+360*[.X$8]/[.$C14]" office:value-type="float" office:value="367.5" calcext:value-type="float">
            <text:p>368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60000000/[.B15]" office:value-type="float" office:value="30000" calcext:value-type="float">
            <text:p>30000</text:p>
          </table:table-cell>
          <table:table-cell table:formula="of:=[.$E$6]+360*[.D$8]/[.$C15]" office:value-type="float" office:value="357" calcext:value-type="float">
            <text:p>357</text:p>
          </table:table-cell>
          <table:table-cell table:formula="of:=[.$E$6]+360*[.E$8]/[.$C15]" office:value-type="float" office:value="357.6" calcext:value-type="float">
            <text:p>358</text:p>
          </table:table-cell>
          <table:table-cell table:formula="of:=[.$E$6]+360*[.F$8]/[.$C15]" office:value-type="float" office:value="358.2" calcext:value-type="float">
            <text:p>358</text:p>
          </table:table-cell>
          <table:table-cell table:formula="of:=[.$E$6]+360*[.G$8]/[.$C15]" office:value-type="float" office:value="358.8" calcext:value-type="float">
            <text:p>359</text:p>
          </table:table-cell>
          <table:table-cell table:formula="of:=[.$E$6]+360*[.H$8]/[.$C15]" office:value-type="float" office:value="359.4" calcext:value-type="float">
            <text:p>359</text:p>
          </table:table-cell>
          <table:table-cell table:formula="of:=[.$E$6]+360*[.I$8]/[.$C15]" office:value-type="float" office:value="360" calcext:value-type="float">
            <text:p>360</text:p>
          </table:table-cell>
          <table:table-cell table:formula="of:=[.$E$6]+360*[.J$8]/[.$C15]" office:value-type="float" office:value="360.6" calcext:value-type="float">
            <text:p>361</text:p>
          </table:table-cell>
          <table:table-cell table:formula="of:=[.$E$6]+360*[.K$8]/[.$C15]" office:value-type="float" office:value="361.2" calcext:value-type="float">
            <text:p>361</text:p>
          </table:table-cell>
          <table:table-cell table:formula="of:=[.$E$6]+360*[.L$8]/[.$C15]" office:value-type="float" office:value="361.8" calcext:value-type="float">
            <text:p>362</text:p>
          </table:table-cell>
          <table:table-cell table:formula="of:=[.$E$6]+360*[.M$8]/[.$C15]" office:value-type="float" office:value="362.4" calcext:value-type="float">
            <text:p>362</text:p>
          </table:table-cell>
          <table:table-cell table:formula="of:=[.$E$6]+360*[.N$8]/[.$C15]" office:value-type="float" office:value="363" calcext:value-type="float">
            <text:p>363</text:p>
          </table:table-cell>
          <table:table-cell table:formula="of:=[.$E$6]+360*[.O$8]/[.$C15]" office:value-type="float" office:value="363.6" calcext:value-type="float">
            <text:p>364</text:p>
          </table:table-cell>
          <table:table-cell table:formula="of:=[.$E$6]+360*[.P$8]/[.$C15]" office:value-type="float" office:value="364.2" calcext:value-type="float">
            <text:p>364</text:p>
          </table:table-cell>
          <table:table-cell table:formula="of:=[.$E$6]+360*[.Q$8]/[.$C15]" office:value-type="float" office:value="364.8" calcext:value-type="float">
            <text:p>365</text:p>
          </table:table-cell>
          <table:table-cell table:formula="of:=[.$E$6]+360*[.R$8]/[.$C15]" office:value-type="float" office:value="365.4" calcext:value-type="float">
            <text:p>365</text:p>
          </table:table-cell>
          <table:table-cell table:formula="of:=[.$E$6]+360*[.S$8]/[.$C15]" office:value-type="float" office:value="366" calcext:value-type="float">
            <text:p>366</text:p>
          </table:table-cell>
          <table:table-cell table:formula="of:=[.$E$6]+360*[.T$8]/[.$C15]" office:value-type="float" office:value="366.6" calcext:value-type="float">
            <text:p>367</text:p>
          </table:table-cell>
          <table:table-cell table:formula="of:=[.$E$6]+360*[.U$8]/[.$C15]" office:value-type="float" office:value="367.2" calcext:value-type="float">
            <text:p>367</text:p>
          </table:table-cell>
          <table:table-cell table:formula="of:=[.$E$6]+360*[.V$8]/[.$C15]" office:value-type="float" office:value="367.8" calcext:value-type="float">
            <text:p>368</text:p>
          </table:table-cell>
          <table:table-cell table:formula="of:=[.$E$6]+360*[.W$8]/[.$C15]" office:value-type="float" office:value="368.4" calcext:value-type="float">
            <text:p>368</text:p>
          </table:table-cell>
          <table:table-cell table:formula="of:=[.$E$6]+360*[.X$8]/[.$C15]"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formula="of:=60000000/[.B16]" office:value-type="float" office:value="26666.6666666667" calcext:value-type="float">
            <text:p>26667</text:p>
          </table:table-cell>
          <table:table-cell table:formula="of:=[.$E$6]+360*[.D$8]/[.$C16]" office:value-type="float" office:value="357" calcext:value-type="float">
            <text:p>357</text:p>
          </table:table-cell>
          <table:table-cell table:formula="of:=[.$E$6]+360*[.E$8]/[.$C16]" office:value-type="float" office:value="357.675" calcext:value-type="float">
            <text:p>358</text:p>
          </table:table-cell>
          <table:table-cell table:formula="of:=[.$E$6]+360*[.F$8]/[.$C16]" office:value-type="float" office:value="358.35" calcext:value-type="float">
            <text:p>358</text:p>
          </table:table-cell>
          <table:table-cell table:formula="of:=[.$E$6]+360*[.G$8]/[.$C16]" office:value-type="float" office:value="359.025" calcext:value-type="float">
            <text:p>359</text:p>
          </table:table-cell>
          <table:table-cell table:formula="of:=[.$E$6]+360*[.H$8]/[.$C16]" office:value-type="float" office:value="359.7" calcext:value-type="float">
            <text:p>360</text:p>
          </table:table-cell>
          <table:table-cell table:formula="of:=[.$E$6]+360*[.I$8]/[.$C16]" office:value-type="float" office:value="360.375" calcext:value-type="float">
            <text:p>360</text:p>
          </table:table-cell>
          <table:table-cell table:formula="of:=[.$E$6]+360*[.J$8]/[.$C16]" office:value-type="float" office:value="361.05" calcext:value-type="float">
            <text:p>361</text:p>
          </table:table-cell>
          <table:table-cell table:formula="of:=[.$E$6]+360*[.K$8]/[.$C16]" office:value-type="float" office:value="361.725" calcext:value-type="float">
            <text:p>362</text:p>
          </table:table-cell>
          <table:table-cell table:formula="of:=[.$E$6]+360*[.L$8]/[.$C16]" office:value-type="float" office:value="362.4" calcext:value-type="float">
            <text:p>362</text:p>
          </table:table-cell>
          <table:table-cell table:formula="of:=[.$E$6]+360*[.M$8]/[.$C16]" office:value-type="float" office:value="363.075" calcext:value-type="float">
            <text:p>363</text:p>
          </table:table-cell>
          <table:table-cell table:formula="of:=[.$E$6]+360*[.N$8]/[.$C16]" office:value-type="float" office:value="363.75" calcext:value-type="float">
            <text:p>364</text:p>
          </table:table-cell>
          <table:table-cell table:formula="of:=[.$E$6]+360*[.O$8]/[.$C16]" office:value-type="float" office:value="364.425" calcext:value-type="float">
            <text:p>364</text:p>
          </table:table-cell>
          <table:table-cell table:formula="of:=[.$E$6]+360*[.P$8]/[.$C16]" office:value-type="float" office:value="365.1" calcext:value-type="float">
            <text:p>365</text:p>
          </table:table-cell>
          <table:table-cell table:formula="of:=[.$E$6]+360*[.Q$8]/[.$C16]" office:value-type="float" office:value="365.775" calcext:value-type="float">
            <text:p>366</text:p>
          </table:table-cell>
          <table:table-cell table:formula="of:=[.$E$6]+360*[.R$8]/[.$C16]" office:value-type="float" office:value="366.45" calcext:value-type="float">
            <text:p>366</text:p>
          </table:table-cell>
          <table:table-cell table:formula="of:=[.$E$6]+360*[.S$8]/[.$C16]" office:value-type="float" office:value="367.125" calcext:value-type="float">
            <text:p>367</text:p>
          </table:table-cell>
          <table:table-cell table:formula="of:=[.$E$6]+360*[.T$8]/[.$C16]" office:value-type="float" office:value="367.8" calcext:value-type="float">
            <text:p>368</text:p>
          </table:table-cell>
          <table:table-cell table:formula="of:=[.$E$6]+360*[.U$8]/[.$C16]" office:value-type="float" office:value="368.475" calcext:value-type="float">
            <text:p>368</text:p>
          </table:table-cell>
          <table:table-cell table:formula="of:=[.$E$6]+360*[.V$8]/[.$C16]" office:value-type="float" office:value="369.15" calcext:value-type="float">
            <text:p>369</text:p>
          </table:table-cell>
          <table:table-cell table:formula="of:=[.$E$6]+360*[.W$8]/[.$C16]" office:value-type="float" office:value="369.825" calcext:value-type="float">
            <text:p>370</text:p>
          </table:table-cell>
          <table:table-cell table:formula="of:=[.$E$6]+360*[.X$8]/[.$C16]" office:value-type="float" office:value="370.5" calcext:value-type="float">
            <text:p>371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60000000/[.B17]" office:value-type="float" office:value="24000" calcext:value-type="float">
            <text:p>24000</text:p>
          </table:table-cell>
          <table:table-cell table:formula="of:=[.$E$6]+360*[.D$8]/[.$C17]" office:value-type="float" office:value="357" calcext:value-type="float">
            <text:p>357</text:p>
          </table:table-cell>
          <table:table-cell table:formula="of:=[.$E$6]+360*[.E$8]/[.$C17]" office:value-type="float" office:value="357.75" calcext:value-type="float">
            <text:p>358</text:p>
          </table:table-cell>
          <table:table-cell table:formula="of:=[.$E$6]+360*[.F$8]/[.$C17]" office:value-type="float" office:value="358.5" calcext:value-type="float">
            <text:p>359</text:p>
          </table:table-cell>
          <table:table-cell table:formula="of:=[.$E$6]+360*[.G$8]/[.$C17]" office:value-type="float" office:value="359.25" calcext:value-type="float">
            <text:p>359</text:p>
          </table:table-cell>
          <table:table-cell table:formula="of:=[.$E$6]+360*[.H$8]/[.$C17]" office:value-type="float" office:value="360" calcext:value-type="float">
            <text:p>360</text:p>
          </table:table-cell>
          <table:table-cell table:formula="of:=[.$E$6]+360*[.I$8]/[.$C17]" office:value-type="float" office:value="360.75" calcext:value-type="float">
            <text:p>361</text:p>
          </table:table-cell>
          <table:table-cell table:formula="of:=[.$E$6]+360*[.J$8]/[.$C17]" office:value-type="float" office:value="361.5" calcext:value-type="float">
            <text:p>362</text:p>
          </table:table-cell>
          <table:table-cell table:formula="of:=[.$E$6]+360*[.K$8]/[.$C17]" office:value-type="float" office:value="362.25" calcext:value-type="float">
            <text:p>362</text:p>
          </table:table-cell>
          <table:table-cell table:formula="of:=[.$E$6]+360*[.L$8]/[.$C17]" office:value-type="float" office:value="363" calcext:value-type="float">
            <text:p>363</text:p>
          </table:table-cell>
          <table:table-cell table:formula="of:=[.$E$6]+360*[.M$8]/[.$C17]" office:value-type="float" office:value="363.75" calcext:value-type="float">
            <text:p>364</text:p>
          </table:table-cell>
          <table:table-cell table:formula="of:=[.$E$6]+360*[.N$8]/[.$C17]" office:value-type="float" office:value="364.5" calcext:value-type="float">
            <text:p>365</text:p>
          </table:table-cell>
          <table:table-cell table:formula="of:=[.$E$6]+360*[.O$8]/[.$C17]" office:value-type="float" office:value="365.25" calcext:value-type="float">
            <text:p>365</text:p>
          </table:table-cell>
          <table:table-cell table:formula="of:=[.$E$6]+360*[.P$8]/[.$C17]" office:value-type="float" office:value="366" calcext:value-type="float">
            <text:p>366</text:p>
          </table:table-cell>
          <table:table-cell table:formula="of:=[.$E$6]+360*[.Q$8]/[.$C17]" office:value-type="float" office:value="366.75" calcext:value-type="float">
            <text:p>367</text:p>
          </table:table-cell>
          <table:table-cell table:formula="of:=[.$E$6]+360*[.R$8]/[.$C17]" office:value-type="float" office:value="367.5" calcext:value-type="float">
            <text:p>368</text:p>
          </table:table-cell>
          <table:table-cell table:formula="of:=[.$E$6]+360*[.S$8]/[.$C17]" office:value-type="float" office:value="368.25" calcext:value-type="float">
            <text:p>368</text:p>
          </table:table-cell>
          <table:table-cell table:formula="of:=[.$E$6]+360*[.T$8]/[.$C17]" office:value-type="float" office:value="369" calcext:value-type="float">
            <text:p>369</text:p>
          </table:table-cell>
          <table:table-cell table:formula="of:=[.$E$6]+360*[.U$8]/[.$C17]" office:value-type="float" office:value="369.75" calcext:value-type="float">
            <text:p>370</text:p>
          </table:table-cell>
          <table:table-cell table:formula="of:=[.$E$6]+360*[.V$8]/[.$C17]" office:value-type="float" office:value="370.5" calcext:value-type="float">
            <text:p>371</text:p>
          </table:table-cell>
          <table:table-cell table:formula="of:=[.$E$6]+360*[.W$8]/[.$C17]" office:value-type="float" office:value="371.25" calcext:value-type="float">
            <text:p>371</text:p>
          </table:table-cell>
          <table:table-cell table:formula="of:=[.$E$6]+360*[.X$8]/[.$C17]"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table:formula="of:=60000000/[.B18]" office:value-type="float" office:value="21818.1818181818" calcext:value-type="float">
            <text:p>21818</text:p>
          </table:table-cell>
          <table:table-cell table:formula="of:=[.$E$6]+360*[.D$8]/[.$C18]" office:value-type="float" office:value="357" calcext:value-type="float">
            <text:p>357</text:p>
          </table:table-cell>
          <table:table-cell table:formula="of:=[.$E$6]+360*[.E$8]/[.$C18]" office:value-type="float" office:value="357.825" calcext:value-type="float">
            <text:p>358</text:p>
          </table:table-cell>
          <table:table-cell table:formula="of:=[.$E$6]+360*[.F$8]/[.$C18]" office:value-type="float" office:value="358.65" calcext:value-type="float">
            <text:p>359</text:p>
          </table:table-cell>
          <table:table-cell table:formula="of:=[.$E$6]+360*[.G$8]/[.$C18]" office:value-type="float" office:value="359.475" calcext:value-type="float">
            <text:p>359</text:p>
          </table:table-cell>
          <table:table-cell table:formula="of:=[.$E$6]+360*[.H$8]/[.$C18]" office:value-type="float" office:value="360.3" calcext:value-type="float">
            <text:p>360</text:p>
          </table:table-cell>
          <table:table-cell table:formula="of:=[.$E$6]+360*[.I$8]/[.$C18]" office:value-type="float" office:value="361.125" calcext:value-type="float">
            <text:p>361</text:p>
          </table:table-cell>
          <table:table-cell table:formula="of:=[.$E$6]+360*[.J$8]/[.$C18]" office:value-type="float" office:value="361.95" calcext:value-type="float">
            <text:p>362</text:p>
          </table:table-cell>
          <table:table-cell table:formula="of:=[.$E$6]+360*[.K$8]/[.$C18]" office:value-type="float" office:value="362.775" calcext:value-type="float">
            <text:p>363</text:p>
          </table:table-cell>
          <table:table-cell table:formula="of:=[.$E$6]+360*[.L$8]/[.$C18]" office:value-type="float" office:value="363.6" calcext:value-type="float">
            <text:p>364</text:p>
          </table:table-cell>
          <table:table-cell table:formula="of:=[.$E$6]+360*[.M$8]/[.$C18]" office:value-type="float" office:value="364.425" calcext:value-type="float">
            <text:p>364</text:p>
          </table:table-cell>
          <table:table-cell table:formula="of:=[.$E$6]+360*[.N$8]/[.$C18]" office:value-type="float" office:value="365.25" calcext:value-type="float">
            <text:p>365</text:p>
          </table:table-cell>
          <table:table-cell table:formula="of:=[.$E$6]+360*[.O$8]/[.$C18]" office:value-type="float" office:value="366.075" calcext:value-type="float">
            <text:p>366</text:p>
          </table:table-cell>
          <table:table-cell table:formula="of:=[.$E$6]+360*[.P$8]/[.$C18]" office:value-type="float" office:value="366.9" calcext:value-type="float">
            <text:p>367</text:p>
          </table:table-cell>
          <table:table-cell table:formula="of:=[.$E$6]+360*[.Q$8]/[.$C18]" office:value-type="float" office:value="367.725" calcext:value-type="float">
            <text:p>368</text:p>
          </table:table-cell>
          <table:table-cell table:formula="of:=[.$E$6]+360*[.R$8]/[.$C18]" office:value-type="float" office:value="368.55" calcext:value-type="float">
            <text:p>369</text:p>
          </table:table-cell>
          <table:table-cell table:formula="of:=[.$E$6]+360*[.S$8]/[.$C18]" office:value-type="float" office:value="369.375" calcext:value-type="float">
            <text:p>369</text:p>
          </table:table-cell>
          <table:table-cell table:formula="of:=[.$E$6]+360*[.T$8]/[.$C18]" office:value-type="float" office:value="370.2" calcext:value-type="float">
            <text:p>370</text:p>
          </table:table-cell>
          <table:table-cell table:formula="of:=[.$E$6]+360*[.U$8]/[.$C18]" office:value-type="float" office:value="371.025" calcext:value-type="float">
            <text:p>371</text:p>
          </table:table-cell>
          <table:table-cell table:formula="of:=[.$E$6]+360*[.V$8]/[.$C18]" office:value-type="float" office:value="371.85" calcext:value-type="float">
            <text:p>372</text:p>
          </table:table-cell>
          <table:table-cell table:formula="of:=[.$E$6]+360*[.W$8]/[.$C18]" office:value-type="float" office:value="372.675" calcext:value-type="float">
            <text:p>373</text:p>
          </table:table-cell>
          <table:table-cell table:formula="of:=[.$E$6]+360*[.X$8]/[.$C18]" office:value-type="float" office:value="373.5" calcext:value-type="float">
            <text:p>374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60000000/[.B19]" office:value-type="float" office:value="20000" calcext:value-type="float">
            <text:p>20000</text:p>
          </table:table-cell>
          <table:table-cell table:formula="of:=[.$E$6]+360*[.D$8]/[.$C19]" office:value-type="float" office:value="357" calcext:value-type="float">
            <text:p>357</text:p>
          </table:table-cell>
          <table:table-cell table:formula="of:=[.$E$6]+360*[.E$8]/[.$C19]" office:value-type="float" office:value="357.9" calcext:value-type="float">
            <text:p>358</text:p>
          </table:table-cell>
          <table:table-cell table:formula="of:=[.$E$6]+360*[.F$8]/[.$C19]" office:value-type="float" office:value="358.8" calcext:value-type="float">
            <text:p>359</text:p>
          </table:table-cell>
          <table:table-cell table:formula="of:=[.$E$6]+360*[.G$8]/[.$C19]" office:value-type="float" office:value="359.7" calcext:value-type="float">
            <text:p>360</text:p>
          </table:table-cell>
          <table:table-cell table:formula="of:=[.$E$6]+360*[.H$8]/[.$C19]" office:value-type="float" office:value="360.6" calcext:value-type="float">
            <text:p>361</text:p>
          </table:table-cell>
          <table:table-cell table:formula="of:=[.$E$6]+360*[.I$8]/[.$C19]" office:value-type="float" office:value="361.5" calcext:value-type="float">
            <text:p>362</text:p>
          </table:table-cell>
          <table:table-cell table:formula="of:=[.$E$6]+360*[.J$8]/[.$C19]" office:value-type="float" office:value="362.4" calcext:value-type="float">
            <text:p>362</text:p>
          </table:table-cell>
          <table:table-cell table:formula="of:=[.$E$6]+360*[.K$8]/[.$C19]" office:value-type="float" office:value="363.3" calcext:value-type="float">
            <text:p>363</text:p>
          </table:table-cell>
          <table:table-cell table:formula="of:=[.$E$6]+360*[.L$8]/[.$C19]" office:value-type="float" office:value="364.2" calcext:value-type="float">
            <text:p>364</text:p>
          </table:table-cell>
          <table:table-cell table:formula="of:=[.$E$6]+360*[.M$8]/[.$C19]" office:value-type="float" office:value="365.1" calcext:value-type="float">
            <text:p>365</text:p>
          </table:table-cell>
          <table:table-cell table:formula="of:=[.$E$6]+360*[.N$8]/[.$C19]" office:value-type="float" office:value="366" calcext:value-type="float">
            <text:p>366</text:p>
          </table:table-cell>
          <table:table-cell table:formula="of:=[.$E$6]+360*[.O$8]/[.$C19]" office:value-type="float" office:value="366.9" calcext:value-type="float">
            <text:p>367</text:p>
          </table:table-cell>
          <table:table-cell table:formula="of:=[.$E$6]+360*[.P$8]/[.$C19]" office:value-type="float" office:value="367.8" calcext:value-type="float">
            <text:p>368</text:p>
          </table:table-cell>
          <table:table-cell table:formula="of:=[.$E$6]+360*[.Q$8]/[.$C19]" office:value-type="float" office:value="368.7" calcext:value-type="float">
            <text:p>369</text:p>
          </table:table-cell>
          <table:table-cell table:formula="of:=[.$E$6]+360*[.R$8]/[.$C19]" office:value-type="float" office:value="369.6" calcext:value-type="float">
            <text:p>370</text:p>
          </table:table-cell>
          <table:table-cell table:formula="of:=[.$E$6]+360*[.S$8]/[.$C19]" office:value-type="float" office:value="370.5" calcext:value-type="float">
            <text:p>371</text:p>
          </table:table-cell>
          <table:table-cell table:formula="of:=[.$E$6]+360*[.T$8]/[.$C19]" office:value-type="float" office:value="371.4" calcext:value-type="float">
            <text:p>371</text:p>
          </table:table-cell>
          <table:table-cell table:formula="of:=[.$E$6]+360*[.U$8]/[.$C19]" office:value-type="float" office:value="372.3" calcext:value-type="float">
            <text:p>372</text:p>
          </table:table-cell>
          <table:table-cell table:formula="of:=[.$E$6]+360*[.V$8]/[.$C19]" office:value-type="float" office:value="373.2" calcext:value-type="float">
            <text:p>373</text:p>
          </table:table-cell>
          <table:table-cell table:formula="of:=[.$E$6]+360*[.W$8]/[.$C19]" office:value-type="float" office:value="374.1" calcext:value-type="float">
            <text:p>374</text:p>
          </table:table-cell>
          <table:table-cell table:formula="of:=[.$E$6]+360*[.X$8]/[.$C19]"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table:formula="of:=60000000/[.B20]" office:value-type="float" office:value="18461.5384615385" calcext:value-type="float">
            <text:p>18462</text:p>
          </table:table-cell>
          <table:table-cell table:formula="of:=[.$E$6]+360*[.D$8]/[.$C20]" office:value-type="float" office:value="357" calcext:value-type="float">
            <text:p>357</text:p>
          </table:table-cell>
          <table:table-cell table:formula="of:=[.$E$6]+360*[.E$8]/[.$C20]" office:value-type="float" office:value="357.975" calcext:value-type="float">
            <text:p>358</text:p>
          </table:table-cell>
          <table:table-cell table:formula="of:=[.$E$6]+360*[.F$8]/[.$C20]" office:value-type="float" office:value="358.95" calcext:value-type="float">
            <text:p>359</text:p>
          </table:table-cell>
          <table:table-cell table:formula="of:=[.$E$6]+360*[.G$8]/[.$C20]" office:value-type="float" office:value="359.925" calcext:value-type="float">
            <text:p>360</text:p>
          </table:table-cell>
          <table:table-cell table:formula="of:=[.$E$6]+360*[.H$8]/[.$C20]" office:value-type="float" office:value="360.9" calcext:value-type="float">
            <text:p>361</text:p>
          </table:table-cell>
          <table:table-cell table:formula="of:=[.$E$6]+360*[.I$8]/[.$C20]" office:value-type="float" office:value="361.875" calcext:value-type="float">
            <text:p>362</text:p>
          </table:table-cell>
          <table:table-cell table:formula="of:=[.$E$6]+360*[.J$8]/[.$C20]" office:value-type="float" office:value="362.85" calcext:value-type="float">
            <text:p>363</text:p>
          </table:table-cell>
          <table:table-cell table:formula="of:=[.$E$6]+360*[.K$8]/[.$C20]" office:value-type="float" office:value="363.825" calcext:value-type="float">
            <text:p>364</text:p>
          </table:table-cell>
          <table:table-cell table:formula="of:=[.$E$6]+360*[.L$8]/[.$C20]" office:value-type="float" office:value="364.8" calcext:value-type="float">
            <text:p>365</text:p>
          </table:table-cell>
          <table:table-cell table:formula="of:=[.$E$6]+360*[.M$8]/[.$C20]" office:value-type="float" office:value="365.775" calcext:value-type="float">
            <text:p>366</text:p>
          </table:table-cell>
          <table:table-cell table:formula="of:=[.$E$6]+360*[.N$8]/[.$C20]" office:value-type="float" office:value="366.75" calcext:value-type="float">
            <text:p>367</text:p>
          </table:table-cell>
          <table:table-cell table:formula="of:=[.$E$6]+360*[.O$8]/[.$C20]" office:value-type="float" office:value="367.725" calcext:value-type="float">
            <text:p>368</text:p>
          </table:table-cell>
          <table:table-cell table:formula="of:=[.$E$6]+360*[.P$8]/[.$C20]" office:value-type="float" office:value="368.7" calcext:value-type="float">
            <text:p>369</text:p>
          </table:table-cell>
          <table:table-cell table:formula="of:=[.$E$6]+360*[.Q$8]/[.$C20]" office:value-type="float" office:value="369.675" calcext:value-type="float">
            <text:p>370</text:p>
          </table:table-cell>
          <table:table-cell table:formula="of:=[.$E$6]+360*[.R$8]/[.$C20]" office:value-type="float" office:value="370.65" calcext:value-type="float">
            <text:p>371</text:p>
          </table:table-cell>
          <table:table-cell table:formula="of:=[.$E$6]+360*[.S$8]/[.$C20]" office:value-type="float" office:value="371.625" calcext:value-type="float">
            <text:p>372</text:p>
          </table:table-cell>
          <table:table-cell table:formula="of:=[.$E$6]+360*[.T$8]/[.$C20]" office:value-type="float" office:value="372.6" calcext:value-type="float">
            <text:p>373</text:p>
          </table:table-cell>
          <table:table-cell table:formula="of:=[.$E$6]+360*[.U$8]/[.$C20]" office:value-type="float" office:value="373.575" calcext:value-type="float">
            <text:p>374</text:p>
          </table:table-cell>
          <table:table-cell table:formula="of:=[.$E$6]+360*[.V$8]/[.$C20]" office:value-type="float" office:value="374.55" calcext:value-type="float">
            <text:p>375</text:p>
          </table:table-cell>
          <table:table-cell table:formula="of:=[.$E$6]+360*[.W$8]/[.$C20]" office:value-type="float" office:value="375.525" calcext:value-type="float">
            <text:p>376</text:p>
          </table:table-cell>
          <table:table-cell table:formula="of:=[.$E$6]+360*[.X$8]/[.$C20]" office:value-type="float" office:value="376.5" calcext:value-type="float">
            <text:p>377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formula="of:=60000000/[.B21]" office:value-type="float" office:value="17142.8571428571" calcext:value-type="float">
            <text:p>17143</text:p>
          </table:table-cell>
          <table:table-cell table:formula="of:=[.$E$6]+360*[.D$8]/[.$C21]" office:value-type="float" office:value="357" calcext:value-type="float">
            <text:p>357</text:p>
          </table:table-cell>
          <table:table-cell table:formula="of:=[.$E$6]+360*[.E$8]/[.$C21]" office:value-type="float" office:value="358.05" calcext:value-type="float">
            <text:p>358</text:p>
          </table:table-cell>
          <table:table-cell table:formula="of:=[.$E$6]+360*[.F$8]/[.$C21]" office:value-type="float" office:value="359.1" calcext:value-type="float">
            <text:p>359</text:p>
          </table:table-cell>
          <table:table-cell table:formula="of:=[.$E$6]+360*[.G$8]/[.$C21]" office:value-type="float" office:value="360.15" calcext:value-type="float">
            <text:p>360</text:p>
          </table:table-cell>
          <table:table-cell table:formula="of:=[.$E$6]+360*[.H$8]/[.$C21]" office:value-type="float" office:value="361.2" calcext:value-type="float">
            <text:p>361</text:p>
          </table:table-cell>
          <table:table-cell table:formula="of:=[.$E$6]+360*[.I$8]/[.$C21]" office:value-type="float" office:value="362.25" calcext:value-type="float">
            <text:p>362</text:p>
          </table:table-cell>
          <table:table-cell table:formula="of:=[.$E$6]+360*[.J$8]/[.$C21]" office:value-type="float" office:value="363.3" calcext:value-type="float">
            <text:p>363</text:p>
          </table:table-cell>
          <table:table-cell table:formula="of:=[.$E$6]+360*[.K$8]/[.$C21]" office:value-type="float" office:value="364.35" calcext:value-type="float">
            <text:p>364</text:p>
          </table:table-cell>
          <table:table-cell table:formula="of:=[.$E$6]+360*[.L$8]/[.$C21]" office:value-type="float" office:value="365.4" calcext:value-type="float">
            <text:p>365</text:p>
          </table:table-cell>
          <table:table-cell table:formula="of:=[.$E$6]+360*[.M$8]/[.$C21]" office:value-type="float" office:value="366.45" calcext:value-type="float">
            <text:p>366</text:p>
          </table:table-cell>
          <table:table-cell table:formula="of:=[.$E$6]+360*[.N$8]/[.$C21]" office:value-type="float" office:value="367.5" calcext:value-type="float">
            <text:p>368</text:p>
          </table:table-cell>
          <table:table-cell table:formula="of:=[.$E$6]+360*[.O$8]/[.$C21]" office:value-type="float" office:value="368.55" calcext:value-type="float">
            <text:p>369</text:p>
          </table:table-cell>
          <table:table-cell table:formula="of:=[.$E$6]+360*[.P$8]/[.$C21]" office:value-type="float" office:value="369.6" calcext:value-type="float">
            <text:p>370</text:p>
          </table:table-cell>
          <table:table-cell table:formula="of:=[.$E$6]+360*[.Q$8]/[.$C21]" office:value-type="float" office:value="370.65" calcext:value-type="float">
            <text:p>371</text:p>
          </table:table-cell>
          <table:table-cell table:formula="of:=[.$E$6]+360*[.R$8]/[.$C21]" office:value-type="float" office:value="371.7" calcext:value-type="float">
            <text:p>372</text:p>
          </table:table-cell>
          <table:table-cell table:formula="of:=[.$E$6]+360*[.S$8]/[.$C21]" office:value-type="float" office:value="372.75" calcext:value-type="float">
            <text:p>373</text:p>
          </table:table-cell>
          <table:table-cell table:formula="of:=[.$E$6]+360*[.T$8]/[.$C21]" office:value-type="float" office:value="373.8" calcext:value-type="float">
            <text:p>374</text:p>
          </table:table-cell>
          <table:table-cell table:formula="of:=[.$E$6]+360*[.U$8]/[.$C21]" office:value-type="float" office:value="374.85" calcext:value-type="float">
            <text:p>375</text:p>
          </table:table-cell>
          <table:table-cell table:formula="of:=[.$E$6]+360*[.V$8]/[.$C21]" office:value-type="float" office:value="375.9" calcext:value-type="float">
            <text:p>376</text:p>
          </table:table-cell>
          <table:table-cell table:formula="of:=[.$E$6]+360*[.W$8]/[.$C21]" office:value-type="float" office:value="376.95" calcext:value-type="float">
            <text:p>377</text:p>
          </table:table-cell>
          <table:table-cell table:formula="of:=[.$E$6]+360*[.X$8]/[.$C21]"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table:formula="of:=60000000/[.B22]" office:value-type="float" office:value="16000" calcext:value-type="float">
            <text:p>16000</text:p>
          </table:table-cell>
          <table:table-cell table:formula="of:=[.$E$6]+360*[.D$8]/[.$C22]" office:value-type="float" office:value="357" calcext:value-type="float">
            <text:p>357</text:p>
          </table:table-cell>
          <table:table-cell table:formula="of:=[.$E$6]+360*[.E$8]/[.$C22]" office:value-type="float" office:value="358.125" calcext:value-type="float">
            <text:p>358</text:p>
          </table:table-cell>
          <table:table-cell table:formula="of:=[.$E$6]+360*[.F$8]/[.$C22]" office:value-type="float" office:value="359.25" calcext:value-type="float">
            <text:p>359</text:p>
          </table:table-cell>
          <table:table-cell table:formula="of:=[.$E$6]+360*[.G$8]/[.$C22]" office:value-type="float" office:value="360.375" calcext:value-type="float">
            <text:p>360</text:p>
          </table:table-cell>
          <table:table-cell table:formula="of:=[.$E$6]+360*[.H$8]/[.$C22]" office:value-type="float" office:value="361.5" calcext:value-type="float">
            <text:p>362</text:p>
          </table:table-cell>
          <table:table-cell table:formula="of:=[.$E$6]+360*[.I$8]/[.$C22]" office:value-type="float" office:value="362.625" calcext:value-type="float">
            <text:p>363</text:p>
          </table:table-cell>
          <table:table-cell table:formula="of:=[.$E$6]+360*[.J$8]/[.$C22]" office:value-type="float" office:value="363.75" calcext:value-type="float">
            <text:p>364</text:p>
          </table:table-cell>
          <table:table-cell table:formula="of:=[.$E$6]+360*[.K$8]/[.$C22]" office:value-type="float" office:value="364.875" calcext:value-type="float">
            <text:p>365</text:p>
          </table:table-cell>
          <table:table-cell table:formula="of:=[.$E$6]+360*[.L$8]/[.$C22]" office:value-type="float" office:value="366" calcext:value-type="float">
            <text:p>366</text:p>
          </table:table-cell>
          <table:table-cell table:formula="of:=[.$E$6]+360*[.M$8]/[.$C22]" office:value-type="float" office:value="367.125" calcext:value-type="float">
            <text:p>367</text:p>
          </table:table-cell>
          <table:table-cell table:formula="of:=[.$E$6]+360*[.N$8]/[.$C22]" office:value-type="float" office:value="368.25" calcext:value-type="float">
            <text:p>368</text:p>
          </table:table-cell>
          <table:table-cell table:formula="of:=[.$E$6]+360*[.O$8]/[.$C22]" office:value-type="float" office:value="369.375" calcext:value-type="float">
            <text:p>369</text:p>
          </table:table-cell>
          <table:table-cell table:formula="of:=[.$E$6]+360*[.P$8]/[.$C22]" office:value-type="float" office:value="370.5" calcext:value-type="float">
            <text:p>371</text:p>
          </table:table-cell>
          <table:table-cell table:formula="of:=[.$E$6]+360*[.Q$8]/[.$C22]" office:value-type="float" office:value="371.625" calcext:value-type="float">
            <text:p>372</text:p>
          </table:table-cell>
          <table:table-cell table:formula="of:=[.$E$6]+360*[.R$8]/[.$C22]" office:value-type="float" office:value="372.75" calcext:value-type="float">
            <text:p>373</text:p>
          </table:table-cell>
          <table:table-cell table:formula="of:=[.$E$6]+360*[.S$8]/[.$C22]" office:value-type="float" office:value="373.875" calcext:value-type="float">
            <text:p>374</text:p>
          </table:table-cell>
          <table:table-cell table:formula="of:=[.$E$6]+360*[.T$8]/[.$C22]" office:value-type="float" office:value="375" calcext:value-type="float">
            <text:p>375</text:p>
          </table:table-cell>
          <table:table-cell table:formula="of:=[.$E$6]+360*[.U$8]/[.$C22]" office:value-type="float" office:value="376.125" calcext:value-type="float">
            <text:p>376</text:p>
          </table:table-cell>
          <table:table-cell table:formula="of:=[.$E$6]+360*[.V$8]/[.$C22]" office:value-type="float" office:value="377.25" calcext:value-type="float">
            <text:p>377</text:p>
          </table:table-cell>
          <table:table-cell table:formula="of:=[.$E$6]+360*[.W$8]/[.$C22]" office:value-type="float" office:value="378.375" calcext:value-type="float">
            <text:p>378</text:p>
          </table:table-cell>
          <table:table-cell table:formula="of:=[.$E$6]+360*[.X$8]/[.$C22]" office:value-type="float" office:value="379.5" calcext:value-type="float">
            <text:p>38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60000000/[.B23]" office:value-type="float" office:value="15000" calcext:value-type="float">
            <text:p>15000</text:p>
          </table:table-cell>
          <table:table-cell table:formula="of:=[.$E$6]+360*[.D$8]/[.$C23]" office:value-type="float" office:value="357" calcext:value-type="float">
            <text:p>357</text:p>
          </table:table-cell>
          <table:table-cell table:formula="of:=[.$E$6]+360*[.E$8]/[.$C23]" office:value-type="float" office:value="358.2" calcext:value-type="float">
            <text:p>358</text:p>
          </table:table-cell>
          <table:table-cell table:formula="of:=[.$E$6]+360*[.F$8]/[.$C23]" office:value-type="float" office:value="359.4" calcext:value-type="float">
            <text:p>359</text:p>
          </table:table-cell>
          <table:table-cell table:formula="of:=[.$E$6]+360*[.G$8]/[.$C23]" office:value-type="float" office:value="360.6" calcext:value-type="float">
            <text:p>361</text:p>
          </table:table-cell>
          <table:table-cell table:formula="of:=[.$E$6]+360*[.H$8]/[.$C23]" office:value-type="float" office:value="361.8" calcext:value-type="float">
            <text:p>362</text:p>
          </table:table-cell>
          <table:table-cell table:formula="of:=[.$E$6]+360*[.I$8]/[.$C23]" office:value-type="float" office:value="363" calcext:value-type="float">
            <text:p>363</text:p>
          </table:table-cell>
          <table:table-cell table:formula="of:=[.$E$6]+360*[.J$8]/[.$C23]" office:value-type="float" office:value="364.2" calcext:value-type="float">
            <text:p>364</text:p>
          </table:table-cell>
          <table:table-cell table:formula="of:=[.$E$6]+360*[.K$8]/[.$C23]" office:value-type="float" office:value="365.4" calcext:value-type="float">
            <text:p>365</text:p>
          </table:table-cell>
          <table:table-cell table:formula="of:=[.$E$6]+360*[.L$8]/[.$C23]" office:value-type="float" office:value="366.6" calcext:value-type="float">
            <text:p>367</text:p>
          </table:table-cell>
          <table:table-cell table:formula="of:=[.$E$6]+360*[.M$8]/[.$C23]" office:value-type="float" office:value="367.8" calcext:value-type="float">
            <text:p>368</text:p>
          </table:table-cell>
          <table:table-cell table:formula="of:=[.$E$6]+360*[.N$8]/[.$C23]" office:value-type="float" office:value="369" calcext:value-type="float">
            <text:p>369</text:p>
          </table:table-cell>
          <table:table-cell table:formula="of:=[.$E$6]+360*[.O$8]/[.$C23]" office:value-type="float" office:value="370.2" calcext:value-type="float">
            <text:p>370</text:p>
          </table:table-cell>
          <table:table-cell table:formula="of:=[.$E$6]+360*[.P$8]/[.$C23]" office:value-type="float" office:value="371.4" calcext:value-type="float">
            <text:p>371</text:p>
          </table:table-cell>
          <table:table-cell table:formula="of:=[.$E$6]+360*[.Q$8]/[.$C23]" office:value-type="float" office:value="372.6" calcext:value-type="float">
            <text:p>373</text:p>
          </table:table-cell>
          <table:table-cell table:formula="of:=[.$E$6]+360*[.R$8]/[.$C23]" office:value-type="float" office:value="373.8" calcext:value-type="float">
            <text:p>374</text:p>
          </table:table-cell>
          <table:table-cell table:formula="of:=[.$E$6]+360*[.S$8]/[.$C23]" office:value-type="float" office:value="375" calcext:value-type="float">
            <text:p>375</text:p>
          </table:table-cell>
          <table:table-cell table:formula="of:=[.$E$6]+360*[.T$8]/[.$C23]" office:value-type="float" office:value="376.2" calcext:value-type="float">
            <text:p>376</text:p>
          </table:table-cell>
          <table:table-cell table:formula="of:=[.$E$6]+360*[.U$8]/[.$C23]" office:value-type="float" office:value="377.4" calcext:value-type="float">
            <text:p>377</text:p>
          </table:table-cell>
          <table:table-cell table:formula="of:=[.$E$6]+360*[.V$8]/[.$C23]" office:value-type="float" office:value="378.6" calcext:value-type="float">
            <text:p>379</text:p>
          </table:table-cell>
          <table:table-cell table:formula="of:=[.$E$6]+360*[.W$8]/[.$C23]" office:value-type="float" office:value="379.8" calcext:value-type="float">
            <text:p>380</text:p>
          </table:table-cell>
          <table:table-cell table:formula="of:=[.$E$6]+360*[.X$8]/[.$C23]"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table:formula="of:=60000000/[.B24]" office:value-type="float" office:value="14117.6470588235" calcext:value-type="float">
            <text:p>14118</text:p>
          </table:table-cell>
          <table:table-cell table:formula="of:=[.$E$6]+360*[.D$8]/[.$C24]" office:value-type="float" office:value="357" calcext:value-type="float">
            <text:p>357</text:p>
          </table:table-cell>
          <table:table-cell table:formula="of:=[.$E$6]+360*[.E$8]/[.$C24]" office:value-type="float" office:value="358.275" calcext:value-type="float">
            <text:p>358</text:p>
          </table:table-cell>
          <table:table-cell table:formula="of:=[.$E$6]+360*[.F$8]/[.$C24]" office:value-type="float" office:value="359.55" calcext:value-type="float">
            <text:p>360</text:p>
          </table:table-cell>
          <table:table-cell table:formula="of:=[.$E$6]+360*[.G$8]/[.$C24]" office:value-type="float" office:value="360.825" calcext:value-type="float">
            <text:p>361</text:p>
          </table:table-cell>
          <table:table-cell table:formula="of:=[.$E$6]+360*[.H$8]/[.$C24]" office:value-type="float" office:value="362.1" calcext:value-type="float">
            <text:p>362</text:p>
          </table:table-cell>
          <table:table-cell table:formula="of:=[.$E$6]+360*[.I$8]/[.$C24]" office:value-type="float" office:value="363.375" calcext:value-type="float">
            <text:p>363</text:p>
          </table:table-cell>
          <table:table-cell table:formula="of:=[.$E$6]+360*[.J$8]/[.$C24]" office:value-type="float" office:value="364.65" calcext:value-type="float">
            <text:p>365</text:p>
          </table:table-cell>
          <table:table-cell table:formula="of:=[.$E$6]+360*[.K$8]/[.$C24]" office:value-type="float" office:value="365.925" calcext:value-type="float">
            <text:p>366</text:p>
          </table:table-cell>
          <table:table-cell table:formula="of:=[.$E$6]+360*[.L$8]/[.$C24]" office:value-type="float" office:value="367.2" calcext:value-type="float">
            <text:p>367</text:p>
          </table:table-cell>
          <table:table-cell table:formula="of:=[.$E$6]+360*[.M$8]/[.$C24]" office:value-type="float" office:value="368.475" calcext:value-type="float">
            <text:p>368</text:p>
          </table:table-cell>
          <table:table-cell table:formula="of:=[.$E$6]+360*[.N$8]/[.$C24]" office:value-type="float" office:value="369.75" calcext:value-type="float">
            <text:p>370</text:p>
          </table:table-cell>
          <table:table-cell table:formula="of:=[.$E$6]+360*[.O$8]/[.$C24]" office:value-type="float" office:value="371.025" calcext:value-type="float">
            <text:p>371</text:p>
          </table:table-cell>
          <table:table-cell table:formula="of:=[.$E$6]+360*[.P$8]/[.$C24]" office:value-type="float" office:value="372.3" calcext:value-type="float">
            <text:p>372</text:p>
          </table:table-cell>
          <table:table-cell table:formula="of:=[.$E$6]+360*[.Q$8]/[.$C24]" office:value-type="float" office:value="373.575" calcext:value-type="float">
            <text:p>374</text:p>
          </table:table-cell>
          <table:table-cell table:formula="of:=[.$E$6]+360*[.R$8]/[.$C24]" office:value-type="float" office:value="374.85" calcext:value-type="float">
            <text:p>375</text:p>
          </table:table-cell>
          <table:table-cell table:formula="of:=[.$E$6]+360*[.S$8]/[.$C24]" office:value-type="float" office:value="376.125" calcext:value-type="float">
            <text:p>376</text:p>
          </table:table-cell>
          <table:table-cell table:formula="of:=[.$E$6]+360*[.T$8]/[.$C24]" office:value-type="float" office:value="377.4" calcext:value-type="float">
            <text:p>377</text:p>
          </table:table-cell>
          <table:table-cell table:formula="of:=[.$E$6]+360*[.U$8]/[.$C24]" office:value-type="float" office:value="378.675" calcext:value-type="float">
            <text:p>379</text:p>
          </table:table-cell>
          <table:table-cell table:formula="of:=[.$E$6]+360*[.V$8]/[.$C24]" office:value-type="float" office:value="379.95" calcext:value-type="float">
            <text:p>380</text:p>
          </table:table-cell>
          <table:table-cell table:formula="of:=[.$E$6]+360*[.W$8]/[.$C24]" office:value-type="float" office:value="381.225" calcext:value-type="float">
            <text:p>381</text:p>
          </table:table-cell>
          <table:table-cell table:formula="of:=[.$E$6]+360*[.X$8]/[.$C24]" office:value-type="float" office:value="382.5" calcext:value-type="float">
            <text:p>383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formula="of:=60000000/[.B25]" office:value-type="float" office:value="13333.3333333333" calcext:value-type="float">
            <text:p>13333</text:p>
          </table:table-cell>
          <table:table-cell table:formula="of:=[.$E$6]+360*[.D$8]/[.$C25]" office:value-type="float" office:value="357" calcext:value-type="float">
            <text:p>357</text:p>
          </table:table-cell>
          <table:table-cell table:formula="of:=[.$E$6]+360*[.E$8]/[.$C25]" office:value-type="float" office:value="358.35" calcext:value-type="float">
            <text:p>358</text:p>
          </table:table-cell>
          <table:table-cell table:formula="of:=[.$E$6]+360*[.F$8]/[.$C25]" office:value-type="float" office:value="359.7" calcext:value-type="float">
            <text:p>360</text:p>
          </table:table-cell>
          <table:table-cell table:formula="of:=[.$E$6]+360*[.G$8]/[.$C25]" office:value-type="float" office:value="361.05" calcext:value-type="float">
            <text:p>361</text:p>
          </table:table-cell>
          <table:table-cell table:formula="of:=[.$E$6]+360*[.H$8]/[.$C25]" office:value-type="float" office:value="362.4" calcext:value-type="float">
            <text:p>362</text:p>
          </table:table-cell>
          <table:table-cell table:formula="of:=[.$E$6]+360*[.I$8]/[.$C25]" office:value-type="float" office:value="363.75" calcext:value-type="float">
            <text:p>364</text:p>
          </table:table-cell>
          <table:table-cell table:formula="of:=[.$E$6]+360*[.J$8]/[.$C25]" office:value-type="float" office:value="365.1" calcext:value-type="float">
            <text:p>365</text:p>
          </table:table-cell>
          <table:table-cell table:formula="of:=[.$E$6]+360*[.K$8]/[.$C25]" office:value-type="float" office:value="366.45" calcext:value-type="float">
            <text:p>366</text:p>
          </table:table-cell>
          <table:table-cell table:formula="of:=[.$E$6]+360*[.L$8]/[.$C25]" office:value-type="float" office:value="367.8" calcext:value-type="float">
            <text:p>368</text:p>
          </table:table-cell>
          <table:table-cell table:formula="of:=[.$E$6]+360*[.M$8]/[.$C25]" office:value-type="float" office:value="369.15" calcext:value-type="float">
            <text:p>369</text:p>
          </table:table-cell>
          <table:table-cell table:formula="of:=[.$E$6]+360*[.N$8]/[.$C25]" office:value-type="float" office:value="370.5" calcext:value-type="float">
            <text:p>371</text:p>
          </table:table-cell>
          <table:table-cell table:formula="of:=[.$E$6]+360*[.O$8]/[.$C25]" office:value-type="float" office:value="371.85" calcext:value-type="float">
            <text:p>372</text:p>
          </table:table-cell>
          <table:table-cell table:formula="of:=[.$E$6]+360*[.P$8]/[.$C25]" office:value-type="float" office:value="373.2" calcext:value-type="float">
            <text:p>373</text:p>
          </table:table-cell>
          <table:table-cell table:formula="of:=[.$E$6]+360*[.Q$8]/[.$C25]" office:value-type="float" office:value="374.55" calcext:value-type="float">
            <text:p>375</text:p>
          </table:table-cell>
          <table:table-cell table:formula="of:=[.$E$6]+360*[.R$8]/[.$C25]" office:value-type="float" office:value="375.9" calcext:value-type="float">
            <text:p>376</text:p>
          </table:table-cell>
          <table:table-cell table:formula="of:=[.$E$6]+360*[.S$8]/[.$C25]" office:value-type="float" office:value="377.25" calcext:value-type="float">
            <text:p>377</text:p>
          </table:table-cell>
          <table:table-cell table:formula="of:=[.$E$6]+360*[.T$8]/[.$C25]" office:value-type="float" office:value="378.6" calcext:value-type="float">
            <text:p>379</text:p>
          </table:table-cell>
          <table:table-cell table:formula="of:=[.$E$6]+360*[.U$8]/[.$C25]" office:value-type="float" office:value="379.95" calcext:value-type="float">
            <text:p>380</text:p>
          </table:table-cell>
          <table:table-cell table:formula="of:=[.$E$6]+360*[.V$8]/[.$C25]" office:value-type="float" office:value="381.3" calcext:value-type="float">
            <text:p>381</text:p>
          </table:table-cell>
          <table:table-cell table:formula="of:=[.$E$6]+360*[.W$8]/[.$C25]" office:value-type="float" office:value="382.65" calcext:value-type="float">
            <text:p>383</text:p>
          </table:table-cell>
          <table:table-cell table:formula="of:=[.$E$6]+360*[.X$8]/[.$C25]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table:formula="of:=60000000/[.B26]" office:value-type="float" office:value="12631.5789473684" calcext:value-type="float">
            <text:p>12632</text:p>
          </table:table-cell>
          <table:table-cell table:formula="of:=[.$E$6]+360*[.D$8]/[.$C26]" office:value-type="float" office:value="357" calcext:value-type="float">
            <text:p>357</text:p>
          </table:table-cell>
          <table:table-cell table:formula="of:=[.$E$6]+360*[.E$8]/[.$C26]" office:value-type="float" office:value="358.425" calcext:value-type="float">
            <text:p>358</text:p>
          </table:table-cell>
          <table:table-cell table:formula="of:=[.$E$6]+360*[.F$8]/[.$C26]" office:value-type="float" office:value="359.85" calcext:value-type="float">
            <text:p>360</text:p>
          </table:table-cell>
          <table:table-cell table:formula="of:=[.$E$6]+360*[.G$8]/[.$C26]" office:value-type="float" office:value="361.275" calcext:value-type="float">
            <text:p>361</text:p>
          </table:table-cell>
          <table:table-cell table:formula="of:=[.$E$6]+360*[.H$8]/[.$C26]" office:value-type="float" office:value="362.7" calcext:value-type="float">
            <text:p>363</text:p>
          </table:table-cell>
          <table:table-cell table:formula="of:=[.$E$6]+360*[.I$8]/[.$C26]" office:value-type="float" office:value="364.125" calcext:value-type="float">
            <text:p>364</text:p>
          </table:table-cell>
          <table:table-cell table:formula="of:=[.$E$6]+360*[.J$8]/[.$C26]" office:value-type="float" office:value="365.55" calcext:value-type="float">
            <text:p>366</text:p>
          </table:table-cell>
          <table:table-cell table:formula="of:=[.$E$6]+360*[.K$8]/[.$C26]" office:value-type="float" office:value="366.975" calcext:value-type="float">
            <text:p>367</text:p>
          </table:table-cell>
          <table:table-cell table:formula="of:=[.$E$6]+360*[.L$8]/[.$C26]" office:value-type="float" office:value="368.4" calcext:value-type="float">
            <text:p>368</text:p>
          </table:table-cell>
          <table:table-cell table:formula="of:=[.$E$6]+360*[.M$8]/[.$C26]" office:value-type="float" office:value="369.825" calcext:value-type="float">
            <text:p>370</text:p>
          </table:table-cell>
          <table:table-cell table:formula="of:=[.$E$6]+360*[.N$8]/[.$C26]" office:value-type="float" office:value="371.25" calcext:value-type="float">
            <text:p>371</text:p>
          </table:table-cell>
          <table:table-cell table:formula="of:=[.$E$6]+360*[.O$8]/[.$C26]" office:value-type="float" office:value="372.675" calcext:value-type="float">
            <text:p>373</text:p>
          </table:table-cell>
          <table:table-cell table:formula="of:=[.$E$6]+360*[.P$8]/[.$C26]" office:value-type="float" office:value="374.1" calcext:value-type="float">
            <text:p>374</text:p>
          </table:table-cell>
          <table:table-cell table:formula="of:=[.$E$6]+360*[.Q$8]/[.$C26]" office:value-type="float" office:value="375.525" calcext:value-type="float">
            <text:p>376</text:p>
          </table:table-cell>
          <table:table-cell table:formula="of:=[.$E$6]+360*[.R$8]/[.$C26]" office:value-type="float" office:value="376.95" calcext:value-type="float">
            <text:p>377</text:p>
          </table:table-cell>
          <table:table-cell table:formula="of:=[.$E$6]+360*[.S$8]/[.$C26]" office:value-type="float" office:value="378.375" calcext:value-type="float">
            <text:p>378</text:p>
          </table:table-cell>
          <table:table-cell table:formula="of:=[.$E$6]+360*[.T$8]/[.$C26]" office:value-type="float" office:value="379.8" calcext:value-type="float">
            <text:p>380</text:p>
          </table:table-cell>
          <table:table-cell table:formula="of:=[.$E$6]+360*[.U$8]/[.$C26]" office:value-type="float" office:value="381.225" calcext:value-type="float">
            <text:p>381</text:p>
          </table:table-cell>
          <table:table-cell table:formula="of:=[.$E$6]+360*[.V$8]/[.$C26]" office:value-type="float" office:value="382.65" calcext:value-type="float">
            <text:p>383</text:p>
          </table:table-cell>
          <table:table-cell table:formula="of:=[.$E$6]+360*[.W$8]/[.$C26]" office:value-type="float" office:value="384.075" calcext:value-type="float">
            <text:p>384</text:p>
          </table:table-cell>
          <table:table-cell table:formula="of:=[.$E$6]+360*[.X$8]/[.$C26]" office:value-type="float" office:value="385.5" calcext:value-type="float">
            <text:p>3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60000000/[.B27]" office:value-type="float" office:value="12000" calcext:value-type="float">
            <text:p>12000</text:p>
          </table:table-cell>
          <table:table-cell table:formula="of:=[.$E$6]+360*[.D$8]/[.$C27]" office:value-type="float" office:value="357" calcext:value-type="float">
            <text:p>357</text:p>
          </table:table-cell>
          <table:table-cell table:formula="of:=[.$E$6]+360*[.E$8]/[.$C27]" office:value-type="float" office:value="358.5" calcext:value-type="float">
            <text:p>359</text:p>
          </table:table-cell>
          <table:table-cell table:formula="of:=[.$E$6]+360*[.F$8]/[.$C27]" office:value-type="float" office:value="360" calcext:value-type="float">
            <text:p>360</text:p>
          </table:table-cell>
          <table:table-cell table:formula="of:=[.$E$6]+360*[.G$8]/[.$C27]" office:value-type="float" office:value="361.5" calcext:value-type="float">
            <text:p>362</text:p>
          </table:table-cell>
          <table:table-cell table:formula="of:=[.$E$6]+360*[.H$8]/[.$C27]" office:value-type="float" office:value="363" calcext:value-type="float">
            <text:p>363</text:p>
          </table:table-cell>
          <table:table-cell table:formula="of:=[.$E$6]+360*[.I$8]/[.$C27]" office:value-type="float" office:value="364.5" calcext:value-type="float">
            <text:p>365</text:p>
          </table:table-cell>
          <table:table-cell table:formula="of:=[.$E$6]+360*[.J$8]/[.$C27]" office:value-type="float" office:value="366" calcext:value-type="float">
            <text:p>366</text:p>
          </table:table-cell>
          <table:table-cell table:formula="of:=[.$E$6]+360*[.K$8]/[.$C27]" office:value-type="float" office:value="367.5" calcext:value-type="float">
            <text:p>368</text:p>
          </table:table-cell>
          <table:table-cell table:formula="of:=[.$E$6]+360*[.L$8]/[.$C27]" office:value-type="float" office:value="369" calcext:value-type="float">
            <text:p>369</text:p>
          </table:table-cell>
          <table:table-cell table:formula="of:=[.$E$6]+360*[.M$8]/[.$C27]" office:value-type="float" office:value="370.5" calcext:value-type="float">
            <text:p>371</text:p>
          </table:table-cell>
          <table:table-cell table:formula="of:=[.$E$6]+360*[.N$8]/[.$C27]" office:value-type="float" office:value="372" calcext:value-type="float">
            <text:p>372</text:p>
          </table:table-cell>
          <table:table-cell table:formula="of:=[.$E$6]+360*[.O$8]/[.$C27]" office:value-type="float" office:value="373.5" calcext:value-type="float">
            <text:p>374</text:p>
          </table:table-cell>
          <table:table-cell table:formula="of:=[.$E$6]+360*[.P$8]/[.$C27]" office:value-type="float" office:value="375" calcext:value-type="float">
            <text:p>375</text:p>
          </table:table-cell>
          <table:table-cell table:formula="of:=[.$E$6]+360*[.Q$8]/[.$C27]" office:value-type="float" office:value="376.5" calcext:value-type="float">
            <text:p>377</text:p>
          </table:table-cell>
          <table:table-cell table:formula="of:=[.$E$6]+360*[.R$8]/[.$C27]" office:value-type="float" office:value="378" calcext:value-type="float">
            <text:p>378</text:p>
          </table:table-cell>
          <table:table-cell table:formula="of:=[.$E$6]+360*[.S$8]/[.$C27]" office:value-type="float" office:value="379.5" calcext:value-type="float">
            <text:p>380</text:p>
          </table:table-cell>
          <table:table-cell table:formula="of:=[.$E$6]+360*[.T$8]/[.$C27]" office:value-type="float" office:value="381" calcext:value-type="float">
            <text:p>381</text:p>
          </table:table-cell>
          <table:table-cell table:formula="of:=[.$E$6]+360*[.U$8]/[.$C27]" office:value-type="float" office:value="382.5" calcext:value-type="float">
            <text:p>383</text:p>
          </table:table-cell>
          <table:table-cell table:formula="of:=[.$E$6]+360*[.V$8]/[.$C27]" office:value-type="float" office:value="384" calcext:value-type="float">
            <text:p>384</text:p>
          </table:table-cell>
          <table:table-cell table:formula="of:=[.$E$6]+360*[.W$8]/[.$C27]" office:value-type="float" office:value="385.5" calcext:value-type="float">
            <text:p>386</text:p>
          </table:table-cell>
          <table:table-cell table:formula="of:=[.$E$6]+360*[.X$8]/[.$C27]"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5250" calcext:value-type="float">
            <text:p>5250</text:p>
          </table:table-cell>
          <table:table-cell table:formula="of:=60000000/[.B28]" office:value-type="float" office:value="11428.5714285714" calcext:value-type="float">
            <text:p>11429</text:p>
          </table:table-cell>
          <table:table-cell table:formula="of:=[.$E$6]+360*[.D$8]/[.$C28]" office:value-type="float" office:value="357" calcext:value-type="float">
            <text:p>357</text:p>
          </table:table-cell>
          <table:table-cell table:formula="of:=[.$E$6]+360*[.E$8]/[.$C28]" office:value-type="float" office:value="358.575" calcext:value-type="float">
            <text:p>359</text:p>
          </table:table-cell>
          <table:table-cell table:formula="of:=[.$E$6]+360*[.F$8]/[.$C28]" office:value-type="float" office:value="360.15" calcext:value-type="float">
            <text:p>360</text:p>
          </table:table-cell>
          <table:table-cell table:formula="of:=[.$E$6]+360*[.G$8]/[.$C28]" office:value-type="float" office:value="361.725" calcext:value-type="float">
            <text:p>362</text:p>
          </table:table-cell>
          <table:table-cell table:formula="of:=[.$E$6]+360*[.H$8]/[.$C28]" office:value-type="float" office:value="363.3" calcext:value-type="float">
            <text:p>363</text:p>
          </table:table-cell>
          <table:table-cell table:formula="of:=[.$E$6]+360*[.I$8]/[.$C28]" office:value-type="float" office:value="364.875" calcext:value-type="float">
            <text:p>365</text:p>
          </table:table-cell>
          <table:table-cell table:formula="of:=[.$E$6]+360*[.J$8]/[.$C28]" office:value-type="float" office:value="366.45" calcext:value-type="float">
            <text:p>366</text:p>
          </table:table-cell>
          <table:table-cell table:formula="of:=[.$E$6]+360*[.K$8]/[.$C28]" office:value-type="float" office:value="368.025" calcext:value-type="float">
            <text:p>368</text:p>
          </table:table-cell>
          <table:table-cell table:formula="of:=[.$E$6]+360*[.L$8]/[.$C28]" office:value-type="float" office:value="369.6" calcext:value-type="float">
            <text:p>370</text:p>
          </table:table-cell>
          <table:table-cell table:formula="of:=[.$E$6]+360*[.M$8]/[.$C28]" office:value-type="float" office:value="371.175" calcext:value-type="float">
            <text:p>371</text:p>
          </table:table-cell>
          <table:table-cell table:formula="of:=[.$E$6]+360*[.N$8]/[.$C28]" office:value-type="float" office:value="372.75" calcext:value-type="float">
            <text:p>373</text:p>
          </table:table-cell>
          <table:table-cell table:formula="of:=[.$E$6]+360*[.O$8]/[.$C28]" office:value-type="float" office:value="374.325" calcext:value-type="float">
            <text:p>374</text:p>
          </table:table-cell>
          <table:table-cell table:formula="of:=[.$E$6]+360*[.P$8]/[.$C28]" office:value-type="float" office:value="375.9" calcext:value-type="float">
            <text:p>376</text:p>
          </table:table-cell>
          <table:table-cell table:formula="of:=[.$E$6]+360*[.Q$8]/[.$C28]" office:value-type="float" office:value="377.475" calcext:value-type="float">
            <text:p>377</text:p>
          </table:table-cell>
          <table:table-cell table:formula="of:=[.$E$6]+360*[.R$8]/[.$C28]" office:value-type="float" office:value="379.05" calcext:value-type="float">
            <text:p>379</text:p>
          </table:table-cell>
          <table:table-cell table:formula="of:=[.$E$6]+360*[.S$8]/[.$C28]" office:value-type="float" office:value="380.625" calcext:value-type="float">
            <text:p>381</text:p>
          </table:table-cell>
          <table:table-cell table:formula="of:=[.$E$6]+360*[.T$8]/[.$C28]" office:value-type="float" office:value="382.2" calcext:value-type="float">
            <text:p>382</text:p>
          </table:table-cell>
          <table:table-cell table:formula="of:=[.$E$6]+360*[.U$8]/[.$C28]" office:value-type="float" office:value="383.775" calcext:value-type="float">
            <text:p>384</text:p>
          </table:table-cell>
          <table:table-cell table:formula="of:=[.$E$6]+360*[.V$8]/[.$C28]" office:value-type="float" office:value="385.35" calcext:value-type="float">
            <text:p>385</text:p>
          </table:table-cell>
          <table:table-cell table:formula="of:=[.$E$6]+360*[.W$8]/[.$C28]" office:value-type="float" office:value="386.925" calcext:value-type="float">
            <text:p>387</text:p>
          </table:table-cell>
          <table:table-cell table:formula="of:=[.$E$6]+360*[.X$8]/[.$C28]" office:value-type="float" office:value="388.5" calcext:value-type="float">
            <text:p>389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formula="of:=60000000/[.B29]" office:value-type="float" office:value="10909.0909090909" calcext:value-type="float">
            <text:p>10909</text:p>
          </table:table-cell>
          <table:table-cell table:formula="of:=[.$E$6]+360*[.D$8]/[.$C29]" office:value-type="float" office:value="357" calcext:value-type="float">
            <text:p>357</text:p>
          </table:table-cell>
          <table:table-cell table:formula="of:=[.$E$6]+360*[.E$8]/[.$C29]" office:value-type="float" office:value="358.65" calcext:value-type="float">
            <text:p>359</text:p>
          </table:table-cell>
          <table:table-cell table:formula="of:=[.$E$6]+360*[.F$8]/[.$C29]" office:value-type="float" office:value="360.3" calcext:value-type="float">
            <text:p>360</text:p>
          </table:table-cell>
          <table:table-cell table:formula="of:=[.$E$6]+360*[.G$8]/[.$C29]" office:value-type="float" office:value="361.95" calcext:value-type="float">
            <text:p>362</text:p>
          </table:table-cell>
          <table:table-cell table:formula="of:=[.$E$6]+360*[.H$8]/[.$C29]" office:value-type="float" office:value="363.6" calcext:value-type="float">
            <text:p>364</text:p>
          </table:table-cell>
          <table:table-cell table:formula="of:=[.$E$6]+360*[.I$8]/[.$C29]" office:value-type="float" office:value="365.25" calcext:value-type="float">
            <text:p>365</text:p>
          </table:table-cell>
          <table:table-cell table:formula="of:=[.$E$6]+360*[.J$8]/[.$C29]" office:value-type="float" office:value="366.9" calcext:value-type="float">
            <text:p>367</text:p>
          </table:table-cell>
          <table:table-cell table:formula="of:=[.$E$6]+360*[.K$8]/[.$C29]" office:value-type="float" office:value="368.55" calcext:value-type="float">
            <text:p>369</text:p>
          </table:table-cell>
          <table:table-cell table:formula="of:=[.$E$6]+360*[.L$8]/[.$C29]" office:value-type="float" office:value="370.2" calcext:value-type="float">
            <text:p>370</text:p>
          </table:table-cell>
          <table:table-cell table:formula="of:=[.$E$6]+360*[.M$8]/[.$C29]" office:value-type="float" office:value="371.85" calcext:value-type="float">
            <text:p>372</text:p>
          </table:table-cell>
          <table:table-cell table:formula="of:=[.$E$6]+360*[.N$8]/[.$C29]" office:value-type="float" office:value="373.5" calcext:value-type="float">
            <text:p>374</text:p>
          </table:table-cell>
          <table:table-cell table:formula="of:=[.$E$6]+360*[.O$8]/[.$C29]" office:value-type="float" office:value="375.15" calcext:value-type="float">
            <text:p>375</text:p>
          </table:table-cell>
          <table:table-cell table:formula="of:=[.$E$6]+360*[.P$8]/[.$C29]" office:value-type="float" office:value="376.8" calcext:value-type="float">
            <text:p>377</text:p>
          </table:table-cell>
          <table:table-cell table:formula="of:=[.$E$6]+360*[.Q$8]/[.$C29]" office:value-type="float" office:value="378.45" calcext:value-type="float">
            <text:p>378</text:p>
          </table:table-cell>
          <table:table-cell table:formula="of:=[.$E$6]+360*[.R$8]/[.$C29]" office:value-type="float" office:value="380.1" calcext:value-type="float">
            <text:p>380</text:p>
          </table:table-cell>
          <table:table-cell table:formula="of:=[.$E$6]+360*[.S$8]/[.$C29]" office:value-type="float" office:value="381.75" calcext:value-type="float">
            <text:p>382</text:p>
          </table:table-cell>
          <table:table-cell table:formula="of:=[.$E$6]+360*[.T$8]/[.$C29]" office:value-type="float" office:value="383.4" calcext:value-type="float">
            <text:p>383</text:p>
          </table:table-cell>
          <table:table-cell table:formula="of:=[.$E$6]+360*[.U$8]/[.$C29]" office:value-type="float" office:value="385.05" calcext:value-type="float">
            <text:p>385</text:p>
          </table:table-cell>
          <table:table-cell table:formula="of:=[.$E$6]+360*[.V$8]/[.$C29]" office:value-type="float" office:value="386.7" calcext:value-type="float">
            <text:p>387</text:p>
          </table:table-cell>
          <table:table-cell table:formula="of:=[.$E$6]+360*[.W$8]/[.$C29]" office:value-type="float" office:value="388.35" calcext:value-type="float">
            <text:p>388</text:p>
          </table:table-cell>
          <table:table-cell table:formula="of:=[.$E$6]+360*[.X$8]/[.$C29]"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table:formula="of:=60000000/[.B30]" office:value-type="float" office:value="10434.7826086957" calcext:value-type="float">
            <text:p>10435</text:p>
          </table:table-cell>
          <table:table-cell table:formula="of:=[.$E$6]+360*[.D$8]/[.$C30]" office:value-type="float" office:value="357" calcext:value-type="float">
            <text:p>357</text:p>
          </table:table-cell>
          <table:table-cell table:formula="of:=[.$E$6]+360*[.E$8]/[.$C30]" office:value-type="float" office:value="358.725" calcext:value-type="float">
            <text:p>359</text:p>
          </table:table-cell>
          <table:table-cell table:formula="of:=[.$E$6]+360*[.F$8]/[.$C30]" office:value-type="float" office:value="360.45" calcext:value-type="float">
            <text:p>360</text:p>
          </table:table-cell>
          <table:table-cell table:formula="of:=[.$E$6]+360*[.G$8]/[.$C30]" office:value-type="float" office:value="362.175" calcext:value-type="float">
            <text:p>362</text:p>
          </table:table-cell>
          <table:table-cell table:formula="of:=[.$E$6]+360*[.H$8]/[.$C30]" office:value-type="float" office:value="363.9" calcext:value-type="float">
            <text:p>364</text:p>
          </table:table-cell>
          <table:table-cell table:formula="of:=[.$E$6]+360*[.I$8]/[.$C30]" office:value-type="float" office:value="365.625" calcext:value-type="float">
            <text:p>366</text:p>
          </table:table-cell>
          <table:table-cell table:formula="of:=[.$E$6]+360*[.J$8]/[.$C30]" office:value-type="float" office:value="367.35" calcext:value-type="float">
            <text:p>367</text:p>
          </table:table-cell>
          <table:table-cell table:formula="of:=[.$E$6]+360*[.K$8]/[.$C30]" office:value-type="float" office:value="369.075" calcext:value-type="float">
            <text:p>369</text:p>
          </table:table-cell>
          <table:table-cell table:formula="of:=[.$E$6]+360*[.L$8]/[.$C30]" office:value-type="float" office:value="370.8" calcext:value-type="float">
            <text:p>371</text:p>
          </table:table-cell>
          <table:table-cell table:formula="of:=[.$E$6]+360*[.M$8]/[.$C30]" office:value-type="float" office:value="372.525" calcext:value-type="float">
            <text:p>373</text:p>
          </table:table-cell>
          <table:table-cell table:formula="of:=[.$E$6]+360*[.N$8]/[.$C30]" office:value-type="float" office:value="374.25" calcext:value-type="float">
            <text:p>374</text:p>
          </table:table-cell>
          <table:table-cell table:formula="of:=[.$E$6]+360*[.O$8]/[.$C30]" office:value-type="float" office:value="375.975" calcext:value-type="float">
            <text:p>376</text:p>
          </table:table-cell>
          <table:table-cell table:formula="of:=[.$E$6]+360*[.P$8]/[.$C30]" office:value-type="float" office:value="377.7" calcext:value-type="float">
            <text:p>378</text:p>
          </table:table-cell>
          <table:table-cell table:formula="of:=[.$E$6]+360*[.Q$8]/[.$C30]" office:value-type="float" office:value="379.425" calcext:value-type="float">
            <text:p>379</text:p>
          </table:table-cell>
          <table:table-cell table:formula="of:=[.$E$6]+360*[.R$8]/[.$C30]" office:value-type="float" office:value="381.15" calcext:value-type="float">
            <text:p>381</text:p>
          </table:table-cell>
          <table:table-cell table:formula="of:=[.$E$6]+360*[.S$8]/[.$C30]" office:value-type="float" office:value="382.875" calcext:value-type="float">
            <text:p>383</text:p>
          </table:table-cell>
          <table:table-cell table:formula="of:=[.$E$6]+360*[.T$8]/[.$C30]" office:value-type="float" office:value="384.6" calcext:value-type="float">
            <text:p>385</text:p>
          </table:table-cell>
          <table:table-cell table:formula="of:=[.$E$6]+360*[.U$8]/[.$C30]" office:value-type="float" office:value="386.325" calcext:value-type="float">
            <text:p>386</text:p>
          </table:table-cell>
          <table:table-cell table:formula="of:=[.$E$6]+360*[.V$8]/[.$C30]" office:value-type="float" office:value="388.05" calcext:value-type="float">
            <text:p>388</text:p>
          </table:table-cell>
          <table:table-cell table:formula="of:=[.$E$6]+360*[.W$8]/[.$C30]" office:value-type="float" office:value="389.775" calcext:value-type="float">
            <text:p>390</text:p>
          </table:table-cell>
          <table:table-cell table:formula="of:=[.$E$6]+360*[.X$8]/[.$C30]" office:value-type="float" office:value="391.5" calcext:value-type="float">
            <text:p>392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60000000/[.B31]" office:value-type="float" office:value="10000" calcext:value-type="float">
            <text:p>10000</text:p>
          </table:table-cell>
          <table:table-cell table:formula="of:=[.$E$6]+360*[.D$8]/[.$C31]" office:value-type="float" office:value="357" calcext:value-type="float">
            <text:p>357</text:p>
          </table:table-cell>
          <table:table-cell table:formula="of:=[.$E$6]+360*[.E$8]/[.$C31]" office:value-type="float" office:value="358.8" calcext:value-type="float">
            <text:p>359</text:p>
          </table:table-cell>
          <table:table-cell table:formula="of:=[.$E$6]+360*[.F$8]/[.$C31]" office:value-type="float" office:value="360.6" calcext:value-type="float">
            <text:p>361</text:p>
          </table:table-cell>
          <table:table-cell table:formula="of:=[.$E$6]+360*[.G$8]/[.$C31]" office:value-type="float" office:value="362.4" calcext:value-type="float">
            <text:p>362</text:p>
          </table:table-cell>
          <table:table-cell table:formula="of:=[.$E$6]+360*[.H$8]/[.$C31]" office:value-type="float" office:value="364.2" calcext:value-type="float">
            <text:p>364</text:p>
          </table:table-cell>
          <table:table-cell table:formula="of:=[.$E$6]+360*[.I$8]/[.$C31]" office:value-type="float" office:value="366" calcext:value-type="float">
            <text:p>366</text:p>
          </table:table-cell>
          <table:table-cell table:formula="of:=[.$E$6]+360*[.J$8]/[.$C31]" office:value-type="float" office:value="367.8" calcext:value-type="float">
            <text:p>368</text:p>
          </table:table-cell>
          <table:table-cell table:formula="of:=[.$E$6]+360*[.K$8]/[.$C31]" office:value-type="float" office:value="369.6" calcext:value-type="float">
            <text:p>370</text:p>
          </table:table-cell>
          <table:table-cell table:formula="of:=[.$E$6]+360*[.L$8]/[.$C31]" office:value-type="float" office:value="371.4" calcext:value-type="float">
            <text:p>371</text:p>
          </table:table-cell>
          <table:table-cell table:formula="of:=[.$E$6]+360*[.M$8]/[.$C31]" office:value-type="float" office:value="373.2" calcext:value-type="float">
            <text:p>373</text:p>
          </table:table-cell>
          <table:table-cell table:formula="of:=[.$E$6]+360*[.N$8]/[.$C31]" office:value-type="float" office:value="375" calcext:value-type="float">
            <text:p>375</text:p>
          </table:table-cell>
          <table:table-cell table:formula="of:=[.$E$6]+360*[.O$8]/[.$C31]" office:value-type="float" office:value="376.8" calcext:value-type="float">
            <text:p>377</text:p>
          </table:table-cell>
          <table:table-cell table:formula="of:=[.$E$6]+360*[.P$8]/[.$C31]" office:value-type="float" office:value="378.6" calcext:value-type="float">
            <text:p>379</text:p>
          </table:table-cell>
          <table:table-cell table:formula="of:=[.$E$6]+360*[.Q$8]/[.$C31]" office:value-type="float" office:value="380.4" calcext:value-type="float">
            <text:p>380</text:p>
          </table:table-cell>
          <table:table-cell table:formula="of:=[.$E$6]+360*[.R$8]/[.$C31]" office:value-type="float" office:value="382.2" calcext:value-type="float">
            <text:p>382</text:p>
          </table:table-cell>
          <table:table-cell table:formula="of:=[.$E$6]+360*[.S$8]/[.$C31]" office:value-type="float" office:value="384" calcext:value-type="float">
            <text:p>384</text:p>
          </table:table-cell>
          <table:table-cell table:formula="of:=[.$E$6]+360*[.T$8]/[.$C31]" office:value-type="float" office:value="385.8" calcext:value-type="float">
            <text:p>386</text:p>
          </table:table-cell>
          <table:table-cell table:formula="of:=[.$E$6]+360*[.U$8]/[.$C31]" office:value-type="float" office:value="387.6" calcext:value-type="float">
            <text:p>388</text:p>
          </table:table-cell>
          <table:table-cell table:formula="of:=[.$E$6]+360*[.V$8]/[.$C31]" office:value-type="float" office:value="389.4" calcext:value-type="float">
            <text:p>389</text:p>
          </table:table-cell>
          <table:table-cell table:formula="of:=[.$E$6]+360*[.W$8]/[.$C31]" office:value-type="float" office:value="391.2" calcext:value-type="float">
            <text:p>391</text:p>
          </table:table-cell>
          <table:table-cell table:formula="of:=[.$E$6]+360*[.X$8]/[.$C31]"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 table:formula="of:=60000000/[.B32]" office:value-type="float" office:value="9600" calcext:value-type="float">
            <text:p>9600</text:p>
          </table:table-cell>
          <table:table-cell table:formula="of:=[.$E$6]+360*[.D$8]/[.$C32]" office:value-type="float" office:value="357" calcext:value-type="float">
            <text:p>357</text:p>
          </table:table-cell>
          <table:table-cell table:formula="of:=[.$E$6]+360*[.E$8]/[.$C32]" office:value-type="float" office:value="358.875" calcext:value-type="float">
            <text:p>359</text:p>
          </table:table-cell>
          <table:table-cell table:formula="of:=[.$E$6]+360*[.F$8]/[.$C32]" office:value-type="float" office:value="360.75" calcext:value-type="float">
            <text:p>361</text:p>
          </table:table-cell>
          <table:table-cell table:formula="of:=[.$E$6]+360*[.G$8]/[.$C32]" office:value-type="float" office:value="362.625" calcext:value-type="float">
            <text:p>363</text:p>
          </table:table-cell>
          <table:table-cell table:formula="of:=[.$E$6]+360*[.H$8]/[.$C32]" office:value-type="float" office:value="364.5" calcext:value-type="float">
            <text:p>365</text:p>
          </table:table-cell>
          <table:table-cell table:formula="of:=[.$E$6]+360*[.I$8]/[.$C32]" office:value-type="float" office:value="366.375" calcext:value-type="float">
            <text:p>366</text:p>
          </table:table-cell>
          <table:table-cell table:formula="of:=[.$E$6]+360*[.J$8]/[.$C32]" office:value-type="float" office:value="368.25" calcext:value-type="float">
            <text:p>368</text:p>
          </table:table-cell>
          <table:table-cell table:formula="of:=[.$E$6]+360*[.K$8]/[.$C32]" office:value-type="float" office:value="370.125" calcext:value-type="float">
            <text:p>370</text:p>
          </table:table-cell>
          <table:table-cell table:formula="of:=[.$E$6]+360*[.L$8]/[.$C32]" office:value-type="float" office:value="372" calcext:value-type="float">
            <text:p>372</text:p>
          </table:table-cell>
          <table:table-cell table:formula="of:=[.$E$6]+360*[.M$8]/[.$C32]" office:value-type="float" office:value="373.875" calcext:value-type="float">
            <text:p>374</text:p>
          </table:table-cell>
          <table:table-cell table:formula="of:=[.$E$6]+360*[.N$8]/[.$C32]" office:value-type="float" office:value="375.75" calcext:value-type="float">
            <text:p>376</text:p>
          </table:table-cell>
          <table:table-cell table:formula="of:=[.$E$6]+360*[.O$8]/[.$C32]" office:value-type="float" office:value="377.625" calcext:value-type="float">
            <text:p>378</text:p>
          </table:table-cell>
          <table:table-cell table:formula="of:=[.$E$6]+360*[.P$8]/[.$C32]" office:value-type="float" office:value="379.5" calcext:value-type="float">
            <text:p>380</text:p>
          </table:table-cell>
          <table:table-cell table:formula="of:=[.$E$6]+360*[.Q$8]/[.$C32]" office:value-type="float" office:value="381.375" calcext:value-type="float">
            <text:p>381</text:p>
          </table:table-cell>
          <table:table-cell table:formula="of:=[.$E$6]+360*[.R$8]/[.$C32]" office:value-type="float" office:value="383.25" calcext:value-type="float">
            <text:p>383</text:p>
          </table:table-cell>
          <table:table-cell table:formula="of:=[.$E$6]+360*[.S$8]/[.$C32]" office:value-type="float" office:value="385.125" calcext:value-type="float">
            <text:p>385</text:p>
          </table:table-cell>
          <table:table-cell table:formula="of:=[.$E$6]+360*[.T$8]/[.$C32]" office:value-type="float" office:value="387" calcext:value-type="float">
            <text:p>387</text:p>
          </table:table-cell>
          <table:table-cell table:formula="of:=[.$E$6]+360*[.U$8]/[.$C32]" office:value-type="float" office:value="388.875" calcext:value-type="float">
            <text:p>389</text:p>
          </table:table-cell>
          <table:table-cell table:formula="of:=[.$E$6]+360*[.V$8]/[.$C32]" office:value-type="float" office:value="390.75" calcext:value-type="float">
            <text:p>391</text:p>
          </table:table-cell>
          <table:table-cell table:formula="of:=[.$E$6]+360*[.W$8]/[.$C32]" office:value-type="float" office:value="392.625" calcext:value-type="float">
            <text:p>393</text:p>
          </table:table-cell>
          <table:table-cell table:formula="of:=[.$E$6]+360*[.X$8]/[.$C32]" office:value-type="float" office:value="394.5" calcext:value-type="float">
            <text:p>395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formula="of:=60000000/[.B33]" office:value-type="float" office:value="9230.76923076923" calcext:value-type="float">
            <text:p>9231</text:p>
          </table:table-cell>
          <table:table-cell table:formula="of:=[.$E$6]+360*[.D$8]/[.$C33]" office:value-type="float" office:value="357" calcext:value-type="float">
            <text:p>357</text:p>
          </table:table-cell>
          <table:table-cell table:formula="of:=[.$E$6]+360*[.E$8]/[.$C33]" office:value-type="float" office:value="358.95" calcext:value-type="float">
            <text:p>359</text:p>
          </table:table-cell>
          <table:table-cell table:formula="of:=[.$E$6]+360*[.F$8]/[.$C33]" office:value-type="float" office:value="360.9" calcext:value-type="float">
            <text:p>361</text:p>
          </table:table-cell>
          <table:table-cell table:formula="of:=[.$E$6]+360*[.G$8]/[.$C33]" office:value-type="float" office:value="362.85" calcext:value-type="float">
            <text:p>363</text:p>
          </table:table-cell>
          <table:table-cell table:formula="of:=[.$E$6]+360*[.H$8]/[.$C33]" office:value-type="float" office:value="364.8" calcext:value-type="float">
            <text:p>365</text:p>
          </table:table-cell>
          <table:table-cell table:formula="of:=[.$E$6]+360*[.I$8]/[.$C33]" office:value-type="float" office:value="366.75" calcext:value-type="float">
            <text:p>367</text:p>
          </table:table-cell>
          <table:table-cell table:formula="of:=[.$E$6]+360*[.J$8]/[.$C33]" office:value-type="float" office:value="368.7" calcext:value-type="float">
            <text:p>369</text:p>
          </table:table-cell>
          <table:table-cell table:formula="of:=[.$E$6]+360*[.K$8]/[.$C33]" office:value-type="float" office:value="370.65" calcext:value-type="float">
            <text:p>371</text:p>
          </table:table-cell>
          <table:table-cell table:formula="of:=[.$E$6]+360*[.L$8]/[.$C33]" office:value-type="float" office:value="372.6" calcext:value-type="float">
            <text:p>373</text:p>
          </table:table-cell>
          <table:table-cell table:formula="of:=[.$E$6]+360*[.M$8]/[.$C33]" office:value-type="float" office:value="374.55" calcext:value-type="float">
            <text:p>375</text:p>
          </table:table-cell>
          <table:table-cell table:formula="of:=[.$E$6]+360*[.N$8]/[.$C33]" office:value-type="float" office:value="376.5" calcext:value-type="float">
            <text:p>377</text:p>
          </table:table-cell>
          <table:table-cell table:formula="of:=[.$E$6]+360*[.O$8]/[.$C33]" office:value-type="float" office:value="378.45" calcext:value-type="float">
            <text:p>378</text:p>
          </table:table-cell>
          <table:table-cell table:formula="of:=[.$E$6]+360*[.P$8]/[.$C33]" office:value-type="float" office:value="380.4" calcext:value-type="float">
            <text:p>380</text:p>
          </table:table-cell>
          <table:table-cell table:formula="of:=[.$E$6]+360*[.Q$8]/[.$C33]" office:value-type="float" office:value="382.35" calcext:value-type="float">
            <text:p>382</text:p>
          </table:table-cell>
          <table:table-cell table:formula="of:=[.$E$6]+360*[.R$8]/[.$C33]" office:value-type="float" office:value="384.3" calcext:value-type="float">
            <text:p>384</text:p>
          </table:table-cell>
          <table:table-cell table:formula="of:=[.$E$6]+360*[.S$8]/[.$C33]" office:value-type="float" office:value="386.25" calcext:value-type="float">
            <text:p>386</text:p>
          </table:table-cell>
          <table:table-cell table:formula="of:=[.$E$6]+360*[.T$8]/[.$C33]" office:value-type="float" office:value="388.2" calcext:value-type="float">
            <text:p>388</text:p>
          </table:table-cell>
          <table:table-cell table:formula="of:=[.$E$6]+360*[.U$8]/[.$C33]" office:value-type="float" office:value="390.15" calcext:value-type="float">
            <text:p>390</text:p>
          </table:table-cell>
          <table:table-cell table:formula="of:=[.$E$6]+360*[.V$8]/[.$C33]" office:value-type="float" office:value="392.1" calcext:value-type="float">
            <text:p>392</text:p>
          </table:table-cell>
          <table:table-cell table:formula="of:=[.$E$6]+360*[.W$8]/[.$C33]" office:value-type="float" office:value="394.05" calcext:value-type="float">
            <text:p>394</text:p>
          </table:table-cell>
          <table:table-cell table:formula="of:=[.$E$6]+360*[.X$8]/[.$C33]"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6750" calcext:value-type="float">
            <text:p>6750</text:p>
          </table:table-cell>
          <table:table-cell table:formula="of:=60000000/[.B34]" office:value-type="float" office:value="8888.88888888889" calcext:value-type="float">
            <text:p>8889</text:p>
          </table:table-cell>
          <table:table-cell table:formula="of:=[.$E$6]+360*[.D$8]/[.$C34]" office:value-type="float" office:value="357" calcext:value-type="float">
            <text:p>357</text:p>
          </table:table-cell>
          <table:table-cell table:formula="of:=[.$E$6]+360*[.E$8]/[.$C34]" office:value-type="float" office:value="359.025" calcext:value-type="float">
            <text:p>359</text:p>
          </table:table-cell>
          <table:table-cell table:formula="of:=[.$E$6]+360*[.F$8]/[.$C34]" office:value-type="float" office:value="361.05" calcext:value-type="float">
            <text:p>361</text:p>
          </table:table-cell>
          <table:table-cell table:formula="of:=[.$E$6]+360*[.G$8]/[.$C34]" office:value-type="float" office:value="363.075" calcext:value-type="float">
            <text:p>363</text:p>
          </table:table-cell>
          <table:table-cell table:formula="of:=[.$E$6]+360*[.H$8]/[.$C34]" office:value-type="float" office:value="365.1" calcext:value-type="float">
            <text:p>365</text:p>
          </table:table-cell>
          <table:table-cell table:formula="of:=[.$E$6]+360*[.I$8]/[.$C34]" office:value-type="float" office:value="367.125" calcext:value-type="float">
            <text:p>367</text:p>
          </table:table-cell>
          <table:table-cell table:formula="of:=[.$E$6]+360*[.J$8]/[.$C34]" office:value-type="float" office:value="369.15" calcext:value-type="float">
            <text:p>369</text:p>
          </table:table-cell>
          <table:table-cell table:formula="of:=[.$E$6]+360*[.K$8]/[.$C34]" office:value-type="float" office:value="371.175" calcext:value-type="float">
            <text:p>371</text:p>
          </table:table-cell>
          <table:table-cell table:formula="of:=[.$E$6]+360*[.L$8]/[.$C34]" office:value-type="float" office:value="373.2" calcext:value-type="float">
            <text:p>373</text:p>
          </table:table-cell>
          <table:table-cell table:formula="of:=[.$E$6]+360*[.M$8]/[.$C34]" office:value-type="float" office:value="375.225" calcext:value-type="float">
            <text:p>375</text:p>
          </table:table-cell>
          <table:table-cell table:formula="of:=[.$E$6]+360*[.N$8]/[.$C34]" office:value-type="float" office:value="377.25" calcext:value-type="float">
            <text:p>377</text:p>
          </table:table-cell>
          <table:table-cell table:formula="of:=[.$E$6]+360*[.O$8]/[.$C34]" office:value-type="float" office:value="379.275" calcext:value-type="float">
            <text:p>379</text:p>
          </table:table-cell>
          <table:table-cell table:formula="of:=[.$E$6]+360*[.P$8]/[.$C34]" office:value-type="float" office:value="381.3" calcext:value-type="float">
            <text:p>381</text:p>
          </table:table-cell>
          <table:table-cell table:formula="of:=[.$E$6]+360*[.Q$8]/[.$C34]" office:value-type="float" office:value="383.325" calcext:value-type="float">
            <text:p>383</text:p>
          </table:table-cell>
          <table:table-cell table:formula="of:=[.$E$6]+360*[.R$8]/[.$C34]" office:value-type="float" office:value="385.35" calcext:value-type="float">
            <text:p>385</text:p>
          </table:table-cell>
          <table:table-cell table:formula="of:=[.$E$6]+360*[.S$8]/[.$C34]" office:value-type="float" office:value="387.375" calcext:value-type="float">
            <text:p>387</text:p>
          </table:table-cell>
          <table:table-cell table:formula="of:=[.$E$6]+360*[.T$8]/[.$C34]" office:value-type="float" office:value="389.4" calcext:value-type="float">
            <text:p>389</text:p>
          </table:table-cell>
          <table:table-cell table:formula="of:=[.$E$6]+360*[.U$8]/[.$C34]" office:value-type="float" office:value="391.425" calcext:value-type="float">
            <text:p>391</text:p>
          </table:table-cell>
          <table:table-cell table:formula="of:=[.$E$6]+360*[.V$8]/[.$C34]" office:value-type="float" office:value="393.45" calcext:value-type="float">
            <text:p>393</text:p>
          </table:table-cell>
          <table:table-cell table:formula="of:=[.$E$6]+360*[.W$8]/[.$C34]" office:value-type="float" office:value="395.475" calcext:value-type="float">
            <text:p>395</text:p>
          </table:table-cell>
          <table:table-cell table:formula="of:=[.$E$6]+360*[.X$8]/[.$C34]" office:value-type="float" office:value="397.5" calcext:value-type="float">
            <text:p>398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60000000/[.B35]" office:value-type="float" office:value="8571.42857142857" calcext:value-type="float">
            <text:p>8571</text:p>
          </table:table-cell>
          <table:table-cell table:formula="of:=[.$E$6]+360*[.D$8]/[.$C35]" office:value-type="float" office:value="357" calcext:value-type="float">
            <text:p>357</text:p>
          </table:table-cell>
          <table:table-cell table:formula="of:=[.$E$6]+360*[.E$8]/[.$C35]" office:value-type="float" office:value="359.1" calcext:value-type="float">
            <text:p>359</text:p>
          </table:table-cell>
          <table:table-cell table:formula="of:=[.$E$6]+360*[.F$8]/[.$C35]" office:value-type="float" office:value="361.2" calcext:value-type="float">
            <text:p>361</text:p>
          </table:table-cell>
          <table:table-cell table:formula="of:=[.$E$6]+360*[.G$8]/[.$C35]" office:value-type="float" office:value="363.3" calcext:value-type="float">
            <text:p>363</text:p>
          </table:table-cell>
          <table:table-cell table:formula="of:=[.$E$6]+360*[.H$8]/[.$C35]" office:value-type="float" office:value="365.4" calcext:value-type="float">
            <text:p>365</text:p>
          </table:table-cell>
          <table:table-cell table:formula="of:=[.$E$6]+360*[.I$8]/[.$C35]" office:value-type="float" office:value="367.5" calcext:value-type="float">
            <text:p>368</text:p>
          </table:table-cell>
          <table:table-cell table:formula="of:=[.$E$6]+360*[.J$8]/[.$C35]" office:value-type="float" office:value="369.6" calcext:value-type="float">
            <text:p>370</text:p>
          </table:table-cell>
          <table:table-cell table:formula="of:=[.$E$6]+360*[.K$8]/[.$C35]" office:value-type="float" office:value="371.7" calcext:value-type="float">
            <text:p>372</text:p>
          </table:table-cell>
          <table:table-cell table:formula="of:=[.$E$6]+360*[.L$8]/[.$C35]" office:value-type="float" office:value="373.8" calcext:value-type="float">
            <text:p>374</text:p>
          </table:table-cell>
          <table:table-cell table:formula="of:=[.$E$6]+360*[.M$8]/[.$C35]" office:value-type="float" office:value="375.9" calcext:value-type="float">
            <text:p>376</text:p>
          </table:table-cell>
          <table:table-cell table:formula="of:=[.$E$6]+360*[.N$8]/[.$C35]" office:value-type="float" office:value="378" calcext:value-type="float">
            <text:p>378</text:p>
          </table:table-cell>
          <table:table-cell table:formula="of:=[.$E$6]+360*[.O$8]/[.$C35]" office:value-type="float" office:value="380.1" calcext:value-type="float">
            <text:p>380</text:p>
          </table:table-cell>
          <table:table-cell table:formula="of:=[.$E$6]+360*[.P$8]/[.$C35]" office:value-type="float" office:value="382.2" calcext:value-type="float">
            <text:p>382</text:p>
          </table:table-cell>
          <table:table-cell table:formula="of:=[.$E$6]+360*[.Q$8]/[.$C35]" office:value-type="float" office:value="384.3" calcext:value-type="float">
            <text:p>384</text:p>
          </table:table-cell>
          <table:table-cell table:formula="of:=[.$E$6]+360*[.R$8]/[.$C35]" office:value-type="float" office:value="386.4" calcext:value-type="float">
            <text:p>386</text:p>
          </table:table-cell>
          <table:table-cell table:formula="of:=[.$E$6]+360*[.S$8]/[.$C35]" office:value-type="float" office:value="388.5" calcext:value-type="float">
            <text:p>389</text:p>
          </table:table-cell>
          <table:table-cell table:formula="of:=[.$E$6]+360*[.T$8]/[.$C35]" office:value-type="float" office:value="390.6" calcext:value-type="float">
            <text:p>391</text:p>
          </table:table-cell>
          <table:table-cell table:formula="of:=[.$E$6]+360*[.U$8]/[.$C35]" office:value-type="float" office:value="392.7" calcext:value-type="float">
            <text:p>393</text:p>
          </table:table-cell>
          <table:table-cell table:formula="of:=[.$E$6]+360*[.V$8]/[.$C35]" office:value-type="float" office:value="394.8" calcext:value-type="float">
            <text:p>395</text:p>
          </table:table-cell>
          <table:table-cell table:formula="of:=[.$E$6]+360*[.W$8]/[.$C35]" office:value-type="float" office:value="396.9" calcext:value-type="float">
            <text:p>397</text:p>
          </table:table-cell>
          <table:table-cell table:formula="of:=[.$E$6]+360*[.X$8]/[.$C35]"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float" office:value="7250" calcext:value-type="float">
            <text:p>7250</text:p>
          </table:table-cell>
          <table:table-cell table:formula="of:=60000000/[.B36]" office:value-type="float" office:value="8275.86206896552" calcext:value-type="float">
            <text:p>8276</text:p>
          </table:table-cell>
          <table:table-cell table:formula="of:=[.$E$6]+360*[.D$8]/[.$C36]" office:value-type="float" office:value="357" calcext:value-type="float">
            <text:p>357</text:p>
          </table:table-cell>
          <table:table-cell table:formula="of:=[.$E$6]+360*[.E$8]/[.$C36]" office:value-type="float" office:value="359.175" calcext:value-type="float">
            <text:p>359</text:p>
          </table:table-cell>
          <table:table-cell table:formula="of:=[.$E$6]+360*[.F$8]/[.$C36]" office:value-type="float" office:value="361.35" calcext:value-type="float">
            <text:p>361</text:p>
          </table:table-cell>
          <table:table-cell table:formula="of:=[.$E$6]+360*[.G$8]/[.$C36]" office:value-type="float" office:value="363.525" calcext:value-type="float">
            <text:p>364</text:p>
          </table:table-cell>
          <table:table-cell table:formula="of:=[.$E$6]+360*[.H$8]/[.$C36]" office:value-type="float" office:value="365.7" calcext:value-type="float">
            <text:p>366</text:p>
          </table:table-cell>
          <table:table-cell table:formula="of:=[.$E$6]+360*[.I$8]/[.$C36]" office:value-type="float" office:value="367.875" calcext:value-type="float">
            <text:p>368</text:p>
          </table:table-cell>
          <table:table-cell table:formula="of:=[.$E$6]+360*[.J$8]/[.$C36]" office:value-type="float" office:value="370.05" calcext:value-type="float">
            <text:p>370</text:p>
          </table:table-cell>
          <table:table-cell table:formula="of:=[.$E$6]+360*[.K$8]/[.$C36]" office:value-type="float" office:value="372.225" calcext:value-type="float">
            <text:p>372</text:p>
          </table:table-cell>
          <table:table-cell table:formula="of:=[.$E$6]+360*[.L$8]/[.$C36]" office:value-type="float" office:value="374.4" calcext:value-type="float">
            <text:p>374</text:p>
          </table:table-cell>
          <table:table-cell table:formula="of:=[.$E$6]+360*[.M$8]/[.$C36]" office:value-type="float" office:value="376.575" calcext:value-type="float">
            <text:p>377</text:p>
          </table:table-cell>
          <table:table-cell table:formula="of:=[.$E$6]+360*[.N$8]/[.$C36]" office:value-type="float" office:value="378.75" calcext:value-type="float">
            <text:p>379</text:p>
          </table:table-cell>
          <table:table-cell table:formula="of:=[.$E$6]+360*[.O$8]/[.$C36]" office:value-type="float" office:value="380.925" calcext:value-type="float">
            <text:p>381</text:p>
          </table:table-cell>
          <table:table-cell table:formula="of:=[.$E$6]+360*[.P$8]/[.$C36]" office:value-type="float" office:value="383.1" calcext:value-type="float">
            <text:p>383</text:p>
          </table:table-cell>
          <table:table-cell table:formula="of:=[.$E$6]+360*[.Q$8]/[.$C36]" office:value-type="float" office:value="385.275" calcext:value-type="float">
            <text:p>385</text:p>
          </table:table-cell>
          <table:table-cell table:formula="of:=[.$E$6]+360*[.R$8]/[.$C36]" office:value-type="float" office:value="387.45" calcext:value-type="float">
            <text:p>387</text:p>
          </table:table-cell>
          <table:table-cell table:formula="of:=[.$E$6]+360*[.S$8]/[.$C36]" office:value-type="float" office:value="389.625" calcext:value-type="float">
            <text:p>390</text:p>
          </table:table-cell>
          <table:table-cell table:formula="of:=[.$E$6]+360*[.T$8]/[.$C36]" office:value-type="float" office:value="391.8" calcext:value-type="float">
            <text:p>392</text:p>
          </table:table-cell>
          <table:table-cell table:formula="of:=[.$E$6]+360*[.U$8]/[.$C36]" office:value-type="float" office:value="393.975" calcext:value-type="float">
            <text:p>394</text:p>
          </table:table-cell>
          <table:table-cell table:formula="of:=[.$E$6]+360*[.V$8]/[.$C36]" office:value-type="float" office:value="396.15" calcext:value-type="float">
            <text:p>396</text:p>
          </table:table-cell>
          <table:table-cell table:formula="of:=[.$E$6]+360*[.W$8]/[.$C36]" office:value-type="float" office:value="398.325" calcext:value-type="float">
            <text:p>398</text:p>
          </table:table-cell>
          <table:table-cell table:formula="of:=[.$E$6]+360*[.X$8]/[.$C36]" office:value-type="float" office:value="400.5" calcext:value-type="float">
            <text:p>401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formula="of:=60000000/[.B37]" office:value-type="float" office:value="8000" calcext:value-type="float">
            <text:p>8000</text:p>
          </table:table-cell>
          <table:table-cell table:formula="of:=[.$E$6]+360*[.D$8]/[.$C37]" office:value-type="float" office:value="357" calcext:value-type="float">
            <text:p>357</text:p>
          </table:table-cell>
          <table:table-cell table:formula="of:=[.$E$6]+360*[.E$8]/[.$C37]" office:value-type="float" office:value="359.25" calcext:value-type="float">
            <text:p>359</text:p>
          </table:table-cell>
          <table:table-cell table:formula="of:=[.$E$6]+360*[.F$8]/[.$C37]" office:value-type="float" office:value="361.5" calcext:value-type="float">
            <text:p>362</text:p>
          </table:table-cell>
          <table:table-cell table:formula="of:=[.$E$6]+360*[.G$8]/[.$C37]" office:value-type="float" office:value="363.75" calcext:value-type="float">
            <text:p>364</text:p>
          </table:table-cell>
          <table:table-cell table:formula="of:=[.$E$6]+360*[.H$8]/[.$C37]" office:value-type="float" office:value="366" calcext:value-type="float">
            <text:p>366</text:p>
          </table:table-cell>
          <table:table-cell table:formula="of:=[.$E$6]+360*[.I$8]/[.$C37]" office:value-type="float" office:value="368.25" calcext:value-type="float">
            <text:p>368</text:p>
          </table:table-cell>
          <table:table-cell table:formula="of:=[.$E$6]+360*[.J$8]/[.$C37]" office:value-type="float" office:value="370.5" calcext:value-type="float">
            <text:p>371</text:p>
          </table:table-cell>
          <table:table-cell table:formula="of:=[.$E$6]+360*[.K$8]/[.$C37]" office:value-type="float" office:value="372.75" calcext:value-type="float">
            <text:p>373</text:p>
          </table:table-cell>
          <table:table-cell table:formula="of:=[.$E$6]+360*[.L$8]/[.$C37]" office:value-type="float" office:value="375" calcext:value-type="float">
            <text:p>375</text:p>
          </table:table-cell>
          <table:table-cell table:formula="of:=[.$E$6]+360*[.M$8]/[.$C37]" office:value-type="float" office:value="377.25" calcext:value-type="float">
            <text:p>377</text:p>
          </table:table-cell>
          <table:table-cell table:formula="of:=[.$E$6]+360*[.N$8]/[.$C37]" office:value-type="float" office:value="379.5" calcext:value-type="float">
            <text:p>380</text:p>
          </table:table-cell>
          <table:table-cell table:formula="of:=[.$E$6]+360*[.O$8]/[.$C37]" office:value-type="float" office:value="381.75" calcext:value-type="float">
            <text:p>382</text:p>
          </table:table-cell>
          <table:table-cell table:formula="of:=[.$E$6]+360*[.P$8]/[.$C37]" office:value-type="float" office:value="384" calcext:value-type="float">
            <text:p>384</text:p>
          </table:table-cell>
          <table:table-cell table:formula="of:=[.$E$6]+360*[.Q$8]/[.$C37]" office:value-type="float" office:value="386.25" calcext:value-type="float">
            <text:p>386</text:p>
          </table:table-cell>
          <table:table-cell table:formula="of:=[.$E$6]+360*[.R$8]/[.$C37]" office:value-type="float" office:value="388.5" calcext:value-type="float">
            <text:p>389</text:p>
          </table:table-cell>
          <table:table-cell table:formula="of:=[.$E$6]+360*[.S$8]/[.$C37]" office:value-type="float" office:value="390.75" calcext:value-type="float">
            <text:p>391</text:p>
          </table:table-cell>
          <table:table-cell table:formula="of:=[.$E$6]+360*[.T$8]/[.$C37]" office:value-type="float" office:value="393" calcext:value-type="float">
            <text:p>393</text:p>
          </table:table-cell>
          <table:table-cell table:formula="of:=[.$E$6]+360*[.U$8]/[.$C37]" office:value-type="float" office:value="395.25" calcext:value-type="float">
            <text:p>395</text:p>
          </table:table-cell>
          <table:table-cell table:formula="of:=[.$E$6]+360*[.V$8]/[.$C37]" office:value-type="float" office:value="397.5" calcext:value-type="float">
            <text:p>398</text:p>
          </table:table-cell>
          <table:table-cell table:formula="of:=[.$E$6]+360*[.W$8]/[.$C37]" office:value-type="float" office:value="399.75" calcext:value-type="float">
            <text:p>400</text:p>
          </table:table-cell>
          <table:table-cell table:formula="of:=[.$E$6]+360*[.X$8]/[.$C37]"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7750" calcext:value-type="float">
            <text:p>7750</text:p>
          </table:table-cell>
          <table:table-cell table:formula="of:=60000000/[.B38]" office:value-type="float" office:value="7741.93548387097" calcext:value-type="float">
            <text:p>7742</text:p>
          </table:table-cell>
          <table:table-cell table:formula="of:=[.$E$6]+360*[.D$8]/[.$C38]" office:value-type="float" office:value="357" calcext:value-type="float">
            <text:p>357</text:p>
          </table:table-cell>
          <table:table-cell table:formula="of:=[.$E$6]+360*[.E$8]/[.$C38]" office:value-type="float" office:value="359.325" calcext:value-type="float">
            <text:p>359</text:p>
          </table:table-cell>
          <table:table-cell table:formula="of:=[.$E$6]+360*[.F$8]/[.$C38]" office:value-type="float" office:value="361.65" calcext:value-type="float">
            <text:p>362</text:p>
          </table:table-cell>
          <table:table-cell table:formula="of:=[.$E$6]+360*[.G$8]/[.$C38]" office:value-type="float" office:value="363.975" calcext:value-type="float">
            <text:p>364</text:p>
          </table:table-cell>
          <table:table-cell table:formula="of:=[.$E$6]+360*[.H$8]/[.$C38]" office:value-type="float" office:value="366.3" calcext:value-type="float">
            <text:p>366</text:p>
          </table:table-cell>
          <table:table-cell table:formula="of:=[.$E$6]+360*[.I$8]/[.$C38]" office:value-type="float" office:value="368.625" calcext:value-type="float">
            <text:p>369</text:p>
          </table:table-cell>
          <table:table-cell table:formula="of:=[.$E$6]+360*[.J$8]/[.$C38]" office:value-type="float" office:value="370.95" calcext:value-type="float">
            <text:p>371</text:p>
          </table:table-cell>
          <table:table-cell table:formula="of:=[.$E$6]+360*[.K$8]/[.$C38]" office:value-type="float" office:value="373.275" calcext:value-type="float">
            <text:p>373</text:p>
          </table:table-cell>
          <table:table-cell table:formula="of:=[.$E$6]+360*[.L$8]/[.$C38]" office:value-type="float" office:value="375.6" calcext:value-type="float">
            <text:p>376</text:p>
          </table:table-cell>
          <table:table-cell table:formula="of:=[.$E$6]+360*[.M$8]/[.$C38]" office:value-type="float" office:value="377.925" calcext:value-type="float">
            <text:p>378</text:p>
          </table:table-cell>
          <table:table-cell table:formula="of:=[.$E$6]+360*[.N$8]/[.$C38]" office:value-type="float" office:value="380.25" calcext:value-type="float">
            <text:p>380</text:p>
          </table:table-cell>
          <table:table-cell table:formula="of:=[.$E$6]+360*[.O$8]/[.$C38]" office:value-type="float" office:value="382.575" calcext:value-type="float">
            <text:p>383</text:p>
          </table:table-cell>
          <table:table-cell table:formula="of:=[.$E$6]+360*[.P$8]/[.$C38]" office:value-type="float" office:value="384.9" calcext:value-type="float">
            <text:p>385</text:p>
          </table:table-cell>
          <table:table-cell table:formula="of:=[.$E$6]+360*[.Q$8]/[.$C38]" office:value-type="float" office:value="387.225" calcext:value-type="float">
            <text:p>387</text:p>
          </table:table-cell>
          <table:table-cell table:formula="of:=[.$E$6]+360*[.R$8]/[.$C38]" office:value-type="float" office:value="389.55" calcext:value-type="float">
            <text:p>390</text:p>
          </table:table-cell>
          <table:table-cell table:formula="of:=[.$E$6]+360*[.S$8]/[.$C38]" office:value-type="float" office:value="391.875" calcext:value-type="float">
            <text:p>392</text:p>
          </table:table-cell>
          <table:table-cell table:formula="of:=[.$E$6]+360*[.T$8]/[.$C38]" office:value-type="float" office:value="394.2" calcext:value-type="float">
            <text:p>394</text:p>
          </table:table-cell>
          <table:table-cell table:formula="of:=[.$E$6]+360*[.U$8]/[.$C38]" office:value-type="float" office:value="396.525" calcext:value-type="float">
            <text:p>397</text:p>
          </table:table-cell>
          <table:table-cell table:formula="of:=[.$E$6]+360*[.V$8]/[.$C38]" office:value-type="float" office:value="398.85" calcext:value-type="float">
            <text:p>399</text:p>
          </table:table-cell>
          <table:table-cell table:formula="of:=[.$E$6]+360*[.W$8]/[.$C38]" office:value-type="float" office:value="401.175" calcext:value-type="float">
            <text:p>401</text:p>
          </table:table-cell>
          <table:table-cell table:formula="of:=[.$E$6]+360*[.X$8]/[.$C38]" office:value-type="float" office:value="403.5" calcext:value-type="float">
            <text:p>404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60000000/[.B39]" office:value-type="float" office:value="7500" calcext:value-type="float">
            <text:p>7500</text:p>
          </table:table-cell>
          <table:table-cell table:formula="of:=[.$E$6]+360*[.D$8]/[.$C39]" office:value-type="float" office:value="357" calcext:value-type="float">
            <text:p>357</text:p>
          </table:table-cell>
          <table:table-cell table:formula="of:=[.$E$6]+360*[.E$8]/[.$C39]" office:value-type="float" office:value="359.4" calcext:value-type="float">
            <text:p>359</text:p>
          </table:table-cell>
          <table:table-cell table:formula="of:=[.$E$6]+360*[.F$8]/[.$C39]" office:value-type="float" office:value="361.8" calcext:value-type="float">
            <text:p>362</text:p>
          </table:table-cell>
          <table:table-cell table:formula="of:=[.$E$6]+360*[.G$8]/[.$C39]" office:value-type="float" office:value="364.2" calcext:value-type="float">
            <text:p>364</text:p>
          </table:table-cell>
          <table:table-cell table:formula="of:=[.$E$6]+360*[.H$8]/[.$C39]" office:value-type="float" office:value="366.6" calcext:value-type="float">
            <text:p>367</text:p>
          </table:table-cell>
          <table:table-cell table:formula="of:=[.$E$6]+360*[.I$8]/[.$C39]" office:value-type="float" office:value="369" calcext:value-type="float">
            <text:p>369</text:p>
          </table:table-cell>
          <table:table-cell table:formula="of:=[.$E$6]+360*[.J$8]/[.$C39]" office:value-type="float" office:value="371.4" calcext:value-type="float">
            <text:p>371</text:p>
          </table:table-cell>
          <table:table-cell table:formula="of:=[.$E$6]+360*[.K$8]/[.$C39]" office:value-type="float" office:value="373.8" calcext:value-type="float">
            <text:p>374</text:p>
          </table:table-cell>
          <table:table-cell table:formula="of:=[.$E$6]+360*[.L$8]/[.$C39]" office:value-type="float" office:value="376.2" calcext:value-type="float">
            <text:p>376</text:p>
          </table:table-cell>
          <table:table-cell table:formula="of:=[.$E$6]+360*[.M$8]/[.$C39]" office:value-type="float" office:value="378.6" calcext:value-type="float">
            <text:p>379</text:p>
          </table:table-cell>
          <table:table-cell table:formula="of:=[.$E$6]+360*[.N$8]/[.$C39]" office:value-type="float" office:value="381" calcext:value-type="float">
            <text:p>381</text:p>
          </table:table-cell>
          <table:table-cell table:formula="of:=[.$E$6]+360*[.O$8]/[.$C39]" office:value-type="float" office:value="383.4" calcext:value-type="float">
            <text:p>383</text:p>
          </table:table-cell>
          <table:table-cell table:formula="of:=[.$E$6]+360*[.P$8]/[.$C39]" office:value-type="float" office:value="385.8" calcext:value-type="float">
            <text:p>386</text:p>
          </table:table-cell>
          <table:table-cell table:formula="of:=[.$E$6]+360*[.Q$8]/[.$C39]" office:value-type="float" office:value="388.2" calcext:value-type="float">
            <text:p>388</text:p>
          </table:table-cell>
          <table:table-cell table:formula="of:=[.$E$6]+360*[.R$8]/[.$C39]" office:value-type="float" office:value="390.6" calcext:value-type="float">
            <text:p>391</text:p>
          </table:table-cell>
          <table:table-cell table:formula="of:=[.$E$6]+360*[.S$8]/[.$C39]" office:value-type="float" office:value="393" calcext:value-type="float">
            <text:p>393</text:p>
          </table:table-cell>
          <table:table-cell table:formula="of:=[.$E$6]+360*[.T$8]/[.$C39]" office:value-type="float" office:value="395.4" calcext:value-type="float">
            <text:p>395</text:p>
          </table:table-cell>
          <table:table-cell table:formula="of:=[.$E$6]+360*[.U$8]/[.$C39]" office:value-type="float" office:value="397.8" calcext:value-type="float">
            <text:p>398</text:p>
          </table:table-cell>
          <table:table-cell table:formula="of:=[.$E$6]+360*[.V$8]/[.$C39]" office:value-type="float" office:value="400.2" calcext:value-type="float">
            <text:p>400</text:p>
          </table:table-cell>
          <table:table-cell table:formula="of:=[.$E$6]+360*[.W$8]/[.$C39]" office:value-type="float" office:value="402.6" calcext:value-type="float">
            <text:p>403</text:p>
          </table:table-cell>
          <table:table-cell table:formula="of:=[.$E$6]+360*[.X$8]/[.$C39]"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table:formula="of:=60000000/[.B40]" office:value-type="float" office:value="7272.72727272727" calcext:value-type="float">
            <text:p>7273</text:p>
          </table:table-cell>
          <table:table-cell table:formula="of:=[.$E$6]+360*[.D$8]/[.$C40]" office:value-type="float" office:value="357" calcext:value-type="float">
            <text:p>357</text:p>
          </table:table-cell>
          <table:table-cell table:formula="of:=[.$E$6]+360*[.E$8]/[.$C40]" office:value-type="float" office:value="359.475" calcext:value-type="float">
            <text:p>359</text:p>
          </table:table-cell>
          <table:table-cell table:formula="of:=[.$E$6]+360*[.F$8]/[.$C40]" office:value-type="float" office:value="361.95" calcext:value-type="float">
            <text:p>362</text:p>
          </table:table-cell>
          <table:table-cell table:formula="of:=[.$E$6]+360*[.G$8]/[.$C40]" office:value-type="float" office:value="364.425" calcext:value-type="float">
            <text:p>364</text:p>
          </table:table-cell>
          <table:table-cell table:formula="of:=[.$E$6]+360*[.H$8]/[.$C40]" office:value-type="float" office:value="366.9" calcext:value-type="float">
            <text:p>367</text:p>
          </table:table-cell>
          <table:table-cell table:formula="of:=[.$E$6]+360*[.I$8]/[.$C40]" office:value-type="float" office:value="369.375" calcext:value-type="float">
            <text:p>369</text:p>
          </table:table-cell>
          <table:table-cell table:formula="of:=[.$E$6]+360*[.J$8]/[.$C40]" office:value-type="float" office:value="371.85" calcext:value-type="float">
            <text:p>372</text:p>
          </table:table-cell>
          <table:table-cell table:formula="of:=[.$E$6]+360*[.K$8]/[.$C40]" office:value-type="float" office:value="374.325" calcext:value-type="float">
            <text:p>374</text:p>
          </table:table-cell>
          <table:table-cell table:formula="of:=[.$E$6]+360*[.L$8]/[.$C40]" office:value-type="float" office:value="376.8" calcext:value-type="float">
            <text:p>377</text:p>
          </table:table-cell>
          <table:table-cell table:formula="of:=[.$E$6]+360*[.M$8]/[.$C40]" office:value-type="float" office:value="379.275" calcext:value-type="float">
            <text:p>379</text:p>
          </table:table-cell>
          <table:table-cell table:formula="of:=[.$E$6]+360*[.N$8]/[.$C40]" office:value-type="float" office:value="381.75" calcext:value-type="float">
            <text:p>382</text:p>
          </table:table-cell>
          <table:table-cell table:formula="of:=[.$E$6]+360*[.O$8]/[.$C40]" office:value-type="float" office:value="384.225" calcext:value-type="float">
            <text:p>384</text:p>
          </table:table-cell>
          <table:table-cell table:formula="of:=[.$E$6]+360*[.P$8]/[.$C40]" office:value-type="float" office:value="386.7" calcext:value-type="float">
            <text:p>387</text:p>
          </table:table-cell>
          <table:table-cell table:formula="of:=[.$E$6]+360*[.Q$8]/[.$C40]" office:value-type="float" office:value="389.175" calcext:value-type="float">
            <text:p>389</text:p>
          </table:table-cell>
          <table:table-cell table:formula="of:=[.$E$6]+360*[.R$8]/[.$C40]" office:value-type="float" office:value="391.65" calcext:value-type="float">
            <text:p>392</text:p>
          </table:table-cell>
          <table:table-cell table:formula="of:=[.$E$6]+360*[.S$8]/[.$C40]" office:value-type="float" office:value="394.125" calcext:value-type="float">
            <text:p>394</text:p>
          </table:table-cell>
          <table:table-cell table:formula="of:=[.$E$6]+360*[.T$8]/[.$C40]" office:value-type="float" office:value="396.6" calcext:value-type="float">
            <text:p>397</text:p>
          </table:table-cell>
          <table:table-cell table:formula="of:=[.$E$6]+360*[.U$8]/[.$C40]" office:value-type="float" office:value="399.075" calcext:value-type="float">
            <text:p>399</text:p>
          </table:table-cell>
          <table:table-cell table:formula="of:=[.$E$6]+360*[.V$8]/[.$C40]" office:value-type="float" office:value="401.55" calcext:value-type="float">
            <text:p>402</text:p>
          </table:table-cell>
          <table:table-cell table:formula="of:=[.$E$6]+360*[.W$8]/[.$C40]" office:value-type="float" office:value="404.025" calcext:value-type="float">
            <text:p>404</text:p>
          </table:table-cell>
          <table:table-cell table:formula="of:=[.$E$6]+360*[.X$8]/[.$C40]" office:value-type="float" office:value="406.5" calcext:value-type="float">
            <text:p>407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formula="of:=60000000/[.B41]" office:value-type="float" office:value="7058.82352941176" calcext:value-type="float">
            <text:p>7059</text:p>
          </table:table-cell>
          <table:table-cell table:formula="of:=[.$E$6]+360*[.D$8]/[.$C41]" office:value-type="float" office:value="357" calcext:value-type="float">
            <text:p>357</text:p>
          </table:table-cell>
          <table:table-cell table:formula="of:=[.$E$6]+360*[.E$8]/[.$C41]" office:value-type="float" office:value="359.55" calcext:value-type="float">
            <text:p>360</text:p>
          </table:table-cell>
          <table:table-cell table:formula="of:=[.$E$6]+360*[.F$8]/[.$C41]" office:value-type="float" office:value="362.1" calcext:value-type="float">
            <text:p>362</text:p>
          </table:table-cell>
          <table:table-cell table:formula="of:=[.$E$6]+360*[.G$8]/[.$C41]" office:value-type="float" office:value="364.65" calcext:value-type="float">
            <text:p>365</text:p>
          </table:table-cell>
          <table:table-cell table:formula="of:=[.$E$6]+360*[.H$8]/[.$C41]" office:value-type="float" office:value="367.2" calcext:value-type="float">
            <text:p>367</text:p>
          </table:table-cell>
          <table:table-cell table:formula="of:=[.$E$6]+360*[.I$8]/[.$C41]" office:value-type="float" office:value="369.75" calcext:value-type="float">
            <text:p>370</text:p>
          </table:table-cell>
          <table:table-cell table:formula="of:=[.$E$6]+360*[.J$8]/[.$C41]" office:value-type="float" office:value="372.3" calcext:value-type="float">
            <text:p>372</text:p>
          </table:table-cell>
          <table:table-cell table:formula="of:=[.$E$6]+360*[.K$8]/[.$C41]" office:value-type="float" office:value="374.85" calcext:value-type="float">
            <text:p>375</text:p>
          </table:table-cell>
          <table:table-cell table:formula="of:=[.$E$6]+360*[.L$8]/[.$C41]" office:value-type="float" office:value="377.4" calcext:value-type="float">
            <text:p>377</text:p>
          </table:table-cell>
          <table:table-cell table:formula="of:=[.$E$6]+360*[.M$8]/[.$C41]" office:value-type="float" office:value="379.95" calcext:value-type="float">
            <text:p>380</text:p>
          </table:table-cell>
          <table:table-cell table:formula="of:=[.$E$6]+360*[.N$8]/[.$C41]" office:value-type="float" office:value="382.5" calcext:value-type="float">
            <text:p>383</text:p>
          </table:table-cell>
          <table:table-cell table:formula="of:=[.$E$6]+360*[.O$8]/[.$C41]" office:value-type="float" office:value="385.05" calcext:value-type="float">
            <text:p>385</text:p>
          </table:table-cell>
          <table:table-cell table:formula="of:=[.$E$6]+360*[.P$8]/[.$C41]" office:value-type="float" office:value="387.6" calcext:value-type="float">
            <text:p>388</text:p>
          </table:table-cell>
          <table:table-cell table:formula="of:=[.$E$6]+360*[.Q$8]/[.$C41]" office:value-type="float" office:value="390.15" calcext:value-type="float">
            <text:p>390</text:p>
          </table:table-cell>
          <table:table-cell table:formula="of:=[.$E$6]+360*[.R$8]/[.$C41]" office:value-type="float" office:value="392.7" calcext:value-type="float">
            <text:p>393</text:p>
          </table:table-cell>
          <table:table-cell table:formula="of:=[.$E$6]+360*[.S$8]/[.$C41]" office:value-type="float" office:value="395.25" calcext:value-type="float">
            <text:p>395</text:p>
          </table:table-cell>
          <table:table-cell table:formula="of:=[.$E$6]+360*[.T$8]/[.$C41]" office:value-type="float" office:value="397.8" calcext:value-type="float">
            <text:p>398</text:p>
          </table:table-cell>
          <table:table-cell table:formula="of:=[.$E$6]+360*[.U$8]/[.$C41]" office:value-type="float" office:value="400.35" calcext:value-type="float">
            <text:p>400</text:p>
          </table:table-cell>
          <table:table-cell table:formula="of:=[.$E$6]+360*[.V$8]/[.$C41]" office:value-type="float" office:value="402.9" calcext:value-type="float">
            <text:p>403</text:p>
          </table:table-cell>
          <table:table-cell table:formula="of:=[.$E$6]+360*[.W$8]/[.$C41]" office:value-type="float" office:value="405.45" calcext:value-type="float">
            <text:p>405</text:p>
          </table:table-cell>
          <table:table-cell table:formula="of:=[.$E$6]+360*[.X$8]/[.$C41]"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8750" calcext:value-type="float">
            <text:p>8750</text:p>
          </table:table-cell>
          <table:table-cell table:formula="of:=60000000/[.B42]" office:value-type="float" office:value="6857.14285714286" calcext:value-type="float">
            <text:p>6857</text:p>
          </table:table-cell>
          <table:table-cell table:formula="of:=[.$E$6]+360*[.D$8]/[.$C42]" office:value-type="float" office:value="357" calcext:value-type="float">
            <text:p>357</text:p>
          </table:table-cell>
          <table:table-cell table:formula="of:=[.$E$6]+360*[.E$8]/[.$C42]" office:value-type="float" office:value="359.625" calcext:value-type="float">
            <text:p>360</text:p>
          </table:table-cell>
          <table:table-cell table:formula="of:=[.$E$6]+360*[.F$8]/[.$C42]" office:value-type="float" office:value="362.25" calcext:value-type="float">
            <text:p>362</text:p>
          </table:table-cell>
          <table:table-cell table:formula="of:=[.$E$6]+360*[.G$8]/[.$C42]" office:value-type="float" office:value="364.875" calcext:value-type="float">
            <text:p>365</text:p>
          </table:table-cell>
          <table:table-cell table:formula="of:=[.$E$6]+360*[.H$8]/[.$C42]" office:value-type="float" office:value="367.5" calcext:value-type="float">
            <text:p>368</text:p>
          </table:table-cell>
          <table:table-cell table:formula="of:=[.$E$6]+360*[.I$8]/[.$C42]" office:value-type="float" office:value="370.125" calcext:value-type="float">
            <text:p>370</text:p>
          </table:table-cell>
          <table:table-cell table:formula="of:=[.$E$6]+360*[.J$8]/[.$C42]" office:value-type="float" office:value="372.75" calcext:value-type="float">
            <text:p>373</text:p>
          </table:table-cell>
          <table:table-cell table:formula="of:=[.$E$6]+360*[.K$8]/[.$C42]" office:value-type="float" office:value="375.375" calcext:value-type="float">
            <text:p>375</text:p>
          </table:table-cell>
          <table:table-cell table:formula="of:=[.$E$6]+360*[.L$8]/[.$C42]" office:value-type="float" office:value="378" calcext:value-type="float">
            <text:p>378</text:p>
          </table:table-cell>
          <table:table-cell table:formula="of:=[.$E$6]+360*[.M$8]/[.$C42]" office:value-type="float" office:value="380.625" calcext:value-type="float">
            <text:p>381</text:p>
          </table:table-cell>
          <table:table-cell table:formula="of:=[.$E$6]+360*[.N$8]/[.$C42]" office:value-type="float" office:value="383.25" calcext:value-type="float">
            <text:p>383</text:p>
          </table:table-cell>
          <table:table-cell table:formula="of:=[.$E$6]+360*[.O$8]/[.$C42]" office:value-type="float" office:value="385.875" calcext:value-type="float">
            <text:p>386</text:p>
          </table:table-cell>
          <table:table-cell table:formula="of:=[.$E$6]+360*[.P$8]/[.$C42]" office:value-type="float" office:value="388.5" calcext:value-type="float">
            <text:p>389</text:p>
          </table:table-cell>
          <table:table-cell table:formula="of:=[.$E$6]+360*[.Q$8]/[.$C42]" office:value-type="float" office:value="391.125" calcext:value-type="float">
            <text:p>391</text:p>
          </table:table-cell>
          <table:table-cell table:formula="of:=[.$E$6]+360*[.R$8]/[.$C42]" office:value-type="float" office:value="393.75" calcext:value-type="float">
            <text:p>394</text:p>
          </table:table-cell>
          <table:table-cell table:formula="of:=[.$E$6]+360*[.S$8]/[.$C42]" office:value-type="float" office:value="396.375" calcext:value-type="float">
            <text:p>396</text:p>
          </table:table-cell>
          <table:table-cell table:formula="of:=[.$E$6]+360*[.T$8]/[.$C42]" office:value-type="float" office:value="399" calcext:value-type="float">
            <text:p>399</text:p>
          </table:table-cell>
          <table:table-cell table:formula="of:=[.$E$6]+360*[.U$8]/[.$C42]" office:value-type="float" office:value="401.625" calcext:value-type="float">
            <text:p>402</text:p>
          </table:table-cell>
          <table:table-cell table:formula="of:=[.$E$6]+360*[.V$8]/[.$C42]" office:value-type="float" office:value="404.25" calcext:value-type="float">
            <text:p>404</text:p>
          </table:table-cell>
          <table:table-cell table:formula="of:=[.$E$6]+360*[.W$8]/[.$C42]" office:value-type="float" office:value="406.875" calcext:value-type="float">
            <text:p>407</text:p>
          </table:table-cell>
          <table:table-cell table:formula="of:=[.$E$6]+360*[.X$8]/[.$C42]" office:value-type="float" office:value="409.5" calcext:value-type="float">
            <text:p>41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60000000/[.B43]" office:value-type="float" office:value="6666.66666666667" calcext:value-type="float">
            <text:p>6667</text:p>
          </table:table-cell>
          <table:table-cell table:formula="of:=[.$E$6]+360*[.D$8]/[.$C43]" office:value-type="float" office:value="357" calcext:value-type="float">
            <text:p>357</text:p>
          </table:table-cell>
          <table:table-cell table:formula="of:=[.$E$6]+360*[.E$8]/[.$C43]" office:value-type="float" office:value="359.7" calcext:value-type="float">
            <text:p>360</text:p>
          </table:table-cell>
          <table:table-cell table:formula="of:=[.$E$6]+360*[.F$8]/[.$C43]" office:value-type="float" office:value="362.4" calcext:value-type="float">
            <text:p>362</text:p>
          </table:table-cell>
          <table:table-cell table:formula="of:=[.$E$6]+360*[.G$8]/[.$C43]" office:value-type="float" office:value="365.1" calcext:value-type="float">
            <text:p>365</text:p>
          </table:table-cell>
          <table:table-cell table:formula="of:=[.$E$6]+360*[.H$8]/[.$C43]" office:value-type="float" office:value="367.8" calcext:value-type="float">
            <text:p>368</text:p>
          </table:table-cell>
          <table:table-cell table:formula="of:=[.$E$6]+360*[.I$8]/[.$C43]" office:value-type="float" office:value="370.5" calcext:value-type="float">
            <text:p>371</text:p>
          </table:table-cell>
          <table:table-cell table:formula="of:=[.$E$6]+360*[.J$8]/[.$C43]" office:value-type="float" office:value="373.2" calcext:value-type="float">
            <text:p>373</text:p>
          </table:table-cell>
          <table:table-cell table:formula="of:=[.$E$6]+360*[.K$8]/[.$C43]" office:value-type="float" office:value="375.9" calcext:value-type="float">
            <text:p>376</text:p>
          </table:table-cell>
          <table:table-cell table:formula="of:=[.$E$6]+360*[.L$8]/[.$C43]" office:value-type="float" office:value="378.6" calcext:value-type="float">
            <text:p>379</text:p>
          </table:table-cell>
          <table:table-cell table:formula="of:=[.$E$6]+360*[.M$8]/[.$C43]" office:value-type="float" office:value="381.3" calcext:value-type="float">
            <text:p>381</text:p>
          </table:table-cell>
          <table:table-cell table:formula="of:=[.$E$6]+360*[.N$8]/[.$C43]" office:value-type="float" office:value="384" calcext:value-type="float">
            <text:p>384</text:p>
          </table:table-cell>
          <table:table-cell table:formula="of:=[.$E$6]+360*[.O$8]/[.$C43]" office:value-type="float" office:value="386.7" calcext:value-type="float">
            <text:p>387</text:p>
          </table:table-cell>
          <table:table-cell table:formula="of:=[.$E$6]+360*[.P$8]/[.$C43]" office:value-type="float" office:value="389.4" calcext:value-type="float">
            <text:p>389</text:p>
          </table:table-cell>
          <table:table-cell table:formula="of:=[.$E$6]+360*[.Q$8]/[.$C43]" office:value-type="float" office:value="392.1" calcext:value-type="float">
            <text:p>392</text:p>
          </table:table-cell>
          <table:table-cell table:formula="of:=[.$E$6]+360*[.R$8]/[.$C43]" office:value-type="float" office:value="394.8" calcext:value-type="float">
            <text:p>395</text:p>
          </table:table-cell>
          <table:table-cell table:formula="of:=[.$E$6]+360*[.S$8]/[.$C43]" office:value-type="float" office:value="397.5" calcext:value-type="float">
            <text:p>398</text:p>
          </table:table-cell>
          <table:table-cell table:formula="of:=[.$E$6]+360*[.T$8]/[.$C43]" office:value-type="float" office:value="400.2" calcext:value-type="float">
            <text:p>400</text:p>
          </table:table-cell>
          <table:table-cell table:formula="of:=[.$E$6]+360*[.U$8]/[.$C43]" office:value-type="float" office:value="402.9" calcext:value-type="float">
            <text:p>403</text:p>
          </table:table-cell>
          <table:table-cell table:formula="of:=[.$E$6]+360*[.V$8]/[.$C43]" office:value-type="float" office:value="405.6" calcext:value-type="float">
            <text:p>406</text:p>
          </table:table-cell>
          <table:table-cell table:formula="of:=[.$E$6]+360*[.W$8]/[.$C43]" office:value-type="float" office:value="408.3" calcext:value-type="float">
            <text:p>408</text:p>
          </table:table-cell>
          <table:table-cell table:formula="of:=[.$E$6]+360*[.X$8]/[.$C43]"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9250" calcext:value-type="float">
            <text:p>9250</text:p>
          </table:table-cell>
          <table:table-cell table:formula="of:=60000000/[.B44]" office:value-type="float" office:value="6486.48648648649" calcext:value-type="float">
            <text:p>6486</text:p>
          </table:table-cell>
          <table:table-cell table:formula="of:=[.$E$6]+360*[.D$8]/[.$C44]" office:value-type="float" office:value="357" calcext:value-type="float">
            <text:p>357</text:p>
          </table:table-cell>
          <table:table-cell table:formula="of:=[.$E$6]+360*[.E$8]/[.$C44]" office:value-type="float" office:value="359.775" calcext:value-type="float">
            <text:p>360</text:p>
          </table:table-cell>
          <table:table-cell table:formula="of:=[.$E$6]+360*[.F$8]/[.$C44]" office:value-type="float" office:value="362.55" calcext:value-type="float">
            <text:p>363</text:p>
          </table:table-cell>
          <table:table-cell table:formula="of:=[.$E$6]+360*[.G$8]/[.$C44]" office:value-type="float" office:value="365.325" calcext:value-type="float">
            <text:p>365</text:p>
          </table:table-cell>
          <table:table-cell table:formula="of:=[.$E$6]+360*[.H$8]/[.$C44]" office:value-type="float" office:value="368.1" calcext:value-type="float">
            <text:p>368</text:p>
          </table:table-cell>
          <table:table-cell table:formula="of:=[.$E$6]+360*[.I$8]/[.$C44]" office:value-type="float" office:value="370.875" calcext:value-type="float">
            <text:p>371</text:p>
          </table:table-cell>
          <table:table-cell table:formula="of:=[.$E$6]+360*[.J$8]/[.$C44]" office:value-type="float" office:value="373.65" calcext:value-type="float">
            <text:p>374</text:p>
          </table:table-cell>
          <table:table-cell table:formula="of:=[.$E$6]+360*[.K$8]/[.$C44]" office:value-type="float" office:value="376.425" calcext:value-type="float">
            <text:p>376</text:p>
          </table:table-cell>
          <table:table-cell table:formula="of:=[.$E$6]+360*[.L$8]/[.$C44]" office:value-type="float" office:value="379.2" calcext:value-type="float">
            <text:p>379</text:p>
          </table:table-cell>
          <table:table-cell table:formula="of:=[.$E$6]+360*[.M$8]/[.$C44]" office:value-type="float" office:value="381.975" calcext:value-type="float">
            <text:p>382</text:p>
          </table:table-cell>
          <table:table-cell table:formula="of:=[.$E$6]+360*[.N$8]/[.$C44]" office:value-type="float" office:value="384.75" calcext:value-type="float">
            <text:p>385</text:p>
          </table:table-cell>
          <table:table-cell table:formula="of:=[.$E$6]+360*[.O$8]/[.$C44]" office:value-type="float" office:value="387.525" calcext:value-type="float">
            <text:p>388</text:p>
          </table:table-cell>
          <table:table-cell table:formula="of:=[.$E$6]+360*[.P$8]/[.$C44]" office:value-type="float" office:value="390.3" calcext:value-type="float">
            <text:p>390</text:p>
          </table:table-cell>
          <table:table-cell table:formula="of:=[.$E$6]+360*[.Q$8]/[.$C44]" office:value-type="float" office:value="393.075" calcext:value-type="float">
            <text:p>393</text:p>
          </table:table-cell>
          <table:table-cell table:formula="of:=[.$E$6]+360*[.R$8]/[.$C44]" office:value-type="float" office:value="395.85" calcext:value-type="float">
            <text:p>396</text:p>
          </table:table-cell>
          <table:table-cell table:formula="of:=[.$E$6]+360*[.S$8]/[.$C44]" office:value-type="float" office:value="398.625" calcext:value-type="float">
            <text:p>399</text:p>
          </table:table-cell>
          <table:table-cell table:formula="of:=[.$E$6]+360*[.T$8]/[.$C44]" office:value-type="float" office:value="401.4" calcext:value-type="float">
            <text:p>401</text:p>
          </table:table-cell>
          <table:table-cell table:formula="of:=[.$E$6]+360*[.U$8]/[.$C44]" office:value-type="float" office:value="404.175" calcext:value-type="float">
            <text:p>404</text:p>
          </table:table-cell>
          <table:table-cell table:formula="of:=[.$E$6]+360*[.V$8]/[.$C44]" office:value-type="float" office:value="406.95" calcext:value-type="float">
            <text:p>407</text:p>
          </table:table-cell>
          <table:table-cell table:formula="of:=[.$E$6]+360*[.W$8]/[.$C44]" office:value-type="float" office:value="409.725" calcext:value-type="float">
            <text:p>410</text:p>
          </table:table-cell>
          <table:table-cell table:formula="of:=[.$E$6]+360*[.X$8]/[.$C44]" office:value-type="float" office:value="412.5" calcext:value-type="float">
            <text:p>413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formula="of:=60000000/[.B45]" office:value-type="float" office:value="6315.78947368421" calcext:value-type="float">
            <text:p>6316</text:p>
          </table:table-cell>
          <table:table-cell table:formula="of:=[.$E$6]+360*[.D$8]/[.$C45]" office:value-type="float" office:value="357" calcext:value-type="float">
            <text:p>357</text:p>
          </table:table-cell>
          <table:table-cell table:formula="of:=[.$E$6]+360*[.E$8]/[.$C45]" office:value-type="float" office:value="359.85" calcext:value-type="float">
            <text:p>360</text:p>
          </table:table-cell>
          <table:table-cell table:formula="of:=[.$E$6]+360*[.F$8]/[.$C45]" office:value-type="float" office:value="362.7" calcext:value-type="float">
            <text:p>363</text:p>
          </table:table-cell>
          <table:table-cell table:formula="of:=[.$E$6]+360*[.G$8]/[.$C45]" office:value-type="float" office:value="365.55" calcext:value-type="float">
            <text:p>366</text:p>
          </table:table-cell>
          <table:table-cell table:formula="of:=[.$E$6]+360*[.H$8]/[.$C45]" office:value-type="float" office:value="368.4" calcext:value-type="float">
            <text:p>368</text:p>
          </table:table-cell>
          <table:table-cell table:formula="of:=[.$E$6]+360*[.I$8]/[.$C45]" office:value-type="float" office:value="371.25" calcext:value-type="float">
            <text:p>371</text:p>
          </table:table-cell>
          <table:table-cell table:formula="of:=[.$E$6]+360*[.J$8]/[.$C45]" office:value-type="float" office:value="374.1" calcext:value-type="float">
            <text:p>374</text:p>
          </table:table-cell>
          <table:table-cell table:formula="of:=[.$E$6]+360*[.K$8]/[.$C45]" office:value-type="float" office:value="376.95" calcext:value-type="float">
            <text:p>377</text:p>
          </table:table-cell>
          <table:table-cell table:formula="of:=[.$E$6]+360*[.L$8]/[.$C45]" office:value-type="float" office:value="379.8" calcext:value-type="float">
            <text:p>380</text:p>
          </table:table-cell>
          <table:table-cell table:formula="of:=[.$E$6]+360*[.M$8]/[.$C45]" office:value-type="float" office:value="382.65" calcext:value-type="float">
            <text:p>383</text:p>
          </table:table-cell>
          <table:table-cell table:formula="of:=[.$E$6]+360*[.N$8]/[.$C45]" office:value-type="float" office:value="385.5" calcext:value-type="float">
            <text:p>386</text:p>
          </table:table-cell>
          <table:table-cell table:formula="of:=[.$E$6]+360*[.O$8]/[.$C45]" office:value-type="float" office:value="388.35" calcext:value-type="float">
            <text:p>388</text:p>
          </table:table-cell>
          <table:table-cell table:formula="of:=[.$E$6]+360*[.P$8]/[.$C45]" office:value-type="float" office:value="391.2" calcext:value-type="float">
            <text:p>391</text:p>
          </table:table-cell>
          <table:table-cell table:formula="of:=[.$E$6]+360*[.Q$8]/[.$C45]" office:value-type="float" office:value="394.05" calcext:value-type="float">
            <text:p>394</text:p>
          </table:table-cell>
          <table:table-cell table:formula="of:=[.$E$6]+360*[.R$8]/[.$C45]" office:value-type="float" office:value="396.9" calcext:value-type="float">
            <text:p>397</text:p>
          </table:table-cell>
          <table:table-cell table:formula="of:=[.$E$6]+360*[.S$8]/[.$C45]" office:value-type="float" office:value="399.75" calcext:value-type="float">
            <text:p>400</text:p>
          </table:table-cell>
          <table:table-cell table:formula="of:=[.$E$6]+360*[.T$8]/[.$C45]" office:value-type="float" office:value="402.6" calcext:value-type="float">
            <text:p>403</text:p>
          </table:table-cell>
          <table:table-cell table:formula="of:=[.$E$6]+360*[.U$8]/[.$C45]" office:value-type="float" office:value="405.45" calcext:value-type="float">
            <text:p>405</text:p>
          </table:table-cell>
          <table:table-cell table:formula="of:=[.$E$6]+360*[.V$8]/[.$C45]" office:value-type="float" office:value="408.3" calcext:value-type="float">
            <text:p>408</text:p>
          </table:table-cell>
          <table:table-cell table:formula="of:=[.$E$6]+360*[.W$8]/[.$C45]" office:value-type="float" office:value="411.15" calcext:value-type="float">
            <text:p>411</text:p>
          </table:table-cell>
          <table:table-cell table:formula="of:=[.$E$6]+360*[.X$8]/[.$C45]"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float" office:value="9750" calcext:value-type="float">
            <text:p>9750</text:p>
          </table:table-cell>
          <table:table-cell table:formula="of:=60000000/[.B46]" office:value-type="float" office:value="6153.84615384615" calcext:value-type="float">
            <text:p>6154</text:p>
          </table:table-cell>
          <table:table-cell table:formula="of:=[.$E$6]+360*[.D$8]/[.$C46]" office:value-type="float" office:value="357" calcext:value-type="float">
            <text:p>357</text:p>
          </table:table-cell>
          <table:table-cell table:formula="of:=[.$E$6]+360*[.E$8]/[.$C46]" office:value-type="float" office:value="359.925" calcext:value-type="float">
            <text:p>360</text:p>
          </table:table-cell>
          <table:table-cell table:formula="of:=[.$E$6]+360*[.F$8]/[.$C46]" office:value-type="float" office:value="362.85" calcext:value-type="float">
            <text:p>363</text:p>
          </table:table-cell>
          <table:table-cell table:formula="of:=[.$E$6]+360*[.G$8]/[.$C46]" office:value-type="float" office:value="365.775" calcext:value-type="float">
            <text:p>366</text:p>
          </table:table-cell>
          <table:table-cell table:formula="of:=[.$E$6]+360*[.H$8]/[.$C46]" office:value-type="float" office:value="368.7" calcext:value-type="float">
            <text:p>369</text:p>
          </table:table-cell>
          <table:table-cell table:formula="of:=[.$E$6]+360*[.I$8]/[.$C46]" office:value-type="float" office:value="371.625" calcext:value-type="float">
            <text:p>372</text:p>
          </table:table-cell>
          <table:table-cell table:formula="of:=[.$E$6]+360*[.J$8]/[.$C46]" office:value-type="float" office:value="374.55" calcext:value-type="float">
            <text:p>375</text:p>
          </table:table-cell>
          <table:table-cell table:formula="of:=[.$E$6]+360*[.K$8]/[.$C46]" office:value-type="float" office:value="377.475" calcext:value-type="float">
            <text:p>377</text:p>
          </table:table-cell>
          <table:table-cell table:formula="of:=[.$E$6]+360*[.L$8]/[.$C46]" office:value-type="float" office:value="380.4" calcext:value-type="float">
            <text:p>380</text:p>
          </table:table-cell>
          <table:table-cell table:formula="of:=[.$E$6]+360*[.M$8]/[.$C46]" office:value-type="float" office:value="383.325" calcext:value-type="float">
            <text:p>383</text:p>
          </table:table-cell>
          <table:table-cell table:formula="of:=[.$E$6]+360*[.N$8]/[.$C46]" office:value-type="float" office:value="386.25" calcext:value-type="float">
            <text:p>386</text:p>
          </table:table-cell>
          <table:table-cell table:formula="of:=[.$E$6]+360*[.O$8]/[.$C46]" office:value-type="float" office:value="389.175" calcext:value-type="float">
            <text:p>389</text:p>
          </table:table-cell>
          <table:table-cell table:formula="of:=[.$E$6]+360*[.P$8]/[.$C46]" office:value-type="float" office:value="392.1" calcext:value-type="float">
            <text:p>392</text:p>
          </table:table-cell>
          <table:table-cell table:formula="of:=[.$E$6]+360*[.Q$8]/[.$C46]" office:value-type="float" office:value="395.025" calcext:value-type="float">
            <text:p>395</text:p>
          </table:table-cell>
          <table:table-cell table:formula="of:=[.$E$6]+360*[.R$8]/[.$C46]" office:value-type="float" office:value="397.95" calcext:value-type="float">
            <text:p>398</text:p>
          </table:table-cell>
          <table:table-cell table:formula="of:=[.$E$6]+360*[.S$8]/[.$C46]" office:value-type="float" office:value="400.875" calcext:value-type="float">
            <text:p>401</text:p>
          </table:table-cell>
          <table:table-cell table:formula="of:=[.$E$6]+360*[.T$8]/[.$C46]" office:value-type="float" office:value="403.8" calcext:value-type="float">
            <text:p>404</text:p>
          </table:table-cell>
          <table:table-cell table:formula="of:=[.$E$6]+360*[.U$8]/[.$C46]" office:value-type="float" office:value="406.725" calcext:value-type="float">
            <text:p>407</text:p>
          </table:table-cell>
          <table:table-cell table:formula="of:=[.$E$6]+360*[.V$8]/[.$C46]" office:value-type="float" office:value="409.65" calcext:value-type="float">
            <text:p>410</text:p>
          </table:table-cell>
          <table:table-cell table:formula="of:=[.$E$6]+360*[.W$8]/[.$C46]" office:value-type="float" office:value="412.575" calcext:value-type="float">
            <text:p>413</text:p>
          </table:table-cell>
          <table:table-cell table:formula="of:=[.$E$6]+360*[.X$8]/[.$C46]" office:value-type="float" office:value="415.5" calcext:value-type="float">
            <text:p>4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60000000/[.B47]" office:value-type="float" office:value="6000" calcext:value-type="float">
            <text:p>6000</text:p>
          </table:table-cell>
          <table:table-cell table:formula="of:=[.$E$6]+360*[.D$8]/[.$C47]" office:value-type="float" office:value="357" calcext:value-type="float">
            <text:p>357</text:p>
          </table:table-cell>
          <table:table-cell table:formula="of:=[.$E$6]+360*[.E$8]/[.$C47]" office:value-type="float" office:value="360" calcext:value-type="float">
            <text:p>360</text:p>
          </table:table-cell>
          <table:table-cell table:formula="of:=[.$E$6]+360*[.F$8]/[.$C47]" office:value-type="float" office:value="363" calcext:value-type="float">
            <text:p>363</text:p>
          </table:table-cell>
          <table:table-cell table:formula="of:=[.$E$6]+360*[.G$8]/[.$C47]" office:value-type="float" office:value="366" calcext:value-type="float">
            <text:p>366</text:p>
          </table:table-cell>
          <table:table-cell table:formula="of:=[.$E$6]+360*[.H$8]/[.$C47]" office:value-type="float" office:value="369" calcext:value-type="float">
            <text:p>369</text:p>
          </table:table-cell>
          <table:table-cell table:formula="of:=[.$E$6]+360*[.I$8]/[.$C47]" office:value-type="float" office:value="372" calcext:value-type="float">
            <text:p>372</text:p>
          </table:table-cell>
          <table:table-cell table:formula="of:=[.$E$6]+360*[.J$8]/[.$C47]" office:value-type="float" office:value="375" calcext:value-type="float">
            <text:p>375</text:p>
          </table:table-cell>
          <table:table-cell table:formula="of:=[.$E$6]+360*[.K$8]/[.$C47]" office:value-type="float" office:value="378" calcext:value-type="float">
            <text:p>378</text:p>
          </table:table-cell>
          <table:table-cell table:formula="of:=[.$E$6]+360*[.L$8]/[.$C47]" office:value-type="float" office:value="381" calcext:value-type="float">
            <text:p>381</text:p>
          </table:table-cell>
          <table:table-cell table:formula="of:=[.$E$6]+360*[.M$8]/[.$C47]" office:value-type="float" office:value="384" calcext:value-type="float">
            <text:p>384</text:p>
          </table:table-cell>
          <table:table-cell table:formula="of:=[.$E$6]+360*[.N$8]/[.$C47]" office:value-type="float" office:value="387" calcext:value-type="float">
            <text:p>387</text:p>
          </table:table-cell>
          <table:table-cell table:formula="of:=[.$E$6]+360*[.O$8]/[.$C47]" office:value-type="float" office:value="390" calcext:value-type="float">
            <text:p>390</text:p>
          </table:table-cell>
          <table:table-cell table:formula="of:=[.$E$6]+360*[.P$8]/[.$C47]" office:value-type="float" office:value="393" calcext:value-type="float">
            <text:p>393</text:p>
          </table:table-cell>
          <table:table-cell table:formula="of:=[.$E$6]+360*[.Q$8]/[.$C47]" office:value-type="float" office:value="396" calcext:value-type="float">
            <text:p>396</text:p>
          </table:table-cell>
          <table:table-cell table:formula="of:=[.$E$6]+360*[.R$8]/[.$C47]" office:value-type="float" office:value="399" calcext:value-type="float">
            <text:p>399</text:p>
          </table:table-cell>
          <table:table-cell table:formula="of:=[.$E$6]+360*[.S$8]/[.$C47]" office:value-type="float" office:value="402" calcext:value-type="float">
            <text:p>402</text:p>
          </table:table-cell>
          <table:table-cell table:formula="of:=[.$E$6]+360*[.T$8]/[.$C47]" office:value-type="float" office:value="405" calcext:value-type="float">
            <text:p>405</text:p>
          </table:table-cell>
          <table:table-cell table:formula="of:=[.$E$6]+360*[.U$8]/[.$C47]" office:value-type="float" office:value="408" calcext:value-type="float">
            <text:p>408</text:p>
          </table:table-cell>
          <table:table-cell table:formula="of:=[.$E$6]+360*[.V$8]/[.$C47]" office:value-type="float" office:value="411" calcext:value-type="float">
            <text:p>411</text:p>
          </table:table-cell>
          <table:table-cell table:formula="of:=[.$E$6]+360*[.W$8]/[.$C47]" office:value-type="float" office:value="414" calcext:value-type="float">
            <text:p>414</text:p>
          </table:table-cell>
          <table:table-cell table:formula="of:=[.$E$6]+360*[.X$8]/[.$C4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53]" office:value-type="float" office:value="120000" calcext:value-type="float">
            <text:p>120000</text:p>
          </table:table-cell>
          <table:table-cell table:style-name="ce129" table:formula="of:=[.$E$6]+360*[.D$8]/[.$C53]" office:value-type="float" office:value="357" calcext:value-type="float">
            <text:p>357</text:p>
          </table:table-cell>
          <table:table-cell table:style-name="ce129" table:formula="of:=[.$E$6]+360*[.E$8]/[.$C53]" office:value-type="float" office:value="357.15" calcext:value-type="float">
            <text:p>357</text:p>
          </table:table-cell>
          <table:table-cell table:style-name="ce129" table:formula="of:=[.$E$6]+360*[.F$8]/[.$C53]" office:value-type="float" office:value="357.3" calcext:value-type="float">
            <text:p>357</text:p>
          </table:table-cell>
          <table:table-cell table:style-name="ce129" table:formula="of:=[.$E$6]+360*[.G$8]/[.$C53]" office:value-type="float" office:value="357.45" calcext:value-type="float">
            <text:p>357</text:p>
          </table:table-cell>
          <table:table-cell table:style-name="ce129" table:formula="of:=[.$E$6]+360*[.H$8]/[.$C53]" office:value-type="float" office:value="357.6" calcext:value-type="float">
            <text:p>358</text:p>
          </table:table-cell>
          <table:table-cell table:style-name="ce129" table:formula="of:=[.$E$6]+360*[.I$8]/[.$C53]" office:value-type="float" office:value="357.75" calcext:value-type="float">
            <text:p>358</text:p>
          </table:table-cell>
          <table:table-cell table:style-name="ce129" table:formula="of:=[.$E$6]+360*[.J$8]/[.$C53]" office:value-type="float" office:value="357.9" calcext:value-type="float">
            <text:p>358</text:p>
          </table:table-cell>
          <table:table-cell table:style-name="ce129" table:formula="of:=[.$E$6]+360*[.K$8]/[.$C53]" office:value-type="float" office:value="358.05" calcext:value-type="float">
            <text:p>358</text:p>
          </table:table-cell>
          <table:table-cell table:style-name="ce129" table:formula="of:=[.$E$6]+360*[.L$8]/[.$C53]" office:value-type="float" office:value="358.2" calcext:value-type="float">
            <text:p>358</text:p>
          </table:table-cell>
          <table:table-cell table:style-name="ce129" table:formula="of:=[.$E$6]+360*[.M$8]/[.$C53]" office:value-type="float" office:value="358.35" calcext:value-type="float">
            <text:p>358</text:p>
          </table:table-cell>
          <table:table-cell table:style-name="ce129" table:formula="of:=[.$E$6]+360*[.N$8]/[.$C53]" office:value-type="float" office:value="358.5" calcext:value-type="float">
            <text:p>359</text:p>
          </table:table-cell>
          <table:table-cell table:style-name="ce129" table:formula="of:=[.$E$6]+360*[.O$8]/[.$C53]" office:value-type="float" office:value="358.65" calcext:value-type="float">
            <text:p>359</text:p>
          </table:table-cell>
          <table:table-cell table:style-name="ce129" table:formula="of:=[.$E$6]+360*[.P$8]/[.$C53]" office:value-type="float" office:value="358.8" calcext:value-type="float">
            <text:p>359</text:p>
          </table:table-cell>
          <table:table-cell table:style-name="ce129" table:formula="of:=[.$E$6]+360*[.Q$8]/[.$C53]" office:value-type="float" office:value="358.95" calcext:value-type="float">
            <text:p>359</text:p>
          </table:table-cell>
          <table:table-cell table:style-name="ce129" table:formula="of:=[.$E$6]+360*[.R$8]/[.$C53]" office:value-type="float" office:value="359.1" calcext:value-type="float">
            <text:p>359</text:p>
          </table:table-cell>
          <table:table-cell table:style-name="ce129" table:formula="of:=[.$E$6]+360*[.S$8]/[.$C53]" office:value-type="float" office:value="359.25" calcext:value-type="float">
            <text:p>359</text:p>
          </table:table-cell>
          <table:table-cell table:style-name="ce129" table:formula="of:=[.$E$6]+360*[.T$8]/[.$C53]" office:value-type="float" office:value="359.4" calcext:value-type="float">
            <text:p>359</text:p>
          </table:table-cell>
          <table:table-cell table:style-name="ce129" table:formula="of:=[.$E$6]+360*[.U$8]/[.$C53]" office:value-type="float" office:value="359.55" calcext:value-type="float">
            <text:p>360</text:p>
          </table:table-cell>
          <table:table-cell table:style-name="ce129" table:formula="of:=[.$E$6]+360*[.V$8]/[.$C53]" office:value-type="float" office:value="359.7" calcext:value-type="float">
            <text:p>360</text:p>
          </table:table-cell>
          <table:table-cell table:style-name="ce129" table:formula="of:=[.$E$6]+360*[.W$8]/[.$C53]" office:value-type="float" office:value="359.85" calcext:value-type="float">
            <text:p>360</text:p>
          </table:table-cell>
          <table:table-cell table:style-name="ce129" table:formula="of:=[.$E$6]+360*[.X$8]/[.$C5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54]" office:value-type="float" office:value="80000" calcext:value-type="float">
            <text:p>80000</text:p>
          </table:table-cell>
          <table:table-cell table:style-name="ce129" table:formula="of:=[.$E$6]+360*[.D$8]/[.$C54]" office:value-type="float" office:value="357" calcext:value-type="float">
            <text:p>357</text:p>
          </table:table-cell>
          <table:table-cell table:style-name="ce129" table:formula="of:=[.$E$6]+360*[.E$8]/[.$C54]" office:value-type="float" office:value="357.225" calcext:value-type="float">
            <text:p>357</text:p>
          </table:table-cell>
          <table:table-cell table:style-name="ce129" table:formula="of:=[.$E$6]+360*[.F$8]/[.$C54]" office:value-type="float" office:value="357.45" calcext:value-type="float">
            <text:p>357</text:p>
          </table:table-cell>
          <table:table-cell table:style-name="ce129" table:formula="of:=[.$E$6]+360*[.G$8]/[.$C54]" office:value-type="float" office:value="357.675" calcext:value-type="float">
            <text:p>358</text:p>
          </table:table-cell>
          <table:table-cell table:style-name="ce129" table:formula="of:=[.$E$6]+360*[.H$8]/[.$C54]" office:value-type="float" office:value="357.9" calcext:value-type="float">
            <text:p>358</text:p>
          </table:table-cell>
          <table:table-cell table:style-name="ce129" table:formula="of:=[.$E$6]+360*[.I$8]/[.$C54]" office:value-type="float" office:value="358.125" calcext:value-type="float">
            <text:p>358</text:p>
          </table:table-cell>
          <table:table-cell table:style-name="ce129" table:formula="of:=[.$E$6]+360*[.J$8]/[.$C54]" office:value-type="float" office:value="358.35" calcext:value-type="float">
            <text:p>358</text:p>
          </table:table-cell>
          <table:table-cell table:style-name="ce129" table:formula="of:=[.$E$6]+360*[.K$8]/[.$C54]" office:value-type="float" office:value="358.575" calcext:value-type="float">
            <text:p>359</text:p>
          </table:table-cell>
          <table:table-cell table:style-name="ce129" table:formula="of:=[.$E$6]+360*[.L$8]/[.$C54]" office:value-type="float" office:value="358.8" calcext:value-type="float">
            <text:p>359</text:p>
          </table:table-cell>
          <table:table-cell table:style-name="ce129" table:formula="of:=[.$E$6]+360*[.M$8]/[.$C54]" office:value-type="float" office:value="359.025" calcext:value-type="float">
            <text:p>359</text:p>
          </table:table-cell>
          <table:table-cell table:style-name="ce129" table:formula="of:=[.$E$6]+360*[.N$8]/[.$C54]" office:value-type="float" office:value="359.25" calcext:value-type="float">
            <text:p>359</text:p>
          </table:table-cell>
          <table:table-cell table:style-name="ce129" table:formula="of:=[.$E$6]+360*[.O$8]/[.$C54]" office:value-type="float" office:value="359.475" calcext:value-type="float">
            <text:p>359</text:p>
          </table:table-cell>
          <table:table-cell table:style-name="ce129" table:formula="of:=[.$E$6]+360*[.P$8]/[.$C54]" office:value-type="float" office:value="359.7" calcext:value-type="float">
            <text:p>360</text:p>
          </table:table-cell>
          <table:table-cell table:style-name="ce129" table:formula="of:=[.$E$6]+360*[.Q$8]/[.$C54]" office:value-type="float" office:value="359.925" calcext:value-type="float">
            <text:p>360</text:p>
          </table:table-cell>
          <table:table-cell table:style-name="ce129" table:formula="of:=[.$E$6]+360*[.R$8]/[.$C54]" office:value-type="float" office:value="360.15" calcext:value-type="float">
            <text:p>360</text:p>
          </table:table-cell>
          <table:table-cell table:style-name="ce129" table:formula="of:=[.$E$6]+360*[.S$8]/[.$C54]" office:value-type="float" office:value="360.375" calcext:value-type="float">
            <text:p>360</text:p>
          </table:table-cell>
          <table:table-cell table:style-name="ce129" table:formula="of:=[.$E$6]+360*[.T$8]/[.$C54]" office:value-type="float" office:value="360.6" calcext:value-type="float">
            <text:p>361</text:p>
          </table:table-cell>
          <table:table-cell table:style-name="ce129" table:formula="of:=[.$E$6]+360*[.U$8]/[.$C54]" office:value-type="float" office:value="360.825" calcext:value-type="float">
            <text:p>361</text:p>
          </table:table-cell>
          <table:table-cell table:style-name="ce129" table:formula="of:=[.$E$6]+360*[.V$8]/[.$C54]" office:value-type="float" office:value="361.05" calcext:value-type="float">
            <text:p>361</text:p>
          </table:table-cell>
          <table:table-cell table:style-name="ce129" table:formula="of:=[.$E$6]+360*[.W$8]/[.$C54]" office:value-type="float" office:value="361.275" calcext:value-type="float">
            <text:p>361</text:p>
          </table:table-cell>
          <table:table-cell table:style-name="ce129" table:formula="of:=[.$E$6]+360*[.X$8]/[.$C5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55]" office:value-type="float" office:value="60000" calcext:value-type="float">
            <text:p>60000</text:p>
          </table:table-cell>
          <table:table-cell table:style-name="ce129" table:formula="of:=[.$E$6]+360*[.D$8]/[.$C55]" office:value-type="float" office:value="357" calcext:value-type="float">
            <text:p>357</text:p>
          </table:table-cell>
          <table:table-cell table:style-name="ce129" table:formula="of:=[.$E$6]+360*[.E$8]/[.$C55]" office:value-type="float" office:value="357.3" calcext:value-type="float">
            <text:p>357</text:p>
          </table:table-cell>
          <table:table-cell table:style-name="ce129" table:formula="of:=[.$E$6]+360*[.F$8]/[.$C55]" office:value-type="float" office:value="357.6" calcext:value-type="float">
            <text:p>358</text:p>
          </table:table-cell>
          <table:table-cell table:style-name="ce129" table:formula="of:=[.$E$6]+360*[.G$8]/[.$C55]" office:value-type="float" office:value="357.9" calcext:value-type="float">
            <text:p>358</text:p>
          </table:table-cell>
          <table:table-cell table:style-name="ce129" table:formula="of:=[.$E$6]+360*[.H$8]/[.$C55]" office:value-type="float" office:value="358.2" calcext:value-type="float">
            <text:p>358</text:p>
          </table:table-cell>
          <table:table-cell table:style-name="ce129" table:formula="of:=[.$E$6]+360*[.I$8]/[.$C55]" office:value-type="float" office:value="358.5" calcext:value-type="float">
            <text:p>359</text:p>
          </table:table-cell>
          <table:table-cell table:style-name="ce129" table:formula="of:=[.$E$6]+360*[.J$8]/[.$C55]" office:value-type="float" office:value="358.8" calcext:value-type="float">
            <text:p>359</text:p>
          </table:table-cell>
          <table:table-cell table:style-name="ce129" table:formula="of:=[.$E$6]+360*[.K$8]/[.$C55]" office:value-type="float" office:value="359.1" calcext:value-type="float">
            <text:p>359</text:p>
          </table:table-cell>
          <table:table-cell table:style-name="ce129" table:formula="of:=[.$E$6]+360*[.L$8]/[.$C55]" office:value-type="float" office:value="359.4" calcext:value-type="float">
            <text:p>359</text:p>
          </table:table-cell>
          <table:table-cell table:style-name="ce129" table:formula="of:=[.$E$6]+360*[.M$8]/[.$C55]" office:value-type="float" office:value="359.7" calcext:value-type="float">
            <text:p>360</text:p>
          </table:table-cell>
          <table:table-cell table:style-name="ce129" table:formula="of:=[.$E$6]+360*[.N$8]/[.$C55]" office:value-type="float" office:value="360" calcext:value-type="float">
            <text:p>360</text:p>
          </table:table-cell>
          <table:table-cell table:style-name="ce129" table:formula="of:=[.$E$6]+360*[.O$8]/[.$C55]" office:value-type="float" office:value="360.3" calcext:value-type="float">
            <text:p>360</text:p>
          </table:table-cell>
          <table:table-cell table:style-name="ce129" table:formula="of:=[.$E$6]+360*[.P$8]/[.$C55]" office:value-type="float" office:value="360.6" calcext:value-type="float">
            <text:p>361</text:p>
          </table:table-cell>
          <table:table-cell table:style-name="ce129" table:formula="of:=[.$E$6]+360*[.Q$8]/[.$C55]" office:value-type="float" office:value="360.9" calcext:value-type="float">
            <text:p>361</text:p>
          </table:table-cell>
          <table:table-cell table:style-name="ce129" table:formula="of:=[.$E$6]+360*[.R$8]/[.$C55]" office:value-type="float" office:value="361.2" calcext:value-type="float">
            <text:p>361</text:p>
          </table:table-cell>
          <table:table-cell table:style-name="ce129" table:formula="of:=[.$E$6]+360*[.S$8]/[.$C55]" office:value-type="float" office:value="361.5" calcext:value-type="float">
            <text:p>362</text:p>
          </table:table-cell>
          <table:table-cell table:style-name="ce129" table:formula="of:=[.$E$6]+360*[.T$8]/[.$C55]" office:value-type="float" office:value="361.8" calcext:value-type="float">
            <text:p>362</text:p>
          </table:table-cell>
          <table:table-cell table:style-name="ce129" table:formula="of:=[.$E$6]+360*[.U$8]/[.$C55]" office:value-type="float" office:value="362.1" calcext:value-type="float">
            <text:p>362</text:p>
          </table:table-cell>
          <table:table-cell table:style-name="ce129" table:formula="of:=[.$E$6]+360*[.V$8]/[.$C55]" office:value-type="float" office:value="362.4" calcext:value-type="float">
            <text:p>362</text:p>
          </table:table-cell>
          <table:table-cell table:style-name="ce129" table:formula="of:=[.$E$6]+360*[.W$8]/[.$C55]" office:value-type="float" office:value="362.7" calcext:value-type="float">
            <text:p>363</text:p>
          </table:table-cell>
          <table:table-cell table:style-name="ce129" table:formula="of:=[.$E$6]+360*[.X$8]/[.$C5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56]" office:value-type="float" office:value="48000" calcext:value-type="float">
            <text:p>48000</text:p>
          </table:table-cell>
          <table:table-cell table:style-name="ce129" table:formula="of:=[.$E$6]+360*[.D$8]/[.$C56]" office:value-type="float" office:value="357" calcext:value-type="float">
            <text:p>357</text:p>
          </table:table-cell>
          <table:table-cell table:style-name="ce129" table:formula="of:=[.$E$6]+360*[.E$8]/[.$C56]" office:value-type="float" office:value="357.375" calcext:value-type="float">
            <text:p>357</text:p>
          </table:table-cell>
          <table:table-cell table:style-name="ce129" table:formula="of:=[.$E$6]+360*[.F$8]/[.$C56]" office:value-type="float" office:value="357.75" calcext:value-type="float">
            <text:p>358</text:p>
          </table:table-cell>
          <table:table-cell table:style-name="ce129" table:formula="of:=[.$E$6]+360*[.G$8]/[.$C56]" office:value-type="float" office:value="358.125" calcext:value-type="float">
            <text:p>358</text:p>
          </table:table-cell>
          <table:table-cell table:style-name="ce129" table:formula="of:=[.$E$6]+360*[.H$8]/[.$C56]" office:value-type="float" office:value="358.5" calcext:value-type="float">
            <text:p>359</text:p>
          </table:table-cell>
          <table:table-cell table:style-name="ce129" table:formula="of:=[.$E$6]+360*[.I$8]/[.$C56]" office:value-type="float" office:value="358.875" calcext:value-type="float">
            <text:p>359</text:p>
          </table:table-cell>
          <table:table-cell table:style-name="ce129" table:formula="of:=[.$E$6]+360*[.J$8]/[.$C56]" office:value-type="float" office:value="359.25" calcext:value-type="float">
            <text:p>359</text:p>
          </table:table-cell>
          <table:table-cell table:style-name="ce129" table:formula="of:=[.$E$6]+360*[.K$8]/[.$C56]" office:value-type="float" office:value="359.625" calcext:value-type="float">
            <text:p>360</text:p>
          </table:table-cell>
          <table:table-cell table:style-name="ce129" table:formula="of:=[.$E$6]+360*[.L$8]/[.$C56]" office:value-type="float" office:value="360" calcext:value-type="float">
            <text:p>360</text:p>
          </table:table-cell>
          <table:table-cell table:style-name="ce129" table:formula="of:=[.$E$6]+360*[.M$8]/[.$C56]" office:value-type="float" office:value="360.375" calcext:value-type="float">
            <text:p>360</text:p>
          </table:table-cell>
          <table:table-cell table:style-name="ce129" table:formula="of:=[.$E$6]+360*[.N$8]/[.$C56]" office:value-type="float" office:value="360.75" calcext:value-type="float">
            <text:p>361</text:p>
          </table:table-cell>
          <table:table-cell table:style-name="ce129" table:formula="of:=[.$E$6]+360*[.O$8]/[.$C56]" office:value-type="float" office:value="361.125" calcext:value-type="float">
            <text:p>361</text:p>
          </table:table-cell>
          <table:table-cell table:style-name="ce129" table:formula="of:=[.$E$6]+360*[.P$8]/[.$C56]" office:value-type="float" office:value="361.5" calcext:value-type="float">
            <text:p>362</text:p>
          </table:table-cell>
          <table:table-cell table:style-name="ce129" table:formula="of:=[.$E$6]+360*[.Q$8]/[.$C56]" office:value-type="float" office:value="361.875" calcext:value-type="float">
            <text:p>362</text:p>
          </table:table-cell>
          <table:table-cell table:style-name="ce129" table:formula="of:=[.$E$6]+360*[.R$8]/[.$C56]" office:value-type="float" office:value="362.25" calcext:value-type="float">
            <text:p>362</text:p>
          </table:table-cell>
          <table:table-cell table:style-name="ce129" table:formula="of:=[.$E$6]+360*[.S$8]/[.$C56]" office:value-type="float" office:value="362.625" calcext:value-type="float">
            <text:p>363</text:p>
          </table:table-cell>
          <table:table-cell table:style-name="ce129" table:formula="of:=[.$E$6]+360*[.T$8]/[.$C56]" office:value-type="float" office:value="363" calcext:value-type="float">
            <text:p>363</text:p>
          </table:table-cell>
          <table:table-cell table:style-name="ce129" table:formula="of:=[.$E$6]+360*[.U$8]/[.$C56]" office:value-type="float" office:value="363.375" calcext:value-type="float">
            <text:p>363</text:p>
          </table:table-cell>
          <table:table-cell table:style-name="ce129" table:formula="of:=[.$E$6]+360*[.V$8]/[.$C56]" office:value-type="float" office:value="363.75" calcext:value-type="float">
            <text:p>364</text:p>
          </table:table-cell>
          <table:table-cell table:style-name="ce129" table:formula="of:=[.$E$6]+360*[.W$8]/[.$C56]" office:value-type="float" office:value="364.125" calcext:value-type="float">
            <text:p>364</text:p>
          </table:table-cell>
          <table:table-cell table:style-name="ce129" table:formula="of:=[.$E$6]+360*[.X$8]/[.$C5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57]" office:value-type="float" office:value="40000" calcext:value-type="float">
            <text:p>40000</text:p>
          </table:table-cell>
          <table:table-cell table:style-name="ce129" table:formula="of:=[.$E$6]+360*[.D$8]/[.$C57]" office:value-type="float" office:value="357" calcext:value-type="float">
            <text:p>357</text:p>
          </table:table-cell>
          <table:table-cell table:style-name="ce129" table:formula="of:=[.$E$6]+360*[.E$8]/[.$C57]" office:value-type="float" office:value="357.45" calcext:value-type="float">
            <text:p>357</text:p>
          </table:table-cell>
          <table:table-cell table:style-name="ce129" table:formula="of:=[.$E$6]+360*[.F$8]/[.$C57]" office:value-type="float" office:value="357.9" calcext:value-type="float">
            <text:p>358</text:p>
          </table:table-cell>
          <table:table-cell table:style-name="ce129" table:formula="of:=[.$E$6]+360*[.G$8]/[.$C57]" office:value-type="float" office:value="358.35" calcext:value-type="float">
            <text:p>358</text:p>
          </table:table-cell>
          <table:table-cell table:style-name="ce129" table:formula="of:=[.$E$6]+360*[.H$8]/[.$C57]" office:value-type="float" office:value="358.8" calcext:value-type="float">
            <text:p>359</text:p>
          </table:table-cell>
          <table:table-cell table:style-name="ce129" table:formula="of:=[.$E$6]+360*[.I$8]/[.$C57]" office:value-type="float" office:value="359.25" calcext:value-type="float">
            <text:p>359</text:p>
          </table:table-cell>
          <table:table-cell table:style-name="ce129" table:formula="of:=[.$E$6]+360*[.J$8]/[.$C57]" office:value-type="float" office:value="359.7" calcext:value-type="float">
            <text:p>360</text:p>
          </table:table-cell>
          <table:table-cell table:style-name="ce129" table:formula="of:=[.$E$6]+360*[.K$8]/[.$C57]" office:value-type="float" office:value="360.15" calcext:value-type="float">
            <text:p>360</text:p>
          </table:table-cell>
          <table:table-cell table:style-name="ce129" table:formula="of:=[.$E$6]+360*[.L$8]/[.$C57]" office:value-type="float" office:value="360.6" calcext:value-type="float">
            <text:p>361</text:p>
          </table:table-cell>
          <table:table-cell table:style-name="ce129" table:formula="of:=[.$E$6]+360*[.M$8]/[.$C57]" office:value-type="float" office:value="361.05" calcext:value-type="float">
            <text:p>361</text:p>
          </table:table-cell>
          <table:table-cell table:style-name="ce129" table:formula="of:=[.$E$6]+360*[.N$8]/[.$C57]" office:value-type="float" office:value="361.5" calcext:value-type="float">
            <text:p>362</text:p>
          </table:table-cell>
          <table:table-cell table:style-name="ce129" table:formula="of:=[.$E$6]+360*[.O$8]/[.$C57]" office:value-type="float" office:value="361.95" calcext:value-type="float">
            <text:p>362</text:p>
          </table:table-cell>
          <table:table-cell table:style-name="ce129" table:formula="of:=[.$E$6]+360*[.P$8]/[.$C57]" office:value-type="float" office:value="362.4" calcext:value-type="float">
            <text:p>362</text:p>
          </table:table-cell>
          <table:table-cell table:style-name="ce129" table:formula="of:=[.$E$6]+360*[.Q$8]/[.$C57]" office:value-type="float" office:value="362.85" calcext:value-type="float">
            <text:p>363</text:p>
          </table:table-cell>
          <table:table-cell table:style-name="ce129" table:formula="of:=[.$E$6]+360*[.R$8]/[.$C57]" office:value-type="float" office:value="363.3" calcext:value-type="float">
            <text:p>363</text:p>
          </table:table-cell>
          <table:table-cell table:style-name="ce129" table:formula="of:=[.$E$6]+360*[.S$8]/[.$C57]" office:value-type="float" office:value="363.75" calcext:value-type="float">
            <text:p>364</text:p>
          </table:table-cell>
          <table:table-cell table:style-name="ce129" table:formula="of:=[.$E$6]+360*[.T$8]/[.$C57]" office:value-type="float" office:value="364.2" calcext:value-type="float">
            <text:p>364</text:p>
          </table:table-cell>
          <table:table-cell table:style-name="ce129" table:formula="of:=[.$E$6]+360*[.U$8]/[.$C57]" office:value-type="float" office:value="364.65" calcext:value-type="float">
            <text:p>365</text:p>
          </table:table-cell>
          <table:table-cell table:style-name="ce129" table:formula="of:=[.$E$6]+360*[.V$8]/[.$C57]" office:value-type="float" office:value="365.1" calcext:value-type="float">
            <text:p>365</text:p>
          </table:table-cell>
          <table:table-cell table:style-name="ce129" table:formula="of:=[.$E$6]+360*[.W$8]/[.$C57]" office:value-type="float" office:value="365.55" calcext:value-type="float">
            <text:p>366</text:p>
          </table:table-cell>
          <table:table-cell table:style-name="ce129" table:formula="of:=[.$E$6]+360*[.X$8]/[.$C5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58]" office:value-type="float" office:value="34285.7142857143" calcext:value-type="float">
            <text:p>34286</text:p>
          </table:table-cell>
          <table:table-cell table:style-name="ce129" table:formula="of:=[.$E$6]+360*[.D$8]/[.$C58]" office:value-type="float" office:value="357" calcext:value-type="float">
            <text:p>357</text:p>
          </table:table-cell>
          <table:table-cell table:style-name="ce129" table:formula="of:=[.$E$6]+360*[.E$8]/[.$C58]" office:value-type="float" office:value="357.525" calcext:value-type="float">
            <text:p>358</text:p>
          </table:table-cell>
          <table:table-cell table:style-name="ce129" table:formula="of:=[.$E$6]+360*[.F$8]/[.$C58]" office:value-type="float" office:value="358.05" calcext:value-type="float">
            <text:p>358</text:p>
          </table:table-cell>
          <table:table-cell table:style-name="ce129" table:formula="of:=[.$E$6]+360*[.G$8]/[.$C58]" office:value-type="float" office:value="358.575" calcext:value-type="float">
            <text:p>359</text:p>
          </table:table-cell>
          <table:table-cell table:style-name="ce129" table:formula="of:=[.$E$6]+360*[.H$8]/[.$C58]" office:value-type="float" office:value="359.1" calcext:value-type="float">
            <text:p>359</text:p>
          </table:table-cell>
          <table:table-cell table:style-name="ce129" table:formula="of:=[.$E$6]+360*[.I$8]/[.$C58]" office:value-type="float" office:value="359.625" calcext:value-type="float">
            <text:p>360</text:p>
          </table:table-cell>
          <table:table-cell table:style-name="ce129" table:formula="of:=[.$E$6]+360*[.J$8]/[.$C58]" office:value-type="float" office:value="360.15" calcext:value-type="float">
            <text:p>360</text:p>
          </table:table-cell>
          <table:table-cell table:style-name="ce129" table:formula="of:=[.$E$6]+360*[.K$8]/[.$C58]" office:value-type="float" office:value="360.675" calcext:value-type="float">
            <text:p>361</text:p>
          </table:table-cell>
          <table:table-cell table:style-name="ce129" table:formula="of:=[.$E$6]+360*[.L$8]/[.$C58]" office:value-type="float" office:value="361.2" calcext:value-type="float">
            <text:p>361</text:p>
          </table:table-cell>
          <table:table-cell table:style-name="ce129" table:formula="of:=[.$E$6]+360*[.M$8]/[.$C58]" office:value-type="float" office:value="361.725" calcext:value-type="float">
            <text:p>362</text:p>
          </table:table-cell>
          <table:table-cell table:style-name="ce129" table:formula="of:=[.$E$6]+360*[.N$8]/[.$C58]" office:value-type="float" office:value="362.25" calcext:value-type="float">
            <text:p>362</text:p>
          </table:table-cell>
          <table:table-cell table:style-name="ce129" table:formula="of:=[.$E$6]+360*[.O$8]/[.$C58]" office:value-type="float" office:value="362.775" calcext:value-type="float">
            <text:p>363</text:p>
          </table:table-cell>
          <table:table-cell table:style-name="ce129" table:formula="of:=[.$E$6]+360*[.P$8]/[.$C58]" office:value-type="float" office:value="363.3" calcext:value-type="float">
            <text:p>363</text:p>
          </table:table-cell>
          <table:table-cell table:style-name="ce129" table:formula="of:=[.$E$6]+360*[.Q$8]/[.$C58]" office:value-type="float" office:value="363.825" calcext:value-type="float">
            <text:p>364</text:p>
          </table:table-cell>
          <table:table-cell table:style-name="ce129" table:formula="of:=[.$E$6]+360*[.R$8]/[.$C58]" office:value-type="float" office:value="364.35" calcext:value-type="float">
            <text:p>364</text:p>
          </table:table-cell>
          <table:table-cell table:style-name="ce129" table:formula="of:=[.$E$6]+360*[.S$8]/[.$C58]" office:value-type="float" office:value="364.875" calcext:value-type="float">
            <text:p>365</text:p>
          </table:table-cell>
          <table:table-cell table:style-name="ce129" table:formula="of:=[.$E$6]+360*[.T$8]/[.$C58]" office:value-type="float" office:value="365.4" calcext:value-type="float">
            <text:p>365</text:p>
          </table:table-cell>
          <table:table-cell table:style-name="ce129" table:formula="of:=[.$E$6]+360*[.U$8]/[.$C58]" office:value-type="float" office:value="365.925" calcext:value-type="float">
            <text:p>366</text:p>
          </table:table-cell>
          <table:table-cell table:style-name="ce129" table:formula="of:=[.$E$6]+360*[.V$8]/[.$C58]" office:value-type="float" office:value="366.45" calcext:value-type="float">
            <text:p>366</text:p>
          </table:table-cell>
          <table:table-cell table:style-name="ce129" table:formula="of:=[.$E$6]+360*[.W$8]/[.$C58]" office:value-type="float" office:value="366.975" calcext:value-type="float">
            <text:p>367</text:p>
          </table:table-cell>
          <table:table-cell table:style-name="ce129" table:formula="of:=[.$E$6]+360*[.X$8]/[.$C5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59]" office:value-type="float" office:value="30000" calcext:value-type="float">
            <text:p>30000</text:p>
          </table:table-cell>
          <table:table-cell table:style-name="ce129" table:formula="of:=[.$E$6]+360*[.D$8]/[.$C59]" office:value-type="float" office:value="357" calcext:value-type="float">
            <text:p>357</text:p>
          </table:table-cell>
          <table:table-cell table:style-name="ce129" table:formula="of:=[.$E$6]+360*[.E$8]/[.$C59]" office:value-type="float" office:value="357.6" calcext:value-type="float">
            <text:p>358</text:p>
          </table:table-cell>
          <table:table-cell table:style-name="ce129" table:formula="of:=[.$E$6]+360*[.F$8]/[.$C59]" office:value-type="float" office:value="358.2" calcext:value-type="float">
            <text:p>358</text:p>
          </table:table-cell>
          <table:table-cell table:style-name="ce129" table:formula="of:=[.$E$6]+360*[.G$8]/[.$C59]" office:value-type="float" office:value="358.8" calcext:value-type="float">
            <text:p>359</text:p>
          </table:table-cell>
          <table:table-cell table:style-name="ce129" table:formula="of:=[.$E$6]+360*[.H$8]/[.$C59]" office:value-type="float" office:value="359.4" calcext:value-type="float">
            <text:p>359</text:p>
          </table:table-cell>
          <table:table-cell table:style-name="ce129" table:formula="of:=[.$E$6]+360*[.I$8]/[.$C59]" office:value-type="float" office:value="360" calcext:value-type="float">
            <text:p>360</text:p>
          </table:table-cell>
          <table:table-cell table:style-name="ce129" table:formula="of:=[.$E$6]+360*[.J$8]/[.$C59]" office:value-type="float" office:value="360.6" calcext:value-type="float">
            <text:p>361</text:p>
          </table:table-cell>
          <table:table-cell table:style-name="ce129" table:formula="of:=[.$E$6]+360*[.K$8]/[.$C59]" office:value-type="float" office:value="361.2" calcext:value-type="float">
            <text:p>361</text:p>
          </table:table-cell>
          <table:table-cell table:style-name="ce129" table:formula="of:=[.$E$6]+360*[.L$8]/[.$C59]" office:value-type="float" office:value="361.8" calcext:value-type="float">
            <text:p>362</text:p>
          </table:table-cell>
          <table:table-cell table:style-name="ce129" table:formula="of:=[.$E$6]+360*[.M$8]/[.$C59]" office:value-type="float" office:value="362.4" calcext:value-type="float">
            <text:p>362</text:p>
          </table:table-cell>
          <table:table-cell table:style-name="ce129" table:formula="of:=[.$E$6]+360*[.N$8]/[.$C59]" office:value-type="float" office:value="363" calcext:value-type="float">
            <text:p>363</text:p>
          </table:table-cell>
          <table:table-cell table:style-name="ce129" table:formula="of:=[.$E$6]+360*[.O$8]/[.$C59]" office:value-type="float" office:value="363.6" calcext:value-type="float">
            <text:p>364</text:p>
          </table:table-cell>
          <table:table-cell table:style-name="ce129" table:formula="of:=[.$E$6]+360*[.P$8]/[.$C59]" office:value-type="float" office:value="364.2" calcext:value-type="float">
            <text:p>364</text:p>
          </table:table-cell>
          <table:table-cell table:style-name="ce129" table:formula="of:=[.$E$6]+360*[.Q$8]/[.$C59]" office:value-type="float" office:value="364.8" calcext:value-type="float">
            <text:p>365</text:p>
          </table:table-cell>
          <table:table-cell table:style-name="ce129" table:formula="of:=[.$E$6]+360*[.R$8]/[.$C59]" office:value-type="float" office:value="365.4" calcext:value-type="float">
            <text:p>365</text:p>
          </table:table-cell>
          <table:table-cell table:style-name="ce129" table:formula="of:=[.$E$6]+360*[.S$8]/[.$C59]" office:value-type="float" office:value="366" calcext:value-type="float">
            <text:p>366</text:p>
          </table:table-cell>
          <table:table-cell table:style-name="ce129" table:formula="of:=[.$E$6]+360*[.T$8]/[.$C59]" office:value-type="float" office:value="366.6" calcext:value-type="float">
            <text:p>367</text:p>
          </table:table-cell>
          <table:table-cell table:style-name="ce129" table:formula="of:=[.$E$6]+360*[.U$8]/[.$C59]" office:value-type="float" office:value="367.2" calcext:value-type="float">
            <text:p>367</text:p>
          </table:table-cell>
          <table:table-cell table:style-name="ce129" table:formula="of:=[.$E$6]+360*[.V$8]/[.$C59]" office:value-type="float" office:value="367.8" calcext:value-type="float">
            <text:p>368</text:p>
          </table:table-cell>
          <table:table-cell table:style-name="ce129" table:formula="of:=[.$E$6]+360*[.W$8]/[.$C59]" office:value-type="float" office:value="368.4" calcext:value-type="float">
            <text:p>368</text:p>
          </table:table-cell>
          <table:table-cell table:style-name="ce129" table:formula="of:=[.$E$6]+360*[.X$8]/[.$C5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60]" office:value-type="float" office:value="26666.6666666667" calcext:value-type="float">
            <text:p>26667</text:p>
          </table:table-cell>
          <table:table-cell table:style-name="ce129" table:formula="of:=[.$E$6]+360*[.D$8]/[.$C60]" office:value-type="float" office:value="357" calcext:value-type="float">
            <text:p>357</text:p>
          </table:table-cell>
          <table:table-cell table:style-name="ce129" table:formula="of:=[.$E$6]+360*[.E$8]/[.$C60]" office:value-type="float" office:value="357.675" calcext:value-type="float">
            <text:p>358</text:p>
          </table:table-cell>
          <table:table-cell table:style-name="ce129" table:formula="of:=[.$E$6]+360*[.F$8]/[.$C60]" office:value-type="float" office:value="358.35" calcext:value-type="float">
            <text:p>358</text:p>
          </table:table-cell>
          <table:table-cell table:style-name="ce129" table:formula="of:=[.$E$6]+360*[.G$8]/[.$C60]" office:value-type="float" office:value="359.025" calcext:value-type="float">
            <text:p>359</text:p>
          </table:table-cell>
          <table:table-cell table:style-name="ce129" table:formula="of:=[.$E$6]+360*[.H$8]/[.$C60]" office:value-type="float" office:value="359.7" calcext:value-type="float">
            <text:p>360</text:p>
          </table:table-cell>
          <table:table-cell table:style-name="ce129" table:formula="of:=[.$E$6]+360*[.I$8]/[.$C60]" office:value-type="float" office:value="360.375" calcext:value-type="float">
            <text:p>360</text:p>
          </table:table-cell>
          <table:table-cell table:style-name="ce129" table:formula="of:=[.$E$6]+360*[.J$8]/[.$C60]" office:value-type="float" office:value="361.05" calcext:value-type="float">
            <text:p>361</text:p>
          </table:table-cell>
          <table:table-cell table:style-name="ce129" table:formula="of:=[.$E$6]+360*[.K$8]/[.$C60]" office:value-type="float" office:value="361.725" calcext:value-type="float">
            <text:p>362</text:p>
          </table:table-cell>
          <table:table-cell table:style-name="ce129" table:formula="of:=[.$E$6]+360*[.L$8]/[.$C60]" office:value-type="float" office:value="362.4" calcext:value-type="float">
            <text:p>362</text:p>
          </table:table-cell>
          <table:table-cell table:style-name="ce129" table:formula="of:=[.$E$6]+360*[.M$8]/[.$C60]" office:value-type="float" office:value="363.075" calcext:value-type="float">
            <text:p>363</text:p>
          </table:table-cell>
          <table:table-cell table:style-name="ce129" table:formula="of:=[.$E$6]+360*[.N$8]/[.$C60]" office:value-type="float" office:value="363.75" calcext:value-type="float">
            <text:p>364</text:p>
          </table:table-cell>
          <table:table-cell table:style-name="ce129" table:formula="of:=[.$E$6]+360*[.O$8]/[.$C60]" office:value-type="float" office:value="364.425" calcext:value-type="float">
            <text:p>364</text:p>
          </table:table-cell>
          <table:table-cell table:style-name="ce129" table:formula="of:=[.$E$6]+360*[.P$8]/[.$C60]" office:value-type="float" office:value="365.1" calcext:value-type="float">
            <text:p>365</text:p>
          </table:table-cell>
          <table:table-cell table:style-name="ce129" table:formula="of:=[.$E$6]+360*[.Q$8]/[.$C60]" office:value-type="float" office:value="365.775" calcext:value-type="float">
            <text:p>366</text:p>
          </table:table-cell>
          <table:table-cell table:style-name="ce129" table:formula="of:=[.$E$6]+360*[.R$8]/[.$C60]" office:value-type="float" office:value="366.45" calcext:value-type="float">
            <text:p>366</text:p>
          </table:table-cell>
          <table:table-cell table:style-name="ce129" table:formula="of:=[.$E$6]+360*[.S$8]/[.$C60]" office:value-type="float" office:value="367.125" calcext:value-type="float">
            <text:p>367</text:p>
          </table:table-cell>
          <table:table-cell table:style-name="ce129" table:formula="of:=[.$E$6]+360*[.T$8]/[.$C60]" office:value-type="float" office:value="367.8" calcext:value-type="float">
            <text:p>368</text:p>
          </table:table-cell>
          <table:table-cell table:style-name="ce129" table:formula="of:=[.$E$6]+360*[.U$8]/[.$C60]" office:value-type="float" office:value="368.475" calcext:value-type="float">
            <text:p>368</text:p>
          </table:table-cell>
          <table:table-cell table:style-name="ce129" table:formula="of:=[.$E$6]+360*[.V$8]/[.$C60]" office:value-type="float" office:value="369.15" calcext:value-type="float">
            <text:p>369</text:p>
          </table:table-cell>
          <table:table-cell table:style-name="ce129" table:formula="of:=[.$E$6]+360*[.W$8]/[.$C60]" office:value-type="float" office:value="369.825" calcext:value-type="float">
            <text:p>370</text:p>
          </table:table-cell>
          <table:table-cell table:style-name="ce129" table:formula="of:=[.$E$6]+360*[.X$8]/[.$C6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61]" office:value-type="float" office:value="24000" calcext:value-type="float">
            <text:p>24000</text:p>
          </table:table-cell>
          <table:table-cell table:style-name="ce129" table:formula="of:=[.$E$6]+360*[.D$8]/[.$C61]" office:value-type="float" office:value="357" calcext:value-type="float">
            <text:p>357</text:p>
          </table:table-cell>
          <table:table-cell table:style-name="ce129" table:formula="of:=[.$E$6]+360*[.E$8]/[.$C61]" office:value-type="float" office:value="357.75" calcext:value-type="float">
            <text:p>358</text:p>
          </table:table-cell>
          <table:table-cell table:style-name="ce129" table:formula="of:=[.$E$6]+360*[.F$8]/[.$C61]" office:value-type="float" office:value="358.5" calcext:value-type="float">
            <text:p>359</text:p>
          </table:table-cell>
          <table:table-cell table:style-name="ce129" table:formula="of:=[.$E$6]+360*[.G$8]/[.$C61]" office:value-type="float" office:value="359.25" calcext:value-type="float">
            <text:p>359</text:p>
          </table:table-cell>
          <table:table-cell table:style-name="ce129" table:formula="of:=[.$E$6]+360*[.H$8]/[.$C61]" office:value-type="float" office:value="360" calcext:value-type="float">
            <text:p>360</text:p>
          </table:table-cell>
          <table:table-cell table:style-name="ce129" table:formula="of:=[.$E$6]+360*[.I$8]/[.$C61]" office:value-type="float" office:value="360.75" calcext:value-type="float">
            <text:p>361</text:p>
          </table:table-cell>
          <table:table-cell table:style-name="ce129" table:formula="of:=[.$E$6]+360*[.J$8]/[.$C61]" office:value-type="float" office:value="361.5" calcext:value-type="float">
            <text:p>362</text:p>
          </table:table-cell>
          <table:table-cell table:style-name="ce129" table:formula="of:=[.$E$6]+360*[.K$8]/[.$C61]" office:value-type="float" office:value="362.25" calcext:value-type="float">
            <text:p>362</text:p>
          </table:table-cell>
          <table:table-cell table:style-name="ce129" table:formula="of:=[.$E$6]+360*[.L$8]/[.$C61]" office:value-type="float" office:value="363" calcext:value-type="float">
            <text:p>363</text:p>
          </table:table-cell>
          <table:table-cell table:style-name="ce129" table:formula="of:=[.$E$6]+360*[.M$8]/[.$C61]" office:value-type="float" office:value="363.75" calcext:value-type="float">
            <text:p>364</text:p>
          </table:table-cell>
          <table:table-cell table:style-name="ce129" table:formula="of:=[.$E$6]+360*[.N$8]/[.$C61]" office:value-type="float" office:value="364.5" calcext:value-type="float">
            <text:p>365</text:p>
          </table:table-cell>
          <table:table-cell table:style-name="ce129" table:formula="of:=[.$E$6]+360*[.O$8]/[.$C61]" office:value-type="float" office:value="365.25" calcext:value-type="float">
            <text:p>365</text:p>
          </table:table-cell>
          <table:table-cell table:style-name="ce129" table:formula="of:=[.$E$6]+360*[.P$8]/[.$C61]" office:value-type="float" office:value="366" calcext:value-type="float">
            <text:p>366</text:p>
          </table:table-cell>
          <table:table-cell table:style-name="ce129" table:formula="of:=[.$E$6]+360*[.Q$8]/[.$C61]" office:value-type="float" office:value="366.75" calcext:value-type="float">
            <text:p>367</text:p>
          </table:table-cell>
          <table:table-cell table:style-name="ce129" table:formula="of:=[.$E$6]+360*[.R$8]/[.$C61]" office:value-type="float" office:value="367.5" calcext:value-type="float">
            <text:p>368</text:p>
          </table:table-cell>
          <table:table-cell table:style-name="ce129" table:formula="of:=[.$E$6]+360*[.S$8]/[.$C61]" office:value-type="float" office:value="368.25" calcext:value-type="float">
            <text:p>368</text:p>
          </table:table-cell>
          <table:table-cell table:style-name="ce129" table:formula="of:=[.$E$6]+360*[.T$8]/[.$C61]" office:value-type="float" office:value="369" calcext:value-type="float">
            <text:p>369</text:p>
          </table:table-cell>
          <table:table-cell table:style-name="ce129" table:formula="of:=[.$E$6]+360*[.U$8]/[.$C61]" office:value-type="float" office:value="369.75" calcext:value-type="float">
            <text:p>370</text:p>
          </table:table-cell>
          <table:table-cell table:style-name="ce129" table:formula="of:=[.$E$6]+360*[.V$8]/[.$C61]" office:value-type="float" office:value="370.5" calcext:value-type="float">
            <text:p>371</text:p>
          </table:table-cell>
          <table:table-cell table:style-name="ce129" table:formula="of:=[.$E$6]+360*[.W$8]/[.$C61]" office:value-type="float" office:value="371.25" calcext:value-type="float">
            <text:p>371</text:p>
          </table:table-cell>
          <table:table-cell table:style-name="ce129" table:formula="of:=[.$E$6]+360*[.X$8]/[.$C6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62]" office:value-type="float" office:value="21818.1818181818" calcext:value-type="float">
            <text:p>21818</text:p>
          </table:table-cell>
          <table:table-cell table:style-name="ce129" table:formula="of:=[.$E$6]+360*[.D$8]/[.$C62]" office:value-type="float" office:value="357" calcext:value-type="float">
            <text:p>357</text:p>
          </table:table-cell>
          <table:table-cell table:style-name="ce129" table:formula="of:=[.$E$6]+360*[.E$8]/[.$C62]" office:value-type="float" office:value="357.825" calcext:value-type="float">
            <text:p>358</text:p>
          </table:table-cell>
          <table:table-cell table:style-name="ce129" table:formula="of:=[.$E$6]+360*[.F$8]/[.$C62]" office:value-type="float" office:value="358.65" calcext:value-type="float">
            <text:p>359</text:p>
          </table:table-cell>
          <table:table-cell table:style-name="ce129" table:formula="of:=[.$E$6]+360*[.G$8]/[.$C62]" office:value-type="float" office:value="359.475" calcext:value-type="float">
            <text:p>359</text:p>
          </table:table-cell>
          <table:table-cell table:style-name="ce129" table:formula="of:=[.$E$6]+360*[.H$8]/[.$C62]" office:value-type="float" office:value="360.3" calcext:value-type="float">
            <text:p>360</text:p>
          </table:table-cell>
          <table:table-cell table:style-name="ce129" table:formula="of:=[.$E$6]+360*[.I$8]/[.$C62]" office:value-type="float" office:value="361.125" calcext:value-type="float">
            <text:p>361</text:p>
          </table:table-cell>
          <table:table-cell table:style-name="ce129" table:formula="of:=[.$E$6]+360*[.J$8]/[.$C62]" office:value-type="float" office:value="361.95" calcext:value-type="float">
            <text:p>362</text:p>
          </table:table-cell>
          <table:table-cell table:style-name="ce129" table:formula="of:=[.$E$6]+360*[.K$8]/[.$C62]" office:value-type="float" office:value="362.775" calcext:value-type="float">
            <text:p>363</text:p>
          </table:table-cell>
          <table:table-cell table:style-name="ce129" table:formula="of:=[.$E$6]+360*[.L$8]/[.$C62]" office:value-type="float" office:value="363.6" calcext:value-type="float">
            <text:p>364</text:p>
          </table:table-cell>
          <table:table-cell table:style-name="ce129" table:formula="of:=[.$E$6]+360*[.M$8]/[.$C62]" office:value-type="float" office:value="364.425" calcext:value-type="float">
            <text:p>364</text:p>
          </table:table-cell>
          <table:table-cell table:style-name="ce129" table:formula="of:=[.$E$6]+360*[.N$8]/[.$C62]" office:value-type="float" office:value="365.25" calcext:value-type="float">
            <text:p>365</text:p>
          </table:table-cell>
          <table:table-cell table:style-name="ce129" table:formula="of:=[.$E$6]+360*[.O$8]/[.$C62]" office:value-type="float" office:value="366.075" calcext:value-type="float">
            <text:p>366</text:p>
          </table:table-cell>
          <table:table-cell table:style-name="ce129" table:formula="of:=[.$E$6]+360*[.P$8]/[.$C62]" office:value-type="float" office:value="366.9" calcext:value-type="float">
            <text:p>367</text:p>
          </table:table-cell>
          <table:table-cell table:style-name="ce129" table:formula="of:=[.$E$6]+360*[.Q$8]/[.$C62]" office:value-type="float" office:value="367.725" calcext:value-type="float">
            <text:p>368</text:p>
          </table:table-cell>
          <table:table-cell table:style-name="ce129" table:formula="of:=[.$E$6]+360*[.R$8]/[.$C62]" office:value-type="float" office:value="368.55" calcext:value-type="float">
            <text:p>369</text:p>
          </table:table-cell>
          <table:table-cell table:style-name="ce129" table:formula="of:=[.$E$6]+360*[.S$8]/[.$C62]" office:value-type="float" office:value="369.375" calcext:value-type="float">
            <text:p>369</text:p>
          </table:table-cell>
          <table:table-cell table:style-name="ce129" table:formula="of:=[.$E$6]+360*[.T$8]/[.$C62]" office:value-type="float" office:value="370.2" calcext:value-type="float">
            <text:p>370</text:p>
          </table:table-cell>
          <table:table-cell table:style-name="ce129" table:formula="of:=[.$E$6]+360*[.U$8]/[.$C62]" office:value-type="float" office:value="371.025" calcext:value-type="float">
            <text:p>371</text:p>
          </table:table-cell>
          <table:table-cell table:style-name="ce129" table:formula="of:=[.$E$6]+360*[.V$8]/[.$C62]" office:value-type="float" office:value="371.85" calcext:value-type="float">
            <text:p>372</text:p>
          </table:table-cell>
          <table:table-cell table:style-name="ce129" table:formula="of:=[.$E$6]+360*[.W$8]/[.$C62]" office:value-type="float" office:value="372.675" calcext:value-type="float">
            <text:p>373</text:p>
          </table:table-cell>
          <table:table-cell table:style-name="ce129" table:formula="of:=[.$E$6]+360*[.X$8]/[.$C6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63]" office:value-type="float" office:value="20000" calcext:value-type="float">
            <text:p>20000</text:p>
          </table:table-cell>
          <table:table-cell table:style-name="ce129" table:formula="of:=[.$E$6]+360*[.D$8]/[.$C63]" office:value-type="float" office:value="357" calcext:value-type="float">
            <text:p>357</text:p>
          </table:table-cell>
          <table:table-cell table:style-name="ce129" table:formula="of:=[.$E$6]+360*[.E$8]/[.$C63]" office:value-type="float" office:value="357.9" calcext:value-type="float">
            <text:p>358</text:p>
          </table:table-cell>
          <table:table-cell table:style-name="ce129" table:formula="of:=[.$E$6]+360*[.F$8]/[.$C63]" office:value-type="float" office:value="358.8" calcext:value-type="float">
            <text:p>359</text:p>
          </table:table-cell>
          <table:table-cell table:style-name="ce129" table:formula="of:=[.$E$6]+360*[.G$8]/[.$C63]" office:value-type="float" office:value="359.7" calcext:value-type="float">
            <text:p>360</text:p>
          </table:table-cell>
          <table:table-cell table:style-name="ce129" table:formula="of:=[.$E$6]+360*[.H$8]/[.$C63]" office:value-type="float" office:value="360.6" calcext:value-type="float">
            <text:p>361</text:p>
          </table:table-cell>
          <table:table-cell table:style-name="ce129" table:formula="of:=[.$E$6]+360*[.I$8]/[.$C63]" office:value-type="float" office:value="361.5" calcext:value-type="float">
            <text:p>362</text:p>
          </table:table-cell>
          <table:table-cell table:style-name="ce129" table:formula="of:=[.$E$6]+360*[.J$8]/[.$C63]" office:value-type="float" office:value="362.4" calcext:value-type="float">
            <text:p>362</text:p>
          </table:table-cell>
          <table:table-cell table:style-name="ce129" table:formula="of:=[.$E$6]+360*[.K$8]/[.$C63]" office:value-type="float" office:value="363.3" calcext:value-type="float">
            <text:p>363</text:p>
          </table:table-cell>
          <table:table-cell table:style-name="ce129" table:formula="of:=[.$E$6]+360*[.L$8]/[.$C63]" office:value-type="float" office:value="364.2" calcext:value-type="float">
            <text:p>364</text:p>
          </table:table-cell>
          <table:table-cell table:style-name="ce129" table:formula="of:=[.$E$6]+360*[.M$8]/[.$C63]" office:value-type="float" office:value="365.1" calcext:value-type="float">
            <text:p>365</text:p>
          </table:table-cell>
          <table:table-cell table:style-name="ce129" table:formula="of:=[.$E$6]+360*[.N$8]/[.$C63]" office:value-type="float" office:value="366" calcext:value-type="float">
            <text:p>366</text:p>
          </table:table-cell>
          <table:table-cell table:style-name="ce129" table:formula="of:=[.$E$6]+360*[.O$8]/[.$C63]" office:value-type="float" office:value="366.9" calcext:value-type="float">
            <text:p>367</text:p>
          </table:table-cell>
          <table:table-cell table:style-name="ce129" table:formula="of:=[.$E$6]+360*[.P$8]/[.$C63]" office:value-type="float" office:value="367.8" calcext:value-type="float">
            <text:p>368</text:p>
          </table:table-cell>
          <table:table-cell table:style-name="ce129" table:formula="of:=[.$E$6]+360*[.Q$8]/[.$C63]" office:value-type="float" office:value="368.7" calcext:value-type="float">
            <text:p>369</text:p>
          </table:table-cell>
          <table:table-cell table:style-name="ce129" table:formula="of:=[.$E$6]+360*[.R$8]/[.$C63]" office:value-type="float" office:value="369.6" calcext:value-type="float">
            <text:p>370</text:p>
          </table:table-cell>
          <table:table-cell table:style-name="ce129" table:formula="of:=[.$E$6]+360*[.S$8]/[.$C63]" office:value-type="float" office:value="370.5" calcext:value-type="float">
            <text:p>371</text:p>
          </table:table-cell>
          <table:table-cell table:style-name="ce129" table:formula="of:=[.$E$6]+360*[.T$8]/[.$C63]" office:value-type="float" office:value="371.4" calcext:value-type="float">
            <text:p>371</text:p>
          </table:table-cell>
          <table:table-cell table:style-name="ce129" table:formula="of:=[.$E$6]+360*[.U$8]/[.$C63]" office:value-type="float" office:value="372.3" calcext:value-type="float">
            <text:p>372</text:p>
          </table:table-cell>
          <table:table-cell table:style-name="ce129" table:formula="of:=[.$E$6]+360*[.V$8]/[.$C63]" office:value-type="float" office:value="373.2" calcext:value-type="float">
            <text:p>373</text:p>
          </table:table-cell>
          <table:table-cell table:style-name="ce129" table:formula="of:=[.$E$6]+360*[.W$8]/[.$C63]" office:value-type="float" office:value="374.1" calcext:value-type="float">
            <text:p>374</text:p>
          </table:table-cell>
          <table:table-cell table:style-name="ce129" table:formula="of:=[.$E$6]+360*[.X$8]/[.$C6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64]" office:value-type="float" office:value="18461.5384615385" calcext:value-type="float">
            <text:p>18462</text:p>
          </table:table-cell>
          <table:table-cell table:style-name="ce129" table:formula="of:=[.$E$6]+360*[.D$8]/[.$C64]" office:value-type="float" office:value="357" calcext:value-type="float">
            <text:p>357</text:p>
          </table:table-cell>
          <table:table-cell table:style-name="ce129" table:formula="of:=[.$E$6]+360*[.E$8]/[.$C64]" office:value-type="float" office:value="357.975" calcext:value-type="float">
            <text:p>358</text:p>
          </table:table-cell>
          <table:table-cell table:style-name="ce129" table:formula="of:=[.$E$6]+360*[.F$8]/[.$C64]" office:value-type="float" office:value="358.95" calcext:value-type="float">
            <text:p>359</text:p>
          </table:table-cell>
          <table:table-cell table:style-name="ce129" table:formula="of:=[.$E$6]+360*[.G$8]/[.$C64]" office:value-type="float" office:value="359.925" calcext:value-type="float">
            <text:p>360</text:p>
          </table:table-cell>
          <table:table-cell table:style-name="ce129" table:formula="of:=[.$E$6]+360*[.H$8]/[.$C64]" office:value-type="float" office:value="360.9" calcext:value-type="float">
            <text:p>361</text:p>
          </table:table-cell>
          <table:table-cell table:style-name="ce129" table:formula="of:=[.$E$6]+360*[.I$8]/[.$C64]" office:value-type="float" office:value="361.875" calcext:value-type="float">
            <text:p>362</text:p>
          </table:table-cell>
          <table:table-cell table:style-name="ce129" table:formula="of:=[.$E$6]+360*[.J$8]/[.$C64]" office:value-type="float" office:value="362.85" calcext:value-type="float">
            <text:p>363</text:p>
          </table:table-cell>
          <table:table-cell table:style-name="ce129" table:formula="of:=[.$E$6]+360*[.K$8]/[.$C64]" office:value-type="float" office:value="363.825" calcext:value-type="float">
            <text:p>364</text:p>
          </table:table-cell>
          <table:table-cell table:style-name="ce129" table:formula="of:=[.$E$6]+360*[.L$8]/[.$C64]" office:value-type="float" office:value="364.8" calcext:value-type="float">
            <text:p>365</text:p>
          </table:table-cell>
          <table:table-cell table:style-name="ce129" table:formula="of:=[.$E$6]+360*[.M$8]/[.$C64]" office:value-type="float" office:value="365.775" calcext:value-type="float">
            <text:p>366</text:p>
          </table:table-cell>
          <table:table-cell table:style-name="ce129" table:formula="of:=[.$E$6]+360*[.N$8]/[.$C64]" office:value-type="float" office:value="366.75" calcext:value-type="float">
            <text:p>367</text:p>
          </table:table-cell>
          <table:table-cell table:style-name="ce129" table:formula="of:=[.$E$6]+360*[.O$8]/[.$C64]" office:value-type="float" office:value="367.725" calcext:value-type="float">
            <text:p>368</text:p>
          </table:table-cell>
          <table:table-cell table:style-name="ce129" table:formula="of:=[.$E$6]+360*[.P$8]/[.$C64]" office:value-type="float" office:value="368.7" calcext:value-type="float">
            <text:p>369</text:p>
          </table:table-cell>
          <table:table-cell table:style-name="ce129" table:formula="of:=[.$E$6]+360*[.Q$8]/[.$C64]" office:value-type="float" office:value="369.675" calcext:value-type="float">
            <text:p>370</text:p>
          </table:table-cell>
          <table:table-cell table:style-name="ce129" table:formula="of:=[.$E$6]+360*[.R$8]/[.$C64]" office:value-type="float" office:value="370.65" calcext:value-type="float">
            <text:p>371</text:p>
          </table:table-cell>
          <table:table-cell table:style-name="ce129" table:formula="of:=[.$E$6]+360*[.S$8]/[.$C64]" office:value-type="float" office:value="371.625" calcext:value-type="float">
            <text:p>372</text:p>
          </table:table-cell>
          <table:table-cell table:style-name="ce129" table:formula="of:=[.$E$6]+360*[.T$8]/[.$C64]" office:value-type="float" office:value="372.6" calcext:value-type="float">
            <text:p>373</text:p>
          </table:table-cell>
          <table:table-cell table:style-name="ce129" table:formula="of:=[.$E$6]+360*[.U$8]/[.$C64]" office:value-type="float" office:value="373.575" calcext:value-type="float">
            <text:p>374</text:p>
          </table:table-cell>
          <table:table-cell table:style-name="ce129" table:formula="of:=[.$E$6]+360*[.V$8]/[.$C64]" office:value-type="float" office:value="374.55" calcext:value-type="float">
            <text:p>375</text:p>
          </table:table-cell>
          <table:table-cell table:style-name="ce129" table:formula="of:=[.$E$6]+360*[.W$8]/[.$C64]" office:value-type="float" office:value="375.525" calcext:value-type="float">
            <text:p>376</text:p>
          </table:table-cell>
          <table:table-cell table:style-name="ce129" table:formula="of:=[.$E$6]+360*[.X$8]/[.$C6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65]" office:value-type="float" office:value="17142.8571428571" calcext:value-type="float">
            <text:p>17143</text:p>
          </table:table-cell>
          <table:table-cell table:style-name="ce129" table:formula="of:=[.$E$6]+360*[.D$8]/[.$C65]" office:value-type="float" office:value="357" calcext:value-type="float">
            <text:p>357</text:p>
          </table:table-cell>
          <table:table-cell table:style-name="ce129" table:formula="of:=[.$E$6]+360*[.E$8]/[.$C65]" office:value-type="float" office:value="358.05" calcext:value-type="float">
            <text:p>358</text:p>
          </table:table-cell>
          <table:table-cell table:style-name="ce129" table:formula="of:=[.$E$6]+360*[.F$8]/[.$C65]" office:value-type="float" office:value="359.1" calcext:value-type="float">
            <text:p>359</text:p>
          </table:table-cell>
          <table:table-cell table:style-name="ce129" table:formula="of:=[.$E$6]+360*[.G$8]/[.$C65]" office:value-type="float" office:value="360.15" calcext:value-type="float">
            <text:p>360</text:p>
          </table:table-cell>
          <table:table-cell table:style-name="ce129" table:formula="of:=[.$E$6]+360*[.H$8]/[.$C65]" office:value-type="float" office:value="361.2" calcext:value-type="float">
            <text:p>361</text:p>
          </table:table-cell>
          <table:table-cell table:style-name="ce129" table:formula="of:=[.$E$6]+360*[.I$8]/[.$C65]" office:value-type="float" office:value="362.25" calcext:value-type="float">
            <text:p>362</text:p>
          </table:table-cell>
          <table:table-cell table:style-name="ce129" table:formula="of:=[.$E$6]+360*[.J$8]/[.$C65]" office:value-type="float" office:value="363.3" calcext:value-type="float">
            <text:p>363</text:p>
          </table:table-cell>
          <table:table-cell table:style-name="ce129" table:formula="of:=[.$E$6]+360*[.K$8]/[.$C65]" office:value-type="float" office:value="364.35" calcext:value-type="float">
            <text:p>364</text:p>
          </table:table-cell>
          <table:table-cell table:style-name="ce129" table:formula="of:=[.$E$6]+360*[.L$8]/[.$C65]" office:value-type="float" office:value="365.4" calcext:value-type="float">
            <text:p>365</text:p>
          </table:table-cell>
          <table:table-cell table:style-name="ce129" table:formula="of:=[.$E$6]+360*[.M$8]/[.$C65]" office:value-type="float" office:value="366.45" calcext:value-type="float">
            <text:p>366</text:p>
          </table:table-cell>
          <table:table-cell table:style-name="ce129" table:formula="of:=[.$E$6]+360*[.N$8]/[.$C65]" office:value-type="float" office:value="367.5" calcext:value-type="float">
            <text:p>368</text:p>
          </table:table-cell>
          <table:table-cell table:style-name="ce129" table:formula="of:=[.$E$6]+360*[.O$8]/[.$C65]" office:value-type="float" office:value="368.55" calcext:value-type="float">
            <text:p>369</text:p>
          </table:table-cell>
          <table:table-cell table:style-name="ce129" table:formula="of:=[.$E$6]+360*[.P$8]/[.$C65]" office:value-type="float" office:value="369.6" calcext:value-type="float">
            <text:p>370</text:p>
          </table:table-cell>
          <table:table-cell table:style-name="ce129" table:formula="of:=[.$E$6]+360*[.Q$8]/[.$C65]" office:value-type="float" office:value="370.65" calcext:value-type="float">
            <text:p>371</text:p>
          </table:table-cell>
          <table:table-cell table:style-name="ce129" table:formula="of:=[.$E$6]+360*[.R$8]/[.$C65]" office:value-type="float" office:value="371.7" calcext:value-type="float">
            <text:p>372</text:p>
          </table:table-cell>
          <table:table-cell table:style-name="ce129" table:formula="of:=[.$E$6]+360*[.S$8]/[.$C65]" office:value-type="float" office:value="372.75" calcext:value-type="float">
            <text:p>373</text:p>
          </table:table-cell>
          <table:table-cell table:style-name="ce129" table:formula="of:=[.$E$6]+360*[.T$8]/[.$C65]" office:value-type="float" office:value="373.8" calcext:value-type="float">
            <text:p>374</text:p>
          </table:table-cell>
          <table:table-cell table:style-name="ce129" table:formula="of:=[.$E$6]+360*[.U$8]/[.$C65]" office:value-type="float" office:value="374.85" calcext:value-type="float">
            <text:p>375</text:p>
          </table:table-cell>
          <table:table-cell table:style-name="ce129" table:formula="of:=[.$E$6]+360*[.V$8]/[.$C65]" office:value-type="float" office:value="375.9" calcext:value-type="float">
            <text:p>376</text:p>
          </table:table-cell>
          <table:table-cell table:style-name="ce129" table:formula="of:=[.$E$6]+360*[.W$8]/[.$C65]" office:value-type="float" office:value="376.95" calcext:value-type="float">
            <text:p>377</text:p>
          </table:table-cell>
          <table:table-cell table:style-name="ce129" table:formula="of:=[.$E$6]+360*[.X$8]/[.$C6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66]" office:value-type="float" office:value="16000" calcext:value-type="float">
            <text:p>16000</text:p>
          </table:table-cell>
          <table:table-cell table:style-name="ce129" table:formula="of:=[.$E$6]+360*[.D$8]/[.$C66]" office:value-type="float" office:value="357" calcext:value-type="float">
            <text:p>357</text:p>
          </table:table-cell>
          <table:table-cell table:style-name="ce129" table:formula="of:=[.$E$6]+360*[.E$8]/[.$C66]" office:value-type="float" office:value="358.125" calcext:value-type="float">
            <text:p>358</text:p>
          </table:table-cell>
          <table:table-cell table:style-name="ce129" table:formula="of:=[.$E$6]+360*[.F$8]/[.$C66]" office:value-type="float" office:value="359.25" calcext:value-type="float">
            <text:p>359</text:p>
          </table:table-cell>
          <table:table-cell table:style-name="ce129" table:formula="of:=[.$E$6]+360*[.G$8]/[.$C66]" office:value-type="float" office:value="360.375" calcext:value-type="float">
            <text:p>360</text:p>
          </table:table-cell>
          <table:table-cell table:style-name="ce129" table:formula="of:=[.$E$6]+360*[.H$8]/[.$C66]" office:value-type="float" office:value="361.5" calcext:value-type="float">
            <text:p>362</text:p>
          </table:table-cell>
          <table:table-cell table:style-name="ce129" table:formula="of:=[.$E$6]+360*[.I$8]/[.$C66]" office:value-type="float" office:value="362.625" calcext:value-type="float">
            <text:p>363</text:p>
          </table:table-cell>
          <table:table-cell table:style-name="ce129" table:formula="of:=[.$E$6]+360*[.J$8]/[.$C66]" office:value-type="float" office:value="363.75" calcext:value-type="float">
            <text:p>364</text:p>
          </table:table-cell>
          <table:table-cell table:style-name="ce129" table:formula="of:=[.$E$6]+360*[.K$8]/[.$C66]" office:value-type="float" office:value="364.875" calcext:value-type="float">
            <text:p>365</text:p>
          </table:table-cell>
          <table:table-cell table:style-name="ce129" table:formula="of:=[.$E$6]+360*[.L$8]/[.$C66]" office:value-type="float" office:value="366" calcext:value-type="float">
            <text:p>366</text:p>
          </table:table-cell>
          <table:table-cell table:style-name="ce129" table:formula="of:=[.$E$6]+360*[.M$8]/[.$C66]" office:value-type="float" office:value="367.125" calcext:value-type="float">
            <text:p>367</text:p>
          </table:table-cell>
          <table:table-cell table:style-name="ce129" table:formula="of:=[.$E$6]+360*[.N$8]/[.$C66]" office:value-type="float" office:value="368.25" calcext:value-type="float">
            <text:p>368</text:p>
          </table:table-cell>
          <table:table-cell table:style-name="ce129" table:formula="of:=[.$E$6]+360*[.O$8]/[.$C66]" office:value-type="float" office:value="369.375" calcext:value-type="float">
            <text:p>369</text:p>
          </table:table-cell>
          <table:table-cell table:style-name="ce129" table:formula="of:=[.$E$6]+360*[.P$8]/[.$C66]" office:value-type="float" office:value="370.5" calcext:value-type="float">
            <text:p>371</text:p>
          </table:table-cell>
          <table:table-cell table:style-name="ce129" table:formula="of:=[.$E$6]+360*[.Q$8]/[.$C66]" office:value-type="float" office:value="371.625" calcext:value-type="float">
            <text:p>372</text:p>
          </table:table-cell>
          <table:table-cell table:style-name="ce129" table:formula="of:=[.$E$6]+360*[.R$8]/[.$C66]" office:value-type="float" office:value="372.75" calcext:value-type="float">
            <text:p>373</text:p>
          </table:table-cell>
          <table:table-cell table:style-name="ce129" table:formula="of:=[.$E$6]+360*[.S$8]/[.$C66]" office:value-type="float" office:value="373.875" calcext:value-type="float">
            <text:p>374</text:p>
          </table:table-cell>
          <table:table-cell table:style-name="ce129" table:formula="of:=[.$E$6]+360*[.T$8]/[.$C66]" office:value-type="float" office:value="375" calcext:value-type="float">
            <text:p>375</text:p>
          </table:table-cell>
          <table:table-cell table:style-name="ce129" table:formula="of:=[.$E$6]+360*[.U$8]/[.$C66]" office:value-type="float" office:value="376.125" calcext:value-type="float">
            <text:p>376</text:p>
          </table:table-cell>
          <table:table-cell table:style-name="ce129" table:formula="of:=[.$E$6]+360*[.V$8]/[.$C66]" office:value-type="float" office:value="377.25" calcext:value-type="float">
            <text:p>377</text:p>
          </table:table-cell>
          <table:table-cell table:style-name="ce129" table:formula="of:=[.$E$6]+360*[.W$8]/[.$C66]" office:value-type="float" office:value="378.375" calcext:value-type="float">
            <text:p>378</text:p>
          </table:table-cell>
          <table:table-cell table:style-name="ce129" table:formula="of:=[.$E$6]+360*[.X$8]/[.$C6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67]" office:value-type="float" office:value="15000" calcext:value-type="float">
            <text:p>15000</text:p>
          </table:table-cell>
          <table:table-cell table:style-name="ce129" table:formula="of:=[.$E$6]+360*[.D$8]/[.$C67]" office:value-type="float" office:value="357" calcext:value-type="float">
            <text:p>357</text:p>
          </table:table-cell>
          <table:table-cell table:style-name="ce129" table:formula="of:=[.$E$6]+360*[.E$8]/[.$C67]" office:value-type="float" office:value="358.2" calcext:value-type="float">
            <text:p>358</text:p>
          </table:table-cell>
          <table:table-cell table:style-name="ce129" table:formula="of:=[.$E$6]+360*[.F$8]/[.$C67]" office:value-type="float" office:value="359.4" calcext:value-type="float">
            <text:p>359</text:p>
          </table:table-cell>
          <table:table-cell table:style-name="ce129" table:formula="of:=[.$E$6]+360*[.G$8]/[.$C67]" office:value-type="float" office:value="360.6" calcext:value-type="float">
            <text:p>361</text:p>
          </table:table-cell>
          <table:table-cell table:style-name="ce129" table:formula="of:=[.$E$6]+360*[.H$8]/[.$C67]" office:value-type="float" office:value="361.8" calcext:value-type="float">
            <text:p>362</text:p>
          </table:table-cell>
          <table:table-cell table:style-name="ce129" table:formula="of:=[.$E$6]+360*[.I$8]/[.$C67]" office:value-type="float" office:value="363" calcext:value-type="float">
            <text:p>363</text:p>
          </table:table-cell>
          <table:table-cell table:style-name="ce129" table:formula="of:=[.$E$6]+360*[.J$8]/[.$C67]" office:value-type="float" office:value="364.2" calcext:value-type="float">
            <text:p>364</text:p>
          </table:table-cell>
          <table:table-cell table:style-name="ce129" table:formula="of:=[.$E$6]+360*[.K$8]/[.$C67]" office:value-type="float" office:value="365.4" calcext:value-type="float">
            <text:p>365</text:p>
          </table:table-cell>
          <table:table-cell table:style-name="ce129" table:formula="of:=[.$E$6]+360*[.L$8]/[.$C67]" office:value-type="float" office:value="366.6" calcext:value-type="float">
            <text:p>367</text:p>
          </table:table-cell>
          <table:table-cell table:style-name="ce129" table:formula="of:=[.$E$6]+360*[.M$8]/[.$C67]" office:value-type="float" office:value="367.8" calcext:value-type="float">
            <text:p>368</text:p>
          </table:table-cell>
          <table:table-cell table:style-name="ce129" table:formula="of:=[.$E$6]+360*[.N$8]/[.$C67]" office:value-type="float" office:value="369" calcext:value-type="float">
            <text:p>369</text:p>
          </table:table-cell>
          <table:table-cell table:style-name="ce129" table:formula="of:=[.$E$6]+360*[.O$8]/[.$C67]" office:value-type="float" office:value="370.2" calcext:value-type="float">
            <text:p>370</text:p>
          </table:table-cell>
          <table:table-cell table:style-name="ce129" table:formula="of:=[.$E$6]+360*[.P$8]/[.$C67]" office:value-type="float" office:value="371.4" calcext:value-type="float">
            <text:p>371</text:p>
          </table:table-cell>
          <table:table-cell table:style-name="ce129" table:formula="of:=[.$E$6]+360*[.Q$8]/[.$C67]" office:value-type="float" office:value="372.6" calcext:value-type="float">
            <text:p>373</text:p>
          </table:table-cell>
          <table:table-cell table:style-name="ce129" table:formula="of:=[.$E$6]+360*[.R$8]/[.$C67]" office:value-type="float" office:value="373.8" calcext:value-type="float">
            <text:p>374</text:p>
          </table:table-cell>
          <table:table-cell table:style-name="ce129" table:formula="of:=[.$E$6]+360*[.S$8]/[.$C67]" office:value-type="float" office:value="375" calcext:value-type="float">
            <text:p>375</text:p>
          </table:table-cell>
          <table:table-cell table:style-name="ce129" table:formula="of:=[.$E$6]+360*[.T$8]/[.$C67]" office:value-type="float" office:value="376.2" calcext:value-type="float">
            <text:p>376</text:p>
          </table:table-cell>
          <table:table-cell table:style-name="ce129" table:formula="of:=[.$E$6]+360*[.U$8]/[.$C67]" office:value-type="float" office:value="377.4" calcext:value-type="float">
            <text:p>377</text:p>
          </table:table-cell>
          <table:table-cell table:style-name="ce129" table:formula="of:=[.$E$6]+360*[.V$8]/[.$C67]" office:value-type="float" office:value="378.6" calcext:value-type="float">
            <text:p>379</text:p>
          </table:table-cell>
          <table:table-cell table:style-name="ce129" table:formula="of:=[.$E$6]+360*[.W$8]/[.$C67]" office:value-type="float" office:value="379.8" calcext:value-type="float">
            <text:p>380</text:p>
          </table:table-cell>
          <table:table-cell table:style-name="ce129" table:formula="of:=[.$E$6]+360*[.X$8]/[.$C6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68]" office:value-type="float" office:value="14117.6470588235" calcext:value-type="float">
            <text:p>14118</text:p>
          </table:table-cell>
          <table:table-cell table:style-name="ce129" table:formula="of:=[.$E$6]+360*[.D$8]/[.$C68]" office:value-type="float" office:value="357" calcext:value-type="float">
            <text:p>357</text:p>
          </table:table-cell>
          <table:table-cell table:style-name="ce129" table:formula="of:=[.$E$6]+360*[.E$8]/[.$C68]" office:value-type="float" office:value="358.275" calcext:value-type="float">
            <text:p>358</text:p>
          </table:table-cell>
          <table:table-cell table:style-name="ce129" table:formula="of:=[.$E$6]+360*[.F$8]/[.$C68]" office:value-type="float" office:value="359.55" calcext:value-type="float">
            <text:p>360</text:p>
          </table:table-cell>
          <table:table-cell table:style-name="ce129" table:formula="of:=[.$E$6]+360*[.G$8]/[.$C68]" office:value-type="float" office:value="360.825" calcext:value-type="float">
            <text:p>361</text:p>
          </table:table-cell>
          <table:table-cell table:style-name="ce129" table:formula="of:=[.$E$6]+360*[.H$8]/[.$C68]" office:value-type="float" office:value="362.1" calcext:value-type="float">
            <text:p>362</text:p>
          </table:table-cell>
          <table:table-cell table:style-name="ce129" table:formula="of:=[.$E$6]+360*[.I$8]/[.$C68]" office:value-type="float" office:value="363.375" calcext:value-type="float">
            <text:p>363</text:p>
          </table:table-cell>
          <table:table-cell table:style-name="ce129" table:formula="of:=[.$E$6]+360*[.J$8]/[.$C68]" office:value-type="float" office:value="364.65" calcext:value-type="float">
            <text:p>365</text:p>
          </table:table-cell>
          <table:table-cell table:style-name="ce129" table:formula="of:=[.$E$6]+360*[.K$8]/[.$C68]" office:value-type="float" office:value="365.925" calcext:value-type="float">
            <text:p>366</text:p>
          </table:table-cell>
          <table:table-cell table:style-name="ce129" table:formula="of:=[.$E$6]+360*[.L$8]/[.$C68]" office:value-type="float" office:value="367.2" calcext:value-type="float">
            <text:p>367</text:p>
          </table:table-cell>
          <table:table-cell table:style-name="ce129" table:formula="of:=[.$E$6]+360*[.M$8]/[.$C68]" office:value-type="float" office:value="368.475" calcext:value-type="float">
            <text:p>368</text:p>
          </table:table-cell>
          <table:table-cell table:style-name="ce129" table:formula="of:=[.$E$6]+360*[.N$8]/[.$C68]" office:value-type="float" office:value="369.75" calcext:value-type="float">
            <text:p>370</text:p>
          </table:table-cell>
          <table:table-cell table:style-name="ce129" table:formula="of:=[.$E$6]+360*[.O$8]/[.$C68]" office:value-type="float" office:value="371.025" calcext:value-type="float">
            <text:p>371</text:p>
          </table:table-cell>
          <table:table-cell table:style-name="ce129" table:formula="of:=[.$E$6]+360*[.P$8]/[.$C68]" office:value-type="float" office:value="372.3" calcext:value-type="float">
            <text:p>372</text:p>
          </table:table-cell>
          <table:table-cell table:style-name="ce129" table:formula="of:=[.$E$6]+360*[.Q$8]/[.$C68]" office:value-type="float" office:value="373.575" calcext:value-type="float">
            <text:p>374</text:p>
          </table:table-cell>
          <table:table-cell table:style-name="ce129" table:formula="of:=[.$E$6]+360*[.R$8]/[.$C68]" office:value-type="float" office:value="374.85" calcext:value-type="float">
            <text:p>375</text:p>
          </table:table-cell>
          <table:table-cell table:style-name="ce129" table:formula="of:=[.$E$6]+360*[.S$8]/[.$C68]" office:value-type="float" office:value="376.125" calcext:value-type="float">
            <text:p>376</text:p>
          </table:table-cell>
          <table:table-cell table:style-name="ce129" table:formula="of:=[.$E$6]+360*[.T$8]/[.$C68]" office:value-type="float" office:value="377.4" calcext:value-type="float">
            <text:p>377</text:p>
          </table:table-cell>
          <table:table-cell table:style-name="ce129" table:formula="of:=[.$E$6]+360*[.U$8]/[.$C68]" office:value-type="float" office:value="378.675" calcext:value-type="float">
            <text:p>379</text:p>
          </table:table-cell>
          <table:table-cell table:style-name="ce129" table:formula="of:=[.$E$6]+360*[.V$8]/[.$C68]" office:value-type="float" office:value="379.95" calcext:value-type="float">
            <text:p>380</text:p>
          </table:table-cell>
          <table:table-cell table:style-name="ce129" table:formula="of:=[.$E$6]+360*[.W$8]/[.$C68]" office:value-type="float" office:value="381.225" calcext:value-type="float">
            <text:p>381</text:p>
          </table:table-cell>
          <table:table-cell table:style-name="ce129" table:formula="of:=[.$E$6]+360*[.X$8]/[.$C6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69]" office:value-type="float" office:value="13333.3333333333" calcext:value-type="float">
            <text:p>13333</text:p>
          </table:table-cell>
          <table:table-cell table:style-name="ce129" table:formula="of:=[.$E$6]+360*[.D$8]/[.$C69]" office:value-type="float" office:value="357" calcext:value-type="float">
            <text:p>357</text:p>
          </table:table-cell>
          <table:table-cell table:style-name="ce129" table:formula="of:=[.$E$6]+360*[.E$8]/[.$C69]" office:value-type="float" office:value="358.35" calcext:value-type="float">
            <text:p>358</text:p>
          </table:table-cell>
          <table:table-cell table:style-name="ce129" table:formula="of:=[.$E$6]+360*[.F$8]/[.$C69]" office:value-type="float" office:value="359.7" calcext:value-type="float">
            <text:p>360</text:p>
          </table:table-cell>
          <table:table-cell table:style-name="ce129" table:formula="of:=[.$E$6]+360*[.G$8]/[.$C69]" office:value-type="float" office:value="361.05" calcext:value-type="float">
            <text:p>361</text:p>
          </table:table-cell>
          <table:table-cell table:style-name="ce129" table:formula="of:=[.$E$6]+360*[.H$8]/[.$C69]" office:value-type="float" office:value="362.4" calcext:value-type="float">
            <text:p>362</text:p>
          </table:table-cell>
          <table:table-cell table:style-name="ce129" table:formula="of:=[.$E$6]+360*[.I$8]/[.$C69]" office:value-type="float" office:value="363.75" calcext:value-type="float">
            <text:p>364</text:p>
          </table:table-cell>
          <table:table-cell table:style-name="ce129" table:formula="of:=[.$E$6]+360*[.J$8]/[.$C69]" office:value-type="float" office:value="365.1" calcext:value-type="float">
            <text:p>365</text:p>
          </table:table-cell>
          <table:table-cell table:style-name="ce129" table:formula="of:=[.$E$6]+360*[.K$8]/[.$C69]" office:value-type="float" office:value="366.45" calcext:value-type="float">
            <text:p>366</text:p>
          </table:table-cell>
          <table:table-cell table:style-name="ce129" table:formula="of:=[.$E$6]+360*[.L$8]/[.$C69]" office:value-type="float" office:value="367.8" calcext:value-type="float">
            <text:p>368</text:p>
          </table:table-cell>
          <table:table-cell table:style-name="ce129" table:formula="of:=[.$E$6]+360*[.M$8]/[.$C69]" office:value-type="float" office:value="369.15" calcext:value-type="float">
            <text:p>369</text:p>
          </table:table-cell>
          <table:table-cell table:style-name="ce129" table:formula="of:=[.$E$6]+360*[.N$8]/[.$C69]" office:value-type="float" office:value="370.5" calcext:value-type="float">
            <text:p>371</text:p>
          </table:table-cell>
          <table:table-cell table:style-name="ce129" table:formula="of:=[.$E$6]+360*[.O$8]/[.$C69]" office:value-type="float" office:value="371.85" calcext:value-type="float">
            <text:p>372</text:p>
          </table:table-cell>
          <table:table-cell table:style-name="ce129" table:formula="of:=[.$E$6]+360*[.P$8]/[.$C69]" office:value-type="float" office:value="373.2" calcext:value-type="float">
            <text:p>373</text:p>
          </table:table-cell>
          <table:table-cell table:style-name="ce129" table:formula="of:=[.$E$6]+360*[.Q$8]/[.$C69]" office:value-type="float" office:value="374.55" calcext:value-type="float">
            <text:p>375</text:p>
          </table:table-cell>
          <table:table-cell table:style-name="ce129" table:formula="of:=[.$E$6]+360*[.R$8]/[.$C69]" office:value-type="float" office:value="375.9" calcext:value-type="float">
            <text:p>376</text:p>
          </table:table-cell>
          <table:table-cell table:style-name="ce129" table:formula="of:=[.$E$6]+360*[.S$8]/[.$C69]" office:value-type="float" office:value="377.25" calcext:value-type="float">
            <text:p>377</text:p>
          </table:table-cell>
          <table:table-cell table:style-name="ce129" table:formula="of:=[.$E$6]+360*[.T$8]/[.$C69]" office:value-type="float" office:value="378.6" calcext:value-type="float">
            <text:p>379</text:p>
          </table:table-cell>
          <table:table-cell table:style-name="ce129" table:formula="of:=[.$E$6]+360*[.U$8]/[.$C69]" office:value-type="float" office:value="379.95" calcext:value-type="float">
            <text:p>380</text:p>
          </table:table-cell>
          <table:table-cell table:style-name="ce129" table:formula="of:=[.$E$6]+360*[.V$8]/[.$C69]" office:value-type="float" office:value="381.3" calcext:value-type="float">
            <text:p>381</text:p>
          </table:table-cell>
          <table:table-cell table:style-name="ce129" table:formula="of:=[.$E$6]+360*[.W$8]/[.$C69]" office:value-type="float" office:value="382.65" calcext:value-type="float">
            <text:p>383</text:p>
          </table:table-cell>
          <table:table-cell table:style-name="ce129" table:formula="of:=[.$E$6]+360*[.X$8]/[.$C6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70]" office:value-type="float" office:value="12631.5789473684" calcext:value-type="float">
            <text:p>12632</text:p>
          </table:table-cell>
          <table:table-cell table:style-name="ce129" table:formula="of:=[.$E$6]+360*[.D$8]/[.$C70]" office:value-type="float" office:value="357" calcext:value-type="float">
            <text:p>357</text:p>
          </table:table-cell>
          <table:table-cell table:style-name="ce129" table:formula="of:=[.$E$6]+360*[.E$8]/[.$C70]" office:value-type="float" office:value="358.425" calcext:value-type="float">
            <text:p>358</text:p>
          </table:table-cell>
          <table:table-cell table:style-name="ce129" table:formula="of:=[.$E$6]+360*[.F$8]/[.$C70]" office:value-type="float" office:value="359.85" calcext:value-type="float">
            <text:p>360</text:p>
          </table:table-cell>
          <table:table-cell table:style-name="ce129" table:formula="of:=[.$E$6]+360*[.G$8]/[.$C70]" office:value-type="float" office:value="361.275" calcext:value-type="float">
            <text:p>361</text:p>
          </table:table-cell>
          <table:table-cell table:style-name="ce129" table:formula="of:=[.$E$6]+360*[.H$8]/[.$C70]" office:value-type="float" office:value="362.7" calcext:value-type="float">
            <text:p>363</text:p>
          </table:table-cell>
          <table:table-cell table:style-name="ce129" table:formula="of:=[.$E$6]+360*[.I$8]/[.$C70]" office:value-type="float" office:value="364.125" calcext:value-type="float">
            <text:p>364</text:p>
          </table:table-cell>
          <table:table-cell table:style-name="ce129" table:formula="of:=[.$E$6]+360*[.J$8]/[.$C70]" office:value-type="float" office:value="365.55" calcext:value-type="float">
            <text:p>366</text:p>
          </table:table-cell>
          <table:table-cell table:style-name="ce129" table:formula="of:=[.$E$6]+360*[.K$8]/[.$C70]" office:value-type="float" office:value="366.975" calcext:value-type="float">
            <text:p>367</text:p>
          </table:table-cell>
          <table:table-cell table:style-name="ce129" table:formula="of:=[.$E$6]+360*[.L$8]/[.$C70]" office:value-type="float" office:value="368.4" calcext:value-type="float">
            <text:p>368</text:p>
          </table:table-cell>
          <table:table-cell table:style-name="ce129" table:formula="of:=[.$E$6]+360*[.M$8]/[.$C70]" office:value-type="float" office:value="369.825" calcext:value-type="float">
            <text:p>370</text:p>
          </table:table-cell>
          <table:table-cell table:style-name="ce129" table:formula="of:=[.$E$6]+360*[.N$8]/[.$C70]" office:value-type="float" office:value="371.25" calcext:value-type="float">
            <text:p>371</text:p>
          </table:table-cell>
          <table:table-cell table:style-name="ce129" table:formula="of:=[.$E$6]+360*[.O$8]/[.$C70]" office:value-type="float" office:value="372.675" calcext:value-type="float">
            <text:p>373</text:p>
          </table:table-cell>
          <table:table-cell table:style-name="ce129" table:formula="of:=[.$E$6]+360*[.P$8]/[.$C70]" office:value-type="float" office:value="374.1" calcext:value-type="float">
            <text:p>374</text:p>
          </table:table-cell>
          <table:table-cell table:style-name="ce129" table:formula="of:=[.$E$6]+360*[.Q$8]/[.$C70]" office:value-type="float" office:value="375.525" calcext:value-type="float">
            <text:p>376</text:p>
          </table:table-cell>
          <table:table-cell table:style-name="ce129" table:formula="of:=[.$E$6]+360*[.R$8]/[.$C70]" office:value-type="float" office:value="376.95" calcext:value-type="float">
            <text:p>377</text:p>
          </table:table-cell>
          <table:table-cell table:style-name="ce129" table:formula="of:=[.$E$6]+360*[.S$8]/[.$C70]" office:value-type="float" office:value="378.375" calcext:value-type="float">
            <text:p>378</text:p>
          </table:table-cell>
          <table:table-cell table:style-name="ce129" table:formula="of:=[.$E$6]+360*[.T$8]/[.$C70]" office:value-type="float" office:value="379.8" calcext:value-type="float">
            <text:p>380</text:p>
          </table:table-cell>
          <table:table-cell table:style-name="ce129" table:formula="of:=[.$E$6]+360*[.U$8]/[.$C70]" office:value-type="float" office:value="381.225" calcext:value-type="float">
            <text:p>381</text:p>
          </table:table-cell>
          <table:table-cell table:style-name="ce129" table:formula="of:=[.$E$6]+360*[.V$8]/[.$C70]" office:value-type="float" office:value="382.65" calcext:value-type="float">
            <text:p>383</text:p>
          </table:table-cell>
          <table:table-cell table:style-name="ce129" table:formula="of:=[.$E$6]+360*[.W$8]/[.$C70]" office:value-type="float" office:value="384.075" calcext:value-type="float">
            <text:p>384</text:p>
          </table:table-cell>
          <table:table-cell table:style-name="ce129" table:formula="of:=[.$E$6]+360*[.X$8]/[.$C7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71]" office:value-type="float" office:value="12000" calcext:value-type="float">
            <text:p>12000</text:p>
          </table:table-cell>
          <table:table-cell table:style-name="ce129" table:formula="of:=[.$E$6]+360*[.D$8]/[.$C71]" office:value-type="float" office:value="357" calcext:value-type="float">
            <text:p>357</text:p>
          </table:table-cell>
          <table:table-cell table:style-name="ce129" table:formula="of:=[.$E$6]+360*[.E$8]/[.$C71]" office:value-type="float" office:value="358.5" calcext:value-type="float">
            <text:p>359</text:p>
          </table:table-cell>
          <table:table-cell table:style-name="ce129" table:formula="of:=[.$E$6]+360*[.F$8]/[.$C71]" office:value-type="float" office:value="360" calcext:value-type="float">
            <text:p>360</text:p>
          </table:table-cell>
          <table:table-cell table:style-name="ce129" table:formula="of:=[.$E$6]+360*[.G$8]/[.$C71]" office:value-type="float" office:value="361.5" calcext:value-type="float">
            <text:p>362</text:p>
          </table:table-cell>
          <table:table-cell table:style-name="ce129" table:formula="of:=[.$E$6]+360*[.H$8]/[.$C71]" office:value-type="float" office:value="363" calcext:value-type="float">
            <text:p>363</text:p>
          </table:table-cell>
          <table:table-cell table:style-name="ce129" table:formula="of:=[.$E$6]+360*[.I$8]/[.$C71]" office:value-type="float" office:value="364.5" calcext:value-type="float">
            <text:p>365</text:p>
          </table:table-cell>
          <table:table-cell table:style-name="ce129" table:formula="of:=[.$E$6]+360*[.J$8]/[.$C71]" office:value-type="float" office:value="366" calcext:value-type="float">
            <text:p>366</text:p>
          </table:table-cell>
          <table:table-cell table:style-name="ce129" table:formula="of:=[.$E$6]+360*[.K$8]/[.$C71]" office:value-type="float" office:value="367.5" calcext:value-type="float">
            <text:p>368</text:p>
          </table:table-cell>
          <table:table-cell table:style-name="ce129" table:formula="of:=[.$E$6]+360*[.L$8]/[.$C71]" office:value-type="float" office:value="369" calcext:value-type="float">
            <text:p>369</text:p>
          </table:table-cell>
          <table:table-cell table:style-name="ce129" table:formula="of:=[.$E$6]+360*[.M$8]/[.$C71]" office:value-type="float" office:value="370.5" calcext:value-type="float">
            <text:p>371</text:p>
          </table:table-cell>
          <table:table-cell table:style-name="ce129" table:formula="of:=[.$E$6]+360*[.N$8]/[.$C71]" office:value-type="float" office:value="372" calcext:value-type="float">
            <text:p>372</text:p>
          </table:table-cell>
          <table:table-cell table:style-name="ce129" table:formula="of:=[.$E$6]+360*[.O$8]/[.$C71]" office:value-type="float" office:value="373.5" calcext:value-type="float">
            <text:p>374</text:p>
          </table:table-cell>
          <table:table-cell table:style-name="ce129" table:formula="of:=[.$E$6]+360*[.P$8]/[.$C71]" office:value-type="float" office:value="375" calcext:value-type="float">
            <text:p>375</text:p>
          </table:table-cell>
          <table:table-cell table:style-name="ce129" table:formula="of:=[.$E$6]+360*[.Q$8]/[.$C71]" office:value-type="float" office:value="376.5" calcext:value-type="float">
            <text:p>377</text:p>
          </table:table-cell>
          <table:table-cell table:style-name="ce129" table:formula="of:=[.$E$6]+360*[.R$8]/[.$C71]" office:value-type="float" office:value="378" calcext:value-type="float">
            <text:p>378</text:p>
          </table:table-cell>
          <table:table-cell table:style-name="ce129" table:formula="of:=[.$E$6]+360*[.S$8]/[.$C71]" office:value-type="float" office:value="379.5" calcext:value-type="float">
            <text:p>380</text:p>
          </table:table-cell>
          <table:table-cell table:style-name="ce129" table:formula="of:=[.$E$6]+360*[.T$8]/[.$C71]" office:value-type="float" office:value="381" calcext:value-type="float">
            <text:p>381</text:p>
          </table:table-cell>
          <table:table-cell table:style-name="ce129" table:formula="of:=[.$E$6]+360*[.U$8]/[.$C71]" office:value-type="float" office:value="382.5" calcext:value-type="float">
            <text:p>383</text:p>
          </table:table-cell>
          <table:table-cell table:style-name="ce129" table:formula="of:=[.$E$6]+360*[.V$8]/[.$C71]" office:value-type="float" office:value="384" calcext:value-type="float">
            <text:p>384</text:p>
          </table:table-cell>
          <table:table-cell table:style-name="ce129" table:formula="of:=[.$E$6]+360*[.W$8]/[.$C71]" office:value-type="float" office:value="385.5" calcext:value-type="float">
            <text:p>386</text:p>
          </table:table-cell>
          <table:table-cell table:style-name="ce129" table:formula="of:=[.$E$6]+360*[.X$8]/[.$C7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72]" office:value-type="float" office:value="11428.5714285714" calcext:value-type="float">
            <text:p>11429</text:p>
          </table:table-cell>
          <table:table-cell table:style-name="ce129" table:formula="of:=[.$E$6]+360*[.D$8]/[.$C72]" office:value-type="float" office:value="357" calcext:value-type="float">
            <text:p>357</text:p>
          </table:table-cell>
          <table:table-cell table:style-name="ce129" table:formula="of:=[.$E$6]+360*[.E$8]/[.$C72]" office:value-type="float" office:value="358.575" calcext:value-type="float">
            <text:p>359</text:p>
          </table:table-cell>
          <table:table-cell table:style-name="ce129" table:formula="of:=[.$E$6]+360*[.F$8]/[.$C72]" office:value-type="float" office:value="360.15" calcext:value-type="float">
            <text:p>360</text:p>
          </table:table-cell>
          <table:table-cell table:style-name="ce129" table:formula="of:=[.$E$6]+360*[.G$8]/[.$C72]" office:value-type="float" office:value="361.725" calcext:value-type="float">
            <text:p>362</text:p>
          </table:table-cell>
          <table:table-cell table:style-name="ce129" table:formula="of:=[.$E$6]+360*[.H$8]/[.$C72]" office:value-type="float" office:value="363.3" calcext:value-type="float">
            <text:p>363</text:p>
          </table:table-cell>
          <table:table-cell table:style-name="ce129" table:formula="of:=[.$E$6]+360*[.I$8]/[.$C72]" office:value-type="float" office:value="364.875" calcext:value-type="float">
            <text:p>365</text:p>
          </table:table-cell>
          <table:table-cell table:style-name="ce129" table:formula="of:=[.$E$6]+360*[.J$8]/[.$C72]" office:value-type="float" office:value="366.45" calcext:value-type="float">
            <text:p>366</text:p>
          </table:table-cell>
          <table:table-cell table:style-name="ce129" table:formula="of:=[.$E$6]+360*[.K$8]/[.$C72]" office:value-type="float" office:value="368.025" calcext:value-type="float">
            <text:p>368</text:p>
          </table:table-cell>
          <table:table-cell table:style-name="ce129" table:formula="of:=[.$E$6]+360*[.L$8]/[.$C72]" office:value-type="float" office:value="369.6" calcext:value-type="float">
            <text:p>370</text:p>
          </table:table-cell>
          <table:table-cell table:style-name="ce129" table:formula="of:=[.$E$6]+360*[.M$8]/[.$C72]" office:value-type="float" office:value="371.175" calcext:value-type="float">
            <text:p>371</text:p>
          </table:table-cell>
          <table:table-cell table:style-name="ce129" table:formula="of:=[.$E$6]+360*[.N$8]/[.$C72]" office:value-type="float" office:value="372.75" calcext:value-type="float">
            <text:p>373</text:p>
          </table:table-cell>
          <table:table-cell table:style-name="ce129" table:formula="of:=[.$E$6]+360*[.O$8]/[.$C72]" office:value-type="float" office:value="374.325" calcext:value-type="float">
            <text:p>374</text:p>
          </table:table-cell>
          <table:table-cell table:style-name="ce129" table:formula="of:=[.$E$6]+360*[.P$8]/[.$C72]" office:value-type="float" office:value="375.9" calcext:value-type="float">
            <text:p>376</text:p>
          </table:table-cell>
          <table:table-cell table:style-name="ce129" table:formula="of:=[.$E$6]+360*[.Q$8]/[.$C72]" office:value-type="float" office:value="377.475" calcext:value-type="float">
            <text:p>377</text:p>
          </table:table-cell>
          <table:table-cell table:style-name="ce129" table:formula="of:=[.$E$6]+360*[.R$8]/[.$C72]" office:value-type="float" office:value="379.05" calcext:value-type="float">
            <text:p>379</text:p>
          </table:table-cell>
          <table:table-cell table:style-name="ce129" table:formula="of:=[.$E$6]+360*[.S$8]/[.$C72]" office:value-type="float" office:value="380.625" calcext:value-type="float">
            <text:p>381</text:p>
          </table:table-cell>
          <table:table-cell table:style-name="ce129" table:formula="of:=[.$E$6]+360*[.T$8]/[.$C72]" office:value-type="float" office:value="382.2" calcext:value-type="float">
            <text:p>382</text:p>
          </table:table-cell>
          <table:table-cell table:style-name="ce129" table:formula="of:=[.$E$6]+360*[.U$8]/[.$C72]" office:value-type="float" office:value="383.775" calcext:value-type="float">
            <text:p>384</text:p>
          </table:table-cell>
          <table:table-cell table:style-name="ce129" table:formula="of:=[.$E$6]+360*[.V$8]/[.$C72]" office:value-type="float" office:value="385.35" calcext:value-type="float">
            <text:p>385</text:p>
          </table:table-cell>
          <table:table-cell table:style-name="ce129" table:formula="of:=[.$E$6]+360*[.W$8]/[.$C72]" office:value-type="float" office:value="386.925" calcext:value-type="float">
            <text:p>387</text:p>
          </table:table-cell>
          <table:table-cell table:style-name="ce129" table:formula="of:=[.$E$6]+360*[.X$8]/[.$C7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73]" office:value-type="float" office:value="10909.0909090909" calcext:value-type="float">
            <text:p>10909</text:p>
          </table:table-cell>
          <table:table-cell table:style-name="ce129" table:formula="of:=[.$E$6]+360*[.D$8]/[.$C73]" office:value-type="float" office:value="357" calcext:value-type="float">
            <text:p>357</text:p>
          </table:table-cell>
          <table:table-cell table:style-name="ce129" table:formula="of:=[.$E$6]+360*[.E$8]/[.$C73]" office:value-type="float" office:value="358.65" calcext:value-type="float">
            <text:p>359</text:p>
          </table:table-cell>
          <table:table-cell table:style-name="ce129" table:formula="of:=[.$E$6]+360*[.F$8]/[.$C73]" office:value-type="float" office:value="360.3" calcext:value-type="float">
            <text:p>360</text:p>
          </table:table-cell>
          <table:table-cell table:style-name="ce129" table:formula="of:=[.$E$6]+360*[.G$8]/[.$C73]" office:value-type="float" office:value="361.95" calcext:value-type="float">
            <text:p>362</text:p>
          </table:table-cell>
          <table:table-cell table:style-name="ce129" table:formula="of:=[.$E$6]+360*[.H$8]/[.$C73]" office:value-type="float" office:value="363.6" calcext:value-type="float">
            <text:p>364</text:p>
          </table:table-cell>
          <table:table-cell table:style-name="ce129" table:formula="of:=[.$E$6]+360*[.I$8]/[.$C73]" office:value-type="float" office:value="365.25" calcext:value-type="float">
            <text:p>365</text:p>
          </table:table-cell>
          <table:table-cell table:style-name="ce129" table:formula="of:=[.$E$6]+360*[.J$8]/[.$C73]" office:value-type="float" office:value="366.9" calcext:value-type="float">
            <text:p>367</text:p>
          </table:table-cell>
          <table:table-cell table:style-name="ce129" table:formula="of:=[.$E$6]+360*[.K$8]/[.$C73]" office:value-type="float" office:value="368.55" calcext:value-type="float">
            <text:p>369</text:p>
          </table:table-cell>
          <table:table-cell table:style-name="ce129" table:formula="of:=[.$E$6]+360*[.L$8]/[.$C73]" office:value-type="float" office:value="370.2" calcext:value-type="float">
            <text:p>370</text:p>
          </table:table-cell>
          <table:table-cell table:style-name="ce129" table:formula="of:=[.$E$6]+360*[.M$8]/[.$C73]" office:value-type="float" office:value="371.85" calcext:value-type="float">
            <text:p>372</text:p>
          </table:table-cell>
          <table:table-cell table:style-name="ce129" table:formula="of:=[.$E$6]+360*[.N$8]/[.$C73]" office:value-type="float" office:value="373.5" calcext:value-type="float">
            <text:p>374</text:p>
          </table:table-cell>
          <table:table-cell table:style-name="ce129" table:formula="of:=[.$E$6]+360*[.O$8]/[.$C73]" office:value-type="float" office:value="375.15" calcext:value-type="float">
            <text:p>375</text:p>
          </table:table-cell>
          <table:table-cell table:style-name="ce129" table:formula="of:=[.$E$6]+360*[.P$8]/[.$C73]" office:value-type="float" office:value="376.8" calcext:value-type="float">
            <text:p>377</text:p>
          </table:table-cell>
          <table:table-cell table:style-name="ce129" table:formula="of:=[.$E$6]+360*[.Q$8]/[.$C73]" office:value-type="float" office:value="378.45" calcext:value-type="float">
            <text:p>378</text:p>
          </table:table-cell>
          <table:table-cell table:style-name="ce129" table:formula="of:=[.$E$6]+360*[.R$8]/[.$C73]" office:value-type="float" office:value="380.1" calcext:value-type="float">
            <text:p>380</text:p>
          </table:table-cell>
          <table:table-cell table:style-name="ce129" table:formula="of:=[.$E$6]+360*[.S$8]/[.$C73]" office:value-type="float" office:value="381.75" calcext:value-type="float">
            <text:p>382</text:p>
          </table:table-cell>
          <table:table-cell table:style-name="ce129" table:formula="of:=[.$E$6]+360*[.T$8]/[.$C73]" office:value-type="float" office:value="383.4" calcext:value-type="float">
            <text:p>383</text:p>
          </table:table-cell>
          <table:table-cell table:style-name="ce129" table:formula="of:=[.$E$6]+360*[.U$8]/[.$C73]" office:value-type="float" office:value="385.05" calcext:value-type="float">
            <text:p>385</text:p>
          </table:table-cell>
          <table:table-cell table:style-name="ce129" table:formula="of:=[.$E$6]+360*[.V$8]/[.$C73]" office:value-type="float" office:value="386.7" calcext:value-type="float">
            <text:p>387</text:p>
          </table:table-cell>
          <table:table-cell table:style-name="ce129" table:formula="of:=[.$E$6]+360*[.W$8]/[.$C73]" office:value-type="float" office:value="388.35" calcext:value-type="float">
            <text:p>388</text:p>
          </table:table-cell>
          <table:table-cell table:style-name="ce129" table:formula="of:=[.$E$6]+360*[.X$8]/[.$C7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74]" office:value-type="float" office:value="10434.7826086957" calcext:value-type="float">
            <text:p>10435</text:p>
          </table:table-cell>
          <table:table-cell table:style-name="ce129" table:formula="of:=[.$E$6]+360*[.D$8]/[.$C74]" office:value-type="float" office:value="357" calcext:value-type="float">
            <text:p>357</text:p>
          </table:table-cell>
          <table:table-cell table:style-name="ce129" table:formula="of:=[.$E$6]+360*[.E$8]/[.$C74]" office:value-type="float" office:value="358.725" calcext:value-type="float">
            <text:p>359</text:p>
          </table:table-cell>
          <table:table-cell table:style-name="ce129" table:formula="of:=[.$E$6]+360*[.F$8]/[.$C74]" office:value-type="float" office:value="360.45" calcext:value-type="float">
            <text:p>360</text:p>
          </table:table-cell>
          <table:table-cell table:style-name="ce129" table:formula="of:=[.$E$6]+360*[.G$8]/[.$C74]" office:value-type="float" office:value="362.175" calcext:value-type="float">
            <text:p>362</text:p>
          </table:table-cell>
          <table:table-cell table:style-name="ce129" table:formula="of:=[.$E$6]+360*[.H$8]/[.$C74]" office:value-type="float" office:value="363.9" calcext:value-type="float">
            <text:p>364</text:p>
          </table:table-cell>
          <table:table-cell table:style-name="ce129" table:formula="of:=[.$E$6]+360*[.I$8]/[.$C74]" office:value-type="float" office:value="365.625" calcext:value-type="float">
            <text:p>366</text:p>
          </table:table-cell>
          <table:table-cell table:style-name="ce129" table:formula="of:=[.$E$6]+360*[.J$8]/[.$C74]" office:value-type="float" office:value="367.35" calcext:value-type="float">
            <text:p>367</text:p>
          </table:table-cell>
          <table:table-cell table:style-name="ce129" table:formula="of:=[.$E$6]+360*[.K$8]/[.$C74]" office:value-type="float" office:value="369.075" calcext:value-type="float">
            <text:p>369</text:p>
          </table:table-cell>
          <table:table-cell table:style-name="ce129" table:formula="of:=[.$E$6]+360*[.L$8]/[.$C74]" office:value-type="float" office:value="370.8" calcext:value-type="float">
            <text:p>371</text:p>
          </table:table-cell>
          <table:table-cell table:style-name="ce129" table:formula="of:=[.$E$6]+360*[.M$8]/[.$C74]" office:value-type="float" office:value="372.525" calcext:value-type="float">
            <text:p>373</text:p>
          </table:table-cell>
          <table:table-cell table:style-name="ce129" table:formula="of:=[.$E$6]+360*[.N$8]/[.$C74]" office:value-type="float" office:value="374.25" calcext:value-type="float">
            <text:p>374</text:p>
          </table:table-cell>
          <table:table-cell table:style-name="ce129" table:formula="of:=[.$E$6]+360*[.O$8]/[.$C74]" office:value-type="float" office:value="375.975" calcext:value-type="float">
            <text:p>376</text:p>
          </table:table-cell>
          <table:table-cell table:style-name="ce129" table:formula="of:=[.$E$6]+360*[.P$8]/[.$C74]" office:value-type="float" office:value="377.7" calcext:value-type="float">
            <text:p>378</text:p>
          </table:table-cell>
          <table:table-cell table:style-name="ce129" table:formula="of:=[.$E$6]+360*[.Q$8]/[.$C74]" office:value-type="float" office:value="379.425" calcext:value-type="float">
            <text:p>379</text:p>
          </table:table-cell>
          <table:table-cell table:style-name="ce129" table:formula="of:=[.$E$6]+360*[.R$8]/[.$C74]" office:value-type="float" office:value="381.15" calcext:value-type="float">
            <text:p>381</text:p>
          </table:table-cell>
          <table:table-cell table:style-name="ce129" table:formula="of:=[.$E$6]+360*[.S$8]/[.$C74]" office:value-type="float" office:value="382.875" calcext:value-type="float">
            <text:p>383</text:p>
          </table:table-cell>
          <table:table-cell table:style-name="ce129" table:formula="of:=[.$E$6]+360*[.T$8]/[.$C74]" office:value-type="float" office:value="384.6" calcext:value-type="float">
            <text:p>385</text:p>
          </table:table-cell>
          <table:table-cell table:style-name="ce129" table:formula="of:=[.$E$6]+360*[.U$8]/[.$C74]" office:value-type="float" office:value="386.325" calcext:value-type="float">
            <text:p>386</text:p>
          </table:table-cell>
          <table:table-cell table:style-name="ce129" table:formula="of:=[.$E$6]+360*[.V$8]/[.$C74]" office:value-type="float" office:value="388.05" calcext:value-type="float">
            <text:p>388</text:p>
          </table:table-cell>
          <table:table-cell table:style-name="ce129" table:formula="of:=[.$E$6]+360*[.W$8]/[.$C74]" office:value-type="float" office:value="389.775" calcext:value-type="float">
            <text:p>390</text:p>
          </table:table-cell>
          <table:table-cell table:style-name="ce129" table:formula="of:=[.$E$6]+360*[.X$8]/[.$C7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75]" office:value-type="float" office:value="10000" calcext:value-type="float">
            <text:p>10000</text:p>
          </table:table-cell>
          <table:table-cell table:style-name="ce129" table:formula="of:=[.$E$6]+360*[.D$8]/[.$C75]" office:value-type="float" office:value="357" calcext:value-type="float">
            <text:p>357</text:p>
          </table:table-cell>
          <table:table-cell table:style-name="ce129" table:formula="of:=[.$E$6]+360*[.E$8]/[.$C75]" office:value-type="float" office:value="358.8" calcext:value-type="float">
            <text:p>359</text:p>
          </table:table-cell>
          <table:table-cell table:style-name="ce129" table:formula="of:=[.$E$6]+360*[.F$8]/[.$C75]" office:value-type="float" office:value="360.6" calcext:value-type="float">
            <text:p>361</text:p>
          </table:table-cell>
          <table:table-cell table:style-name="ce129" table:formula="of:=[.$E$6]+360*[.G$8]/[.$C75]" office:value-type="float" office:value="362.4" calcext:value-type="float">
            <text:p>362</text:p>
          </table:table-cell>
          <table:table-cell table:style-name="ce129" table:formula="of:=[.$E$6]+360*[.H$8]/[.$C75]" office:value-type="float" office:value="364.2" calcext:value-type="float">
            <text:p>364</text:p>
          </table:table-cell>
          <table:table-cell table:style-name="ce129" table:formula="of:=[.$E$6]+360*[.I$8]/[.$C75]" office:value-type="float" office:value="366" calcext:value-type="float">
            <text:p>366</text:p>
          </table:table-cell>
          <table:table-cell table:style-name="ce129" table:formula="of:=[.$E$6]+360*[.J$8]/[.$C75]" office:value-type="float" office:value="367.8" calcext:value-type="float">
            <text:p>368</text:p>
          </table:table-cell>
          <table:table-cell table:style-name="ce129" table:formula="of:=[.$E$6]+360*[.K$8]/[.$C75]" office:value-type="float" office:value="369.6" calcext:value-type="float">
            <text:p>370</text:p>
          </table:table-cell>
          <table:table-cell table:style-name="ce129" table:formula="of:=[.$E$6]+360*[.L$8]/[.$C75]" office:value-type="float" office:value="371.4" calcext:value-type="float">
            <text:p>371</text:p>
          </table:table-cell>
          <table:table-cell table:style-name="ce129" table:formula="of:=[.$E$6]+360*[.M$8]/[.$C75]" office:value-type="float" office:value="373.2" calcext:value-type="float">
            <text:p>373</text:p>
          </table:table-cell>
          <table:table-cell table:style-name="ce129" table:formula="of:=[.$E$6]+360*[.N$8]/[.$C75]" office:value-type="float" office:value="375" calcext:value-type="float">
            <text:p>375</text:p>
          </table:table-cell>
          <table:table-cell table:style-name="ce129" table:formula="of:=[.$E$6]+360*[.O$8]/[.$C75]" office:value-type="float" office:value="376.8" calcext:value-type="float">
            <text:p>377</text:p>
          </table:table-cell>
          <table:table-cell table:style-name="ce129" table:formula="of:=[.$E$6]+360*[.P$8]/[.$C75]" office:value-type="float" office:value="378.6" calcext:value-type="float">
            <text:p>379</text:p>
          </table:table-cell>
          <table:table-cell table:style-name="ce129" table:formula="of:=[.$E$6]+360*[.Q$8]/[.$C75]" office:value-type="float" office:value="380.4" calcext:value-type="float">
            <text:p>380</text:p>
          </table:table-cell>
          <table:table-cell table:style-name="ce129" table:formula="of:=[.$E$6]+360*[.R$8]/[.$C75]" office:value-type="float" office:value="382.2" calcext:value-type="float">
            <text:p>382</text:p>
          </table:table-cell>
          <table:table-cell table:style-name="ce129" table:formula="of:=[.$E$6]+360*[.S$8]/[.$C75]" office:value-type="float" office:value="384" calcext:value-type="float">
            <text:p>384</text:p>
          </table:table-cell>
          <table:table-cell table:style-name="ce129" table:formula="of:=[.$E$6]+360*[.T$8]/[.$C75]" office:value-type="float" office:value="385.8" calcext:value-type="float">
            <text:p>386</text:p>
          </table:table-cell>
          <table:table-cell table:style-name="ce129" table:formula="of:=[.$E$6]+360*[.U$8]/[.$C75]" office:value-type="float" office:value="387.6" calcext:value-type="float">
            <text:p>388</text:p>
          </table:table-cell>
          <table:table-cell table:style-name="ce129" table:formula="of:=[.$E$6]+360*[.V$8]/[.$C75]" office:value-type="float" office:value="389.4" calcext:value-type="float">
            <text:p>389</text:p>
          </table:table-cell>
          <table:table-cell table:style-name="ce129" table:formula="of:=[.$E$6]+360*[.W$8]/[.$C75]" office:value-type="float" office:value="391.2" calcext:value-type="float">
            <text:p>391</text:p>
          </table:table-cell>
          <table:table-cell table:style-name="ce129" table:formula="of:=[.$E$6]+360*[.X$8]/[.$C7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76]" office:value-type="float" office:value="9600" calcext:value-type="float">
            <text:p>9600</text:p>
          </table:table-cell>
          <table:table-cell table:style-name="ce129" table:formula="of:=[.$E$6]+360*[.D$8]/[.$C76]" office:value-type="float" office:value="357" calcext:value-type="float">
            <text:p>357</text:p>
          </table:table-cell>
          <table:table-cell table:style-name="ce129" table:formula="of:=[.$E$6]+360*[.E$8]/[.$C76]" office:value-type="float" office:value="358.875" calcext:value-type="float">
            <text:p>359</text:p>
          </table:table-cell>
          <table:table-cell table:style-name="ce129" table:formula="of:=[.$E$6]+360*[.F$8]/[.$C76]" office:value-type="float" office:value="360.75" calcext:value-type="float">
            <text:p>361</text:p>
          </table:table-cell>
          <table:table-cell table:style-name="ce129" table:formula="of:=[.$E$6]+360*[.G$8]/[.$C76]" office:value-type="float" office:value="362.625" calcext:value-type="float">
            <text:p>363</text:p>
          </table:table-cell>
          <table:table-cell table:style-name="ce129" table:formula="of:=[.$E$6]+360*[.H$8]/[.$C76]" office:value-type="float" office:value="364.5" calcext:value-type="float">
            <text:p>365</text:p>
          </table:table-cell>
          <table:table-cell table:style-name="ce129" table:formula="of:=[.$E$6]+360*[.I$8]/[.$C76]" office:value-type="float" office:value="366.375" calcext:value-type="float">
            <text:p>366</text:p>
          </table:table-cell>
          <table:table-cell table:style-name="ce129" table:formula="of:=[.$E$6]+360*[.J$8]/[.$C76]" office:value-type="float" office:value="368.25" calcext:value-type="float">
            <text:p>368</text:p>
          </table:table-cell>
          <table:table-cell table:style-name="ce129" table:formula="of:=[.$E$6]+360*[.K$8]/[.$C76]" office:value-type="float" office:value="370.125" calcext:value-type="float">
            <text:p>370</text:p>
          </table:table-cell>
          <table:table-cell table:style-name="ce129" table:formula="of:=[.$E$6]+360*[.L$8]/[.$C76]" office:value-type="float" office:value="372" calcext:value-type="float">
            <text:p>372</text:p>
          </table:table-cell>
          <table:table-cell table:style-name="ce129" table:formula="of:=[.$E$6]+360*[.M$8]/[.$C76]" office:value-type="float" office:value="373.875" calcext:value-type="float">
            <text:p>374</text:p>
          </table:table-cell>
          <table:table-cell table:style-name="ce129" table:formula="of:=[.$E$6]+360*[.N$8]/[.$C76]" office:value-type="float" office:value="375.75" calcext:value-type="float">
            <text:p>376</text:p>
          </table:table-cell>
          <table:table-cell table:style-name="ce129" table:formula="of:=[.$E$6]+360*[.O$8]/[.$C76]" office:value-type="float" office:value="377.625" calcext:value-type="float">
            <text:p>378</text:p>
          </table:table-cell>
          <table:table-cell table:style-name="ce129" table:formula="of:=[.$E$6]+360*[.P$8]/[.$C76]" office:value-type="float" office:value="379.5" calcext:value-type="float">
            <text:p>380</text:p>
          </table:table-cell>
          <table:table-cell table:style-name="ce129" table:formula="of:=[.$E$6]+360*[.Q$8]/[.$C76]" office:value-type="float" office:value="381.375" calcext:value-type="float">
            <text:p>381</text:p>
          </table:table-cell>
          <table:table-cell table:style-name="ce129" table:formula="of:=[.$E$6]+360*[.R$8]/[.$C76]" office:value-type="float" office:value="383.25" calcext:value-type="float">
            <text:p>383</text:p>
          </table:table-cell>
          <table:table-cell table:style-name="ce129" table:formula="of:=[.$E$6]+360*[.S$8]/[.$C76]" office:value-type="float" office:value="385.125" calcext:value-type="float">
            <text:p>385</text:p>
          </table:table-cell>
          <table:table-cell table:style-name="ce129" table:formula="of:=[.$E$6]+360*[.T$8]/[.$C76]" office:value-type="float" office:value="387" calcext:value-type="float">
            <text:p>387</text:p>
          </table:table-cell>
          <table:table-cell table:style-name="ce129" table:formula="of:=[.$E$6]+360*[.U$8]/[.$C76]" office:value-type="float" office:value="388.875" calcext:value-type="float">
            <text:p>389</text:p>
          </table:table-cell>
          <table:table-cell table:style-name="ce129" table:formula="of:=[.$E$6]+360*[.V$8]/[.$C76]" office:value-type="float" office:value="390.75" calcext:value-type="float">
            <text:p>391</text:p>
          </table:table-cell>
          <table:table-cell table:style-name="ce129" table:formula="of:=[.$E$6]+360*[.W$8]/[.$C76]" office:value-type="float" office:value="392.625" calcext:value-type="float">
            <text:p>393</text:p>
          </table:table-cell>
          <table:table-cell table:style-name="ce129" table:formula="of:=[.$E$6]+360*[.X$8]/[.$C7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77]" office:value-type="float" office:value="9230.76923076923" calcext:value-type="float">
            <text:p>9231</text:p>
          </table:table-cell>
          <table:table-cell table:style-name="ce129" table:formula="of:=[.$E$6]+360*[.D$8]/[.$C77]" office:value-type="float" office:value="357" calcext:value-type="float">
            <text:p>357</text:p>
          </table:table-cell>
          <table:table-cell table:style-name="ce129" table:formula="of:=[.$E$6]+360*[.E$8]/[.$C77]" office:value-type="float" office:value="358.95" calcext:value-type="float">
            <text:p>359</text:p>
          </table:table-cell>
          <table:table-cell table:style-name="ce129" table:formula="of:=[.$E$6]+360*[.F$8]/[.$C77]" office:value-type="float" office:value="360.9" calcext:value-type="float">
            <text:p>361</text:p>
          </table:table-cell>
          <table:table-cell table:style-name="ce129" table:formula="of:=[.$E$6]+360*[.G$8]/[.$C77]" office:value-type="float" office:value="362.85" calcext:value-type="float">
            <text:p>363</text:p>
          </table:table-cell>
          <table:table-cell table:style-name="ce129" table:formula="of:=[.$E$6]+360*[.H$8]/[.$C77]" office:value-type="float" office:value="364.8" calcext:value-type="float">
            <text:p>365</text:p>
          </table:table-cell>
          <table:table-cell table:style-name="ce129" table:formula="of:=[.$E$6]+360*[.I$8]/[.$C77]" office:value-type="float" office:value="366.75" calcext:value-type="float">
            <text:p>367</text:p>
          </table:table-cell>
          <table:table-cell table:style-name="ce129" table:formula="of:=[.$E$6]+360*[.J$8]/[.$C77]" office:value-type="float" office:value="368.7" calcext:value-type="float">
            <text:p>369</text:p>
          </table:table-cell>
          <table:table-cell table:style-name="ce129" table:formula="of:=[.$E$6]+360*[.K$8]/[.$C77]" office:value-type="float" office:value="370.65" calcext:value-type="float">
            <text:p>371</text:p>
          </table:table-cell>
          <table:table-cell table:style-name="ce129" table:formula="of:=[.$E$6]+360*[.L$8]/[.$C77]" office:value-type="float" office:value="372.6" calcext:value-type="float">
            <text:p>373</text:p>
          </table:table-cell>
          <table:table-cell table:style-name="ce129" table:formula="of:=[.$E$6]+360*[.M$8]/[.$C77]" office:value-type="float" office:value="374.55" calcext:value-type="float">
            <text:p>375</text:p>
          </table:table-cell>
          <table:table-cell table:style-name="ce129" table:formula="of:=[.$E$6]+360*[.N$8]/[.$C77]" office:value-type="float" office:value="376.5" calcext:value-type="float">
            <text:p>377</text:p>
          </table:table-cell>
          <table:table-cell table:style-name="ce129" table:formula="of:=[.$E$6]+360*[.O$8]/[.$C77]" office:value-type="float" office:value="378.45" calcext:value-type="float">
            <text:p>378</text:p>
          </table:table-cell>
          <table:table-cell table:style-name="ce129" table:formula="of:=[.$E$6]+360*[.P$8]/[.$C77]" office:value-type="float" office:value="380.4" calcext:value-type="float">
            <text:p>380</text:p>
          </table:table-cell>
          <table:table-cell table:style-name="ce129" table:formula="of:=[.$E$6]+360*[.Q$8]/[.$C77]" office:value-type="float" office:value="382.35" calcext:value-type="float">
            <text:p>382</text:p>
          </table:table-cell>
          <table:table-cell table:style-name="ce129" table:formula="of:=[.$E$6]+360*[.R$8]/[.$C77]" office:value-type="float" office:value="384.3" calcext:value-type="float">
            <text:p>384</text:p>
          </table:table-cell>
          <table:table-cell table:style-name="ce129" table:formula="of:=[.$E$6]+360*[.S$8]/[.$C77]" office:value-type="float" office:value="386.25" calcext:value-type="float">
            <text:p>386</text:p>
          </table:table-cell>
          <table:table-cell table:style-name="ce129" table:formula="of:=[.$E$6]+360*[.T$8]/[.$C77]" office:value-type="float" office:value="388.2" calcext:value-type="float">
            <text:p>388</text:p>
          </table:table-cell>
          <table:table-cell table:style-name="ce129" table:formula="of:=[.$E$6]+360*[.U$8]/[.$C77]" office:value-type="float" office:value="390.15" calcext:value-type="float">
            <text:p>390</text:p>
          </table:table-cell>
          <table:table-cell table:style-name="ce129" table:formula="of:=[.$E$6]+360*[.V$8]/[.$C77]" office:value-type="float" office:value="392.1" calcext:value-type="float">
            <text:p>392</text:p>
          </table:table-cell>
          <table:table-cell table:style-name="ce129" table:formula="of:=[.$E$6]+360*[.W$8]/[.$C77]" office:value-type="float" office:value="394.05" calcext:value-type="float">
            <text:p>394</text:p>
          </table:table-cell>
          <table:table-cell table:style-name="ce129" table:formula="of:=[.$E$6]+360*[.X$8]/[.$C7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78]" office:value-type="float" office:value="8888.88888888889" calcext:value-type="float">
            <text:p>8889</text:p>
          </table:table-cell>
          <table:table-cell table:style-name="ce129" table:formula="of:=[.$E$6]+360*[.D$8]/[.$C78]" office:value-type="float" office:value="357" calcext:value-type="float">
            <text:p>357</text:p>
          </table:table-cell>
          <table:table-cell table:style-name="ce129" table:formula="of:=[.$E$6]+360*[.E$8]/[.$C78]" office:value-type="float" office:value="359.025" calcext:value-type="float">
            <text:p>359</text:p>
          </table:table-cell>
          <table:table-cell table:style-name="ce129" table:formula="of:=[.$E$6]+360*[.F$8]/[.$C78]" office:value-type="float" office:value="361.05" calcext:value-type="float">
            <text:p>361</text:p>
          </table:table-cell>
          <table:table-cell table:style-name="ce129" table:formula="of:=[.$E$6]+360*[.G$8]/[.$C78]" office:value-type="float" office:value="363.075" calcext:value-type="float">
            <text:p>363</text:p>
          </table:table-cell>
          <table:table-cell table:style-name="ce129" table:formula="of:=[.$E$6]+360*[.H$8]/[.$C78]" office:value-type="float" office:value="365.1" calcext:value-type="float">
            <text:p>365</text:p>
          </table:table-cell>
          <table:table-cell table:style-name="ce129" table:formula="of:=[.$E$6]+360*[.I$8]/[.$C78]" office:value-type="float" office:value="367.125" calcext:value-type="float">
            <text:p>367</text:p>
          </table:table-cell>
          <table:table-cell table:style-name="ce129" table:formula="of:=[.$E$6]+360*[.J$8]/[.$C78]" office:value-type="float" office:value="369.15" calcext:value-type="float">
            <text:p>369</text:p>
          </table:table-cell>
          <table:table-cell table:style-name="ce129" table:formula="of:=[.$E$6]+360*[.K$8]/[.$C78]" office:value-type="float" office:value="371.175" calcext:value-type="float">
            <text:p>371</text:p>
          </table:table-cell>
          <table:table-cell table:style-name="ce129" table:formula="of:=[.$E$6]+360*[.L$8]/[.$C78]" office:value-type="float" office:value="373.2" calcext:value-type="float">
            <text:p>373</text:p>
          </table:table-cell>
          <table:table-cell table:style-name="ce129" table:formula="of:=[.$E$6]+360*[.M$8]/[.$C78]" office:value-type="float" office:value="375.225" calcext:value-type="float">
            <text:p>375</text:p>
          </table:table-cell>
          <table:table-cell table:style-name="ce129" table:formula="of:=[.$E$6]+360*[.N$8]/[.$C78]" office:value-type="float" office:value="377.25" calcext:value-type="float">
            <text:p>377</text:p>
          </table:table-cell>
          <table:table-cell table:style-name="ce129" table:formula="of:=[.$E$6]+360*[.O$8]/[.$C78]" office:value-type="float" office:value="379.275" calcext:value-type="float">
            <text:p>379</text:p>
          </table:table-cell>
          <table:table-cell table:style-name="ce129" table:formula="of:=[.$E$6]+360*[.P$8]/[.$C78]" office:value-type="float" office:value="381.3" calcext:value-type="float">
            <text:p>381</text:p>
          </table:table-cell>
          <table:table-cell table:style-name="ce129" table:formula="of:=[.$E$6]+360*[.Q$8]/[.$C78]" office:value-type="float" office:value="383.325" calcext:value-type="float">
            <text:p>383</text:p>
          </table:table-cell>
          <table:table-cell table:style-name="ce129" table:formula="of:=[.$E$6]+360*[.R$8]/[.$C78]" office:value-type="float" office:value="385.35" calcext:value-type="float">
            <text:p>385</text:p>
          </table:table-cell>
          <table:table-cell table:style-name="ce129" table:formula="of:=[.$E$6]+360*[.S$8]/[.$C78]" office:value-type="float" office:value="387.375" calcext:value-type="float">
            <text:p>387</text:p>
          </table:table-cell>
          <table:table-cell table:style-name="ce129" table:formula="of:=[.$E$6]+360*[.T$8]/[.$C78]" office:value-type="float" office:value="389.4" calcext:value-type="float">
            <text:p>389</text:p>
          </table:table-cell>
          <table:table-cell table:style-name="ce129" table:formula="of:=[.$E$6]+360*[.U$8]/[.$C78]" office:value-type="float" office:value="391.425" calcext:value-type="float">
            <text:p>391</text:p>
          </table:table-cell>
          <table:table-cell table:style-name="ce129" table:formula="of:=[.$E$6]+360*[.V$8]/[.$C78]" office:value-type="float" office:value="393.45" calcext:value-type="float">
            <text:p>393</text:p>
          </table:table-cell>
          <table:table-cell table:style-name="ce129" table:formula="of:=[.$E$6]+360*[.W$8]/[.$C78]" office:value-type="float" office:value="395.475" calcext:value-type="float">
            <text:p>395</text:p>
          </table:table-cell>
          <table:table-cell table:style-name="ce129" table:formula="of:=[.$E$6]+360*[.X$8]/[.$C7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79]" office:value-type="float" office:value="8571.42857142857" calcext:value-type="float">
            <text:p>8571</text:p>
          </table:table-cell>
          <table:table-cell table:style-name="ce129" table:formula="of:=[.$E$6]+360*[.D$8]/[.$C79]" office:value-type="float" office:value="357" calcext:value-type="float">
            <text:p>357</text:p>
          </table:table-cell>
          <table:table-cell table:style-name="ce129" table:formula="of:=[.$E$6]+360*[.E$8]/[.$C79]" office:value-type="float" office:value="359.1" calcext:value-type="float">
            <text:p>359</text:p>
          </table:table-cell>
          <table:table-cell table:style-name="ce129" table:formula="of:=[.$E$6]+360*[.F$8]/[.$C79]" office:value-type="float" office:value="361.2" calcext:value-type="float">
            <text:p>361</text:p>
          </table:table-cell>
          <table:table-cell table:style-name="ce129" table:formula="of:=[.$E$6]+360*[.G$8]/[.$C79]" office:value-type="float" office:value="363.3" calcext:value-type="float">
            <text:p>363</text:p>
          </table:table-cell>
          <table:table-cell table:style-name="ce129" table:formula="of:=[.$E$6]+360*[.H$8]/[.$C79]" office:value-type="float" office:value="365.4" calcext:value-type="float">
            <text:p>365</text:p>
          </table:table-cell>
          <table:table-cell table:style-name="ce129" table:formula="of:=[.$E$6]+360*[.I$8]/[.$C79]" office:value-type="float" office:value="367.5" calcext:value-type="float">
            <text:p>368</text:p>
          </table:table-cell>
          <table:table-cell table:style-name="ce129" table:formula="of:=[.$E$6]+360*[.J$8]/[.$C79]" office:value-type="float" office:value="369.6" calcext:value-type="float">
            <text:p>370</text:p>
          </table:table-cell>
          <table:table-cell table:style-name="ce129" table:formula="of:=[.$E$6]+360*[.K$8]/[.$C79]" office:value-type="float" office:value="371.7" calcext:value-type="float">
            <text:p>372</text:p>
          </table:table-cell>
          <table:table-cell table:style-name="ce129" table:formula="of:=[.$E$6]+360*[.L$8]/[.$C79]" office:value-type="float" office:value="373.8" calcext:value-type="float">
            <text:p>374</text:p>
          </table:table-cell>
          <table:table-cell table:style-name="ce129" table:formula="of:=[.$E$6]+360*[.M$8]/[.$C79]" office:value-type="float" office:value="375.9" calcext:value-type="float">
            <text:p>376</text:p>
          </table:table-cell>
          <table:table-cell table:style-name="ce129" table:formula="of:=[.$E$6]+360*[.N$8]/[.$C79]" office:value-type="float" office:value="378" calcext:value-type="float">
            <text:p>378</text:p>
          </table:table-cell>
          <table:table-cell table:style-name="ce129" table:formula="of:=[.$E$6]+360*[.O$8]/[.$C79]" office:value-type="float" office:value="380.1" calcext:value-type="float">
            <text:p>380</text:p>
          </table:table-cell>
          <table:table-cell table:style-name="ce129" table:formula="of:=[.$E$6]+360*[.P$8]/[.$C79]" office:value-type="float" office:value="382.2" calcext:value-type="float">
            <text:p>382</text:p>
          </table:table-cell>
          <table:table-cell table:style-name="ce129" table:formula="of:=[.$E$6]+360*[.Q$8]/[.$C79]" office:value-type="float" office:value="384.3" calcext:value-type="float">
            <text:p>384</text:p>
          </table:table-cell>
          <table:table-cell table:style-name="ce129" table:formula="of:=[.$E$6]+360*[.R$8]/[.$C79]" office:value-type="float" office:value="386.4" calcext:value-type="float">
            <text:p>386</text:p>
          </table:table-cell>
          <table:table-cell table:style-name="ce129" table:formula="of:=[.$E$6]+360*[.S$8]/[.$C79]" office:value-type="float" office:value="388.5" calcext:value-type="float">
            <text:p>389</text:p>
          </table:table-cell>
          <table:table-cell table:style-name="ce129" table:formula="of:=[.$E$6]+360*[.T$8]/[.$C79]" office:value-type="float" office:value="390.6" calcext:value-type="float">
            <text:p>391</text:p>
          </table:table-cell>
          <table:table-cell table:style-name="ce129" table:formula="of:=[.$E$6]+360*[.U$8]/[.$C79]" office:value-type="float" office:value="392.7" calcext:value-type="float">
            <text:p>393</text:p>
          </table:table-cell>
          <table:table-cell table:style-name="ce129" table:formula="of:=[.$E$6]+360*[.V$8]/[.$C79]" office:value-type="float" office:value="394.8" calcext:value-type="float">
            <text:p>395</text:p>
          </table:table-cell>
          <table:table-cell table:style-name="ce129" table:formula="of:=[.$E$6]+360*[.W$8]/[.$C79]" office:value-type="float" office:value="396.9" calcext:value-type="float">
            <text:p>397</text:p>
          </table:table-cell>
          <table:table-cell table:style-name="ce129" table:formula="of:=[.$E$6]+360*[.X$8]/[.$C7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80]" office:value-type="float" office:value="8275.86206896552" calcext:value-type="float">
            <text:p>8276</text:p>
          </table:table-cell>
          <table:table-cell table:style-name="ce129" table:formula="of:=[.$E$6]+360*[.D$8]/[.$C80]" office:value-type="float" office:value="357" calcext:value-type="float">
            <text:p>357</text:p>
          </table:table-cell>
          <table:table-cell table:style-name="ce129" table:formula="of:=[.$E$6]+360*[.E$8]/[.$C80]" office:value-type="float" office:value="359.175" calcext:value-type="float">
            <text:p>359</text:p>
          </table:table-cell>
          <table:table-cell table:style-name="ce129" table:formula="of:=[.$E$6]+360*[.F$8]/[.$C80]" office:value-type="float" office:value="361.35" calcext:value-type="float">
            <text:p>361</text:p>
          </table:table-cell>
          <table:table-cell table:style-name="ce129" table:formula="of:=[.$E$6]+360*[.G$8]/[.$C80]" office:value-type="float" office:value="363.525" calcext:value-type="float">
            <text:p>364</text:p>
          </table:table-cell>
          <table:table-cell table:style-name="ce129" table:formula="of:=[.$E$6]+360*[.H$8]/[.$C80]" office:value-type="float" office:value="365.7" calcext:value-type="float">
            <text:p>366</text:p>
          </table:table-cell>
          <table:table-cell table:style-name="ce129" table:formula="of:=[.$E$6]+360*[.I$8]/[.$C80]" office:value-type="float" office:value="367.875" calcext:value-type="float">
            <text:p>368</text:p>
          </table:table-cell>
          <table:table-cell table:style-name="ce129" table:formula="of:=[.$E$6]+360*[.J$8]/[.$C80]" office:value-type="float" office:value="370.05" calcext:value-type="float">
            <text:p>370</text:p>
          </table:table-cell>
          <table:table-cell table:style-name="ce129" table:formula="of:=[.$E$6]+360*[.K$8]/[.$C80]" office:value-type="float" office:value="372.225" calcext:value-type="float">
            <text:p>372</text:p>
          </table:table-cell>
          <table:table-cell table:style-name="ce129" table:formula="of:=[.$E$6]+360*[.L$8]/[.$C80]" office:value-type="float" office:value="374.4" calcext:value-type="float">
            <text:p>374</text:p>
          </table:table-cell>
          <table:table-cell table:style-name="ce129" table:formula="of:=[.$E$6]+360*[.M$8]/[.$C80]" office:value-type="float" office:value="376.575" calcext:value-type="float">
            <text:p>377</text:p>
          </table:table-cell>
          <table:table-cell table:style-name="ce129" table:formula="of:=[.$E$6]+360*[.N$8]/[.$C80]" office:value-type="float" office:value="378.75" calcext:value-type="float">
            <text:p>379</text:p>
          </table:table-cell>
          <table:table-cell table:style-name="ce129" table:formula="of:=[.$E$6]+360*[.O$8]/[.$C80]" office:value-type="float" office:value="380.925" calcext:value-type="float">
            <text:p>381</text:p>
          </table:table-cell>
          <table:table-cell table:style-name="ce129" table:formula="of:=[.$E$6]+360*[.P$8]/[.$C80]" office:value-type="float" office:value="383.1" calcext:value-type="float">
            <text:p>383</text:p>
          </table:table-cell>
          <table:table-cell table:style-name="ce129" table:formula="of:=[.$E$6]+360*[.Q$8]/[.$C80]" office:value-type="float" office:value="385.275" calcext:value-type="float">
            <text:p>385</text:p>
          </table:table-cell>
          <table:table-cell table:style-name="ce129" table:formula="of:=[.$E$6]+360*[.R$8]/[.$C80]" office:value-type="float" office:value="387.45" calcext:value-type="float">
            <text:p>387</text:p>
          </table:table-cell>
          <table:table-cell table:style-name="ce129" table:formula="of:=[.$E$6]+360*[.S$8]/[.$C80]" office:value-type="float" office:value="389.625" calcext:value-type="float">
            <text:p>390</text:p>
          </table:table-cell>
          <table:table-cell table:style-name="ce129" table:formula="of:=[.$E$6]+360*[.T$8]/[.$C80]" office:value-type="float" office:value="391.8" calcext:value-type="float">
            <text:p>392</text:p>
          </table:table-cell>
          <table:table-cell table:style-name="ce129" table:formula="of:=[.$E$6]+360*[.U$8]/[.$C80]" office:value-type="float" office:value="393.975" calcext:value-type="float">
            <text:p>394</text:p>
          </table:table-cell>
          <table:table-cell table:style-name="ce129" table:formula="of:=[.$E$6]+360*[.V$8]/[.$C80]" office:value-type="float" office:value="396.15" calcext:value-type="float">
            <text:p>396</text:p>
          </table:table-cell>
          <table:table-cell table:style-name="ce129" table:formula="of:=[.$E$6]+360*[.W$8]/[.$C80]" office:value-type="float" office:value="398.325" calcext:value-type="float">
            <text:p>398</text:p>
          </table:table-cell>
          <table:table-cell table:style-name="ce129" table:formula="of:=[.$E$6]+360*[.X$8]/[.$C8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81]" office:value-type="float" office:value="8000" calcext:value-type="float">
            <text:p>8000</text:p>
          </table:table-cell>
          <table:table-cell table:style-name="ce129" table:formula="of:=[.$E$6]+360*[.D$8]/[.$C81]" office:value-type="float" office:value="357" calcext:value-type="float">
            <text:p>357</text:p>
          </table:table-cell>
          <table:table-cell table:style-name="ce129" table:formula="of:=[.$E$6]+360*[.E$8]/[.$C81]" office:value-type="float" office:value="359.25" calcext:value-type="float">
            <text:p>359</text:p>
          </table:table-cell>
          <table:table-cell table:style-name="ce129" table:formula="of:=[.$E$6]+360*[.F$8]/[.$C81]" office:value-type="float" office:value="361.5" calcext:value-type="float">
            <text:p>362</text:p>
          </table:table-cell>
          <table:table-cell table:style-name="ce129" table:formula="of:=[.$E$6]+360*[.G$8]/[.$C81]" office:value-type="float" office:value="363.75" calcext:value-type="float">
            <text:p>364</text:p>
          </table:table-cell>
          <table:table-cell table:style-name="ce129" table:formula="of:=[.$E$6]+360*[.H$8]/[.$C81]" office:value-type="float" office:value="366" calcext:value-type="float">
            <text:p>366</text:p>
          </table:table-cell>
          <table:table-cell table:style-name="ce129" table:formula="of:=[.$E$6]+360*[.I$8]/[.$C81]" office:value-type="float" office:value="368.25" calcext:value-type="float">
            <text:p>368</text:p>
          </table:table-cell>
          <table:table-cell table:style-name="ce129" table:formula="of:=[.$E$6]+360*[.J$8]/[.$C81]" office:value-type="float" office:value="370.5" calcext:value-type="float">
            <text:p>371</text:p>
          </table:table-cell>
          <table:table-cell table:style-name="ce129" table:formula="of:=[.$E$6]+360*[.K$8]/[.$C81]" office:value-type="float" office:value="372.75" calcext:value-type="float">
            <text:p>373</text:p>
          </table:table-cell>
          <table:table-cell table:style-name="ce129" table:formula="of:=[.$E$6]+360*[.L$8]/[.$C81]" office:value-type="float" office:value="375" calcext:value-type="float">
            <text:p>375</text:p>
          </table:table-cell>
          <table:table-cell table:style-name="ce129" table:formula="of:=[.$E$6]+360*[.M$8]/[.$C81]" office:value-type="float" office:value="377.25" calcext:value-type="float">
            <text:p>377</text:p>
          </table:table-cell>
          <table:table-cell table:style-name="ce129" table:formula="of:=[.$E$6]+360*[.N$8]/[.$C81]" office:value-type="float" office:value="379.5" calcext:value-type="float">
            <text:p>380</text:p>
          </table:table-cell>
          <table:table-cell table:style-name="ce129" table:formula="of:=[.$E$6]+360*[.O$8]/[.$C81]" office:value-type="float" office:value="381.75" calcext:value-type="float">
            <text:p>382</text:p>
          </table:table-cell>
          <table:table-cell table:style-name="ce129" table:formula="of:=[.$E$6]+360*[.P$8]/[.$C81]" office:value-type="float" office:value="384" calcext:value-type="float">
            <text:p>384</text:p>
          </table:table-cell>
          <table:table-cell table:style-name="ce129" table:formula="of:=[.$E$6]+360*[.Q$8]/[.$C81]" office:value-type="float" office:value="386.25" calcext:value-type="float">
            <text:p>386</text:p>
          </table:table-cell>
          <table:table-cell table:style-name="ce129" table:formula="of:=[.$E$6]+360*[.R$8]/[.$C81]" office:value-type="float" office:value="388.5" calcext:value-type="float">
            <text:p>389</text:p>
          </table:table-cell>
          <table:table-cell table:style-name="ce129" table:formula="of:=[.$E$6]+360*[.S$8]/[.$C81]" office:value-type="float" office:value="390.75" calcext:value-type="float">
            <text:p>391</text:p>
          </table:table-cell>
          <table:table-cell table:style-name="ce129" table:formula="of:=[.$E$6]+360*[.T$8]/[.$C81]" office:value-type="float" office:value="393" calcext:value-type="float">
            <text:p>393</text:p>
          </table:table-cell>
          <table:table-cell table:style-name="ce129" table:formula="of:=[.$E$6]+360*[.U$8]/[.$C81]" office:value-type="float" office:value="395.25" calcext:value-type="float">
            <text:p>395</text:p>
          </table:table-cell>
          <table:table-cell table:style-name="ce129" table:formula="of:=[.$E$6]+360*[.V$8]/[.$C81]" office:value-type="float" office:value="397.5" calcext:value-type="float">
            <text:p>398</text:p>
          </table:table-cell>
          <table:table-cell table:style-name="ce129" table:formula="of:=[.$E$6]+360*[.W$8]/[.$C81]" office:value-type="float" office:value="399.75" calcext:value-type="float">
            <text:p>400</text:p>
          </table:table-cell>
          <table:table-cell table:style-name="ce129" table:formula="of:=[.$E$6]+360*[.X$8]/[.$C8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82]" office:value-type="float" office:value="7741.93548387097" calcext:value-type="float">
            <text:p>7742</text:p>
          </table:table-cell>
          <table:table-cell table:style-name="ce129" table:formula="of:=[.$E$6]+360*[.D$8]/[.$C82]" office:value-type="float" office:value="357" calcext:value-type="float">
            <text:p>357</text:p>
          </table:table-cell>
          <table:table-cell table:style-name="ce129" table:formula="of:=[.$E$6]+360*[.E$8]/[.$C82]" office:value-type="float" office:value="359.325" calcext:value-type="float">
            <text:p>359</text:p>
          </table:table-cell>
          <table:table-cell table:style-name="ce129" table:formula="of:=[.$E$6]+360*[.F$8]/[.$C82]" office:value-type="float" office:value="361.65" calcext:value-type="float">
            <text:p>362</text:p>
          </table:table-cell>
          <table:table-cell table:style-name="ce129" table:formula="of:=[.$E$6]+360*[.G$8]/[.$C82]" office:value-type="float" office:value="363.975" calcext:value-type="float">
            <text:p>364</text:p>
          </table:table-cell>
          <table:table-cell table:style-name="ce129" table:formula="of:=[.$E$6]+360*[.H$8]/[.$C82]" office:value-type="float" office:value="366.3" calcext:value-type="float">
            <text:p>366</text:p>
          </table:table-cell>
          <table:table-cell table:style-name="ce129" table:formula="of:=[.$E$6]+360*[.I$8]/[.$C82]" office:value-type="float" office:value="368.625" calcext:value-type="float">
            <text:p>369</text:p>
          </table:table-cell>
          <table:table-cell table:style-name="ce129" table:formula="of:=[.$E$6]+360*[.J$8]/[.$C82]" office:value-type="float" office:value="370.95" calcext:value-type="float">
            <text:p>371</text:p>
          </table:table-cell>
          <table:table-cell table:style-name="ce129" table:formula="of:=[.$E$6]+360*[.K$8]/[.$C82]" office:value-type="float" office:value="373.275" calcext:value-type="float">
            <text:p>373</text:p>
          </table:table-cell>
          <table:table-cell table:style-name="ce129" table:formula="of:=[.$E$6]+360*[.L$8]/[.$C82]" office:value-type="float" office:value="375.6" calcext:value-type="float">
            <text:p>376</text:p>
          </table:table-cell>
          <table:table-cell table:style-name="ce129" table:formula="of:=[.$E$6]+360*[.M$8]/[.$C82]" office:value-type="float" office:value="377.925" calcext:value-type="float">
            <text:p>378</text:p>
          </table:table-cell>
          <table:table-cell table:style-name="ce129" table:formula="of:=[.$E$6]+360*[.N$8]/[.$C82]" office:value-type="float" office:value="380.25" calcext:value-type="float">
            <text:p>380</text:p>
          </table:table-cell>
          <table:table-cell table:style-name="ce129" table:formula="of:=[.$E$6]+360*[.O$8]/[.$C82]" office:value-type="float" office:value="382.575" calcext:value-type="float">
            <text:p>383</text:p>
          </table:table-cell>
          <table:table-cell table:style-name="ce129" table:formula="of:=[.$E$6]+360*[.P$8]/[.$C82]" office:value-type="float" office:value="384.9" calcext:value-type="float">
            <text:p>385</text:p>
          </table:table-cell>
          <table:table-cell table:style-name="ce129" table:formula="of:=[.$E$6]+360*[.Q$8]/[.$C82]" office:value-type="float" office:value="387.225" calcext:value-type="float">
            <text:p>387</text:p>
          </table:table-cell>
          <table:table-cell table:style-name="ce129" table:formula="of:=[.$E$6]+360*[.R$8]/[.$C82]" office:value-type="float" office:value="389.55" calcext:value-type="float">
            <text:p>390</text:p>
          </table:table-cell>
          <table:table-cell table:style-name="ce129" table:formula="of:=[.$E$6]+360*[.S$8]/[.$C82]" office:value-type="float" office:value="391.875" calcext:value-type="float">
            <text:p>392</text:p>
          </table:table-cell>
          <table:table-cell table:style-name="ce129" table:formula="of:=[.$E$6]+360*[.T$8]/[.$C82]" office:value-type="float" office:value="394.2" calcext:value-type="float">
            <text:p>394</text:p>
          </table:table-cell>
          <table:table-cell table:style-name="ce129" table:formula="of:=[.$E$6]+360*[.U$8]/[.$C82]" office:value-type="float" office:value="396.525" calcext:value-type="float">
            <text:p>397</text:p>
          </table:table-cell>
          <table:table-cell table:style-name="ce129" table:formula="of:=[.$E$6]+360*[.V$8]/[.$C82]" office:value-type="float" office:value="398.85" calcext:value-type="float">
            <text:p>399</text:p>
          </table:table-cell>
          <table:table-cell table:style-name="ce129" table:formula="of:=[.$E$6]+360*[.W$8]/[.$C82]" office:value-type="float" office:value="401.175" calcext:value-type="float">
            <text:p>401</text:p>
          </table:table-cell>
          <table:table-cell table:style-name="ce129" table:formula="of:=[.$E$6]+360*[.X$8]/[.$C8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83]" office:value-type="float" office:value="7500" calcext:value-type="float">
            <text:p>7500</text:p>
          </table:table-cell>
          <table:table-cell table:style-name="ce129" table:formula="of:=[.$E$6]+360*[.D$8]/[.$C83]" office:value-type="float" office:value="357" calcext:value-type="float">
            <text:p>357</text:p>
          </table:table-cell>
          <table:table-cell table:style-name="ce129" table:formula="of:=[.$E$6]+360*[.E$8]/[.$C83]" office:value-type="float" office:value="359.4" calcext:value-type="float">
            <text:p>359</text:p>
          </table:table-cell>
          <table:table-cell table:style-name="ce129" table:formula="of:=[.$E$6]+360*[.F$8]/[.$C83]" office:value-type="float" office:value="361.8" calcext:value-type="float">
            <text:p>362</text:p>
          </table:table-cell>
          <table:table-cell table:style-name="ce129" table:formula="of:=[.$E$6]+360*[.G$8]/[.$C83]" office:value-type="float" office:value="364.2" calcext:value-type="float">
            <text:p>364</text:p>
          </table:table-cell>
          <table:table-cell table:style-name="ce129" table:formula="of:=[.$E$6]+360*[.H$8]/[.$C83]" office:value-type="float" office:value="366.6" calcext:value-type="float">
            <text:p>367</text:p>
          </table:table-cell>
          <table:table-cell table:style-name="ce129" table:formula="of:=[.$E$6]+360*[.I$8]/[.$C83]" office:value-type="float" office:value="369" calcext:value-type="float">
            <text:p>369</text:p>
          </table:table-cell>
          <table:table-cell table:style-name="ce129" table:formula="of:=[.$E$6]+360*[.J$8]/[.$C83]" office:value-type="float" office:value="371.4" calcext:value-type="float">
            <text:p>371</text:p>
          </table:table-cell>
          <table:table-cell table:style-name="ce129" table:formula="of:=[.$E$6]+360*[.K$8]/[.$C83]" office:value-type="float" office:value="373.8" calcext:value-type="float">
            <text:p>374</text:p>
          </table:table-cell>
          <table:table-cell table:style-name="ce129" table:formula="of:=[.$E$6]+360*[.L$8]/[.$C83]" office:value-type="float" office:value="376.2" calcext:value-type="float">
            <text:p>376</text:p>
          </table:table-cell>
          <table:table-cell table:style-name="ce129" table:formula="of:=[.$E$6]+360*[.M$8]/[.$C83]" office:value-type="float" office:value="378.6" calcext:value-type="float">
            <text:p>379</text:p>
          </table:table-cell>
          <table:table-cell table:style-name="ce129" table:formula="of:=[.$E$6]+360*[.N$8]/[.$C83]" office:value-type="float" office:value="381" calcext:value-type="float">
            <text:p>381</text:p>
          </table:table-cell>
          <table:table-cell table:style-name="ce129" table:formula="of:=[.$E$6]+360*[.O$8]/[.$C83]" office:value-type="float" office:value="383.4" calcext:value-type="float">
            <text:p>383</text:p>
          </table:table-cell>
          <table:table-cell table:style-name="ce129" table:formula="of:=[.$E$6]+360*[.P$8]/[.$C83]" office:value-type="float" office:value="385.8" calcext:value-type="float">
            <text:p>386</text:p>
          </table:table-cell>
          <table:table-cell table:style-name="ce129" table:formula="of:=[.$E$6]+360*[.Q$8]/[.$C83]" office:value-type="float" office:value="388.2" calcext:value-type="float">
            <text:p>388</text:p>
          </table:table-cell>
          <table:table-cell table:style-name="ce129" table:formula="of:=[.$E$6]+360*[.R$8]/[.$C83]" office:value-type="float" office:value="390.6" calcext:value-type="float">
            <text:p>391</text:p>
          </table:table-cell>
          <table:table-cell table:style-name="ce129" table:formula="of:=[.$E$6]+360*[.S$8]/[.$C83]" office:value-type="float" office:value="393" calcext:value-type="float">
            <text:p>393</text:p>
          </table:table-cell>
          <table:table-cell table:style-name="ce129" table:formula="of:=[.$E$6]+360*[.T$8]/[.$C83]" office:value-type="float" office:value="395.4" calcext:value-type="float">
            <text:p>395</text:p>
          </table:table-cell>
          <table:table-cell table:style-name="ce129" table:formula="of:=[.$E$6]+360*[.U$8]/[.$C83]" office:value-type="float" office:value="397.8" calcext:value-type="float">
            <text:p>398</text:p>
          </table:table-cell>
          <table:table-cell table:style-name="ce129" table:formula="of:=[.$E$6]+360*[.V$8]/[.$C83]" office:value-type="float" office:value="400.2" calcext:value-type="float">
            <text:p>400</text:p>
          </table:table-cell>
          <table:table-cell table:style-name="ce129" table:formula="of:=[.$E$6]+360*[.W$8]/[.$C83]" office:value-type="float" office:value="402.6" calcext:value-type="float">
            <text:p>403</text:p>
          </table:table-cell>
          <table:table-cell table:style-name="ce129" table:formula="of:=[.$E$6]+360*[.X$8]/[.$C8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84]" office:value-type="float" office:value="7272.72727272727" calcext:value-type="float">
            <text:p>7273</text:p>
          </table:table-cell>
          <table:table-cell table:style-name="ce129" table:formula="of:=[.$E$6]+360*[.D$8]/[.$C84]" office:value-type="float" office:value="357" calcext:value-type="float">
            <text:p>357</text:p>
          </table:table-cell>
          <table:table-cell table:style-name="ce129" table:formula="of:=[.$E$6]+360*[.E$8]/[.$C84]" office:value-type="float" office:value="359.475" calcext:value-type="float">
            <text:p>359</text:p>
          </table:table-cell>
          <table:table-cell table:style-name="ce129" table:formula="of:=[.$E$6]+360*[.F$8]/[.$C84]" office:value-type="float" office:value="361.95" calcext:value-type="float">
            <text:p>362</text:p>
          </table:table-cell>
          <table:table-cell table:style-name="ce129" table:formula="of:=[.$E$6]+360*[.G$8]/[.$C84]" office:value-type="float" office:value="364.425" calcext:value-type="float">
            <text:p>364</text:p>
          </table:table-cell>
          <table:table-cell table:style-name="ce129" table:formula="of:=[.$E$6]+360*[.H$8]/[.$C84]" office:value-type="float" office:value="366.9" calcext:value-type="float">
            <text:p>367</text:p>
          </table:table-cell>
          <table:table-cell table:style-name="ce129" table:formula="of:=[.$E$6]+360*[.I$8]/[.$C84]" office:value-type="float" office:value="369.375" calcext:value-type="float">
            <text:p>369</text:p>
          </table:table-cell>
          <table:table-cell table:style-name="ce129" table:formula="of:=[.$E$6]+360*[.J$8]/[.$C84]" office:value-type="float" office:value="371.85" calcext:value-type="float">
            <text:p>372</text:p>
          </table:table-cell>
          <table:table-cell table:style-name="ce129" table:formula="of:=[.$E$6]+360*[.K$8]/[.$C84]" office:value-type="float" office:value="374.325" calcext:value-type="float">
            <text:p>374</text:p>
          </table:table-cell>
          <table:table-cell table:style-name="ce129" table:formula="of:=[.$E$6]+360*[.L$8]/[.$C84]" office:value-type="float" office:value="376.8" calcext:value-type="float">
            <text:p>377</text:p>
          </table:table-cell>
          <table:table-cell table:style-name="ce129" table:formula="of:=[.$E$6]+360*[.M$8]/[.$C84]" office:value-type="float" office:value="379.275" calcext:value-type="float">
            <text:p>379</text:p>
          </table:table-cell>
          <table:table-cell table:style-name="ce129" table:formula="of:=[.$E$6]+360*[.N$8]/[.$C84]" office:value-type="float" office:value="381.75" calcext:value-type="float">
            <text:p>382</text:p>
          </table:table-cell>
          <table:table-cell table:style-name="ce129" table:formula="of:=[.$E$6]+360*[.O$8]/[.$C84]" office:value-type="float" office:value="384.225" calcext:value-type="float">
            <text:p>384</text:p>
          </table:table-cell>
          <table:table-cell table:style-name="ce129" table:formula="of:=[.$E$6]+360*[.P$8]/[.$C84]" office:value-type="float" office:value="386.7" calcext:value-type="float">
            <text:p>387</text:p>
          </table:table-cell>
          <table:table-cell table:style-name="ce129" table:formula="of:=[.$E$6]+360*[.Q$8]/[.$C84]" office:value-type="float" office:value="389.175" calcext:value-type="float">
            <text:p>389</text:p>
          </table:table-cell>
          <table:table-cell table:style-name="ce129" table:formula="of:=[.$E$6]+360*[.R$8]/[.$C84]" office:value-type="float" office:value="391.65" calcext:value-type="float">
            <text:p>392</text:p>
          </table:table-cell>
          <table:table-cell table:style-name="ce129" table:formula="of:=[.$E$6]+360*[.S$8]/[.$C84]" office:value-type="float" office:value="394.125" calcext:value-type="float">
            <text:p>394</text:p>
          </table:table-cell>
          <table:table-cell table:style-name="ce129" table:formula="of:=[.$E$6]+360*[.T$8]/[.$C84]" office:value-type="float" office:value="396.6" calcext:value-type="float">
            <text:p>397</text:p>
          </table:table-cell>
          <table:table-cell table:style-name="ce129" table:formula="of:=[.$E$6]+360*[.U$8]/[.$C84]" office:value-type="float" office:value="399.075" calcext:value-type="float">
            <text:p>399</text:p>
          </table:table-cell>
          <table:table-cell table:style-name="ce129" table:formula="of:=[.$E$6]+360*[.V$8]/[.$C84]" office:value-type="float" office:value="401.55" calcext:value-type="float">
            <text:p>402</text:p>
          </table:table-cell>
          <table:table-cell table:style-name="ce129" table:formula="of:=[.$E$6]+360*[.W$8]/[.$C84]" office:value-type="float" office:value="404.025" calcext:value-type="float">
            <text:p>404</text:p>
          </table:table-cell>
          <table:table-cell table:style-name="ce129" table:formula="of:=[.$E$6]+360*[.X$8]/[.$C8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85]" office:value-type="float" office:value="7058.82352941176" calcext:value-type="float">
            <text:p>7059</text:p>
          </table:table-cell>
          <table:table-cell table:style-name="ce129" table:formula="of:=[.$E$6]+360*[.D$8]/[.$C85]" office:value-type="float" office:value="357" calcext:value-type="float">
            <text:p>357</text:p>
          </table:table-cell>
          <table:table-cell table:style-name="ce129" table:formula="of:=[.$E$6]+360*[.E$8]/[.$C85]" office:value-type="float" office:value="359.55" calcext:value-type="float">
            <text:p>360</text:p>
          </table:table-cell>
          <table:table-cell table:style-name="ce129" table:formula="of:=[.$E$6]+360*[.F$8]/[.$C85]" office:value-type="float" office:value="362.1" calcext:value-type="float">
            <text:p>362</text:p>
          </table:table-cell>
          <table:table-cell table:style-name="ce129" table:formula="of:=[.$E$6]+360*[.G$8]/[.$C85]" office:value-type="float" office:value="364.65" calcext:value-type="float">
            <text:p>365</text:p>
          </table:table-cell>
          <table:table-cell table:style-name="ce129" table:formula="of:=[.$E$6]+360*[.H$8]/[.$C85]" office:value-type="float" office:value="367.2" calcext:value-type="float">
            <text:p>367</text:p>
          </table:table-cell>
          <table:table-cell table:style-name="ce129" table:formula="of:=[.$E$6]+360*[.I$8]/[.$C85]" office:value-type="float" office:value="369.75" calcext:value-type="float">
            <text:p>370</text:p>
          </table:table-cell>
          <table:table-cell table:style-name="ce129" table:formula="of:=[.$E$6]+360*[.J$8]/[.$C85]" office:value-type="float" office:value="372.3" calcext:value-type="float">
            <text:p>372</text:p>
          </table:table-cell>
          <table:table-cell table:style-name="ce129" table:formula="of:=[.$E$6]+360*[.K$8]/[.$C85]" office:value-type="float" office:value="374.85" calcext:value-type="float">
            <text:p>375</text:p>
          </table:table-cell>
          <table:table-cell table:style-name="ce129" table:formula="of:=[.$E$6]+360*[.L$8]/[.$C85]" office:value-type="float" office:value="377.4" calcext:value-type="float">
            <text:p>377</text:p>
          </table:table-cell>
          <table:table-cell table:style-name="ce129" table:formula="of:=[.$E$6]+360*[.M$8]/[.$C85]" office:value-type="float" office:value="379.95" calcext:value-type="float">
            <text:p>380</text:p>
          </table:table-cell>
          <table:table-cell table:style-name="ce129" table:formula="of:=[.$E$6]+360*[.N$8]/[.$C85]" office:value-type="float" office:value="382.5" calcext:value-type="float">
            <text:p>383</text:p>
          </table:table-cell>
          <table:table-cell table:style-name="ce129" table:formula="of:=[.$E$6]+360*[.O$8]/[.$C85]" office:value-type="float" office:value="385.05" calcext:value-type="float">
            <text:p>385</text:p>
          </table:table-cell>
          <table:table-cell table:style-name="ce129" table:formula="of:=[.$E$6]+360*[.P$8]/[.$C85]" office:value-type="float" office:value="387.6" calcext:value-type="float">
            <text:p>388</text:p>
          </table:table-cell>
          <table:table-cell table:style-name="ce129" table:formula="of:=[.$E$6]+360*[.Q$8]/[.$C85]" office:value-type="float" office:value="390.15" calcext:value-type="float">
            <text:p>390</text:p>
          </table:table-cell>
          <table:table-cell table:style-name="ce129" table:formula="of:=[.$E$6]+360*[.R$8]/[.$C85]" office:value-type="float" office:value="392.7" calcext:value-type="float">
            <text:p>393</text:p>
          </table:table-cell>
          <table:table-cell table:style-name="ce129" table:formula="of:=[.$E$6]+360*[.S$8]/[.$C85]" office:value-type="float" office:value="395.25" calcext:value-type="float">
            <text:p>395</text:p>
          </table:table-cell>
          <table:table-cell table:style-name="ce129" table:formula="of:=[.$E$6]+360*[.T$8]/[.$C85]" office:value-type="float" office:value="397.8" calcext:value-type="float">
            <text:p>398</text:p>
          </table:table-cell>
          <table:table-cell table:style-name="ce129" table:formula="of:=[.$E$6]+360*[.U$8]/[.$C85]" office:value-type="float" office:value="400.35" calcext:value-type="float">
            <text:p>400</text:p>
          </table:table-cell>
          <table:table-cell table:style-name="ce129" table:formula="of:=[.$E$6]+360*[.V$8]/[.$C85]" office:value-type="float" office:value="402.9" calcext:value-type="float">
            <text:p>403</text:p>
          </table:table-cell>
          <table:table-cell table:style-name="ce129" table:formula="of:=[.$E$6]+360*[.W$8]/[.$C85]" office:value-type="float" office:value="405.45" calcext:value-type="float">
            <text:p>405</text:p>
          </table:table-cell>
          <table:table-cell table:style-name="ce129" table:formula="of:=[.$E$6]+360*[.X$8]/[.$C8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86]" office:value-type="float" office:value="6857.14285714286" calcext:value-type="float">
            <text:p>6857</text:p>
          </table:table-cell>
          <table:table-cell table:style-name="ce129" table:formula="of:=[.$E$6]+360*[.D$8]/[.$C86]" office:value-type="float" office:value="357" calcext:value-type="float">
            <text:p>357</text:p>
          </table:table-cell>
          <table:table-cell table:style-name="ce129" table:formula="of:=[.$E$6]+360*[.E$8]/[.$C86]" office:value-type="float" office:value="359.625" calcext:value-type="float">
            <text:p>360</text:p>
          </table:table-cell>
          <table:table-cell table:style-name="ce129" table:formula="of:=[.$E$6]+360*[.F$8]/[.$C86]" office:value-type="float" office:value="362.25" calcext:value-type="float">
            <text:p>362</text:p>
          </table:table-cell>
          <table:table-cell table:style-name="ce129" table:formula="of:=[.$E$6]+360*[.G$8]/[.$C86]" office:value-type="float" office:value="364.875" calcext:value-type="float">
            <text:p>365</text:p>
          </table:table-cell>
          <table:table-cell table:style-name="ce129" table:formula="of:=[.$E$6]+360*[.H$8]/[.$C86]" office:value-type="float" office:value="367.5" calcext:value-type="float">
            <text:p>368</text:p>
          </table:table-cell>
          <table:table-cell table:style-name="ce129" table:formula="of:=[.$E$6]+360*[.I$8]/[.$C86]" office:value-type="float" office:value="370.125" calcext:value-type="float">
            <text:p>370</text:p>
          </table:table-cell>
          <table:table-cell table:style-name="ce129" table:formula="of:=[.$E$6]+360*[.J$8]/[.$C86]" office:value-type="float" office:value="372.75" calcext:value-type="float">
            <text:p>373</text:p>
          </table:table-cell>
          <table:table-cell table:style-name="ce129" table:formula="of:=[.$E$6]+360*[.K$8]/[.$C86]" office:value-type="float" office:value="375.375" calcext:value-type="float">
            <text:p>375</text:p>
          </table:table-cell>
          <table:table-cell table:style-name="ce129" table:formula="of:=[.$E$6]+360*[.L$8]/[.$C86]" office:value-type="float" office:value="378" calcext:value-type="float">
            <text:p>378</text:p>
          </table:table-cell>
          <table:table-cell table:style-name="ce129" table:formula="of:=[.$E$6]+360*[.M$8]/[.$C86]" office:value-type="float" office:value="380.625" calcext:value-type="float">
            <text:p>381</text:p>
          </table:table-cell>
          <table:table-cell table:style-name="ce129" table:formula="of:=[.$E$6]+360*[.N$8]/[.$C86]" office:value-type="float" office:value="383.25" calcext:value-type="float">
            <text:p>383</text:p>
          </table:table-cell>
          <table:table-cell table:style-name="ce129" table:formula="of:=[.$E$6]+360*[.O$8]/[.$C86]" office:value-type="float" office:value="385.875" calcext:value-type="float">
            <text:p>386</text:p>
          </table:table-cell>
          <table:table-cell table:style-name="ce129" table:formula="of:=[.$E$6]+360*[.P$8]/[.$C86]" office:value-type="float" office:value="388.5" calcext:value-type="float">
            <text:p>389</text:p>
          </table:table-cell>
          <table:table-cell table:style-name="ce129" table:formula="of:=[.$E$6]+360*[.Q$8]/[.$C86]" office:value-type="float" office:value="391.125" calcext:value-type="float">
            <text:p>391</text:p>
          </table:table-cell>
          <table:table-cell table:style-name="ce129" table:formula="of:=[.$E$6]+360*[.R$8]/[.$C86]" office:value-type="float" office:value="393.75" calcext:value-type="float">
            <text:p>394</text:p>
          </table:table-cell>
          <table:table-cell table:style-name="ce129" table:formula="of:=[.$E$6]+360*[.S$8]/[.$C86]" office:value-type="float" office:value="396.375" calcext:value-type="float">
            <text:p>396</text:p>
          </table:table-cell>
          <table:table-cell table:style-name="ce129" table:formula="of:=[.$E$6]+360*[.T$8]/[.$C86]" office:value-type="float" office:value="399" calcext:value-type="float">
            <text:p>399</text:p>
          </table:table-cell>
          <table:table-cell table:style-name="ce129" table:formula="of:=[.$E$6]+360*[.U$8]/[.$C86]" office:value-type="float" office:value="401.625" calcext:value-type="float">
            <text:p>402</text:p>
          </table:table-cell>
          <table:table-cell table:style-name="ce129" table:formula="of:=[.$E$6]+360*[.V$8]/[.$C86]" office:value-type="float" office:value="404.25" calcext:value-type="float">
            <text:p>404</text:p>
          </table:table-cell>
          <table:table-cell table:style-name="ce129" table:formula="of:=[.$E$6]+360*[.W$8]/[.$C86]" office:value-type="float" office:value="406.875" calcext:value-type="float">
            <text:p>407</text:p>
          </table:table-cell>
          <table:table-cell table:style-name="ce129" table:formula="of:=[.$E$6]+360*[.X$8]/[.$C8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87]" office:value-type="float" office:value="6666.66666666667" calcext:value-type="float">
            <text:p>6667</text:p>
          </table:table-cell>
          <table:table-cell table:style-name="ce129" table:formula="of:=[.$E$6]+360*[.D$8]/[.$C87]" office:value-type="float" office:value="357" calcext:value-type="float">
            <text:p>357</text:p>
          </table:table-cell>
          <table:table-cell table:style-name="ce129" table:formula="of:=[.$E$6]+360*[.E$8]/[.$C87]" office:value-type="float" office:value="359.7" calcext:value-type="float">
            <text:p>360</text:p>
          </table:table-cell>
          <table:table-cell table:style-name="ce129" table:formula="of:=[.$E$6]+360*[.F$8]/[.$C87]" office:value-type="float" office:value="362.4" calcext:value-type="float">
            <text:p>362</text:p>
          </table:table-cell>
          <table:table-cell table:style-name="ce129" table:formula="of:=[.$E$6]+360*[.G$8]/[.$C87]" office:value-type="float" office:value="365.1" calcext:value-type="float">
            <text:p>365</text:p>
          </table:table-cell>
          <table:table-cell table:style-name="ce129" table:formula="of:=[.$E$6]+360*[.H$8]/[.$C87]" office:value-type="float" office:value="367.8" calcext:value-type="float">
            <text:p>368</text:p>
          </table:table-cell>
          <table:table-cell table:style-name="ce129" table:formula="of:=[.$E$6]+360*[.I$8]/[.$C87]" office:value-type="float" office:value="370.5" calcext:value-type="float">
            <text:p>371</text:p>
          </table:table-cell>
          <table:table-cell table:style-name="ce129" table:formula="of:=[.$E$6]+360*[.J$8]/[.$C87]" office:value-type="float" office:value="373.2" calcext:value-type="float">
            <text:p>373</text:p>
          </table:table-cell>
          <table:table-cell table:style-name="ce129" table:formula="of:=[.$E$6]+360*[.K$8]/[.$C87]" office:value-type="float" office:value="375.9" calcext:value-type="float">
            <text:p>376</text:p>
          </table:table-cell>
          <table:table-cell table:style-name="ce129" table:formula="of:=[.$E$6]+360*[.L$8]/[.$C87]" office:value-type="float" office:value="378.6" calcext:value-type="float">
            <text:p>379</text:p>
          </table:table-cell>
          <table:table-cell table:style-name="ce129" table:formula="of:=[.$E$6]+360*[.M$8]/[.$C87]" office:value-type="float" office:value="381.3" calcext:value-type="float">
            <text:p>381</text:p>
          </table:table-cell>
          <table:table-cell table:style-name="ce129" table:formula="of:=[.$E$6]+360*[.N$8]/[.$C87]" office:value-type="float" office:value="384" calcext:value-type="float">
            <text:p>384</text:p>
          </table:table-cell>
          <table:table-cell table:style-name="ce129" table:formula="of:=[.$E$6]+360*[.O$8]/[.$C87]" office:value-type="float" office:value="386.7" calcext:value-type="float">
            <text:p>387</text:p>
          </table:table-cell>
          <table:table-cell table:style-name="ce129" table:formula="of:=[.$E$6]+360*[.P$8]/[.$C87]" office:value-type="float" office:value="389.4" calcext:value-type="float">
            <text:p>389</text:p>
          </table:table-cell>
          <table:table-cell table:style-name="ce129" table:formula="of:=[.$E$6]+360*[.Q$8]/[.$C87]" office:value-type="float" office:value="392.1" calcext:value-type="float">
            <text:p>392</text:p>
          </table:table-cell>
          <table:table-cell table:style-name="ce129" table:formula="of:=[.$E$6]+360*[.R$8]/[.$C87]" office:value-type="float" office:value="394.8" calcext:value-type="float">
            <text:p>395</text:p>
          </table:table-cell>
          <table:table-cell table:style-name="ce129" table:formula="of:=[.$E$6]+360*[.S$8]/[.$C87]" office:value-type="float" office:value="397.5" calcext:value-type="float">
            <text:p>398</text:p>
          </table:table-cell>
          <table:table-cell table:style-name="ce129" table:formula="of:=[.$E$6]+360*[.T$8]/[.$C87]" office:value-type="float" office:value="400.2" calcext:value-type="float">
            <text:p>400</text:p>
          </table:table-cell>
          <table:table-cell table:style-name="ce129" table:formula="of:=[.$E$6]+360*[.U$8]/[.$C87]" office:value-type="float" office:value="402.9" calcext:value-type="float">
            <text:p>403</text:p>
          </table:table-cell>
          <table:table-cell table:style-name="ce129" table:formula="of:=[.$E$6]+360*[.V$8]/[.$C87]" office:value-type="float" office:value="405.6" calcext:value-type="float">
            <text:p>406</text:p>
          </table:table-cell>
          <table:table-cell table:style-name="ce129" table:formula="of:=[.$E$6]+360*[.W$8]/[.$C87]" office:value-type="float" office:value="408.3" calcext:value-type="float">
            <text:p>408</text:p>
          </table:table-cell>
          <table:table-cell table:style-name="ce129" table:formula="of:=[.$E$6]+360*[.X$8]/[.$C8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88]" office:value-type="float" office:value="6486.48648648649" calcext:value-type="float">
            <text:p>6486</text:p>
          </table:table-cell>
          <table:table-cell table:style-name="ce129" table:formula="of:=[.$E$6]+360*[.D$8]/[.$C88]" office:value-type="float" office:value="357" calcext:value-type="float">
            <text:p>357</text:p>
          </table:table-cell>
          <table:table-cell table:style-name="ce129" table:formula="of:=[.$E$6]+360*[.E$8]/[.$C88]" office:value-type="float" office:value="359.775" calcext:value-type="float">
            <text:p>360</text:p>
          </table:table-cell>
          <table:table-cell table:style-name="ce129" table:formula="of:=[.$E$6]+360*[.F$8]/[.$C88]" office:value-type="float" office:value="362.55" calcext:value-type="float">
            <text:p>363</text:p>
          </table:table-cell>
          <table:table-cell table:style-name="ce129" table:formula="of:=[.$E$6]+360*[.G$8]/[.$C88]" office:value-type="float" office:value="365.325" calcext:value-type="float">
            <text:p>365</text:p>
          </table:table-cell>
          <table:table-cell table:style-name="ce129" table:formula="of:=[.$E$6]+360*[.H$8]/[.$C88]" office:value-type="float" office:value="368.1" calcext:value-type="float">
            <text:p>368</text:p>
          </table:table-cell>
          <table:table-cell table:style-name="ce129" table:formula="of:=[.$E$6]+360*[.I$8]/[.$C88]" office:value-type="float" office:value="370.875" calcext:value-type="float">
            <text:p>371</text:p>
          </table:table-cell>
          <table:table-cell table:style-name="ce129" table:formula="of:=[.$E$6]+360*[.J$8]/[.$C88]" office:value-type="float" office:value="373.65" calcext:value-type="float">
            <text:p>374</text:p>
          </table:table-cell>
          <table:table-cell table:style-name="ce129" table:formula="of:=[.$E$6]+360*[.K$8]/[.$C88]" office:value-type="float" office:value="376.425" calcext:value-type="float">
            <text:p>376</text:p>
          </table:table-cell>
          <table:table-cell table:style-name="ce129" table:formula="of:=[.$E$6]+360*[.L$8]/[.$C88]" office:value-type="float" office:value="379.2" calcext:value-type="float">
            <text:p>379</text:p>
          </table:table-cell>
          <table:table-cell table:style-name="ce129" table:formula="of:=[.$E$6]+360*[.M$8]/[.$C88]" office:value-type="float" office:value="381.975" calcext:value-type="float">
            <text:p>382</text:p>
          </table:table-cell>
          <table:table-cell table:style-name="ce129" table:formula="of:=[.$E$6]+360*[.N$8]/[.$C88]" office:value-type="float" office:value="384.75" calcext:value-type="float">
            <text:p>385</text:p>
          </table:table-cell>
          <table:table-cell table:style-name="ce129" table:formula="of:=[.$E$6]+360*[.O$8]/[.$C88]" office:value-type="float" office:value="387.525" calcext:value-type="float">
            <text:p>388</text:p>
          </table:table-cell>
          <table:table-cell table:style-name="ce129" table:formula="of:=[.$E$6]+360*[.P$8]/[.$C88]" office:value-type="float" office:value="390.3" calcext:value-type="float">
            <text:p>390</text:p>
          </table:table-cell>
          <table:table-cell table:style-name="ce129" table:formula="of:=[.$E$6]+360*[.Q$8]/[.$C88]" office:value-type="float" office:value="393.075" calcext:value-type="float">
            <text:p>393</text:p>
          </table:table-cell>
          <table:table-cell table:style-name="ce129" table:formula="of:=[.$E$6]+360*[.R$8]/[.$C88]" office:value-type="float" office:value="395.85" calcext:value-type="float">
            <text:p>396</text:p>
          </table:table-cell>
          <table:table-cell table:style-name="ce129" table:formula="of:=[.$E$6]+360*[.S$8]/[.$C88]" office:value-type="float" office:value="398.625" calcext:value-type="float">
            <text:p>399</text:p>
          </table:table-cell>
          <table:table-cell table:style-name="ce129" table:formula="of:=[.$E$6]+360*[.T$8]/[.$C88]" office:value-type="float" office:value="401.4" calcext:value-type="float">
            <text:p>401</text:p>
          </table:table-cell>
          <table:table-cell table:style-name="ce129" table:formula="of:=[.$E$6]+360*[.U$8]/[.$C88]" office:value-type="float" office:value="404.175" calcext:value-type="float">
            <text:p>404</text:p>
          </table:table-cell>
          <table:table-cell table:style-name="ce129" table:formula="of:=[.$E$6]+360*[.V$8]/[.$C88]" office:value-type="float" office:value="406.95" calcext:value-type="float">
            <text:p>407</text:p>
          </table:table-cell>
          <table:table-cell table:style-name="ce129" table:formula="of:=[.$E$6]+360*[.W$8]/[.$C88]" office:value-type="float" office:value="409.725" calcext:value-type="float">
            <text:p>410</text:p>
          </table:table-cell>
          <table:table-cell table:style-name="ce129" table:formula="of:=[.$E$6]+360*[.X$8]/[.$C8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89]" office:value-type="float" office:value="6315.78947368421" calcext:value-type="float">
            <text:p>6316</text:p>
          </table:table-cell>
          <table:table-cell table:style-name="ce129" table:formula="of:=[.$E$6]+360*[.D$8]/[.$C89]" office:value-type="float" office:value="357" calcext:value-type="float">
            <text:p>357</text:p>
          </table:table-cell>
          <table:table-cell table:style-name="ce129" table:formula="of:=[.$E$6]+360*[.E$8]/[.$C89]" office:value-type="float" office:value="359.85" calcext:value-type="float">
            <text:p>360</text:p>
          </table:table-cell>
          <table:table-cell table:style-name="ce129" table:formula="of:=[.$E$6]+360*[.F$8]/[.$C89]" office:value-type="float" office:value="362.7" calcext:value-type="float">
            <text:p>363</text:p>
          </table:table-cell>
          <table:table-cell table:style-name="ce129" table:formula="of:=[.$E$6]+360*[.G$8]/[.$C89]" office:value-type="float" office:value="365.55" calcext:value-type="float">
            <text:p>366</text:p>
          </table:table-cell>
          <table:table-cell table:style-name="ce129" table:formula="of:=[.$E$6]+360*[.H$8]/[.$C89]" office:value-type="float" office:value="368.4" calcext:value-type="float">
            <text:p>368</text:p>
          </table:table-cell>
          <table:table-cell table:style-name="ce129" table:formula="of:=[.$E$6]+360*[.I$8]/[.$C89]" office:value-type="float" office:value="371.25" calcext:value-type="float">
            <text:p>371</text:p>
          </table:table-cell>
          <table:table-cell table:style-name="ce129" table:formula="of:=[.$E$6]+360*[.J$8]/[.$C89]" office:value-type="float" office:value="374.1" calcext:value-type="float">
            <text:p>374</text:p>
          </table:table-cell>
          <table:table-cell table:style-name="ce129" table:formula="of:=[.$E$6]+360*[.K$8]/[.$C89]" office:value-type="float" office:value="376.95" calcext:value-type="float">
            <text:p>377</text:p>
          </table:table-cell>
          <table:table-cell table:style-name="ce129" table:formula="of:=[.$E$6]+360*[.L$8]/[.$C89]" office:value-type="float" office:value="379.8" calcext:value-type="float">
            <text:p>380</text:p>
          </table:table-cell>
          <table:table-cell table:style-name="ce129" table:formula="of:=[.$E$6]+360*[.M$8]/[.$C89]" office:value-type="float" office:value="382.65" calcext:value-type="float">
            <text:p>383</text:p>
          </table:table-cell>
          <table:table-cell table:style-name="ce129" table:formula="of:=[.$E$6]+360*[.N$8]/[.$C89]" office:value-type="float" office:value="385.5" calcext:value-type="float">
            <text:p>386</text:p>
          </table:table-cell>
          <table:table-cell table:style-name="ce129" table:formula="of:=[.$E$6]+360*[.O$8]/[.$C89]" office:value-type="float" office:value="388.35" calcext:value-type="float">
            <text:p>388</text:p>
          </table:table-cell>
          <table:table-cell table:style-name="ce129" table:formula="of:=[.$E$6]+360*[.P$8]/[.$C89]" office:value-type="float" office:value="391.2" calcext:value-type="float">
            <text:p>391</text:p>
          </table:table-cell>
          <table:table-cell table:style-name="ce129" table:formula="of:=[.$E$6]+360*[.Q$8]/[.$C89]" office:value-type="float" office:value="394.05" calcext:value-type="float">
            <text:p>394</text:p>
          </table:table-cell>
          <table:table-cell table:style-name="ce129" table:formula="of:=[.$E$6]+360*[.R$8]/[.$C89]" office:value-type="float" office:value="396.9" calcext:value-type="float">
            <text:p>397</text:p>
          </table:table-cell>
          <table:table-cell table:style-name="ce129" table:formula="of:=[.$E$6]+360*[.S$8]/[.$C89]" office:value-type="float" office:value="399.75" calcext:value-type="float">
            <text:p>400</text:p>
          </table:table-cell>
          <table:table-cell table:style-name="ce129" table:formula="of:=[.$E$6]+360*[.T$8]/[.$C89]" office:value-type="float" office:value="402.6" calcext:value-type="float">
            <text:p>403</text:p>
          </table:table-cell>
          <table:table-cell table:style-name="ce129" table:formula="of:=[.$E$6]+360*[.U$8]/[.$C89]" office:value-type="float" office:value="405.45" calcext:value-type="float">
            <text:p>405</text:p>
          </table:table-cell>
          <table:table-cell table:style-name="ce129" table:formula="of:=[.$E$6]+360*[.V$8]/[.$C89]" office:value-type="float" office:value="408.3" calcext:value-type="float">
            <text:p>408</text:p>
          </table:table-cell>
          <table:table-cell table:style-name="ce129" table:formula="of:=[.$E$6]+360*[.W$8]/[.$C89]" office:value-type="float" office:value="411.15" calcext:value-type="float">
            <text:p>411</text:p>
          </table:table-cell>
          <table:table-cell table:style-name="ce129" table:formula="of:=[.$E$6]+360*[.X$8]/[.$C8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90]" office:value-type="float" office:value="6153.84615384615" calcext:value-type="float">
            <text:p>6154</text:p>
          </table:table-cell>
          <table:table-cell table:style-name="ce129" table:formula="of:=[.$E$6]+360*[.D$8]/[.$C90]" office:value-type="float" office:value="357" calcext:value-type="float">
            <text:p>357</text:p>
          </table:table-cell>
          <table:table-cell table:style-name="ce129" table:formula="of:=[.$E$6]+360*[.E$8]/[.$C90]" office:value-type="float" office:value="359.925" calcext:value-type="float">
            <text:p>360</text:p>
          </table:table-cell>
          <table:table-cell table:style-name="ce129" table:formula="of:=[.$E$6]+360*[.F$8]/[.$C90]" office:value-type="float" office:value="362.85" calcext:value-type="float">
            <text:p>363</text:p>
          </table:table-cell>
          <table:table-cell table:style-name="ce129" table:formula="of:=[.$E$6]+360*[.G$8]/[.$C90]" office:value-type="float" office:value="365.775" calcext:value-type="float">
            <text:p>366</text:p>
          </table:table-cell>
          <table:table-cell table:style-name="ce129" table:formula="of:=[.$E$6]+360*[.H$8]/[.$C90]" office:value-type="float" office:value="368.7" calcext:value-type="float">
            <text:p>369</text:p>
          </table:table-cell>
          <table:table-cell table:style-name="ce129" table:formula="of:=[.$E$6]+360*[.I$8]/[.$C90]" office:value-type="float" office:value="371.625" calcext:value-type="float">
            <text:p>372</text:p>
          </table:table-cell>
          <table:table-cell table:style-name="ce129" table:formula="of:=[.$E$6]+360*[.J$8]/[.$C90]" office:value-type="float" office:value="374.55" calcext:value-type="float">
            <text:p>375</text:p>
          </table:table-cell>
          <table:table-cell table:style-name="ce129" table:formula="of:=[.$E$6]+360*[.K$8]/[.$C90]" office:value-type="float" office:value="377.475" calcext:value-type="float">
            <text:p>377</text:p>
          </table:table-cell>
          <table:table-cell table:style-name="ce129" table:formula="of:=[.$E$6]+360*[.L$8]/[.$C90]" office:value-type="float" office:value="380.4" calcext:value-type="float">
            <text:p>380</text:p>
          </table:table-cell>
          <table:table-cell table:style-name="ce129" table:formula="of:=[.$E$6]+360*[.M$8]/[.$C90]" office:value-type="float" office:value="383.325" calcext:value-type="float">
            <text:p>383</text:p>
          </table:table-cell>
          <table:table-cell table:style-name="ce129" table:formula="of:=[.$E$6]+360*[.N$8]/[.$C90]" office:value-type="float" office:value="386.25" calcext:value-type="float">
            <text:p>386</text:p>
          </table:table-cell>
          <table:table-cell table:style-name="ce129" table:formula="of:=[.$E$6]+360*[.O$8]/[.$C90]" office:value-type="float" office:value="389.175" calcext:value-type="float">
            <text:p>389</text:p>
          </table:table-cell>
          <table:table-cell table:style-name="ce129" table:formula="of:=[.$E$6]+360*[.P$8]/[.$C90]" office:value-type="float" office:value="392.1" calcext:value-type="float">
            <text:p>392</text:p>
          </table:table-cell>
          <table:table-cell table:style-name="ce129" table:formula="of:=[.$E$6]+360*[.Q$8]/[.$C90]" office:value-type="float" office:value="395.025" calcext:value-type="float">
            <text:p>395</text:p>
          </table:table-cell>
          <table:table-cell table:style-name="ce129" table:formula="of:=[.$E$6]+360*[.R$8]/[.$C90]" office:value-type="float" office:value="397.95" calcext:value-type="float">
            <text:p>398</text:p>
          </table:table-cell>
          <table:table-cell table:style-name="ce129" table:formula="of:=[.$E$6]+360*[.S$8]/[.$C90]" office:value-type="float" office:value="400.875" calcext:value-type="float">
            <text:p>401</text:p>
          </table:table-cell>
          <table:table-cell table:style-name="ce129" table:formula="of:=[.$E$6]+360*[.T$8]/[.$C90]" office:value-type="float" office:value="403.8" calcext:value-type="float">
            <text:p>404</text:p>
          </table:table-cell>
          <table:table-cell table:style-name="ce129" table:formula="of:=[.$E$6]+360*[.U$8]/[.$C90]" office:value-type="float" office:value="406.725" calcext:value-type="float">
            <text:p>407</text:p>
          </table:table-cell>
          <table:table-cell table:style-name="ce129" table:formula="of:=[.$E$6]+360*[.V$8]/[.$C90]" office:value-type="float" office:value="409.65" calcext:value-type="float">
            <text:p>410</text:p>
          </table:table-cell>
          <table:table-cell table:style-name="ce129" table:formula="of:=[.$E$6]+360*[.W$8]/[.$C90]" office:value-type="float" office:value="412.575" calcext:value-type="float">
            <text:p>413</text:p>
          </table:table-cell>
          <table:table-cell table:style-name="ce129" table:formula="of:=[.$E$6]+360*[.X$8]/[.$C9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91]" office:value-type="float" office:value="6000" calcext:value-type="float">
            <text:p>6000</text:p>
          </table:table-cell>
          <table:table-cell table:style-name="ce129" table:formula="of:=[.$E$6]+360*[.D$8]/[.$C91]" office:value-type="float" office:value="357" calcext:value-type="float">
            <text:p>357</text:p>
          </table:table-cell>
          <table:table-cell table:style-name="ce129" table:formula="of:=[.$E$6]+360*[.E$8]/[.$C91]" office:value-type="float" office:value="360" calcext:value-type="float">
            <text:p>360</text:p>
          </table:table-cell>
          <table:table-cell table:style-name="ce129" table:formula="of:=[.$E$6]+360*[.F$8]/[.$C91]" office:value-type="float" office:value="363" calcext:value-type="float">
            <text:p>363</text:p>
          </table:table-cell>
          <table:table-cell table:style-name="ce129" table:formula="of:=[.$E$6]+360*[.G$8]/[.$C91]" office:value-type="float" office:value="366" calcext:value-type="float">
            <text:p>366</text:p>
          </table:table-cell>
          <table:table-cell table:style-name="ce129" table:formula="of:=[.$E$6]+360*[.H$8]/[.$C91]" office:value-type="float" office:value="369" calcext:value-type="float">
            <text:p>369</text:p>
          </table:table-cell>
          <table:table-cell table:style-name="ce129" table:formula="of:=[.$E$6]+360*[.I$8]/[.$C91]" office:value-type="float" office:value="372" calcext:value-type="float">
            <text:p>372</text:p>
          </table:table-cell>
          <table:table-cell table:style-name="ce129" table:formula="of:=[.$E$6]+360*[.J$8]/[.$C91]" office:value-type="float" office:value="375" calcext:value-type="float">
            <text:p>375</text:p>
          </table:table-cell>
          <table:table-cell table:style-name="ce129" table:formula="of:=[.$E$6]+360*[.K$8]/[.$C91]" office:value-type="float" office:value="378" calcext:value-type="float">
            <text:p>378</text:p>
          </table:table-cell>
          <table:table-cell table:style-name="ce129" table:formula="of:=[.$E$6]+360*[.L$8]/[.$C91]" office:value-type="float" office:value="381" calcext:value-type="float">
            <text:p>381</text:p>
          </table:table-cell>
          <table:table-cell table:style-name="ce129" table:formula="of:=[.$E$6]+360*[.M$8]/[.$C91]" office:value-type="float" office:value="384" calcext:value-type="float">
            <text:p>384</text:p>
          </table:table-cell>
          <table:table-cell table:style-name="ce129" table:formula="of:=[.$E$6]+360*[.N$8]/[.$C91]" office:value-type="float" office:value="387" calcext:value-type="float">
            <text:p>387</text:p>
          </table:table-cell>
          <table:table-cell table:style-name="ce129" table:formula="of:=[.$E$6]+360*[.O$8]/[.$C91]" office:value-type="float" office:value="390" calcext:value-type="float">
            <text:p>390</text:p>
          </table:table-cell>
          <table:table-cell table:style-name="ce129" table:formula="of:=[.$E$6]+360*[.P$8]/[.$C91]" office:value-type="float" office:value="393" calcext:value-type="float">
            <text:p>393</text:p>
          </table:table-cell>
          <table:table-cell table:style-name="ce129" table:formula="of:=[.$E$6]+360*[.Q$8]/[.$C91]" office:value-type="float" office:value="396" calcext:value-type="float">
            <text:p>396</text:p>
          </table:table-cell>
          <table:table-cell table:style-name="ce129" table:formula="of:=[.$E$6]+360*[.R$8]/[.$C91]" office:value-type="float" office:value="399" calcext:value-type="float">
            <text:p>399</text:p>
          </table:table-cell>
          <table:table-cell table:style-name="ce129" table:formula="of:=[.$E$6]+360*[.S$8]/[.$C91]" office:value-type="float" office:value="402" calcext:value-type="float">
            <text:p>402</text:p>
          </table:table-cell>
          <table:table-cell table:style-name="ce129" table:formula="of:=[.$E$6]+360*[.T$8]/[.$C91]" office:value-type="float" office:value="405" calcext:value-type="float">
            <text:p>405</text:p>
          </table:table-cell>
          <table:table-cell table:style-name="ce129" table:formula="of:=[.$E$6]+360*[.U$8]/[.$C91]" office:value-type="float" office:value="408" calcext:value-type="float">
            <text:p>408</text:p>
          </table:table-cell>
          <table:table-cell table:style-name="ce129" table:formula="of:=[.$E$6]+360*[.V$8]/[.$C91]" office:value-type="float" office:value="411" calcext:value-type="float">
            <text:p>411</text:p>
          </table:table-cell>
          <table:table-cell table:style-name="ce129" table:formula="of:=[.$E$6]+360*[.W$8]/[.$C91]" office:value-type="float" office:value="414" calcext:value-type="float">
            <text:p>414</text:p>
          </table:table-cell>
          <table:table-cell table:style-name="ce129" table:formula="of:=[.$E$6]+360*[.X$8]/[.$C9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2" calcext:value-type="float">
            <text:p>352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97]" office:value-type="float" office:value="120000" calcext:value-type="float">
            <text:p>120000</text:p>
          </table:table-cell>
          <table:table-cell table:style-name="ce130" table:formula="of:=[.$E$6]+360*[.D$8]/[.$C97]" office:value-type="float" office:value="357" calcext:value-type="float">
            <text:p>357</text:p>
          </table:table-cell>
          <table:table-cell table:style-name="ce130" table:formula="of:=[.$E$6]+360*[.E$8]/[.$C97]" office:value-type="float" office:value="357.15" calcext:value-type="float">
            <text:p>357</text:p>
          </table:table-cell>
          <table:table-cell table:style-name="ce130" table:formula="of:=[.$E$6]+360*[.F$8]/[.$C97]" office:value-type="float" office:value="357.3" calcext:value-type="float">
            <text:p>357</text:p>
          </table:table-cell>
          <table:table-cell table:style-name="ce130" table:formula="of:=[.$E$6]+360*[.G$8]/[.$C97]" office:value-type="float" office:value="357.45" calcext:value-type="float">
            <text:p>357</text:p>
          </table:table-cell>
          <table:table-cell table:style-name="ce130" table:formula="of:=[.$E$6]+360*[.H$8]/[.$C97]" office:value-type="float" office:value="357.6" calcext:value-type="float">
            <text:p>358</text:p>
          </table:table-cell>
          <table:table-cell table:style-name="ce130" table:formula="of:=[.$E$6]+360*[.I$8]/[.$C97]" office:value-type="float" office:value="357.75" calcext:value-type="float">
            <text:p>358</text:p>
          </table:table-cell>
          <table:table-cell table:style-name="ce130" table:formula="of:=[.$E$6]+360*[.J$8]/[.$C97]" office:value-type="float" office:value="357.9" calcext:value-type="float">
            <text:p>358</text:p>
          </table:table-cell>
          <table:table-cell table:style-name="ce130" table:formula="of:=[.$E$6]+360*[.K$8]/[.$C97]" office:value-type="float" office:value="358.05" calcext:value-type="float">
            <text:p>358</text:p>
          </table:table-cell>
          <table:table-cell table:style-name="ce130" table:formula="of:=[.$E$6]+360*[.L$8]/[.$C97]" office:value-type="float" office:value="358.2" calcext:value-type="float">
            <text:p>358</text:p>
          </table:table-cell>
          <table:table-cell table:style-name="ce130" table:formula="of:=[.$E$6]+360*[.M$8]/[.$C97]" office:value-type="float" office:value="358.35" calcext:value-type="float">
            <text:p>358</text:p>
          </table:table-cell>
          <table:table-cell table:style-name="ce130" table:formula="of:=[.$E$6]+360*[.N$8]/[.$C97]" office:value-type="float" office:value="358.5" calcext:value-type="float">
            <text:p>359</text:p>
          </table:table-cell>
          <table:table-cell table:style-name="ce130" table:formula="of:=[.$E$6]+360*[.O$8]/[.$C97]" office:value-type="float" office:value="358.65" calcext:value-type="float">
            <text:p>359</text:p>
          </table:table-cell>
          <table:table-cell table:style-name="ce130" table:formula="of:=[.$E$6]+360*[.P$8]/[.$C97]" office:value-type="float" office:value="358.8" calcext:value-type="float">
            <text:p>359</text:p>
          </table:table-cell>
          <table:table-cell table:style-name="ce130" table:formula="of:=[.$E$6]+360*[.Q$8]/[.$C97]" office:value-type="float" office:value="358.95" calcext:value-type="float">
            <text:p>359</text:p>
          </table:table-cell>
          <table:table-cell table:style-name="ce130" table:formula="of:=[.$E$6]+360*[.R$8]/[.$C97]" office:value-type="float" office:value="359.1" calcext:value-type="float">
            <text:p>359</text:p>
          </table:table-cell>
          <table:table-cell table:style-name="ce130" table:formula="of:=[.$E$6]+360*[.S$8]/[.$C97]" office:value-type="float" office:value="359.25" calcext:value-type="float">
            <text:p>359</text:p>
          </table:table-cell>
          <table:table-cell table:style-name="ce130" table:formula="of:=[.$E$6]+360*[.T$8]/[.$C97]" office:value-type="float" office:value="359.4" calcext:value-type="float">
            <text:p>359</text:p>
          </table:table-cell>
          <table:table-cell table:style-name="ce130" table:formula="of:=[.$E$6]+360*[.U$8]/[.$C97]" office:value-type="float" office:value="359.55" calcext:value-type="float">
            <text:p>360</text:p>
          </table:table-cell>
          <table:table-cell table:style-name="ce130" table:formula="of:=[.$E$6]+360*[.V$8]/[.$C97]" office:value-type="float" office:value="359.7" calcext:value-type="float">
            <text:p>360</text:p>
          </table:table-cell>
          <table:table-cell table:style-name="ce130" table:formula="of:=[.$E$6]+360*[.W$8]/[.$C97]" office:value-type="float" office:value="359.85" calcext:value-type="float">
            <text:p>360</text:p>
          </table:table-cell>
          <table:table-cell table:style-name="ce130" table:formula="of:=[.$E$6]+360*[.X$8]/[.$C9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98]" office:value-type="float" office:value="80000" calcext:value-type="float">
            <text:p>80000</text:p>
          </table:table-cell>
          <table:table-cell table:style-name="ce130" table:formula="of:=[.$E$6]+360*[.D$8]/[.$C98]" office:value-type="float" office:value="357" calcext:value-type="float">
            <text:p>357</text:p>
          </table:table-cell>
          <table:table-cell table:style-name="ce130" table:formula="of:=[.$E$6]+360*[.E$8]/[.$C98]" office:value-type="float" office:value="357.225" calcext:value-type="float">
            <text:p>357</text:p>
          </table:table-cell>
          <table:table-cell table:style-name="ce130" table:formula="of:=[.$E$6]+360*[.F$8]/[.$C98]" office:value-type="float" office:value="357.45" calcext:value-type="float">
            <text:p>357</text:p>
          </table:table-cell>
          <table:table-cell table:style-name="ce130" table:formula="of:=[.$E$6]+360*[.G$8]/[.$C98]" office:value-type="float" office:value="357.675" calcext:value-type="float">
            <text:p>358</text:p>
          </table:table-cell>
          <table:table-cell table:style-name="ce130" table:formula="of:=[.$E$6]+360*[.H$8]/[.$C98]" office:value-type="float" office:value="357.9" calcext:value-type="float">
            <text:p>358</text:p>
          </table:table-cell>
          <table:table-cell table:style-name="ce130" table:formula="of:=[.$E$6]+360*[.I$8]/[.$C98]" office:value-type="float" office:value="358.125" calcext:value-type="float">
            <text:p>358</text:p>
          </table:table-cell>
          <table:table-cell table:style-name="ce130" table:formula="of:=[.$E$6]+360*[.J$8]/[.$C98]" office:value-type="float" office:value="358.35" calcext:value-type="float">
            <text:p>358</text:p>
          </table:table-cell>
          <table:table-cell table:style-name="ce130" table:formula="of:=[.$E$6]+360*[.K$8]/[.$C98]" office:value-type="float" office:value="358.575" calcext:value-type="float">
            <text:p>359</text:p>
          </table:table-cell>
          <table:table-cell table:style-name="ce130" table:formula="of:=[.$E$6]+360*[.L$8]/[.$C98]" office:value-type="float" office:value="358.8" calcext:value-type="float">
            <text:p>359</text:p>
          </table:table-cell>
          <table:table-cell table:style-name="ce130" table:formula="of:=[.$E$6]+360*[.M$8]/[.$C98]" office:value-type="float" office:value="359.025" calcext:value-type="float">
            <text:p>359</text:p>
          </table:table-cell>
          <table:table-cell table:style-name="ce130" table:formula="of:=[.$E$6]+360*[.N$8]/[.$C98]" office:value-type="float" office:value="359.25" calcext:value-type="float">
            <text:p>359</text:p>
          </table:table-cell>
          <table:table-cell table:style-name="ce130" table:formula="of:=[.$E$6]+360*[.O$8]/[.$C98]" office:value-type="float" office:value="359.475" calcext:value-type="float">
            <text:p>359</text:p>
          </table:table-cell>
          <table:table-cell table:style-name="ce130" table:formula="of:=[.$E$6]+360*[.P$8]/[.$C98]" office:value-type="float" office:value="359.7" calcext:value-type="float">
            <text:p>360</text:p>
          </table:table-cell>
          <table:table-cell table:style-name="ce130" table:formula="of:=[.$E$6]+360*[.Q$8]/[.$C98]" office:value-type="float" office:value="359.925" calcext:value-type="float">
            <text:p>360</text:p>
          </table:table-cell>
          <table:table-cell table:style-name="ce130" table:formula="of:=[.$E$6]+360*[.R$8]/[.$C98]" office:value-type="float" office:value="360.15" calcext:value-type="float">
            <text:p>360</text:p>
          </table:table-cell>
          <table:table-cell table:style-name="ce130" table:formula="of:=[.$E$6]+360*[.S$8]/[.$C98]" office:value-type="float" office:value="360.375" calcext:value-type="float">
            <text:p>360</text:p>
          </table:table-cell>
          <table:table-cell table:style-name="ce130" table:formula="of:=[.$E$6]+360*[.T$8]/[.$C98]" office:value-type="float" office:value="360.6" calcext:value-type="float">
            <text:p>361</text:p>
          </table:table-cell>
          <table:table-cell table:style-name="ce130" table:formula="of:=[.$E$6]+360*[.U$8]/[.$C98]" office:value-type="float" office:value="360.825" calcext:value-type="float">
            <text:p>361</text:p>
          </table:table-cell>
          <table:table-cell table:style-name="ce130" table:formula="of:=[.$E$6]+360*[.V$8]/[.$C98]" office:value-type="float" office:value="361.05" calcext:value-type="float">
            <text:p>361</text:p>
          </table:table-cell>
          <table:table-cell table:style-name="ce130" table:formula="of:=[.$E$6]+360*[.W$8]/[.$C98]" office:value-type="float" office:value="361.275" calcext:value-type="float">
            <text:p>361</text:p>
          </table:table-cell>
          <table:table-cell table:style-name="ce130" table:formula="of:=[.$E$6]+360*[.X$8]/[.$C9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99]" office:value-type="float" office:value="60000" calcext:value-type="float">
            <text:p>60000</text:p>
          </table:table-cell>
          <table:table-cell table:style-name="ce130" table:formula="of:=[.$E$6]+360*[.D$8]/[.$C99]" office:value-type="float" office:value="357" calcext:value-type="float">
            <text:p>357</text:p>
          </table:table-cell>
          <table:table-cell table:style-name="ce130" table:formula="of:=[.$E$6]+360*[.E$8]/[.$C99]" office:value-type="float" office:value="357.3" calcext:value-type="float">
            <text:p>357</text:p>
          </table:table-cell>
          <table:table-cell table:style-name="ce130" table:formula="of:=[.$E$6]+360*[.F$8]/[.$C99]" office:value-type="float" office:value="357.6" calcext:value-type="float">
            <text:p>358</text:p>
          </table:table-cell>
          <table:table-cell table:style-name="ce130" table:formula="of:=[.$E$6]+360*[.G$8]/[.$C99]" office:value-type="float" office:value="357.9" calcext:value-type="float">
            <text:p>358</text:p>
          </table:table-cell>
          <table:table-cell table:style-name="ce130" table:formula="of:=[.$E$6]+360*[.H$8]/[.$C99]" office:value-type="float" office:value="358.2" calcext:value-type="float">
            <text:p>358</text:p>
          </table:table-cell>
          <table:table-cell table:style-name="ce130" table:formula="of:=[.$E$6]+360*[.I$8]/[.$C99]" office:value-type="float" office:value="358.5" calcext:value-type="float">
            <text:p>359</text:p>
          </table:table-cell>
          <table:table-cell table:style-name="ce130" table:formula="of:=[.$E$6]+360*[.J$8]/[.$C99]" office:value-type="float" office:value="358.8" calcext:value-type="float">
            <text:p>359</text:p>
          </table:table-cell>
          <table:table-cell table:style-name="ce130" table:formula="of:=[.$E$6]+360*[.K$8]/[.$C99]" office:value-type="float" office:value="359.1" calcext:value-type="float">
            <text:p>359</text:p>
          </table:table-cell>
          <table:table-cell table:style-name="ce130" table:formula="of:=[.$E$6]+360*[.L$8]/[.$C99]" office:value-type="float" office:value="359.4" calcext:value-type="float">
            <text:p>359</text:p>
          </table:table-cell>
          <table:table-cell table:style-name="ce130" table:formula="of:=[.$E$6]+360*[.M$8]/[.$C99]" office:value-type="float" office:value="359.7" calcext:value-type="float">
            <text:p>360</text:p>
          </table:table-cell>
          <table:table-cell table:style-name="ce130" table:formula="of:=[.$E$6]+360*[.N$8]/[.$C99]" office:value-type="float" office:value="360" calcext:value-type="float">
            <text:p>360</text:p>
          </table:table-cell>
          <table:table-cell table:style-name="ce130" table:formula="of:=[.$E$6]+360*[.O$8]/[.$C99]" office:value-type="float" office:value="360.3" calcext:value-type="float">
            <text:p>360</text:p>
          </table:table-cell>
          <table:table-cell table:style-name="ce130" table:formula="of:=[.$E$6]+360*[.P$8]/[.$C99]" office:value-type="float" office:value="360.6" calcext:value-type="float">
            <text:p>361</text:p>
          </table:table-cell>
          <table:table-cell table:style-name="ce130" table:formula="of:=[.$E$6]+360*[.Q$8]/[.$C99]" office:value-type="float" office:value="360.9" calcext:value-type="float">
            <text:p>361</text:p>
          </table:table-cell>
          <table:table-cell table:style-name="ce130" table:formula="of:=[.$E$6]+360*[.R$8]/[.$C99]" office:value-type="float" office:value="361.2" calcext:value-type="float">
            <text:p>361</text:p>
          </table:table-cell>
          <table:table-cell table:style-name="ce130" table:formula="of:=[.$E$6]+360*[.S$8]/[.$C99]" office:value-type="float" office:value="361.5" calcext:value-type="float">
            <text:p>362</text:p>
          </table:table-cell>
          <table:table-cell table:style-name="ce130" table:formula="of:=[.$E$6]+360*[.T$8]/[.$C99]" office:value-type="float" office:value="361.8" calcext:value-type="float">
            <text:p>362</text:p>
          </table:table-cell>
          <table:table-cell table:style-name="ce130" table:formula="of:=[.$E$6]+360*[.U$8]/[.$C99]" office:value-type="float" office:value="362.1" calcext:value-type="float">
            <text:p>362</text:p>
          </table:table-cell>
          <table:table-cell table:style-name="ce130" table:formula="of:=[.$E$6]+360*[.V$8]/[.$C99]" office:value-type="float" office:value="362.4" calcext:value-type="float">
            <text:p>362</text:p>
          </table:table-cell>
          <table:table-cell table:style-name="ce130" table:formula="of:=[.$E$6]+360*[.W$8]/[.$C99]" office:value-type="float" office:value="362.7" calcext:value-type="float">
            <text:p>363</text:p>
          </table:table-cell>
          <table:table-cell table:style-name="ce130" table:formula="of:=[.$E$6]+360*[.X$8]/[.$C9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00]" office:value-type="float" office:value="48000" calcext:value-type="float">
            <text:p>48000</text:p>
          </table:table-cell>
          <table:table-cell table:style-name="ce130" table:formula="of:=[.$E$6]+360*[.D$8]/[.$C100]" office:value-type="float" office:value="357" calcext:value-type="float">
            <text:p>357</text:p>
          </table:table-cell>
          <table:table-cell table:style-name="ce130" table:formula="of:=[.$E$6]+360*[.E$8]/[.$C100]" office:value-type="float" office:value="357.375" calcext:value-type="float">
            <text:p>357</text:p>
          </table:table-cell>
          <table:table-cell table:style-name="ce130" table:formula="of:=[.$E$6]+360*[.F$8]/[.$C100]" office:value-type="float" office:value="357.75" calcext:value-type="float">
            <text:p>358</text:p>
          </table:table-cell>
          <table:table-cell table:style-name="ce130" table:formula="of:=[.$E$6]+360*[.G$8]/[.$C100]" office:value-type="float" office:value="358.125" calcext:value-type="float">
            <text:p>358</text:p>
          </table:table-cell>
          <table:table-cell table:style-name="ce130" table:formula="of:=[.$E$6]+360*[.H$8]/[.$C100]" office:value-type="float" office:value="358.5" calcext:value-type="float">
            <text:p>359</text:p>
          </table:table-cell>
          <table:table-cell table:style-name="ce130" table:formula="of:=[.$E$6]+360*[.I$8]/[.$C100]" office:value-type="float" office:value="358.875" calcext:value-type="float">
            <text:p>359</text:p>
          </table:table-cell>
          <table:table-cell table:style-name="ce130" table:formula="of:=[.$E$6]+360*[.J$8]/[.$C100]" office:value-type="float" office:value="359.25" calcext:value-type="float">
            <text:p>359</text:p>
          </table:table-cell>
          <table:table-cell table:style-name="ce130" table:formula="of:=[.$E$6]+360*[.K$8]/[.$C100]" office:value-type="float" office:value="359.625" calcext:value-type="float">
            <text:p>360</text:p>
          </table:table-cell>
          <table:table-cell table:style-name="ce130" table:formula="of:=[.$E$6]+360*[.L$8]/[.$C100]" office:value-type="float" office:value="360" calcext:value-type="float">
            <text:p>360</text:p>
          </table:table-cell>
          <table:table-cell table:style-name="ce130" table:formula="of:=[.$E$6]+360*[.M$8]/[.$C100]" office:value-type="float" office:value="360.375" calcext:value-type="float">
            <text:p>360</text:p>
          </table:table-cell>
          <table:table-cell table:style-name="ce130" table:formula="of:=[.$E$6]+360*[.N$8]/[.$C100]" office:value-type="float" office:value="360.75" calcext:value-type="float">
            <text:p>361</text:p>
          </table:table-cell>
          <table:table-cell table:style-name="ce130" table:formula="of:=[.$E$6]+360*[.O$8]/[.$C100]" office:value-type="float" office:value="361.125" calcext:value-type="float">
            <text:p>361</text:p>
          </table:table-cell>
          <table:table-cell table:style-name="ce130" table:formula="of:=[.$E$6]+360*[.P$8]/[.$C100]" office:value-type="float" office:value="361.5" calcext:value-type="float">
            <text:p>362</text:p>
          </table:table-cell>
          <table:table-cell table:style-name="ce130" table:formula="of:=[.$E$6]+360*[.Q$8]/[.$C100]" office:value-type="float" office:value="361.875" calcext:value-type="float">
            <text:p>362</text:p>
          </table:table-cell>
          <table:table-cell table:style-name="ce130" table:formula="of:=[.$E$6]+360*[.R$8]/[.$C100]" office:value-type="float" office:value="362.25" calcext:value-type="float">
            <text:p>362</text:p>
          </table:table-cell>
          <table:table-cell table:style-name="ce130" table:formula="of:=[.$E$6]+360*[.S$8]/[.$C100]" office:value-type="float" office:value="362.625" calcext:value-type="float">
            <text:p>363</text:p>
          </table:table-cell>
          <table:table-cell table:style-name="ce130" table:formula="of:=[.$E$6]+360*[.T$8]/[.$C100]" office:value-type="float" office:value="363" calcext:value-type="float">
            <text:p>363</text:p>
          </table:table-cell>
          <table:table-cell table:style-name="ce130" table:formula="of:=[.$E$6]+360*[.U$8]/[.$C100]" office:value-type="float" office:value="363.375" calcext:value-type="float">
            <text:p>363</text:p>
          </table:table-cell>
          <table:table-cell table:style-name="ce130" table:formula="of:=[.$E$6]+360*[.V$8]/[.$C100]" office:value-type="float" office:value="363.75" calcext:value-type="float">
            <text:p>364</text:p>
          </table:table-cell>
          <table:table-cell table:style-name="ce130" table:formula="of:=[.$E$6]+360*[.W$8]/[.$C100]" office:value-type="float" office:value="364.125" calcext:value-type="float">
            <text:p>364</text:p>
          </table:table-cell>
          <table:table-cell table:style-name="ce130" table:formula="of:=[.$E$6]+360*[.X$8]/[.$C10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01]" office:value-type="float" office:value="40000" calcext:value-type="float">
            <text:p>40000</text:p>
          </table:table-cell>
          <table:table-cell table:style-name="ce130" table:formula="of:=[.$E$6]+360*[.D$8]/[.$C101]" office:value-type="float" office:value="357" calcext:value-type="float">
            <text:p>357</text:p>
          </table:table-cell>
          <table:table-cell table:style-name="ce130" table:formula="of:=[.$E$6]+360*[.E$8]/[.$C101]" office:value-type="float" office:value="357.45" calcext:value-type="float">
            <text:p>357</text:p>
          </table:table-cell>
          <table:table-cell table:style-name="ce130" table:formula="of:=[.$E$6]+360*[.F$8]/[.$C101]" office:value-type="float" office:value="357.9" calcext:value-type="float">
            <text:p>358</text:p>
          </table:table-cell>
          <table:table-cell table:style-name="ce130" table:formula="of:=[.$E$6]+360*[.G$8]/[.$C101]" office:value-type="float" office:value="358.35" calcext:value-type="float">
            <text:p>358</text:p>
          </table:table-cell>
          <table:table-cell table:style-name="ce130" table:formula="of:=[.$E$6]+360*[.H$8]/[.$C101]" office:value-type="float" office:value="358.8" calcext:value-type="float">
            <text:p>359</text:p>
          </table:table-cell>
          <table:table-cell table:style-name="ce130" table:formula="of:=[.$E$6]+360*[.I$8]/[.$C101]" office:value-type="float" office:value="359.25" calcext:value-type="float">
            <text:p>359</text:p>
          </table:table-cell>
          <table:table-cell table:style-name="ce130" table:formula="of:=[.$E$6]+360*[.J$8]/[.$C101]" office:value-type="float" office:value="359.7" calcext:value-type="float">
            <text:p>360</text:p>
          </table:table-cell>
          <table:table-cell table:style-name="ce130" table:formula="of:=[.$E$6]+360*[.K$8]/[.$C101]" office:value-type="float" office:value="360.15" calcext:value-type="float">
            <text:p>360</text:p>
          </table:table-cell>
          <table:table-cell table:style-name="ce130" table:formula="of:=[.$E$6]+360*[.L$8]/[.$C101]" office:value-type="float" office:value="360.6" calcext:value-type="float">
            <text:p>361</text:p>
          </table:table-cell>
          <table:table-cell table:style-name="ce130" table:formula="of:=[.$E$6]+360*[.M$8]/[.$C101]" office:value-type="float" office:value="361.05" calcext:value-type="float">
            <text:p>361</text:p>
          </table:table-cell>
          <table:table-cell table:style-name="ce130" table:formula="of:=[.$E$6]+360*[.N$8]/[.$C101]" office:value-type="float" office:value="361.5" calcext:value-type="float">
            <text:p>362</text:p>
          </table:table-cell>
          <table:table-cell table:style-name="ce130" table:formula="of:=[.$E$6]+360*[.O$8]/[.$C101]" office:value-type="float" office:value="361.95" calcext:value-type="float">
            <text:p>362</text:p>
          </table:table-cell>
          <table:table-cell table:style-name="ce130" table:formula="of:=[.$E$6]+360*[.P$8]/[.$C101]" office:value-type="float" office:value="362.4" calcext:value-type="float">
            <text:p>362</text:p>
          </table:table-cell>
          <table:table-cell table:style-name="ce130" table:formula="of:=[.$E$6]+360*[.Q$8]/[.$C101]" office:value-type="float" office:value="362.85" calcext:value-type="float">
            <text:p>363</text:p>
          </table:table-cell>
          <table:table-cell table:style-name="ce130" table:formula="of:=[.$E$6]+360*[.R$8]/[.$C101]" office:value-type="float" office:value="363.3" calcext:value-type="float">
            <text:p>363</text:p>
          </table:table-cell>
          <table:table-cell table:style-name="ce130" table:formula="of:=[.$E$6]+360*[.S$8]/[.$C101]" office:value-type="float" office:value="363.75" calcext:value-type="float">
            <text:p>364</text:p>
          </table:table-cell>
          <table:table-cell table:style-name="ce130" table:formula="of:=[.$E$6]+360*[.T$8]/[.$C101]" office:value-type="float" office:value="364.2" calcext:value-type="float">
            <text:p>364</text:p>
          </table:table-cell>
          <table:table-cell table:style-name="ce130" table:formula="of:=[.$E$6]+360*[.U$8]/[.$C101]" office:value-type="float" office:value="364.65" calcext:value-type="float">
            <text:p>365</text:p>
          </table:table-cell>
          <table:table-cell table:style-name="ce130" table:formula="of:=[.$E$6]+360*[.V$8]/[.$C101]" office:value-type="float" office:value="365.1" calcext:value-type="float">
            <text:p>365</text:p>
          </table:table-cell>
          <table:table-cell table:style-name="ce130" table:formula="of:=[.$E$6]+360*[.W$8]/[.$C101]" office:value-type="float" office:value="365.55" calcext:value-type="float">
            <text:p>366</text:p>
          </table:table-cell>
          <table:table-cell table:style-name="ce130" table:formula="of:=[.$E$6]+360*[.X$8]/[.$C10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02]" office:value-type="float" office:value="34285.7142857143" calcext:value-type="float">
            <text:p>34286</text:p>
          </table:table-cell>
          <table:table-cell table:style-name="ce130" table:formula="of:=[.$E$6]+360*[.D$8]/[.$C102]" office:value-type="float" office:value="357" calcext:value-type="float">
            <text:p>357</text:p>
          </table:table-cell>
          <table:table-cell table:style-name="ce130" table:formula="of:=[.$E$6]+360*[.E$8]/[.$C102]" office:value-type="float" office:value="357.525" calcext:value-type="float">
            <text:p>358</text:p>
          </table:table-cell>
          <table:table-cell table:style-name="ce130" table:formula="of:=[.$E$6]+360*[.F$8]/[.$C102]" office:value-type="float" office:value="358.05" calcext:value-type="float">
            <text:p>358</text:p>
          </table:table-cell>
          <table:table-cell table:style-name="ce130" table:formula="of:=[.$E$6]+360*[.G$8]/[.$C102]" office:value-type="float" office:value="358.575" calcext:value-type="float">
            <text:p>359</text:p>
          </table:table-cell>
          <table:table-cell table:style-name="ce130" table:formula="of:=[.$E$6]+360*[.H$8]/[.$C102]" office:value-type="float" office:value="359.1" calcext:value-type="float">
            <text:p>359</text:p>
          </table:table-cell>
          <table:table-cell table:style-name="ce130" table:formula="of:=[.$E$6]+360*[.I$8]/[.$C102]" office:value-type="float" office:value="359.625" calcext:value-type="float">
            <text:p>360</text:p>
          </table:table-cell>
          <table:table-cell table:style-name="ce130" table:formula="of:=[.$E$6]+360*[.J$8]/[.$C102]" office:value-type="float" office:value="360.15" calcext:value-type="float">
            <text:p>360</text:p>
          </table:table-cell>
          <table:table-cell table:style-name="ce130" table:formula="of:=[.$E$6]+360*[.K$8]/[.$C102]" office:value-type="float" office:value="360.675" calcext:value-type="float">
            <text:p>361</text:p>
          </table:table-cell>
          <table:table-cell table:style-name="ce130" table:formula="of:=[.$E$6]+360*[.L$8]/[.$C102]" office:value-type="float" office:value="361.2" calcext:value-type="float">
            <text:p>361</text:p>
          </table:table-cell>
          <table:table-cell table:style-name="ce130" table:formula="of:=[.$E$6]+360*[.M$8]/[.$C102]" office:value-type="float" office:value="361.725" calcext:value-type="float">
            <text:p>362</text:p>
          </table:table-cell>
          <table:table-cell table:style-name="ce130" table:formula="of:=[.$E$6]+360*[.N$8]/[.$C102]" office:value-type="float" office:value="362.25" calcext:value-type="float">
            <text:p>362</text:p>
          </table:table-cell>
          <table:table-cell table:style-name="ce130" table:formula="of:=[.$E$6]+360*[.O$8]/[.$C102]" office:value-type="float" office:value="362.775" calcext:value-type="float">
            <text:p>363</text:p>
          </table:table-cell>
          <table:table-cell table:style-name="ce130" table:formula="of:=[.$E$6]+360*[.P$8]/[.$C102]" office:value-type="float" office:value="363.3" calcext:value-type="float">
            <text:p>363</text:p>
          </table:table-cell>
          <table:table-cell table:style-name="ce130" table:formula="of:=[.$E$6]+360*[.Q$8]/[.$C102]" office:value-type="float" office:value="363.825" calcext:value-type="float">
            <text:p>364</text:p>
          </table:table-cell>
          <table:table-cell table:style-name="ce130" table:formula="of:=[.$E$6]+360*[.R$8]/[.$C102]" office:value-type="float" office:value="364.35" calcext:value-type="float">
            <text:p>364</text:p>
          </table:table-cell>
          <table:table-cell table:style-name="ce130" table:formula="of:=[.$E$6]+360*[.S$8]/[.$C102]" office:value-type="float" office:value="364.875" calcext:value-type="float">
            <text:p>365</text:p>
          </table:table-cell>
          <table:table-cell table:style-name="ce130" table:formula="of:=[.$E$6]+360*[.T$8]/[.$C102]" office:value-type="float" office:value="365.4" calcext:value-type="float">
            <text:p>365</text:p>
          </table:table-cell>
          <table:table-cell table:style-name="ce130" table:formula="of:=[.$E$6]+360*[.U$8]/[.$C102]" office:value-type="float" office:value="365.925" calcext:value-type="float">
            <text:p>366</text:p>
          </table:table-cell>
          <table:table-cell table:style-name="ce130" table:formula="of:=[.$E$6]+360*[.V$8]/[.$C102]" office:value-type="float" office:value="366.45" calcext:value-type="float">
            <text:p>366</text:p>
          </table:table-cell>
          <table:table-cell table:style-name="ce130" table:formula="of:=[.$E$6]+360*[.W$8]/[.$C102]" office:value-type="float" office:value="366.975" calcext:value-type="float">
            <text:p>367</text:p>
          </table:table-cell>
          <table:table-cell table:style-name="ce130" table:formula="of:=[.$E$6]+360*[.X$8]/[.$C10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03]" office:value-type="float" office:value="30000" calcext:value-type="float">
            <text:p>30000</text:p>
          </table:table-cell>
          <table:table-cell table:style-name="ce130" table:formula="of:=[.$E$6]+360*[.D$8]/[.$C103]" office:value-type="float" office:value="357" calcext:value-type="float">
            <text:p>357</text:p>
          </table:table-cell>
          <table:table-cell table:style-name="ce130" table:formula="of:=[.$E$6]+360*[.E$8]/[.$C103]" office:value-type="float" office:value="357.6" calcext:value-type="float">
            <text:p>358</text:p>
          </table:table-cell>
          <table:table-cell table:style-name="ce130" table:formula="of:=[.$E$6]+360*[.F$8]/[.$C103]" office:value-type="float" office:value="358.2" calcext:value-type="float">
            <text:p>358</text:p>
          </table:table-cell>
          <table:table-cell table:style-name="ce130" table:formula="of:=[.$E$6]+360*[.G$8]/[.$C103]" office:value-type="float" office:value="358.8" calcext:value-type="float">
            <text:p>359</text:p>
          </table:table-cell>
          <table:table-cell table:style-name="ce130" table:formula="of:=[.$E$6]+360*[.H$8]/[.$C103]" office:value-type="float" office:value="359.4" calcext:value-type="float">
            <text:p>359</text:p>
          </table:table-cell>
          <table:table-cell table:style-name="ce130" table:formula="of:=[.$E$6]+360*[.I$8]/[.$C103]" office:value-type="float" office:value="360" calcext:value-type="float">
            <text:p>360</text:p>
          </table:table-cell>
          <table:table-cell table:style-name="ce130" table:formula="of:=[.$E$6]+360*[.J$8]/[.$C103]" office:value-type="float" office:value="360.6" calcext:value-type="float">
            <text:p>361</text:p>
          </table:table-cell>
          <table:table-cell table:style-name="ce130" table:formula="of:=[.$E$6]+360*[.K$8]/[.$C103]" office:value-type="float" office:value="361.2" calcext:value-type="float">
            <text:p>361</text:p>
          </table:table-cell>
          <table:table-cell table:style-name="ce130" table:formula="of:=[.$E$6]+360*[.L$8]/[.$C103]" office:value-type="float" office:value="361.8" calcext:value-type="float">
            <text:p>362</text:p>
          </table:table-cell>
          <table:table-cell table:style-name="ce130" table:formula="of:=[.$E$6]+360*[.M$8]/[.$C103]" office:value-type="float" office:value="362.4" calcext:value-type="float">
            <text:p>362</text:p>
          </table:table-cell>
          <table:table-cell table:style-name="ce130" table:formula="of:=[.$E$6]+360*[.N$8]/[.$C103]" office:value-type="float" office:value="363" calcext:value-type="float">
            <text:p>363</text:p>
          </table:table-cell>
          <table:table-cell table:style-name="ce130" table:formula="of:=[.$E$6]+360*[.O$8]/[.$C103]" office:value-type="float" office:value="363.6" calcext:value-type="float">
            <text:p>364</text:p>
          </table:table-cell>
          <table:table-cell table:style-name="ce130" table:formula="of:=[.$E$6]+360*[.P$8]/[.$C103]" office:value-type="float" office:value="364.2" calcext:value-type="float">
            <text:p>364</text:p>
          </table:table-cell>
          <table:table-cell table:style-name="ce130" table:formula="of:=[.$E$6]+360*[.Q$8]/[.$C103]" office:value-type="float" office:value="364.8" calcext:value-type="float">
            <text:p>365</text:p>
          </table:table-cell>
          <table:table-cell table:style-name="ce130" table:formula="of:=[.$E$6]+360*[.R$8]/[.$C103]" office:value-type="float" office:value="365.4" calcext:value-type="float">
            <text:p>365</text:p>
          </table:table-cell>
          <table:table-cell table:style-name="ce130" table:formula="of:=[.$E$6]+360*[.S$8]/[.$C103]" office:value-type="float" office:value="366" calcext:value-type="float">
            <text:p>366</text:p>
          </table:table-cell>
          <table:table-cell table:style-name="ce130" table:formula="of:=[.$E$6]+360*[.T$8]/[.$C103]" office:value-type="float" office:value="366.6" calcext:value-type="float">
            <text:p>367</text:p>
          </table:table-cell>
          <table:table-cell table:style-name="ce130" table:formula="of:=[.$E$6]+360*[.U$8]/[.$C103]" office:value-type="float" office:value="367.2" calcext:value-type="float">
            <text:p>367</text:p>
          </table:table-cell>
          <table:table-cell table:style-name="ce130" table:formula="of:=[.$E$6]+360*[.V$8]/[.$C103]" office:value-type="float" office:value="367.8" calcext:value-type="float">
            <text:p>368</text:p>
          </table:table-cell>
          <table:table-cell table:style-name="ce130" table:formula="of:=[.$E$6]+360*[.W$8]/[.$C103]" office:value-type="float" office:value="368.4" calcext:value-type="float">
            <text:p>368</text:p>
          </table:table-cell>
          <table:table-cell table:style-name="ce130" table:formula="of:=[.$E$6]+360*[.X$8]/[.$C10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04]" office:value-type="float" office:value="26666.6666666667" calcext:value-type="float">
            <text:p>26667</text:p>
          </table:table-cell>
          <table:table-cell table:style-name="ce130" table:formula="of:=[.$E$6]+360*[.D$8]/[.$C104]" office:value-type="float" office:value="357" calcext:value-type="float">
            <text:p>357</text:p>
          </table:table-cell>
          <table:table-cell table:style-name="ce130" table:formula="of:=[.$E$6]+360*[.E$8]/[.$C104]" office:value-type="float" office:value="357.675" calcext:value-type="float">
            <text:p>358</text:p>
          </table:table-cell>
          <table:table-cell table:style-name="ce130" table:formula="of:=[.$E$6]+360*[.F$8]/[.$C104]" office:value-type="float" office:value="358.35" calcext:value-type="float">
            <text:p>358</text:p>
          </table:table-cell>
          <table:table-cell table:style-name="ce130" table:formula="of:=[.$E$6]+360*[.G$8]/[.$C104]" office:value-type="float" office:value="359.025" calcext:value-type="float">
            <text:p>359</text:p>
          </table:table-cell>
          <table:table-cell table:style-name="ce130" table:formula="of:=[.$E$6]+360*[.H$8]/[.$C104]" office:value-type="float" office:value="359.7" calcext:value-type="float">
            <text:p>360</text:p>
          </table:table-cell>
          <table:table-cell table:style-name="ce130" table:formula="of:=[.$E$6]+360*[.I$8]/[.$C104]" office:value-type="float" office:value="360.375" calcext:value-type="float">
            <text:p>360</text:p>
          </table:table-cell>
          <table:table-cell table:style-name="ce130" table:formula="of:=[.$E$6]+360*[.J$8]/[.$C104]" office:value-type="float" office:value="361.05" calcext:value-type="float">
            <text:p>361</text:p>
          </table:table-cell>
          <table:table-cell table:style-name="ce130" table:formula="of:=[.$E$6]+360*[.K$8]/[.$C104]" office:value-type="float" office:value="361.725" calcext:value-type="float">
            <text:p>362</text:p>
          </table:table-cell>
          <table:table-cell table:style-name="ce130" table:formula="of:=[.$E$6]+360*[.L$8]/[.$C104]" office:value-type="float" office:value="362.4" calcext:value-type="float">
            <text:p>362</text:p>
          </table:table-cell>
          <table:table-cell table:style-name="ce130" table:formula="of:=[.$E$6]+360*[.M$8]/[.$C104]" office:value-type="float" office:value="363.075" calcext:value-type="float">
            <text:p>363</text:p>
          </table:table-cell>
          <table:table-cell table:style-name="ce130" table:formula="of:=[.$E$6]+360*[.N$8]/[.$C104]" office:value-type="float" office:value="363.75" calcext:value-type="float">
            <text:p>364</text:p>
          </table:table-cell>
          <table:table-cell table:style-name="ce130" table:formula="of:=[.$E$6]+360*[.O$8]/[.$C104]" office:value-type="float" office:value="364.425" calcext:value-type="float">
            <text:p>364</text:p>
          </table:table-cell>
          <table:table-cell table:style-name="ce130" table:formula="of:=[.$E$6]+360*[.P$8]/[.$C104]" office:value-type="float" office:value="365.1" calcext:value-type="float">
            <text:p>365</text:p>
          </table:table-cell>
          <table:table-cell table:style-name="ce130" table:formula="of:=[.$E$6]+360*[.Q$8]/[.$C104]" office:value-type="float" office:value="365.775" calcext:value-type="float">
            <text:p>366</text:p>
          </table:table-cell>
          <table:table-cell table:style-name="ce130" table:formula="of:=[.$E$6]+360*[.R$8]/[.$C104]" office:value-type="float" office:value="366.45" calcext:value-type="float">
            <text:p>366</text:p>
          </table:table-cell>
          <table:table-cell table:style-name="ce130" table:formula="of:=[.$E$6]+360*[.S$8]/[.$C104]" office:value-type="float" office:value="367.125" calcext:value-type="float">
            <text:p>367</text:p>
          </table:table-cell>
          <table:table-cell table:style-name="ce130" table:formula="of:=[.$E$6]+360*[.T$8]/[.$C104]" office:value-type="float" office:value="367.8" calcext:value-type="float">
            <text:p>368</text:p>
          </table:table-cell>
          <table:table-cell table:style-name="ce130" table:formula="of:=[.$E$6]+360*[.U$8]/[.$C104]" office:value-type="float" office:value="368.475" calcext:value-type="float">
            <text:p>368</text:p>
          </table:table-cell>
          <table:table-cell table:style-name="ce130" table:formula="of:=[.$E$6]+360*[.V$8]/[.$C104]" office:value-type="float" office:value="369.15" calcext:value-type="float">
            <text:p>369</text:p>
          </table:table-cell>
          <table:table-cell table:style-name="ce130" table:formula="of:=[.$E$6]+360*[.W$8]/[.$C104]" office:value-type="float" office:value="369.825" calcext:value-type="float">
            <text:p>370</text:p>
          </table:table-cell>
          <table:table-cell table:style-name="ce130" table:formula="of:=[.$E$6]+360*[.X$8]/[.$C10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05]" office:value-type="float" office:value="24000" calcext:value-type="float">
            <text:p>24000</text:p>
          </table:table-cell>
          <table:table-cell table:style-name="ce130" table:formula="of:=[.$E$6]+360*[.D$8]/[.$C105]" office:value-type="float" office:value="357" calcext:value-type="float">
            <text:p>357</text:p>
          </table:table-cell>
          <table:table-cell table:style-name="ce130" table:formula="of:=[.$E$6]+360*[.E$8]/[.$C105]" office:value-type="float" office:value="357.75" calcext:value-type="float">
            <text:p>358</text:p>
          </table:table-cell>
          <table:table-cell table:style-name="ce130" table:formula="of:=[.$E$6]+360*[.F$8]/[.$C105]" office:value-type="float" office:value="358.5" calcext:value-type="float">
            <text:p>359</text:p>
          </table:table-cell>
          <table:table-cell table:style-name="ce130" table:formula="of:=[.$E$6]+360*[.G$8]/[.$C105]" office:value-type="float" office:value="359.25" calcext:value-type="float">
            <text:p>359</text:p>
          </table:table-cell>
          <table:table-cell table:style-name="ce130" table:formula="of:=[.$E$6]+360*[.H$8]/[.$C105]" office:value-type="float" office:value="360" calcext:value-type="float">
            <text:p>360</text:p>
          </table:table-cell>
          <table:table-cell table:style-name="ce130" table:formula="of:=[.$E$6]+360*[.I$8]/[.$C105]" office:value-type="float" office:value="360.75" calcext:value-type="float">
            <text:p>361</text:p>
          </table:table-cell>
          <table:table-cell table:style-name="ce130" table:formula="of:=[.$E$6]+360*[.J$8]/[.$C105]" office:value-type="float" office:value="361.5" calcext:value-type="float">
            <text:p>362</text:p>
          </table:table-cell>
          <table:table-cell table:style-name="ce130" table:formula="of:=[.$E$6]+360*[.K$8]/[.$C105]" office:value-type="float" office:value="362.25" calcext:value-type="float">
            <text:p>362</text:p>
          </table:table-cell>
          <table:table-cell table:style-name="ce130" table:formula="of:=[.$E$6]+360*[.L$8]/[.$C105]" office:value-type="float" office:value="363" calcext:value-type="float">
            <text:p>363</text:p>
          </table:table-cell>
          <table:table-cell table:style-name="ce130" table:formula="of:=[.$E$6]+360*[.M$8]/[.$C105]" office:value-type="float" office:value="363.75" calcext:value-type="float">
            <text:p>364</text:p>
          </table:table-cell>
          <table:table-cell table:style-name="ce130" table:formula="of:=[.$E$6]+360*[.N$8]/[.$C105]" office:value-type="float" office:value="364.5" calcext:value-type="float">
            <text:p>365</text:p>
          </table:table-cell>
          <table:table-cell table:style-name="ce130" table:formula="of:=[.$E$6]+360*[.O$8]/[.$C105]" office:value-type="float" office:value="365.25" calcext:value-type="float">
            <text:p>365</text:p>
          </table:table-cell>
          <table:table-cell table:style-name="ce130" table:formula="of:=[.$E$6]+360*[.P$8]/[.$C105]" office:value-type="float" office:value="366" calcext:value-type="float">
            <text:p>366</text:p>
          </table:table-cell>
          <table:table-cell table:style-name="ce130" table:formula="of:=[.$E$6]+360*[.Q$8]/[.$C105]" office:value-type="float" office:value="366.75" calcext:value-type="float">
            <text:p>367</text:p>
          </table:table-cell>
          <table:table-cell table:style-name="ce130" table:formula="of:=[.$E$6]+360*[.R$8]/[.$C105]" office:value-type="float" office:value="367.5" calcext:value-type="float">
            <text:p>368</text:p>
          </table:table-cell>
          <table:table-cell table:style-name="ce130" table:formula="of:=[.$E$6]+360*[.S$8]/[.$C105]" office:value-type="float" office:value="368.25" calcext:value-type="float">
            <text:p>368</text:p>
          </table:table-cell>
          <table:table-cell table:style-name="ce130" table:formula="of:=[.$E$6]+360*[.T$8]/[.$C105]" office:value-type="float" office:value="369" calcext:value-type="float">
            <text:p>369</text:p>
          </table:table-cell>
          <table:table-cell table:style-name="ce130" table:formula="of:=[.$E$6]+360*[.U$8]/[.$C105]" office:value-type="float" office:value="369.75" calcext:value-type="float">
            <text:p>370</text:p>
          </table:table-cell>
          <table:table-cell table:style-name="ce130" table:formula="of:=[.$E$6]+360*[.V$8]/[.$C105]" office:value-type="float" office:value="370.5" calcext:value-type="float">
            <text:p>371</text:p>
          </table:table-cell>
          <table:table-cell table:style-name="ce130" table:formula="of:=[.$E$6]+360*[.W$8]/[.$C105]" office:value-type="float" office:value="371.25" calcext:value-type="float">
            <text:p>371</text:p>
          </table:table-cell>
          <table:table-cell table:style-name="ce130" table:formula="of:=[.$E$6]+360*[.X$8]/[.$C10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06]" office:value-type="float" office:value="21818.1818181818" calcext:value-type="float">
            <text:p>21818</text:p>
          </table:table-cell>
          <table:table-cell table:style-name="ce130" table:formula="of:=[.$E$6]+360*[.D$8]/[.$C106]" office:value-type="float" office:value="357" calcext:value-type="float">
            <text:p>357</text:p>
          </table:table-cell>
          <table:table-cell table:style-name="ce130" table:formula="of:=[.$E$6]+360*[.E$8]/[.$C106]" office:value-type="float" office:value="357.825" calcext:value-type="float">
            <text:p>358</text:p>
          </table:table-cell>
          <table:table-cell table:style-name="ce130" table:formula="of:=[.$E$6]+360*[.F$8]/[.$C106]" office:value-type="float" office:value="358.65" calcext:value-type="float">
            <text:p>359</text:p>
          </table:table-cell>
          <table:table-cell table:style-name="ce130" table:formula="of:=[.$E$6]+360*[.G$8]/[.$C106]" office:value-type="float" office:value="359.475" calcext:value-type="float">
            <text:p>359</text:p>
          </table:table-cell>
          <table:table-cell table:style-name="ce130" table:formula="of:=[.$E$6]+360*[.H$8]/[.$C106]" office:value-type="float" office:value="360.3" calcext:value-type="float">
            <text:p>360</text:p>
          </table:table-cell>
          <table:table-cell table:style-name="ce130" table:formula="of:=[.$E$6]+360*[.I$8]/[.$C106]" office:value-type="float" office:value="361.125" calcext:value-type="float">
            <text:p>361</text:p>
          </table:table-cell>
          <table:table-cell table:style-name="ce130" table:formula="of:=[.$E$6]+360*[.J$8]/[.$C106]" office:value-type="float" office:value="361.95" calcext:value-type="float">
            <text:p>362</text:p>
          </table:table-cell>
          <table:table-cell table:style-name="ce130" table:formula="of:=[.$E$6]+360*[.K$8]/[.$C106]" office:value-type="float" office:value="362.775" calcext:value-type="float">
            <text:p>363</text:p>
          </table:table-cell>
          <table:table-cell table:style-name="ce130" table:formula="of:=[.$E$6]+360*[.L$8]/[.$C106]" office:value-type="float" office:value="363.6" calcext:value-type="float">
            <text:p>364</text:p>
          </table:table-cell>
          <table:table-cell table:style-name="ce130" table:formula="of:=[.$E$6]+360*[.M$8]/[.$C106]" office:value-type="float" office:value="364.425" calcext:value-type="float">
            <text:p>364</text:p>
          </table:table-cell>
          <table:table-cell table:style-name="ce130" table:formula="of:=[.$E$6]+360*[.N$8]/[.$C106]" office:value-type="float" office:value="365.25" calcext:value-type="float">
            <text:p>365</text:p>
          </table:table-cell>
          <table:table-cell table:style-name="ce130" table:formula="of:=[.$E$6]+360*[.O$8]/[.$C106]" office:value-type="float" office:value="366.075" calcext:value-type="float">
            <text:p>366</text:p>
          </table:table-cell>
          <table:table-cell table:style-name="ce130" table:formula="of:=[.$E$6]+360*[.P$8]/[.$C106]" office:value-type="float" office:value="366.9" calcext:value-type="float">
            <text:p>367</text:p>
          </table:table-cell>
          <table:table-cell table:style-name="ce130" table:formula="of:=[.$E$6]+360*[.Q$8]/[.$C106]" office:value-type="float" office:value="367.725" calcext:value-type="float">
            <text:p>368</text:p>
          </table:table-cell>
          <table:table-cell table:style-name="ce130" table:formula="of:=[.$E$6]+360*[.R$8]/[.$C106]" office:value-type="float" office:value="368.55" calcext:value-type="float">
            <text:p>369</text:p>
          </table:table-cell>
          <table:table-cell table:style-name="ce130" table:formula="of:=[.$E$6]+360*[.S$8]/[.$C106]" office:value-type="float" office:value="369.375" calcext:value-type="float">
            <text:p>369</text:p>
          </table:table-cell>
          <table:table-cell table:style-name="ce130" table:formula="of:=[.$E$6]+360*[.T$8]/[.$C106]" office:value-type="float" office:value="370.2" calcext:value-type="float">
            <text:p>370</text:p>
          </table:table-cell>
          <table:table-cell table:style-name="ce130" table:formula="of:=[.$E$6]+360*[.U$8]/[.$C106]" office:value-type="float" office:value="371.025" calcext:value-type="float">
            <text:p>371</text:p>
          </table:table-cell>
          <table:table-cell table:style-name="ce130" table:formula="of:=[.$E$6]+360*[.V$8]/[.$C106]" office:value-type="float" office:value="371.85" calcext:value-type="float">
            <text:p>372</text:p>
          </table:table-cell>
          <table:table-cell table:style-name="ce130" table:formula="of:=[.$E$6]+360*[.W$8]/[.$C106]" office:value-type="float" office:value="372.675" calcext:value-type="float">
            <text:p>373</text:p>
          </table:table-cell>
          <table:table-cell table:style-name="ce130" table:formula="of:=[.$E$6]+360*[.X$8]/[.$C10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07]" office:value-type="float" office:value="20000" calcext:value-type="float">
            <text:p>20000</text:p>
          </table:table-cell>
          <table:table-cell table:style-name="ce130" table:formula="of:=[.$E$6]+360*[.D$8]/[.$C107]" office:value-type="float" office:value="357" calcext:value-type="float">
            <text:p>357</text:p>
          </table:table-cell>
          <table:table-cell table:style-name="ce130" table:formula="of:=[.$E$6]+360*[.E$8]/[.$C107]" office:value-type="float" office:value="357.9" calcext:value-type="float">
            <text:p>358</text:p>
          </table:table-cell>
          <table:table-cell table:style-name="ce130" table:formula="of:=[.$E$6]+360*[.F$8]/[.$C107]" office:value-type="float" office:value="358.8" calcext:value-type="float">
            <text:p>359</text:p>
          </table:table-cell>
          <table:table-cell table:style-name="ce130" table:formula="of:=[.$E$6]+360*[.G$8]/[.$C107]" office:value-type="float" office:value="359.7" calcext:value-type="float">
            <text:p>360</text:p>
          </table:table-cell>
          <table:table-cell table:style-name="ce130" table:formula="of:=[.$E$6]+360*[.H$8]/[.$C107]" office:value-type="float" office:value="360.6" calcext:value-type="float">
            <text:p>361</text:p>
          </table:table-cell>
          <table:table-cell table:style-name="ce130" table:formula="of:=[.$E$6]+360*[.I$8]/[.$C107]" office:value-type="float" office:value="361.5" calcext:value-type="float">
            <text:p>362</text:p>
          </table:table-cell>
          <table:table-cell table:style-name="ce130" table:formula="of:=[.$E$6]+360*[.J$8]/[.$C107]" office:value-type="float" office:value="362.4" calcext:value-type="float">
            <text:p>362</text:p>
          </table:table-cell>
          <table:table-cell table:style-name="ce130" table:formula="of:=[.$E$6]+360*[.K$8]/[.$C107]" office:value-type="float" office:value="363.3" calcext:value-type="float">
            <text:p>363</text:p>
          </table:table-cell>
          <table:table-cell table:style-name="ce130" table:formula="of:=[.$E$6]+360*[.L$8]/[.$C107]" office:value-type="float" office:value="364.2" calcext:value-type="float">
            <text:p>364</text:p>
          </table:table-cell>
          <table:table-cell table:style-name="ce130" table:formula="of:=[.$E$6]+360*[.M$8]/[.$C107]" office:value-type="float" office:value="365.1" calcext:value-type="float">
            <text:p>365</text:p>
          </table:table-cell>
          <table:table-cell table:style-name="ce130" table:formula="of:=[.$E$6]+360*[.N$8]/[.$C107]" office:value-type="float" office:value="366" calcext:value-type="float">
            <text:p>366</text:p>
          </table:table-cell>
          <table:table-cell table:style-name="ce130" table:formula="of:=[.$E$6]+360*[.O$8]/[.$C107]" office:value-type="float" office:value="366.9" calcext:value-type="float">
            <text:p>367</text:p>
          </table:table-cell>
          <table:table-cell table:style-name="ce130" table:formula="of:=[.$E$6]+360*[.P$8]/[.$C107]" office:value-type="float" office:value="367.8" calcext:value-type="float">
            <text:p>368</text:p>
          </table:table-cell>
          <table:table-cell table:style-name="ce130" table:formula="of:=[.$E$6]+360*[.Q$8]/[.$C107]" office:value-type="float" office:value="368.7" calcext:value-type="float">
            <text:p>369</text:p>
          </table:table-cell>
          <table:table-cell table:style-name="ce130" table:formula="of:=[.$E$6]+360*[.R$8]/[.$C107]" office:value-type="float" office:value="369.6" calcext:value-type="float">
            <text:p>370</text:p>
          </table:table-cell>
          <table:table-cell table:style-name="ce130" table:formula="of:=[.$E$6]+360*[.S$8]/[.$C107]" office:value-type="float" office:value="370.5" calcext:value-type="float">
            <text:p>371</text:p>
          </table:table-cell>
          <table:table-cell table:style-name="ce130" table:formula="of:=[.$E$6]+360*[.T$8]/[.$C107]" office:value-type="float" office:value="371.4" calcext:value-type="float">
            <text:p>371</text:p>
          </table:table-cell>
          <table:table-cell table:style-name="ce130" table:formula="of:=[.$E$6]+360*[.U$8]/[.$C107]" office:value-type="float" office:value="372.3" calcext:value-type="float">
            <text:p>372</text:p>
          </table:table-cell>
          <table:table-cell table:style-name="ce130" table:formula="of:=[.$E$6]+360*[.V$8]/[.$C107]" office:value-type="float" office:value="373.2" calcext:value-type="float">
            <text:p>373</text:p>
          </table:table-cell>
          <table:table-cell table:style-name="ce130" table:formula="of:=[.$E$6]+360*[.W$8]/[.$C107]" office:value-type="float" office:value="374.1" calcext:value-type="float">
            <text:p>374</text:p>
          </table:table-cell>
          <table:table-cell table:style-name="ce130" table:formula="of:=[.$E$6]+360*[.X$8]/[.$C10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08]" office:value-type="float" office:value="18461.5384615385" calcext:value-type="float">
            <text:p>18462</text:p>
          </table:table-cell>
          <table:table-cell table:style-name="ce130" table:formula="of:=[.$E$6]+360*[.D$8]/[.$C108]" office:value-type="float" office:value="357" calcext:value-type="float">
            <text:p>357</text:p>
          </table:table-cell>
          <table:table-cell table:style-name="ce130" table:formula="of:=[.$E$6]+360*[.E$8]/[.$C108]" office:value-type="float" office:value="357.975" calcext:value-type="float">
            <text:p>358</text:p>
          </table:table-cell>
          <table:table-cell table:style-name="ce130" table:formula="of:=[.$E$6]+360*[.F$8]/[.$C108]" office:value-type="float" office:value="358.95" calcext:value-type="float">
            <text:p>359</text:p>
          </table:table-cell>
          <table:table-cell table:style-name="ce130" table:formula="of:=[.$E$6]+360*[.G$8]/[.$C108]" office:value-type="float" office:value="359.925" calcext:value-type="float">
            <text:p>360</text:p>
          </table:table-cell>
          <table:table-cell table:style-name="ce130" table:formula="of:=[.$E$6]+360*[.H$8]/[.$C108]" office:value-type="float" office:value="360.9" calcext:value-type="float">
            <text:p>361</text:p>
          </table:table-cell>
          <table:table-cell table:style-name="ce130" table:formula="of:=[.$E$6]+360*[.I$8]/[.$C108]" office:value-type="float" office:value="361.875" calcext:value-type="float">
            <text:p>362</text:p>
          </table:table-cell>
          <table:table-cell table:style-name="ce130" table:formula="of:=[.$E$6]+360*[.J$8]/[.$C108]" office:value-type="float" office:value="362.85" calcext:value-type="float">
            <text:p>363</text:p>
          </table:table-cell>
          <table:table-cell table:style-name="ce130" table:formula="of:=[.$E$6]+360*[.K$8]/[.$C108]" office:value-type="float" office:value="363.825" calcext:value-type="float">
            <text:p>364</text:p>
          </table:table-cell>
          <table:table-cell table:style-name="ce130" table:formula="of:=[.$E$6]+360*[.L$8]/[.$C108]" office:value-type="float" office:value="364.8" calcext:value-type="float">
            <text:p>365</text:p>
          </table:table-cell>
          <table:table-cell table:style-name="ce130" table:formula="of:=[.$E$6]+360*[.M$8]/[.$C108]" office:value-type="float" office:value="365.775" calcext:value-type="float">
            <text:p>366</text:p>
          </table:table-cell>
          <table:table-cell table:style-name="ce130" table:formula="of:=[.$E$6]+360*[.N$8]/[.$C108]" office:value-type="float" office:value="366.75" calcext:value-type="float">
            <text:p>367</text:p>
          </table:table-cell>
          <table:table-cell table:style-name="ce130" table:formula="of:=[.$E$6]+360*[.O$8]/[.$C108]" office:value-type="float" office:value="367.725" calcext:value-type="float">
            <text:p>368</text:p>
          </table:table-cell>
          <table:table-cell table:style-name="ce130" table:formula="of:=[.$E$6]+360*[.P$8]/[.$C108]" office:value-type="float" office:value="368.7" calcext:value-type="float">
            <text:p>369</text:p>
          </table:table-cell>
          <table:table-cell table:style-name="ce130" table:formula="of:=[.$E$6]+360*[.Q$8]/[.$C108]" office:value-type="float" office:value="369.675" calcext:value-type="float">
            <text:p>370</text:p>
          </table:table-cell>
          <table:table-cell table:style-name="ce130" table:formula="of:=[.$E$6]+360*[.R$8]/[.$C108]" office:value-type="float" office:value="370.65" calcext:value-type="float">
            <text:p>371</text:p>
          </table:table-cell>
          <table:table-cell table:style-name="ce130" table:formula="of:=[.$E$6]+360*[.S$8]/[.$C108]" office:value-type="float" office:value="371.625" calcext:value-type="float">
            <text:p>372</text:p>
          </table:table-cell>
          <table:table-cell table:style-name="ce130" table:formula="of:=[.$E$6]+360*[.T$8]/[.$C108]" office:value-type="float" office:value="372.6" calcext:value-type="float">
            <text:p>373</text:p>
          </table:table-cell>
          <table:table-cell table:style-name="ce130" table:formula="of:=[.$E$6]+360*[.U$8]/[.$C108]" office:value-type="float" office:value="373.575" calcext:value-type="float">
            <text:p>374</text:p>
          </table:table-cell>
          <table:table-cell table:style-name="ce130" table:formula="of:=[.$E$6]+360*[.V$8]/[.$C108]" office:value-type="float" office:value="374.55" calcext:value-type="float">
            <text:p>375</text:p>
          </table:table-cell>
          <table:table-cell table:style-name="ce130" table:formula="of:=[.$E$6]+360*[.W$8]/[.$C108]" office:value-type="float" office:value="375.525" calcext:value-type="float">
            <text:p>376</text:p>
          </table:table-cell>
          <table:table-cell table:style-name="ce130" table:formula="of:=[.$E$6]+360*[.X$8]/[.$C10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09]" office:value-type="float" office:value="17142.8571428571" calcext:value-type="float">
            <text:p>17143</text:p>
          </table:table-cell>
          <table:table-cell table:style-name="ce130" table:formula="of:=[.$E$6]+360*[.D$8]/[.$C109]" office:value-type="float" office:value="357" calcext:value-type="float">
            <text:p>357</text:p>
          </table:table-cell>
          <table:table-cell table:style-name="ce130" table:formula="of:=[.$E$6]+360*[.E$8]/[.$C109]" office:value-type="float" office:value="358.05" calcext:value-type="float">
            <text:p>358</text:p>
          </table:table-cell>
          <table:table-cell table:style-name="ce130" table:formula="of:=[.$E$6]+360*[.F$8]/[.$C109]" office:value-type="float" office:value="359.1" calcext:value-type="float">
            <text:p>359</text:p>
          </table:table-cell>
          <table:table-cell table:style-name="ce130" table:formula="of:=[.$E$6]+360*[.G$8]/[.$C109]" office:value-type="float" office:value="360.15" calcext:value-type="float">
            <text:p>360</text:p>
          </table:table-cell>
          <table:table-cell table:style-name="ce130" table:formula="of:=[.$E$6]+360*[.H$8]/[.$C109]" office:value-type="float" office:value="361.2" calcext:value-type="float">
            <text:p>361</text:p>
          </table:table-cell>
          <table:table-cell table:style-name="ce130" table:formula="of:=[.$E$6]+360*[.I$8]/[.$C109]" office:value-type="float" office:value="362.25" calcext:value-type="float">
            <text:p>362</text:p>
          </table:table-cell>
          <table:table-cell table:style-name="ce130" table:formula="of:=[.$E$6]+360*[.J$8]/[.$C109]" office:value-type="float" office:value="363.3" calcext:value-type="float">
            <text:p>363</text:p>
          </table:table-cell>
          <table:table-cell table:style-name="ce130" table:formula="of:=[.$E$6]+360*[.K$8]/[.$C109]" office:value-type="float" office:value="364.35" calcext:value-type="float">
            <text:p>364</text:p>
          </table:table-cell>
          <table:table-cell table:style-name="ce130" table:formula="of:=[.$E$6]+360*[.L$8]/[.$C109]" office:value-type="float" office:value="365.4" calcext:value-type="float">
            <text:p>365</text:p>
          </table:table-cell>
          <table:table-cell table:style-name="ce130" table:formula="of:=[.$E$6]+360*[.M$8]/[.$C109]" office:value-type="float" office:value="366.45" calcext:value-type="float">
            <text:p>366</text:p>
          </table:table-cell>
          <table:table-cell table:style-name="ce130" table:formula="of:=[.$E$6]+360*[.N$8]/[.$C109]" office:value-type="float" office:value="367.5" calcext:value-type="float">
            <text:p>368</text:p>
          </table:table-cell>
          <table:table-cell table:style-name="ce130" table:formula="of:=[.$E$6]+360*[.O$8]/[.$C109]" office:value-type="float" office:value="368.55" calcext:value-type="float">
            <text:p>369</text:p>
          </table:table-cell>
          <table:table-cell table:style-name="ce130" table:formula="of:=[.$E$6]+360*[.P$8]/[.$C109]" office:value-type="float" office:value="369.6" calcext:value-type="float">
            <text:p>370</text:p>
          </table:table-cell>
          <table:table-cell table:style-name="ce130" table:formula="of:=[.$E$6]+360*[.Q$8]/[.$C109]" office:value-type="float" office:value="370.65" calcext:value-type="float">
            <text:p>371</text:p>
          </table:table-cell>
          <table:table-cell table:style-name="ce130" table:formula="of:=[.$E$6]+360*[.R$8]/[.$C109]" office:value-type="float" office:value="371.7" calcext:value-type="float">
            <text:p>372</text:p>
          </table:table-cell>
          <table:table-cell table:style-name="ce130" table:formula="of:=[.$E$6]+360*[.S$8]/[.$C109]" office:value-type="float" office:value="372.75" calcext:value-type="float">
            <text:p>373</text:p>
          </table:table-cell>
          <table:table-cell table:style-name="ce130" table:formula="of:=[.$E$6]+360*[.T$8]/[.$C109]" office:value-type="float" office:value="373.8" calcext:value-type="float">
            <text:p>374</text:p>
          </table:table-cell>
          <table:table-cell table:style-name="ce130" table:formula="of:=[.$E$6]+360*[.U$8]/[.$C109]" office:value-type="float" office:value="374.85" calcext:value-type="float">
            <text:p>375</text:p>
          </table:table-cell>
          <table:table-cell table:style-name="ce130" table:formula="of:=[.$E$6]+360*[.V$8]/[.$C109]" office:value-type="float" office:value="375.9" calcext:value-type="float">
            <text:p>376</text:p>
          </table:table-cell>
          <table:table-cell table:style-name="ce130" table:formula="of:=[.$E$6]+360*[.W$8]/[.$C109]" office:value-type="float" office:value="376.95" calcext:value-type="float">
            <text:p>377</text:p>
          </table:table-cell>
          <table:table-cell table:style-name="ce130" table:formula="of:=[.$E$6]+360*[.X$8]/[.$C10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10]" office:value-type="float" office:value="16000" calcext:value-type="float">
            <text:p>16000</text:p>
          </table:table-cell>
          <table:table-cell table:style-name="ce130" table:formula="of:=[.$E$6]+360*[.D$8]/[.$C110]" office:value-type="float" office:value="357" calcext:value-type="float">
            <text:p>357</text:p>
          </table:table-cell>
          <table:table-cell table:style-name="ce130" table:formula="of:=[.$E$6]+360*[.E$8]/[.$C110]" office:value-type="float" office:value="358.125" calcext:value-type="float">
            <text:p>358</text:p>
          </table:table-cell>
          <table:table-cell table:style-name="ce130" table:formula="of:=[.$E$6]+360*[.F$8]/[.$C110]" office:value-type="float" office:value="359.25" calcext:value-type="float">
            <text:p>359</text:p>
          </table:table-cell>
          <table:table-cell table:style-name="ce130" table:formula="of:=[.$E$6]+360*[.G$8]/[.$C110]" office:value-type="float" office:value="360.375" calcext:value-type="float">
            <text:p>360</text:p>
          </table:table-cell>
          <table:table-cell table:style-name="ce130" table:formula="of:=[.$E$6]+360*[.H$8]/[.$C110]" office:value-type="float" office:value="361.5" calcext:value-type="float">
            <text:p>362</text:p>
          </table:table-cell>
          <table:table-cell table:style-name="ce130" table:formula="of:=[.$E$6]+360*[.I$8]/[.$C110]" office:value-type="float" office:value="362.625" calcext:value-type="float">
            <text:p>363</text:p>
          </table:table-cell>
          <table:table-cell table:style-name="ce130" table:formula="of:=[.$E$6]+360*[.J$8]/[.$C110]" office:value-type="float" office:value="363.75" calcext:value-type="float">
            <text:p>364</text:p>
          </table:table-cell>
          <table:table-cell table:style-name="ce130" table:formula="of:=[.$E$6]+360*[.K$8]/[.$C110]" office:value-type="float" office:value="364.875" calcext:value-type="float">
            <text:p>365</text:p>
          </table:table-cell>
          <table:table-cell table:style-name="ce130" table:formula="of:=[.$E$6]+360*[.L$8]/[.$C110]" office:value-type="float" office:value="366" calcext:value-type="float">
            <text:p>366</text:p>
          </table:table-cell>
          <table:table-cell table:style-name="ce130" table:formula="of:=[.$E$6]+360*[.M$8]/[.$C110]" office:value-type="float" office:value="367.125" calcext:value-type="float">
            <text:p>367</text:p>
          </table:table-cell>
          <table:table-cell table:style-name="ce130" table:formula="of:=[.$E$6]+360*[.N$8]/[.$C110]" office:value-type="float" office:value="368.25" calcext:value-type="float">
            <text:p>368</text:p>
          </table:table-cell>
          <table:table-cell table:style-name="ce130" table:formula="of:=[.$E$6]+360*[.O$8]/[.$C110]" office:value-type="float" office:value="369.375" calcext:value-type="float">
            <text:p>369</text:p>
          </table:table-cell>
          <table:table-cell table:style-name="ce130" table:formula="of:=[.$E$6]+360*[.P$8]/[.$C110]" office:value-type="float" office:value="370.5" calcext:value-type="float">
            <text:p>371</text:p>
          </table:table-cell>
          <table:table-cell table:style-name="ce130" table:formula="of:=[.$E$6]+360*[.Q$8]/[.$C110]" office:value-type="float" office:value="371.625" calcext:value-type="float">
            <text:p>372</text:p>
          </table:table-cell>
          <table:table-cell table:style-name="ce130" table:formula="of:=[.$E$6]+360*[.R$8]/[.$C110]" office:value-type="float" office:value="372.75" calcext:value-type="float">
            <text:p>373</text:p>
          </table:table-cell>
          <table:table-cell table:style-name="ce130" table:formula="of:=[.$E$6]+360*[.S$8]/[.$C110]" office:value-type="float" office:value="373.875" calcext:value-type="float">
            <text:p>374</text:p>
          </table:table-cell>
          <table:table-cell table:style-name="ce130" table:formula="of:=[.$E$6]+360*[.T$8]/[.$C110]" office:value-type="float" office:value="375" calcext:value-type="float">
            <text:p>375</text:p>
          </table:table-cell>
          <table:table-cell table:style-name="ce130" table:formula="of:=[.$E$6]+360*[.U$8]/[.$C110]" office:value-type="float" office:value="376.125" calcext:value-type="float">
            <text:p>376</text:p>
          </table:table-cell>
          <table:table-cell table:style-name="ce130" table:formula="of:=[.$E$6]+360*[.V$8]/[.$C110]" office:value-type="float" office:value="377.25" calcext:value-type="float">
            <text:p>377</text:p>
          </table:table-cell>
          <table:table-cell table:style-name="ce130" table:formula="of:=[.$E$6]+360*[.W$8]/[.$C110]" office:value-type="float" office:value="378.375" calcext:value-type="float">
            <text:p>378</text:p>
          </table:table-cell>
          <table:table-cell table:style-name="ce130" table:formula="of:=[.$E$6]+360*[.X$8]/[.$C11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11]" office:value-type="float" office:value="15000" calcext:value-type="float">
            <text:p>15000</text:p>
          </table:table-cell>
          <table:table-cell table:style-name="ce130" table:formula="of:=[.$E$6]+360*[.D$8]/[.$C111]" office:value-type="float" office:value="357" calcext:value-type="float">
            <text:p>357</text:p>
          </table:table-cell>
          <table:table-cell table:style-name="ce130" table:formula="of:=[.$E$6]+360*[.E$8]/[.$C111]" office:value-type="float" office:value="358.2" calcext:value-type="float">
            <text:p>358</text:p>
          </table:table-cell>
          <table:table-cell table:style-name="ce130" table:formula="of:=[.$E$6]+360*[.F$8]/[.$C111]" office:value-type="float" office:value="359.4" calcext:value-type="float">
            <text:p>359</text:p>
          </table:table-cell>
          <table:table-cell table:style-name="ce130" table:formula="of:=[.$E$6]+360*[.G$8]/[.$C111]" office:value-type="float" office:value="360.6" calcext:value-type="float">
            <text:p>361</text:p>
          </table:table-cell>
          <table:table-cell table:style-name="ce130" table:formula="of:=[.$E$6]+360*[.H$8]/[.$C111]" office:value-type="float" office:value="361.8" calcext:value-type="float">
            <text:p>362</text:p>
          </table:table-cell>
          <table:table-cell table:style-name="ce130" table:formula="of:=[.$E$6]+360*[.I$8]/[.$C111]" office:value-type="float" office:value="363" calcext:value-type="float">
            <text:p>363</text:p>
          </table:table-cell>
          <table:table-cell table:style-name="ce130" table:formula="of:=[.$E$6]+360*[.J$8]/[.$C111]" office:value-type="float" office:value="364.2" calcext:value-type="float">
            <text:p>364</text:p>
          </table:table-cell>
          <table:table-cell table:style-name="ce130" table:formula="of:=[.$E$6]+360*[.K$8]/[.$C111]" office:value-type="float" office:value="365.4" calcext:value-type="float">
            <text:p>365</text:p>
          </table:table-cell>
          <table:table-cell table:style-name="ce130" table:formula="of:=[.$E$6]+360*[.L$8]/[.$C111]" office:value-type="float" office:value="366.6" calcext:value-type="float">
            <text:p>367</text:p>
          </table:table-cell>
          <table:table-cell table:style-name="ce130" table:formula="of:=[.$E$6]+360*[.M$8]/[.$C111]" office:value-type="float" office:value="367.8" calcext:value-type="float">
            <text:p>368</text:p>
          </table:table-cell>
          <table:table-cell table:style-name="ce130" table:formula="of:=[.$E$6]+360*[.N$8]/[.$C111]" office:value-type="float" office:value="369" calcext:value-type="float">
            <text:p>369</text:p>
          </table:table-cell>
          <table:table-cell table:style-name="ce130" table:formula="of:=[.$E$6]+360*[.O$8]/[.$C111]" office:value-type="float" office:value="370.2" calcext:value-type="float">
            <text:p>370</text:p>
          </table:table-cell>
          <table:table-cell table:style-name="ce130" table:formula="of:=[.$E$6]+360*[.P$8]/[.$C111]" office:value-type="float" office:value="371.4" calcext:value-type="float">
            <text:p>371</text:p>
          </table:table-cell>
          <table:table-cell table:style-name="ce130" table:formula="of:=[.$E$6]+360*[.Q$8]/[.$C111]" office:value-type="float" office:value="372.6" calcext:value-type="float">
            <text:p>373</text:p>
          </table:table-cell>
          <table:table-cell table:style-name="ce130" table:formula="of:=[.$E$6]+360*[.R$8]/[.$C111]" office:value-type="float" office:value="373.8" calcext:value-type="float">
            <text:p>374</text:p>
          </table:table-cell>
          <table:table-cell table:style-name="ce130" table:formula="of:=[.$E$6]+360*[.S$8]/[.$C111]" office:value-type="float" office:value="375" calcext:value-type="float">
            <text:p>375</text:p>
          </table:table-cell>
          <table:table-cell table:style-name="ce130" table:formula="of:=[.$E$6]+360*[.T$8]/[.$C111]" office:value-type="float" office:value="376.2" calcext:value-type="float">
            <text:p>376</text:p>
          </table:table-cell>
          <table:table-cell table:style-name="ce130" table:formula="of:=[.$E$6]+360*[.U$8]/[.$C111]" office:value-type="float" office:value="377.4" calcext:value-type="float">
            <text:p>377</text:p>
          </table:table-cell>
          <table:table-cell table:style-name="ce130" table:formula="of:=[.$E$6]+360*[.V$8]/[.$C111]" office:value-type="float" office:value="378.6" calcext:value-type="float">
            <text:p>379</text:p>
          </table:table-cell>
          <table:table-cell table:style-name="ce130" table:formula="of:=[.$E$6]+360*[.W$8]/[.$C111]" office:value-type="float" office:value="379.8" calcext:value-type="float">
            <text:p>380</text:p>
          </table:table-cell>
          <table:table-cell table:style-name="ce130" table:formula="of:=[.$E$6]+360*[.X$8]/[.$C11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12]" office:value-type="float" office:value="14117.6470588235" calcext:value-type="float">
            <text:p>14118</text:p>
          </table:table-cell>
          <table:table-cell table:style-name="ce130" table:formula="of:=[.$E$6]+360*[.D$8]/[.$C112]" office:value-type="float" office:value="357" calcext:value-type="float">
            <text:p>357</text:p>
          </table:table-cell>
          <table:table-cell table:style-name="ce130" table:formula="of:=[.$E$6]+360*[.E$8]/[.$C112]" office:value-type="float" office:value="358.275" calcext:value-type="float">
            <text:p>358</text:p>
          </table:table-cell>
          <table:table-cell table:style-name="ce130" table:formula="of:=[.$E$6]+360*[.F$8]/[.$C112]" office:value-type="float" office:value="359.55" calcext:value-type="float">
            <text:p>360</text:p>
          </table:table-cell>
          <table:table-cell table:style-name="ce130" table:formula="of:=[.$E$6]+360*[.G$8]/[.$C112]" office:value-type="float" office:value="360.825" calcext:value-type="float">
            <text:p>361</text:p>
          </table:table-cell>
          <table:table-cell table:style-name="ce130" table:formula="of:=[.$E$6]+360*[.H$8]/[.$C112]" office:value-type="float" office:value="362.1" calcext:value-type="float">
            <text:p>362</text:p>
          </table:table-cell>
          <table:table-cell table:style-name="ce130" table:formula="of:=[.$E$6]+360*[.I$8]/[.$C112]" office:value-type="float" office:value="363.375" calcext:value-type="float">
            <text:p>363</text:p>
          </table:table-cell>
          <table:table-cell table:style-name="ce130" table:formula="of:=[.$E$6]+360*[.J$8]/[.$C112]" office:value-type="float" office:value="364.65" calcext:value-type="float">
            <text:p>365</text:p>
          </table:table-cell>
          <table:table-cell table:style-name="ce130" table:formula="of:=[.$E$6]+360*[.K$8]/[.$C112]" office:value-type="float" office:value="365.925" calcext:value-type="float">
            <text:p>366</text:p>
          </table:table-cell>
          <table:table-cell table:style-name="ce130" table:formula="of:=[.$E$6]+360*[.L$8]/[.$C112]" office:value-type="float" office:value="367.2" calcext:value-type="float">
            <text:p>367</text:p>
          </table:table-cell>
          <table:table-cell table:style-name="ce130" table:formula="of:=[.$E$6]+360*[.M$8]/[.$C112]" office:value-type="float" office:value="368.475" calcext:value-type="float">
            <text:p>368</text:p>
          </table:table-cell>
          <table:table-cell table:style-name="ce130" table:formula="of:=[.$E$6]+360*[.N$8]/[.$C112]" office:value-type="float" office:value="369.75" calcext:value-type="float">
            <text:p>370</text:p>
          </table:table-cell>
          <table:table-cell table:style-name="ce130" table:formula="of:=[.$E$6]+360*[.O$8]/[.$C112]" office:value-type="float" office:value="371.025" calcext:value-type="float">
            <text:p>371</text:p>
          </table:table-cell>
          <table:table-cell table:style-name="ce130" table:formula="of:=[.$E$6]+360*[.P$8]/[.$C112]" office:value-type="float" office:value="372.3" calcext:value-type="float">
            <text:p>372</text:p>
          </table:table-cell>
          <table:table-cell table:style-name="ce130" table:formula="of:=[.$E$6]+360*[.Q$8]/[.$C112]" office:value-type="float" office:value="373.575" calcext:value-type="float">
            <text:p>374</text:p>
          </table:table-cell>
          <table:table-cell table:style-name="ce130" table:formula="of:=[.$E$6]+360*[.R$8]/[.$C112]" office:value-type="float" office:value="374.85" calcext:value-type="float">
            <text:p>375</text:p>
          </table:table-cell>
          <table:table-cell table:style-name="ce130" table:formula="of:=[.$E$6]+360*[.S$8]/[.$C112]" office:value-type="float" office:value="376.125" calcext:value-type="float">
            <text:p>376</text:p>
          </table:table-cell>
          <table:table-cell table:style-name="ce130" table:formula="of:=[.$E$6]+360*[.T$8]/[.$C112]" office:value-type="float" office:value="377.4" calcext:value-type="float">
            <text:p>377</text:p>
          </table:table-cell>
          <table:table-cell table:style-name="ce130" table:formula="of:=[.$E$6]+360*[.U$8]/[.$C112]" office:value-type="float" office:value="378.675" calcext:value-type="float">
            <text:p>379</text:p>
          </table:table-cell>
          <table:table-cell table:style-name="ce130" table:formula="of:=[.$E$6]+360*[.V$8]/[.$C112]" office:value-type="float" office:value="379.95" calcext:value-type="float">
            <text:p>380</text:p>
          </table:table-cell>
          <table:table-cell table:style-name="ce130" table:formula="of:=[.$E$6]+360*[.W$8]/[.$C112]" office:value-type="float" office:value="381.225" calcext:value-type="float">
            <text:p>381</text:p>
          </table:table-cell>
          <table:table-cell table:style-name="ce130" table:formula="of:=[.$E$6]+360*[.X$8]/[.$C11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13]" office:value-type="float" office:value="13333.3333333333" calcext:value-type="float">
            <text:p>13333</text:p>
          </table:table-cell>
          <table:table-cell table:style-name="ce130" table:formula="of:=[.$E$6]+360*[.D$8]/[.$C113]" office:value-type="float" office:value="357" calcext:value-type="float">
            <text:p>357</text:p>
          </table:table-cell>
          <table:table-cell table:style-name="ce130" table:formula="of:=[.$E$6]+360*[.E$8]/[.$C113]" office:value-type="float" office:value="358.35" calcext:value-type="float">
            <text:p>358</text:p>
          </table:table-cell>
          <table:table-cell table:style-name="ce130" table:formula="of:=[.$E$6]+360*[.F$8]/[.$C113]" office:value-type="float" office:value="359.7" calcext:value-type="float">
            <text:p>360</text:p>
          </table:table-cell>
          <table:table-cell table:style-name="ce130" table:formula="of:=[.$E$6]+360*[.G$8]/[.$C113]" office:value-type="float" office:value="361.05" calcext:value-type="float">
            <text:p>361</text:p>
          </table:table-cell>
          <table:table-cell table:style-name="ce130" table:formula="of:=[.$E$6]+360*[.H$8]/[.$C113]" office:value-type="float" office:value="362.4" calcext:value-type="float">
            <text:p>362</text:p>
          </table:table-cell>
          <table:table-cell table:style-name="ce130" table:formula="of:=[.$E$6]+360*[.I$8]/[.$C113]" office:value-type="float" office:value="363.75" calcext:value-type="float">
            <text:p>364</text:p>
          </table:table-cell>
          <table:table-cell table:style-name="ce130" table:formula="of:=[.$E$6]+360*[.J$8]/[.$C113]" office:value-type="float" office:value="365.1" calcext:value-type="float">
            <text:p>365</text:p>
          </table:table-cell>
          <table:table-cell table:style-name="ce130" table:formula="of:=[.$E$6]+360*[.K$8]/[.$C113]" office:value-type="float" office:value="366.45" calcext:value-type="float">
            <text:p>366</text:p>
          </table:table-cell>
          <table:table-cell table:style-name="ce130" table:formula="of:=[.$E$6]+360*[.L$8]/[.$C113]" office:value-type="float" office:value="367.8" calcext:value-type="float">
            <text:p>368</text:p>
          </table:table-cell>
          <table:table-cell table:style-name="ce130" table:formula="of:=[.$E$6]+360*[.M$8]/[.$C113]" office:value-type="float" office:value="369.15" calcext:value-type="float">
            <text:p>369</text:p>
          </table:table-cell>
          <table:table-cell table:style-name="ce130" table:formula="of:=[.$E$6]+360*[.N$8]/[.$C113]" office:value-type="float" office:value="370.5" calcext:value-type="float">
            <text:p>371</text:p>
          </table:table-cell>
          <table:table-cell table:style-name="ce130" table:formula="of:=[.$E$6]+360*[.O$8]/[.$C113]" office:value-type="float" office:value="371.85" calcext:value-type="float">
            <text:p>372</text:p>
          </table:table-cell>
          <table:table-cell table:style-name="ce130" table:formula="of:=[.$E$6]+360*[.P$8]/[.$C113]" office:value-type="float" office:value="373.2" calcext:value-type="float">
            <text:p>373</text:p>
          </table:table-cell>
          <table:table-cell table:style-name="ce130" table:formula="of:=[.$E$6]+360*[.Q$8]/[.$C113]" office:value-type="float" office:value="374.55" calcext:value-type="float">
            <text:p>375</text:p>
          </table:table-cell>
          <table:table-cell table:style-name="ce130" table:formula="of:=[.$E$6]+360*[.R$8]/[.$C113]" office:value-type="float" office:value="375.9" calcext:value-type="float">
            <text:p>376</text:p>
          </table:table-cell>
          <table:table-cell table:style-name="ce130" table:formula="of:=[.$E$6]+360*[.S$8]/[.$C113]" office:value-type="float" office:value="377.25" calcext:value-type="float">
            <text:p>377</text:p>
          </table:table-cell>
          <table:table-cell table:style-name="ce130" table:formula="of:=[.$E$6]+360*[.T$8]/[.$C113]" office:value-type="float" office:value="378.6" calcext:value-type="float">
            <text:p>379</text:p>
          </table:table-cell>
          <table:table-cell table:style-name="ce130" table:formula="of:=[.$E$6]+360*[.U$8]/[.$C113]" office:value-type="float" office:value="379.95" calcext:value-type="float">
            <text:p>380</text:p>
          </table:table-cell>
          <table:table-cell table:style-name="ce130" table:formula="of:=[.$E$6]+360*[.V$8]/[.$C113]" office:value-type="float" office:value="381.3" calcext:value-type="float">
            <text:p>381</text:p>
          </table:table-cell>
          <table:table-cell table:style-name="ce130" table:formula="of:=[.$E$6]+360*[.W$8]/[.$C113]" office:value-type="float" office:value="382.65" calcext:value-type="float">
            <text:p>383</text:p>
          </table:table-cell>
          <table:table-cell table:style-name="ce130" table:formula="of:=[.$E$6]+360*[.X$8]/[.$C11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14]" office:value-type="float" office:value="12631.5789473684" calcext:value-type="float">
            <text:p>12632</text:p>
          </table:table-cell>
          <table:table-cell table:style-name="ce130" table:formula="of:=[.$E$6]+360*[.D$8]/[.$C114]" office:value-type="float" office:value="357" calcext:value-type="float">
            <text:p>357</text:p>
          </table:table-cell>
          <table:table-cell table:style-name="ce130" table:formula="of:=[.$E$6]+360*[.E$8]/[.$C114]" office:value-type="float" office:value="358.425" calcext:value-type="float">
            <text:p>358</text:p>
          </table:table-cell>
          <table:table-cell table:style-name="ce130" table:formula="of:=[.$E$6]+360*[.F$8]/[.$C114]" office:value-type="float" office:value="359.85" calcext:value-type="float">
            <text:p>360</text:p>
          </table:table-cell>
          <table:table-cell table:style-name="ce130" table:formula="of:=[.$E$6]+360*[.G$8]/[.$C114]" office:value-type="float" office:value="361.275" calcext:value-type="float">
            <text:p>361</text:p>
          </table:table-cell>
          <table:table-cell table:style-name="ce130" table:formula="of:=[.$E$6]+360*[.H$8]/[.$C114]" office:value-type="float" office:value="362.7" calcext:value-type="float">
            <text:p>363</text:p>
          </table:table-cell>
          <table:table-cell table:style-name="ce130" table:formula="of:=[.$E$6]+360*[.I$8]/[.$C114]" office:value-type="float" office:value="364.125" calcext:value-type="float">
            <text:p>364</text:p>
          </table:table-cell>
          <table:table-cell table:style-name="ce130" table:formula="of:=[.$E$6]+360*[.J$8]/[.$C114]" office:value-type="float" office:value="365.55" calcext:value-type="float">
            <text:p>366</text:p>
          </table:table-cell>
          <table:table-cell table:style-name="ce130" table:formula="of:=[.$E$6]+360*[.K$8]/[.$C114]" office:value-type="float" office:value="366.975" calcext:value-type="float">
            <text:p>367</text:p>
          </table:table-cell>
          <table:table-cell table:style-name="ce130" table:formula="of:=[.$E$6]+360*[.L$8]/[.$C114]" office:value-type="float" office:value="368.4" calcext:value-type="float">
            <text:p>368</text:p>
          </table:table-cell>
          <table:table-cell table:style-name="ce130" table:formula="of:=[.$E$6]+360*[.M$8]/[.$C114]" office:value-type="float" office:value="369.825" calcext:value-type="float">
            <text:p>370</text:p>
          </table:table-cell>
          <table:table-cell table:style-name="ce130" table:formula="of:=[.$E$6]+360*[.N$8]/[.$C114]" office:value-type="float" office:value="371.25" calcext:value-type="float">
            <text:p>371</text:p>
          </table:table-cell>
          <table:table-cell table:style-name="ce130" table:formula="of:=[.$E$6]+360*[.O$8]/[.$C114]" office:value-type="float" office:value="372.675" calcext:value-type="float">
            <text:p>373</text:p>
          </table:table-cell>
          <table:table-cell table:style-name="ce130" table:formula="of:=[.$E$6]+360*[.P$8]/[.$C114]" office:value-type="float" office:value="374.1" calcext:value-type="float">
            <text:p>374</text:p>
          </table:table-cell>
          <table:table-cell table:style-name="ce130" table:formula="of:=[.$E$6]+360*[.Q$8]/[.$C114]" office:value-type="float" office:value="375.525" calcext:value-type="float">
            <text:p>376</text:p>
          </table:table-cell>
          <table:table-cell table:style-name="ce130" table:formula="of:=[.$E$6]+360*[.R$8]/[.$C114]" office:value-type="float" office:value="376.95" calcext:value-type="float">
            <text:p>377</text:p>
          </table:table-cell>
          <table:table-cell table:style-name="ce130" table:formula="of:=[.$E$6]+360*[.S$8]/[.$C114]" office:value-type="float" office:value="378.375" calcext:value-type="float">
            <text:p>378</text:p>
          </table:table-cell>
          <table:table-cell table:style-name="ce130" table:formula="of:=[.$E$6]+360*[.T$8]/[.$C114]" office:value-type="float" office:value="379.8" calcext:value-type="float">
            <text:p>380</text:p>
          </table:table-cell>
          <table:table-cell table:style-name="ce130" table:formula="of:=[.$E$6]+360*[.U$8]/[.$C114]" office:value-type="float" office:value="381.225" calcext:value-type="float">
            <text:p>381</text:p>
          </table:table-cell>
          <table:table-cell table:style-name="ce130" table:formula="of:=[.$E$6]+360*[.V$8]/[.$C114]" office:value-type="float" office:value="382.65" calcext:value-type="float">
            <text:p>383</text:p>
          </table:table-cell>
          <table:table-cell table:style-name="ce130" table:formula="of:=[.$E$6]+360*[.W$8]/[.$C114]" office:value-type="float" office:value="384.075" calcext:value-type="float">
            <text:p>384</text:p>
          </table:table-cell>
          <table:table-cell table:style-name="ce130" table:formula="of:=[.$E$6]+360*[.X$8]/[.$C11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15]" office:value-type="float" office:value="12000" calcext:value-type="float">
            <text:p>12000</text:p>
          </table:table-cell>
          <table:table-cell table:style-name="ce130" table:formula="of:=[.$E$6]+360*[.D$8]/[.$C115]" office:value-type="float" office:value="357" calcext:value-type="float">
            <text:p>357</text:p>
          </table:table-cell>
          <table:table-cell table:style-name="ce130" table:formula="of:=[.$E$6]+360*[.E$8]/[.$C115]" office:value-type="float" office:value="358.5" calcext:value-type="float">
            <text:p>359</text:p>
          </table:table-cell>
          <table:table-cell table:style-name="ce130" table:formula="of:=[.$E$6]+360*[.F$8]/[.$C115]" office:value-type="float" office:value="360" calcext:value-type="float">
            <text:p>360</text:p>
          </table:table-cell>
          <table:table-cell table:style-name="ce130" table:formula="of:=[.$E$6]+360*[.G$8]/[.$C115]" office:value-type="float" office:value="361.5" calcext:value-type="float">
            <text:p>362</text:p>
          </table:table-cell>
          <table:table-cell table:style-name="ce130" table:formula="of:=[.$E$6]+360*[.H$8]/[.$C115]" office:value-type="float" office:value="363" calcext:value-type="float">
            <text:p>363</text:p>
          </table:table-cell>
          <table:table-cell table:style-name="ce130" table:formula="of:=[.$E$6]+360*[.I$8]/[.$C115]" office:value-type="float" office:value="364.5" calcext:value-type="float">
            <text:p>365</text:p>
          </table:table-cell>
          <table:table-cell table:style-name="ce130" table:formula="of:=[.$E$6]+360*[.J$8]/[.$C115]" office:value-type="float" office:value="366" calcext:value-type="float">
            <text:p>366</text:p>
          </table:table-cell>
          <table:table-cell table:style-name="ce130" table:formula="of:=[.$E$6]+360*[.K$8]/[.$C115]" office:value-type="float" office:value="367.5" calcext:value-type="float">
            <text:p>368</text:p>
          </table:table-cell>
          <table:table-cell table:style-name="ce130" table:formula="of:=[.$E$6]+360*[.L$8]/[.$C115]" office:value-type="float" office:value="369" calcext:value-type="float">
            <text:p>369</text:p>
          </table:table-cell>
          <table:table-cell table:style-name="ce130" table:formula="of:=[.$E$6]+360*[.M$8]/[.$C115]" office:value-type="float" office:value="370.5" calcext:value-type="float">
            <text:p>371</text:p>
          </table:table-cell>
          <table:table-cell table:style-name="ce130" table:formula="of:=[.$E$6]+360*[.N$8]/[.$C115]" office:value-type="float" office:value="372" calcext:value-type="float">
            <text:p>372</text:p>
          </table:table-cell>
          <table:table-cell table:style-name="ce130" table:formula="of:=[.$E$6]+360*[.O$8]/[.$C115]" office:value-type="float" office:value="373.5" calcext:value-type="float">
            <text:p>374</text:p>
          </table:table-cell>
          <table:table-cell table:style-name="ce130" table:formula="of:=[.$E$6]+360*[.P$8]/[.$C115]" office:value-type="float" office:value="375" calcext:value-type="float">
            <text:p>375</text:p>
          </table:table-cell>
          <table:table-cell table:style-name="ce130" table:formula="of:=[.$E$6]+360*[.Q$8]/[.$C115]" office:value-type="float" office:value="376.5" calcext:value-type="float">
            <text:p>377</text:p>
          </table:table-cell>
          <table:table-cell table:style-name="ce130" table:formula="of:=[.$E$6]+360*[.R$8]/[.$C115]" office:value-type="float" office:value="378" calcext:value-type="float">
            <text:p>378</text:p>
          </table:table-cell>
          <table:table-cell table:style-name="ce130" table:formula="of:=[.$E$6]+360*[.S$8]/[.$C115]" office:value-type="float" office:value="379.5" calcext:value-type="float">
            <text:p>380</text:p>
          </table:table-cell>
          <table:table-cell table:style-name="ce130" table:formula="of:=[.$E$6]+360*[.T$8]/[.$C115]" office:value-type="float" office:value="381" calcext:value-type="float">
            <text:p>381</text:p>
          </table:table-cell>
          <table:table-cell table:style-name="ce130" table:formula="of:=[.$E$6]+360*[.U$8]/[.$C115]" office:value-type="float" office:value="382.5" calcext:value-type="float">
            <text:p>383</text:p>
          </table:table-cell>
          <table:table-cell table:style-name="ce130" table:formula="of:=[.$E$6]+360*[.V$8]/[.$C115]" office:value-type="float" office:value="384" calcext:value-type="float">
            <text:p>384</text:p>
          </table:table-cell>
          <table:table-cell table:style-name="ce130" table:formula="of:=[.$E$6]+360*[.W$8]/[.$C115]" office:value-type="float" office:value="385.5" calcext:value-type="float">
            <text:p>386</text:p>
          </table:table-cell>
          <table:table-cell table:style-name="ce130" table:formula="of:=[.$E$6]+360*[.X$8]/[.$C11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16]" office:value-type="float" office:value="11428.5714285714" calcext:value-type="float">
            <text:p>11429</text:p>
          </table:table-cell>
          <table:table-cell table:style-name="ce130" table:formula="of:=[.$E$6]+360*[.D$8]/[.$C116]" office:value-type="float" office:value="357" calcext:value-type="float">
            <text:p>357</text:p>
          </table:table-cell>
          <table:table-cell table:style-name="ce130" table:formula="of:=[.$E$6]+360*[.E$8]/[.$C116]" office:value-type="float" office:value="358.575" calcext:value-type="float">
            <text:p>359</text:p>
          </table:table-cell>
          <table:table-cell table:style-name="ce130" table:formula="of:=[.$E$6]+360*[.F$8]/[.$C116]" office:value-type="float" office:value="360.15" calcext:value-type="float">
            <text:p>360</text:p>
          </table:table-cell>
          <table:table-cell table:style-name="ce130" table:formula="of:=[.$E$6]+360*[.G$8]/[.$C116]" office:value-type="float" office:value="361.725" calcext:value-type="float">
            <text:p>362</text:p>
          </table:table-cell>
          <table:table-cell table:style-name="ce130" table:formula="of:=[.$E$6]+360*[.H$8]/[.$C116]" office:value-type="float" office:value="363.3" calcext:value-type="float">
            <text:p>363</text:p>
          </table:table-cell>
          <table:table-cell table:style-name="ce130" table:formula="of:=[.$E$6]+360*[.I$8]/[.$C116]" office:value-type="float" office:value="364.875" calcext:value-type="float">
            <text:p>365</text:p>
          </table:table-cell>
          <table:table-cell table:style-name="ce130" table:formula="of:=[.$E$6]+360*[.J$8]/[.$C116]" office:value-type="float" office:value="366.45" calcext:value-type="float">
            <text:p>366</text:p>
          </table:table-cell>
          <table:table-cell table:style-name="ce130" table:formula="of:=[.$E$6]+360*[.K$8]/[.$C116]" office:value-type="float" office:value="368.025" calcext:value-type="float">
            <text:p>368</text:p>
          </table:table-cell>
          <table:table-cell table:style-name="ce130" table:formula="of:=[.$E$6]+360*[.L$8]/[.$C116]" office:value-type="float" office:value="369.6" calcext:value-type="float">
            <text:p>370</text:p>
          </table:table-cell>
          <table:table-cell table:style-name="ce130" table:formula="of:=[.$E$6]+360*[.M$8]/[.$C116]" office:value-type="float" office:value="371.175" calcext:value-type="float">
            <text:p>371</text:p>
          </table:table-cell>
          <table:table-cell table:style-name="ce130" table:formula="of:=[.$E$6]+360*[.N$8]/[.$C116]" office:value-type="float" office:value="372.75" calcext:value-type="float">
            <text:p>373</text:p>
          </table:table-cell>
          <table:table-cell table:style-name="ce130" table:formula="of:=[.$E$6]+360*[.O$8]/[.$C116]" office:value-type="float" office:value="374.325" calcext:value-type="float">
            <text:p>374</text:p>
          </table:table-cell>
          <table:table-cell table:style-name="ce130" table:formula="of:=[.$E$6]+360*[.P$8]/[.$C116]" office:value-type="float" office:value="375.9" calcext:value-type="float">
            <text:p>376</text:p>
          </table:table-cell>
          <table:table-cell table:style-name="ce130" table:formula="of:=[.$E$6]+360*[.Q$8]/[.$C116]" office:value-type="float" office:value="377.475" calcext:value-type="float">
            <text:p>377</text:p>
          </table:table-cell>
          <table:table-cell table:style-name="ce130" table:formula="of:=[.$E$6]+360*[.R$8]/[.$C116]" office:value-type="float" office:value="379.05" calcext:value-type="float">
            <text:p>379</text:p>
          </table:table-cell>
          <table:table-cell table:style-name="ce130" table:formula="of:=[.$E$6]+360*[.S$8]/[.$C116]" office:value-type="float" office:value="380.625" calcext:value-type="float">
            <text:p>381</text:p>
          </table:table-cell>
          <table:table-cell table:style-name="ce130" table:formula="of:=[.$E$6]+360*[.T$8]/[.$C116]" office:value-type="float" office:value="382.2" calcext:value-type="float">
            <text:p>382</text:p>
          </table:table-cell>
          <table:table-cell table:style-name="ce130" table:formula="of:=[.$E$6]+360*[.U$8]/[.$C116]" office:value-type="float" office:value="383.775" calcext:value-type="float">
            <text:p>384</text:p>
          </table:table-cell>
          <table:table-cell table:style-name="ce130" table:formula="of:=[.$E$6]+360*[.V$8]/[.$C116]" office:value-type="float" office:value="385.35" calcext:value-type="float">
            <text:p>385</text:p>
          </table:table-cell>
          <table:table-cell table:style-name="ce130" table:formula="of:=[.$E$6]+360*[.W$8]/[.$C116]" office:value-type="float" office:value="386.925" calcext:value-type="float">
            <text:p>387</text:p>
          </table:table-cell>
          <table:table-cell table:style-name="ce130" table:formula="of:=[.$E$6]+360*[.X$8]/[.$C11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17]" office:value-type="float" office:value="10909.0909090909" calcext:value-type="float">
            <text:p>10909</text:p>
          </table:table-cell>
          <table:table-cell table:style-name="ce130" table:formula="of:=[.$E$6]+360*[.D$8]/[.$C117]" office:value-type="float" office:value="357" calcext:value-type="float">
            <text:p>357</text:p>
          </table:table-cell>
          <table:table-cell table:style-name="ce130" table:formula="of:=[.$E$6]+360*[.E$8]/[.$C117]" office:value-type="float" office:value="358.65" calcext:value-type="float">
            <text:p>359</text:p>
          </table:table-cell>
          <table:table-cell table:style-name="ce130" table:formula="of:=[.$E$6]+360*[.F$8]/[.$C117]" office:value-type="float" office:value="360.3" calcext:value-type="float">
            <text:p>360</text:p>
          </table:table-cell>
          <table:table-cell table:style-name="ce130" table:formula="of:=[.$E$6]+360*[.G$8]/[.$C117]" office:value-type="float" office:value="361.95" calcext:value-type="float">
            <text:p>362</text:p>
          </table:table-cell>
          <table:table-cell table:style-name="ce130" table:formula="of:=[.$E$6]+360*[.H$8]/[.$C117]" office:value-type="float" office:value="363.6" calcext:value-type="float">
            <text:p>364</text:p>
          </table:table-cell>
          <table:table-cell table:style-name="ce130" table:formula="of:=[.$E$6]+360*[.I$8]/[.$C117]" office:value-type="float" office:value="365.25" calcext:value-type="float">
            <text:p>365</text:p>
          </table:table-cell>
          <table:table-cell table:style-name="ce130" table:formula="of:=[.$E$6]+360*[.J$8]/[.$C117]" office:value-type="float" office:value="366.9" calcext:value-type="float">
            <text:p>367</text:p>
          </table:table-cell>
          <table:table-cell table:style-name="ce130" table:formula="of:=[.$E$6]+360*[.K$8]/[.$C117]" office:value-type="float" office:value="368.55" calcext:value-type="float">
            <text:p>369</text:p>
          </table:table-cell>
          <table:table-cell table:style-name="ce130" table:formula="of:=[.$E$6]+360*[.L$8]/[.$C117]" office:value-type="float" office:value="370.2" calcext:value-type="float">
            <text:p>370</text:p>
          </table:table-cell>
          <table:table-cell table:style-name="ce130" table:formula="of:=[.$E$6]+360*[.M$8]/[.$C117]" office:value-type="float" office:value="371.85" calcext:value-type="float">
            <text:p>372</text:p>
          </table:table-cell>
          <table:table-cell table:style-name="ce130" table:formula="of:=[.$E$6]+360*[.N$8]/[.$C117]" office:value-type="float" office:value="373.5" calcext:value-type="float">
            <text:p>374</text:p>
          </table:table-cell>
          <table:table-cell table:style-name="ce130" table:formula="of:=[.$E$6]+360*[.O$8]/[.$C117]" office:value-type="float" office:value="375.15" calcext:value-type="float">
            <text:p>375</text:p>
          </table:table-cell>
          <table:table-cell table:style-name="ce130" table:formula="of:=[.$E$6]+360*[.P$8]/[.$C117]" office:value-type="float" office:value="376.8" calcext:value-type="float">
            <text:p>377</text:p>
          </table:table-cell>
          <table:table-cell table:style-name="ce130" table:formula="of:=[.$E$6]+360*[.Q$8]/[.$C117]" office:value-type="float" office:value="378.45" calcext:value-type="float">
            <text:p>378</text:p>
          </table:table-cell>
          <table:table-cell table:style-name="ce130" table:formula="of:=[.$E$6]+360*[.R$8]/[.$C117]" office:value-type="float" office:value="380.1" calcext:value-type="float">
            <text:p>380</text:p>
          </table:table-cell>
          <table:table-cell table:style-name="ce130" table:formula="of:=[.$E$6]+360*[.S$8]/[.$C117]" office:value-type="float" office:value="381.75" calcext:value-type="float">
            <text:p>382</text:p>
          </table:table-cell>
          <table:table-cell table:style-name="ce130" table:formula="of:=[.$E$6]+360*[.T$8]/[.$C117]" office:value-type="float" office:value="383.4" calcext:value-type="float">
            <text:p>383</text:p>
          </table:table-cell>
          <table:table-cell table:style-name="ce130" table:formula="of:=[.$E$6]+360*[.U$8]/[.$C117]" office:value-type="float" office:value="385.05" calcext:value-type="float">
            <text:p>385</text:p>
          </table:table-cell>
          <table:table-cell table:style-name="ce130" table:formula="of:=[.$E$6]+360*[.V$8]/[.$C117]" office:value-type="float" office:value="386.7" calcext:value-type="float">
            <text:p>387</text:p>
          </table:table-cell>
          <table:table-cell table:style-name="ce130" table:formula="of:=[.$E$6]+360*[.W$8]/[.$C117]" office:value-type="float" office:value="388.35" calcext:value-type="float">
            <text:p>388</text:p>
          </table:table-cell>
          <table:table-cell table:style-name="ce130" table:formula="of:=[.$E$6]+360*[.X$8]/[.$C11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18]" office:value-type="float" office:value="10434.7826086957" calcext:value-type="float">
            <text:p>10435</text:p>
          </table:table-cell>
          <table:table-cell table:style-name="ce130" table:formula="of:=[.$E$6]+360*[.D$8]/[.$C118]" office:value-type="float" office:value="357" calcext:value-type="float">
            <text:p>357</text:p>
          </table:table-cell>
          <table:table-cell table:style-name="ce130" table:formula="of:=[.$E$6]+360*[.E$8]/[.$C118]" office:value-type="float" office:value="358.725" calcext:value-type="float">
            <text:p>359</text:p>
          </table:table-cell>
          <table:table-cell table:style-name="ce130" table:formula="of:=[.$E$6]+360*[.F$8]/[.$C118]" office:value-type="float" office:value="360.45" calcext:value-type="float">
            <text:p>360</text:p>
          </table:table-cell>
          <table:table-cell table:style-name="ce130" table:formula="of:=[.$E$6]+360*[.G$8]/[.$C118]" office:value-type="float" office:value="362.175" calcext:value-type="float">
            <text:p>362</text:p>
          </table:table-cell>
          <table:table-cell table:style-name="ce130" table:formula="of:=[.$E$6]+360*[.H$8]/[.$C118]" office:value-type="float" office:value="363.9" calcext:value-type="float">
            <text:p>364</text:p>
          </table:table-cell>
          <table:table-cell table:style-name="ce130" table:formula="of:=[.$E$6]+360*[.I$8]/[.$C118]" office:value-type="float" office:value="365.625" calcext:value-type="float">
            <text:p>366</text:p>
          </table:table-cell>
          <table:table-cell table:style-name="ce130" table:formula="of:=[.$E$6]+360*[.J$8]/[.$C118]" office:value-type="float" office:value="367.35" calcext:value-type="float">
            <text:p>367</text:p>
          </table:table-cell>
          <table:table-cell table:style-name="ce130" table:formula="of:=[.$E$6]+360*[.K$8]/[.$C118]" office:value-type="float" office:value="369.075" calcext:value-type="float">
            <text:p>369</text:p>
          </table:table-cell>
          <table:table-cell table:style-name="ce130" table:formula="of:=[.$E$6]+360*[.L$8]/[.$C118]" office:value-type="float" office:value="370.8" calcext:value-type="float">
            <text:p>371</text:p>
          </table:table-cell>
          <table:table-cell table:style-name="ce130" table:formula="of:=[.$E$6]+360*[.M$8]/[.$C118]" office:value-type="float" office:value="372.525" calcext:value-type="float">
            <text:p>373</text:p>
          </table:table-cell>
          <table:table-cell table:style-name="ce130" table:formula="of:=[.$E$6]+360*[.N$8]/[.$C118]" office:value-type="float" office:value="374.25" calcext:value-type="float">
            <text:p>374</text:p>
          </table:table-cell>
          <table:table-cell table:style-name="ce130" table:formula="of:=[.$E$6]+360*[.O$8]/[.$C118]" office:value-type="float" office:value="375.975" calcext:value-type="float">
            <text:p>376</text:p>
          </table:table-cell>
          <table:table-cell table:style-name="ce130" table:formula="of:=[.$E$6]+360*[.P$8]/[.$C118]" office:value-type="float" office:value="377.7" calcext:value-type="float">
            <text:p>378</text:p>
          </table:table-cell>
          <table:table-cell table:style-name="ce130" table:formula="of:=[.$E$6]+360*[.Q$8]/[.$C118]" office:value-type="float" office:value="379.425" calcext:value-type="float">
            <text:p>379</text:p>
          </table:table-cell>
          <table:table-cell table:style-name="ce130" table:formula="of:=[.$E$6]+360*[.R$8]/[.$C118]" office:value-type="float" office:value="381.15" calcext:value-type="float">
            <text:p>381</text:p>
          </table:table-cell>
          <table:table-cell table:style-name="ce130" table:formula="of:=[.$E$6]+360*[.S$8]/[.$C118]" office:value-type="float" office:value="382.875" calcext:value-type="float">
            <text:p>383</text:p>
          </table:table-cell>
          <table:table-cell table:style-name="ce130" table:formula="of:=[.$E$6]+360*[.T$8]/[.$C118]" office:value-type="float" office:value="384.6" calcext:value-type="float">
            <text:p>385</text:p>
          </table:table-cell>
          <table:table-cell table:style-name="ce130" table:formula="of:=[.$E$6]+360*[.U$8]/[.$C118]" office:value-type="float" office:value="386.325" calcext:value-type="float">
            <text:p>386</text:p>
          </table:table-cell>
          <table:table-cell table:style-name="ce130" table:formula="of:=[.$E$6]+360*[.V$8]/[.$C118]" office:value-type="float" office:value="388.05" calcext:value-type="float">
            <text:p>388</text:p>
          </table:table-cell>
          <table:table-cell table:style-name="ce130" table:formula="of:=[.$E$6]+360*[.W$8]/[.$C118]" office:value-type="float" office:value="389.775" calcext:value-type="float">
            <text:p>390</text:p>
          </table:table-cell>
          <table:table-cell table:style-name="ce130" table:formula="of:=[.$E$6]+360*[.X$8]/[.$C11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19]" office:value-type="float" office:value="10000" calcext:value-type="float">
            <text:p>10000</text:p>
          </table:table-cell>
          <table:table-cell table:style-name="ce130" table:formula="of:=[.$E$6]+360*[.D$8]/[.$C119]" office:value-type="float" office:value="357" calcext:value-type="float">
            <text:p>357</text:p>
          </table:table-cell>
          <table:table-cell table:style-name="ce130" table:formula="of:=[.$E$6]+360*[.E$8]/[.$C119]" office:value-type="float" office:value="358.8" calcext:value-type="float">
            <text:p>359</text:p>
          </table:table-cell>
          <table:table-cell table:style-name="ce130" table:formula="of:=[.$E$6]+360*[.F$8]/[.$C119]" office:value-type="float" office:value="360.6" calcext:value-type="float">
            <text:p>361</text:p>
          </table:table-cell>
          <table:table-cell table:style-name="ce130" table:formula="of:=[.$E$6]+360*[.G$8]/[.$C119]" office:value-type="float" office:value="362.4" calcext:value-type="float">
            <text:p>362</text:p>
          </table:table-cell>
          <table:table-cell table:style-name="ce130" table:formula="of:=[.$E$6]+360*[.H$8]/[.$C119]" office:value-type="float" office:value="364.2" calcext:value-type="float">
            <text:p>364</text:p>
          </table:table-cell>
          <table:table-cell table:style-name="ce130" table:formula="of:=[.$E$6]+360*[.I$8]/[.$C119]" office:value-type="float" office:value="366" calcext:value-type="float">
            <text:p>366</text:p>
          </table:table-cell>
          <table:table-cell table:style-name="ce130" table:formula="of:=[.$E$6]+360*[.J$8]/[.$C119]" office:value-type="float" office:value="367.8" calcext:value-type="float">
            <text:p>368</text:p>
          </table:table-cell>
          <table:table-cell table:style-name="ce130" table:formula="of:=[.$E$6]+360*[.K$8]/[.$C119]" office:value-type="float" office:value="369.6" calcext:value-type="float">
            <text:p>370</text:p>
          </table:table-cell>
          <table:table-cell table:style-name="ce130" table:formula="of:=[.$E$6]+360*[.L$8]/[.$C119]" office:value-type="float" office:value="371.4" calcext:value-type="float">
            <text:p>371</text:p>
          </table:table-cell>
          <table:table-cell table:style-name="ce130" table:formula="of:=[.$E$6]+360*[.M$8]/[.$C119]" office:value-type="float" office:value="373.2" calcext:value-type="float">
            <text:p>373</text:p>
          </table:table-cell>
          <table:table-cell table:style-name="ce130" table:formula="of:=[.$E$6]+360*[.N$8]/[.$C119]" office:value-type="float" office:value="375" calcext:value-type="float">
            <text:p>375</text:p>
          </table:table-cell>
          <table:table-cell table:style-name="ce130" table:formula="of:=[.$E$6]+360*[.O$8]/[.$C119]" office:value-type="float" office:value="376.8" calcext:value-type="float">
            <text:p>377</text:p>
          </table:table-cell>
          <table:table-cell table:style-name="ce130" table:formula="of:=[.$E$6]+360*[.P$8]/[.$C119]" office:value-type="float" office:value="378.6" calcext:value-type="float">
            <text:p>379</text:p>
          </table:table-cell>
          <table:table-cell table:style-name="ce130" table:formula="of:=[.$E$6]+360*[.Q$8]/[.$C119]" office:value-type="float" office:value="380.4" calcext:value-type="float">
            <text:p>380</text:p>
          </table:table-cell>
          <table:table-cell table:style-name="ce130" table:formula="of:=[.$E$6]+360*[.R$8]/[.$C119]" office:value-type="float" office:value="382.2" calcext:value-type="float">
            <text:p>382</text:p>
          </table:table-cell>
          <table:table-cell table:style-name="ce130" table:formula="of:=[.$E$6]+360*[.S$8]/[.$C119]" office:value-type="float" office:value="384" calcext:value-type="float">
            <text:p>384</text:p>
          </table:table-cell>
          <table:table-cell table:style-name="ce130" table:formula="of:=[.$E$6]+360*[.T$8]/[.$C119]" office:value-type="float" office:value="385.8" calcext:value-type="float">
            <text:p>386</text:p>
          </table:table-cell>
          <table:table-cell table:style-name="ce130" table:formula="of:=[.$E$6]+360*[.U$8]/[.$C119]" office:value-type="float" office:value="387.6" calcext:value-type="float">
            <text:p>388</text:p>
          </table:table-cell>
          <table:table-cell table:style-name="ce130" table:formula="of:=[.$E$6]+360*[.V$8]/[.$C119]" office:value-type="float" office:value="389.4" calcext:value-type="float">
            <text:p>389</text:p>
          </table:table-cell>
          <table:table-cell table:style-name="ce130" table:formula="of:=[.$E$6]+360*[.W$8]/[.$C119]" office:value-type="float" office:value="391.2" calcext:value-type="float">
            <text:p>391</text:p>
          </table:table-cell>
          <table:table-cell table:style-name="ce130" table:formula="of:=[.$E$6]+360*[.X$8]/[.$C11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20]" office:value-type="float" office:value="9600" calcext:value-type="float">
            <text:p>9600</text:p>
          </table:table-cell>
          <table:table-cell table:style-name="ce130" table:formula="of:=[.$E$6]+360*[.D$8]/[.$C120]" office:value-type="float" office:value="357" calcext:value-type="float">
            <text:p>357</text:p>
          </table:table-cell>
          <table:table-cell table:style-name="ce130" table:formula="of:=[.$E$6]+360*[.E$8]/[.$C120]" office:value-type="float" office:value="358.875" calcext:value-type="float">
            <text:p>359</text:p>
          </table:table-cell>
          <table:table-cell table:style-name="ce130" table:formula="of:=[.$E$6]+360*[.F$8]/[.$C120]" office:value-type="float" office:value="360.75" calcext:value-type="float">
            <text:p>361</text:p>
          </table:table-cell>
          <table:table-cell table:style-name="ce130" table:formula="of:=[.$E$6]+360*[.G$8]/[.$C120]" office:value-type="float" office:value="362.625" calcext:value-type="float">
            <text:p>363</text:p>
          </table:table-cell>
          <table:table-cell table:style-name="ce130" table:formula="of:=[.$E$6]+360*[.H$8]/[.$C120]" office:value-type="float" office:value="364.5" calcext:value-type="float">
            <text:p>365</text:p>
          </table:table-cell>
          <table:table-cell table:style-name="ce130" table:formula="of:=[.$E$6]+360*[.I$8]/[.$C120]" office:value-type="float" office:value="366.375" calcext:value-type="float">
            <text:p>366</text:p>
          </table:table-cell>
          <table:table-cell table:style-name="ce130" table:formula="of:=[.$E$6]+360*[.J$8]/[.$C120]" office:value-type="float" office:value="368.25" calcext:value-type="float">
            <text:p>368</text:p>
          </table:table-cell>
          <table:table-cell table:style-name="ce130" table:formula="of:=[.$E$6]+360*[.K$8]/[.$C120]" office:value-type="float" office:value="370.125" calcext:value-type="float">
            <text:p>370</text:p>
          </table:table-cell>
          <table:table-cell table:style-name="ce130" table:formula="of:=[.$E$6]+360*[.L$8]/[.$C120]" office:value-type="float" office:value="372" calcext:value-type="float">
            <text:p>372</text:p>
          </table:table-cell>
          <table:table-cell table:style-name="ce130" table:formula="of:=[.$E$6]+360*[.M$8]/[.$C120]" office:value-type="float" office:value="373.875" calcext:value-type="float">
            <text:p>374</text:p>
          </table:table-cell>
          <table:table-cell table:style-name="ce130" table:formula="of:=[.$E$6]+360*[.N$8]/[.$C120]" office:value-type="float" office:value="375.75" calcext:value-type="float">
            <text:p>376</text:p>
          </table:table-cell>
          <table:table-cell table:style-name="ce130" table:formula="of:=[.$E$6]+360*[.O$8]/[.$C120]" office:value-type="float" office:value="377.625" calcext:value-type="float">
            <text:p>378</text:p>
          </table:table-cell>
          <table:table-cell table:style-name="ce130" table:formula="of:=[.$E$6]+360*[.P$8]/[.$C120]" office:value-type="float" office:value="379.5" calcext:value-type="float">
            <text:p>380</text:p>
          </table:table-cell>
          <table:table-cell table:style-name="ce130" table:formula="of:=[.$E$6]+360*[.Q$8]/[.$C120]" office:value-type="float" office:value="381.375" calcext:value-type="float">
            <text:p>381</text:p>
          </table:table-cell>
          <table:table-cell table:style-name="ce130" table:formula="of:=[.$E$6]+360*[.R$8]/[.$C120]" office:value-type="float" office:value="383.25" calcext:value-type="float">
            <text:p>383</text:p>
          </table:table-cell>
          <table:table-cell table:style-name="ce130" table:formula="of:=[.$E$6]+360*[.S$8]/[.$C120]" office:value-type="float" office:value="385.125" calcext:value-type="float">
            <text:p>385</text:p>
          </table:table-cell>
          <table:table-cell table:style-name="ce130" table:formula="of:=[.$E$6]+360*[.T$8]/[.$C120]" office:value-type="float" office:value="387" calcext:value-type="float">
            <text:p>387</text:p>
          </table:table-cell>
          <table:table-cell table:style-name="ce130" table:formula="of:=[.$E$6]+360*[.U$8]/[.$C120]" office:value-type="float" office:value="388.875" calcext:value-type="float">
            <text:p>389</text:p>
          </table:table-cell>
          <table:table-cell table:style-name="ce130" table:formula="of:=[.$E$6]+360*[.V$8]/[.$C120]" office:value-type="float" office:value="390.75" calcext:value-type="float">
            <text:p>391</text:p>
          </table:table-cell>
          <table:table-cell table:style-name="ce130" table:formula="of:=[.$E$6]+360*[.W$8]/[.$C120]" office:value-type="float" office:value="392.625" calcext:value-type="float">
            <text:p>393</text:p>
          </table:table-cell>
          <table:table-cell table:style-name="ce130" table:formula="of:=[.$E$6]+360*[.X$8]/[.$C12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21]" office:value-type="float" office:value="9230.76923076923" calcext:value-type="float">
            <text:p>9231</text:p>
          </table:table-cell>
          <table:table-cell table:style-name="ce130" table:formula="of:=[.$E$6]+360*[.D$8]/[.$C121]" office:value-type="float" office:value="357" calcext:value-type="float">
            <text:p>357</text:p>
          </table:table-cell>
          <table:table-cell table:style-name="ce130" table:formula="of:=[.$E$6]+360*[.E$8]/[.$C121]" office:value-type="float" office:value="358.95" calcext:value-type="float">
            <text:p>359</text:p>
          </table:table-cell>
          <table:table-cell table:style-name="ce130" table:formula="of:=[.$E$6]+360*[.F$8]/[.$C121]" office:value-type="float" office:value="360.9" calcext:value-type="float">
            <text:p>361</text:p>
          </table:table-cell>
          <table:table-cell table:style-name="ce130" table:formula="of:=[.$E$6]+360*[.G$8]/[.$C121]" office:value-type="float" office:value="362.85" calcext:value-type="float">
            <text:p>363</text:p>
          </table:table-cell>
          <table:table-cell table:style-name="ce130" table:formula="of:=[.$E$6]+360*[.H$8]/[.$C121]" office:value-type="float" office:value="364.8" calcext:value-type="float">
            <text:p>365</text:p>
          </table:table-cell>
          <table:table-cell table:style-name="ce130" table:formula="of:=[.$E$6]+360*[.I$8]/[.$C121]" office:value-type="float" office:value="366.75" calcext:value-type="float">
            <text:p>367</text:p>
          </table:table-cell>
          <table:table-cell table:style-name="ce130" table:formula="of:=[.$E$6]+360*[.J$8]/[.$C121]" office:value-type="float" office:value="368.7" calcext:value-type="float">
            <text:p>369</text:p>
          </table:table-cell>
          <table:table-cell table:style-name="ce130" table:formula="of:=[.$E$6]+360*[.K$8]/[.$C121]" office:value-type="float" office:value="370.65" calcext:value-type="float">
            <text:p>371</text:p>
          </table:table-cell>
          <table:table-cell table:style-name="ce130" table:formula="of:=[.$E$6]+360*[.L$8]/[.$C121]" office:value-type="float" office:value="372.6" calcext:value-type="float">
            <text:p>373</text:p>
          </table:table-cell>
          <table:table-cell table:style-name="ce130" table:formula="of:=[.$E$6]+360*[.M$8]/[.$C121]" office:value-type="float" office:value="374.55" calcext:value-type="float">
            <text:p>375</text:p>
          </table:table-cell>
          <table:table-cell table:style-name="ce130" table:formula="of:=[.$E$6]+360*[.N$8]/[.$C121]" office:value-type="float" office:value="376.5" calcext:value-type="float">
            <text:p>377</text:p>
          </table:table-cell>
          <table:table-cell table:style-name="ce130" table:formula="of:=[.$E$6]+360*[.O$8]/[.$C121]" office:value-type="float" office:value="378.45" calcext:value-type="float">
            <text:p>378</text:p>
          </table:table-cell>
          <table:table-cell table:style-name="ce130" table:formula="of:=[.$E$6]+360*[.P$8]/[.$C121]" office:value-type="float" office:value="380.4" calcext:value-type="float">
            <text:p>380</text:p>
          </table:table-cell>
          <table:table-cell table:style-name="ce130" table:formula="of:=[.$E$6]+360*[.Q$8]/[.$C121]" office:value-type="float" office:value="382.35" calcext:value-type="float">
            <text:p>382</text:p>
          </table:table-cell>
          <table:table-cell table:style-name="ce130" table:formula="of:=[.$E$6]+360*[.R$8]/[.$C121]" office:value-type="float" office:value="384.3" calcext:value-type="float">
            <text:p>384</text:p>
          </table:table-cell>
          <table:table-cell table:style-name="ce130" table:formula="of:=[.$E$6]+360*[.S$8]/[.$C121]" office:value-type="float" office:value="386.25" calcext:value-type="float">
            <text:p>386</text:p>
          </table:table-cell>
          <table:table-cell table:style-name="ce130" table:formula="of:=[.$E$6]+360*[.T$8]/[.$C121]" office:value-type="float" office:value="388.2" calcext:value-type="float">
            <text:p>388</text:p>
          </table:table-cell>
          <table:table-cell table:style-name="ce130" table:formula="of:=[.$E$6]+360*[.U$8]/[.$C121]" office:value-type="float" office:value="390.15" calcext:value-type="float">
            <text:p>390</text:p>
          </table:table-cell>
          <table:table-cell table:style-name="ce130" table:formula="of:=[.$E$6]+360*[.V$8]/[.$C121]" office:value-type="float" office:value="392.1" calcext:value-type="float">
            <text:p>392</text:p>
          </table:table-cell>
          <table:table-cell table:style-name="ce130" table:formula="of:=[.$E$6]+360*[.W$8]/[.$C121]" office:value-type="float" office:value="394.05" calcext:value-type="float">
            <text:p>394</text:p>
          </table:table-cell>
          <table:table-cell table:style-name="ce130" table:formula="of:=[.$E$6]+360*[.X$8]/[.$C12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22]" office:value-type="float" office:value="8888.88888888889" calcext:value-type="float">
            <text:p>8889</text:p>
          </table:table-cell>
          <table:table-cell table:style-name="ce130" table:formula="of:=[.$E$6]+360*[.D$8]/[.$C122]" office:value-type="float" office:value="357" calcext:value-type="float">
            <text:p>357</text:p>
          </table:table-cell>
          <table:table-cell table:style-name="ce130" table:formula="of:=[.$E$6]+360*[.E$8]/[.$C122]" office:value-type="float" office:value="359.025" calcext:value-type="float">
            <text:p>359</text:p>
          </table:table-cell>
          <table:table-cell table:style-name="ce130" table:formula="of:=[.$E$6]+360*[.F$8]/[.$C122]" office:value-type="float" office:value="361.05" calcext:value-type="float">
            <text:p>361</text:p>
          </table:table-cell>
          <table:table-cell table:style-name="ce130" table:formula="of:=[.$E$6]+360*[.G$8]/[.$C122]" office:value-type="float" office:value="363.075" calcext:value-type="float">
            <text:p>363</text:p>
          </table:table-cell>
          <table:table-cell table:style-name="ce130" table:formula="of:=[.$E$6]+360*[.H$8]/[.$C122]" office:value-type="float" office:value="365.1" calcext:value-type="float">
            <text:p>365</text:p>
          </table:table-cell>
          <table:table-cell table:style-name="ce130" table:formula="of:=[.$E$6]+360*[.I$8]/[.$C122]" office:value-type="float" office:value="367.125" calcext:value-type="float">
            <text:p>367</text:p>
          </table:table-cell>
          <table:table-cell table:style-name="ce130" table:formula="of:=[.$E$6]+360*[.J$8]/[.$C122]" office:value-type="float" office:value="369.15" calcext:value-type="float">
            <text:p>369</text:p>
          </table:table-cell>
          <table:table-cell table:style-name="ce130" table:formula="of:=[.$E$6]+360*[.K$8]/[.$C122]" office:value-type="float" office:value="371.175" calcext:value-type="float">
            <text:p>371</text:p>
          </table:table-cell>
          <table:table-cell table:style-name="ce130" table:formula="of:=[.$E$6]+360*[.L$8]/[.$C122]" office:value-type="float" office:value="373.2" calcext:value-type="float">
            <text:p>373</text:p>
          </table:table-cell>
          <table:table-cell table:style-name="ce130" table:formula="of:=[.$E$6]+360*[.M$8]/[.$C122]" office:value-type="float" office:value="375.225" calcext:value-type="float">
            <text:p>375</text:p>
          </table:table-cell>
          <table:table-cell table:style-name="ce130" table:formula="of:=[.$E$6]+360*[.N$8]/[.$C122]" office:value-type="float" office:value="377.25" calcext:value-type="float">
            <text:p>377</text:p>
          </table:table-cell>
          <table:table-cell table:style-name="ce130" table:formula="of:=[.$E$6]+360*[.O$8]/[.$C122]" office:value-type="float" office:value="379.275" calcext:value-type="float">
            <text:p>379</text:p>
          </table:table-cell>
          <table:table-cell table:style-name="ce130" table:formula="of:=[.$E$6]+360*[.P$8]/[.$C122]" office:value-type="float" office:value="381.3" calcext:value-type="float">
            <text:p>381</text:p>
          </table:table-cell>
          <table:table-cell table:style-name="ce130" table:formula="of:=[.$E$6]+360*[.Q$8]/[.$C122]" office:value-type="float" office:value="383.325" calcext:value-type="float">
            <text:p>383</text:p>
          </table:table-cell>
          <table:table-cell table:style-name="ce130" table:formula="of:=[.$E$6]+360*[.R$8]/[.$C122]" office:value-type="float" office:value="385.35" calcext:value-type="float">
            <text:p>385</text:p>
          </table:table-cell>
          <table:table-cell table:style-name="ce130" table:formula="of:=[.$E$6]+360*[.S$8]/[.$C122]" office:value-type="float" office:value="387.375" calcext:value-type="float">
            <text:p>387</text:p>
          </table:table-cell>
          <table:table-cell table:style-name="ce130" table:formula="of:=[.$E$6]+360*[.T$8]/[.$C122]" office:value-type="float" office:value="389.4" calcext:value-type="float">
            <text:p>389</text:p>
          </table:table-cell>
          <table:table-cell table:style-name="ce130" table:formula="of:=[.$E$6]+360*[.U$8]/[.$C122]" office:value-type="float" office:value="391.425" calcext:value-type="float">
            <text:p>391</text:p>
          </table:table-cell>
          <table:table-cell table:style-name="ce130" table:formula="of:=[.$E$6]+360*[.V$8]/[.$C122]" office:value-type="float" office:value="393.45" calcext:value-type="float">
            <text:p>393</text:p>
          </table:table-cell>
          <table:table-cell table:style-name="ce130" table:formula="of:=[.$E$6]+360*[.W$8]/[.$C122]" office:value-type="float" office:value="395.475" calcext:value-type="float">
            <text:p>395</text:p>
          </table:table-cell>
          <table:table-cell table:style-name="ce130" table:formula="of:=[.$E$6]+360*[.X$8]/[.$C12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23]" office:value-type="float" office:value="8571.42857142857" calcext:value-type="float">
            <text:p>8571</text:p>
          </table:table-cell>
          <table:table-cell table:style-name="ce130" table:formula="of:=[.$E$6]+360*[.D$8]/[.$C123]" office:value-type="float" office:value="357" calcext:value-type="float">
            <text:p>357</text:p>
          </table:table-cell>
          <table:table-cell table:style-name="ce130" table:formula="of:=[.$E$6]+360*[.E$8]/[.$C123]" office:value-type="float" office:value="359.1" calcext:value-type="float">
            <text:p>359</text:p>
          </table:table-cell>
          <table:table-cell table:style-name="ce130" table:formula="of:=[.$E$6]+360*[.F$8]/[.$C123]" office:value-type="float" office:value="361.2" calcext:value-type="float">
            <text:p>361</text:p>
          </table:table-cell>
          <table:table-cell table:style-name="ce130" table:formula="of:=[.$E$6]+360*[.G$8]/[.$C123]" office:value-type="float" office:value="363.3" calcext:value-type="float">
            <text:p>363</text:p>
          </table:table-cell>
          <table:table-cell table:style-name="ce130" table:formula="of:=[.$E$6]+360*[.H$8]/[.$C123]" office:value-type="float" office:value="365.4" calcext:value-type="float">
            <text:p>365</text:p>
          </table:table-cell>
          <table:table-cell table:style-name="ce130" table:formula="of:=[.$E$6]+360*[.I$8]/[.$C123]" office:value-type="float" office:value="367.5" calcext:value-type="float">
            <text:p>368</text:p>
          </table:table-cell>
          <table:table-cell table:style-name="ce130" table:formula="of:=[.$E$6]+360*[.J$8]/[.$C123]" office:value-type="float" office:value="369.6" calcext:value-type="float">
            <text:p>370</text:p>
          </table:table-cell>
          <table:table-cell table:style-name="ce130" table:formula="of:=[.$E$6]+360*[.K$8]/[.$C123]" office:value-type="float" office:value="371.7" calcext:value-type="float">
            <text:p>372</text:p>
          </table:table-cell>
          <table:table-cell table:style-name="ce130" table:formula="of:=[.$E$6]+360*[.L$8]/[.$C123]" office:value-type="float" office:value="373.8" calcext:value-type="float">
            <text:p>374</text:p>
          </table:table-cell>
          <table:table-cell table:style-name="ce130" table:formula="of:=[.$E$6]+360*[.M$8]/[.$C123]" office:value-type="float" office:value="375.9" calcext:value-type="float">
            <text:p>376</text:p>
          </table:table-cell>
          <table:table-cell table:style-name="ce130" table:formula="of:=[.$E$6]+360*[.N$8]/[.$C123]" office:value-type="float" office:value="378" calcext:value-type="float">
            <text:p>378</text:p>
          </table:table-cell>
          <table:table-cell table:style-name="ce130" table:formula="of:=[.$E$6]+360*[.O$8]/[.$C123]" office:value-type="float" office:value="380.1" calcext:value-type="float">
            <text:p>380</text:p>
          </table:table-cell>
          <table:table-cell table:style-name="ce130" table:formula="of:=[.$E$6]+360*[.P$8]/[.$C123]" office:value-type="float" office:value="382.2" calcext:value-type="float">
            <text:p>382</text:p>
          </table:table-cell>
          <table:table-cell table:style-name="ce130" table:formula="of:=[.$E$6]+360*[.Q$8]/[.$C123]" office:value-type="float" office:value="384.3" calcext:value-type="float">
            <text:p>384</text:p>
          </table:table-cell>
          <table:table-cell table:style-name="ce130" table:formula="of:=[.$E$6]+360*[.R$8]/[.$C123]" office:value-type="float" office:value="386.4" calcext:value-type="float">
            <text:p>386</text:p>
          </table:table-cell>
          <table:table-cell table:style-name="ce130" table:formula="of:=[.$E$6]+360*[.S$8]/[.$C123]" office:value-type="float" office:value="388.5" calcext:value-type="float">
            <text:p>389</text:p>
          </table:table-cell>
          <table:table-cell table:style-name="ce130" table:formula="of:=[.$E$6]+360*[.T$8]/[.$C123]" office:value-type="float" office:value="390.6" calcext:value-type="float">
            <text:p>391</text:p>
          </table:table-cell>
          <table:table-cell table:style-name="ce130" table:formula="of:=[.$E$6]+360*[.U$8]/[.$C123]" office:value-type="float" office:value="392.7" calcext:value-type="float">
            <text:p>393</text:p>
          </table:table-cell>
          <table:table-cell table:style-name="ce130" table:formula="of:=[.$E$6]+360*[.V$8]/[.$C123]" office:value-type="float" office:value="394.8" calcext:value-type="float">
            <text:p>395</text:p>
          </table:table-cell>
          <table:table-cell table:style-name="ce130" table:formula="of:=[.$E$6]+360*[.W$8]/[.$C123]" office:value-type="float" office:value="396.9" calcext:value-type="float">
            <text:p>397</text:p>
          </table:table-cell>
          <table:table-cell table:style-name="ce130" table:formula="of:=[.$E$6]+360*[.X$8]/[.$C12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24]" office:value-type="float" office:value="8275.86206896552" calcext:value-type="float">
            <text:p>8276</text:p>
          </table:table-cell>
          <table:table-cell table:style-name="ce130" table:formula="of:=[.$E$6]+360*[.D$8]/[.$C124]" office:value-type="float" office:value="357" calcext:value-type="float">
            <text:p>357</text:p>
          </table:table-cell>
          <table:table-cell table:style-name="ce130" table:formula="of:=[.$E$6]+360*[.E$8]/[.$C124]" office:value-type="float" office:value="359.175" calcext:value-type="float">
            <text:p>359</text:p>
          </table:table-cell>
          <table:table-cell table:style-name="ce130" table:formula="of:=[.$E$6]+360*[.F$8]/[.$C124]" office:value-type="float" office:value="361.35" calcext:value-type="float">
            <text:p>361</text:p>
          </table:table-cell>
          <table:table-cell table:style-name="ce130" table:formula="of:=[.$E$6]+360*[.G$8]/[.$C124]" office:value-type="float" office:value="363.525" calcext:value-type="float">
            <text:p>364</text:p>
          </table:table-cell>
          <table:table-cell table:style-name="ce130" table:formula="of:=[.$E$6]+360*[.H$8]/[.$C124]" office:value-type="float" office:value="365.7" calcext:value-type="float">
            <text:p>366</text:p>
          </table:table-cell>
          <table:table-cell table:style-name="ce130" table:formula="of:=[.$E$6]+360*[.I$8]/[.$C124]" office:value-type="float" office:value="367.875" calcext:value-type="float">
            <text:p>368</text:p>
          </table:table-cell>
          <table:table-cell table:style-name="ce130" table:formula="of:=[.$E$6]+360*[.J$8]/[.$C124]" office:value-type="float" office:value="370.05" calcext:value-type="float">
            <text:p>370</text:p>
          </table:table-cell>
          <table:table-cell table:style-name="ce130" table:formula="of:=[.$E$6]+360*[.K$8]/[.$C124]" office:value-type="float" office:value="372.225" calcext:value-type="float">
            <text:p>372</text:p>
          </table:table-cell>
          <table:table-cell table:style-name="ce130" table:formula="of:=[.$E$6]+360*[.L$8]/[.$C124]" office:value-type="float" office:value="374.4" calcext:value-type="float">
            <text:p>374</text:p>
          </table:table-cell>
          <table:table-cell table:style-name="ce130" table:formula="of:=[.$E$6]+360*[.M$8]/[.$C124]" office:value-type="float" office:value="376.575" calcext:value-type="float">
            <text:p>377</text:p>
          </table:table-cell>
          <table:table-cell table:style-name="ce130" table:formula="of:=[.$E$6]+360*[.N$8]/[.$C124]" office:value-type="float" office:value="378.75" calcext:value-type="float">
            <text:p>379</text:p>
          </table:table-cell>
          <table:table-cell table:style-name="ce130" table:formula="of:=[.$E$6]+360*[.O$8]/[.$C124]" office:value-type="float" office:value="380.925" calcext:value-type="float">
            <text:p>381</text:p>
          </table:table-cell>
          <table:table-cell table:style-name="ce130" table:formula="of:=[.$E$6]+360*[.P$8]/[.$C124]" office:value-type="float" office:value="383.1" calcext:value-type="float">
            <text:p>383</text:p>
          </table:table-cell>
          <table:table-cell table:style-name="ce130" table:formula="of:=[.$E$6]+360*[.Q$8]/[.$C124]" office:value-type="float" office:value="385.275" calcext:value-type="float">
            <text:p>385</text:p>
          </table:table-cell>
          <table:table-cell table:style-name="ce130" table:formula="of:=[.$E$6]+360*[.R$8]/[.$C124]" office:value-type="float" office:value="387.45" calcext:value-type="float">
            <text:p>387</text:p>
          </table:table-cell>
          <table:table-cell table:style-name="ce130" table:formula="of:=[.$E$6]+360*[.S$8]/[.$C124]" office:value-type="float" office:value="389.625" calcext:value-type="float">
            <text:p>390</text:p>
          </table:table-cell>
          <table:table-cell table:style-name="ce130" table:formula="of:=[.$E$6]+360*[.T$8]/[.$C124]" office:value-type="float" office:value="391.8" calcext:value-type="float">
            <text:p>392</text:p>
          </table:table-cell>
          <table:table-cell table:style-name="ce130" table:formula="of:=[.$E$6]+360*[.U$8]/[.$C124]" office:value-type="float" office:value="393.975" calcext:value-type="float">
            <text:p>394</text:p>
          </table:table-cell>
          <table:table-cell table:style-name="ce130" table:formula="of:=[.$E$6]+360*[.V$8]/[.$C124]" office:value-type="float" office:value="396.15" calcext:value-type="float">
            <text:p>396</text:p>
          </table:table-cell>
          <table:table-cell table:style-name="ce130" table:formula="of:=[.$E$6]+360*[.W$8]/[.$C124]" office:value-type="float" office:value="398.325" calcext:value-type="float">
            <text:p>398</text:p>
          </table:table-cell>
          <table:table-cell table:style-name="ce130" table:formula="of:=[.$E$6]+360*[.X$8]/[.$C12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25]" office:value-type="float" office:value="8000" calcext:value-type="float">
            <text:p>8000</text:p>
          </table:table-cell>
          <table:table-cell table:style-name="ce130" table:formula="of:=[.$E$6]+360*[.D$8]/[.$C125]" office:value-type="float" office:value="357" calcext:value-type="float">
            <text:p>357</text:p>
          </table:table-cell>
          <table:table-cell table:style-name="ce130" table:formula="of:=[.$E$6]+360*[.E$8]/[.$C125]" office:value-type="float" office:value="359.25" calcext:value-type="float">
            <text:p>359</text:p>
          </table:table-cell>
          <table:table-cell table:style-name="ce130" table:formula="of:=[.$E$6]+360*[.F$8]/[.$C125]" office:value-type="float" office:value="361.5" calcext:value-type="float">
            <text:p>362</text:p>
          </table:table-cell>
          <table:table-cell table:style-name="ce130" table:formula="of:=[.$E$6]+360*[.G$8]/[.$C125]" office:value-type="float" office:value="363.75" calcext:value-type="float">
            <text:p>364</text:p>
          </table:table-cell>
          <table:table-cell table:style-name="ce130" table:formula="of:=[.$E$6]+360*[.H$8]/[.$C125]" office:value-type="float" office:value="366" calcext:value-type="float">
            <text:p>366</text:p>
          </table:table-cell>
          <table:table-cell table:style-name="ce130" table:formula="of:=[.$E$6]+360*[.I$8]/[.$C125]" office:value-type="float" office:value="368.25" calcext:value-type="float">
            <text:p>368</text:p>
          </table:table-cell>
          <table:table-cell table:style-name="ce130" table:formula="of:=[.$E$6]+360*[.J$8]/[.$C125]" office:value-type="float" office:value="370.5" calcext:value-type="float">
            <text:p>371</text:p>
          </table:table-cell>
          <table:table-cell table:style-name="ce130" table:formula="of:=[.$E$6]+360*[.K$8]/[.$C125]" office:value-type="float" office:value="372.75" calcext:value-type="float">
            <text:p>373</text:p>
          </table:table-cell>
          <table:table-cell table:style-name="ce130" table:formula="of:=[.$E$6]+360*[.L$8]/[.$C125]" office:value-type="float" office:value="375" calcext:value-type="float">
            <text:p>375</text:p>
          </table:table-cell>
          <table:table-cell table:style-name="ce130" table:formula="of:=[.$E$6]+360*[.M$8]/[.$C125]" office:value-type="float" office:value="377.25" calcext:value-type="float">
            <text:p>377</text:p>
          </table:table-cell>
          <table:table-cell table:style-name="ce130" table:formula="of:=[.$E$6]+360*[.N$8]/[.$C125]" office:value-type="float" office:value="379.5" calcext:value-type="float">
            <text:p>380</text:p>
          </table:table-cell>
          <table:table-cell table:style-name="ce130" table:formula="of:=[.$E$6]+360*[.O$8]/[.$C125]" office:value-type="float" office:value="381.75" calcext:value-type="float">
            <text:p>382</text:p>
          </table:table-cell>
          <table:table-cell table:style-name="ce130" table:formula="of:=[.$E$6]+360*[.P$8]/[.$C125]" office:value-type="float" office:value="384" calcext:value-type="float">
            <text:p>384</text:p>
          </table:table-cell>
          <table:table-cell table:style-name="ce130" table:formula="of:=[.$E$6]+360*[.Q$8]/[.$C125]" office:value-type="float" office:value="386.25" calcext:value-type="float">
            <text:p>386</text:p>
          </table:table-cell>
          <table:table-cell table:style-name="ce130" table:formula="of:=[.$E$6]+360*[.R$8]/[.$C125]" office:value-type="float" office:value="388.5" calcext:value-type="float">
            <text:p>389</text:p>
          </table:table-cell>
          <table:table-cell table:style-name="ce130" table:formula="of:=[.$E$6]+360*[.S$8]/[.$C125]" office:value-type="float" office:value="390.75" calcext:value-type="float">
            <text:p>391</text:p>
          </table:table-cell>
          <table:table-cell table:style-name="ce130" table:formula="of:=[.$E$6]+360*[.T$8]/[.$C125]" office:value-type="float" office:value="393" calcext:value-type="float">
            <text:p>393</text:p>
          </table:table-cell>
          <table:table-cell table:style-name="ce130" table:formula="of:=[.$E$6]+360*[.U$8]/[.$C125]" office:value-type="float" office:value="395.25" calcext:value-type="float">
            <text:p>395</text:p>
          </table:table-cell>
          <table:table-cell table:style-name="ce130" table:formula="of:=[.$E$6]+360*[.V$8]/[.$C125]" office:value-type="float" office:value="397.5" calcext:value-type="float">
            <text:p>398</text:p>
          </table:table-cell>
          <table:table-cell table:style-name="ce130" table:formula="of:=[.$E$6]+360*[.W$8]/[.$C125]" office:value-type="float" office:value="399.75" calcext:value-type="float">
            <text:p>400</text:p>
          </table:table-cell>
          <table:table-cell table:style-name="ce130" table:formula="of:=[.$E$6]+360*[.X$8]/[.$C12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26]" office:value-type="float" office:value="7741.93548387097" calcext:value-type="float">
            <text:p>7742</text:p>
          </table:table-cell>
          <table:table-cell table:style-name="ce130" table:formula="of:=[.$E$6]+360*[.D$8]/[.$C126]" office:value-type="float" office:value="357" calcext:value-type="float">
            <text:p>357</text:p>
          </table:table-cell>
          <table:table-cell table:style-name="ce130" table:formula="of:=[.$E$6]+360*[.E$8]/[.$C126]" office:value-type="float" office:value="359.325" calcext:value-type="float">
            <text:p>359</text:p>
          </table:table-cell>
          <table:table-cell table:style-name="ce130" table:formula="of:=[.$E$6]+360*[.F$8]/[.$C126]" office:value-type="float" office:value="361.65" calcext:value-type="float">
            <text:p>362</text:p>
          </table:table-cell>
          <table:table-cell table:style-name="ce130" table:formula="of:=[.$E$6]+360*[.G$8]/[.$C126]" office:value-type="float" office:value="363.975" calcext:value-type="float">
            <text:p>364</text:p>
          </table:table-cell>
          <table:table-cell table:style-name="ce130" table:formula="of:=[.$E$6]+360*[.H$8]/[.$C126]" office:value-type="float" office:value="366.3" calcext:value-type="float">
            <text:p>366</text:p>
          </table:table-cell>
          <table:table-cell table:style-name="ce130" table:formula="of:=[.$E$6]+360*[.I$8]/[.$C126]" office:value-type="float" office:value="368.625" calcext:value-type="float">
            <text:p>369</text:p>
          </table:table-cell>
          <table:table-cell table:style-name="ce130" table:formula="of:=[.$E$6]+360*[.J$8]/[.$C126]" office:value-type="float" office:value="370.95" calcext:value-type="float">
            <text:p>371</text:p>
          </table:table-cell>
          <table:table-cell table:style-name="ce130" table:formula="of:=[.$E$6]+360*[.K$8]/[.$C126]" office:value-type="float" office:value="373.275" calcext:value-type="float">
            <text:p>373</text:p>
          </table:table-cell>
          <table:table-cell table:style-name="ce130" table:formula="of:=[.$E$6]+360*[.L$8]/[.$C126]" office:value-type="float" office:value="375.6" calcext:value-type="float">
            <text:p>376</text:p>
          </table:table-cell>
          <table:table-cell table:style-name="ce130" table:formula="of:=[.$E$6]+360*[.M$8]/[.$C126]" office:value-type="float" office:value="377.925" calcext:value-type="float">
            <text:p>378</text:p>
          </table:table-cell>
          <table:table-cell table:style-name="ce130" table:formula="of:=[.$E$6]+360*[.N$8]/[.$C126]" office:value-type="float" office:value="380.25" calcext:value-type="float">
            <text:p>380</text:p>
          </table:table-cell>
          <table:table-cell table:style-name="ce130" table:formula="of:=[.$E$6]+360*[.O$8]/[.$C126]" office:value-type="float" office:value="382.575" calcext:value-type="float">
            <text:p>383</text:p>
          </table:table-cell>
          <table:table-cell table:style-name="ce130" table:formula="of:=[.$E$6]+360*[.P$8]/[.$C126]" office:value-type="float" office:value="384.9" calcext:value-type="float">
            <text:p>385</text:p>
          </table:table-cell>
          <table:table-cell table:style-name="ce130" table:formula="of:=[.$E$6]+360*[.Q$8]/[.$C126]" office:value-type="float" office:value="387.225" calcext:value-type="float">
            <text:p>387</text:p>
          </table:table-cell>
          <table:table-cell table:style-name="ce130" table:formula="of:=[.$E$6]+360*[.R$8]/[.$C126]" office:value-type="float" office:value="389.55" calcext:value-type="float">
            <text:p>390</text:p>
          </table:table-cell>
          <table:table-cell table:style-name="ce130" table:formula="of:=[.$E$6]+360*[.S$8]/[.$C126]" office:value-type="float" office:value="391.875" calcext:value-type="float">
            <text:p>392</text:p>
          </table:table-cell>
          <table:table-cell table:style-name="ce130" table:formula="of:=[.$E$6]+360*[.T$8]/[.$C126]" office:value-type="float" office:value="394.2" calcext:value-type="float">
            <text:p>394</text:p>
          </table:table-cell>
          <table:table-cell table:style-name="ce130" table:formula="of:=[.$E$6]+360*[.U$8]/[.$C126]" office:value-type="float" office:value="396.525" calcext:value-type="float">
            <text:p>397</text:p>
          </table:table-cell>
          <table:table-cell table:style-name="ce130" table:formula="of:=[.$E$6]+360*[.V$8]/[.$C126]" office:value-type="float" office:value="398.85" calcext:value-type="float">
            <text:p>399</text:p>
          </table:table-cell>
          <table:table-cell table:style-name="ce130" table:formula="of:=[.$E$6]+360*[.W$8]/[.$C126]" office:value-type="float" office:value="401.175" calcext:value-type="float">
            <text:p>401</text:p>
          </table:table-cell>
          <table:table-cell table:style-name="ce130" table:formula="of:=[.$E$6]+360*[.X$8]/[.$C12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27]" office:value-type="float" office:value="7500" calcext:value-type="float">
            <text:p>7500</text:p>
          </table:table-cell>
          <table:table-cell table:style-name="ce130" table:formula="of:=[.$E$6]+360*[.D$8]/[.$C127]" office:value-type="float" office:value="357" calcext:value-type="float">
            <text:p>357</text:p>
          </table:table-cell>
          <table:table-cell table:style-name="ce130" table:formula="of:=[.$E$6]+360*[.E$8]/[.$C127]" office:value-type="float" office:value="359.4" calcext:value-type="float">
            <text:p>359</text:p>
          </table:table-cell>
          <table:table-cell table:style-name="ce130" table:formula="of:=[.$E$6]+360*[.F$8]/[.$C127]" office:value-type="float" office:value="361.8" calcext:value-type="float">
            <text:p>362</text:p>
          </table:table-cell>
          <table:table-cell table:style-name="ce130" table:formula="of:=[.$E$6]+360*[.G$8]/[.$C127]" office:value-type="float" office:value="364.2" calcext:value-type="float">
            <text:p>364</text:p>
          </table:table-cell>
          <table:table-cell table:style-name="ce130" table:formula="of:=[.$E$6]+360*[.H$8]/[.$C127]" office:value-type="float" office:value="366.6" calcext:value-type="float">
            <text:p>367</text:p>
          </table:table-cell>
          <table:table-cell table:style-name="ce130" table:formula="of:=[.$E$6]+360*[.I$8]/[.$C127]" office:value-type="float" office:value="369" calcext:value-type="float">
            <text:p>369</text:p>
          </table:table-cell>
          <table:table-cell table:style-name="ce130" table:formula="of:=[.$E$6]+360*[.J$8]/[.$C127]" office:value-type="float" office:value="371.4" calcext:value-type="float">
            <text:p>371</text:p>
          </table:table-cell>
          <table:table-cell table:style-name="ce130" table:formula="of:=[.$E$6]+360*[.K$8]/[.$C127]" office:value-type="float" office:value="373.8" calcext:value-type="float">
            <text:p>374</text:p>
          </table:table-cell>
          <table:table-cell table:style-name="ce130" table:formula="of:=[.$E$6]+360*[.L$8]/[.$C127]" office:value-type="float" office:value="376.2" calcext:value-type="float">
            <text:p>376</text:p>
          </table:table-cell>
          <table:table-cell table:style-name="ce130" table:formula="of:=[.$E$6]+360*[.M$8]/[.$C127]" office:value-type="float" office:value="378.6" calcext:value-type="float">
            <text:p>379</text:p>
          </table:table-cell>
          <table:table-cell table:style-name="ce130" table:formula="of:=[.$E$6]+360*[.N$8]/[.$C127]" office:value-type="float" office:value="381" calcext:value-type="float">
            <text:p>381</text:p>
          </table:table-cell>
          <table:table-cell table:style-name="ce130" table:formula="of:=[.$E$6]+360*[.O$8]/[.$C127]" office:value-type="float" office:value="383.4" calcext:value-type="float">
            <text:p>383</text:p>
          </table:table-cell>
          <table:table-cell table:style-name="ce130" table:formula="of:=[.$E$6]+360*[.P$8]/[.$C127]" office:value-type="float" office:value="385.8" calcext:value-type="float">
            <text:p>386</text:p>
          </table:table-cell>
          <table:table-cell table:style-name="ce130" table:formula="of:=[.$E$6]+360*[.Q$8]/[.$C127]" office:value-type="float" office:value="388.2" calcext:value-type="float">
            <text:p>388</text:p>
          </table:table-cell>
          <table:table-cell table:style-name="ce130" table:formula="of:=[.$E$6]+360*[.R$8]/[.$C127]" office:value-type="float" office:value="390.6" calcext:value-type="float">
            <text:p>391</text:p>
          </table:table-cell>
          <table:table-cell table:style-name="ce130" table:formula="of:=[.$E$6]+360*[.S$8]/[.$C127]" office:value-type="float" office:value="393" calcext:value-type="float">
            <text:p>393</text:p>
          </table:table-cell>
          <table:table-cell table:style-name="ce130" table:formula="of:=[.$E$6]+360*[.T$8]/[.$C127]" office:value-type="float" office:value="395.4" calcext:value-type="float">
            <text:p>395</text:p>
          </table:table-cell>
          <table:table-cell table:style-name="ce130" table:formula="of:=[.$E$6]+360*[.U$8]/[.$C127]" office:value-type="float" office:value="397.8" calcext:value-type="float">
            <text:p>398</text:p>
          </table:table-cell>
          <table:table-cell table:style-name="ce130" table:formula="of:=[.$E$6]+360*[.V$8]/[.$C127]" office:value-type="float" office:value="400.2" calcext:value-type="float">
            <text:p>400</text:p>
          </table:table-cell>
          <table:table-cell table:style-name="ce130" table:formula="of:=[.$E$6]+360*[.W$8]/[.$C127]" office:value-type="float" office:value="402.6" calcext:value-type="float">
            <text:p>403</text:p>
          </table:table-cell>
          <table:table-cell table:style-name="ce130" table:formula="of:=[.$E$6]+360*[.X$8]/[.$C12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28]" office:value-type="float" office:value="7272.72727272727" calcext:value-type="float">
            <text:p>7273</text:p>
          </table:table-cell>
          <table:table-cell table:style-name="ce130" table:formula="of:=[.$E$6]+360*[.D$8]/[.$C128]" office:value-type="float" office:value="357" calcext:value-type="float">
            <text:p>357</text:p>
          </table:table-cell>
          <table:table-cell table:style-name="ce130" table:formula="of:=[.$E$6]+360*[.E$8]/[.$C128]" office:value-type="float" office:value="359.475" calcext:value-type="float">
            <text:p>359</text:p>
          </table:table-cell>
          <table:table-cell table:style-name="ce130" table:formula="of:=[.$E$6]+360*[.F$8]/[.$C128]" office:value-type="float" office:value="361.95" calcext:value-type="float">
            <text:p>362</text:p>
          </table:table-cell>
          <table:table-cell table:style-name="ce130" table:formula="of:=[.$E$6]+360*[.G$8]/[.$C128]" office:value-type="float" office:value="364.425" calcext:value-type="float">
            <text:p>364</text:p>
          </table:table-cell>
          <table:table-cell table:style-name="ce130" table:formula="of:=[.$E$6]+360*[.H$8]/[.$C128]" office:value-type="float" office:value="366.9" calcext:value-type="float">
            <text:p>367</text:p>
          </table:table-cell>
          <table:table-cell table:style-name="ce130" table:formula="of:=[.$E$6]+360*[.I$8]/[.$C128]" office:value-type="float" office:value="369.375" calcext:value-type="float">
            <text:p>369</text:p>
          </table:table-cell>
          <table:table-cell table:style-name="ce130" table:formula="of:=[.$E$6]+360*[.J$8]/[.$C128]" office:value-type="float" office:value="371.85" calcext:value-type="float">
            <text:p>372</text:p>
          </table:table-cell>
          <table:table-cell table:style-name="ce130" table:formula="of:=[.$E$6]+360*[.K$8]/[.$C128]" office:value-type="float" office:value="374.325" calcext:value-type="float">
            <text:p>374</text:p>
          </table:table-cell>
          <table:table-cell table:style-name="ce130" table:formula="of:=[.$E$6]+360*[.L$8]/[.$C128]" office:value-type="float" office:value="376.8" calcext:value-type="float">
            <text:p>377</text:p>
          </table:table-cell>
          <table:table-cell table:style-name="ce130" table:formula="of:=[.$E$6]+360*[.M$8]/[.$C128]" office:value-type="float" office:value="379.275" calcext:value-type="float">
            <text:p>379</text:p>
          </table:table-cell>
          <table:table-cell table:style-name="ce130" table:formula="of:=[.$E$6]+360*[.N$8]/[.$C128]" office:value-type="float" office:value="381.75" calcext:value-type="float">
            <text:p>382</text:p>
          </table:table-cell>
          <table:table-cell table:style-name="ce130" table:formula="of:=[.$E$6]+360*[.O$8]/[.$C128]" office:value-type="float" office:value="384.225" calcext:value-type="float">
            <text:p>384</text:p>
          </table:table-cell>
          <table:table-cell table:style-name="ce130" table:formula="of:=[.$E$6]+360*[.P$8]/[.$C128]" office:value-type="float" office:value="386.7" calcext:value-type="float">
            <text:p>387</text:p>
          </table:table-cell>
          <table:table-cell table:style-name="ce130" table:formula="of:=[.$E$6]+360*[.Q$8]/[.$C128]" office:value-type="float" office:value="389.175" calcext:value-type="float">
            <text:p>389</text:p>
          </table:table-cell>
          <table:table-cell table:style-name="ce130" table:formula="of:=[.$E$6]+360*[.R$8]/[.$C128]" office:value-type="float" office:value="391.65" calcext:value-type="float">
            <text:p>392</text:p>
          </table:table-cell>
          <table:table-cell table:style-name="ce130" table:formula="of:=[.$E$6]+360*[.S$8]/[.$C128]" office:value-type="float" office:value="394.125" calcext:value-type="float">
            <text:p>394</text:p>
          </table:table-cell>
          <table:table-cell table:style-name="ce130" table:formula="of:=[.$E$6]+360*[.T$8]/[.$C128]" office:value-type="float" office:value="396.6" calcext:value-type="float">
            <text:p>397</text:p>
          </table:table-cell>
          <table:table-cell table:style-name="ce130" table:formula="of:=[.$E$6]+360*[.U$8]/[.$C128]" office:value-type="float" office:value="399.075" calcext:value-type="float">
            <text:p>399</text:p>
          </table:table-cell>
          <table:table-cell table:style-name="ce130" table:formula="of:=[.$E$6]+360*[.V$8]/[.$C128]" office:value-type="float" office:value="401.55" calcext:value-type="float">
            <text:p>402</text:p>
          </table:table-cell>
          <table:table-cell table:style-name="ce130" table:formula="of:=[.$E$6]+360*[.W$8]/[.$C128]" office:value-type="float" office:value="404.025" calcext:value-type="float">
            <text:p>404</text:p>
          </table:table-cell>
          <table:table-cell table:style-name="ce130" table:formula="of:=[.$E$6]+360*[.X$8]/[.$C12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29]" office:value-type="float" office:value="7058.82352941176" calcext:value-type="float">
            <text:p>7059</text:p>
          </table:table-cell>
          <table:table-cell table:style-name="ce130" table:formula="of:=[.$E$6]+360*[.D$8]/[.$C129]" office:value-type="float" office:value="357" calcext:value-type="float">
            <text:p>357</text:p>
          </table:table-cell>
          <table:table-cell table:style-name="ce130" table:formula="of:=[.$E$6]+360*[.E$8]/[.$C129]" office:value-type="float" office:value="359.55" calcext:value-type="float">
            <text:p>360</text:p>
          </table:table-cell>
          <table:table-cell table:style-name="ce130" table:formula="of:=[.$E$6]+360*[.F$8]/[.$C129]" office:value-type="float" office:value="362.1" calcext:value-type="float">
            <text:p>362</text:p>
          </table:table-cell>
          <table:table-cell table:style-name="ce130" table:formula="of:=[.$E$6]+360*[.G$8]/[.$C129]" office:value-type="float" office:value="364.65" calcext:value-type="float">
            <text:p>365</text:p>
          </table:table-cell>
          <table:table-cell table:style-name="ce130" table:formula="of:=[.$E$6]+360*[.H$8]/[.$C129]" office:value-type="float" office:value="367.2" calcext:value-type="float">
            <text:p>367</text:p>
          </table:table-cell>
          <table:table-cell table:style-name="ce130" table:formula="of:=[.$E$6]+360*[.I$8]/[.$C129]" office:value-type="float" office:value="369.75" calcext:value-type="float">
            <text:p>370</text:p>
          </table:table-cell>
          <table:table-cell table:style-name="ce130" table:formula="of:=[.$E$6]+360*[.J$8]/[.$C129]" office:value-type="float" office:value="372.3" calcext:value-type="float">
            <text:p>372</text:p>
          </table:table-cell>
          <table:table-cell table:style-name="ce130" table:formula="of:=[.$E$6]+360*[.K$8]/[.$C129]" office:value-type="float" office:value="374.85" calcext:value-type="float">
            <text:p>375</text:p>
          </table:table-cell>
          <table:table-cell table:style-name="ce130" table:formula="of:=[.$E$6]+360*[.L$8]/[.$C129]" office:value-type="float" office:value="377.4" calcext:value-type="float">
            <text:p>377</text:p>
          </table:table-cell>
          <table:table-cell table:style-name="ce130" table:formula="of:=[.$E$6]+360*[.M$8]/[.$C129]" office:value-type="float" office:value="379.95" calcext:value-type="float">
            <text:p>380</text:p>
          </table:table-cell>
          <table:table-cell table:style-name="ce130" table:formula="of:=[.$E$6]+360*[.N$8]/[.$C129]" office:value-type="float" office:value="382.5" calcext:value-type="float">
            <text:p>383</text:p>
          </table:table-cell>
          <table:table-cell table:style-name="ce130" table:formula="of:=[.$E$6]+360*[.O$8]/[.$C129]" office:value-type="float" office:value="385.05" calcext:value-type="float">
            <text:p>385</text:p>
          </table:table-cell>
          <table:table-cell table:style-name="ce130" table:formula="of:=[.$E$6]+360*[.P$8]/[.$C129]" office:value-type="float" office:value="387.6" calcext:value-type="float">
            <text:p>388</text:p>
          </table:table-cell>
          <table:table-cell table:style-name="ce130" table:formula="of:=[.$E$6]+360*[.Q$8]/[.$C129]" office:value-type="float" office:value="390.15" calcext:value-type="float">
            <text:p>390</text:p>
          </table:table-cell>
          <table:table-cell table:style-name="ce130" table:formula="of:=[.$E$6]+360*[.R$8]/[.$C129]" office:value-type="float" office:value="392.7" calcext:value-type="float">
            <text:p>393</text:p>
          </table:table-cell>
          <table:table-cell table:style-name="ce130" table:formula="of:=[.$E$6]+360*[.S$8]/[.$C129]" office:value-type="float" office:value="395.25" calcext:value-type="float">
            <text:p>395</text:p>
          </table:table-cell>
          <table:table-cell table:style-name="ce130" table:formula="of:=[.$E$6]+360*[.T$8]/[.$C129]" office:value-type="float" office:value="397.8" calcext:value-type="float">
            <text:p>398</text:p>
          </table:table-cell>
          <table:table-cell table:style-name="ce130" table:formula="of:=[.$E$6]+360*[.U$8]/[.$C129]" office:value-type="float" office:value="400.35" calcext:value-type="float">
            <text:p>400</text:p>
          </table:table-cell>
          <table:table-cell table:style-name="ce130" table:formula="of:=[.$E$6]+360*[.V$8]/[.$C129]" office:value-type="float" office:value="402.9" calcext:value-type="float">
            <text:p>403</text:p>
          </table:table-cell>
          <table:table-cell table:style-name="ce130" table:formula="of:=[.$E$6]+360*[.W$8]/[.$C129]" office:value-type="float" office:value="405.45" calcext:value-type="float">
            <text:p>405</text:p>
          </table:table-cell>
          <table:table-cell table:style-name="ce130" table:formula="of:=[.$E$6]+360*[.X$8]/[.$C12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30]" office:value-type="float" office:value="6857.14285714286" calcext:value-type="float">
            <text:p>6857</text:p>
          </table:table-cell>
          <table:table-cell table:style-name="ce130" table:formula="of:=[.$E$6]+360*[.D$8]/[.$C130]" office:value-type="float" office:value="357" calcext:value-type="float">
            <text:p>357</text:p>
          </table:table-cell>
          <table:table-cell table:style-name="ce130" table:formula="of:=[.$E$6]+360*[.E$8]/[.$C130]" office:value-type="float" office:value="359.625" calcext:value-type="float">
            <text:p>360</text:p>
          </table:table-cell>
          <table:table-cell table:style-name="ce130" table:formula="of:=[.$E$6]+360*[.F$8]/[.$C130]" office:value-type="float" office:value="362.25" calcext:value-type="float">
            <text:p>362</text:p>
          </table:table-cell>
          <table:table-cell table:style-name="ce130" table:formula="of:=[.$E$6]+360*[.G$8]/[.$C130]" office:value-type="float" office:value="364.875" calcext:value-type="float">
            <text:p>365</text:p>
          </table:table-cell>
          <table:table-cell table:style-name="ce130" table:formula="of:=[.$E$6]+360*[.H$8]/[.$C130]" office:value-type="float" office:value="367.5" calcext:value-type="float">
            <text:p>368</text:p>
          </table:table-cell>
          <table:table-cell table:style-name="ce130" table:formula="of:=[.$E$6]+360*[.I$8]/[.$C130]" office:value-type="float" office:value="370.125" calcext:value-type="float">
            <text:p>370</text:p>
          </table:table-cell>
          <table:table-cell table:style-name="ce130" table:formula="of:=[.$E$6]+360*[.J$8]/[.$C130]" office:value-type="float" office:value="372.75" calcext:value-type="float">
            <text:p>373</text:p>
          </table:table-cell>
          <table:table-cell table:style-name="ce130" table:formula="of:=[.$E$6]+360*[.K$8]/[.$C130]" office:value-type="float" office:value="375.375" calcext:value-type="float">
            <text:p>375</text:p>
          </table:table-cell>
          <table:table-cell table:style-name="ce130" table:formula="of:=[.$E$6]+360*[.L$8]/[.$C130]" office:value-type="float" office:value="378" calcext:value-type="float">
            <text:p>378</text:p>
          </table:table-cell>
          <table:table-cell table:style-name="ce130" table:formula="of:=[.$E$6]+360*[.M$8]/[.$C130]" office:value-type="float" office:value="380.625" calcext:value-type="float">
            <text:p>381</text:p>
          </table:table-cell>
          <table:table-cell table:style-name="ce130" table:formula="of:=[.$E$6]+360*[.N$8]/[.$C130]" office:value-type="float" office:value="383.25" calcext:value-type="float">
            <text:p>383</text:p>
          </table:table-cell>
          <table:table-cell table:style-name="ce130" table:formula="of:=[.$E$6]+360*[.O$8]/[.$C130]" office:value-type="float" office:value="385.875" calcext:value-type="float">
            <text:p>386</text:p>
          </table:table-cell>
          <table:table-cell table:style-name="ce130" table:formula="of:=[.$E$6]+360*[.P$8]/[.$C130]" office:value-type="float" office:value="388.5" calcext:value-type="float">
            <text:p>389</text:p>
          </table:table-cell>
          <table:table-cell table:style-name="ce130" table:formula="of:=[.$E$6]+360*[.Q$8]/[.$C130]" office:value-type="float" office:value="391.125" calcext:value-type="float">
            <text:p>391</text:p>
          </table:table-cell>
          <table:table-cell table:style-name="ce130" table:formula="of:=[.$E$6]+360*[.R$8]/[.$C130]" office:value-type="float" office:value="393.75" calcext:value-type="float">
            <text:p>394</text:p>
          </table:table-cell>
          <table:table-cell table:style-name="ce130" table:formula="of:=[.$E$6]+360*[.S$8]/[.$C130]" office:value-type="float" office:value="396.375" calcext:value-type="float">
            <text:p>396</text:p>
          </table:table-cell>
          <table:table-cell table:style-name="ce130" table:formula="of:=[.$E$6]+360*[.T$8]/[.$C130]" office:value-type="float" office:value="399" calcext:value-type="float">
            <text:p>399</text:p>
          </table:table-cell>
          <table:table-cell table:style-name="ce130" table:formula="of:=[.$E$6]+360*[.U$8]/[.$C130]" office:value-type="float" office:value="401.625" calcext:value-type="float">
            <text:p>402</text:p>
          </table:table-cell>
          <table:table-cell table:style-name="ce130" table:formula="of:=[.$E$6]+360*[.V$8]/[.$C130]" office:value-type="float" office:value="404.25" calcext:value-type="float">
            <text:p>404</text:p>
          </table:table-cell>
          <table:table-cell table:style-name="ce130" table:formula="of:=[.$E$6]+360*[.W$8]/[.$C130]" office:value-type="float" office:value="406.875" calcext:value-type="float">
            <text:p>407</text:p>
          </table:table-cell>
          <table:table-cell table:style-name="ce130" table:formula="of:=[.$E$6]+360*[.X$8]/[.$C13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31]" office:value-type="float" office:value="6666.66666666667" calcext:value-type="float">
            <text:p>6667</text:p>
          </table:table-cell>
          <table:table-cell table:style-name="ce130" table:formula="of:=[.$E$6]+360*[.D$8]/[.$C131]" office:value-type="float" office:value="357" calcext:value-type="float">
            <text:p>357</text:p>
          </table:table-cell>
          <table:table-cell table:style-name="ce130" table:formula="of:=[.$E$6]+360*[.E$8]/[.$C131]" office:value-type="float" office:value="359.7" calcext:value-type="float">
            <text:p>360</text:p>
          </table:table-cell>
          <table:table-cell table:style-name="ce130" table:formula="of:=[.$E$6]+360*[.F$8]/[.$C131]" office:value-type="float" office:value="362.4" calcext:value-type="float">
            <text:p>362</text:p>
          </table:table-cell>
          <table:table-cell table:style-name="ce130" table:formula="of:=[.$E$6]+360*[.G$8]/[.$C131]" office:value-type="float" office:value="365.1" calcext:value-type="float">
            <text:p>365</text:p>
          </table:table-cell>
          <table:table-cell table:style-name="ce130" table:formula="of:=[.$E$6]+360*[.H$8]/[.$C131]" office:value-type="float" office:value="367.8" calcext:value-type="float">
            <text:p>368</text:p>
          </table:table-cell>
          <table:table-cell table:style-name="ce130" table:formula="of:=[.$E$6]+360*[.I$8]/[.$C131]" office:value-type="float" office:value="370.5" calcext:value-type="float">
            <text:p>371</text:p>
          </table:table-cell>
          <table:table-cell table:style-name="ce130" table:formula="of:=[.$E$6]+360*[.J$8]/[.$C131]" office:value-type="float" office:value="373.2" calcext:value-type="float">
            <text:p>373</text:p>
          </table:table-cell>
          <table:table-cell table:style-name="ce130" table:formula="of:=[.$E$6]+360*[.K$8]/[.$C131]" office:value-type="float" office:value="375.9" calcext:value-type="float">
            <text:p>376</text:p>
          </table:table-cell>
          <table:table-cell table:style-name="ce130" table:formula="of:=[.$E$6]+360*[.L$8]/[.$C131]" office:value-type="float" office:value="378.6" calcext:value-type="float">
            <text:p>379</text:p>
          </table:table-cell>
          <table:table-cell table:style-name="ce130" table:formula="of:=[.$E$6]+360*[.M$8]/[.$C131]" office:value-type="float" office:value="381.3" calcext:value-type="float">
            <text:p>381</text:p>
          </table:table-cell>
          <table:table-cell table:style-name="ce130" table:formula="of:=[.$E$6]+360*[.N$8]/[.$C131]" office:value-type="float" office:value="384" calcext:value-type="float">
            <text:p>384</text:p>
          </table:table-cell>
          <table:table-cell table:style-name="ce130" table:formula="of:=[.$E$6]+360*[.O$8]/[.$C131]" office:value-type="float" office:value="386.7" calcext:value-type="float">
            <text:p>387</text:p>
          </table:table-cell>
          <table:table-cell table:style-name="ce130" table:formula="of:=[.$E$6]+360*[.P$8]/[.$C131]" office:value-type="float" office:value="389.4" calcext:value-type="float">
            <text:p>389</text:p>
          </table:table-cell>
          <table:table-cell table:style-name="ce130" table:formula="of:=[.$E$6]+360*[.Q$8]/[.$C131]" office:value-type="float" office:value="392.1" calcext:value-type="float">
            <text:p>392</text:p>
          </table:table-cell>
          <table:table-cell table:style-name="ce130" table:formula="of:=[.$E$6]+360*[.R$8]/[.$C131]" office:value-type="float" office:value="394.8" calcext:value-type="float">
            <text:p>395</text:p>
          </table:table-cell>
          <table:table-cell table:style-name="ce130" table:formula="of:=[.$E$6]+360*[.S$8]/[.$C131]" office:value-type="float" office:value="397.5" calcext:value-type="float">
            <text:p>398</text:p>
          </table:table-cell>
          <table:table-cell table:style-name="ce130" table:formula="of:=[.$E$6]+360*[.T$8]/[.$C131]" office:value-type="float" office:value="400.2" calcext:value-type="float">
            <text:p>400</text:p>
          </table:table-cell>
          <table:table-cell table:style-name="ce130" table:formula="of:=[.$E$6]+360*[.U$8]/[.$C131]" office:value-type="float" office:value="402.9" calcext:value-type="float">
            <text:p>403</text:p>
          </table:table-cell>
          <table:table-cell table:style-name="ce130" table:formula="of:=[.$E$6]+360*[.V$8]/[.$C131]" office:value-type="float" office:value="405.6" calcext:value-type="float">
            <text:p>406</text:p>
          </table:table-cell>
          <table:table-cell table:style-name="ce130" table:formula="of:=[.$E$6]+360*[.W$8]/[.$C131]" office:value-type="float" office:value="408.3" calcext:value-type="float">
            <text:p>408</text:p>
          </table:table-cell>
          <table:table-cell table:style-name="ce130" table:formula="of:=[.$E$6]+360*[.X$8]/[.$C13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32]" office:value-type="float" office:value="6486.48648648649" calcext:value-type="float">
            <text:p>6486</text:p>
          </table:table-cell>
          <table:table-cell table:style-name="ce130" table:formula="of:=[.$E$6]+360*[.D$8]/[.$C132]" office:value-type="float" office:value="357" calcext:value-type="float">
            <text:p>357</text:p>
          </table:table-cell>
          <table:table-cell table:style-name="ce130" table:formula="of:=[.$E$6]+360*[.E$8]/[.$C132]" office:value-type="float" office:value="359.775" calcext:value-type="float">
            <text:p>360</text:p>
          </table:table-cell>
          <table:table-cell table:style-name="ce130" table:formula="of:=[.$E$6]+360*[.F$8]/[.$C132]" office:value-type="float" office:value="362.55" calcext:value-type="float">
            <text:p>363</text:p>
          </table:table-cell>
          <table:table-cell table:style-name="ce130" table:formula="of:=[.$E$6]+360*[.G$8]/[.$C132]" office:value-type="float" office:value="365.325" calcext:value-type="float">
            <text:p>365</text:p>
          </table:table-cell>
          <table:table-cell table:style-name="ce130" table:formula="of:=[.$E$6]+360*[.H$8]/[.$C132]" office:value-type="float" office:value="368.1" calcext:value-type="float">
            <text:p>368</text:p>
          </table:table-cell>
          <table:table-cell table:style-name="ce130" table:formula="of:=[.$E$6]+360*[.I$8]/[.$C132]" office:value-type="float" office:value="370.875" calcext:value-type="float">
            <text:p>371</text:p>
          </table:table-cell>
          <table:table-cell table:style-name="ce130" table:formula="of:=[.$E$6]+360*[.J$8]/[.$C132]" office:value-type="float" office:value="373.65" calcext:value-type="float">
            <text:p>374</text:p>
          </table:table-cell>
          <table:table-cell table:style-name="ce130" table:formula="of:=[.$E$6]+360*[.K$8]/[.$C132]" office:value-type="float" office:value="376.425" calcext:value-type="float">
            <text:p>376</text:p>
          </table:table-cell>
          <table:table-cell table:style-name="ce130" table:formula="of:=[.$E$6]+360*[.L$8]/[.$C132]" office:value-type="float" office:value="379.2" calcext:value-type="float">
            <text:p>379</text:p>
          </table:table-cell>
          <table:table-cell table:style-name="ce130" table:formula="of:=[.$E$6]+360*[.M$8]/[.$C132]" office:value-type="float" office:value="381.975" calcext:value-type="float">
            <text:p>382</text:p>
          </table:table-cell>
          <table:table-cell table:style-name="ce130" table:formula="of:=[.$E$6]+360*[.N$8]/[.$C132]" office:value-type="float" office:value="384.75" calcext:value-type="float">
            <text:p>385</text:p>
          </table:table-cell>
          <table:table-cell table:style-name="ce130" table:formula="of:=[.$E$6]+360*[.O$8]/[.$C132]" office:value-type="float" office:value="387.525" calcext:value-type="float">
            <text:p>388</text:p>
          </table:table-cell>
          <table:table-cell table:style-name="ce130" table:formula="of:=[.$E$6]+360*[.P$8]/[.$C132]" office:value-type="float" office:value="390.3" calcext:value-type="float">
            <text:p>390</text:p>
          </table:table-cell>
          <table:table-cell table:style-name="ce130" table:formula="of:=[.$E$6]+360*[.Q$8]/[.$C132]" office:value-type="float" office:value="393.075" calcext:value-type="float">
            <text:p>393</text:p>
          </table:table-cell>
          <table:table-cell table:style-name="ce130" table:formula="of:=[.$E$6]+360*[.R$8]/[.$C132]" office:value-type="float" office:value="395.85" calcext:value-type="float">
            <text:p>396</text:p>
          </table:table-cell>
          <table:table-cell table:style-name="ce130" table:formula="of:=[.$E$6]+360*[.S$8]/[.$C132]" office:value-type="float" office:value="398.625" calcext:value-type="float">
            <text:p>399</text:p>
          </table:table-cell>
          <table:table-cell table:style-name="ce130" table:formula="of:=[.$E$6]+360*[.T$8]/[.$C132]" office:value-type="float" office:value="401.4" calcext:value-type="float">
            <text:p>401</text:p>
          </table:table-cell>
          <table:table-cell table:style-name="ce130" table:formula="of:=[.$E$6]+360*[.U$8]/[.$C132]" office:value-type="float" office:value="404.175" calcext:value-type="float">
            <text:p>404</text:p>
          </table:table-cell>
          <table:table-cell table:style-name="ce130" table:formula="of:=[.$E$6]+360*[.V$8]/[.$C132]" office:value-type="float" office:value="406.95" calcext:value-type="float">
            <text:p>407</text:p>
          </table:table-cell>
          <table:table-cell table:style-name="ce130" table:formula="of:=[.$E$6]+360*[.W$8]/[.$C132]" office:value-type="float" office:value="409.725" calcext:value-type="float">
            <text:p>410</text:p>
          </table:table-cell>
          <table:table-cell table:style-name="ce130" table:formula="of:=[.$E$6]+360*[.X$8]/[.$C13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33]" office:value-type="float" office:value="6315.78947368421" calcext:value-type="float">
            <text:p>6316</text:p>
          </table:table-cell>
          <table:table-cell table:style-name="ce130" table:formula="of:=[.$E$6]+360*[.D$8]/[.$C133]" office:value-type="float" office:value="357" calcext:value-type="float">
            <text:p>357</text:p>
          </table:table-cell>
          <table:table-cell table:style-name="ce130" table:formula="of:=[.$E$6]+360*[.E$8]/[.$C133]" office:value-type="float" office:value="359.85" calcext:value-type="float">
            <text:p>360</text:p>
          </table:table-cell>
          <table:table-cell table:style-name="ce130" table:formula="of:=[.$E$6]+360*[.F$8]/[.$C133]" office:value-type="float" office:value="362.7" calcext:value-type="float">
            <text:p>363</text:p>
          </table:table-cell>
          <table:table-cell table:style-name="ce130" table:formula="of:=[.$E$6]+360*[.G$8]/[.$C133]" office:value-type="float" office:value="365.55" calcext:value-type="float">
            <text:p>366</text:p>
          </table:table-cell>
          <table:table-cell table:style-name="ce130" table:formula="of:=[.$E$6]+360*[.H$8]/[.$C133]" office:value-type="float" office:value="368.4" calcext:value-type="float">
            <text:p>368</text:p>
          </table:table-cell>
          <table:table-cell table:style-name="ce130" table:formula="of:=[.$E$6]+360*[.I$8]/[.$C133]" office:value-type="float" office:value="371.25" calcext:value-type="float">
            <text:p>371</text:p>
          </table:table-cell>
          <table:table-cell table:style-name="ce130" table:formula="of:=[.$E$6]+360*[.J$8]/[.$C133]" office:value-type="float" office:value="374.1" calcext:value-type="float">
            <text:p>374</text:p>
          </table:table-cell>
          <table:table-cell table:style-name="ce130" table:formula="of:=[.$E$6]+360*[.K$8]/[.$C133]" office:value-type="float" office:value="376.95" calcext:value-type="float">
            <text:p>377</text:p>
          </table:table-cell>
          <table:table-cell table:style-name="ce130" table:formula="of:=[.$E$6]+360*[.L$8]/[.$C133]" office:value-type="float" office:value="379.8" calcext:value-type="float">
            <text:p>380</text:p>
          </table:table-cell>
          <table:table-cell table:style-name="ce130" table:formula="of:=[.$E$6]+360*[.M$8]/[.$C133]" office:value-type="float" office:value="382.65" calcext:value-type="float">
            <text:p>383</text:p>
          </table:table-cell>
          <table:table-cell table:style-name="ce130" table:formula="of:=[.$E$6]+360*[.N$8]/[.$C133]" office:value-type="float" office:value="385.5" calcext:value-type="float">
            <text:p>386</text:p>
          </table:table-cell>
          <table:table-cell table:style-name="ce130" table:formula="of:=[.$E$6]+360*[.O$8]/[.$C133]" office:value-type="float" office:value="388.35" calcext:value-type="float">
            <text:p>388</text:p>
          </table:table-cell>
          <table:table-cell table:style-name="ce130" table:formula="of:=[.$E$6]+360*[.P$8]/[.$C133]" office:value-type="float" office:value="391.2" calcext:value-type="float">
            <text:p>391</text:p>
          </table:table-cell>
          <table:table-cell table:style-name="ce130" table:formula="of:=[.$E$6]+360*[.Q$8]/[.$C133]" office:value-type="float" office:value="394.05" calcext:value-type="float">
            <text:p>394</text:p>
          </table:table-cell>
          <table:table-cell table:style-name="ce130" table:formula="of:=[.$E$6]+360*[.R$8]/[.$C133]" office:value-type="float" office:value="396.9" calcext:value-type="float">
            <text:p>397</text:p>
          </table:table-cell>
          <table:table-cell table:style-name="ce130" table:formula="of:=[.$E$6]+360*[.S$8]/[.$C133]" office:value-type="float" office:value="399.75" calcext:value-type="float">
            <text:p>400</text:p>
          </table:table-cell>
          <table:table-cell table:style-name="ce130" table:formula="of:=[.$E$6]+360*[.T$8]/[.$C133]" office:value-type="float" office:value="402.6" calcext:value-type="float">
            <text:p>403</text:p>
          </table:table-cell>
          <table:table-cell table:style-name="ce130" table:formula="of:=[.$E$6]+360*[.U$8]/[.$C133]" office:value-type="float" office:value="405.45" calcext:value-type="float">
            <text:p>405</text:p>
          </table:table-cell>
          <table:table-cell table:style-name="ce130" table:formula="of:=[.$E$6]+360*[.V$8]/[.$C133]" office:value-type="float" office:value="408.3" calcext:value-type="float">
            <text:p>408</text:p>
          </table:table-cell>
          <table:table-cell table:style-name="ce130" table:formula="of:=[.$E$6]+360*[.W$8]/[.$C133]" office:value-type="float" office:value="411.15" calcext:value-type="float">
            <text:p>411</text:p>
          </table:table-cell>
          <table:table-cell table:style-name="ce130" table:formula="of:=[.$E$6]+360*[.X$8]/[.$C13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34]" office:value-type="float" office:value="6153.84615384615" calcext:value-type="float">
            <text:p>6154</text:p>
          </table:table-cell>
          <table:table-cell table:style-name="ce130" table:formula="of:=[.$E$6]+360*[.D$8]/[.$C134]" office:value-type="float" office:value="357" calcext:value-type="float">
            <text:p>357</text:p>
          </table:table-cell>
          <table:table-cell table:style-name="ce130" table:formula="of:=[.$E$6]+360*[.E$8]/[.$C134]" office:value-type="float" office:value="359.925" calcext:value-type="float">
            <text:p>360</text:p>
          </table:table-cell>
          <table:table-cell table:style-name="ce130" table:formula="of:=[.$E$6]+360*[.F$8]/[.$C134]" office:value-type="float" office:value="362.85" calcext:value-type="float">
            <text:p>363</text:p>
          </table:table-cell>
          <table:table-cell table:style-name="ce130" table:formula="of:=[.$E$6]+360*[.G$8]/[.$C134]" office:value-type="float" office:value="365.775" calcext:value-type="float">
            <text:p>366</text:p>
          </table:table-cell>
          <table:table-cell table:style-name="ce130" table:formula="of:=[.$E$6]+360*[.H$8]/[.$C134]" office:value-type="float" office:value="368.7" calcext:value-type="float">
            <text:p>369</text:p>
          </table:table-cell>
          <table:table-cell table:style-name="ce130" table:formula="of:=[.$E$6]+360*[.I$8]/[.$C134]" office:value-type="float" office:value="371.625" calcext:value-type="float">
            <text:p>372</text:p>
          </table:table-cell>
          <table:table-cell table:style-name="ce130" table:formula="of:=[.$E$6]+360*[.J$8]/[.$C134]" office:value-type="float" office:value="374.55" calcext:value-type="float">
            <text:p>375</text:p>
          </table:table-cell>
          <table:table-cell table:style-name="ce130" table:formula="of:=[.$E$6]+360*[.K$8]/[.$C134]" office:value-type="float" office:value="377.475" calcext:value-type="float">
            <text:p>377</text:p>
          </table:table-cell>
          <table:table-cell table:style-name="ce130" table:formula="of:=[.$E$6]+360*[.L$8]/[.$C134]" office:value-type="float" office:value="380.4" calcext:value-type="float">
            <text:p>380</text:p>
          </table:table-cell>
          <table:table-cell table:style-name="ce130" table:formula="of:=[.$E$6]+360*[.M$8]/[.$C134]" office:value-type="float" office:value="383.325" calcext:value-type="float">
            <text:p>383</text:p>
          </table:table-cell>
          <table:table-cell table:style-name="ce130" table:formula="of:=[.$E$6]+360*[.N$8]/[.$C134]" office:value-type="float" office:value="386.25" calcext:value-type="float">
            <text:p>386</text:p>
          </table:table-cell>
          <table:table-cell table:style-name="ce130" table:formula="of:=[.$E$6]+360*[.O$8]/[.$C134]" office:value-type="float" office:value="389.175" calcext:value-type="float">
            <text:p>389</text:p>
          </table:table-cell>
          <table:table-cell table:style-name="ce130" table:formula="of:=[.$E$6]+360*[.P$8]/[.$C134]" office:value-type="float" office:value="392.1" calcext:value-type="float">
            <text:p>392</text:p>
          </table:table-cell>
          <table:table-cell table:style-name="ce130" table:formula="of:=[.$E$6]+360*[.Q$8]/[.$C134]" office:value-type="float" office:value="395.025" calcext:value-type="float">
            <text:p>395</text:p>
          </table:table-cell>
          <table:table-cell table:style-name="ce130" table:formula="of:=[.$E$6]+360*[.R$8]/[.$C134]" office:value-type="float" office:value="397.95" calcext:value-type="float">
            <text:p>398</text:p>
          </table:table-cell>
          <table:table-cell table:style-name="ce130" table:formula="of:=[.$E$6]+360*[.S$8]/[.$C134]" office:value-type="float" office:value="400.875" calcext:value-type="float">
            <text:p>401</text:p>
          </table:table-cell>
          <table:table-cell table:style-name="ce130" table:formula="of:=[.$E$6]+360*[.T$8]/[.$C134]" office:value-type="float" office:value="403.8" calcext:value-type="float">
            <text:p>404</text:p>
          </table:table-cell>
          <table:table-cell table:style-name="ce130" table:formula="of:=[.$E$6]+360*[.U$8]/[.$C134]" office:value-type="float" office:value="406.725" calcext:value-type="float">
            <text:p>407</text:p>
          </table:table-cell>
          <table:table-cell table:style-name="ce130" table:formula="of:=[.$E$6]+360*[.V$8]/[.$C134]" office:value-type="float" office:value="409.65" calcext:value-type="float">
            <text:p>410</text:p>
          </table:table-cell>
          <table:table-cell table:style-name="ce130" table:formula="of:=[.$E$6]+360*[.W$8]/[.$C134]" office:value-type="float" office:value="412.575" calcext:value-type="float">
            <text:p>413</text:p>
          </table:table-cell>
          <table:table-cell table:style-name="ce130" table:formula="of:=[.$E$6]+360*[.X$8]/[.$C13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35]" office:value-type="float" office:value="6000" calcext:value-type="float">
            <text:p>6000</text:p>
          </table:table-cell>
          <table:table-cell table:style-name="ce130" table:formula="of:=[.$E$6]+360*[.D$8]/[.$C135]" office:value-type="float" office:value="357" calcext:value-type="float">
            <text:p>357</text:p>
          </table:table-cell>
          <table:table-cell table:style-name="ce130" table:formula="of:=[.$E$6]+360*[.E$8]/[.$C135]" office:value-type="float" office:value="360" calcext:value-type="float">
            <text:p>360</text:p>
          </table:table-cell>
          <table:table-cell table:style-name="ce130" table:formula="of:=[.$E$6]+360*[.F$8]/[.$C135]" office:value-type="float" office:value="363" calcext:value-type="float">
            <text:p>363</text:p>
          </table:table-cell>
          <table:table-cell table:style-name="ce130" table:formula="of:=[.$E$6]+360*[.G$8]/[.$C135]" office:value-type="float" office:value="366" calcext:value-type="float">
            <text:p>366</text:p>
          </table:table-cell>
          <table:table-cell table:style-name="ce130" table:formula="of:=[.$E$6]+360*[.H$8]/[.$C135]" office:value-type="float" office:value="369" calcext:value-type="float">
            <text:p>369</text:p>
          </table:table-cell>
          <table:table-cell table:style-name="ce130" table:formula="of:=[.$E$6]+360*[.I$8]/[.$C135]" office:value-type="float" office:value="372" calcext:value-type="float">
            <text:p>372</text:p>
          </table:table-cell>
          <table:table-cell table:style-name="ce130" table:formula="of:=[.$E$6]+360*[.J$8]/[.$C135]" office:value-type="float" office:value="375" calcext:value-type="float">
            <text:p>375</text:p>
          </table:table-cell>
          <table:table-cell table:style-name="ce130" table:formula="of:=[.$E$6]+360*[.K$8]/[.$C135]" office:value-type="float" office:value="378" calcext:value-type="float">
            <text:p>378</text:p>
          </table:table-cell>
          <table:table-cell table:style-name="ce130" table:formula="of:=[.$E$6]+360*[.L$8]/[.$C135]" office:value-type="float" office:value="381" calcext:value-type="float">
            <text:p>381</text:p>
          </table:table-cell>
          <table:table-cell table:style-name="ce130" table:formula="of:=[.$E$6]+360*[.M$8]/[.$C135]" office:value-type="float" office:value="384" calcext:value-type="float">
            <text:p>384</text:p>
          </table:table-cell>
          <table:table-cell table:style-name="ce130" table:formula="of:=[.$E$6]+360*[.N$8]/[.$C135]" office:value-type="float" office:value="387" calcext:value-type="float">
            <text:p>387</text:p>
          </table:table-cell>
          <table:table-cell table:style-name="ce130" table:formula="of:=[.$E$6]+360*[.O$8]/[.$C135]" office:value-type="float" office:value="390" calcext:value-type="float">
            <text:p>390</text:p>
          </table:table-cell>
          <table:table-cell table:style-name="ce130" table:formula="of:=[.$E$6]+360*[.P$8]/[.$C135]" office:value-type="float" office:value="393" calcext:value-type="float">
            <text:p>393</text:p>
          </table:table-cell>
          <table:table-cell table:style-name="ce130" table:formula="of:=[.$E$6]+360*[.Q$8]/[.$C135]" office:value-type="float" office:value="396" calcext:value-type="float">
            <text:p>396</text:p>
          </table:table-cell>
          <table:table-cell table:style-name="ce130" table:formula="of:=[.$E$6]+360*[.R$8]/[.$C135]" office:value-type="float" office:value="399" calcext:value-type="float">
            <text:p>399</text:p>
          </table:table-cell>
          <table:table-cell table:style-name="ce130" table:formula="of:=[.$E$6]+360*[.S$8]/[.$C135]" office:value-type="float" office:value="402" calcext:value-type="float">
            <text:p>402</text:p>
          </table:table-cell>
          <table:table-cell table:style-name="ce130" table:formula="of:=[.$E$6]+360*[.T$8]/[.$C135]" office:value-type="float" office:value="405" calcext:value-type="float">
            <text:p>405</text:p>
          </table:table-cell>
          <table:table-cell table:style-name="ce130" table:formula="of:=[.$E$6]+360*[.U$8]/[.$C135]" office:value-type="float" office:value="408" calcext:value-type="float">
            <text:p>408</text:p>
          </table:table-cell>
          <table:table-cell table:style-name="ce130" table:formula="of:=[.$E$6]+360*[.V$8]/[.$C135]" office:value-type="float" office:value="411" calcext:value-type="float">
            <text:p>411</text:p>
          </table:table-cell>
          <table:table-cell table:style-name="ce130" table:formula="of:=[.$E$6]+360*[.W$8]/[.$C135]" office:value-type="float" office:value="414" calcext:value-type="float">
            <text:p>414</text:p>
          </table:table-cell>
          <table:table-cell table:style-name="ce130" table:formula="of:=[.$E$6]+360*[.X$8]/[.$C135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41]" office:value-type="float" office:value="120000" calcext:value-type="float">
            <text:p>120000</text:p>
          </table:table-cell>
          <table:table-cell table:style-name="ce131" table:formula="of:=[.$E$6]+360*[.D$8]/[.$C141]" office:value-type="float" office:value="357" calcext:value-type="float">
            <text:p>357</text:p>
          </table:table-cell>
          <table:table-cell table:style-name="ce131" table:formula="of:=[.$E$6]+360*[.E$8]/[.$C141]" office:value-type="float" office:value="357.15" calcext:value-type="float">
            <text:p>357</text:p>
          </table:table-cell>
          <table:table-cell table:style-name="ce131" table:formula="of:=[.$E$6]+360*[.F$8]/[.$C141]" office:value-type="float" office:value="357.3" calcext:value-type="float">
            <text:p>357</text:p>
          </table:table-cell>
          <table:table-cell table:style-name="ce131" table:formula="of:=[.$E$6]+360*[.G$8]/[.$C141]" office:value-type="float" office:value="357.45" calcext:value-type="float">
            <text:p>357</text:p>
          </table:table-cell>
          <table:table-cell table:style-name="ce131" table:formula="of:=[.$E$6]+360*[.H$8]/[.$C141]" office:value-type="float" office:value="357.6" calcext:value-type="float">
            <text:p>358</text:p>
          </table:table-cell>
          <table:table-cell table:style-name="ce131" table:formula="of:=[.$E$6]+360*[.I$8]/[.$C141]" office:value-type="float" office:value="357.75" calcext:value-type="float">
            <text:p>358</text:p>
          </table:table-cell>
          <table:table-cell table:style-name="ce131" table:formula="of:=[.$E$6]+360*[.J$8]/[.$C141]" office:value-type="float" office:value="357.9" calcext:value-type="float">
            <text:p>358</text:p>
          </table:table-cell>
          <table:table-cell table:style-name="ce131" table:formula="of:=[.$E$6]+360*[.K$8]/[.$C141]" office:value-type="float" office:value="358.05" calcext:value-type="float">
            <text:p>358</text:p>
          </table:table-cell>
          <table:table-cell table:style-name="ce131" table:formula="of:=[.$E$6]+360*[.L$8]/[.$C141]" office:value-type="float" office:value="358.2" calcext:value-type="float">
            <text:p>358</text:p>
          </table:table-cell>
          <table:table-cell table:style-name="ce131" table:formula="of:=[.$E$6]+360*[.M$8]/[.$C141]" office:value-type="float" office:value="358.35" calcext:value-type="float">
            <text:p>358</text:p>
          </table:table-cell>
          <table:table-cell table:style-name="ce131" table:formula="of:=[.$E$6]+360*[.N$8]/[.$C141]" office:value-type="float" office:value="358.5" calcext:value-type="float">
            <text:p>359</text:p>
          </table:table-cell>
          <table:table-cell table:style-name="ce131" table:formula="of:=[.$E$6]+360*[.O$8]/[.$C141]" office:value-type="float" office:value="358.65" calcext:value-type="float">
            <text:p>359</text:p>
          </table:table-cell>
          <table:table-cell table:style-name="ce131" table:formula="of:=[.$E$6]+360*[.P$8]/[.$C141]" office:value-type="float" office:value="358.8" calcext:value-type="float">
            <text:p>359</text:p>
          </table:table-cell>
          <table:table-cell table:style-name="ce131" table:formula="of:=[.$E$6]+360*[.Q$8]/[.$C141]" office:value-type="float" office:value="358.95" calcext:value-type="float">
            <text:p>359</text:p>
          </table:table-cell>
          <table:table-cell table:style-name="ce131" table:formula="of:=[.$E$6]+360*[.R$8]/[.$C141]" office:value-type="float" office:value="359.1" calcext:value-type="float">
            <text:p>359</text:p>
          </table:table-cell>
          <table:table-cell table:style-name="ce131" table:formula="of:=[.$E$6]+360*[.S$8]/[.$C141]" office:value-type="float" office:value="359.25" calcext:value-type="float">
            <text:p>359</text:p>
          </table:table-cell>
          <table:table-cell table:style-name="ce131" table:formula="of:=[.$E$6]+360*[.T$8]/[.$C141]" office:value-type="float" office:value="359.4" calcext:value-type="float">
            <text:p>359</text:p>
          </table:table-cell>
          <table:table-cell table:style-name="ce131" table:formula="of:=[.$E$6]+360*[.U$8]/[.$C141]" office:value-type="float" office:value="359.55" calcext:value-type="float">
            <text:p>360</text:p>
          </table:table-cell>
          <table:table-cell table:style-name="ce131" table:formula="of:=[.$E$6]+360*[.V$8]/[.$C141]" office:value-type="float" office:value="359.7" calcext:value-type="float">
            <text:p>360</text:p>
          </table:table-cell>
          <table:table-cell table:style-name="ce131" table:formula="of:=[.$E$6]+360*[.W$8]/[.$C141]" office:value-type="float" office:value="359.85" calcext:value-type="float">
            <text:p>360</text:p>
          </table:table-cell>
          <table:table-cell table:style-name="ce131" table:formula="of:=[.$E$6]+360*[.X$8]/[.$C141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42]" office:value-type="float" office:value="80000" calcext:value-type="float">
            <text:p>80000</text:p>
          </table:table-cell>
          <table:table-cell table:style-name="ce131" table:formula="of:=[.$E$6]+360*[.D$8]/[.$C142]" office:value-type="float" office:value="357" calcext:value-type="float">
            <text:p>357</text:p>
          </table:table-cell>
          <table:table-cell table:style-name="ce131" table:formula="of:=[.$E$6]+360*[.E$8]/[.$C142]" office:value-type="float" office:value="357.225" calcext:value-type="float">
            <text:p>357</text:p>
          </table:table-cell>
          <table:table-cell table:style-name="ce131" table:formula="of:=[.$E$6]+360*[.F$8]/[.$C142]" office:value-type="float" office:value="357.45" calcext:value-type="float">
            <text:p>357</text:p>
          </table:table-cell>
          <table:table-cell table:style-name="ce131" table:formula="of:=[.$E$6]+360*[.G$8]/[.$C142]" office:value-type="float" office:value="357.675" calcext:value-type="float">
            <text:p>358</text:p>
          </table:table-cell>
          <table:table-cell table:style-name="ce131" table:formula="of:=[.$E$6]+360*[.H$8]/[.$C142]" office:value-type="float" office:value="357.9" calcext:value-type="float">
            <text:p>358</text:p>
          </table:table-cell>
          <table:table-cell table:style-name="ce131" table:formula="of:=[.$E$6]+360*[.I$8]/[.$C142]" office:value-type="float" office:value="358.125" calcext:value-type="float">
            <text:p>358</text:p>
          </table:table-cell>
          <table:table-cell table:style-name="ce131" table:formula="of:=[.$E$6]+360*[.J$8]/[.$C142]" office:value-type="float" office:value="358.35" calcext:value-type="float">
            <text:p>358</text:p>
          </table:table-cell>
          <table:table-cell table:style-name="ce131" table:formula="of:=[.$E$6]+360*[.K$8]/[.$C142]" office:value-type="float" office:value="358.575" calcext:value-type="float">
            <text:p>359</text:p>
          </table:table-cell>
          <table:table-cell table:style-name="ce131" table:formula="of:=[.$E$6]+360*[.L$8]/[.$C142]" office:value-type="float" office:value="358.8" calcext:value-type="float">
            <text:p>359</text:p>
          </table:table-cell>
          <table:table-cell table:style-name="ce131" table:formula="of:=[.$E$6]+360*[.M$8]/[.$C142]" office:value-type="float" office:value="359.025" calcext:value-type="float">
            <text:p>359</text:p>
          </table:table-cell>
          <table:table-cell table:style-name="ce131" table:formula="of:=[.$E$6]+360*[.N$8]/[.$C142]" office:value-type="float" office:value="359.25" calcext:value-type="float">
            <text:p>359</text:p>
          </table:table-cell>
          <table:table-cell table:style-name="ce131" table:formula="of:=[.$E$6]+360*[.O$8]/[.$C142]" office:value-type="float" office:value="359.475" calcext:value-type="float">
            <text:p>359</text:p>
          </table:table-cell>
          <table:table-cell table:style-name="ce131" table:formula="of:=[.$E$6]+360*[.P$8]/[.$C142]" office:value-type="float" office:value="359.7" calcext:value-type="float">
            <text:p>360</text:p>
          </table:table-cell>
          <table:table-cell table:style-name="ce131" table:formula="of:=[.$E$6]+360*[.Q$8]/[.$C142]" office:value-type="float" office:value="359.925" calcext:value-type="float">
            <text:p>360</text:p>
          </table:table-cell>
          <table:table-cell table:style-name="ce131" table:formula="of:=[.$E$6]+360*[.R$8]/[.$C142]" office:value-type="float" office:value="360.15" calcext:value-type="float">
            <text:p>360</text:p>
          </table:table-cell>
          <table:table-cell table:style-name="ce131" table:formula="of:=[.$E$6]+360*[.S$8]/[.$C142]" office:value-type="float" office:value="360.375" calcext:value-type="float">
            <text:p>360</text:p>
          </table:table-cell>
          <table:table-cell table:style-name="ce131" table:formula="of:=[.$E$6]+360*[.T$8]/[.$C142]" office:value-type="float" office:value="360.6" calcext:value-type="float">
            <text:p>361</text:p>
          </table:table-cell>
          <table:table-cell table:style-name="ce131" table:formula="of:=[.$E$6]+360*[.U$8]/[.$C142]" office:value-type="float" office:value="360.825" calcext:value-type="float">
            <text:p>361</text:p>
          </table:table-cell>
          <table:table-cell table:style-name="ce131" table:formula="of:=[.$E$6]+360*[.V$8]/[.$C142]" office:value-type="float" office:value="361.05" calcext:value-type="float">
            <text:p>361</text:p>
          </table:table-cell>
          <table:table-cell table:style-name="ce131" table:formula="of:=[.$E$6]+360*[.W$8]/[.$C142]" office:value-type="float" office:value="361.275" calcext:value-type="float">
            <text:p>361</text:p>
          </table:table-cell>
          <table:table-cell table:style-name="ce131" table:formula="of:=[.$E$6]+360*[.X$8]/[.$C142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43]" office:value-type="float" office:value="60000" calcext:value-type="float">
            <text:p>60000</text:p>
          </table:table-cell>
          <table:table-cell table:style-name="ce131" table:formula="of:=[.$E$6]+360*[.D$8]/[.$C143]" office:value-type="float" office:value="357" calcext:value-type="float">
            <text:p>357</text:p>
          </table:table-cell>
          <table:table-cell table:style-name="ce131" table:formula="of:=[.$E$6]+360*[.E$8]/[.$C143]" office:value-type="float" office:value="357.3" calcext:value-type="float">
            <text:p>357</text:p>
          </table:table-cell>
          <table:table-cell table:style-name="ce131" table:formula="of:=[.$E$6]+360*[.F$8]/[.$C143]" office:value-type="float" office:value="357.6" calcext:value-type="float">
            <text:p>358</text:p>
          </table:table-cell>
          <table:table-cell table:style-name="ce131" table:formula="of:=[.$E$6]+360*[.G$8]/[.$C143]" office:value-type="float" office:value="357.9" calcext:value-type="float">
            <text:p>358</text:p>
          </table:table-cell>
          <table:table-cell table:style-name="ce131" table:formula="of:=[.$E$6]+360*[.H$8]/[.$C143]" office:value-type="float" office:value="358.2" calcext:value-type="float">
            <text:p>358</text:p>
          </table:table-cell>
          <table:table-cell table:style-name="ce131" table:formula="of:=[.$E$6]+360*[.I$8]/[.$C143]" office:value-type="float" office:value="358.5" calcext:value-type="float">
            <text:p>359</text:p>
          </table:table-cell>
          <table:table-cell table:style-name="ce131" table:formula="of:=[.$E$6]+360*[.J$8]/[.$C143]" office:value-type="float" office:value="358.8" calcext:value-type="float">
            <text:p>359</text:p>
          </table:table-cell>
          <table:table-cell table:style-name="ce131" table:formula="of:=[.$E$6]+360*[.K$8]/[.$C143]" office:value-type="float" office:value="359.1" calcext:value-type="float">
            <text:p>359</text:p>
          </table:table-cell>
          <table:table-cell table:style-name="ce131" table:formula="of:=[.$E$6]+360*[.L$8]/[.$C143]" office:value-type="float" office:value="359.4" calcext:value-type="float">
            <text:p>359</text:p>
          </table:table-cell>
          <table:table-cell table:style-name="ce131" table:formula="of:=[.$E$6]+360*[.M$8]/[.$C143]" office:value-type="float" office:value="359.7" calcext:value-type="float">
            <text:p>360</text:p>
          </table:table-cell>
          <table:table-cell table:style-name="ce131" table:formula="of:=[.$E$6]+360*[.N$8]/[.$C143]" office:value-type="float" office:value="360" calcext:value-type="float">
            <text:p>360</text:p>
          </table:table-cell>
          <table:table-cell table:style-name="ce131" table:formula="of:=[.$E$6]+360*[.O$8]/[.$C143]" office:value-type="float" office:value="360.3" calcext:value-type="float">
            <text:p>360</text:p>
          </table:table-cell>
          <table:table-cell table:style-name="ce131" table:formula="of:=[.$E$6]+360*[.P$8]/[.$C143]" office:value-type="float" office:value="360.6" calcext:value-type="float">
            <text:p>361</text:p>
          </table:table-cell>
          <table:table-cell table:style-name="ce131" table:formula="of:=[.$E$6]+360*[.Q$8]/[.$C143]" office:value-type="float" office:value="360.9" calcext:value-type="float">
            <text:p>361</text:p>
          </table:table-cell>
          <table:table-cell table:style-name="ce131" table:formula="of:=[.$E$6]+360*[.R$8]/[.$C143]" office:value-type="float" office:value="361.2" calcext:value-type="float">
            <text:p>361</text:p>
          </table:table-cell>
          <table:table-cell table:style-name="ce131" table:formula="of:=[.$E$6]+360*[.S$8]/[.$C143]" office:value-type="float" office:value="361.5" calcext:value-type="float">
            <text:p>362</text:p>
          </table:table-cell>
          <table:table-cell table:style-name="ce131" table:formula="of:=[.$E$6]+360*[.T$8]/[.$C143]" office:value-type="float" office:value="361.8" calcext:value-type="float">
            <text:p>362</text:p>
          </table:table-cell>
          <table:table-cell table:style-name="ce131" table:formula="of:=[.$E$6]+360*[.U$8]/[.$C143]" office:value-type="float" office:value="362.1" calcext:value-type="float">
            <text:p>362</text:p>
          </table:table-cell>
          <table:table-cell table:style-name="ce131" table:formula="of:=[.$E$6]+360*[.V$8]/[.$C143]" office:value-type="float" office:value="362.4" calcext:value-type="float">
            <text:p>362</text:p>
          </table:table-cell>
          <table:table-cell table:style-name="ce131" table:formula="of:=[.$E$6]+360*[.W$8]/[.$C143]" office:value-type="float" office:value="362.7" calcext:value-type="float">
            <text:p>363</text:p>
          </table:table-cell>
          <table:table-cell table:style-name="ce131" table:formula="of:=[.$E$6]+360*[.X$8]/[.$C143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44]" office:value-type="float" office:value="48000" calcext:value-type="float">
            <text:p>48000</text:p>
          </table:table-cell>
          <table:table-cell table:style-name="ce131" table:formula="of:=[.$E$6]+360*[.D$8]/[.$C144]" office:value-type="float" office:value="357" calcext:value-type="float">
            <text:p>357</text:p>
          </table:table-cell>
          <table:table-cell table:style-name="ce131" table:formula="of:=[.$E$6]+360*[.E$8]/[.$C144]" office:value-type="float" office:value="357.375" calcext:value-type="float">
            <text:p>357</text:p>
          </table:table-cell>
          <table:table-cell table:style-name="ce131" table:formula="of:=[.$E$6]+360*[.F$8]/[.$C144]" office:value-type="float" office:value="357.75" calcext:value-type="float">
            <text:p>358</text:p>
          </table:table-cell>
          <table:table-cell table:style-name="ce131" table:formula="of:=[.$E$6]+360*[.G$8]/[.$C144]" office:value-type="float" office:value="358.125" calcext:value-type="float">
            <text:p>358</text:p>
          </table:table-cell>
          <table:table-cell table:style-name="ce131" table:formula="of:=[.$E$6]+360*[.H$8]/[.$C144]" office:value-type="float" office:value="358.5" calcext:value-type="float">
            <text:p>359</text:p>
          </table:table-cell>
          <table:table-cell table:style-name="ce131" table:formula="of:=[.$E$6]+360*[.I$8]/[.$C144]" office:value-type="float" office:value="358.875" calcext:value-type="float">
            <text:p>359</text:p>
          </table:table-cell>
          <table:table-cell table:style-name="ce131" table:formula="of:=[.$E$6]+360*[.J$8]/[.$C144]" office:value-type="float" office:value="359.25" calcext:value-type="float">
            <text:p>359</text:p>
          </table:table-cell>
          <table:table-cell table:style-name="ce131" table:formula="of:=[.$E$6]+360*[.K$8]/[.$C144]" office:value-type="float" office:value="359.625" calcext:value-type="float">
            <text:p>360</text:p>
          </table:table-cell>
          <table:table-cell table:style-name="ce131" table:formula="of:=[.$E$6]+360*[.L$8]/[.$C144]" office:value-type="float" office:value="360" calcext:value-type="float">
            <text:p>360</text:p>
          </table:table-cell>
          <table:table-cell table:style-name="ce131" table:formula="of:=[.$E$6]+360*[.M$8]/[.$C144]" office:value-type="float" office:value="360.375" calcext:value-type="float">
            <text:p>360</text:p>
          </table:table-cell>
          <table:table-cell table:style-name="ce131" table:formula="of:=[.$E$6]+360*[.N$8]/[.$C144]" office:value-type="float" office:value="360.75" calcext:value-type="float">
            <text:p>361</text:p>
          </table:table-cell>
          <table:table-cell table:style-name="ce131" table:formula="of:=[.$E$6]+360*[.O$8]/[.$C144]" office:value-type="float" office:value="361.125" calcext:value-type="float">
            <text:p>361</text:p>
          </table:table-cell>
          <table:table-cell table:style-name="ce131" table:formula="of:=[.$E$6]+360*[.P$8]/[.$C144]" office:value-type="float" office:value="361.5" calcext:value-type="float">
            <text:p>362</text:p>
          </table:table-cell>
          <table:table-cell table:style-name="ce131" table:formula="of:=[.$E$6]+360*[.Q$8]/[.$C144]" office:value-type="float" office:value="361.875" calcext:value-type="float">
            <text:p>362</text:p>
          </table:table-cell>
          <table:table-cell table:style-name="ce131" table:formula="of:=[.$E$6]+360*[.R$8]/[.$C144]" office:value-type="float" office:value="362.25" calcext:value-type="float">
            <text:p>362</text:p>
          </table:table-cell>
          <table:table-cell table:style-name="ce131" table:formula="of:=[.$E$6]+360*[.S$8]/[.$C144]" office:value-type="float" office:value="362.625" calcext:value-type="float">
            <text:p>363</text:p>
          </table:table-cell>
          <table:table-cell table:style-name="ce131" table:formula="of:=[.$E$6]+360*[.T$8]/[.$C144]" office:value-type="float" office:value="363" calcext:value-type="float">
            <text:p>363</text:p>
          </table:table-cell>
          <table:table-cell table:style-name="ce131" table:formula="of:=[.$E$6]+360*[.U$8]/[.$C144]" office:value-type="float" office:value="363.375" calcext:value-type="float">
            <text:p>363</text:p>
          </table:table-cell>
          <table:table-cell table:style-name="ce131" table:formula="of:=[.$E$6]+360*[.V$8]/[.$C144]" office:value-type="float" office:value="363.75" calcext:value-type="float">
            <text:p>364</text:p>
          </table:table-cell>
          <table:table-cell table:style-name="ce131" table:formula="of:=[.$E$6]+360*[.W$8]/[.$C144]" office:value-type="float" office:value="364.125" calcext:value-type="float">
            <text:p>364</text:p>
          </table:table-cell>
          <table:table-cell table:style-name="ce131" table:formula="of:=[.$E$6]+360*[.X$8]/[.$C144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45]" office:value-type="float" office:value="40000" calcext:value-type="float">
            <text:p>40000</text:p>
          </table:table-cell>
          <table:table-cell table:style-name="ce131" table:formula="of:=[.$E$6]+360*[.D$8]/[.$C145]" office:value-type="float" office:value="357" calcext:value-type="float">
            <text:p>357</text:p>
          </table:table-cell>
          <table:table-cell table:style-name="ce131" table:formula="of:=[.$E$6]+360*[.E$8]/[.$C145]" office:value-type="float" office:value="357.45" calcext:value-type="float">
            <text:p>357</text:p>
          </table:table-cell>
          <table:table-cell table:style-name="ce131" table:formula="of:=[.$E$6]+360*[.F$8]/[.$C145]" office:value-type="float" office:value="357.9" calcext:value-type="float">
            <text:p>358</text:p>
          </table:table-cell>
          <table:table-cell table:style-name="ce131" table:formula="of:=[.$E$6]+360*[.G$8]/[.$C145]" office:value-type="float" office:value="358.35" calcext:value-type="float">
            <text:p>358</text:p>
          </table:table-cell>
          <table:table-cell table:style-name="ce131" table:formula="of:=[.$E$6]+360*[.H$8]/[.$C145]" office:value-type="float" office:value="358.8" calcext:value-type="float">
            <text:p>359</text:p>
          </table:table-cell>
          <table:table-cell table:style-name="ce131" table:formula="of:=[.$E$6]+360*[.I$8]/[.$C145]" office:value-type="float" office:value="359.25" calcext:value-type="float">
            <text:p>359</text:p>
          </table:table-cell>
          <table:table-cell table:style-name="ce131" table:formula="of:=[.$E$6]+360*[.J$8]/[.$C145]" office:value-type="float" office:value="359.7" calcext:value-type="float">
            <text:p>360</text:p>
          </table:table-cell>
          <table:table-cell table:style-name="ce131" table:formula="of:=[.$E$6]+360*[.K$8]/[.$C145]" office:value-type="float" office:value="360.15" calcext:value-type="float">
            <text:p>360</text:p>
          </table:table-cell>
          <table:table-cell table:style-name="ce131" table:formula="of:=[.$E$6]+360*[.L$8]/[.$C145]" office:value-type="float" office:value="360.6" calcext:value-type="float">
            <text:p>361</text:p>
          </table:table-cell>
          <table:table-cell table:style-name="ce131" table:formula="of:=[.$E$6]+360*[.M$8]/[.$C145]" office:value-type="float" office:value="361.05" calcext:value-type="float">
            <text:p>361</text:p>
          </table:table-cell>
          <table:table-cell table:style-name="ce131" table:formula="of:=[.$E$6]+360*[.N$8]/[.$C145]" office:value-type="float" office:value="361.5" calcext:value-type="float">
            <text:p>362</text:p>
          </table:table-cell>
          <table:table-cell table:style-name="ce131" table:formula="of:=[.$E$6]+360*[.O$8]/[.$C145]" office:value-type="float" office:value="361.95" calcext:value-type="float">
            <text:p>362</text:p>
          </table:table-cell>
          <table:table-cell table:style-name="ce131" table:formula="of:=[.$E$6]+360*[.P$8]/[.$C145]" office:value-type="float" office:value="362.4" calcext:value-type="float">
            <text:p>362</text:p>
          </table:table-cell>
          <table:table-cell table:style-name="ce131" table:formula="of:=[.$E$6]+360*[.Q$8]/[.$C145]" office:value-type="float" office:value="362.85" calcext:value-type="float">
            <text:p>363</text:p>
          </table:table-cell>
          <table:table-cell table:style-name="ce131" table:formula="of:=[.$E$6]+360*[.R$8]/[.$C145]" office:value-type="float" office:value="363.3" calcext:value-type="float">
            <text:p>363</text:p>
          </table:table-cell>
          <table:table-cell table:style-name="ce131" table:formula="of:=[.$E$6]+360*[.S$8]/[.$C145]" office:value-type="float" office:value="363.75" calcext:value-type="float">
            <text:p>364</text:p>
          </table:table-cell>
          <table:table-cell table:style-name="ce131" table:formula="of:=[.$E$6]+360*[.T$8]/[.$C145]" office:value-type="float" office:value="364.2" calcext:value-type="float">
            <text:p>364</text:p>
          </table:table-cell>
          <table:table-cell table:style-name="ce131" table:formula="of:=[.$E$6]+360*[.U$8]/[.$C145]" office:value-type="float" office:value="364.65" calcext:value-type="float">
            <text:p>365</text:p>
          </table:table-cell>
          <table:table-cell table:style-name="ce131" table:formula="of:=[.$E$6]+360*[.V$8]/[.$C145]" office:value-type="float" office:value="365.1" calcext:value-type="float">
            <text:p>365</text:p>
          </table:table-cell>
          <table:table-cell table:style-name="ce131" table:formula="of:=[.$E$6]+360*[.W$8]/[.$C145]" office:value-type="float" office:value="365.55" calcext:value-type="float">
            <text:p>366</text:p>
          </table:table-cell>
          <table:table-cell table:style-name="ce131" table:formula="of:=[.$E$6]+360*[.X$8]/[.$C145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46]" office:value-type="float" office:value="34285.7142857143" calcext:value-type="float">
            <text:p>34286</text:p>
          </table:table-cell>
          <table:table-cell table:style-name="ce131" table:formula="of:=[.$E$6]+360*[.D$8]/[.$C146]" office:value-type="float" office:value="357" calcext:value-type="float">
            <text:p>357</text:p>
          </table:table-cell>
          <table:table-cell table:style-name="ce131" table:formula="of:=[.$E$6]+360*[.E$8]/[.$C146]" office:value-type="float" office:value="357.525" calcext:value-type="float">
            <text:p>358</text:p>
          </table:table-cell>
          <table:table-cell table:style-name="ce131" table:formula="of:=[.$E$6]+360*[.F$8]/[.$C146]" office:value-type="float" office:value="358.05" calcext:value-type="float">
            <text:p>358</text:p>
          </table:table-cell>
          <table:table-cell table:style-name="ce131" table:formula="of:=[.$E$6]+360*[.G$8]/[.$C146]" office:value-type="float" office:value="358.575" calcext:value-type="float">
            <text:p>359</text:p>
          </table:table-cell>
          <table:table-cell table:style-name="ce131" table:formula="of:=[.$E$6]+360*[.H$8]/[.$C146]" office:value-type="float" office:value="359.1" calcext:value-type="float">
            <text:p>359</text:p>
          </table:table-cell>
          <table:table-cell table:style-name="ce131" table:formula="of:=[.$E$6]+360*[.I$8]/[.$C146]" office:value-type="float" office:value="359.625" calcext:value-type="float">
            <text:p>360</text:p>
          </table:table-cell>
          <table:table-cell table:style-name="ce131" table:formula="of:=[.$E$6]+360*[.J$8]/[.$C146]" office:value-type="float" office:value="360.15" calcext:value-type="float">
            <text:p>360</text:p>
          </table:table-cell>
          <table:table-cell table:style-name="ce131" table:formula="of:=[.$E$6]+360*[.K$8]/[.$C146]" office:value-type="float" office:value="360.675" calcext:value-type="float">
            <text:p>361</text:p>
          </table:table-cell>
          <table:table-cell table:style-name="ce131" table:formula="of:=[.$E$6]+360*[.L$8]/[.$C146]" office:value-type="float" office:value="361.2" calcext:value-type="float">
            <text:p>361</text:p>
          </table:table-cell>
          <table:table-cell table:style-name="ce131" table:formula="of:=[.$E$6]+360*[.M$8]/[.$C146]" office:value-type="float" office:value="361.725" calcext:value-type="float">
            <text:p>362</text:p>
          </table:table-cell>
          <table:table-cell table:style-name="ce131" table:formula="of:=[.$E$6]+360*[.N$8]/[.$C146]" office:value-type="float" office:value="362.25" calcext:value-type="float">
            <text:p>362</text:p>
          </table:table-cell>
          <table:table-cell table:style-name="ce131" table:formula="of:=[.$E$6]+360*[.O$8]/[.$C146]" office:value-type="float" office:value="362.775" calcext:value-type="float">
            <text:p>363</text:p>
          </table:table-cell>
          <table:table-cell table:style-name="ce131" table:formula="of:=[.$E$6]+360*[.P$8]/[.$C146]" office:value-type="float" office:value="363.3" calcext:value-type="float">
            <text:p>363</text:p>
          </table:table-cell>
          <table:table-cell table:style-name="ce131" table:formula="of:=[.$E$6]+360*[.Q$8]/[.$C146]" office:value-type="float" office:value="363.825" calcext:value-type="float">
            <text:p>364</text:p>
          </table:table-cell>
          <table:table-cell table:style-name="ce131" table:formula="of:=[.$E$6]+360*[.R$8]/[.$C146]" office:value-type="float" office:value="364.35" calcext:value-type="float">
            <text:p>364</text:p>
          </table:table-cell>
          <table:table-cell table:style-name="ce131" table:formula="of:=[.$E$6]+360*[.S$8]/[.$C146]" office:value-type="float" office:value="364.875" calcext:value-type="float">
            <text:p>365</text:p>
          </table:table-cell>
          <table:table-cell table:style-name="ce131" table:formula="of:=[.$E$6]+360*[.T$8]/[.$C146]" office:value-type="float" office:value="365.4" calcext:value-type="float">
            <text:p>365</text:p>
          </table:table-cell>
          <table:table-cell table:style-name="ce131" table:formula="of:=[.$E$6]+360*[.U$8]/[.$C146]" office:value-type="float" office:value="365.925" calcext:value-type="float">
            <text:p>366</text:p>
          </table:table-cell>
          <table:table-cell table:style-name="ce131" table:formula="of:=[.$E$6]+360*[.V$8]/[.$C146]" office:value-type="float" office:value="366.45" calcext:value-type="float">
            <text:p>366</text:p>
          </table:table-cell>
          <table:table-cell table:style-name="ce131" table:formula="of:=[.$E$6]+360*[.W$8]/[.$C146]" office:value-type="float" office:value="366.975" calcext:value-type="float">
            <text:p>367</text:p>
          </table:table-cell>
          <table:table-cell table:style-name="ce131" table:formula="of:=[.$E$6]+360*[.X$8]/[.$C146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47]" office:value-type="float" office:value="30000" calcext:value-type="float">
            <text:p>30000</text:p>
          </table:table-cell>
          <table:table-cell table:style-name="ce131" table:formula="of:=[.$E$6]+360*[.D$8]/[.$C147]" office:value-type="float" office:value="357" calcext:value-type="float">
            <text:p>357</text:p>
          </table:table-cell>
          <table:table-cell table:style-name="ce131" table:formula="of:=[.$E$6]+360*[.E$8]/[.$C147]" office:value-type="float" office:value="357.6" calcext:value-type="float">
            <text:p>358</text:p>
          </table:table-cell>
          <table:table-cell table:style-name="ce131" table:formula="of:=[.$E$6]+360*[.F$8]/[.$C147]" office:value-type="float" office:value="358.2" calcext:value-type="float">
            <text:p>358</text:p>
          </table:table-cell>
          <table:table-cell table:style-name="ce131" table:formula="of:=[.$E$6]+360*[.G$8]/[.$C147]" office:value-type="float" office:value="358.8" calcext:value-type="float">
            <text:p>359</text:p>
          </table:table-cell>
          <table:table-cell table:style-name="ce131" table:formula="of:=[.$E$6]+360*[.H$8]/[.$C147]" office:value-type="float" office:value="359.4" calcext:value-type="float">
            <text:p>359</text:p>
          </table:table-cell>
          <table:table-cell table:style-name="ce131" table:formula="of:=[.$E$6]+360*[.I$8]/[.$C147]" office:value-type="float" office:value="360" calcext:value-type="float">
            <text:p>360</text:p>
          </table:table-cell>
          <table:table-cell table:style-name="ce131" table:formula="of:=[.$E$6]+360*[.J$8]/[.$C147]" office:value-type="float" office:value="360.6" calcext:value-type="float">
            <text:p>361</text:p>
          </table:table-cell>
          <table:table-cell table:style-name="ce131" table:formula="of:=[.$E$6]+360*[.K$8]/[.$C147]" office:value-type="float" office:value="361.2" calcext:value-type="float">
            <text:p>361</text:p>
          </table:table-cell>
          <table:table-cell table:style-name="ce131" table:formula="of:=[.$E$6]+360*[.L$8]/[.$C147]" office:value-type="float" office:value="361.8" calcext:value-type="float">
            <text:p>362</text:p>
          </table:table-cell>
          <table:table-cell table:style-name="ce131" table:formula="of:=[.$E$6]+360*[.M$8]/[.$C147]" office:value-type="float" office:value="362.4" calcext:value-type="float">
            <text:p>362</text:p>
          </table:table-cell>
          <table:table-cell table:style-name="ce131" table:formula="of:=[.$E$6]+360*[.N$8]/[.$C147]" office:value-type="float" office:value="363" calcext:value-type="float">
            <text:p>363</text:p>
          </table:table-cell>
          <table:table-cell table:style-name="ce131" table:formula="of:=[.$E$6]+360*[.O$8]/[.$C147]" office:value-type="float" office:value="363.6" calcext:value-type="float">
            <text:p>364</text:p>
          </table:table-cell>
          <table:table-cell table:style-name="ce131" table:formula="of:=[.$E$6]+360*[.P$8]/[.$C147]" office:value-type="float" office:value="364.2" calcext:value-type="float">
            <text:p>364</text:p>
          </table:table-cell>
          <table:table-cell table:style-name="ce131" table:formula="of:=[.$E$6]+360*[.Q$8]/[.$C147]" office:value-type="float" office:value="364.8" calcext:value-type="float">
            <text:p>365</text:p>
          </table:table-cell>
          <table:table-cell table:style-name="ce131" table:formula="of:=[.$E$6]+360*[.R$8]/[.$C147]" office:value-type="float" office:value="365.4" calcext:value-type="float">
            <text:p>365</text:p>
          </table:table-cell>
          <table:table-cell table:style-name="ce131" table:formula="of:=[.$E$6]+360*[.S$8]/[.$C147]" office:value-type="float" office:value="366" calcext:value-type="float">
            <text:p>366</text:p>
          </table:table-cell>
          <table:table-cell table:style-name="ce131" table:formula="of:=[.$E$6]+360*[.T$8]/[.$C147]" office:value-type="float" office:value="366.6" calcext:value-type="float">
            <text:p>367</text:p>
          </table:table-cell>
          <table:table-cell table:style-name="ce131" table:formula="of:=[.$E$6]+360*[.U$8]/[.$C147]" office:value-type="float" office:value="367.2" calcext:value-type="float">
            <text:p>367</text:p>
          </table:table-cell>
          <table:table-cell table:style-name="ce131" table:formula="of:=[.$E$6]+360*[.V$8]/[.$C147]" office:value-type="float" office:value="367.8" calcext:value-type="float">
            <text:p>368</text:p>
          </table:table-cell>
          <table:table-cell table:style-name="ce131" table:formula="of:=[.$E$6]+360*[.W$8]/[.$C147]" office:value-type="float" office:value="368.4" calcext:value-type="float">
            <text:p>368</text:p>
          </table:table-cell>
          <table:table-cell table:style-name="ce131" table:formula="of:=[.$E$6]+360*[.X$8]/[.$C147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48]" office:value-type="float" office:value="26666.6666666667" calcext:value-type="float">
            <text:p>26667</text:p>
          </table:table-cell>
          <table:table-cell table:style-name="ce131" table:formula="of:=[.$E$6]+360*[.D$8]/[.$C148]" office:value-type="float" office:value="357" calcext:value-type="float">
            <text:p>357</text:p>
          </table:table-cell>
          <table:table-cell table:style-name="ce131" table:formula="of:=[.$E$6]+360*[.E$8]/[.$C148]" office:value-type="float" office:value="357.675" calcext:value-type="float">
            <text:p>358</text:p>
          </table:table-cell>
          <table:table-cell table:style-name="ce131" table:formula="of:=[.$E$6]+360*[.F$8]/[.$C148]" office:value-type="float" office:value="358.35" calcext:value-type="float">
            <text:p>358</text:p>
          </table:table-cell>
          <table:table-cell table:style-name="ce131" table:formula="of:=[.$E$6]+360*[.G$8]/[.$C148]" office:value-type="float" office:value="359.025" calcext:value-type="float">
            <text:p>359</text:p>
          </table:table-cell>
          <table:table-cell table:style-name="ce131" table:formula="of:=[.$E$6]+360*[.H$8]/[.$C148]" office:value-type="float" office:value="359.7" calcext:value-type="float">
            <text:p>360</text:p>
          </table:table-cell>
          <table:table-cell table:style-name="ce131" table:formula="of:=[.$E$6]+360*[.I$8]/[.$C148]" office:value-type="float" office:value="360.375" calcext:value-type="float">
            <text:p>360</text:p>
          </table:table-cell>
          <table:table-cell table:style-name="ce131" table:formula="of:=[.$E$6]+360*[.J$8]/[.$C148]" office:value-type="float" office:value="361.05" calcext:value-type="float">
            <text:p>361</text:p>
          </table:table-cell>
          <table:table-cell table:style-name="ce131" table:formula="of:=[.$E$6]+360*[.K$8]/[.$C148]" office:value-type="float" office:value="361.725" calcext:value-type="float">
            <text:p>362</text:p>
          </table:table-cell>
          <table:table-cell table:style-name="ce131" table:formula="of:=[.$E$6]+360*[.L$8]/[.$C148]" office:value-type="float" office:value="362.4" calcext:value-type="float">
            <text:p>362</text:p>
          </table:table-cell>
          <table:table-cell table:style-name="ce131" table:formula="of:=[.$E$6]+360*[.M$8]/[.$C148]" office:value-type="float" office:value="363.075" calcext:value-type="float">
            <text:p>363</text:p>
          </table:table-cell>
          <table:table-cell table:style-name="ce131" table:formula="of:=[.$E$6]+360*[.N$8]/[.$C148]" office:value-type="float" office:value="363.75" calcext:value-type="float">
            <text:p>364</text:p>
          </table:table-cell>
          <table:table-cell table:style-name="ce131" table:formula="of:=[.$E$6]+360*[.O$8]/[.$C148]" office:value-type="float" office:value="364.425" calcext:value-type="float">
            <text:p>364</text:p>
          </table:table-cell>
          <table:table-cell table:style-name="ce131" table:formula="of:=[.$E$6]+360*[.P$8]/[.$C148]" office:value-type="float" office:value="365.1" calcext:value-type="float">
            <text:p>365</text:p>
          </table:table-cell>
          <table:table-cell table:style-name="ce131" table:formula="of:=[.$E$6]+360*[.Q$8]/[.$C148]" office:value-type="float" office:value="365.775" calcext:value-type="float">
            <text:p>366</text:p>
          </table:table-cell>
          <table:table-cell table:style-name="ce131" table:formula="of:=[.$E$6]+360*[.R$8]/[.$C148]" office:value-type="float" office:value="366.45" calcext:value-type="float">
            <text:p>366</text:p>
          </table:table-cell>
          <table:table-cell table:style-name="ce131" table:formula="of:=[.$E$6]+360*[.S$8]/[.$C148]" office:value-type="float" office:value="367.125" calcext:value-type="float">
            <text:p>367</text:p>
          </table:table-cell>
          <table:table-cell table:style-name="ce131" table:formula="of:=[.$E$6]+360*[.T$8]/[.$C148]" office:value-type="float" office:value="367.8" calcext:value-type="float">
            <text:p>368</text:p>
          </table:table-cell>
          <table:table-cell table:style-name="ce131" table:formula="of:=[.$E$6]+360*[.U$8]/[.$C148]" office:value-type="float" office:value="368.475" calcext:value-type="float">
            <text:p>368</text:p>
          </table:table-cell>
          <table:table-cell table:style-name="ce131" table:formula="of:=[.$E$6]+360*[.V$8]/[.$C148]" office:value-type="float" office:value="369.15" calcext:value-type="float">
            <text:p>369</text:p>
          </table:table-cell>
          <table:table-cell table:style-name="ce131" table:formula="of:=[.$E$6]+360*[.W$8]/[.$C148]" office:value-type="float" office:value="369.825" calcext:value-type="float">
            <text:p>370</text:p>
          </table:table-cell>
          <table:table-cell table:style-name="ce131" table:formula="of:=[.$E$6]+360*[.X$8]/[.$C148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49]" office:value-type="float" office:value="24000" calcext:value-type="float">
            <text:p>24000</text:p>
          </table:table-cell>
          <table:table-cell table:style-name="ce131" table:formula="of:=[.$E$6]+360*[.D$8]/[.$C149]" office:value-type="float" office:value="357" calcext:value-type="float">
            <text:p>357</text:p>
          </table:table-cell>
          <table:table-cell table:style-name="ce131" table:formula="of:=[.$E$6]+360*[.E$8]/[.$C149]" office:value-type="float" office:value="357.75" calcext:value-type="float">
            <text:p>358</text:p>
          </table:table-cell>
          <table:table-cell table:style-name="ce131" table:formula="of:=[.$E$6]+360*[.F$8]/[.$C149]" office:value-type="float" office:value="358.5" calcext:value-type="float">
            <text:p>359</text:p>
          </table:table-cell>
          <table:table-cell table:style-name="ce131" table:formula="of:=[.$E$6]+360*[.G$8]/[.$C149]" office:value-type="float" office:value="359.25" calcext:value-type="float">
            <text:p>359</text:p>
          </table:table-cell>
          <table:table-cell table:style-name="ce131" table:formula="of:=[.$E$6]+360*[.H$8]/[.$C149]" office:value-type="float" office:value="360" calcext:value-type="float">
            <text:p>360</text:p>
          </table:table-cell>
          <table:table-cell table:style-name="ce131" table:formula="of:=[.$E$6]+360*[.I$8]/[.$C149]" office:value-type="float" office:value="360.75" calcext:value-type="float">
            <text:p>361</text:p>
          </table:table-cell>
          <table:table-cell table:style-name="ce131" table:formula="of:=[.$E$6]+360*[.J$8]/[.$C149]" office:value-type="float" office:value="361.5" calcext:value-type="float">
            <text:p>362</text:p>
          </table:table-cell>
          <table:table-cell table:style-name="ce131" table:formula="of:=[.$E$6]+360*[.K$8]/[.$C149]" office:value-type="float" office:value="362.25" calcext:value-type="float">
            <text:p>362</text:p>
          </table:table-cell>
          <table:table-cell table:style-name="ce131" table:formula="of:=[.$E$6]+360*[.L$8]/[.$C149]" office:value-type="float" office:value="363" calcext:value-type="float">
            <text:p>363</text:p>
          </table:table-cell>
          <table:table-cell table:style-name="ce131" table:formula="of:=[.$E$6]+360*[.M$8]/[.$C149]" office:value-type="float" office:value="363.75" calcext:value-type="float">
            <text:p>364</text:p>
          </table:table-cell>
          <table:table-cell table:style-name="ce131" table:formula="of:=[.$E$6]+360*[.N$8]/[.$C149]" office:value-type="float" office:value="364.5" calcext:value-type="float">
            <text:p>365</text:p>
          </table:table-cell>
          <table:table-cell table:style-name="ce131" table:formula="of:=[.$E$6]+360*[.O$8]/[.$C149]" office:value-type="float" office:value="365.25" calcext:value-type="float">
            <text:p>365</text:p>
          </table:table-cell>
          <table:table-cell table:style-name="ce131" table:formula="of:=[.$E$6]+360*[.P$8]/[.$C149]" office:value-type="float" office:value="366" calcext:value-type="float">
            <text:p>366</text:p>
          </table:table-cell>
          <table:table-cell table:style-name="ce131" table:formula="of:=[.$E$6]+360*[.Q$8]/[.$C149]" office:value-type="float" office:value="366.75" calcext:value-type="float">
            <text:p>367</text:p>
          </table:table-cell>
          <table:table-cell table:style-name="ce131" table:formula="of:=[.$E$6]+360*[.R$8]/[.$C149]" office:value-type="float" office:value="367.5" calcext:value-type="float">
            <text:p>368</text:p>
          </table:table-cell>
          <table:table-cell table:style-name="ce131" table:formula="of:=[.$E$6]+360*[.S$8]/[.$C149]" office:value-type="float" office:value="368.25" calcext:value-type="float">
            <text:p>368</text:p>
          </table:table-cell>
          <table:table-cell table:style-name="ce131" table:formula="of:=[.$E$6]+360*[.T$8]/[.$C149]" office:value-type="float" office:value="369" calcext:value-type="float">
            <text:p>369</text:p>
          </table:table-cell>
          <table:table-cell table:style-name="ce131" table:formula="of:=[.$E$6]+360*[.U$8]/[.$C149]" office:value-type="float" office:value="369.75" calcext:value-type="float">
            <text:p>370</text:p>
          </table:table-cell>
          <table:table-cell table:style-name="ce131" table:formula="of:=[.$E$6]+360*[.V$8]/[.$C149]" office:value-type="float" office:value="370.5" calcext:value-type="float">
            <text:p>371</text:p>
          </table:table-cell>
          <table:table-cell table:style-name="ce131" table:formula="of:=[.$E$6]+360*[.W$8]/[.$C149]" office:value-type="float" office:value="371.25" calcext:value-type="float">
            <text:p>371</text:p>
          </table:table-cell>
          <table:table-cell table:style-name="ce131" table:formula="of:=[.$E$6]+360*[.X$8]/[.$C149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50]" office:value-type="float" office:value="21818.1818181818" calcext:value-type="float">
            <text:p>21818</text:p>
          </table:table-cell>
          <table:table-cell table:style-name="ce131" table:formula="of:=[.$E$6]+360*[.D$8]/[.$C150]" office:value-type="float" office:value="357" calcext:value-type="float">
            <text:p>357</text:p>
          </table:table-cell>
          <table:table-cell table:style-name="ce131" table:formula="of:=[.$E$6]+360*[.E$8]/[.$C150]" office:value-type="float" office:value="357.825" calcext:value-type="float">
            <text:p>358</text:p>
          </table:table-cell>
          <table:table-cell table:style-name="ce131" table:formula="of:=[.$E$6]+360*[.F$8]/[.$C150]" office:value-type="float" office:value="358.65" calcext:value-type="float">
            <text:p>359</text:p>
          </table:table-cell>
          <table:table-cell table:style-name="ce131" table:formula="of:=[.$E$6]+360*[.G$8]/[.$C150]" office:value-type="float" office:value="359.475" calcext:value-type="float">
            <text:p>359</text:p>
          </table:table-cell>
          <table:table-cell table:style-name="ce131" table:formula="of:=[.$E$6]+360*[.H$8]/[.$C150]" office:value-type="float" office:value="360.3" calcext:value-type="float">
            <text:p>360</text:p>
          </table:table-cell>
          <table:table-cell table:style-name="ce131" table:formula="of:=[.$E$6]+360*[.I$8]/[.$C150]" office:value-type="float" office:value="361.125" calcext:value-type="float">
            <text:p>361</text:p>
          </table:table-cell>
          <table:table-cell table:style-name="ce131" table:formula="of:=[.$E$6]+360*[.J$8]/[.$C150]" office:value-type="float" office:value="361.95" calcext:value-type="float">
            <text:p>362</text:p>
          </table:table-cell>
          <table:table-cell table:style-name="ce131" table:formula="of:=[.$E$6]+360*[.K$8]/[.$C150]" office:value-type="float" office:value="362.775" calcext:value-type="float">
            <text:p>363</text:p>
          </table:table-cell>
          <table:table-cell table:style-name="ce131" table:formula="of:=[.$E$6]+360*[.L$8]/[.$C150]" office:value-type="float" office:value="363.6" calcext:value-type="float">
            <text:p>364</text:p>
          </table:table-cell>
          <table:table-cell table:style-name="ce131" table:formula="of:=[.$E$6]+360*[.M$8]/[.$C150]" office:value-type="float" office:value="364.425" calcext:value-type="float">
            <text:p>364</text:p>
          </table:table-cell>
          <table:table-cell table:style-name="ce131" table:formula="of:=[.$E$6]+360*[.N$8]/[.$C150]" office:value-type="float" office:value="365.25" calcext:value-type="float">
            <text:p>365</text:p>
          </table:table-cell>
          <table:table-cell table:style-name="ce131" table:formula="of:=[.$E$6]+360*[.O$8]/[.$C150]" office:value-type="float" office:value="366.075" calcext:value-type="float">
            <text:p>366</text:p>
          </table:table-cell>
          <table:table-cell table:style-name="ce131" table:formula="of:=[.$E$6]+360*[.P$8]/[.$C150]" office:value-type="float" office:value="366.9" calcext:value-type="float">
            <text:p>367</text:p>
          </table:table-cell>
          <table:table-cell table:style-name="ce131" table:formula="of:=[.$E$6]+360*[.Q$8]/[.$C150]" office:value-type="float" office:value="367.725" calcext:value-type="float">
            <text:p>368</text:p>
          </table:table-cell>
          <table:table-cell table:style-name="ce131" table:formula="of:=[.$E$6]+360*[.R$8]/[.$C150]" office:value-type="float" office:value="368.55" calcext:value-type="float">
            <text:p>369</text:p>
          </table:table-cell>
          <table:table-cell table:style-name="ce131" table:formula="of:=[.$E$6]+360*[.S$8]/[.$C150]" office:value-type="float" office:value="369.375" calcext:value-type="float">
            <text:p>369</text:p>
          </table:table-cell>
          <table:table-cell table:style-name="ce131" table:formula="of:=[.$E$6]+360*[.T$8]/[.$C150]" office:value-type="float" office:value="370.2" calcext:value-type="float">
            <text:p>370</text:p>
          </table:table-cell>
          <table:table-cell table:style-name="ce131" table:formula="of:=[.$E$6]+360*[.U$8]/[.$C150]" office:value-type="float" office:value="371.025" calcext:value-type="float">
            <text:p>371</text:p>
          </table:table-cell>
          <table:table-cell table:style-name="ce131" table:formula="of:=[.$E$6]+360*[.V$8]/[.$C150]" office:value-type="float" office:value="371.85" calcext:value-type="float">
            <text:p>372</text:p>
          </table:table-cell>
          <table:table-cell table:style-name="ce131" table:formula="of:=[.$E$6]+360*[.W$8]/[.$C150]" office:value-type="float" office:value="372.675" calcext:value-type="float">
            <text:p>373</text:p>
          </table:table-cell>
          <table:table-cell table:style-name="ce131" table:formula="of:=[.$E$6]+360*[.X$8]/[.$C150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51]" office:value-type="float" office:value="20000" calcext:value-type="float">
            <text:p>20000</text:p>
          </table:table-cell>
          <table:table-cell table:style-name="ce131" table:formula="of:=[.$E$6]+360*[.D$8]/[.$C151]" office:value-type="float" office:value="357" calcext:value-type="float">
            <text:p>357</text:p>
          </table:table-cell>
          <table:table-cell table:style-name="ce131" table:formula="of:=[.$E$6]+360*[.E$8]/[.$C151]" office:value-type="float" office:value="357.9" calcext:value-type="float">
            <text:p>358</text:p>
          </table:table-cell>
          <table:table-cell table:style-name="ce131" table:formula="of:=[.$E$6]+360*[.F$8]/[.$C151]" office:value-type="float" office:value="358.8" calcext:value-type="float">
            <text:p>359</text:p>
          </table:table-cell>
          <table:table-cell table:style-name="ce131" table:formula="of:=[.$E$6]+360*[.G$8]/[.$C151]" office:value-type="float" office:value="359.7" calcext:value-type="float">
            <text:p>360</text:p>
          </table:table-cell>
          <table:table-cell table:style-name="ce131" table:formula="of:=[.$E$6]+360*[.H$8]/[.$C151]" office:value-type="float" office:value="360.6" calcext:value-type="float">
            <text:p>361</text:p>
          </table:table-cell>
          <table:table-cell table:style-name="ce131" table:formula="of:=[.$E$6]+360*[.I$8]/[.$C151]" office:value-type="float" office:value="361.5" calcext:value-type="float">
            <text:p>362</text:p>
          </table:table-cell>
          <table:table-cell table:style-name="ce131" table:formula="of:=[.$E$6]+360*[.J$8]/[.$C151]" office:value-type="float" office:value="362.4" calcext:value-type="float">
            <text:p>362</text:p>
          </table:table-cell>
          <table:table-cell table:style-name="ce131" table:formula="of:=[.$E$6]+360*[.K$8]/[.$C151]" office:value-type="float" office:value="363.3" calcext:value-type="float">
            <text:p>363</text:p>
          </table:table-cell>
          <table:table-cell table:style-name="ce131" table:formula="of:=[.$E$6]+360*[.L$8]/[.$C151]" office:value-type="float" office:value="364.2" calcext:value-type="float">
            <text:p>364</text:p>
          </table:table-cell>
          <table:table-cell table:style-name="ce131" table:formula="of:=[.$E$6]+360*[.M$8]/[.$C151]" office:value-type="float" office:value="365.1" calcext:value-type="float">
            <text:p>365</text:p>
          </table:table-cell>
          <table:table-cell table:style-name="ce131" table:formula="of:=[.$E$6]+360*[.N$8]/[.$C151]" office:value-type="float" office:value="366" calcext:value-type="float">
            <text:p>366</text:p>
          </table:table-cell>
          <table:table-cell table:style-name="ce131" table:formula="of:=[.$E$6]+360*[.O$8]/[.$C151]" office:value-type="float" office:value="366.9" calcext:value-type="float">
            <text:p>367</text:p>
          </table:table-cell>
          <table:table-cell table:style-name="ce131" table:formula="of:=[.$E$6]+360*[.P$8]/[.$C151]" office:value-type="float" office:value="367.8" calcext:value-type="float">
            <text:p>368</text:p>
          </table:table-cell>
          <table:table-cell table:style-name="ce131" table:formula="of:=[.$E$6]+360*[.Q$8]/[.$C151]" office:value-type="float" office:value="368.7" calcext:value-type="float">
            <text:p>369</text:p>
          </table:table-cell>
          <table:table-cell table:style-name="ce131" table:formula="of:=[.$E$6]+360*[.R$8]/[.$C151]" office:value-type="float" office:value="369.6" calcext:value-type="float">
            <text:p>370</text:p>
          </table:table-cell>
          <table:table-cell table:style-name="ce131" table:formula="of:=[.$E$6]+360*[.S$8]/[.$C151]" office:value-type="float" office:value="370.5" calcext:value-type="float">
            <text:p>371</text:p>
          </table:table-cell>
          <table:table-cell table:style-name="ce131" table:formula="of:=[.$E$6]+360*[.T$8]/[.$C151]" office:value-type="float" office:value="371.4" calcext:value-type="float">
            <text:p>371</text:p>
          </table:table-cell>
          <table:table-cell table:style-name="ce131" table:formula="of:=[.$E$6]+360*[.U$8]/[.$C151]" office:value-type="float" office:value="372.3" calcext:value-type="float">
            <text:p>372</text:p>
          </table:table-cell>
          <table:table-cell table:style-name="ce131" table:formula="of:=[.$E$6]+360*[.V$8]/[.$C151]" office:value-type="float" office:value="373.2" calcext:value-type="float">
            <text:p>373</text:p>
          </table:table-cell>
          <table:table-cell table:style-name="ce131" table:formula="of:=[.$E$6]+360*[.W$8]/[.$C151]" office:value-type="float" office:value="374.1" calcext:value-type="float">
            <text:p>374</text:p>
          </table:table-cell>
          <table:table-cell table:style-name="ce131" table:formula="of:=[.$E$6]+360*[.X$8]/[.$C151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52]" office:value-type="float" office:value="18461.5384615385" calcext:value-type="float">
            <text:p>18462</text:p>
          </table:table-cell>
          <table:table-cell table:style-name="ce131" table:formula="of:=[.$E$6]+360*[.D$8]/[.$C152]" office:value-type="float" office:value="357" calcext:value-type="float">
            <text:p>357</text:p>
          </table:table-cell>
          <table:table-cell table:style-name="ce131" table:formula="of:=[.$E$6]+360*[.E$8]/[.$C152]" office:value-type="float" office:value="357.975" calcext:value-type="float">
            <text:p>358</text:p>
          </table:table-cell>
          <table:table-cell table:style-name="ce131" table:formula="of:=[.$E$6]+360*[.F$8]/[.$C152]" office:value-type="float" office:value="358.95" calcext:value-type="float">
            <text:p>359</text:p>
          </table:table-cell>
          <table:table-cell table:style-name="ce131" table:formula="of:=[.$E$6]+360*[.G$8]/[.$C152]" office:value-type="float" office:value="359.925" calcext:value-type="float">
            <text:p>360</text:p>
          </table:table-cell>
          <table:table-cell table:style-name="ce131" table:formula="of:=[.$E$6]+360*[.H$8]/[.$C152]" office:value-type="float" office:value="360.9" calcext:value-type="float">
            <text:p>361</text:p>
          </table:table-cell>
          <table:table-cell table:style-name="ce131" table:formula="of:=[.$E$6]+360*[.I$8]/[.$C152]" office:value-type="float" office:value="361.875" calcext:value-type="float">
            <text:p>362</text:p>
          </table:table-cell>
          <table:table-cell table:style-name="ce131" table:formula="of:=[.$E$6]+360*[.J$8]/[.$C152]" office:value-type="float" office:value="362.85" calcext:value-type="float">
            <text:p>363</text:p>
          </table:table-cell>
          <table:table-cell table:style-name="ce131" table:formula="of:=[.$E$6]+360*[.K$8]/[.$C152]" office:value-type="float" office:value="363.825" calcext:value-type="float">
            <text:p>364</text:p>
          </table:table-cell>
          <table:table-cell table:style-name="ce131" table:formula="of:=[.$E$6]+360*[.L$8]/[.$C152]" office:value-type="float" office:value="364.8" calcext:value-type="float">
            <text:p>365</text:p>
          </table:table-cell>
          <table:table-cell table:style-name="ce131" table:formula="of:=[.$E$6]+360*[.M$8]/[.$C152]" office:value-type="float" office:value="365.775" calcext:value-type="float">
            <text:p>366</text:p>
          </table:table-cell>
          <table:table-cell table:style-name="ce131" table:formula="of:=[.$E$6]+360*[.N$8]/[.$C152]" office:value-type="float" office:value="366.75" calcext:value-type="float">
            <text:p>367</text:p>
          </table:table-cell>
          <table:table-cell table:style-name="ce131" table:formula="of:=[.$E$6]+360*[.O$8]/[.$C152]" office:value-type="float" office:value="367.725" calcext:value-type="float">
            <text:p>368</text:p>
          </table:table-cell>
          <table:table-cell table:style-name="ce131" table:formula="of:=[.$E$6]+360*[.P$8]/[.$C152]" office:value-type="float" office:value="368.7" calcext:value-type="float">
            <text:p>369</text:p>
          </table:table-cell>
          <table:table-cell table:style-name="ce131" table:formula="of:=[.$E$6]+360*[.Q$8]/[.$C152]" office:value-type="float" office:value="369.675" calcext:value-type="float">
            <text:p>370</text:p>
          </table:table-cell>
          <table:table-cell table:style-name="ce131" table:formula="of:=[.$E$6]+360*[.R$8]/[.$C152]" office:value-type="float" office:value="370.65" calcext:value-type="float">
            <text:p>371</text:p>
          </table:table-cell>
          <table:table-cell table:style-name="ce131" table:formula="of:=[.$E$6]+360*[.S$8]/[.$C152]" office:value-type="float" office:value="371.625" calcext:value-type="float">
            <text:p>372</text:p>
          </table:table-cell>
          <table:table-cell table:style-name="ce131" table:formula="of:=[.$E$6]+360*[.T$8]/[.$C152]" office:value-type="float" office:value="372.6" calcext:value-type="float">
            <text:p>373</text:p>
          </table:table-cell>
          <table:table-cell table:style-name="ce131" table:formula="of:=[.$E$6]+360*[.U$8]/[.$C152]" office:value-type="float" office:value="373.575" calcext:value-type="float">
            <text:p>374</text:p>
          </table:table-cell>
          <table:table-cell table:style-name="ce131" table:formula="of:=[.$E$6]+360*[.V$8]/[.$C152]" office:value-type="float" office:value="374.55" calcext:value-type="float">
            <text:p>375</text:p>
          </table:table-cell>
          <table:table-cell table:style-name="ce131" table:formula="of:=[.$E$6]+360*[.W$8]/[.$C152]" office:value-type="float" office:value="375.525" calcext:value-type="float">
            <text:p>376</text:p>
          </table:table-cell>
          <table:table-cell table:style-name="ce131" table:formula="of:=[.$E$6]+360*[.X$8]/[.$C152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53]" office:value-type="float" office:value="17142.8571428571" calcext:value-type="float">
            <text:p>17143</text:p>
          </table:table-cell>
          <table:table-cell table:style-name="ce131" table:formula="of:=[.$E$6]+360*[.D$8]/[.$C153]" office:value-type="float" office:value="357" calcext:value-type="float">
            <text:p>357</text:p>
          </table:table-cell>
          <table:table-cell table:style-name="ce131" table:formula="of:=[.$E$6]+360*[.E$8]/[.$C153]" office:value-type="float" office:value="358.05" calcext:value-type="float">
            <text:p>358</text:p>
          </table:table-cell>
          <table:table-cell table:style-name="ce131" table:formula="of:=[.$E$6]+360*[.F$8]/[.$C153]" office:value-type="float" office:value="359.1" calcext:value-type="float">
            <text:p>359</text:p>
          </table:table-cell>
          <table:table-cell table:style-name="ce131" table:formula="of:=[.$E$6]+360*[.G$8]/[.$C153]" office:value-type="float" office:value="360.15" calcext:value-type="float">
            <text:p>360</text:p>
          </table:table-cell>
          <table:table-cell table:style-name="ce131" table:formula="of:=[.$E$6]+360*[.H$8]/[.$C153]" office:value-type="float" office:value="361.2" calcext:value-type="float">
            <text:p>361</text:p>
          </table:table-cell>
          <table:table-cell table:style-name="ce131" table:formula="of:=[.$E$6]+360*[.I$8]/[.$C153]" office:value-type="float" office:value="362.25" calcext:value-type="float">
            <text:p>362</text:p>
          </table:table-cell>
          <table:table-cell table:style-name="ce131" table:formula="of:=[.$E$6]+360*[.J$8]/[.$C153]" office:value-type="float" office:value="363.3" calcext:value-type="float">
            <text:p>363</text:p>
          </table:table-cell>
          <table:table-cell table:style-name="ce131" table:formula="of:=[.$E$6]+360*[.K$8]/[.$C153]" office:value-type="float" office:value="364.35" calcext:value-type="float">
            <text:p>364</text:p>
          </table:table-cell>
          <table:table-cell table:style-name="ce131" table:formula="of:=[.$E$6]+360*[.L$8]/[.$C153]" office:value-type="float" office:value="365.4" calcext:value-type="float">
            <text:p>365</text:p>
          </table:table-cell>
          <table:table-cell table:style-name="ce131" table:formula="of:=[.$E$6]+360*[.M$8]/[.$C153]" office:value-type="float" office:value="366.45" calcext:value-type="float">
            <text:p>366</text:p>
          </table:table-cell>
          <table:table-cell table:style-name="ce131" table:formula="of:=[.$E$6]+360*[.N$8]/[.$C153]" office:value-type="float" office:value="367.5" calcext:value-type="float">
            <text:p>368</text:p>
          </table:table-cell>
          <table:table-cell table:style-name="ce131" table:formula="of:=[.$E$6]+360*[.O$8]/[.$C153]" office:value-type="float" office:value="368.55" calcext:value-type="float">
            <text:p>369</text:p>
          </table:table-cell>
          <table:table-cell table:style-name="ce131" table:formula="of:=[.$E$6]+360*[.P$8]/[.$C153]" office:value-type="float" office:value="369.6" calcext:value-type="float">
            <text:p>370</text:p>
          </table:table-cell>
          <table:table-cell table:style-name="ce131" table:formula="of:=[.$E$6]+360*[.Q$8]/[.$C153]" office:value-type="float" office:value="370.65" calcext:value-type="float">
            <text:p>371</text:p>
          </table:table-cell>
          <table:table-cell table:style-name="ce131" table:formula="of:=[.$E$6]+360*[.R$8]/[.$C153]" office:value-type="float" office:value="371.7" calcext:value-type="float">
            <text:p>372</text:p>
          </table:table-cell>
          <table:table-cell table:style-name="ce131" table:formula="of:=[.$E$6]+360*[.S$8]/[.$C153]" office:value-type="float" office:value="372.75" calcext:value-type="float">
            <text:p>373</text:p>
          </table:table-cell>
          <table:table-cell table:style-name="ce131" table:formula="of:=[.$E$6]+360*[.T$8]/[.$C153]" office:value-type="float" office:value="373.8" calcext:value-type="float">
            <text:p>374</text:p>
          </table:table-cell>
          <table:table-cell table:style-name="ce131" table:formula="of:=[.$E$6]+360*[.U$8]/[.$C153]" office:value-type="float" office:value="374.85" calcext:value-type="float">
            <text:p>375</text:p>
          </table:table-cell>
          <table:table-cell table:style-name="ce131" table:formula="of:=[.$E$6]+360*[.V$8]/[.$C153]" office:value-type="float" office:value="375.9" calcext:value-type="float">
            <text:p>376</text:p>
          </table:table-cell>
          <table:table-cell table:style-name="ce131" table:formula="of:=[.$E$6]+360*[.W$8]/[.$C153]" office:value-type="float" office:value="376.95" calcext:value-type="float">
            <text:p>377</text:p>
          </table:table-cell>
          <table:table-cell table:style-name="ce131" table:formula="of:=[.$E$6]+360*[.X$8]/[.$C153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54]" office:value-type="float" office:value="16000" calcext:value-type="float">
            <text:p>16000</text:p>
          </table:table-cell>
          <table:table-cell table:style-name="ce131" table:formula="of:=[.$E$6]+360*[.D$8]/[.$C154]" office:value-type="float" office:value="357" calcext:value-type="float">
            <text:p>357</text:p>
          </table:table-cell>
          <table:table-cell table:style-name="ce131" table:formula="of:=[.$E$6]+360*[.E$8]/[.$C154]" office:value-type="float" office:value="358.125" calcext:value-type="float">
            <text:p>358</text:p>
          </table:table-cell>
          <table:table-cell table:style-name="ce131" table:formula="of:=[.$E$6]+360*[.F$8]/[.$C154]" office:value-type="float" office:value="359.25" calcext:value-type="float">
            <text:p>359</text:p>
          </table:table-cell>
          <table:table-cell table:style-name="ce131" table:formula="of:=[.$E$6]+360*[.G$8]/[.$C154]" office:value-type="float" office:value="360.375" calcext:value-type="float">
            <text:p>360</text:p>
          </table:table-cell>
          <table:table-cell table:style-name="ce131" table:formula="of:=[.$E$6]+360*[.H$8]/[.$C154]" office:value-type="float" office:value="361.5" calcext:value-type="float">
            <text:p>362</text:p>
          </table:table-cell>
          <table:table-cell table:style-name="ce131" table:formula="of:=[.$E$6]+360*[.I$8]/[.$C154]" office:value-type="float" office:value="362.625" calcext:value-type="float">
            <text:p>363</text:p>
          </table:table-cell>
          <table:table-cell table:style-name="ce131" table:formula="of:=[.$E$6]+360*[.J$8]/[.$C154]" office:value-type="float" office:value="363.75" calcext:value-type="float">
            <text:p>364</text:p>
          </table:table-cell>
          <table:table-cell table:style-name="ce131" table:formula="of:=[.$E$6]+360*[.K$8]/[.$C154]" office:value-type="float" office:value="364.875" calcext:value-type="float">
            <text:p>365</text:p>
          </table:table-cell>
          <table:table-cell table:style-name="ce131" table:formula="of:=[.$E$6]+360*[.L$8]/[.$C154]" office:value-type="float" office:value="366" calcext:value-type="float">
            <text:p>366</text:p>
          </table:table-cell>
          <table:table-cell table:style-name="ce131" table:formula="of:=[.$E$6]+360*[.M$8]/[.$C154]" office:value-type="float" office:value="367.125" calcext:value-type="float">
            <text:p>367</text:p>
          </table:table-cell>
          <table:table-cell table:style-name="ce131" table:formula="of:=[.$E$6]+360*[.N$8]/[.$C154]" office:value-type="float" office:value="368.25" calcext:value-type="float">
            <text:p>368</text:p>
          </table:table-cell>
          <table:table-cell table:style-name="ce131" table:formula="of:=[.$E$6]+360*[.O$8]/[.$C154]" office:value-type="float" office:value="369.375" calcext:value-type="float">
            <text:p>369</text:p>
          </table:table-cell>
          <table:table-cell table:style-name="ce131" table:formula="of:=[.$E$6]+360*[.P$8]/[.$C154]" office:value-type="float" office:value="370.5" calcext:value-type="float">
            <text:p>371</text:p>
          </table:table-cell>
          <table:table-cell table:style-name="ce131" table:formula="of:=[.$E$6]+360*[.Q$8]/[.$C154]" office:value-type="float" office:value="371.625" calcext:value-type="float">
            <text:p>372</text:p>
          </table:table-cell>
          <table:table-cell table:style-name="ce131" table:formula="of:=[.$E$6]+360*[.R$8]/[.$C154]" office:value-type="float" office:value="372.75" calcext:value-type="float">
            <text:p>373</text:p>
          </table:table-cell>
          <table:table-cell table:style-name="ce131" table:formula="of:=[.$E$6]+360*[.S$8]/[.$C154]" office:value-type="float" office:value="373.875" calcext:value-type="float">
            <text:p>374</text:p>
          </table:table-cell>
          <table:table-cell table:style-name="ce131" table:formula="of:=[.$E$6]+360*[.T$8]/[.$C154]" office:value-type="float" office:value="375" calcext:value-type="float">
            <text:p>375</text:p>
          </table:table-cell>
          <table:table-cell table:style-name="ce131" table:formula="of:=[.$E$6]+360*[.U$8]/[.$C154]" office:value-type="float" office:value="376.125" calcext:value-type="float">
            <text:p>376</text:p>
          </table:table-cell>
          <table:table-cell table:style-name="ce131" table:formula="of:=[.$E$6]+360*[.V$8]/[.$C154]" office:value-type="float" office:value="377.25" calcext:value-type="float">
            <text:p>377</text:p>
          </table:table-cell>
          <table:table-cell table:style-name="ce131" table:formula="of:=[.$E$6]+360*[.W$8]/[.$C154]" office:value-type="float" office:value="378.375" calcext:value-type="float">
            <text:p>378</text:p>
          </table:table-cell>
          <table:table-cell table:style-name="ce131" table:formula="of:=[.$E$6]+360*[.X$8]/[.$C154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55]" office:value-type="float" office:value="15000" calcext:value-type="float">
            <text:p>15000</text:p>
          </table:table-cell>
          <table:table-cell table:style-name="ce131" table:formula="of:=[.$E$6]+360*[.D$8]/[.$C155]" office:value-type="float" office:value="357" calcext:value-type="float">
            <text:p>357</text:p>
          </table:table-cell>
          <table:table-cell table:style-name="ce131" table:formula="of:=[.$E$6]+360*[.E$8]/[.$C155]" office:value-type="float" office:value="358.2" calcext:value-type="float">
            <text:p>358</text:p>
          </table:table-cell>
          <table:table-cell table:style-name="ce131" table:formula="of:=[.$E$6]+360*[.F$8]/[.$C155]" office:value-type="float" office:value="359.4" calcext:value-type="float">
            <text:p>359</text:p>
          </table:table-cell>
          <table:table-cell table:style-name="ce131" table:formula="of:=[.$E$6]+360*[.G$8]/[.$C155]" office:value-type="float" office:value="360.6" calcext:value-type="float">
            <text:p>361</text:p>
          </table:table-cell>
          <table:table-cell table:style-name="ce131" table:formula="of:=[.$E$6]+360*[.H$8]/[.$C155]" office:value-type="float" office:value="361.8" calcext:value-type="float">
            <text:p>362</text:p>
          </table:table-cell>
          <table:table-cell table:style-name="ce131" table:formula="of:=[.$E$6]+360*[.I$8]/[.$C155]" office:value-type="float" office:value="363" calcext:value-type="float">
            <text:p>363</text:p>
          </table:table-cell>
          <table:table-cell table:style-name="ce131" table:formula="of:=[.$E$6]+360*[.J$8]/[.$C155]" office:value-type="float" office:value="364.2" calcext:value-type="float">
            <text:p>364</text:p>
          </table:table-cell>
          <table:table-cell table:style-name="ce131" table:formula="of:=[.$E$6]+360*[.K$8]/[.$C155]" office:value-type="float" office:value="365.4" calcext:value-type="float">
            <text:p>365</text:p>
          </table:table-cell>
          <table:table-cell table:style-name="ce131" table:formula="of:=[.$E$6]+360*[.L$8]/[.$C155]" office:value-type="float" office:value="366.6" calcext:value-type="float">
            <text:p>367</text:p>
          </table:table-cell>
          <table:table-cell table:style-name="ce131" table:formula="of:=[.$E$6]+360*[.M$8]/[.$C155]" office:value-type="float" office:value="367.8" calcext:value-type="float">
            <text:p>368</text:p>
          </table:table-cell>
          <table:table-cell table:style-name="ce131" table:formula="of:=[.$E$6]+360*[.N$8]/[.$C155]" office:value-type="float" office:value="369" calcext:value-type="float">
            <text:p>369</text:p>
          </table:table-cell>
          <table:table-cell table:style-name="ce131" table:formula="of:=[.$E$6]+360*[.O$8]/[.$C155]" office:value-type="float" office:value="370.2" calcext:value-type="float">
            <text:p>370</text:p>
          </table:table-cell>
          <table:table-cell table:style-name="ce131" table:formula="of:=[.$E$6]+360*[.P$8]/[.$C155]" office:value-type="float" office:value="371.4" calcext:value-type="float">
            <text:p>371</text:p>
          </table:table-cell>
          <table:table-cell table:style-name="ce131" table:formula="of:=[.$E$6]+360*[.Q$8]/[.$C155]" office:value-type="float" office:value="372.6" calcext:value-type="float">
            <text:p>373</text:p>
          </table:table-cell>
          <table:table-cell table:style-name="ce131" table:formula="of:=[.$E$6]+360*[.R$8]/[.$C155]" office:value-type="float" office:value="373.8" calcext:value-type="float">
            <text:p>374</text:p>
          </table:table-cell>
          <table:table-cell table:style-name="ce131" table:formula="of:=[.$E$6]+360*[.S$8]/[.$C155]" office:value-type="float" office:value="375" calcext:value-type="float">
            <text:p>375</text:p>
          </table:table-cell>
          <table:table-cell table:style-name="ce131" table:formula="of:=[.$E$6]+360*[.T$8]/[.$C155]" office:value-type="float" office:value="376.2" calcext:value-type="float">
            <text:p>376</text:p>
          </table:table-cell>
          <table:table-cell table:style-name="ce131" table:formula="of:=[.$E$6]+360*[.U$8]/[.$C155]" office:value-type="float" office:value="377.4" calcext:value-type="float">
            <text:p>377</text:p>
          </table:table-cell>
          <table:table-cell table:style-name="ce131" table:formula="of:=[.$E$6]+360*[.V$8]/[.$C155]" office:value-type="float" office:value="378.6" calcext:value-type="float">
            <text:p>379</text:p>
          </table:table-cell>
          <table:table-cell table:style-name="ce131" table:formula="of:=[.$E$6]+360*[.W$8]/[.$C155]" office:value-type="float" office:value="379.8" calcext:value-type="float">
            <text:p>380</text:p>
          </table:table-cell>
          <table:table-cell table:style-name="ce131" table:formula="of:=[.$E$6]+360*[.X$8]/[.$C155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56]" office:value-type="float" office:value="14117.6470588235" calcext:value-type="float">
            <text:p>14118</text:p>
          </table:table-cell>
          <table:table-cell table:style-name="ce131" table:formula="of:=[.$E$6]+360*[.D$8]/[.$C156]" office:value-type="float" office:value="357" calcext:value-type="float">
            <text:p>357</text:p>
          </table:table-cell>
          <table:table-cell table:style-name="ce131" table:formula="of:=[.$E$6]+360*[.E$8]/[.$C156]" office:value-type="float" office:value="358.275" calcext:value-type="float">
            <text:p>358</text:p>
          </table:table-cell>
          <table:table-cell table:style-name="ce131" table:formula="of:=[.$E$6]+360*[.F$8]/[.$C156]" office:value-type="float" office:value="359.55" calcext:value-type="float">
            <text:p>360</text:p>
          </table:table-cell>
          <table:table-cell table:style-name="ce131" table:formula="of:=[.$E$6]+360*[.G$8]/[.$C156]" office:value-type="float" office:value="360.825" calcext:value-type="float">
            <text:p>361</text:p>
          </table:table-cell>
          <table:table-cell table:style-name="ce131" table:formula="of:=[.$E$6]+360*[.H$8]/[.$C156]" office:value-type="float" office:value="362.1" calcext:value-type="float">
            <text:p>362</text:p>
          </table:table-cell>
          <table:table-cell table:style-name="ce131" table:formula="of:=[.$E$6]+360*[.I$8]/[.$C156]" office:value-type="float" office:value="363.375" calcext:value-type="float">
            <text:p>363</text:p>
          </table:table-cell>
          <table:table-cell table:style-name="ce131" table:formula="of:=[.$E$6]+360*[.J$8]/[.$C156]" office:value-type="float" office:value="364.65" calcext:value-type="float">
            <text:p>365</text:p>
          </table:table-cell>
          <table:table-cell table:style-name="ce131" table:formula="of:=[.$E$6]+360*[.K$8]/[.$C156]" office:value-type="float" office:value="365.925" calcext:value-type="float">
            <text:p>366</text:p>
          </table:table-cell>
          <table:table-cell table:style-name="ce131" table:formula="of:=[.$E$6]+360*[.L$8]/[.$C156]" office:value-type="float" office:value="367.2" calcext:value-type="float">
            <text:p>367</text:p>
          </table:table-cell>
          <table:table-cell table:style-name="ce131" table:formula="of:=[.$E$6]+360*[.M$8]/[.$C156]" office:value-type="float" office:value="368.475" calcext:value-type="float">
            <text:p>368</text:p>
          </table:table-cell>
          <table:table-cell table:style-name="ce131" table:formula="of:=[.$E$6]+360*[.N$8]/[.$C156]" office:value-type="float" office:value="369.75" calcext:value-type="float">
            <text:p>370</text:p>
          </table:table-cell>
          <table:table-cell table:style-name="ce131" table:formula="of:=[.$E$6]+360*[.O$8]/[.$C156]" office:value-type="float" office:value="371.025" calcext:value-type="float">
            <text:p>371</text:p>
          </table:table-cell>
          <table:table-cell table:style-name="ce131" table:formula="of:=[.$E$6]+360*[.P$8]/[.$C156]" office:value-type="float" office:value="372.3" calcext:value-type="float">
            <text:p>372</text:p>
          </table:table-cell>
          <table:table-cell table:style-name="ce131" table:formula="of:=[.$E$6]+360*[.Q$8]/[.$C156]" office:value-type="float" office:value="373.575" calcext:value-type="float">
            <text:p>374</text:p>
          </table:table-cell>
          <table:table-cell table:style-name="ce131" table:formula="of:=[.$E$6]+360*[.R$8]/[.$C156]" office:value-type="float" office:value="374.85" calcext:value-type="float">
            <text:p>375</text:p>
          </table:table-cell>
          <table:table-cell table:style-name="ce131" table:formula="of:=[.$E$6]+360*[.S$8]/[.$C156]" office:value-type="float" office:value="376.125" calcext:value-type="float">
            <text:p>376</text:p>
          </table:table-cell>
          <table:table-cell table:style-name="ce131" table:formula="of:=[.$E$6]+360*[.T$8]/[.$C156]" office:value-type="float" office:value="377.4" calcext:value-type="float">
            <text:p>377</text:p>
          </table:table-cell>
          <table:table-cell table:style-name="ce131" table:formula="of:=[.$E$6]+360*[.U$8]/[.$C156]" office:value-type="float" office:value="378.675" calcext:value-type="float">
            <text:p>379</text:p>
          </table:table-cell>
          <table:table-cell table:style-name="ce131" table:formula="of:=[.$E$6]+360*[.V$8]/[.$C156]" office:value-type="float" office:value="379.95" calcext:value-type="float">
            <text:p>380</text:p>
          </table:table-cell>
          <table:table-cell table:style-name="ce131" table:formula="of:=[.$E$6]+360*[.W$8]/[.$C156]" office:value-type="float" office:value="381.225" calcext:value-type="float">
            <text:p>381</text:p>
          </table:table-cell>
          <table:table-cell table:style-name="ce131" table:formula="of:=[.$E$6]+360*[.X$8]/[.$C156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57]" office:value-type="float" office:value="13333.3333333333" calcext:value-type="float">
            <text:p>13333</text:p>
          </table:table-cell>
          <table:table-cell table:style-name="ce131" table:formula="of:=[.$E$6]+360*[.D$8]/[.$C157]" office:value-type="float" office:value="357" calcext:value-type="float">
            <text:p>357</text:p>
          </table:table-cell>
          <table:table-cell table:style-name="ce131" table:formula="of:=[.$E$6]+360*[.E$8]/[.$C157]" office:value-type="float" office:value="358.35" calcext:value-type="float">
            <text:p>358</text:p>
          </table:table-cell>
          <table:table-cell table:style-name="ce131" table:formula="of:=[.$E$6]+360*[.F$8]/[.$C157]" office:value-type="float" office:value="359.7" calcext:value-type="float">
            <text:p>360</text:p>
          </table:table-cell>
          <table:table-cell table:style-name="ce131" table:formula="of:=[.$E$6]+360*[.G$8]/[.$C157]" office:value-type="float" office:value="361.05" calcext:value-type="float">
            <text:p>361</text:p>
          </table:table-cell>
          <table:table-cell table:style-name="ce131" table:formula="of:=[.$E$6]+360*[.H$8]/[.$C157]" office:value-type="float" office:value="362.4" calcext:value-type="float">
            <text:p>362</text:p>
          </table:table-cell>
          <table:table-cell table:style-name="ce131" table:formula="of:=[.$E$6]+360*[.I$8]/[.$C157]" office:value-type="float" office:value="363.75" calcext:value-type="float">
            <text:p>364</text:p>
          </table:table-cell>
          <table:table-cell table:style-name="ce131" table:formula="of:=[.$E$6]+360*[.J$8]/[.$C157]" office:value-type="float" office:value="365.1" calcext:value-type="float">
            <text:p>365</text:p>
          </table:table-cell>
          <table:table-cell table:style-name="ce131" table:formula="of:=[.$E$6]+360*[.K$8]/[.$C157]" office:value-type="float" office:value="366.45" calcext:value-type="float">
            <text:p>366</text:p>
          </table:table-cell>
          <table:table-cell table:style-name="ce131" table:formula="of:=[.$E$6]+360*[.L$8]/[.$C157]" office:value-type="float" office:value="367.8" calcext:value-type="float">
            <text:p>368</text:p>
          </table:table-cell>
          <table:table-cell table:style-name="ce131" table:formula="of:=[.$E$6]+360*[.M$8]/[.$C157]" office:value-type="float" office:value="369.15" calcext:value-type="float">
            <text:p>369</text:p>
          </table:table-cell>
          <table:table-cell table:style-name="ce131" table:formula="of:=[.$E$6]+360*[.N$8]/[.$C157]" office:value-type="float" office:value="370.5" calcext:value-type="float">
            <text:p>371</text:p>
          </table:table-cell>
          <table:table-cell table:style-name="ce131" table:formula="of:=[.$E$6]+360*[.O$8]/[.$C157]" office:value-type="float" office:value="371.85" calcext:value-type="float">
            <text:p>372</text:p>
          </table:table-cell>
          <table:table-cell table:style-name="ce131" table:formula="of:=[.$E$6]+360*[.P$8]/[.$C157]" office:value-type="float" office:value="373.2" calcext:value-type="float">
            <text:p>373</text:p>
          </table:table-cell>
          <table:table-cell table:style-name="ce131" table:formula="of:=[.$E$6]+360*[.Q$8]/[.$C157]" office:value-type="float" office:value="374.55" calcext:value-type="float">
            <text:p>375</text:p>
          </table:table-cell>
          <table:table-cell table:style-name="ce131" table:formula="of:=[.$E$6]+360*[.R$8]/[.$C157]" office:value-type="float" office:value="375.9" calcext:value-type="float">
            <text:p>376</text:p>
          </table:table-cell>
          <table:table-cell table:style-name="ce131" table:formula="of:=[.$E$6]+360*[.S$8]/[.$C157]" office:value-type="float" office:value="377.25" calcext:value-type="float">
            <text:p>377</text:p>
          </table:table-cell>
          <table:table-cell table:style-name="ce131" table:formula="of:=[.$E$6]+360*[.T$8]/[.$C157]" office:value-type="float" office:value="378.6" calcext:value-type="float">
            <text:p>379</text:p>
          </table:table-cell>
          <table:table-cell table:style-name="ce131" table:formula="of:=[.$E$6]+360*[.U$8]/[.$C157]" office:value-type="float" office:value="379.95" calcext:value-type="float">
            <text:p>380</text:p>
          </table:table-cell>
          <table:table-cell table:style-name="ce131" table:formula="of:=[.$E$6]+360*[.V$8]/[.$C157]" office:value-type="float" office:value="381.3" calcext:value-type="float">
            <text:p>381</text:p>
          </table:table-cell>
          <table:table-cell table:style-name="ce131" table:formula="of:=[.$E$6]+360*[.W$8]/[.$C157]" office:value-type="float" office:value="382.65" calcext:value-type="float">
            <text:p>383</text:p>
          </table:table-cell>
          <table:table-cell table:style-name="ce131" table:formula="of:=[.$E$6]+360*[.X$8]/[.$C157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58]" office:value-type="float" office:value="12631.5789473684" calcext:value-type="float">
            <text:p>12632</text:p>
          </table:table-cell>
          <table:table-cell table:style-name="ce131" table:formula="of:=[.$E$6]+360*[.D$8]/[.$C158]" office:value-type="float" office:value="357" calcext:value-type="float">
            <text:p>357</text:p>
          </table:table-cell>
          <table:table-cell table:style-name="ce131" table:formula="of:=[.$E$6]+360*[.E$8]/[.$C158]" office:value-type="float" office:value="358.425" calcext:value-type="float">
            <text:p>358</text:p>
          </table:table-cell>
          <table:table-cell table:style-name="ce131" table:formula="of:=[.$E$6]+360*[.F$8]/[.$C158]" office:value-type="float" office:value="359.85" calcext:value-type="float">
            <text:p>360</text:p>
          </table:table-cell>
          <table:table-cell table:style-name="ce131" table:formula="of:=[.$E$6]+360*[.G$8]/[.$C158]" office:value-type="float" office:value="361.275" calcext:value-type="float">
            <text:p>361</text:p>
          </table:table-cell>
          <table:table-cell table:style-name="ce131" table:formula="of:=[.$E$6]+360*[.H$8]/[.$C158]" office:value-type="float" office:value="362.7" calcext:value-type="float">
            <text:p>363</text:p>
          </table:table-cell>
          <table:table-cell table:style-name="ce131" table:formula="of:=[.$E$6]+360*[.I$8]/[.$C158]" office:value-type="float" office:value="364.125" calcext:value-type="float">
            <text:p>364</text:p>
          </table:table-cell>
          <table:table-cell table:style-name="ce131" table:formula="of:=[.$E$6]+360*[.J$8]/[.$C158]" office:value-type="float" office:value="365.55" calcext:value-type="float">
            <text:p>366</text:p>
          </table:table-cell>
          <table:table-cell table:style-name="ce131" table:formula="of:=[.$E$6]+360*[.K$8]/[.$C158]" office:value-type="float" office:value="366.975" calcext:value-type="float">
            <text:p>367</text:p>
          </table:table-cell>
          <table:table-cell table:style-name="ce131" table:formula="of:=[.$E$6]+360*[.L$8]/[.$C158]" office:value-type="float" office:value="368.4" calcext:value-type="float">
            <text:p>368</text:p>
          </table:table-cell>
          <table:table-cell table:style-name="ce131" table:formula="of:=[.$E$6]+360*[.M$8]/[.$C158]" office:value-type="float" office:value="369.825" calcext:value-type="float">
            <text:p>370</text:p>
          </table:table-cell>
          <table:table-cell table:style-name="ce131" table:formula="of:=[.$E$6]+360*[.N$8]/[.$C158]" office:value-type="float" office:value="371.25" calcext:value-type="float">
            <text:p>371</text:p>
          </table:table-cell>
          <table:table-cell table:style-name="ce131" table:formula="of:=[.$E$6]+360*[.O$8]/[.$C158]" office:value-type="float" office:value="372.675" calcext:value-type="float">
            <text:p>373</text:p>
          </table:table-cell>
          <table:table-cell table:style-name="ce131" table:formula="of:=[.$E$6]+360*[.P$8]/[.$C158]" office:value-type="float" office:value="374.1" calcext:value-type="float">
            <text:p>374</text:p>
          </table:table-cell>
          <table:table-cell table:style-name="ce131" table:formula="of:=[.$E$6]+360*[.Q$8]/[.$C158]" office:value-type="float" office:value="375.525" calcext:value-type="float">
            <text:p>376</text:p>
          </table:table-cell>
          <table:table-cell table:style-name="ce131" table:formula="of:=[.$E$6]+360*[.R$8]/[.$C158]" office:value-type="float" office:value="376.95" calcext:value-type="float">
            <text:p>377</text:p>
          </table:table-cell>
          <table:table-cell table:style-name="ce131" table:formula="of:=[.$E$6]+360*[.S$8]/[.$C158]" office:value-type="float" office:value="378.375" calcext:value-type="float">
            <text:p>378</text:p>
          </table:table-cell>
          <table:table-cell table:style-name="ce131" table:formula="of:=[.$E$6]+360*[.T$8]/[.$C158]" office:value-type="float" office:value="379.8" calcext:value-type="float">
            <text:p>380</text:p>
          </table:table-cell>
          <table:table-cell table:style-name="ce131" table:formula="of:=[.$E$6]+360*[.U$8]/[.$C158]" office:value-type="float" office:value="381.225" calcext:value-type="float">
            <text:p>381</text:p>
          </table:table-cell>
          <table:table-cell table:style-name="ce131" table:formula="of:=[.$E$6]+360*[.V$8]/[.$C158]" office:value-type="float" office:value="382.65" calcext:value-type="float">
            <text:p>383</text:p>
          </table:table-cell>
          <table:table-cell table:style-name="ce131" table:formula="of:=[.$E$6]+360*[.W$8]/[.$C158]" office:value-type="float" office:value="384.075" calcext:value-type="float">
            <text:p>384</text:p>
          </table:table-cell>
          <table:table-cell table:style-name="ce131" table:formula="of:=[.$E$6]+360*[.X$8]/[.$C158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59]" office:value-type="float" office:value="12000" calcext:value-type="float">
            <text:p>12000</text:p>
          </table:table-cell>
          <table:table-cell table:style-name="ce131" table:formula="of:=[.$E$6]+360*[.D$8]/[.$C159]" office:value-type="float" office:value="357" calcext:value-type="float">
            <text:p>357</text:p>
          </table:table-cell>
          <table:table-cell table:style-name="ce131" table:formula="of:=[.$E$6]+360*[.E$8]/[.$C159]" office:value-type="float" office:value="358.5" calcext:value-type="float">
            <text:p>359</text:p>
          </table:table-cell>
          <table:table-cell table:style-name="ce131" table:formula="of:=[.$E$6]+360*[.F$8]/[.$C159]" office:value-type="float" office:value="360" calcext:value-type="float">
            <text:p>360</text:p>
          </table:table-cell>
          <table:table-cell table:style-name="ce131" table:formula="of:=[.$E$6]+360*[.G$8]/[.$C159]" office:value-type="float" office:value="361.5" calcext:value-type="float">
            <text:p>362</text:p>
          </table:table-cell>
          <table:table-cell table:style-name="ce131" table:formula="of:=[.$E$6]+360*[.H$8]/[.$C159]" office:value-type="float" office:value="363" calcext:value-type="float">
            <text:p>363</text:p>
          </table:table-cell>
          <table:table-cell table:style-name="ce131" table:formula="of:=[.$E$6]+360*[.I$8]/[.$C159]" office:value-type="float" office:value="364.5" calcext:value-type="float">
            <text:p>365</text:p>
          </table:table-cell>
          <table:table-cell table:style-name="ce131" table:formula="of:=[.$E$6]+360*[.J$8]/[.$C159]" office:value-type="float" office:value="366" calcext:value-type="float">
            <text:p>366</text:p>
          </table:table-cell>
          <table:table-cell table:style-name="ce131" table:formula="of:=[.$E$6]+360*[.K$8]/[.$C159]" office:value-type="float" office:value="367.5" calcext:value-type="float">
            <text:p>368</text:p>
          </table:table-cell>
          <table:table-cell table:style-name="ce131" table:formula="of:=[.$E$6]+360*[.L$8]/[.$C159]" office:value-type="float" office:value="369" calcext:value-type="float">
            <text:p>369</text:p>
          </table:table-cell>
          <table:table-cell table:style-name="ce131" table:formula="of:=[.$E$6]+360*[.M$8]/[.$C159]" office:value-type="float" office:value="370.5" calcext:value-type="float">
            <text:p>371</text:p>
          </table:table-cell>
          <table:table-cell table:style-name="ce131" table:formula="of:=[.$E$6]+360*[.N$8]/[.$C159]" office:value-type="float" office:value="372" calcext:value-type="float">
            <text:p>372</text:p>
          </table:table-cell>
          <table:table-cell table:style-name="ce131" table:formula="of:=[.$E$6]+360*[.O$8]/[.$C159]" office:value-type="float" office:value="373.5" calcext:value-type="float">
            <text:p>374</text:p>
          </table:table-cell>
          <table:table-cell table:style-name="ce131" table:formula="of:=[.$E$6]+360*[.P$8]/[.$C159]" office:value-type="float" office:value="375" calcext:value-type="float">
            <text:p>375</text:p>
          </table:table-cell>
          <table:table-cell table:style-name="ce131" table:formula="of:=[.$E$6]+360*[.Q$8]/[.$C159]" office:value-type="float" office:value="376.5" calcext:value-type="float">
            <text:p>377</text:p>
          </table:table-cell>
          <table:table-cell table:style-name="ce131" table:formula="of:=[.$E$6]+360*[.R$8]/[.$C159]" office:value-type="float" office:value="378" calcext:value-type="float">
            <text:p>378</text:p>
          </table:table-cell>
          <table:table-cell table:style-name="ce131" table:formula="of:=[.$E$6]+360*[.S$8]/[.$C159]" office:value-type="float" office:value="379.5" calcext:value-type="float">
            <text:p>380</text:p>
          </table:table-cell>
          <table:table-cell table:style-name="ce131" table:formula="of:=[.$E$6]+360*[.T$8]/[.$C159]" office:value-type="float" office:value="381" calcext:value-type="float">
            <text:p>381</text:p>
          </table:table-cell>
          <table:table-cell table:style-name="ce131" table:formula="of:=[.$E$6]+360*[.U$8]/[.$C159]" office:value-type="float" office:value="382.5" calcext:value-type="float">
            <text:p>383</text:p>
          </table:table-cell>
          <table:table-cell table:style-name="ce131" table:formula="of:=[.$E$6]+360*[.V$8]/[.$C159]" office:value-type="float" office:value="384" calcext:value-type="float">
            <text:p>384</text:p>
          </table:table-cell>
          <table:table-cell table:style-name="ce131" table:formula="of:=[.$E$6]+360*[.W$8]/[.$C159]" office:value-type="float" office:value="385.5" calcext:value-type="float">
            <text:p>386</text:p>
          </table:table-cell>
          <table:table-cell table:style-name="ce131" table:formula="of:=[.$E$6]+360*[.X$8]/[.$C159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60]" office:value-type="float" office:value="11428.5714285714" calcext:value-type="float">
            <text:p>11429</text:p>
          </table:table-cell>
          <table:table-cell table:style-name="ce131" table:formula="of:=[.$E$6]+360*[.D$8]/[.$C160]" office:value-type="float" office:value="357" calcext:value-type="float">
            <text:p>357</text:p>
          </table:table-cell>
          <table:table-cell table:style-name="ce131" table:formula="of:=[.$E$6]+360*[.E$8]/[.$C160]" office:value-type="float" office:value="358.575" calcext:value-type="float">
            <text:p>359</text:p>
          </table:table-cell>
          <table:table-cell table:style-name="ce131" table:formula="of:=[.$E$6]+360*[.F$8]/[.$C160]" office:value-type="float" office:value="360.15" calcext:value-type="float">
            <text:p>360</text:p>
          </table:table-cell>
          <table:table-cell table:style-name="ce131" table:formula="of:=[.$E$6]+360*[.G$8]/[.$C160]" office:value-type="float" office:value="361.725" calcext:value-type="float">
            <text:p>362</text:p>
          </table:table-cell>
          <table:table-cell table:style-name="ce131" table:formula="of:=[.$E$6]+360*[.H$8]/[.$C160]" office:value-type="float" office:value="363.3" calcext:value-type="float">
            <text:p>363</text:p>
          </table:table-cell>
          <table:table-cell table:style-name="ce131" table:formula="of:=[.$E$6]+360*[.I$8]/[.$C160]" office:value-type="float" office:value="364.875" calcext:value-type="float">
            <text:p>365</text:p>
          </table:table-cell>
          <table:table-cell table:style-name="ce131" table:formula="of:=[.$E$6]+360*[.J$8]/[.$C160]" office:value-type="float" office:value="366.45" calcext:value-type="float">
            <text:p>366</text:p>
          </table:table-cell>
          <table:table-cell table:style-name="ce131" table:formula="of:=[.$E$6]+360*[.K$8]/[.$C160]" office:value-type="float" office:value="368.025" calcext:value-type="float">
            <text:p>368</text:p>
          </table:table-cell>
          <table:table-cell table:style-name="ce131" table:formula="of:=[.$E$6]+360*[.L$8]/[.$C160]" office:value-type="float" office:value="369.6" calcext:value-type="float">
            <text:p>370</text:p>
          </table:table-cell>
          <table:table-cell table:style-name="ce131" table:formula="of:=[.$E$6]+360*[.M$8]/[.$C160]" office:value-type="float" office:value="371.175" calcext:value-type="float">
            <text:p>371</text:p>
          </table:table-cell>
          <table:table-cell table:style-name="ce131" table:formula="of:=[.$E$6]+360*[.N$8]/[.$C160]" office:value-type="float" office:value="372.75" calcext:value-type="float">
            <text:p>373</text:p>
          </table:table-cell>
          <table:table-cell table:style-name="ce131" table:formula="of:=[.$E$6]+360*[.O$8]/[.$C160]" office:value-type="float" office:value="374.325" calcext:value-type="float">
            <text:p>374</text:p>
          </table:table-cell>
          <table:table-cell table:style-name="ce131" table:formula="of:=[.$E$6]+360*[.P$8]/[.$C160]" office:value-type="float" office:value="375.9" calcext:value-type="float">
            <text:p>376</text:p>
          </table:table-cell>
          <table:table-cell table:style-name="ce131" table:formula="of:=[.$E$6]+360*[.Q$8]/[.$C160]" office:value-type="float" office:value="377.475" calcext:value-type="float">
            <text:p>377</text:p>
          </table:table-cell>
          <table:table-cell table:style-name="ce131" table:formula="of:=[.$E$6]+360*[.R$8]/[.$C160]" office:value-type="float" office:value="379.05" calcext:value-type="float">
            <text:p>379</text:p>
          </table:table-cell>
          <table:table-cell table:style-name="ce131" table:formula="of:=[.$E$6]+360*[.S$8]/[.$C160]" office:value-type="float" office:value="380.625" calcext:value-type="float">
            <text:p>381</text:p>
          </table:table-cell>
          <table:table-cell table:style-name="ce131" table:formula="of:=[.$E$6]+360*[.T$8]/[.$C160]" office:value-type="float" office:value="382.2" calcext:value-type="float">
            <text:p>382</text:p>
          </table:table-cell>
          <table:table-cell table:style-name="ce131" table:formula="of:=[.$E$6]+360*[.U$8]/[.$C160]" office:value-type="float" office:value="383.775" calcext:value-type="float">
            <text:p>384</text:p>
          </table:table-cell>
          <table:table-cell table:style-name="ce131" table:formula="of:=[.$E$6]+360*[.V$8]/[.$C160]" office:value-type="float" office:value="385.35" calcext:value-type="float">
            <text:p>385</text:p>
          </table:table-cell>
          <table:table-cell table:style-name="ce131" table:formula="of:=[.$E$6]+360*[.W$8]/[.$C160]" office:value-type="float" office:value="386.925" calcext:value-type="float">
            <text:p>387</text:p>
          </table:table-cell>
          <table:table-cell table:style-name="ce131" table:formula="of:=[.$E$6]+360*[.X$8]/[.$C160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61]" office:value-type="float" office:value="10909.0909090909" calcext:value-type="float">
            <text:p>10909</text:p>
          </table:table-cell>
          <table:table-cell table:style-name="ce131" table:formula="of:=[.$E$6]+360*[.D$8]/[.$C161]" office:value-type="float" office:value="357" calcext:value-type="float">
            <text:p>357</text:p>
          </table:table-cell>
          <table:table-cell table:style-name="ce131" table:formula="of:=[.$E$6]+360*[.E$8]/[.$C161]" office:value-type="float" office:value="358.65" calcext:value-type="float">
            <text:p>359</text:p>
          </table:table-cell>
          <table:table-cell table:style-name="ce131" table:formula="of:=[.$E$6]+360*[.F$8]/[.$C161]" office:value-type="float" office:value="360.3" calcext:value-type="float">
            <text:p>360</text:p>
          </table:table-cell>
          <table:table-cell table:style-name="ce131" table:formula="of:=[.$E$6]+360*[.G$8]/[.$C161]" office:value-type="float" office:value="361.95" calcext:value-type="float">
            <text:p>362</text:p>
          </table:table-cell>
          <table:table-cell table:style-name="ce131" table:formula="of:=[.$E$6]+360*[.H$8]/[.$C161]" office:value-type="float" office:value="363.6" calcext:value-type="float">
            <text:p>364</text:p>
          </table:table-cell>
          <table:table-cell table:style-name="ce131" table:formula="of:=[.$E$6]+360*[.I$8]/[.$C161]" office:value-type="float" office:value="365.25" calcext:value-type="float">
            <text:p>365</text:p>
          </table:table-cell>
          <table:table-cell table:style-name="ce131" table:formula="of:=[.$E$6]+360*[.J$8]/[.$C161]" office:value-type="float" office:value="366.9" calcext:value-type="float">
            <text:p>367</text:p>
          </table:table-cell>
          <table:table-cell table:style-name="ce131" table:formula="of:=[.$E$6]+360*[.K$8]/[.$C161]" office:value-type="float" office:value="368.55" calcext:value-type="float">
            <text:p>369</text:p>
          </table:table-cell>
          <table:table-cell table:style-name="ce131" table:formula="of:=[.$E$6]+360*[.L$8]/[.$C161]" office:value-type="float" office:value="370.2" calcext:value-type="float">
            <text:p>370</text:p>
          </table:table-cell>
          <table:table-cell table:style-name="ce131" table:formula="of:=[.$E$6]+360*[.M$8]/[.$C161]" office:value-type="float" office:value="371.85" calcext:value-type="float">
            <text:p>372</text:p>
          </table:table-cell>
          <table:table-cell table:style-name="ce131" table:formula="of:=[.$E$6]+360*[.N$8]/[.$C161]" office:value-type="float" office:value="373.5" calcext:value-type="float">
            <text:p>374</text:p>
          </table:table-cell>
          <table:table-cell table:style-name="ce131" table:formula="of:=[.$E$6]+360*[.O$8]/[.$C161]" office:value-type="float" office:value="375.15" calcext:value-type="float">
            <text:p>375</text:p>
          </table:table-cell>
          <table:table-cell table:style-name="ce131" table:formula="of:=[.$E$6]+360*[.P$8]/[.$C161]" office:value-type="float" office:value="376.8" calcext:value-type="float">
            <text:p>377</text:p>
          </table:table-cell>
          <table:table-cell table:style-name="ce131" table:formula="of:=[.$E$6]+360*[.Q$8]/[.$C161]" office:value-type="float" office:value="378.45" calcext:value-type="float">
            <text:p>378</text:p>
          </table:table-cell>
          <table:table-cell table:style-name="ce131" table:formula="of:=[.$E$6]+360*[.R$8]/[.$C161]" office:value-type="float" office:value="380.1" calcext:value-type="float">
            <text:p>380</text:p>
          </table:table-cell>
          <table:table-cell table:style-name="ce131" table:formula="of:=[.$E$6]+360*[.S$8]/[.$C161]" office:value-type="float" office:value="381.75" calcext:value-type="float">
            <text:p>382</text:p>
          </table:table-cell>
          <table:table-cell table:style-name="ce131" table:formula="of:=[.$E$6]+360*[.T$8]/[.$C161]" office:value-type="float" office:value="383.4" calcext:value-type="float">
            <text:p>383</text:p>
          </table:table-cell>
          <table:table-cell table:style-name="ce131" table:formula="of:=[.$E$6]+360*[.U$8]/[.$C161]" office:value-type="float" office:value="385.05" calcext:value-type="float">
            <text:p>385</text:p>
          </table:table-cell>
          <table:table-cell table:style-name="ce131" table:formula="of:=[.$E$6]+360*[.V$8]/[.$C161]" office:value-type="float" office:value="386.7" calcext:value-type="float">
            <text:p>387</text:p>
          </table:table-cell>
          <table:table-cell table:style-name="ce131" table:formula="of:=[.$E$6]+360*[.W$8]/[.$C161]" office:value-type="float" office:value="388.35" calcext:value-type="float">
            <text:p>388</text:p>
          </table:table-cell>
          <table:table-cell table:style-name="ce131" table:formula="of:=[.$E$6]+360*[.X$8]/[.$C161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62]" office:value-type="float" office:value="10434.7826086957" calcext:value-type="float">
            <text:p>10435</text:p>
          </table:table-cell>
          <table:table-cell table:style-name="ce131" table:formula="of:=[.$E$6]+360*[.D$8]/[.$C162]" office:value-type="float" office:value="357" calcext:value-type="float">
            <text:p>357</text:p>
          </table:table-cell>
          <table:table-cell table:style-name="ce131" table:formula="of:=[.$E$6]+360*[.E$8]/[.$C162]" office:value-type="float" office:value="358.725" calcext:value-type="float">
            <text:p>359</text:p>
          </table:table-cell>
          <table:table-cell table:style-name="ce131" table:formula="of:=[.$E$6]+360*[.F$8]/[.$C162]" office:value-type="float" office:value="360.45" calcext:value-type="float">
            <text:p>360</text:p>
          </table:table-cell>
          <table:table-cell table:style-name="ce131" table:formula="of:=[.$E$6]+360*[.G$8]/[.$C162]" office:value-type="float" office:value="362.175" calcext:value-type="float">
            <text:p>362</text:p>
          </table:table-cell>
          <table:table-cell table:style-name="ce131" table:formula="of:=[.$E$6]+360*[.H$8]/[.$C162]" office:value-type="float" office:value="363.9" calcext:value-type="float">
            <text:p>364</text:p>
          </table:table-cell>
          <table:table-cell table:style-name="ce131" table:formula="of:=[.$E$6]+360*[.I$8]/[.$C162]" office:value-type="float" office:value="365.625" calcext:value-type="float">
            <text:p>366</text:p>
          </table:table-cell>
          <table:table-cell table:style-name="ce131" table:formula="of:=[.$E$6]+360*[.J$8]/[.$C162]" office:value-type="float" office:value="367.35" calcext:value-type="float">
            <text:p>367</text:p>
          </table:table-cell>
          <table:table-cell table:style-name="ce131" table:formula="of:=[.$E$6]+360*[.K$8]/[.$C162]" office:value-type="float" office:value="369.075" calcext:value-type="float">
            <text:p>369</text:p>
          </table:table-cell>
          <table:table-cell table:style-name="ce131" table:formula="of:=[.$E$6]+360*[.L$8]/[.$C162]" office:value-type="float" office:value="370.8" calcext:value-type="float">
            <text:p>371</text:p>
          </table:table-cell>
          <table:table-cell table:style-name="ce131" table:formula="of:=[.$E$6]+360*[.M$8]/[.$C162]" office:value-type="float" office:value="372.525" calcext:value-type="float">
            <text:p>373</text:p>
          </table:table-cell>
          <table:table-cell table:style-name="ce131" table:formula="of:=[.$E$6]+360*[.N$8]/[.$C162]" office:value-type="float" office:value="374.25" calcext:value-type="float">
            <text:p>374</text:p>
          </table:table-cell>
          <table:table-cell table:style-name="ce131" table:formula="of:=[.$E$6]+360*[.O$8]/[.$C162]" office:value-type="float" office:value="375.975" calcext:value-type="float">
            <text:p>376</text:p>
          </table:table-cell>
          <table:table-cell table:style-name="ce131" table:formula="of:=[.$E$6]+360*[.P$8]/[.$C162]" office:value-type="float" office:value="377.7" calcext:value-type="float">
            <text:p>378</text:p>
          </table:table-cell>
          <table:table-cell table:style-name="ce131" table:formula="of:=[.$E$6]+360*[.Q$8]/[.$C162]" office:value-type="float" office:value="379.425" calcext:value-type="float">
            <text:p>379</text:p>
          </table:table-cell>
          <table:table-cell table:style-name="ce131" table:formula="of:=[.$E$6]+360*[.R$8]/[.$C162]" office:value-type="float" office:value="381.15" calcext:value-type="float">
            <text:p>381</text:p>
          </table:table-cell>
          <table:table-cell table:style-name="ce131" table:formula="of:=[.$E$6]+360*[.S$8]/[.$C162]" office:value-type="float" office:value="382.875" calcext:value-type="float">
            <text:p>383</text:p>
          </table:table-cell>
          <table:table-cell table:style-name="ce131" table:formula="of:=[.$E$6]+360*[.T$8]/[.$C162]" office:value-type="float" office:value="384.6" calcext:value-type="float">
            <text:p>385</text:p>
          </table:table-cell>
          <table:table-cell table:style-name="ce131" table:formula="of:=[.$E$6]+360*[.U$8]/[.$C162]" office:value-type="float" office:value="386.325" calcext:value-type="float">
            <text:p>386</text:p>
          </table:table-cell>
          <table:table-cell table:style-name="ce131" table:formula="of:=[.$E$6]+360*[.V$8]/[.$C162]" office:value-type="float" office:value="388.05" calcext:value-type="float">
            <text:p>388</text:p>
          </table:table-cell>
          <table:table-cell table:style-name="ce131" table:formula="of:=[.$E$6]+360*[.W$8]/[.$C162]" office:value-type="float" office:value="389.775" calcext:value-type="float">
            <text:p>390</text:p>
          </table:table-cell>
          <table:table-cell table:style-name="ce131" table:formula="of:=[.$E$6]+360*[.X$8]/[.$C162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63]" office:value-type="float" office:value="10000" calcext:value-type="float">
            <text:p>10000</text:p>
          </table:table-cell>
          <table:table-cell table:style-name="ce131" table:formula="of:=[.$E$6]+360*[.D$8]/[.$C163]" office:value-type="float" office:value="357" calcext:value-type="float">
            <text:p>357</text:p>
          </table:table-cell>
          <table:table-cell table:style-name="ce131" table:formula="of:=[.$E$6]+360*[.E$8]/[.$C163]" office:value-type="float" office:value="358.8" calcext:value-type="float">
            <text:p>359</text:p>
          </table:table-cell>
          <table:table-cell table:style-name="ce131" table:formula="of:=[.$E$6]+360*[.F$8]/[.$C163]" office:value-type="float" office:value="360.6" calcext:value-type="float">
            <text:p>361</text:p>
          </table:table-cell>
          <table:table-cell table:style-name="ce131" table:formula="of:=[.$E$6]+360*[.G$8]/[.$C163]" office:value-type="float" office:value="362.4" calcext:value-type="float">
            <text:p>362</text:p>
          </table:table-cell>
          <table:table-cell table:style-name="ce131" table:formula="of:=[.$E$6]+360*[.H$8]/[.$C163]" office:value-type="float" office:value="364.2" calcext:value-type="float">
            <text:p>364</text:p>
          </table:table-cell>
          <table:table-cell table:style-name="ce131" table:formula="of:=[.$E$6]+360*[.I$8]/[.$C163]" office:value-type="float" office:value="366" calcext:value-type="float">
            <text:p>366</text:p>
          </table:table-cell>
          <table:table-cell table:style-name="ce131" table:formula="of:=[.$E$6]+360*[.J$8]/[.$C163]" office:value-type="float" office:value="367.8" calcext:value-type="float">
            <text:p>368</text:p>
          </table:table-cell>
          <table:table-cell table:style-name="ce131" table:formula="of:=[.$E$6]+360*[.K$8]/[.$C163]" office:value-type="float" office:value="369.6" calcext:value-type="float">
            <text:p>370</text:p>
          </table:table-cell>
          <table:table-cell table:style-name="ce131" table:formula="of:=[.$E$6]+360*[.L$8]/[.$C163]" office:value-type="float" office:value="371.4" calcext:value-type="float">
            <text:p>371</text:p>
          </table:table-cell>
          <table:table-cell table:style-name="ce131" table:formula="of:=[.$E$6]+360*[.M$8]/[.$C163]" office:value-type="float" office:value="373.2" calcext:value-type="float">
            <text:p>373</text:p>
          </table:table-cell>
          <table:table-cell table:style-name="ce131" table:formula="of:=[.$E$6]+360*[.N$8]/[.$C163]" office:value-type="float" office:value="375" calcext:value-type="float">
            <text:p>375</text:p>
          </table:table-cell>
          <table:table-cell table:style-name="ce131" table:formula="of:=[.$E$6]+360*[.O$8]/[.$C163]" office:value-type="float" office:value="376.8" calcext:value-type="float">
            <text:p>377</text:p>
          </table:table-cell>
          <table:table-cell table:style-name="ce131" table:formula="of:=[.$E$6]+360*[.P$8]/[.$C163]" office:value-type="float" office:value="378.6" calcext:value-type="float">
            <text:p>379</text:p>
          </table:table-cell>
          <table:table-cell table:style-name="ce131" table:formula="of:=[.$E$6]+360*[.Q$8]/[.$C163]" office:value-type="float" office:value="380.4" calcext:value-type="float">
            <text:p>380</text:p>
          </table:table-cell>
          <table:table-cell table:style-name="ce131" table:formula="of:=[.$E$6]+360*[.R$8]/[.$C163]" office:value-type="float" office:value="382.2" calcext:value-type="float">
            <text:p>382</text:p>
          </table:table-cell>
          <table:table-cell table:style-name="ce131" table:formula="of:=[.$E$6]+360*[.S$8]/[.$C163]" office:value-type="float" office:value="384" calcext:value-type="float">
            <text:p>384</text:p>
          </table:table-cell>
          <table:table-cell table:style-name="ce131" table:formula="of:=[.$E$6]+360*[.T$8]/[.$C163]" office:value-type="float" office:value="385.8" calcext:value-type="float">
            <text:p>386</text:p>
          </table:table-cell>
          <table:table-cell table:style-name="ce131" table:formula="of:=[.$E$6]+360*[.U$8]/[.$C163]" office:value-type="float" office:value="387.6" calcext:value-type="float">
            <text:p>388</text:p>
          </table:table-cell>
          <table:table-cell table:style-name="ce131" table:formula="of:=[.$E$6]+360*[.V$8]/[.$C163]" office:value-type="float" office:value="389.4" calcext:value-type="float">
            <text:p>389</text:p>
          </table:table-cell>
          <table:table-cell table:style-name="ce131" table:formula="of:=[.$E$6]+360*[.W$8]/[.$C163]" office:value-type="float" office:value="391.2" calcext:value-type="float">
            <text:p>391</text:p>
          </table:table-cell>
          <table:table-cell table:style-name="ce131" table:formula="of:=[.$E$6]+360*[.X$8]/[.$C163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64]" office:value-type="float" office:value="9600" calcext:value-type="float">
            <text:p>9600</text:p>
          </table:table-cell>
          <table:table-cell table:style-name="ce131" table:formula="of:=[.$E$6]+360*[.D$8]/[.$C164]" office:value-type="float" office:value="357" calcext:value-type="float">
            <text:p>357</text:p>
          </table:table-cell>
          <table:table-cell table:style-name="ce131" table:formula="of:=[.$E$6]+360*[.E$8]/[.$C164]" office:value-type="float" office:value="358.875" calcext:value-type="float">
            <text:p>359</text:p>
          </table:table-cell>
          <table:table-cell table:style-name="ce131" table:formula="of:=[.$E$6]+360*[.F$8]/[.$C164]" office:value-type="float" office:value="360.75" calcext:value-type="float">
            <text:p>361</text:p>
          </table:table-cell>
          <table:table-cell table:style-name="ce131" table:formula="of:=[.$E$6]+360*[.G$8]/[.$C164]" office:value-type="float" office:value="362.625" calcext:value-type="float">
            <text:p>363</text:p>
          </table:table-cell>
          <table:table-cell table:style-name="ce131" table:formula="of:=[.$E$6]+360*[.H$8]/[.$C164]" office:value-type="float" office:value="364.5" calcext:value-type="float">
            <text:p>365</text:p>
          </table:table-cell>
          <table:table-cell table:style-name="ce131" table:formula="of:=[.$E$6]+360*[.I$8]/[.$C164]" office:value-type="float" office:value="366.375" calcext:value-type="float">
            <text:p>366</text:p>
          </table:table-cell>
          <table:table-cell table:style-name="ce131" table:formula="of:=[.$E$6]+360*[.J$8]/[.$C164]" office:value-type="float" office:value="368.25" calcext:value-type="float">
            <text:p>368</text:p>
          </table:table-cell>
          <table:table-cell table:style-name="ce131" table:formula="of:=[.$E$6]+360*[.K$8]/[.$C164]" office:value-type="float" office:value="370.125" calcext:value-type="float">
            <text:p>370</text:p>
          </table:table-cell>
          <table:table-cell table:style-name="ce131" table:formula="of:=[.$E$6]+360*[.L$8]/[.$C164]" office:value-type="float" office:value="372" calcext:value-type="float">
            <text:p>372</text:p>
          </table:table-cell>
          <table:table-cell table:style-name="ce131" table:formula="of:=[.$E$6]+360*[.M$8]/[.$C164]" office:value-type="float" office:value="373.875" calcext:value-type="float">
            <text:p>374</text:p>
          </table:table-cell>
          <table:table-cell table:style-name="ce131" table:formula="of:=[.$E$6]+360*[.N$8]/[.$C164]" office:value-type="float" office:value="375.75" calcext:value-type="float">
            <text:p>376</text:p>
          </table:table-cell>
          <table:table-cell table:style-name="ce131" table:formula="of:=[.$E$6]+360*[.O$8]/[.$C164]" office:value-type="float" office:value="377.625" calcext:value-type="float">
            <text:p>378</text:p>
          </table:table-cell>
          <table:table-cell table:style-name="ce131" table:formula="of:=[.$E$6]+360*[.P$8]/[.$C164]" office:value-type="float" office:value="379.5" calcext:value-type="float">
            <text:p>380</text:p>
          </table:table-cell>
          <table:table-cell table:style-name="ce131" table:formula="of:=[.$E$6]+360*[.Q$8]/[.$C164]" office:value-type="float" office:value="381.375" calcext:value-type="float">
            <text:p>381</text:p>
          </table:table-cell>
          <table:table-cell table:style-name="ce131" table:formula="of:=[.$E$6]+360*[.R$8]/[.$C164]" office:value-type="float" office:value="383.25" calcext:value-type="float">
            <text:p>383</text:p>
          </table:table-cell>
          <table:table-cell table:style-name="ce131" table:formula="of:=[.$E$6]+360*[.S$8]/[.$C164]" office:value-type="float" office:value="385.125" calcext:value-type="float">
            <text:p>385</text:p>
          </table:table-cell>
          <table:table-cell table:style-name="ce131" table:formula="of:=[.$E$6]+360*[.T$8]/[.$C164]" office:value-type="float" office:value="387" calcext:value-type="float">
            <text:p>387</text:p>
          </table:table-cell>
          <table:table-cell table:style-name="ce131" table:formula="of:=[.$E$6]+360*[.U$8]/[.$C164]" office:value-type="float" office:value="388.875" calcext:value-type="float">
            <text:p>389</text:p>
          </table:table-cell>
          <table:table-cell table:style-name="ce131" table:formula="of:=[.$E$6]+360*[.V$8]/[.$C164]" office:value-type="float" office:value="390.75" calcext:value-type="float">
            <text:p>391</text:p>
          </table:table-cell>
          <table:table-cell table:style-name="ce131" table:formula="of:=[.$E$6]+360*[.W$8]/[.$C164]" office:value-type="float" office:value="392.625" calcext:value-type="float">
            <text:p>393</text:p>
          </table:table-cell>
          <table:table-cell table:style-name="ce131" table:formula="of:=[.$E$6]+360*[.X$8]/[.$C164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65]" office:value-type="float" office:value="9230.76923076923" calcext:value-type="float">
            <text:p>9231</text:p>
          </table:table-cell>
          <table:table-cell table:style-name="ce131" table:formula="of:=[.$E$6]+360*[.D$8]/[.$C165]" office:value-type="float" office:value="357" calcext:value-type="float">
            <text:p>357</text:p>
          </table:table-cell>
          <table:table-cell table:style-name="ce131" table:formula="of:=[.$E$6]+360*[.E$8]/[.$C165]" office:value-type="float" office:value="358.95" calcext:value-type="float">
            <text:p>359</text:p>
          </table:table-cell>
          <table:table-cell table:style-name="ce131" table:formula="of:=[.$E$6]+360*[.F$8]/[.$C165]" office:value-type="float" office:value="360.9" calcext:value-type="float">
            <text:p>361</text:p>
          </table:table-cell>
          <table:table-cell table:style-name="ce131" table:formula="of:=[.$E$6]+360*[.G$8]/[.$C165]" office:value-type="float" office:value="362.85" calcext:value-type="float">
            <text:p>363</text:p>
          </table:table-cell>
          <table:table-cell table:style-name="ce131" table:formula="of:=[.$E$6]+360*[.H$8]/[.$C165]" office:value-type="float" office:value="364.8" calcext:value-type="float">
            <text:p>365</text:p>
          </table:table-cell>
          <table:table-cell table:style-name="ce131" table:formula="of:=[.$E$6]+360*[.I$8]/[.$C165]" office:value-type="float" office:value="366.75" calcext:value-type="float">
            <text:p>367</text:p>
          </table:table-cell>
          <table:table-cell table:style-name="ce131" table:formula="of:=[.$E$6]+360*[.J$8]/[.$C165]" office:value-type="float" office:value="368.7" calcext:value-type="float">
            <text:p>369</text:p>
          </table:table-cell>
          <table:table-cell table:style-name="ce131" table:formula="of:=[.$E$6]+360*[.K$8]/[.$C165]" office:value-type="float" office:value="370.65" calcext:value-type="float">
            <text:p>371</text:p>
          </table:table-cell>
          <table:table-cell table:style-name="ce131" table:formula="of:=[.$E$6]+360*[.L$8]/[.$C165]" office:value-type="float" office:value="372.6" calcext:value-type="float">
            <text:p>373</text:p>
          </table:table-cell>
          <table:table-cell table:style-name="ce131" table:formula="of:=[.$E$6]+360*[.M$8]/[.$C165]" office:value-type="float" office:value="374.55" calcext:value-type="float">
            <text:p>375</text:p>
          </table:table-cell>
          <table:table-cell table:style-name="ce131" table:formula="of:=[.$E$6]+360*[.N$8]/[.$C165]" office:value-type="float" office:value="376.5" calcext:value-type="float">
            <text:p>377</text:p>
          </table:table-cell>
          <table:table-cell table:style-name="ce131" table:formula="of:=[.$E$6]+360*[.O$8]/[.$C165]" office:value-type="float" office:value="378.45" calcext:value-type="float">
            <text:p>378</text:p>
          </table:table-cell>
          <table:table-cell table:style-name="ce131" table:formula="of:=[.$E$6]+360*[.P$8]/[.$C165]" office:value-type="float" office:value="380.4" calcext:value-type="float">
            <text:p>380</text:p>
          </table:table-cell>
          <table:table-cell table:style-name="ce131" table:formula="of:=[.$E$6]+360*[.Q$8]/[.$C165]" office:value-type="float" office:value="382.35" calcext:value-type="float">
            <text:p>382</text:p>
          </table:table-cell>
          <table:table-cell table:style-name="ce131" table:formula="of:=[.$E$6]+360*[.R$8]/[.$C165]" office:value-type="float" office:value="384.3" calcext:value-type="float">
            <text:p>384</text:p>
          </table:table-cell>
          <table:table-cell table:style-name="ce131" table:formula="of:=[.$E$6]+360*[.S$8]/[.$C165]" office:value-type="float" office:value="386.25" calcext:value-type="float">
            <text:p>386</text:p>
          </table:table-cell>
          <table:table-cell table:style-name="ce131" table:formula="of:=[.$E$6]+360*[.T$8]/[.$C165]" office:value-type="float" office:value="388.2" calcext:value-type="float">
            <text:p>388</text:p>
          </table:table-cell>
          <table:table-cell table:style-name="ce131" table:formula="of:=[.$E$6]+360*[.U$8]/[.$C165]" office:value-type="float" office:value="390.15" calcext:value-type="float">
            <text:p>390</text:p>
          </table:table-cell>
          <table:table-cell table:style-name="ce131" table:formula="of:=[.$E$6]+360*[.V$8]/[.$C165]" office:value-type="float" office:value="392.1" calcext:value-type="float">
            <text:p>392</text:p>
          </table:table-cell>
          <table:table-cell table:style-name="ce131" table:formula="of:=[.$E$6]+360*[.W$8]/[.$C165]" office:value-type="float" office:value="394.05" calcext:value-type="float">
            <text:p>394</text:p>
          </table:table-cell>
          <table:table-cell table:style-name="ce131" table:formula="of:=[.$E$6]+360*[.X$8]/[.$C165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66]" office:value-type="float" office:value="8888.88888888889" calcext:value-type="float">
            <text:p>8889</text:p>
          </table:table-cell>
          <table:table-cell table:style-name="ce131" table:formula="of:=[.$E$6]+360*[.D$8]/[.$C166]" office:value-type="float" office:value="357" calcext:value-type="float">
            <text:p>357</text:p>
          </table:table-cell>
          <table:table-cell table:style-name="ce131" table:formula="of:=[.$E$6]+360*[.E$8]/[.$C166]" office:value-type="float" office:value="359.025" calcext:value-type="float">
            <text:p>359</text:p>
          </table:table-cell>
          <table:table-cell table:style-name="ce131" table:formula="of:=[.$E$6]+360*[.F$8]/[.$C166]" office:value-type="float" office:value="361.05" calcext:value-type="float">
            <text:p>361</text:p>
          </table:table-cell>
          <table:table-cell table:style-name="ce131" table:formula="of:=[.$E$6]+360*[.G$8]/[.$C166]" office:value-type="float" office:value="363.075" calcext:value-type="float">
            <text:p>363</text:p>
          </table:table-cell>
          <table:table-cell table:style-name="ce131" table:formula="of:=[.$E$6]+360*[.H$8]/[.$C166]" office:value-type="float" office:value="365.1" calcext:value-type="float">
            <text:p>365</text:p>
          </table:table-cell>
          <table:table-cell table:style-name="ce131" table:formula="of:=[.$E$6]+360*[.I$8]/[.$C166]" office:value-type="float" office:value="367.125" calcext:value-type="float">
            <text:p>367</text:p>
          </table:table-cell>
          <table:table-cell table:style-name="ce131" table:formula="of:=[.$E$6]+360*[.J$8]/[.$C166]" office:value-type="float" office:value="369.15" calcext:value-type="float">
            <text:p>369</text:p>
          </table:table-cell>
          <table:table-cell table:style-name="ce131" table:formula="of:=[.$E$6]+360*[.K$8]/[.$C166]" office:value-type="float" office:value="371.175" calcext:value-type="float">
            <text:p>371</text:p>
          </table:table-cell>
          <table:table-cell table:style-name="ce131" table:formula="of:=[.$E$6]+360*[.L$8]/[.$C166]" office:value-type="float" office:value="373.2" calcext:value-type="float">
            <text:p>373</text:p>
          </table:table-cell>
          <table:table-cell table:style-name="ce131" table:formula="of:=[.$E$6]+360*[.M$8]/[.$C166]" office:value-type="float" office:value="375.225" calcext:value-type="float">
            <text:p>375</text:p>
          </table:table-cell>
          <table:table-cell table:style-name="ce131" table:formula="of:=[.$E$6]+360*[.N$8]/[.$C166]" office:value-type="float" office:value="377.25" calcext:value-type="float">
            <text:p>377</text:p>
          </table:table-cell>
          <table:table-cell table:style-name="ce131" table:formula="of:=[.$E$6]+360*[.O$8]/[.$C166]" office:value-type="float" office:value="379.275" calcext:value-type="float">
            <text:p>379</text:p>
          </table:table-cell>
          <table:table-cell table:style-name="ce131" table:formula="of:=[.$E$6]+360*[.P$8]/[.$C166]" office:value-type="float" office:value="381.3" calcext:value-type="float">
            <text:p>381</text:p>
          </table:table-cell>
          <table:table-cell table:style-name="ce131" table:formula="of:=[.$E$6]+360*[.Q$8]/[.$C166]" office:value-type="float" office:value="383.325" calcext:value-type="float">
            <text:p>383</text:p>
          </table:table-cell>
          <table:table-cell table:style-name="ce131" table:formula="of:=[.$E$6]+360*[.R$8]/[.$C166]" office:value-type="float" office:value="385.35" calcext:value-type="float">
            <text:p>385</text:p>
          </table:table-cell>
          <table:table-cell table:style-name="ce131" table:formula="of:=[.$E$6]+360*[.S$8]/[.$C166]" office:value-type="float" office:value="387.375" calcext:value-type="float">
            <text:p>387</text:p>
          </table:table-cell>
          <table:table-cell table:style-name="ce131" table:formula="of:=[.$E$6]+360*[.T$8]/[.$C166]" office:value-type="float" office:value="389.4" calcext:value-type="float">
            <text:p>389</text:p>
          </table:table-cell>
          <table:table-cell table:style-name="ce131" table:formula="of:=[.$E$6]+360*[.U$8]/[.$C166]" office:value-type="float" office:value="391.425" calcext:value-type="float">
            <text:p>391</text:p>
          </table:table-cell>
          <table:table-cell table:style-name="ce131" table:formula="of:=[.$E$6]+360*[.V$8]/[.$C166]" office:value-type="float" office:value="393.45" calcext:value-type="float">
            <text:p>393</text:p>
          </table:table-cell>
          <table:table-cell table:style-name="ce131" table:formula="of:=[.$E$6]+360*[.W$8]/[.$C166]" office:value-type="float" office:value="395.475" calcext:value-type="float">
            <text:p>395</text:p>
          </table:table-cell>
          <table:table-cell table:style-name="ce131" table:formula="of:=[.$E$6]+360*[.X$8]/[.$C166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67]" office:value-type="float" office:value="8571.42857142857" calcext:value-type="float">
            <text:p>8571</text:p>
          </table:table-cell>
          <table:table-cell table:style-name="ce131" table:formula="of:=[.$E$6]+360*[.D$8]/[.$C167]" office:value-type="float" office:value="357" calcext:value-type="float">
            <text:p>357</text:p>
          </table:table-cell>
          <table:table-cell table:style-name="ce131" table:formula="of:=[.$E$6]+360*[.E$8]/[.$C167]" office:value-type="float" office:value="359.1" calcext:value-type="float">
            <text:p>359</text:p>
          </table:table-cell>
          <table:table-cell table:style-name="ce131" table:formula="of:=[.$E$6]+360*[.F$8]/[.$C167]" office:value-type="float" office:value="361.2" calcext:value-type="float">
            <text:p>361</text:p>
          </table:table-cell>
          <table:table-cell table:style-name="ce131" table:formula="of:=[.$E$6]+360*[.G$8]/[.$C167]" office:value-type="float" office:value="363.3" calcext:value-type="float">
            <text:p>363</text:p>
          </table:table-cell>
          <table:table-cell table:style-name="ce131" table:formula="of:=[.$E$6]+360*[.H$8]/[.$C167]" office:value-type="float" office:value="365.4" calcext:value-type="float">
            <text:p>365</text:p>
          </table:table-cell>
          <table:table-cell table:style-name="ce131" table:formula="of:=[.$E$6]+360*[.I$8]/[.$C167]" office:value-type="float" office:value="367.5" calcext:value-type="float">
            <text:p>368</text:p>
          </table:table-cell>
          <table:table-cell table:style-name="ce131" table:formula="of:=[.$E$6]+360*[.J$8]/[.$C167]" office:value-type="float" office:value="369.6" calcext:value-type="float">
            <text:p>370</text:p>
          </table:table-cell>
          <table:table-cell table:style-name="ce131" table:formula="of:=[.$E$6]+360*[.K$8]/[.$C167]" office:value-type="float" office:value="371.7" calcext:value-type="float">
            <text:p>372</text:p>
          </table:table-cell>
          <table:table-cell table:style-name="ce131" table:formula="of:=[.$E$6]+360*[.L$8]/[.$C167]" office:value-type="float" office:value="373.8" calcext:value-type="float">
            <text:p>374</text:p>
          </table:table-cell>
          <table:table-cell table:style-name="ce131" table:formula="of:=[.$E$6]+360*[.M$8]/[.$C167]" office:value-type="float" office:value="375.9" calcext:value-type="float">
            <text:p>376</text:p>
          </table:table-cell>
          <table:table-cell table:style-name="ce131" table:formula="of:=[.$E$6]+360*[.N$8]/[.$C167]" office:value-type="float" office:value="378" calcext:value-type="float">
            <text:p>378</text:p>
          </table:table-cell>
          <table:table-cell table:style-name="ce131" table:formula="of:=[.$E$6]+360*[.O$8]/[.$C167]" office:value-type="float" office:value="380.1" calcext:value-type="float">
            <text:p>380</text:p>
          </table:table-cell>
          <table:table-cell table:style-name="ce131" table:formula="of:=[.$E$6]+360*[.P$8]/[.$C167]" office:value-type="float" office:value="382.2" calcext:value-type="float">
            <text:p>382</text:p>
          </table:table-cell>
          <table:table-cell table:style-name="ce131" table:formula="of:=[.$E$6]+360*[.Q$8]/[.$C167]" office:value-type="float" office:value="384.3" calcext:value-type="float">
            <text:p>384</text:p>
          </table:table-cell>
          <table:table-cell table:style-name="ce131" table:formula="of:=[.$E$6]+360*[.R$8]/[.$C167]" office:value-type="float" office:value="386.4" calcext:value-type="float">
            <text:p>386</text:p>
          </table:table-cell>
          <table:table-cell table:style-name="ce131" table:formula="of:=[.$E$6]+360*[.S$8]/[.$C167]" office:value-type="float" office:value="388.5" calcext:value-type="float">
            <text:p>389</text:p>
          </table:table-cell>
          <table:table-cell table:style-name="ce131" table:formula="of:=[.$E$6]+360*[.T$8]/[.$C167]" office:value-type="float" office:value="390.6" calcext:value-type="float">
            <text:p>391</text:p>
          </table:table-cell>
          <table:table-cell table:style-name="ce131" table:formula="of:=[.$E$6]+360*[.U$8]/[.$C167]" office:value-type="float" office:value="392.7" calcext:value-type="float">
            <text:p>393</text:p>
          </table:table-cell>
          <table:table-cell table:style-name="ce131" table:formula="of:=[.$E$6]+360*[.V$8]/[.$C167]" office:value-type="float" office:value="394.8" calcext:value-type="float">
            <text:p>395</text:p>
          </table:table-cell>
          <table:table-cell table:style-name="ce131" table:formula="of:=[.$E$6]+360*[.W$8]/[.$C167]" office:value-type="float" office:value="396.9" calcext:value-type="float">
            <text:p>397</text:p>
          </table:table-cell>
          <table:table-cell table:style-name="ce131" table:formula="of:=[.$E$6]+360*[.X$8]/[.$C167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68]" office:value-type="float" office:value="8275.86206896552" calcext:value-type="float">
            <text:p>8276</text:p>
          </table:table-cell>
          <table:table-cell table:style-name="ce131" table:formula="of:=[.$E$6]+360*[.D$8]/[.$C168]" office:value-type="float" office:value="357" calcext:value-type="float">
            <text:p>357</text:p>
          </table:table-cell>
          <table:table-cell table:style-name="ce131" table:formula="of:=[.$E$6]+360*[.E$8]/[.$C168]" office:value-type="float" office:value="359.175" calcext:value-type="float">
            <text:p>359</text:p>
          </table:table-cell>
          <table:table-cell table:style-name="ce131" table:formula="of:=[.$E$6]+360*[.F$8]/[.$C168]" office:value-type="float" office:value="361.35" calcext:value-type="float">
            <text:p>361</text:p>
          </table:table-cell>
          <table:table-cell table:style-name="ce131" table:formula="of:=[.$E$6]+360*[.G$8]/[.$C168]" office:value-type="float" office:value="363.525" calcext:value-type="float">
            <text:p>364</text:p>
          </table:table-cell>
          <table:table-cell table:style-name="ce131" table:formula="of:=[.$E$6]+360*[.H$8]/[.$C168]" office:value-type="float" office:value="365.7" calcext:value-type="float">
            <text:p>366</text:p>
          </table:table-cell>
          <table:table-cell table:style-name="ce131" table:formula="of:=[.$E$6]+360*[.I$8]/[.$C168]" office:value-type="float" office:value="367.875" calcext:value-type="float">
            <text:p>368</text:p>
          </table:table-cell>
          <table:table-cell table:style-name="ce131" table:formula="of:=[.$E$6]+360*[.J$8]/[.$C168]" office:value-type="float" office:value="370.05" calcext:value-type="float">
            <text:p>370</text:p>
          </table:table-cell>
          <table:table-cell table:style-name="ce131" table:formula="of:=[.$E$6]+360*[.K$8]/[.$C168]" office:value-type="float" office:value="372.225" calcext:value-type="float">
            <text:p>372</text:p>
          </table:table-cell>
          <table:table-cell table:style-name="ce131" table:formula="of:=[.$E$6]+360*[.L$8]/[.$C168]" office:value-type="float" office:value="374.4" calcext:value-type="float">
            <text:p>374</text:p>
          </table:table-cell>
          <table:table-cell table:style-name="ce131" table:formula="of:=[.$E$6]+360*[.M$8]/[.$C168]" office:value-type="float" office:value="376.575" calcext:value-type="float">
            <text:p>377</text:p>
          </table:table-cell>
          <table:table-cell table:style-name="ce131" table:formula="of:=[.$E$6]+360*[.N$8]/[.$C168]" office:value-type="float" office:value="378.75" calcext:value-type="float">
            <text:p>379</text:p>
          </table:table-cell>
          <table:table-cell table:style-name="ce131" table:formula="of:=[.$E$6]+360*[.O$8]/[.$C168]" office:value-type="float" office:value="380.925" calcext:value-type="float">
            <text:p>381</text:p>
          </table:table-cell>
          <table:table-cell table:style-name="ce131" table:formula="of:=[.$E$6]+360*[.P$8]/[.$C168]" office:value-type="float" office:value="383.1" calcext:value-type="float">
            <text:p>383</text:p>
          </table:table-cell>
          <table:table-cell table:style-name="ce131" table:formula="of:=[.$E$6]+360*[.Q$8]/[.$C168]" office:value-type="float" office:value="385.275" calcext:value-type="float">
            <text:p>385</text:p>
          </table:table-cell>
          <table:table-cell table:style-name="ce131" table:formula="of:=[.$E$6]+360*[.R$8]/[.$C168]" office:value-type="float" office:value="387.45" calcext:value-type="float">
            <text:p>387</text:p>
          </table:table-cell>
          <table:table-cell table:style-name="ce131" table:formula="of:=[.$E$6]+360*[.S$8]/[.$C168]" office:value-type="float" office:value="389.625" calcext:value-type="float">
            <text:p>390</text:p>
          </table:table-cell>
          <table:table-cell table:style-name="ce131" table:formula="of:=[.$E$6]+360*[.T$8]/[.$C168]" office:value-type="float" office:value="391.8" calcext:value-type="float">
            <text:p>392</text:p>
          </table:table-cell>
          <table:table-cell table:style-name="ce131" table:formula="of:=[.$E$6]+360*[.U$8]/[.$C168]" office:value-type="float" office:value="393.975" calcext:value-type="float">
            <text:p>394</text:p>
          </table:table-cell>
          <table:table-cell table:style-name="ce131" table:formula="of:=[.$E$6]+360*[.V$8]/[.$C168]" office:value-type="float" office:value="396.15" calcext:value-type="float">
            <text:p>396</text:p>
          </table:table-cell>
          <table:table-cell table:style-name="ce131" table:formula="of:=[.$E$6]+360*[.W$8]/[.$C168]" office:value-type="float" office:value="398.325" calcext:value-type="float">
            <text:p>398</text:p>
          </table:table-cell>
          <table:table-cell table:style-name="ce131" table:formula="of:=[.$E$6]+360*[.X$8]/[.$C168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69]" office:value-type="float" office:value="8000" calcext:value-type="float">
            <text:p>8000</text:p>
          </table:table-cell>
          <table:table-cell table:style-name="ce131" table:formula="of:=[.$E$6]+360*[.D$8]/[.$C169]" office:value-type="float" office:value="357" calcext:value-type="float">
            <text:p>357</text:p>
          </table:table-cell>
          <table:table-cell table:style-name="ce131" table:formula="of:=[.$E$6]+360*[.E$8]/[.$C169]" office:value-type="float" office:value="359.25" calcext:value-type="float">
            <text:p>359</text:p>
          </table:table-cell>
          <table:table-cell table:style-name="ce131" table:formula="of:=[.$E$6]+360*[.F$8]/[.$C169]" office:value-type="float" office:value="361.5" calcext:value-type="float">
            <text:p>362</text:p>
          </table:table-cell>
          <table:table-cell table:style-name="ce131" table:formula="of:=[.$E$6]+360*[.G$8]/[.$C169]" office:value-type="float" office:value="363.75" calcext:value-type="float">
            <text:p>364</text:p>
          </table:table-cell>
          <table:table-cell table:style-name="ce131" table:formula="of:=[.$E$6]+360*[.H$8]/[.$C169]" office:value-type="float" office:value="366" calcext:value-type="float">
            <text:p>366</text:p>
          </table:table-cell>
          <table:table-cell table:style-name="ce131" table:formula="of:=[.$E$6]+360*[.I$8]/[.$C169]" office:value-type="float" office:value="368.25" calcext:value-type="float">
            <text:p>368</text:p>
          </table:table-cell>
          <table:table-cell table:style-name="ce131" table:formula="of:=[.$E$6]+360*[.J$8]/[.$C169]" office:value-type="float" office:value="370.5" calcext:value-type="float">
            <text:p>371</text:p>
          </table:table-cell>
          <table:table-cell table:style-name="ce131" table:formula="of:=[.$E$6]+360*[.K$8]/[.$C169]" office:value-type="float" office:value="372.75" calcext:value-type="float">
            <text:p>373</text:p>
          </table:table-cell>
          <table:table-cell table:style-name="ce131" table:formula="of:=[.$E$6]+360*[.L$8]/[.$C169]" office:value-type="float" office:value="375" calcext:value-type="float">
            <text:p>375</text:p>
          </table:table-cell>
          <table:table-cell table:style-name="ce131" table:formula="of:=[.$E$6]+360*[.M$8]/[.$C169]" office:value-type="float" office:value="377.25" calcext:value-type="float">
            <text:p>377</text:p>
          </table:table-cell>
          <table:table-cell table:style-name="ce131" table:formula="of:=[.$E$6]+360*[.N$8]/[.$C169]" office:value-type="float" office:value="379.5" calcext:value-type="float">
            <text:p>380</text:p>
          </table:table-cell>
          <table:table-cell table:style-name="ce131" table:formula="of:=[.$E$6]+360*[.O$8]/[.$C169]" office:value-type="float" office:value="381.75" calcext:value-type="float">
            <text:p>382</text:p>
          </table:table-cell>
          <table:table-cell table:style-name="ce131" table:formula="of:=[.$E$6]+360*[.P$8]/[.$C169]" office:value-type="float" office:value="384" calcext:value-type="float">
            <text:p>384</text:p>
          </table:table-cell>
          <table:table-cell table:style-name="ce131" table:formula="of:=[.$E$6]+360*[.Q$8]/[.$C169]" office:value-type="float" office:value="386.25" calcext:value-type="float">
            <text:p>386</text:p>
          </table:table-cell>
          <table:table-cell table:style-name="ce131" table:formula="of:=[.$E$6]+360*[.R$8]/[.$C169]" office:value-type="float" office:value="388.5" calcext:value-type="float">
            <text:p>389</text:p>
          </table:table-cell>
          <table:table-cell table:style-name="ce131" table:formula="of:=[.$E$6]+360*[.S$8]/[.$C169]" office:value-type="float" office:value="390.75" calcext:value-type="float">
            <text:p>391</text:p>
          </table:table-cell>
          <table:table-cell table:style-name="ce131" table:formula="of:=[.$E$6]+360*[.T$8]/[.$C169]" office:value-type="float" office:value="393" calcext:value-type="float">
            <text:p>393</text:p>
          </table:table-cell>
          <table:table-cell table:style-name="ce131" table:formula="of:=[.$E$6]+360*[.U$8]/[.$C169]" office:value-type="float" office:value="395.25" calcext:value-type="float">
            <text:p>395</text:p>
          </table:table-cell>
          <table:table-cell table:style-name="ce131" table:formula="of:=[.$E$6]+360*[.V$8]/[.$C169]" office:value-type="float" office:value="397.5" calcext:value-type="float">
            <text:p>398</text:p>
          </table:table-cell>
          <table:table-cell table:style-name="ce131" table:formula="of:=[.$E$6]+360*[.W$8]/[.$C169]" office:value-type="float" office:value="399.75" calcext:value-type="float">
            <text:p>400</text:p>
          </table:table-cell>
          <table:table-cell table:style-name="ce131" table:formula="of:=[.$E$6]+360*[.X$8]/[.$C169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70]" office:value-type="float" office:value="7741.93548387097" calcext:value-type="float">
            <text:p>7742</text:p>
          </table:table-cell>
          <table:table-cell table:style-name="ce131" table:formula="of:=[.$E$6]+360*[.D$8]/[.$C170]" office:value-type="float" office:value="357" calcext:value-type="float">
            <text:p>357</text:p>
          </table:table-cell>
          <table:table-cell table:style-name="ce131" table:formula="of:=[.$E$6]+360*[.E$8]/[.$C170]" office:value-type="float" office:value="359.325" calcext:value-type="float">
            <text:p>359</text:p>
          </table:table-cell>
          <table:table-cell table:style-name="ce131" table:formula="of:=[.$E$6]+360*[.F$8]/[.$C170]" office:value-type="float" office:value="361.65" calcext:value-type="float">
            <text:p>362</text:p>
          </table:table-cell>
          <table:table-cell table:style-name="ce131" table:formula="of:=[.$E$6]+360*[.G$8]/[.$C170]" office:value-type="float" office:value="363.975" calcext:value-type="float">
            <text:p>364</text:p>
          </table:table-cell>
          <table:table-cell table:style-name="ce131" table:formula="of:=[.$E$6]+360*[.H$8]/[.$C170]" office:value-type="float" office:value="366.3" calcext:value-type="float">
            <text:p>366</text:p>
          </table:table-cell>
          <table:table-cell table:style-name="ce131" table:formula="of:=[.$E$6]+360*[.I$8]/[.$C170]" office:value-type="float" office:value="368.625" calcext:value-type="float">
            <text:p>369</text:p>
          </table:table-cell>
          <table:table-cell table:style-name="ce131" table:formula="of:=[.$E$6]+360*[.J$8]/[.$C170]" office:value-type="float" office:value="370.95" calcext:value-type="float">
            <text:p>371</text:p>
          </table:table-cell>
          <table:table-cell table:style-name="ce131" table:formula="of:=[.$E$6]+360*[.K$8]/[.$C170]" office:value-type="float" office:value="373.275" calcext:value-type="float">
            <text:p>373</text:p>
          </table:table-cell>
          <table:table-cell table:style-name="ce131" table:formula="of:=[.$E$6]+360*[.L$8]/[.$C170]" office:value-type="float" office:value="375.6" calcext:value-type="float">
            <text:p>376</text:p>
          </table:table-cell>
          <table:table-cell table:style-name="ce131" table:formula="of:=[.$E$6]+360*[.M$8]/[.$C170]" office:value-type="float" office:value="377.925" calcext:value-type="float">
            <text:p>378</text:p>
          </table:table-cell>
          <table:table-cell table:style-name="ce131" table:formula="of:=[.$E$6]+360*[.N$8]/[.$C170]" office:value-type="float" office:value="380.25" calcext:value-type="float">
            <text:p>380</text:p>
          </table:table-cell>
          <table:table-cell table:style-name="ce131" table:formula="of:=[.$E$6]+360*[.O$8]/[.$C170]" office:value-type="float" office:value="382.575" calcext:value-type="float">
            <text:p>383</text:p>
          </table:table-cell>
          <table:table-cell table:style-name="ce131" table:formula="of:=[.$E$6]+360*[.P$8]/[.$C170]" office:value-type="float" office:value="384.9" calcext:value-type="float">
            <text:p>385</text:p>
          </table:table-cell>
          <table:table-cell table:style-name="ce131" table:formula="of:=[.$E$6]+360*[.Q$8]/[.$C170]" office:value-type="float" office:value="387.225" calcext:value-type="float">
            <text:p>387</text:p>
          </table:table-cell>
          <table:table-cell table:style-name="ce131" table:formula="of:=[.$E$6]+360*[.R$8]/[.$C170]" office:value-type="float" office:value="389.55" calcext:value-type="float">
            <text:p>390</text:p>
          </table:table-cell>
          <table:table-cell table:style-name="ce131" table:formula="of:=[.$E$6]+360*[.S$8]/[.$C170]" office:value-type="float" office:value="391.875" calcext:value-type="float">
            <text:p>392</text:p>
          </table:table-cell>
          <table:table-cell table:style-name="ce131" table:formula="of:=[.$E$6]+360*[.T$8]/[.$C170]" office:value-type="float" office:value="394.2" calcext:value-type="float">
            <text:p>394</text:p>
          </table:table-cell>
          <table:table-cell table:style-name="ce131" table:formula="of:=[.$E$6]+360*[.U$8]/[.$C170]" office:value-type="float" office:value="396.525" calcext:value-type="float">
            <text:p>397</text:p>
          </table:table-cell>
          <table:table-cell table:style-name="ce131" table:formula="of:=[.$E$6]+360*[.V$8]/[.$C170]" office:value-type="float" office:value="398.85" calcext:value-type="float">
            <text:p>399</text:p>
          </table:table-cell>
          <table:table-cell table:style-name="ce131" table:formula="of:=[.$E$6]+360*[.W$8]/[.$C170]" office:value-type="float" office:value="401.175" calcext:value-type="float">
            <text:p>401</text:p>
          </table:table-cell>
          <table:table-cell table:style-name="ce131" table:formula="of:=[.$E$6]+360*[.X$8]/[.$C170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71]" office:value-type="float" office:value="7500" calcext:value-type="float">
            <text:p>7500</text:p>
          </table:table-cell>
          <table:table-cell table:style-name="ce131" table:formula="of:=[.$E$6]+360*[.D$8]/[.$C171]" office:value-type="float" office:value="357" calcext:value-type="float">
            <text:p>357</text:p>
          </table:table-cell>
          <table:table-cell table:style-name="ce131" table:formula="of:=[.$E$6]+360*[.E$8]/[.$C171]" office:value-type="float" office:value="359.4" calcext:value-type="float">
            <text:p>359</text:p>
          </table:table-cell>
          <table:table-cell table:style-name="ce131" table:formula="of:=[.$E$6]+360*[.F$8]/[.$C171]" office:value-type="float" office:value="361.8" calcext:value-type="float">
            <text:p>362</text:p>
          </table:table-cell>
          <table:table-cell table:style-name="ce131" table:formula="of:=[.$E$6]+360*[.G$8]/[.$C171]" office:value-type="float" office:value="364.2" calcext:value-type="float">
            <text:p>364</text:p>
          </table:table-cell>
          <table:table-cell table:style-name="ce131" table:formula="of:=[.$E$6]+360*[.H$8]/[.$C171]" office:value-type="float" office:value="366.6" calcext:value-type="float">
            <text:p>367</text:p>
          </table:table-cell>
          <table:table-cell table:style-name="ce131" table:formula="of:=[.$E$6]+360*[.I$8]/[.$C171]" office:value-type="float" office:value="369" calcext:value-type="float">
            <text:p>369</text:p>
          </table:table-cell>
          <table:table-cell table:style-name="ce131" table:formula="of:=[.$E$6]+360*[.J$8]/[.$C171]" office:value-type="float" office:value="371.4" calcext:value-type="float">
            <text:p>371</text:p>
          </table:table-cell>
          <table:table-cell table:style-name="ce131" table:formula="of:=[.$E$6]+360*[.K$8]/[.$C171]" office:value-type="float" office:value="373.8" calcext:value-type="float">
            <text:p>374</text:p>
          </table:table-cell>
          <table:table-cell table:style-name="ce131" table:formula="of:=[.$E$6]+360*[.L$8]/[.$C171]" office:value-type="float" office:value="376.2" calcext:value-type="float">
            <text:p>376</text:p>
          </table:table-cell>
          <table:table-cell table:style-name="ce131" table:formula="of:=[.$E$6]+360*[.M$8]/[.$C171]" office:value-type="float" office:value="378.6" calcext:value-type="float">
            <text:p>379</text:p>
          </table:table-cell>
          <table:table-cell table:style-name="ce131" table:formula="of:=[.$E$6]+360*[.N$8]/[.$C171]" office:value-type="float" office:value="381" calcext:value-type="float">
            <text:p>381</text:p>
          </table:table-cell>
          <table:table-cell table:style-name="ce131" table:formula="of:=[.$E$6]+360*[.O$8]/[.$C171]" office:value-type="float" office:value="383.4" calcext:value-type="float">
            <text:p>383</text:p>
          </table:table-cell>
          <table:table-cell table:style-name="ce131" table:formula="of:=[.$E$6]+360*[.P$8]/[.$C171]" office:value-type="float" office:value="385.8" calcext:value-type="float">
            <text:p>386</text:p>
          </table:table-cell>
          <table:table-cell table:style-name="ce131" table:formula="of:=[.$E$6]+360*[.Q$8]/[.$C171]" office:value-type="float" office:value="388.2" calcext:value-type="float">
            <text:p>388</text:p>
          </table:table-cell>
          <table:table-cell table:style-name="ce131" table:formula="of:=[.$E$6]+360*[.R$8]/[.$C171]" office:value-type="float" office:value="390.6" calcext:value-type="float">
            <text:p>391</text:p>
          </table:table-cell>
          <table:table-cell table:style-name="ce131" table:formula="of:=[.$E$6]+360*[.S$8]/[.$C171]" office:value-type="float" office:value="393" calcext:value-type="float">
            <text:p>393</text:p>
          </table:table-cell>
          <table:table-cell table:style-name="ce131" table:formula="of:=[.$E$6]+360*[.T$8]/[.$C171]" office:value-type="float" office:value="395.4" calcext:value-type="float">
            <text:p>395</text:p>
          </table:table-cell>
          <table:table-cell table:style-name="ce131" table:formula="of:=[.$E$6]+360*[.U$8]/[.$C171]" office:value-type="float" office:value="397.8" calcext:value-type="float">
            <text:p>398</text:p>
          </table:table-cell>
          <table:table-cell table:style-name="ce131" table:formula="of:=[.$E$6]+360*[.V$8]/[.$C171]" office:value-type="float" office:value="400.2" calcext:value-type="float">
            <text:p>400</text:p>
          </table:table-cell>
          <table:table-cell table:style-name="ce131" table:formula="of:=[.$E$6]+360*[.W$8]/[.$C171]" office:value-type="float" office:value="402.6" calcext:value-type="float">
            <text:p>403</text:p>
          </table:table-cell>
          <table:table-cell table:style-name="ce131" table:formula="of:=[.$E$6]+360*[.X$8]/[.$C171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72]" office:value-type="float" office:value="7272.72727272727" calcext:value-type="float">
            <text:p>7273</text:p>
          </table:table-cell>
          <table:table-cell table:style-name="ce131" table:formula="of:=[.$E$6]+360*[.D$8]/[.$C172]" office:value-type="float" office:value="357" calcext:value-type="float">
            <text:p>357</text:p>
          </table:table-cell>
          <table:table-cell table:style-name="ce131" table:formula="of:=[.$E$6]+360*[.E$8]/[.$C172]" office:value-type="float" office:value="359.475" calcext:value-type="float">
            <text:p>359</text:p>
          </table:table-cell>
          <table:table-cell table:style-name="ce131" table:formula="of:=[.$E$6]+360*[.F$8]/[.$C172]" office:value-type="float" office:value="361.95" calcext:value-type="float">
            <text:p>362</text:p>
          </table:table-cell>
          <table:table-cell table:style-name="ce131" table:formula="of:=[.$E$6]+360*[.G$8]/[.$C172]" office:value-type="float" office:value="364.425" calcext:value-type="float">
            <text:p>364</text:p>
          </table:table-cell>
          <table:table-cell table:style-name="ce131" table:formula="of:=[.$E$6]+360*[.H$8]/[.$C172]" office:value-type="float" office:value="366.9" calcext:value-type="float">
            <text:p>367</text:p>
          </table:table-cell>
          <table:table-cell table:style-name="ce131" table:formula="of:=[.$E$6]+360*[.I$8]/[.$C172]" office:value-type="float" office:value="369.375" calcext:value-type="float">
            <text:p>369</text:p>
          </table:table-cell>
          <table:table-cell table:style-name="ce131" table:formula="of:=[.$E$6]+360*[.J$8]/[.$C172]" office:value-type="float" office:value="371.85" calcext:value-type="float">
            <text:p>372</text:p>
          </table:table-cell>
          <table:table-cell table:style-name="ce131" table:formula="of:=[.$E$6]+360*[.K$8]/[.$C172]" office:value-type="float" office:value="374.325" calcext:value-type="float">
            <text:p>374</text:p>
          </table:table-cell>
          <table:table-cell table:style-name="ce131" table:formula="of:=[.$E$6]+360*[.L$8]/[.$C172]" office:value-type="float" office:value="376.8" calcext:value-type="float">
            <text:p>377</text:p>
          </table:table-cell>
          <table:table-cell table:style-name="ce131" table:formula="of:=[.$E$6]+360*[.M$8]/[.$C172]" office:value-type="float" office:value="379.275" calcext:value-type="float">
            <text:p>379</text:p>
          </table:table-cell>
          <table:table-cell table:style-name="ce131" table:formula="of:=[.$E$6]+360*[.N$8]/[.$C172]" office:value-type="float" office:value="381.75" calcext:value-type="float">
            <text:p>382</text:p>
          </table:table-cell>
          <table:table-cell table:style-name="ce131" table:formula="of:=[.$E$6]+360*[.O$8]/[.$C172]" office:value-type="float" office:value="384.225" calcext:value-type="float">
            <text:p>384</text:p>
          </table:table-cell>
          <table:table-cell table:style-name="ce131" table:formula="of:=[.$E$6]+360*[.P$8]/[.$C172]" office:value-type="float" office:value="386.7" calcext:value-type="float">
            <text:p>387</text:p>
          </table:table-cell>
          <table:table-cell table:style-name="ce131" table:formula="of:=[.$E$6]+360*[.Q$8]/[.$C172]" office:value-type="float" office:value="389.175" calcext:value-type="float">
            <text:p>389</text:p>
          </table:table-cell>
          <table:table-cell table:style-name="ce131" table:formula="of:=[.$E$6]+360*[.R$8]/[.$C172]" office:value-type="float" office:value="391.65" calcext:value-type="float">
            <text:p>392</text:p>
          </table:table-cell>
          <table:table-cell table:style-name="ce131" table:formula="of:=[.$E$6]+360*[.S$8]/[.$C172]" office:value-type="float" office:value="394.125" calcext:value-type="float">
            <text:p>394</text:p>
          </table:table-cell>
          <table:table-cell table:style-name="ce131" table:formula="of:=[.$E$6]+360*[.T$8]/[.$C172]" office:value-type="float" office:value="396.6" calcext:value-type="float">
            <text:p>397</text:p>
          </table:table-cell>
          <table:table-cell table:style-name="ce131" table:formula="of:=[.$E$6]+360*[.U$8]/[.$C172]" office:value-type="float" office:value="399.075" calcext:value-type="float">
            <text:p>399</text:p>
          </table:table-cell>
          <table:table-cell table:style-name="ce131" table:formula="of:=[.$E$6]+360*[.V$8]/[.$C172]" office:value-type="float" office:value="401.55" calcext:value-type="float">
            <text:p>402</text:p>
          </table:table-cell>
          <table:table-cell table:style-name="ce131" table:formula="of:=[.$E$6]+360*[.W$8]/[.$C172]" office:value-type="float" office:value="404.025" calcext:value-type="float">
            <text:p>404</text:p>
          </table:table-cell>
          <table:table-cell table:style-name="ce131" table:formula="of:=[.$E$6]+360*[.X$8]/[.$C172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73]" office:value-type="float" office:value="7058.82352941176" calcext:value-type="float">
            <text:p>7059</text:p>
          </table:table-cell>
          <table:table-cell table:style-name="ce131" table:formula="of:=[.$E$6]+360*[.D$8]/[.$C173]" office:value-type="float" office:value="357" calcext:value-type="float">
            <text:p>357</text:p>
          </table:table-cell>
          <table:table-cell table:style-name="ce131" table:formula="of:=[.$E$6]+360*[.E$8]/[.$C173]" office:value-type="float" office:value="359.55" calcext:value-type="float">
            <text:p>360</text:p>
          </table:table-cell>
          <table:table-cell table:style-name="ce131" table:formula="of:=[.$E$6]+360*[.F$8]/[.$C173]" office:value-type="float" office:value="362.1" calcext:value-type="float">
            <text:p>362</text:p>
          </table:table-cell>
          <table:table-cell table:style-name="ce131" table:formula="of:=[.$E$6]+360*[.G$8]/[.$C173]" office:value-type="float" office:value="364.65" calcext:value-type="float">
            <text:p>365</text:p>
          </table:table-cell>
          <table:table-cell table:style-name="ce131" table:formula="of:=[.$E$6]+360*[.H$8]/[.$C173]" office:value-type="float" office:value="367.2" calcext:value-type="float">
            <text:p>367</text:p>
          </table:table-cell>
          <table:table-cell table:style-name="ce131" table:formula="of:=[.$E$6]+360*[.I$8]/[.$C173]" office:value-type="float" office:value="369.75" calcext:value-type="float">
            <text:p>370</text:p>
          </table:table-cell>
          <table:table-cell table:style-name="ce131" table:formula="of:=[.$E$6]+360*[.J$8]/[.$C173]" office:value-type="float" office:value="372.3" calcext:value-type="float">
            <text:p>372</text:p>
          </table:table-cell>
          <table:table-cell table:style-name="ce131" table:formula="of:=[.$E$6]+360*[.K$8]/[.$C173]" office:value-type="float" office:value="374.85" calcext:value-type="float">
            <text:p>375</text:p>
          </table:table-cell>
          <table:table-cell table:style-name="ce131" table:formula="of:=[.$E$6]+360*[.L$8]/[.$C173]" office:value-type="float" office:value="377.4" calcext:value-type="float">
            <text:p>377</text:p>
          </table:table-cell>
          <table:table-cell table:style-name="ce131" table:formula="of:=[.$E$6]+360*[.M$8]/[.$C173]" office:value-type="float" office:value="379.95" calcext:value-type="float">
            <text:p>380</text:p>
          </table:table-cell>
          <table:table-cell table:style-name="ce131" table:formula="of:=[.$E$6]+360*[.N$8]/[.$C173]" office:value-type="float" office:value="382.5" calcext:value-type="float">
            <text:p>383</text:p>
          </table:table-cell>
          <table:table-cell table:style-name="ce131" table:formula="of:=[.$E$6]+360*[.O$8]/[.$C173]" office:value-type="float" office:value="385.05" calcext:value-type="float">
            <text:p>385</text:p>
          </table:table-cell>
          <table:table-cell table:style-name="ce131" table:formula="of:=[.$E$6]+360*[.P$8]/[.$C173]" office:value-type="float" office:value="387.6" calcext:value-type="float">
            <text:p>388</text:p>
          </table:table-cell>
          <table:table-cell table:style-name="ce131" table:formula="of:=[.$E$6]+360*[.Q$8]/[.$C173]" office:value-type="float" office:value="390.15" calcext:value-type="float">
            <text:p>390</text:p>
          </table:table-cell>
          <table:table-cell table:style-name="ce131" table:formula="of:=[.$E$6]+360*[.R$8]/[.$C173]" office:value-type="float" office:value="392.7" calcext:value-type="float">
            <text:p>393</text:p>
          </table:table-cell>
          <table:table-cell table:style-name="ce131" table:formula="of:=[.$E$6]+360*[.S$8]/[.$C173]" office:value-type="float" office:value="395.25" calcext:value-type="float">
            <text:p>395</text:p>
          </table:table-cell>
          <table:table-cell table:style-name="ce131" table:formula="of:=[.$E$6]+360*[.T$8]/[.$C173]" office:value-type="float" office:value="397.8" calcext:value-type="float">
            <text:p>398</text:p>
          </table:table-cell>
          <table:table-cell table:style-name="ce131" table:formula="of:=[.$E$6]+360*[.U$8]/[.$C173]" office:value-type="float" office:value="400.35" calcext:value-type="float">
            <text:p>400</text:p>
          </table:table-cell>
          <table:table-cell table:style-name="ce131" table:formula="of:=[.$E$6]+360*[.V$8]/[.$C173]" office:value-type="float" office:value="402.9" calcext:value-type="float">
            <text:p>403</text:p>
          </table:table-cell>
          <table:table-cell table:style-name="ce131" table:formula="of:=[.$E$6]+360*[.W$8]/[.$C173]" office:value-type="float" office:value="405.45" calcext:value-type="float">
            <text:p>405</text:p>
          </table:table-cell>
          <table:table-cell table:style-name="ce131" table:formula="of:=[.$E$6]+360*[.X$8]/[.$C173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74]" office:value-type="float" office:value="6857.14285714286" calcext:value-type="float">
            <text:p>6857</text:p>
          </table:table-cell>
          <table:table-cell table:style-name="ce131" table:formula="of:=[.$E$6]+360*[.D$8]/[.$C174]" office:value-type="float" office:value="357" calcext:value-type="float">
            <text:p>357</text:p>
          </table:table-cell>
          <table:table-cell table:style-name="ce131" table:formula="of:=[.$E$6]+360*[.E$8]/[.$C174]" office:value-type="float" office:value="359.625" calcext:value-type="float">
            <text:p>360</text:p>
          </table:table-cell>
          <table:table-cell table:style-name="ce131" table:formula="of:=[.$E$6]+360*[.F$8]/[.$C174]" office:value-type="float" office:value="362.25" calcext:value-type="float">
            <text:p>362</text:p>
          </table:table-cell>
          <table:table-cell table:style-name="ce131" table:formula="of:=[.$E$6]+360*[.G$8]/[.$C174]" office:value-type="float" office:value="364.875" calcext:value-type="float">
            <text:p>365</text:p>
          </table:table-cell>
          <table:table-cell table:style-name="ce131" table:formula="of:=[.$E$6]+360*[.H$8]/[.$C174]" office:value-type="float" office:value="367.5" calcext:value-type="float">
            <text:p>368</text:p>
          </table:table-cell>
          <table:table-cell table:style-name="ce131" table:formula="of:=[.$E$6]+360*[.I$8]/[.$C174]" office:value-type="float" office:value="370.125" calcext:value-type="float">
            <text:p>370</text:p>
          </table:table-cell>
          <table:table-cell table:style-name="ce131" table:formula="of:=[.$E$6]+360*[.J$8]/[.$C174]" office:value-type="float" office:value="372.75" calcext:value-type="float">
            <text:p>373</text:p>
          </table:table-cell>
          <table:table-cell table:style-name="ce131" table:formula="of:=[.$E$6]+360*[.K$8]/[.$C174]" office:value-type="float" office:value="375.375" calcext:value-type="float">
            <text:p>375</text:p>
          </table:table-cell>
          <table:table-cell table:style-name="ce131" table:formula="of:=[.$E$6]+360*[.L$8]/[.$C174]" office:value-type="float" office:value="378" calcext:value-type="float">
            <text:p>378</text:p>
          </table:table-cell>
          <table:table-cell table:style-name="ce131" table:formula="of:=[.$E$6]+360*[.M$8]/[.$C174]" office:value-type="float" office:value="380.625" calcext:value-type="float">
            <text:p>381</text:p>
          </table:table-cell>
          <table:table-cell table:style-name="ce131" table:formula="of:=[.$E$6]+360*[.N$8]/[.$C174]" office:value-type="float" office:value="383.25" calcext:value-type="float">
            <text:p>383</text:p>
          </table:table-cell>
          <table:table-cell table:style-name="ce131" table:formula="of:=[.$E$6]+360*[.O$8]/[.$C174]" office:value-type="float" office:value="385.875" calcext:value-type="float">
            <text:p>386</text:p>
          </table:table-cell>
          <table:table-cell table:style-name="ce131" table:formula="of:=[.$E$6]+360*[.P$8]/[.$C174]" office:value-type="float" office:value="388.5" calcext:value-type="float">
            <text:p>389</text:p>
          </table:table-cell>
          <table:table-cell table:style-name="ce131" table:formula="of:=[.$E$6]+360*[.Q$8]/[.$C174]" office:value-type="float" office:value="391.125" calcext:value-type="float">
            <text:p>391</text:p>
          </table:table-cell>
          <table:table-cell table:style-name="ce131" table:formula="of:=[.$E$6]+360*[.R$8]/[.$C174]" office:value-type="float" office:value="393.75" calcext:value-type="float">
            <text:p>394</text:p>
          </table:table-cell>
          <table:table-cell table:style-name="ce131" table:formula="of:=[.$E$6]+360*[.S$8]/[.$C174]" office:value-type="float" office:value="396.375" calcext:value-type="float">
            <text:p>396</text:p>
          </table:table-cell>
          <table:table-cell table:style-name="ce131" table:formula="of:=[.$E$6]+360*[.T$8]/[.$C174]" office:value-type="float" office:value="399" calcext:value-type="float">
            <text:p>399</text:p>
          </table:table-cell>
          <table:table-cell table:style-name="ce131" table:formula="of:=[.$E$6]+360*[.U$8]/[.$C174]" office:value-type="float" office:value="401.625" calcext:value-type="float">
            <text:p>402</text:p>
          </table:table-cell>
          <table:table-cell table:style-name="ce131" table:formula="of:=[.$E$6]+360*[.V$8]/[.$C174]" office:value-type="float" office:value="404.25" calcext:value-type="float">
            <text:p>404</text:p>
          </table:table-cell>
          <table:table-cell table:style-name="ce131" table:formula="of:=[.$E$6]+360*[.W$8]/[.$C174]" office:value-type="float" office:value="406.875" calcext:value-type="float">
            <text:p>407</text:p>
          </table:table-cell>
          <table:table-cell table:style-name="ce131" table:formula="of:=[.$E$6]+360*[.X$8]/[.$C174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75]" office:value-type="float" office:value="6666.66666666667" calcext:value-type="float">
            <text:p>6667</text:p>
          </table:table-cell>
          <table:table-cell table:style-name="ce131" table:formula="of:=[.$E$6]+360*[.D$8]/[.$C175]" office:value-type="float" office:value="357" calcext:value-type="float">
            <text:p>357</text:p>
          </table:table-cell>
          <table:table-cell table:style-name="ce131" table:formula="of:=[.$E$6]+360*[.E$8]/[.$C175]" office:value-type="float" office:value="359.7" calcext:value-type="float">
            <text:p>360</text:p>
          </table:table-cell>
          <table:table-cell table:style-name="ce131" table:formula="of:=[.$E$6]+360*[.F$8]/[.$C175]" office:value-type="float" office:value="362.4" calcext:value-type="float">
            <text:p>362</text:p>
          </table:table-cell>
          <table:table-cell table:style-name="ce131" table:formula="of:=[.$E$6]+360*[.G$8]/[.$C175]" office:value-type="float" office:value="365.1" calcext:value-type="float">
            <text:p>365</text:p>
          </table:table-cell>
          <table:table-cell table:style-name="ce131" table:formula="of:=[.$E$6]+360*[.H$8]/[.$C175]" office:value-type="float" office:value="367.8" calcext:value-type="float">
            <text:p>368</text:p>
          </table:table-cell>
          <table:table-cell table:style-name="ce131" table:formula="of:=[.$E$6]+360*[.I$8]/[.$C175]" office:value-type="float" office:value="370.5" calcext:value-type="float">
            <text:p>371</text:p>
          </table:table-cell>
          <table:table-cell table:style-name="ce131" table:formula="of:=[.$E$6]+360*[.J$8]/[.$C175]" office:value-type="float" office:value="373.2" calcext:value-type="float">
            <text:p>373</text:p>
          </table:table-cell>
          <table:table-cell table:style-name="ce131" table:formula="of:=[.$E$6]+360*[.K$8]/[.$C175]" office:value-type="float" office:value="375.9" calcext:value-type="float">
            <text:p>376</text:p>
          </table:table-cell>
          <table:table-cell table:style-name="ce131" table:formula="of:=[.$E$6]+360*[.L$8]/[.$C175]" office:value-type="float" office:value="378.6" calcext:value-type="float">
            <text:p>379</text:p>
          </table:table-cell>
          <table:table-cell table:style-name="ce131" table:formula="of:=[.$E$6]+360*[.M$8]/[.$C175]" office:value-type="float" office:value="381.3" calcext:value-type="float">
            <text:p>381</text:p>
          </table:table-cell>
          <table:table-cell table:style-name="ce131" table:formula="of:=[.$E$6]+360*[.N$8]/[.$C175]" office:value-type="float" office:value="384" calcext:value-type="float">
            <text:p>384</text:p>
          </table:table-cell>
          <table:table-cell table:style-name="ce131" table:formula="of:=[.$E$6]+360*[.O$8]/[.$C175]" office:value-type="float" office:value="386.7" calcext:value-type="float">
            <text:p>387</text:p>
          </table:table-cell>
          <table:table-cell table:style-name="ce131" table:formula="of:=[.$E$6]+360*[.P$8]/[.$C175]" office:value-type="float" office:value="389.4" calcext:value-type="float">
            <text:p>389</text:p>
          </table:table-cell>
          <table:table-cell table:style-name="ce131" table:formula="of:=[.$E$6]+360*[.Q$8]/[.$C175]" office:value-type="float" office:value="392.1" calcext:value-type="float">
            <text:p>392</text:p>
          </table:table-cell>
          <table:table-cell table:style-name="ce131" table:formula="of:=[.$E$6]+360*[.R$8]/[.$C175]" office:value-type="float" office:value="394.8" calcext:value-type="float">
            <text:p>395</text:p>
          </table:table-cell>
          <table:table-cell table:style-name="ce131" table:formula="of:=[.$E$6]+360*[.S$8]/[.$C175]" office:value-type="float" office:value="397.5" calcext:value-type="float">
            <text:p>398</text:p>
          </table:table-cell>
          <table:table-cell table:style-name="ce131" table:formula="of:=[.$E$6]+360*[.T$8]/[.$C175]" office:value-type="float" office:value="400.2" calcext:value-type="float">
            <text:p>400</text:p>
          </table:table-cell>
          <table:table-cell table:style-name="ce131" table:formula="of:=[.$E$6]+360*[.U$8]/[.$C175]" office:value-type="float" office:value="402.9" calcext:value-type="float">
            <text:p>403</text:p>
          </table:table-cell>
          <table:table-cell table:style-name="ce131" table:formula="of:=[.$E$6]+360*[.V$8]/[.$C175]" office:value-type="float" office:value="405.6" calcext:value-type="float">
            <text:p>406</text:p>
          </table:table-cell>
          <table:table-cell table:style-name="ce131" table:formula="of:=[.$E$6]+360*[.W$8]/[.$C175]" office:value-type="float" office:value="408.3" calcext:value-type="float">
            <text:p>408</text:p>
          </table:table-cell>
          <table:table-cell table:style-name="ce131" table:formula="of:=[.$E$6]+360*[.X$8]/[.$C175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76]" office:value-type="float" office:value="6486.48648648649" calcext:value-type="float">
            <text:p>6486</text:p>
          </table:table-cell>
          <table:table-cell table:style-name="ce131" table:formula="of:=[.$E$6]+360*[.D$8]/[.$C176]" office:value-type="float" office:value="357" calcext:value-type="float">
            <text:p>357</text:p>
          </table:table-cell>
          <table:table-cell table:style-name="ce131" table:formula="of:=[.$E$6]+360*[.E$8]/[.$C176]" office:value-type="float" office:value="359.775" calcext:value-type="float">
            <text:p>360</text:p>
          </table:table-cell>
          <table:table-cell table:style-name="ce131" table:formula="of:=[.$E$6]+360*[.F$8]/[.$C176]" office:value-type="float" office:value="362.55" calcext:value-type="float">
            <text:p>363</text:p>
          </table:table-cell>
          <table:table-cell table:style-name="ce131" table:formula="of:=[.$E$6]+360*[.G$8]/[.$C176]" office:value-type="float" office:value="365.325" calcext:value-type="float">
            <text:p>365</text:p>
          </table:table-cell>
          <table:table-cell table:style-name="ce131" table:formula="of:=[.$E$6]+360*[.H$8]/[.$C176]" office:value-type="float" office:value="368.1" calcext:value-type="float">
            <text:p>368</text:p>
          </table:table-cell>
          <table:table-cell table:style-name="ce131" table:formula="of:=[.$E$6]+360*[.I$8]/[.$C176]" office:value-type="float" office:value="370.875" calcext:value-type="float">
            <text:p>371</text:p>
          </table:table-cell>
          <table:table-cell table:style-name="ce131" table:formula="of:=[.$E$6]+360*[.J$8]/[.$C176]" office:value-type="float" office:value="373.65" calcext:value-type="float">
            <text:p>374</text:p>
          </table:table-cell>
          <table:table-cell table:style-name="ce131" table:formula="of:=[.$E$6]+360*[.K$8]/[.$C176]" office:value-type="float" office:value="376.425" calcext:value-type="float">
            <text:p>376</text:p>
          </table:table-cell>
          <table:table-cell table:style-name="ce131" table:formula="of:=[.$E$6]+360*[.L$8]/[.$C176]" office:value-type="float" office:value="379.2" calcext:value-type="float">
            <text:p>379</text:p>
          </table:table-cell>
          <table:table-cell table:style-name="ce131" table:formula="of:=[.$E$6]+360*[.M$8]/[.$C176]" office:value-type="float" office:value="381.975" calcext:value-type="float">
            <text:p>382</text:p>
          </table:table-cell>
          <table:table-cell table:style-name="ce131" table:formula="of:=[.$E$6]+360*[.N$8]/[.$C176]" office:value-type="float" office:value="384.75" calcext:value-type="float">
            <text:p>385</text:p>
          </table:table-cell>
          <table:table-cell table:style-name="ce131" table:formula="of:=[.$E$6]+360*[.O$8]/[.$C176]" office:value-type="float" office:value="387.525" calcext:value-type="float">
            <text:p>388</text:p>
          </table:table-cell>
          <table:table-cell table:style-name="ce131" table:formula="of:=[.$E$6]+360*[.P$8]/[.$C176]" office:value-type="float" office:value="390.3" calcext:value-type="float">
            <text:p>390</text:p>
          </table:table-cell>
          <table:table-cell table:style-name="ce131" table:formula="of:=[.$E$6]+360*[.Q$8]/[.$C176]" office:value-type="float" office:value="393.075" calcext:value-type="float">
            <text:p>393</text:p>
          </table:table-cell>
          <table:table-cell table:style-name="ce131" table:formula="of:=[.$E$6]+360*[.R$8]/[.$C176]" office:value-type="float" office:value="395.85" calcext:value-type="float">
            <text:p>396</text:p>
          </table:table-cell>
          <table:table-cell table:style-name="ce131" table:formula="of:=[.$E$6]+360*[.S$8]/[.$C176]" office:value-type="float" office:value="398.625" calcext:value-type="float">
            <text:p>399</text:p>
          </table:table-cell>
          <table:table-cell table:style-name="ce131" table:formula="of:=[.$E$6]+360*[.T$8]/[.$C176]" office:value-type="float" office:value="401.4" calcext:value-type="float">
            <text:p>401</text:p>
          </table:table-cell>
          <table:table-cell table:style-name="ce131" table:formula="of:=[.$E$6]+360*[.U$8]/[.$C176]" office:value-type="float" office:value="404.175" calcext:value-type="float">
            <text:p>404</text:p>
          </table:table-cell>
          <table:table-cell table:style-name="ce131" table:formula="of:=[.$E$6]+360*[.V$8]/[.$C176]" office:value-type="float" office:value="406.95" calcext:value-type="float">
            <text:p>407</text:p>
          </table:table-cell>
          <table:table-cell table:style-name="ce131" table:formula="of:=[.$E$6]+360*[.W$8]/[.$C176]" office:value-type="float" office:value="409.725" calcext:value-type="float">
            <text:p>410</text:p>
          </table:table-cell>
          <table:table-cell table:style-name="ce131" table:formula="of:=[.$E$6]+360*[.X$8]/[.$C176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77]" office:value-type="float" office:value="6315.78947368421" calcext:value-type="float">
            <text:p>6316</text:p>
          </table:table-cell>
          <table:table-cell table:style-name="ce131" table:formula="of:=[.$E$6]+360*[.D$8]/[.$C177]" office:value-type="float" office:value="357" calcext:value-type="float">
            <text:p>357</text:p>
          </table:table-cell>
          <table:table-cell table:style-name="ce131" table:formula="of:=[.$E$6]+360*[.E$8]/[.$C177]" office:value-type="float" office:value="359.85" calcext:value-type="float">
            <text:p>360</text:p>
          </table:table-cell>
          <table:table-cell table:style-name="ce131" table:formula="of:=[.$E$6]+360*[.F$8]/[.$C177]" office:value-type="float" office:value="362.7" calcext:value-type="float">
            <text:p>363</text:p>
          </table:table-cell>
          <table:table-cell table:style-name="ce131" table:formula="of:=[.$E$6]+360*[.G$8]/[.$C177]" office:value-type="float" office:value="365.55" calcext:value-type="float">
            <text:p>366</text:p>
          </table:table-cell>
          <table:table-cell table:style-name="ce131" table:formula="of:=[.$E$6]+360*[.H$8]/[.$C177]" office:value-type="float" office:value="368.4" calcext:value-type="float">
            <text:p>368</text:p>
          </table:table-cell>
          <table:table-cell table:style-name="ce131" table:formula="of:=[.$E$6]+360*[.I$8]/[.$C177]" office:value-type="float" office:value="371.25" calcext:value-type="float">
            <text:p>371</text:p>
          </table:table-cell>
          <table:table-cell table:style-name="ce131" table:formula="of:=[.$E$6]+360*[.J$8]/[.$C177]" office:value-type="float" office:value="374.1" calcext:value-type="float">
            <text:p>374</text:p>
          </table:table-cell>
          <table:table-cell table:style-name="ce131" table:formula="of:=[.$E$6]+360*[.K$8]/[.$C177]" office:value-type="float" office:value="376.95" calcext:value-type="float">
            <text:p>377</text:p>
          </table:table-cell>
          <table:table-cell table:style-name="ce131" table:formula="of:=[.$E$6]+360*[.L$8]/[.$C177]" office:value-type="float" office:value="379.8" calcext:value-type="float">
            <text:p>380</text:p>
          </table:table-cell>
          <table:table-cell table:style-name="ce131" table:formula="of:=[.$E$6]+360*[.M$8]/[.$C177]" office:value-type="float" office:value="382.65" calcext:value-type="float">
            <text:p>383</text:p>
          </table:table-cell>
          <table:table-cell table:style-name="ce131" table:formula="of:=[.$E$6]+360*[.N$8]/[.$C177]" office:value-type="float" office:value="385.5" calcext:value-type="float">
            <text:p>386</text:p>
          </table:table-cell>
          <table:table-cell table:style-name="ce131" table:formula="of:=[.$E$6]+360*[.O$8]/[.$C177]" office:value-type="float" office:value="388.35" calcext:value-type="float">
            <text:p>388</text:p>
          </table:table-cell>
          <table:table-cell table:style-name="ce131" table:formula="of:=[.$E$6]+360*[.P$8]/[.$C177]" office:value-type="float" office:value="391.2" calcext:value-type="float">
            <text:p>391</text:p>
          </table:table-cell>
          <table:table-cell table:style-name="ce131" table:formula="of:=[.$E$6]+360*[.Q$8]/[.$C177]" office:value-type="float" office:value="394.05" calcext:value-type="float">
            <text:p>394</text:p>
          </table:table-cell>
          <table:table-cell table:style-name="ce131" table:formula="of:=[.$E$6]+360*[.R$8]/[.$C177]" office:value-type="float" office:value="396.9" calcext:value-type="float">
            <text:p>397</text:p>
          </table:table-cell>
          <table:table-cell table:style-name="ce131" table:formula="of:=[.$E$6]+360*[.S$8]/[.$C177]" office:value-type="float" office:value="399.75" calcext:value-type="float">
            <text:p>400</text:p>
          </table:table-cell>
          <table:table-cell table:style-name="ce131" table:formula="of:=[.$E$6]+360*[.T$8]/[.$C177]" office:value-type="float" office:value="402.6" calcext:value-type="float">
            <text:p>403</text:p>
          </table:table-cell>
          <table:table-cell table:style-name="ce131" table:formula="of:=[.$E$6]+360*[.U$8]/[.$C177]" office:value-type="float" office:value="405.45" calcext:value-type="float">
            <text:p>405</text:p>
          </table:table-cell>
          <table:table-cell table:style-name="ce131" table:formula="of:=[.$E$6]+360*[.V$8]/[.$C177]" office:value-type="float" office:value="408.3" calcext:value-type="float">
            <text:p>408</text:p>
          </table:table-cell>
          <table:table-cell table:style-name="ce131" table:formula="of:=[.$E$6]+360*[.W$8]/[.$C177]" office:value-type="float" office:value="411.15" calcext:value-type="float">
            <text:p>411</text:p>
          </table:table-cell>
          <table:table-cell table:style-name="ce131" table:formula="of:=[.$E$6]+360*[.X$8]/[.$C177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78]" office:value-type="float" office:value="6153.84615384615" calcext:value-type="float">
            <text:p>6154</text:p>
          </table:table-cell>
          <table:table-cell table:style-name="ce131" table:formula="of:=[.$E$6]+360*[.D$8]/[.$C178]" office:value-type="float" office:value="357" calcext:value-type="float">
            <text:p>357</text:p>
          </table:table-cell>
          <table:table-cell table:style-name="ce131" table:formula="of:=[.$E$6]+360*[.E$8]/[.$C178]" office:value-type="float" office:value="359.925" calcext:value-type="float">
            <text:p>360</text:p>
          </table:table-cell>
          <table:table-cell table:style-name="ce131" table:formula="of:=[.$E$6]+360*[.F$8]/[.$C178]" office:value-type="float" office:value="362.85" calcext:value-type="float">
            <text:p>363</text:p>
          </table:table-cell>
          <table:table-cell table:style-name="ce131" table:formula="of:=[.$E$6]+360*[.G$8]/[.$C178]" office:value-type="float" office:value="365.775" calcext:value-type="float">
            <text:p>366</text:p>
          </table:table-cell>
          <table:table-cell table:style-name="ce131" table:formula="of:=[.$E$6]+360*[.H$8]/[.$C178]" office:value-type="float" office:value="368.7" calcext:value-type="float">
            <text:p>369</text:p>
          </table:table-cell>
          <table:table-cell table:style-name="ce131" table:formula="of:=[.$E$6]+360*[.I$8]/[.$C178]" office:value-type="float" office:value="371.625" calcext:value-type="float">
            <text:p>372</text:p>
          </table:table-cell>
          <table:table-cell table:style-name="ce131" table:formula="of:=[.$E$6]+360*[.J$8]/[.$C178]" office:value-type="float" office:value="374.55" calcext:value-type="float">
            <text:p>375</text:p>
          </table:table-cell>
          <table:table-cell table:style-name="ce131" table:formula="of:=[.$E$6]+360*[.K$8]/[.$C178]" office:value-type="float" office:value="377.475" calcext:value-type="float">
            <text:p>377</text:p>
          </table:table-cell>
          <table:table-cell table:style-name="ce131" table:formula="of:=[.$E$6]+360*[.L$8]/[.$C178]" office:value-type="float" office:value="380.4" calcext:value-type="float">
            <text:p>380</text:p>
          </table:table-cell>
          <table:table-cell table:style-name="ce131" table:formula="of:=[.$E$6]+360*[.M$8]/[.$C178]" office:value-type="float" office:value="383.325" calcext:value-type="float">
            <text:p>383</text:p>
          </table:table-cell>
          <table:table-cell table:style-name="ce131" table:formula="of:=[.$E$6]+360*[.N$8]/[.$C178]" office:value-type="float" office:value="386.25" calcext:value-type="float">
            <text:p>386</text:p>
          </table:table-cell>
          <table:table-cell table:style-name="ce131" table:formula="of:=[.$E$6]+360*[.O$8]/[.$C178]" office:value-type="float" office:value="389.175" calcext:value-type="float">
            <text:p>389</text:p>
          </table:table-cell>
          <table:table-cell table:style-name="ce131" table:formula="of:=[.$E$6]+360*[.P$8]/[.$C178]" office:value-type="float" office:value="392.1" calcext:value-type="float">
            <text:p>392</text:p>
          </table:table-cell>
          <table:table-cell table:style-name="ce131" table:formula="of:=[.$E$6]+360*[.Q$8]/[.$C178]" office:value-type="float" office:value="395.025" calcext:value-type="float">
            <text:p>395</text:p>
          </table:table-cell>
          <table:table-cell table:style-name="ce131" table:formula="of:=[.$E$6]+360*[.R$8]/[.$C178]" office:value-type="float" office:value="397.95" calcext:value-type="float">
            <text:p>398</text:p>
          </table:table-cell>
          <table:table-cell table:style-name="ce131" table:formula="of:=[.$E$6]+360*[.S$8]/[.$C178]" office:value-type="float" office:value="400.875" calcext:value-type="float">
            <text:p>401</text:p>
          </table:table-cell>
          <table:table-cell table:style-name="ce131" table:formula="of:=[.$E$6]+360*[.T$8]/[.$C178]" office:value-type="float" office:value="403.8" calcext:value-type="float">
            <text:p>404</text:p>
          </table:table-cell>
          <table:table-cell table:style-name="ce131" table:formula="of:=[.$E$6]+360*[.U$8]/[.$C178]" office:value-type="float" office:value="406.725" calcext:value-type="float">
            <text:p>407</text:p>
          </table:table-cell>
          <table:table-cell table:style-name="ce131" table:formula="of:=[.$E$6]+360*[.V$8]/[.$C178]" office:value-type="float" office:value="409.65" calcext:value-type="float">
            <text:p>410</text:p>
          </table:table-cell>
          <table:table-cell table:style-name="ce131" table:formula="of:=[.$E$6]+360*[.W$8]/[.$C178]" office:value-type="float" office:value="412.575" calcext:value-type="float">
            <text:p>413</text:p>
          </table:table-cell>
          <table:table-cell table:style-name="ce131" table:formula="of:=[.$E$6]+360*[.X$8]/[.$C178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79]" office:value-type="float" office:value="6000" calcext:value-type="float">
            <text:p>6000</text:p>
          </table:table-cell>
          <table:table-cell table:style-name="ce131" table:formula="of:=[.$E$6]+360*[.D$8]/[.$C179]" office:value-type="float" office:value="357" calcext:value-type="float">
            <text:p>357</text:p>
          </table:table-cell>
          <table:table-cell table:style-name="ce131" table:formula="of:=[.$E$6]+360*[.E$8]/[.$C179]" office:value-type="float" office:value="360" calcext:value-type="float">
            <text:p>360</text:p>
          </table:table-cell>
          <table:table-cell table:style-name="ce131" table:formula="of:=[.$E$6]+360*[.F$8]/[.$C179]" office:value-type="float" office:value="363" calcext:value-type="float">
            <text:p>363</text:p>
          </table:table-cell>
          <table:table-cell table:style-name="ce131" table:formula="of:=[.$E$6]+360*[.G$8]/[.$C179]" office:value-type="float" office:value="366" calcext:value-type="float">
            <text:p>366</text:p>
          </table:table-cell>
          <table:table-cell table:style-name="ce131" table:formula="of:=[.$E$6]+360*[.H$8]/[.$C179]" office:value-type="float" office:value="369" calcext:value-type="float">
            <text:p>369</text:p>
          </table:table-cell>
          <table:table-cell table:style-name="ce131" table:formula="of:=[.$E$6]+360*[.I$8]/[.$C179]" office:value-type="float" office:value="372" calcext:value-type="float">
            <text:p>372</text:p>
          </table:table-cell>
          <table:table-cell table:style-name="ce131" table:formula="of:=[.$E$6]+360*[.J$8]/[.$C179]" office:value-type="float" office:value="375" calcext:value-type="float">
            <text:p>375</text:p>
          </table:table-cell>
          <table:table-cell table:style-name="ce131" table:formula="of:=[.$E$6]+360*[.K$8]/[.$C179]" office:value-type="float" office:value="378" calcext:value-type="float">
            <text:p>378</text:p>
          </table:table-cell>
          <table:table-cell table:style-name="ce131" table:formula="of:=[.$E$6]+360*[.L$8]/[.$C179]" office:value-type="float" office:value="381" calcext:value-type="float">
            <text:p>381</text:p>
          </table:table-cell>
          <table:table-cell table:style-name="ce131" table:formula="of:=[.$E$6]+360*[.M$8]/[.$C179]" office:value-type="float" office:value="384" calcext:value-type="float">
            <text:p>384</text:p>
          </table:table-cell>
          <table:table-cell table:style-name="ce131" table:formula="of:=[.$E$6]+360*[.N$8]/[.$C179]" office:value-type="float" office:value="387" calcext:value-type="float">
            <text:p>387</text:p>
          </table:table-cell>
          <table:table-cell table:style-name="ce131" table:formula="of:=[.$E$6]+360*[.O$8]/[.$C179]" office:value-type="float" office:value="390" calcext:value-type="float">
            <text:p>390</text:p>
          </table:table-cell>
          <table:table-cell table:style-name="ce131" table:formula="of:=[.$E$6]+360*[.P$8]/[.$C179]" office:value-type="float" office:value="393" calcext:value-type="float">
            <text:p>393</text:p>
          </table:table-cell>
          <table:table-cell table:style-name="ce131" table:formula="of:=[.$E$6]+360*[.Q$8]/[.$C179]" office:value-type="float" office:value="396" calcext:value-type="float">
            <text:p>396</text:p>
          </table:table-cell>
          <table:table-cell table:style-name="ce131" table:formula="of:=[.$E$6]+360*[.R$8]/[.$C179]" office:value-type="float" office:value="399" calcext:value-type="float">
            <text:p>399</text:p>
          </table:table-cell>
          <table:table-cell table:style-name="ce131" table:formula="of:=[.$E$6]+360*[.S$8]/[.$C179]" office:value-type="float" office:value="402" calcext:value-type="float">
            <text:p>402</text:p>
          </table:table-cell>
          <table:table-cell table:style-name="ce131" table:formula="of:=[.$E$6]+360*[.T$8]/[.$C179]" office:value-type="float" office:value="405" calcext:value-type="float">
            <text:p>405</text:p>
          </table:table-cell>
          <table:table-cell table:style-name="ce131" table:formula="of:=[.$E$6]+360*[.U$8]/[.$C179]" office:value-type="float" office:value="408" calcext:value-type="float">
            <text:p>408</text:p>
          </table:table-cell>
          <table:table-cell table:style-name="ce131" table:formula="of:=[.$E$6]+360*[.V$8]/[.$C179]" office:value-type="float" office:value="411" calcext:value-type="float">
            <text:p>411</text:p>
          </table:table-cell>
          <table:table-cell table:style-name="ce131" table:formula="of:=[.$E$6]+360*[.W$8]/[.$C179]" office:value-type="float" office:value="414" calcext:value-type="float">
            <text:p>414</text:p>
          </table:table-cell>
          <table:table-cell table:style-name="ce131" table:formula="of:=[.$E$6]+360*[.X$8]/[.$C179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85]" office:value-type="float" office:value="120000" calcext:value-type="float">
            <text:p>120000</text:p>
          </table:table-cell>
          <table:table-cell table:style-name="ce132" table:formula="of:=[.$E$6]+360*[.D$8]/[.$C185]" office:value-type="float" office:value="357" calcext:value-type="float">
            <text:p>357</text:p>
          </table:table-cell>
          <table:table-cell table:style-name="ce132" table:formula="of:=[.$E$6]+360*[.E$8]/[.$C185]" office:value-type="float" office:value="357.15" calcext:value-type="float">
            <text:p>357</text:p>
          </table:table-cell>
          <table:table-cell table:style-name="ce132" table:formula="of:=[.$E$6]+360*[.F$8]/[.$C185]" office:value-type="float" office:value="357.3" calcext:value-type="float">
            <text:p>357</text:p>
          </table:table-cell>
          <table:table-cell table:style-name="ce132" table:formula="of:=[.$E$6]+360*[.G$8]/[.$C185]" office:value-type="float" office:value="357.45" calcext:value-type="float">
            <text:p>357</text:p>
          </table:table-cell>
          <table:table-cell table:style-name="ce132" table:formula="of:=[.$E$6]+360*[.H$8]/[.$C185]" office:value-type="float" office:value="357.6" calcext:value-type="float">
            <text:p>358</text:p>
          </table:table-cell>
          <table:table-cell table:style-name="ce132" table:formula="of:=[.$E$6]+360*[.I$8]/[.$C185]" office:value-type="float" office:value="357.75" calcext:value-type="float">
            <text:p>358</text:p>
          </table:table-cell>
          <table:table-cell table:style-name="ce132" table:formula="of:=[.$E$6]+360*[.J$8]/[.$C185]" office:value-type="float" office:value="357.9" calcext:value-type="float">
            <text:p>358</text:p>
          </table:table-cell>
          <table:table-cell table:style-name="ce132" table:formula="of:=[.$E$6]+360*[.K$8]/[.$C185]" office:value-type="float" office:value="358.05" calcext:value-type="float">
            <text:p>358</text:p>
          </table:table-cell>
          <table:table-cell table:style-name="ce132" table:formula="of:=[.$E$6]+360*[.L$8]/[.$C185]" office:value-type="float" office:value="358.2" calcext:value-type="float">
            <text:p>358</text:p>
          </table:table-cell>
          <table:table-cell table:style-name="ce132" table:formula="of:=[.$E$6]+360*[.M$8]/[.$C185]" office:value-type="float" office:value="358.35" calcext:value-type="float">
            <text:p>358</text:p>
          </table:table-cell>
          <table:table-cell table:style-name="ce132" table:formula="of:=[.$E$6]+360*[.N$8]/[.$C185]" office:value-type="float" office:value="358.5" calcext:value-type="float">
            <text:p>359</text:p>
          </table:table-cell>
          <table:table-cell table:style-name="ce132" table:formula="of:=[.$E$6]+360*[.O$8]/[.$C185]" office:value-type="float" office:value="358.65" calcext:value-type="float">
            <text:p>359</text:p>
          </table:table-cell>
          <table:table-cell table:style-name="ce132" table:formula="of:=[.$E$6]+360*[.P$8]/[.$C185]" office:value-type="float" office:value="358.8" calcext:value-type="float">
            <text:p>359</text:p>
          </table:table-cell>
          <table:table-cell table:style-name="ce132" table:formula="of:=[.$E$6]+360*[.Q$8]/[.$C185]" office:value-type="float" office:value="358.95" calcext:value-type="float">
            <text:p>359</text:p>
          </table:table-cell>
          <table:table-cell table:style-name="ce132" table:formula="of:=[.$E$6]+360*[.R$8]/[.$C185]" office:value-type="float" office:value="359.1" calcext:value-type="float">
            <text:p>359</text:p>
          </table:table-cell>
          <table:table-cell table:style-name="ce132" table:formula="of:=[.$E$6]+360*[.S$8]/[.$C185]" office:value-type="float" office:value="359.25" calcext:value-type="float">
            <text:p>359</text:p>
          </table:table-cell>
          <table:table-cell table:style-name="ce132" table:formula="of:=[.$E$6]+360*[.T$8]/[.$C185]" office:value-type="float" office:value="359.4" calcext:value-type="float">
            <text:p>359</text:p>
          </table:table-cell>
          <table:table-cell table:style-name="ce132" table:formula="of:=[.$E$6]+360*[.U$8]/[.$C185]" office:value-type="float" office:value="359.55" calcext:value-type="float">
            <text:p>360</text:p>
          </table:table-cell>
          <table:table-cell table:style-name="ce132" table:formula="of:=[.$E$6]+360*[.V$8]/[.$C185]" office:value-type="float" office:value="359.7" calcext:value-type="float">
            <text:p>360</text:p>
          </table:table-cell>
          <table:table-cell table:style-name="ce132" table:formula="of:=[.$E$6]+360*[.W$8]/[.$C185]" office:value-type="float" office:value="359.85" calcext:value-type="float">
            <text:p>360</text:p>
          </table:table-cell>
          <table:table-cell table:style-name="ce132" table:formula="of:=[.$E$6]+360*[.X$8]/[.$C185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86]" office:value-type="float" office:value="80000" calcext:value-type="float">
            <text:p>80000</text:p>
          </table:table-cell>
          <table:table-cell table:style-name="ce132" table:formula="of:=[.$E$6]+360*[.D$8]/[.$C186]" office:value-type="float" office:value="357" calcext:value-type="float">
            <text:p>357</text:p>
          </table:table-cell>
          <table:table-cell table:style-name="ce132" table:formula="of:=[.$E$6]+360*[.E$8]/[.$C186]" office:value-type="float" office:value="357.225" calcext:value-type="float">
            <text:p>357</text:p>
          </table:table-cell>
          <table:table-cell table:style-name="ce132" table:formula="of:=[.$E$6]+360*[.F$8]/[.$C186]" office:value-type="float" office:value="357.45" calcext:value-type="float">
            <text:p>357</text:p>
          </table:table-cell>
          <table:table-cell table:style-name="ce132" table:formula="of:=[.$E$6]+360*[.G$8]/[.$C186]" office:value-type="float" office:value="357.675" calcext:value-type="float">
            <text:p>358</text:p>
          </table:table-cell>
          <table:table-cell table:style-name="ce132" table:formula="of:=[.$E$6]+360*[.H$8]/[.$C186]" office:value-type="float" office:value="357.9" calcext:value-type="float">
            <text:p>358</text:p>
          </table:table-cell>
          <table:table-cell table:style-name="ce132" table:formula="of:=[.$E$6]+360*[.I$8]/[.$C186]" office:value-type="float" office:value="358.125" calcext:value-type="float">
            <text:p>358</text:p>
          </table:table-cell>
          <table:table-cell table:style-name="ce132" table:formula="of:=[.$E$6]+360*[.J$8]/[.$C186]" office:value-type="float" office:value="358.35" calcext:value-type="float">
            <text:p>358</text:p>
          </table:table-cell>
          <table:table-cell table:style-name="ce132" table:formula="of:=[.$E$6]+360*[.K$8]/[.$C186]" office:value-type="float" office:value="358.575" calcext:value-type="float">
            <text:p>359</text:p>
          </table:table-cell>
          <table:table-cell table:style-name="ce132" table:formula="of:=[.$E$6]+360*[.L$8]/[.$C186]" office:value-type="float" office:value="358.8" calcext:value-type="float">
            <text:p>359</text:p>
          </table:table-cell>
          <table:table-cell table:style-name="ce132" table:formula="of:=[.$E$6]+360*[.M$8]/[.$C186]" office:value-type="float" office:value="359.025" calcext:value-type="float">
            <text:p>359</text:p>
          </table:table-cell>
          <table:table-cell table:style-name="ce132" table:formula="of:=[.$E$6]+360*[.N$8]/[.$C186]" office:value-type="float" office:value="359.25" calcext:value-type="float">
            <text:p>359</text:p>
          </table:table-cell>
          <table:table-cell table:style-name="ce132" table:formula="of:=[.$E$6]+360*[.O$8]/[.$C186]" office:value-type="float" office:value="359.475" calcext:value-type="float">
            <text:p>359</text:p>
          </table:table-cell>
          <table:table-cell table:style-name="ce132" table:formula="of:=[.$E$6]+360*[.P$8]/[.$C186]" office:value-type="float" office:value="359.7" calcext:value-type="float">
            <text:p>360</text:p>
          </table:table-cell>
          <table:table-cell table:style-name="ce132" table:formula="of:=[.$E$6]+360*[.Q$8]/[.$C186]" office:value-type="float" office:value="359.925" calcext:value-type="float">
            <text:p>360</text:p>
          </table:table-cell>
          <table:table-cell table:style-name="ce132" table:formula="of:=[.$E$6]+360*[.R$8]/[.$C186]" office:value-type="float" office:value="360.15" calcext:value-type="float">
            <text:p>360</text:p>
          </table:table-cell>
          <table:table-cell table:style-name="ce132" table:formula="of:=[.$E$6]+360*[.S$8]/[.$C186]" office:value-type="float" office:value="360.375" calcext:value-type="float">
            <text:p>360</text:p>
          </table:table-cell>
          <table:table-cell table:style-name="ce132" table:formula="of:=[.$E$6]+360*[.T$8]/[.$C186]" office:value-type="float" office:value="360.6" calcext:value-type="float">
            <text:p>361</text:p>
          </table:table-cell>
          <table:table-cell table:style-name="ce132" table:formula="of:=[.$E$6]+360*[.U$8]/[.$C186]" office:value-type="float" office:value="360.825" calcext:value-type="float">
            <text:p>361</text:p>
          </table:table-cell>
          <table:table-cell table:style-name="ce132" table:formula="of:=[.$E$6]+360*[.V$8]/[.$C186]" office:value-type="float" office:value="361.05" calcext:value-type="float">
            <text:p>361</text:p>
          </table:table-cell>
          <table:table-cell table:style-name="ce132" table:formula="of:=[.$E$6]+360*[.W$8]/[.$C186]" office:value-type="float" office:value="361.275" calcext:value-type="float">
            <text:p>361</text:p>
          </table:table-cell>
          <table:table-cell table:style-name="ce132" table:formula="of:=[.$E$6]+360*[.X$8]/[.$C186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87]" office:value-type="float" office:value="60000" calcext:value-type="float">
            <text:p>60000</text:p>
          </table:table-cell>
          <table:table-cell table:style-name="ce132" table:formula="of:=[.$E$6]+360*[.D$8]/[.$C187]" office:value-type="float" office:value="357" calcext:value-type="float">
            <text:p>357</text:p>
          </table:table-cell>
          <table:table-cell table:style-name="ce132" table:formula="of:=[.$E$6]+360*[.E$8]/[.$C187]" office:value-type="float" office:value="357.3" calcext:value-type="float">
            <text:p>357</text:p>
          </table:table-cell>
          <table:table-cell table:style-name="ce132" table:formula="of:=[.$E$6]+360*[.F$8]/[.$C187]" office:value-type="float" office:value="357.6" calcext:value-type="float">
            <text:p>358</text:p>
          </table:table-cell>
          <table:table-cell table:style-name="ce132" table:formula="of:=[.$E$6]+360*[.G$8]/[.$C187]" office:value-type="float" office:value="357.9" calcext:value-type="float">
            <text:p>358</text:p>
          </table:table-cell>
          <table:table-cell table:style-name="ce132" table:formula="of:=[.$E$6]+360*[.H$8]/[.$C187]" office:value-type="float" office:value="358.2" calcext:value-type="float">
            <text:p>358</text:p>
          </table:table-cell>
          <table:table-cell table:style-name="ce132" table:formula="of:=[.$E$6]+360*[.I$8]/[.$C187]" office:value-type="float" office:value="358.5" calcext:value-type="float">
            <text:p>359</text:p>
          </table:table-cell>
          <table:table-cell table:style-name="ce132" table:formula="of:=[.$E$6]+360*[.J$8]/[.$C187]" office:value-type="float" office:value="358.8" calcext:value-type="float">
            <text:p>359</text:p>
          </table:table-cell>
          <table:table-cell table:style-name="ce132" table:formula="of:=[.$E$6]+360*[.K$8]/[.$C187]" office:value-type="float" office:value="359.1" calcext:value-type="float">
            <text:p>359</text:p>
          </table:table-cell>
          <table:table-cell table:style-name="ce132" table:formula="of:=[.$E$6]+360*[.L$8]/[.$C187]" office:value-type="float" office:value="359.4" calcext:value-type="float">
            <text:p>359</text:p>
          </table:table-cell>
          <table:table-cell table:style-name="ce132" table:formula="of:=[.$E$6]+360*[.M$8]/[.$C187]" office:value-type="float" office:value="359.7" calcext:value-type="float">
            <text:p>360</text:p>
          </table:table-cell>
          <table:table-cell table:style-name="ce132" table:formula="of:=[.$E$6]+360*[.N$8]/[.$C187]" office:value-type="float" office:value="360" calcext:value-type="float">
            <text:p>360</text:p>
          </table:table-cell>
          <table:table-cell table:style-name="ce132" table:formula="of:=[.$E$6]+360*[.O$8]/[.$C187]" office:value-type="float" office:value="360.3" calcext:value-type="float">
            <text:p>360</text:p>
          </table:table-cell>
          <table:table-cell table:style-name="ce132" table:formula="of:=[.$E$6]+360*[.P$8]/[.$C187]" office:value-type="float" office:value="360.6" calcext:value-type="float">
            <text:p>361</text:p>
          </table:table-cell>
          <table:table-cell table:style-name="ce132" table:formula="of:=[.$E$6]+360*[.Q$8]/[.$C187]" office:value-type="float" office:value="360.9" calcext:value-type="float">
            <text:p>361</text:p>
          </table:table-cell>
          <table:table-cell table:style-name="ce132" table:formula="of:=[.$E$6]+360*[.R$8]/[.$C187]" office:value-type="float" office:value="361.2" calcext:value-type="float">
            <text:p>361</text:p>
          </table:table-cell>
          <table:table-cell table:style-name="ce132" table:formula="of:=[.$E$6]+360*[.S$8]/[.$C187]" office:value-type="float" office:value="361.5" calcext:value-type="float">
            <text:p>362</text:p>
          </table:table-cell>
          <table:table-cell table:style-name="ce132" table:formula="of:=[.$E$6]+360*[.T$8]/[.$C187]" office:value-type="float" office:value="361.8" calcext:value-type="float">
            <text:p>362</text:p>
          </table:table-cell>
          <table:table-cell table:style-name="ce132" table:formula="of:=[.$E$6]+360*[.U$8]/[.$C187]" office:value-type="float" office:value="362.1" calcext:value-type="float">
            <text:p>362</text:p>
          </table:table-cell>
          <table:table-cell table:style-name="ce132" table:formula="of:=[.$E$6]+360*[.V$8]/[.$C187]" office:value-type="float" office:value="362.4" calcext:value-type="float">
            <text:p>362</text:p>
          </table:table-cell>
          <table:table-cell table:style-name="ce132" table:formula="of:=[.$E$6]+360*[.W$8]/[.$C187]" office:value-type="float" office:value="362.7" calcext:value-type="float">
            <text:p>363</text:p>
          </table:table-cell>
          <table:table-cell table:style-name="ce132" table:formula="of:=[.$E$6]+360*[.X$8]/[.$C187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88]" office:value-type="float" office:value="48000" calcext:value-type="float">
            <text:p>48000</text:p>
          </table:table-cell>
          <table:table-cell table:style-name="ce132" table:formula="of:=[.$E$6]+360*[.D$8]/[.$C188]" office:value-type="float" office:value="357" calcext:value-type="float">
            <text:p>357</text:p>
          </table:table-cell>
          <table:table-cell table:style-name="ce132" table:formula="of:=[.$E$6]+360*[.E$8]/[.$C188]" office:value-type="float" office:value="357.375" calcext:value-type="float">
            <text:p>357</text:p>
          </table:table-cell>
          <table:table-cell table:style-name="ce132" table:formula="of:=[.$E$6]+360*[.F$8]/[.$C188]" office:value-type="float" office:value="357.75" calcext:value-type="float">
            <text:p>358</text:p>
          </table:table-cell>
          <table:table-cell table:style-name="ce132" table:formula="of:=[.$E$6]+360*[.G$8]/[.$C188]" office:value-type="float" office:value="358.125" calcext:value-type="float">
            <text:p>358</text:p>
          </table:table-cell>
          <table:table-cell table:style-name="ce132" table:formula="of:=[.$E$6]+360*[.H$8]/[.$C188]" office:value-type="float" office:value="358.5" calcext:value-type="float">
            <text:p>359</text:p>
          </table:table-cell>
          <table:table-cell table:style-name="ce132" table:formula="of:=[.$E$6]+360*[.I$8]/[.$C188]" office:value-type="float" office:value="358.875" calcext:value-type="float">
            <text:p>359</text:p>
          </table:table-cell>
          <table:table-cell table:style-name="ce132" table:formula="of:=[.$E$6]+360*[.J$8]/[.$C188]" office:value-type="float" office:value="359.25" calcext:value-type="float">
            <text:p>359</text:p>
          </table:table-cell>
          <table:table-cell table:style-name="ce132" table:formula="of:=[.$E$6]+360*[.K$8]/[.$C188]" office:value-type="float" office:value="359.625" calcext:value-type="float">
            <text:p>360</text:p>
          </table:table-cell>
          <table:table-cell table:style-name="ce132" table:formula="of:=[.$E$6]+360*[.L$8]/[.$C188]" office:value-type="float" office:value="360" calcext:value-type="float">
            <text:p>360</text:p>
          </table:table-cell>
          <table:table-cell table:style-name="ce132" table:formula="of:=[.$E$6]+360*[.M$8]/[.$C188]" office:value-type="float" office:value="360.375" calcext:value-type="float">
            <text:p>360</text:p>
          </table:table-cell>
          <table:table-cell table:style-name="ce132" table:formula="of:=[.$E$6]+360*[.N$8]/[.$C188]" office:value-type="float" office:value="360.75" calcext:value-type="float">
            <text:p>361</text:p>
          </table:table-cell>
          <table:table-cell table:style-name="ce132" table:formula="of:=[.$E$6]+360*[.O$8]/[.$C188]" office:value-type="float" office:value="361.125" calcext:value-type="float">
            <text:p>361</text:p>
          </table:table-cell>
          <table:table-cell table:style-name="ce132" table:formula="of:=[.$E$6]+360*[.P$8]/[.$C188]" office:value-type="float" office:value="361.5" calcext:value-type="float">
            <text:p>362</text:p>
          </table:table-cell>
          <table:table-cell table:style-name="ce132" table:formula="of:=[.$E$6]+360*[.Q$8]/[.$C188]" office:value-type="float" office:value="361.875" calcext:value-type="float">
            <text:p>362</text:p>
          </table:table-cell>
          <table:table-cell table:style-name="ce132" table:formula="of:=[.$E$6]+360*[.R$8]/[.$C188]" office:value-type="float" office:value="362.25" calcext:value-type="float">
            <text:p>362</text:p>
          </table:table-cell>
          <table:table-cell table:style-name="ce132" table:formula="of:=[.$E$6]+360*[.S$8]/[.$C188]" office:value-type="float" office:value="362.625" calcext:value-type="float">
            <text:p>363</text:p>
          </table:table-cell>
          <table:table-cell table:style-name="ce132" table:formula="of:=[.$E$6]+360*[.T$8]/[.$C188]" office:value-type="float" office:value="363" calcext:value-type="float">
            <text:p>363</text:p>
          </table:table-cell>
          <table:table-cell table:style-name="ce132" table:formula="of:=[.$E$6]+360*[.U$8]/[.$C188]" office:value-type="float" office:value="363.375" calcext:value-type="float">
            <text:p>363</text:p>
          </table:table-cell>
          <table:table-cell table:style-name="ce132" table:formula="of:=[.$E$6]+360*[.V$8]/[.$C188]" office:value-type="float" office:value="363.75" calcext:value-type="float">
            <text:p>364</text:p>
          </table:table-cell>
          <table:table-cell table:style-name="ce132" table:formula="of:=[.$E$6]+360*[.W$8]/[.$C188]" office:value-type="float" office:value="364.125" calcext:value-type="float">
            <text:p>364</text:p>
          </table:table-cell>
          <table:table-cell table:style-name="ce132" table:formula="of:=[.$E$6]+360*[.X$8]/[.$C188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89]" office:value-type="float" office:value="40000" calcext:value-type="float">
            <text:p>40000</text:p>
          </table:table-cell>
          <table:table-cell table:style-name="ce132" table:formula="of:=[.$E$6]+360*[.D$8]/[.$C189]" office:value-type="float" office:value="357" calcext:value-type="float">
            <text:p>357</text:p>
          </table:table-cell>
          <table:table-cell table:style-name="ce132" table:formula="of:=[.$E$6]+360*[.E$8]/[.$C189]" office:value-type="float" office:value="357.45" calcext:value-type="float">
            <text:p>357</text:p>
          </table:table-cell>
          <table:table-cell table:style-name="ce132" table:formula="of:=[.$E$6]+360*[.F$8]/[.$C189]" office:value-type="float" office:value="357.9" calcext:value-type="float">
            <text:p>358</text:p>
          </table:table-cell>
          <table:table-cell table:style-name="ce132" table:formula="of:=[.$E$6]+360*[.G$8]/[.$C189]" office:value-type="float" office:value="358.35" calcext:value-type="float">
            <text:p>358</text:p>
          </table:table-cell>
          <table:table-cell table:style-name="ce132" table:formula="of:=[.$E$6]+360*[.H$8]/[.$C189]" office:value-type="float" office:value="358.8" calcext:value-type="float">
            <text:p>359</text:p>
          </table:table-cell>
          <table:table-cell table:style-name="ce132" table:formula="of:=[.$E$6]+360*[.I$8]/[.$C189]" office:value-type="float" office:value="359.25" calcext:value-type="float">
            <text:p>359</text:p>
          </table:table-cell>
          <table:table-cell table:style-name="ce132" table:formula="of:=[.$E$6]+360*[.J$8]/[.$C189]" office:value-type="float" office:value="359.7" calcext:value-type="float">
            <text:p>360</text:p>
          </table:table-cell>
          <table:table-cell table:style-name="ce132" table:formula="of:=[.$E$6]+360*[.K$8]/[.$C189]" office:value-type="float" office:value="360.15" calcext:value-type="float">
            <text:p>360</text:p>
          </table:table-cell>
          <table:table-cell table:style-name="ce132" table:formula="of:=[.$E$6]+360*[.L$8]/[.$C189]" office:value-type="float" office:value="360.6" calcext:value-type="float">
            <text:p>361</text:p>
          </table:table-cell>
          <table:table-cell table:style-name="ce132" table:formula="of:=[.$E$6]+360*[.M$8]/[.$C189]" office:value-type="float" office:value="361.05" calcext:value-type="float">
            <text:p>361</text:p>
          </table:table-cell>
          <table:table-cell table:style-name="ce132" table:formula="of:=[.$E$6]+360*[.N$8]/[.$C189]" office:value-type="float" office:value="361.5" calcext:value-type="float">
            <text:p>362</text:p>
          </table:table-cell>
          <table:table-cell table:style-name="ce132" table:formula="of:=[.$E$6]+360*[.O$8]/[.$C189]" office:value-type="float" office:value="361.95" calcext:value-type="float">
            <text:p>362</text:p>
          </table:table-cell>
          <table:table-cell table:style-name="ce132" table:formula="of:=[.$E$6]+360*[.P$8]/[.$C189]" office:value-type="float" office:value="362.4" calcext:value-type="float">
            <text:p>362</text:p>
          </table:table-cell>
          <table:table-cell table:style-name="ce132" table:formula="of:=[.$E$6]+360*[.Q$8]/[.$C189]" office:value-type="float" office:value="362.85" calcext:value-type="float">
            <text:p>363</text:p>
          </table:table-cell>
          <table:table-cell table:style-name="ce132" table:formula="of:=[.$E$6]+360*[.R$8]/[.$C189]" office:value-type="float" office:value="363.3" calcext:value-type="float">
            <text:p>363</text:p>
          </table:table-cell>
          <table:table-cell table:style-name="ce132" table:formula="of:=[.$E$6]+360*[.S$8]/[.$C189]" office:value-type="float" office:value="363.75" calcext:value-type="float">
            <text:p>364</text:p>
          </table:table-cell>
          <table:table-cell table:style-name="ce132" table:formula="of:=[.$E$6]+360*[.T$8]/[.$C189]" office:value-type="float" office:value="364.2" calcext:value-type="float">
            <text:p>364</text:p>
          </table:table-cell>
          <table:table-cell table:style-name="ce132" table:formula="of:=[.$E$6]+360*[.U$8]/[.$C189]" office:value-type="float" office:value="364.65" calcext:value-type="float">
            <text:p>365</text:p>
          </table:table-cell>
          <table:table-cell table:style-name="ce132" table:formula="of:=[.$E$6]+360*[.V$8]/[.$C189]" office:value-type="float" office:value="365.1" calcext:value-type="float">
            <text:p>365</text:p>
          </table:table-cell>
          <table:table-cell table:style-name="ce132" table:formula="of:=[.$E$6]+360*[.W$8]/[.$C189]" office:value-type="float" office:value="365.55" calcext:value-type="float">
            <text:p>366</text:p>
          </table:table-cell>
          <table:table-cell table:style-name="ce132" table:formula="of:=[.$E$6]+360*[.X$8]/[.$C189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90]" office:value-type="float" office:value="34285.7142857143" calcext:value-type="float">
            <text:p>34286</text:p>
          </table:table-cell>
          <table:table-cell table:style-name="ce132" table:formula="of:=[.$E$6]+360*[.D$8]/[.$C190]" office:value-type="float" office:value="357" calcext:value-type="float">
            <text:p>357</text:p>
          </table:table-cell>
          <table:table-cell table:style-name="ce132" table:formula="of:=[.$E$6]+360*[.E$8]/[.$C190]" office:value-type="float" office:value="357.525" calcext:value-type="float">
            <text:p>358</text:p>
          </table:table-cell>
          <table:table-cell table:style-name="ce132" table:formula="of:=[.$E$6]+360*[.F$8]/[.$C190]" office:value-type="float" office:value="358.05" calcext:value-type="float">
            <text:p>358</text:p>
          </table:table-cell>
          <table:table-cell table:style-name="ce132" table:formula="of:=[.$E$6]+360*[.G$8]/[.$C190]" office:value-type="float" office:value="358.575" calcext:value-type="float">
            <text:p>359</text:p>
          </table:table-cell>
          <table:table-cell table:style-name="ce132" table:formula="of:=[.$E$6]+360*[.H$8]/[.$C190]" office:value-type="float" office:value="359.1" calcext:value-type="float">
            <text:p>359</text:p>
          </table:table-cell>
          <table:table-cell table:style-name="ce132" table:formula="of:=[.$E$6]+360*[.I$8]/[.$C190]" office:value-type="float" office:value="359.625" calcext:value-type="float">
            <text:p>360</text:p>
          </table:table-cell>
          <table:table-cell table:style-name="ce132" table:formula="of:=[.$E$6]+360*[.J$8]/[.$C190]" office:value-type="float" office:value="360.15" calcext:value-type="float">
            <text:p>360</text:p>
          </table:table-cell>
          <table:table-cell table:style-name="ce132" table:formula="of:=[.$E$6]+360*[.K$8]/[.$C190]" office:value-type="float" office:value="360.675" calcext:value-type="float">
            <text:p>361</text:p>
          </table:table-cell>
          <table:table-cell table:style-name="ce132" table:formula="of:=[.$E$6]+360*[.L$8]/[.$C190]" office:value-type="float" office:value="361.2" calcext:value-type="float">
            <text:p>361</text:p>
          </table:table-cell>
          <table:table-cell table:style-name="ce132" table:formula="of:=[.$E$6]+360*[.M$8]/[.$C190]" office:value-type="float" office:value="361.725" calcext:value-type="float">
            <text:p>362</text:p>
          </table:table-cell>
          <table:table-cell table:style-name="ce132" table:formula="of:=[.$E$6]+360*[.N$8]/[.$C190]" office:value-type="float" office:value="362.25" calcext:value-type="float">
            <text:p>362</text:p>
          </table:table-cell>
          <table:table-cell table:style-name="ce132" table:formula="of:=[.$E$6]+360*[.O$8]/[.$C190]" office:value-type="float" office:value="362.775" calcext:value-type="float">
            <text:p>363</text:p>
          </table:table-cell>
          <table:table-cell table:style-name="ce132" table:formula="of:=[.$E$6]+360*[.P$8]/[.$C190]" office:value-type="float" office:value="363.3" calcext:value-type="float">
            <text:p>363</text:p>
          </table:table-cell>
          <table:table-cell table:style-name="ce132" table:formula="of:=[.$E$6]+360*[.Q$8]/[.$C190]" office:value-type="float" office:value="363.825" calcext:value-type="float">
            <text:p>364</text:p>
          </table:table-cell>
          <table:table-cell table:style-name="ce132" table:formula="of:=[.$E$6]+360*[.R$8]/[.$C190]" office:value-type="float" office:value="364.35" calcext:value-type="float">
            <text:p>364</text:p>
          </table:table-cell>
          <table:table-cell table:style-name="ce132" table:formula="of:=[.$E$6]+360*[.S$8]/[.$C190]" office:value-type="float" office:value="364.875" calcext:value-type="float">
            <text:p>365</text:p>
          </table:table-cell>
          <table:table-cell table:style-name="ce132" table:formula="of:=[.$E$6]+360*[.T$8]/[.$C190]" office:value-type="float" office:value="365.4" calcext:value-type="float">
            <text:p>365</text:p>
          </table:table-cell>
          <table:table-cell table:style-name="ce132" table:formula="of:=[.$E$6]+360*[.U$8]/[.$C190]" office:value-type="float" office:value="365.925" calcext:value-type="float">
            <text:p>366</text:p>
          </table:table-cell>
          <table:table-cell table:style-name="ce132" table:formula="of:=[.$E$6]+360*[.V$8]/[.$C190]" office:value-type="float" office:value="366.45" calcext:value-type="float">
            <text:p>366</text:p>
          </table:table-cell>
          <table:table-cell table:style-name="ce132" table:formula="of:=[.$E$6]+360*[.W$8]/[.$C190]" office:value-type="float" office:value="366.975" calcext:value-type="float">
            <text:p>367</text:p>
          </table:table-cell>
          <table:table-cell table:style-name="ce132" table:formula="of:=[.$E$6]+360*[.X$8]/[.$C190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91]" office:value-type="float" office:value="30000" calcext:value-type="float">
            <text:p>30000</text:p>
          </table:table-cell>
          <table:table-cell table:style-name="ce132" table:formula="of:=[.$E$6]+360*[.D$8]/[.$C191]" office:value-type="float" office:value="357" calcext:value-type="float">
            <text:p>357</text:p>
          </table:table-cell>
          <table:table-cell table:style-name="ce132" table:formula="of:=[.$E$6]+360*[.E$8]/[.$C191]" office:value-type="float" office:value="357.6" calcext:value-type="float">
            <text:p>358</text:p>
          </table:table-cell>
          <table:table-cell table:style-name="ce132" table:formula="of:=[.$E$6]+360*[.F$8]/[.$C191]" office:value-type="float" office:value="358.2" calcext:value-type="float">
            <text:p>358</text:p>
          </table:table-cell>
          <table:table-cell table:style-name="ce132" table:formula="of:=[.$E$6]+360*[.G$8]/[.$C191]" office:value-type="float" office:value="358.8" calcext:value-type="float">
            <text:p>359</text:p>
          </table:table-cell>
          <table:table-cell table:style-name="ce132" table:formula="of:=[.$E$6]+360*[.H$8]/[.$C191]" office:value-type="float" office:value="359.4" calcext:value-type="float">
            <text:p>359</text:p>
          </table:table-cell>
          <table:table-cell table:style-name="ce132" table:formula="of:=[.$E$6]+360*[.I$8]/[.$C191]" office:value-type="float" office:value="360" calcext:value-type="float">
            <text:p>360</text:p>
          </table:table-cell>
          <table:table-cell table:style-name="ce132" table:formula="of:=[.$E$6]+360*[.J$8]/[.$C191]" office:value-type="float" office:value="360.6" calcext:value-type="float">
            <text:p>361</text:p>
          </table:table-cell>
          <table:table-cell table:style-name="ce132" table:formula="of:=[.$E$6]+360*[.K$8]/[.$C191]" office:value-type="float" office:value="361.2" calcext:value-type="float">
            <text:p>361</text:p>
          </table:table-cell>
          <table:table-cell table:style-name="ce132" table:formula="of:=[.$E$6]+360*[.L$8]/[.$C191]" office:value-type="float" office:value="361.8" calcext:value-type="float">
            <text:p>362</text:p>
          </table:table-cell>
          <table:table-cell table:style-name="ce132" table:formula="of:=[.$E$6]+360*[.M$8]/[.$C191]" office:value-type="float" office:value="362.4" calcext:value-type="float">
            <text:p>362</text:p>
          </table:table-cell>
          <table:table-cell table:style-name="ce132" table:formula="of:=[.$E$6]+360*[.N$8]/[.$C191]" office:value-type="float" office:value="363" calcext:value-type="float">
            <text:p>363</text:p>
          </table:table-cell>
          <table:table-cell table:style-name="ce132" table:formula="of:=[.$E$6]+360*[.O$8]/[.$C191]" office:value-type="float" office:value="363.6" calcext:value-type="float">
            <text:p>364</text:p>
          </table:table-cell>
          <table:table-cell table:style-name="ce132" table:formula="of:=[.$E$6]+360*[.P$8]/[.$C191]" office:value-type="float" office:value="364.2" calcext:value-type="float">
            <text:p>364</text:p>
          </table:table-cell>
          <table:table-cell table:style-name="ce132" table:formula="of:=[.$E$6]+360*[.Q$8]/[.$C191]" office:value-type="float" office:value="364.8" calcext:value-type="float">
            <text:p>365</text:p>
          </table:table-cell>
          <table:table-cell table:style-name="ce132" table:formula="of:=[.$E$6]+360*[.R$8]/[.$C191]" office:value-type="float" office:value="365.4" calcext:value-type="float">
            <text:p>365</text:p>
          </table:table-cell>
          <table:table-cell table:style-name="ce132" table:formula="of:=[.$E$6]+360*[.S$8]/[.$C191]" office:value-type="float" office:value="366" calcext:value-type="float">
            <text:p>366</text:p>
          </table:table-cell>
          <table:table-cell table:style-name="ce132" table:formula="of:=[.$E$6]+360*[.T$8]/[.$C191]" office:value-type="float" office:value="366.6" calcext:value-type="float">
            <text:p>367</text:p>
          </table:table-cell>
          <table:table-cell table:style-name="ce132" table:formula="of:=[.$E$6]+360*[.U$8]/[.$C191]" office:value-type="float" office:value="367.2" calcext:value-type="float">
            <text:p>367</text:p>
          </table:table-cell>
          <table:table-cell table:style-name="ce132" table:formula="of:=[.$E$6]+360*[.V$8]/[.$C191]" office:value-type="float" office:value="367.8" calcext:value-type="float">
            <text:p>368</text:p>
          </table:table-cell>
          <table:table-cell table:style-name="ce132" table:formula="of:=[.$E$6]+360*[.W$8]/[.$C191]" office:value-type="float" office:value="368.4" calcext:value-type="float">
            <text:p>368</text:p>
          </table:table-cell>
          <table:table-cell table:style-name="ce132" table:formula="of:=[.$E$6]+360*[.X$8]/[.$C191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92]" office:value-type="float" office:value="26666.6666666667" calcext:value-type="float">
            <text:p>26667</text:p>
          </table:table-cell>
          <table:table-cell table:style-name="ce132" table:formula="of:=[.$E$6]+360*[.D$8]/[.$C192]" office:value-type="float" office:value="357" calcext:value-type="float">
            <text:p>357</text:p>
          </table:table-cell>
          <table:table-cell table:style-name="ce132" table:formula="of:=[.$E$6]+360*[.E$8]/[.$C192]" office:value-type="float" office:value="357.675" calcext:value-type="float">
            <text:p>358</text:p>
          </table:table-cell>
          <table:table-cell table:style-name="ce132" table:formula="of:=[.$E$6]+360*[.F$8]/[.$C192]" office:value-type="float" office:value="358.35" calcext:value-type="float">
            <text:p>358</text:p>
          </table:table-cell>
          <table:table-cell table:style-name="ce132" table:formula="of:=[.$E$6]+360*[.G$8]/[.$C192]" office:value-type="float" office:value="359.025" calcext:value-type="float">
            <text:p>359</text:p>
          </table:table-cell>
          <table:table-cell table:style-name="ce132" table:formula="of:=[.$E$6]+360*[.H$8]/[.$C192]" office:value-type="float" office:value="359.7" calcext:value-type="float">
            <text:p>360</text:p>
          </table:table-cell>
          <table:table-cell table:style-name="ce132" table:formula="of:=[.$E$6]+360*[.I$8]/[.$C192]" office:value-type="float" office:value="360.375" calcext:value-type="float">
            <text:p>360</text:p>
          </table:table-cell>
          <table:table-cell table:style-name="ce132" table:formula="of:=[.$E$6]+360*[.J$8]/[.$C192]" office:value-type="float" office:value="361.05" calcext:value-type="float">
            <text:p>361</text:p>
          </table:table-cell>
          <table:table-cell table:style-name="ce132" table:formula="of:=[.$E$6]+360*[.K$8]/[.$C192]" office:value-type="float" office:value="361.725" calcext:value-type="float">
            <text:p>362</text:p>
          </table:table-cell>
          <table:table-cell table:style-name="ce132" table:formula="of:=[.$E$6]+360*[.L$8]/[.$C192]" office:value-type="float" office:value="362.4" calcext:value-type="float">
            <text:p>362</text:p>
          </table:table-cell>
          <table:table-cell table:style-name="ce132" table:formula="of:=[.$E$6]+360*[.M$8]/[.$C192]" office:value-type="float" office:value="363.075" calcext:value-type="float">
            <text:p>363</text:p>
          </table:table-cell>
          <table:table-cell table:style-name="ce132" table:formula="of:=[.$E$6]+360*[.N$8]/[.$C192]" office:value-type="float" office:value="363.75" calcext:value-type="float">
            <text:p>364</text:p>
          </table:table-cell>
          <table:table-cell table:style-name="ce132" table:formula="of:=[.$E$6]+360*[.O$8]/[.$C192]" office:value-type="float" office:value="364.425" calcext:value-type="float">
            <text:p>364</text:p>
          </table:table-cell>
          <table:table-cell table:style-name="ce132" table:formula="of:=[.$E$6]+360*[.P$8]/[.$C192]" office:value-type="float" office:value="365.1" calcext:value-type="float">
            <text:p>365</text:p>
          </table:table-cell>
          <table:table-cell table:style-name="ce132" table:formula="of:=[.$E$6]+360*[.Q$8]/[.$C192]" office:value-type="float" office:value="365.775" calcext:value-type="float">
            <text:p>366</text:p>
          </table:table-cell>
          <table:table-cell table:style-name="ce132" table:formula="of:=[.$E$6]+360*[.R$8]/[.$C192]" office:value-type="float" office:value="366.45" calcext:value-type="float">
            <text:p>366</text:p>
          </table:table-cell>
          <table:table-cell table:style-name="ce132" table:formula="of:=[.$E$6]+360*[.S$8]/[.$C192]" office:value-type="float" office:value="367.125" calcext:value-type="float">
            <text:p>367</text:p>
          </table:table-cell>
          <table:table-cell table:style-name="ce132" table:formula="of:=[.$E$6]+360*[.T$8]/[.$C192]" office:value-type="float" office:value="367.8" calcext:value-type="float">
            <text:p>368</text:p>
          </table:table-cell>
          <table:table-cell table:style-name="ce132" table:formula="of:=[.$E$6]+360*[.U$8]/[.$C192]" office:value-type="float" office:value="368.475" calcext:value-type="float">
            <text:p>368</text:p>
          </table:table-cell>
          <table:table-cell table:style-name="ce132" table:formula="of:=[.$E$6]+360*[.V$8]/[.$C192]" office:value-type="float" office:value="369.15" calcext:value-type="float">
            <text:p>369</text:p>
          </table:table-cell>
          <table:table-cell table:style-name="ce132" table:formula="of:=[.$E$6]+360*[.W$8]/[.$C192]" office:value-type="float" office:value="369.825" calcext:value-type="float">
            <text:p>370</text:p>
          </table:table-cell>
          <table:table-cell table:style-name="ce132" table:formula="of:=[.$E$6]+360*[.X$8]/[.$C192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93]" office:value-type="float" office:value="24000" calcext:value-type="float">
            <text:p>24000</text:p>
          </table:table-cell>
          <table:table-cell table:style-name="ce132" table:formula="of:=[.$E$6]+360*[.D$8]/[.$C193]" office:value-type="float" office:value="357" calcext:value-type="float">
            <text:p>357</text:p>
          </table:table-cell>
          <table:table-cell table:style-name="ce132" table:formula="of:=[.$E$6]+360*[.E$8]/[.$C193]" office:value-type="float" office:value="357.75" calcext:value-type="float">
            <text:p>358</text:p>
          </table:table-cell>
          <table:table-cell table:style-name="ce132" table:formula="of:=[.$E$6]+360*[.F$8]/[.$C193]" office:value-type="float" office:value="358.5" calcext:value-type="float">
            <text:p>359</text:p>
          </table:table-cell>
          <table:table-cell table:style-name="ce132" table:formula="of:=[.$E$6]+360*[.G$8]/[.$C193]" office:value-type="float" office:value="359.25" calcext:value-type="float">
            <text:p>359</text:p>
          </table:table-cell>
          <table:table-cell table:style-name="ce132" table:formula="of:=[.$E$6]+360*[.H$8]/[.$C193]" office:value-type="float" office:value="360" calcext:value-type="float">
            <text:p>360</text:p>
          </table:table-cell>
          <table:table-cell table:style-name="ce132" table:formula="of:=[.$E$6]+360*[.I$8]/[.$C193]" office:value-type="float" office:value="360.75" calcext:value-type="float">
            <text:p>361</text:p>
          </table:table-cell>
          <table:table-cell table:style-name="ce132" table:formula="of:=[.$E$6]+360*[.J$8]/[.$C193]" office:value-type="float" office:value="361.5" calcext:value-type="float">
            <text:p>362</text:p>
          </table:table-cell>
          <table:table-cell table:style-name="ce132" table:formula="of:=[.$E$6]+360*[.K$8]/[.$C193]" office:value-type="float" office:value="362.25" calcext:value-type="float">
            <text:p>362</text:p>
          </table:table-cell>
          <table:table-cell table:style-name="ce132" table:formula="of:=[.$E$6]+360*[.L$8]/[.$C193]" office:value-type="float" office:value="363" calcext:value-type="float">
            <text:p>363</text:p>
          </table:table-cell>
          <table:table-cell table:style-name="ce132" table:formula="of:=[.$E$6]+360*[.M$8]/[.$C193]" office:value-type="float" office:value="363.75" calcext:value-type="float">
            <text:p>364</text:p>
          </table:table-cell>
          <table:table-cell table:style-name="ce132" table:formula="of:=[.$E$6]+360*[.N$8]/[.$C193]" office:value-type="float" office:value="364.5" calcext:value-type="float">
            <text:p>365</text:p>
          </table:table-cell>
          <table:table-cell table:style-name="ce132" table:formula="of:=[.$E$6]+360*[.O$8]/[.$C193]" office:value-type="float" office:value="365.25" calcext:value-type="float">
            <text:p>365</text:p>
          </table:table-cell>
          <table:table-cell table:style-name="ce132" table:formula="of:=[.$E$6]+360*[.P$8]/[.$C193]" office:value-type="float" office:value="366" calcext:value-type="float">
            <text:p>366</text:p>
          </table:table-cell>
          <table:table-cell table:style-name="ce132" table:formula="of:=[.$E$6]+360*[.Q$8]/[.$C193]" office:value-type="float" office:value="366.75" calcext:value-type="float">
            <text:p>367</text:p>
          </table:table-cell>
          <table:table-cell table:style-name="ce132" table:formula="of:=[.$E$6]+360*[.R$8]/[.$C193]" office:value-type="float" office:value="367.5" calcext:value-type="float">
            <text:p>368</text:p>
          </table:table-cell>
          <table:table-cell table:style-name="ce132" table:formula="of:=[.$E$6]+360*[.S$8]/[.$C193]" office:value-type="float" office:value="368.25" calcext:value-type="float">
            <text:p>368</text:p>
          </table:table-cell>
          <table:table-cell table:style-name="ce132" table:formula="of:=[.$E$6]+360*[.T$8]/[.$C193]" office:value-type="float" office:value="369" calcext:value-type="float">
            <text:p>369</text:p>
          </table:table-cell>
          <table:table-cell table:style-name="ce132" table:formula="of:=[.$E$6]+360*[.U$8]/[.$C193]" office:value-type="float" office:value="369.75" calcext:value-type="float">
            <text:p>370</text:p>
          </table:table-cell>
          <table:table-cell table:style-name="ce132" table:formula="of:=[.$E$6]+360*[.V$8]/[.$C193]" office:value-type="float" office:value="370.5" calcext:value-type="float">
            <text:p>371</text:p>
          </table:table-cell>
          <table:table-cell table:style-name="ce132" table:formula="of:=[.$E$6]+360*[.W$8]/[.$C193]" office:value-type="float" office:value="371.25" calcext:value-type="float">
            <text:p>371</text:p>
          </table:table-cell>
          <table:table-cell table:style-name="ce132" table:formula="of:=[.$E$6]+360*[.X$8]/[.$C193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94]" office:value-type="float" office:value="21818.1818181818" calcext:value-type="float">
            <text:p>21818</text:p>
          </table:table-cell>
          <table:table-cell table:style-name="ce132" table:formula="of:=[.$E$6]+360*[.D$8]/[.$C194]" office:value-type="float" office:value="357" calcext:value-type="float">
            <text:p>357</text:p>
          </table:table-cell>
          <table:table-cell table:style-name="ce132" table:formula="of:=[.$E$6]+360*[.E$8]/[.$C194]" office:value-type="float" office:value="357.825" calcext:value-type="float">
            <text:p>358</text:p>
          </table:table-cell>
          <table:table-cell table:style-name="ce132" table:formula="of:=[.$E$6]+360*[.F$8]/[.$C194]" office:value-type="float" office:value="358.65" calcext:value-type="float">
            <text:p>359</text:p>
          </table:table-cell>
          <table:table-cell table:style-name="ce132" table:formula="of:=[.$E$6]+360*[.G$8]/[.$C194]" office:value-type="float" office:value="359.475" calcext:value-type="float">
            <text:p>359</text:p>
          </table:table-cell>
          <table:table-cell table:style-name="ce132" table:formula="of:=[.$E$6]+360*[.H$8]/[.$C194]" office:value-type="float" office:value="360.3" calcext:value-type="float">
            <text:p>360</text:p>
          </table:table-cell>
          <table:table-cell table:style-name="ce132" table:formula="of:=[.$E$6]+360*[.I$8]/[.$C194]" office:value-type="float" office:value="361.125" calcext:value-type="float">
            <text:p>361</text:p>
          </table:table-cell>
          <table:table-cell table:style-name="ce132" table:formula="of:=[.$E$6]+360*[.J$8]/[.$C194]" office:value-type="float" office:value="361.95" calcext:value-type="float">
            <text:p>362</text:p>
          </table:table-cell>
          <table:table-cell table:style-name="ce132" table:formula="of:=[.$E$6]+360*[.K$8]/[.$C194]" office:value-type="float" office:value="362.775" calcext:value-type="float">
            <text:p>363</text:p>
          </table:table-cell>
          <table:table-cell table:style-name="ce132" table:formula="of:=[.$E$6]+360*[.L$8]/[.$C194]" office:value-type="float" office:value="363.6" calcext:value-type="float">
            <text:p>364</text:p>
          </table:table-cell>
          <table:table-cell table:style-name="ce132" table:formula="of:=[.$E$6]+360*[.M$8]/[.$C194]" office:value-type="float" office:value="364.425" calcext:value-type="float">
            <text:p>364</text:p>
          </table:table-cell>
          <table:table-cell table:style-name="ce132" table:formula="of:=[.$E$6]+360*[.N$8]/[.$C194]" office:value-type="float" office:value="365.25" calcext:value-type="float">
            <text:p>365</text:p>
          </table:table-cell>
          <table:table-cell table:style-name="ce132" table:formula="of:=[.$E$6]+360*[.O$8]/[.$C194]" office:value-type="float" office:value="366.075" calcext:value-type="float">
            <text:p>366</text:p>
          </table:table-cell>
          <table:table-cell table:style-name="ce132" table:formula="of:=[.$E$6]+360*[.P$8]/[.$C194]" office:value-type="float" office:value="366.9" calcext:value-type="float">
            <text:p>367</text:p>
          </table:table-cell>
          <table:table-cell table:style-name="ce132" table:formula="of:=[.$E$6]+360*[.Q$8]/[.$C194]" office:value-type="float" office:value="367.725" calcext:value-type="float">
            <text:p>368</text:p>
          </table:table-cell>
          <table:table-cell table:style-name="ce132" table:formula="of:=[.$E$6]+360*[.R$8]/[.$C194]" office:value-type="float" office:value="368.55" calcext:value-type="float">
            <text:p>369</text:p>
          </table:table-cell>
          <table:table-cell table:style-name="ce132" table:formula="of:=[.$E$6]+360*[.S$8]/[.$C194]" office:value-type="float" office:value="369.375" calcext:value-type="float">
            <text:p>369</text:p>
          </table:table-cell>
          <table:table-cell table:style-name="ce132" table:formula="of:=[.$E$6]+360*[.T$8]/[.$C194]" office:value-type="float" office:value="370.2" calcext:value-type="float">
            <text:p>370</text:p>
          </table:table-cell>
          <table:table-cell table:style-name="ce132" table:formula="of:=[.$E$6]+360*[.U$8]/[.$C194]" office:value-type="float" office:value="371.025" calcext:value-type="float">
            <text:p>371</text:p>
          </table:table-cell>
          <table:table-cell table:style-name="ce132" table:formula="of:=[.$E$6]+360*[.V$8]/[.$C194]" office:value-type="float" office:value="371.85" calcext:value-type="float">
            <text:p>372</text:p>
          </table:table-cell>
          <table:table-cell table:style-name="ce132" table:formula="of:=[.$E$6]+360*[.W$8]/[.$C194]" office:value-type="float" office:value="372.675" calcext:value-type="float">
            <text:p>373</text:p>
          </table:table-cell>
          <table:table-cell table:style-name="ce132" table:formula="of:=[.$E$6]+360*[.X$8]/[.$C194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95]" office:value-type="float" office:value="20000" calcext:value-type="float">
            <text:p>20000</text:p>
          </table:table-cell>
          <table:table-cell table:style-name="ce132" table:formula="of:=[.$E$6]+360*[.D$8]/[.$C195]" office:value-type="float" office:value="357" calcext:value-type="float">
            <text:p>357</text:p>
          </table:table-cell>
          <table:table-cell table:style-name="ce132" table:formula="of:=[.$E$6]+360*[.E$8]/[.$C195]" office:value-type="float" office:value="357.9" calcext:value-type="float">
            <text:p>358</text:p>
          </table:table-cell>
          <table:table-cell table:style-name="ce132" table:formula="of:=[.$E$6]+360*[.F$8]/[.$C195]" office:value-type="float" office:value="358.8" calcext:value-type="float">
            <text:p>359</text:p>
          </table:table-cell>
          <table:table-cell table:style-name="ce132" table:formula="of:=[.$E$6]+360*[.G$8]/[.$C195]" office:value-type="float" office:value="359.7" calcext:value-type="float">
            <text:p>360</text:p>
          </table:table-cell>
          <table:table-cell table:style-name="ce132" table:formula="of:=[.$E$6]+360*[.H$8]/[.$C195]" office:value-type="float" office:value="360.6" calcext:value-type="float">
            <text:p>361</text:p>
          </table:table-cell>
          <table:table-cell table:style-name="ce132" table:formula="of:=[.$E$6]+360*[.I$8]/[.$C195]" office:value-type="float" office:value="361.5" calcext:value-type="float">
            <text:p>362</text:p>
          </table:table-cell>
          <table:table-cell table:style-name="ce132" table:formula="of:=[.$E$6]+360*[.J$8]/[.$C195]" office:value-type="float" office:value="362.4" calcext:value-type="float">
            <text:p>362</text:p>
          </table:table-cell>
          <table:table-cell table:style-name="ce132" table:formula="of:=[.$E$6]+360*[.K$8]/[.$C195]" office:value-type="float" office:value="363.3" calcext:value-type="float">
            <text:p>363</text:p>
          </table:table-cell>
          <table:table-cell table:style-name="ce132" table:formula="of:=[.$E$6]+360*[.L$8]/[.$C195]" office:value-type="float" office:value="364.2" calcext:value-type="float">
            <text:p>364</text:p>
          </table:table-cell>
          <table:table-cell table:style-name="ce132" table:formula="of:=[.$E$6]+360*[.M$8]/[.$C195]" office:value-type="float" office:value="365.1" calcext:value-type="float">
            <text:p>365</text:p>
          </table:table-cell>
          <table:table-cell table:style-name="ce132" table:formula="of:=[.$E$6]+360*[.N$8]/[.$C195]" office:value-type="float" office:value="366" calcext:value-type="float">
            <text:p>366</text:p>
          </table:table-cell>
          <table:table-cell table:style-name="ce132" table:formula="of:=[.$E$6]+360*[.O$8]/[.$C195]" office:value-type="float" office:value="366.9" calcext:value-type="float">
            <text:p>367</text:p>
          </table:table-cell>
          <table:table-cell table:style-name="ce132" table:formula="of:=[.$E$6]+360*[.P$8]/[.$C195]" office:value-type="float" office:value="367.8" calcext:value-type="float">
            <text:p>368</text:p>
          </table:table-cell>
          <table:table-cell table:style-name="ce132" table:formula="of:=[.$E$6]+360*[.Q$8]/[.$C195]" office:value-type="float" office:value="368.7" calcext:value-type="float">
            <text:p>369</text:p>
          </table:table-cell>
          <table:table-cell table:style-name="ce132" table:formula="of:=[.$E$6]+360*[.R$8]/[.$C195]" office:value-type="float" office:value="369.6" calcext:value-type="float">
            <text:p>370</text:p>
          </table:table-cell>
          <table:table-cell table:style-name="ce132" table:formula="of:=[.$E$6]+360*[.S$8]/[.$C195]" office:value-type="float" office:value="370.5" calcext:value-type="float">
            <text:p>371</text:p>
          </table:table-cell>
          <table:table-cell table:style-name="ce132" table:formula="of:=[.$E$6]+360*[.T$8]/[.$C195]" office:value-type="float" office:value="371.4" calcext:value-type="float">
            <text:p>371</text:p>
          </table:table-cell>
          <table:table-cell table:style-name="ce132" table:formula="of:=[.$E$6]+360*[.U$8]/[.$C195]" office:value-type="float" office:value="372.3" calcext:value-type="float">
            <text:p>372</text:p>
          </table:table-cell>
          <table:table-cell table:style-name="ce132" table:formula="of:=[.$E$6]+360*[.V$8]/[.$C195]" office:value-type="float" office:value="373.2" calcext:value-type="float">
            <text:p>373</text:p>
          </table:table-cell>
          <table:table-cell table:style-name="ce132" table:formula="of:=[.$E$6]+360*[.W$8]/[.$C195]" office:value-type="float" office:value="374.1" calcext:value-type="float">
            <text:p>374</text:p>
          </table:table-cell>
          <table:table-cell table:style-name="ce132" table:formula="of:=[.$E$6]+360*[.X$8]/[.$C195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96]" office:value-type="float" office:value="18461.5384615385" calcext:value-type="float">
            <text:p>18462</text:p>
          </table:table-cell>
          <table:table-cell table:style-name="ce132" table:formula="of:=[.$E$6]+360*[.D$8]/[.$C196]" office:value-type="float" office:value="357" calcext:value-type="float">
            <text:p>357</text:p>
          </table:table-cell>
          <table:table-cell table:style-name="ce132" table:formula="of:=[.$E$6]+360*[.E$8]/[.$C196]" office:value-type="float" office:value="357.975" calcext:value-type="float">
            <text:p>358</text:p>
          </table:table-cell>
          <table:table-cell table:style-name="ce132" table:formula="of:=[.$E$6]+360*[.F$8]/[.$C196]" office:value-type="float" office:value="358.95" calcext:value-type="float">
            <text:p>359</text:p>
          </table:table-cell>
          <table:table-cell table:style-name="ce132" table:formula="of:=[.$E$6]+360*[.G$8]/[.$C196]" office:value-type="float" office:value="359.925" calcext:value-type="float">
            <text:p>360</text:p>
          </table:table-cell>
          <table:table-cell table:style-name="ce132" table:formula="of:=[.$E$6]+360*[.H$8]/[.$C196]" office:value-type="float" office:value="360.9" calcext:value-type="float">
            <text:p>361</text:p>
          </table:table-cell>
          <table:table-cell table:style-name="ce132" table:formula="of:=[.$E$6]+360*[.I$8]/[.$C196]" office:value-type="float" office:value="361.875" calcext:value-type="float">
            <text:p>362</text:p>
          </table:table-cell>
          <table:table-cell table:style-name="ce132" table:formula="of:=[.$E$6]+360*[.J$8]/[.$C196]" office:value-type="float" office:value="362.85" calcext:value-type="float">
            <text:p>363</text:p>
          </table:table-cell>
          <table:table-cell table:style-name="ce132" table:formula="of:=[.$E$6]+360*[.K$8]/[.$C196]" office:value-type="float" office:value="363.825" calcext:value-type="float">
            <text:p>364</text:p>
          </table:table-cell>
          <table:table-cell table:style-name="ce132" table:formula="of:=[.$E$6]+360*[.L$8]/[.$C196]" office:value-type="float" office:value="364.8" calcext:value-type="float">
            <text:p>365</text:p>
          </table:table-cell>
          <table:table-cell table:style-name="ce132" table:formula="of:=[.$E$6]+360*[.M$8]/[.$C196]" office:value-type="float" office:value="365.775" calcext:value-type="float">
            <text:p>366</text:p>
          </table:table-cell>
          <table:table-cell table:style-name="ce132" table:formula="of:=[.$E$6]+360*[.N$8]/[.$C196]" office:value-type="float" office:value="366.75" calcext:value-type="float">
            <text:p>367</text:p>
          </table:table-cell>
          <table:table-cell table:style-name="ce132" table:formula="of:=[.$E$6]+360*[.O$8]/[.$C196]" office:value-type="float" office:value="367.725" calcext:value-type="float">
            <text:p>368</text:p>
          </table:table-cell>
          <table:table-cell table:style-name="ce132" table:formula="of:=[.$E$6]+360*[.P$8]/[.$C196]" office:value-type="float" office:value="368.7" calcext:value-type="float">
            <text:p>369</text:p>
          </table:table-cell>
          <table:table-cell table:style-name="ce132" table:formula="of:=[.$E$6]+360*[.Q$8]/[.$C196]" office:value-type="float" office:value="369.675" calcext:value-type="float">
            <text:p>370</text:p>
          </table:table-cell>
          <table:table-cell table:style-name="ce132" table:formula="of:=[.$E$6]+360*[.R$8]/[.$C196]" office:value-type="float" office:value="370.65" calcext:value-type="float">
            <text:p>371</text:p>
          </table:table-cell>
          <table:table-cell table:style-name="ce132" table:formula="of:=[.$E$6]+360*[.S$8]/[.$C196]" office:value-type="float" office:value="371.625" calcext:value-type="float">
            <text:p>372</text:p>
          </table:table-cell>
          <table:table-cell table:style-name="ce132" table:formula="of:=[.$E$6]+360*[.T$8]/[.$C196]" office:value-type="float" office:value="372.6" calcext:value-type="float">
            <text:p>373</text:p>
          </table:table-cell>
          <table:table-cell table:style-name="ce132" table:formula="of:=[.$E$6]+360*[.U$8]/[.$C196]" office:value-type="float" office:value="373.575" calcext:value-type="float">
            <text:p>374</text:p>
          </table:table-cell>
          <table:table-cell table:style-name="ce132" table:formula="of:=[.$E$6]+360*[.V$8]/[.$C196]" office:value-type="float" office:value="374.55" calcext:value-type="float">
            <text:p>375</text:p>
          </table:table-cell>
          <table:table-cell table:style-name="ce132" table:formula="of:=[.$E$6]+360*[.W$8]/[.$C196]" office:value-type="float" office:value="375.525" calcext:value-type="float">
            <text:p>376</text:p>
          </table:table-cell>
          <table:table-cell table:style-name="ce132" table:formula="of:=[.$E$6]+360*[.X$8]/[.$C196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97]" office:value-type="float" office:value="17142.8571428571" calcext:value-type="float">
            <text:p>17143</text:p>
          </table:table-cell>
          <table:table-cell table:style-name="ce132" table:formula="of:=[.$E$6]+360*[.D$8]/[.$C197]" office:value-type="float" office:value="357" calcext:value-type="float">
            <text:p>357</text:p>
          </table:table-cell>
          <table:table-cell table:style-name="ce132" table:formula="of:=[.$E$6]+360*[.E$8]/[.$C197]" office:value-type="float" office:value="358.05" calcext:value-type="float">
            <text:p>358</text:p>
          </table:table-cell>
          <table:table-cell table:style-name="ce132" table:formula="of:=[.$E$6]+360*[.F$8]/[.$C197]" office:value-type="float" office:value="359.1" calcext:value-type="float">
            <text:p>359</text:p>
          </table:table-cell>
          <table:table-cell table:style-name="ce132" table:formula="of:=[.$E$6]+360*[.G$8]/[.$C197]" office:value-type="float" office:value="360.15" calcext:value-type="float">
            <text:p>360</text:p>
          </table:table-cell>
          <table:table-cell table:style-name="ce132" table:formula="of:=[.$E$6]+360*[.H$8]/[.$C197]" office:value-type="float" office:value="361.2" calcext:value-type="float">
            <text:p>361</text:p>
          </table:table-cell>
          <table:table-cell table:style-name="ce132" table:formula="of:=[.$E$6]+360*[.I$8]/[.$C197]" office:value-type="float" office:value="362.25" calcext:value-type="float">
            <text:p>362</text:p>
          </table:table-cell>
          <table:table-cell table:style-name="ce132" table:formula="of:=[.$E$6]+360*[.J$8]/[.$C197]" office:value-type="float" office:value="363.3" calcext:value-type="float">
            <text:p>363</text:p>
          </table:table-cell>
          <table:table-cell table:style-name="ce132" table:formula="of:=[.$E$6]+360*[.K$8]/[.$C197]" office:value-type="float" office:value="364.35" calcext:value-type="float">
            <text:p>364</text:p>
          </table:table-cell>
          <table:table-cell table:style-name="ce132" table:formula="of:=[.$E$6]+360*[.L$8]/[.$C197]" office:value-type="float" office:value="365.4" calcext:value-type="float">
            <text:p>365</text:p>
          </table:table-cell>
          <table:table-cell table:style-name="ce132" table:formula="of:=[.$E$6]+360*[.M$8]/[.$C197]" office:value-type="float" office:value="366.45" calcext:value-type="float">
            <text:p>366</text:p>
          </table:table-cell>
          <table:table-cell table:style-name="ce132" table:formula="of:=[.$E$6]+360*[.N$8]/[.$C197]" office:value-type="float" office:value="367.5" calcext:value-type="float">
            <text:p>368</text:p>
          </table:table-cell>
          <table:table-cell table:style-name="ce132" table:formula="of:=[.$E$6]+360*[.O$8]/[.$C197]" office:value-type="float" office:value="368.55" calcext:value-type="float">
            <text:p>369</text:p>
          </table:table-cell>
          <table:table-cell table:style-name="ce132" table:formula="of:=[.$E$6]+360*[.P$8]/[.$C197]" office:value-type="float" office:value="369.6" calcext:value-type="float">
            <text:p>370</text:p>
          </table:table-cell>
          <table:table-cell table:style-name="ce132" table:formula="of:=[.$E$6]+360*[.Q$8]/[.$C197]" office:value-type="float" office:value="370.65" calcext:value-type="float">
            <text:p>371</text:p>
          </table:table-cell>
          <table:table-cell table:style-name="ce132" table:formula="of:=[.$E$6]+360*[.R$8]/[.$C197]" office:value-type="float" office:value="371.7" calcext:value-type="float">
            <text:p>372</text:p>
          </table:table-cell>
          <table:table-cell table:style-name="ce132" table:formula="of:=[.$E$6]+360*[.S$8]/[.$C197]" office:value-type="float" office:value="372.75" calcext:value-type="float">
            <text:p>373</text:p>
          </table:table-cell>
          <table:table-cell table:style-name="ce132" table:formula="of:=[.$E$6]+360*[.T$8]/[.$C197]" office:value-type="float" office:value="373.8" calcext:value-type="float">
            <text:p>374</text:p>
          </table:table-cell>
          <table:table-cell table:style-name="ce132" table:formula="of:=[.$E$6]+360*[.U$8]/[.$C197]" office:value-type="float" office:value="374.85" calcext:value-type="float">
            <text:p>375</text:p>
          </table:table-cell>
          <table:table-cell table:style-name="ce132" table:formula="of:=[.$E$6]+360*[.V$8]/[.$C197]" office:value-type="float" office:value="375.9" calcext:value-type="float">
            <text:p>376</text:p>
          </table:table-cell>
          <table:table-cell table:style-name="ce132" table:formula="of:=[.$E$6]+360*[.W$8]/[.$C197]" office:value-type="float" office:value="376.95" calcext:value-type="float">
            <text:p>377</text:p>
          </table:table-cell>
          <table:table-cell table:style-name="ce132" table:formula="of:=[.$E$6]+360*[.X$8]/[.$C197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98]" office:value-type="float" office:value="16000" calcext:value-type="float">
            <text:p>16000</text:p>
          </table:table-cell>
          <table:table-cell table:style-name="ce132" table:formula="of:=[.$E$6]+360*[.D$8]/[.$C198]" office:value-type="float" office:value="357" calcext:value-type="float">
            <text:p>357</text:p>
          </table:table-cell>
          <table:table-cell table:style-name="ce132" table:formula="of:=[.$E$6]+360*[.E$8]/[.$C198]" office:value-type="float" office:value="358.125" calcext:value-type="float">
            <text:p>358</text:p>
          </table:table-cell>
          <table:table-cell table:style-name="ce132" table:formula="of:=[.$E$6]+360*[.F$8]/[.$C198]" office:value-type="float" office:value="359.25" calcext:value-type="float">
            <text:p>359</text:p>
          </table:table-cell>
          <table:table-cell table:style-name="ce132" table:formula="of:=[.$E$6]+360*[.G$8]/[.$C198]" office:value-type="float" office:value="360.375" calcext:value-type="float">
            <text:p>360</text:p>
          </table:table-cell>
          <table:table-cell table:style-name="ce132" table:formula="of:=[.$E$6]+360*[.H$8]/[.$C198]" office:value-type="float" office:value="361.5" calcext:value-type="float">
            <text:p>362</text:p>
          </table:table-cell>
          <table:table-cell table:style-name="ce132" table:formula="of:=[.$E$6]+360*[.I$8]/[.$C198]" office:value-type="float" office:value="362.625" calcext:value-type="float">
            <text:p>363</text:p>
          </table:table-cell>
          <table:table-cell table:style-name="ce132" table:formula="of:=[.$E$6]+360*[.J$8]/[.$C198]" office:value-type="float" office:value="363.75" calcext:value-type="float">
            <text:p>364</text:p>
          </table:table-cell>
          <table:table-cell table:style-name="ce132" table:formula="of:=[.$E$6]+360*[.K$8]/[.$C198]" office:value-type="float" office:value="364.875" calcext:value-type="float">
            <text:p>365</text:p>
          </table:table-cell>
          <table:table-cell table:style-name="ce132" table:formula="of:=[.$E$6]+360*[.L$8]/[.$C198]" office:value-type="float" office:value="366" calcext:value-type="float">
            <text:p>366</text:p>
          </table:table-cell>
          <table:table-cell table:style-name="ce132" table:formula="of:=[.$E$6]+360*[.M$8]/[.$C198]" office:value-type="float" office:value="367.125" calcext:value-type="float">
            <text:p>367</text:p>
          </table:table-cell>
          <table:table-cell table:style-name="ce132" table:formula="of:=[.$E$6]+360*[.N$8]/[.$C198]" office:value-type="float" office:value="368.25" calcext:value-type="float">
            <text:p>368</text:p>
          </table:table-cell>
          <table:table-cell table:style-name="ce132" table:formula="of:=[.$E$6]+360*[.O$8]/[.$C198]" office:value-type="float" office:value="369.375" calcext:value-type="float">
            <text:p>369</text:p>
          </table:table-cell>
          <table:table-cell table:style-name="ce132" table:formula="of:=[.$E$6]+360*[.P$8]/[.$C198]" office:value-type="float" office:value="370.5" calcext:value-type="float">
            <text:p>371</text:p>
          </table:table-cell>
          <table:table-cell table:style-name="ce132" table:formula="of:=[.$E$6]+360*[.Q$8]/[.$C198]" office:value-type="float" office:value="371.625" calcext:value-type="float">
            <text:p>372</text:p>
          </table:table-cell>
          <table:table-cell table:style-name="ce132" table:formula="of:=[.$E$6]+360*[.R$8]/[.$C198]" office:value-type="float" office:value="372.75" calcext:value-type="float">
            <text:p>373</text:p>
          </table:table-cell>
          <table:table-cell table:style-name="ce132" table:formula="of:=[.$E$6]+360*[.S$8]/[.$C198]" office:value-type="float" office:value="373.875" calcext:value-type="float">
            <text:p>374</text:p>
          </table:table-cell>
          <table:table-cell table:style-name="ce132" table:formula="of:=[.$E$6]+360*[.T$8]/[.$C198]" office:value-type="float" office:value="375" calcext:value-type="float">
            <text:p>375</text:p>
          </table:table-cell>
          <table:table-cell table:style-name="ce132" table:formula="of:=[.$E$6]+360*[.U$8]/[.$C198]" office:value-type="float" office:value="376.125" calcext:value-type="float">
            <text:p>376</text:p>
          </table:table-cell>
          <table:table-cell table:style-name="ce132" table:formula="of:=[.$E$6]+360*[.V$8]/[.$C198]" office:value-type="float" office:value="377.25" calcext:value-type="float">
            <text:p>377</text:p>
          </table:table-cell>
          <table:table-cell table:style-name="ce132" table:formula="of:=[.$E$6]+360*[.W$8]/[.$C198]" office:value-type="float" office:value="378.375" calcext:value-type="float">
            <text:p>378</text:p>
          </table:table-cell>
          <table:table-cell table:style-name="ce132" table:formula="of:=[.$E$6]+360*[.X$8]/[.$C198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99]" office:value-type="float" office:value="15000" calcext:value-type="float">
            <text:p>15000</text:p>
          </table:table-cell>
          <table:table-cell table:style-name="ce132" table:formula="of:=[.$E$6]+360*[.D$8]/[.$C199]" office:value-type="float" office:value="357" calcext:value-type="float">
            <text:p>357</text:p>
          </table:table-cell>
          <table:table-cell table:style-name="ce132" table:formula="of:=[.$E$6]+360*[.E$8]/[.$C199]" office:value-type="float" office:value="358.2" calcext:value-type="float">
            <text:p>358</text:p>
          </table:table-cell>
          <table:table-cell table:style-name="ce132" table:formula="of:=[.$E$6]+360*[.F$8]/[.$C199]" office:value-type="float" office:value="359.4" calcext:value-type="float">
            <text:p>359</text:p>
          </table:table-cell>
          <table:table-cell table:style-name="ce132" table:formula="of:=[.$E$6]+360*[.G$8]/[.$C199]" office:value-type="float" office:value="360.6" calcext:value-type="float">
            <text:p>361</text:p>
          </table:table-cell>
          <table:table-cell table:style-name="ce132" table:formula="of:=[.$E$6]+360*[.H$8]/[.$C199]" office:value-type="float" office:value="361.8" calcext:value-type="float">
            <text:p>362</text:p>
          </table:table-cell>
          <table:table-cell table:style-name="ce132" table:formula="of:=[.$E$6]+360*[.I$8]/[.$C199]" office:value-type="float" office:value="363" calcext:value-type="float">
            <text:p>363</text:p>
          </table:table-cell>
          <table:table-cell table:style-name="ce132" table:formula="of:=[.$E$6]+360*[.J$8]/[.$C199]" office:value-type="float" office:value="364.2" calcext:value-type="float">
            <text:p>364</text:p>
          </table:table-cell>
          <table:table-cell table:style-name="ce132" table:formula="of:=[.$E$6]+360*[.K$8]/[.$C199]" office:value-type="float" office:value="365.4" calcext:value-type="float">
            <text:p>365</text:p>
          </table:table-cell>
          <table:table-cell table:style-name="ce132" table:formula="of:=[.$E$6]+360*[.L$8]/[.$C199]" office:value-type="float" office:value="366.6" calcext:value-type="float">
            <text:p>367</text:p>
          </table:table-cell>
          <table:table-cell table:style-name="ce132" table:formula="of:=[.$E$6]+360*[.M$8]/[.$C199]" office:value-type="float" office:value="367.8" calcext:value-type="float">
            <text:p>368</text:p>
          </table:table-cell>
          <table:table-cell table:style-name="ce132" table:formula="of:=[.$E$6]+360*[.N$8]/[.$C199]" office:value-type="float" office:value="369" calcext:value-type="float">
            <text:p>369</text:p>
          </table:table-cell>
          <table:table-cell table:style-name="ce132" table:formula="of:=[.$E$6]+360*[.O$8]/[.$C199]" office:value-type="float" office:value="370.2" calcext:value-type="float">
            <text:p>370</text:p>
          </table:table-cell>
          <table:table-cell table:style-name="ce132" table:formula="of:=[.$E$6]+360*[.P$8]/[.$C199]" office:value-type="float" office:value="371.4" calcext:value-type="float">
            <text:p>371</text:p>
          </table:table-cell>
          <table:table-cell table:style-name="ce132" table:formula="of:=[.$E$6]+360*[.Q$8]/[.$C199]" office:value-type="float" office:value="372.6" calcext:value-type="float">
            <text:p>373</text:p>
          </table:table-cell>
          <table:table-cell table:style-name="ce132" table:formula="of:=[.$E$6]+360*[.R$8]/[.$C199]" office:value-type="float" office:value="373.8" calcext:value-type="float">
            <text:p>374</text:p>
          </table:table-cell>
          <table:table-cell table:style-name="ce132" table:formula="of:=[.$E$6]+360*[.S$8]/[.$C199]" office:value-type="float" office:value="375" calcext:value-type="float">
            <text:p>375</text:p>
          </table:table-cell>
          <table:table-cell table:style-name="ce132" table:formula="of:=[.$E$6]+360*[.T$8]/[.$C199]" office:value-type="float" office:value="376.2" calcext:value-type="float">
            <text:p>376</text:p>
          </table:table-cell>
          <table:table-cell table:style-name="ce132" table:formula="of:=[.$E$6]+360*[.U$8]/[.$C199]" office:value-type="float" office:value="377.4" calcext:value-type="float">
            <text:p>377</text:p>
          </table:table-cell>
          <table:table-cell table:style-name="ce132" table:formula="of:=[.$E$6]+360*[.V$8]/[.$C199]" office:value-type="float" office:value="378.6" calcext:value-type="float">
            <text:p>379</text:p>
          </table:table-cell>
          <table:table-cell table:style-name="ce132" table:formula="of:=[.$E$6]+360*[.W$8]/[.$C199]" office:value-type="float" office:value="379.8" calcext:value-type="float">
            <text:p>380</text:p>
          </table:table-cell>
          <table:table-cell table:style-name="ce132" table:formula="of:=[.$E$6]+360*[.X$8]/[.$C199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00]" office:value-type="float" office:value="14117.6470588235" calcext:value-type="float">
            <text:p>14118</text:p>
          </table:table-cell>
          <table:table-cell table:style-name="ce132" table:formula="of:=[.$E$6]+360*[.D$8]/[.$C200]" office:value-type="float" office:value="357" calcext:value-type="float">
            <text:p>357</text:p>
          </table:table-cell>
          <table:table-cell table:style-name="ce132" table:formula="of:=[.$E$6]+360*[.E$8]/[.$C200]" office:value-type="float" office:value="358.275" calcext:value-type="float">
            <text:p>358</text:p>
          </table:table-cell>
          <table:table-cell table:style-name="ce132" table:formula="of:=[.$E$6]+360*[.F$8]/[.$C200]" office:value-type="float" office:value="359.55" calcext:value-type="float">
            <text:p>360</text:p>
          </table:table-cell>
          <table:table-cell table:style-name="ce132" table:formula="of:=[.$E$6]+360*[.G$8]/[.$C200]" office:value-type="float" office:value="360.825" calcext:value-type="float">
            <text:p>361</text:p>
          </table:table-cell>
          <table:table-cell table:style-name="ce132" table:formula="of:=[.$E$6]+360*[.H$8]/[.$C200]" office:value-type="float" office:value="362.1" calcext:value-type="float">
            <text:p>362</text:p>
          </table:table-cell>
          <table:table-cell table:style-name="ce132" table:formula="of:=[.$E$6]+360*[.I$8]/[.$C200]" office:value-type="float" office:value="363.375" calcext:value-type="float">
            <text:p>363</text:p>
          </table:table-cell>
          <table:table-cell table:style-name="ce132" table:formula="of:=[.$E$6]+360*[.J$8]/[.$C200]" office:value-type="float" office:value="364.65" calcext:value-type="float">
            <text:p>365</text:p>
          </table:table-cell>
          <table:table-cell table:style-name="ce132" table:formula="of:=[.$E$6]+360*[.K$8]/[.$C200]" office:value-type="float" office:value="365.925" calcext:value-type="float">
            <text:p>366</text:p>
          </table:table-cell>
          <table:table-cell table:style-name="ce132" table:formula="of:=[.$E$6]+360*[.L$8]/[.$C200]" office:value-type="float" office:value="367.2" calcext:value-type="float">
            <text:p>367</text:p>
          </table:table-cell>
          <table:table-cell table:style-name="ce132" table:formula="of:=[.$E$6]+360*[.M$8]/[.$C200]" office:value-type="float" office:value="368.475" calcext:value-type="float">
            <text:p>368</text:p>
          </table:table-cell>
          <table:table-cell table:style-name="ce132" table:formula="of:=[.$E$6]+360*[.N$8]/[.$C200]" office:value-type="float" office:value="369.75" calcext:value-type="float">
            <text:p>370</text:p>
          </table:table-cell>
          <table:table-cell table:style-name="ce132" table:formula="of:=[.$E$6]+360*[.O$8]/[.$C200]" office:value-type="float" office:value="371.025" calcext:value-type="float">
            <text:p>371</text:p>
          </table:table-cell>
          <table:table-cell table:style-name="ce132" table:formula="of:=[.$E$6]+360*[.P$8]/[.$C200]" office:value-type="float" office:value="372.3" calcext:value-type="float">
            <text:p>372</text:p>
          </table:table-cell>
          <table:table-cell table:style-name="ce132" table:formula="of:=[.$E$6]+360*[.Q$8]/[.$C200]" office:value-type="float" office:value="373.575" calcext:value-type="float">
            <text:p>374</text:p>
          </table:table-cell>
          <table:table-cell table:style-name="ce132" table:formula="of:=[.$E$6]+360*[.R$8]/[.$C200]" office:value-type="float" office:value="374.85" calcext:value-type="float">
            <text:p>375</text:p>
          </table:table-cell>
          <table:table-cell table:style-name="ce132" table:formula="of:=[.$E$6]+360*[.S$8]/[.$C200]" office:value-type="float" office:value="376.125" calcext:value-type="float">
            <text:p>376</text:p>
          </table:table-cell>
          <table:table-cell table:style-name="ce132" table:formula="of:=[.$E$6]+360*[.T$8]/[.$C200]" office:value-type="float" office:value="377.4" calcext:value-type="float">
            <text:p>377</text:p>
          </table:table-cell>
          <table:table-cell table:style-name="ce132" table:formula="of:=[.$E$6]+360*[.U$8]/[.$C200]" office:value-type="float" office:value="378.675" calcext:value-type="float">
            <text:p>379</text:p>
          </table:table-cell>
          <table:table-cell table:style-name="ce132" table:formula="of:=[.$E$6]+360*[.V$8]/[.$C200]" office:value-type="float" office:value="379.95" calcext:value-type="float">
            <text:p>380</text:p>
          </table:table-cell>
          <table:table-cell table:style-name="ce132" table:formula="of:=[.$E$6]+360*[.W$8]/[.$C200]" office:value-type="float" office:value="381.225" calcext:value-type="float">
            <text:p>381</text:p>
          </table:table-cell>
          <table:table-cell table:style-name="ce132" table:formula="of:=[.$E$6]+360*[.X$8]/[.$C200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01]" office:value-type="float" office:value="13333.3333333333" calcext:value-type="float">
            <text:p>13333</text:p>
          </table:table-cell>
          <table:table-cell table:style-name="ce132" table:formula="of:=[.$E$6]+360*[.D$8]/[.$C201]" office:value-type="float" office:value="357" calcext:value-type="float">
            <text:p>357</text:p>
          </table:table-cell>
          <table:table-cell table:style-name="ce132" table:formula="of:=[.$E$6]+360*[.E$8]/[.$C201]" office:value-type="float" office:value="358.35" calcext:value-type="float">
            <text:p>358</text:p>
          </table:table-cell>
          <table:table-cell table:style-name="ce132" table:formula="of:=[.$E$6]+360*[.F$8]/[.$C201]" office:value-type="float" office:value="359.7" calcext:value-type="float">
            <text:p>360</text:p>
          </table:table-cell>
          <table:table-cell table:style-name="ce132" table:formula="of:=[.$E$6]+360*[.G$8]/[.$C201]" office:value-type="float" office:value="361.05" calcext:value-type="float">
            <text:p>361</text:p>
          </table:table-cell>
          <table:table-cell table:style-name="ce132" table:formula="of:=[.$E$6]+360*[.H$8]/[.$C201]" office:value-type="float" office:value="362.4" calcext:value-type="float">
            <text:p>362</text:p>
          </table:table-cell>
          <table:table-cell table:style-name="ce132" table:formula="of:=[.$E$6]+360*[.I$8]/[.$C201]" office:value-type="float" office:value="363.75" calcext:value-type="float">
            <text:p>364</text:p>
          </table:table-cell>
          <table:table-cell table:style-name="ce132" table:formula="of:=[.$E$6]+360*[.J$8]/[.$C201]" office:value-type="float" office:value="365.1" calcext:value-type="float">
            <text:p>365</text:p>
          </table:table-cell>
          <table:table-cell table:style-name="ce132" table:formula="of:=[.$E$6]+360*[.K$8]/[.$C201]" office:value-type="float" office:value="366.45" calcext:value-type="float">
            <text:p>366</text:p>
          </table:table-cell>
          <table:table-cell table:style-name="ce132" table:formula="of:=[.$E$6]+360*[.L$8]/[.$C201]" office:value-type="float" office:value="367.8" calcext:value-type="float">
            <text:p>368</text:p>
          </table:table-cell>
          <table:table-cell table:style-name="ce132" table:formula="of:=[.$E$6]+360*[.M$8]/[.$C201]" office:value-type="float" office:value="369.15" calcext:value-type="float">
            <text:p>369</text:p>
          </table:table-cell>
          <table:table-cell table:style-name="ce132" table:formula="of:=[.$E$6]+360*[.N$8]/[.$C201]" office:value-type="float" office:value="370.5" calcext:value-type="float">
            <text:p>371</text:p>
          </table:table-cell>
          <table:table-cell table:style-name="ce132" table:formula="of:=[.$E$6]+360*[.O$8]/[.$C201]" office:value-type="float" office:value="371.85" calcext:value-type="float">
            <text:p>372</text:p>
          </table:table-cell>
          <table:table-cell table:style-name="ce132" table:formula="of:=[.$E$6]+360*[.P$8]/[.$C201]" office:value-type="float" office:value="373.2" calcext:value-type="float">
            <text:p>373</text:p>
          </table:table-cell>
          <table:table-cell table:style-name="ce132" table:formula="of:=[.$E$6]+360*[.Q$8]/[.$C201]" office:value-type="float" office:value="374.55" calcext:value-type="float">
            <text:p>375</text:p>
          </table:table-cell>
          <table:table-cell table:style-name="ce132" table:formula="of:=[.$E$6]+360*[.R$8]/[.$C201]" office:value-type="float" office:value="375.9" calcext:value-type="float">
            <text:p>376</text:p>
          </table:table-cell>
          <table:table-cell table:style-name="ce132" table:formula="of:=[.$E$6]+360*[.S$8]/[.$C201]" office:value-type="float" office:value="377.25" calcext:value-type="float">
            <text:p>377</text:p>
          </table:table-cell>
          <table:table-cell table:style-name="ce132" table:formula="of:=[.$E$6]+360*[.T$8]/[.$C201]" office:value-type="float" office:value="378.6" calcext:value-type="float">
            <text:p>379</text:p>
          </table:table-cell>
          <table:table-cell table:style-name="ce132" table:formula="of:=[.$E$6]+360*[.U$8]/[.$C201]" office:value-type="float" office:value="379.95" calcext:value-type="float">
            <text:p>380</text:p>
          </table:table-cell>
          <table:table-cell table:style-name="ce132" table:formula="of:=[.$E$6]+360*[.V$8]/[.$C201]" office:value-type="float" office:value="381.3" calcext:value-type="float">
            <text:p>381</text:p>
          </table:table-cell>
          <table:table-cell table:style-name="ce132" table:formula="of:=[.$E$6]+360*[.W$8]/[.$C201]" office:value-type="float" office:value="382.65" calcext:value-type="float">
            <text:p>383</text:p>
          </table:table-cell>
          <table:table-cell table:style-name="ce132" table:formula="of:=[.$E$6]+360*[.X$8]/[.$C201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02]" office:value-type="float" office:value="12631.5789473684" calcext:value-type="float">
            <text:p>12632</text:p>
          </table:table-cell>
          <table:table-cell table:style-name="ce132" table:formula="of:=[.$E$6]+360*[.D$8]/[.$C202]" office:value-type="float" office:value="357" calcext:value-type="float">
            <text:p>357</text:p>
          </table:table-cell>
          <table:table-cell table:style-name="ce132" table:formula="of:=[.$E$6]+360*[.E$8]/[.$C202]" office:value-type="float" office:value="358.425" calcext:value-type="float">
            <text:p>358</text:p>
          </table:table-cell>
          <table:table-cell table:style-name="ce132" table:formula="of:=[.$E$6]+360*[.F$8]/[.$C202]" office:value-type="float" office:value="359.85" calcext:value-type="float">
            <text:p>360</text:p>
          </table:table-cell>
          <table:table-cell table:style-name="ce132" table:formula="of:=[.$E$6]+360*[.G$8]/[.$C202]" office:value-type="float" office:value="361.275" calcext:value-type="float">
            <text:p>361</text:p>
          </table:table-cell>
          <table:table-cell table:style-name="ce132" table:formula="of:=[.$E$6]+360*[.H$8]/[.$C202]" office:value-type="float" office:value="362.7" calcext:value-type="float">
            <text:p>363</text:p>
          </table:table-cell>
          <table:table-cell table:style-name="ce132" table:formula="of:=[.$E$6]+360*[.I$8]/[.$C202]" office:value-type="float" office:value="364.125" calcext:value-type="float">
            <text:p>364</text:p>
          </table:table-cell>
          <table:table-cell table:style-name="ce132" table:formula="of:=[.$E$6]+360*[.J$8]/[.$C202]" office:value-type="float" office:value="365.55" calcext:value-type="float">
            <text:p>366</text:p>
          </table:table-cell>
          <table:table-cell table:style-name="ce132" table:formula="of:=[.$E$6]+360*[.K$8]/[.$C202]" office:value-type="float" office:value="366.975" calcext:value-type="float">
            <text:p>367</text:p>
          </table:table-cell>
          <table:table-cell table:style-name="ce132" table:formula="of:=[.$E$6]+360*[.L$8]/[.$C202]" office:value-type="float" office:value="368.4" calcext:value-type="float">
            <text:p>368</text:p>
          </table:table-cell>
          <table:table-cell table:style-name="ce132" table:formula="of:=[.$E$6]+360*[.M$8]/[.$C202]" office:value-type="float" office:value="369.825" calcext:value-type="float">
            <text:p>370</text:p>
          </table:table-cell>
          <table:table-cell table:style-name="ce132" table:formula="of:=[.$E$6]+360*[.N$8]/[.$C202]" office:value-type="float" office:value="371.25" calcext:value-type="float">
            <text:p>371</text:p>
          </table:table-cell>
          <table:table-cell table:style-name="ce132" table:formula="of:=[.$E$6]+360*[.O$8]/[.$C202]" office:value-type="float" office:value="372.675" calcext:value-type="float">
            <text:p>373</text:p>
          </table:table-cell>
          <table:table-cell table:style-name="ce132" table:formula="of:=[.$E$6]+360*[.P$8]/[.$C202]" office:value-type="float" office:value="374.1" calcext:value-type="float">
            <text:p>374</text:p>
          </table:table-cell>
          <table:table-cell table:style-name="ce132" table:formula="of:=[.$E$6]+360*[.Q$8]/[.$C202]" office:value-type="float" office:value="375.525" calcext:value-type="float">
            <text:p>376</text:p>
          </table:table-cell>
          <table:table-cell table:style-name="ce132" table:formula="of:=[.$E$6]+360*[.R$8]/[.$C202]" office:value-type="float" office:value="376.95" calcext:value-type="float">
            <text:p>377</text:p>
          </table:table-cell>
          <table:table-cell table:style-name="ce132" table:formula="of:=[.$E$6]+360*[.S$8]/[.$C202]" office:value-type="float" office:value="378.375" calcext:value-type="float">
            <text:p>378</text:p>
          </table:table-cell>
          <table:table-cell table:style-name="ce132" table:formula="of:=[.$E$6]+360*[.T$8]/[.$C202]" office:value-type="float" office:value="379.8" calcext:value-type="float">
            <text:p>380</text:p>
          </table:table-cell>
          <table:table-cell table:style-name="ce132" table:formula="of:=[.$E$6]+360*[.U$8]/[.$C202]" office:value-type="float" office:value="381.225" calcext:value-type="float">
            <text:p>381</text:p>
          </table:table-cell>
          <table:table-cell table:style-name="ce132" table:formula="of:=[.$E$6]+360*[.V$8]/[.$C202]" office:value-type="float" office:value="382.65" calcext:value-type="float">
            <text:p>383</text:p>
          </table:table-cell>
          <table:table-cell table:style-name="ce132" table:formula="of:=[.$E$6]+360*[.W$8]/[.$C202]" office:value-type="float" office:value="384.075" calcext:value-type="float">
            <text:p>384</text:p>
          </table:table-cell>
          <table:table-cell table:style-name="ce132" table:formula="of:=[.$E$6]+360*[.X$8]/[.$C202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03]" office:value-type="float" office:value="12000" calcext:value-type="float">
            <text:p>12000</text:p>
          </table:table-cell>
          <table:table-cell table:style-name="ce132" table:formula="of:=[.$E$6]+360*[.D$8]/[.$C203]" office:value-type="float" office:value="357" calcext:value-type="float">
            <text:p>357</text:p>
          </table:table-cell>
          <table:table-cell table:style-name="ce132" table:formula="of:=[.$E$6]+360*[.E$8]/[.$C203]" office:value-type="float" office:value="358.5" calcext:value-type="float">
            <text:p>359</text:p>
          </table:table-cell>
          <table:table-cell table:style-name="ce132" table:formula="of:=[.$E$6]+360*[.F$8]/[.$C203]" office:value-type="float" office:value="360" calcext:value-type="float">
            <text:p>360</text:p>
          </table:table-cell>
          <table:table-cell table:style-name="ce132" table:formula="of:=[.$E$6]+360*[.G$8]/[.$C203]" office:value-type="float" office:value="361.5" calcext:value-type="float">
            <text:p>362</text:p>
          </table:table-cell>
          <table:table-cell table:style-name="ce132" table:formula="of:=[.$E$6]+360*[.H$8]/[.$C203]" office:value-type="float" office:value="363" calcext:value-type="float">
            <text:p>363</text:p>
          </table:table-cell>
          <table:table-cell table:style-name="ce132" table:formula="of:=[.$E$6]+360*[.I$8]/[.$C203]" office:value-type="float" office:value="364.5" calcext:value-type="float">
            <text:p>365</text:p>
          </table:table-cell>
          <table:table-cell table:style-name="ce132" table:formula="of:=[.$E$6]+360*[.J$8]/[.$C203]" office:value-type="float" office:value="366" calcext:value-type="float">
            <text:p>366</text:p>
          </table:table-cell>
          <table:table-cell table:style-name="ce132" table:formula="of:=[.$E$6]+360*[.K$8]/[.$C203]" office:value-type="float" office:value="367.5" calcext:value-type="float">
            <text:p>368</text:p>
          </table:table-cell>
          <table:table-cell table:style-name="ce132" table:formula="of:=[.$E$6]+360*[.L$8]/[.$C203]" office:value-type="float" office:value="369" calcext:value-type="float">
            <text:p>369</text:p>
          </table:table-cell>
          <table:table-cell table:style-name="ce132" table:formula="of:=[.$E$6]+360*[.M$8]/[.$C203]" office:value-type="float" office:value="370.5" calcext:value-type="float">
            <text:p>371</text:p>
          </table:table-cell>
          <table:table-cell table:style-name="ce132" table:formula="of:=[.$E$6]+360*[.N$8]/[.$C203]" office:value-type="float" office:value="372" calcext:value-type="float">
            <text:p>372</text:p>
          </table:table-cell>
          <table:table-cell table:style-name="ce132" table:formula="of:=[.$E$6]+360*[.O$8]/[.$C203]" office:value-type="float" office:value="373.5" calcext:value-type="float">
            <text:p>374</text:p>
          </table:table-cell>
          <table:table-cell table:style-name="ce132" table:formula="of:=[.$E$6]+360*[.P$8]/[.$C203]" office:value-type="float" office:value="375" calcext:value-type="float">
            <text:p>375</text:p>
          </table:table-cell>
          <table:table-cell table:style-name="ce132" table:formula="of:=[.$E$6]+360*[.Q$8]/[.$C203]" office:value-type="float" office:value="376.5" calcext:value-type="float">
            <text:p>377</text:p>
          </table:table-cell>
          <table:table-cell table:style-name="ce132" table:formula="of:=[.$E$6]+360*[.R$8]/[.$C203]" office:value-type="float" office:value="378" calcext:value-type="float">
            <text:p>378</text:p>
          </table:table-cell>
          <table:table-cell table:style-name="ce132" table:formula="of:=[.$E$6]+360*[.S$8]/[.$C203]" office:value-type="float" office:value="379.5" calcext:value-type="float">
            <text:p>380</text:p>
          </table:table-cell>
          <table:table-cell table:style-name="ce132" table:formula="of:=[.$E$6]+360*[.T$8]/[.$C203]" office:value-type="float" office:value="381" calcext:value-type="float">
            <text:p>381</text:p>
          </table:table-cell>
          <table:table-cell table:style-name="ce132" table:formula="of:=[.$E$6]+360*[.U$8]/[.$C203]" office:value-type="float" office:value="382.5" calcext:value-type="float">
            <text:p>383</text:p>
          </table:table-cell>
          <table:table-cell table:style-name="ce132" table:formula="of:=[.$E$6]+360*[.V$8]/[.$C203]" office:value-type="float" office:value="384" calcext:value-type="float">
            <text:p>384</text:p>
          </table:table-cell>
          <table:table-cell table:style-name="ce132" table:formula="of:=[.$E$6]+360*[.W$8]/[.$C203]" office:value-type="float" office:value="385.5" calcext:value-type="float">
            <text:p>386</text:p>
          </table:table-cell>
          <table:table-cell table:style-name="ce132" table:formula="of:=[.$E$6]+360*[.X$8]/[.$C203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04]" office:value-type="float" office:value="11428.5714285714" calcext:value-type="float">
            <text:p>11429</text:p>
          </table:table-cell>
          <table:table-cell table:style-name="ce132" table:formula="of:=[.$E$6]+360*[.D$8]/[.$C204]" office:value-type="float" office:value="357" calcext:value-type="float">
            <text:p>357</text:p>
          </table:table-cell>
          <table:table-cell table:style-name="ce132" table:formula="of:=[.$E$6]+360*[.E$8]/[.$C204]" office:value-type="float" office:value="358.575" calcext:value-type="float">
            <text:p>359</text:p>
          </table:table-cell>
          <table:table-cell table:style-name="ce132" table:formula="of:=[.$E$6]+360*[.F$8]/[.$C204]" office:value-type="float" office:value="360.15" calcext:value-type="float">
            <text:p>360</text:p>
          </table:table-cell>
          <table:table-cell table:style-name="ce132" table:formula="of:=[.$E$6]+360*[.G$8]/[.$C204]" office:value-type="float" office:value="361.725" calcext:value-type="float">
            <text:p>362</text:p>
          </table:table-cell>
          <table:table-cell table:style-name="ce132" table:formula="of:=[.$E$6]+360*[.H$8]/[.$C204]" office:value-type="float" office:value="363.3" calcext:value-type="float">
            <text:p>363</text:p>
          </table:table-cell>
          <table:table-cell table:style-name="ce132" table:formula="of:=[.$E$6]+360*[.I$8]/[.$C204]" office:value-type="float" office:value="364.875" calcext:value-type="float">
            <text:p>365</text:p>
          </table:table-cell>
          <table:table-cell table:style-name="ce132" table:formula="of:=[.$E$6]+360*[.J$8]/[.$C204]" office:value-type="float" office:value="366.45" calcext:value-type="float">
            <text:p>366</text:p>
          </table:table-cell>
          <table:table-cell table:style-name="ce132" table:formula="of:=[.$E$6]+360*[.K$8]/[.$C204]" office:value-type="float" office:value="368.025" calcext:value-type="float">
            <text:p>368</text:p>
          </table:table-cell>
          <table:table-cell table:style-name="ce132" table:formula="of:=[.$E$6]+360*[.L$8]/[.$C204]" office:value-type="float" office:value="369.6" calcext:value-type="float">
            <text:p>370</text:p>
          </table:table-cell>
          <table:table-cell table:style-name="ce132" table:formula="of:=[.$E$6]+360*[.M$8]/[.$C204]" office:value-type="float" office:value="371.175" calcext:value-type="float">
            <text:p>371</text:p>
          </table:table-cell>
          <table:table-cell table:style-name="ce132" table:formula="of:=[.$E$6]+360*[.N$8]/[.$C204]" office:value-type="float" office:value="372.75" calcext:value-type="float">
            <text:p>373</text:p>
          </table:table-cell>
          <table:table-cell table:style-name="ce132" table:formula="of:=[.$E$6]+360*[.O$8]/[.$C204]" office:value-type="float" office:value="374.325" calcext:value-type="float">
            <text:p>374</text:p>
          </table:table-cell>
          <table:table-cell table:style-name="ce132" table:formula="of:=[.$E$6]+360*[.P$8]/[.$C204]" office:value-type="float" office:value="375.9" calcext:value-type="float">
            <text:p>376</text:p>
          </table:table-cell>
          <table:table-cell table:style-name="ce132" table:formula="of:=[.$E$6]+360*[.Q$8]/[.$C204]" office:value-type="float" office:value="377.475" calcext:value-type="float">
            <text:p>377</text:p>
          </table:table-cell>
          <table:table-cell table:style-name="ce132" table:formula="of:=[.$E$6]+360*[.R$8]/[.$C204]" office:value-type="float" office:value="379.05" calcext:value-type="float">
            <text:p>379</text:p>
          </table:table-cell>
          <table:table-cell table:style-name="ce132" table:formula="of:=[.$E$6]+360*[.S$8]/[.$C204]" office:value-type="float" office:value="380.625" calcext:value-type="float">
            <text:p>381</text:p>
          </table:table-cell>
          <table:table-cell table:style-name="ce132" table:formula="of:=[.$E$6]+360*[.T$8]/[.$C204]" office:value-type="float" office:value="382.2" calcext:value-type="float">
            <text:p>382</text:p>
          </table:table-cell>
          <table:table-cell table:style-name="ce132" table:formula="of:=[.$E$6]+360*[.U$8]/[.$C204]" office:value-type="float" office:value="383.775" calcext:value-type="float">
            <text:p>384</text:p>
          </table:table-cell>
          <table:table-cell table:style-name="ce132" table:formula="of:=[.$E$6]+360*[.V$8]/[.$C204]" office:value-type="float" office:value="385.35" calcext:value-type="float">
            <text:p>385</text:p>
          </table:table-cell>
          <table:table-cell table:style-name="ce132" table:formula="of:=[.$E$6]+360*[.W$8]/[.$C204]" office:value-type="float" office:value="386.925" calcext:value-type="float">
            <text:p>387</text:p>
          </table:table-cell>
          <table:table-cell table:style-name="ce132" table:formula="of:=[.$E$6]+360*[.X$8]/[.$C204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05]" office:value-type="float" office:value="10909.0909090909" calcext:value-type="float">
            <text:p>10909</text:p>
          </table:table-cell>
          <table:table-cell table:style-name="ce132" table:formula="of:=[.$E$6]+360*[.D$8]/[.$C205]" office:value-type="float" office:value="357" calcext:value-type="float">
            <text:p>357</text:p>
          </table:table-cell>
          <table:table-cell table:style-name="ce132" table:formula="of:=[.$E$6]+360*[.E$8]/[.$C205]" office:value-type="float" office:value="358.65" calcext:value-type="float">
            <text:p>359</text:p>
          </table:table-cell>
          <table:table-cell table:style-name="ce132" table:formula="of:=[.$E$6]+360*[.F$8]/[.$C205]" office:value-type="float" office:value="360.3" calcext:value-type="float">
            <text:p>360</text:p>
          </table:table-cell>
          <table:table-cell table:style-name="ce132" table:formula="of:=[.$E$6]+360*[.G$8]/[.$C205]" office:value-type="float" office:value="361.95" calcext:value-type="float">
            <text:p>362</text:p>
          </table:table-cell>
          <table:table-cell table:style-name="ce132" table:formula="of:=[.$E$6]+360*[.H$8]/[.$C205]" office:value-type="float" office:value="363.6" calcext:value-type="float">
            <text:p>364</text:p>
          </table:table-cell>
          <table:table-cell table:style-name="ce132" table:formula="of:=[.$E$6]+360*[.I$8]/[.$C205]" office:value-type="float" office:value="365.25" calcext:value-type="float">
            <text:p>365</text:p>
          </table:table-cell>
          <table:table-cell table:style-name="ce132" table:formula="of:=[.$E$6]+360*[.J$8]/[.$C205]" office:value-type="float" office:value="366.9" calcext:value-type="float">
            <text:p>367</text:p>
          </table:table-cell>
          <table:table-cell table:style-name="ce132" table:formula="of:=[.$E$6]+360*[.K$8]/[.$C205]" office:value-type="float" office:value="368.55" calcext:value-type="float">
            <text:p>369</text:p>
          </table:table-cell>
          <table:table-cell table:style-name="ce132" table:formula="of:=[.$E$6]+360*[.L$8]/[.$C205]" office:value-type="float" office:value="370.2" calcext:value-type="float">
            <text:p>370</text:p>
          </table:table-cell>
          <table:table-cell table:style-name="ce132" table:formula="of:=[.$E$6]+360*[.M$8]/[.$C205]" office:value-type="float" office:value="371.85" calcext:value-type="float">
            <text:p>372</text:p>
          </table:table-cell>
          <table:table-cell table:style-name="ce132" table:formula="of:=[.$E$6]+360*[.N$8]/[.$C205]" office:value-type="float" office:value="373.5" calcext:value-type="float">
            <text:p>374</text:p>
          </table:table-cell>
          <table:table-cell table:style-name="ce132" table:formula="of:=[.$E$6]+360*[.O$8]/[.$C205]" office:value-type="float" office:value="375.15" calcext:value-type="float">
            <text:p>375</text:p>
          </table:table-cell>
          <table:table-cell table:style-name="ce132" table:formula="of:=[.$E$6]+360*[.P$8]/[.$C205]" office:value-type="float" office:value="376.8" calcext:value-type="float">
            <text:p>377</text:p>
          </table:table-cell>
          <table:table-cell table:style-name="ce132" table:formula="of:=[.$E$6]+360*[.Q$8]/[.$C205]" office:value-type="float" office:value="378.45" calcext:value-type="float">
            <text:p>378</text:p>
          </table:table-cell>
          <table:table-cell table:style-name="ce132" table:formula="of:=[.$E$6]+360*[.R$8]/[.$C205]" office:value-type="float" office:value="380.1" calcext:value-type="float">
            <text:p>380</text:p>
          </table:table-cell>
          <table:table-cell table:style-name="ce132" table:formula="of:=[.$E$6]+360*[.S$8]/[.$C205]" office:value-type="float" office:value="381.75" calcext:value-type="float">
            <text:p>382</text:p>
          </table:table-cell>
          <table:table-cell table:style-name="ce132" table:formula="of:=[.$E$6]+360*[.T$8]/[.$C205]" office:value-type="float" office:value="383.4" calcext:value-type="float">
            <text:p>383</text:p>
          </table:table-cell>
          <table:table-cell table:style-name="ce132" table:formula="of:=[.$E$6]+360*[.U$8]/[.$C205]" office:value-type="float" office:value="385.05" calcext:value-type="float">
            <text:p>385</text:p>
          </table:table-cell>
          <table:table-cell table:style-name="ce132" table:formula="of:=[.$E$6]+360*[.V$8]/[.$C205]" office:value-type="float" office:value="386.7" calcext:value-type="float">
            <text:p>387</text:p>
          </table:table-cell>
          <table:table-cell table:style-name="ce132" table:formula="of:=[.$E$6]+360*[.W$8]/[.$C205]" office:value-type="float" office:value="388.35" calcext:value-type="float">
            <text:p>388</text:p>
          </table:table-cell>
          <table:table-cell table:style-name="ce132" table:formula="of:=[.$E$6]+360*[.X$8]/[.$C205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06]" office:value-type="float" office:value="10434.7826086957" calcext:value-type="float">
            <text:p>10435</text:p>
          </table:table-cell>
          <table:table-cell table:style-name="ce132" table:formula="of:=[.$E$6]+360*[.D$8]/[.$C206]" office:value-type="float" office:value="357" calcext:value-type="float">
            <text:p>357</text:p>
          </table:table-cell>
          <table:table-cell table:style-name="ce132" table:formula="of:=[.$E$6]+360*[.E$8]/[.$C206]" office:value-type="float" office:value="358.725" calcext:value-type="float">
            <text:p>359</text:p>
          </table:table-cell>
          <table:table-cell table:style-name="ce132" table:formula="of:=[.$E$6]+360*[.F$8]/[.$C206]" office:value-type="float" office:value="360.45" calcext:value-type="float">
            <text:p>360</text:p>
          </table:table-cell>
          <table:table-cell table:style-name="ce132" table:formula="of:=[.$E$6]+360*[.G$8]/[.$C206]" office:value-type="float" office:value="362.175" calcext:value-type="float">
            <text:p>362</text:p>
          </table:table-cell>
          <table:table-cell table:style-name="ce132" table:formula="of:=[.$E$6]+360*[.H$8]/[.$C206]" office:value-type="float" office:value="363.9" calcext:value-type="float">
            <text:p>364</text:p>
          </table:table-cell>
          <table:table-cell table:style-name="ce132" table:formula="of:=[.$E$6]+360*[.I$8]/[.$C206]" office:value-type="float" office:value="365.625" calcext:value-type="float">
            <text:p>366</text:p>
          </table:table-cell>
          <table:table-cell table:style-name="ce132" table:formula="of:=[.$E$6]+360*[.J$8]/[.$C206]" office:value-type="float" office:value="367.35" calcext:value-type="float">
            <text:p>367</text:p>
          </table:table-cell>
          <table:table-cell table:style-name="ce132" table:formula="of:=[.$E$6]+360*[.K$8]/[.$C206]" office:value-type="float" office:value="369.075" calcext:value-type="float">
            <text:p>369</text:p>
          </table:table-cell>
          <table:table-cell table:style-name="ce132" table:formula="of:=[.$E$6]+360*[.L$8]/[.$C206]" office:value-type="float" office:value="370.8" calcext:value-type="float">
            <text:p>371</text:p>
          </table:table-cell>
          <table:table-cell table:style-name="ce132" table:formula="of:=[.$E$6]+360*[.M$8]/[.$C206]" office:value-type="float" office:value="372.525" calcext:value-type="float">
            <text:p>373</text:p>
          </table:table-cell>
          <table:table-cell table:style-name="ce132" table:formula="of:=[.$E$6]+360*[.N$8]/[.$C206]" office:value-type="float" office:value="374.25" calcext:value-type="float">
            <text:p>374</text:p>
          </table:table-cell>
          <table:table-cell table:style-name="ce132" table:formula="of:=[.$E$6]+360*[.O$8]/[.$C206]" office:value-type="float" office:value="375.975" calcext:value-type="float">
            <text:p>376</text:p>
          </table:table-cell>
          <table:table-cell table:style-name="ce132" table:formula="of:=[.$E$6]+360*[.P$8]/[.$C206]" office:value-type="float" office:value="377.7" calcext:value-type="float">
            <text:p>378</text:p>
          </table:table-cell>
          <table:table-cell table:style-name="ce132" table:formula="of:=[.$E$6]+360*[.Q$8]/[.$C206]" office:value-type="float" office:value="379.425" calcext:value-type="float">
            <text:p>379</text:p>
          </table:table-cell>
          <table:table-cell table:style-name="ce132" table:formula="of:=[.$E$6]+360*[.R$8]/[.$C206]" office:value-type="float" office:value="381.15" calcext:value-type="float">
            <text:p>381</text:p>
          </table:table-cell>
          <table:table-cell table:style-name="ce132" table:formula="of:=[.$E$6]+360*[.S$8]/[.$C206]" office:value-type="float" office:value="382.875" calcext:value-type="float">
            <text:p>383</text:p>
          </table:table-cell>
          <table:table-cell table:style-name="ce132" table:formula="of:=[.$E$6]+360*[.T$8]/[.$C206]" office:value-type="float" office:value="384.6" calcext:value-type="float">
            <text:p>385</text:p>
          </table:table-cell>
          <table:table-cell table:style-name="ce132" table:formula="of:=[.$E$6]+360*[.U$8]/[.$C206]" office:value-type="float" office:value="386.325" calcext:value-type="float">
            <text:p>386</text:p>
          </table:table-cell>
          <table:table-cell table:style-name="ce132" table:formula="of:=[.$E$6]+360*[.V$8]/[.$C206]" office:value-type="float" office:value="388.05" calcext:value-type="float">
            <text:p>388</text:p>
          </table:table-cell>
          <table:table-cell table:style-name="ce132" table:formula="of:=[.$E$6]+360*[.W$8]/[.$C206]" office:value-type="float" office:value="389.775" calcext:value-type="float">
            <text:p>390</text:p>
          </table:table-cell>
          <table:table-cell table:style-name="ce132" table:formula="of:=[.$E$6]+360*[.X$8]/[.$C206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07]" office:value-type="float" office:value="10000" calcext:value-type="float">
            <text:p>10000</text:p>
          </table:table-cell>
          <table:table-cell table:style-name="ce132" table:formula="of:=[.$E$6]+360*[.D$8]/[.$C207]" office:value-type="float" office:value="357" calcext:value-type="float">
            <text:p>357</text:p>
          </table:table-cell>
          <table:table-cell table:style-name="ce132" table:formula="of:=[.$E$6]+360*[.E$8]/[.$C207]" office:value-type="float" office:value="358.8" calcext:value-type="float">
            <text:p>359</text:p>
          </table:table-cell>
          <table:table-cell table:style-name="ce132" table:formula="of:=[.$E$6]+360*[.F$8]/[.$C207]" office:value-type="float" office:value="360.6" calcext:value-type="float">
            <text:p>361</text:p>
          </table:table-cell>
          <table:table-cell table:style-name="ce132" table:formula="of:=[.$E$6]+360*[.G$8]/[.$C207]" office:value-type="float" office:value="362.4" calcext:value-type="float">
            <text:p>362</text:p>
          </table:table-cell>
          <table:table-cell table:style-name="ce132" table:formula="of:=[.$E$6]+360*[.H$8]/[.$C207]" office:value-type="float" office:value="364.2" calcext:value-type="float">
            <text:p>364</text:p>
          </table:table-cell>
          <table:table-cell table:style-name="ce132" table:formula="of:=[.$E$6]+360*[.I$8]/[.$C207]" office:value-type="float" office:value="366" calcext:value-type="float">
            <text:p>366</text:p>
          </table:table-cell>
          <table:table-cell table:style-name="ce132" table:formula="of:=[.$E$6]+360*[.J$8]/[.$C207]" office:value-type="float" office:value="367.8" calcext:value-type="float">
            <text:p>368</text:p>
          </table:table-cell>
          <table:table-cell table:style-name="ce132" table:formula="of:=[.$E$6]+360*[.K$8]/[.$C207]" office:value-type="float" office:value="369.6" calcext:value-type="float">
            <text:p>370</text:p>
          </table:table-cell>
          <table:table-cell table:style-name="ce132" table:formula="of:=[.$E$6]+360*[.L$8]/[.$C207]" office:value-type="float" office:value="371.4" calcext:value-type="float">
            <text:p>371</text:p>
          </table:table-cell>
          <table:table-cell table:style-name="ce132" table:formula="of:=[.$E$6]+360*[.M$8]/[.$C207]" office:value-type="float" office:value="373.2" calcext:value-type="float">
            <text:p>373</text:p>
          </table:table-cell>
          <table:table-cell table:style-name="ce132" table:formula="of:=[.$E$6]+360*[.N$8]/[.$C207]" office:value-type="float" office:value="375" calcext:value-type="float">
            <text:p>375</text:p>
          </table:table-cell>
          <table:table-cell table:style-name="ce132" table:formula="of:=[.$E$6]+360*[.O$8]/[.$C207]" office:value-type="float" office:value="376.8" calcext:value-type="float">
            <text:p>377</text:p>
          </table:table-cell>
          <table:table-cell table:style-name="ce132" table:formula="of:=[.$E$6]+360*[.P$8]/[.$C207]" office:value-type="float" office:value="378.6" calcext:value-type="float">
            <text:p>379</text:p>
          </table:table-cell>
          <table:table-cell table:style-name="ce132" table:formula="of:=[.$E$6]+360*[.Q$8]/[.$C207]" office:value-type="float" office:value="380.4" calcext:value-type="float">
            <text:p>380</text:p>
          </table:table-cell>
          <table:table-cell table:style-name="ce132" table:formula="of:=[.$E$6]+360*[.R$8]/[.$C207]" office:value-type="float" office:value="382.2" calcext:value-type="float">
            <text:p>382</text:p>
          </table:table-cell>
          <table:table-cell table:style-name="ce132" table:formula="of:=[.$E$6]+360*[.S$8]/[.$C207]" office:value-type="float" office:value="384" calcext:value-type="float">
            <text:p>384</text:p>
          </table:table-cell>
          <table:table-cell table:style-name="ce132" table:formula="of:=[.$E$6]+360*[.T$8]/[.$C207]" office:value-type="float" office:value="385.8" calcext:value-type="float">
            <text:p>386</text:p>
          </table:table-cell>
          <table:table-cell table:style-name="ce132" table:formula="of:=[.$E$6]+360*[.U$8]/[.$C207]" office:value-type="float" office:value="387.6" calcext:value-type="float">
            <text:p>388</text:p>
          </table:table-cell>
          <table:table-cell table:style-name="ce132" table:formula="of:=[.$E$6]+360*[.V$8]/[.$C207]" office:value-type="float" office:value="389.4" calcext:value-type="float">
            <text:p>389</text:p>
          </table:table-cell>
          <table:table-cell table:style-name="ce132" table:formula="of:=[.$E$6]+360*[.W$8]/[.$C207]" office:value-type="float" office:value="391.2" calcext:value-type="float">
            <text:p>391</text:p>
          </table:table-cell>
          <table:table-cell table:style-name="ce132" table:formula="of:=[.$E$6]+360*[.X$8]/[.$C207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08]" office:value-type="float" office:value="9600" calcext:value-type="float">
            <text:p>9600</text:p>
          </table:table-cell>
          <table:table-cell table:style-name="ce132" table:formula="of:=[.$E$6]+360*[.D$8]/[.$C208]" office:value-type="float" office:value="357" calcext:value-type="float">
            <text:p>357</text:p>
          </table:table-cell>
          <table:table-cell table:style-name="ce132" table:formula="of:=[.$E$6]+360*[.E$8]/[.$C208]" office:value-type="float" office:value="358.875" calcext:value-type="float">
            <text:p>359</text:p>
          </table:table-cell>
          <table:table-cell table:style-name="ce132" table:formula="of:=[.$E$6]+360*[.F$8]/[.$C208]" office:value-type="float" office:value="360.75" calcext:value-type="float">
            <text:p>361</text:p>
          </table:table-cell>
          <table:table-cell table:style-name="ce132" table:formula="of:=[.$E$6]+360*[.G$8]/[.$C208]" office:value-type="float" office:value="362.625" calcext:value-type="float">
            <text:p>363</text:p>
          </table:table-cell>
          <table:table-cell table:style-name="ce132" table:formula="of:=[.$E$6]+360*[.H$8]/[.$C208]" office:value-type="float" office:value="364.5" calcext:value-type="float">
            <text:p>365</text:p>
          </table:table-cell>
          <table:table-cell table:style-name="ce132" table:formula="of:=[.$E$6]+360*[.I$8]/[.$C208]" office:value-type="float" office:value="366.375" calcext:value-type="float">
            <text:p>366</text:p>
          </table:table-cell>
          <table:table-cell table:style-name="ce132" table:formula="of:=[.$E$6]+360*[.J$8]/[.$C208]" office:value-type="float" office:value="368.25" calcext:value-type="float">
            <text:p>368</text:p>
          </table:table-cell>
          <table:table-cell table:style-name="ce132" table:formula="of:=[.$E$6]+360*[.K$8]/[.$C208]" office:value-type="float" office:value="370.125" calcext:value-type="float">
            <text:p>370</text:p>
          </table:table-cell>
          <table:table-cell table:style-name="ce132" table:formula="of:=[.$E$6]+360*[.L$8]/[.$C208]" office:value-type="float" office:value="372" calcext:value-type="float">
            <text:p>372</text:p>
          </table:table-cell>
          <table:table-cell table:style-name="ce132" table:formula="of:=[.$E$6]+360*[.M$8]/[.$C208]" office:value-type="float" office:value="373.875" calcext:value-type="float">
            <text:p>374</text:p>
          </table:table-cell>
          <table:table-cell table:style-name="ce132" table:formula="of:=[.$E$6]+360*[.N$8]/[.$C208]" office:value-type="float" office:value="375.75" calcext:value-type="float">
            <text:p>376</text:p>
          </table:table-cell>
          <table:table-cell table:style-name="ce132" table:formula="of:=[.$E$6]+360*[.O$8]/[.$C208]" office:value-type="float" office:value="377.625" calcext:value-type="float">
            <text:p>378</text:p>
          </table:table-cell>
          <table:table-cell table:style-name="ce132" table:formula="of:=[.$E$6]+360*[.P$8]/[.$C208]" office:value-type="float" office:value="379.5" calcext:value-type="float">
            <text:p>380</text:p>
          </table:table-cell>
          <table:table-cell table:style-name="ce132" table:formula="of:=[.$E$6]+360*[.Q$8]/[.$C208]" office:value-type="float" office:value="381.375" calcext:value-type="float">
            <text:p>381</text:p>
          </table:table-cell>
          <table:table-cell table:style-name="ce132" table:formula="of:=[.$E$6]+360*[.R$8]/[.$C208]" office:value-type="float" office:value="383.25" calcext:value-type="float">
            <text:p>383</text:p>
          </table:table-cell>
          <table:table-cell table:style-name="ce132" table:formula="of:=[.$E$6]+360*[.S$8]/[.$C208]" office:value-type="float" office:value="385.125" calcext:value-type="float">
            <text:p>385</text:p>
          </table:table-cell>
          <table:table-cell table:style-name="ce132" table:formula="of:=[.$E$6]+360*[.T$8]/[.$C208]" office:value-type="float" office:value="387" calcext:value-type="float">
            <text:p>387</text:p>
          </table:table-cell>
          <table:table-cell table:style-name="ce132" table:formula="of:=[.$E$6]+360*[.U$8]/[.$C208]" office:value-type="float" office:value="388.875" calcext:value-type="float">
            <text:p>389</text:p>
          </table:table-cell>
          <table:table-cell table:style-name="ce132" table:formula="of:=[.$E$6]+360*[.V$8]/[.$C208]" office:value-type="float" office:value="390.75" calcext:value-type="float">
            <text:p>391</text:p>
          </table:table-cell>
          <table:table-cell table:style-name="ce132" table:formula="of:=[.$E$6]+360*[.W$8]/[.$C208]" office:value-type="float" office:value="392.625" calcext:value-type="float">
            <text:p>393</text:p>
          </table:table-cell>
          <table:table-cell table:style-name="ce132" table:formula="of:=[.$E$6]+360*[.X$8]/[.$C208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09]" office:value-type="float" office:value="9230.76923076923" calcext:value-type="float">
            <text:p>9231</text:p>
          </table:table-cell>
          <table:table-cell table:style-name="ce132" table:formula="of:=[.$E$6]+360*[.D$8]/[.$C209]" office:value-type="float" office:value="357" calcext:value-type="float">
            <text:p>357</text:p>
          </table:table-cell>
          <table:table-cell table:style-name="ce132" table:formula="of:=[.$E$6]+360*[.E$8]/[.$C209]" office:value-type="float" office:value="358.95" calcext:value-type="float">
            <text:p>359</text:p>
          </table:table-cell>
          <table:table-cell table:style-name="ce132" table:formula="of:=[.$E$6]+360*[.F$8]/[.$C209]" office:value-type="float" office:value="360.9" calcext:value-type="float">
            <text:p>361</text:p>
          </table:table-cell>
          <table:table-cell table:style-name="ce132" table:formula="of:=[.$E$6]+360*[.G$8]/[.$C209]" office:value-type="float" office:value="362.85" calcext:value-type="float">
            <text:p>363</text:p>
          </table:table-cell>
          <table:table-cell table:style-name="ce132" table:formula="of:=[.$E$6]+360*[.H$8]/[.$C209]" office:value-type="float" office:value="364.8" calcext:value-type="float">
            <text:p>365</text:p>
          </table:table-cell>
          <table:table-cell table:style-name="ce132" table:formula="of:=[.$E$6]+360*[.I$8]/[.$C209]" office:value-type="float" office:value="366.75" calcext:value-type="float">
            <text:p>367</text:p>
          </table:table-cell>
          <table:table-cell table:style-name="ce132" table:formula="of:=[.$E$6]+360*[.J$8]/[.$C209]" office:value-type="float" office:value="368.7" calcext:value-type="float">
            <text:p>369</text:p>
          </table:table-cell>
          <table:table-cell table:style-name="ce132" table:formula="of:=[.$E$6]+360*[.K$8]/[.$C209]" office:value-type="float" office:value="370.65" calcext:value-type="float">
            <text:p>371</text:p>
          </table:table-cell>
          <table:table-cell table:style-name="ce132" table:formula="of:=[.$E$6]+360*[.L$8]/[.$C209]" office:value-type="float" office:value="372.6" calcext:value-type="float">
            <text:p>373</text:p>
          </table:table-cell>
          <table:table-cell table:style-name="ce132" table:formula="of:=[.$E$6]+360*[.M$8]/[.$C209]" office:value-type="float" office:value="374.55" calcext:value-type="float">
            <text:p>375</text:p>
          </table:table-cell>
          <table:table-cell table:style-name="ce132" table:formula="of:=[.$E$6]+360*[.N$8]/[.$C209]" office:value-type="float" office:value="376.5" calcext:value-type="float">
            <text:p>377</text:p>
          </table:table-cell>
          <table:table-cell table:style-name="ce132" table:formula="of:=[.$E$6]+360*[.O$8]/[.$C209]" office:value-type="float" office:value="378.45" calcext:value-type="float">
            <text:p>378</text:p>
          </table:table-cell>
          <table:table-cell table:style-name="ce132" table:formula="of:=[.$E$6]+360*[.P$8]/[.$C209]" office:value-type="float" office:value="380.4" calcext:value-type="float">
            <text:p>380</text:p>
          </table:table-cell>
          <table:table-cell table:style-name="ce132" table:formula="of:=[.$E$6]+360*[.Q$8]/[.$C209]" office:value-type="float" office:value="382.35" calcext:value-type="float">
            <text:p>382</text:p>
          </table:table-cell>
          <table:table-cell table:style-name="ce132" table:formula="of:=[.$E$6]+360*[.R$8]/[.$C209]" office:value-type="float" office:value="384.3" calcext:value-type="float">
            <text:p>384</text:p>
          </table:table-cell>
          <table:table-cell table:style-name="ce132" table:formula="of:=[.$E$6]+360*[.S$8]/[.$C209]" office:value-type="float" office:value="386.25" calcext:value-type="float">
            <text:p>386</text:p>
          </table:table-cell>
          <table:table-cell table:style-name="ce132" table:formula="of:=[.$E$6]+360*[.T$8]/[.$C209]" office:value-type="float" office:value="388.2" calcext:value-type="float">
            <text:p>388</text:p>
          </table:table-cell>
          <table:table-cell table:style-name="ce132" table:formula="of:=[.$E$6]+360*[.U$8]/[.$C209]" office:value-type="float" office:value="390.15" calcext:value-type="float">
            <text:p>390</text:p>
          </table:table-cell>
          <table:table-cell table:style-name="ce132" table:formula="of:=[.$E$6]+360*[.V$8]/[.$C209]" office:value-type="float" office:value="392.1" calcext:value-type="float">
            <text:p>392</text:p>
          </table:table-cell>
          <table:table-cell table:style-name="ce132" table:formula="of:=[.$E$6]+360*[.W$8]/[.$C209]" office:value-type="float" office:value="394.05" calcext:value-type="float">
            <text:p>394</text:p>
          </table:table-cell>
          <table:table-cell table:style-name="ce132" table:formula="of:=[.$E$6]+360*[.X$8]/[.$C209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10]" office:value-type="float" office:value="8888.88888888889" calcext:value-type="float">
            <text:p>8889</text:p>
          </table:table-cell>
          <table:table-cell table:style-name="ce132" table:formula="of:=[.$E$6]+360*[.D$8]/[.$C210]" office:value-type="float" office:value="357" calcext:value-type="float">
            <text:p>357</text:p>
          </table:table-cell>
          <table:table-cell table:style-name="ce132" table:formula="of:=[.$E$6]+360*[.E$8]/[.$C210]" office:value-type="float" office:value="359.025" calcext:value-type="float">
            <text:p>359</text:p>
          </table:table-cell>
          <table:table-cell table:style-name="ce132" table:formula="of:=[.$E$6]+360*[.F$8]/[.$C210]" office:value-type="float" office:value="361.05" calcext:value-type="float">
            <text:p>361</text:p>
          </table:table-cell>
          <table:table-cell table:style-name="ce132" table:formula="of:=[.$E$6]+360*[.G$8]/[.$C210]" office:value-type="float" office:value="363.075" calcext:value-type="float">
            <text:p>363</text:p>
          </table:table-cell>
          <table:table-cell table:style-name="ce132" table:formula="of:=[.$E$6]+360*[.H$8]/[.$C210]" office:value-type="float" office:value="365.1" calcext:value-type="float">
            <text:p>365</text:p>
          </table:table-cell>
          <table:table-cell table:style-name="ce132" table:formula="of:=[.$E$6]+360*[.I$8]/[.$C210]" office:value-type="float" office:value="367.125" calcext:value-type="float">
            <text:p>367</text:p>
          </table:table-cell>
          <table:table-cell table:style-name="ce132" table:formula="of:=[.$E$6]+360*[.J$8]/[.$C210]" office:value-type="float" office:value="369.15" calcext:value-type="float">
            <text:p>369</text:p>
          </table:table-cell>
          <table:table-cell table:style-name="ce132" table:formula="of:=[.$E$6]+360*[.K$8]/[.$C210]" office:value-type="float" office:value="371.175" calcext:value-type="float">
            <text:p>371</text:p>
          </table:table-cell>
          <table:table-cell table:style-name="ce132" table:formula="of:=[.$E$6]+360*[.L$8]/[.$C210]" office:value-type="float" office:value="373.2" calcext:value-type="float">
            <text:p>373</text:p>
          </table:table-cell>
          <table:table-cell table:style-name="ce132" table:formula="of:=[.$E$6]+360*[.M$8]/[.$C210]" office:value-type="float" office:value="375.225" calcext:value-type="float">
            <text:p>375</text:p>
          </table:table-cell>
          <table:table-cell table:style-name="ce132" table:formula="of:=[.$E$6]+360*[.N$8]/[.$C210]" office:value-type="float" office:value="377.25" calcext:value-type="float">
            <text:p>377</text:p>
          </table:table-cell>
          <table:table-cell table:style-name="ce132" table:formula="of:=[.$E$6]+360*[.O$8]/[.$C210]" office:value-type="float" office:value="379.275" calcext:value-type="float">
            <text:p>379</text:p>
          </table:table-cell>
          <table:table-cell table:style-name="ce132" table:formula="of:=[.$E$6]+360*[.P$8]/[.$C210]" office:value-type="float" office:value="381.3" calcext:value-type="float">
            <text:p>381</text:p>
          </table:table-cell>
          <table:table-cell table:style-name="ce132" table:formula="of:=[.$E$6]+360*[.Q$8]/[.$C210]" office:value-type="float" office:value="383.325" calcext:value-type="float">
            <text:p>383</text:p>
          </table:table-cell>
          <table:table-cell table:style-name="ce132" table:formula="of:=[.$E$6]+360*[.R$8]/[.$C210]" office:value-type="float" office:value="385.35" calcext:value-type="float">
            <text:p>385</text:p>
          </table:table-cell>
          <table:table-cell table:style-name="ce132" table:formula="of:=[.$E$6]+360*[.S$8]/[.$C210]" office:value-type="float" office:value="387.375" calcext:value-type="float">
            <text:p>387</text:p>
          </table:table-cell>
          <table:table-cell table:style-name="ce132" table:formula="of:=[.$E$6]+360*[.T$8]/[.$C210]" office:value-type="float" office:value="389.4" calcext:value-type="float">
            <text:p>389</text:p>
          </table:table-cell>
          <table:table-cell table:style-name="ce132" table:formula="of:=[.$E$6]+360*[.U$8]/[.$C210]" office:value-type="float" office:value="391.425" calcext:value-type="float">
            <text:p>391</text:p>
          </table:table-cell>
          <table:table-cell table:style-name="ce132" table:formula="of:=[.$E$6]+360*[.V$8]/[.$C210]" office:value-type="float" office:value="393.45" calcext:value-type="float">
            <text:p>393</text:p>
          </table:table-cell>
          <table:table-cell table:style-name="ce132" table:formula="of:=[.$E$6]+360*[.W$8]/[.$C210]" office:value-type="float" office:value="395.475" calcext:value-type="float">
            <text:p>395</text:p>
          </table:table-cell>
          <table:table-cell table:style-name="ce132" table:formula="of:=[.$E$6]+360*[.X$8]/[.$C210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11]" office:value-type="float" office:value="8571.42857142857" calcext:value-type="float">
            <text:p>8571</text:p>
          </table:table-cell>
          <table:table-cell table:style-name="ce132" table:formula="of:=[.$E$6]+360*[.D$8]/[.$C211]" office:value-type="float" office:value="357" calcext:value-type="float">
            <text:p>357</text:p>
          </table:table-cell>
          <table:table-cell table:style-name="ce132" table:formula="of:=[.$E$6]+360*[.E$8]/[.$C211]" office:value-type="float" office:value="359.1" calcext:value-type="float">
            <text:p>359</text:p>
          </table:table-cell>
          <table:table-cell table:style-name="ce132" table:formula="of:=[.$E$6]+360*[.F$8]/[.$C211]" office:value-type="float" office:value="361.2" calcext:value-type="float">
            <text:p>361</text:p>
          </table:table-cell>
          <table:table-cell table:style-name="ce132" table:formula="of:=[.$E$6]+360*[.G$8]/[.$C211]" office:value-type="float" office:value="363.3" calcext:value-type="float">
            <text:p>363</text:p>
          </table:table-cell>
          <table:table-cell table:style-name="ce132" table:formula="of:=[.$E$6]+360*[.H$8]/[.$C211]" office:value-type="float" office:value="365.4" calcext:value-type="float">
            <text:p>365</text:p>
          </table:table-cell>
          <table:table-cell table:style-name="ce132" table:formula="of:=[.$E$6]+360*[.I$8]/[.$C211]" office:value-type="float" office:value="367.5" calcext:value-type="float">
            <text:p>368</text:p>
          </table:table-cell>
          <table:table-cell table:style-name="ce132" table:formula="of:=[.$E$6]+360*[.J$8]/[.$C211]" office:value-type="float" office:value="369.6" calcext:value-type="float">
            <text:p>370</text:p>
          </table:table-cell>
          <table:table-cell table:style-name="ce132" table:formula="of:=[.$E$6]+360*[.K$8]/[.$C211]" office:value-type="float" office:value="371.7" calcext:value-type="float">
            <text:p>372</text:p>
          </table:table-cell>
          <table:table-cell table:style-name="ce132" table:formula="of:=[.$E$6]+360*[.L$8]/[.$C211]" office:value-type="float" office:value="373.8" calcext:value-type="float">
            <text:p>374</text:p>
          </table:table-cell>
          <table:table-cell table:style-name="ce132" table:formula="of:=[.$E$6]+360*[.M$8]/[.$C211]" office:value-type="float" office:value="375.9" calcext:value-type="float">
            <text:p>376</text:p>
          </table:table-cell>
          <table:table-cell table:style-name="ce132" table:formula="of:=[.$E$6]+360*[.N$8]/[.$C211]" office:value-type="float" office:value="378" calcext:value-type="float">
            <text:p>378</text:p>
          </table:table-cell>
          <table:table-cell table:style-name="ce132" table:formula="of:=[.$E$6]+360*[.O$8]/[.$C211]" office:value-type="float" office:value="380.1" calcext:value-type="float">
            <text:p>380</text:p>
          </table:table-cell>
          <table:table-cell table:style-name="ce132" table:formula="of:=[.$E$6]+360*[.P$8]/[.$C211]" office:value-type="float" office:value="382.2" calcext:value-type="float">
            <text:p>382</text:p>
          </table:table-cell>
          <table:table-cell table:style-name="ce132" table:formula="of:=[.$E$6]+360*[.Q$8]/[.$C211]" office:value-type="float" office:value="384.3" calcext:value-type="float">
            <text:p>384</text:p>
          </table:table-cell>
          <table:table-cell table:style-name="ce132" table:formula="of:=[.$E$6]+360*[.R$8]/[.$C211]" office:value-type="float" office:value="386.4" calcext:value-type="float">
            <text:p>386</text:p>
          </table:table-cell>
          <table:table-cell table:style-name="ce132" table:formula="of:=[.$E$6]+360*[.S$8]/[.$C211]" office:value-type="float" office:value="388.5" calcext:value-type="float">
            <text:p>389</text:p>
          </table:table-cell>
          <table:table-cell table:style-name="ce132" table:formula="of:=[.$E$6]+360*[.T$8]/[.$C211]" office:value-type="float" office:value="390.6" calcext:value-type="float">
            <text:p>391</text:p>
          </table:table-cell>
          <table:table-cell table:style-name="ce132" table:formula="of:=[.$E$6]+360*[.U$8]/[.$C211]" office:value-type="float" office:value="392.7" calcext:value-type="float">
            <text:p>393</text:p>
          </table:table-cell>
          <table:table-cell table:style-name="ce132" table:formula="of:=[.$E$6]+360*[.V$8]/[.$C211]" office:value-type="float" office:value="394.8" calcext:value-type="float">
            <text:p>395</text:p>
          </table:table-cell>
          <table:table-cell table:style-name="ce132" table:formula="of:=[.$E$6]+360*[.W$8]/[.$C211]" office:value-type="float" office:value="396.9" calcext:value-type="float">
            <text:p>397</text:p>
          </table:table-cell>
          <table:table-cell table:style-name="ce132" table:formula="of:=[.$E$6]+360*[.X$8]/[.$C211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12]" office:value-type="float" office:value="8275.86206896552" calcext:value-type="float">
            <text:p>8276</text:p>
          </table:table-cell>
          <table:table-cell table:style-name="ce132" table:formula="of:=[.$E$6]+360*[.D$8]/[.$C212]" office:value-type="float" office:value="357" calcext:value-type="float">
            <text:p>357</text:p>
          </table:table-cell>
          <table:table-cell table:style-name="ce132" table:formula="of:=[.$E$6]+360*[.E$8]/[.$C212]" office:value-type="float" office:value="359.175" calcext:value-type="float">
            <text:p>359</text:p>
          </table:table-cell>
          <table:table-cell table:style-name="ce132" table:formula="of:=[.$E$6]+360*[.F$8]/[.$C212]" office:value-type="float" office:value="361.35" calcext:value-type="float">
            <text:p>361</text:p>
          </table:table-cell>
          <table:table-cell table:style-name="ce132" table:formula="of:=[.$E$6]+360*[.G$8]/[.$C212]" office:value-type="float" office:value="363.525" calcext:value-type="float">
            <text:p>364</text:p>
          </table:table-cell>
          <table:table-cell table:style-name="ce132" table:formula="of:=[.$E$6]+360*[.H$8]/[.$C212]" office:value-type="float" office:value="365.7" calcext:value-type="float">
            <text:p>366</text:p>
          </table:table-cell>
          <table:table-cell table:style-name="ce132" table:formula="of:=[.$E$6]+360*[.I$8]/[.$C212]" office:value-type="float" office:value="367.875" calcext:value-type="float">
            <text:p>368</text:p>
          </table:table-cell>
          <table:table-cell table:style-name="ce132" table:formula="of:=[.$E$6]+360*[.J$8]/[.$C212]" office:value-type="float" office:value="370.05" calcext:value-type="float">
            <text:p>370</text:p>
          </table:table-cell>
          <table:table-cell table:style-name="ce132" table:formula="of:=[.$E$6]+360*[.K$8]/[.$C212]" office:value-type="float" office:value="372.225" calcext:value-type="float">
            <text:p>372</text:p>
          </table:table-cell>
          <table:table-cell table:style-name="ce132" table:formula="of:=[.$E$6]+360*[.L$8]/[.$C212]" office:value-type="float" office:value="374.4" calcext:value-type="float">
            <text:p>374</text:p>
          </table:table-cell>
          <table:table-cell table:style-name="ce132" table:formula="of:=[.$E$6]+360*[.M$8]/[.$C212]" office:value-type="float" office:value="376.575" calcext:value-type="float">
            <text:p>377</text:p>
          </table:table-cell>
          <table:table-cell table:style-name="ce132" table:formula="of:=[.$E$6]+360*[.N$8]/[.$C212]" office:value-type="float" office:value="378.75" calcext:value-type="float">
            <text:p>379</text:p>
          </table:table-cell>
          <table:table-cell table:style-name="ce132" table:formula="of:=[.$E$6]+360*[.O$8]/[.$C212]" office:value-type="float" office:value="380.925" calcext:value-type="float">
            <text:p>381</text:p>
          </table:table-cell>
          <table:table-cell table:style-name="ce132" table:formula="of:=[.$E$6]+360*[.P$8]/[.$C212]" office:value-type="float" office:value="383.1" calcext:value-type="float">
            <text:p>383</text:p>
          </table:table-cell>
          <table:table-cell table:style-name="ce132" table:formula="of:=[.$E$6]+360*[.Q$8]/[.$C212]" office:value-type="float" office:value="385.275" calcext:value-type="float">
            <text:p>385</text:p>
          </table:table-cell>
          <table:table-cell table:style-name="ce132" table:formula="of:=[.$E$6]+360*[.R$8]/[.$C212]" office:value-type="float" office:value="387.45" calcext:value-type="float">
            <text:p>387</text:p>
          </table:table-cell>
          <table:table-cell table:style-name="ce132" table:formula="of:=[.$E$6]+360*[.S$8]/[.$C212]" office:value-type="float" office:value="389.625" calcext:value-type="float">
            <text:p>390</text:p>
          </table:table-cell>
          <table:table-cell table:style-name="ce132" table:formula="of:=[.$E$6]+360*[.T$8]/[.$C212]" office:value-type="float" office:value="391.8" calcext:value-type="float">
            <text:p>392</text:p>
          </table:table-cell>
          <table:table-cell table:style-name="ce132" table:formula="of:=[.$E$6]+360*[.U$8]/[.$C212]" office:value-type="float" office:value="393.975" calcext:value-type="float">
            <text:p>394</text:p>
          </table:table-cell>
          <table:table-cell table:style-name="ce132" table:formula="of:=[.$E$6]+360*[.V$8]/[.$C212]" office:value-type="float" office:value="396.15" calcext:value-type="float">
            <text:p>396</text:p>
          </table:table-cell>
          <table:table-cell table:style-name="ce132" table:formula="of:=[.$E$6]+360*[.W$8]/[.$C212]" office:value-type="float" office:value="398.325" calcext:value-type="float">
            <text:p>398</text:p>
          </table:table-cell>
          <table:table-cell table:style-name="ce132" table:formula="of:=[.$E$6]+360*[.X$8]/[.$C212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13]" office:value-type="float" office:value="8000" calcext:value-type="float">
            <text:p>8000</text:p>
          </table:table-cell>
          <table:table-cell table:style-name="ce132" table:formula="of:=[.$E$6]+360*[.D$8]/[.$C213]" office:value-type="float" office:value="357" calcext:value-type="float">
            <text:p>357</text:p>
          </table:table-cell>
          <table:table-cell table:style-name="ce132" table:formula="of:=[.$E$6]+360*[.E$8]/[.$C213]" office:value-type="float" office:value="359.25" calcext:value-type="float">
            <text:p>359</text:p>
          </table:table-cell>
          <table:table-cell table:style-name="ce132" table:formula="of:=[.$E$6]+360*[.F$8]/[.$C213]" office:value-type="float" office:value="361.5" calcext:value-type="float">
            <text:p>362</text:p>
          </table:table-cell>
          <table:table-cell table:style-name="ce132" table:formula="of:=[.$E$6]+360*[.G$8]/[.$C213]" office:value-type="float" office:value="363.75" calcext:value-type="float">
            <text:p>364</text:p>
          </table:table-cell>
          <table:table-cell table:style-name="ce132" table:formula="of:=[.$E$6]+360*[.H$8]/[.$C213]" office:value-type="float" office:value="366" calcext:value-type="float">
            <text:p>366</text:p>
          </table:table-cell>
          <table:table-cell table:style-name="ce132" table:formula="of:=[.$E$6]+360*[.I$8]/[.$C213]" office:value-type="float" office:value="368.25" calcext:value-type="float">
            <text:p>368</text:p>
          </table:table-cell>
          <table:table-cell table:style-name="ce132" table:formula="of:=[.$E$6]+360*[.J$8]/[.$C213]" office:value-type="float" office:value="370.5" calcext:value-type="float">
            <text:p>371</text:p>
          </table:table-cell>
          <table:table-cell table:style-name="ce132" table:formula="of:=[.$E$6]+360*[.K$8]/[.$C213]" office:value-type="float" office:value="372.75" calcext:value-type="float">
            <text:p>373</text:p>
          </table:table-cell>
          <table:table-cell table:style-name="ce132" table:formula="of:=[.$E$6]+360*[.L$8]/[.$C213]" office:value-type="float" office:value="375" calcext:value-type="float">
            <text:p>375</text:p>
          </table:table-cell>
          <table:table-cell table:style-name="ce132" table:formula="of:=[.$E$6]+360*[.M$8]/[.$C213]" office:value-type="float" office:value="377.25" calcext:value-type="float">
            <text:p>377</text:p>
          </table:table-cell>
          <table:table-cell table:style-name="ce132" table:formula="of:=[.$E$6]+360*[.N$8]/[.$C213]" office:value-type="float" office:value="379.5" calcext:value-type="float">
            <text:p>380</text:p>
          </table:table-cell>
          <table:table-cell table:style-name="ce132" table:formula="of:=[.$E$6]+360*[.O$8]/[.$C213]" office:value-type="float" office:value="381.75" calcext:value-type="float">
            <text:p>382</text:p>
          </table:table-cell>
          <table:table-cell table:style-name="ce132" table:formula="of:=[.$E$6]+360*[.P$8]/[.$C213]" office:value-type="float" office:value="384" calcext:value-type="float">
            <text:p>384</text:p>
          </table:table-cell>
          <table:table-cell table:style-name="ce132" table:formula="of:=[.$E$6]+360*[.Q$8]/[.$C213]" office:value-type="float" office:value="386.25" calcext:value-type="float">
            <text:p>386</text:p>
          </table:table-cell>
          <table:table-cell table:style-name="ce132" table:formula="of:=[.$E$6]+360*[.R$8]/[.$C213]" office:value-type="float" office:value="388.5" calcext:value-type="float">
            <text:p>389</text:p>
          </table:table-cell>
          <table:table-cell table:style-name="ce132" table:formula="of:=[.$E$6]+360*[.S$8]/[.$C213]" office:value-type="float" office:value="390.75" calcext:value-type="float">
            <text:p>391</text:p>
          </table:table-cell>
          <table:table-cell table:style-name="ce132" table:formula="of:=[.$E$6]+360*[.T$8]/[.$C213]" office:value-type="float" office:value="393" calcext:value-type="float">
            <text:p>393</text:p>
          </table:table-cell>
          <table:table-cell table:style-name="ce132" table:formula="of:=[.$E$6]+360*[.U$8]/[.$C213]" office:value-type="float" office:value="395.25" calcext:value-type="float">
            <text:p>395</text:p>
          </table:table-cell>
          <table:table-cell table:style-name="ce132" table:formula="of:=[.$E$6]+360*[.V$8]/[.$C213]" office:value-type="float" office:value="397.5" calcext:value-type="float">
            <text:p>398</text:p>
          </table:table-cell>
          <table:table-cell table:style-name="ce132" table:formula="of:=[.$E$6]+360*[.W$8]/[.$C213]" office:value-type="float" office:value="399.75" calcext:value-type="float">
            <text:p>400</text:p>
          </table:table-cell>
          <table:table-cell table:style-name="ce132" table:formula="of:=[.$E$6]+360*[.X$8]/[.$C213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14]" office:value-type="float" office:value="7741.93548387097" calcext:value-type="float">
            <text:p>7742</text:p>
          </table:table-cell>
          <table:table-cell table:style-name="ce132" table:formula="of:=[.$E$6]+360*[.D$8]/[.$C214]" office:value-type="float" office:value="357" calcext:value-type="float">
            <text:p>357</text:p>
          </table:table-cell>
          <table:table-cell table:style-name="ce132" table:formula="of:=[.$E$6]+360*[.E$8]/[.$C214]" office:value-type="float" office:value="359.325" calcext:value-type="float">
            <text:p>359</text:p>
          </table:table-cell>
          <table:table-cell table:style-name="ce132" table:formula="of:=[.$E$6]+360*[.F$8]/[.$C214]" office:value-type="float" office:value="361.65" calcext:value-type="float">
            <text:p>362</text:p>
          </table:table-cell>
          <table:table-cell table:style-name="ce132" table:formula="of:=[.$E$6]+360*[.G$8]/[.$C214]" office:value-type="float" office:value="363.975" calcext:value-type="float">
            <text:p>364</text:p>
          </table:table-cell>
          <table:table-cell table:style-name="ce132" table:formula="of:=[.$E$6]+360*[.H$8]/[.$C214]" office:value-type="float" office:value="366.3" calcext:value-type="float">
            <text:p>366</text:p>
          </table:table-cell>
          <table:table-cell table:style-name="ce132" table:formula="of:=[.$E$6]+360*[.I$8]/[.$C214]" office:value-type="float" office:value="368.625" calcext:value-type="float">
            <text:p>369</text:p>
          </table:table-cell>
          <table:table-cell table:style-name="ce132" table:formula="of:=[.$E$6]+360*[.J$8]/[.$C214]" office:value-type="float" office:value="370.95" calcext:value-type="float">
            <text:p>371</text:p>
          </table:table-cell>
          <table:table-cell table:style-name="ce132" table:formula="of:=[.$E$6]+360*[.K$8]/[.$C214]" office:value-type="float" office:value="373.275" calcext:value-type="float">
            <text:p>373</text:p>
          </table:table-cell>
          <table:table-cell table:style-name="ce132" table:formula="of:=[.$E$6]+360*[.L$8]/[.$C214]" office:value-type="float" office:value="375.6" calcext:value-type="float">
            <text:p>376</text:p>
          </table:table-cell>
          <table:table-cell table:style-name="ce132" table:formula="of:=[.$E$6]+360*[.M$8]/[.$C214]" office:value-type="float" office:value="377.925" calcext:value-type="float">
            <text:p>378</text:p>
          </table:table-cell>
          <table:table-cell table:style-name="ce132" table:formula="of:=[.$E$6]+360*[.N$8]/[.$C214]" office:value-type="float" office:value="380.25" calcext:value-type="float">
            <text:p>380</text:p>
          </table:table-cell>
          <table:table-cell table:style-name="ce132" table:formula="of:=[.$E$6]+360*[.O$8]/[.$C214]" office:value-type="float" office:value="382.575" calcext:value-type="float">
            <text:p>383</text:p>
          </table:table-cell>
          <table:table-cell table:style-name="ce132" table:formula="of:=[.$E$6]+360*[.P$8]/[.$C214]" office:value-type="float" office:value="384.9" calcext:value-type="float">
            <text:p>385</text:p>
          </table:table-cell>
          <table:table-cell table:style-name="ce132" table:formula="of:=[.$E$6]+360*[.Q$8]/[.$C214]" office:value-type="float" office:value="387.225" calcext:value-type="float">
            <text:p>387</text:p>
          </table:table-cell>
          <table:table-cell table:style-name="ce132" table:formula="of:=[.$E$6]+360*[.R$8]/[.$C214]" office:value-type="float" office:value="389.55" calcext:value-type="float">
            <text:p>390</text:p>
          </table:table-cell>
          <table:table-cell table:style-name="ce132" table:formula="of:=[.$E$6]+360*[.S$8]/[.$C214]" office:value-type="float" office:value="391.875" calcext:value-type="float">
            <text:p>392</text:p>
          </table:table-cell>
          <table:table-cell table:style-name="ce132" table:formula="of:=[.$E$6]+360*[.T$8]/[.$C214]" office:value-type="float" office:value="394.2" calcext:value-type="float">
            <text:p>394</text:p>
          </table:table-cell>
          <table:table-cell table:style-name="ce132" table:formula="of:=[.$E$6]+360*[.U$8]/[.$C214]" office:value-type="float" office:value="396.525" calcext:value-type="float">
            <text:p>397</text:p>
          </table:table-cell>
          <table:table-cell table:style-name="ce132" table:formula="of:=[.$E$6]+360*[.V$8]/[.$C214]" office:value-type="float" office:value="398.85" calcext:value-type="float">
            <text:p>399</text:p>
          </table:table-cell>
          <table:table-cell table:style-name="ce132" table:formula="of:=[.$E$6]+360*[.W$8]/[.$C214]" office:value-type="float" office:value="401.175" calcext:value-type="float">
            <text:p>401</text:p>
          </table:table-cell>
          <table:table-cell table:style-name="ce132" table:formula="of:=[.$E$6]+360*[.X$8]/[.$C214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15]" office:value-type="float" office:value="7500" calcext:value-type="float">
            <text:p>7500</text:p>
          </table:table-cell>
          <table:table-cell table:style-name="ce132" table:formula="of:=[.$E$6]+360*[.D$8]/[.$C215]" office:value-type="float" office:value="357" calcext:value-type="float">
            <text:p>357</text:p>
          </table:table-cell>
          <table:table-cell table:style-name="ce132" table:formula="of:=[.$E$6]+360*[.E$8]/[.$C215]" office:value-type="float" office:value="359.4" calcext:value-type="float">
            <text:p>359</text:p>
          </table:table-cell>
          <table:table-cell table:style-name="ce132" table:formula="of:=[.$E$6]+360*[.F$8]/[.$C215]" office:value-type="float" office:value="361.8" calcext:value-type="float">
            <text:p>362</text:p>
          </table:table-cell>
          <table:table-cell table:style-name="ce132" table:formula="of:=[.$E$6]+360*[.G$8]/[.$C215]" office:value-type="float" office:value="364.2" calcext:value-type="float">
            <text:p>364</text:p>
          </table:table-cell>
          <table:table-cell table:style-name="ce132" table:formula="of:=[.$E$6]+360*[.H$8]/[.$C215]" office:value-type="float" office:value="366.6" calcext:value-type="float">
            <text:p>367</text:p>
          </table:table-cell>
          <table:table-cell table:style-name="ce132" table:formula="of:=[.$E$6]+360*[.I$8]/[.$C215]" office:value-type="float" office:value="369" calcext:value-type="float">
            <text:p>369</text:p>
          </table:table-cell>
          <table:table-cell table:style-name="ce132" table:formula="of:=[.$E$6]+360*[.J$8]/[.$C215]" office:value-type="float" office:value="371.4" calcext:value-type="float">
            <text:p>371</text:p>
          </table:table-cell>
          <table:table-cell table:style-name="ce132" table:formula="of:=[.$E$6]+360*[.K$8]/[.$C215]" office:value-type="float" office:value="373.8" calcext:value-type="float">
            <text:p>374</text:p>
          </table:table-cell>
          <table:table-cell table:style-name="ce132" table:formula="of:=[.$E$6]+360*[.L$8]/[.$C215]" office:value-type="float" office:value="376.2" calcext:value-type="float">
            <text:p>376</text:p>
          </table:table-cell>
          <table:table-cell table:style-name="ce132" table:formula="of:=[.$E$6]+360*[.M$8]/[.$C215]" office:value-type="float" office:value="378.6" calcext:value-type="float">
            <text:p>379</text:p>
          </table:table-cell>
          <table:table-cell table:style-name="ce132" table:formula="of:=[.$E$6]+360*[.N$8]/[.$C215]" office:value-type="float" office:value="381" calcext:value-type="float">
            <text:p>381</text:p>
          </table:table-cell>
          <table:table-cell table:style-name="ce132" table:formula="of:=[.$E$6]+360*[.O$8]/[.$C215]" office:value-type="float" office:value="383.4" calcext:value-type="float">
            <text:p>383</text:p>
          </table:table-cell>
          <table:table-cell table:style-name="ce132" table:formula="of:=[.$E$6]+360*[.P$8]/[.$C215]" office:value-type="float" office:value="385.8" calcext:value-type="float">
            <text:p>386</text:p>
          </table:table-cell>
          <table:table-cell table:style-name="ce132" table:formula="of:=[.$E$6]+360*[.Q$8]/[.$C215]" office:value-type="float" office:value="388.2" calcext:value-type="float">
            <text:p>388</text:p>
          </table:table-cell>
          <table:table-cell table:style-name="ce132" table:formula="of:=[.$E$6]+360*[.R$8]/[.$C215]" office:value-type="float" office:value="390.6" calcext:value-type="float">
            <text:p>391</text:p>
          </table:table-cell>
          <table:table-cell table:style-name="ce132" table:formula="of:=[.$E$6]+360*[.S$8]/[.$C215]" office:value-type="float" office:value="393" calcext:value-type="float">
            <text:p>393</text:p>
          </table:table-cell>
          <table:table-cell table:style-name="ce132" table:formula="of:=[.$E$6]+360*[.T$8]/[.$C215]" office:value-type="float" office:value="395.4" calcext:value-type="float">
            <text:p>395</text:p>
          </table:table-cell>
          <table:table-cell table:style-name="ce132" table:formula="of:=[.$E$6]+360*[.U$8]/[.$C215]" office:value-type="float" office:value="397.8" calcext:value-type="float">
            <text:p>398</text:p>
          </table:table-cell>
          <table:table-cell table:style-name="ce132" table:formula="of:=[.$E$6]+360*[.V$8]/[.$C215]" office:value-type="float" office:value="400.2" calcext:value-type="float">
            <text:p>400</text:p>
          </table:table-cell>
          <table:table-cell table:style-name="ce132" table:formula="of:=[.$E$6]+360*[.W$8]/[.$C215]" office:value-type="float" office:value="402.6" calcext:value-type="float">
            <text:p>403</text:p>
          </table:table-cell>
          <table:table-cell table:style-name="ce132" table:formula="of:=[.$E$6]+360*[.X$8]/[.$C215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16]" office:value-type="float" office:value="7272.72727272727" calcext:value-type="float">
            <text:p>7273</text:p>
          </table:table-cell>
          <table:table-cell table:style-name="ce132" table:formula="of:=[.$E$6]+360*[.D$8]/[.$C216]" office:value-type="float" office:value="357" calcext:value-type="float">
            <text:p>357</text:p>
          </table:table-cell>
          <table:table-cell table:style-name="ce132" table:formula="of:=[.$E$6]+360*[.E$8]/[.$C216]" office:value-type="float" office:value="359.475" calcext:value-type="float">
            <text:p>359</text:p>
          </table:table-cell>
          <table:table-cell table:style-name="ce132" table:formula="of:=[.$E$6]+360*[.F$8]/[.$C216]" office:value-type="float" office:value="361.95" calcext:value-type="float">
            <text:p>362</text:p>
          </table:table-cell>
          <table:table-cell table:style-name="ce132" table:formula="of:=[.$E$6]+360*[.G$8]/[.$C216]" office:value-type="float" office:value="364.425" calcext:value-type="float">
            <text:p>364</text:p>
          </table:table-cell>
          <table:table-cell table:style-name="ce132" table:formula="of:=[.$E$6]+360*[.H$8]/[.$C216]" office:value-type="float" office:value="366.9" calcext:value-type="float">
            <text:p>367</text:p>
          </table:table-cell>
          <table:table-cell table:style-name="ce132" table:formula="of:=[.$E$6]+360*[.I$8]/[.$C216]" office:value-type="float" office:value="369.375" calcext:value-type="float">
            <text:p>369</text:p>
          </table:table-cell>
          <table:table-cell table:style-name="ce132" table:formula="of:=[.$E$6]+360*[.J$8]/[.$C216]" office:value-type="float" office:value="371.85" calcext:value-type="float">
            <text:p>372</text:p>
          </table:table-cell>
          <table:table-cell table:style-name="ce132" table:formula="of:=[.$E$6]+360*[.K$8]/[.$C216]" office:value-type="float" office:value="374.325" calcext:value-type="float">
            <text:p>374</text:p>
          </table:table-cell>
          <table:table-cell table:style-name="ce132" table:formula="of:=[.$E$6]+360*[.L$8]/[.$C216]" office:value-type="float" office:value="376.8" calcext:value-type="float">
            <text:p>377</text:p>
          </table:table-cell>
          <table:table-cell table:style-name="ce132" table:formula="of:=[.$E$6]+360*[.M$8]/[.$C216]" office:value-type="float" office:value="379.275" calcext:value-type="float">
            <text:p>379</text:p>
          </table:table-cell>
          <table:table-cell table:style-name="ce132" table:formula="of:=[.$E$6]+360*[.N$8]/[.$C216]" office:value-type="float" office:value="381.75" calcext:value-type="float">
            <text:p>382</text:p>
          </table:table-cell>
          <table:table-cell table:style-name="ce132" table:formula="of:=[.$E$6]+360*[.O$8]/[.$C216]" office:value-type="float" office:value="384.225" calcext:value-type="float">
            <text:p>384</text:p>
          </table:table-cell>
          <table:table-cell table:style-name="ce132" table:formula="of:=[.$E$6]+360*[.P$8]/[.$C216]" office:value-type="float" office:value="386.7" calcext:value-type="float">
            <text:p>387</text:p>
          </table:table-cell>
          <table:table-cell table:style-name="ce132" table:formula="of:=[.$E$6]+360*[.Q$8]/[.$C216]" office:value-type="float" office:value="389.175" calcext:value-type="float">
            <text:p>389</text:p>
          </table:table-cell>
          <table:table-cell table:style-name="ce132" table:formula="of:=[.$E$6]+360*[.R$8]/[.$C216]" office:value-type="float" office:value="391.65" calcext:value-type="float">
            <text:p>392</text:p>
          </table:table-cell>
          <table:table-cell table:style-name="ce132" table:formula="of:=[.$E$6]+360*[.S$8]/[.$C216]" office:value-type="float" office:value="394.125" calcext:value-type="float">
            <text:p>394</text:p>
          </table:table-cell>
          <table:table-cell table:style-name="ce132" table:formula="of:=[.$E$6]+360*[.T$8]/[.$C216]" office:value-type="float" office:value="396.6" calcext:value-type="float">
            <text:p>397</text:p>
          </table:table-cell>
          <table:table-cell table:style-name="ce132" table:formula="of:=[.$E$6]+360*[.U$8]/[.$C216]" office:value-type="float" office:value="399.075" calcext:value-type="float">
            <text:p>399</text:p>
          </table:table-cell>
          <table:table-cell table:style-name="ce132" table:formula="of:=[.$E$6]+360*[.V$8]/[.$C216]" office:value-type="float" office:value="401.55" calcext:value-type="float">
            <text:p>402</text:p>
          </table:table-cell>
          <table:table-cell table:style-name="ce132" table:formula="of:=[.$E$6]+360*[.W$8]/[.$C216]" office:value-type="float" office:value="404.025" calcext:value-type="float">
            <text:p>404</text:p>
          </table:table-cell>
          <table:table-cell table:style-name="ce132" table:formula="of:=[.$E$6]+360*[.X$8]/[.$C216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17]" office:value-type="float" office:value="7058.82352941176" calcext:value-type="float">
            <text:p>7059</text:p>
          </table:table-cell>
          <table:table-cell table:style-name="ce132" table:formula="of:=[.$E$6]+360*[.D$8]/[.$C217]" office:value-type="float" office:value="357" calcext:value-type="float">
            <text:p>357</text:p>
          </table:table-cell>
          <table:table-cell table:style-name="ce132" table:formula="of:=[.$E$6]+360*[.E$8]/[.$C217]" office:value-type="float" office:value="359.55" calcext:value-type="float">
            <text:p>360</text:p>
          </table:table-cell>
          <table:table-cell table:style-name="ce132" table:formula="of:=[.$E$6]+360*[.F$8]/[.$C217]" office:value-type="float" office:value="362.1" calcext:value-type="float">
            <text:p>362</text:p>
          </table:table-cell>
          <table:table-cell table:style-name="ce132" table:formula="of:=[.$E$6]+360*[.G$8]/[.$C217]" office:value-type="float" office:value="364.65" calcext:value-type="float">
            <text:p>365</text:p>
          </table:table-cell>
          <table:table-cell table:style-name="ce132" table:formula="of:=[.$E$6]+360*[.H$8]/[.$C217]" office:value-type="float" office:value="367.2" calcext:value-type="float">
            <text:p>367</text:p>
          </table:table-cell>
          <table:table-cell table:style-name="ce132" table:formula="of:=[.$E$6]+360*[.I$8]/[.$C217]" office:value-type="float" office:value="369.75" calcext:value-type="float">
            <text:p>370</text:p>
          </table:table-cell>
          <table:table-cell table:style-name="ce132" table:formula="of:=[.$E$6]+360*[.J$8]/[.$C217]" office:value-type="float" office:value="372.3" calcext:value-type="float">
            <text:p>372</text:p>
          </table:table-cell>
          <table:table-cell table:style-name="ce132" table:formula="of:=[.$E$6]+360*[.K$8]/[.$C217]" office:value-type="float" office:value="374.85" calcext:value-type="float">
            <text:p>375</text:p>
          </table:table-cell>
          <table:table-cell table:style-name="ce132" table:formula="of:=[.$E$6]+360*[.L$8]/[.$C217]" office:value-type="float" office:value="377.4" calcext:value-type="float">
            <text:p>377</text:p>
          </table:table-cell>
          <table:table-cell table:style-name="ce132" table:formula="of:=[.$E$6]+360*[.M$8]/[.$C217]" office:value-type="float" office:value="379.95" calcext:value-type="float">
            <text:p>380</text:p>
          </table:table-cell>
          <table:table-cell table:style-name="ce132" table:formula="of:=[.$E$6]+360*[.N$8]/[.$C217]" office:value-type="float" office:value="382.5" calcext:value-type="float">
            <text:p>383</text:p>
          </table:table-cell>
          <table:table-cell table:style-name="ce132" table:formula="of:=[.$E$6]+360*[.O$8]/[.$C217]" office:value-type="float" office:value="385.05" calcext:value-type="float">
            <text:p>385</text:p>
          </table:table-cell>
          <table:table-cell table:style-name="ce132" table:formula="of:=[.$E$6]+360*[.P$8]/[.$C217]" office:value-type="float" office:value="387.6" calcext:value-type="float">
            <text:p>388</text:p>
          </table:table-cell>
          <table:table-cell table:style-name="ce132" table:formula="of:=[.$E$6]+360*[.Q$8]/[.$C217]" office:value-type="float" office:value="390.15" calcext:value-type="float">
            <text:p>390</text:p>
          </table:table-cell>
          <table:table-cell table:style-name="ce132" table:formula="of:=[.$E$6]+360*[.R$8]/[.$C217]" office:value-type="float" office:value="392.7" calcext:value-type="float">
            <text:p>393</text:p>
          </table:table-cell>
          <table:table-cell table:style-name="ce132" table:formula="of:=[.$E$6]+360*[.S$8]/[.$C217]" office:value-type="float" office:value="395.25" calcext:value-type="float">
            <text:p>395</text:p>
          </table:table-cell>
          <table:table-cell table:style-name="ce132" table:formula="of:=[.$E$6]+360*[.T$8]/[.$C217]" office:value-type="float" office:value="397.8" calcext:value-type="float">
            <text:p>398</text:p>
          </table:table-cell>
          <table:table-cell table:style-name="ce132" table:formula="of:=[.$E$6]+360*[.U$8]/[.$C217]" office:value-type="float" office:value="400.35" calcext:value-type="float">
            <text:p>400</text:p>
          </table:table-cell>
          <table:table-cell table:style-name="ce132" table:formula="of:=[.$E$6]+360*[.V$8]/[.$C217]" office:value-type="float" office:value="402.9" calcext:value-type="float">
            <text:p>403</text:p>
          </table:table-cell>
          <table:table-cell table:style-name="ce132" table:formula="of:=[.$E$6]+360*[.W$8]/[.$C217]" office:value-type="float" office:value="405.45" calcext:value-type="float">
            <text:p>405</text:p>
          </table:table-cell>
          <table:table-cell table:style-name="ce132" table:formula="of:=[.$E$6]+360*[.X$8]/[.$C217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18]" office:value-type="float" office:value="6857.14285714286" calcext:value-type="float">
            <text:p>6857</text:p>
          </table:table-cell>
          <table:table-cell table:style-name="ce132" table:formula="of:=[.$E$6]+360*[.D$8]/[.$C218]" office:value-type="float" office:value="357" calcext:value-type="float">
            <text:p>357</text:p>
          </table:table-cell>
          <table:table-cell table:style-name="ce132" table:formula="of:=[.$E$6]+360*[.E$8]/[.$C218]" office:value-type="float" office:value="359.625" calcext:value-type="float">
            <text:p>360</text:p>
          </table:table-cell>
          <table:table-cell table:style-name="ce132" table:formula="of:=[.$E$6]+360*[.F$8]/[.$C218]" office:value-type="float" office:value="362.25" calcext:value-type="float">
            <text:p>362</text:p>
          </table:table-cell>
          <table:table-cell table:style-name="ce132" table:formula="of:=[.$E$6]+360*[.G$8]/[.$C218]" office:value-type="float" office:value="364.875" calcext:value-type="float">
            <text:p>365</text:p>
          </table:table-cell>
          <table:table-cell table:style-name="ce132" table:formula="of:=[.$E$6]+360*[.H$8]/[.$C218]" office:value-type="float" office:value="367.5" calcext:value-type="float">
            <text:p>368</text:p>
          </table:table-cell>
          <table:table-cell table:style-name="ce132" table:formula="of:=[.$E$6]+360*[.I$8]/[.$C218]" office:value-type="float" office:value="370.125" calcext:value-type="float">
            <text:p>370</text:p>
          </table:table-cell>
          <table:table-cell table:style-name="ce132" table:formula="of:=[.$E$6]+360*[.J$8]/[.$C218]" office:value-type="float" office:value="372.75" calcext:value-type="float">
            <text:p>373</text:p>
          </table:table-cell>
          <table:table-cell table:style-name="ce132" table:formula="of:=[.$E$6]+360*[.K$8]/[.$C218]" office:value-type="float" office:value="375.375" calcext:value-type="float">
            <text:p>375</text:p>
          </table:table-cell>
          <table:table-cell table:style-name="ce132" table:formula="of:=[.$E$6]+360*[.L$8]/[.$C218]" office:value-type="float" office:value="378" calcext:value-type="float">
            <text:p>378</text:p>
          </table:table-cell>
          <table:table-cell table:style-name="ce132" table:formula="of:=[.$E$6]+360*[.M$8]/[.$C218]" office:value-type="float" office:value="380.625" calcext:value-type="float">
            <text:p>381</text:p>
          </table:table-cell>
          <table:table-cell table:style-name="ce132" table:formula="of:=[.$E$6]+360*[.N$8]/[.$C218]" office:value-type="float" office:value="383.25" calcext:value-type="float">
            <text:p>383</text:p>
          </table:table-cell>
          <table:table-cell table:style-name="ce132" table:formula="of:=[.$E$6]+360*[.O$8]/[.$C218]" office:value-type="float" office:value="385.875" calcext:value-type="float">
            <text:p>386</text:p>
          </table:table-cell>
          <table:table-cell table:style-name="ce132" table:formula="of:=[.$E$6]+360*[.P$8]/[.$C218]" office:value-type="float" office:value="388.5" calcext:value-type="float">
            <text:p>389</text:p>
          </table:table-cell>
          <table:table-cell table:style-name="ce132" table:formula="of:=[.$E$6]+360*[.Q$8]/[.$C218]" office:value-type="float" office:value="391.125" calcext:value-type="float">
            <text:p>391</text:p>
          </table:table-cell>
          <table:table-cell table:style-name="ce132" table:formula="of:=[.$E$6]+360*[.R$8]/[.$C218]" office:value-type="float" office:value="393.75" calcext:value-type="float">
            <text:p>394</text:p>
          </table:table-cell>
          <table:table-cell table:style-name="ce132" table:formula="of:=[.$E$6]+360*[.S$8]/[.$C218]" office:value-type="float" office:value="396.375" calcext:value-type="float">
            <text:p>396</text:p>
          </table:table-cell>
          <table:table-cell table:style-name="ce132" table:formula="of:=[.$E$6]+360*[.T$8]/[.$C218]" office:value-type="float" office:value="399" calcext:value-type="float">
            <text:p>399</text:p>
          </table:table-cell>
          <table:table-cell table:style-name="ce132" table:formula="of:=[.$E$6]+360*[.U$8]/[.$C218]" office:value-type="float" office:value="401.625" calcext:value-type="float">
            <text:p>402</text:p>
          </table:table-cell>
          <table:table-cell table:style-name="ce132" table:formula="of:=[.$E$6]+360*[.V$8]/[.$C218]" office:value-type="float" office:value="404.25" calcext:value-type="float">
            <text:p>404</text:p>
          </table:table-cell>
          <table:table-cell table:style-name="ce132" table:formula="of:=[.$E$6]+360*[.W$8]/[.$C218]" office:value-type="float" office:value="406.875" calcext:value-type="float">
            <text:p>407</text:p>
          </table:table-cell>
          <table:table-cell table:style-name="ce132" table:formula="of:=[.$E$6]+360*[.X$8]/[.$C218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19]" office:value-type="float" office:value="6666.66666666667" calcext:value-type="float">
            <text:p>6667</text:p>
          </table:table-cell>
          <table:table-cell table:style-name="ce132" table:formula="of:=[.$E$6]+360*[.D$8]/[.$C219]" office:value-type="float" office:value="357" calcext:value-type="float">
            <text:p>357</text:p>
          </table:table-cell>
          <table:table-cell table:style-name="ce132" table:formula="of:=[.$E$6]+360*[.E$8]/[.$C219]" office:value-type="float" office:value="359.7" calcext:value-type="float">
            <text:p>360</text:p>
          </table:table-cell>
          <table:table-cell table:style-name="ce132" table:formula="of:=[.$E$6]+360*[.F$8]/[.$C219]" office:value-type="float" office:value="362.4" calcext:value-type="float">
            <text:p>362</text:p>
          </table:table-cell>
          <table:table-cell table:style-name="ce132" table:formula="of:=[.$E$6]+360*[.G$8]/[.$C219]" office:value-type="float" office:value="365.1" calcext:value-type="float">
            <text:p>365</text:p>
          </table:table-cell>
          <table:table-cell table:style-name="ce132" table:formula="of:=[.$E$6]+360*[.H$8]/[.$C219]" office:value-type="float" office:value="367.8" calcext:value-type="float">
            <text:p>368</text:p>
          </table:table-cell>
          <table:table-cell table:style-name="ce132" table:formula="of:=[.$E$6]+360*[.I$8]/[.$C219]" office:value-type="float" office:value="370.5" calcext:value-type="float">
            <text:p>371</text:p>
          </table:table-cell>
          <table:table-cell table:style-name="ce132" table:formula="of:=[.$E$6]+360*[.J$8]/[.$C219]" office:value-type="float" office:value="373.2" calcext:value-type="float">
            <text:p>373</text:p>
          </table:table-cell>
          <table:table-cell table:style-name="ce132" table:formula="of:=[.$E$6]+360*[.K$8]/[.$C219]" office:value-type="float" office:value="375.9" calcext:value-type="float">
            <text:p>376</text:p>
          </table:table-cell>
          <table:table-cell table:style-name="ce132" table:formula="of:=[.$E$6]+360*[.L$8]/[.$C219]" office:value-type="float" office:value="378.6" calcext:value-type="float">
            <text:p>379</text:p>
          </table:table-cell>
          <table:table-cell table:style-name="ce132" table:formula="of:=[.$E$6]+360*[.M$8]/[.$C219]" office:value-type="float" office:value="381.3" calcext:value-type="float">
            <text:p>381</text:p>
          </table:table-cell>
          <table:table-cell table:style-name="ce132" table:formula="of:=[.$E$6]+360*[.N$8]/[.$C219]" office:value-type="float" office:value="384" calcext:value-type="float">
            <text:p>384</text:p>
          </table:table-cell>
          <table:table-cell table:style-name="ce132" table:formula="of:=[.$E$6]+360*[.O$8]/[.$C219]" office:value-type="float" office:value="386.7" calcext:value-type="float">
            <text:p>387</text:p>
          </table:table-cell>
          <table:table-cell table:style-name="ce132" table:formula="of:=[.$E$6]+360*[.P$8]/[.$C219]" office:value-type="float" office:value="389.4" calcext:value-type="float">
            <text:p>389</text:p>
          </table:table-cell>
          <table:table-cell table:style-name="ce132" table:formula="of:=[.$E$6]+360*[.Q$8]/[.$C219]" office:value-type="float" office:value="392.1" calcext:value-type="float">
            <text:p>392</text:p>
          </table:table-cell>
          <table:table-cell table:style-name="ce132" table:formula="of:=[.$E$6]+360*[.R$8]/[.$C219]" office:value-type="float" office:value="394.8" calcext:value-type="float">
            <text:p>395</text:p>
          </table:table-cell>
          <table:table-cell table:style-name="ce132" table:formula="of:=[.$E$6]+360*[.S$8]/[.$C219]" office:value-type="float" office:value="397.5" calcext:value-type="float">
            <text:p>398</text:p>
          </table:table-cell>
          <table:table-cell table:style-name="ce132" table:formula="of:=[.$E$6]+360*[.T$8]/[.$C219]" office:value-type="float" office:value="400.2" calcext:value-type="float">
            <text:p>400</text:p>
          </table:table-cell>
          <table:table-cell table:style-name="ce132" table:formula="of:=[.$E$6]+360*[.U$8]/[.$C219]" office:value-type="float" office:value="402.9" calcext:value-type="float">
            <text:p>403</text:p>
          </table:table-cell>
          <table:table-cell table:style-name="ce132" table:formula="of:=[.$E$6]+360*[.V$8]/[.$C219]" office:value-type="float" office:value="405.6" calcext:value-type="float">
            <text:p>406</text:p>
          </table:table-cell>
          <table:table-cell table:style-name="ce132" table:formula="of:=[.$E$6]+360*[.W$8]/[.$C219]" office:value-type="float" office:value="408.3" calcext:value-type="float">
            <text:p>408</text:p>
          </table:table-cell>
          <table:table-cell table:style-name="ce132" table:formula="of:=[.$E$6]+360*[.X$8]/[.$C219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20]" office:value-type="float" office:value="6486.48648648649" calcext:value-type="float">
            <text:p>6486</text:p>
          </table:table-cell>
          <table:table-cell table:style-name="ce132" table:formula="of:=[.$E$6]+360*[.D$8]/[.$C220]" office:value-type="float" office:value="357" calcext:value-type="float">
            <text:p>357</text:p>
          </table:table-cell>
          <table:table-cell table:style-name="ce132" table:formula="of:=[.$E$6]+360*[.E$8]/[.$C220]" office:value-type="float" office:value="359.775" calcext:value-type="float">
            <text:p>360</text:p>
          </table:table-cell>
          <table:table-cell table:style-name="ce132" table:formula="of:=[.$E$6]+360*[.F$8]/[.$C220]" office:value-type="float" office:value="362.55" calcext:value-type="float">
            <text:p>363</text:p>
          </table:table-cell>
          <table:table-cell table:style-name="ce132" table:formula="of:=[.$E$6]+360*[.G$8]/[.$C220]" office:value-type="float" office:value="365.325" calcext:value-type="float">
            <text:p>365</text:p>
          </table:table-cell>
          <table:table-cell table:style-name="ce132" table:formula="of:=[.$E$6]+360*[.H$8]/[.$C220]" office:value-type="float" office:value="368.1" calcext:value-type="float">
            <text:p>368</text:p>
          </table:table-cell>
          <table:table-cell table:style-name="ce132" table:formula="of:=[.$E$6]+360*[.I$8]/[.$C220]" office:value-type="float" office:value="370.875" calcext:value-type="float">
            <text:p>371</text:p>
          </table:table-cell>
          <table:table-cell table:style-name="ce132" table:formula="of:=[.$E$6]+360*[.J$8]/[.$C220]" office:value-type="float" office:value="373.65" calcext:value-type="float">
            <text:p>374</text:p>
          </table:table-cell>
          <table:table-cell table:style-name="ce132" table:formula="of:=[.$E$6]+360*[.K$8]/[.$C220]" office:value-type="float" office:value="376.425" calcext:value-type="float">
            <text:p>376</text:p>
          </table:table-cell>
          <table:table-cell table:style-name="ce132" table:formula="of:=[.$E$6]+360*[.L$8]/[.$C220]" office:value-type="float" office:value="379.2" calcext:value-type="float">
            <text:p>379</text:p>
          </table:table-cell>
          <table:table-cell table:style-name="ce132" table:formula="of:=[.$E$6]+360*[.M$8]/[.$C220]" office:value-type="float" office:value="381.975" calcext:value-type="float">
            <text:p>382</text:p>
          </table:table-cell>
          <table:table-cell table:style-name="ce132" table:formula="of:=[.$E$6]+360*[.N$8]/[.$C220]" office:value-type="float" office:value="384.75" calcext:value-type="float">
            <text:p>385</text:p>
          </table:table-cell>
          <table:table-cell table:style-name="ce132" table:formula="of:=[.$E$6]+360*[.O$8]/[.$C220]" office:value-type="float" office:value="387.525" calcext:value-type="float">
            <text:p>388</text:p>
          </table:table-cell>
          <table:table-cell table:style-name="ce132" table:formula="of:=[.$E$6]+360*[.P$8]/[.$C220]" office:value-type="float" office:value="390.3" calcext:value-type="float">
            <text:p>390</text:p>
          </table:table-cell>
          <table:table-cell table:style-name="ce132" table:formula="of:=[.$E$6]+360*[.Q$8]/[.$C220]" office:value-type="float" office:value="393.075" calcext:value-type="float">
            <text:p>393</text:p>
          </table:table-cell>
          <table:table-cell table:style-name="ce132" table:formula="of:=[.$E$6]+360*[.R$8]/[.$C220]" office:value-type="float" office:value="395.85" calcext:value-type="float">
            <text:p>396</text:p>
          </table:table-cell>
          <table:table-cell table:style-name="ce132" table:formula="of:=[.$E$6]+360*[.S$8]/[.$C220]" office:value-type="float" office:value="398.625" calcext:value-type="float">
            <text:p>399</text:p>
          </table:table-cell>
          <table:table-cell table:style-name="ce132" table:formula="of:=[.$E$6]+360*[.T$8]/[.$C220]" office:value-type="float" office:value="401.4" calcext:value-type="float">
            <text:p>401</text:p>
          </table:table-cell>
          <table:table-cell table:style-name="ce132" table:formula="of:=[.$E$6]+360*[.U$8]/[.$C220]" office:value-type="float" office:value="404.175" calcext:value-type="float">
            <text:p>404</text:p>
          </table:table-cell>
          <table:table-cell table:style-name="ce132" table:formula="of:=[.$E$6]+360*[.V$8]/[.$C220]" office:value-type="float" office:value="406.95" calcext:value-type="float">
            <text:p>407</text:p>
          </table:table-cell>
          <table:table-cell table:style-name="ce132" table:formula="of:=[.$E$6]+360*[.W$8]/[.$C220]" office:value-type="float" office:value="409.725" calcext:value-type="float">
            <text:p>410</text:p>
          </table:table-cell>
          <table:table-cell table:style-name="ce132" table:formula="of:=[.$E$6]+360*[.X$8]/[.$C220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21]" office:value-type="float" office:value="6315.78947368421" calcext:value-type="float">
            <text:p>6316</text:p>
          </table:table-cell>
          <table:table-cell table:style-name="ce132" table:formula="of:=[.$E$6]+360*[.D$8]/[.$C221]" office:value-type="float" office:value="357" calcext:value-type="float">
            <text:p>357</text:p>
          </table:table-cell>
          <table:table-cell table:style-name="ce132" table:formula="of:=[.$E$6]+360*[.E$8]/[.$C221]" office:value-type="float" office:value="359.85" calcext:value-type="float">
            <text:p>360</text:p>
          </table:table-cell>
          <table:table-cell table:style-name="ce132" table:formula="of:=[.$E$6]+360*[.F$8]/[.$C221]" office:value-type="float" office:value="362.7" calcext:value-type="float">
            <text:p>363</text:p>
          </table:table-cell>
          <table:table-cell table:style-name="ce132" table:formula="of:=[.$E$6]+360*[.G$8]/[.$C221]" office:value-type="float" office:value="365.55" calcext:value-type="float">
            <text:p>366</text:p>
          </table:table-cell>
          <table:table-cell table:style-name="ce132" table:formula="of:=[.$E$6]+360*[.H$8]/[.$C221]" office:value-type="float" office:value="368.4" calcext:value-type="float">
            <text:p>368</text:p>
          </table:table-cell>
          <table:table-cell table:style-name="ce132" table:formula="of:=[.$E$6]+360*[.I$8]/[.$C221]" office:value-type="float" office:value="371.25" calcext:value-type="float">
            <text:p>371</text:p>
          </table:table-cell>
          <table:table-cell table:style-name="ce132" table:formula="of:=[.$E$6]+360*[.J$8]/[.$C221]" office:value-type="float" office:value="374.1" calcext:value-type="float">
            <text:p>374</text:p>
          </table:table-cell>
          <table:table-cell table:style-name="ce132" table:formula="of:=[.$E$6]+360*[.K$8]/[.$C221]" office:value-type="float" office:value="376.95" calcext:value-type="float">
            <text:p>377</text:p>
          </table:table-cell>
          <table:table-cell table:style-name="ce132" table:formula="of:=[.$E$6]+360*[.L$8]/[.$C221]" office:value-type="float" office:value="379.8" calcext:value-type="float">
            <text:p>380</text:p>
          </table:table-cell>
          <table:table-cell table:style-name="ce132" table:formula="of:=[.$E$6]+360*[.M$8]/[.$C221]" office:value-type="float" office:value="382.65" calcext:value-type="float">
            <text:p>383</text:p>
          </table:table-cell>
          <table:table-cell table:style-name="ce132" table:formula="of:=[.$E$6]+360*[.N$8]/[.$C221]" office:value-type="float" office:value="385.5" calcext:value-type="float">
            <text:p>386</text:p>
          </table:table-cell>
          <table:table-cell table:style-name="ce132" table:formula="of:=[.$E$6]+360*[.O$8]/[.$C221]" office:value-type="float" office:value="388.35" calcext:value-type="float">
            <text:p>388</text:p>
          </table:table-cell>
          <table:table-cell table:style-name="ce132" table:formula="of:=[.$E$6]+360*[.P$8]/[.$C221]" office:value-type="float" office:value="391.2" calcext:value-type="float">
            <text:p>391</text:p>
          </table:table-cell>
          <table:table-cell table:style-name="ce132" table:formula="of:=[.$E$6]+360*[.Q$8]/[.$C221]" office:value-type="float" office:value="394.05" calcext:value-type="float">
            <text:p>394</text:p>
          </table:table-cell>
          <table:table-cell table:style-name="ce132" table:formula="of:=[.$E$6]+360*[.R$8]/[.$C221]" office:value-type="float" office:value="396.9" calcext:value-type="float">
            <text:p>397</text:p>
          </table:table-cell>
          <table:table-cell table:style-name="ce132" table:formula="of:=[.$E$6]+360*[.S$8]/[.$C221]" office:value-type="float" office:value="399.75" calcext:value-type="float">
            <text:p>400</text:p>
          </table:table-cell>
          <table:table-cell table:style-name="ce132" table:formula="of:=[.$E$6]+360*[.T$8]/[.$C221]" office:value-type="float" office:value="402.6" calcext:value-type="float">
            <text:p>403</text:p>
          </table:table-cell>
          <table:table-cell table:style-name="ce132" table:formula="of:=[.$E$6]+360*[.U$8]/[.$C221]" office:value-type="float" office:value="405.45" calcext:value-type="float">
            <text:p>405</text:p>
          </table:table-cell>
          <table:table-cell table:style-name="ce132" table:formula="of:=[.$E$6]+360*[.V$8]/[.$C221]" office:value-type="float" office:value="408.3" calcext:value-type="float">
            <text:p>408</text:p>
          </table:table-cell>
          <table:table-cell table:style-name="ce132" table:formula="of:=[.$E$6]+360*[.W$8]/[.$C221]" office:value-type="float" office:value="411.15" calcext:value-type="float">
            <text:p>411</text:p>
          </table:table-cell>
          <table:table-cell table:style-name="ce132" table:formula="of:=[.$E$6]+360*[.X$8]/[.$C221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22]" office:value-type="float" office:value="6153.84615384615" calcext:value-type="float">
            <text:p>6154</text:p>
          </table:table-cell>
          <table:table-cell table:style-name="ce132" table:formula="of:=[.$E$6]+360*[.D$8]/[.$C222]" office:value-type="float" office:value="357" calcext:value-type="float">
            <text:p>357</text:p>
          </table:table-cell>
          <table:table-cell table:style-name="ce132" table:formula="of:=[.$E$6]+360*[.E$8]/[.$C222]" office:value-type="float" office:value="359.925" calcext:value-type="float">
            <text:p>360</text:p>
          </table:table-cell>
          <table:table-cell table:style-name="ce132" table:formula="of:=[.$E$6]+360*[.F$8]/[.$C222]" office:value-type="float" office:value="362.85" calcext:value-type="float">
            <text:p>363</text:p>
          </table:table-cell>
          <table:table-cell table:style-name="ce132" table:formula="of:=[.$E$6]+360*[.G$8]/[.$C222]" office:value-type="float" office:value="365.775" calcext:value-type="float">
            <text:p>366</text:p>
          </table:table-cell>
          <table:table-cell table:style-name="ce132" table:formula="of:=[.$E$6]+360*[.H$8]/[.$C222]" office:value-type="float" office:value="368.7" calcext:value-type="float">
            <text:p>369</text:p>
          </table:table-cell>
          <table:table-cell table:style-name="ce132" table:formula="of:=[.$E$6]+360*[.I$8]/[.$C222]" office:value-type="float" office:value="371.625" calcext:value-type="float">
            <text:p>372</text:p>
          </table:table-cell>
          <table:table-cell table:style-name="ce132" table:formula="of:=[.$E$6]+360*[.J$8]/[.$C222]" office:value-type="float" office:value="374.55" calcext:value-type="float">
            <text:p>375</text:p>
          </table:table-cell>
          <table:table-cell table:style-name="ce132" table:formula="of:=[.$E$6]+360*[.K$8]/[.$C222]" office:value-type="float" office:value="377.475" calcext:value-type="float">
            <text:p>377</text:p>
          </table:table-cell>
          <table:table-cell table:style-name="ce132" table:formula="of:=[.$E$6]+360*[.L$8]/[.$C222]" office:value-type="float" office:value="380.4" calcext:value-type="float">
            <text:p>380</text:p>
          </table:table-cell>
          <table:table-cell table:style-name="ce132" table:formula="of:=[.$E$6]+360*[.M$8]/[.$C222]" office:value-type="float" office:value="383.325" calcext:value-type="float">
            <text:p>383</text:p>
          </table:table-cell>
          <table:table-cell table:style-name="ce132" table:formula="of:=[.$E$6]+360*[.N$8]/[.$C222]" office:value-type="float" office:value="386.25" calcext:value-type="float">
            <text:p>386</text:p>
          </table:table-cell>
          <table:table-cell table:style-name="ce132" table:formula="of:=[.$E$6]+360*[.O$8]/[.$C222]" office:value-type="float" office:value="389.175" calcext:value-type="float">
            <text:p>389</text:p>
          </table:table-cell>
          <table:table-cell table:style-name="ce132" table:formula="of:=[.$E$6]+360*[.P$8]/[.$C222]" office:value-type="float" office:value="392.1" calcext:value-type="float">
            <text:p>392</text:p>
          </table:table-cell>
          <table:table-cell table:style-name="ce132" table:formula="of:=[.$E$6]+360*[.Q$8]/[.$C222]" office:value-type="float" office:value="395.025" calcext:value-type="float">
            <text:p>395</text:p>
          </table:table-cell>
          <table:table-cell table:style-name="ce132" table:formula="of:=[.$E$6]+360*[.R$8]/[.$C222]" office:value-type="float" office:value="397.95" calcext:value-type="float">
            <text:p>398</text:p>
          </table:table-cell>
          <table:table-cell table:style-name="ce132" table:formula="of:=[.$E$6]+360*[.S$8]/[.$C222]" office:value-type="float" office:value="400.875" calcext:value-type="float">
            <text:p>401</text:p>
          </table:table-cell>
          <table:table-cell table:style-name="ce132" table:formula="of:=[.$E$6]+360*[.T$8]/[.$C222]" office:value-type="float" office:value="403.8" calcext:value-type="float">
            <text:p>404</text:p>
          </table:table-cell>
          <table:table-cell table:style-name="ce132" table:formula="of:=[.$E$6]+360*[.U$8]/[.$C222]" office:value-type="float" office:value="406.725" calcext:value-type="float">
            <text:p>407</text:p>
          </table:table-cell>
          <table:table-cell table:style-name="ce132" table:formula="of:=[.$E$6]+360*[.V$8]/[.$C222]" office:value-type="float" office:value="409.65" calcext:value-type="float">
            <text:p>410</text:p>
          </table:table-cell>
          <table:table-cell table:style-name="ce132" table:formula="of:=[.$E$6]+360*[.W$8]/[.$C222]" office:value-type="float" office:value="412.575" calcext:value-type="float">
            <text:p>413</text:p>
          </table:table-cell>
          <table:table-cell table:style-name="ce132" table:formula="of:=[.$E$6]+360*[.X$8]/[.$C222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23]" office:value-type="float" office:value="6000" calcext:value-type="float">
            <text:p>6000</text:p>
          </table:table-cell>
          <table:table-cell table:style-name="ce132" table:formula="of:=[.$E$6]+360*[.D$8]/[.$C223]" office:value-type="float" office:value="357" calcext:value-type="float">
            <text:p>357</text:p>
          </table:table-cell>
          <table:table-cell table:style-name="ce132" table:formula="of:=[.$E$6]+360*[.E$8]/[.$C223]" office:value-type="float" office:value="360" calcext:value-type="float">
            <text:p>360</text:p>
          </table:table-cell>
          <table:table-cell table:style-name="ce132" table:formula="of:=[.$E$6]+360*[.F$8]/[.$C223]" office:value-type="float" office:value="363" calcext:value-type="float">
            <text:p>363</text:p>
          </table:table-cell>
          <table:table-cell table:style-name="ce132" table:formula="of:=[.$E$6]+360*[.G$8]/[.$C223]" office:value-type="float" office:value="366" calcext:value-type="float">
            <text:p>366</text:p>
          </table:table-cell>
          <table:table-cell table:style-name="ce132" table:formula="of:=[.$E$6]+360*[.H$8]/[.$C223]" office:value-type="float" office:value="369" calcext:value-type="float">
            <text:p>369</text:p>
          </table:table-cell>
          <table:table-cell table:style-name="ce132" table:formula="of:=[.$E$6]+360*[.I$8]/[.$C223]" office:value-type="float" office:value="372" calcext:value-type="float">
            <text:p>372</text:p>
          </table:table-cell>
          <table:table-cell table:style-name="ce132" table:formula="of:=[.$E$6]+360*[.J$8]/[.$C223]" office:value-type="float" office:value="375" calcext:value-type="float">
            <text:p>375</text:p>
          </table:table-cell>
          <table:table-cell table:style-name="ce132" table:formula="of:=[.$E$6]+360*[.K$8]/[.$C223]" office:value-type="float" office:value="378" calcext:value-type="float">
            <text:p>378</text:p>
          </table:table-cell>
          <table:table-cell table:style-name="ce132" table:formula="of:=[.$E$6]+360*[.L$8]/[.$C223]" office:value-type="float" office:value="381" calcext:value-type="float">
            <text:p>381</text:p>
          </table:table-cell>
          <table:table-cell table:style-name="ce132" table:formula="of:=[.$E$6]+360*[.M$8]/[.$C223]" office:value-type="float" office:value="384" calcext:value-type="float">
            <text:p>384</text:p>
          </table:table-cell>
          <table:table-cell table:style-name="ce132" table:formula="of:=[.$E$6]+360*[.N$8]/[.$C223]" office:value-type="float" office:value="387" calcext:value-type="float">
            <text:p>387</text:p>
          </table:table-cell>
          <table:table-cell table:style-name="ce132" table:formula="of:=[.$E$6]+360*[.O$8]/[.$C223]" office:value-type="float" office:value="390" calcext:value-type="float">
            <text:p>390</text:p>
          </table:table-cell>
          <table:table-cell table:style-name="ce132" table:formula="of:=[.$E$6]+360*[.P$8]/[.$C223]" office:value-type="float" office:value="393" calcext:value-type="float">
            <text:p>393</text:p>
          </table:table-cell>
          <table:table-cell table:style-name="ce132" table:formula="of:=[.$E$6]+360*[.Q$8]/[.$C223]" office:value-type="float" office:value="396" calcext:value-type="float">
            <text:p>396</text:p>
          </table:table-cell>
          <table:table-cell table:style-name="ce132" table:formula="of:=[.$E$6]+360*[.R$8]/[.$C223]" office:value-type="float" office:value="399" calcext:value-type="float">
            <text:p>399</text:p>
          </table:table-cell>
          <table:table-cell table:style-name="ce132" table:formula="of:=[.$E$6]+360*[.S$8]/[.$C223]" office:value-type="float" office:value="402" calcext:value-type="float">
            <text:p>402</text:p>
          </table:table-cell>
          <table:table-cell table:style-name="ce132" table:formula="of:=[.$E$6]+360*[.T$8]/[.$C223]" office:value-type="float" office:value="405" calcext:value-type="float">
            <text:p>405</text:p>
          </table:table-cell>
          <table:table-cell table:style-name="ce132" table:formula="of:=[.$E$6]+360*[.U$8]/[.$C223]" office:value-type="float" office:value="408" calcext:value-type="float">
            <text:p>408</text:p>
          </table:table-cell>
          <table:table-cell table:style-name="ce132" table:formula="of:=[.$E$6]+360*[.V$8]/[.$C223]" office:value-type="float" office:value="411" calcext:value-type="float">
            <text:p>411</text:p>
          </table:table-cell>
          <table:table-cell table:style-name="ce132" table:formula="of:=[.$E$6]+360*[.W$8]/[.$C223]" office:value-type="float" office:value="414" calcext:value-type="float">
            <text:p>414</text:p>
          </table:table-cell>
          <table:table-cell table:style-name="ce132" table:formula="of:=[.$E$6]+360*[.X$8]/[.$C223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29]" office:value-type="float" office:value="120000" calcext:value-type="float">
            <text:p>120000</text:p>
          </table:table-cell>
          <table:table-cell table:style-name="ce133" table:formula="of:=[.$E$6]+360*[.D$8]/[.$C229]" office:value-type="float" office:value="357" calcext:value-type="float">
            <text:p>357</text:p>
          </table:table-cell>
          <table:table-cell table:style-name="ce133" table:formula="of:=[.$E$6]+360*[.E$8]/[.$C229]" office:value-type="float" office:value="357.15" calcext:value-type="float">
            <text:p>357</text:p>
          </table:table-cell>
          <table:table-cell table:style-name="ce133" table:formula="of:=[.$E$6]+360*[.F$8]/[.$C229]" office:value-type="float" office:value="357.3" calcext:value-type="float">
            <text:p>357</text:p>
          </table:table-cell>
          <table:table-cell table:style-name="ce133" table:formula="of:=[.$E$6]+360*[.G$8]/[.$C229]" office:value-type="float" office:value="357.45" calcext:value-type="float">
            <text:p>357</text:p>
          </table:table-cell>
          <table:table-cell table:style-name="ce133" table:formula="of:=[.$E$6]+360*[.H$8]/[.$C229]" office:value-type="float" office:value="357.6" calcext:value-type="float">
            <text:p>358</text:p>
          </table:table-cell>
          <table:table-cell table:style-name="ce133" table:formula="of:=[.$E$6]+360*[.I$8]/[.$C229]" office:value-type="float" office:value="357.75" calcext:value-type="float">
            <text:p>358</text:p>
          </table:table-cell>
          <table:table-cell table:style-name="ce133" table:formula="of:=[.$E$6]+360*[.J$8]/[.$C229]" office:value-type="float" office:value="357.9" calcext:value-type="float">
            <text:p>358</text:p>
          </table:table-cell>
          <table:table-cell table:style-name="ce133" table:formula="of:=[.$E$6]+360*[.K$8]/[.$C229]" office:value-type="float" office:value="358.05" calcext:value-type="float">
            <text:p>358</text:p>
          </table:table-cell>
          <table:table-cell table:style-name="ce133" table:formula="of:=[.$E$6]+360*[.L$8]/[.$C229]" office:value-type="float" office:value="358.2" calcext:value-type="float">
            <text:p>358</text:p>
          </table:table-cell>
          <table:table-cell table:style-name="ce133" table:formula="of:=[.$E$6]+360*[.M$8]/[.$C229]" office:value-type="float" office:value="358.35" calcext:value-type="float">
            <text:p>358</text:p>
          </table:table-cell>
          <table:table-cell table:style-name="ce133" table:formula="of:=[.$E$6]+360*[.N$8]/[.$C229]" office:value-type="float" office:value="358.5" calcext:value-type="float">
            <text:p>359</text:p>
          </table:table-cell>
          <table:table-cell table:style-name="ce133" table:formula="of:=[.$E$6]+360*[.O$8]/[.$C229]" office:value-type="float" office:value="358.65" calcext:value-type="float">
            <text:p>359</text:p>
          </table:table-cell>
          <table:table-cell table:style-name="ce133" table:formula="of:=[.$E$6]+360*[.P$8]/[.$C229]" office:value-type="float" office:value="358.8" calcext:value-type="float">
            <text:p>359</text:p>
          </table:table-cell>
          <table:table-cell table:style-name="ce133" table:formula="of:=[.$E$6]+360*[.Q$8]/[.$C229]" office:value-type="float" office:value="358.95" calcext:value-type="float">
            <text:p>359</text:p>
          </table:table-cell>
          <table:table-cell table:style-name="ce133" table:formula="of:=[.$E$6]+360*[.R$8]/[.$C229]" office:value-type="float" office:value="359.1" calcext:value-type="float">
            <text:p>359</text:p>
          </table:table-cell>
          <table:table-cell table:style-name="ce133" table:formula="of:=[.$E$6]+360*[.S$8]/[.$C229]" office:value-type="float" office:value="359.25" calcext:value-type="float">
            <text:p>359</text:p>
          </table:table-cell>
          <table:table-cell table:style-name="ce133" table:formula="of:=[.$E$6]+360*[.T$8]/[.$C229]" office:value-type="float" office:value="359.4" calcext:value-type="float">
            <text:p>359</text:p>
          </table:table-cell>
          <table:table-cell table:style-name="ce133" table:formula="of:=[.$E$6]+360*[.U$8]/[.$C229]" office:value-type="float" office:value="359.55" calcext:value-type="float">
            <text:p>360</text:p>
          </table:table-cell>
          <table:table-cell table:style-name="ce133" table:formula="of:=[.$E$6]+360*[.V$8]/[.$C229]" office:value-type="float" office:value="359.7" calcext:value-type="float">
            <text:p>360</text:p>
          </table:table-cell>
          <table:table-cell table:style-name="ce133" table:formula="of:=[.$E$6]+360*[.W$8]/[.$C229]" office:value-type="float" office:value="359.85" calcext:value-type="float">
            <text:p>360</text:p>
          </table:table-cell>
          <table:table-cell table:style-name="ce133" table:formula="of:=[.$E$6]+360*[.X$8]/[.$C229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30]" office:value-type="float" office:value="80000" calcext:value-type="float">
            <text:p>80000</text:p>
          </table:table-cell>
          <table:table-cell table:style-name="ce133" table:formula="of:=[.$E$6]+360*[.D$8]/[.$C230]" office:value-type="float" office:value="357" calcext:value-type="float">
            <text:p>357</text:p>
          </table:table-cell>
          <table:table-cell table:style-name="ce133" table:formula="of:=[.$E$6]+360*[.E$8]/[.$C230]" office:value-type="float" office:value="357.225" calcext:value-type="float">
            <text:p>357</text:p>
          </table:table-cell>
          <table:table-cell table:style-name="ce133" table:formula="of:=[.$E$6]+360*[.F$8]/[.$C230]" office:value-type="float" office:value="357.45" calcext:value-type="float">
            <text:p>357</text:p>
          </table:table-cell>
          <table:table-cell table:style-name="ce133" table:formula="of:=[.$E$6]+360*[.G$8]/[.$C230]" office:value-type="float" office:value="357.675" calcext:value-type="float">
            <text:p>358</text:p>
          </table:table-cell>
          <table:table-cell table:style-name="ce133" table:formula="of:=[.$E$6]+360*[.H$8]/[.$C230]" office:value-type="float" office:value="357.9" calcext:value-type="float">
            <text:p>358</text:p>
          </table:table-cell>
          <table:table-cell table:style-name="ce133" table:formula="of:=[.$E$6]+360*[.I$8]/[.$C230]" office:value-type="float" office:value="358.125" calcext:value-type="float">
            <text:p>358</text:p>
          </table:table-cell>
          <table:table-cell table:style-name="ce133" table:formula="of:=[.$E$6]+360*[.J$8]/[.$C230]" office:value-type="float" office:value="358.35" calcext:value-type="float">
            <text:p>358</text:p>
          </table:table-cell>
          <table:table-cell table:style-name="ce133" table:formula="of:=[.$E$6]+360*[.K$8]/[.$C230]" office:value-type="float" office:value="358.575" calcext:value-type="float">
            <text:p>359</text:p>
          </table:table-cell>
          <table:table-cell table:style-name="ce133" table:formula="of:=[.$E$6]+360*[.L$8]/[.$C230]" office:value-type="float" office:value="358.8" calcext:value-type="float">
            <text:p>359</text:p>
          </table:table-cell>
          <table:table-cell table:style-name="ce133" table:formula="of:=[.$E$6]+360*[.M$8]/[.$C230]" office:value-type="float" office:value="359.025" calcext:value-type="float">
            <text:p>359</text:p>
          </table:table-cell>
          <table:table-cell table:style-name="ce133" table:formula="of:=[.$E$6]+360*[.N$8]/[.$C230]" office:value-type="float" office:value="359.25" calcext:value-type="float">
            <text:p>359</text:p>
          </table:table-cell>
          <table:table-cell table:style-name="ce133" table:formula="of:=[.$E$6]+360*[.O$8]/[.$C230]" office:value-type="float" office:value="359.475" calcext:value-type="float">
            <text:p>359</text:p>
          </table:table-cell>
          <table:table-cell table:style-name="ce133" table:formula="of:=[.$E$6]+360*[.P$8]/[.$C230]" office:value-type="float" office:value="359.7" calcext:value-type="float">
            <text:p>360</text:p>
          </table:table-cell>
          <table:table-cell table:style-name="ce133" table:formula="of:=[.$E$6]+360*[.Q$8]/[.$C230]" office:value-type="float" office:value="359.925" calcext:value-type="float">
            <text:p>360</text:p>
          </table:table-cell>
          <table:table-cell table:style-name="ce133" table:formula="of:=[.$E$6]+360*[.R$8]/[.$C230]" office:value-type="float" office:value="360.15" calcext:value-type="float">
            <text:p>360</text:p>
          </table:table-cell>
          <table:table-cell table:style-name="ce133" table:formula="of:=[.$E$6]+360*[.S$8]/[.$C230]" office:value-type="float" office:value="360.375" calcext:value-type="float">
            <text:p>360</text:p>
          </table:table-cell>
          <table:table-cell table:style-name="ce133" table:formula="of:=[.$E$6]+360*[.T$8]/[.$C230]" office:value-type="float" office:value="360.6" calcext:value-type="float">
            <text:p>361</text:p>
          </table:table-cell>
          <table:table-cell table:style-name="ce133" table:formula="of:=[.$E$6]+360*[.U$8]/[.$C230]" office:value-type="float" office:value="360.825" calcext:value-type="float">
            <text:p>361</text:p>
          </table:table-cell>
          <table:table-cell table:style-name="ce133" table:formula="of:=[.$E$6]+360*[.V$8]/[.$C230]" office:value-type="float" office:value="361.05" calcext:value-type="float">
            <text:p>361</text:p>
          </table:table-cell>
          <table:table-cell table:style-name="ce133" table:formula="of:=[.$E$6]+360*[.W$8]/[.$C230]" office:value-type="float" office:value="361.275" calcext:value-type="float">
            <text:p>361</text:p>
          </table:table-cell>
          <table:table-cell table:style-name="ce133" table:formula="of:=[.$E$6]+360*[.X$8]/[.$C230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31]" office:value-type="float" office:value="60000" calcext:value-type="float">
            <text:p>60000</text:p>
          </table:table-cell>
          <table:table-cell table:style-name="ce133" table:formula="of:=[.$E$6]+360*[.D$8]/[.$C231]" office:value-type="float" office:value="357" calcext:value-type="float">
            <text:p>357</text:p>
          </table:table-cell>
          <table:table-cell table:style-name="ce133" table:formula="of:=[.$E$6]+360*[.E$8]/[.$C231]" office:value-type="float" office:value="357.3" calcext:value-type="float">
            <text:p>357</text:p>
          </table:table-cell>
          <table:table-cell table:style-name="ce133" table:formula="of:=[.$E$6]+360*[.F$8]/[.$C231]" office:value-type="float" office:value="357.6" calcext:value-type="float">
            <text:p>358</text:p>
          </table:table-cell>
          <table:table-cell table:style-name="ce133" table:formula="of:=[.$E$6]+360*[.G$8]/[.$C231]" office:value-type="float" office:value="357.9" calcext:value-type="float">
            <text:p>358</text:p>
          </table:table-cell>
          <table:table-cell table:style-name="ce133" table:formula="of:=[.$E$6]+360*[.H$8]/[.$C231]" office:value-type="float" office:value="358.2" calcext:value-type="float">
            <text:p>358</text:p>
          </table:table-cell>
          <table:table-cell table:style-name="ce133" table:formula="of:=[.$E$6]+360*[.I$8]/[.$C231]" office:value-type="float" office:value="358.5" calcext:value-type="float">
            <text:p>359</text:p>
          </table:table-cell>
          <table:table-cell table:style-name="ce133" table:formula="of:=[.$E$6]+360*[.J$8]/[.$C231]" office:value-type="float" office:value="358.8" calcext:value-type="float">
            <text:p>359</text:p>
          </table:table-cell>
          <table:table-cell table:style-name="ce133" table:formula="of:=[.$E$6]+360*[.K$8]/[.$C231]" office:value-type="float" office:value="359.1" calcext:value-type="float">
            <text:p>359</text:p>
          </table:table-cell>
          <table:table-cell table:style-name="ce133" table:formula="of:=[.$E$6]+360*[.L$8]/[.$C231]" office:value-type="float" office:value="359.4" calcext:value-type="float">
            <text:p>359</text:p>
          </table:table-cell>
          <table:table-cell table:style-name="ce133" table:formula="of:=[.$E$6]+360*[.M$8]/[.$C231]" office:value-type="float" office:value="359.7" calcext:value-type="float">
            <text:p>360</text:p>
          </table:table-cell>
          <table:table-cell table:style-name="ce133" table:formula="of:=[.$E$6]+360*[.N$8]/[.$C231]" office:value-type="float" office:value="360" calcext:value-type="float">
            <text:p>360</text:p>
          </table:table-cell>
          <table:table-cell table:style-name="ce133" table:formula="of:=[.$E$6]+360*[.O$8]/[.$C231]" office:value-type="float" office:value="360.3" calcext:value-type="float">
            <text:p>360</text:p>
          </table:table-cell>
          <table:table-cell table:style-name="ce133" table:formula="of:=[.$E$6]+360*[.P$8]/[.$C231]" office:value-type="float" office:value="360.6" calcext:value-type="float">
            <text:p>361</text:p>
          </table:table-cell>
          <table:table-cell table:style-name="ce133" table:formula="of:=[.$E$6]+360*[.Q$8]/[.$C231]" office:value-type="float" office:value="360.9" calcext:value-type="float">
            <text:p>361</text:p>
          </table:table-cell>
          <table:table-cell table:style-name="ce133" table:formula="of:=[.$E$6]+360*[.R$8]/[.$C231]" office:value-type="float" office:value="361.2" calcext:value-type="float">
            <text:p>361</text:p>
          </table:table-cell>
          <table:table-cell table:style-name="ce133" table:formula="of:=[.$E$6]+360*[.S$8]/[.$C231]" office:value-type="float" office:value="361.5" calcext:value-type="float">
            <text:p>362</text:p>
          </table:table-cell>
          <table:table-cell table:style-name="ce133" table:formula="of:=[.$E$6]+360*[.T$8]/[.$C231]" office:value-type="float" office:value="361.8" calcext:value-type="float">
            <text:p>362</text:p>
          </table:table-cell>
          <table:table-cell table:style-name="ce133" table:formula="of:=[.$E$6]+360*[.U$8]/[.$C231]" office:value-type="float" office:value="362.1" calcext:value-type="float">
            <text:p>362</text:p>
          </table:table-cell>
          <table:table-cell table:style-name="ce133" table:formula="of:=[.$E$6]+360*[.V$8]/[.$C231]" office:value-type="float" office:value="362.4" calcext:value-type="float">
            <text:p>362</text:p>
          </table:table-cell>
          <table:table-cell table:style-name="ce133" table:formula="of:=[.$E$6]+360*[.W$8]/[.$C231]" office:value-type="float" office:value="362.7" calcext:value-type="float">
            <text:p>363</text:p>
          </table:table-cell>
          <table:table-cell table:style-name="ce133" table:formula="of:=[.$E$6]+360*[.X$8]/[.$C231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32]" office:value-type="float" office:value="48000" calcext:value-type="float">
            <text:p>48000</text:p>
          </table:table-cell>
          <table:table-cell table:style-name="ce133" table:formula="of:=[.$E$6]+360*[.D$8]/[.$C232]" office:value-type="float" office:value="357" calcext:value-type="float">
            <text:p>357</text:p>
          </table:table-cell>
          <table:table-cell table:style-name="ce133" table:formula="of:=[.$E$6]+360*[.E$8]/[.$C232]" office:value-type="float" office:value="357.375" calcext:value-type="float">
            <text:p>357</text:p>
          </table:table-cell>
          <table:table-cell table:style-name="ce133" table:formula="of:=[.$E$6]+360*[.F$8]/[.$C232]" office:value-type="float" office:value="357.75" calcext:value-type="float">
            <text:p>358</text:p>
          </table:table-cell>
          <table:table-cell table:style-name="ce133" table:formula="of:=[.$E$6]+360*[.G$8]/[.$C232]" office:value-type="float" office:value="358.125" calcext:value-type="float">
            <text:p>358</text:p>
          </table:table-cell>
          <table:table-cell table:style-name="ce133" table:formula="of:=[.$E$6]+360*[.H$8]/[.$C232]" office:value-type="float" office:value="358.5" calcext:value-type="float">
            <text:p>359</text:p>
          </table:table-cell>
          <table:table-cell table:style-name="ce133" table:formula="of:=[.$E$6]+360*[.I$8]/[.$C232]" office:value-type="float" office:value="358.875" calcext:value-type="float">
            <text:p>359</text:p>
          </table:table-cell>
          <table:table-cell table:style-name="ce133" table:formula="of:=[.$E$6]+360*[.J$8]/[.$C232]" office:value-type="float" office:value="359.25" calcext:value-type="float">
            <text:p>359</text:p>
          </table:table-cell>
          <table:table-cell table:style-name="ce133" table:formula="of:=[.$E$6]+360*[.K$8]/[.$C232]" office:value-type="float" office:value="359.625" calcext:value-type="float">
            <text:p>360</text:p>
          </table:table-cell>
          <table:table-cell table:style-name="ce133" table:formula="of:=[.$E$6]+360*[.L$8]/[.$C232]" office:value-type="float" office:value="360" calcext:value-type="float">
            <text:p>360</text:p>
          </table:table-cell>
          <table:table-cell table:style-name="ce133" table:formula="of:=[.$E$6]+360*[.M$8]/[.$C232]" office:value-type="float" office:value="360.375" calcext:value-type="float">
            <text:p>360</text:p>
          </table:table-cell>
          <table:table-cell table:style-name="ce133" table:formula="of:=[.$E$6]+360*[.N$8]/[.$C232]" office:value-type="float" office:value="360.75" calcext:value-type="float">
            <text:p>361</text:p>
          </table:table-cell>
          <table:table-cell table:style-name="ce133" table:formula="of:=[.$E$6]+360*[.O$8]/[.$C232]" office:value-type="float" office:value="361.125" calcext:value-type="float">
            <text:p>361</text:p>
          </table:table-cell>
          <table:table-cell table:style-name="ce133" table:formula="of:=[.$E$6]+360*[.P$8]/[.$C232]" office:value-type="float" office:value="361.5" calcext:value-type="float">
            <text:p>362</text:p>
          </table:table-cell>
          <table:table-cell table:style-name="ce133" table:formula="of:=[.$E$6]+360*[.Q$8]/[.$C232]" office:value-type="float" office:value="361.875" calcext:value-type="float">
            <text:p>362</text:p>
          </table:table-cell>
          <table:table-cell table:style-name="ce133" table:formula="of:=[.$E$6]+360*[.R$8]/[.$C232]" office:value-type="float" office:value="362.25" calcext:value-type="float">
            <text:p>362</text:p>
          </table:table-cell>
          <table:table-cell table:style-name="ce133" table:formula="of:=[.$E$6]+360*[.S$8]/[.$C232]" office:value-type="float" office:value="362.625" calcext:value-type="float">
            <text:p>363</text:p>
          </table:table-cell>
          <table:table-cell table:style-name="ce133" table:formula="of:=[.$E$6]+360*[.T$8]/[.$C232]" office:value-type="float" office:value="363" calcext:value-type="float">
            <text:p>363</text:p>
          </table:table-cell>
          <table:table-cell table:style-name="ce133" table:formula="of:=[.$E$6]+360*[.U$8]/[.$C232]" office:value-type="float" office:value="363.375" calcext:value-type="float">
            <text:p>363</text:p>
          </table:table-cell>
          <table:table-cell table:style-name="ce133" table:formula="of:=[.$E$6]+360*[.V$8]/[.$C232]" office:value-type="float" office:value="363.75" calcext:value-type="float">
            <text:p>364</text:p>
          </table:table-cell>
          <table:table-cell table:style-name="ce133" table:formula="of:=[.$E$6]+360*[.W$8]/[.$C232]" office:value-type="float" office:value="364.125" calcext:value-type="float">
            <text:p>364</text:p>
          </table:table-cell>
          <table:table-cell table:style-name="ce133" table:formula="of:=[.$E$6]+360*[.X$8]/[.$C232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33]" office:value-type="float" office:value="40000" calcext:value-type="float">
            <text:p>40000</text:p>
          </table:table-cell>
          <table:table-cell table:style-name="ce133" table:formula="of:=[.$E$6]+360*[.D$8]/[.$C233]" office:value-type="float" office:value="357" calcext:value-type="float">
            <text:p>357</text:p>
          </table:table-cell>
          <table:table-cell table:style-name="ce133" table:formula="of:=[.$E$6]+360*[.E$8]/[.$C233]" office:value-type="float" office:value="357.45" calcext:value-type="float">
            <text:p>357</text:p>
          </table:table-cell>
          <table:table-cell table:style-name="ce133" table:formula="of:=[.$E$6]+360*[.F$8]/[.$C233]" office:value-type="float" office:value="357.9" calcext:value-type="float">
            <text:p>358</text:p>
          </table:table-cell>
          <table:table-cell table:style-name="ce133" table:formula="of:=[.$E$6]+360*[.G$8]/[.$C233]" office:value-type="float" office:value="358.35" calcext:value-type="float">
            <text:p>358</text:p>
          </table:table-cell>
          <table:table-cell table:style-name="ce133" table:formula="of:=[.$E$6]+360*[.H$8]/[.$C233]" office:value-type="float" office:value="358.8" calcext:value-type="float">
            <text:p>359</text:p>
          </table:table-cell>
          <table:table-cell table:style-name="ce133" table:formula="of:=[.$E$6]+360*[.I$8]/[.$C233]" office:value-type="float" office:value="359.25" calcext:value-type="float">
            <text:p>359</text:p>
          </table:table-cell>
          <table:table-cell table:style-name="ce133" table:formula="of:=[.$E$6]+360*[.J$8]/[.$C233]" office:value-type="float" office:value="359.7" calcext:value-type="float">
            <text:p>360</text:p>
          </table:table-cell>
          <table:table-cell table:style-name="ce133" table:formula="of:=[.$E$6]+360*[.K$8]/[.$C233]" office:value-type="float" office:value="360.15" calcext:value-type="float">
            <text:p>360</text:p>
          </table:table-cell>
          <table:table-cell table:style-name="ce133" table:formula="of:=[.$E$6]+360*[.L$8]/[.$C233]" office:value-type="float" office:value="360.6" calcext:value-type="float">
            <text:p>361</text:p>
          </table:table-cell>
          <table:table-cell table:style-name="ce133" table:formula="of:=[.$E$6]+360*[.M$8]/[.$C233]" office:value-type="float" office:value="361.05" calcext:value-type="float">
            <text:p>361</text:p>
          </table:table-cell>
          <table:table-cell table:style-name="ce133" table:formula="of:=[.$E$6]+360*[.N$8]/[.$C233]" office:value-type="float" office:value="361.5" calcext:value-type="float">
            <text:p>362</text:p>
          </table:table-cell>
          <table:table-cell table:style-name="ce133" table:formula="of:=[.$E$6]+360*[.O$8]/[.$C233]" office:value-type="float" office:value="361.95" calcext:value-type="float">
            <text:p>362</text:p>
          </table:table-cell>
          <table:table-cell table:style-name="ce133" table:formula="of:=[.$E$6]+360*[.P$8]/[.$C233]" office:value-type="float" office:value="362.4" calcext:value-type="float">
            <text:p>362</text:p>
          </table:table-cell>
          <table:table-cell table:style-name="ce133" table:formula="of:=[.$E$6]+360*[.Q$8]/[.$C233]" office:value-type="float" office:value="362.85" calcext:value-type="float">
            <text:p>363</text:p>
          </table:table-cell>
          <table:table-cell table:style-name="ce133" table:formula="of:=[.$E$6]+360*[.R$8]/[.$C233]" office:value-type="float" office:value="363.3" calcext:value-type="float">
            <text:p>363</text:p>
          </table:table-cell>
          <table:table-cell table:style-name="ce133" table:formula="of:=[.$E$6]+360*[.S$8]/[.$C233]" office:value-type="float" office:value="363.75" calcext:value-type="float">
            <text:p>364</text:p>
          </table:table-cell>
          <table:table-cell table:style-name="ce133" table:formula="of:=[.$E$6]+360*[.T$8]/[.$C233]" office:value-type="float" office:value="364.2" calcext:value-type="float">
            <text:p>364</text:p>
          </table:table-cell>
          <table:table-cell table:style-name="ce133" table:formula="of:=[.$E$6]+360*[.U$8]/[.$C233]" office:value-type="float" office:value="364.65" calcext:value-type="float">
            <text:p>365</text:p>
          </table:table-cell>
          <table:table-cell table:style-name="ce133" table:formula="of:=[.$E$6]+360*[.V$8]/[.$C233]" office:value-type="float" office:value="365.1" calcext:value-type="float">
            <text:p>365</text:p>
          </table:table-cell>
          <table:table-cell table:style-name="ce133" table:formula="of:=[.$E$6]+360*[.W$8]/[.$C233]" office:value-type="float" office:value="365.55" calcext:value-type="float">
            <text:p>366</text:p>
          </table:table-cell>
          <table:table-cell table:style-name="ce133" table:formula="of:=[.$E$6]+360*[.X$8]/[.$C233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34]" office:value-type="float" office:value="34285.7142857143" calcext:value-type="float">
            <text:p>34286</text:p>
          </table:table-cell>
          <table:table-cell table:style-name="ce133" table:formula="of:=[.$E$6]+360*[.D$8]/[.$C234]" office:value-type="float" office:value="357" calcext:value-type="float">
            <text:p>357</text:p>
          </table:table-cell>
          <table:table-cell table:style-name="ce133" table:formula="of:=[.$E$6]+360*[.E$8]/[.$C234]" office:value-type="float" office:value="357.525" calcext:value-type="float">
            <text:p>358</text:p>
          </table:table-cell>
          <table:table-cell table:style-name="ce133" table:formula="of:=[.$E$6]+360*[.F$8]/[.$C234]" office:value-type="float" office:value="358.05" calcext:value-type="float">
            <text:p>358</text:p>
          </table:table-cell>
          <table:table-cell table:style-name="ce133" table:formula="of:=[.$E$6]+360*[.G$8]/[.$C234]" office:value-type="float" office:value="358.575" calcext:value-type="float">
            <text:p>359</text:p>
          </table:table-cell>
          <table:table-cell table:style-name="ce133" table:formula="of:=[.$E$6]+360*[.H$8]/[.$C234]" office:value-type="float" office:value="359.1" calcext:value-type="float">
            <text:p>359</text:p>
          </table:table-cell>
          <table:table-cell table:style-name="ce133" table:formula="of:=[.$E$6]+360*[.I$8]/[.$C234]" office:value-type="float" office:value="359.625" calcext:value-type="float">
            <text:p>360</text:p>
          </table:table-cell>
          <table:table-cell table:style-name="ce133" table:formula="of:=[.$E$6]+360*[.J$8]/[.$C234]" office:value-type="float" office:value="360.15" calcext:value-type="float">
            <text:p>360</text:p>
          </table:table-cell>
          <table:table-cell table:style-name="ce133" table:formula="of:=[.$E$6]+360*[.K$8]/[.$C234]" office:value-type="float" office:value="360.675" calcext:value-type="float">
            <text:p>361</text:p>
          </table:table-cell>
          <table:table-cell table:style-name="ce133" table:formula="of:=[.$E$6]+360*[.L$8]/[.$C234]" office:value-type="float" office:value="361.2" calcext:value-type="float">
            <text:p>361</text:p>
          </table:table-cell>
          <table:table-cell table:style-name="ce133" table:formula="of:=[.$E$6]+360*[.M$8]/[.$C234]" office:value-type="float" office:value="361.725" calcext:value-type="float">
            <text:p>362</text:p>
          </table:table-cell>
          <table:table-cell table:style-name="ce133" table:formula="of:=[.$E$6]+360*[.N$8]/[.$C234]" office:value-type="float" office:value="362.25" calcext:value-type="float">
            <text:p>362</text:p>
          </table:table-cell>
          <table:table-cell table:style-name="ce133" table:formula="of:=[.$E$6]+360*[.O$8]/[.$C234]" office:value-type="float" office:value="362.775" calcext:value-type="float">
            <text:p>363</text:p>
          </table:table-cell>
          <table:table-cell table:style-name="ce133" table:formula="of:=[.$E$6]+360*[.P$8]/[.$C234]" office:value-type="float" office:value="363.3" calcext:value-type="float">
            <text:p>363</text:p>
          </table:table-cell>
          <table:table-cell table:style-name="ce133" table:formula="of:=[.$E$6]+360*[.Q$8]/[.$C234]" office:value-type="float" office:value="363.825" calcext:value-type="float">
            <text:p>364</text:p>
          </table:table-cell>
          <table:table-cell table:style-name="ce133" table:formula="of:=[.$E$6]+360*[.R$8]/[.$C234]" office:value-type="float" office:value="364.35" calcext:value-type="float">
            <text:p>364</text:p>
          </table:table-cell>
          <table:table-cell table:style-name="ce133" table:formula="of:=[.$E$6]+360*[.S$8]/[.$C234]" office:value-type="float" office:value="364.875" calcext:value-type="float">
            <text:p>365</text:p>
          </table:table-cell>
          <table:table-cell table:style-name="ce133" table:formula="of:=[.$E$6]+360*[.T$8]/[.$C234]" office:value-type="float" office:value="365.4" calcext:value-type="float">
            <text:p>365</text:p>
          </table:table-cell>
          <table:table-cell table:style-name="ce133" table:formula="of:=[.$E$6]+360*[.U$8]/[.$C234]" office:value-type="float" office:value="365.925" calcext:value-type="float">
            <text:p>366</text:p>
          </table:table-cell>
          <table:table-cell table:style-name="ce133" table:formula="of:=[.$E$6]+360*[.V$8]/[.$C234]" office:value-type="float" office:value="366.45" calcext:value-type="float">
            <text:p>366</text:p>
          </table:table-cell>
          <table:table-cell table:style-name="ce133" table:formula="of:=[.$E$6]+360*[.W$8]/[.$C234]" office:value-type="float" office:value="366.975" calcext:value-type="float">
            <text:p>367</text:p>
          </table:table-cell>
          <table:table-cell table:style-name="ce133" table:formula="of:=[.$E$6]+360*[.X$8]/[.$C234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35]" office:value-type="float" office:value="30000" calcext:value-type="float">
            <text:p>30000</text:p>
          </table:table-cell>
          <table:table-cell table:style-name="ce133" table:formula="of:=[.$E$6]+360*[.D$8]/[.$C235]" office:value-type="float" office:value="357" calcext:value-type="float">
            <text:p>357</text:p>
          </table:table-cell>
          <table:table-cell table:style-name="ce133" table:formula="of:=[.$E$6]+360*[.E$8]/[.$C235]" office:value-type="float" office:value="357.6" calcext:value-type="float">
            <text:p>358</text:p>
          </table:table-cell>
          <table:table-cell table:style-name="ce133" table:formula="of:=[.$E$6]+360*[.F$8]/[.$C235]" office:value-type="float" office:value="358.2" calcext:value-type="float">
            <text:p>358</text:p>
          </table:table-cell>
          <table:table-cell table:style-name="ce133" table:formula="of:=[.$E$6]+360*[.G$8]/[.$C235]" office:value-type="float" office:value="358.8" calcext:value-type="float">
            <text:p>359</text:p>
          </table:table-cell>
          <table:table-cell table:style-name="ce133" table:formula="of:=[.$E$6]+360*[.H$8]/[.$C235]" office:value-type="float" office:value="359.4" calcext:value-type="float">
            <text:p>359</text:p>
          </table:table-cell>
          <table:table-cell table:style-name="ce133" table:formula="of:=[.$E$6]+360*[.I$8]/[.$C235]" office:value-type="float" office:value="360" calcext:value-type="float">
            <text:p>360</text:p>
          </table:table-cell>
          <table:table-cell table:style-name="ce133" table:formula="of:=[.$E$6]+360*[.J$8]/[.$C235]" office:value-type="float" office:value="360.6" calcext:value-type="float">
            <text:p>361</text:p>
          </table:table-cell>
          <table:table-cell table:style-name="ce133" table:formula="of:=[.$E$6]+360*[.K$8]/[.$C235]" office:value-type="float" office:value="361.2" calcext:value-type="float">
            <text:p>361</text:p>
          </table:table-cell>
          <table:table-cell table:style-name="ce133" table:formula="of:=[.$E$6]+360*[.L$8]/[.$C235]" office:value-type="float" office:value="361.8" calcext:value-type="float">
            <text:p>362</text:p>
          </table:table-cell>
          <table:table-cell table:style-name="ce133" table:formula="of:=[.$E$6]+360*[.M$8]/[.$C235]" office:value-type="float" office:value="362.4" calcext:value-type="float">
            <text:p>362</text:p>
          </table:table-cell>
          <table:table-cell table:style-name="ce133" table:formula="of:=[.$E$6]+360*[.N$8]/[.$C235]" office:value-type="float" office:value="363" calcext:value-type="float">
            <text:p>363</text:p>
          </table:table-cell>
          <table:table-cell table:style-name="ce133" table:formula="of:=[.$E$6]+360*[.O$8]/[.$C235]" office:value-type="float" office:value="363.6" calcext:value-type="float">
            <text:p>364</text:p>
          </table:table-cell>
          <table:table-cell table:style-name="ce133" table:formula="of:=[.$E$6]+360*[.P$8]/[.$C235]" office:value-type="float" office:value="364.2" calcext:value-type="float">
            <text:p>364</text:p>
          </table:table-cell>
          <table:table-cell table:style-name="ce133" table:formula="of:=[.$E$6]+360*[.Q$8]/[.$C235]" office:value-type="float" office:value="364.8" calcext:value-type="float">
            <text:p>365</text:p>
          </table:table-cell>
          <table:table-cell table:style-name="ce133" table:formula="of:=[.$E$6]+360*[.R$8]/[.$C235]" office:value-type="float" office:value="365.4" calcext:value-type="float">
            <text:p>365</text:p>
          </table:table-cell>
          <table:table-cell table:style-name="ce133" table:formula="of:=[.$E$6]+360*[.S$8]/[.$C235]" office:value-type="float" office:value="366" calcext:value-type="float">
            <text:p>366</text:p>
          </table:table-cell>
          <table:table-cell table:style-name="ce133" table:formula="of:=[.$E$6]+360*[.T$8]/[.$C235]" office:value-type="float" office:value="366.6" calcext:value-type="float">
            <text:p>367</text:p>
          </table:table-cell>
          <table:table-cell table:style-name="ce133" table:formula="of:=[.$E$6]+360*[.U$8]/[.$C235]" office:value-type="float" office:value="367.2" calcext:value-type="float">
            <text:p>367</text:p>
          </table:table-cell>
          <table:table-cell table:style-name="ce133" table:formula="of:=[.$E$6]+360*[.V$8]/[.$C235]" office:value-type="float" office:value="367.8" calcext:value-type="float">
            <text:p>368</text:p>
          </table:table-cell>
          <table:table-cell table:style-name="ce133" table:formula="of:=[.$E$6]+360*[.W$8]/[.$C235]" office:value-type="float" office:value="368.4" calcext:value-type="float">
            <text:p>368</text:p>
          </table:table-cell>
          <table:table-cell table:style-name="ce133" table:formula="of:=[.$E$6]+360*[.X$8]/[.$C235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36]" office:value-type="float" office:value="26666.6666666667" calcext:value-type="float">
            <text:p>26667</text:p>
          </table:table-cell>
          <table:table-cell table:style-name="ce133" table:formula="of:=[.$E$6]+360*[.D$8]/[.$C236]" office:value-type="float" office:value="357" calcext:value-type="float">
            <text:p>357</text:p>
          </table:table-cell>
          <table:table-cell table:style-name="ce133" table:formula="of:=[.$E$6]+360*[.E$8]/[.$C236]" office:value-type="float" office:value="357.675" calcext:value-type="float">
            <text:p>358</text:p>
          </table:table-cell>
          <table:table-cell table:style-name="ce133" table:formula="of:=[.$E$6]+360*[.F$8]/[.$C236]" office:value-type="float" office:value="358.35" calcext:value-type="float">
            <text:p>358</text:p>
          </table:table-cell>
          <table:table-cell table:style-name="ce133" table:formula="of:=[.$E$6]+360*[.G$8]/[.$C236]" office:value-type="float" office:value="359.025" calcext:value-type="float">
            <text:p>359</text:p>
          </table:table-cell>
          <table:table-cell table:style-name="ce133" table:formula="of:=[.$E$6]+360*[.H$8]/[.$C236]" office:value-type="float" office:value="359.7" calcext:value-type="float">
            <text:p>360</text:p>
          </table:table-cell>
          <table:table-cell table:style-name="ce133" table:formula="of:=[.$E$6]+360*[.I$8]/[.$C236]" office:value-type="float" office:value="360.375" calcext:value-type="float">
            <text:p>360</text:p>
          </table:table-cell>
          <table:table-cell table:style-name="ce133" table:formula="of:=[.$E$6]+360*[.J$8]/[.$C236]" office:value-type="float" office:value="361.05" calcext:value-type="float">
            <text:p>361</text:p>
          </table:table-cell>
          <table:table-cell table:style-name="ce133" table:formula="of:=[.$E$6]+360*[.K$8]/[.$C236]" office:value-type="float" office:value="361.725" calcext:value-type="float">
            <text:p>362</text:p>
          </table:table-cell>
          <table:table-cell table:style-name="ce133" table:formula="of:=[.$E$6]+360*[.L$8]/[.$C236]" office:value-type="float" office:value="362.4" calcext:value-type="float">
            <text:p>362</text:p>
          </table:table-cell>
          <table:table-cell table:style-name="ce133" table:formula="of:=[.$E$6]+360*[.M$8]/[.$C236]" office:value-type="float" office:value="363.075" calcext:value-type="float">
            <text:p>363</text:p>
          </table:table-cell>
          <table:table-cell table:style-name="ce133" table:formula="of:=[.$E$6]+360*[.N$8]/[.$C236]" office:value-type="float" office:value="363.75" calcext:value-type="float">
            <text:p>364</text:p>
          </table:table-cell>
          <table:table-cell table:style-name="ce133" table:formula="of:=[.$E$6]+360*[.O$8]/[.$C236]" office:value-type="float" office:value="364.425" calcext:value-type="float">
            <text:p>364</text:p>
          </table:table-cell>
          <table:table-cell table:style-name="ce133" table:formula="of:=[.$E$6]+360*[.P$8]/[.$C236]" office:value-type="float" office:value="365.1" calcext:value-type="float">
            <text:p>365</text:p>
          </table:table-cell>
          <table:table-cell table:style-name="ce133" table:formula="of:=[.$E$6]+360*[.Q$8]/[.$C236]" office:value-type="float" office:value="365.775" calcext:value-type="float">
            <text:p>366</text:p>
          </table:table-cell>
          <table:table-cell table:style-name="ce133" table:formula="of:=[.$E$6]+360*[.R$8]/[.$C236]" office:value-type="float" office:value="366.45" calcext:value-type="float">
            <text:p>366</text:p>
          </table:table-cell>
          <table:table-cell table:style-name="ce133" table:formula="of:=[.$E$6]+360*[.S$8]/[.$C236]" office:value-type="float" office:value="367.125" calcext:value-type="float">
            <text:p>367</text:p>
          </table:table-cell>
          <table:table-cell table:style-name="ce133" table:formula="of:=[.$E$6]+360*[.T$8]/[.$C236]" office:value-type="float" office:value="367.8" calcext:value-type="float">
            <text:p>368</text:p>
          </table:table-cell>
          <table:table-cell table:style-name="ce133" table:formula="of:=[.$E$6]+360*[.U$8]/[.$C236]" office:value-type="float" office:value="368.475" calcext:value-type="float">
            <text:p>368</text:p>
          </table:table-cell>
          <table:table-cell table:style-name="ce133" table:formula="of:=[.$E$6]+360*[.V$8]/[.$C236]" office:value-type="float" office:value="369.15" calcext:value-type="float">
            <text:p>369</text:p>
          </table:table-cell>
          <table:table-cell table:style-name="ce133" table:formula="of:=[.$E$6]+360*[.W$8]/[.$C236]" office:value-type="float" office:value="369.825" calcext:value-type="float">
            <text:p>370</text:p>
          </table:table-cell>
          <table:table-cell table:style-name="ce133" table:formula="of:=[.$E$6]+360*[.X$8]/[.$C236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37]" office:value-type="float" office:value="24000" calcext:value-type="float">
            <text:p>24000</text:p>
          </table:table-cell>
          <table:table-cell table:style-name="ce133" table:formula="of:=[.$E$6]+360*[.D$8]/[.$C237]" office:value-type="float" office:value="357" calcext:value-type="float">
            <text:p>357</text:p>
          </table:table-cell>
          <table:table-cell table:style-name="ce133" table:formula="of:=[.$E$6]+360*[.E$8]/[.$C237]" office:value-type="float" office:value="357.75" calcext:value-type="float">
            <text:p>358</text:p>
          </table:table-cell>
          <table:table-cell table:style-name="ce133" table:formula="of:=[.$E$6]+360*[.F$8]/[.$C237]" office:value-type="float" office:value="358.5" calcext:value-type="float">
            <text:p>359</text:p>
          </table:table-cell>
          <table:table-cell table:style-name="ce133" table:formula="of:=[.$E$6]+360*[.G$8]/[.$C237]" office:value-type="float" office:value="359.25" calcext:value-type="float">
            <text:p>359</text:p>
          </table:table-cell>
          <table:table-cell table:style-name="ce133" table:formula="of:=[.$E$6]+360*[.H$8]/[.$C237]" office:value-type="float" office:value="360" calcext:value-type="float">
            <text:p>360</text:p>
          </table:table-cell>
          <table:table-cell table:style-name="ce133" table:formula="of:=[.$E$6]+360*[.I$8]/[.$C237]" office:value-type="float" office:value="360.75" calcext:value-type="float">
            <text:p>361</text:p>
          </table:table-cell>
          <table:table-cell table:style-name="ce133" table:formula="of:=[.$E$6]+360*[.J$8]/[.$C237]" office:value-type="float" office:value="361.5" calcext:value-type="float">
            <text:p>362</text:p>
          </table:table-cell>
          <table:table-cell table:style-name="ce133" table:formula="of:=[.$E$6]+360*[.K$8]/[.$C237]" office:value-type="float" office:value="362.25" calcext:value-type="float">
            <text:p>362</text:p>
          </table:table-cell>
          <table:table-cell table:style-name="ce133" table:formula="of:=[.$E$6]+360*[.L$8]/[.$C237]" office:value-type="float" office:value="363" calcext:value-type="float">
            <text:p>363</text:p>
          </table:table-cell>
          <table:table-cell table:style-name="ce133" table:formula="of:=[.$E$6]+360*[.M$8]/[.$C237]" office:value-type="float" office:value="363.75" calcext:value-type="float">
            <text:p>364</text:p>
          </table:table-cell>
          <table:table-cell table:style-name="ce133" table:formula="of:=[.$E$6]+360*[.N$8]/[.$C237]" office:value-type="float" office:value="364.5" calcext:value-type="float">
            <text:p>365</text:p>
          </table:table-cell>
          <table:table-cell table:style-name="ce133" table:formula="of:=[.$E$6]+360*[.O$8]/[.$C237]" office:value-type="float" office:value="365.25" calcext:value-type="float">
            <text:p>365</text:p>
          </table:table-cell>
          <table:table-cell table:style-name="ce133" table:formula="of:=[.$E$6]+360*[.P$8]/[.$C237]" office:value-type="float" office:value="366" calcext:value-type="float">
            <text:p>366</text:p>
          </table:table-cell>
          <table:table-cell table:style-name="ce133" table:formula="of:=[.$E$6]+360*[.Q$8]/[.$C237]" office:value-type="float" office:value="366.75" calcext:value-type="float">
            <text:p>367</text:p>
          </table:table-cell>
          <table:table-cell table:style-name="ce133" table:formula="of:=[.$E$6]+360*[.R$8]/[.$C237]" office:value-type="float" office:value="367.5" calcext:value-type="float">
            <text:p>368</text:p>
          </table:table-cell>
          <table:table-cell table:style-name="ce133" table:formula="of:=[.$E$6]+360*[.S$8]/[.$C237]" office:value-type="float" office:value="368.25" calcext:value-type="float">
            <text:p>368</text:p>
          </table:table-cell>
          <table:table-cell table:style-name="ce133" table:formula="of:=[.$E$6]+360*[.T$8]/[.$C237]" office:value-type="float" office:value="369" calcext:value-type="float">
            <text:p>369</text:p>
          </table:table-cell>
          <table:table-cell table:style-name="ce133" table:formula="of:=[.$E$6]+360*[.U$8]/[.$C237]" office:value-type="float" office:value="369.75" calcext:value-type="float">
            <text:p>370</text:p>
          </table:table-cell>
          <table:table-cell table:style-name="ce133" table:formula="of:=[.$E$6]+360*[.V$8]/[.$C237]" office:value-type="float" office:value="370.5" calcext:value-type="float">
            <text:p>371</text:p>
          </table:table-cell>
          <table:table-cell table:style-name="ce133" table:formula="of:=[.$E$6]+360*[.W$8]/[.$C237]" office:value-type="float" office:value="371.25" calcext:value-type="float">
            <text:p>371</text:p>
          </table:table-cell>
          <table:table-cell table:style-name="ce133" table:formula="of:=[.$E$6]+360*[.X$8]/[.$C237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38]" office:value-type="float" office:value="21818.1818181818" calcext:value-type="float">
            <text:p>21818</text:p>
          </table:table-cell>
          <table:table-cell table:style-name="ce133" table:formula="of:=[.$E$6]+360*[.D$8]/[.$C238]" office:value-type="float" office:value="357" calcext:value-type="float">
            <text:p>357</text:p>
          </table:table-cell>
          <table:table-cell table:style-name="ce133" table:formula="of:=[.$E$6]+360*[.E$8]/[.$C238]" office:value-type="float" office:value="357.825" calcext:value-type="float">
            <text:p>358</text:p>
          </table:table-cell>
          <table:table-cell table:style-name="ce133" table:formula="of:=[.$E$6]+360*[.F$8]/[.$C238]" office:value-type="float" office:value="358.65" calcext:value-type="float">
            <text:p>359</text:p>
          </table:table-cell>
          <table:table-cell table:style-name="ce133" table:formula="of:=[.$E$6]+360*[.G$8]/[.$C238]" office:value-type="float" office:value="359.475" calcext:value-type="float">
            <text:p>359</text:p>
          </table:table-cell>
          <table:table-cell table:style-name="ce133" table:formula="of:=[.$E$6]+360*[.H$8]/[.$C238]" office:value-type="float" office:value="360.3" calcext:value-type="float">
            <text:p>360</text:p>
          </table:table-cell>
          <table:table-cell table:style-name="ce133" table:formula="of:=[.$E$6]+360*[.I$8]/[.$C238]" office:value-type="float" office:value="361.125" calcext:value-type="float">
            <text:p>361</text:p>
          </table:table-cell>
          <table:table-cell table:style-name="ce133" table:formula="of:=[.$E$6]+360*[.J$8]/[.$C238]" office:value-type="float" office:value="361.95" calcext:value-type="float">
            <text:p>362</text:p>
          </table:table-cell>
          <table:table-cell table:style-name="ce133" table:formula="of:=[.$E$6]+360*[.K$8]/[.$C238]" office:value-type="float" office:value="362.775" calcext:value-type="float">
            <text:p>363</text:p>
          </table:table-cell>
          <table:table-cell table:style-name="ce133" table:formula="of:=[.$E$6]+360*[.L$8]/[.$C238]" office:value-type="float" office:value="363.6" calcext:value-type="float">
            <text:p>364</text:p>
          </table:table-cell>
          <table:table-cell table:style-name="ce133" table:formula="of:=[.$E$6]+360*[.M$8]/[.$C238]" office:value-type="float" office:value="364.425" calcext:value-type="float">
            <text:p>364</text:p>
          </table:table-cell>
          <table:table-cell table:style-name="ce133" table:formula="of:=[.$E$6]+360*[.N$8]/[.$C238]" office:value-type="float" office:value="365.25" calcext:value-type="float">
            <text:p>365</text:p>
          </table:table-cell>
          <table:table-cell table:style-name="ce133" table:formula="of:=[.$E$6]+360*[.O$8]/[.$C238]" office:value-type="float" office:value="366.075" calcext:value-type="float">
            <text:p>366</text:p>
          </table:table-cell>
          <table:table-cell table:style-name="ce133" table:formula="of:=[.$E$6]+360*[.P$8]/[.$C238]" office:value-type="float" office:value="366.9" calcext:value-type="float">
            <text:p>367</text:p>
          </table:table-cell>
          <table:table-cell table:style-name="ce133" table:formula="of:=[.$E$6]+360*[.Q$8]/[.$C238]" office:value-type="float" office:value="367.725" calcext:value-type="float">
            <text:p>368</text:p>
          </table:table-cell>
          <table:table-cell table:style-name="ce133" table:formula="of:=[.$E$6]+360*[.R$8]/[.$C238]" office:value-type="float" office:value="368.55" calcext:value-type="float">
            <text:p>369</text:p>
          </table:table-cell>
          <table:table-cell table:style-name="ce133" table:formula="of:=[.$E$6]+360*[.S$8]/[.$C238]" office:value-type="float" office:value="369.375" calcext:value-type="float">
            <text:p>369</text:p>
          </table:table-cell>
          <table:table-cell table:style-name="ce133" table:formula="of:=[.$E$6]+360*[.T$8]/[.$C238]" office:value-type="float" office:value="370.2" calcext:value-type="float">
            <text:p>370</text:p>
          </table:table-cell>
          <table:table-cell table:style-name="ce133" table:formula="of:=[.$E$6]+360*[.U$8]/[.$C238]" office:value-type="float" office:value="371.025" calcext:value-type="float">
            <text:p>371</text:p>
          </table:table-cell>
          <table:table-cell table:style-name="ce133" table:formula="of:=[.$E$6]+360*[.V$8]/[.$C238]" office:value-type="float" office:value="371.85" calcext:value-type="float">
            <text:p>372</text:p>
          </table:table-cell>
          <table:table-cell table:style-name="ce133" table:formula="of:=[.$E$6]+360*[.W$8]/[.$C238]" office:value-type="float" office:value="372.675" calcext:value-type="float">
            <text:p>373</text:p>
          </table:table-cell>
          <table:table-cell table:style-name="ce133" table:formula="of:=[.$E$6]+360*[.X$8]/[.$C238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39]" office:value-type="float" office:value="20000" calcext:value-type="float">
            <text:p>20000</text:p>
          </table:table-cell>
          <table:table-cell table:style-name="ce133" table:formula="of:=[.$E$6]+360*[.D$8]/[.$C239]" office:value-type="float" office:value="357" calcext:value-type="float">
            <text:p>357</text:p>
          </table:table-cell>
          <table:table-cell table:style-name="ce133" table:formula="of:=[.$E$6]+360*[.E$8]/[.$C239]" office:value-type="float" office:value="357.9" calcext:value-type="float">
            <text:p>358</text:p>
          </table:table-cell>
          <table:table-cell table:style-name="ce133" table:formula="of:=[.$E$6]+360*[.F$8]/[.$C239]" office:value-type="float" office:value="358.8" calcext:value-type="float">
            <text:p>359</text:p>
          </table:table-cell>
          <table:table-cell table:style-name="ce133" table:formula="of:=[.$E$6]+360*[.G$8]/[.$C239]" office:value-type="float" office:value="359.7" calcext:value-type="float">
            <text:p>360</text:p>
          </table:table-cell>
          <table:table-cell table:style-name="ce133" table:formula="of:=[.$E$6]+360*[.H$8]/[.$C239]" office:value-type="float" office:value="360.6" calcext:value-type="float">
            <text:p>361</text:p>
          </table:table-cell>
          <table:table-cell table:style-name="ce133" table:formula="of:=[.$E$6]+360*[.I$8]/[.$C239]" office:value-type="float" office:value="361.5" calcext:value-type="float">
            <text:p>362</text:p>
          </table:table-cell>
          <table:table-cell table:style-name="ce133" table:formula="of:=[.$E$6]+360*[.J$8]/[.$C239]" office:value-type="float" office:value="362.4" calcext:value-type="float">
            <text:p>362</text:p>
          </table:table-cell>
          <table:table-cell table:style-name="ce133" table:formula="of:=[.$E$6]+360*[.K$8]/[.$C239]" office:value-type="float" office:value="363.3" calcext:value-type="float">
            <text:p>363</text:p>
          </table:table-cell>
          <table:table-cell table:style-name="ce133" table:formula="of:=[.$E$6]+360*[.L$8]/[.$C239]" office:value-type="float" office:value="364.2" calcext:value-type="float">
            <text:p>364</text:p>
          </table:table-cell>
          <table:table-cell table:style-name="ce133" table:formula="of:=[.$E$6]+360*[.M$8]/[.$C239]" office:value-type="float" office:value="365.1" calcext:value-type="float">
            <text:p>365</text:p>
          </table:table-cell>
          <table:table-cell table:style-name="ce133" table:formula="of:=[.$E$6]+360*[.N$8]/[.$C239]" office:value-type="float" office:value="366" calcext:value-type="float">
            <text:p>366</text:p>
          </table:table-cell>
          <table:table-cell table:style-name="ce133" table:formula="of:=[.$E$6]+360*[.O$8]/[.$C239]" office:value-type="float" office:value="366.9" calcext:value-type="float">
            <text:p>367</text:p>
          </table:table-cell>
          <table:table-cell table:style-name="ce133" table:formula="of:=[.$E$6]+360*[.P$8]/[.$C239]" office:value-type="float" office:value="367.8" calcext:value-type="float">
            <text:p>368</text:p>
          </table:table-cell>
          <table:table-cell table:style-name="ce133" table:formula="of:=[.$E$6]+360*[.Q$8]/[.$C239]" office:value-type="float" office:value="368.7" calcext:value-type="float">
            <text:p>369</text:p>
          </table:table-cell>
          <table:table-cell table:style-name="ce133" table:formula="of:=[.$E$6]+360*[.R$8]/[.$C239]" office:value-type="float" office:value="369.6" calcext:value-type="float">
            <text:p>370</text:p>
          </table:table-cell>
          <table:table-cell table:style-name="ce133" table:formula="of:=[.$E$6]+360*[.S$8]/[.$C239]" office:value-type="float" office:value="370.5" calcext:value-type="float">
            <text:p>371</text:p>
          </table:table-cell>
          <table:table-cell table:style-name="ce133" table:formula="of:=[.$E$6]+360*[.T$8]/[.$C239]" office:value-type="float" office:value="371.4" calcext:value-type="float">
            <text:p>371</text:p>
          </table:table-cell>
          <table:table-cell table:style-name="ce133" table:formula="of:=[.$E$6]+360*[.U$8]/[.$C239]" office:value-type="float" office:value="372.3" calcext:value-type="float">
            <text:p>372</text:p>
          </table:table-cell>
          <table:table-cell table:style-name="ce133" table:formula="of:=[.$E$6]+360*[.V$8]/[.$C239]" office:value-type="float" office:value="373.2" calcext:value-type="float">
            <text:p>373</text:p>
          </table:table-cell>
          <table:table-cell table:style-name="ce133" table:formula="of:=[.$E$6]+360*[.W$8]/[.$C239]" office:value-type="float" office:value="374.1" calcext:value-type="float">
            <text:p>374</text:p>
          </table:table-cell>
          <table:table-cell table:style-name="ce133" table:formula="of:=[.$E$6]+360*[.X$8]/[.$C239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40]" office:value-type="float" office:value="18461.5384615385" calcext:value-type="float">
            <text:p>18462</text:p>
          </table:table-cell>
          <table:table-cell table:style-name="ce133" table:formula="of:=[.$E$6]+360*[.D$8]/[.$C240]" office:value-type="float" office:value="357" calcext:value-type="float">
            <text:p>357</text:p>
          </table:table-cell>
          <table:table-cell table:style-name="ce133" table:formula="of:=[.$E$6]+360*[.E$8]/[.$C240]" office:value-type="float" office:value="357.975" calcext:value-type="float">
            <text:p>358</text:p>
          </table:table-cell>
          <table:table-cell table:style-name="ce133" table:formula="of:=[.$E$6]+360*[.F$8]/[.$C240]" office:value-type="float" office:value="358.95" calcext:value-type="float">
            <text:p>359</text:p>
          </table:table-cell>
          <table:table-cell table:style-name="ce133" table:formula="of:=[.$E$6]+360*[.G$8]/[.$C240]" office:value-type="float" office:value="359.925" calcext:value-type="float">
            <text:p>360</text:p>
          </table:table-cell>
          <table:table-cell table:style-name="ce133" table:formula="of:=[.$E$6]+360*[.H$8]/[.$C240]" office:value-type="float" office:value="360.9" calcext:value-type="float">
            <text:p>361</text:p>
          </table:table-cell>
          <table:table-cell table:style-name="ce133" table:formula="of:=[.$E$6]+360*[.I$8]/[.$C240]" office:value-type="float" office:value="361.875" calcext:value-type="float">
            <text:p>362</text:p>
          </table:table-cell>
          <table:table-cell table:style-name="ce133" table:formula="of:=[.$E$6]+360*[.J$8]/[.$C240]" office:value-type="float" office:value="362.85" calcext:value-type="float">
            <text:p>363</text:p>
          </table:table-cell>
          <table:table-cell table:style-name="ce133" table:formula="of:=[.$E$6]+360*[.K$8]/[.$C240]" office:value-type="float" office:value="363.825" calcext:value-type="float">
            <text:p>364</text:p>
          </table:table-cell>
          <table:table-cell table:style-name="ce133" table:formula="of:=[.$E$6]+360*[.L$8]/[.$C240]" office:value-type="float" office:value="364.8" calcext:value-type="float">
            <text:p>365</text:p>
          </table:table-cell>
          <table:table-cell table:style-name="ce133" table:formula="of:=[.$E$6]+360*[.M$8]/[.$C240]" office:value-type="float" office:value="365.775" calcext:value-type="float">
            <text:p>366</text:p>
          </table:table-cell>
          <table:table-cell table:style-name="ce133" table:formula="of:=[.$E$6]+360*[.N$8]/[.$C240]" office:value-type="float" office:value="366.75" calcext:value-type="float">
            <text:p>367</text:p>
          </table:table-cell>
          <table:table-cell table:style-name="ce133" table:formula="of:=[.$E$6]+360*[.O$8]/[.$C240]" office:value-type="float" office:value="367.725" calcext:value-type="float">
            <text:p>368</text:p>
          </table:table-cell>
          <table:table-cell table:style-name="ce133" table:formula="of:=[.$E$6]+360*[.P$8]/[.$C240]" office:value-type="float" office:value="368.7" calcext:value-type="float">
            <text:p>369</text:p>
          </table:table-cell>
          <table:table-cell table:style-name="ce133" table:formula="of:=[.$E$6]+360*[.Q$8]/[.$C240]" office:value-type="float" office:value="369.675" calcext:value-type="float">
            <text:p>370</text:p>
          </table:table-cell>
          <table:table-cell table:style-name="ce133" table:formula="of:=[.$E$6]+360*[.R$8]/[.$C240]" office:value-type="float" office:value="370.65" calcext:value-type="float">
            <text:p>371</text:p>
          </table:table-cell>
          <table:table-cell table:style-name="ce133" table:formula="of:=[.$E$6]+360*[.S$8]/[.$C240]" office:value-type="float" office:value="371.625" calcext:value-type="float">
            <text:p>372</text:p>
          </table:table-cell>
          <table:table-cell table:style-name="ce133" table:formula="of:=[.$E$6]+360*[.T$8]/[.$C240]" office:value-type="float" office:value="372.6" calcext:value-type="float">
            <text:p>373</text:p>
          </table:table-cell>
          <table:table-cell table:style-name="ce133" table:formula="of:=[.$E$6]+360*[.U$8]/[.$C240]" office:value-type="float" office:value="373.575" calcext:value-type="float">
            <text:p>374</text:p>
          </table:table-cell>
          <table:table-cell table:style-name="ce133" table:formula="of:=[.$E$6]+360*[.V$8]/[.$C240]" office:value-type="float" office:value="374.55" calcext:value-type="float">
            <text:p>375</text:p>
          </table:table-cell>
          <table:table-cell table:style-name="ce133" table:formula="of:=[.$E$6]+360*[.W$8]/[.$C240]" office:value-type="float" office:value="375.525" calcext:value-type="float">
            <text:p>376</text:p>
          </table:table-cell>
          <table:table-cell table:style-name="ce133" table:formula="of:=[.$E$6]+360*[.X$8]/[.$C240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41]" office:value-type="float" office:value="17142.8571428571" calcext:value-type="float">
            <text:p>17143</text:p>
          </table:table-cell>
          <table:table-cell table:style-name="ce133" table:formula="of:=[.$E$6]+360*[.D$8]/[.$C241]" office:value-type="float" office:value="357" calcext:value-type="float">
            <text:p>357</text:p>
          </table:table-cell>
          <table:table-cell table:style-name="ce133" table:formula="of:=[.$E$6]+360*[.E$8]/[.$C241]" office:value-type="float" office:value="358.05" calcext:value-type="float">
            <text:p>358</text:p>
          </table:table-cell>
          <table:table-cell table:style-name="ce133" table:formula="of:=[.$E$6]+360*[.F$8]/[.$C241]" office:value-type="float" office:value="359.1" calcext:value-type="float">
            <text:p>359</text:p>
          </table:table-cell>
          <table:table-cell table:style-name="ce133" table:formula="of:=[.$E$6]+360*[.G$8]/[.$C241]" office:value-type="float" office:value="360.15" calcext:value-type="float">
            <text:p>360</text:p>
          </table:table-cell>
          <table:table-cell table:style-name="ce133" table:formula="of:=[.$E$6]+360*[.H$8]/[.$C241]" office:value-type="float" office:value="361.2" calcext:value-type="float">
            <text:p>361</text:p>
          </table:table-cell>
          <table:table-cell table:style-name="ce133" table:formula="of:=[.$E$6]+360*[.I$8]/[.$C241]" office:value-type="float" office:value="362.25" calcext:value-type="float">
            <text:p>362</text:p>
          </table:table-cell>
          <table:table-cell table:style-name="ce133" table:formula="of:=[.$E$6]+360*[.J$8]/[.$C241]" office:value-type="float" office:value="363.3" calcext:value-type="float">
            <text:p>363</text:p>
          </table:table-cell>
          <table:table-cell table:style-name="ce133" table:formula="of:=[.$E$6]+360*[.K$8]/[.$C241]" office:value-type="float" office:value="364.35" calcext:value-type="float">
            <text:p>364</text:p>
          </table:table-cell>
          <table:table-cell table:style-name="ce133" table:formula="of:=[.$E$6]+360*[.L$8]/[.$C241]" office:value-type="float" office:value="365.4" calcext:value-type="float">
            <text:p>365</text:p>
          </table:table-cell>
          <table:table-cell table:style-name="ce133" table:formula="of:=[.$E$6]+360*[.M$8]/[.$C241]" office:value-type="float" office:value="366.45" calcext:value-type="float">
            <text:p>366</text:p>
          </table:table-cell>
          <table:table-cell table:style-name="ce133" table:formula="of:=[.$E$6]+360*[.N$8]/[.$C241]" office:value-type="float" office:value="367.5" calcext:value-type="float">
            <text:p>368</text:p>
          </table:table-cell>
          <table:table-cell table:style-name="ce133" table:formula="of:=[.$E$6]+360*[.O$8]/[.$C241]" office:value-type="float" office:value="368.55" calcext:value-type="float">
            <text:p>369</text:p>
          </table:table-cell>
          <table:table-cell table:style-name="ce133" table:formula="of:=[.$E$6]+360*[.P$8]/[.$C241]" office:value-type="float" office:value="369.6" calcext:value-type="float">
            <text:p>370</text:p>
          </table:table-cell>
          <table:table-cell table:style-name="ce133" table:formula="of:=[.$E$6]+360*[.Q$8]/[.$C241]" office:value-type="float" office:value="370.65" calcext:value-type="float">
            <text:p>371</text:p>
          </table:table-cell>
          <table:table-cell table:style-name="ce133" table:formula="of:=[.$E$6]+360*[.R$8]/[.$C241]" office:value-type="float" office:value="371.7" calcext:value-type="float">
            <text:p>372</text:p>
          </table:table-cell>
          <table:table-cell table:style-name="ce133" table:formula="of:=[.$E$6]+360*[.S$8]/[.$C241]" office:value-type="float" office:value="372.75" calcext:value-type="float">
            <text:p>373</text:p>
          </table:table-cell>
          <table:table-cell table:style-name="ce133" table:formula="of:=[.$E$6]+360*[.T$8]/[.$C241]" office:value-type="float" office:value="373.8" calcext:value-type="float">
            <text:p>374</text:p>
          </table:table-cell>
          <table:table-cell table:style-name="ce133" table:formula="of:=[.$E$6]+360*[.U$8]/[.$C241]" office:value-type="float" office:value="374.85" calcext:value-type="float">
            <text:p>375</text:p>
          </table:table-cell>
          <table:table-cell table:style-name="ce133" table:formula="of:=[.$E$6]+360*[.V$8]/[.$C241]" office:value-type="float" office:value="375.9" calcext:value-type="float">
            <text:p>376</text:p>
          </table:table-cell>
          <table:table-cell table:style-name="ce133" table:formula="of:=[.$E$6]+360*[.W$8]/[.$C241]" office:value-type="float" office:value="376.95" calcext:value-type="float">
            <text:p>377</text:p>
          </table:table-cell>
          <table:table-cell table:style-name="ce133" table:formula="of:=[.$E$6]+360*[.X$8]/[.$C241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42]" office:value-type="float" office:value="16000" calcext:value-type="float">
            <text:p>16000</text:p>
          </table:table-cell>
          <table:table-cell table:style-name="ce133" table:formula="of:=[.$E$6]+360*[.D$8]/[.$C242]" office:value-type="float" office:value="357" calcext:value-type="float">
            <text:p>357</text:p>
          </table:table-cell>
          <table:table-cell table:style-name="ce133" table:formula="of:=[.$E$6]+360*[.E$8]/[.$C242]" office:value-type="float" office:value="358.125" calcext:value-type="float">
            <text:p>358</text:p>
          </table:table-cell>
          <table:table-cell table:style-name="ce133" table:formula="of:=[.$E$6]+360*[.F$8]/[.$C242]" office:value-type="float" office:value="359.25" calcext:value-type="float">
            <text:p>359</text:p>
          </table:table-cell>
          <table:table-cell table:style-name="ce133" table:formula="of:=[.$E$6]+360*[.G$8]/[.$C242]" office:value-type="float" office:value="360.375" calcext:value-type="float">
            <text:p>360</text:p>
          </table:table-cell>
          <table:table-cell table:style-name="ce133" table:formula="of:=[.$E$6]+360*[.H$8]/[.$C242]" office:value-type="float" office:value="361.5" calcext:value-type="float">
            <text:p>362</text:p>
          </table:table-cell>
          <table:table-cell table:style-name="ce133" table:formula="of:=[.$E$6]+360*[.I$8]/[.$C242]" office:value-type="float" office:value="362.625" calcext:value-type="float">
            <text:p>363</text:p>
          </table:table-cell>
          <table:table-cell table:style-name="ce133" table:formula="of:=[.$E$6]+360*[.J$8]/[.$C242]" office:value-type="float" office:value="363.75" calcext:value-type="float">
            <text:p>364</text:p>
          </table:table-cell>
          <table:table-cell table:style-name="ce133" table:formula="of:=[.$E$6]+360*[.K$8]/[.$C242]" office:value-type="float" office:value="364.875" calcext:value-type="float">
            <text:p>365</text:p>
          </table:table-cell>
          <table:table-cell table:style-name="ce133" table:formula="of:=[.$E$6]+360*[.L$8]/[.$C242]" office:value-type="float" office:value="366" calcext:value-type="float">
            <text:p>366</text:p>
          </table:table-cell>
          <table:table-cell table:style-name="ce133" table:formula="of:=[.$E$6]+360*[.M$8]/[.$C242]" office:value-type="float" office:value="367.125" calcext:value-type="float">
            <text:p>367</text:p>
          </table:table-cell>
          <table:table-cell table:style-name="ce133" table:formula="of:=[.$E$6]+360*[.N$8]/[.$C242]" office:value-type="float" office:value="368.25" calcext:value-type="float">
            <text:p>368</text:p>
          </table:table-cell>
          <table:table-cell table:style-name="ce133" table:formula="of:=[.$E$6]+360*[.O$8]/[.$C242]" office:value-type="float" office:value="369.375" calcext:value-type="float">
            <text:p>369</text:p>
          </table:table-cell>
          <table:table-cell table:style-name="ce133" table:formula="of:=[.$E$6]+360*[.P$8]/[.$C242]" office:value-type="float" office:value="370.5" calcext:value-type="float">
            <text:p>371</text:p>
          </table:table-cell>
          <table:table-cell table:style-name="ce133" table:formula="of:=[.$E$6]+360*[.Q$8]/[.$C242]" office:value-type="float" office:value="371.625" calcext:value-type="float">
            <text:p>372</text:p>
          </table:table-cell>
          <table:table-cell table:style-name="ce133" table:formula="of:=[.$E$6]+360*[.R$8]/[.$C242]" office:value-type="float" office:value="372.75" calcext:value-type="float">
            <text:p>373</text:p>
          </table:table-cell>
          <table:table-cell table:style-name="ce133" table:formula="of:=[.$E$6]+360*[.S$8]/[.$C242]" office:value-type="float" office:value="373.875" calcext:value-type="float">
            <text:p>374</text:p>
          </table:table-cell>
          <table:table-cell table:style-name="ce133" table:formula="of:=[.$E$6]+360*[.T$8]/[.$C242]" office:value-type="float" office:value="375" calcext:value-type="float">
            <text:p>375</text:p>
          </table:table-cell>
          <table:table-cell table:style-name="ce133" table:formula="of:=[.$E$6]+360*[.U$8]/[.$C242]" office:value-type="float" office:value="376.125" calcext:value-type="float">
            <text:p>376</text:p>
          </table:table-cell>
          <table:table-cell table:style-name="ce133" table:formula="of:=[.$E$6]+360*[.V$8]/[.$C242]" office:value-type="float" office:value="377.25" calcext:value-type="float">
            <text:p>377</text:p>
          </table:table-cell>
          <table:table-cell table:style-name="ce133" table:formula="of:=[.$E$6]+360*[.W$8]/[.$C242]" office:value-type="float" office:value="378.375" calcext:value-type="float">
            <text:p>378</text:p>
          </table:table-cell>
          <table:table-cell table:style-name="ce133" table:formula="of:=[.$E$6]+360*[.X$8]/[.$C242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43]" office:value-type="float" office:value="15000" calcext:value-type="float">
            <text:p>15000</text:p>
          </table:table-cell>
          <table:table-cell table:style-name="ce133" table:formula="of:=[.$E$6]+360*[.D$8]/[.$C243]" office:value-type="float" office:value="357" calcext:value-type="float">
            <text:p>357</text:p>
          </table:table-cell>
          <table:table-cell table:style-name="ce133" table:formula="of:=[.$E$6]+360*[.E$8]/[.$C243]" office:value-type="float" office:value="358.2" calcext:value-type="float">
            <text:p>358</text:p>
          </table:table-cell>
          <table:table-cell table:style-name="ce133" table:formula="of:=[.$E$6]+360*[.F$8]/[.$C243]" office:value-type="float" office:value="359.4" calcext:value-type="float">
            <text:p>359</text:p>
          </table:table-cell>
          <table:table-cell table:style-name="ce133" table:formula="of:=[.$E$6]+360*[.G$8]/[.$C243]" office:value-type="float" office:value="360.6" calcext:value-type="float">
            <text:p>361</text:p>
          </table:table-cell>
          <table:table-cell table:style-name="ce133" table:formula="of:=[.$E$6]+360*[.H$8]/[.$C243]" office:value-type="float" office:value="361.8" calcext:value-type="float">
            <text:p>362</text:p>
          </table:table-cell>
          <table:table-cell table:style-name="ce133" table:formula="of:=[.$E$6]+360*[.I$8]/[.$C243]" office:value-type="float" office:value="363" calcext:value-type="float">
            <text:p>363</text:p>
          </table:table-cell>
          <table:table-cell table:style-name="ce133" table:formula="of:=[.$E$6]+360*[.J$8]/[.$C243]" office:value-type="float" office:value="364.2" calcext:value-type="float">
            <text:p>364</text:p>
          </table:table-cell>
          <table:table-cell table:style-name="ce133" table:formula="of:=[.$E$6]+360*[.K$8]/[.$C243]" office:value-type="float" office:value="365.4" calcext:value-type="float">
            <text:p>365</text:p>
          </table:table-cell>
          <table:table-cell table:style-name="ce133" table:formula="of:=[.$E$6]+360*[.L$8]/[.$C243]" office:value-type="float" office:value="366.6" calcext:value-type="float">
            <text:p>367</text:p>
          </table:table-cell>
          <table:table-cell table:style-name="ce133" table:formula="of:=[.$E$6]+360*[.M$8]/[.$C243]" office:value-type="float" office:value="367.8" calcext:value-type="float">
            <text:p>368</text:p>
          </table:table-cell>
          <table:table-cell table:style-name="ce133" table:formula="of:=[.$E$6]+360*[.N$8]/[.$C243]" office:value-type="float" office:value="369" calcext:value-type="float">
            <text:p>369</text:p>
          </table:table-cell>
          <table:table-cell table:style-name="ce133" table:formula="of:=[.$E$6]+360*[.O$8]/[.$C243]" office:value-type="float" office:value="370.2" calcext:value-type="float">
            <text:p>370</text:p>
          </table:table-cell>
          <table:table-cell table:style-name="ce133" table:formula="of:=[.$E$6]+360*[.P$8]/[.$C243]" office:value-type="float" office:value="371.4" calcext:value-type="float">
            <text:p>371</text:p>
          </table:table-cell>
          <table:table-cell table:style-name="ce133" table:formula="of:=[.$E$6]+360*[.Q$8]/[.$C243]" office:value-type="float" office:value="372.6" calcext:value-type="float">
            <text:p>373</text:p>
          </table:table-cell>
          <table:table-cell table:style-name="ce133" table:formula="of:=[.$E$6]+360*[.R$8]/[.$C243]" office:value-type="float" office:value="373.8" calcext:value-type="float">
            <text:p>374</text:p>
          </table:table-cell>
          <table:table-cell table:style-name="ce133" table:formula="of:=[.$E$6]+360*[.S$8]/[.$C243]" office:value-type="float" office:value="375" calcext:value-type="float">
            <text:p>375</text:p>
          </table:table-cell>
          <table:table-cell table:style-name="ce133" table:formula="of:=[.$E$6]+360*[.T$8]/[.$C243]" office:value-type="float" office:value="376.2" calcext:value-type="float">
            <text:p>376</text:p>
          </table:table-cell>
          <table:table-cell table:style-name="ce133" table:formula="of:=[.$E$6]+360*[.U$8]/[.$C243]" office:value-type="float" office:value="377.4" calcext:value-type="float">
            <text:p>377</text:p>
          </table:table-cell>
          <table:table-cell table:style-name="ce133" table:formula="of:=[.$E$6]+360*[.V$8]/[.$C243]" office:value-type="float" office:value="378.6" calcext:value-type="float">
            <text:p>379</text:p>
          </table:table-cell>
          <table:table-cell table:style-name="ce133" table:formula="of:=[.$E$6]+360*[.W$8]/[.$C243]" office:value-type="float" office:value="379.8" calcext:value-type="float">
            <text:p>380</text:p>
          </table:table-cell>
          <table:table-cell table:style-name="ce133" table:formula="of:=[.$E$6]+360*[.X$8]/[.$C243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44]" office:value-type="float" office:value="14117.6470588235" calcext:value-type="float">
            <text:p>14118</text:p>
          </table:table-cell>
          <table:table-cell table:style-name="ce133" table:formula="of:=[.$E$6]+360*[.D$8]/[.$C244]" office:value-type="float" office:value="357" calcext:value-type="float">
            <text:p>357</text:p>
          </table:table-cell>
          <table:table-cell table:style-name="ce133" table:formula="of:=[.$E$6]+360*[.E$8]/[.$C244]" office:value-type="float" office:value="358.275" calcext:value-type="float">
            <text:p>358</text:p>
          </table:table-cell>
          <table:table-cell table:style-name="ce133" table:formula="of:=[.$E$6]+360*[.F$8]/[.$C244]" office:value-type="float" office:value="359.55" calcext:value-type="float">
            <text:p>360</text:p>
          </table:table-cell>
          <table:table-cell table:style-name="ce133" table:formula="of:=[.$E$6]+360*[.G$8]/[.$C244]" office:value-type="float" office:value="360.825" calcext:value-type="float">
            <text:p>361</text:p>
          </table:table-cell>
          <table:table-cell table:style-name="ce133" table:formula="of:=[.$E$6]+360*[.H$8]/[.$C244]" office:value-type="float" office:value="362.1" calcext:value-type="float">
            <text:p>362</text:p>
          </table:table-cell>
          <table:table-cell table:style-name="ce133" table:formula="of:=[.$E$6]+360*[.I$8]/[.$C244]" office:value-type="float" office:value="363.375" calcext:value-type="float">
            <text:p>363</text:p>
          </table:table-cell>
          <table:table-cell table:style-name="ce133" table:formula="of:=[.$E$6]+360*[.J$8]/[.$C244]" office:value-type="float" office:value="364.65" calcext:value-type="float">
            <text:p>365</text:p>
          </table:table-cell>
          <table:table-cell table:style-name="ce133" table:formula="of:=[.$E$6]+360*[.K$8]/[.$C244]" office:value-type="float" office:value="365.925" calcext:value-type="float">
            <text:p>366</text:p>
          </table:table-cell>
          <table:table-cell table:style-name="ce133" table:formula="of:=[.$E$6]+360*[.L$8]/[.$C244]" office:value-type="float" office:value="367.2" calcext:value-type="float">
            <text:p>367</text:p>
          </table:table-cell>
          <table:table-cell table:style-name="ce133" table:formula="of:=[.$E$6]+360*[.M$8]/[.$C244]" office:value-type="float" office:value="368.475" calcext:value-type="float">
            <text:p>368</text:p>
          </table:table-cell>
          <table:table-cell table:style-name="ce133" table:formula="of:=[.$E$6]+360*[.N$8]/[.$C244]" office:value-type="float" office:value="369.75" calcext:value-type="float">
            <text:p>370</text:p>
          </table:table-cell>
          <table:table-cell table:style-name="ce133" table:formula="of:=[.$E$6]+360*[.O$8]/[.$C244]" office:value-type="float" office:value="371.025" calcext:value-type="float">
            <text:p>371</text:p>
          </table:table-cell>
          <table:table-cell table:style-name="ce133" table:formula="of:=[.$E$6]+360*[.P$8]/[.$C244]" office:value-type="float" office:value="372.3" calcext:value-type="float">
            <text:p>372</text:p>
          </table:table-cell>
          <table:table-cell table:style-name="ce133" table:formula="of:=[.$E$6]+360*[.Q$8]/[.$C244]" office:value-type="float" office:value="373.575" calcext:value-type="float">
            <text:p>374</text:p>
          </table:table-cell>
          <table:table-cell table:style-name="ce133" table:formula="of:=[.$E$6]+360*[.R$8]/[.$C244]" office:value-type="float" office:value="374.85" calcext:value-type="float">
            <text:p>375</text:p>
          </table:table-cell>
          <table:table-cell table:style-name="ce133" table:formula="of:=[.$E$6]+360*[.S$8]/[.$C244]" office:value-type="float" office:value="376.125" calcext:value-type="float">
            <text:p>376</text:p>
          </table:table-cell>
          <table:table-cell table:style-name="ce133" table:formula="of:=[.$E$6]+360*[.T$8]/[.$C244]" office:value-type="float" office:value="377.4" calcext:value-type="float">
            <text:p>377</text:p>
          </table:table-cell>
          <table:table-cell table:style-name="ce133" table:formula="of:=[.$E$6]+360*[.U$8]/[.$C244]" office:value-type="float" office:value="378.675" calcext:value-type="float">
            <text:p>379</text:p>
          </table:table-cell>
          <table:table-cell table:style-name="ce133" table:formula="of:=[.$E$6]+360*[.V$8]/[.$C244]" office:value-type="float" office:value="379.95" calcext:value-type="float">
            <text:p>380</text:p>
          </table:table-cell>
          <table:table-cell table:style-name="ce133" table:formula="of:=[.$E$6]+360*[.W$8]/[.$C244]" office:value-type="float" office:value="381.225" calcext:value-type="float">
            <text:p>381</text:p>
          </table:table-cell>
          <table:table-cell table:style-name="ce133" table:formula="of:=[.$E$6]+360*[.X$8]/[.$C244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45]" office:value-type="float" office:value="13333.3333333333" calcext:value-type="float">
            <text:p>13333</text:p>
          </table:table-cell>
          <table:table-cell table:style-name="ce133" table:formula="of:=[.$E$6]+360*[.D$8]/[.$C245]" office:value-type="float" office:value="357" calcext:value-type="float">
            <text:p>357</text:p>
          </table:table-cell>
          <table:table-cell table:style-name="ce133" table:formula="of:=[.$E$6]+360*[.E$8]/[.$C245]" office:value-type="float" office:value="358.35" calcext:value-type="float">
            <text:p>358</text:p>
          </table:table-cell>
          <table:table-cell table:style-name="ce133" table:formula="of:=[.$E$6]+360*[.F$8]/[.$C245]" office:value-type="float" office:value="359.7" calcext:value-type="float">
            <text:p>360</text:p>
          </table:table-cell>
          <table:table-cell table:style-name="ce133" table:formula="of:=[.$E$6]+360*[.G$8]/[.$C245]" office:value-type="float" office:value="361.05" calcext:value-type="float">
            <text:p>361</text:p>
          </table:table-cell>
          <table:table-cell table:style-name="ce133" table:formula="of:=[.$E$6]+360*[.H$8]/[.$C245]" office:value-type="float" office:value="362.4" calcext:value-type="float">
            <text:p>362</text:p>
          </table:table-cell>
          <table:table-cell table:style-name="ce133" table:formula="of:=[.$E$6]+360*[.I$8]/[.$C245]" office:value-type="float" office:value="363.75" calcext:value-type="float">
            <text:p>364</text:p>
          </table:table-cell>
          <table:table-cell table:style-name="ce133" table:formula="of:=[.$E$6]+360*[.J$8]/[.$C245]" office:value-type="float" office:value="365.1" calcext:value-type="float">
            <text:p>365</text:p>
          </table:table-cell>
          <table:table-cell table:style-name="ce133" table:formula="of:=[.$E$6]+360*[.K$8]/[.$C245]" office:value-type="float" office:value="366.45" calcext:value-type="float">
            <text:p>366</text:p>
          </table:table-cell>
          <table:table-cell table:style-name="ce133" table:formula="of:=[.$E$6]+360*[.L$8]/[.$C245]" office:value-type="float" office:value="367.8" calcext:value-type="float">
            <text:p>368</text:p>
          </table:table-cell>
          <table:table-cell table:style-name="ce133" table:formula="of:=[.$E$6]+360*[.M$8]/[.$C245]" office:value-type="float" office:value="369.15" calcext:value-type="float">
            <text:p>369</text:p>
          </table:table-cell>
          <table:table-cell table:style-name="ce133" table:formula="of:=[.$E$6]+360*[.N$8]/[.$C245]" office:value-type="float" office:value="370.5" calcext:value-type="float">
            <text:p>371</text:p>
          </table:table-cell>
          <table:table-cell table:style-name="ce133" table:formula="of:=[.$E$6]+360*[.O$8]/[.$C245]" office:value-type="float" office:value="371.85" calcext:value-type="float">
            <text:p>372</text:p>
          </table:table-cell>
          <table:table-cell table:style-name="ce133" table:formula="of:=[.$E$6]+360*[.P$8]/[.$C245]" office:value-type="float" office:value="373.2" calcext:value-type="float">
            <text:p>373</text:p>
          </table:table-cell>
          <table:table-cell table:style-name="ce133" table:formula="of:=[.$E$6]+360*[.Q$8]/[.$C245]" office:value-type="float" office:value="374.55" calcext:value-type="float">
            <text:p>375</text:p>
          </table:table-cell>
          <table:table-cell table:style-name="ce133" table:formula="of:=[.$E$6]+360*[.R$8]/[.$C245]" office:value-type="float" office:value="375.9" calcext:value-type="float">
            <text:p>376</text:p>
          </table:table-cell>
          <table:table-cell table:style-name="ce133" table:formula="of:=[.$E$6]+360*[.S$8]/[.$C245]" office:value-type="float" office:value="377.25" calcext:value-type="float">
            <text:p>377</text:p>
          </table:table-cell>
          <table:table-cell table:style-name="ce133" table:formula="of:=[.$E$6]+360*[.T$8]/[.$C245]" office:value-type="float" office:value="378.6" calcext:value-type="float">
            <text:p>379</text:p>
          </table:table-cell>
          <table:table-cell table:style-name="ce133" table:formula="of:=[.$E$6]+360*[.U$8]/[.$C245]" office:value-type="float" office:value="379.95" calcext:value-type="float">
            <text:p>380</text:p>
          </table:table-cell>
          <table:table-cell table:style-name="ce133" table:formula="of:=[.$E$6]+360*[.V$8]/[.$C245]" office:value-type="float" office:value="381.3" calcext:value-type="float">
            <text:p>381</text:p>
          </table:table-cell>
          <table:table-cell table:style-name="ce133" table:formula="of:=[.$E$6]+360*[.W$8]/[.$C245]" office:value-type="float" office:value="382.65" calcext:value-type="float">
            <text:p>383</text:p>
          </table:table-cell>
          <table:table-cell table:style-name="ce133" table:formula="of:=[.$E$6]+360*[.X$8]/[.$C245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46]" office:value-type="float" office:value="12631.5789473684" calcext:value-type="float">
            <text:p>12632</text:p>
          </table:table-cell>
          <table:table-cell table:style-name="ce133" table:formula="of:=[.$E$6]+360*[.D$8]/[.$C246]" office:value-type="float" office:value="357" calcext:value-type="float">
            <text:p>357</text:p>
          </table:table-cell>
          <table:table-cell table:style-name="ce133" table:formula="of:=[.$E$6]+360*[.E$8]/[.$C246]" office:value-type="float" office:value="358.425" calcext:value-type="float">
            <text:p>358</text:p>
          </table:table-cell>
          <table:table-cell table:style-name="ce133" table:formula="of:=[.$E$6]+360*[.F$8]/[.$C246]" office:value-type="float" office:value="359.85" calcext:value-type="float">
            <text:p>360</text:p>
          </table:table-cell>
          <table:table-cell table:style-name="ce133" table:formula="of:=[.$E$6]+360*[.G$8]/[.$C246]" office:value-type="float" office:value="361.275" calcext:value-type="float">
            <text:p>361</text:p>
          </table:table-cell>
          <table:table-cell table:style-name="ce133" table:formula="of:=[.$E$6]+360*[.H$8]/[.$C246]" office:value-type="float" office:value="362.7" calcext:value-type="float">
            <text:p>363</text:p>
          </table:table-cell>
          <table:table-cell table:style-name="ce133" table:formula="of:=[.$E$6]+360*[.I$8]/[.$C246]" office:value-type="float" office:value="364.125" calcext:value-type="float">
            <text:p>364</text:p>
          </table:table-cell>
          <table:table-cell table:style-name="ce133" table:formula="of:=[.$E$6]+360*[.J$8]/[.$C246]" office:value-type="float" office:value="365.55" calcext:value-type="float">
            <text:p>366</text:p>
          </table:table-cell>
          <table:table-cell table:style-name="ce133" table:formula="of:=[.$E$6]+360*[.K$8]/[.$C246]" office:value-type="float" office:value="366.975" calcext:value-type="float">
            <text:p>367</text:p>
          </table:table-cell>
          <table:table-cell table:style-name="ce133" table:formula="of:=[.$E$6]+360*[.L$8]/[.$C246]" office:value-type="float" office:value="368.4" calcext:value-type="float">
            <text:p>368</text:p>
          </table:table-cell>
          <table:table-cell table:style-name="ce133" table:formula="of:=[.$E$6]+360*[.M$8]/[.$C246]" office:value-type="float" office:value="369.825" calcext:value-type="float">
            <text:p>370</text:p>
          </table:table-cell>
          <table:table-cell table:style-name="ce133" table:formula="of:=[.$E$6]+360*[.N$8]/[.$C246]" office:value-type="float" office:value="371.25" calcext:value-type="float">
            <text:p>371</text:p>
          </table:table-cell>
          <table:table-cell table:style-name="ce133" table:formula="of:=[.$E$6]+360*[.O$8]/[.$C246]" office:value-type="float" office:value="372.675" calcext:value-type="float">
            <text:p>373</text:p>
          </table:table-cell>
          <table:table-cell table:style-name="ce133" table:formula="of:=[.$E$6]+360*[.P$8]/[.$C246]" office:value-type="float" office:value="374.1" calcext:value-type="float">
            <text:p>374</text:p>
          </table:table-cell>
          <table:table-cell table:style-name="ce133" table:formula="of:=[.$E$6]+360*[.Q$8]/[.$C246]" office:value-type="float" office:value="375.525" calcext:value-type="float">
            <text:p>376</text:p>
          </table:table-cell>
          <table:table-cell table:style-name="ce133" table:formula="of:=[.$E$6]+360*[.R$8]/[.$C246]" office:value-type="float" office:value="376.95" calcext:value-type="float">
            <text:p>377</text:p>
          </table:table-cell>
          <table:table-cell table:style-name="ce133" table:formula="of:=[.$E$6]+360*[.S$8]/[.$C246]" office:value-type="float" office:value="378.375" calcext:value-type="float">
            <text:p>378</text:p>
          </table:table-cell>
          <table:table-cell table:style-name="ce133" table:formula="of:=[.$E$6]+360*[.T$8]/[.$C246]" office:value-type="float" office:value="379.8" calcext:value-type="float">
            <text:p>380</text:p>
          </table:table-cell>
          <table:table-cell table:style-name="ce133" table:formula="of:=[.$E$6]+360*[.U$8]/[.$C246]" office:value-type="float" office:value="381.225" calcext:value-type="float">
            <text:p>381</text:p>
          </table:table-cell>
          <table:table-cell table:style-name="ce133" table:formula="of:=[.$E$6]+360*[.V$8]/[.$C246]" office:value-type="float" office:value="382.65" calcext:value-type="float">
            <text:p>383</text:p>
          </table:table-cell>
          <table:table-cell table:style-name="ce133" table:formula="of:=[.$E$6]+360*[.W$8]/[.$C246]" office:value-type="float" office:value="384.075" calcext:value-type="float">
            <text:p>384</text:p>
          </table:table-cell>
          <table:table-cell table:style-name="ce133" table:formula="of:=[.$E$6]+360*[.X$8]/[.$C246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47]" office:value-type="float" office:value="12000" calcext:value-type="float">
            <text:p>12000</text:p>
          </table:table-cell>
          <table:table-cell table:style-name="ce133" table:formula="of:=[.$E$6]+360*[.D$8]/[.$C247]" office:value-type="float" office:value="357" calcext:value-type="float">
            <text:p>357</text:p>
          </table:table-cell>
          <table:table-cell table:style-name="ce133" table:formula="of:=[.$E$6]+360*[.E$8]/[.$C247]" office:value-type="float" office:value="358.5" calcext:value-type="float">
            <text:p>359</text:p>
          </table:table-cell>
          <table:table-cell table:style-name="ce133" table:formula="of:=[.$E$6]+360*[.F$8]/[.$C247]" office:value-type="float" office:value="360" calcext:value-type="float">
            <text:p>360</text:p>
          </table:table-cell>
          <table:table-cell table:style-name="ce133" table:formula="of:=[.$E$6]+360*[.G$8]/[.$C247]" office:value-type="float" office:value="361.5" calcext:value-type="float">
            <text:p>362</text:p>
          </table:table-cell>
          <table:table-cell table:style-name="ce133" table:formula="of:=[.$E$6]+360*[.H$8]/[.$C247]" office:value-type="float" office:value="363" calcext:value-type="float">
            <text:p>363</text:p>
          </table:table-cell>
          <table:table-cell table:style-name="ce133" table:formula="of:=[.$E$6]+360*[.I$8]/[.$C247]" office:value-type="float" office:value="364.5" calcext:value-type="float">
            <text:p>365</text:p>
          </table:table-cell>
          <table:table-cell table:style-name="ce133" table:formula="of:=[.$E$6]+360*[.J$8]/[.$C247]" office:value-type="float" office:value="366" calcext:value-type="float">
            <text:p>366</text:p>
          </table:table-cell>
          <table:table-cell table:style-name="ce133" table:formula="of:=[.$E$6]+360*[.K$8]/[.$C247]" office:value-type="float" office:value="367.5" calcext:value-type="float">
            <text:p>368</text:p>
          </table:table-cell>
          <table:table-cell table:style-name="ce133" table:formula="of:=[.$E$6]+360*[.L$8]/[.$C247]" office:value-type="float" office:value="369" calcext:value-type="float">
            <text:p>369</text:p>
          </table:table-cell>
          <table:table-cell table:style-name="ce133" table:formula="of:=[.$E$6]+360*[.M$8]/[.$C247]" office:value-type="float" office:value="370.5" calcext:value-type="float">
            <text:p>371</text:p>
          </table:table-cell>
          <table:table-cell table:style-name="ce133" table:formula="of:=[.$E$6]+360*[.N$8]/[.$C247]" office:value-type="float" office:value="372" calcext:value-type="float">
            <text:p>372</text:p>
          </table:table-cell>
          <table:table-cell table:style-name="ce133" table:formula="of:=[.$E$6]+360*[.O$8]/[.$C247]" office:value-type="float" office:value="373.5" calcext:value-type="float">
            <text:p>374</text:p>
          </table:table-cell>
          <table:table-cell table:style-name="ce133" table:formula="of:=[.$E$6]+360*[.P$8]/[.$C247]" office:value-type="float" office:value="375" calcext:value-type="float">
            <text:p>375</text:p>
          </table:table-cell>
          <table:table-cell table:style-name="ce133" table:formula="of:=[.$E$6]+360*[.Q$8]/[.$C247]" office:value-type="float" office:value="376.5" calcext:value-type="float">
            <text:p>377</text:p>
          </table:table-cell>
          <table:table-cell table:style-name="ce133" table:formula="of:=[.$E$6]+360*[.R$8]/[.$C247]" office:value-type="float" office:value="378" calcext:value-type="float">
            <text:p>378</text:p>
          </table:table-cell>
          <table:table-cell table:style-name="ce133" table:formula="of:=[.$E$6]+360*[.S$8]/[.$C247]" office:value-type="float" office:value="379.5" calcext:value-type="float">
            <text:p>380</text:p>
          </table:table-cell>
          <table:table-cell table:style-name="ce133" table:formula="of:=[.$E$6]+360*[.T$8]/[.$C247]" office:value-type="float" office:value="381" calcext:value-type="float">
            <text:p>381</text:p>
          </table:table-cell>
          <table:table-cell table:style-name="ce133" table:formula="of:=[.$E$6]+360*[.U$8]/[.$C247]" office:value-type="float" office:value="382.5" calcext:value-type="float">
            <text:p>383</text:p>
          </table:table-cell>
          <table:table-cell table:style-name="ce133" table:formula="of:=[.$E$6]+360*[.V$8]/[.$C247]" office:value-type="float" office:value="384" calcext:value-type="float">
            <text:p>384</text:p>
          </table:table-cell>
          <table:table-cell table:style-name="ce133" table:formula="of:=[.$E$6]+360*[.W$8]/[.$C247]" office:value-type="float" office:value="385.5" calcext:value-type="float">
            <text:p>386</text:p>
          </table:table-cell>
          <table:table-cell table:style-name="ce133" table:formula="of:=[.$E$6]+360*[.X$8]/[.$C247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48]" office:value-type="float" office:value="11428.5714285714" calcext:value-type="float">
            <text:p>11429</text:p>
          </table:table-cell>
          <table:table-cell table:style-name="ce133" table:formula="of:=[.$E$6]+360*[.D$8]/[.$C248]" office:value-type="float" office:value="357" calcext:value-type="float">
            <text:p>357</text:p>
          </table:table-cell>
          <table:table-cell table:style-name="ce133" table:formula="of:=[.$E$6]+360*[.E$8]/[.$C248]" office:value-type="float" office:value="358.575" calcext:value-type="float">
            <text:p>359</text:p>
          </table:table-cell>
          <table:table-cell table:style-name="ce133" table:formula="of:=[.$E$6]+360*[.F$8]/[.$C248]" office:value-type="float" office:value="360.15" calcext:value-type="float">
            <text:p>360</text:p>
          </table:table-cell>
          <table:table-cell table:style-name="ce133" table:formula="of:=[.$E$6]+360*[.G$8]/[.$C248]" office:value-type="float" office:value="361.725" calcext:value-type="float">
            <text:p>362</text:p>
          </table:table-cell>
          <table:table-cell table:style-name="ce133" table:formula="of:=[.$E$6]+360*[.H$8]/[.$C248]" office:value-type="float" office:value="363.3" calcext:value-type="float">
            <text:p>363</text:p>
          </table:table-cell>
          <table:table-cell table:style-name="ce133" table:formula="of:=[.$E$6]+360*[.I$8]/[.$C248]" office:value-type="float" office:value="364.875" calcext:value-type="float">
            <text:p>365</text:p>
          </table:table-cell>
          <table:table-cell table:style-name="ce133" table:formula="of:=[.$E$6]+360*[.J$8]/[.$C248]" office:value-type="float" office:value="366.45" calcext:value-type="float">
            <text:p>366</text:p>
          </table:table-cell>
          <table:table-cell table:style-name="ce133" table:formula="of:=[.$E$6]+360*[.K$8]/[.$C248]" office:value-type="float" office:value="368.025" calcext:value-type="float">
            <text:p>368</text:p>
          </table:table-cell>
          <table:table-cell table:style-name="ce133" table:formula="of:=[.$E$6]+360*[.L$8]/[.$C248]" office:value-type="float" office:value="369.6" calcext:value-type="float">
            <text:p>370</text:p>
          </table:table-cell>
          <table:table-cell table:style-name="ce133" table:formula="of:=[.$E$6]+360*[.M$8]/[.$C248]" office:value-type="float" office:value="371.175" calcext:value-type="float">
            <text:p>371</text:p>
          </table:table-cell>
          <table:table-cell table:style-name="ce133" table:formula="of:=[.$E$6]+360*[.N$8]/[.$C248]" office:value-type="float" office:value="372.75" calcext:value-type="float">
            <text:p>373</text:p>
          </table:table-cell>
          <table:table-cell table:style-name="ce133" table:formula="of:=[.$E$6]+360*[.O$8]/[.$C248]" office:value-type="float" office:value="374.325" calcext:value-type="float">
            <text:p>374</text:p>
          </table:table-cell>
          <table:table-cell table:style-name="ce133" table:formula="of:=[.$E$6]+360*[.P$8]/[.$C248]" office:value-type="float" office:value="375.9" calcext:value-type="float">
            <text:p>376</text:p>
          </table:table-cell>
          <table:table-cell table:style-name="ce133" table:formula="of:=[.$E$6]+360*[.Q$8]/[.$C248]" office:value-type="float" office:value="377.475" calcext:value-type="float">
            <text:p>377</text:p>
          </table:table-cell>
          <table:table-cell table:style-name="ce133" table:formula="of:=[.$E$6]+360*[.R$8]/[.$C248]" office:value-type="float" office:value="379.05" calcext:value-type="float">
            <text:p>379</text:p>
          </table:table-cell>
          <table:table-cell table:style-name="ce133" table:formula="of:=[.$E$6]+360*[.S$8]/[.$C248]" office:value-type="float" office:value="380.625" calcext:value-type="float">
            <text:p>381</text:p>
          </table:table-cell>
          <table:table-cell table:style-name="ce133" table:formula="of:=[.$E$6]+360*[.T$8]/[.$C248]" office:value-type="float" office:value="382.2" calcext:value-type="float">
            <text:p>382</text:p>
          </table:table-cell>
          <table:table-cell table:style-name="ce133" table:formula="of:=[.$E$6]+360*[.U$8]/[.$C248]" office:value-type="float" office:value="383.775" calcext:value-type="float">
            <text:p>384</text:p>
          </table:table-cell>
          <table:table-cell table:style-name="ce133" table:formula="of:=[.$E$6]+360*[.V$8]/[.$C248]" office:value-type="float" office:value="385.35" calcext:value-type="float">
            <text:p>385</text:p>
          </table:table-cell>
          <table:table-cell table:style-name="ce133" table:formula="of:=[.$E$6]+360*[.W$8]/[.$C248]" office:value-type="float" office:value="386.925" calcext:value-type="float">
            <text:p>387</text:p>
          </table:table-cell>
          <table:table-cell table:style-name="ce133" table:formula="of:=[.$E$6]+360*[.X$8]/[.$C248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49]" office:value-type="float" office:value="10909.0909090909" calcext:value-type="float">
            <text:p>10909</text:p>
          </table:table-cell>
          <table:table-cell table:style-name="ce133" table:formula="of:=[.$E$6]+360*[.D$8]/[.$C249]" office:value-type="float" office:value="357" calcext:value-type="float">
            <text:p>357</text:p>
          </table:table-cell>
          <table:table-cell table:style-name="ce133" table:formula="of:=[.$E$6]+360*[.E$8]/[.$C249]" office:value-type="float" office:value="358.65" calcext:value-type="float">
            <text:p>359</text:p>
          </table:table-cell>
          <table:table-cell table:style-name="ce133" table:formula="of:=[.$E$6]+360*[.F$8]/[.$C249]" office:value-type="float" office:value="360.3" calcext:value-type="float">
            <text:p>360</text:p>
          </table:table-cell>
          <table:table-cell table:style-name="ce133" table:formula="of:=[.$E$6]+360*[.G$8]/[.$C249]" office:value-type="float" office:value="361.95" calcext:value-type="float">
            <text:p>362</text:p>
          </table:table-cell>
          <table:table-cell table:style-name="ce133" table:formula="of:=[.$E$6]+360*[.H$8]/[.$C249]" office:value-type="float" office:value="363.6" calcext:value-type="float">
            <text:p>364</text:p>
          </table:table-cell>
          <table:table-cell table:style-name="ce133" table:formula="of:=[.$E$6]+360*[.I$8]/[.$C249]" office:value-type="float" office:value="365.25" calcext:value-type="float">
            <text:p>365</text:p>
          </table:table-cell>
          <table:table-cell table:style-name="ce133" table:formula="of:=[.$E$6]+360*[.J$8]/[.$C249]" office:value-type="float" office:value="366.9" calcext:value-type="float">
            <text:p>367</text:p>
          </table:table-cell>
          <table:table-cell table:style-name="ce133" table:formula="of:=[.$E$6]+360*[.K$8]/[.$C249]" office:value-type="float" office:value="368.55" calcext:value-type="float">
            <text:p>369</text:p>
          </table:table-cell>
          <table:table-cell table:style-name="ce133" table:formula="of:=[.$E$6]+360*[.L$8]/[.$C249]" office:value-type="float" office:value="370.2" calcext:value-type="float">
            <text:p>370</text:p>
          </table:table-cell>
          <table:table-cell table:style-name="ce133" table:formula="of:=[.$E$6]+360*[.M$8]/[.$C249]" office:value-type="float" office:value="371.85" calcext:value-type="float">
            <text:p>372</text:p>
          </table:table-cell>
          <table:table-cell table:style-name="ce133" table:formula="of:=[.$E$6]+360*[.N$8]/[.$C249]" office:value-type="float" office:value="373.5" calcext:value-type="float">
            <text:p>374</text:p>
          </table:table-cell>
          <table:table-cell table:style-name="ce133" table:formula="of:=[.$E$6]+360*[.O$8]/[.$C249]" office:value-type="float" office:value="375.15" calcext:value-type="float">
            <text:p>375</text:p>
          </table:table-cell>
          <table:table-cell table:style-name="ce133" table:formula="of:=[.$E$6]+360*[.P$8]/[.$C249]" office:value-type="float" office:value="376.8" calcext:value-type="float">
            <text:p>377</text:p>
          </table:table-cell>
          <table:table-cell table:style-name="ce133" table:formula="of:=[.$E$6]+360*[.Q$8]/[.$C249]" office:value-type="float" office:value="378.45" calcext:value-type="float">
            <text:p>378</text:p>
          </table:table-cell>
          <table:table-cell table:style-name="ce133" table:formula="of:=[.$E$6]+360*[.R$8]/[.$C249]" office:value-type="float" office:value="380.1" calcext:value-type="float">
            <text:p>380</text:p>
          </table:table-cell>
          <table:table-cell table:style-name="ce133" table:formula="of:=[.$E$6]+360*[.S$8]/[.$C249]" office:value-type="float" office:value="381.75" calcext:value-type="float">
            <text:p>382</text:p>
          </table:table-cell>
          <table:table-cell table:style-name="ce133" table:formula="of:=[.$E$6]+360*[.T$8]/[.$C249]" office:value-type="float" office:value="383.4" calcext:value-type="float">
            <text:p>383</text:p>
          </table:table-cell>
          <table:table-cell table:style-name="ce133" table:formula="of:=[.$E$6]+360*[.U$8]/[.$C249]" office:value-type="float" office:value="385.05" calcext:value-type="float">
            <text:p>385</text:p>
          </table:table-cell>
          <table:table-cell table:style-name="ce133" table:formula="of:=[.$E$6]+360*[.V$8]/[.$C249]" office:value-type="float" office:value="386.7" calcext:value-type="float">
            <text:p>387</text:p>
          </table:table-cell>
          <table:table-cell table:style-name="ce133" table:formula="of:=[.$E$6]+360*[.W$8]/[.$C249]" office:value-type="float" office:value="388.35" calcext:value-type="float">
            <text:p>388</text:p>
          </table:table-cell>
          <table:table-cell table:style-name="ce133" table:formula="of:=[.$E$6]+360*[.X$8]/[.$C249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50]" office:value-type="float" office:value="10434.7826086957" calcext:value-type="float">
            <text:p>10435</text:p>
          </table:table-cell>
          <table:table-cell table:style-name="ce133" table:formula="of:=[.$E$6]+360*[.D$8]/[.$C250]" office:value-type="float" office:value="357" calcext:value-type="float">
            <text:p>357</text:p>
          </table:table-cell>
          <table:table-cell table:style-name="ce133" table:formula="of:=[.$E$6]+360*[.E$8]/[.$C250]" office:value-type="float" office:value="358.725" calcext:value-type="float">
            <text:p>359</text:p>
          </table:table-cell>
          <table:table-cell table:style-name="ce133" table:formula="of:=[.$E$6]+360*[.F$8]/[.$C250]" office:value-type="float" office:value="360.45" calcext:value-type="float">
            <text:p>360</text:p>
          </table:table-cell>
          <table:table-cell table:style-name="ce133" table:formula="of:=[.$E$6]+360*[.G$8]/[.$C250]" office:value-type="float" office:value="362.175" calcext:value-type="float">
            <text:p>362</text:p>
          </table:table-cell>
          <table:table-cell table:style-name="ce133" table:formula="of:=[.$E$6]+360*[.H$8]/[.$C250]" office:value-type="float" office:value="363.9" calcext:value-type="float">
            <text:p>364</text:p>
          </table:table-cell>
          <table:table-cell table:style-name="ce133" table:formula="of:=[.$E$6]+360*[.I$8]/[.$C250]" office:value-type="float" office:value="365.625" calcext:value-type="float">
            <text:p>366</text:p>
          </table:table-cell>
          <table:table-cell table:style-name="ce133" table:formula="of:=[.$E$6]+360*[.J$8]/[.$C250]" office:value-type="float" office:value="367.35" calcext:value-type="float">
            <text:p>367</text:p>
          </table:table-cell>
          <table:table-cell table:style-name="ce133" table:formula="of:=[.$E$6]+360*[.K$8]/[.$C250]" office:value-type="float" office:value="369.075" calcext:value-type="float">
            <text:p>369</text:p>
          </table:table-cell>
          <table:table-cell table:style-name="ce133" table:formula="of:=[.$E$6]+360*[.L$8]/[.$C250]" office:value-type="float" office:value="370.8" calcext:value-type="float">
            <text:p>371</text:p>
          </table:table-cell>
          <table:table-cell table:style-name="ce133" table:formula="of:=[.$E$6]+360*[.M$8]/[.$C250]" office:value-type="float" office:value="372.525" calcext:value-type="float">
            <text:p>373</text:p>
          </table:table-cell>
          <table:table-cell table:style-name="ce133" table:formula="of:=[.$E$6]+360*[.N$8]/[.$C250]" office:value-type="float" office:value="374.25" calcext:value-type="float">
            <text:p>374</text:p>
          </table:table-cell>
          <table:table-cell table:style-name="ce133" table:formula="of:=[.$E$6]+360*[.O$8]/[.$C250]" office:value-type="float" office:value="375.975" calcext:value-type="float">
            <text:p>376</text:p>
          </table:table-cell>
          <table:table-cell table:style-name="ce133" table:formula="of:=[.$E$6]+360*[.P$8]/[.$C250]" office:value-type="float" office:value="377.7" calcext:value-type="float">
            <text:p>378</text:p>
          </table:table-cell>
          <table:table-cell table:style-name="ce133" table:formula="of:=[.$E$6]+360*[.Q$8]/[.$C250]" office:value-type="float" office:value="379.425" calcext:value-type="float">
            <text:p>379</text:p>
          </table:table-cell>
          <table:table-cell table:style-name="ce133" table:formula="of:=[.$E$6]+360*[.R$8]/[.$C250]" office:value-type="float" office:value="381.15" calcext:value-type="float">
            <text:p>381</text:p>
          </table:table-cell>
          <table:table-cell table:style-name="ce133" table:formula="of:=[.$E$6]+360*[.S$8]/[.$C250]" office:value-type="float" office:value="382.875" calcext:value-type="float">
            <text:p>383</text:p>
          </table:table-cell>
          <table:table-cell table:style-name="ce133" table:formula="of:=[.$E$6]+360*[.T$8]/[.$C250]" office:value-type="float" office:value="384.6" calcext:value-type="float">
            <text:p>385</text:p>
          </table:table-cell>
          <table:table-cell table:style-name="ce133" table:formula="of:=[.$E$6]+360*[.U$8]/[.$C250]" office:value-type="float" office:value="386.325" calcext:value-type="float">
            <text:p>386</text:p>
          </table:table-cell>
          <table:table-cell table:style-name="ce133" table:formula="of:=[.$E$6]+360*[.V$8]/[.$C250]" office:value-type="float" office:value="388.05" calcext:value-type="float">
            <text:p>388</text:p>
          </table:table-cell>
          <table:table-cell table:style-name="ce133" table:formula="of:=[.$E$6]+360*[.W$8]/[.$C250]" office:value-type="float" office:value="389.775" calcext:value-type="float">
            <text:p>390</text:p>
          </table:table-cell>
          <table:table-cell table:style-name="ce133" table:formula="of:=[.$E$6]+360*[.X$8]/[.$C250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51]" office:value-type="float" office:value="10000" calcext:value-type="float">
            <text:p>10000</text:p>
          </table:table-cell>
          <table:table-cell table:style-name="ce133" table:formula="of:=[.$E$6]+360*[.D$8]/[.$C251]" office:value-type="float" office:value="357" calcext:value-type="float">
            <text:p>357</text:p>
          </table:table-cell>
          <table:table-cell table:style-name="ce133" table:formula="of:=[.$E$6]+360*[.E$8]/[.$C251]" office:value-type="float" office:value="358.8" calcext:value-type="float">
            <text:p>359</text:p>
          </table:table-cell>
          <table:table-cell table:style-name="ce133" table:formula="of:=[.$E$6]+360*[.F$8]/[.$C251]" office:value-type="float" office:value="360.6" calcext:value-type="float">
            <text:p>361</text:p>
          </table:table-cell>
          <table:table-cell table:style-name="ce133" table:formula="of:=[.$E$6]+360*[.G$8]/[.$C251]" office:value-type="float" office:value="362.4" calcext:value-type="float">
            <text:p>362</text:p>
          </table:table-cell>
          <table:table-cell table:style-name="ce133" table:formula="of:=[.$E$6]+360*[.H$8]/[.$C251]" office:value-type="float" office:value="364.2" calcext:value-type="float">
            <text:p>364</text:p>
          </table:table-cell>
          <table:table-cell table:style-name="ce133" table:formula="of:=[.$E$6]+360*[.I$8]/[.$C251]" office:value-type="float" office:value="366" calcext:value-type="float">
            <text:p>366</text:p>
          </table:table-cell>
          <table:table-cell table:style-name="ce133" table:formula="of:=[.$E$6]+360*[.J$8]/[.$C251]" office:value-type="float" office:value="367.8" calcext:value-type="float">
            <text:p>368</text:p>
          </table:table-cell>
          <table:table-cell table:style-name="ce133" table:formula="of:=[.$E$6]+360*[.K$8]/[.$C251]" office:value-type="float" office:value="369.6" calcext:value-type="float">
            <text:p>370</text:p>
          </table:table-cell>
          <table:table-cell table:style-name="ce133" table:formula="of:=[.$E$6]+360*[.L$8]/[.$C251]" office:value-type="float" office:value="371.4" calcext:value-type="float">
            <text:p>371</text:p>
          </table:table-cell>
          <table:table-cell table:style-name="ce133" table:formula="of:=[.$E$6]+360*[.M$8]/[.$C251]" office:value-type="float" office:value="373.2" calcext:value-type="float">
            <text:p>373</text:p>
          </table:table-cell>
          <table:table-cell table:style-name="ce133" table:formula="of:=[.$E$6]+360*[.N$8]/[.$C251]" office:value-type="float" office:value="375" calcext:value-type="float">
            <text:p>375</text:p>
          </table:table-cell>
          <table:table-cell table:style-name="ce133" table:formula="of:=[.$E$6]+360*[.O$8]/[.$C251]" office:value-type="float" office:value="376.8" calcext:value-type="float">
            <text:p>377</text:p>
          </table:table-cell>
          <table:table-cell table:style-name="ce133" table:formula="of:=[.$E$6]+360*[.P$8]/[.$C251]" office:value-type="float" office:value="378.6" calcext:value-type="float">
            <text:p>379</text:p>
          </table:table-cell>
          <table:table-cell table:style-name="ce133" table:formula="of:=[.$E$6]+360*[.Q$8]/[.$C251]" office:value-type="float" office:value="380.4" calcext:value-type="float">
            <text:p>380</text:p>
          </table:table-cell>
          <table:table-cell table:style-name="ce133" table:formula="of:=[.$E$6]+360*[.R$8]/[.$C251]" office:value-type="float" office:value="382.2" calcext:value-type="float">
            <text:p>382</text:p>
          </table:table-cell>
          <table:table-cell table:style-name="ce133" table:formula="of:=[.$E$6]+360*[.S$8]/[.$C251]" office:value-type="float" office:value="384" calcext:value-type="float">
            <text:p>384</text:p>
          </table:table-cell>
          <table:table-cell table:style-name="ce133" table:formula="of:=[.$E$6]+360*[.T$8]/[.$C251]" office:value-type="float" office:value="385.8" calcext:value-type="float">
            <text:p>386</text:p>
          </table:table-cell>
          <table:table-cell table:style-name="ce133" table:formula="of:=[.$E$6]+360*[.U$8]/[.$C251]" office:value-type="float" office:value="387.6" calcext:value-type="float">
            <text:p>388</text:p>
          </table:table-cell>
          <table:table-cell table:style-name="ce133" table:formula="of:=[.$E$6]+360*[.V$8]/[.$C251]" office:value-type="float" office:value="389.4" calcext:value-type="float">
            <text:p>389</text:p>
          </table:table-cell>
          <table:table-cell table:style-name="ce133" table:formula="of:=[.$E$6]+360*[.W$8]/[.$C251]" office:value-type="float" office:value="391.2" calcext:value-type="float">
            <text:p>391</text:p>
          </table:table-cell>
          <table:table-cell table:style-name="ce133" table:formula="of:=[.$E$6]+360*[.X$8]/[.$C251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52]" office:value-type="float" office:value="9600" calcext:value-type="float">
            <text:p>9600</text:p>
          </table:table-cell>
          <table:table-cell table:style-name="ce133" table:formula="of:=[.$E$6]+360*[.D$8]/[.$C252]" office:value-type="float" office:value="357" calcext:value-type="float">
            <text:p>357</text:p>
          </table:table-cell>
          <table:table-cell table:style-name="ce133" table:formula="of:=[.$E$6]+360*[.E$8]/[.$C252]" office:value-type="float" office:value="358.875" calcext:value-type="float">
            <text:p>359</text:p>
          </table:table-cell>
          <table:table-cell table:style-name="ce133" table:formula="of:=[.$E$6]+360*[.F$8]/[.$C252]" office:value-type="float" office:value="360.75" calcext:value-type="float">
            <text:p>361</text:p>
          </table:table-cell>
          <table:table-cell table:style-name="ce133" table:formula="of:=[.$E$6]+360*[.G$8]/[.$C252]" office:value-type="float" office:value="362.625" calcext:value-type="float">
            <text:p>363</text:p>
          </table:table-cell>
          <table:table-cell table:style-name="ce133" table:formula="of:=[.$E$6]+360*[.H$8]/[.$C252]" office:value-type="float" office:value="364.5" calcext:value-type="float">
            <text:p>365</text:p>
          </table:table-cell>
          <table:table-cell table:style-name="ce133" table:formula="of:=[.$E$6]+360*[.I$8]/[.$C252]" office:value-type="float" office:value="366.375" calcext:value-type="float">
            <text:p>366</text:p>
          </table:table-cell>
          <table:table-cell table:style-name="ce133" table:formula="of:=[.$E$6]+360*[.J$8]/[.$C252]" office:value-type="float" office:value="368.25" calcext:value-type="float">
            <text:p>368</text:p>
          </table:table-cell>
          <table:table-cell table:style-name="ce133" table:formula="of:=[.$E$6]+360*[.K$8]/[.$C252]" office:value-type="float" office:value="370.125" calcext:value-type="float">
            <text:p>370</text:p>
          </table:table-cell>
          <table:table-cell table:style-name="ce133" table:formula="of:=[.$E$6]+360*[.L$8]/[.$C252]" office:value-type="float" office:value="372" calcext:value-type="float">
            <text:p>372</text:p>
          </table:table-cell>
          <table:table-cell table:style-name="ce133" table:formula="of:=[.$E$6]+360*[.M$8]/[.$C252]" office:value-type="float" office:value="373.875" calcext:value-type="float">
            <text:p>374</text:p>
          </table:table-cell>
          <table:table-cell table:style-name="ce133" table:formula="of:=[.$E$6]+360*[.N$8]/[.$C252]" office:value-type="float" office:value="375.75" calcext:value-type="float">
            <text:p>376</text:p>
          </table:table-cell>
          <table:table-cell table:style-name="ce133" table:formula="of:=[.$E$6]+360*[.O$8]/[.$C252]" office:value-type="float" office:value="377.625" calcext:value-type="float">
            <text:p>378</text:p>
          </table:table-cell>
          <table:table-cell table:style-name="ce133" table:formula="of:=[.$E$6]+360*[.P$8]/[.$C252]" office:value-type="float" office:value="379.5" calcext:value-type="float">
            <text:p>380</text:p>
          </table:table-cell>
          <table:table-cell table:style-name="ce133" table:formula="of:=[.$E$6]+360*[.Q$8]/[.$C252]" office:value-type="float" office:value="381.375" calcext:value-type="float">
            <text:p>381</text:p>
          </table:table-cell>
          <table:table-cell table:style-name="ce133" table:formula="of:=[.$E$6]+360*[.R$8]/[.$C252]" office:value-type="float" office:value="383.25" calcext:value-type="float">
            <text:p>383</text:p>
          </table:table-cell>
          <table:table-cell table:style-name="ce133" table:formula="of:=[.$E$6]+360*[.S$8]/[.$C252]" office:value-type="float" office:value="385.125" calcext:value-type="float">
            <text:p>385</text:p>
          </table:table-cell>
          <table:table-cell table:style-name="ce133" table:formula="of:=[.$E$6]+360*[.T$8]/[.$C252]" office:value-type="float" office:value="387" calcext:value-type="float">
            <text:p>387</text:p>
          </table:table-cell>
          <table:table-cell table:style-name="ce133" table:formula="of:=[.$E$6]+360*[.U$8]/[.$C252]" office:value-type="float" office:value="388.875" calcext:value-type="float">
            <text:p>389</text:p>
          </table:table-cell>
          <table:table-cell table:style-name="ce133" table:formula="of:=[.$E$6]+360*[.V$8]/[.$C252]" office:value-type="float" office:value="390.75" calcext:value-type="float">
            <text:p>391</text:p>
          </table:table-cell>
          <table:table-cell table:style-name="ce133" table:formula="of:=[.$E$6]+360*[.W$8]/[.$C252]" office:value-type="float" office:value="392.625" calcext:value-type="float">
            <text:p>393</text:p>
          </table:table-cell>
          <table:table-cell table:style-name="ce133" table:formula="of:=[.$E$6]+360*[.X$8]/[.$C252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53]" office:value-type="float" office:value="9230.76923076923" calcext:value-type="float">
            <text:p>9231</text:p>
          </table:table-cell>
          <table:table-cell table:style-name="ce133" table:formula="of:=[.$E$6]+360*[.D$8]/[.$C253]" office:value-type="float" office:value="357" calcext:value-type="float">
            <text:p>357</text:p>
          </table:table-cell>
          <table:table-cell table:style-name="ce133" table:formula="of:=[.$E$6]+360*[.E$8]/[.$C253]" office:value-type="float" office:value="358.95" calcext:value-type="float">
            <text:p>359</text:p>
          </table:table-cell>
          <table:table-cell table:style-name="ce133" table:formula="of:=[.$E$6]+360*[.F$8]/[.$C253]" office:value-type="float" office:value="360.9" calcext:value-type="float">
            <text:p>361</text:p>
          </table:table-cell>
          <table:table-cell table:style-name="ce133" table:formula="of:=[.$E$6]+360*[.G$8]/[.$C253]" office:value-type="float" office:value="362.85" calcext:value-type="float">
            <text:p>363</text:p>
          </table:table-cell>
          <table:table-cell table:style-name="ce133" table:formula="of:=[.$E$6]+360*[.H$8]/[.$C253]" office:value-type="float" office:value="364.8" calcext:value-type="float">
            <text:p>365</text:p>
          </table:table-cell>
          <table:table-cell table:style-name="ce133" table:formula="of:=[.$E$6]+360*[.I$8]/[.$C253]" office:value-type="float" office:value="366.75" calcext:value-type="float">
            <text:p>367</text:p>
          </table:table-cell>
          <table:table-cell table:style-name="ce133" table:formula="of:=[.$E$6]+360*[.J$8]/[.$C253]" office:value-type="float" office:value="368.7" calcext:value-type="float">
            <text:p>369</text:p>
          </table:table-cell>
          <table:table-cell table:style-name="ce133" table:formula="of:=[.$E$6]+360*[.K$8]/[.$C253]" office:value-type="float" office:value="370.65" calcext:value-type="float">
            <text:p>371</text:p>
          </table:table-cell>
          <table:table-cell table:style-name="ce133" table:formula="of:=[.$E$6]+360*[.L$8]/[.$C253]" office:value-type="float" office:value="372.6" calcext:value-type="float">
            <text:p>373</text:p>
          </table:table-cell>
          <table:table-cell table:style-name="ce133" table:formula="of:=[.$E$6]+360*[.M$8]/[.$C253]" office:value-type="float" office:value="374.55" calcext:value-type="float">
            <text:p>375</text:p>
          </table:table-cell>
          <table:table-cell table:style-name="ce133" table:formula="of:=[.$E$6]+360*[.N$8]/[.$C253]" office:value-type="float" office:value="376.5" calcext:value-type="float">
            <text:p>377</text:p>
          </table:table-cell>
          <table:table-cell table:style-name="ce133" table:formula="of:=[.$E$6]+360*[.O$8]/[.$C253]" office:value-type="float" office:value="378.45" calcext:value-type="float">
            <text:p>378</text:p>
          </table:table-cell>
          <table:table-cell table:style-name="ce133" table:formula="of:=[.$E$6]+360*[.P$8]/[.$C253]" office:value-type="float" office:value="380.4" calcext:value-type="float">
            <text:p>380</text:p>
          </table:table-cell>
          <table:table-cell table:style-name="ce133" table:formula="of:=[.$E$6]+360*[.Q$8]/[.$C253]" office:value-type="float" office:value="382.35" calcext:value-type="float">
            <text:p>382</text:p>
          </table:table-cell>
          <table:table-cell table:style-name="ce133" table:formula="of:=[.$E$6]+360*[.R$8]/[.$C253]" office:value-type="float" office:value="384.3" calcext:value-type="float">
            <text:p>384</text:p>
          </table:table-cell>
          <table:table-cell table:style-name="ce133" table:formula="of:=[.$E$6]+360*[.S$8]/[.$C253]" office:value-type="float" office:value="386.25" calcext:value-type="float">
            <text:p>386</text:p>
          </table:table-cell>
          <table:table-cell table:style-name="ce133" table:formula="of:=[.$E$6]+360*[.T$8]/[.$C253]" office:value-type="float" office:value="388.2" calcext:value-type="float">
            <text:p>388</text:p>
          </table:table-cell>
          <table:table-cell table:style-name="ce133" table:formula="of:=[.$E$6]+360*[.U$8]/[.$C253]" office:value-type="float" office:value="390.15" calcext:value-type="float">
            <text:p>390</text:p>
          </table:table-cell>
          <table:table-cell table:style-name="ce133" table:formula="of:=[.$E$6]+360*[.V$8]/[.$C253]" office:value-type="float" office:value="392.1" calcext:value-type="float">
            <text:p>392</text:p>
          </table:table-cell>
          <table:table-cell table:style-name="ce133" table:formula="of:=[.$E$6]+360*[.W$8]/[.$C253]" office:value-type="float" office:value="394.05" calcext:value-type="float">
            <text:p>394</text:p>
          </table:table-cell>
          <table:table-cell table:style-name="ce133" table:formula="of:=[.$E$6]+360*[.X$8]/[.$C253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54]" office:value-type="float" office:value="8888.88888888889" calcext:value-type="float">
            <text:p>8889</text:p>
          </table:table-cell>
          <table:table-cell table:style-name="ce133" table:formula="of:=[.$E$6]+360*[.D$8]/[.$C254]" office:value-type="float" office:value="357" calcext:value-type="float">
            <text:p>357</text:p>
          </table:table-cell>
          <table:table-cell table:style-name="ce133" table:formula="of:=[.$E$6]+360*[.E$8]/[.$C254]" office:value-type="float" office:value="359.025" calcext:value-type="float">
            <text:p>359</text:p>
          </table:table-cell>
          <table:table-cell table:style-name="ce133" table:formula="of:=[.$E$6]+360*[.F$8]/[.$C254]" office:value-type="float" office:value="361.05" calcext:value-type="float">
            <text:p>361</text:p>
          </table:table-cell>
          <table:table-cell table:style-name="ce133" table:formula="of:=[.$E$6]+360*[.G$8]/[.$C254]" office:value-type="float" office:value="363.075" calcext:value-type="float">
            <text:p>363</text:p>
          </table:table-cell>
          <table:table-cell table:style-name="ce133" table:formula="of:=[.$E$6]+360*[.H$8]/[.$C254]" office:value-type="float" office:value="365.1" calcext:value-type="float">
            <text:p>365</text:p>
          </table:table-cell>
          <table:table-cell table:style-name="ce133" table:formula="of:=[.$E$6]+360*[.I$8]/[.$C254]" office:value-type="float" office:value="367.125" calcext:value-type="float">
            <text:p>367</text:p>
          </table:table-cell>
          <table:table-cell table:style-name="ce133" table:formula="of:=[.$E$6]+360*[.J$8]/[.$C254]" office:value-type="float" office:value="369.15" calcext:value-type="float">
            <text:p>369</text:p>
          </table:table-cell>
          <table:table-cell table:style-name="ce133" table:formula="of:=[.$E$6]+360*[.K$8]/[.$C254]" office:value-type="float" office:value="371.175" calcext:value-type="float">
            <text:p>371</text:p>
          </table:table-cell>
          <table:table-cell table:style-name="ce133" table:formula="of:=[.$E$6]+360*[.L$8]/[.$C254]" office:value-type="float" office:value="373.2" calcext:value-type="float">
            <text:p>373</text:p>
          </table:table-cell>
          <table:table-cell table:style-name="ce133" table:formula="of:=[.$E$6]+360*[.M$8]/[.$C254]" office:value-type="float" office:value="375.225" calcext:value-type="float">
            <text:p>375</text:p>
          </table:table-cell>
          <table:table-cell table:style-name="ce133" table:formula="of:=[.$E$6]+360*[.N$8]/[.$C254]" office:value-type="float" office:value="377.25" calcext:value-type="float">
            <text:p>377</text:p>
          </table:table-cell>
          <table:table-cell table:style-name="ce133" table:formula="of:=[.$E$6]+360*[.O$8]/[.$C254]" office:value-type="float" office:value="379.275" calcext:value-type="float">
            <text:p>379</text:p>
          </table:table-cell>
          <table:table-cell table:style-name="ce133" table:formula="of:=[.$E$6]+360*[.P$8]/[.$C254]" office:value-type="float" office:value="381.3" calcext:value-type="float">
            <text:p>381</text:p>
          </table:table-cell>
          <table:table-cell table:style-name="ce133" table:formula="of:=[.$E$6]+360*[.Q$8]/[.$C254]" office:value-type="float" office:value="383.325" calcext:value-type="float">
            <text:p>383</text:p>
          </table:table-cell>
          <table:table-cell table:style-name="ce133" table:formula="of:=[.$E$6]+360*[.R$8]/[.$C254]" office:value-type="float" office:value="385.35" calcext:value-type="float">
            <text:p>385</text:p>
          </table:table-cell>
          <table:table-cell table:style-name="ce133" table:formula="of:=[.$E$6]+360*[.S$8]/[.$C254]" office:value-type="float" office:value="387.375" calcext:value-type="float">
            <text:p>387</text:p>
          </table:table-cell>
          <table:table-cell table:style-name="ce133" table:formula="of:=[.$E$6]+360*[.T$8]/[.$C254]" office:value-type="float" office:value="389.4" calcext:value-type="float">
            <text:p>389</text:p>
          </table:table-cell>
          <table:table-cell table:style-name="ce133" table:formula="of:=[.$E$6]+360*[.U$8]/[.$C254]" office:value-type="float" office:value="391.425" calcext:value-type="float">
            <text:p>391</text:p>
          </table:table-cell>
          <table:table-cell table:style-name="ce133" table:formula="of:=[.$E$6]+360*[.V$8]/[.$C254]" office:value-type="float" office:value="393.45" calcext:value-type="float">
            <text:p>393</text:p>
          </table:table-cell>
          <table:table-cell table:style-name="ce133" table:formula="of:=[.$E$6]+360*[.W$8]/[.$C254]" office:value-type="float" office:value="395.475" calcext:value-type="float">
            <text:p>395</text:p>
          </table:table-cell>
          <table:table-cell table:style-name="ce133" table:formula="of:=[.$E$6]+360*[.X$8]/[.$C254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55]" office:value-type="float" office:value="8571.42857142857" calcext:value-type="float">
            <text:p>8571</text:p>
          </table:table-cell>
          <table:table-cell table:style-name="ce133" table:formula="of:=[.$E$6]+360*[.D$8]/[.$C255]" office:value-type="float" office:value="357" calcext:value-type="float">
            <text:p>357</text:p>
          </table:table-cell>
          <table:table-cell table:style-name="ce133" table:formula="of:=[.$E$6]+360*[.E$8]/[.$C255]" office:value-type="float" office:value="359.1" calcext:value-type="float">
            <text:p>359</text:p>
          </table:table-cell>
          <table:table-cell table:style-name="ce133" table:formula="of:=[.$E$6]+360*[.F$8]/[.$C255]" office:value-type="float" office:value="361.2" calcext:value-type="float">
            <text:p>361</text:p>
          </table:table-cell>
          <table:table-cell table:style-name="ce133" table:formula="of:=[.$E$6]+360*[.G$8]/[.$C255]" office:value-type="float" office:value="363.3" calcext:value-type="float">
            <text:p>363</text:p>
          </table:table-cell>
          <table:table-cell table:style-name="ce133" table:formula="of:=[.$E$6]+360*[.H$8]/[.$C255]" office:value-type="float" office:value="365.4" calcext:value-type="float">
            <text:p>365</text:p>
          </table:table-cell>
          <table:table-cell table:style-name="ce133" table:formula="of:=[.$E$6]+360*[.I$8]/[.$C255]" office:value-type="float" office:value="367.5" calcext:value-type="float">
            <text:p>368</text:p>
          </table:table-cell>
          <table:table-cell table:style-name="ce133" table:formula="of:=[.$E$6]+360*[.J$8]/[.$C255]" office:value-type="float" office:value="369.6" calcext:value-type="float">
            <text:p>370</text:p>
          </table:table-cell>
          <table:table-cell table:style-name="ce133" table:formula="of:=[.$E$6]+360*[.K$8]/[.$C255]" office:value-type="float" office:value="371.7" calcext:value-type="float">
            <text:p>372</text:p>
          </table:table-cell>
          <table:table-cell table:style-name="ce133" table:formula="of:=[.$E$6]+360*[.L$8]/[.$C255]" office:value-type="float" office:value="373.8" calcext:value-type="float">
            <text:p>374</text:p>
          </table:table-cell>
          <table:table-cell table:style-name="ce133" table:formula="of:=[.$E$6]+360*[.M$8]/[.$C255]" office:value-type="float" office:value="375.9" calcext:value-type="float">
            <text:p>376</text:p>
          </table:table-cell>
          <table:table-cell table:style-name="ce133" table:formula="of:=[.$E$6]+360*[.N$8]/[.$C255]" office:value-type="float" office:value="378" calcext:value-type="float">
            <text:p>378</text:p>
          </table:table-cell>
          <table:table-cell table:style-name="ce133" table:formula="of:=[.$E$6]+360*[.O$8]/[.$C255]" office:value-type="float" office:value="380.1" calcext:value-type="float">
            <text:p>380</text:p>
          </table:table-cell>
          <table:table-cell table:style-name="ce133" table:formula="of:=[.$E$6]+360*[.P$8]/[.$C255]" office:value-type="float" office:value="382.2" calcext:value-type="float">
            <text:p>382</text:p>
          </table:table-cell>
          <table:table-cell table:style-name="ce133" table:formula="of:=[.$E$6]+360*[.Q$8]/[.$C255]" office:value-type="float" office:value="384.3" calcext:value-type="float">
            <text:p>384</text:p>
          </table:table-cell>
          <table:table-cell table:style-name="ce133" table:formula="of:=[.$E$6]+360*[.R$8]/[.$C255]" office:value-type="float" office:value="386.4" calcext:value-type="float">
            <text:p>386</text:p>
          </table:table-cell>
          <table:table-cell table:style-name="ce133" table:formula="of:=[.$E$6]+360*[.S$8]/[.$C255]" office:value-type="float" office:value="388.5" calcext:value-type="float">
            <text:p>389</text:p>
          </table:table-cell>
          <table:table-cell table:style-name="ce133" table:formula="of:=[.$E$6]+360*[.T$8]/[.$C255]" office:value-type="float" office:value="390.6" calcext:value-type="float">
            <text:p>391</text:p>
          </table:table-cell>
          <table:table-cell table:style-name="ce133" table:formula="of:=[.$E$6]+360*[.U$8]/[.$C255]" office:value-type="float" office:value="392.7" calcext:value-type="float">
            <text:p>393</text:p>
          </table:table-cell>
          <table:table-cell table:style-name="ce133" table:formula="of:=[.$E$6]+360*[.V$8]/[.$C255]" office:value-type="float" office:value="394.8" calcext:value-type="float">
            <text:p>395</text:p>
          </table:table-cell>
          <table:table-cell table:style-name="ce133" table:formula="of:=[.$E$6]+360*[.W$8]/[.$C255]" office:value-type="float" office:value="396.9" calcext:value-type="float">
            <text:p>397</text:p>
          </table:table-cell>
          <table:table-cell table:style-name="ce133" table:formula="of:=[.$E$6]+360*[.X$8]/[.$C255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56]" office:value-type="float" office:value="8275.86206896552" calcext:value-type="float">
            <text:p>8276</text:p>
          </table:table-cell>
          <table:table-cell table:style-name="ce133" table:formula="of:=[.$E$6]+360*[.D$8]/[.$C256]" office:value-type="float" office:value="357" calcext:value-type="float">
            <text:p>357</text:p>
          </table:table-cell>
          <table:table-cell table:style-name="ce133" table:formula="of:=[.$E$6]+360*[.E$8]/[.$C256]" office:value-type="float" office:value="359.175" calcext:value-type="float">
            <text:p>359</text:p>
          </table:table-cell>
          <table:table-cell table:style-name="ce133" table:formula="of:=[.$E$6]+360*[.F$8]/[.$C256]" office:value-type="float" office:value="361.35" calcext:value-type="float">
            <text:p>361</text:p>
          </table:table-cell>
          <table:table-cell table:style-name="ce133" table:formula="of:=[.$E$6]+360*[.G$8]/[.$C256]" office:value-type="float" office:value="363.525" calcext:value-type="float">
            <text:p>364</text:p>
          </table:table-cell>
          <table:table-cell table:style-name="ce133" table:formula="of:=[.$E$6]+360*[.H$8]/[.$C256]" office:value-type="float" office:value="365.7" calcext:value-type="float">
            <text:p>366</text:p>
          </table:table-cell>
          <table:table-cell table:style-name="ce133" table:formula="of:=[.$E$6]+360*[.I$8]/[.$C256]" office:value-type="float" office:value="367.875" calcext:value-type="float">
            <text:p>368</text:p>
          </table:table-cell>
          <table:table-cell table:style-name="ce133" table:formula="of:=[.$E$6]+360*[.J$8]/[.$C256]" office:value-type="float" office:value="370.05" calcext:value-type="float">
            <text:p>370</text:p>
          </table:table-cell>
          <table:table-cell table:style-name="ce133" table:formula="of:=[.$E$6]+360*[.K$8]/[.$C256]" office:value-type="float" office:value="372.225" calcext:value-type="float">
            <text:p>372</text:p>
          </table:table-cell>
          <table:table-cell table:style-name="ce133" table:formula="of:=[.$E$6]+360*[.L$8]/[.$C256]" office:value-type="float" office:value="374.4" calcext:value-type="float">
            <text:p>374</text:p>
          </table:table-cell>
          <table:table-cell table:style-name="ce133" table:formula="of:=[.$E$6]+360*[.M$8]/[.$C256]" office:value-type="float" office:value="376.575" calcext:value-type="float">
            <text:p>377</text:p>
          </table:table-cell>
          <table:table-cell table:style-name="ce133" table:formula="of:=[.$E$6]+360*[.N$8]/[.$C256]" office:value-type="float" office:value="378.75" calcext:value-type="float">
            <text:p>379</text:p>
          </table:table-cell>
          <table:table-cell table:style-name="ce133" table:formula="of:=[.$E$6]+360*[.O$8]/[.$C256]" office:value-type="float" office:value="380.925" calcext:value-type="float">
            <text:p>381</text:p>
          </table:table-cell>
          <table:table-cell table:style-name="ce133" table:formula="of:=[.$E$6]+360*[.P$8]/[.$C256]" office:value-type="float" office:value="383.1" calcext:value-type="float">
            <text:p>383</text:p>
          </table:table-cell>
          <table:table-cell table:style-name="ce133" table:formula="of:=[.$E$6]+360*[.Q$8]/[.$C256]" office:value-type="float" office:value="385.275" calcext:value-type="float">
            <text:p>385</text:p>
          </table:table-cell>
          <table:table-cell table:style-name="ce133" table:formula="of:=[.$E$6]+360*[.R$8]/[.$C256]" office:value-type="float" office:value="387.45" calcext:value-type="float">
            <text:p>387</text:p>
          </table:table-cell>
          <table:table-cell table:style-name="ce133" table:formula="of:=[.$E$6]+360*[.S$8]/[.$C256]" office:value-type="float" office:value="389.625" calcext:value-type="float">
            <text:p>390</text:p>
          </table:table-cell>
          <table:table-cell table:style-name="ce133" table:formula="of:=[.$E$6]+360*[.T$8]/[.$C256]" office:value-type="float" office:value="391.8" calcext:value-type="float">
            <text:p>392</text:p>
          </table:table-cell>
          <table:table-cell table:style-name="ce133" table:formula="of:=[.$E$6]+360*[.U$8]/[.$C256]" office:value-type="float" office:value="393.975" calcext:value-type="float">
            <text:p>394</text:p>
          </table:table-cell>
          <table:table-cell table:style-name="ce133" table:formula="of:=[.$E$6]+360*[.V$8]/[.$C256]" office:value-type="float" office:value="396.15" calcext:value-type="float">
            <text:p>396</text:p>
          </table:table-cell>
          <table:table-cell table:style-name="ce133" table:formula="of:=[.$E$6]+360*[.W$8]/[.$C256]" office:value-type="float" office:value="398.325" calcext:value-type="float">
            <text:p>398</text:p>
          </table:table-cell>
          <table:table-cell table:style-name="ce133" table:formula="of:=[.$E$6]+360*[.X$8]/[.$C256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57]" office:value-type="float" office:value="8000" calcext:value-type="float">
            <text:p>8000</text:p>
          </table:table-cell>
          <table:table-cell table:style-name="ce133" table:formula="of:=[.$E$6]+360*[.D$8]/[.$C257]" office:value-type="float" office:value="357" calcext:value-type="float">
            <text:p>357</text:p>
          </table:table-cell>
          <table:table-cell table:style-name="ce133" table:formula="of:=[.$E$6]+360*[.E$8]/[.$C257]" office:value-type="float" office:value="359.25" calcext:value-type="float">
            <text:p>359</text:p>
          </table:table-cell>
          <table:table-cell table:style-name="ce133" table:formula="of:=[.$E$6]+360*[.F$8]/[.$C257]" office:value-type="float" office:value="361.5" calcext:value-type="float">
            <text:p>362</text:p>
          </table:table-cell>
          <table:table-cell table:style-name="ce133" table:formula="of:=[.$E$6]+360*[.G$8]/[.$C257]" office:value-type="float" office:value="363.75" calcext:value-type="float">
            <text:p>364</text:p>
          </table:table-cell>
          <table:table-cell table:style-name="ce133" table:formula="of:=[.$E$6]+360*[.H$8]/[.$C257]" office:value-type="float" office:value="366" calcext:value-type="float">
            <text:p>366</text:p>
          </table:table-cell>
          <table:table-cell table:style-name="ce133" table:formula="of:=[.$E$6]+360*[.I$8]/[.$C257]" office:value-type="float" office:value="368.25" calcext:value-type="float">
            <text:p>368</text:p>
          </table:table-cell>
          <table:table-cell table:style-name="ce133" table:formula="of:=[.$E$6]+360*[.J$8]/[.$C257]" office:value-type="float" office:value="370.5" calcext:value-type="float">
            <text:p>371</text:p>
          </table:table-cell>
          <table:table-cell table:style-name="ce133" table:formula="of:=[.$E$6]+360*[.K$8]/[.$C257]" office:value-type="float" office:value="372.75" calcext:value-type="float">
            <text:p>373</text:p>
          </table:table-cell>
          <table:table-cell table:style-name="ce133" table:formula="of:=[.$E$6]+360*[.L$8]/[.$C257]" office:value-type="float" office:value="375" calcext:value-type="float">
            <text:p>375</text:p>
          </table:table-cell>
          <table:table-cell table:style-name="ce133" table:formula="of:=[.$E$6]+360*[.M$8]/[.$C257]" office:value-type="float" office:value="377.25" calcext:value-type="float">
            <text:p>377</text:p>
          </table:table-cell>
          <table:table-cell table:style-name="ce133" table:formula="of:=[.$E$6]+360*[.N$8]/[.$C257]" office:value-type="float" office:value="379.5" calcext:value-type="float">
            <text:p>380</text:p>
          </table:table-cell>
          <table:table-cell table:style-name="ce133" table:formula="of:=[.$E$6]+360*[.O$8]/[.$C257]" office:value-type="float" office:value="381.75" calcext:value-type="float">
            <text:p>382</text:p>
          </table:table-cell>
          <table:table-cell table:style-name="ce133" table:formula="of:=[.$E$6]+360*[.P$8]/[.$C257]" office:value-type="float" office:value="384" calcext:value-type="float">
            <text:p>384</text:p>
          </table:table-cell>
          <table:table-cell table:style-name="ce133" table:formula="of:=[.$E$6]+360*[.Q$8]/[.$C257]" office:value-type="float" office:value="386.25" calcext:value-type="float">
            <text:p>386</text:p>
          </table:table-cell>
          <table:table-cell table:style-name="ce133" table:formula="of:=[.$E$6]+360*[.R$8]/[.$C257]" office:value-type="float" office:value="388.5" calcext:value-type="float">
            <text:p>389</text:p>
          </table:table-cell>
          <table:table-cell table:style-name="ce133" table:formula="of:=[.$E$6]+360*[.S$8]/[.$C257]" office:value-type="float" office:value="390.75" calcext:value-type="float">
            <text:p>391</text:p>
          </table:table-cell>
          <table:table-cell table:style-name="ce133" table:formula="of:=[.$E$6]+360*[.T$8]/[.$C257]" office:value-type="float" office:value="393" calcext:value-type="float">
            <text:p>393</text:p>
          </table:table-cell>
          <table:table-cell table:style-name="ce133" table:formula="of:=[.$E$6]+360*[.U$8]/[.$C257]" office:value-type="float" office:value="395.25" calcext:value-type="float">
            <text:p>395</text:p>
          </table:table-cell>
          <table:table-cell table:style-name="ce133" table:formula="of:=[.$E$6]+360*[.V$8]/[.$C257]" office:value-type="float" office:value="397.5" calcext:value-type="float">
            <text:p>398</text:p>
          </table:table-cell>
          <table:table-cell table:style-name="ce133" table:formula="of:=[.$E$6]+360*[.W$8]/[.$C257]" office:value-type="float" office:value="399.75" calcext:value-type="float">
            <text:p>400</text:p>
          </table:table-cell>
          <table:table-cell table:style-name="ce133" table:formula="of:=[.$E$6]+360*[.X$8]/[.$C257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58]" office:value-type="float" office:value="7741.93548387097" calcext:value-type="float">
            <text:p>7742</text:p>
          </table:table-cell>
          <table:table-cell table:style-name="ce133" table:formula="of:=[.$E$6]+360*[.D$8]/[.$C258]" office:value-type="float" office:value="357" calcext:value-type="float">
            <text:p>357</text:p>
          </table:table-cell>
          <table:table-cell table:style-name="ce133" table:formula="of:=[.$E$6]+360*[.E$8]/[.$C258]" office:value-type="float" office:value="359.325" calcext:value-type="float">
            <text:p>359</text:p>
          </table:table-cell>
          <table:table-cell table:style-name="ce133" table:formula="of:=[.$E$6]+360*[.F$8]/[.$C258]" office:value-type="float" office:value="361.65" calcext:value-type="float">
            <text:p>362</text:p>
          </table:table-cell>
          <table:table-cell table:style-name="ce133" table:formula="of:=[.$E$6]+360*[.G$8]/[.$C258]" office:value-type="float" office:value="363.975" calcext:value-type="float">
            <text:p>364</text:p>
          </table:table-cell>
          <table:table-cell table:style-name="ce133" table:formula="of:=[.$E$6]+360*[.H$8]/[.$C258]" office:value-type="float" office:value="366.3" calcext:value-type="float">
            <text:p>366</text:p>
          </table:table-cell>
          <table:table-cell table:style-name="ce133" table:formula="of:=[.$E$6]+360*[.I$8]/[.$C258]" office:value-type="float" office:value="368.625" calcext:value-type="float">
            <text:p>369</text:p>
          </table:table-cell>
          <table:table-cell table:style-name="ce133" table:formula="of:=[.$E$6]+360*[.J$8]/[.$C258]" office:value-type="float" office:value="370.95" calcext:value-type="float">
            <text:p>371</text:p>
          </table:table-cell>
          <table:table-cell table:style-name="ce133" table:formula="of:=[.$E$6]+360*[.K$8]/[.$C258]" office:value-type="float" office:value="373.275" calcext:value-type="float">
            <text:p>373</text:p>
          </table:table-cell>
          <table:table-cell table:style-name="ce133" table:formula="of:=[.$E$6]+360*[.L$8]/[.$C258]" office:value-type="float" office:value="375.6" calcext:value-type="float">
            <text:p>376</text:p>
          </table:table-cell>
          <table:table-cell table:style-name="ce133" table:formula="of:=[.$E$6]+360*[.M$8]/[.$C258]" office:value-type="float" office:value="377.925" calcext:value-type="float">
            <text:p>378</text:p>
          </table:table-cell>
          <table:table-cell table:style-name="ce133" table:formula="of:=[.$E$6]+360*[.N$8]/[.$C258]" office:value-type="float" office:value="380.25" calcext:value-type="float">
            <text:p>380</text:p>
          </table:table-cell>
          <table:table-cell table:style-name="ce133" table:formula="of:=[.$E$6]+360*[.O$8]/[.$C258]" office:value-type="float" office:value="382.575" calcext:value-type="float">
            <text:p>383</text:p>
          </table:table-cell>
          <table:table-cell table:style-name="ce133" table:formula="of:=[.$E$6]+360*[.P$8]/[.$C258]" office:value-type="float" office:value="384.9" calcext:value-type="float">
            <text:p>385</text:p>
          </table:table-cell>
          <table:table-cell table:style-name="ce133" table:formula="of:=[.$E$6]+360*[.Q$8]/[.$C258]" office:value-type="float" office:value="387.225" calcext:value-type="float">
            <text:p>387</text:p>
          </table:table-cell>
          <table:table-cell table:style-name="ce133" table:formula="of:=[.$E$6]+360*[.R$8]/[.$C258]" office:value-type="float" office:value="389.55" calcext:value-type="float">
            <text:p>390</text:p>
          </table:table-cell>
          <table:table-cell table:style-name="ce133" table:formula="of:=[.$E$6]+360*[.S$8]/[.$C258]" office:value-type="float" office:value="391.875" calcext:value-type="float">
            <text:p>392</text:p>
          </table:table-cell>
          <table:table-cell table:style-name="ce133" table:formula="of:=[.$E$6]+360*[.T$8]/[.$C258]" office:value-type="float" office:value="394.2" calcext:value-type="float">
            <text:p>394</text:p>
          </table:table-cell>
          <table:table-cell table:style-name="ce133" table:formula="of:=[.$E$6]+360*[.U$8]/[.$C258]" office:value-type="float" office:value="396.525" calcext:value-type="float">
            <text:p>397</text:p>
          </table:table-cell>
          <table:table-cell table:style-name="ce133" table:formula="of:=[.$E$6]+360*[.V$8]/[.$C258]" office:value-type="float" office:value="398.85" calcext:value-type="float">
            <text:p>399</text:p>
          </table:table-cell>
          <table:table-cell table:style-name="ce133" table:formula="of:=[.$E$6]+360*[.W$8]/[.$C258]" office:value-type="float" office:value="401.175" calcext:value-type="float">
            <text:p>401</text:p>
          </table:table-cell>
          <table:table-cell table:style-name="ce133" table:formula="of:=[.$E$6]+360*[.X$8]/[.$C258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59]" office:value-type="float" office:value="7500" calcext:value-type="float">
            <text:p>7500</text:p>
          </table:table-cell>
          <table:table-cell table:style-name="ce133" table:formula="of:=[.$E$6]+360*[.D$8]/[.$C259]" office:value-type="float" office:value="357" calcext:value-type="float">
            <text:p>357</text:p>
          </table:table-cell>
          <table:table-cell table:style-name="ce133" table:formula="of:=[.$E$6]+360*[.E$8]/[.$C259]" office:value-type="float" office:value="359.4" calcext:value-type="float">
            <text:p>359</text:p>
          </table:table-cell>
          <table:table-cell table:style-name="ce133" table:formula="of:=[.$E$6]+360*[.F$8]/[.$C259]" office:value-type="float" office:value="361.8" calcext:value-type="float">
            <text:p>362</text:p>
          </table:table-cell>
          <table:table-cell table:style-name="ce133" table:formula="of:=[.$E$6]+360*[.G$8]/[.$C259]" office:value-type="float" office:value="364.2" calcext:value-type="float">
            <text:p>364</text:p>
          </table:table-cell>
          <table:table-cell table:style-name="ce133" table:formula="of:=[.$E$6]+360*[.H$8]/[.$C259]" office:value-type="float" office:value="366.6" calcext:value-type="float">
            <text:p>367</text:p>
          </table:table-cell>
          <table:table-cell table:style-name="ce133" table:formula="of:=[.$E$6]+360*[.I$8]/[.$C259]" office:value-type="float" office:value="369" calcext:value-type="float">
            <text:p>369</text:p>
          </table:table-cell>
          <table:table-cell table:style-name="ce133" table:formula="of:=[.$E$6]+360*[.J$8]/[.$C259]" office:value-type="float" office:value="371.4" calcext:value-type="float">
            <text:p>371</text:p>
          </table:table-cell>
          <table:table-cell table:style-name="ce133" table:formula="of:=[.$E$6]+360*[.K$8]/[.$C259]" office:value-type="float" office:value="373.8" calcext:value-type="float">
            <text:p>374</text:p>
          </table:table-cell>
          <table:table-cell table:style-name="ce133" table:formula="of:=[.$E$6]+360*[.L$8]/[.$C259]" office:value-type="float" office:value="376.2" calcext:value-type="float">
            <text:p>376</text:p>
          </table:table-cell>
          <table:table-cell table:style-name="ce133" table:formula="of:=[.$E$6]+360*[.M$8]/[.$C259]" office:value-type="float" office:value="378.6" calcext:value-type="float">
            <text:p>379</text:p>
          </table:table-cell>
          <table:table-cell table:style-name="ce133" table:formula="of:=[.$E$6]+360*[.N$8]/[.$C259]" office:value-type="float" office:value="381" calcext:value-type="float">
            <text:p>381</text:p>
          </table:table-cell>
          <table:table-cell table:style-name="ce133" table:formula="of:=[.$E$6]+360*[.O$8]/[.$C259]" office:value-type="float" office:value="383.4" calcext:value-type="float">
            <text:p>383</text:p>
          </table:table-cell>
          <table:table-cell table:style-name="ce133" table:formula="of:=[.$E$6]+360*[.P$8]/[.$C259]" office:value-type="float" office:value="385.8" calcext:value-type="float">
            <text:p>386</text:p>
          </table:table-cell>
          <table:table-cell table:style-name="ce133" table:formula="of:=[.$E$6]+360*[.Q$8]/[.$C259]" office:value-type="float" office:value="388.2" calcext:value-type="float">
            <text:p>388</text:p>
          </table:table-cell>
          <table:table-cell table:style-name="ce133" table:formula="of:=[.$E$6]+360*[.R$8]/[.$C259]" office:value-type="float" office:value="390.6" calcext:value-type="float">
            <text:p>391</text:p>
          </table:table-cell>
          <table:table-cell table:style-name="ce133" table:formula="of:=[.$E$6]+360*[.S$8]/[.$C259]" office:value-type="float" office:value="393" calcext:value-type="float">
            <text:p>393</text:p>
          </table:table-cell>
          <table:table-cell table:style-name="ce133" table:formula="of:=[.$E$6]+360*[.T$8]/[.$C259]" office:value-type="float" office:value="395.4" calcext:value-type="float">
            <text:p>395</text:p>
          </table:table-cell>
          <table:table-cell table:style-name="ce133" table:formula="of:=[.$E$6]+360*[.U$8]/[.$C259]" office:value-type="float" office:value="397.8" calcext:value-type="float">
            <text:p>398</text:p>
          </table:table-cell>
          <table:table-cell table:style-name="ce133" table:formula="of:=[.$E$6]+360*[.V$8]/[.$C259]" office:value-type="float" office:value="400.2" calcext:value-type="float">
            <text:p>400</text:p>
          </table:table-cell>
          <table:table-cell table:style-name="ce133" table:formula="of:=[.$E$6]+360*[.W$8]/[.$C259]" office:value-type="float" office:value="402.6" calcext:value-type="float">
            <text:p>403</text:p>
          </table:table-cell>
          <table:table-cell table:style-name="ce133" table:formula="of:=[.$E$6]+360*[.X$8]/[.$C259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60]" office:value-type="float" office:value="7272.72727272727" calcext:value-type="float">
            <text:p>7273</text:p>
          </table:table-cell>
          <table:table-cell table:style-name="ce133" table:formula="of:=[.$E$6]+360*[.D$8]/[.$C260]" office:value-type="float" office:value="357" calcext:value-type="float">
            <text:p>357</text:p>
          </table:table-cell>
          <table:table-cell table:style-name="ce133" table:formula="of:=[.$E$6]+360*[.E$8]/[.$C260]" office:value-type="float" office:value="359.475" calcext:value-type="float">
            <text:p>359</text:p>
          </table:table-cell>
          <table:table-cell table:style-name="ce133" table:formula="of:=[.$E$6]+360*[.F$8]/[.$C260]" office:value-type="float" office:value="361.95" calcext:value-type="float">
            <text:p>362</text:p>
          </table:table-cell>
          <table:table-cell table:style-name="ce133" table:formula="of:=[.$E$6]+360*[.G$8]/[.$C260]" office:value-type="float" office:value="364.425" calcext:value-type="float">
            <text:p>364</text:p>
          </table:table-cell>
          <table:table-cell table:style-name="ce133" table:formula="of:=[.$E$6]+360*[.H$8]/[.$C260]" office:value-type="float" office:value="366.9" calcext:value-type="float">
            <text:p>367</text:p>
          </table:table-cell>
          <table:table-cell table:style-name="ce133" table:formula="of:=[.$E$6]+360*[.I$8]/[.$C260]" office:value-type="float" office:value="369.375" calcext:value-type="float">
            <text:p>369</text:p>
          </table:table-cell>
          <table:table-cell table:style-name="ce133" table:formula="of:=[.$E$6]+360*[.J$8]/[.$C260]" office:value-type="float" office:value="371.85" calcext:value-type="float">
            <text:p>372</text:p>
          </table:table-cell>
          <table:table-cell table:style-name="ce133" table:formula="of:=[.$E$6]+360*[.K$8]/[.$C260]" office:value-type="float" office:value="374.325" calcext:value-type="float">
            <text:p>374</text:p>
          </table:table-cell>
          <table:table-cell table:style-name="ce133" table:formula="of:=[.$E$6]+360*[.L$8]/[.$C260]" office:value-type="float" office:value="376.8" calcext:value-type="float">
            <text:p>377</text:p>
          </table:table-cell>
          <table:table-cell table:style-name="ce133" table:formula="of:=[.$E$6]+360*[.M$8]/[.$C260]" office:value-type="float" office:value="379.275" calcext:value-type="float">
            <text:p>379</text:p>
          </table:table-cell>
          <table:table-cell table:style-name="ce133" table:formula="of:=[.$E$6]+360*[.N$8]/[.$C260]" office:value-type="float" office:value="381.75" calcext:value-type="float">
            <text:p>382</text:p>
          </table:table-cell>
          <table:table-cell table:style-name="ce133" table:formula="of:=[.$E$6]+360*[.O$8]/[.$C260]" office:value-type="float" office:value="384.225" calcext:value-type="float">
            <text:p>384</text:p>
          </table:table-cell>
          <table:table-cell table:style-name="ce133" table:formula="of:=[.$E$6]+360*[.P$8]/[.$C260]" office:value-type="float" office:value="386.7" calcext:value-type="float">
            <text:p>387</text:p>
          </table:table-cell>
          <table:table-cell table:style-name="ce133" table:formula="of:=[.$E$6]+360*[.Q$8]/[.$C260]" office:value-type="float" office:value="389.175" calcext:value-type="float">
            <text:p>389</text:p>
          </table:table-cell>
          <table:table-cell table:style-name="ce133" table:formula="of:=[.$E$6]+360*[.R$8]/[.$C260]" office:value-type="float" office:value="391.65" calcext:value-type="float">
            <text:p>392</text:p>
          </table:table-cell>
          <table:table-cell table:style-name="ce133" table:formula="of:=[.$E$6]+360*[.S$8]/[.$C260]" office:value-type="float" office:value="394.125" calcext:value-type="float">
            <text:p>394</text:p>
          </table:table-cell>
          <table:table-cell table:style-name="ce133" table:formula="of:=[.$E$6]+360*[.T$8]/[.$C260]" office:value-type="float" office:value="396.6" calcext:value-type="float">
            <text:p>397</text:p>
          </table:table-cell>
          <table:table-cell table:style-name="ce133" table:formula="of:=[.$E$6]+360*[.U$8]/[.$C260]" office:value-type="float" office:value="399.075" calcext:value-type="float">
            <text:p>399</text:p>
          </table:table-cell>
          <table:table-cell table:style-name="ce133" table:formula="of:=[.$E$6]+360*[.V$8]/[.$C260]" office:value-type="float" office:value="401.55" calcext:value-type="float">
            <text:p>402</text:p>
          </table:table-cell>
          <table:table-cell table:style-name="ce133" table:formula="of:=[.$E$6]+360*[.W$8]/[.$C260]" office:value-type="float" office:value="404.025" calcext:value-type="float">
            <text:p>404</text:p>
          </table:table-cell>
          <table:table-cell table:style-name="ce133" table:formula="of:=[.$E$6]+360*[.X$8]/[.$C260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61]" office:value-type="float" office:value="7058.82352941176" calcext:value-type="float">
            <text:p>7059</text:p>
          </table:table-cell>
          <table:table-cell table:style-name="ce133" table:formula="of:=[.$E$6]+360*[.D$8]/[.$C261]" office:value-type="float" office:value="357" calcext:value-type="float">
            <text:p>357</text:p>
          </table:table-cell>
          <table:table-cell table:style-name="ce133" table:formula="of:=[.$E$6]+360*[.E$8]/[.$C261]" office:value-type="float" office:value="359.55" calcext:value-type="float">
            <text:p>360</text:p>
          </table:table-cell>
          <table:table-cell table:style-name="ce133" table:formula="of:=[.$E$6]+360*[.F$8]/[.$C261]" office:value-type="float" office:value="362.1" calcext:value-type="float">
            <text:p>362</text:p>
          </table:table-cell>
          <table:table-cell table:style-name="ce133" table:formula="of:=[.$E$6]+360*[.G$8]/[.$C261]" office:value-type="float" office:value="364.65" calcext:value-type="float">
            <text:p>365</text:p>
          </table:table-cell>
          <table:table-cell table:style-name="ce133" table:formula="of:=[.$E$6]+360*[.H$8]/[.$C261]" office:value-type="float" office:value="367.2" calcext:value-type="float">
            <text:p>367</text:p>
          </table:table-cell>
          <table:table-cell table:style-name="ce133" table:formula="of:=[.$E$6]+360*[.I$8]/[.$C261]" office:value-type="float" office:value="369.75" calcext:value-type="float">
            <text:p>370</text:p>
          </table:table-cell>
          <table:table-cell table:style-name="ce133" table:formula="of:=[.$E$6]+360*[.J$8]/[.$C261]" office:value-type="float" office:value="372.3" calcext:value-type="float">
            <text:p>372</text:p>
          </table:table-cell>
          <table:table-cell table:style-name="ce133" table:formula="of:=[.$E$6]+360*[.K$8]/[.$C261]" office:value-type="float" office:value="374.85" calcext:value-type="float">
            <text:p>375</text:p>
          </table:table-cell>
          <table:table-cell table:style-name="ce133" table:formula="of:=[.$E$6]+360*[.L$8]/[.$C261]" office:value-type="float" office:value="377.4" calcext:value-type="float">
            <text:p>377</text:p>
          </table:table-cell>
          <table:table-cell table:style-name="ce133" table:formula="of:=[.$E$6]+360*[.M$8]/[.$C261]" office:value-type="float" office:value="379.95" calcext:value-type="float">
            <text:p>380</text:p>
          </table:table-cell>
          <table:table-cell table:style-name="ce133" table:formula="of:=[.$E$6]+360*[.N$8]/[.$C261]" office:value-type="float" office:value="382.5" calcext:value-type="float">
            <text:p>383</text:p>
          </table:table-cell>
          <table:table-cell table:style-name="ce133" table:formula="of:=[.$E$6]+360*[.O$8]/[.$C261]" office:value-type="float" office:value="385.05" calcext:value-type="float">
            <text:p>385</text:p>
          </table:table-cell>
          <table:table-cell table:style-name="ce133" table:formula="of:=[.$E$6]+360*[.P$8]/[.$C261]" office:value-type="float" office:value="387.6" calcext:value-type="float">
            <text:p>388</text:p>
          </table:table-cell>
          <table:table-cell table:style-name="ce133" table:formula="of:=[.$E$6]+360*[.Q$8]/[.$C261]" office:value-type="float" office:value="390.15" calcext:value-type="float">
            <text:p>390</text:p>
          </table:table-cell>
          <table:table-cell table:style-name="ce133" table:formula="of:=[.$E$6]+360*[.R$8]/[.$C261]" office:value-type="float" office:value="392.7" calcext:value-type="float">
            <text:p>393</text:p>
          </table:table-cell>
          <table:table-cell table:style-name="ce133" table:formula="of:=[.$E$6]+360*[.S$8]/[.$C261]" office:value-type="float" office:value="395.25" calcext:value-type="float">
            <text:p>395</text:p>
          </table:table-cell>
          <table:table-cell table:style-name="ce133" table:formula="of:=[.$E$6]+360*[.T$8]/[.$C261]" office:value-type="float" office:value="397.8" calcext:value-type="float">
            <text:p>398</text:p>
          </table:table-cell>
          <table:table-cell table:style-name="ce133" table:formula="of:=[.$E$6]+360*[.U$8]/[.$C261]" office:value-type="float" office:value="400.35" calcext:value-type="float">
            <text:p>400</text:p>
          </table:table-cell>
          <table:table-cell table:style-name="ce133" table:formula="of:=[.$E$6]+360*[.V$8]/[.$C261]" office:value-type="float" office:value="402.9" calcext:value-type="float">
            <text:p>403</text:p>
          </table:table-cell>
          <table:table-cell table:style-name="ce133" table:formula="of:=[.$E$6]+360*[.W$8]/[.$C261]" office:value-type="float" office:value="405.45" calcext:value-type="float">
            <text:p>405</text:p>
          </table:table-cell>
          <table:table-cell table:style-name="ce133" table:formula="of:=[.$E$6]+360*[.X$8]/[.$C261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62]" office:value-type="float" office:value="6857.14285714286" calcext:value-type="float">
            <text:p>6857</text:p>
          </table:table-cell>
          <table:table-cell table:style-name="ce133" table:formula="of:=[.$E$6]+360*[.D$8]/[.$C262]" office:value-type="float" office:value="357" calcext:value-type="float">
            <text:p>357</text:p>
          </table:table-cell>
          <table:table-cell table:style-name="ce133" table:formula="of:=[.$E$6]+360*[.E$8]/[.$C262]" office:value-type="float" office:value="359.625" calcext:value-type="float">
            <text:p>360</text:p>
          </table:table-cell>
          <table:table-cell table:style-name="ce133" table:formula="of:=[.$E$6]+360*[.F$8]/[.$C262]" office:value-type="float" office:value="362.25" calcext:value-type="float">
            <text:p>362</text:p>
          </table:table-cell>
          <table:table-cell table:style-name="ce133" table:formula="of:=[.$E$6]+360*[.G$8]/[.$C262]" office:value-type="float" office:value="364.875" calcext:value-type="float">
            <text:p>365</text:p>
          </table:table-cell>
          <table:table-cell table:style-name="ce133" table:formula="of:=[.$E$6]+360*[.H$8]/[.$C262]" office:value-type="float" office:value="367.5" calcext:value-type="float">
            <text:p>368</text:p>
          </table:table-cell>
          <table:table-cell table:style-name="ce133" table:formula="of:=[.$E$6]+360*[.I$8]/[.$C262]" office:value-type="float" office:value="370.125" calcext:value-type="float">
            <text:p>370</text:p>
          </table:table-cell>
          <table:table-cell table:style-name="ce133" table:formula="of:=[.$E$6]+360*[.J$8]/[.$C262]" office:value-type="float" office:value="372.75" calcext:value-type="float">
            <text:p>373</text:p>
          </table:table-cell>
          <table:table-cell table:style-name="ce133" table:formula="of:=[.$E$6]+360*[.K$8]/[.$C262]" office:value-type="float" office:value="375.375" calcext:value-type="float">
            <text:p>375</text:p>
          </table:table-cell>
          <table:table-cell table:style-name="ce133" table:formula="of:=[.$E$6]+360*[.L$8]/[.$C262]" office:value-type="float" office:value="378" calcext:value-type="float">
            <text:p>378</text:p>
          </table:table-cell>
          <table:table-cell table:style-name="ce133" table:formula="of:=[.$E$6]+360*[.M$8]/[.$C262]" office:value-type="float" office:value="380.625" calcext:value-type="float">
            <text:p>381</text:p>
          </table:table-cell>
          <table:table-cell table:style-name="ce133" table:formula="of:=[.$E$6]+360*[.N$8]/[.$C262]" office:value-type="float" office:value="383.25" calcext:value-type="float">
            <text:p>383</text:p>
          </table:table-cell>
          <table:table-cell table:style-name="ce133" table:formula="of:=[.$E$6]+360*[.O$8]/[.$C262]" office:value-type="float" office:value="385.875" calcext:value-type="float">
            <text:p>386</text:p>
          </table:table-cell>
          <table:table-cell table:style-name="ce133" table:formula="of:=[.$E$6]+360*[.P$8]/[.$C262]" office:value-type="float" office:value="388.5" calcext:value-type="float">
            <text:p>389</text:p>
          </table:table-cell>
          <table:table-cell table:style-name="ce133" table:formula="of:=[.$E$6]+360*[.Q$8]/[.$C262]" office:value-type="float" office:value="391.125" calcext:value-type="float">
            <text:p>391</text:p>
          </table:table-cell>
          <table:table-cell table:style-name="ce133" table:formula="of:=[.$E$6]+360*[.R$8]/[.$C262]" office:value-type="float" office:value="393.75" calcext:value-type="float">
            <text:p>394</text:p>
          </table:table-cell>
          <table:table-cell table:style-name="ce133" table:formula="of:=[.$E$6]+360*[.S$8]/[.$C262]" office:value-type="float" office:value="396.375" calcext:value-type="float">
            <text:p>396</text:p>
          </table:table-cell>
          <table:table-cell table:style-name="ce133" table:formula="of:=[.$E$6]+360*[.T$8]/[.$C262]" office:value-type="float" office:value="399" calcext:value-type="float">
            <text:p>399</text:p>
          </table:table-cell>
          <table:table-cell table:style-name="ce133" table:formula="of:=[.$E$6]+360*[.U$8]/[.$C262]" office:value-type="float" office:value="401.625" calcext:value-type="float">
            <text:p>402</text:p>
          </table:table-cell>
          <table:table-cell table:style-name="ce133" table:formula="of:=[.$E$6]+360*[.V$8]/[.$C262]" office:value-type="float" office:value="404.25" calcext:value-type="float">
            <text:p>404</text:p>
          </table:table-cell>
          <table:table-cell table:style-name="ce133" table:formula="of:=[.$E$6]+360*[.W$8]/[.$C262]" office:value-type="float" office:value="406.875" calcext:value-type="float">
            <text:p>407</text:p>
          </table:table-cell>
          <table:table-cell table:style-name="ce133" table:formula="of:=[.$E$6]+360*[.X$8]/[.$C262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63]" office:value-type="float" office:value="6666.66666666667" calcext:value-type="float">
            <text:p>6667</text:p>
          </table:table-cell>
          <table:table-cell table:style-name="ce133" table:formula="of:=[.$E$6]+360*[.D$8]/[.$C263]" office:value-type="float" office:value="357" calcext:value-type="float">
            <text:p>357</text:p>
          </table:table-cell>
          <table:table-cell table:style-name="ce133" table:formula="of:=[.$E$6]+360*[.E$8]/[.$C263]" office:value-type="float" office:value="359.7" calcext:value-type="float">
            <text:p>360</text:p>
          </table:table-cell>
          <table:table-cell table:style-name="ce133" table:formula="of:=[.$E$6]+360*[.F$8]/[.$C263]" office:value-type="float" office:value="362.4" calcext:value-type="float">
            <text:p>362</text:p>
          </table:table-cell>
          <table:table-cell table:style-name="ce133" table:formula="of:=[.$E$6]+360*[.G$8]/[.$C263]" office:value-type="float" office:value="365.1" calcext:value-type="float">
            <text:p>365</text:p>
          </table:table-cell>
          <table:table-cell table:style-name="ce133" table:formula="of:=[.$E$6]+360*[.H$8]/[.$C263]" office:value-type="float" office:value="367.8" calcext:value-type="float">
            <text:p>368</text:p>
          </table:table-cell>
          <table:table-cell table:style-name="ce133" table:formula="of:=[.$E$6]+360*[.I$8]/[.$C263]" office:value-type="float" office:value="370.5" calcext:value-type="float">
            <text:p>371</text:p>
          </table:table-cell>
          <table:table-cell table:style-name="ce133" table:formula="of:=[.$E$6]+360*[.J$8]/[.$C263]" office:value-type="float" office:value="373.2" calcext:value-type="float">
            <text:p>373</text:p>
          </table:table-cell>
          <table:table-cell table:style-name="ce133" table:formula="of:=[.$E$6]+360*[.K$8]/[.$C263]" office:value-type="float" office:value="375.9" calcext:value-type="float">
            <text:p>376</text:p>
          </table:table-cell>
          <table:table-cell table:style-name="ce133" table:formula="of:=[.$E$6]+360*[.L$8]/[.$C263]" office:value-type="float" office:value="378.6" calcext:value-type="float">
            <text:p>379</text:p>
          </table:table-cell>
          <table:table-cell table:style-name="ce133" table:formula="of:=[.$E$6]+360*[.M$8]/[.$C263]" office:value-type="float" office:value="381.3" calcext:value-type="float">
            <text:p>381</text:p>
          </table:table-cell>
          <table:table-cell table:style-name="ce133" table:formula="of:=[.$E$6]+360*[.N$8]/[.$C263]" office:value-type="float" office:value="384" calcext:value-type="float">
            <text:p>384</text:p>
          </table:table-cell>
          <table:table-cell table:style-name="ce133" table:formula="of:=[.$E$6]+360*[.O$8]/[.$C263]" office:value-type="float" office:value="386.7" calcext:value-type="float">
            <text:p>387</text:p>
          </table:table-cell>
          <table:table-cell table:style-name="ce133" table:formula="of:=[.$E$6]+360*[.P$8]/[.$C263]" office:value-type="float" office:value="389.4" calcext:value-type="float">
            <text:p>389</text:p>
          </table:table-cell>
          <table:table-cell table:style-name="ce133" table:formula="of:=[.$E$6]+360*[.Q$8]/[.$C263]" office:value-type="float" office:value="392.1" calcext:value-type="float">
            <text:p>392</text:p>
          </table:table-cell>
          <table:table-cell table:style-name="ce133" table:formula="of:=[.$E$6]+360*[.R$8]/[.$C263]" office:value-type="float" office:value="394.8" calcext:value-type="float">
            <text:p>395</text:p>
          </table:table-cell>
          <table:table-cell table:style-name="ce133" table:formula="of:=[.$E$6]+360*[.S$8]/[.$C263]" office:value-type="float" office:value="397.5" calcext:value-type="float">
            <text:p>398</text:p>
          </table:table-cell>
          <table:table-cell table:style-name="ce133" table:formula="of:=[.$E$6]+360*[.T$8]/[.$C263]" office:value-type="float" office:value="400.2" calcext:value-type="float">
            <text:p>400</text:p>
          </table:table-cell>
          <table:table-cell table:style-name="ce133" table:formula="of:=[.$E$6]+360*[.U$8]/[.$C263]" office:value-type="float" office:value="402.9" calcext:value-type="float">
            <text:p>403</text:p>
          </table:table-cell>
          <table:table-cell table:style-name="ce133" table:formula="of:=[.$E$6]+360*[.V$8]/[.$C263]" office:value-type="float" office:value="405.6" calcext:value-type="float">
            <text:p>406</text:p>
          </table:table-cell>
          <table:table-cell table:style-name="ce133" table:formula="of:=[.$E$6]+360*[.W$8]/[.$C263]" office:value-type="float" office:value="408.3" calcext:value-type="float">
            <text:p>408</text:p>
          </table:table-cell>
          <table:table-cell table:style-name="ce133" table:formula="of:=[.$E$6]+360*[.X$8]/[.$C263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64]" office:value-type="float" office:value="6486.48648648649" calcext:value-type="float">
            <text:p>6486</text:p>
          </table:table-cell>
          <table:table-cell table:style-name="ce133" table:formula="of:=[.$E$6]+360*[.D$8]/[.$C264]" office:value-type="float" office:value="357" calcext:value-type="float">
            <text:p>357</text:p>
          </table:table-cell>
          <table:table-cell table:style-name="ce133" table:formula="of:=[.$E$6]+360*[.E$8]/[.$C264]" office:value-type="float" office:value="359.775" calcext:value-type="float">
            <text:p>360</text:p>
          </table:table-cell>
          <table:table-cell table:style-name="ce133" table:formula="of:=[.$E$6]+360*[.F$8]/[.$C264]" office:value-type="float" office:value="362.55" calcext:value-type="float">
            <text:p>363</text:p>
          </table:table-cell>
          <table:table-cell table:style-name="ce133" table:formula="of:=[.$E$6]+360*[.G$8]/[.$C264]" office:value-type="float" office:value="365.325" calcext:value-type="float">
            <text:p>365</text:p>
          </table:table-cell>
          <table:table-cell table:style-name="ce133" table:formula="of:=[.$E$6]+360*[.H$8]/[.$C264]" office:value-type="float" office:value="368.1" calcext:value-type="float">
            <text:p>368</text:p>
          </table:table-cell>
          <table:table-cell table:style-name="ce133" table:formula="of:=[.$E$6]+360*[.I$8]/[.$C264]" office:value-type="float" office:value="370.875" calcext:value-type="float">
            <text:p>371</text:p>
          </table:table-cell>
          <table:table-cell table:style-name="ce133" table:formula="of:=[.$E$6]+360*[.J$8]/[.$C264]" office:value-type="float" office:value="373.65" calcext:value-type="float">
            <text:p>374</text:p>
          </table:table-cell>
          <table:table-cell table:style-name="ce133" table:formula="of:=[.$E$6]+360*[.K$8]/[.$C264]" office:value-type="float" office:value="376.425" calcext:value-type="float">
            <text:p>376</text:p>
          </table:table-cell>
          <table:table-cell table:style-name="ce133" table:formula="of:=[.$E$6]+360*[.L$8]/[.$C264]" office:value-type="float" office:value="379.2" calcext:value-type="float">
            <text:p>379</text:p>
          </table:table-cell>
          <table:table-cell table:style-name="ce133" table:formula="of:=[.$E$6]+360*[.M$8]/[.$C264]" office:value-type="float" office:value="381.975" calcext:value-type="float">
            <text:p>382</text:p>
          </table:table-cell>
          <table:table-cell table:style-name="ce133" table:formula="of:=[.$E$6]+360*[.N$8]/[.$C264]" office:value-type="float" office:value="384.75" calcext:value-type="float">
            <text:p>385</text:p>
          </table:table-cell>
          <table:table-cell table:style-name="ce133" table:formula="of:=[.$E$6]+360*[.O$8]/[.$C264]" office:value-type="float" office:value="387.525" calcext:value-type="float">
            <text:p>388</text:p>
          </table:table-cell>
          <table:table-cell table:style-name="ce133" table:formula="of:=[.$E$6]+360*[.P$8]/[.$C264]" office:value-type="float" office:value="390.3" calcext:value-type="float">
            <text:p>390</text:p>
          </table:table-cell>
          <table:table-cell table:style-name="ce133" table:formula="of:=[.$E$6]+360*[.Q$8]/[.$C264]" office:value-type="float" office:value="393.075" calcext:value-type="float">
            <text:p>393</text:p>
          </table:table-cell>
          <table:table-cell table:style-name="ce133" table:formula="of:=[.$E$6]+360*[.R$8]/[.$C264]" office:value-type="float" office:value="395.85" calcext:value-type="float">
            <text:p>396</text:p>
          </table:table-cell>
          <table:table-cell table:style-name="ce133" table:formula="of:=[.$E$6]+360*[.S$8]/[.$C264]" office:value-type="float" office:value="398.625" calcext:value-type="float">
            <text:p>399</text:p>
          </table:table-cell>
          <table:table-cell table:style-name="ce133" table:formula="of:=[.$E$6]+360*[.T$8]/[.$C264]" office:value-type="float" office:value="401.4" calcext:value-type="float">
            <text:p>401</text:p>
          </table:table-cell>
          <table:table-cell table:style-name="ce133" table:formula="of:=[.$E$6]+360*[.U$8]/[.$C264]" office:value-type="float" office:value="404.175" calcext:value-type="float">
            <text:p>404</text:p>
          </table:table-cell>
          <table:table-cell table:style-name="ce133" table:formula="of:=[.$E$6]+360*[.V$8]/[.$C264]" office:value-type="float" office:value="406.95" calcext:value-type="float">
            <text:p>407</text:p>
          </table:table-cell>
          <table:table-cell table:style-name="ce133" table:formula="of:=[.$E$6]+360*[.W$8]/[.$C264]" office:value-type="float" office:value="409.725" calcext:value-type="float">
            <text:p>410</text:p>
          </table:table-cell>
          <table:table-cell table:style-name="ce133" table:formula="of:=[.$E$6]+360*[.X$8]/[.$C264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65]" office:value-type="float" office:value="6315.78947368421" calcext:value-type="float">
            <text:p>6316</text:p>
          </table:table-cell>
          <table:table-cell table:style-name="ce133" table:formula="of:=[.$E$6]+360*[.D$8]/[.$C265]" office:value-type="float" office:value="357" calcext:value-type="float">
            <text:p>357</text:p>
          </table:table-cell>
          <table:table-cell table:style-name="ce133" table:formula="of:=[.$E$6]+360*[.E$8]/[.$C265]" office:value-type="float" office:value="359.85" calcext:value-type="float">
            <text:p>360</text:p>
          </table:table-cell>
          <table:table-cell table:style-name="ce133" table:formula="of:=[.$E$6]+360*[.F$8]/[.$C265]" office:value-type="float" office:value="362.7" calcext:value-type="float">
            <text:p>363</text:p>
          </table:table-cell>
          <table:table-cell table:style-name="ce133" table:formula="of:=[.$E$6]+360*[.G$8]/[.$C265]" office:value-type="float" office:value="365.55" calcext:value-type="float">
            <text:p>366</text:p>
          </table:table-cell>
          <table:table-cell table:style-name="ce133" table:formula="of:=[.$E$6]+360*[.H$8]/[.$C265]" office:value-type="float" office:value="368.4" calcext:value-type="float">
            <text:p>368</text:p>
          </table:table-cell>
          <table:table-cell table:style-name="ce133" table:formula="of:=[.$E$6]+360*[.I$8]/[.$C265]" office:value-type="float" office:value="371.25" calcext:value-type="float">
            <text:p>371</text:p>
          </table:table-cell>
          <table:table-cell table:style-name="ce133" table:formula="of:=[.$E$6]+360*[.J$8]/[.$C265]" office:value-type="float" office:value="374.1" calcext:value-type="float">
            <text:p>374</text:p>
          </table:table-cell>
          <table:table-cell table:style-name="ce133" table:formula="of:=[.$E$6]+360*[.K$8]/[.$C265]" office:value-type="float" office:value="376.95" calcext:value-type="float">
            <text:p>377</text:p>
          </table:table-cell>
          <table:table-cell table:style-name="ce133" table:formula="of:=[.$E$6]+360*[.L$8]/[.$C265]" office:value-type="float" office:value="379.8" calcext:value-type="float">
            <text:p>380</text:p>
          </table:table-cell>
          <table:table-cell table:style-name="ce133" table:formula="of:=[.$E$6]+360*[.M$8]/[.$C265]" office:value-type="float" office:value="382.65" calcext:value-type="float">
            <text:p>383</text:p>
          </table:table-cell>
          <table:table-cell table:style-name="ce133" table:formula="of:=[.$E$6]+360*[.N$8]/[.$C265]" office:value-type="float" office:value="385.5" calcext:value-type="float">
            <text:p>386</text:p>
          </table:table-cell>
          <table:table-cell table:style-name="ce133" table:formula="of:=[.$E$6]+360*[.O$8]/[.$C265]" office:value-type="float" office:value="388.35" calcext:value-type="float">
            <text:p>388</text:p>
          </table:table-cell>
          <table:table-cell table:style-name="ce133" table:formula="of:=[.$E$6]+360*[.P$8]/[.$C265]" office:value-type="float" office:value="391.2" calcext:value-type="float">
            <text:p>391</text:p>
          </table:table-cell>
          <table:table-cell table:style-name="ce133" table:formula="of:=[.$E$6]+360*[.Q$8]/[.$C265]" office:value-type="float" office:value="394.05" calcext:value-type="float">
            <text:p>394</text:p>
          </table:table-cell>
          <table:table-cell table:style-name="ce133" table:formula="of:=[.$E$6]+360*[.R$8]/[.$C265]" office:value-type="float" office:value="396.9" calcext:value-type="float">
            <text:p>397</text:p>
          </table:table-cell>
          <table:table-cell table:style-name="ce133" table:formula="of:=[.$E$6]+360*[.S$8]/[.$C265]" office:value-type="float" office:value="399.75" calcext:value-type="float">
            <text:p>400</text:p>
          </table:table-cell>
          <table:table-cell table:style-name="ce133" table:formula="of:=[.$E$6]+360*[.T$8]/[.$C265]" office:value-type="float" office:value="402.6" calcext:value-type="float">
            <text:p>403</text:p>
          </table:table-cell>
          <table:table-cell table:style-name="ce133" table:formula="of:=[.$E$6]+360*[.U$8]/[.$C265]" office:value-type="float" office:value="405.45" calcext:value-type="float">
            <text:p>405</text:p>
          </table:table-cell>
          <table:table-cell table:style-name="ce133" table:formula="of:=[.$E$6]+360*[.V$8]/[.$C265]" office:value-type="float" office:value="408.3" calcext:value-type="float">
            <text:p>408</text:p>
          </table:table-cell>
          <table:table-cell table:style-name="ce133" table:formula="of:=[.$E$6]+360*[.W$8]/[.$C265]" office:value-type="float" office:value="411.15" calcext:value-type="float">
            <text:p>411</text:p>
          </table:table-cell>
          <table:table-cell table:style-name="ce133" table:formula="of:=[.$E$6]+360*[.X$8]/[.$C265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66]" office:value-type="float" office:value="6153.84615384615" calcext:value-type="float">
            <text:p>6154</text:p>
          </table:table-cell>
          <table:table-cell table:style-name="ce133" table:formula="of:=[.$E$6]+360*[.D$8]/[.$C266]" office:value-type="float" office:value="357" calcext:value-type="float">
            <text:p>357</text:p>
          </table:table-cell>
          <table:table-cell table:style-name="ce133" table:formula="of:=[.$E$6]+360*[.E$8]/[.$C266]" office:value-type="float" office:value="359.925" calcext:value-type="float">
            <text:p>360</text:p>
          </table:table-cell>
          <table:table-cell table:style-name="ce133" table:formula="of:=[.$E$6]+360*[.F$8]/[.$C266]" office:value-type="float" office:value="362.85" calcext:value-type="float">
            <text:p>363</text:p>
          </table:table-cell>
          <table:table-cell table:style-name="ce133" table:formula="of:=[.$E$6]+360*[.G$8]/[.$C266]" office:value-type="float" office:value="365.775" calcext:value-type="float">
            <text:p>366</text:p>
          </table:table-cell>
          <table:table-cell table:style-name="ce133" table:formula="of:=[.$E$6]+360*[.H$8]/[.$C266]" office:value-type="float" office:value="368.7" calcext:value-type="float">
            <text:p>369</text:p>
          </table:table-cell>
          <table:table-cell table:style-name="ce133" table:formula="of:=[.$E$6]+360*[.I$8]/[.$C266]" office:value-type="float" office:value="371.625" calcext:value-type="float">
            <text:p>372</text:p>
          </table:table-cell>
          <table:table-cell table:style-name="ce133" table:formula="of:=[.$E$6]+360*[.J$8]/[.$C266]" office:value-type="float" office:value="374.55" calcext:value-type="float">
            <text:p>375</text:p>
          </table:table-cell>
          <table:table-cell table:style-name="ce133" table:formula="of:=[.$E$6]+360*[.K$8]/[.$C266]" office:value-type="float" office:value="377.475" calcext:value-type="float">
            <text:p>377</text:p>
          </table:table-cell>
          <table:table-cell table:style-name="ce133" table:formula="of:=[.$E$6]+360*[.L$8]/[.$C266]" office:value-type="float" office:value="380.4" calcext:value-type="float">
            <text:p>380</text:p>
          </table:table-cell>
          <table:table-cell table:style-name="ce133" table:formula="of:=[.$E$6]+360*[.M$8]/[.$C266]" office:value-type="float" office:value="383.325" calcext:value-type="float">
            <text:p>383</text:p>
          </table:table-cell>
          <table:table-cell table:style-name="ce133" table:formula="of:=[.$E$6]+360*[.N$8]/[.$C266]" office:value-type="float" office:value="386.25" calcext:value-type="float">
            <text:p>386</text:p>
          </table:table-cell>
          <table:table-cell table:style-name="ce133" table:formula="of:=[.$E$6]+360*[.O$8]/[.$C266]" office:value-type="float" office:value="389.175" calcext:value-type="float">
            <text:p>389</text:p>
          </table:table-cell>
          <table:table-cell table:style-name="ce133" table:formula="of:=[.$E$6]+360*[.P$8]/[.$C266]" office:value-type="float" office:value="392.1" calcext:value-type="float">
            <text:p>392</text:p>
          </table:table-cell>
          <table:table-cell table:style-name="ce133" table:formula="of:=[.$E$6]+360*[.Q$8]/[.$C266]" office:value-type="float" office:value="395.025" calcext:value-type="float">
            <text:p>395</text:p>
          </table:table-cell>
          <table:table-cell table:style-name="ce133" table:formula="of:=[.$E$6]+360*[.R$8]/[.$C266]" office:value-type="float" office:value="397.95" calcext:value-type="float">
            <text:p>398</text:p>
          </table:table-cell>
          <table:table-cell table:style-name="ce133" table:formula="of:=[.$E$6]+360*[.S$8]/[.$C266]" office:value-type="float" office:value="400.875" calcext:value-type="float">
            <text:p>401</text:p>
          </table:table-cell>
          <table:table-cell table:style-name="ce133" table:formula="of:=[.$E$6]+360*[.T$8]/[.$C266]" office:value-type="float" office:value="403.8" calcext:value-type="float">
            <text:p>404</text:p>
          </table:table-cell>
          <table:table-cell table:style-name="ce133" table:formula="of:=[.$E$6]+360*[.U$8]/[.$C266]" office:value-type="float" office:value="406.725" calcext:value-type="float">
            <text:p>407</text:p>
          </table:table-cell>
          <table:table-cell table:style-name="ce133" table:formula="of:=[.$E$6]+360*[.V$8]/[.$C266]" office:value-type="float" office:value="409.65" calcext:value-type="float">
            <text:p>410</text:p>
          </table:table-cell>
          <table:table-cell table:style-name="ce133" table:formula="of:=[.$E$6]+360*[.W$8]/[.$C266]" office:value-type="float" office:value="412.575" calcext:value-type="float">
            <text:p>413</text:p>
          </table:table-cell>
          <table:table-cell table:style-name="ce133" table:formula="of:=[.$E$6]+360*[.X$8]/[.$C266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67]" office:value-type="float" office:value="6000" calcext:value-type="float">
            <text:p>6000</text:p>
          </table:table-cell>
          <table:table-cell table:style-name="ce133" table:formula="of:=[.$E$6]+360*[.D$8]/[.$C267]" office:value-type="float" office:value="357" calcext:value-type="float">
            <text:p>357</text:p>
          </table:table-cell>
          <table:table-cell table:style-name="ce133" table:formula="of:=[.$E$6]+360*[.E$8]/[.$C267]" office:value-type="float" office:value="360" calcext:value-type="float">
            <text:p>360</text:p>
          </table:table-cell>
          <table:table-cell table:style-name="ce133" table:formula="of:=[.$E$6]+360*[.F$8]/[.$C267]" office:value-type="float" office:value="363" calcext:value-type="float">
            <text:p>363</text:p>
          </table:table-cell>
          <table:table-cell table:style-name="ce133" table:formula="of:=[.$E$6]+360*[.G$8]/[.$C267]" office:value-type="float" office:value="366" calcext:value-type="float">
            <text:p>366</text:p>
          </table:table-cell>
          <table:table-cell table:style-name="ce133" table:formula="of:=[.$E$6]+360*[.H$8]/[.$C267]" office:value-type="float" office:value="369" calcext:value-type="float">
            <text:p>369</text:p>
          </table:table-cell>
          <table:table-cell table:style-name="ce133" table:formula="of:=[.$E$6]+360*[.I$8]/[.$C267]" office:value-type="float" office:value="372" calcext:value-type="float">
            <text:p>372</text:p>
          </table:table-cell>
          <table:table-cell table:style-name="ce133" table:formula="of:=[.$E$6]+360*[.J$8]/[.$C267]" office:value-type="float" office:value="375" calcext:value-type="float">
            <text:p>375</text:p>
          </table:table-cell>
          <table:table-cell table:style-name="ce133" table:formula="of:=[.$E$6]+360*[.K$8]/[.$C267]" office:value-type="float" office:value="378" calcext:value-type="float">
            <text:p>378</text:p>
          </table:table-cell>
          <table:table-cell table:style-name="ce133" table:formula="of:=[.$E$6]+360*[.L$8]/[.$C267]" office:value-type="float" office:value="381" calcext:value-type="float">
            <text:p>381</text:p>
          </table:table-cell>
          <table:table-cell table:style-name="ce133" table:formula="of:=[.$E$6]+360*[.M$8]/[.$C267]" office:value-type="float" office:value="384" calcext:value-type="float">
            <text:p>384</text:p>
          </table:table-cell>
          <table:table-cell table:style-name="ce133" table:formula="of:=[.$E$6]+360*[.N$8]/[.$C267]" office:value-type="float" office:value="387" calcext:value-type="float">
            <text:p>387</text:p>
          </table:table-cell>
          <table:table-cell table:style-name="ce133" table:formula="of:=[.$E$6]+360*[.O$8]/[.$C267]" office:value-type="float" office:value="390" calcext:value-type="float">
            <text:p>390</text:p>
          </table:table-cell>
          <table:table-cell table:style-name="ce133" table:formula="of:=[.$E$6]+360*[.P$8]/[.$C267]" office:value-type="float" office:value="393" calcext:value-type="float">
            <text:p>393</text:p>
          </table:table-cell>
          <table:table-cell table:style-name="ce133" table:formula="of:=[.$E$6]+360*[.Q$8]/[.$C267]" office:value-type="float" office:value="396" calcext:value-type="float">
            <text:p>396</text:p>
          </table:table-cell>
          <table:table-cell table:style-name="ce133" table:formula="of:=[.$E$6]+360*[.R$8]/[.$C267]" office:value-type="float" office:value="399" calcext:value-type="float">
            <text:p>399</text:p>
          </table:table-cell>
          <table:table-cell table:style-name="ce133" table:formula="of:=[.$E$6]+360*[.S$8]/[.$C267]" office:value-type="float" office:value="402" calcext:value-type="float">
            <text:p>402</text:p>
          </table:table-cell>
          <table:table-cell table:style-name="ce133" table:formula="of:=[.$E$6]+360*[.T$8]/[.$C267]" office:value-type="float" office:value="405" calcext:value-type="float">
            <text:p>405</text:p>
          </table:table-cell>
          <table:table-cell table:style-name="ce133" table:formula="of:=[.$E$6]+360*[.U$8]/[.$C267]" office:value-type="float" office:value="408" calcext:value-type="float">
            <text:p>408</text:p>
          </table:table-cell>
          <table:table-cell table:style-name="ce133" table:formula="of:=[.$E$6]+360*[.V$8]/[.$C267]" office:value-type="float" office:value="411" calcext:value-type="float">
            <text:p>411</text:p>
          </table:table-cell>
          <table:table-cell table:style-name="ce133" table:formula="of:=[.$E$6]+360*[.W$8]/[.$C267]" office:value-type="float" office:value="414" calcext:value-type="float">
            <text:p>414</text:p>
          </table:table-cell>
          <table:table-cell table:style-name="ce133" table:formula="of:=[.$E$6]+360*[.X$8]/[.$C26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73]" office:value-type="float" office:value="120000" calcext:value-type="float">
            <text:p>120000</text:p>
          </table:table-cell>
          <table:table-cell table:style-name="ce134" table:formula="of:=[.$E$6]+360*[.D$8]/[.$C273]" office:value-type="float" office:value="357" calcext:value-type="float">
            <text:p>357</text:p>
          </table:table-cell>
          <table:table-cell table:style-name="ce134" table:formula="of:=[.$E$6]+360*[.E$8]/[.$C273]" office:value-type="float" office:value="357.15" calcext:value-type="float">
            <text:p>357</text:p>
          </table:table-cell>
          <table:table-cell table:style-name="ce134" table:formula="of:=[.$E$6]+360*[.F$8]/[.$C273]" office:value-type="float" office:value="357.3" calcext:value-type="float">
            <text:p>357</text:p>
          </table:table-cell>
          <table:table-cell table:style-name="ce134" table:formula="of:=[.$E$6]+360*[.G$8]/[.$C273]" office:value-type="float" office:value="357.45" calcext:value-type="float">
            <text:p>357</text:p>
          </table:table-cell>
          <table:table-cell table:style-name="ce134" table:formula="of:=[.$E$6]+360*[.H$8]/[.$C273]" office:value-type="float" office:value="357.6" calcext:value-type="float">
            <text:p>358</text:p>
          </table:table-cell>
          <table:table-cell table:style-name="ce134" table:formula="of:=[.$E$6]+360*[.I$8]/[.$C273]" office:value-type="float" office:value="357.75" calcext:value-type="float">
            <text:p>358</text:p>
          </table:table-cell>
          <table:table-cell table:style-name="ce134" table:formula="of:=[.$E$6]+360*[.J$8]/[.$C273]" office:value-type="float" office:value="357.9" calcext:value-type="float">
            <text:p>358</text:p>
          </table:table-cell>
          <table:table-cell table:style-name="ce134" table:formula="of:=[.$E$6]+360*[.K$8]/[.$C273]" office:value-type="float" office:value="358.05" calcext:value-type="float">
            <text:p>358</text:p>
          </table:table-cell>
          <table:table-cell table:style-name="ce134" table:formula="of:=[.$E$6]+360*[.L$8]/[.$C273]" office:value-type="float" office:value="358.2" calcext:value-type="float">
            <text:p>358</text:p>
          </table:table-cell>
          <table:table-cell table:style-name="ce134" table:formula="of:=[.$E$6]+360*[.M$8]/[.$C273]" office:value-type="float" office:value="358.35" calcext:value-type="float">
            <text:p>358</text:p>
          </table:table-cell>
          <table:table-cell table:style-name="ce134" table:formula="of:=[.$E$6]+360*[.N$8]/[.$C273]" office:value-type="float" office:value="358.5" calcext:value-type="float">
            <text:p>359</text:p>
          </table:table-cell>
          <table:table-cell table:style-name="ce134" table:formula="of:=[.$E$6]+360*[.O$8]/[.$C273]" office:value-type="float" office:value="358.65" calcext:value-type="float">
            <text:p>359</text:p>
          </table:table-cell>
          <table:table-cell table:style-name="ce134" table:formula="of:=[.$E$6]+360*[.P$8]/[.$C273]" office:value-type="float" office:value="358.8" calcext:value-type="float">
            <text:p>359</text:p>
          </table:table-cell>
          <table:table-cell table:style-name="ce134" table:formula="of:=[.$E$6]+360*[.Q$8]/[.$C273]" office:value-type="float" office:value="358.95" calcext:value-type="float">
            <text:p>359</text:p>
          </table:table-cell>
          <table:table-cell table:style-name="ce134" table:formula="of:=[.$E$6]+360*[.R$8]/[.$C273]" office:value-type="float" office:value="359.1" calcext:value-type="float">
            <text:p>359</text:p>
          </table:table-cell>
          <table:table-cell table:style-name="ce134" table:formula="of:=[.$E$6]+360*[.S$8]/[.$C273]" office:value-type="float" office:value="359.25" calcext:value-type="float">
            <text:p>359</text:p>
          </table:table-cell>
          <table:table-cell table:style-name="ce134" table:formula="of:=[.$E$6]+360*[.T$8]/[.$C273]" office:value-type="float" office:value="359.4" calcext:value-type="float">
            <text:p>359</text:p>
          </table:table-cell>
          <table:table-cell table:style-name="ce134" table:formula="of:=[.$E$6]+360*[.U$8]/[.$C273]" office:value-type="float" office:value="359.55" calcext:value-type="float">
            <text:p>360</text:p>
          </table:table-cell>
          <table:table-cell table:style-name="ce134" table:formula="of:=[.$E$6]+360*[.V$8]/[.$C273]" office:value-type="float" office:value="359.7" calcext:value-type="float">
            <text:p>360</text:p>
          </table:table-cell>
          <table:table-cell table:style-name="ce134" table:formula="of:=[.$E$6]+360*[.W$8]/[.$C273]" office:value-type="float" office:value="359.85" calcext:value-type="float">
            <text:p>360</text:p>
          </table:table-cell>
          <table:table-cell table:style-name="ce134" table:formula="of:=[.$E$6]+360*[.X$8]/[.$C27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74]" office:value-type="float" office:value="80000" calcext:value-type="float">
            <text:p>80000</text:p>
          </table:table-cell>
          <table:table-cell table:style-name="ce134" table:formula="of:=[.$E$6]+360*[.D$8]/[.$C274]" office:value-type="float" office:value="357" calcext:value-type="float">
            <text:p>357</text:p>
          </table:table-cell>
          <table:table-cell table:style-name="ce134" table:formula="of:=[.$E$6]+360*[.E$8]/[.$C274]" office:value-type="float" office:value="357.225" calcext:value-type="float">
            <text:p>357</text:p>
          </table:table-cell>
          <table:table-cell table:style-name="ce134" table:formula="of:=[.$E$6]+360*[.F$8]/[.$C274]" office:value-type="float" office:value="357.45" calcext:value-type="float">
            <text:p>357</text:p>
          </table:table-cell>
          <table:table-cell table:style-name="ce134" table:formula="of:=[.$E$6]+360*[.G$8]/[.$C274]" office:value-type="float" office:value="357.675" calcext:value-type="float">
            <text:p>358</text:p>
          </table:table-cell>
          <table:table-cell table:style-name="ce134" table:formula="of:=[.$E$6]+360*[.H$8]/[.$C274]" office:value-type="float" office:value="357.9" calcext:value-type="float">
            <text:p>358</text:p>
          </table:table-cell>
          <table:table-cell table:style-name="ce134" table:formula="of:=[.$E$6]+360*[.I$8]/[.$C274]" office:value-type="float" office:value="358.125" calcext:value-type="float">
            <text:p>358</text:p>
          </table:table-cell>
          <table:table-cell table:style-name="ce134" table:formula="of:=[.$E$6]+360*[.J$8]/[.$C274]" office:value-type="float" office:value="358.35" calcext:value-type="float">
            <text:p>358</text:p>
          </table:table-cell>
          <table:table-cell table:style-name="ce134" table:formula="of:=[.$E$6]+360*[.K$8]/[.$C274]" office:value-type="float" office:value="358.575" calcext:value-type="float">
            <text:p>359</text:p>
          </table:table-cell>
          <table:table-cell table:style-name="ce134" table:formula="of:=[.$E$6]+360*[.L$8]/[.$C274]" office:value-type="float" office:value="358.8" calcext:value-type="float">
            <text:p>359</text:p>
          </table:table-cell>
          <table:table-cell table:style-name="ce134" table:formula="of:=[.$E$6]+360*[.M$8]/[.$C274]" office:value-type="float" office:value="359.025" calcext:value-type="float">
            <text:p>359</text:p>
          </table:table-cell>
          <table:table-cell table:style-name="ce134" table:formula="of:=[.$E$6]+360*[.N$8]/[.$C274]" office:value-type="float" office:value="359.25" calcext:value-type="float">
            <text:p>359</text:p>
          </table:table-cell>
          <table:table-cell table:style-name="ce134" table:formula="of:=[.$E$6]+360*[.O$8]/[.$C274]" office:value-type="float" office:value="359.475" calcext:value-type="float">
            <text:p>359</text:p>
          </table:table-cell>
          <table:table-cell table:style-name="ce134" table:formula="of:=[.$E$6]+360*[.P$8]/[.$C274]" office:value-type="float" office:value="359.7" calcext:value-type="float">
            <text:p>360</text:p>
          </table:table-cell>
          <table:table-cell table:style-name="ce134" table:formula="of:=[.$E$6]+360*[.Q$8]/[.$C274]" office:value-type="float" office:value="359.925" calcext:value-type="float">
            <text:p>360</text:p>
          </table:table-cell>
          <table:table-cell table:style-name="ce134" table:formula="of:=[.$E$6]+360*[.R$8]/[.$C274]" office:value-type="float" office:value="360.15" calcext:value-type="float">
            <text:p>360</text:p>
          </table:table-cell>
          <table:table-cell table:style-name="ce134" table:formula="of:=[.$E$6]+360*[.S$8]/[.$C274]" office:value-type="float" office:value="360.375" calcext:value-type="float">
            <text:p>360</text:p>
          </table:table-cell>
          <table:table-cell table:style-name="ce134" table:formula="of:=[.$E$6]+360*[.T$8]/[.$C274]" office:value-type="float" office:value="360.6" calcext:value-type="float">
            <text:p>361</text:p>
          </table:table-cell>
          <table:table-cell table:style-name="ce134" table:formula="of:=[.$E$6]+360*[.U$8]/[.$C274]" office:value-type="float" office:value="360.825" calcext:value-type="float">
            <text:p>361</text:p>
          </table:table-cell>
          <table:table-cell table:style-name="ce134" table:formula="of:=[.$E$6]+360*[.V$8]/[.$C274]" office:value-type="float" office:value="361.05" calcext:value-type="float">
            <text:p>361</text:p>
          </table:table-cell>
          <table:table-cell table:style-name="ce134" table:formula="of:=[.$E$6]+360*[.W$8]/[.$C274]" office:value-type="float" office:value="361.275" calcext:value-type="float">
            <text:p>361</text:p>
          </table:table-cell>
          <table:table-cell table:style-name="ce134" table:formula="of:=[.$E$6]+360*[.X$8]/[.$C27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75]" office:value-type="float" office:value="60000" calcext:value-type="float">
            <text:p>60000</text:p>
          </table:table-cell>
          <table:table-cell table:style-name="ce134" table:formula="of:=[.$E$6]+360*[.D$8]/[.$C275]" office:value-type="float" office:value="357" calcext:value-type="float">
            <text:p>357</text:p>
          </table:table-cell>
          <table:table-cell table:style-name="ce134" table:formula="of:=[.$E$6]+360*[.E$8]/[.$C275]" office:value-type="float" office:value="357.3" calcext:value-type="float">
            <text:p>357</text:p>
          </table:table-cell>
          <table:table-cell table:style-name="ce134" table:formula="of:=[.$E$6]+360*[.F$8]/[.$C275]" office:value-type="float" office:value="357.6" calcext:value-type="float">
            <text:p>358</text:p>
          </table:table-cell>
          <table:table-cell table:style-name="ce134" table:formula="of:=[.$E$6]+360*[.G$8]/[.$C275]" office:value-type="float" office:value="357.9" calcext:value-type="float">
            <text:p>358</text:p>
          </table:table-cell>
          <table:table-cell table:style-name="ce134" table:formula="of:=[.$E$6]+360*[.H$8]/[.$C275]" office:value-type="float" office:value="358.2" calcext:value-type="float">
            <text:p>358</text:p>
          </table:table-cell>
          <table:table-cell table:style-name="ce134" table:formula="of:=[.$E$6]+360*[.I$8]/[.$C275]" office:value-type="float" office:value="358.5" calcext:value-type="float">
            <text:p>359</text:p>
          </table:table-cell>
          <table:table-cell table:style-name="ce134" table:formula="of:=[.$E$6]+360*[.J$8]/[.$C275]" office:value-type="float" office:value="358.8" calcext:value-type="float">
            <text:p>359</text:p>
          </table:table-cell>
          <table:table-cell table:style-name="ce134" table:formula="of:=[.$E$6]+360*[.K$8]/[.$C275]" office:value-type="float" office:value="359.1" calcext:value-type="float">
            <text:p>359</text:p>
          </table:table-cell>
          <table:table-cell table:style-name="ce134" table:formula="of:=[.$E$6]+360*[.L$8]/[.$C275]" office:value-type="float" office:value="359.4" calcext:value-type="float">
            <text:p>359</text:p>
          </table:table-cell>
          <table:table-cell table:style-name="ce134" table:formula="of:=[.$E$6]+360*[.M$8]/[.$C275]" office:value-type="float" office:value="359.7" calcext:value-type="float">
            <text:p>360</text:p>
          </table:table-cell>
          <table:table-cell table:style-name="ce134" table:formula="of:=[.$E$6]+360*[.N$8]/[.$C275]" office:value-type="float" office:value="360" calcext:value-type="float">
            <text:p>360</text:p>
          </table:table-cell>
          <table:table-cell table:style-name="ce134" table:formula="of:=[.$E$6]+360*[.O$8]/[.$C275]" office:value-type="float" office:value="360.3" calcext:value-type="float">
            <text:p>360</text:p>
          </table:table-cell>
          <table:table-cell table:style-name="ce134" table:formula="of:=[.$E$6]+360*[.P$8]/[.$C275]" office:value-type="float" office:value="360.6" calcext:value-type="float">
            <text:p>361</text:p>
          </table:table-cell>
          <table:table-cell table:style-name="ce134" table:formula="of:=[.$E$6]+360*[.Q$8]/[.$C275]" office:value-type="float" office:value="360.9" calcext:value-type="float">
            <text:p>361</text:p>
          </table:table-cell>
          <table:table-cell table:style-name="ce134" table:formula="of:=[.$E$6]+360*[.R$8]/[.$C275]" office:value-type="float" office:value="361.2" calcext:value-type="float">
            <text:p>361</text:p>
          </table:table-cell>
          <table:table-cell table:style-name="ce134" table:formula="of:=[.$E$6]+360*[.S$8]/[.$C275]" office:value-type="float" office:value="361.5" calcext:value-type="float">
            <text:p>362</text:p>
          </table:table-cell>
          <table:table-cell table:style-name="ce134" table:formula="of:=[.$E$6]+360*[.T$8]/[.$C275]" office:value-type="float" office:value="361.8" calcext:value-type="float">
            <text:p>362</text:p>
          </table:table-cell>
          <table:table-cell table:style-name="ce134" table:formula="of:=[.$E$6]+360*[.U$8]/[.$C275]" office:value-type="float" office:value="362.1" calcext:value-type="float">
            <text:p>362</text:p>
          </table:table-cell>
          <table:table-cell table:style-name="ce134" table:formula="of:=[.$E$6]+360*[.V$8]/[.$C275]" office:value-type="float" office:value="362.4" calcext:value-type="float">
            <text:p>362</text:p>
          </table:table-cell>
          <table:table-cell table:style-name="ce134" table:formula="of:=[.$E$6]+360*[.W$8]/[.$C275]" office:value-type="float" office:value="362.7" calcext:value-type="float">
            <text:p>363</text:p>
          </table:table-cell>
          <table:table-cell table:style-name="ce134" table:formula="of:=[.$E$6]+360*[.X$8]/[.$C27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76]" office:value-type="float" office:value="48000" calcext:value-type="float">
            <text:p>48000</text:p>
          </table:table-cell>
          <table:table-cell table:style-name="ce134" table:formula="of:=[.$E$6]+360*[.D$8]/[.$C276]" office:value-type="float" office:value="357" calcext:value-type="float">
            <text:p>357</text:p>
          </table:table-cell>
          <table:table-cell table:style-name="ce134" table:formula="of:=[.$E$6]+360*[.E$8]/[.$C276]" office:value-type="float" office:value="357.375" calcext:value-type="float">
            <text:p>357</text:p>
          </table:table-cell>
          <table:table-cell table:style-name="ce134" table:formula="of:=[.$E$6]+360*[.F$8]/[.$C276]" office:value-type="float" office:value="357.75" calcext:value-type="float">
            <text:p>358</text:p>
          </table:table-cell>
          <table:table-cell table:style-name="ce134" table:formula="of:=[.$E$6]+360*[.G$8]/[.$C276]" office:value-type="float" office:value="358.125" calcext:value-type="float">
            <text:p>358</text:p>
          </table:table-cell>
          <table:table-cell table:style-name="ce134" table:formula="of:=[.$E$6]+360*[.H$8]/[.$C276]" office:value-type="float" office:value="358.5" calcext:value-type="float">
            <text:p>359</text:p>
          </table:table-cell>
          <table:table-cell table:style-name="ce134" table:formula="of:=[.$E$6]+360*[.I$8]/[.$C276]" office:value-type="float" office:value="358.875" calcext:value-type="float">
            <text:p>359</text:p>
          </table:table-cell>
          <table:table-cell table:style-name="ce134" table:formula="of:=[.$E$6]+360*[.J$8]/[.$C276]" office:value-type="float" office:value="359.25" calcext:value-type="float">
            <text:p>359</text:p>
          </table:table-cell>
          <table:table-cell table:style-name="ce134" table:formula="of:=[.$E$6]+360*[.K$8]/[.$C276]" office:value-type="float" office:value="359.625" calcext:value-type="float">
            <text:p>360</text:p>
          </table:table-cell>
          <table:table-cell table:style-name="ce134" table:formula="of:=[.$E$6]+360*[.L$8]/[.$C276]" office:value-type="float" office:value="360" calcext:value-type="float">
            <text:p>360</text:p>
          </table:table-cell>
          <table:table-cell table:style-name="ce134" table:formula="of:=[.$E$6]+360*[.M$8]/[.$C276]" office:value-type="float" office:value="360.375" calcext:value-type="float">
            <text:p>360</text:p>
          </table:table-cell>
          <table:table-cell table:style-name="ce134" table:formula="of:=[.$E$6]+360*[.N$8]/[.$C276]" office:value-type="float" office:value="360.75" calcext:value-type="float">
            <text:p>361</text:p>
          </table:table-cell>
          <table:table-cell table:style-name="ce134" table:formula="of:=[.$E$6]+360*[.O$8]/[.$C276]" office:value-type="float" office:value="361.125" calcext:value-type="float">
            <text:p>361</text:p>
          </table:table-cell>
          <table:table-cell table:style-name="ce134" table:formula="of:=[.$E$6]+360*[.P$8]/[.$C276]" office:value-type="float" office:value="361.5" calcext:value-type="float">
            <text:p>362</text:p>
          </table:table-cell>
          <table:table-cell table:style-name="ce134" table:formula="of:=[.$E$6]+360*[.Q$8]/[.$C276]" office:value-type="float" office:value="361.875" calcext:value-type="float">
            <text:p>362</text:p>
          </table:table-cell>
          <table:table-cell table:style-name="ce134" table:formula="of:=[.$E$6]+360*[.R$8]/[.$C276]" office:value-type="float" office:value="362.25" calcext:value-type="float">
            <text:p>362</text:p>
          </table:table-cell>
          <table:table-cell table:style-name="ce134" table:formula="of:=[.$E$6]+360*[.S$8]/[.$C276]" office:value-type="float" office:value="362.625" calcext:value-type="float">
            <text:p>363</text:p>
          </table:table-cell>
          <table:table-cell table:style-name="ce134" table:formula="of:=[.$E$6]+360*[.T$8]/[.$C276]" office:value-type="float" office:value="363" calcext:value-type="float">
            <text:p>363</text:p>
          </table:table-cell>
          <table:table-cell table:style-name="ce134" table:formula="of:=[.$E$6]+360*[.U$8]/[.$C276]" office:value-type="float" office:value="363.375" calcext:value-type="float">
            <text:p>363</text:p>
          </table:table-cell>
          <table:table-cell table:style-name="ce134" table:formula="of:=[.$E$6]+360*[.V$8]/[.$C276]" office:value-type="float" office:value="363.75" calcext:value-type="float">
            <text:p>364</text:p>
          </table:table-cell>
          <table:table-cell table:style-name="ce134" table:formula="of:=[.$E$6]+360*[.W$8]/[.$C276]" office:value-type="float" office:value="364.125" calcext:value-type="float">
            <text:p>364</text:p>
          </table:table-cell>
          <table:table-cell table:style-name="ce134" table:formula="of:=[.$E$6]+360*[.X$8]/[.$C27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77]" office:value-type="float" office:value="40000" calcext:value-type="float">
            <text:p>40000</text:p>
          </table:table-cell>
          <table:table-cell table:style-name="ce134" table:formula="of:=[.$E$6]+360*[.D$8]/[.$C277]" office:value-type="float" office:value="357" calcext:value-type="float">
            <text:p>357</text:p>
          </table:table-cell>
          <table:table-cell table:style-name="ce134" table:formula="of:=[.$E$6]+360*[.E$8]/[.$C277]" office:value-type="float" office:value="357.45" calcext:value-type="float">
            <text:p>357</text:p>
          </table:table-cell>
          <table:table-cell table:style-name="ce134" table:formula="of:=[.$E$6]+360*[.F$8]/[.$C277]" office:value-type="float" office:value="357.9" calcext:value-type="float">
            <text:p>358</text:p>
          </table:table-cell>
          <table:table-cell table:style-name="ce134" table:formula="of:=[.$E$6]+360*[.G$8]/[.$C277]" office:value-type="float" office:value="358.35" calcext:value-type="float">
            <text:p>358</text:p>
          </table:table-cell>
          <table:table-cell table:style-name="ce134" table:formula="of:=[.$E$6]+360*[.H$8]/[.$C277]" office:value-type="float" office:value="358.8" calcext:value-type="float">
            <text:p>359</text:p>
          </table:table-cell>
          <table:table-cell table:style-name="ce134" table:formula="of:=[.$E$6]+360*[.I$8]/[.$C277]" office:value-type="float" office:value="359.25" calcext:value-type="float">
            <text:p>359</text:p>
          </table:table-cell>
          <table:table-cell table:style-name="ce134" table:formula="of:=[.$E$6]+360*[.J$8]/[.$C277]" office:value-type="float" office:value="359.7" calcext:value-type="float">
            <text:p>360</text:p>
          </table:table-cell>
          <table:table-cell table:style-name="ce134" table:formula="of:=[.$E$6]+360*[.K$8]/[.$C277]" office:value-type="float" office:value="360.15" calcext:value-type="float">
            <text:p>360</text:p>
          </table:table-cell>
          <table:table-cell table:style-name="ce134" table:formula="of:=[.$E$6]+360*[.L$8]/[.$C277]" office:value-type="float" office:value="360.6" calcext:value-type="float">
            <text:p>361</text:p>
          </table:table-cell>
          <table:table-cell table:style-name="ce134" table:formula="of:=[.$E$6]+360*[.M$8]/[.$C277]" office:value-type="float" office:value="361.05" calcext:value-type="float">
            <text:p>361</text:p>
          </table:table-cell>
          <table:table-cell table:style-name="ce134" table:formula="of:=[.$E$6]+360*[.N$8]/[.$C277]" office:value-type="float" office:value="361.5" calcext:value-type="float">
            <text:p>362</text:p>
          </table:table-cell>
          <table:table-cell table:style-name="ce134" table:formula="of:=[.$E$6]+360*[.O$8]/[.$C277]" office:value-type="float" office:value="361.95" calcext:value-type="float">
            <text:p>362</text:p>
          </table:table-cell>
          <table:table-cell table:style-name="ce134" table:formula="of:=[.$E$6]+360*[.P$8]/[.$C277]" office:value-type="float" office:value="362.4" calcext:value-type="float">
            <text:p>362</text:p>
          </table:table-cell>
          <table:table-cell table:style-name="ce134" table:formula="of:=[.$E$6]+360*[.Q$8]/[.$C277]" office:value-type="float" office:value="362.85" calcext:value-type="float">
            <text:p>363</text:p>
          </table:table-cell>
          <table:table-cell table:style-name="ce134" table:formula="of:=[.$E$6]+360*[.R$8]/[.$C277]" office:value-type="float" office:value="363.3" calcext:value-type="float">
            <text:p>363</text:p>
          </table:table-cell>
          <table:table-cell table:style-name="ce134" table:formula="of:=[.$E$6]+360*[.S$8]/[.$C277]" office:value-type="float" office:value="363.75" calcext:value-type="float">
            <text:p>364</text:p>
          </table:table-cell>
          <table:table-cell table:style-name="ce134" table:formula="of:=[.$E$6]+360*[.T$8]/[.$C277]" office:value-type="float" office:value="364.2" calcext:value-type="float">
            <text:p>364</text:p>
          </table:table-cell>
          <table:table-cell table:style-name="ce134" table:formula="of:=[.$E$6]+360*[.U$8]/[.$C277]" office:value-type="float" office:value="364.65" calcext:value-type="float">
            <text:p>365</text:p>
          </table:table-cell>
          <table:table-cell table:style-name="ce134" table:formula="of:=[.$E$6]+360*[.V$8]/[.$C277]" office:value-type="float" office:value="365.1" calcext:value-type="float">
            <text:p>365</text:p>
          </table:table-cell>
          <table:table-cell table:style-name="ce134" table:formula="of:=[.$E$6]+360*[.W$8]/[.$C277]" office:value-type="float" office:value="365.55" calcext:value-type="float">
            <text:p>366</text:p>
          </table:table-cell>
          <table:table-cell table:style-name="ce134" table:formula="of:=[.$E$6]+360*[.X$8]/[.$C27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78]" office:value-type="float" office:value="34285.7142857143" calcext:value-type="float">
            <text:p>34286</text:p>
          </table:table-cell>
          <table:table-cell table:style-name="ce134" table:formula="of:=[.$E$6]+360*[.D$8]/[.$C278]" office:value-type="float" office:value="357" calcext:value-type="float">
            <text:p>357</text:p>
          </table:table-cell>
          <table:table-cell table:style-name="ce134" table:formula="of:=[.$E$6]+360*[.E$8]/[.$C278]" office:value-type="float" office:value="357.525" calcext:value-type="float">
            <text:p>358</text:p>
          </table:table-cell>
          <table:table-cell table:style-name="ce134" table:formula="of:=[.$E$6]+360*[.F$8]/[.$C278]" office:value-type="float" office:value="358.05" calcext:value-type="float">
            <text:p>358</text:p>
          </table:table-cell>
          <table:table-cell table:style-name="ce134" table:formula="of:=[.$E$6]+360*[.G$8]/[.$C278]" office:value-type="float" office:value="358.575" calcext:value-type="float">
            <text:p>359</text:p>
          </table:table-cell>
          <table:table-cell table:style-name="ce134" table:formula="of:=[.$E$6]+360*[.H$8]/[.$C278]" office:value-type="float" office:value="359.1" calcext:value-type="float">
            <text:p>359</text:p>
          </table:table-cell>
          <table:table-cell table:style-name="ce134" table:formula="of:=[.$E$6]+360*[.I$8]/[.$C278]" office:value-type="float" office:value="359.625" calcext:value-type="float">
            <text:p>360</text:p>
          </table:table-cell>
          <table:table-cell table:style-name="ce134" table:formula="of:=[.$E$6]+360*[.J$8]/[.$C278]" office:value-type="float" office:value="360.15" calcext:value-type="float">
            <text:p>360</text:p>
          </table:table-cell>
          <table:table-cell table:style-name="ce134" table:formula="of:=[.$E$6]+360*[.K$8]/[.$C278]" office:value-type="float" office:value="360.675" calcext:value-type="float">
            <text:p>361</text:p>
          </table:table-cell>
          <table:table-cell table:style-name="ce134" table:formula="of:=[.$E$6]+360*[.L$8]/[.$C278]" office:value-type="float" office:value="361.2" calcext:value-type="float">
            <text:p>361</text:p>
          </table:table-cell>
          <table:table-cell table:style-name="ce134" table:formula="of:=[.$E$6]+360*[.M$8]/[.$C278]" office:value-type="float" office:value="361.725" calcext:value-type="float">
            <text:p>362</text:p>
          </table:table-cell>
          <table:table-cell table:style-name="ce134" table:formula="of:=[.$E$6]+360*[.N$8]/[.$C278]" office:value-type="float" office:value="362.25" calcext:value-type="float">
            <text:p>362</text:p>
          </table:table-cell>
          <table:table-cell table:style-name="ce134" table:formula="of:=[.$E$6]+360*[.O$8]/[.$C278]" office:value-type="float" office:value="362.775" calcext:value-type="float">
            <text:p>363</text:p>
          </table:table-cell>
          <table:table-cell table:style-name="ce134" table:formula="of:=[.$E$6]+360*[.P$8]/[.$C278]" office:value-type="float" office:value="363.3" calcext:value-type="float">
            <text:p>363</text:p>
          </table:table-cell>
          <table:table-cell table:style-name="ce134" table:formula="of:=[.$E$6]+360*[.Q$8]/[.$C278]" office:value-type="float" office:value="363.825" calcext:value-type="float">
            <text:p>364</text:p>
          </table:table-cell>
          <table:table-cell table:style-name="ce134" table:formula="of:=[.$E$6]+360*[.R$8]/[.$C278]" office:value-type="float" office:value="364.35" calcext:value-type="float">
            <text:p>364</text:p>
          </table:table-cell>
          <table:table-cell table:style-name="ce134" table:formula="of:=[.$E$6]+360*[.S$8]/[.$C278]" office:value-type="float" office:value="364.875" calcext:value-type="float">
            <text:p>365</text:p>
          </table:table-cell>
          <table:table-cell table:style-name="ce134" table:formula="of:=[.$E$6]+360*[.T$8]/[.$C278]" office:value-type="float" office:value="365.4" calcext:value-type="float">
            <text:p>365</text:p>
          </table:table-cell>
          <table:table-cell table:style-name="ce134" table:formula="of:=[.$E$6]+360*[.U$8]/[.$C278]" office:value-type="float" office:value="365.925" calcext:value-type="float">
            <text:p>366</text:p>
          </table:table-cell>
          <table:table-cell table:style-name="ce134" table:formula="of:=[.$E$6]+360*[.V$8]/[.$C278]" office:value-type="float" office:value="366.45" calcext:value-type="float">
            <text:p>366</text:p>
          </table:table-cell>
          <table:table-cell table:style-name="ce134" table:formula="of:=[.$E$6]+360*[.W$8]/[.$C278]" office:value-type="float" office:value="366.975" calcext:value-type="float">
            <text:p>367</text:p>
          </table:table-cell>
          <table:table-cell table:style-name="ce134" table:formula="of:=[.$E$6]+360*[.X$8]/[.$C27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79]" office:value-type="float" office:value="30000" calcext:value-type="float">
            <text:p>30000</text:p>
          </table:table-cell>
          <table:table-cell table:style-name="ce134" table:formula="of:=[.$E$6]+360*[.D$8]/[.$C279]" office:value-type="float" office:value="357" calcext:value-type="float">
            <text:p>357</text:p>
          </table:table-cell>
          <table:table-cell table:style-name="ce134" table:formula="of:=[.$E$6]+360*[.E$8]/[.$C279]" office:value-type="float" office:value="357.6" calcext:value-type="float">
            <text:p>358</text:p>
          </table:table-cell>
          <table:table-cell table:style-name="ce134" table:formula="of:=[.$E$6]+360*[.F$8]/[.$C279]" office:value-type="float" office:value="358.2" calcext:value-type="float">
            <text:p>358</text:p>
          </table:table-cell>
          <table:table-cell table:style-name="ce134" table:formula="of:=[.$E$6]+360*[.G$8]/[.$C279]" office:value-type="float" office:value="358.8" calcext:value-type="float">
            <text:p>359</text:p>
          </table:table-cell>
          <table:table-cell table:style-name="ce134" table:formula="of:=[.$E$6]+360*[.H$8]/[.$C279]" office:value-type="float" office:value="359.4" calcext:value-type="float">
            <text:p>359</text:p>
          </table:table-cell>
          <table:table-cell table:style-name="ce134" table:formula="of:=[.$E$6]+360*[.I$8]/[.$C279]" office:value-type="float" office:value="360" calcext:value-type="float">
            <text:p>360</text:p>
          </table:table-cell>
          <table:table-cell table:style-name="ce134" table:formula="of:=[.$E$6]+360*[.J$8]/[.$C279]" office:value-type="float" office:value="360.6" calcext:value-type="float">
            <text:p>361</text:p>
          </table:table-cell>
          <table:table-cell table:style-name="ce134" table:formula="of:=[.$E$6]+360*[.K$8]/[.$C279]" office:value-type="float" office:value="361.2" calcext:value-type="float">
            <text:p>361</text:p>
          </table:table-cell>
          <table:table-cell table:style-name="ce134" table:formula="of:=[.$E$6]+360*[.L$8]/[.$C279]" office:value-type="float" office:value="361.8" calcext:value-type="float">
            <text:p>362</text:p>
          </table:table-cell>
          <table:table-cell table:style-name="ce134" table:formula="of:=[.$E$6]+360*[.M$8]/[.$C279]" office:value-type="float" office:value="362.4" calcext:value-type="float">
            <text:p>362</text:p>
          </table:table-cell>
          <table:table-cell table:style-name="ce134" table:formula="of:=[.$E$6]+360*[.N$8]/[.$C279]" office:value-type="float" office:value="363" calcext:value-type="float">
            <text:p>363</text:p>
          </table:table-cell>
          <table:table-cell table:style-name="ce134" table:formula="of:=[.$E$6]+360*[.O$8]/[.$C279]" office:value-type="float" office:value="363.6" calcext:value-type="float">
            <text:p>364</text:p>
          </table:table-cell>
          <table:table-cell table:style-name="ce134" table:formula="of:=[.$E$6]+360*[.P$8]/[.$C279]" office:value-type="float" office:value="364.2" calcext:value-type="float">
            <text:p>364</text:p>
          </table:table-cell>
          <table:table-cell table:style-name="ce134" table:formula="of:=[.$E$6]+360*[.Q$8]/[.$C279]" office:value-type="float" office:value="364.8" calcext:value-type="float">
            <text:p>365</text:p>
          </table:table-cell>
          <table:table-cell table:style-name="ce134" table:formula="of:=[.$E$6]+360*[.R$8]/[.$C279]" office:value-type="float" office:value="365.4" calcext:value-type="float">
            <text:p>365</text:p>
          </table:table-cell>
          <table:table-cell table:style-name="ce134" table:formula="of:=[.$E$6]+360*[.S$8]/[.$C279]" office:value-type="float" office:value="366" calcext:value-type="float">
            <text:p>366</text:p>
          </table:table-cell>
          <table:table-cell table:style-name="ce134" table:formula="of:=[.$E$6]+360*[.T$8]/[.$C279]" office:value-type="float" office:value="366.6" calcext:value-type="float">
            <text:p>367</text:p>
          </table:table-cell>
          <table:table-cell table:style-name="ce134" table:formula="of:=[.$E$6]+360*[.U$8]/[.$C279]" office:value-type="float" office:value="367.2" calcext:value-type="float">
            <text:p>367</text:p>
          </table:table-cell>
          <table:table-cell table:style-name="ce134" table:formula="of:=[.$E$6]+360*[.V$8]/[.$C279]" office:value-type="float" office:value="367.8" calcext:value-type="float">
            <text:p>368</text:p>
          </table:table-cell>
          <table:table-cell table:style-name="ce134" table:formula="of:=[.$E$6]+360*[.W$8]/[.$C279]" office:value-type="float" office:value="368.4" calcext:value-type="float">
            <text:p>368</text:p>
          </table:table-cell>
          <table:table-cell table:style-name="ce134" table:formula="of:=[.$E$6]+360*[.X$8]/[.$C27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80]" office:value-type="float" office:value="26666.6666666667" calcext:value-type="float">
            <text:p>26667</text:p>
          </table:table-cell>
          <table:table-cell table:style-name="ce134" table:formula="of:=[.$E$6]+360*[.D$8]/[.$C280]" office:value-type="float" office:value="357" calcext:value-type="float">
            <text:p>357</text:p>
          </table:table-cell>
          <table:table-cell table:style-name="ce134" table:formula="of:=[.$E$6]+360*[.E$8]/[.$C280]" office:value-type="float" office:value="357.675" calcext:value-type="float">
            <text:p>358</text:p>
          </table:table-cell>
          <table:table-cell table:style-name="ce134" table:formula="of:=[.$E$6]+360*[.F$8]/[.$C280]" office:value-type="float" office:value="358.35" calcext:value-type="float">
            <text:p>358</text:p>
          </table:table-cell>
          <table:table-cell table:style-name="ce134" table:formula="of:=[.$E$6]+360*[.G$8]/[.$C280]" office:value-type="float" office:value="359.025" calcext:value-type="float">
            <text:p>359</text:p>
          </table:table-cell>
          <table:table-cell table:style-name="ce134" table:formula="of:=[.$E$6]+360*[.H$8]/[.$C280]" office:value-type="float" office:value="359.7" calcext:value-type="float">
            <text:p>360</text:p>
          </table:table-cell>
          <table:table-cell table:style-name="ce134" table:formula="of:=[.$E$6]+360*[.I$8]/[.$C280]" office:value-type="float" office:value="360.375" calcext:value-type="float">
            <text:p>360</text:p>
          </table:table-cell>
          <table:table-cell table:style-name="ce134" table:formula="of:=[.$E$6]+360*[.J$8]/[.$C280]" office:value-type="float" office:value="361.05" calcext:value-type="float">
            <text:p>361</text:p>
          </table:table-cell>
          <table:table-cell table:style-name="ce134" table:formula="of:=[.$E$6]+360*[.K$8]/[.$C280]" office:value-type="float" office:value="361.725" calcext:value-type="float">
            <text:p>362</text:p>
          </table:table-cell>
          <table:table-cell table:style-name="ce134" table:formula="of:=[.$E$6]+360*[.L$8]/[.$C280]" office:value-type="float" office:value="362.4" calcext:value-type="float">
            <text:p>362</text:p>
          </table:table-cell>
          <table:table-cell table:style-name="ce134" table:formula="of:=[.$E$6]+360*[.M$8]/[.$C280]" office:value-type="float" office:value="363.075" calcext:value-type="float">
            <text:p>363</text:p>
          </table:table-cell>
          <table:table-cell table:style-name="ce134" table:formula="of:=[.$E$6]+360*[.N$8]/[.$C280]" office:value-type="float" office:value="363.75" calcext:value-type="float">
            <text:p>364</text:p>
          </table:table-cell>
          <table:table-cell table:style-name="ce134" table:formula="of:=[.$E$6]+360*[.O$8]/[.$C280]" office:value-type="float" office:value="364.425" calcext:value-type="float">
            <text:p>364</text:p>
          </table:table-cell>
          <table:table-cell table:style-name="ce134" table:formula="of:=[.$E$6]+360*[.P$8]/[.$C280]" office:value-type="float" office:value="365.1" calcext:value-type="float">
            <text:p>365</text:p>
          </table:table-cell>
          <table:table-cell table:style-name="ce134" table:formula="of:=[.$E$6]+360*[.Q$8]/[.$C280]" office:value-type="float" office:value="365.775" calcext:value-type="float">
            <text:p>366</text:p>
          </table:table-cell>
          <table:table-cell table:style-name="ce134" table:formula="of:=[.$E$6]+360*[.R$8]/[.$C280]" office:value-type="float" office:value="366.45" calcext:value-type="float">
            <text:p>366</text:p>
          </table:table-cell>
          <table:table-cell table:style-name="ce134" table:formula="of:=[.$E$6]+360*[.S$8]/[.$C280]" office:value-type="float" office:value="367.125" calcext:value-type="float">
            <text:p>367</text:p>
          </table:table-cell>
          <table:table-cell table:style-name="ce134" table:formula="of:=[.$E$6]+360*[.T$8]/[.$C280]" office:value-type="float" office:value="367.8" calcext:value-type="float">
            <text:p>368</text:p>
          </table:table-cell>
          <table:table-cell table:style-name="ce134" table:formula="of:=[.$E$6]+360*[.U$8]/[.$C280]" office:value-type="float" office:value="368.475" calcext:value-type="float">
            <text:p>368</text:p>
          </table:table-cell>
          <table:table-cell table:style-name="ce134" table:formula="of:=[.$E$6]+360*[.V$8]/[.$C280]" office:value-type="float" office:value="369.15" calcext:value-type="float">
            <text:p>369</text:p>
          </table:table-cell>
          <table:table-cell table:style-name="ce134" table:formula="of:=[.$E$6]+360*[.W$8]/[.$C280]" office:value-type="float" office:value="369.825" calcext:value-type="float">
            <text:p>370</text:p>
          </table:table-cell>
          <table:table-cell table:style-name="ce134" table:formula="of:=[.$E$6]+360*[.X$8]/[.$C28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81]" office:value-type="float" office:value="24000" calcext:value-type="float">
            <text:p>24000</text:p>
          </table:table-cell>
          <table:table-cell table:style-name="ce134" table:formula="of:=[.$E$6]+360*[.D$8]/[.$C281]" office:value-type="float" office:value="357" calcext:value-type="float">
            <text:p>357</text:p>
          </table:table-cell>
          <table:table-cell table:style-name="ce134" table:formula="of:=[.$E$6]+360*[.E$8]/[.$C281]" office:value-type="float" office:value="357.75" calcext:value-type="float">
            <text:p>358</text:p>
          </table:table-cell>
          <table:table-cell table:style-name="ce134" table:formula="of:=[.$E$6]+360*[.F$8]/[.$C281]" office:value-type="float" office:value="358.5" calcext:value-type="float">
            <text:p>359</text:p>
          </table:table-cell>
          <table:table-cell table:style-name="ce134" table:formula="of:=[.$E$6]+360*[.G$8]/[.$C281]" office:value-type="float" office:value="359.25" calcext:value-type="float">
            <text:p>359</text:p>
          </table:table-cell>
          <table:table-cell table:style-name="ce134" table:formula="of:=[.$E$6]+360*[.H$8]/[.$C281]" office:value-type="float" office:value="360" calcext:value-type="float">
            <text:p>360</text:p>
          </table:table-cell>
          <table:table-cell table:style-name="ce134" table:formula="of:=[.$E$6]+360*[.I$8]/[.$C281]" office:value-type="float" office:value="360.75" calcext:value-type="float">
            <text:p>361</text:p>
          </table:table-cell>
          <table:table-cell table:style-name="ce134" table:formula="of:=[.$E$6]+360*[.J$8]/[.$C281]" office:value-type="float" office:value="361.5" calcext:value-type="float">
            <text:p>362</text:p>
          </table:table-cell>
          <table:table-cell table:style-name="ce134" table:formula="of:=[.$E$6]+360*[.K$8]/[.$C281]" office:value-type="float" office:value="362.25" calcext:value-type="float">
            <text:p>362</text:p>
          </table:table-cell>
          <table:table-cell table:style-name="ce134" table:formula="of:=[.$E$6]+360*[.L$8]/[.$C281]" office:value-type="float" office:value="363" calcext:value-type="float">
            <text:p>363</text:p>
          </table:table-cell>
          <table:table-cell table:style-name="ce134" table:formula="of:=[.$E$6]+360*[.M$8]/[.$C281]" office:value-type="float" office:value="363.75" calcext:value-type="float">
            <text:p>364</text:p>
          </table:table-cell>
          <table:table-cell table:style-name="ce134" table:formula="of:=[.$E$6]+360*[.N$8]/[.$C281]" office:value-type="float" office:value="364.5" calcext:value-type="float">
            <text:p>365</text:p>
          </table:table-cell>
          <table:table-cell table:style-name="ce134" table:formula="of:=[.$E$6]+360*[.O$8]/[.$C281]" office:value-type="float" office:value="365.25" calcext:value-type="float">
            <text:p>365</text:p>
          </table:table-cell>
          <table:table-cell table:style-name="ce134" table:formula="of:=[.$E$6]+360*[.P$8]/[.$C281]" office:value-type="float" office:value="366" calcext:value-type="float">
            <text:p>366</text:p>
          </table:table-cell>
          <table:table-cell table:style-name="ce134" table:formula="of:=[.$E$6]+360*[.Q$8]/[.$C281]" office:value-type="float" office:value="366.75" calcext:value-type="float">
            <text:p>367</text:p>
          </table:table-cell>
          <table:table-cell table:style-name="ce134" table:formula="of:=[.$E$6]+360*[.R$8]/[.$C281]" office:value-type="float" office:value="367.5" calcext:value-type="float">
            <text:p>368</text:p>
          </table:table-cell>
          <table:table-cell table:style-name="ce134" table:formula="of:=[.$E$6]+360*[.S$8]/[.$C281]" office:value-type="float" office:value="368.25" calcext:value-type="float">
            <text:p>368</text:p>
          </table:table-cell>
          <table:table-cell table:style-name="ce134" table:formula="of:=[.$E$6]+360*[.T$8]/[.$C281]" office:value-type="float" office:value="369" calcext:value-type="float">
            <text:p>369</text:p>
          </table:table-cell>
          <table:table-cell table:style-name="ce134" table:formula="of:=[.$E$6]+360*[.U$8]/[.$C281]" office:value-type="float" office:value="369.75" calcext:value-type="float">
            <text:p>370</text:p>
          </table:table-cell>
          <table:table-cell table:style-name="ce134" table:formula="of:=[.$E$6]+360*[.V$8]/[.$C281]" office:value-type="float" office:value="370.5" calcext:value-type="float">
            <text:p>371</text:p>
          </table:table-cell>
          <table:table-cell table:style-name="ce134" table:formula="of:=[.$E$6]+360*[.W$8]/[.$C281]" office:value-type="float" office:value="371.25" calcext:value-type="float">
            <text:p>371</text:p>
          </table:table-cell>
          <table:table-cell table:style-name="ce134" table:formula="of:=[.$E$6]+360*[.X$8]/[.$C28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82]" office:value-type="float" office:value="21818.1818181818" calcext:value-type="float">
            <text:p>21818</text:p>
          </table:table-cell>
          <table:table-cell table:style-name="ce134" table:formula="of:=[.$E$6]+360*[.D$8]/[.$C282]" office:value-type="float" office:value="357" calcext:value-type="float">
            <text:p>357</text:p>
          </table:table-cell>
          <table:table-cell table:style-name="ce134" table:formula="of:=[.$E$6]+360*[.E$8]/[.$C282]" office:value-type="float" office:value="357.825" calcext:value-type="float">
            <text:p>358</text:p>
          </table:table-cell>
          <table:table-cell table:style-name="ce134" table:formula="of:=[.$E$6]+360*[.F$8]/[.$C282]" office:value-type="float" office:value="358.65" calcext:value-type="float">
            <text:p>359</text:p>
          </table:table-cell>
          <table:table-cell table:style-name="ce134" table:formula="of:=[.$E$6]+360*[.G$8]/[.$C282]" office:value-type="float" office:value="359.475" calcext:value-type="float">
            <text:p>359</text:p>
          </table:table-cell>
          <table:table-cell table:style-name="ce134" table:formula="of:=[.$E$6]+360*[.H$8]/[.$C282]" office:value-type="float" office:value="360.3" calcext:value-type="float">
            <text:p>360</text:p>
          </table:table-cell>
          <table:table-cell table:style-name="ce134" table:formula="of:=[.$E$6]+360*[.I$8]/[.$C282]" office:value-type="float" office:value="361.125" calcext:value-type="float">
            <text:p>361</text:p>
          </table:table-cell>
          <table:table-cell table:style-name="ce134" table:formula="of:=[.$E$6]+360*[.J$8]/[.$C282]" office:value-type="float" office:value="361.95" calcext:value-type="float">
            <text:p>362</text:p>
          </table:table-cell>
          <table:table-cell table:style-name="ce134" table:formula="of:=[.$E$6]+360*[.K$8]/[.$C282]" office:value-type="float" office:value="362.775" calcext:value-type="float">
            <text:p>363</text:p>
          </table:table-cell>
          <table:table-cell table:style-name="ce134" table:formula="of:=[.$E$6]+360*[.L$8]/[.$C282]" office:value-type="float" office:value="363.6" calcext:value-type="float">
            <text:p>364</text:p>
          </table:table-cell>
          <table:table-cell table:style-name="ce134" table:formula="of:=[.$E$6]+360*[.M$8]/[.$C282]" office:value-type="float" office:value="364.425" calcext:value-type="float">
            <text:p>364</text:p>
          </table:table-cell>
          <table:table-cell table:style-name="ce134" table:formula="of:=[.$E$6]+360*[.N$8]/[.$C282]" office:value-type="float" office:value="365.25" calcext:value-type="float">
            <text:p>365</text:p>
          </table:table-cell>
          <table:table-cell table:style-name="ce134" table:formula="of:=[.$E$6]+360*[.O$8]/[.$C282]" office:value-type="float" office:value="366.075" calcext:value-type="float">
            <text:p>366</text:p>
          </table:table-cell>
          <table:table-cell table:style-name="ce134" table:formula="of:=[.$E$6]+360*[.P$8]/[.$C282]" office:value-type="float" office:value="366.9" calcext:value-type="float">
            <text:p>367</text:p>
          </table:table-cell>
          <table:table-cell table:style-name="ce134" table:formula="of:=[.$E$6]+360*[.Q$8]/[.$C282]" office:value-type="float" office:value="367.725" calcext:value-type="float">
            <text:p>368</text:p>
          </table:table-cell>
          <table:table-cell table:style-name="ce134" table:formula="of:=[.$E$6]+360*[.R$8]/[.$C282]" office:value-type="float" office:value="368.55" calcext:value-type="float">
            <text:p>369</text:p>
          </table:table-cell>
          <table:table-cell table:style-name="ce134" table:formula="of:=[.$E$6]+360*[.S$8]/[.$C282]" office:value-type="float" office:value="369.375" calcext:value-type="float">
            <text:p>369</text:p>
          </table:table-cell>
          <table:table-cell table:style-name="ce134" table:formula="of:=[.$E$6]+360*[.T$8]/[.$C282]" office:value-type="float" office:value="370.2" calcext:value-type="float">
            <text:p>370</text:p>
          </table:table-cell>
          <table:table-cell table:style-name="ce134" table:formula="of:=[.$E$6]+360*[.U$8]/[.$C282]" office:value-type="float" office:value="371.025" calcext:value-type="float">
            <text:p>371</text:p>
          </table:table-cell>
          <table:table-cell table:style-name="ce134" table:formula="of:=[.$E$6]+360*[.V$8]/[.$C282]" office:value-type="float" office:value="371.85" calcext:value-type="float">
            <text:p>372</text:p>
          </table:table-cell>
          <table:table-cell table:style-name="ce134" table:formula="of:=[.$E$6]+360*[.W$8]/[.$C282]" office:value-type="float" office:value="372.675" calcext:value-type="float">
            <text:p>373</text:p>
          </table:table-cell>
          <table:table-cell table:style-name="ce134" table:formula="of:=[.$E$6]+360*[.X$8]/[.$C28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83]" office:value-type="float" office:value="20000" calcext:value-type="float">
            <text:p>20000</text:p>
          </table:table-cell>
          <table:table-cell table:style-name="ce134" table:formula="of:=[.$E$6]+360*[.D$8]/[.$C283]" office:value-type="float" office:value="357" calcext:value-type="float">
            <text:p>357</text:p>
          </table:table-cell>
          <table:table-cell table:style-name="ce134" table:formula="of:=[.$E$6]+360*[.E$8]/[.$C283]" office:value-type="float" office:value="357.9" calcext:value-type="float">
            <text:p>358</text:p>
          </table:table-cell>
          <table:table-cell table:style-name="ce134" table:formula="of:=[.$E$6]+360*[.F$8]/[.$C283]" office:value-type="float" office:value="358.8" calcext:value-type="float">
            <text:p>359</text:p>
          </table:table-cell>
          <table:table-cell table:style-name="ce134" table:formula="of:=[.$E$6]+360*[.G$8]/[.$C283]" office:value-type="float" office:value="359.7" calcext:value-type="float">
            <text:p>360</text:p>
          </table:table-cell>
          <table:table-cell table:style-name="ce134" table:formula="of:=[.$E$6]+360*[.H$8]/[.$C283]" office:value-type="float" office:value="360.6" calcext:value-type="float">
            <text:p>361</text:p>
          </table:table-cell>
          <table:table-cell table:style-name="ce134" table:formula="of:=[.$E$6]+360*[.I$8]/[.$C283]" office:value-type="float" office:value="361.5" calcext:value-type="float">
            <text:p>362</text:p>
          </table:table-cell>
          <table:table-cell table:style-name="ce134" table:formula="of:=[.$E$6]+360*[.J$8]/[.$C283]" office:value-type="float" office:value="362.4" calcext:value-type="float">
            <text:p>362</text:p>
          </table:table-cell>
          <table:table-cell table:style-name="ce134" table:formula="of:=[.$E$6]+360*[.K$8]/[.$C283]" office:value-type="float" office:value="363.3" calcext:value-type="float">
            <text:p>363</text:p>
          </table:table-cell>
          <table:table-cell table:style-name="ce134" table:formula="of:=[.$E$6]+360*[.L$8]/[.$C283]" office:value-type="float" office:value="364.2" calcext:value-type="float">
            <text:p>364</text:p>
          </table:table-cell>
          <table:table-cell table:style-name="ce134" table:formula="of:=[.$E$6]+360*[.M$8]/[.$C283]" office:value-type="float" office:value="365.1" calcext:value-type="float">
            <text:p>365</text:p>
          </table:table-cell>
          <table:table-cell table:style-name="ce134" table:formula="of:=[.$E$6]+360*[.N$8]/[.$C283]" office:value-type="float" office:value="366" calcext:value-type="float">
            <text:p>366</text:p>
          </table:table-cell>
          <table:table-cell table:style-name="ce134" table:formula="of:=[.$E$6]+360*[.O$8]/[.$C283]" office:value-type="float" office:value="366.9" calcext:value-type="float">
            <text:p>367</text:p>
          </table:table-cell>
          <table:table-cell table:style-name="ce134" table:formula="of:=[.$E$6]+360*[.P$8]/[.$C283]" office:value-type="float" office:value="367.8" calcext:value-type="float">
            <text:p>368</text:p>
          </table:table-cell>
          <table:table-cell table:style-name="ce134" table:formula="of:=[.$E$6]+360*[.Q$8]/[.$C283]" office:value-type="float" office:value="368.7" calcext:value-type="float">
            <text:p>369</text:p>
          </table:table-cell>
          <table:table-cell table:style-name="ce134" table:formula="of:=[.$E$6]+360*[.R$8]/[.$C283]" office:value-type="float" office:value="369.6" calcext:value-type="float">
            <text:p>370</text:p>
          </table:table-cell>
          <table:table-cell table:style-name="ce134" table:formula="of:=[.$E$6]+360*[.S$8]/[.$C283]" office:value-type="float" office:value="370.5" calcext:value-type="float">
            <text:p>371</text:p>
          </table:table-cell>
          <table:table-cell table:style-name="ce134" table:formula="of:=[.$E$6]+360*[.T$8]/[.$C283]" office:value-type="float" office:value="371.4" calcext:value-type="float">
            <text:p>371</text:p>
          </table:table-cell>
          <table:table-cell table:style-name="ce134" table:formula="of:=[.$E$6]+360*[.U$8]/[.$C283]" office:value-type="float" office:value="372.3" calcext:value-type="float">
            <text:p>372</text:p>
          </table:table-cell>
          <table:table-cell table:style-name="ce134" table:formula="of:=[.$E$6]+360*[.V$8]/[.$C283]" office:value-type="float" office:value="373.2" calcext:value-type="float">
            <text:p>373</text:p>
          </table:table-cell>
          <table:table-cell table:style-name="ce134" table:formula="of:=[.$E$6]+360*[.W$8]/[.$C283]" office:value-type="float" office:value="374.1" calcext:value-type="float">
            <text:p>374</text:p>
          </table:table-cell>
          <table:table-cell table:style-name="ce134" table:formula="of:=[.$E$6]+360*[.X$8]/[.$C28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84]" office:value-type="float" office:value="18461.5384615385" calcext:value-type="float">
            <text:p>18462</text:p>
          </table:table-cell>
          <table:table-cell table:style-name="ce134" table:formula="of:=[.$E$6]+360*[.D$8]/[.$C284]" office:value-type="float" office:value="357" calcext:value-type="float">
            <text:p>357</text:p>
          </table:table-cell>
          <table:table-cell table:style-name="ce134" table:formula="of:=[.$E$6]+360*[.E$8]/[.$C284]" office:value-type="float" office:value="357.975" calcext:value-type="float">
            <text:p>358</text:p>
          </table:table-cell>
          <table:table-cell table:style-name="ce134" table:formula="of:=[.$E$6]+360*[.F$8]/[.$C284]" office:value-type="float" office:value="358.95" calcext:value-type="float">
            <text:p>359</text:p>
          </table:table-cell>
          <table:table-cell table:style-name="ce134" table:formula="of:=[.$E$6]+360*[.G$8]/[.$C284]" office:value-type="float" office:value="359.925" calcext:value-type="float">
            <text:p>360</text:p>
          </table:table-cell>
          <table:table-cell table:style-name="ce134" table:formula="of:=[.$E$6]+360*[.H$8]/[.$C284]" office:value-type="float" office:value="360.9" calcext:value-type="float">
            <text:p>361</text:p>
          </table:table-cell>
          <table:table-cell table:style-name="ce134" table:formula="of:=[.$E$6]+360*[.I$8]/[.$C284]" office:value-type="float" office:value="361.875" calcext:value-type="float">
            <text:p>362</text:p>
          </table:table-cell>
          <table:table-cell table:style-name="ce134" table:formula="of:=[.$E$6]+360*[.J$8]/[.$C284]" office:value-type="float" office:value="362.85" calcext:value-type="float">
            <text:p>363</text:p>
          </table:table-cell>
          <table:table-cell table:style-name="ce134" table:formula="of:=[.$E$6]+360*[.K$8]/[.$C284]" office:value-type="float" office:value="363.825" calcext:value-type="float">
            <text:p>364</text:p>
          </table:table-cell>
          <table:table-cell table:style-name="ce134" table:formula="of:=[.$E$6]+360*[.L$8]/[.$C284]" office:value-type="float" office:value="364.8" calcext:value-type="float">
            <text:p>365</text:p>
          </table:table-cell>
          <table:table-cell table:style-name="ce134" table:formula="of:=[.$E$6]+360*[.M$8]/[.$C284]" office:value-type="float" office:value="365.775" calcext:value-type="float">
            <text:p>366</text:p>
          </table:table-cell>
          <table:table-cell table:style-name="ce134" table:formula="of:=[.$E$6]+360*[.N$8]/[.$C284]" office:value-type="float" office:value="366.75" calcext:value-type="float">
            <text:p>367</text:p>
          </table:table-cell>
          <table:table-cell table:style-name="ce134" table:formula="of:=[.$E$6]+360*[.O$8]/[.$C284]" office:value-type="float" office:value="367.725" calcext:value-type="float">
            <text:p>368</text:p>
          </table:table-cell>
          <table:table-cell table:style-name="ce134" table:formula="of:=[.$E$6]+360*[.P$8]/[.$C284]" office:value-type="float" office:value="368.7" calcext:value-type="float">
            <text:p>369</text:p>
          </table:table-cell>
          <table:table-cell table:style-name="ce134" table:formula="of:=[.$E$6]+360*[.Q$8]/[.$C284]" office:value-type="float" office:value="369.675" calcext:value-type="float">
            <text:p>370</text:p>
          </table:table-cell>
          <table:table-cell table:style-name="ce134" table:formula="of:=[.$E$6]+360*[.R$8]/[.$C284]" office:value-type="float" office:value="370.65" calcext:value-type="float">
            <text:p>371</text:p>
          </table:table-cell>
          <table:table-cell table:style-name="ce134" table:formula="of:=[.$E$6]+360*[.S$8]/[.$C284]" office:value-type="float" office:value="371.625" calcext:value-type="float">
            <text:p>372</text:p>
          </table:table-cell>
          <table:table-cell table:style-name="ce134" table:formula="of:=[.$E$6]+360*[.T$8]/[.$C284]" office:value-type="float" office:value="372.6" calcext:value-type="float">
            <text:p>373</text:p>
          </table:table-cell>
          <table:table-cell table:style-name="ce134" table:formula="of:=[.$E$6]+360*[.U$8]/[.$C284]" office:value-type="float" office:value="373.575" calcext:value-type="float">
            <text:p>374</text:p>
          </table:table-cell>
          <table:table-cell table:style-name="ce134" table:formula="of:=[.$E$6]+360*[.V$8]/[.$C284]" office:value-type="float" office:value="374.55" calcext:value-type="float">
            <text:p>375</text:p>
          </table:table-cell>
          <table:table-cell table:style-name="ce134" table:formula="of:=[.$E$6]+360*[.W$8]/[.$C284]" office:value-type="float" office:value="375.525" calcext:value-type="float">
            <text:p>376</text:p>
          </table:table-cell>
          <table:table-cell table:style-name="ce134" table:formula="of:=[.$E$6]+360*[.X$8]/[.$C28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85]" office:value-type="float" office:value="17142.8571428571" calcext:value-type="float">
            <text:p>17143</text:p>
          </table:table-cell>
          <table:table-cell table:style-name="ce134" table:formula="of:=[.$E$6]+360*[.D$8]/[.$C285]" office:value-type="float" office:value="357" calcext:value-type="float">
            <text:p>357</text:p>
          </table:table-cell>
          <table:table-cell table:style-name="ce134" table:formula="of:=[.$E$6]+360*[.E$8]/[.$C285]" office:value-type="float" office:value="358.05" calcext:value-type="float">
            <text:p>358</text:p>
          </table:table-cell>
          <table:table-cell table:style-name="ce134" table:formula="of:=[.$E$6]+360*[.F$8]/[.$C285]" office:value-type="float" office:value="359.1" calcext:value-type="float">
            <text:p>359</text:p>
          </table:table-cell>
          <table:table-cell table:style-name="ce134" table:formula="of:=[.$E$6]+360*[.G$8]/[.$C285]" office:value-type="float" office:value="360.15" calcext:value-type="float">
            <text:p>360</text:p>
          </table:table-cell>
          <table:table-cell table:style-name="ce134" table:formula="of:=[.$E$6]+360*[.H$8]/[.$C285]" office:value-type="float" office:value="361.2" calcext:value-type="float">
            <text:p>361</text:p>
          </table:table-cell>
          <table:table-cell table:style-name="ce134" table:formula="of:=[.$E$6]+360*[.I$8]/[.$C285]" office:value-type="float" office:value="362.25" calcext:value-type="float">
            <text:p>362</text:p>
          </table:table-cell>
          <table:table-cell table:style-name="ce134" table:formula="of:=[.$E$6]+360*[.J$8]/[.$C285]" office:value-type="float" office:value="363.3" calcext:value-type="float">
            <text:p>363</text:p>
          </table:table-cell>
          <table:table-cell table:style-name="ce134" table:formula="of:=[.$E$6]+360*[.K$8]/[.$C285]" office:value-type="float" office:value="364.35" calcext:value-type="float">
            <text:p>364</text:p>
          </table:table-cell>
          <table:table-cell table:style-name="ce134" table:formula="of:=[.$E$6]+360*[.L$8]/[.$C285]" office:value-type="float" office:value="365.4" calcext:value-type="float">
            <text:p>365</text:p>
          </table:table-cell>
          <table:table-cell table:style-name="ce134" table:formula="of:=[.$E$6]+360*[.M$8]/[.$C285]" office:value-type="float" office:value="366.45" calcext:value-type="float">
            <text:p>366</text:p>
          </table:table-cell>
          <table:table-cell table:style-name="ce134" table:formula="of:=[.$E$6]+360*[.N$8]/[.$C285]" office:value-type="float" office:value="367.5" calcext:value-type="float">
            <text:p>368</text:p>
          </table:table-cell>
          <table:table-cell table:style-name="ce134" table:formula="of:=[.$E$6]+360*[.O$8]/[.$C285]" office:value-type="float" office:value="368.55" calcext:value-type="float">
            <text:p>369</text:p>
          </table:table-cell>
          <table:table-cell table:style-name="ce134" table:formula="of:=[.$E$6]+360*[.P$8]/[.$C285]" office:value-type="float" office:value="369.6" calcext:value-type="float">
            <text:p>370</text:p>
          </table:table-cell>
          <table:table-cell table:style-name="ce134" table:formula="of:=[.$E$6]+360*[.Q$8]/[.$C285]" office:value-type="float" office:value="370.65" calcext:value-type="float">
            <text:p>371</text:p>
          </table:table-cell>
          <table:table-cell table:style-name="ce134" table:formula="of:=[.$E$6]+360*[.R$8]/[.$C285]" office:value-type="float" office:value="371.7" calcext:value-type="float">
            <text:p>372</text:p>
          </table:table-cell>
          <table:table-cell table:style-name="ce134" table:formula="of:=[.$E$6]+360*[.S$8]/[.$C285]" office:value-type="float" office:value="372.75" calcext:value-type="float">
            <text:p>373</text:p>
          </table:table-cell>
          <table:table-cell table:style-name="ce134" table:formula="of:=[.$E$6]+360*[.T$8]/[.$C285]" office:value-type="float" office:value="373.8" calcext:value-type="float">
            <text:p>374</text:p>
          </table:table-cell>
          <table:table-cell table:style-name="ce134" table:formula="of:=[.$E$6]+360*[.U$8]/[.$C285]" office:value-type="float" office:value="374.85" calcext:value-type="float">
            <text:p>375</text:p>
          </table:table-cell>
          <table:table-cell table:style-name="ce134" table:formula="of:=[.$E$6]+360*[.V$8]/[.$C285]" office:value-type="float" office:value="375.9" calcext:value-type="float">
            <text:p>376</text:p>
          </table:table-cell>
          <table:table-cell table:style-name="ce134" table:formula="of:=[.$E$6]+360*[.W$8]/[.$C285]" office:value-type="float" office:value="376.95" calcext:value-type="float">
            <text:p>377</text:p>
          </table:table-cell>
          <table:table-cell table:style-name="ce134" table:formula="of:=[.$E$6]+360*[.X$8]/[.$C28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86]" office:value-type="float" office:value="16000" calcext:value-type="float">
            <text:p>16000</text:p>
          </table:table-cell>
          <table:table-cell table:style-name="ce134" table:formula="of:=[.$E$6]+360*[.D$8]/[.$C286]" office:value-type="float" office:value="357" calcext:value-type="float">
            <text:p>357</text:p>
          </table:table-cell>
          <table:table-cell table:style-name="ce134" table:formula="of:=[.$E$6]+360*[.E$8]/[.$C286]" office:value-type="float" office:value="358.125" calcext:value-type="float">
            <text:p>358</text:p>
          </table:table-cell>
          <table:table-cell table:style-name="ce134" table:formula="of:=[.$E$6]+360*[.F$8]/[.$C286]" office:value-type="float" office:value="359.25" calcext:value-type="float">
            <text:p>359</text:p>
          </table:table-cell>
          <table:table-cell table:style-name="ce134" table:formula="of:=[.$E$6]+360*[.G$8]/[.$C286]" office:value-type="float" office:value="360.375" calcext:value-type="float">
            <text:p>360</text:p>
          </table:table-cell>
          <table:table-cell table:style-name="ce134" table:formula="of:=[.$E$6]+360*[.H$8]/[.$C286]" office:value-type="float" office:value="361.5" calcext:value-type="float">
            <text:p>362</text:p>
          </table:table-cell>
          <table:table-cell table:style-name="ce134" table:formula="of:=[.$E$6]+360*[.I$8]/[.$C286]" office:value-type="float" office:value="362.625" calcext:value-type="float">
            <text:p>363</text:p>
          </table:table-cell>
          <table:table-cell table:style-name="ce134" table:formula="of:=[.$E$6]+360*[.J$8]/[.$C286]" office:value-type="float" office:value="363.75" calcext:value-type="float">
            <text:p>364</text:p>
          </table:table-cell>
          <table:table-cell table:style-name="ce134" table:formula="of:=[.$E$6]+360*[.K$8]/[.$C286]" office:value-type="float" office:value="364.875" calcext:value-type="float">
            <text:p>365</text:p>
          </table:table-cell>
          <table:table-cell table:style-name="ce134" table:formula="of:=[.$E$6]+360*[.L$8]/[.$C286]" office:value-type="float" office:value="366" calcext:value-type="float">
            <text:p>366</text:p>
          </table:table-cell>
          <table:table-cell table:style-name="ce134" table:formula="of:=[.$E$6]+360*[.M$8]/[.$C286]" office:value-type="float" office:value="367.125" calcext:value-type="float">
            <text:p>367</text:p>
          </table:table-cell>
          <table:table-cell table:style-name="ce134" table:formula="of:=[.$E$6]+360*[.N$8]/[.$C286]" office:value-type="float" office:value="368.25" calcext:value-type="float">
            <text:p>368</text:p>
          </table:table-cell>
          <table:table-cell table:style-name="ce134" table:formula="of:=[.$E$6]+360*[.O$8]/[.$C286]" office:value-type="float" office:value="369.375" calcext:value-type="float">
            <text:p>369</text:p>
          </table:table-cell>
          <table:table-cell table:style-name="ce134" table:formula="of:=[.$E$6]+360*[.P$8]/[.$C286]" office:value-type="float" office:value="370.5" calcext:value-type="float">
            <text:p>371</text:p>
          </table:table-cell>
          <table:table-cell table:style-name="ce134" table:formula="of:=[.$E$6]+360*[.Q$8]/[.$C286]" office:value-type="float" office:value="371.625" calcext:value-type="float">
            <text:p>372</text:p>
          </table:table-cell>
          <table:table-cell table:style-name="ce134" table:formula="of:=[.$E$6]+360*[.R$8]/[.$C286]" office:value-type="float" office:value="372.75" calcext:value-type="float">
            <text:p>373</text:p>
          </table:table-cell>
          <table:table-cell table:style-name="ce134" table:formula="of:=[.$E$6]+360*[.S$8]/[.$C286]" office:value-type="float" office:value="373.875" calcext:value-type="float">
            <text:p>374</text:p>
          </table:table-cell>
          <table:table-cell table:style-name="ce134" table:formula="of:=[.$E$6]+360*[.T$8]/[.$C286]" office:value-type="float" office:value="375" calcext:value-type="float">
            <text:p>375</text:p>
          </table:table-cell>
          <table:table-cell table:style-name="ce134" table:formula="of:=[.$E$6]+360*[.U$8]/[.$C286]" office:value-type="float" office:value="376.125" calcext:value-type="float">
            <text:p>376</text:p>
          </table:table-cell>
          <table:table-cell table:style-name="ce134" table:formula="of:=[.$E$6]+360*[.V$8]/[.$C286]" office:value-type="float" office:value="377.25" calcext:value-type="float">
            <text:p>377</text:p>
          </table:table-cell>
          <table:table-cell table:style-name="ce134" table:formula="of:=[.$E$6]+360*[.W$8]/[.$C286]" office:value-type="float" office:value="378.375" calcext:value-type="float">
            <text:p>378</text:p>
          </table:table-cell>
          <table:table-cell table:style-name="ce134" table:formula="of:=[.$E$6]+360*[.X$8]/[.$C28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87]" office:value-type="float" office:value="15000" calcext:value-type="float">
            <text:p>15000</text:p>
          </table:table-cell>
          <table:table-cell table:style-name="ce134" table:formula="of:=[.$E$6]+360*[.D$8]/[.$C287]" office:value-type="float" office:value="357" calcext:value-type="float">
            <text:p>357</text:p>
          </table:table-cell>
          <table:table-cell table:style-name="ce134" table:formula="of:=[.$E$6]+360*[.E$8]/[.$C287]" office:value-type="float" office:value="358.2" calcext:value-type="float">
            <text:p>358</text:p>
          </table:table-cell>
          <table:table-cell table:style-name="ce134" table:formula="of:=[.$E$6]+360*[.F$8]/[.$C287]" office:value-type="float" office:value="359.4" calcext:value-type="float">
            <text:p>359</text:p>
          </table:table-cell>
          <table:table-cell table:style-name="ce134" table:formula="of:=[.$E$6]+360*[.G$8]/[.$C287]" office:value-type="float" office:value="360.6" calcext:value-type="float">
            <text:p>361</text:p>
          </table:table-cell>
          <table:table-cell table:style-name="ce134" table:formula="of:=[.$E$6]+360*[.H$8]/[.$C287]" office:value-type="float" office:value="361.8" calcext:value-type="float">
            <text:p>362</text:p>
          </table:table-cell>
          <table:table-cell table:style-name="ce134" table:formula="of:=[.$E$6]+360*[.I$8]/[.$C287]" office:value-type="float" office:value="363" calcext:value-type="float">
            <text:p>363</text:p>
          </table:table-cell>
          <table:table-cell table:style-name="ce134" table:formula="of:=[.$E$6]+360*[.J$8]/[.$C287]" office:value-type="float" office:value="364.2" calcext:value-type="float">
            <text:p>364</text:p>
          </table:table-cell>
          <table:table-cell table:style-name="ce134" table:formula="of:=[.$E$6]+360*[.K$8]/[.$C287]" office:value-type="float" office:value="365.4" calcext:value-type="float">
            <text:p>365</text:p>
          </table:table-cell>
          <table:table-cell table:style-name="ce134" table:formula="of:=[.$E$6]+360*[.L$8]/[.$C287]" office:value-type="float" office:value="366.6" calcext:value-type="float">
            <text:p>367</text:p>
          </table:table-cell>
          <table:table-cell table:style-name="ce134" table:formula="of:=[.$E$6]+360*[.M$8]/[.$C287]" office:value-type="float" office:value="367.8" calcext:value-type="float">
            <text:p>368</text:p>
          </table:table-cell>
          <table:table-cell table:style-name="ce134" table:formula="of:=[.$E$6]+360*[.N$8]/[.$C287]" office:value-type="float" office:value="369" calcext:value-type="float">
            <text:p>369</text:p>
          </table:table-cell>
          <table:table-cell table:style-name="ce134" table:formula="of:=[.$E$6]+360*[.O$8]/[.$C287]" office:value-type="float" office:value="370.2" calcext:value-type="float">
            <text:p>370</text:p>
          </table:table-cell>
          <table:table-cell table:style-name="ce134" table:formula="of:=[.$E$6]+360*[.P$8]/[.$C287]" office:value-type="float" office:value="371.4" calcext:value-type="float">
            <text:p>371</text:p>
          </table:table-cell>
          <table:table-cell table:style-name="ce134" table:formula="of:=[.$E$6]+360*[.Q$8]/[.$C287]" office:value-type="float" office:value="372.6" calcext:value-type="float">
            <text:p>373</text:p>
          </table:table-cell>
          <table:table-cell table:style-name="ce134" table:formula="of:=[.$E$6]+360*[.R$8]/[.$C287]" office:value-type="float" office:value="373.8" calcext:value-type="float">
            <text:p>374</text:p>
          </table:table-cell>
          <table:table-cell table:style-name="ce134" table:formula="of:=[.$E$6]+360*[.S$8]/[.$C287]" office:value-type="float" office:value="375" calcext:value-type="float">
            <text:p>375</text:p>
          </table:table-cell>
          <table:table-cell table:style-name="ce134" table:formula="of:=[.$E$6]+360*[.T$8]/[.$C287]" office:value-type="float" office:value="376.2" calcext:value-type="float">
            <text:p>376</text:p>
          </table:table-cell>
          <table:table-cell table:style-name="ce134" table:formula="of:=[.$E$6]+360*[.U$8]/[.$C287]" office:value-type="float" office:value="377.4" calcext:value-type="float">
            <text:p>377</text:p>
          </table:table-cell>
          <table:table-cell table:style-name="ce134" table:formula="of:=[.$E$6]+360*[.V$8]/[.$C287]" office:value-type="float" office:value="378.6" calcext:value-type="float">
            <text:p>379</text:p>
          </table:table-cell>
          <table:table-cell table:style-name="ce134" table:formula="of:=[.$E$6]+360*[.W$8]/[.$C287]" office:value-type="float" office:value="379.8" calcext:value-type="float">
            <text:p>380</text:p>
          </table:table-cell>
          <table:table-cell table:style-name="ce134" table:formula="of:=[.$E$6]+360*[.X$8]/[.$C28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88]" office:value-type="float" office:value="14117.6470588235" calcext:value-type="float">
            <text:p>14118</text:p>
          </table:table-cell>
          <table:table-cell table:style-name="ce134" table:formula="of:=[.$E$6]+360*[.D$8]/[.$C288]" office:value-type="float" office:value="357" calcext:value-type="float">
            <text:p>357</text:p>
          </table:table-cell>
          <table:table-cell table:style-name="ce134" table:formula="of:=[.$E$6]+360*[.E$8]/[.$C288]" office:value-type="float" office:value="358.275" calcext:value-type="float">
            <text:p>358</text:p>
          </table:table-cell>
          <table:table-cell table:style-name="ce134" table:formula="of:=[.$E$6]+360*[.F$8]/[.$C288]" office:value-type="float" office:value="359.55" calcext:value-type="float">
            <text:p>360</text:p>
          </table:table-cell>
          <table:table-cell table:style-name="ce134" table:formula="of:=[.$E$6]+360*[.G$8]/[.$C288]" office:value-type="float" office:value="360.825" calcext:value-type="float">
            <text:p>361</text:p>
          </table:table-cell>
          <table:table-cell table:style-name="ce134" table:formula="of:=[.$E$6]+360*[.H$8]/[.$C288]" office:value-type="float" office:value="362.1" calcext:value-type="float">
            <text:p>362</text:p>
          </table:table-cell>
          <table:table-cell table:style-name="ce134" table:formula="of:=[.$E$6]+360*[.I$8]/[.$C288]" office:value-type="float" office:value="363.375" calcext:value-type="float">
            <text:p>363</text:p>
          </table:table-cell>
          <table:table-cell table:style-name="ce134" table:formula="of:=[.$E$6]+360*[.J$8]/[.$C288]" office:value-type="float" office:value="364.65" calcext:value-type="float">
            <text:p>365</text:p>
          </table:table-cell>
          <table:table-cell table:style-name="ce134" table:formula="of:=[.$E$6]+360*[.K$8]/[.$C288]" office:value-type="float" office:value="365.925" calcext:value-type="float">
            <text:p>366</text:p>
          </table:table-cell>
          <table:table-cell table:style-name="ce134" table:formula="of:=[.$E$6]+360*[.L$8]/[.$C288]" office:value-type="float" office:value="367.2" calcext:value-type="float">
            <text:p>367</text:p>
          </table:table-cell>
          <table:table-cell table:style-name="ce134" table:formula="of:=[.$E$6]+360*[.M$8]/[.$C288]" office:value-type="float" office:value="368.475" calcext:value-type="float">
            <text:p>368</text:p>
          </table:table-cell>
          <table:table-cell table:style-name="ce134" table:formula="of:=[.$E$6]+360*[.N$8]/[.$C288]" office:value-type="float" office:value="369.75" calcext:value-type="float">
            <text:p>370</text:p>
          </table:table-cell>
          <table:table-cell table:style-name="ce134" table:formula="of:=[.$E$6]+360*[.O$8]/[.$C288]" office:value-type="float" office:value="371.025" calcext:value-type="float">
            <text:p>371</text:p>
          </table:table-cell>
          <table:table-cell table:style-name="ce134" table:formula="of:=[.$E$6]+360*[.P$8]/[.$C288]" office:value-type="float" office:value="372.3" calcext:value-type="float">
            <text:p>372</text:p>
          </table:table-cell>
          <table:table-cell table:style-name="ce134" table:formula="of:=[.$E$6]+360*[.Q$8]/[.$C288]" office:value-type="float" office:value="373.575" calcext:value-type="float">
            <text:p>374</text:p>
          </table:table-cell>
          <table:table-cell table:style-name="ce134" table:formula="of:=[.$E$6]+360*[.R$8]/[.$C288]" office:value-type="float" office:value="374.85" calcext:value-type="float">
            <text:p>375</text:p>
          </table:table-cell>
          <table:table-cell table:style-name="ce134" table:formula="of:=[.$E$6]+360*[.S$8]/[.$C288]" office:value-type="float" office:value="376.125" calcext:value-type="float">
            <text:p>376</text:p>
          </table:table-cell>
          <table:table-cell table:style-name="ce134" table:formula="of:=[.$E$6]+360*[.T$8]/[.$C288]" office:value-type="float" office:value="377.4" calcext:value-type="float">
            <text:p>377</text:p>
          </table:table-cell>
          <table:table-cell table:style-name="ce134" table:formula="of:=[.$E$6]+360*[.U$8]/[.$C288]" office:value-type="float" office:value="378.675" calcext:value-type="float">
            <text:p>379</text:p>
          </table:table-cell>
          <table:table-cell table:style-name="ce134" table:formula="of:=[.$E$6]+360*[.V$8]/[.$C288]" office:value-type="float" office:value="379.95" calcext:value-type="float">
            <text:p>380</text:p>
          </table:table-cell>
          <table:table-cell table:style-name="ce134" table:formula="of:=[.$E$6]+360*[.W$8]/[.$C288]" office:value-type="float" office:value="381.225" calcext:value-type="float">
            <text:p>381</text:p>
          </table:table-cell>
          <table:table-cell table:style-name="ce134" table:formula="of:=[.$E$6]+360*[.X$8]/[.$C28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89]" office:value-type="float" office:value="13333.3333333333" calcext:value-type="float">
            <text:p>13333</text:p>
          </table:table-cell>
          <table:table-cell table:style-name="ce134" table:formula="of:=[.$E$6]+360*[.D$8]/[.$C289]" office:value-type="float" office:value="357" calcext:value-type="float">
            <text:p>357</text:p>
          </table:table-cell>
          <table:table-cell table:style-name="ce134" table:formula="of:=[.$E$6]+360*[.E$8]/[.$C289]" office:value-type="float" office:value="358.35" calcext:value-type="float">
            <text:p>358</text:p>
          </table:table-cell>
          <table:table-cell table:style-name="ce134" table:formula="of:=[.$E$6]+360*[.F$8]/[.$C289]" office:value-type="float" office:value="359.7" calcext:value-type="float">
            <text:p>360</text:p>
          </table:table-cell>
          <table:table-cell table:style-name="ce134" table:formula="of:=[.$E$6]+360*[.G$8]/[.$C289]" office:value-type="float" office:value="361.05" calcext:value-type="float">
            <text:p>361</text:p>
          </table:table-cell>
          <table:table-cell table:style-name="ce134" table:formula="of:=[.$E$6]+360*[.H$8]/[.$C289]" office:value-type="float" office:value="362.4" calcext:value-type="float">
            <text:p>362</text:p>
          </table:table-cell>
          <table:table-cell table:style-name="ce134" table:formula="of:=[.$E$6]+360*[.I$8]/[.$C289]" office:value-type="float" office:value="363.75" calcext:value-type="float">
            <text:p>364</text:p>
          </table:table-cell>
          <table:table-cell table:style-name="ce134" table:formula="of:=[.$E$6]+360*[.J$8]/[.$C289]" office:value-type="float" office:value="365.1" calcext:value-type="float">
            <text:p>365</text:p>
          </table:table-cell>
          <table:table-cell table:style-name="ce134" table:formula="of:=[.$E$6]+360*[.K$8]/[.$C289]" office:value-type="float" office:value="366.45" calcext:value-type="float">
            <text:p>366</text:p>
          </table:table-cell>
          <table:table-cell table:style-name="ce134" table:formula="of:=[.$E$6]+360*[.L$8]/[.$C289]" office:value-type="float" office:value="367.8" calcext:value-type="float">
            <text:p>368</text:p>
          </table:table-cell>
          <table:table-cell table:style-name="ce134" table:formula="of:=[.$E$6]+360*[.M$8]/[.$C289]" office:value-type="float" office:value="369.15" calcext:value-type="float">
            <text:p>369</text:p>
          </table:table-cell>
          <table:table-cell table:style-name="ce134" table:formula="of:=[.$E$6]+360*[.N$8]/[.$C289]" office:value-type="float" office:value="370.5" calcext:value-type="float">
            <text:p>371</text:p>
          </table:table-cell>
          <table:table-cell table:style-name="ce134" table:formula="of:=[.$E$6]+360*[.O$8]/[.$C289]" office:value-type="float" office:value="371.85" calcext:value-type="float">
            <text:p>372</text:p>
          </table:table-cell>
          <table:table-cell table:style-name="ce134" table:formula="of:=[.$E$6]+360*[.P$8]/[.$C289]" office:value-type="float" office:value="373.2" calcext:value-type="float">
            <text:p>373</text:p>
          </table:table-cell>
          <table:table-cell table:style-name="ce134" table:formula="of:=[.$E$6]+360*[.Q$8]/[.$C289]" office:value-type="float" office:value="374.55" calcext:value-type="float">
            <text:p>375</text:p>
          </table:table-cell>
          <table:table-cell table:style-name="ce134" table:formula="of:=[.$E$6]+360*[.R$8]/[.$C289]" office:value-type="float" office:value="375.9" calcext:value-type="float">
            <text:p>376</text:p>
          </table:table-cell>
          <table:table-cell table:style-name="ce134" table:formula="of:=[.$E$6]+360*[.S$8]/[.$C289]" office:value-type="float" office:value="377.25" calcext:value-type="float">
            <text:p>377</text:p>
          </table:table-cell>
          <table:table-cell table:style-name="ce134" table:formula="of:=[.$E$6]+360*[.T$8]/[.$C289]" office:value-type="float" office:value="378.6" calcext:value-type="float">
            <text:p>379</text:p>
          </table:table-cell>
          <table:table-cell table:style-name="ce134" table:formula="of:=[.$E$6]+360*[.U$8]/[.$C289]" office:value-type="float" office:value="379.95" calcext:value-type="float">
            <text:p>380</text:p>
          </table:table-cell>
          <table:table-cell table:style-name="ce134" table:formula="of:=[.$E$6]+360*[.V$8]/[.$C289]" office:value-type="float" office:value="381.3" calcext:value-type="float">
            <text:p>381</text:p>
          </table:table-cell>
          <table:table-cell table:style-name="ce134" table:formula="of:=[.$E$6]+360*[.W$8]/[.$C289]" office:value-type="float" office:value="382.65" calcext:value-type="float">
            <text:p>383</text:p>
          </table:table-cell>
          <table:table-cell table:style-name="ce134" table:formula="of:=[.$E$6]+360*[.X$8]/[.$C28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90]" office:value-type="float" office:value="12631.5789473684" calcext:value-type="float">
            <text:p>12632</text:p>
          </table:table-cell>
          <table:table-cell table:style-name="ce134" table:formula="of:=[.$E$6]+360*[.D$8]/[.$C290]" office:value-type="float" office:value="357" calcext:value-type="float">
            <text:p>357</text:p>
          </table:table-cell>
          <table:table-cell table:style-name="ce134" table:formula="of:=[.$E$6]+360*[.E$8]/[.$C290]" office:value-type="float" office:value="358.425" calcext:value-type="float">
            <text:p>358</text:p>
          </table:table-cell>
          <table:table-cell table:style-name="ce134" table:formula="of:=[.$E$6]+360*[.F$8]/[.$C290]" office:value-type="float" office:value="359.85" calcext:value-type="float">
            <text:p>360</text:p>
          </table:table-cell>
          <table:table-cell table:style-name="ce134" table:formula="of:=[.$E$6]+360*[.G$8]/[.$C290]" office:value-type="float" office:value="361.275" calcext:value-type="float">
            <text:p>361</text:p>
          </table:table-cell>
          <table:table-cell table:style-name="ce134" table:formula="of:=[.$E$6]+360*[.H$8]/[.$C290]" office:value-type="float" office:value="362.7" calcext:value-type="float">
            <text:p>363</text:p>
          </table:table-cell>
          <table:table-cell table:style-name="ce134" table:formula="of:=[.$E$6]+360*[.I$8]/[.$C290]" office:value-type="float" office:value="364.125" calcext:value-type="float">
            <text:p>364</text:p>
          </table:table-cell>
          <table:table-cell table:style-name="ce134" table:formula="of:=[.$E$6]+360*[.J$8]/[.$C290]" office:value-type="float" office:value="365.55" calcext:value-type="float">
            <text:p>366</text:p>
          </table:table-cell>
          <table:table-cell table:style-name="ce134" table:formula="of:=[.$E$6]+360*[.K$8]/[.$C290]" office:value-type="float" office:value="366.975" calcext:value-type="float">
            <text:p>367</text:p>
          </table:table-cell>
          <table:table-cell table:style-name="ce134" table:formula="of:=[.$E$6]+360*[.L$8]/[.$C290]" office:value-type="float" office:value="368.4" calcext:value-type="float">
            <text:p>368</text:p>
          </table:table-cell>
          <table:table-cell table:style-name="ce134" table:formula="of:=[.$E$6]+360*[.M$8]/[.$C290]" office:value-type="float" office:value="369.825" calcext:value-type="float">
            <text:p>370</text:p>
          </table:table-cell>
          <table:table-cell table:style-name="ce134" table:formula="of:=[.$E$6]+360*[.N$8]/[.$C290]" office:value-type="float" office:value="371.25" calcext:value-type="float">
            <text:p>371</text:p>
          </table:table-cell>
          <table:table-cell table:style-name="ce134" table:formula="of:=[.$E$6]+360*[.O$8]/[.$C290]" office:value-type="float" office:value="372.675" calcext:value-type="float">
            <text:p>373</text:p>
          </table:table-cell>
          <table:table-cell table:style-name="ce134" table:formula="of:=[.$E$6]+360*[.P$8]/[.$C290]" office:value-type="float" office:value="374.1" calcext:value-type="float">
            <text:p>374</text:p>
          </table:table-cell>
          <table:table-cell table:style-name="ce134" table:formula="of:=[.$E$6]+360*[.Q$8]/[.$C290]" office:value-type="float" office:value="375.525" calcext:value-type="float">
            <text:p>376</text:p>
          </table:table-cell>
          <table:table-cell table:style-name="ce134" table:formula="of:=[.$E$6]+360*[.R$8]/[.$C290]" office:value-type="float" office:value="376.95" calcext:value-type="float">
            <text:p>377</text:p>
          </table:table-cell>
          <table:table-cell table:style-name="ce134" table:formula="of:=[.$E$6]+360*[.S$8]/[.$C290]" office:value-type="float" office:value="378.375" calcext:value-type="float">
            <text:p>378</text:p>
          </table:table-cell>
          <table:table-cell table:style-name="ce134" table:formula="of:=[.$E$6]+360*[.T$8]/[.$C290]" office:value-type="float" office:value="379.8" calcext:value-type="float">
            <text:p>380</text:p>
          </table:table-cell>
          <table:table-cell table:style-name="ce134" table:formula="of:=[.$E$6]+360*[.U$8]/[.$C290]" office:value-type="float" office:value="381.225" calcext:value-type="float">
            <text:p>381</text:p>
          </table:table-cell>
          <table:table-cell table:style-name="ce134" table:formula="of:=[.$E$6]+360*[.V$8]/[.$C290]" office:value-type="float" office:value="382.65" calcext:value-type="float">
            <text:p>383</text:p>
          </table:table-cell>
          <table:table-cell table:style-name="ce134" table:formula="of:=[.$E$6]+360*[.W$8]/[.$C290]" office:value-type="float" office:value="384.075" calcext:value-type="float">
            <text:p>384</text:p>
          </table:table-cell>
          <table:table-cell table:style-name="ce134" table:formula="of:=[.$E$6]+360*[.X$8]/[.$C29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91]" office:value-type="float" office:value="12000" calcext:value-type="float">
            <text:p>12000</text:p>
          </table:table-cell>
          <table:table-cell table:style-name="ce134" table:formula="of:=[.$E$6]+360*[.D$8]/[.$C291]" office:value-type="float" office:value="357" calcext:value-type="float">
            <text:p>357</text:p>
          </table:table-cell>
          <table:table-cell table:style-name="ce134" table:formula="of:=[.$E$6]+360*[.E$8]/[.$C291]" office:value-type="float" office:value="358.5" calcext:value-type="float">
            <text:p>359</text:p>
          </table:table-cell>
          <table:table-cell table:style-name="ce134" table:formula="of:=[.$E$6]+360*[.F$8]/[.$C291]" office:value-type="float" office:value="360" calcext:value-type="float">
            <text:p>360</text:p>
          </table:table-cell>
          <table:table-cell table:style-name="ce134" table:formula="of:=[.$E$6]+360*[.G$8]/[.$C291]" office:value-type="float" office:value="361.5" calcext:value-type="float">
            <text:p>362</text:p>
          </table:table-cell>
          <table:table-cell table:style-name="ce134" table:formula="of:=[.$E$6]+360*[.H$8]/[.$C291]" office:value-type="float" office:value="363" calcext:value-type="float">
            <text:p>363</text:p>
          </table:table-cell>
          <table:table-cell table:style-name="ce134" table:formula="of:=[.$E$6]+360*[.I$8]/[.$C291]" office:value-type="float" office:value="364.5" calcext:value-type="float">
            <text:p>365</text:p>
          </table:table-cell>
          <table:table-cell table:style-name="ce134" table:formula="of:=[.$E$6]+360*[.J$8]/[.$C291]" office:value-type="float" office:value="366" calcext:value-type="float">
            <text:p>366</text:p>
          </table:table-cell>
          <table:table-cell table:style-name="ce134" table:formula="of:=[.$E$6]+360*[.K$8]/[.$C291]" office:value-type="float" office:value="367.5" calcext:value-type="float">
            <text:p>368</text:p>
          </table:table-cell>
          <table:table-cell table:style-name="ce134" table:formula="of:=[.$E$6]+360*[.L$8]/[.$C291]" office:value-type="float" office:value="369" calcext:value-type="float">
            <text:p>369</text:p>
          </table:table-cell>
          <table:table-cell table:style-name="ce134" table:formula="of:=[.$E$6]+360*[.M$8]/[.$C291]" office:value-type="float" office:value="370.5" calcext:value-type="float">
            <text:p>371</text:p>
          </table:table-cell>
          <table:table-cell table:style-name="ce134" table:formula="of:=[.$E$6]+360*[.N$8]/[.$C291]" office:value-type="float" office:value="372" calcext:value-type="float">
            <text:p>372</text:p>
          </table:table-cell>
          <table:table-cell table:style-name="ce134" table:formula="of:=[.$E$6]+360*[.O$8]/[.$C291]" office:value-type="float" office:value="373.5" calcext:value-type="float">
            <text:p>374</text:p>
          </table:table-cell>
          <table:table-cell table:style-name="ce134" table:formula="of:=[.$E$6]+360*[.P$8]/[.$C291]" office:value-type="float" office:value="375" calcext:value-type="float">
            <text:p>375</text:p>
          </table:table-cell>
          <table:table-cell table:style-name="ce134" table:formula="of:=[.$E$6]+360*[.Q$8]/[.$C291]" office:value-type="float" office:value="376.5" calcext:value-type="float">
            <text:p>377</text:p>
          </table:table-cell>
          <table:table-cell table:style-name="ce134" table:formula="of:=[.$E$6]+360*[.R$8]/[.$C291]" office:value-type="float" office:value="378" calcext:value-type="float">
            <text:p>378</text:p>
          </table:table-cell>
          <table:table-cell table:style-name="ce134" table:formula="of:=[.$E$6]+360*[.S$8]/[.$C291]" office:value-type="float" office:value="379.5" calcext:value-type="float">
            <text:p>380</text:p>
          </table:table-cell>
          <table:table-cell table:style-name="ce134" table:formula="of:=[.$E$6]+360*[.T$8]/[.$C291]" office:value-type="float" office:value="381" calcext:value-type="float">
            <text:p>381</text:p>
          </table:table-cell>
          <table:table-cell table:style-name="ce134" table:formula="of:=[.$E$6]+360*[.U$8]/[.$C291]" office:value-type="float" office:value="382.5" calcext:value-type="float">
            <text:p>383</text:p>
          </table:table-cell>
          <table:table-cell table:style-name="ce134" table:formula="of:=[.$E$6]+360*[.V$8]/[.$C291]" office:value-type="float" office:value="384" calcext:value-type="float">
            <text:p>384</text:p>
          </table:table-cell>
          <table:table-cell table:style-name="ce134" table:formula="of:=[.$E$6]+360*[.W$8]/[.$C291]" office:value-type="float" office:value="385.5" calcext:value-type="float">
            <text:p>386</text:p>
          </table:table-cell>
          <table:table-cell table:style-name="ce134" table:formula="of:=[.$E$6]+360*[.X$8]/[.$C29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92]" office:value-type="float" office:value="11428.5714285714" calcext:value-type="float">
            <text:p>11429</text:p>
          </table:table-cell>
          <table:table-cell table:style-name="ce134" table:formula="of:=[.$E$6]+360*[.D$8]/[.$C292]" office:value-type="float" office:value="357" calcext:value-type="float">
            <text:p>357</text:p>
          </table:table-cell>
          <table:table-cell table:style-name="ce134" table:formula="of:=[.$E$6]+360*[.E$8]/[.$C292]" office:value-type="float" office:value="358.575" calcext:value-type="float">
            <text:p>359</text:p>
          </table:table-cell>
          <table:table-cell table:style-name="ce134" table:formula="of:=[.$E$6]+360*[.F$8]/[.$C292]" office:value-type="float" office:value="360.15" calcext:value-type="float">
            <text:p>360</text:p>
          </table:table-cell>
          <table:table-cell table:style-name="ce134" table:formula="of:=[.$E$6]+360*[.G$8]/[.$C292]" office:value-type="float" office:value="361.725" calcext:value-type="float">
            <text:p>362</text:p>
          </table:table-cell>
          <table:table-cell table:style-name="ce134" table:formula="of:=[.$E$6]+360*[.H$8]/[.$C292]" office:value-type="float" office:value="363.3" calcext:value-type="float">
            <text:p>363</text:p>
          </table:table-cell>
          <table:table-cell table:style-name="ce134" table:formula="of:=[.$E$6]+360*[.I$8]/[.$C292]" office:value-type="float" office:value="364.875" calcext:value-type="float">
            <text:p>365</text:p>
          </table:table-cell>
          <table:table-cell table:style-name="ce134" table:formula="of:=[.$E$6]+360*[.J$8]/[.$C292]" office:value-type="float" office:value="366.45" calcext:value-type="float">
            <text:p>366</text:p>
          </table:table-cell>
          <table:table-cell table:style-name="ce134" table:formula="of:=[.$E$6]+360*[.K$8]/[.$C292]" office:value-type="float" office:value="368.025" calcext:value-type="float">
            <text:p>368</text:p>
          </table:table-cell>
          <table:table-cell table:style-name="ce134" table:formula="of:=[.$E$6]+360*[.L$8]/[.$C292]" office:value-type="float" office:value="369.6" calcext:value-type="float">
            <text:p>370</text:p>
          </table:table-cell>
          <table:table-cell table:style-name="ce134" table:formula="of:=[.$E$6]+360*[.M$8]/[.$C292]" office:value-type="float" office:value="371.175" calcext:value-type="float">
            <text:p>371</text:p>
          </table:table-cell>
          <table:table-cell table:style-name="ce134" table:formula="of:=[.$E$6]+360*[.N$8]/[.$C292]" office:value-type="float" office:value="372.75" calcext:value-type="float">
            <text:p>373</text:p>
          </table:table-cell>
          <table:table-cell table:style-name="ce134" table:formula="of:=[.$E$6]+360*[.O$8]/[.$C292]" office:value-type="float" office:value="374.325" calcext:value-type="float">
            <text:p>374</text:p>
          </table:table-cell>
          <table:table-cell table:style-name="ce134" table:formula="of:=[.$E$6]+360*[.P$8]/[.$C292]" office:value-type="float" office:value="375.9" calcext:value-type="float">
            <text:p>376</text:p>
          </table:table-cell>
          <table:table-cell table:style-name="ce134" table:formula="of:=[.$E$6]+360*[.Q$8]/[.$C292]" office:value-type="float" office:value="377.475" calcext:value-type="float">
            <text:p>377</text:p>
          </table:table-cell>
          <table:table-cell table:style-name="ce134" table:formula="of:=[.$E$6]+360*[.R$8]/[.$C292]" office:value-type="float" office:value="379.05" calcext:value-type="float">
            <text:p>379</text:p>
          </table:table-cell>
          <table:table-cell table:style-name="ce134" table:formula="of:=[.$E$6]+360*[.S$8]/[.$C292]" office:value-type="float" office:value="380.625" calcext:value-type="float">
            <text:p>381</text:p>
          </table:table-cell>
          <table:table-cell table:style-name="ce134" table:formula="of:=[.$E$6]+360*[.T$8]/[.$C292]" office:value-type="float" office:value="382.2" calcext:value-type="float">
            <text:p>382</text:p>
          </table:table-cell>
          <table:table-cell table:style-name="ce134" table:formula="of:=[.$E$6]+360*[.U$8]/[.$C292]" office:value-type="float" office:value="383.775" calcext:value-type="float">
            <text:p>384</text:p>
          </table:table-cell>
          <table:table-cell table:style-name="ce134" table:formula="of:=[.$E$6]+360*[.V$8]/[.$C292]" office:value-type="float" office:value="385.35" calcext:value-type="float">
            <text:p>385</text:p>
          </table:table-cell>
          <table:table-cell table:style-name="ce134" table:formula="of:=[.$E$6]+360*[.W$8]/[.$C292]" office:value-type="float" office:value="386.925" calcext:value-type="float">
            <text:p>387</text:p>
          </table:table-cell>
          <table:table-cell table:style-name="ce134" table:formula="of:=[.$E$6]+360*[.X$8]/[.$C29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93]" office:value-type="float" office:value="10909.0909090909" calcext:value-type="float">
            <text:p>10909</text:p>
          </table:table-cell>
          <table:table-cell table:style-name="ce134" table:formula="of:=[.$E$6]+360*[.D$8]/[.$C293]" office:value-type="float" office:value="357" calcext:value-type="float">
            <text:p>357</text:p>
          </table:table-cell>
          <table:table-cell table:style-name="ce134" table:formula="of:=[.$E$6]+360*[.E$8]/[.$C293]" office:value-type="float" office:value="358.65" calcext:value-type="float">
            <text:p>359</text:p>
          </table:table-cell>
          <table:table-cell table:style-name="ce134" table:formula="of:=[.$E$6]+360*[.F$8]/[.$C293]" office:value-type="float" office:value="360.3" calcext:value-type="float">
            <text:p>360</text:p>
          </table:table-cell>
          <table:table-cell table:style-name="ce134" table:formula="of:=[.$E$6]+360*[.G$8]/[.$C293]" office:value-type="float" office:value="361.95" calcext:value-type="float">
            <text:p>362</text:p>
          </table:table-cell>
          <table:table-cell table:style-name="ce134" table:formula="of:=[.$E$6]+360*[.H$8]/[.$C293]" office:value-type="float" office:value="363.6" calcext:value-type="float">
            <text:p>364</text:p>
          </table:table-cell>
          <table:table-cell table:style-name="ce134" table:formula="of:=[.$E$6]+360*[.I$8]/[.$C293]" office:value-type="float" office:value="365.25" calcext:value-type="float">
            <text:p>365</text:p>
          </table:table-cell>
          <table:table-cell table:style-name="ce134" table:formula="of:=[.$E$6]+360*[.J$8]/[.$C293]" office:value-type="float" office:value="366.9" calcext:value-type="float">
            <text:p>367</text:p>
          </table:table-cell>
          <table:table-cell table:style-name="ce134" table:formula="of:=[.$E$6]+360*[.K$8]/[.$C293]" office:value-type="float" office:value="368.55" calcext:value-type="float">
            <text:p>369</text:p>
          </table:table-cell>
          <table:table-cell table:style-name="ce134" table:formula="of:=[.$E$6]+360*[.L$8]/[.$C293]" office:value-type="float" office:value="370.2" calcext:value-type="float">
            <text:p>370</text:p>
          </table:table-cell>
          <table:table-cell table:style-name="ce134" table:formula="of:=[.$E$6]+360*[.M$8]/[.$C293]" office:value-type="float" office:value="371.85" calcext:value-type="float">
            <text:p>372</text:p>
          </table:table-cell>
          <table:table-cell table:style-name="ce134" table:formula="of:=[.$E$6]+360*[.N$8]/[.$C293]" office:value-type="float" office:value="373.5" calcext:value-type="float">
            <text:p>374</text:p>
          </table:table-cell>
          <table:table-cell table:style-name="ce134" table:formula="of:=[.$E$6]+360*[.O$8]/[.$C293]" office:value-type="float" office:value="375.15" calcext:value-type="float">
            <text:p>375</text:p>
          </table:table-cell>
          <table:table-cell table:style-name="ce134" table:formula="of:=[.$E$6]+360*[.P$8]/[.$C293]" office:value-type="float" office:value="376.8" calcext:value-type="float">
            <text:p>377</text:p>
          </table:table-cell>
          <table:table-cell table:style-name="ce134" table:formula="of:=[.$E$6]+360*[.Q$8]/[.$C293]" office:value-type="float" office:value="378.45" calcext:value-type="float">
            <text:p>378</text:p>
          </table:table-cell>
          <table:table-cell table:style-name="ce134" table:formula="of:=[.$E$6]+360*[.R$8]/[.$C293]" office:value-type="float" office:value="380.1" calcext:value-type="float">
            <text:p>380</text:p>
          </table:table-cell>
          <table:table-cell table:style-name="ce134" table:formula="of:=[.$E$6]+360*[.S$8]/[.$C293]" office:value-type="float" office:value="381.75" calcext:value-type="float">
            <text:p>382</text:p>
          </table:table-cell>
          <table:table-cell table:style-name="ce134" table:formula="of:=[.$E$6]+360*[.T$8]/[.$C293]" office:value-type="float" office:value="383.4" calcext:value-type="float">
            <text:p>383</text:p>
          </table:table-cell>
          <table:table-cell table:style-name="ce134" table:formula="of:=[.$E$6]+360*[.U$8]/[.$C293]" office:value-type="float" office:value="385.05" calcext:value-type="float">
            <text:p>385</text:p>
          </table:table-cell>
          <table:table-cell table:style-name="ce134" table:formula="of:=[.$E$6]+360*[.V$8]/[.$C293]" office:value-type="float" office:value="386.7" calcext:value-type="float">
            <text:p>387</text:p>
          </table:table-cell>
          <table:table-cell table:style-name="ce134" table:formula="of:=[.$E$6]+360*[.W$8]/[.$C293]" office:value-type="float" office:value="388.35" calcext:value-type="float">
            <text:p>388</text:p>
          </table:table-cell>
          <table:table-cell table:style-name="ce134" table:formula="of:=[.$E$6]+360*[.X$8]/[.$C29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94]" office:value-type="float" office:value="10434.7826086957" calcext:value-type="float">
            <text:p>10435</text:p>
          </table:table-cell>
          <table:table-cell table:style-name="ce134" table:formula="of:=[.$E$6]+360*[.D$8]/[.$C294]" office:value-type="float" office:value="357" calcext:value-type="float">
            <text:p>357</text:p>
          </table:table-cell>
          <table:table-cell table:style-name="ce134" table:formula="of:=[.$E$6]+360*[.E$8]/[.$C294]" office:value-type="float" office:value="358.725" calcext:value-type="float">
            <text:p>359</text:p>
          </table:table-cell>
          <table:table-cell table:style-name="ce134" table:formula="of:=[.$E$6]+360*[.F$8]/[.$C294]" office:value-type="float" office:value="360.45" calcext:value-type="float">
            <text:p>360</text:p>
          </table:table-cell>
          <table:table-cell table:style-name="ce134" table:formula="of:=[.$E$6]+360*[.G$8]/[.$C294]" office:value-type="float" office:value="362.175" calcext:value-type="float">
            <text:p>362</text:p>
          </table:table-cell>
          <table:table-cell table:style-name="ce134" table:formula="of:=[.$E$6]+360*[.H$8]/[.$C294]" office:value-type="float" office:value="363.9" calcext:value-type="float">
            <text:p>364</text:p>
          </table:table-cell>
          <table:table-cell table:style-name="ce134" table:formula="of:=[.$E$6]+360*[.I$8]/[.$C294]" office:value-type="float" office:value="365.625" calcext:value-type="float">
            <text:p>366</text:p>
          </table:table-cell>
          <table:table-cell table:style-name="ce134" table:formula="of:=[.$E$6]+360*[.J$8]/[.$C294]" office:value-type="float" office:value="367.35" calcext:value-type="float">
            <text:p>367</text:p>
          </table:table-cell>
          <table:table-cell table:style-name="ce134" table:formula="of:=[.$E$6]+360*[.K$8]/[.$C294]" office:value-type="float" office:value="369.075" calcext:value-type="float">
            <text:p>369</text:p>
          </table:table-cell>
          <table:table-cell table:style-name="ce134" table:formula="of:=[.$E$6]+360*[.L$8]/[.$C294]" office:value-type="float" office:value="370.8" calcext:value-type="float">
            <text:p>371</text:p>
          </table:table-cell>
          <table:table-cell table:style-name="ce134" table:formula="of:=[.$E$6]+360*[.M$8]/[.$C294]" office:value-type="float" office:value="372.525" calcext:value-type="float">
            <text:p>373</text:p>
          </table:table-cell>
          <table:table-cell table:style-name="ce134" table:formula="of:=[.$E$6]+360*[.N$8]/[.$C294]" office:value-type="float" office:value="374.25" calcext:value-type="float">
            <text:p>374</text:p>
          </table:table-cell>
          <table:table-cell table:style-name="ce134" table:formula="of:=[.$E$6]+360*[.O$8]/[.$C294]" office:value-type="float" office:value="375.975" calcext:value-type="float">
            <text:p>376</text:p>
          </table:table-cell>
          <table:table-cell table:style-name="ce134" table:formula="of:=[.$E$6]+360*[.P$8]/[.$C294]" office:value-type="float" office:value="377.7" calcext:value-type="float">
            <text:p>378</text:p>
          </table:table-cell>
          <table:table-cell table:style-name="ce134" table:formula="of:=[.$E$6]+360*[.Q$8]/[.$C294]" office:value-type="float" office:value="379.425" calcext:value-type="float">
            <text:p>379</text:p>
          </table:table-cell>
          <table:table-cell table:style-name="ce134" table:formula="of:=[.$E$6]+360*[.R$8]/[.$C294]" office:value-type="float" office:value="381.15" calcext:value-type="float">
            <text:p>381</text:p>
          </table:table-cell>
          <table:table-cell table:style-name="ce134" table:formula="of:=[.$E$6]+360*[.S$8]/[.$C294]" office:value-type="float" office:value="382.875" calcext:value-type="float">
            <text:p>383</text:p>
          </table:table-cell>
          <table:table-cell table:style-name="ce134" table:formula="of:=[.$E$6]+360*[.T$8]/[.$C294]" office:value-type="float" office:value="384.6" calcext:value-type="float">
            <text:p>385</text:p>
          </table:table-cell>
          <table:table-cell table:style-name="ce134" table:formula="of:=[.$E$6]+360*[.U$8]/[.$C294]" office:value-type="float" office:value="386.325" calcext:value-type="float">
            <text:p>386</text:p>
          </table:table-cell>
          <table:table-cell table:style-name="ce134" table:formula="of:=[.$E$6]+360*[.V$8]/[.$C294]" office:value-type="float" office:value="388.05" calcext:value-type="float">
            <text:p>388</text:p>
          </table:table-cell>
          <table:table-cell table:style-name="ce134" table:formula="of:=[.$E$6]+360*[.W$8]/[.$C294]" office:value-type="float" office:value="389.775" calcext:value-type="float">
            <text:p>390</text:p>
          </table:table-cell>
          <table:table-cell table:style-name="ce134" table:formula="of:=[.$E$6]+360*[.X$8]/[.$C29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95]" office:value-type="float" office:value="10000" calcext:value-type="float">
            <text:p>10000</text:p>
          </table:table-cell>
          <table:table-cell table:style-name="ce134" table:formula="of:=[.$E$6]+360*[.D$8]/[.$C295]" office:value-type="float" office:value="357" calcext:value-type="float">
            <text:p>357</text:p>
          </table:table-cell>
          <table:table-cell table:style-name="ce134" table:formula="of:=[.$E$6]+360*[.E$8]/[.$C295]" office:value-type="float" office:value="358.8" calcext:value-type="float">
            <text:p>359</text:p>
          </table:table-cell>
          <table:table-cell table:style-name="ce134" table:formula="of:=[.$E$6]+360*[.F$8]/[.$C295]" office:value-type="float" office:value="360.6" calcext:value-type="float">
            <text:p>361</text:p>
          </table:table-cell>
          <table:table-cell table:style-name="ce134" table:formula="of:=[.$E$6]+360*[.G$8]/[.$C295]" office:value-type="float" office:value="362.4" calcext:value-type="float">
            <text:p>362</text:p>
          </table:table-cell>
          <table:table-cell table:style-name="ce134" table:formula="of:=[.$E$6]+360*[.H$8]/[.$C295]" office:value-type="float" office:value="364.2" calcext:value-type="float">
            <text:p>364</text:p>
          </table:table-cell>
          <table:table-cell table:style-name="ce134" table:formula="of:=[.$E$6]+360*[.I$8]/[.$C295]" office:value-type="float" office:value="366" calcext:value-type="float">
            <text:p>366</text:p>
          </table:table-cell>
          <table:table-cell table:style-name="ce134" table:formula="of:=[.$E$6]+360*[.J$8]/[.$C295]" office:value-type="float" office:value="367.8" calcext:value-type="float">
            <text:p>368</text:p>
          </table:table-cell>
          <table:table-cell table:style-name="ce134" table:formula="of:=[.$E$6]+360*[.K$8]/[.$C295]" office:value-type="float" office:value="369.6" calcext:value-type="float">
            <text:p>370</text:p>
          </table:table-cell>
          <table:table-cell table:style-name="ce134" table:formula="of:=[.$E$6]+360*[.L$8]/[.$C295]" office:value-type="float" office:value="371.4" calcext:value-type="float">
            <text:p>371</text:p>
          </table:table-cell>
          <table:table-cell table:style-name="ce134" table:formula="of:=[.$E$6]+360*[.M$8]/[.$C295]" office:value-type="float" office:value="373.2" calcext:value-type="float">
            <text:p>373</text:p>
          </table:table-cell>
          <table:table-cell table:style-name="ce134" table:formula="of:=[.$E$6]+360*[.N$8]/[.$C295]" office:value-type="float" office:value="375" calcext:value-type="float">
            <text:p>375</text:p>
          </table:table-cell>
          <table:table-cell table:style-name="ce134" table:formula="of:=[.$E$6]+360*[.O$8]/[.$C295]" office:value-type="float" office:value="376.8" calcext:value-type="float">
            <text:p>377</text:p>
          </table:table-cell>
          <table:table-cell table:style-name="ce134" table:formula="of:=[.$E$6]+360*[.P$8]/[.$C295]" office:value-type="float" office:value="378.6" calcext:value-type="float">
            <text:p>379</text:p>
          </table:table-cell>
          <table:table-cell table:style-name="ce134" table:formula="of:=[.$E$6]+360*[.Q$8]/[.$C295]" office:value-type="float" office:value="380.4" calcext:value-type="float">
            <text:p>380</text:p>
          </table:table-cell>
          <table:table-cell table:style-name="ce134" table:formula="of:=[.$E$6]+360*[.R$8]/[.$C295]" office:value-type="float" office:value="382.2" calcext:value-type="float">
            <text:p>382</text:p>
          </table:table-cell>
          <table:table-cell table:style-name="ce134" table:formula="of:=[.$E$6]+360*[.S$8]/[.$C295]" office:value-type="float" office:value="384" calcext:value-type="float">
            <text:p>384</text:p>
          </table:table-cell>
          <table:table-cell table:style-name="ce134" table:formula="of:=[.$E$6]+360*[.T$8]/[.$C295]" office:value-type="float" office:value="385.8" calcext:value-type="float">
            <text:p>386</text:p>
          </table:table-cell>
          <table:table-cell table:style-name="ce134" table:formula="of:=[.$E$6]+360*[.U$8]/[.$C295]" office:value-type="float" office:value="387.6" calcext:value-type="float">
            <text:p>388</text:p>
          </table:table-cell>
          <table:table-cell table:style-name="ce134" table:formula="of:=[.$E$6]+360*[.V$8]/[.$C295]" office:value-type="float" office:value="389.4" calcext:value-type="float">
            <text:p>389</text:p>
          </table:table-cell>
          <table:table-cell table:style-name="ce134" table:formula="of:=[.$E$6]+360*[.W$8]/[.$C295]" office:value-type="float" office:value="391.2" calcext:value-type="float">
            <text:p>391</text:p>
          </table:table-cell>
          <table:table-cell table:style-name="ce134" table:formula="of:=[.$E$6]+360*[.X$8]/[.$C29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96]" office:value-type="float" office:value="9600" calcext:value-type="float">
            <text:p>9600</text:p>
          </table:table-cell>
          <table:table-cell table:style-name="ce134" table:formula="of:=[.$E$6]+360*[.D$8]/[.$C296]" office:value-type="float" office:value="357" calcext:value-type="float">
            <text:p>357</text:p>
          </table:table-cell>
          <table:table-cell table:style-name="ce134" table:formula="of:=[.$E$6]+360*[.E$8]/[.$C296]" office:value-type="float" office:value="358.875" calcext:value-type="float">
            <text:p>359</text:p>
          </table:table-cell>
          <table:table-cell table:style-name="ce134" table:formula="of:=[.$E$6]+360*[.F$8]/[.$C296]" office:value-type="float" office:value="360.75" calcext:value-type="float">
            <text:p>361</text:p>
          </table:table-cell>
          <table:table-cell table:style-name="ce134" table:formula="of:=[.$E$6]+360*[.G$8]/[.$C296]" office:value-type="float" office:value="362.625" calcext:value-type="float">
            <text:p>363</text:p>
          </table:table-cell>
          <table:table-cell table:style-name="ce134" table:formula="of:=[.$E$6]+360*[.H$8]/[.$C296]" office:value-type="float" office:value="364.5" calcext:value-type="float">
            <text:p>365</text:p>
          </table:table-cell>
          <table:table-cell table:style-name="ce134" table:formula="of:=[.$E$6]+360*[.I$8]/[.$C296]" office:value-type="float" office:value="366.375" calcext:value-type="float">
            <text:p>366</text:p>
          </table:table-cell>
          <table:table-cell table:style-name="ce134" table:formula="of:=[.$E$6]+360*[.J$8]/[.$C296]" office:value-type="float" office:value="368.25" calcext:value-type="float">
            <text:p>368</text:p>
          </table:table-cell>
          <table:table-cell table:style-name="ce134" table:formula="of:=[.$E$6]+360*[.K$8]/[.$C296]" office:value-type="float" office:value="370.125" calcext:value-type="float">
            <text:p>370</text:p>
          </table:table-cell>
          <table:table-cell table:style-name="ce134" table:formula="of:=[.$E$6]+360*[.L$8]/[.$C296]" office:value-type="float" office:value="372" calcext:value-type="float">
            <text:p>372</text:p>
          </table:table-cell>
          <table:table-cell table:style-name="ce134" table:formula="of:=[.$E$6]+360*[.M$8]/[.$C296]" office:value-type="float" office:value="373.875" calcext:value-type="float">
            <text:p>374</text:p>
          </table:table-cell>
          <table:table-cell table:style-name="ce134" table:formula="of:=[.$E$6]+360*[.N$8]/[.$C296]" office:value-type="float" office:value="375.75" calcext:value-type="float">
            <text:p>376</text:p>
          </table:table-cell>
          <table:table-cell table:style-name="ce134" table:formula="of:=[.$E$6]+360*[.O$8]/[.$C296]" office:value-type="float" office:value="377.625" calcext:value-type="float">
            <text:p>378</text:p>
          </table:table-cell>
          <table:table-cell table:style-name="ce134" table:formula="of:=[.$E$6]+360*[.P$8]/[.$C296]" office:value-type="float" office:value="379.5" calcext:value-type="float">
            <text:p>380</text:p>
          </table:table-cell>
          <table:table-cell table:style-name="ce134" table:formula="of:=[.$E$6]+360*[.Q$8]/[.$C296]" office:value-type="float" office:value="381.375" calcext:value-type="float">
            <text:p>381</text:p>
          </table:table-cell>
          <table:table-cell table:style-name="ce134" table:formula="of:=[.$E$6]+360*[.R$8]/[.$C296]" office:value-type="float" office:value="383.25" calcext:value-type="float">
            <text:p>383</text:p>
          </table:table-cell>
          <table:table-cell table:style-name="ce134" table:formula="of:=[.$E$6]+360*[.S$8]/[.$C296]" office:value-type="float" office:value="385.125" calcext:value-type="float">
            <text:p>385</text:p>
          </table:table-cell>
          <table:table-cell table:style-name="ce134" table:formula="of:=[.$E$6]+360*[.T$8]/[.$C296]" office:value-type="float" office:value="387" calcext:value-type="float">
            <text:p>387</text:p>
          </table:table-cell>
          <table:table-cell table:style-name="ce134" table:formula="of:=[.$E$6]+360*[.U$8]/[.$C296]" office:value-type="float" office:value="388.875" calcext:value-type="float">
            <text:p>389</text:p>
          </table:table-cell>
          <table:table-cell table:style-name="ce134" table:formula="of:=[.$E$6]+360*[.V$8]/[.$C296]" office:value-type="float" office:value="390.75" calcext:value-type="float">
            <text:p>391</text:p>
          </table:table-cell>
          <table:table-cell table:style-name="ce134" table:formula="of:=[.$E$6]+360*[.W$8]/[.$C296]" office:value-type="float" office:value="392.625" calcext:value-type="float">
            <text:p>393</text:p>
          </table:table-cell>
          <table:table-cell table:style-name="ce134" table:formula="of:=[.$E$6]+360*[.X$8]/[.$C29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97]" office:value-type="float" office:value="9230.76923076923" calcext:value-type="float">
            <text:p>9231</text:p>
          </table:table-cell>
          <table:table-cell table:style-name="ce134" table:formula="of:=[.$E$6]+360*[.D$8]/[.$C297]" office:value-type="float" office:value="357" calcext:value-type="float">
            <text:p>357</text:p>
          </table:table-cell>
          <table:table-cell table:style-name="ce134" table:formula="of:=[.$E$6]+360*[.E$8]/[.$C297]" office:value-type="float" office:value="358.95" calcext:value-type="float">
            <text:p>359</text:p>
          </table:table-cell>
          <table:table-cell table:style-name="ce134" table:formula="of:=[.$E$6]+360*[.F$8]/[.$C297]" office:value-type="float" office:value="360.9" calcext:value-type="float">
            <text:p>361</text:p>
          </table:table-cell>
          <table:table-cell table:style-name="ce134" table:formula="of:=[.$E$6]+360*[.G$8]/[.$C297]" office:value-type="float" office:value="362.85" calcext:value-type="float">
            <text:p>363</text:p>
          </table:table-cell>
          <table:table-cell table:style-name="ce134" table:formula="of:=[.$E$6]+360*[.H$8]/[.$C297]" office:value-type="float" office:value="364.8" calcext:value-type="float">
            <text:p>365</text:p>
          </table:table-cell>
          <table:table-cell table:style-name="ce134" table:formula="of:=[.$E$6]+360*[.I$8]/[.$C297]" office:value-type="float" office:value="366.75" calcext:value-type="float">
            <text:p>367</text:p>
          </table:table-cell>
          <table:table-cell table:style-name="ce134" table:formula="of:=[.$E$6]+360*[.J$8]/[.$C297]" office:value-type="float" office:value="368.7" calcext:value-type="float">
            <text:p>369</text:p>
          </table:table-cell>
          <table:table-cell table:style-name="ce134" table:formula="of:=[.$E$6]+360*[.K$8]/[.$C297]" office:value-type="float" office:value="370.65" calcext:value-type="float">
            <text:p>371</text:p>
          </table:table-cell>
          <table:table-cell table:style-name="ce134" table:formula="of:=[.$E$6]+360*[.L$8]/[.$C297]" office:value-type="float" office:value="372.6" calcext:value-type="float">
            <text:p>373</text:p>
          </table:table-cell>
          <table:table-cell table:style-name="ce134" table:formula="of:=[.$E$6]+360*[.M$8]/[.$C297]" office:value-type="float" office:value="374.55" calcext:value-type="float">
            <text:p>375</text:p>
          </table:table-cell>
          <table:table-cell table:style-name="ce134" table:formula="of:=[.$E$6]+360*[.N$8]/[.$C297]" office:value-type="float" office:value="376.5" calcext:value-type="float">
            <text:p>377</text:p>
          </table:table-cell>
          <table:table-cell table:style-name="ce134" table:formula="of:=[.$E$6]+360*[.O$8]/[.$C297]" office:value-type="float" office:value="378.45" calcext:value-type="float">
            <text:p>378</text:p>
          </table:table-cell>
          <table:table-cell table:style-name="ce134" table:formula="of:=[.$E$6]+360*[.P$8]/[.$C297]" office:value-type="float" office:value="380.4" calcext:value-type="float">
            <text:p>380</text:p>
          </table:table-cell>
          <table:table-cell table:style-name="ce134" table:formula="of:=[.$E$6]+360*[.Q$8]/[.$C297]" office:value-type="float" office:value="382.35" calcext:value-type="float">
            <text:p>382</text:p>
          </table:table-cell>
          <table:table-cell table:style-name="ce134" table:formula="of:=[.$E$6]+360*[.R$8]/[.$C297]" office:value-type="float" office:value="384.3" calcext:value-type="float">
            <text:p>384</text:p>
          </table:table-cell>
          <table:table-cell table:style-name="ce134" table:formula="of:=[.$E$6]+360*[.S$8]/[.$C297]" office:value-type="float" office:value="386.25" calcext:value-type="float">
            <text:p>386</text:p>
          </table:table-cell>
          <table:table-cell table:style-name="ce134" table:formula="of:=[.$E$6]+360*[.T$8]/[.$C297]" office:value-type="float" office:value="388.2" calcext:value-type="float">
            <text:p>388</text:p>
          </table:table-cell>
          <table:table-cell table:style-name="ce134" table:formula="of:=[.$E$6]+360*[.U$8]/[.$C297]" office:value-type="float" office:value="390.15" calcext:value-type="float">
            <text:p>390</text:p>
          </table:table-cell>
          <table:table-cell table:style-name="ce134" table:formula="of:=[.$E$6]+360*[.V$8]/[.$C297]" office:value-type="float" office:value="392.1" calcext:value-type="float">
            <text:p>392</text:p>
          </table:table-cell>
          <table:table-cell table:style-name="ce134" table:formula="of:=[.$E$6]+360*[.W$8]/[.$C297]" office:value-type="float" office:value="394.05" calcext:value-type="float">
            <text:p>394</text:p>
          </table:table-cell>
          <table:table-cell table:style-name="ce134" table:formula="of:=[.$E$6]+360*[.X$8]/[.$C29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98]" office:value-type="float" office:value="8888.88888888889" calcext:value-type="float">
            <text:p>8889</text:p>
          </table:table-cell>
          <table:table-cell table:style-name="ce134" table:formula="of:=[.$E$6]+360*[.D$8]/[.$C298]" office:value-type="float" office:value="357" calcext:value-type="float">
            <text:p>357</text:p>
          </table:table-cell>
          <table:table-cell table:style-name="ce134" table:formula="of:=[.$E$6]+360*[.E$8]/[.$C298]" office:value-type="float" office:value="359.025" calcext:value-type="float">
            <text:p>359</text:p>
          </table:table-cell>
          <table:table-cell table:style-name="ce134" table:formula="of:=[.$E$6]+360*[.F$8]/[.$C298]" office:value-type="float" office:value="361.05" calcext:value-type="float">
            <text:p>361</text:p>
          </table:table-cell>
          <table:table-cell table:style-name="ce134" table:formula="of:=[.$E$6]+360*[.G$8]/[.$C298]" office:value-type="float" office:value="363.075" calcext:value-type="float">
            <text:p>363</text:p>
          </table:table-cell>
          <table:table-cell table:style-name="ce134" table:formula="of:=[.$E$6]+360*[.H$8]/[.$C298]" office:value-type="float" office:value="365.1" calcext:value-type="float">
            <text:p>365</text:p>
          </table:table-cell>
          <table:table-cell table:style-name="ce134" table:formula="of:=[.$E$6]+360*[.I$8]/[.$C298]" office:value-type="float" office:value="367.125" calcext:value-type="float">
            <text:p>367</text:p>
          </table:table-cell>
          <table:table-cell table:style-name="ce134" table:formula="of:=[.$E$6]+360*[.J$8]/[.$C298]" office:value-type="float" office:value="369.15" calcext:value-type="float">
            <text:p>369</text:p>
          </table:table-cell>
          <table:table-cell table:style-name="ce134" table:formula="of:=[.$E$6]+360*[.K$8]/[.$C298]" office:value-type="float" office:value="371.175" calcext:value-type="float">
            <text:p>371</text:p>
          </table:table-cell>
          <table:table-cell table:style-name="ce134" table:formula="of:=[.$E$6]+360*[.L$8]/[.$C298]" office:value-type="float" office:value="373.2" calcext:value-type="float">
            <text:p>373</text:p>
          </table:table-cell>
          <table:table-cell table:style-name="ce134" table:formula="of:=[.$E$6]+360*[.M$8]/[.$C298]" office:value-type="float" office:value="375.225" calcext:value-type="float">
            <text:p>375</text:p>
          </table:table-cell>
          <table:table-cell table:style-name="ce134" table:formula="of:=[.$E$6]+360*[.N$8]/[.$C298]" office:value-type="float" office:value="377.25" calcext:value-type="float">
            <text:p>377</text:p>
          </table:table-cell>
          <table:table-cell table:style-name="ce134" table:formula="of:=[.$E$6]+360*[.O$8]/[.$C298]" office:value-type="float" office:value="379.275" calcext:value-type="float">
            <text:p>379</text:p>
          </table:table-cell>
          <table:table-cell table:style-name="ce134" table:formula="of:=[.$E$6]+360*[.P$8]/[.$C298]" office:value-type="float" office:value="381.3" calcext:value-type="float">
            <text:p>381</text:p>
          </table:table-cell>
          <table:table-cell table:style-name="ce134" table:formula="of:=[.$E$6]+360*[.Q$8]/[.$C298]" office:value-type="float" office:value="383.325" calcext:value-type="float">
            <text:p>383</text:p>
          </table:table-cell>
          <table:table-cell table:style-name="ce134" table:formula="of:=[.$E$6]+360*[.R$8]/[.$C298]" office:value-type="float" office:value="385.35" calcext:value-type="float">
            <text:p>385</text:p>
          </table:table-cell>
          <table:table-cell table:style-name="ce134" table:formula="of:=[.$E$6]+360*[.S$8]/[.$C298]" office:value-type="float" office:value="387.375" calcext:value-type="float">
            <text:p>387</text:p>
          </table:table-cell>
          <table:table-cell table:style-name="ce134" table:formula="of:=[.$E$6]+360*[.T$8]/[.$C298]" office:value-type="float" office:value="389.4" calcext:value-type="float">
            <text:p>389</text:p>
          </table:table-cell>
          <table:table-cell table:style-name="ce134" table:formula="of:=[.$E$6]+360*[.U$8]/[.$C298]" office:value-type="float" office:value="391.425" calcext:value-type="float">
            <text:p>391</text:p>
          </table:table-cell>
          <table:table-cell table:style-name="ce134" table:formula="of:=[.$E$6]+360*[.V$8]/[.$C298]" office:value-type="float" office:value="393.45" calcext:value-type="float">
            <text:p>393</text:p>
          </table:table-cell>
          <table:table-cell table:style-name="ce134" table:formula="of:=[.$E$6]+360*[.W$8]/[.$C298]" office:value-type="float" office:value="395.475" calcext:value-type="float">
            <text:p>395</text:p>
          </table:table-cell>
          <table:table-cell table:style-name="ce134" table:formula="of:=[.$E$6]+360*[.X$8]/[.$C29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99]" office:value-type="float" office:value="8571.42857142857" calcext:value-type="float">
            <text:p>8571</text:p>
          </table:table-cell>
          <table:table-cell table:style-name="ce134" table:formula="of:=[.$E$6]+360*[.D$8]/[.$C299]" office:value-type="float" office:value="357" calcext:value-type="float">
            <text:p>357</text:p>
          </table:table-cell>
          <table:table-cell table:style-name="ce134" table:formula="of:=[.$E$6]+360*[.E$8]/[.$C299]" office:value-type="float" office:value="359.1" calcext:value-type="float">
            <text:p>359</text:p>
          </table:table-cell>
          <table:table-cell table:style-name="ce134" table:formula="of:=[.$E$6]+360*[.F$8]/[.$C299]" office:value-type="float" office:value="361.2" calcext:value-type="float">
            <text:p>361</text:p>
          </table:table-cell>
          <table:table-cell table:style-name="ce134" table:formula="of:=[.$E$6]+360*[.G$8]/[.$C299]" office:value-type="float" office:value="363.3" calcext:value-type="float">
            <text:p>363</text:p>
          </table:table-cell>
          <table:table-cell table:style-name="ce134" table:formula="of:=[.$E$6]+360*[.H$8]/[.$C299]" office:value-type="float" office:value="365.4" calcext:value-type="float">
            <text:p>365</text:p>
          </table:table-cell>
          <table:table-cell table:style-name="ce134" table:formula="of:=[.$E$6]+360*[.I$8]/[.$C299]" office:value-type="float" office:value="367.5" calcext:value-type="float">
            <text:p>368</text:p>
          </table:table-cell>
          <table:table-cell table:style-name="ce134" table:formula="of:=[.$E$6]+360*[.J$8]/[.$C299]" office:value-type="float" office:value="369.6" calcext:value-type="float">
            <text:p>370</text:p>
          </table:table-cell>
          <table:table-cell table:style-name="ce134" table:formula="of:=[.$E$6]+360*[.K$8]/[.$C299]" office:value-type="float" office:value="371.7" calcext:value-type="float">
            <text:p>372</text:p>
          </table:table-cell>
          <table:table-cell table:style-name="ce134" table:formula="of:=[.$E$6]+360*[.L$8]/[.$C299]" office:value-type="float" office:value="373.8" calcext:value-type="float">
            <text:p>374</text:p>
          </table:table-cell>
          <table:table-cell table:style-name="ce134" table:formula="of:=[.$E$6]+360*[.M$8]/[.$C299]" office:value-type="float" office:value="375.9" calcext:value-type="float">
            <text:p>376</text:p>
          </table:table-cell>
          <table:table-cell table:style-name="ce134" table:formula="of:=[.$E$6]+360*[.N$8]/[.$C299]" office:value-type="float" office:value="378" calcext:value-type="float">
            <text:p>378</text:p>
          </table:table-cell>
          <table:table-cell table:style-name="ce134" table:formula="of:=[.$E$6]+360*[.O$8]/[.$C299]" office:value-type="float" office:value="380.1" calcext:value-type="float">
            <text:p>380</text:p>
          </table:table-cell>
          <table:table-cell table:style-name="ce134" table:formula="of:=[.$E$6]+360*[.P$8]/[.$C299]" office:value-type="float" office:value="382.2" calcext:value-type="float">
            <text:p>382</text:p>
          </table:table-cell>
          <table:table-cell table:style-name="ce134" table:formula="of:=[.$E$6]+360*[.Q$8]/[.$C299]" office:value-type="float" office:value="384.3" calcext:value-type="float">
            <text:p>384</text:p>
          </table:table-cell>
          <table:table-cell table:style-name="ce134" table:formula="of:=[.$E$6]+360*[.R$8]/[.$C299]" office:value-type="float" office:value="386.4" calcext:value-type="float">
            <text:p>386</text:p>
          </table:table-cell>
          <table:table-cell table:style-name="ce134" table:formula="of:=[.$E$6]+360*[.S$8]/[.$C299]" office:value-type="float" office:value="388.5" calcext:value-type="float">
            <text:p>389</text:p>
          </table:table-cell>
          <table:table-cell table:style-name="ce134" table:formula="of:=[.$E$6]+360*[.T$8]/[.$C299]" office:value-type="float" office:value="390.6" calcext:value-type="float">
            <text:p>391</text:p>
          </table:table-cell>
          <table:table-cell table:style-name="ce134" table:formula="of:=[.$E$6]+360*[.U$8]/[.$C299]" office:value-type="float" office:value="392.7" calcext:value-type="float">
            <text:p>393</text:p>
          </table:table-cell>
          <table:table-cell table:style-name="ce134" table:formula="of:=[.$E$6]+360*[.V$8]/[.$C299]" office:value-type="float" office:value="394.8" calcext:value-type="float">
            <text:p>395</text:p>
          </table:table-cell>
          <table:table-cell table:style-name="ce134" table:formula="of:=[.$E$6]+360*[.W$8]/[.$C299]" office:value-type="float" office:value="396.9" calcext:value-type="float">
            <text:p>397</text:p>
          </table:table-cell>
          <table:table-cell table:style-name="ce134" table:formula="of:=[.$E$6]+360*[.X$8]/[.$C29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00]" office:value-type="float" office:value="8275.86206896552" calcext:value-type="float">
            <text:p>8276</text:p>
          </table:table-cell>
          <table:table-cell table:style-name="ce134" table:formula="of:=[.$E$6]+360*[.D$8]/[.$C300]" office:value-type="float" office:value="357" calcext:value-type="float">
            <text:p>357</text:p>
          </table:table-cell>
          <table:table-cell table:style-name="ce134" table:formula="of:=[.$E$6]+360*[.E$8]/[.$C300]" office:value-type="float" office:value="359.175" calcext:value-type="float">
            <text:p>359</text:p>
          </table:table-cell>
          <table:table-cell table:style-name="ce134" table:formula="of:=[.$E$6]+360*[.F$8]/[.$C300]" office:value-type="float" office:value="361.35" calcext:value-type="float">
            <text:p>361</text:p>
          </table:table-cell>
          <table:table-cell table:style-name="ce134" table:formula="of:=[.$E$6]+360*[.G$8]/[.$C300]" office:value-type="float" office:value="363.525" calcext:value-type="float">
            <text:p>364</text:p>
          </table:table-cell>
          <table:table-cell table:style-name="ce134" table:formula="of:=[.$E$6]+360*[.H$8]/[.$C300]" office:value-type="float" office:value="365.7" calcext:value-type="float">
            <text:p>366</text:p>
          </table:table-cell>
          <table:table-cell table:style-name="ce134" table:formula="of:=[.$E$6]+360*[.I$8]/[.$C300]" office:value-type="float" office:value="367.875" calcext:value-type="float">
            <text:p>368</text:p>
          </table:table-cell>
          <table:table-cell table:style-name="ce134" table:formula="of:=[.$E$6]+360*[.J$8]/[.$C300]" office:value-type="float" office:value="370.05" calcext:value-type="float">
            <text:p>370</text:p>
          </table:table-cell>
          <table:table-cell table:style-name="ce134" table:formula="of:=[.$E$6]+360*[.K$8]/[.$C300]" office:value-type="float" office:value="372.225" calcext:value-type="float">
            <text:p>372</text:p>
          </table:table-cell>
          <table:table-cell table:style-name="ce134" table:formula="of:=[.$E$6]+360*[.L$8]/[.$C300]" office:value-type="float" office:value="374.4" calcext:value-type="float">
            <text:p>374</text:p>
          </table:table-cell>
          <table:table-cell table:style-name="ce134" table:formula="of:=[.$E$6]+360*[.M$8]/[.$C300]" office:value-type="float" office:value="376.575" calcext:value-type="float">
            <text:p>377</text:p>
          </table:table-cell>
          <table:table-cell table:style-name="ce134" table:formula="of:=[.$E$6]+360*[.N$8]/[.$C300]" office:value-type="float" office:value="378.75" calcext:value-type="float">
            <text:p>379</text:p>
          </table:table-cell>
          <table:table-cell table:style-name="ce134" table:formula="of:=[.$E$6]+360*[.O$8]/[.$C300]" office:value-type="float" office:value="380.925" calcext:value-type="float">
            <text:p>381</text:p>
          </table:table-cell>
          <table:table-cell table:style-name="ce134" table:formula="of:=[.$E$6]+360*[.P$8]/[.$C300]" office:value-type="float" office:value="383.1" calcext:value-type="float">
            <text:p>383</text:p>
          </table:table-cell>
          <table:table-cell table:style-name="ce134" table:formula="of:=[.$E$6]+360*[.Q$8]/[.$C300]" office:value-type="float" office:value="385.275" calcext:value-type="float">
            <text:p>385</text:p>
          </table:table-cell>
          <table:table-cell table:style-name="ce134" table:formula="of:=[.$E$6]+360*[.R$8]/[.$C300]" office:value-type="float" office:value="387.45" calcext:value-type="float">
            <text:p>387</text:p>
          </table:table-cell>
          <table:table-cell table:style-name="ce134" table:formula="of:=[.$E$6]+360*[.S$8]/[.$C300]" office:value-type="float" office:value="389.625" calcext:value-type="float">
            <text:p>390</text:p>
          </table:table-cell>
          <table:table-cell table:style-name="ce134" table:formula="of:=[.$E$6]+360*[.T$8]/[.$C300]" office:value-type="float" office:value="391.8" calcext:value-type="float">
            <text:p>392</text:p>
          </table:table-cell>
          <table:table-cell table:style-name="ce134" table:formula="of:=[.$E$6]+360*[.U$8]/[.$C300]" office:value-type="float" office:value="393.975" calcext:value-type="float">
            <text:p>394</text:p>
          </table:table-cell>
          <table:table-cell table:style-name="ce134" table:formula="of:=[.$E$6]+360*[.V$8]/[.$C300]" office:value-type="float" office:value="396.15" calcext:value-type="float">
            <text:p>396</text:p>
          </table:table-cell>
          <table:table-cell table:style-name="ce134" table:formula="of:=[.$E$6]+360*[.W$8]/[.$C300]" office:value-type="float" office:value="398.325" calcext:value-type="float">
            <text:p>398</text:p>
          </table:table-cell>
          <table:table-cell table:style-name="ce134" table:formula="of:=[.$E$6]+360*[.X$8]/[.$C30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01]" office:value-type="float" office:value="8000" calcext:value-type="float">
            <text:p>8000</text:p>
          </table:table-cell>
          <table:table-cell table:style-name="ce134" table:formula="of:=[.$E$6]+360*[.D$8]/[.$C301]" office:value-type="float" office:value="357" calcext:value-type="float">
            <text:p>357</text:p>
          </table:table-cell>
          <table:table-cell table:style-name="ce134" table:formula="of:=[.$E$6]+360*[.E$8]/[.$C301]" office:value-type="float" office:value="359.25" calcext:value-type="float">
            <text:p>359</text:p>
          </table:table-cell>
          <table:table-cell table:style-name="ce134" table:formula="of:=[.$E$6]+360*[.F$8]/[.$C301]" office:value-type="float" office:value="361.5" calcext:value-type="float">
            <text:p>362</text:p>
          </table:table-cell>
          <table:table-cell table:style-name="ce134" table:formula="of:=[.$E$6]+360*[.G$8]/[.$C301]" office:value-type="float" office:value="363.75" calcext:value-type="float">
            <text:p>364</text:p>
          </table:table-cell>
          <table:table-cell table:style-name="ce134" table:formula="of:=[.$E$6]+360*[.H$8]/[.$C301]" office:value-type="float" office:value="366" calcext:value-type="float">
            <text:p>366</text:p>
          </table:table-cell>
          <table:table-cell table:style-name="ce134" table:formula="of:=[.$E$6]+360*[.I$8]/[.$C301]" office:value-type="float" office:value="368.25" calcext:value-type="float">
            <text:p>368</text:p>
          </table:table-cell>
          <table:table-cell table:style-name="ce134" table:formula="of:=[.$E$6]+360*[.J$8]/[.$C301]" office:value-type="float" office:value="370.5" calcext:value-type="float">
            <text:p>371</text:p>
          </table:table-cell>
          <table:table-cell table:style-name="ce134" table:formula="of:=[.$E$6]+360*[.K$8]/[.$C301]" office:value-type="float" office:value="372.75" calcext:value-type="float">
            <text:p>373</text:p>
          </table:table-cell>
          <table:table-cell table:style-name="ce134" table:formula="of:=[.$E$6]+360*[.L$8]/[.$C301]" office:value-type="float" office:value="375" calcext:value-type="float">
            <text:p>375</text:p>
          </table:table-cell>
          <table:table-cell table:style-name="ce134" table:formula="of:=[.$E$6]+360*[.M$8]/[.$C301]" office:value-type="float" office:value="377.25" calcext:value-type="float">
            <text:p>377</text:p>
          </table:table-cell>
          <table:table-cell table:style-name="ce134" table:formula="of:=[.$E$6]+360*[.N$8]/[.$C301]" office:value-type="float" office:value="379.5" calcext:value-type="float">
            <text:p>380</text:p>
          </table:table-cell>
          <table:table-cell table:style-name="ce134" table:formula="of:=[.$E$6]+360*[.O$8]/[.$C301]" office:value-type="float" office:value="381.75" calcext:value-type="float">
            <text:p>382</text:p>
          </table:table-cell>
          <table:table-cell table:style-name="ce134" table:formula="of:=[.$E$6]+360*[.P$8]/[.$C301]" office:value-type="float" office:value="384" calcext:value-type="float">
            <text:p>384</text:p>
          </table:table-cell>
          <table:table-cell table:style-name="ce134" table:formula="of:=[.$E$6]+360*[.Q$8]/[.$C301]" office:value-type="float" office:value="386.25" calcext:value-type="float">
            <text:p>386</text:p>
          </table:table-cell>
          <table:table-cell table:style-name="ce134" table:formula="of:=[.$E$6]+360*[.R$8]/[.$C301]" office:value-type="float" office:value="388.5" calcext:value-type="float">
            <text:p>389</text:p>
          </table:table-cell>
          <table:table-cell table:style-name="ce134" table:formula="of:=[.$E$6]+360*[.S$8]/[.$C301]" office:value-type="float" office:value="390.75" calcext:value-type="float">
            <text:p>391</text:p>
          </table:table-cell>
          <table:table-cell table:style-name="ce134" table:formula="of:=[.$E$6]+360*[.T$8]/[.$C301]" office:value-type="float" office:value="393" calcext:value-type="float">
            <text:p>393</text:p>
          </table:table-cell>
          <table:table-cell table:style-name="ce134" table:formula="of:=[.$E$6]+360*[.U$8]/[.$C301]" office:value-type="float" office:value="395.25" calcext:value-type="float">
            <text:p>395</text:p>
          </table:table-cell>
          <table:table-cell table:style-name="ce134" table:formula="of:=[.$E$6]+360*[.V$8]/[.$C301]" office:value-type="float" office:value="397.5" calcext:value-type="float">
            <text:p>398</text:p>
          </table:table-cell>
          <table:table-cell table:style-name="ce134" table:formula="of:=[.$E$6]+360*[.W$8]/[.$C301]" office:value-type="float" office:value="399.75" calcext:value-type="float">
            <text:p>400</text:p>
          </table:table-cell>
          <table:table-cell table:style-name="ce134" table:formula="of:=[.$E$6]+360*[.X$8]/[.$C30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02]" office:value-type="float" office:value="7741.93548387097" calcext:value-type="float">
            <text:p>7742</text:p>
          </table:table-cell>
          <table:table-cell table:style-name="ce134" table:formula="of:=[.$E$6]+360*[.D$8]/[.$C302]" office:value-type="float" office:value="357" calcext:value-type="float">
            <text:p>357</text:p>
          </table:table-cell>
          <table:table-cell table:style-name="ce134" table:formula="of:=[.$E$6]+360*[.E$8]/[.$C302]" office:value-type="float" office:value="359.325" calcext:value-type="float">
            <text:p>359</text:p>
          </table:table-cell>
          <table:table-cell table:style-name="ce134" table:formula="of:=[.$E$6]+360*[.F$8]/[.$C302]" office:value-type="float" office:value="361.65" calcext:value-type="float">
            <text:p>362</text:p>
          </table:table-cell>
          <table:table-cell table:style-name="ce134" table:formula="of:=[.$E$6]+360*[.G$8]/[.$C302]" office:value-type="float" office:value="363.975" calcext:value-type="float">
            <text:p>364</text:p>
          </table:table-cell>
          <table:table-cell table:style-name="ce134" table:formula="of:=[.$E$6]+360*[.H$8]/[.$C302]" office:value-type="float" office:value="366.3" calcext:value-type="float">
            <text:p>366</text:p>
          </table:table-cell>
          <table:table-cell table:style-name="ce134" table:formula="of:=[.$E$6]+360*[.I$8]/[.$C302]" office:value-type="float" office:value="368.625" calcext:value-type="float">
            <text:p>369</text:p>
          </table:table-cell>
          <table:table-cell table:style-name="ce134" table:formula="of:=[.$E$6]+360*[.J$8]/[.$C302]" office:value-type="float" office:value="370.95" calcext:value-type="float">
            <text:p>371</text:p>
          </table:table-cell>
          <table:table-cell table:style-name="ce134" table:formula="of:=[.$E$6]+360*[.K$8]/[.$C302]" office:value-type="float" office:value="373.275" calcext:value-type="float">
            <text:p>373</text:p>
          </table:table-cell>
          <table:table-cell table:style-name="ce134" table:formula="of:=[.$E$6]+360*[.L$8]/[.$C302]" office:value-type="float" office:value="375.6" calcext:value-type="float">
            <text:p>376</text:p>
          </table:table-cell>
          <table:table-cell table:style-name="ce134" table:formula="of:=[.$E$6]+360*[.M$8]/[.$C302]" office:value-type="float" office:value="377.925" calcext:value-type="float">
            <text:p>378</text:p>
          </table:table-cell>
          <table:table-cell table:style-name="ce134" table:formula="of:=[.$E$6]+360*[.N$8]/[.$C302]" office:value-type="float" office:value="380.25" calcext:value-type="float">
            <text:p>380</text:p>
          </table:table-cell>
          <table:table-cell table:style-name="ce134" table:formula="of:=[.$E$6]+360*[.O$8]/[.$C302]" office:value-type="float" office:value="382.575" calcext:value-type="float">
            <text:p>383</text:p>
          </table:table-cell>
          <table:table-cell table:style-name="ce134" table:formula="of:=[.$E$6]+360*[.P$8]/[.$C302]" office:value-type="float" office:value="384.9" calcext:value-type="float">
            <text:p>385</text:p>
          </table:table-cell>
          <table:table-cell table:style-name="ce134" table:formula="of:=[.$E$6]+360*[.Q$8]/[.$C302]" office:value-type="float" office:value="387.225" calcext:value-type="float">
            <text:p>387</text:p>
          </table:table-cell>
          <table:table-cell table:style-name="ce134" table:formula="of:=[.$E$6]+360*[.R$8]/[.$C302]" office:value-type="float" office:value="389.55" calcext:value-type="float">
            <text:p>390</text:p>
          </table:table-cell>
          <table:table-cell table:style-name="ce134" table:formula="of:=[.$E$6]+360*[.S$8]/[.$C302]" office:value-type="float" office:value="391.875" calcext:value-type="float">
            <text:p>392</text:p>
          </table:table-cell>
          <table:table-cell table:style-name="ce134" table:formula="of:=[.$E$6]+360*[.T$8]/[.$C302]" office:value-type="float" office:value="394.2" calcext:value-type="float">
            <text:p>394</text:p>
          </table:table-cell>
          <table:table-cell table:style-name="ce134" table:formula="of:=[.$E$6]+360*[.U$8]/[.$C302]" office:value-type="float" office:value="396.525" calcext:value-type="float">
            <text:p>397</text:p>
          </table:table-cell>
          <table:table-cell table:style-name="ce134" table:formula="of:=[.$E$6]+360*[.V$8]/[.$C302]" office:value-type="float" office:value="398.85" calcext:value-type="float">
            <text:p>399</text:p>
          </table:table-cell>
          <table:table-cell table:style-name="ce134" table:formula="of:=[.$E$6]+360*[.W$8]/[.$C302]" office:value-type="float" office:value="401.175" calcext:value-type="float">
            <text:p>401</text:p>
          </table:table-cell>
          <table:table-cell table:style-name="ce134" table:formula="of:=[.$E$6]+360*[.X$8]/[.$C30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03]" office:value-type="float" office:value="7500" calcext:value-type="float">
            <text:p>7500</text:p>
          </table:table-cell>
          <table:table-cell table:style-name="ce134" table:formula="of:=[.$E$6]+360*[.D$8]/[.$C303]" office:value-type="float" office:value="357" calcext:value-type="float">
            <text:p>357</text:p>
          </table:table-cell>
          <table:table-cell table:style-name="ce134" table:formula="of:=[.$E$6]+360*[.E$8]/[.$C303]" office:value-type="float" office:value="359.4" calcext:value-type="float">
            <text:p>359</text:p>
          </table:table-cell>
          <table:table-cell table:style-name="ce134" table:formula="of:=[.$E$6]+360*[.F$8]/[.$C303]" office:value-type="float" office:value="361.8" calcext:value-type="float">
            <text:p>362</text:p>
          </table:table-cell>
          <table:table-cell table:style-name="ce134" table:formula="of:=[.$E$6]+360*[.G$8]/[.$C303]" office:value-type="float" office:value="364.2" calcext:value-type="float">
            <text:p>364</text:p>
          </table:table-cell>
          <table:table-cell table:style-name="ce134" table:formula="of:=[.$E$6]+360*[.H$8]/[.$C303]" office:value-type="float" office:value="366.6" calcext:value-type="float">
            <text:p>367</text:p>
          </table:table-cell>
          <table:table-cell table:style-name="ce134" table:formula="of:=[.$E$6]+360*[.I$8]/[.$C303]" office:value-type="float" office:value="369" calcext:value-type="float">
            <text:p>369</text:p>
          </table:table-cell>
          <table:table-cell table:style-name="ce134" table:formula="of:=[.$E$6]+360*[.J$8]/[.$C303]" office:value-type="float" office:value="371.4" calcext:value-type="float">
            <text:p>371</text:p>
          </table:table-cell>
          <table:table-cell table:style-name="ce134" table:formula="of:=[.$E$6]+360*[.K$8]/[.$C303]" office:value-type="float" office:value="373.8" calcext:value-type="float">
            <text:p>374</text:p>
          </table:table-cell>
          <table:table-cell table:style-name="ce134" table:formula="of:=[.$E$6]+360*[.L$8]/[.$C303]" office:value-type="float" office:value="376.2" calcext:value-type="float">
            <text:p>376</text:p>
          </table:table-cell>
          <table:table-cell table:style-name="ce134" table:formula="of:=[.$E$6]+360*[.M$8]/[.$C303]" office:value-type="float" office:value="378.6" calcext:value-type="float">
            <text:p>379</text:p>
          </table:table-cell>
          <table:table-cell table:style-name="ce134" table:formula="of:=[.$E$6]+360*[.N$8]/[.$C303]" office:value-type="float" office:value="381" calcext:value-type="float">
            <text:p>381</text:p>
          </table:table-cell>
          <table:table-cell table:style-name="ce134" table:formula="of:=[.$E$6]+360*[.O$8]/[.$C303]" office:value-type="float" office:value="383.4" calcext:value-type="float">
            <text:p>383</text:p>
          </table:table-cell>
          <table:table-cell table:style-name="ce134" table:formula="of:=[.$E$6]+360*[.P$8]/[.$C303]" office:value-type="float" office:value="385.8" calcext:value-type="float">
            <text:p>386</text:p>
          </table:table-cell>
          <table:table-cell table:style-name="ce134" table:formula="of:=[.$E$6]+360*[.Q$8]/[.$C303]" office:value-type="float" office:value="388.2" calcext:value-type="float">
            <text:p>388</text:p>
          </table:table-cell>
          <table:table-cell table:style-name="ce134" table:formula="of:=[.$E$6]+360*[.R$8]/[.$C303]" office:value-type="float" office:value="390.6" calcext:value-type="float">
            <text:p>391</text:p>
          </table:table-cell>
          <table:table-cell table:style-name="ce134" table:formula="of:=[.$E$6]+360*[.S$8]/[.$C303]" office:value-type="float" office:value="393" calcext:value-type="float">
            <text:p>393</text:p>
          </table:table-cell>
          <table:table-cell table:style-name="ce134" table:formula="of:=[.$E$6]+360*[.T$8]/[.$C303]" office:value-type="float" office:value="395.4" calcext:value-type="float">
            <text:p>395</text:p>
          </table:table-cell>
          <table:table-cell table:style-name="ce134" table:formula="of:=[.$E$6]+360*[.U$8]/[.$C303]" office:value-type="float" office:value="397.8" calcext:value-type="float">
            <text:p>398</text:p>
          </table:table-cell>
          <table:table-cell table:style-name="ce134" table:formula="of:=[.$E$6]+360*[.V$8]/[.$C303]" office:value-type="float" office:value="400.2" calcext:value-type="float">
            <text:p>400</text:p>
          </table:table-cell>
          <table:table-cell table:style-name="ce134" table:formula="of:=[.$E$6]+360*[.W$8]/[.$C303]" office:value-type="float" office:value="402.6" calcext:value-type="float">
            <text:p>403</text:p>
          </table:table-cell>
          <table:table-cell table:style-name="ce134" table:formula="of:=[.$E$6]+360*[.X$8]/[.$C30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04]" office:value-type="float" office:value="7272.72727272727" calcext:value-type="float">
            <text:p>7273</text:p>
          </table:table-cell>
          <table:table-cell table:style-name="ce134" table:formula="of:=[.$E$6]+360*[.D$8]/[.$C304]" office:value-type="float" office:value="357" calcext:value-type="float">
            <text:p>357</text:p>
          </table:table-cell>
          <table:table-cell table:style-name="ce134" table:formula="of:=[.$E$6]+360*[.E$8]/[.$C304]" office:value-type="float" office:value="359.475" calcext:value-type="float">
            <text:p>359</text:p>
          </table:table-cell>
          <table:table-cell table:style-name="ce134" table:formula="of:=[.$E$6]+360*[.F$8]/[.$C304]" office:value-type="float" office:value="361.95" calcext:value-type="float">
            <text:p>362</text:p>
          </table:table-cell>
          <table:table-cell table:style-name="ce134" table:formula="of:=[.$E$6]+360*[.G$8]/[.$C304]" office:value-type="float" office:value="364.425" calcext:value-type="float">
            <text:p>364</text:p>
          </table:table-cell>
          <table:table-cell table:style-name="ce134" table:formula="of:=[.$E$6]+360*[.H$8]/[.$C304]" office:value-type="float" office:value="366.9" calcext:value-type="float">
            <text:p>367</text:p>
          </table:table-cell>
          <table:table-cell table:style-name="ce134" table:formula="of:=[.$E$6]+360*[.I$8]/[.$C304]" office:value-type="float" office:value="369.375" calcext:value-type="float">
            <text:p>369</text:p>
          </table:table-cell>
          <table:table-cell table:style-name="ce134" table:formula="of:=[.$E$6]+360*[.J$8]/[.$C304]" office:value-type="float" office:value="371.85" calcext:value-type="float">
            <text:p>372</text:p>
          </table:table-cell>
          <table:table-cell table:style-name="ce134" table:formula="of:=[.$E$6]+360*[.K$8]/[.$C304]" office:value-type="float" office:value="374.325" calcext:value-type="float">
            <text:p>374</text:p>
          </table:table-cell>
          <table:table-cell table:style-name="ce134" table:formula="of:=[.$E$6]+360*[.L$8]/[.$C304]" office:value-type="float" office:value="376.8" calcext:value-type="float">
            <text:p>377</text:p>
          </table:table-cell>
          <table:table-cell table:style-name="ce134" table:formula="of:=[.$E$6]+360*[.M$8]/[.$C304]" office:value-type="float" office:value="379.275" calcext:value-type="float">
            <text:p>379</text:p>
          </table:table-cell>
          <table:table-cell table:style-name="ce134" table:formula="of:=[.$E$6]+360*[.N$8]/[.$C304]" office:value-type="float" office:value="381.75" calcext:value-type="float">
            <text:p>382</text:p>
          </table:table-cell>
          <table:table-cell table:style-name="ce134" table:formula="of:=[.$E$6]+360*[.O$8]/[.$C304]" office:value-type="float" office:value="384.225" calcext:value-type="float">
            <text:p>384</text:p>
          </table:table-cell>
          <table:table-cell table:style-name="ce134" table:formula="of:=[.$E$6]+360*[.P$8]/[.$C304]" office:value-type="float" office:value="386.7" calcext:value-type="float">
            <text:p>387</text:p>
          </table:table-cell>
          <table:table-cell table:style-name="ce134" table:formula="of:=[.$E$6]+360*[.Q$8]/[.$C304]" office:value-type="float" office:value="389.175" calcext:value-type="float">
            <text:p>389</text:p>
          </table:table-cell>
          <table:table-cell table:style-name="ce134" table:formula="of:=[.$E$6]+360*[.R$8]/[.$C304]" office:value-type="float" office:value="391.65" calcext:value-type="float">
            <text:p>392</text:p>
          </table:table-cell>
          <table:table-cell table:style-name="ce134" table:formula="of:=[.$E$6]+360*[.S$8]/[.$C304]" office:value-type="float" office:value="394.125" calcext:value-type="float">
            <text:p>394</text:p>
          </table:table-cell>
          <table:table-cell table:style-name="ce134" table:formula="of:=[.$E$6]+360*[.T$8]/[.$C304]" office:value-type="float" office:value="396.6" calcext:value-type="float">
            <text:p>397</text:p>
          </table:table-cell>
          <table:table-cell table:style-name="ce134" table:formula="of:=[.$E$6]+360*[.U$8]/[.$C304]" office:value-type="float" office:value="399.075" calcext:value-type="float">
            <text:p>399</text:p>
          </table:table-cell>
          <table:table-cell table:style-name="ce134" table:formula="of:=[.$E$6]+360*[.V$8]/[.$C304]" office:value-type="float" office:value="401.55" calcext:value-type="float">
            <text:p>402</text:p>
          </table:table-cell>
          <table:table-cell table:style-name="ce134" table:formula="of:=[.$E$6]+360*[.W$8]/[.$C304]" office:value-type="float" office:value="404.025" calcext:value-type="float">
            <text:p>404</text:p>
          </table:table-cell>
          <table:table-cell table:style-name="ce134" table:formula="of:=[.$E$6]+360*[.X$8]/[.$C30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05]" office:value-type="float" office:value="7058.82352941176" calcext:value-type="float">
            <text:p>7059</text:p>
          </table:table-cell>
          <table:table-cell table:style-name="ce134" table:formula="of:=[.$E$6]+360*[.D$8]/[.$C305]" office:value-type="float" office:value="357" calcext:value-type="float">
            <text:p>357</text:p>
          </table:table-cell>
          <table:table-cell table:style-name="ce134" table:formula="of:=[.$E$6]+360*[.E$8]/[.$C305]" office:value-type="float" office:value="359.55" calcext:value-type="float">
            <text:p>360</text:p>
          </table:table-cell>
          <table:table-cell table:style-name="ce134" table:formula="of:=[.$E$6]+360*[.F$8]/[.$C305]" office:value-type="float" office:value="362.1" calcext:value-type="float">
            <text:p>362</text:p>
          </table:table-cell>
          <table:table-cell table:style-name="ce134" table:formula="of:=[.$E$6]+360*[.G$8]/[.$C305]" office:value-type="float" office:value="364.65" calcext:value-type="float">
            <text:p>365</text:p>
          </table:table-cell>
          <table:table-cell table:style-name="ce134" table:formula="of:=[.$E$6]+360*[.H$8]/[.$C305]" office:value-type="float" office:value="367.2" calcext:value-type="float">
            <text:p>367</text:p>
          </table:table-cell>
          <table:table-cell table:style-name="ce134" table:formula="of:=[.$E$6]+360*[.I$8]/[.$C305]" office:value-type="float" office:value="369.75" calcext:value-type="float">
            <text:p>370</text:p>
          </table:table-cell>
          <table:table-cell table:style-name="ce134" table:formula="of:=[.$E$6]+360*[.J$8]/[.$C305]" office:value-type="float" office:value="372.3" calcext:value-type="float">
            <text:p>372</text:p>
          </table:table-cell>
          <table:table-cell table:style-name="ce134" table:formula="of:=[.$E$6]+360*[.K$8]/[.$C305]" office:value-type="float" office:value="374.85" calcext:value-type="float">
            <text:p>375</text:p>
          </table:table-cell>
          <table:table-cell table:style-name="ce134" table:formula="of:=[.$E$6]+360*[.L$8]/[.$C305]" office:value-type="float" office:value="377.4" calcext:value-type="float">
            <text:p>377</text:p>
          </table:table-cell>
          <table:table-cell table:style-name="ce134" table:formula="of:=[.$E$6]+360*[.M$8]/[.$C305]" office:value-type="float" office:value="379.95" calcext:value-type="float">
            <text:p>380</text:p>
          </table:table-cell>
          <table:table-cell table:style-name="ce134" table:formula="of:=[.$E$6]+360*[.N$8]/[.$C305]" office:value-type="float" office:value="382.5" calcext:value-type="float">
            <text:p>383</text:p>
          </table:table-cell>
          <table:table-cell table:style-name="ce134" table:formula="of:=[.$E$6]+360*[.O$8]/[.$C305]" office:value-type="float" office:value="385.05" calcext:value-type="float">
            <text:p>385</text:p>
          </table:table-cell>
          <table:table-cell table:style-name="ce134" table:formula="of:=[.$E$6]+360*[.P$8]/[.$C305]" office:value-type="float" office:value="387.6" calcext:value-type="float">
            <text:p>388</text:p>
          </table:table-cell>
          <table:table-cell table:style-name="ce134" table:formula="of:=[.$E$6]+360*[.Q$8]/[.$C305]" office:value-type="float" office:value="390.15" calcext:value-type="float">
            <text:p>390</text:p>
          </table:table-cell>
          <table:table-cell table:style-name="ce134" table:formula="of:=[.$E$6]+360*[.R$8]/[.$C305]" office:value-type="float" office:value="392.7" calcext:value-type="float">
            <text:p>393</text:p>
          </table:table-cell>
          <table:table-cell table:style-name="ce134" table:formula="of:=[.$E$6]+360*[.S$8]/[.$C305]" office:value-type="float" office:value="395.25" calcext:value-type="float">
            <text:p>395</text:p>
          </table:table-cell>
          <table:table-cell table:style-name="ce134" table:formula="of:=[.$E$6]+360*[.T$8]/[.$C305]" office:value-type="float" office:value="397.8" calcext:value-type="float">
            <text:p>398</text:p>
          </table:table-cell>
          <table:table-cell table:style-name="ce134" table:formula="of:=[.$E$6]+360*[.U$8]/[.$C305]" office:value-type="float" office:value="400.35" calcext:value-type="float">
            <text:p>400</text:p>
          </table:table-cell>
          <table:table-cell table:style-name="ce134" table:formula="of:=[.$E$6]+360*[.V$8]/[.$C305]" office:value-type="float" office:value="402.9" calcext:value-type="float">
            <text:p>403</text:p>
          </table:table-cell>
          <table:table-cell table:style-name="ce134" table:formula="of:=[.$E$6]+360*[.W$8]/[.$C305]" office:value-type="float" office:value="405.45" calcext:value-type="float">
            <text:p>405</text:p>
          </table:table-cell>
          <table:table-cell table:style-name="ce134" table:formula="of:=[.$E$6]+360*[.X$8]/[.$C30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06]" office:value-type="float" office:value="6857.14285714286" calcext:value-type="float">
            <text:p>6857</text:p>
          </table:table-cell>
          <table:table-cell table:style-name="ce134" table:formula="of:=[.$E$6]+360*[.D$8]/[.$C306]" office:value-type="float" office:value="357" calcext:value-type="float">
            <text:p>357</text:p>
          </table:table-cell>
          <table:table-cell table:style-name="ce134" table:formula="of:=[.$E$6]+360*[.E$8]/[.$C306]" office:value-type="float" office:value="359.625" calcext:value-type="float">
            <text:p>360</text:p>
          </table:table-cell>
          <table:table-cell table:style-name="ce134" table:formula="of:=[.$E$6]+360*[.F$8]/[.$C306]" office:value-type="float" office:value="362.25" calcext:value-type="float">
            <text:p>362</text:p>
          </table:table-cell>
          <table:table-cell table:style-name="ce134" table:formula="of:=[.$E$6]+360*[.G$8]/[.$C306]" office:value-type="float" office:value="364.875" calcext:value-type="float">
            <text:p>365</text:p>
          </table:table-cell>
          <table:table-cell table:style-name="ce134" table:formula="of:=[.$E$6]+360*[.H$8]/[.$C306]" office:value-type="float" office:value="367.5" calcext:value-type="float">
            <text:p>368</text:p>
          </table:table-cell>
          <table:table-cell table:style-name="ce134" table:formula="of:=[.$E$6]+360*[.I$8]/[.$C306]" office:value-type="float" office:value="370.125" calcext:value-type="float">
            <text:p>370</text:p>
          </table:table-cell>
          <table:table-cell table:style-name="ce134" table:formula="of:=[.$E$6]+360*[.J$8]/[.$C306]" office:value-type="float" office:value="372.75" calcext:value-type="float">
            <text:p>373</text:p>
          </table:table-cell>
          <table:table-cell table:style-name="ce134" table:formula="of:=[.$E$6]+360*[.K$8]/[.$C306]" office:value-type="float" office:value="375.375" calcext:value-type="float">
            <text:p>375</text:p>
          </table:table-cell>
          <table:table-cell table:style-name="ce134" table:formula="of:=[.$E$6]+360*[.L$8]/[.$C306]" office:value-type="float" office:value="378" calcext:value-type="float">
            <text:p>378</text:p>
          </table:table-cell>
          <table:table-cell table:style-name="ce134" table:formula="of:=[.$E$6]+360*[.M$8]/[.$C306]" office:value-type="float" office:value="380.625" calcext:value-type="float">
            <text:p>381</text:p>
          </table:table-cell>
          <table:table-cell table:style-name="ce134" table:formula="of:=[.$E$6]+360*[.N$8]/[.$C306]" office:value-type="float" office:value="383.25" calcext:value-type="float">
            <text:p>383</text:p>
          </table:table-cell>
          <table:table-cell table:style-name="ce134" table:formula="of:=[.$E$6]+360*[.O$8]/[.$C306]" office:value-type="float" office:value="385.875" calcext:value-type="float">
            <text:p>386</text:p>
          </table:table-cell>
          <table:table-cell table:style-name="ce134" table:formula="of:=[.$E$6]+360*[.P$8]/[.$C306]" office:value-type="float" office:value="388.5" calcext:value-type="float">
            <text:p>389</text:p>
          </table:table-cell>
          <table:table-cell table:style-name="ce134" table:formula="of:=[.$E$6]+360*[.Q$8]/[.$C306]" office:value-type="float" office:value="391.125" calcext:value-type="float">
            <text:p>391</text:p>
          </table:table-cell>
          <table:table-cell table:style-name="ce134" table:formula="of:=[.$E$6]+360*[.R$8]/[.$C306]" office:value-type="float" office:value="393.75" calcext:value-type="float">
            <text:p>394</text:p>
          </table:table-cell>
          <table:table-cell table:style-name="ce134" table:formula="of:=[.$E$6]+360*[.S$8]/[.$C306]" office:value-type="float" office:value="396.375" calcext:value-type="float">
            <text:p>396</text:p>
          </table:table-cell>
          <table:table-cell table:style-name="ce134" table:formula="of:=[.$E$6]+360*[.T$8]/[.$C306]" office:value-type="float" office:value="399" calcext:value-type="float">
            <text:p>399</text:p>
          </table:table-cell>
          <table:table-cell table:style-name="ce134" table:formula="of:=[.$E$6]+360*[.U$8]/[.$C306]" office:value-type="float" office:value="401.625" calcext:value-type="float">
            <text:p>402</text:p>
          </table:table-cell>
          <table:table-cell table:style-name="ce134" table:formula="of:=[.$E$6]+360*[.V$8]/[.$C306]" office:value-type="float" office:value="404.25" calcext:value-type="float">
            <text:p>404</text:p>
          </table:table-cell>
          <table:table-cell table:style-name="ce134" table:formula="of:=[.$E$6]+360*[.W$8]/[.$C306]" office:value-type="float" office:value="406.875" calcext:value-type="float">
            <text:p>407</text:p>
          </table:table-cell>
          <table:table-cell table:style-name="ce134" table:formula="of:=[.$E$6]+360*[.X$8]/[.$C30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07]" office:value-type="float" office:value="6666.66666666667" calcext:value-type="float">
            <text:p>6667</text:p>
          </table:table-cell>
          <table:table-cell table:style-name="ce134" table:formula="of:=[.$E$6]+360*[.D$8]/[.$C307]" office:value-type="float" office:value="357" calcext:value-type="float">
            <text:p>357</text:p>
          </table:table-cell>
          <table:table-cell table:style-name="ce134" table:formula="of:=[.$E$6]+360*[.E$8]/[.$C307]" office:value-type="float" office:value="359.7" calcext:value-type="float">
            <text:p>360</text:p>
          </table:table-cell>
          <table:table-cell table:style-name="ce134" table:formula="of:=[.$E$6]+360*[.F$8]/[.$C307]" office:value-type="float" office:value="362.4" calcext:value-type="float">
            <text:p>362</text:p>
          </table:table-cell>
          <table:table-cell table:style-name="ce134" table:formula="of:=[.$E$6]+360*[.G$8]/[.$C307]" office:value-type="float" office:value="365.1" calcext:value-type="float">
            <text:p>365</text:p>
          </table:table-cell>
          <table:table-cell table:style-name="ce134" table:formula="of:=[.$E$6]+360*[.H$8]/[.$C307]" office:value-type="float" office:value="367.8" calcext:value-type="float">
            <text:p>368</text:p>
          </table:table-cell>
          <table:table-cell table:style-name="ce134" table:formula="of:=[.$E$6]+360*[.I$8]/[.$C307]" office:value-type="float" office:value="370.5" calcext:value-type="float">
            <text:p>371</text:p>
          </table:table-cell>
          <table:table-cell table:style-name="ce134" table:formula="of:=[.$E$6]+360*[.J$8]/[.$C307]" office:value-type="float" office:value="373.2" calcext:value-type="float">
            <text:p>373</text:p>
          </table:table-cell>
          <table:table-cell table:style-name="ce134" table:formula="of:=[.$E$6]+360*[.K$8]/[.$C307]" office:value-type="float" office:value="375.9" calcext:value-type="float">
            <text:p>376</text:p>
          </table:table-cell>
          <table:table-cell table:style-name="ce134" table:formula="of:=[.$E$6]+360*[.L$8]/[.$C307]" office:value-type="float" office:value="378.6" calcext:value-type="float">
            <text:p>379</text:p>
          </table:table-cell>
          <table:table-cell table:style-name="ce134" table:formula="of:=[.$E$6]+360*[.M$8]/[.$C307]" office:value-type="float" office:value="381.3" calcext:value-type="float">
            <text:p>381</text:p>
          </table:table-cell>
          <table:table-cell table:style-name="ce134" table:formula="of:=[.$E$6]+360*[.N$8]/[.$C307]" office:value-type="float" office:value="384" calcext:value-type="float">
            <text:p>384</text:p>
          </table:table-cell>
          <table:table-cell table:style-name="ce134" table:formula="of:=[.$E$6]+360*[.O$8]/[.$C307]" office:value-type="float" office:value="386.7" calcext:value-type="float">
            <text:p>387</text:p>
          </table:table-cell>
          <table:table-cell table:style-name="ce134" table:formula="of:=[.$E$6]+360*[.P$8]/[.$C307]" office:value-type="float" office:value="389.4" calcext:value-type="float">
            <text:p>389</text:p>
          </table:table-cell>
          <table:table-cell table:style-name="ce134" table:formula="of:=[.$E$6]+360*[.Q$8]/[.$C307]" office:value-type="float" office:value="392.1" calcext:value-type="float">
            <text:p>392</text:p>
          </table:table-cell>
          <table:table-cell table:style-name="ce134" table:formula="of:=[.$E$6]+360*[.R$8]/[.$C307]" office:value-type="float" office:value="394.8" calcext:value-type="float">
            <text:p>395</text:p>
          </table:table-cell>
          <table:table-cell table:style-name="ce134" table:formula="of:=[.$E$6]+360*[.S$8]/[.$C307]" office:value-type="float" office:value="397.5" calcext:value-type="float">
            <text:p>398</text:p>
          </table:table-cell>
          <table:table-cell table:style-name="ce134" table:formula="of:=[.$E$6]+360*[.T$8]/[.$C307]" office:value-type="float" office:value="400.2" calcext:value-type="float">
            <text:p>400</text:p>
          </table:table-cell>
          <table:table-cell table:style-name="ce134" table:formula="of:=[.$E$6]+360*[.U$8]/[.$C307]" office:value-type="float" office:value="402.9" calcext:value-type="float">
            <text:p>403</text:p>
          </table:table-cell>
          <table:table-cell table:style-name="ce134" table:formula="of:=[.$E$6]+360*[.V$8]/[.$C307]" office:value-type="float" office:value="405.6" calcext:value-type="float">
            <text:p>406</text:p>
          </table:table-cell>
          <table:table-cell table:style-name="ce134" table:formula="of:=[.$E$6]+360*[.W$8]/[.$C307]" office:value-type="float" office:value="408.3" calcext:value-type="float">
            <text:p>408</text:p>
          </table:table-cell>
          <table:table-cell table:style-name="ce134" table:formula="of:=[.$E$6]+360*[.X$8]/[.$C30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08]" office:value-type="float" office:value="6486.48648648649" calcext:value-type="float">
            <text:p>6486</text:p>
          </table:table-cell>
          <table:table-cell table:style-name="ce134" table:formula="of:=[.$E$6]+360*[.D$8]/[.$C308]" office:value-type="float" office:value="357" calcext:value-type="float">
            <text:p>357</text:p>
          </table:table-cell>
          <table:table-cell table:style-name="ce134" table:formula="of:=[.$E$6]+360*[.E$8]/[.$C308]" office:value-type="float" office:value="359.775" calcext:value-type="float">
            <text:p>360</text:p>
          </table:table-cell>
          <table:table-cell table:style-name="ce134" table:formula="of:=[.$E$6]+360*[.F$8]/[.$C308]" office:value-type="float" office:value="362.55" calcext:value-type="float">
            <text:p>363</text:p>
          </table:table-cell>
          <table:table-cell table:style-name="ce134" table:formula="of:=[.$E$6]+360*[.G$8]/[.$C308]" office:value-type="float" office:value="365.325" calcext:value-type="float">
            <text:p>365</text:p>
          </table:table-cell>
          <table:table-cell table:style-name="ce134" table:formula="of:=[.$E$6]+360*[.H$8]/[.$C308]" office:value-type="float" office:value="368.1" calcext:value-type="float">
            <text:p>368</text:p>
          </table:table-cell>
          <table:table-cell table:style-name="ce134" table:formula="of:=[.$E$6]+360*[.I$8]/[.$C308]" office:value-type="float" office:value="370.875" calcext:value-type="float">
            <text:p>371</text:p>
          </table:table-cell>
          <table:table-cell table:style-name="ce134" table:formula="of:=[.$E$6]+360*[.J$8]/[.$C308]" office:value-type="float" office:value="373.65" calcext:value-type="float">
            <text:p>374</text:p>
          </table:table-cell>
          <table:table-cell table:style-name="ce134" table:formula="of:=[.$E$6]+360*[.K$8]/[.$C308]" office:value-type="float" office:value="376.425" calcext:value-type="float">
            <text:p>376</text:p>
          </table:table-cell>
          <table:table-cell table:style-name="ce134" table:formula="of:=[.$E$6]+360*[.L$8]/[.$C308]" office:value-type="float" office:value="379.2" calcext:value-type="float">
            <text:p>379</text:p>
          </table:table-cell>
          <table:table-cell table:style-name="ce134" table:formula="of:=[.$E$6]+360*[.M$8]/[.$C308]" office:value-type="float" office:value="381.975" calcext:value-type="float">
            <text:p>382</text:p>
          </table:table-cell>
          <table:table-cell table:style-name="ce134" table:formula="of:=[.$E$6]+360*[.N$8]/[.$C308]" office:value-type="float" office:value="384.75" calcext:value-type="float">
            <text:p>385</text:p>
          </table:table-cell>
          <table:table-cell table:style-name="ce134" table:formula="of:=[.$E$6]+360*[.O$8]/[.$C308]" office:value-type="float" office:value="387.525" calcext:value-type="float">
            <text:p>388</text:p>
          </table:table-cell>
          <table:table-cell table:style-name="ce134" table:formula="of:=[.$E$6]+360*[.P$8]/[.$C308]" office:value-type="float" office:value="390.3" calcext:value-type="float">
            <text:p>390</text:p>
          </table:table-cell>
          <table:table-cell table:style-name="ce134" table:formula="of:=[.$E$6]+360*[.Q$8]/[.$C308]" office:value-type="float" office:value="393.075" calcext:value-type="float">
            <text:p>393</text:p>
          </table:table-cell>
          <table:table-cell table:style-name="ce134" table:formula="of:=[.$E$6]+360*[.R$8]/[.$C308]" office:value-type="float" office:value="395.85" calcext:value-type="float">
            <text:p>396</text:p>
          </table:table-cell>
          <table:table-cell table:style-name="ce134" table:formula="of:=[.$E$6]+360*[.S$8]/[.$C308]" office:value-type="float" office:value="398.625" calcext:value-type="float">
            <text:p>399</text:p>
          </table:table-cell>
          <table:table-cell table:style-name="ce134" table:formula="of:=[.$E$6]+360*[.T$8]/[.$C308]" office:value-type="float" office:value="401.4" calcext:value-type="float">
            <text:p>401</text:p>
          </table:table-cell>
          <table:table-cell table:style-name="ce134" table:formula="of:=[.$E$6]+360*[.U$8]/[.$C308]" office:value-type="float" office:value="404.175" calcext:value-type="float">
            <text:p>404</text:p>
          </table:table-cell>
          <table:table-cell table:style-name="ce134" table:formula="of:=[.$E$6]+360*[.V$8]/[.$C308]" office:value-type="float" office:value="406.95" calcext:value-type="float">
            <text:p>407</text:p>
          </table:table-cell>
          <table:table-cell table:style-name="ce134" table:formula="of:=[.$E$6]+360*[.W$8]/[.$C308]" office:value-type="float" office:value="409.725" calcext:value-type="float">
            <text:p>410</text:p>
          </table:table-cell>
          <table:table-cell table:style-name="ce134" table:formula="of:=[.$E$6]+360*[.X$8]/[.$C30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09]" office:value-type="float" office:value="6315.78947368421" calcext:value-type="float">
            <text:p>6316</text:p>
          </table:table-cell>
          <table:table-cell table:style-name="ce134" table:formula="of:=[.$E$6]+360*[.D$8]/[.$C309]" office:value-type="float" office:value="357" calcext:value-type="float">
            <text:p>357</text:p>
          </table:table-cell>
          <table:table-cell table:style-name="ce134" table:formula="of:=[.$E$6]+360*[.E$8]/[.$C309]" office:value-type="float" office:value="359.85" calcext:value-type="float">
            <text:p>360</text:p>
          </table:table-cell>
          <table:table-cell table:style-name="ce134" table:formula="of:=[.$E$6]+360*[.F$8]/[.$C309]" office:value-type="float" office:value="362.7" calcext:value-type="float">
            <text:p>363</text:p>
          </table:table-cell>
          <table:table-cell table:style-name="ce134" table:formula="of:=[.$E$6]+360*[.G$8]/[.$C309]" office:value-type="float" office:value="365.55" calcext:value-type="float">
            <text:p>366</text:p>
          </table:table-cell>
          <table:table-cell table:style-name="ce134" table:formula="of:=[.$E$6]+360*[.H$8]/[.$C309]" office:value-type="float" office:value="368.4" calcext:value-type="float">
            <text:p>368</text:p>
          </table:table-cell>
          <table:table-cell table:style-name="ce134" table:formula="of:=[.$E$6]+360*[.I$8]/[.$C309]" office:value-type="float" office:value="371.25" calcext:value-type="float">
            <text:p>371</text:p>
          </table:table-cell>
          <table:table-cell table:style-name="ce134" table:formula="of:=[.$E$6]+360*[.J$8]/[.$C309]" office:value-type="float" office:value="374.1" calcext:value-type="float">
            <text:p>374</text:p>
          </table:table-cell>
          <table:table-cell table:style-name="ce134" table:formula="of:=[.$E$6]+360*[.K$8]/[.$C309]" office:value-type="float" office:value="376.95" calcext:value-type="float">
            <text:p>377</text:p>
          </table:table-cell>
          <table:table-cell table:style-name="ce134" table:formula="of:=[.$E$6]+360*[.L$8]/[.$C309]" office:value-type="float" office:value="379.8" calcext:value-type="float">
            <text:p>380</text:p>
          </table:table-cell>
          <table:table-cell table:style-name="ce134" table:formula="of:=[.$E$6]+360*[.M$8]/[.$C309]" office:value-type="float" office:value="382.65" calcext:value-type="float">
            <text:p>383</text:p>
          </table:table-cell>
          <table:table-cell table:style-name="ce134" table:formula="of:=[.$E$6]+360*[.N$8]/[.$C309]" office:value-type="float" office:value="385.5" calcext:value-type="float">
            <text:p>386</text:p>
          </table:table-cell>
          <table:table-cell table:style-name="ce134" table:formula="of:=[.$E$6]+360*[.O$8]/[.$C309]" office:value-type="float" office:value="388.35" calcext:value-type="float">
            <text:p>388</text:p>
          </table:table-cell>
          <table:table-cell table:style-name="ce134" table:formula="of:=[.$E$6]+360*[.P$8]/[.$C309]" office:value-type="float" office:value="391.2" calcext:value-type="float">
            <text:p>391</text:p>
          </table:table-cell>
          <table:table-cell table:style-name="ce134" table:formula="of:=[.$E$6]+360*[.Q$8]/[.$C309]" office:value-type="float" office:value="394.05" calcext:value-type="float">
            <text:p>394</text:p>
          </table:table-cell>
          <table:table-cell table:style-name="ce134" table:formula="of:=[.$E$6]+360*[.R$8]/[.$C309]" office:value-type="float" office:value="396.9" calcext:value-type="float">
            <text:p>397</text:p>
          </table:table-cell>
          <table:table-cell table:style-name="ce134" table:formula="of:=[.$E$6]+360*[.S$8]/[.$C309]" office:value-type="float" office:value="399.75" calcext:value-type="float">
            <text:p>400</text:p>
          </table:table-cell>
          <table:table-cell table:style-name="ce134" table:formula="of:=[.$E$6]+360*[.T$8]/[.$C309]" office:value-type="float" office:value="402.6" calcext:value-type="float">
            <text:p>403</text:p>
          </table:table-cell>
          <table:table-cell table:style-name="ce134" table:formula="of:=[.$E$6]+360*[.U$8]/[.$C309]" office:value-type="float" office:value="405.45" calcext:value-type="float">
            <text:p>405</text:p>
          </table:table-cell>
          <table:table-cell table:style-name="ce134" table:formula="of:=[.$E$6]+360*[.V$8]/[.$C309]" office:value-type="float" office:value="408.3" calcext:value-type="float">
            <text:p>408</text:p>
          </table:table-cell>
          <table:table-cell table:style-name="ce134" table:formula="of:=[.$E$6]+360*[.W$8]/[.$C309]" office:value-type="float" office:value="411.15" calcext:value-type="float">
            <text:p>411</text:p>
          </table:table-cell>
          <table:table-cell table:style-name="ce134" table:formula="of:=[.$E$6]+360*[.X$8]/[.$C30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10]" office:value-type="float" office:value="6153.84615384615" calcext:value-type="float">
            <text:p>6154</text:p>
          </table:table-cell>
          <table:table-cell table:style-name="ce134" table:formula="of:=[.$E$6]+360*[.D$8]/[.$C310]" office:value-type="float" office:value="357" calcext:value-type="float">
            <text:p>357</text:p>
          </table:table-cell>
          <table:table-cell table:style-name="ce134" table:formula="of:=[.$E$6]+360*[.E$8]/[.$C310]" office:value-type="float" office:value="359.925" calcext:value-type="float">
            <text:p>360</text:p>
          </table:table-cell>
          <table:table-cell table:style-name="ce134" table:formula="of:=[.$E$6]+360*[.F$8]/[.$C310]" office:value-type="float" office:value="362.85" calcext:value-type="float">
            <text:p>363</text:p>
          </table:table-cell>
          <table:table-cell table:style-name="ce134" table:formula="of:=[.$E$6]+360*[.G$8]/[.$C310]" office:value-type="float" office:value="365.775" calcext:value-type="float">
            <text:p>366</text:p>
          </table:table-cell>
          <table:table-cell table:style-name="ce134" table:formula="of:=[.$E$6]+360*[.H$8]/[.$C310]" office:value-type="float" office:value="368.7" calcext:value-type="float">
            <text:p>369</text:p>
          </table:table-cell>
          <table:table-cell table:style-name="ce134" table:formula="of:=[.$E$6]+360*[.I$8]/[.$C310]" office:value-type="float" office:value="371.625" calcext:value-type="float">
            <text:p>372</text:p>
          </table:table-cell>
          <table:table-cell table:style-name="ce134" table:formula="of:=[.$E$6]+360*[.J$8]/[.$C310]" office:value-type="float" office:value="374.55" calcext:value-type="float">
            <text:p>375</text:p>
          </table:table-cell>
          <table:table-cell table:style-name="ce134" table:formula="of:=[.$E$6]+360*[.K$8]/[.$C310]" office:value-type="float" office:value="377.475" calcext:value-type="float">
            <text:p>377</text:p>
          </table:table-cell>
          <table:table-cell table:style-name="ce134" table:formula="of:=[.$E$6]+360*[.L$8]/[.$C310]" office:value-type="float" office:value="380.4" calcext:value-type="float">
            <text:p>380</text:p>
          </table:table-cell>
          <table:table-cell table:style-name="ce134" table:formula="of:=[.$E$6]+360*[.M$8]/[.$C310]" office:value-type="float" office:value="383.325" calcext:value-type="float">
            <text:p>383</text:p>
          </table:table-cell>
          <table:table-cell table:style-name="ce134" table:formula="of:=[.$E$6]+360*[.N$8]/[.$C310]" office:value-type="float" office:value="386.25" calcext:value-type="float">
            <text:p>386</text:p>
          </table:table-cell>
          <table:table-cell table:style-name="ce134" table:formula="of:=[.$E$6]+360*[.O$8]/[.$C310]" office:value-type="float" office:value="389.175" calcext:value-type="float">
            <text:p>389</text:p>
          </table:table-cell>
          <table:table-cell table:style-name="ce134" table:formula="of:=[.$E$6]+360*[.P$8]/[.$C310]" office:value-type="float" office:value="392.1" calcext:value-type="float">
            <text:p>392</text:p>
          </table:table-cell>
          <table:table-cell table:style-name="ce134" table:formula="of:=[.$E$6]+360*[.Q$8]/[.$C310]" office:value-type="float" office:value="395.025" calcext:value-type="float">
            <text:p>395</text:p>
          </table:table-cell>
          <table:table-cell table:style-name="ce134" table:formula="of:=[.$E$6]+360*[.R$8]/[.$C310]" office:value-type="float" office:value="397.95" calcext:value-type="float">
            <text:p>398</text:p>
          </table:table-cell>
          <table:table-cell table:style-name="ce134" table:formula="of:=[.$E$6]+360*[.S$8]/[.$C310]" office:value-type="float" office:value="400.875" calcext:value-type="float">
            <text:p>401</text:p>
          </table:table-cell>
          <table:table-cell table:style-name="ce134" table:formula="of:=[.$E$6]+360*[.T$8]/[.$C310]" office:value-type="float" office:value="403.8" calcext:value-type="float">
            <text:p>404</text:p>
          </table:table-cell>
          <table:table-cell table:style-name="ce134" table:formula="of:=[.$E$6]+360*[.U$8]/[.$C310]" office:value-type="float" office:value="406.725" calcext:value-type="float">
            <text:p>407</text:p>
          </table:table-cell>
          <table:table-cell table:style-name="ce134" table:formula="of:=[.$E$6]+360*[.V$8]/[.$C310]" office:value-type="float" office:value="409.65" calcext:value-type="float">
            <text:p>410</text:p>
          </table:table-cell>
          <table:table-cell table:style-name="ce134" table:formula="of:=[.$E$6]+360*[.W$8]/[.$C310]" office:value-type="float" office:value="412.575" calcext:value-type="float">
            <text:p>413</text:p>
          </table:table-cell>
          <table:table-cell table:style-name="ce134" table:formula="of:=[.$E$6]+360*[.X$8]/[.$C31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11]" office:value-type="float" office:value="6000" calcext:value-type="float">
            <text:p>6000</text:p>
          </table:table-cell>
          <table:table-cell table:style-name="ce134" table:formula="of:=[.$E$6]+360*[.D$8]/[.$C311]" office:value-type="float" office:value="357" calcext:value-type="float">
            <text:p>357</text:p>
          </table:table-cell>
          <table:table-cell table:style-name="ce134" table:formula="of:=[.$E$6]+360*[.E$8]/[.$C311]" office:value-type="float" office:value="360" calcext:value-type="float">
            <text:p>360</text:p>
          </table:table-cell>
          <table:table-cell table:style-name="ce134" table:formula="of:=[.$E$6]+360*[.F$8]/[.$C311]" office:value-type="float" office:value="363" calcext:value-type="float">
            <text:p>363</text:p>
          </table:table-cell>
          <table:table-cell table:style-name="ce134" table:formula="of:=[.$E$6]+360*[.G$8]/[.$C311]" office:value-type="float" office:value="366" calcext:value-type="float">
            <text:p>366</text:p>
          </table:table-cell>
          <table:table-cell table:style-name="ce134" table:formula="of:=[.$E$6]+360*[.H$8]/[.$C311]" office:value-type="float" office:value="369" calcext:value-type="float">
            <text:p>369</text:p>
          </table:table-cell>
          <table:table-cell table:style-name="ce134" table:formula="of:=[.$E$6]+360*[.I$8]/[.$C311]" office:value-type="float" office:value="372" calcext:value-type="float">
            <text:p>372</text:p>
          </table:table-cell>
          <table:table-cell table:style-name="ce134" table:formula="of:=[.$E$6]+360*[.J$8]/[.$C311]" office:value-type="float" office:value="375" calcext:value-type="float">
            <text:p>375</text:p>
          </table:table-cell>
          <table:table-cell table:style-name="ce134" table:formula="of:=[.$E$6]+360*[.K$8]/[.$C311]" office:value-type="float" office:value="378" calcext:value-type="float">
            <text:p>378</text:p>
          </table:table-cell>
          <table:table-cell table:style-name="ce134" table:formula="of:=[.$E$6]+360*[.L$8]/[.$C311]" office:value-type="float" office:value="381" calcext:value-type="float">
            <text:p>381</text:p>
          </table:table-cell>
          <table:table-cell table:style-name="ce134" table:formula="of:=[.$E$6]+360*[.M$8]/[.$C311]" office:value-type="float" office:value="384" calcext:value-type="float">
            <text:p>384</text:p>
          </table:table-cell>
          <table:table-cell table:style-name="ce134" table:formula="of:=[.$E$6]+360*[.N$8]/[.$C311]" office:value-type="float" office:value="387" calcext:value-type="float">
            <text:p>387</text:p>
          </table:table-cell>
          <table:table-cell table:style-name="ce134" table:formula="of:=[.$E$6]+360*[.O$8]/[.$C311]" office:value-type="float" office:value="390" calcext:value-type="float">
            <text:p>390</text:p>
          </table:table-cell>
          <table:table-cell table:style-name="ce134" table:formula="of:=[.$E$6]+360*[.P$8]/[.$C311]" office:value-type="float" office:value="393" calcext:value-type="float">
            <text:p>393</text:p>
          </table:table-cell>
          <table:table-cell table:style-name="ce134" table:formula="of:=[.$E$6]+360*[.Q$8]/[.$C311]" office:value-type="float" office:value="396" calcext:value-type="float">
            <text:p>396</text:p>
          </table:table-cell>
          <table:table-cell table:style-name="ce134" table:formula="of:=[.$E$6]+360*[.R$8]/[.$C311]" office:value-type="float" office:value="399" calcext:value-type="float">
            <text:p>399</text:p>
          </table:table-cell>
          <table:table-cell table:style-name="ce134" table:formula="of:=[.$E$6]+360*[.S$8]/[.$C311]" office:value-type="float" office:value="402" calcext:value-type="float">
            <text:p>402</text:p>
          </table:table-cell>
          <table:table-cell table:style-name="ce134" table:formula="of:=[.$E$6]+360*[.T$8]/[.$C311]" office:value-type="float" office:value="405" calcext:value-type="float">
            <text:p>405</text:p>
          </table:table-cell>
          <table:table-cell table:style-name="ce134" table:formula="of:=[.$E$6]+360*[.U$8]/[.$C311]" office:value-type="float" office:value="408" calcext:value-type="float">
            <text:p>408</text:p>
          </table:table-cell>
          <table:table-cell table:style-name="ce134" table:formula="of:=[.$E$6]+360*[.V$8]/[.$C311]" office:value-type="float" office:value="411" calcext:value-type="float">
            <text:p>411</text:p>
          </table:table-cell>
          <table:table-cell table:style-name="ce134" table:formula="of:=[.$E$6]+360*[.W$8]/[.$C311]" office:value-type="float" office:value="414" calcext:value-type="float">
            <text:p>414</text:p>
          </table:table-cell>
          <table:table-cell table:style-name="ce134" table:formula="of:=[.$E$6]+360*[.X$8]/[.$C31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317]" office:value-type="float" office:value="120000" calcext:value-type="float">
            <text:p>120000</text:p>
          </table:table-cell>
          <table:table-cell table:style-name="ce135" table:formula="of:=[.$E$6]+360*[.D$8]/[.$C317]" office:value-type="float" office:value="357" calcext:value-type="float">
            <text:p>357</text:p>
          </table:table-cell>
          <table:table-cell table:style-name="ce135" table:formula="of:=[.$E$6]+360*[.E$8]/[.$C317]" office:value-type="float" office:value="357.15" calcext:value-type="float">
            <text:p>357</text:p>
          </table:table-cell>
          <table:table-cell table:style-name="ce135" table:formula="of:=[.$E$6]+360*[.F$8]/[.$C317]" office:value-type="float" office:value="357.3" calcext:value-type="float">
            <text:p>357</text:p>
          </table:table-cell>
          <table:table-cell table:style-name="ce135" table:formula="of:=[.$E$6]+360*[.G$8]/[.$C317]" office:value-type="float" office:value="357.45" calcext:value-type="float">
            <text:p>357</text:p>
          </table:table-cell>
          <table:table-cell table:style-name="ce135" table:formula="of:=[.$E$6]+360*[.H$8]/[.$C317]" office:value-type="float" office:value="357.6" calcext:value-type="float">
            <text:p>358</text:p>
          </table:table-cell>
          <table:table-cell table:style-name="ce135" table:formula="of:=[.$E$6]+360*[.I$8]/[.$C317]" office:value-type="float" office:value="357.75" calcext:value-type="float">
            <text:p>358</text:p>
          </table:table-cell>
          <table:table-cell table:style-name="ce135" table:formula="of:=[.$E$6]+360*[.J$8]/[.$C317]" office:value-type="float" office:value="357.9" calcext:value-type="float">
            <text:p>358</text:p>
          </table:table-cell>
          <table:table-cell table:style-name="ce135" table:formula="of:=[.$E$6]+360*[.K$8]/[.$C317]" office:value-type="float" office:value="358.05" calcext:value-type="float">
            <text:p>358</text:p>
          </table:table-cell>
          <table:table-cell table:style-name="ce135" table:formula="of:=[.$E$6]+360*[.L$8]/[.$C317]" office:value-type="float" office:value="358.2" calcext:value-type="float">
            <text:p>358</text:p>
          </table:table-cell>
          <table:table-cell table:style-name="ce135" table:formula="of:=[.$E$6]+360*[.M$8]/[.$C317]" office:value-type="float" office:value="358.35" calcext:value-type="float">
            <text:p>358</text:p>
          </table:table-cell>
          <table:table-cell table:style-name="ce135" table:formula="of:=[.$E$6]+360*[.N$8]/[.$C317]" office:value-type="float" office:value="358.5" calcext:value-type="float">
            <text:p>359</text:p>
          </table:table-cell>
          <table:table-cell table:style-name="ce135" table:formula="of:=[.$E$6]+360*[.O$8]/[.$C317]" office:value-type="float" office:value="358.65" calcext:value-type="float">
            <text:p>359</text:p>
          </table:table-cell>
          <table:table-cell table:style-name="ce135" table:formula="of:=[.$E$6]+360*[.P$8]/[.$C317]" office:value-type="float" office:value="358.8" calcext:value-type="float">
            <text:p>359</text:p>
          </table:table-cell>
          <table:table-cell table:style-name="ce135" table:formula="of:=[.$E$6]+360*[.Q$8]/[.$C317]" office:value-type="float" office:value="358.95" calcext:value-type="float">
            <text:p>359</text:p>
          </table:table-cell>
          <table:table-cell table:style-name="ce135" table:formula="of:=[.$E$6]+360*[.R$8]/[.$C317]" office:value-type="float" office:value="359.1" calcext:value-type="float">
            <text:p>359</text:p>
          </table:table-cell>
          <table:table-cell table:style-name="ce135" table:formula="of:=[.$E$6]+360*[.S$8]/[.$C317]" office:value-type="float" office:value="359.25" calcext:value-type="float">
            <text:p>359</text:p>
          </table:table-cell>
          <table:table-cell table:style-name="ce135" table:formula="of:=[.$E$6]+360*[.T$8]/[.$C317]" office:value-type="float" office:value="359.4" calcext:value-type="float">
            <text:p>359</text:p>
          </table:table-cell>
          <table:table-cell table:style-name="ce135" table:formula="of:=[.$E$6]+360*[.U$8]/[.$C317]" office:value-type="float" office:value="359.55" calcext:value-type="float">
            <text:p>360</text:p>
          </table:table-cell>
          <table:table-cell table:style-name="ce135" table:formula="of:=[.$E$6]+360*[.V$8]/[.$C317]" office:value-type="float" office:value="359.7" calcext:value-type="float">
            <text:p>360</text:p>
          </table:table-cell>
          <table:table-cell table:style-name="ce135" table:formula="of:=[.$E$6]+360*[.W$8]/[.$C317]" office:value-type="float" office:value="359.85" calcext:value-type="float">
            <text:p>360</text:p>
          </table:table-cell>
          <table:table-cell table:style-name="ce135" table:formula="of:=[.$E$6]+360*[.X$8]/[.$C31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318]" office:value-type="float" office:value="80000" calcext:value-type="float">
            <text:p>80000</text:p>
          </table:table-cell>
          <table:table-cell table:style-name="ce135" table:formula="of:=[.$E$6]+360*[.D$8]/[.$C318]" office:value-type="float" office:value="357" calcext:value-type="float">
            <text:p>357</text:p>
          </table:table-cell>
          <table:table-cell table:style-name="ce135" table:formula="of:=[.$E$6]+360*[.E$8]/[.$C318]" office:value-type="float" office:value="357.225" calcext:value-type="float">
            <text:p>357</text:p>
          </table:table-cell>
          <table:table-cell table:style-name="ce135" table:formula="of:=[.$E$6]+360*[.F$8]/[.$C318]" office:value-type="float" office:value="357.45" calcext:value-type="float">
            <text:p>357</text:p>
          </table:table-cell>
          <table:table-cell table:style-name="ce135" table:formula="of:=[.$E$6]+360*[.G$8]/[.$C318]" office:value-type="float" office:value="357.675" calcext:value-type="float">
            <text:p>358</text:p>
          </table:table-cell>
          <table:table-cell table:style-name="ce135" table:formula="of:=[.$E$6]+360*[.H$8]/[.$C318]" office:value-type="float" office:value="357.9" calcext:value-type="float">
            <text:p>358</text:p>
          </table:table-cell>
          <table:table-cell table:style-name="ce135" table:formula="of:=[.$E$6]+360*[.I$8]/[.$C318]" office:value-type="float" office:value="358.125" calcext:value-type="float">
            <text:p>358</text:p>
          </table:table-cell>
          <table:table-cell table:style-name="ce135" table:formula="of:=[.$E$6]+360*[.J$8]/[.$C318]" office:value-type="float" office:value="358.35" calcext:value-type="float">
            <text:p>358</text:p>
          </table:table-cell>
          <table:table-cell table:style-name="ce135" table:formula="of:=[.$E$6]+360*[.K$8]/[.$C318]" office:value-type="float" office:value="358.575" calcext:value-type="float">
            <text:p>359</text:p>
          </table:table-cell>
          <table:table-cell table:style-name="ce135" table:formula="of:=[.$E$6]+360*[.L$8]/[.$C318]" office:value-type="float" office:value="358.8" calcext:value-type="float">
            <text:p>359</text:p>
          </table:table-cell>
          <table:table-cell table:style-name="ce135" table:formula="of:=[.$E$6]+360*[.M$8]/[.$C318]" office:value-type="float" office:value="359.025" calcext:value-type="float">
            <text:p>359</text:p>
          </table:table-cell>
          <table:table-cell table:style-name="ce135" table:formula="of:=[.$E$6]+360*[.N$8]/[.$C318]" office:value-type="float" office:value="359.25" calcext:value-type="float">
            <text:p>359</text:p>
          </table:table-cell>
          <table:table-cell table:style-name="ce135" table:formula="of:=[.$E$6]+360*[.O$8]/[.$C318]" office:value-type="float" office:value="359.475" calcext:value-type="float">
            <text:p>359</text:p>
          </table:table-cell>
          <table:table-cell table:style-name="ce135" table:formula="of:=[.$E$6]+360*[.P$8]/[.$C318]" office:value-type="float" office:value="359.7" calcext:value-type="float">
            <text:p>360</text:p>
          </table:table-cell>
          <table:table-cell table:style-name="ce135" table:formula="of:=[.$E$6]+360*[.Q$8]/[.$C318]" office:value-type="float" office:value="359.925" calcext:value-type="float">
            <text:p>360</text:p>
          </table:table-cell>
          <table:table-cell table:style-name="ce135" table:formula="of:=[.$E$6]+360*[.R$8]/[.$C318]" office:value-type="float" office:value="360.15" calcext:value-type="float">
            <text:p>360</text:p>
          </table:table-cell>
          <table:table-cell table:style-name="ce135" table:formula="of:=[.$E$6]+360*[.S$8]/[.$C318]" office:value-type="float" office:value="360.375" calcext:value-type="float">
            <text:p>360</text:p>
          </table:table-cell>
          <table:table-cell table:style-name="ce135" table:formula="of:=[.$E$6]+360*[.T$8]/[.$C318]" office:value-type="float" office:value="360.6" calcext:value-type="float">
            <text:p>361</text:p>
          </table:table-cell>
          <table:table-cell table:style-name="ce135" table:formula="of:=[.$E$6]+360*[.U$8]/[.$C318]" office:value-type="float" office:value="360.825" calcext:value-type="float">
            <text:p>361</text:p>
          </table:table-cell>
          <table:table-cell table:style-name="ce135" table:formula="of:=[.$E$6]+360*[.V$8]/[.$C318]" office:value-type="float" office:value="361.05" calcext:value-type="float">
            <text:p>361</text:p>
          </table:table-cell>
          <table:table-cell table:style-name="ce135" table:formula="of:=[.$E$6]+360*[.W$8]/[.$C318]" office:value-type="float" office:value="361.275" calcext:value-type="float">
            <text:p>361</text:p>
          </table:table-cell>
          <table:table-cell table:style-name="ce135" table:formula="of:=[.$E$6]+360*[.X$8]/[.$C31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319]" office:value-type="float" office:value="60000" calcext:value-type="float">
            <text:p>60000</text:p>
          </table:table-cell>
          <table:table-cell table:style-name="ce135" table:formula="of:=[.$E$6]+360*[.D$8]/[.$C319]" office:value-type="float" office:value="357" calcext:value-type="float">
            <text:p>357</text:p>
          </table:table-cell>
          <table:table-cell table:style-name="ce135" table:formula="of:=[.$E$6]+360*[.E$8]/[.$C319]" office:value-type="float" office:value="357.3" calcext:value-type="float">
            <text:p>357</text:p>
          </table:table-cell>
          <table:table-cell table:style-name="ce135" table:formula="of:=[.$E$6]+360*[.F$8]/[.$C319]" office:value-type="float" office:value="357.6" calcext:value-type="float">
            <text:p>358</text:p>
          </table:table-cell>
          <table:table-cell table:style-name="ce135" table:formula="of:=[.$E$6]+360*[.G$8]/[.$C319]" office:value-type="float" office:value="357.9" calcext:value-type="float">
            <text:p>358</text:p>
          </table:table-cell>
          <table:table-cell table:style-name="ce135" table:formula="of:=[.$E$6]+360*[.H$8]/[.$C319]" office:value-type="float" office:value="358.2" calcext:value-type="float">
            <text:p>358</text:p>
          </table:table-cell>
          <table:table-cell table:style-name="ce135" table:formula="of:=[.$E$6]+360*[.I$8]/[.$C319]" office:value-type="float" office:value="358.5" calcext:value-type="float">
            <text:p>359</text:p>
          </table:table-cell>
          <table:table-cell table:style-name="ce135" table:formula="of:=[.$E$6]+360*[.J$8]/[.$C319]" office:value-type="float" office:value="358.8" calcext:value-type="float">
            <text:p>359</text:p>
          </table:table-cell>
          <table:table-cell table:style-name="ce135" table:formula="of:=[.$E$6]+360*[.K$8]/[.$C319]" office:value-type="float" office:value="359.1" calcext:value-type="float">
            <text:p>359</text:p>
          </table:table-cell>
          <table:table-cell table:style-name="ce135" table:formula="of:=[.$E$6]+360*[.L$8]/[.$C319]" office:value-type="float" office:value="359.4" calcext:value-type="float">
            <text:p>359</text:p>
          </table:table-cell>
          <table:table-cell table:style-name="ce135" table:formula="of:=[.$E$6]+360*[.M$8]/[.$C319]" office:value-type="float" office:value="359.7" calcext:value-type="float">
            <text:p>360</text:p>
          </table:table-cell>
          <table:table-cell table:style-name="ce135" table:formula="of:=[.$E$6]+360*[.N$8]/[.$C319]" office:value-type="float" office:value="360" calcext:value-type="float">
            <text:p>360</text:p>
          </table:table-cell>
          <table:table-cell table:style-name="ce135" table:formula="of:=[.$E$6]+360*[.O$8]/[.$C319]" office:value-type="float" office:value="360.3" calcext:value-type="float">
            <text:p>360</text:p>
          </table:table-cell>
          <table:table-cell table:style-name="ce135" table:formula="of:=[.$E$6]+360*[.P$8]/[.$C319]" office:value-type="float" office:value="360.6" calcext:value-type="float">
            <text:p>361</text:p>
          </table:table-cell>
          <table:table-cell table:style-name="ce135" table:formula="of:=[.$E$6]+360*[.Q$8]/[.$C319]" office:value-type="float" office:value="360.9" calcext:value-type="float">
            <text:p>361</text:p>
          </table:table-cell>
          <table:table-cell table:style-name="ce135" table:formula="of:=[.$E$6]+360*[.R$8]/[.$C319]" office:value-type="float" office:value="361.2" calcext:value-type="float">
            <text:p>361</text:p>
          </table:table-cell>
          <table:table-cell table:style-name="ce135" table:formula="of:=[.$E$6]+360*[.S$8]/[.$C319]" office:value-type="float" office:value="361.5" calcext:value-type="float">
            <text:p>362</text:p>
          </table:table-cell>
          <table:table-cell table:style-name="ce135" table:formula="of:=[.$E$6]+360*[.T$8]/[.$C319]" office:value-type="float" office:value="361.8" calcext:value-type="float">
            <text:p>362</text:p>
          </table:table-cell>
          <table:table-cell table:style-name="ce135" table:formula="of:=[.$E$6]+360*[.U$8]/[.$C319]" office:value-type="float" office:value="362.1" calcext:value-type="float">
            <text:p>362</text:p>
          </table:table-cell>
          <table:table-cell table:style-name="ce135" table:formula="of:=[.$E$6]+360*[.V$8]/[.$C319]" office:value-type="float" office:value="362.4" calcext:value-type="float">
            <text:p>362</text:p>
          </table:table-cell>
          <table:table-cell table:style-name="ce135" table:formula="of:=[.$E$6]+360*[.W$8]/[.$C319]" office:value-type="float" office:value="362.7" calcext:value-type="float">
            <text:p>363</text:p>
          </table:table-cell>
          <table:table-cell table:style-name="ce135" table:formula="of:=[.$E$6]+360*[.X$8]/[.$C31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320]" office:value-type="float" office:value="48000" calcext:value-type="float">
            <text:p>48000</text:p>
          </table:table-cell>
          <table:table-cell table:style-name="ce135" table:formula="of:=[.$E$6]+360*[.D$8]/[.$C320]" office:value-type="float" office:value="357" calcext:value-type="float">
            <text:p>357</text:p>
          </table:table-cell>
          <table:table-cell table:style-name="ce135" table:formula="of:=[.$E$6]+360*[.E$8]/[.$C320]" office:value-type="float" office:value="357.375" calcext:value-type="float">
            <text:p>357</text:p>
          </table:table-cell>
          <table:table-cell table:style-name="ce135" table:formula="of:=[.$E$6]+360*[.F$8]/[.$C320]" office:value-type="float" office:value="357.75" calcext:value-type="float">
            <text:p>358</text:p>
          </table:table-cell>
          <table:table-cell table:style-name="ce135" table:formula="of:=[.$E$6]+360*[.G$8]/[.$C320]" office:value-type="float" office:value="358.125" calcext:value-type="float">
            <text:p>358</text:p>
          </table:table-cell>
          <table:table-cell table:style-name="ce135" table:formula="of:=[.$E$6]+360*[.H$8]/[.$C320]" office:value-type="float" office:value="358.5" calcext:value-type="float">
            <text:p>359</text:p>
          </table:table-cell>
          <table:table-cell table:style-name="ce135" table:formula="of:=[.$E$6]+360*[.I$8]/[.$C320]" office:value-type="float" office:value="358.875" calcext:value-type="float">
            <text:p>359</text:p>
          </table:table-cell>
          <table:table-cell table:style-name="ce135" table:formula="of:=[.$E$6]+360*[.J$8]/[.$C320]" office:value-type="float" office:value="359.25" calcext:value-type="float">
            <text:p>359</text:p>
          </table:table-cell>
          <table:table-cell table:style-name="ce135" table:formula="of:=[.$E$6]+360*[.K$8]/[.$C320]" office:value-type="float" office:value="359.625" calcext:value-type="float">
            <text:p>360</text:p>
          </table:table-cell>
          <table:table-cell table:style-name="ce135" table:formula="of:=[.$E$6]+360*[.L$8]/[.$C320]" office:value-type="float" office:value="360" calcext:value-type="float">
            <text:p>360</text:p>
          </table:table-cell>
          <table:table-cell table:style-name="ce135" table:formula="of:=[.$E$6]+360*[.M$8]/[.$C320]" office:value-type="float" office:value="360.375" calcext:value-type="float">
            <text:p>360</text:p>
          </table:table-cell>
          <table:table-cell table:style-name="ce135" table:formula="of:=[.$E$6]+360*[.N$8]/[.$C320]" office:value-type="float" office:value="360.75" calcext:value-type="float">
            <text:p>361</text:p>
          </table:table-cell>
          <table:table-cell table:style-name="ce135" table:formula="of:=[.$E$6]+360*[.O$8]/[.$C320]" office:value-type="float" office:value="361.125" calcext:value-type="float">
            <text:p>361</text:p>
          </table:table-cell>
          <table:table-cell table:style-name="ce135" table:formula="of:=[.$E$6]+360*[.P$8]/[.$C320]" office:value-type="float" office:value="361.5" calcext:value-type="float">
            <text:p>362</text:p>
          </table:table-cell>
          <table:table-cell table:style-name="ce135" table:formula="of:=[.$E$6]+360*[.Q$8]/[.$C320]" office:value-type="float" office:value="361.875" calcext:value-type="float">
            <text:p>362</text:p>
          </table:table-cell>
          <table:table-cell table:style-name="ce135" table:formula="of:=[.$E$6]+360*[.R$8]/[.$C320]" office:value-type="float" office:value="362.25" calcext:value-type="float">
            <text:p>362</text:p>
          </table:table-cell>
          <table:table-cell table:style-name="ce135" table:formula="of:=[.$E$6]+360*[.S$8]/[.$C320]" office:value-type="float" office:value="362.625" calcext:value-type="float">
            <text:p>363</text:p>
          </table:table-cell>
          <table:table-cell table:style-name="ce135" table:formula="of:=[.$E$6]+360*[.T$8]/[.$C320]" office:value-type="float" office:value="363" calcext:value-type="float">
            <text:p>363</text:p>
          </table:table-cell>
          <table:table-cell table:style-name="ce135" table:formula="of:=[.$E$6]+360*[.U$8]/[.$C320]" office:value-type="float" office:value="363.375" calcext:value-type="float">
            <text:p>363</text:p>
          </table:table-cell>
          <table:table-cell table:style-name="ce135" table:formula="of:=[.$E$6]+360*[.V$8]/[.$C320]" office:value-type="float" office:value="363.75" calcext:value-type="float">
            <text:p>364</text:p>
          </table:table-cell>
          <table:table-cell table:style-name="ce135" table:formula="of:=[.$E$6]+360*[.W$8]/[.$C320]" office:value-type="float" office:value="364.125" calcext:value-type="float">
            <text:p>364</text:p>
          </table:table-cell>
          <table:table-cell table:style-name="ce135" table:formula="of:=[.$E$6]+360*[.X$8]/[.$C32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321]" office:value-type="float" office:value="40000" calcext:value-type="float">
            <text:p>40000</text:p>
          </table:table-cell>
          <table:table-cell table:style-name="ce135" table:formula="of:=[.$E$6]+360*[.D$8]/[.$C321]" office:value-type="float" office:value="357" calcext:value-type="float">
            <text:p>357</text:p>
          </table:table-cell>
          <table:table-cell table:style-name="ce135" table:formula="of:=[.$E$6]+360*[.E$8]/[.$C321]" office:value-type="float" office:value="357.45" calcext:value-type="float">
            <text:p>357</text:p>
          </table:table-cell>
          <table:table-cell table:style-name="ce135" table:formula="of:=[.$E$6]+360*[.F$8]/[.$C321]" office:value-type="float" office:value="357.9" calcext:value-type="float">
            <text:p>358</text:p>
          </table:table-cell>
          <table:table-cell table:style-name="ce135" table:formula="of:=[.$E$6]+360*[.G$8]/[.$C321]" office:value-type="float" office:value="358.35" calcext:value-type="float">
            <text:p>358</text:p>
          </table:table-cell>
          <table:table-cell table:style-name="ce135" table:formula="of:=[.$E$6]+360*[.H$8]/[.$C321]" office:value-type="float" office:value="358.8" calcext:value-type="float">
            <text:p>359</text:p>
          </table:table-cell>
          <table:table-cell table:style-name="ce135" table:formula="of:=[.$E$6]+360*[.I$8]/[.$C321]" office:value-type="float" office:value="359.25" calcext:value-type="float">
            <text:p>359</text:p>
          </table:table-cell>
          <table:table-cell table:style-name="ce135" table:formula="of:=[.$E$6]+360*[.J$8]/[.$C321]" office:value-type="float" office:value="359.7" calcext:value-type="float">
            <text:p>360</text:p>
          </table:table-cell>
          <table:table-cell table:style-name="ce135" table:formula="of:=[.$E$6]+360*[.K$8]/[.$C321]" office:value-type="float" office:value="360.15" calcext:value-type="float">
            <text:p>360</text:p>
          </table:table-cell>
          <table:table-cell table:style-name="ce135" table:formula="of:=[.$E$6]+360*[.L$8]/[.$C321]" office:value-type="float" office:value="360.6" calcext:value-type="float">
            <text:p>361</text:p>
          </table:table-cell>
          <table:table-cell table:style-name="ce135" table:formula="of:=[.$E$6]+360*[.M$8]/[.$C321]" office:value-type="float" office:value="361.05" calcext:value-type="float">
            <text:p>361</text:p>
          </table:table-cell>
          <table:table-cell table:style-name="ce135" table:formula="of:=[.$E$6]+360*[.N$8]/[.$C321]" office:value-type="float" office:value="361.5" calcext:value-type="float">
            <text:p>362</text:p>
          </table:table-cell>
          <table:table-cell table:style-name="ce135" table:formula="of:=[.$E$6]+360*[.O$8]/[.$C321]" office:value-type="float" office:value="361.95" calcext:value-type="float">
            <text:p>362</text:p>
          </table:table-cell>
          <table:table-cell table:style-name="ce135" table:formula="of:=[.$E$6]+360*[.P$8]/[.$C321]" office:value-type="float" office:value="362.4" calcext:value-type="float">
            <text:p>362</text:p>
          </table:table-cell>
          <table:table-cell table:style-name="ce135" table:formula="of:=[.$E$6]+360*[.Q$8]/[.$C321]" office:value-type="float" office:value="362.85" calcext:value-type="float">
            <text:p>363</text:p>
          </table:table-cell>
          <table:table-cell table:style-name="ce135" table:formula="of:=[.$E$6]+360*[.R$8]/[.$C321]" office:value-type="float" office:value="363.3" calcext:value-type="float">
            <text:p>363</text:p>
          </table:table-cell>
          <table:table-cell table:style-name="ce135" table:formula="of:=[.$E$6]+360*[.S$8]/[.$C321]" office:value-type="float" office:value="363.75" calcext:value-type="float">
            <text:p>364</text:p>
          </table:table-cell>
          <table:table-cell table:style-name="ce135" table:formula="of:=[.$E$6]+360*[.T$8]/[.$C321]" office:value-type="float" office:value="364.2" calcext:value-type="float">
            <text:p>364</text:p>
          </table:table-cell>
          <table:table-cell table:style-name="ce135" table:formula="of:=[.$E$6]+360*[.U$8]/[.$C321]" office:value-type="float" office:value="364.65" calcext:value-type="float">
            <text:p>365</text:p>
          </table:table-cell>
          <table:table-cell table:style-name="ce135" table:formula="of:=[.$E$6]+360*[.V$8]/[.$C321]" office:value-type="float" office:value="365.1" calcext:value-type="float">
            <text:p>365</text:p>
          </table:table-cell>
          <table:table-cell table:style-name="ce135" table:formula="of:=[.$E$6]+360*[.W$8]/[.$C321]" office:value-type="float" office:value="365.55" calcext:value-type="float">
            <text:p>366</text:p>
          </table:table-cell>
          <table:table-cell table:style-name="ce135" table:formula="of:=[.$E$6]+360*[.X$8]/[.$C32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322]" office:value-type="float" office:value="34285.7142857143" calcext:value-type="float">
            <text:p>34286</text:p>
          </table:table-cell>
          <table:table-cell table:style-name="ce135" table:formula="of:=[.$E$6]+360*[.D$8]/[.$C322]" office:value-type="float" office:value="357" calcext:value-type="float">
            <text:p>357</text:p>
          </table:table-cell>
          <table:table-cell table:style-name="ce135" table:formula="of:=[.$E$6]+360*[.E$8]/[.$C322]" office:value-type="float" office:value="357.525" calcext:value-type="float">
            <text:p>358</text:p>
          </table:table-cell>
          <table:table-cell table:style-name="ce135" table:formula="of:=[.$E$6]+360*[.F$8]/[.$C322]" office:value-type="float" office:value="358.05" calcext:value-type="float">
            <text:p>358</text:p>
          </table:table-cell>
          <table:table-cell table:style-name="ce135" table:formula="of:=[.$E$6]+360*[.G$8]/[.$C322]" office:value-type="float" office:value="358.575" calcext:value-type="float">
            <text:p>359</text:p>
          </table:table-cell>
          <table:table-cell table:style-name="ce135" table:formula="of:=[.$E$6]+360*[.H$8]/[.$C322]" office:value-type="float" office:value="359.1" calcext:value-type="float">
            <text:p>359</text:p>
          </table:table-cell>
          <table:table-cell table:style-name="ce135" table:formula="of:=[.$E$6]+360*[.I$8]/[.$C322]" office:value-type="float" office:value="359.625" calcext:value-type="float">
            <text:p>360</text:p>
          </table:table-cell>
          <table:table-cell table:style-name="ce135" table:formula="of:=[.$E$6]+360*[.J$8]/[.$C322]" office:value-type="float" office:value="360.15" calcext:value-type="float">
            <text:p>360</text:p>
          </table:table-cell>
          <table:table-cell table:style-name="ce135" table:formula="of:=[.$E$6]+360*[.K$8]/[.$C322]" office:value-type="float" office:value="360.675" calcext:value-type="float">
            <text:p>361</text:p>
          </table:table-cell>
          <table:table-cell table:style-name="ce135" table:formula="of:=[.$E$6]+360*[.L$8]/[.$C322]" office:value-type="float" office:value="361.2" calcext:value-type="float">
            <text:p>361</text:p>
          </table:table-cell>
          <table:table-cell table:style-name="ce135" table:formula="of:=[.$E$6]+360*[.M$8]/[.$C322]" office:value-type="float" office:value="361.725" calcext:value-type="float">
            <text:p>362</text:p>
          </table:table-cell>
          <table:table-cell table:style-name="ce135" table:formula="of:=[.$E$6]+360*[.N$8]/[.$C322]" office:value-type="float" office:value="362.25" calcext:value-type="float">
            <text:p>362</text:p>
          </table:table-cell>
          <table:table-cell table:style-name="ce135" table:formula="of:=[.$E$6]+360*[.O$8]/[.$C322]" office:value-type="float" office:value="362.775" calcext:value-type="float">
            <text:p>363</text:p>
          </table:table-cell>
          <table:table-cell table:style-name="ce135" table:formula="of:=[.$E$6]+360*[.P$8]/[.$C322]" office:value-type="float" office:value="363.3" calcext:value-type="float">
            <text:p>363</text:p>
          </table:table-cell>
          <table:table-cell table:style-name="ce135" table:formula="of:=[.$E$6]+360*[.Q$8]/[.$C322]" office:value-type="float" office:value="363.825" calcext:value-type="float">
            <text:p>364</text:p>
          </table:table-cell>
          <table:table-cell table:style-name="ce135" table:formula="of:=[.$E$6]+360*[.R$8]/[.$C322]" office:value-type="float" office:value="364.35" calcext:value-type="float">
            <text:p>364</text:p>
          </table:table-cell>
          <table:table-cell table:style-name="ce135" table:formula="of:=[.$E$6]+360*[.S$8]/[.$C322]" office:value-type="float" office:value="364.875" calcext:value-type="float">
            <text:p>365</text:p>
          </table:table-cell>
          <table:table-cell table:style-name="ce135" table:formula="of:=[.$E$6]+360*[.T$8]/[.$C322]" office:value-type="float" office:value="365.4" calcext:value-type="float">
            <text:p>365</text:p>
          </table:table-cell>
          <table:table-cell table:style-name="ce135" table:formula="of:=[.$E$6]+360*[.U$8]/[.$C322]" office:value-type="float" office:value="365.925" calcext:value-type="float">
            <text:p>366</text:p>
          </table:table-cell>
          <table:table-cell table:style-name="ce135" table:formula="of:=[.$E$6]+360*[.V$8]/[.$C322]" office:value-type="float" office:value="366.45" calcext:value-type="float">
            <text:p>366</text:p>
          </table:table-cell>
          <table:table-cell table:style-name="ce135" table:formula="of:=[.$E$6]+360*[.W$8]/[.$C322]" office:value-type="float" office:value="366.975" calcext:value-type="float">
            <text:p>367</text:p>
          </table:table-cell>
          <table:table-cell table:style-name="ce135" table:formula="of:=[.$E$6]+360*[.X$8]/[.$C32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323]" office:value-type="float" office:value="30000" calcext:value-type="float">
            <text:p>30000</text:p>
          </table:table-cell>
          <table:table-cell table:style-name="ce135" table:formula="of:=[.$E$6]+360*[.D$8]/[.$C323]" office:value-type="float" office:value="357" calcext:value-type="float">
            <text:p>357</text:p>
          </table:table-cell>
          <table:table-cell table:style-name="ce135" table:formula="of:=[.$E$6]+360*[.E$8]/[.$C323]" office:value-type="float" office:value="357.6" calcext:value-type="float">
            <text:p>358</text:p>
          </table:table-cell>
          <table:table-cell table:style-name="ce135" table:formula="of:=[.$E$6]+360*[.F$8]/[.$C323]" office:value-type="float" office:value="358.2" calcext:value-type="float">
            <text:p>358</text:p>
          </table:table-cell>
          <table:table-cell table:style-name="ce135" table:formula="of:=[.$E$6]+360*[.G$8]/[.$C323]" office:value-type="float" office:value="358.8" calcext:value-type="float">
            <text:p>359</text:p>
          </table:table-cell>
          <table:table-cell table:style-name="ce135" table:formula="of:=[.$E$6]+360*[.H$8]/[.$C323]" office:value-type="float" office:value="359.4" calcext:value-type="float">
            <text:p>359</text:p>
          </table:table-cell>
          <table:table-cell table:style-name="ce135" table:formula="of:=[.$E$6]+360*[.I$8]/[.$C323]" office:value-type="float" office:value="360" calcext:value-type="float">
            <text:p>360</text:p>
          </table:table-cell>
          <table:table-cell table:style-name="ce135" table:formula="of:=[.$E$6]+360*[.J$8]/[.$C323]" office:value-type="float" office:value="360.6" calcext:value-type="float">
            <text:p>361</text:p>
          </table:table-cell>
          <table:table-cell table:style-name="ce135" table:formula="of:=[.$E$6]+360*[.K$8]/[.$C323]" office:value-type="float" office:value="361.2" calcext:value-type="float">
            <text:p>361</text:p>
          </table:table-cell>
          <table:table-cell table:style-name="ce135" table:formula="of:=[.$E$6]+360*[.L$8]/[.$C323]" office:value-type="float" office:value="361.8" calcext:value-type="float">
            <text:p>362</text:p>
          </table:table-cell>
          <table:table-cell table:style-name="ce135" table:formula="of:=[.$E$6]+360*[.M$8]/[.$C323]" office:value-type="float" office:value="362.4" calcext:value-type="float">
            <text:p>362</text:p>
          </table:table-cell>
          <table:table-cell table:style-name="ce135" table:formula="of:=[.$E$6]+360*[.N$8]/[.$C323]" office:value-type="float" office:value="363" calcext:value-type="float">
            <text:p>363</text:p>
          </table:table-cell>
          <table:table-cell table:style-name="ce135" table:formula="of:=[.$E$6]+360*[.O$8]/[.$C323]" office:value-type="float" office:value="363.6" calcext:value-type="float">
            <text:p>364</text:p>
          </table:table-cell>
          <table:table-cell table:style-name="ce135" table:formula="of:=[.$E$6]+360*[.P$8]/[.$C323]" office:value-type="float" office:value="364.2" calcext:value-type="float">
            <text:p>364</text:p>
          </table:table-cell>
          <table:table-cell table:style-name="ce135" table:formula="of:=[.$E$6]+360*[.Q$8]/[.$C323]" office:value-type="float" office:value="364.8" calcext:value-type="float">
            <text:p>365</text:p>
          </table:table-cell>
          <table:table-cell table:style-name="ce135" table:formula="of:=[.$E$6]+360*[.R$8]/[.$C323]" office:value-type="float" office:value="365.4" calcext:value-type="float">
            <text:p>365</text:p>
          </table:table-cell>
          <table:table-cell table:style-name="ce135" table:formula="of:=[.$E$6]+360*[.S$8]/[.$C323]" office:value-type="float" office:value="366" calcext:value-type="float">
            <text:p>366</text:p>
          </table:table-cell>
          <table:table-cell table:style-name="ce135" table:formula="of:=[.$E$6]+360*[.T$8]/[.$C323]" office:value-type="float" office:value="366.6" calcext:value-type="float">
            <text:p>367</text:p>
          </table:table-cell>
          <table:table-cell table:style-name="ce135" table:formula="of:=[.$E$6]+360*[.U$8]/[.$C323]" office:value-type="float" office:value="367.2" calcext:value-type="float">
            <text:p>367</text:p>
          </table:table-cell>
          <table:table-cell table:style-name="ce135" table:formula="of:=[.$E$6]+360*[.V$8]/[.$C323]" office:value-type="float" office:value="367.8" calcext:value-type="float">
            <text:p>368</text:p>
          </table:table-cell>
          <table:table-cell table:style-name="ce135" table:formula="of:=[.$E$6]+360*[.W$8]/[.$C323]" office:value-type="float" office:value="368.4" calcext:value-type="float">
            <text:p>368</text:p>
          </table:table-cell>
          <table:table-cell table:style-name="ce135" table:formula="of:=[.$E$6]+360*[.X$8]/[.$C32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324]" office:value-type="float" office:value="26666.6666666667" calcext:value-type="float">
            <text:p>26667</text:p>
          </table:table-cell>
          <table:table-cell table:style-name="ce135" table:formula="of:=[.$E$6]+360*[.D$8]/[.$C324]" office:value-type="float" office:value="357" calcext:value-type="float">
            <text:p>357</text:p>
          </table:table-cell>
          <table:table-cell table:style-name="ce135" table:formula="of:=[.$E$6]+360*[.E$8]/[.$C324]" office:value-type="float" office:value="357.675" calcext:value-type="float">
            <text:p>358</text:p>
          </table:table-cell>
          <table:table-cell table:style-name="ce135" table:formula="of:=[.$E$6]+360*[.F$8]/[.$C324]" office:value-type="float" office:value="358.35" calcext:value-type="float">
            <text:p>358</text:p>
          </table:table-cell>
          <table:table-cell table:style-name="ce135" table:formula="of:=[.$E$6]+360*[.G$8]/[.$C324]" office:value-type="float" office:value="359.025" calcext:value-type="float">
            <text:p>359</text:p>
          </table:table-cell>
          <table:table-cell table:style-name="ce135" table:formula="of:=[.$E$6]+360*[.H$8]/[.$C324]" office:value-type="float" office:value="359.7" calcext:value-type="float">
            <text:p>360</text:p>
          </table:table-cell>
          <table:table-cell table:style-name="ce135" table:formula="of:=[.$E$6]+360*[.I$8]/[.$C324]" office:value-type="float" office:value="360.375" calcext:value-type="float">
            <text:p>360</text:p>
          </table:table-cell>
          <table:table-cell table:style-name="ce135" table:formula="of:=[.$E$6]+360*[.J$8]/[.$C324]" office:value-type="float" office:value="361.05" calcext:value-type="float">
            <text:p>361</text:p>
          </table:table-cell>
          <table:table-cell table:style-name="ce135" table:formula="of:=[.$E$6]+360*[.K$8]/[.$C324]" office:value-type="float" office:value="361.725" calcext:value-type="float">
            <text:p>362</text:p>
          </table:table-cell>
          <table:table-cell table:style-name="ce135" table:formula="of:=[.$E$6]+360*[.L$8]/[.$C324]" office:value-type="float" office:value="362.4" calcext:value-type="float">
            <text:p>362</text:p>
          </table:table-cell>
          <table:table-cell table:style-name="ce135" table:formula="of:=[.$E$6]+360*[.M$8]/[.$C324]" office:value-type="float" office:value="363.075" calcext:value-type="float">
            <text:p>363</text:p>
          </table:table-cell>
          <table:table-cell table:style-name="ce135" table:formula="of:=[.$E$6]+360*[.N$8]/[.$C324]" office:value-type="float" office:value="363.75" calcext:value-type="float">
            <text:p>364</text:p>
          </table:table-cell>
          <table:table-cell table:style-name="ce135" table:formula="of:=[.$E$6]+360*[.O$8]/[.$C324]" office:value-type="float" office:value="364.425" calcext:value-type="float">
            <text:p>364</text:p>
          </table:table-cell>
          <table:table-cell table:style-name="ce135" table:formula="of:=[.$E$6]+360*[.P$8]/[.$C324]" office:value-type="float" office:value="365.1" calcext:value-type="float">
            <text:p>365</text:p>
          </table:table-cell>
          <table:table-cell table:style-name="ce135" table:formula="of:=[.$E$6]+360*[.Q$8]/[.$C324]" office:value-type="float" office:value="365.775" calcext:value-type="float">
            <text:p>366</text:p>
          </table:table-cell>
          <table:table-cell table:style-name="ce135" table:formula="of:=[.$E$6]+360*[.R$8]/[.$C324]" office:value-type="float" office:value="366.45" calcext:value-type="float">
            <text:p>366</text:p>
          </table:table-cell>
          <table:table-cell table:style-name="ce135" table:formula="of:=[.$E$6]+360*[.S$8]/[.$C324]" office:value-type="float" office:value="367.125" calcext:value-type="float">
            <text:p>367</text:p>
          </table:table-cell>
          <table:table-cell table:style-name="ce135" table:formula="of:=[.$E$6]+360*[.T$8]/[.$C324]" office:value-type="float" office:value="367.8" calcext:value-type="float">
            <text:p>368</text:p>
          </table:table-cell>
          <table:table-cell table:style-name="ce135" table:formula="of:=[.$E$6]+360*[.U$8]/[.$C324]" office:value-type="float" office:value="368.475" calcext:value-type="float">
            <text:p>368</text:p>
          </table:table-cell>
          <table:table-cell table:style-name="ce135" table:formula="of:=[.$E$6]+360*[.V$8]/[.$C324]" office:value-type="float" office:value="369.15" calcext:value-type="float">
            <text:p>369</text:p>
          </table:table-cell>
          <table:table-cell table:style-name="ce135" table:formula="of:=[.$E$6]+360*[.W$8]/[.$C324]" office:value-type="float" office:value="369.825" calcext:value-type="float">
            <text:p>370</text:p>
          </table:table-cell>
          <table:table-cell table:style-name="ce135" table:formula="of:=[.$E$6]+360*[.X$8]/[.$C32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325]" office:value-type="float" office:value="24000" calcext:value-type="float">
            <text:p>24000</text:p>
          </table:table-cell>
          <table:table-cell table:style-name="ce135" table:formula="of:=[.$E$6]+360*[.D$8]/[.$C325]" office:value-type="float" office:value="357" calcext:value-type="float">
            <text:p>357</text:p>
          </table:table-cell>
          <table:table-cell table:style-name="ce135" table:formula="of:=[.$E$6]+360*[.E$8]/[.$C325]" office:value-type="float" office:value="357.75" calcext:value-type="float">
            <text:p>358</text:p>
          </table:table-cell>
          <table:table-cell table:style-name="ce135" table:formula="of:=[.$E$6]+360*[.F$8]/[.$C325]" office:value-type="float" office:value="358.5" calcext:value-type="float">
            <text:p>359</text:p>
          </table:table-cell>
          <table:table-cell table:style-name="ce135" table:formula="of:=[.$E$6]+360*[.G$8]/[.$C325]" office:value-type="float" office:value="359.25" calcext:value-type="float">
            <text:p>359</text:p>
          </table:table-cell>
          <table:table-cell table:style-name="ce135" table:formula="of:=[.$E$6]+360*[.H$8]/[.$C325]" office:value-type="float" office:value="360" calcext:value-type="float">
            <text:p>360</text:p>
          </table:table-cell>
          <table:table-cell table:style-name="ce135" table:formula="of:=[.$E$6]+360*[.I$8]/[.$C325]" office:value-type="float" office:value="360.75" calcext:value-type="float">
            <text:p>361</text:p>
          </table:table-cell>
          <table:table-cell table:style-name="ce135" table:formula="of:=[.$E$6]+360*[.J$8]/[.$C325]" office:value-type="float" office:value="361.5" calcext:value-type="float">
            <text:p>362</text:p>
          </table:table-cell>
          <table:table-cell table:style-name="ce135" table:formula="of:=[.$E$6]+360*[.K$8]/[.$C325]" office:value-type="float" office:value="362.25" calcext:value-type="float">
            <text:p>362</text:p>
          </table:table-cell>
          <table:table-cell table:style-name="ce135" table:formula="of:=[.$E$6]+360*[.L$8]/[.$C325]" office:value-type="float" office:value="363" calcext:value-type="float">
            <text:p>363</text:p>
          </table:table-cell>
          <table:table-cell table:style-name="ce135" table:formula="of:=[.$E$6]+360*[.M$8]/[.$C325]" office:value-type="float" office:value="363.75" calcext:value-type="float">
            <text:p>364</text:p>
          </table:table-cell>
          <table:table-cell table:style-name="ce135" table:formula="of:=[.$E$6]+360*[.N$8]/[.$C325]" office:value-type="float" office:value="364.5" calcext:value-type="float">
            <text:p>365</text:p>
          </table:table-cell>
          <table:table-cell table:style-name="ce135" table:formula="of:=[.$E$6]+360*[.O$8]/[.$C325]" office:value-type="float" office:value="365.25" calcext:value-type="float">
            <text:p>365</text:p>
          </table:table-cell>
          <table:table-cell table:style-name="ce135" table:formula="of:=[.$E$6]+360*[.P$8]/[.$C325]" office:value-type="float" office:value="366" calcext:value-type="float">
            <text:p>366</text:p>
          </table:table-cell>
          <table:table-cell table:style-name="ce135" table:formula="of:=[.$E$6]+360*[.Q$8]/[.$C325]" office:value-type="float" office:value="366.75" calcext:value-type="float">
            <text:p>367</text:p>
          </table:table-cell>
          <table:table-cell table:style-name="ce135" table:formula="of:=[.$E$6]+360*[.R$8]/[.$C325]" office:value-type="float" office:value="367.5" calcext:value-type="float">
            <text:p>368</text:p>
          </table:table-cell>
          <table:table-cell table:style-name="ce135" table:formula="of:=[.$E$6]+360*[.S$8]/[.$C325]" office:value-type="float" office:value="368.25" calcext:value-type="float">
            <text:p>368</text:p>
          </table:table-cell>
          <table:table-cell table:style-name="ce135" table:formula="of:=[.$E$6]+360*[.T$8]/[.$C325]" office:value-type="float" office:value="369" calcext:value-type="float">
            <text:p>369</text:p>
          </table:table-cell>
          <table:table-cell table:style-name="ce135" table:formula="of:=[.$E$6]+360*[.U$8]/[.$C325]" office:value-type="float" office:value="369.75" calcext:value-type="float">
            <text:p>370</text:p>
          </table:table-cell>
          <table:table-cell table:style-name="ce135" table:formula="of:=[.$E$6]+360*[.V$8]/[.$C325]" office:value-type="float" office:value="370.5" calcext:value-type="float">
            <text:p>371</text:p>
          </table:table-cell>
          <table:table-cell table:style-name="ce135" table:formula="of:=[.$E$6]+360*[.W$8]/[.$C325]" office:value-type="float" office:value="371.25" calcext:value-type="float">
            <text:p>371</text:p>
          </table:table-cell>
          <table:table-cell table:style-name="ce135" table:formula="of:=[.$E$6]+360*[.X$8]/[.$C32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326]" office:value-type="float" office:value="21818.1818181818" calcext:value-type="float">
            <text:p>21818</text:p>
          </table:table-cell>
          <table:table-cell table:style-name="ce135" table:formula="of:=[.$E$6]+360*[.D$8]/[.$C326]" office:value-type="float" office:value="357" calcext:value-type="float">
            <text:p>357</text:p>
          </table:table-cell>
          <table:table-cell table:style-name="ce135" table:formula="of:=[.$E$6]+360*[.E$8]/[.$C326]" office:value-type="float" office:value="357.825" calcext:value-type="float">
            <text:p>358</text:p>
          </table:table-cell>
          <table:table-cell table:style-name="ce135" table:formula="of:=[.$E$6]+360*[.F$8]/[.$C326]" office:value-type="float" office:value="358.65" calcext:value-type="float">
            <text:p>359</text:p>
          </table:table-cell>
          <table:table-cell table:style-name="ce135" table:formula="of:=[.$E$6]+360*[.G$8]/[.$C326]" office:value-type="float" office:value="359.475" calcext:value-type="float">
            <text:p>359</text:p>
          </table:table-cell>
          <table:table-cell table:style-name="ce135" table:formula="of:=[.$E$6]+360*[.H$8]/[.$C326]" office:value-type="float" office:value="360.3" calcext:value-type="float">
            <text:p>360</text:p>
          </table:table-cell>
          <table:table-cell table:style-name="ce135" table:formula="of:=[.$E$6]+360*[.I$8]/[.$C326]" office:value-type="float" office:value="361.125" calcext:value-type="float">
            <text:p>361</text:p>
          </table:table-cell>
          <table:table-cell table:style-name="ce135" table:formula="of:=[.$E$6]+360*[.J$8]/[.$C326]" office:value-type="float" office:value="361.95" calcext:value-type="float">
            <text:p>362</text:p>
          </table:table-cell>
          <table:table-cell table:style-name="ce135" table:formula="of:=[.$E$6]+360*[.K$8]/[.$C326]" office:value-type="float" office:value="362.775" calcext:value-type="float">
            <text:p>363</text:p>
          </table:table-cell>
          <table:table-cell table:style-name="ce135" table:formula="of:=[.$E$6]+360*[.L$8]/[.$C326]" office:value-type="float" office:value="363.6" calcext:value-type="float">
            <text:p>364</text:p>
          </table:table-cell>
          <table:table-cell table:style-name="ce135" table:formula="of:=[.$E$6]+360*[.M$8]/[.$C326]" office:value-type="float" office:value="364.425" calcext:value-type="float">
            <text:p>364</text:p>
          </table:table-cell>
          <table:table-cell table:style-name="ce135" table:formula="of:=[.$E$6]+360*[.N$8]/[.$C326]" office:value-type="float" office:value="365.25" calcext:value-type="float">
            <text:p>365</text:p>
          </table:table-cell>
          <table:table-cell table:style-name="ce135" table:formula="of:=[.$E$6]+360*[.O$8]/[.$C326]" office:value-type="float" office:value="366.075" calcext:value-type="float">
            <text:p>366</text:p>
          </table:table-cell>
          <table:table-cell table:style-name="ce135" table:formula="of:=[.$E$6]+360*[.P$8]/[.$C326]" office:value-type="float" office:value="366.9" calcext:value-type="float">
            <text:p>367</text:p>
          </table:table-cell>
          <table:table-cell table:style-name="ce135" table:formula="of:=[.$E$6]+360*[.Q$8]/[.$C326]" office:value-type="float" office:value="367.725" calcext:value-type="float">
            <text:p>368</text:p>
          </table:table-cell>
          <table:table-cell table:style-name="ce135" table:formula="of:=[.$E$6]+360*[.R$8]/[.$C326]" office:value-type="float" office:value="368.55" calcext:value-type="float">
            <text:p>369</text:p>
          </table:table-cell>
          <table:table-cell table:style-name="ce135" table:formula="of:=[.$E$6]+360*[.S$8]/[.$C326]" office:value-type="float" office:value="369.375" calcext:value-type="float">
            <text:p>369</text:p>
          </table:table-cell>
          <table:table-cell table:style-name="ce135" table:formula="of:=[.$E$6]+360*[.T$8]/[.$C326]" office:value-type="float" office:value="370.2" calcext:value-type="float">
            <text:p>370</text:p>
          </table:table-cell>
          <table:table-cell table:style-name="ce135" table:formula="of:=[.$E$6]+360*[.U$8]/[.$C326]" office:value-type="float" office:value="371.025" calcext:value-type="float">
            <text:p>371</text:p>
          </table:table-cell>
          <table:table-cell table:style-name="ce135" table:formula="of:=[.$E$6]+360*[.V$8]/[.$C326]" office:value-type="float" office:value="371.85" calcext:value-type="float">
            <text:p>372</text:p>
          </table:table-cell>
          <table:table-cell table:style-name="ce135" table:formula="of:=[.$E$6]+360*[.W$8]/[.$C326]" office:value-type="float" office:value="372.675" calcext:value-type="float">
            <text:p>373</text:p>
          </table:table-cell>
          <table:table-cell table:style-name="ce135" table:formula="of:=[.$E$6]+360*[.X$8]/[.$C32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327]" office:value-type="float" office:value="20000" calcext:value-type="float">
            <text:p>20000</text:p>
          </table:table-cell>
          <table:table-cell table:style-name="ce135" table:formula="of:=[.$E$6]+360*[.D$8]/[.$C327]" office:value-type="float" office:value="357" calcext:value-type="float">
            <text:p>357</text:p>
          </table:table-cell>
          <table:table-cell table:style-name="ce135" table:formula="of:=[.$E$6]+360*[.E$8]/[.$C327]" office:value-type="float" office:value="357.9" calcext:value-type="float">
            <text:p>358</text:p>
          </table:table-cell>
          <table:table-cell table:style-name="ce135" table:formula="of:=[.$E$6]+360*[.F$8]/[.$C327]" office:value-type="float" office:value="358.8" calcext:value-type="float">
            <text:p>359</text:p>
          </table:table-cell>
          <table:table-cell table:style-name="ce135" table:formula="of:=[.$E$6]+360*[.G$8]/[.$C327]" office:value-type="float" office:value="359.7" calcext:value-type="float">
            <text:p>360</text:p>
          </table:table-cell>
          <table:table-cell table:style-name="ce135" table:formula="of:=[.$E$6]+360*[.H$8]/[.$C327]" office:value-type="float" office:value="360.6" calcext:value-type="float">
            <text:p>361</text:p>
          </table:table-cell>
          <table:table-cell table:style-name="ce135" table:formula="of:=[.$E$6]+360*[.I$8]/[.$C327]" office:value-type="float" office:value="361.5" calcext:value-type="float">
            <text:p>362</text:p>
          </table:table-cell>
          <table:table-cell table:style-name="ce135" table:formula="of:=[.$E$6]+360*[.J$8]/[.$C327]" office:value-type="float" office:value="362.4" calcext:value-type="float">
            <text:p>362</text:p>
          </table:table-cell>
          <table:table-cell table:style-name="ce135" table:formula="of:=[.$E$6]+360*[.K$8]/[.$C327]" office:value-type="float" office:value="363.3" calcext:value-type="float">
            <text:p>363</text:p>
          </table:table-cell>
          <table:table-cell table:style-name="ce135" table:formula="of:=[.$E$6]+360*[.L$8]/[.$C327]" office:value-type="float" office:value="364.2" calcext:value-type="float">
            <text:p>364</text:p>
          </table:table-cell>
          <table:table-cell table:style-name="ce135" table:formula="of:=[.$E$6]+360*[.M$8]/[.$C327]" office:value-type="float" office:value="365.1" calcext:value-type="float">
            <text:p>365</text:p>
          </table:table-cell>
          <table:table-cell table:style-name="ce135" table:formula="of:=[.$E$6]+360*[.N$8]/[.$C327]" office:value-type="float" office:value="366" calcext:value-type="float">
            <text:p>366</text:p>
          </table:table-cell>
          <table:table-cell table:style-name="ce135" table:formula="of:=[.$E$6]+360*[.O$8]/[.$C327]" office:value-type="float" office:value="366.9" calcext:value-type="float">
            <text:p>367</text:p>
          </table:table-cell>
          <table:table-cell table:style-name="ce135" table:formula="of:=[.$E$6]+360*[.P$8]/[.$C327]" office:value-type="float" office:value="367.8" calcext:value-type="float">
            <text:p>368</text:p>
          </table:table-cell>
          <table:table-cell table:style-name="ce135" table:formula="of:=[.$E$6]+360*[.Q$8]/[.$C327]" office:value-type="float" office:value="368.7" calcext:value-type="float">
            <text:p>369</text:p>
          </table:table-cell>
          <table:table-cell table:style-name="ce135" table:formula="of:=[.$E$6]+360*[.R$8]/[.$C327]" office:value-type="float" office:value="369.6" calcext:value-type="float">
            <text:p>370</text:p>
          </table:table-cell>
          <table:table-cell table:style-name="ce135" table:formula="of:=[.$E$6]+360*[.S$8]/[.$C327]" office:value-type="float" office:value="370.5" calcext:value-type="float">
            <text:p>371</text:p>
          </table:table-cell>
          <table:table-cell table:style-name="ce135" table:formula="of:=[.$E$6]+360*[.T$8]/[.$C327]" office:value-type="float" office:value="371.4" calcext:value-type="float">
            <text:p>371</text:p>
          </table:table-cell>
          <table:table-cell table:style-name="ce135" table:formula="of:=[.$E$6]+360*[.U$8]/[.$C327]" office:value-type="float" office:value="372.3" calcext:value-type="float">
            <text:p>372</text:p>
          </table:table-cell>
          <table:table-cell table:style-name="ce135" table:formula="of:=[.$E$6]+360*[.V$8]/[.$C327]" office:value-type="float" office:value="373.2" calcext:value-type="float">
            <text:p>373</text:p>
          </table:table-cell>
          <table:table-cell table:style-name="ce135" table:formula="of:=[.$E$6]+360*[.W$8]/[.$C327]" office:value-type="float" office:value="374.1" calcext:value-type="float">
            <text:p>374</text:p>
          </table:table-cell>
          <table:table-cell table:style-name="ce135" table:formula="of:=[.$E$6]+360*[.X$8]/[.$C32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328]" office:value-type="float" office:value="18461.5384615385" calcext:value-type="float">
            <text:p>18462</text:p>
          </table:table-cell>
          <table:table-cell table:style-name="ce135" table:formula="of:=[.$E$6]+360*[.D$8]/[.$C328]" office:value-type="float" office:value="357" calcext:value-type="float">
            <text:p>357</text:p>
          </table:table-cell>
          <table:table-cell table:style-name="ce135" table:formula="of:=[.$E$6]+360*[.E$8]/[.$C328]" office:value-type="float" office:value="357.975" calcext:value-type="float">
            <text:p>358</text:p>
          </table:table-cell>
          <table:table-cell table:style-name="ce135" table:formula="of:=[.$E$6]+360*[.F$8]/[.$C328]" office:value-type="float" office:value="358.95" calcext:value-type="float">
            <text:p>359</text:p>
          </table:table-cell>
          <table:table-cell table:style-name="ce135" table:formula="of:=[.$E$6]+360*[.G$8]/[.$C328]" office:value-type="float" office:value="359.925" calcext:value-type="float">
            <text:p>360</text:p>
          </table:table-cell>
          <table:table-cell table:style-name="ce135" table:formula="of:=[.$E$6]+360*[.H$8]/[.$C328]" office:value-type="float" office:value="360.9" calcext:value-type="float">
            <text:p>361</text:p>
          </table:table-cell>
          <table:table-cell table:style-name="ce135" table:formula="of:=[.$E$6]+360*[.I$8]/[.$C328]" office:value-type="float" office:value="361.875" calcext:value-type="float">
            <text:p>362</text:p>
          </table:table-cell>
          <table:table-cell table:style-name="ce135" table:formula="of:=[.$E$6]+360*[.J$8]/[.$C328]" office:value-type="float" office:value="362.85" calcext:value-type="float">
            <text:p>363</text:p>
          </table:table-cell>
          <table:table-cell table:style-name="ce135" table:formula="of:=[.$E$6]+360*[.K$8]/[.$C328]" office:value-type="float" office:value="363.825" calcext:value-type="float">
            <text:p>364</text:p>
          </table:table-cell>
          <table:table-cell table:style-name="ce135" table:formula="of:=[.$E$6]+360*[.L$8]/[.$C328]" office:value-type="float" office:value="364.8" calcext:value-type="float">
            <text:p>365</text:p>
          </table:table-cell>
          <table:table-cell table:style-name="ce135" table:formula="of:=[.$E$6]+360*[.M$8]/[.$C328]" office:value-type="float" office:value="365.775" calcext:value-type="float">
            <text:p>366</text:p>
          </table:table-cell>
          <table:table-cell table:style-name="ce135" table:formula="of:=[.$E$6]+360*[.N$8]/[.$C328]" office:value-type="float" office:value="366.75" calcext:value-type="float">
            <text:p>367</text:p>
          </table:table-cell>
          <table:table-cell table:style-name="ce135" table:formula="of:=[.$E$6]+360*[.O$8]/[.$C328]" office:value-type="float" office:value="367.725" calcext:value-type="float">
            <text:p>368</text:p>
          </table:table-cell>
          <table:table-cell table:style-name="ce135" table:formula="of:=[.$E$6]+360*[.P$8]/[.$C328]" office:value-type="float" office:value="368.7" calcext:value-type="float">
            <text:p>369</text:p>
          </table:table-cell>
          <table:table-cell table:style-name="ce135" table:formula="of:=[.$E$6]+360*[.Q$8]/[.$C328]" office:value-type="float" office:value="369.675" calcext:value-type="float">
            <text:p>370</text:p>
          </table:table-cell>
          <table:table-cell table:style-name="ce135" table:formula="of:=[.$E$6]+360*[.R$8]/[.$C328]" office:value-type="float" office:value="370.65" calcext:value-type="float">
            <text:p>371</text:p>
          </table:table-cell>
          <table:table-cell table:style-name="ce135" table:formula="of:=[.$E$6]+360*[.S$8]/[.$C328]" office:value-type="float" office:value="371.625" calcext:value-type="float">
            <text:p>372</text:p>
          </table:table-cell>
          <table:table-cell table:style-name="ce135" table:formula="of:=[.$E$6]+360*[.T$8]/[.$C328]" office:value-type="float" office:value="372.6" calcext:value-type="float">
            <text:p>373</text:p>
          </table:table-cell>
          <table:table-cell table:style-name="ce135" table:formula="of:=[.$E$6]+360*[.U$8]/[.$C328]" office:value-type="float" office:value="373.575" calcext:value-type="float">
            <text:p>374</text:p>
          </table:table-cell>
          <table:table-cell table:style-name="ce135" table:formula="of:=[.$E$6]+360*[.V$8]/[.$C328]" office:value-type="float" office:value="374.55" calcext:value-type="float">
            <text:p>375</text:p>
          </table:table-cell>
          <table:table-cell table:style-name="ce135" table:formula="of:=[.$E$6]+360*[.W$8]/[.$C328]" office:value-type="float" office:value="375.525" calcext:value-type="float">
            <text:p>376</text:p>
          </table:table-cell>
          <table:table-cell table:style-name="ce135" table:formula="of:=[.$E$6]+360*[.X$8]/[.$C32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329]" office:value-type="float" office:value="17142.8571428571" calcext:value-type="float">
            <text:p>17143</text:p>
          </table:table-cell>
          <table:table-cell table:style-name="ce135" table:formula="of:=[.$E$6]+360*[.D$8]/[.$C329]" office:value-type="float" office:value="357" calcext:value-type="float">
            <text:p>357</text:p>
          </table:table-cell>
          <table:table-cell table:style-name="ce135" table:formula="of:=[.$E$6]+360*[.E$8]/[.$C329]" office:value-type="float" office:value="358.05" calcext:value-type="float">
            <text:p>358</text:p>
          </table:table-cell>
          <table:table-cell table:style-name="ce135" table:formula="of:=[.$E$6]+360*[.F$8]/[.$C329]" office:value-type="float" office:value="359.1" calcext:value-type="float">
            <text:p>359</text:p>
          </table:table-cell>
          <table:table-cell table:style-name="ce135" table:formula="of:=[.$E$6]+360*[.G$8]/[.$C329]" office:value-type="float" office:value="360.15" calcext:value-type="float">
            <text:p>360</text:p>
          </table:table-cell>
          <table:table-cell table:style-name="ce135" table:formula="of:=[.$E$6]+360*[.H$8]/[.$C329]" office:value-type="float" office:value="361.2" calcext:value-type="float">
            <text:p>361</text:p>
          </table:table-cell>
          <table:table-cell table:style-name="ce135" table:formula="of:=[.$E$6]+360*[.I$8]/[.$C329]" office:value-type="float" office:value="362.25" calcext:value-type="float">
            <text:p>362</text:p>
          </table:table-cell>
          <table:table-cell table:style-name="ce135" table:formula="of:=[.$E$6]+360*[.J$8]/[.$C329]" office:value-type="float" office:value="363.3" calcext:value-type="float">
            <text:p>363</text:p>
          </table:table-cell>
          <table:table-cell table:style-name="ce135" table:formula="of:=[.$E$6]+360*[.K$8]/[.$C329]" office:value-type="float" office:value="364.35" calcext:value-type="float">
            <text:p>364</text:p>
          </table:table-cell>
          <table:table-cell table:style-name="ce135" table:formula="of:=[.$E$6]+360*[.L$8]/[.$C329]" office:value-type="float" office:value="365.4" calcext:value-type="float">
            <text:p>365</text:p>
          </table:table-cell>
          <table:table-cell table:style-name="ce135" table:formula="of:=[.$E$6]+360*[.M$8]/[.$C329]" office:value-type="float" office:value="366.45" calcext:value-type="float">
            <text:p>366</text:p>
          </table:table-cell>
          <table:table-cell table:style-name="ce135" table:formula="of:=[.$E$6]+360*[.N$8]/[.$C329]" office:value-type="float" office:value="367.5" calcext:value-type="float">
            <text:p>368</text:p>
          </table:table-cell>
          <table:table-cell table:style-name="ce135" table:formula="of:=[.$E$6]+360*[.O$8]/[.$C329]" office:value-type="float" office:value="368.55" calcext:value-type="float">
            <text:p>369</text:p>
          </table:table-cell>
          <table:table-cell table:style-name="ce135" table:formula="of:=[.$E$6]+360*[.P$8]/[.$C329]" office:value-type="float" office:value="369.6" calcext:value-type="float">
            <text:p>370</text:p>
          </table:table-cell>
          <table:table-cell table:style-name="ce135" table:formula="of:=[.$E$6]+360*[.Q$8]/[.$C329]" office:value-type="float" office:value="370.65" calcext:value-type="float">
            <text:p>371</text:p>
          </table:table-cell>
          <table:table-cell table:style-name="ce135" table:formula="of:=[.$E$6]+360*[.R$8]/[.$C329]" office:value-type="float" office:value="371.7" calcext:value-type="float">
            <text:p>372</text:p>
          </table:table-cell>
          <table:table-cell table:style-name="ce135" table:formula="of:=[.$E$6]+360*[.S$8]/[.$C329]" office:value-type="float" office:value="372.75" calcext:value-type="float">
            <text:p>373</text:p>
          </table:table-cell>
          <table:table-cell table:style-name="ce135" table:formula="of:=[.$E$6]+360*[.T$8]/[.$C329]" office:value-type="float" office:value="373.8" calcext:value-type="float">
            <text:p>374</text:p>
          </table:table-cell>
          <table:table-cell table:style-name="ce135" table:formula="of:=[.$E$6]+360*[.U$8]/[.$C329]" office:value-type="float" office:value="374.85" calcext:value-type="float">
            <text:p>375</text:p>
          </table:table-cell>
          <table:table-cell table:style-name="ce135" table:formula="of:=[.$E$6]+360*[.V$8]/[.$C329]" office:value-type="float" office:value="375.9" calcext:value-type="float">
            <text:p>376</text:p>
          </table:table-cell>
          <table:table-cell table:style-name="ce135" table:formula="of:=[.$E$6]+360*[.W$8]/[.$C329]" office:value-type="float" office:value="376.95" calcext:value-type="float">
            <text:p>377</text:p>
          </table:table-cell>
          <table:table-cell table:style-name="ce135" table:formula="of:=[.$E$6]+360*[.X$8]/[.$C32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330]" office:value-type="float" office:value="16000" calcext:value-type="float">
            <text:p>16000</text:p>
          </table:table-cell>
          <table:table-cell table:style-name="ce135" table:formula="of:=[.$E$6]+360*[.D$8]/[.$C330]" office:value-type="float" office:value="357" calcext:value-type="float">
            <text:p>357</text:p>
          </table:table-cell>
          <table:table-cell table:style-name="ce135" table:formula="of:=[.$E$6]+360*[.E$8]/[.$C330]" office:value-type="float" office:value="358.125" calcext:value-type="float">
            <text:p>358</text:p>
          </table:table-cell>
          <table:table-cell table:style-name="ce135" table:formula="of:=[.$E$6]+360*[.F$8]/[.$C330]" office:value-type="float" office:value="359.25" calcext:value-type="float">
            <text:p>359</text:p>
          </table:table-cell>
          <table:table-cell table:style-name="ce135" table:formula="of:=[.$E$6]+360*[.G$8]/[.$C330]" office:value-type="float" office:value="360.375" calcext:value-type="float">
            <text:p>360</text:p>
          </table:table-cell>
          <table:table-cell table:style-name="ce135" table:formula="of:=[.$E$6]+360*[.H$8]/[.$C330]" office:value-type="float" office:value="361.5" calcext:value-type="float">
            <text:p>362</text:p>
          </table:table-cell>
          <table:table-cell table:style-name="ce135" table:formula="of:=[.$E$6]+360*[.I$8]/[.$C330]" office:value-type="float" office:value="362.625" calcext:value-type="float">
            <text:p>363</text:p>
          </table:table-cell>
          <table:table-cell table:style-name="ce135" table:formula="of:=[.$E$6]+360*[.J$8]/[.$C330]" office:value-type="float" office:value="363.75" calcext:value-type="float">
            <text:p>364</text:p>
          </table:table-cell>
          <table:table-cell table:style-name="ce135" table:formula="of:=[.$E$6]+360*[.K$8]/[.$C330]" office:value-type="float" office:value="364.875" calcext:value-type="float">
            <text:p>365</text:p>
          </table:table-cell>
          <table:table-cell table:style-name="ce135" table:formula="of:=[.$E$6]+360*[.L$8]/[.$C330]" office:value-type="float" office:value="366" calcext:value-type="float">
            <text:p>366</text:p>
          </table:table-cell>
          <table:table-cell table:style-name="ce135" table:formula="of:=[.$E$6]+360*[.M$8]/[.$C330]" office:value-type="float" office:value="367.125" calcext:value-type="float">
            <text:p>367</text:p>
          </table:table-cell>
          <table:table-cell table:style-name="ce135" table:formula="of:=[.$E$6]+360*[.N$8]/[.$C330]" office:value-type="float" office:value="368.25" calcext:value-type="float">
            <text:p>368</text:p>
          </table:table-cell>
          <table:table-cell table:style-name="ce135" table:formula="of:=[.$E$6]+360*[.O$8]/[.$C330]" office:value-type="float" office:value="369.375" calcext:value-type="float">
            <text:p>369</text:p>
          </table:table-cell>
          <table:table-cell table:style-name="ce135" table:formula="of:=[.$E$6]+360*[.P$8]/[.$C330]" office:value-type="float" office:value="370.5" calcext:value-type="float">
            <text:p>371</text:p>
          </table:table-cell>
          <table:table-cell table:style-name="ce135" table:formula="of:=[.$E$6]+360*[.Q$8]/[.$C330]" office:value-type="float" office:value="371.625" calcext:value-type="float">
            <text:p>372</text:p>
          </table:table-cell>
          <table:table-cell table:style-name="ce135" table:formula="of:=[.$E$6]+360*[.R$8]/[.$C330]" office:value-type="float" office:value="372.75" calcext:value-type="float">
            <text:p>373</text:p>
          </table:table-cell>
          <table:table-cell table:style-name="ce135" table:formula="of:=[.$E$6]+360*[.S$8]/[.$C330]" office:value-type="float" office:value="373.875" calcext:value-type="float">
            <text:p>374</text:p>
          </table:table-cell>
          <table:table-cell table:style-name="ce135" table:formula="of:=[.$E$6]+360*[.T$8]/[.$C330]" office:value-type="float" office:value="375" calcext:value-type="float">
            <text:p>375</text:p>
          </table:table-cell>
          <table:table-cell table:style-name="ce135" table:formula="of:=[.$E$6]+360*[.U$8]/[.$C330]" office:value-type="float" office:value="376.125" calcext:value-type="float">
            <text:p>376</text:p>
          </table:table-cell>
          <table:table-cell table:style-name="ce135" table:formula="of:=[.$E$6]+360*[.V$8]/[.$C330]" office:value-type="float" office:value="377.25" calcext:value-type="float">
            <text:p>377</text:p>
          </table:table-cell>
          <table:table-cell table:style-name="ce135" table:formula="of:=[.$E$6]+360*[.W$8]/[.$C330]" office:value-type="float" office:value="378.375" calcext:value-type="float">
            <text:p>378</text:p>
          </table:table-cell>
          <table:table-cell table:style-name="ce135" table:formula="of:=[.$E$6]+360*[.X$8]/[.$C33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331]" office:value-type="float" office:value="15000" calcext:value-type="float">
            <text:p>15000</text:p>
          </table:table-cell>
          <table:table-cell table:style-name="ce135" table:formula="of:=[.$E$6]+360*[.D$8]/[.$C331]" office:value-type="float" office:value="357" calcext:value-type="float">
            <text:p>357</text:p>
          </table:table-cell>
          <table:table-cell table:style-name="ce135" table:formula="of:=[.$E$6]+360*[.E$8]/[.$C331]" office:value-type="float" office:value="358.2" calcext:value-type="float">
            <text:p>358</text:p>
          </table:table-cell>
          <table:table-cell table:style-name="ce135" table:formula="of:=[.$E$6]+360*[.F$8]/[.$C331]" office:value-type="float" office:value="359.4" calcext:value-type="float">
            <text:p>359</text:p>
          </table:table-cell>
          <table:table-cell table:style-name="ce135" table:formula="of:=[.$E$6]+360*[.G$8]/[.$C331]" office:value-type="float" office:value="360.6" calcext:value-type="float">
            <text:p>361</text:p>
          </table:table-cell>
          <table:table-cell table:style-name="ce135" table:formula="of:=[.$E$6]+360*[.H$8]/[.$C331]" office:value-type="float" office:value="361.8" calcext:value-type="float">
            <text:p>362</text:p>
          </table:table-cell>
          <table:table-cell table:style-name="ce135" table:formula="of:=[.$E$6]+360*[.I$8]/[.$C331]" office:value-type="float" office:value="363" calcext:value-type="float">
            <text:p>363</text:p>
          </table:table-cell>
          <table:table-cell table:style-name="ce135" table:formula="of:=[.$E$6]+360*[.J$8]/[.$C331]" office:value-type="float" office:value="364.2" calcext:value-type="float">
            <text:p>364</text:p>
          </table:table-cell>
          <table:table-cell table:style-name="ce135" table:formula="of:=[.$E$6]+360*[.K$8]/[.$C331]" office:value-type="float" office:value="365.4" calcext:value-type="float">
            <text:p>365</text:p>
          </table:table-cell>
          <table:table-cell table:style-name="ce135" table:formula="of:=[.$E$6]+360*[.L$8]/[.$C331]" office:value-type="float" office:value="366.6" calcext:value-type="float">
            <text:p>367</text:p>
          </table:table-cell>
          <table:table-cell table:style-name="ce135" table:formula="of:=[.$E$6]+360*[.M$8]/[.$C331]" office:value-type="float" office:value="367.8" calcext:value-type="float">
            <text:p>368</text:p>
          </table:table-cell>
          <table:table-cell table:style-name="ce135" table:formula="of:=[.$E$6]+360*[.N$8]/[.$C331]" office:value-type="float" office:value="369" calcext:value-type="float">
            <text:p>369</text:p>
          </table:table-cell>
          <table:table-cell table:style-name="ce135" table:formula="of:=[.$E$6]+360*[.O$8]/[.$C331]" office:value-type="float" office:value="370.2" calcext:value-type="float">
            <text:p>370</text:p>
          </table:table-cell>
          <table:table-cell table:style-name="ce135" table:formula="of:=[.$E$6]+360*[.P$8]/[.$C331]" office:value-type="float" office:value="371.4" calcext:value-type="float">
            <text:p>371</text:p>
          </table:table-cell>
          <table:table-cell table:style-name="ce135" table:formula="of:=[.$E$6]+360*[.Q$8]/[.$C331]" office:value-type="float" office:value="372.6" calcext:value-type="float">
            <text:p>373</text:p>
          </table:table-cell>
          <table:table-cell table:style-name="ce135" table:formula="of:=[.$E$6]+360*[.R$8]/[.$C331]" office:value-type="float" office:value="373.8" calcext:value-type="float">
            <text:p>374</text:p>
          </table:table-cell>
          <table:table-cell table:style-name="ce135" table:formula="of:=[.$E$6]+360*[.S$8]/[.$C331]" office:value-type="float" office:value="375" calcext:value-type="float">
            <text:p>375</text:p>
          </table:table-cell>
          <table:table-cell table:style-name="ce135" table:formula="of:=[.$E$6]+360*[.T$8]/[.$C331]" office:value-type="float" office:value="376.2" calcext:value-type="float">
            <text:p>376</text:p>
          </table:table-cell>
          <table:table-cell table:style-name="ce135" table:formula="of:=[.$E$6]+360*[.U$8]/[.$C331]" office:value-type="float" office:value="377.4" calcext:value-type="float">
            <text:p>377</text:p>
          </table:table-cell>
          <table:table-cell table:style-name="ce135" table:formula="of:=[.$E$6]+360*[.V$8]/[.$C331]" office:value-type="float" office:value="378.6" calcext:value-type="float">
            <text:p>379</text:p>
          </table:table-cell>
          <table:table-cell table:style-name="ce135" table:formula="of:=[.$E$6]+360*[.W$8]/[.$C331]" office:value-type="float" office:value="379.8" calcext:value-type="float">
            <text:p>380</text:p>
          </table:table-cell>
          <table:table-cell table:style-name="ce135" table:formula="of:=[.$E$6]+360*[.X$8]/[.$C33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332]" office:value-type="float" office:value="14117.6470588235" calcext:value-type="float">
            <text:p>14118</text:p>
          </table:table-cell>
          <table:table-cell table:style-name="ce135" table:formula="of:=[.$E$6]+360*[.D$8]/[.$C332]" office:value-type="float" office:value="357" calcext:value-type="float">
            <text:p>357</text:p>
          </table:table-cell>
          <table:table-cell table:style-name="ce135" table:formula="of:=[.$E$6]+360*[.E$8]/[.$C332]" office:value-type="float" office:value="358.275" calcext:value-type="float">
            <text:p>358</text:p>
          </table:table-cell>
          <table:table-cell table:style-name="ce135" table:formula="of:=[.$E$6]+360*[.F$8]/[.$C332]" office:value-type="float" office:value="359.55" calcext:value-type="float">
            <text:p>360</text:p>
          </table:table-cell>
          <table:table-cell table:style-name="ce135" table:formula="of:=[.$E$6]+360*[.G$8]/[.$C332]" office:value-type="float" office:value="360.825" calcext:value-type="float">
            <text:p>361</text:p>
          </table:table-cell>
          <table:table-cell table:style-name="ce135" table:formula="of:=[.$E$6]+360*[.H$8]/[.$C332]" office:value-type="float" office:value="362.1" calcext:value-type="float">
            <text:p>362</text:p>
          </table:table-cell>
          <table:table-cell table:style-name="ce135" table:formula="of:=[.$E$6]+360*[.I$8]/[.$C332]" office:value-type="float" office:value="363.375" calcext:value-type="float">
            <text:p>363</text:p>
          </table:table-cell>
          <table:table-cell table:style-name="ce135" table:formula="of:=[.$E$6]+360*[.J$8]/[.$C332]" office:value-type="float" office:value="364.65" calcext:value-type="float">
            <text:p>365</text:p>
          </table:table-cell>
          <table:table-cell table:style-name="ce135" table:formula="of:=[.$E$6]+360*[.K$8]/[.$C332]" office:value-type="float" office:value="365.925" calcext:value-type="float">
            <text:p>366</text:p>
          </table:table-cell>
          <table:table-cell table:style-name="ce135" table:formula="of:=[.$E$6]+360*[.L$8]/[.$C332]" office:value-type="float" office:value="367.2" calcext:value-type="float">
            <text:p>367</text:p>
          </table:table-cell>
          <table:table-cell table:style-name="ce135" table:formula="of:=[.$E$6]+360*[.M$8]/[.$C332]" office:value-type="float" office:value="368.475" calcext:value-type="float">
            <text:p>368</text:p>
          </table:table-cell>
          <table:table-cell table:style-name="ce135" table:formula="of:=[.$E$6]+360*[.N$8]/[.$C332]" office:value-type="float" office:value="369.75" calcext:value-type="float">
            <text:p>370</text:p>
          </table:table-cell>
          <table:table-cell table:style-name="ce135" table:formula="of:=[.$E$6]+360*[.O$8]/[.$C332]" office:value-type="float" office:value="371.025" calcext:value-type="float">
            <text:p>371</text:p>
          </table:table-cell>
          <table:table-cell table:style-name="ce135" table:formula="of:=[.$E$6]+360*[.P$8]/[.$C332]" office:value-type="float" office:value="372.3" calcext:value-type="float">
            <text:p>372</text:p>
          </table:table-cell>
          <table:table-cell table:style-name="ce135" table:formula="of:=[.$E$6]+360*[.Q$8]/[.$C332]" office:value-type="float" office:value="373.575" calcext:value-type="float">
            <text:p>374</text:p>
          </table:table-cell>
          <table:table-cell table:style-name="ce135" table:formula="of:=[.$E$6]+360*[.R$8]/[.$C332]" office:value-type="float" office:value="374.85" calcext:value-type="float">
            <text:p>375</text:p>
          </table:table-cell>
          <table:table-cell table:style-name="ce135" table:formula="of:=[.$E$6]+360*[.S$8]/[.$C332]" office:value-type="float" office:value="376.125" calcext:value-type="float">
            <text:p>376</text:p>
          </table:table-cell>
          <table:table-cell table:style-name="ce135" table:formula="of:=[.$E$6]+360*[.T$8]/[.$C332]" office:value-type="float" office:value="377.4" calcext:value-type="float">
            <text:p>377</text:p>
          </table:table-cell>
          <table:table-cell table:style-name="ce135" table:formula="of:=[.$E$6]+360*[.U$8]/[.$C332]" office:value-type="float" office:value="378.675" calcext:value-type="float">
            <text:p>379</text:p>
          </table:table-cell>
          <table:table-cell table:style-name="ce135" table:formula="of:=[.$E$6]+360*[.V$8]/[.$C332]" office:value-type="float" office:value="379.95" calcext:value-type="float">
            <text:p>380</text:p>
          </table:table-cell>
          <table:table-cell table:style-name="ce135" table:formula="of:=[.$E$6]+360*[.W$8]/[.$C332]" office:value-type="float" office:value="381.225" calcext:value-type="float">
            <text:p>381</text:p>
          </table:table-cell>
          <table:table-cell table:style-name="ce135" table:formula="of:=[.$E$6]+360*[.X$8]/[.$C33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333]" office:value-type="float" office:value="13333.3333333333" calcext:value-type="float">
            <text:p>13333</text:p>
          </table:table-cell>
          <table:table-cell table:style-name="ce135" table:formula="of:=[.$E$6]+360*[.D$8]/[.$C333]" office:value-type="float" office:value="357" calcext:value-type="float">
            <text:p>357</text:p>
          </table:table-cell>
          <table:table-cell table:style-name="ce135" table:formula="of:=[.$E$6]+360*[.E$8]/[.$C333]" office:value-type="float" office:value="358.35" calcext:value-type="float">
            <text:p>358</text:p>
          </table:table-cell>
          <table:table-cell table:style-name="ce135" table:formula="of:=[.$E$6]+360*[.F$8]/[.$C333]" office:value-type="float" office:value="359.7" calcext:value-type="float">
            <text:p>360</text:p>
          </table:table-cell>
          <table:table-cell table:style-name="ce135" table:formula="of:=[.$E$6]+360*[.G$8]/[.$C333]" office:value-type="float" office:value="361.05" calcext:value-type="float">
            <text:p>361</text:p>
          </table:table-cell>
          <table:table-cell table:style-name="ce135" table:formula="of:=[.$E$6]+360*[.H$8]/[.$C333]" office:value-type="float" office:value="362.4" calcext:value-type="float">
            <text:p>362</text:p>
          </table:table-cell>
          <table:table-cell table:style-name="ce135" table:formula="of:=[.$E$6]+360*[.I$8]/[.$C333]" office:value-type="float" office:value="363.75" calcext:value-type="float">
            <text:p>364</text:p>
          </table:table-cell>
          <table:table-cell table:style-name="ce135" table:formula="of:=[.$E$6]+360*[.J$8]/[.$C333]" office:value-type="float" office:value="365.1" calcext:value-type="float">
            <text:p>365</text:p>
          </table:table-cell>
          <table:table-cell table:style-name="ce135" table:formula="of:=[.$E$6]+360*[.K$8]/[.$C333]" office:value-type="float" office:value="366.45" calcext:value-type="float">
            <text:p>366</text:p>
          </table:table-cell>
          <table:table-cell table:style-name="ce135" table:formula="of:=[.$E$6]+360*[.L$8]/[.$C333]" office:value-type="float" office:value="367.8" calcext:value-type="float">
            <text:p>368</text:p>
          </table:table-cell>
          <table:table-cell table:style-name="ce135" table:formula="of:=[.$E$6]+360*[.M$8]/[.$C333]" office:value-type="float" office:value="369.15" calcext:value-type="float">
            <text:p>369</text:p>
          </table:table-cell>
          <table:table-cell table:style-name="ce135" table:formula="of:=[.$E$6]+360*[.N$8]/[.$C333]" office:value-type="float" office:value="370.5" calcext:value-type="float">
            <text:p>371</text:p>
          </table:table-cell>
          <table:table-cell table:style-name="ce135" table:formula="of:=[.$E$6]+360*[.O$8]/[.$C333]" office:value-type="float" office:value="371.85" calcext:value-type="float">
            <text:p>372</text:p>
          </table:table-cell>
          <table:table-cell table:style-name="ce135" table:formula="of:=[.$E$6]+360*[.P$8]/[.$C333]" office:value-type="float" office:value="373.2" calcext:value-type="float">
            <text:p>373</text:p>
          </table:table-cell>
          <table:table-cell table:style-name="ce135" table:formula="of:=[.$E$6]+360*[.Q$8]/[.$C333]" office:value-type="float" office:value="374.55" calcext:value-type="float">
            <text:p>375</text:p>
          </table:table-cell>
          <table:table-cell table:style-name="ce135" table:formula="of:=[.$E$6]+360*[.R$8]/[.$C333]" office:value-type="float" office:value="375.9" calcext:value-type="float">
            <text:p>376</text:p>
          </table:table-cell>
          <table:table-cell table:style-name="ce135" table:formula="of:=[.$E$6]+360*[.S$8]/[.$C333]" office:value-type="float" office:value="377.25" calcext:value-type="float">
            <text:p>377</text:p>
          </table:table-cell>
          <table:table-cell table:style-name="ce135" table:formula="of:=[.$E$6]+360*[.T$8]/[.$C333]" office:value-type="float" office:value="378.6" calcext:value-type="float">
            <text:p>379</text:p>
          </table:table-cell>
          <table:table-cell table:style-name="ce135" table:formula="of:=[.$E$6]+360*[.U$8]/[.$C333]" office:value-type="float" office:value="379.95" calcext:value-type="float">
            <text:p>380</text:p>
          </table:table-cell>
          <table:table-cell table:style-name="ce135" table:formula="of:=[.$E$6]+360*[.V$8]/[.$C333]" office:value-type="float" office:value="381.3" calcext:value-type="float">
            <text:p>381</text:p>
          </table:table-cell>
          <table:table-cell table:style-name="ce135" table:formula="of:=[.$E$6]+360*[.W$8]/[.$C333]" office:value-type="float" office:value="382.65" calcext:value-type="float">
            <text:p>383</text:p>
          </table:table-cell>
          <table:table-cell table:style-name="ce135" table:formula="of:=[.$E$6]+360*[.X$8]/[.$C33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334]" office:value-type="float" office:value="12631.5789473684" calcext:value-type="float">
            <text:p>12632</text:p>
          </table:table-cell>
          <table:table-cell table:style-name="ce135" table:formula="of:=[.$E$6]+360*[.D$8]/[.$C334]" office:value-type="float" office:value="357" calcext:value-type="float">
            <text:p>357</text:p>
          </table:table-cell>
          <table:table-cell table:style-name="ce135" table:formula="of:=[.$E$6]+360*[.E$8]/[.$C334]" office:value-type="float" office:value="358.425" calcext:value-type="float">
            <text:p>358</text:p>
          </table:table-cell>
          <table:table-cell table:style-name="ce135" table:formula="of:=[.$E$6]+360*[.F$8]/[.$C334]" office:value-type="float" office:value="359.85" calcext:value-type="float">
            <text:p>360</text:p>
          </table:table-cell>
          <table:table-cell table:style-name="ce135" table:formula="of:=[.$E$6]+360*[.G$8]/[.$C334]" office:value-type="float" office:value="361.275" calcext:value-type="float">
            <text:p>361</text:p>
          </table:table-cell>
          <table:table-cell table:style-name="ce135" table:formula="of:=[.$E$6]+360*[.H$8]/[.$C334]" office:value-type="float" office:value="362.7" calcext:value-type="float">
            <text:p>363</text:p>
          </table:table-cell>
          <table:table-cell table:style-name="ce135" table:formula="of:=[.$E$6]+360*[.I$8]/[.$C334]" office:value-type="float" office:value="364.125" calcext:value-type="float">
            <text:p>364</text:p>
          </table:table-cell>
          <table:table-cell table:style-name="ce135" table:formula="of:=[.$E$6]+360*[.J$8]/[.$C334]" office:value-type="float" office:value="365.55" calcext:value-type="float">
            <text:p>366</text:p>
          </table:table-cell>
          <table:table-cell table:style-name="ce135" table:formula="of:=[.$E$6]+360*[.K$8]/[.$C334]" office:value-type="float" office:value="366.975" calcext:value-type="float">
            <text:p>367</text:p>
          </table:table-cell>
          <table:table-cell table:style-name="ce135" table:formula="of:=[.$E$6]+360*[.L$8]/[.$C334]" office:value-type="float" office:value="368.4" calcext:value-type="float">
            <text:p>368</text:p>
          </table:table-cell>
          <table:table-cell table:style-name="ce135" table:formula="of:=[.$E$6]+360*[.M$8]/[.$C334]" office:value-type="float" office:value="369.825" calcext:value-type="float">
            <text:p>370</text:p>
          </table:table-cell>
          <table:table-cell table:style-name="ce135" table:formula="of:=[.$E$6]+360*[.N$8]/[.$C334]" office:value-type="float" office:value="371.25" calcext:value-type="float">
            <text:p>371</text:p>
          </table:table-cell>
          <table:table-cell table:style-name="ce135" table:formula="of:=[.$E$6]+360*[.O$8]/[.$C334]" office:value-type="float" office:value="372.675" calcext:value-type="float">
            <text:p>373</text:p>
          </table:table-cell>
          <table:table-cell table:style-name="ce135" table:formula="of:=[.$E$6]+360*[.P$8]/[.$C334]" office:value-type="float" office:value="374.1" calcext:value-type="float">
            <text:p>374</text:p>
          </table:table-cell>
          <table:table-cell table:style-name="ce135" table:formula="of:=[.$E$6]+360*[.Q$8]/[.$C334]" office:value-type="float" office:value="375.525" calcext:value-type="float">
            <text:p>376</text:p>
          </table:table-cell>
          <table:table-cell table:style-name="ce135" table:formula="of:=[.$E$6]+360*[.R$8]/[.$C334]" office:value-type="float" office:value="376.95" calcext:value-type="float">
            <text:p>377</text:p>
          </table:table-cell>
          <table:table-cell table:style-name="ce135" table:formula="of:=[.$E$6]+360*[.S$8]/[.$C334]" office:value-type="float" office:value="378.375" calcext:value-type="float">
            <text:p>378</text:p>
          </table:table-cell>
          <table:table-cell table:style-name="ce135" table:formula="of:=[.$E$6]+360*[.T$8]/[.$C334]" office:value-type="float" office:value="379.8" calcext:value-type="float">
            <text:p>380</text:p>
          </table:table-cell>
          <table:table-cell table:style-name="ce135" table:formula="of:=[.$E$6]+360*[.U$8]/[.$C334]" office:value-type="float" office:value="381.225" calcext:value-type="float">
            <text:p>381</text:p>
          </table:table-cell>
          <table:table-cell table:style-name="ce135" table:formula="of:=[.$E$6]+360*[.V$8]/[.$C334]" office:value-type="float" office:value="382.65" calcext:value-type="float">
            <text:p>383</text:p>
          </table:table-cell>
          <table:table-cell table:style-name="ce135" table:formula="of:=[.$E$6]+360*[.W$8]/[.$C334]" office:value-type="float" office:value="384.075" calcext:value-type="float">
            <text:p>384</text:p>
          </table:table-cell>
          <table:table-cell table:style-name="ce135" table:formula="of:=[.$E$6]+360*[.X$8]/[.$C33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335]" office:value-type="float" office:value="12000" calcext:value-type="float">
            <text:p>12000</text:p>
          </table:table-cell>
          <table:table-cell table:style-name="ce135" table:formula="of:=[.$E$6]+360*[.D$8]/[.$C335]" office:value-type="float" office:value="357" calcext:value-type="float">
            <text:p>357</text:p>
          </table:table-cell>
          <table:table-cell table:style-name="ce135" table:formula="of:=[.$E$6]+360*[.E$8]/[.$C335]" office:value-type="float" office:value="358.5" calcext:value-type="float">
            <text:p>359</text:p>
          </table:table-cell>
          <table:table-cell table:style-name="ce135" table:formula="of:=[.$E$6]+360*[.F$8]/[.$C335]" office:value-type="float" office:value="360" calcext:value-type="float">
            <text:p>360</text:p>
          </table:table-cell>
          <table:table-cell table:style-name="ce135" table:formula="of:=[.$E$6]+360*[.G$8]/[.$C335]" office:value-type="float" office:value="361.5" calcext:value-type="float">
            <text:p>362</text:p>
          </table:table-cell>
          <table:table-cell table:style-name="ce135" table:formula="of:=[.$E$6]+360*[.H$8]/[.$C335]" office:value-type="float" office:value="363" calcext:value-type="float">
            <text:p>363</text:p>
          </table:table-cell>
          <table:table-cell table:style-name="ce135" table:formula="of:=[.$E$6]+360*[.I$8]/[.$C335]" office:value-type="float" office:value="364.5" calcext:value-type="float">
            <text:p>365</text:p>
          </table:table-cell>
          <table:table-cell table:style-name="ce135" table:formula="of:=[.$E$6]+360*[.J$8]/[.$C335]" office:value-type="float" office:value="366" calcext:value-type="float">
            <text:p>366</text:p>
          </table:table-cell>
          <table:table-cell table:style-name="ce135" table:formula="of:=[.$E$6]+360*[.K$8]/[.$C335]" office:value-type="float" office:value="367.5" calcext:value-type="float">
            <text:p>368</text:p>
          </table:table-cell>
          <table:table-cell table:style-name="ce135" table:formula="of:=[.$E$6]+360*[.L$8]/[.$C335]" office:value-type="float" office:value="369" calcext:value-type="float">
            <text:p>369</text:p>
          </table:table-cell>
          <table:table-cell table:style-name="ce135" table:formula="of:=[.$E$6]+360*[.M$8]/[.$C335]" office:value-type="float" office:value="370.5" calcext:value-type="float">
            <text:p>371</text:p>
          </table:table-cell>
          <table:table-cell table:style-name="ce135" table:formula="of:=[.$E$6]+360*[.N$8]/[.$C335]" office:value-type="float" office:value="372" calcext:value-type="float">
            <text:p>372</text:p>
          </table:table-cell>
          <table:table-cell table:style-name="ce135" table:formula="of:=[.$E$6]+360*[.O$8]/[.$C335]" office:value-type="float" office:value="373.5" calcext:value-type="float">
            <text:p>374</text:p>
          </table:table-cell>
          <table:table-cell table:style-name="ce135" table:formula="of:=[.$E$6]+360*[.P$8]/[.$C335]" office:value-type="float" office:value="375" calcext:value-type="float">
            <text:p>375</text:p>
          </table:table-cell>
          <table:table-cell table:style-name="ce135" table:formula="of:=[.$E$6]+360*[.Q$8]/[.$C335]" office:value-type="float" office:value="376.5" calcext:value-type="float">
            <text:p>377</text:p>
          </table:table-cell>
          <table:table-cell table:style-name="ce135" table:formula="of:=[.$E$6]+360*[.R$8]/[.$C335]" office:value-type="float" office:value="378" calcext:value-type="float">
            <text:p>378</text:p>
          </table:table-cell>
          <table:table-cell table:style-name="ce135" table:formula="of:=[.$E$6]+360*[.S$8]/[.$C335]" office:value-type="float" office:value="379.5" calcext:value-type="float">
            <text:p>380</text:p>
          </table:table-cell>
          <table:table-cell table:style-name="ce135" table:formula="of:=[.$E$6]+360*[.T$8]/[.$C335]" office:value-type="float" office:value="381" calcext:value-type="float">
            <text:p>381</text:p>
          </table:table-cell>
          <table:table-cell table:style-name="ce135" table:formula="of:=[.$E$6]+360*[.U$8]/[.$C335]" office:value-type="float" office:value="382.5" calcext:value-type="float">
            <text:p>383</text:p>
          </table:table-cell>
          <table:table-cell table:style-name="ce135" table:formula="of:=[.$E$6]+360*[.V$8]/[.$C335]" office:value-type="float" office:value="384" calcext:value-type="float">
            <text:p>384</text:p>
          </table:table-cell>
          <table:table-cell table:style-name="ce135" table:formula="of:=[.$E$6]+360*[.W$8]/[.$C335]" office:value-type="float" office:value="385.5" calcext:value-type="float">
            <text:p>386</text:p>
          </table:table-cell>
          <table:table-cell table:style-name="ce135" table:formula="of:=[.$E$6]+360*[.X$8]/[.$C33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336]" office:value-type="float" office:value="11428.5714285714" calcext:value-type="float">
            <text:p>11429</text:p>
          </table:table-cell>
          <table:table-cell table:style-name="ce135" table:formula="of:=[.$E$6]+360*[.D$8]/[.$C336]" office:value-type="float" office:value="357" calcext:value-type="float">
            <text:p>357</text:p>
          </table:table-cell>
          <table:table-cell table:style-name="ce135" table:formula="of:=[.$E$6]+360*[.E$8]/[.$C336]" office:value-type="float" office:value="358.575" calcext:value-type="float">
            <text:p>359</text:p>
          </table:table-cell>
          <table:table-cell table:style-name="ce135" table:formula="of:=[.$E$6]+360*[.F$8]/[.$C336]" office:value-type="float" office:value="360.15" calcext:value-type="float">
            <text:p>360</text:p>
          </table:table-cell>
          <table:table-cell table:style-name="ce135" table:formula="of:=[.$E$6]+360*[.G$8]/[.$C336]" office:value-type="float" office:value="361.725" calcext:value-type="float">
            <text:p>362</text:p>
          </table:table-cell>
          <table:table-cell table:style-name="ce135" table:formula="of:=[.$E$6]+360*[.H$8]/[.$C336]" office:value-type="float" office:value="363.3" calcext:value-type="float">
            <text:p>363</text:p>
          </table:table-cell>
          <table:table-cell table:style-name="ce135" table:formula="of:=[.$E$6]+360*[.I$8]/[.$C336]" office:value-type="float" office:value="364.875" calcext:value-type="float">
            <text:p>365</text:p>
          </table:table-cell>
          <table:table-cell table:style-name="ce135" table:formula="of:=[.$E$6]+360*[.J$8]/[.$C336]" office:value-type="float" office:value="366.45" calcext:value-type="float">
            <text:p>366</text:p>
          </table:table-cell>
          <table:table-cell table:style-name="ce135" table:formula="of:=[.$E$6]+360*[.K$8]/[.$C336]" office:value-type="float" office:value="368.025" calcext:value-type="float">
            <text:p>368</text:p>
          </table:table-cell>
          <table:table-cell table:style-name="ce135" table:formula="of:=[.$E$6]+360*[.L$8]/[.$C336]" office:value-type="float" office:value="369.6" calcext:value-type="float">
            <text:p>370</text:p>
          </table:table-cell>
          <table:table-cell table:style-name="ce135" table:formula="of:=[.$E$6]+360*[.M$8]/[.$C336]" office:value-type="float" office:value="371.175" calcext:value-type="float">
            <text:p>371</text:p>
          </table:table-cell>
          <table:table-cell table:style-name="ce135" table:formula="of:=[.$E$6]+360*[.N$8]/[.$C336]" office:value-type="float" office:value="372.75" calcext:value-type="float">
            <text:p>373</text:p>
          </table:table-cell>
          <table:table-cell table:style-name="ce135" table:formula="of:=[.$E$6]+360*[.O$8]/[.$C336]" office:value-type="float" office:value="374.325" calcext:value-type="float">
            <text:p>374</text:p>
          </table:table-cell>
          <table:table-cell table:style-name="ce135" table:formula="of:=[.$E$6]+360*[.P$8]/[.$C336]" office:value-type="float" office:value="375.9" calcext:value-type="float">
            <text:p>376</text:p>
          </table:table-cell>
          <table:table-cell table:style-name="ce135" table:formula="of:=[.$E$6]+360*[.Q$8]/[.$C336]" office:value-type="float" office:value="377.475" calcext:value-type="float">
            <text:p>377</text:p>
          </table:table-cell>
          <table:table-cell table:style-name="ce135" table:formula="of:=[.$E$6]+360*[.R$8]/[.$C336]" office:value-type="float" office:value="379.05" calcext:value-type="float">
            <text:p>379</text:p>
          </table:table-cell>
          <table:table-cell table:style-name="ce135" table:formula="of:=[.$E$6]+360*[.S$8]/[.$C336]" office:value-type="float" office:value="380.625" calcext:value-type="float">
            <text:p>381</text:p>
          </table:table-cell>
          <table:table-cell table:style-name="ce135" table:formula="of:=[.$E$6]+360*[.T$8]/[.$C336]" office:value-type="float" office:value="382.2" calcext:value-type="float">
            <text:p>382</text:p>
          </table:table-cell>
          <table:table-cell table:style-name="ce135" table:formula="of:=[.$E$6]+360*[.U$8]/[.$C336]" office:value-type="float" office:value="383.775" calcext:value-type="float">
            <text:p>384</text:p>
          </table:table-cell>
          <table:table-cell table:style-name="ce135" table:formula="of:=[.$E$6]+360*[.V$8]/[.$C336]" office:value-type="float" office:value="385.35" calcext:value-type="float">
            <text:p>385</text:p>
          </table:table-cell>
          <table:table-cell table:style-name="ce135" table:formula="of:=[.$E$6]+360*[.W$8]/[.$C336]" office:value-type="float" office:value="386.925" calcext:value-type="float">
            <text:p>387</text:p>
          </table:table-cell>
          <table:table-cell table:style-name="ce135" table:formula="of:=[.$E$6]+360*[.X$8]/[.$C33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337]" office:value-type="float" office:value="10909.0909090909" calcext:value-type="float">
            <text:p>10909</text:p>
          </table:table-cell>
          <table:table-cell table:style-name="ce135" table:formula="of:=[.$E$6]+360*[.D$8]/[.$C337]" office:value-type="float" office:value="357" calcext:value-type="float">
            <text:p>357</text:p>
          </table:table-cell>
          <table:table-cell table:style-name="ce135" table:formula="of:=[.$E$6]+360*[.E$8]/[.$C337]" office:value-type="float" office:value="358.65" calcext:value-type="float">
            <text:p>359</text:p>
          </table:table-cell>
          <table:table-cell table:style-name="ce135" table:formula="of:=[.$E$6]+360*[.F$8]/[.$C337]" office:value-type="float" office:value="360.3" calcext:value-type="float">
            <text:p>360</text:p>
          </table:table-cell>
          <table:table-cell table:style-name="ce135" table:formula="of:=[.$E$6]+360*[.G$8]/[.$C337]" office:value-type="float" office:value="361.95" calcext:value-type="float">
            <text:p>362</text:p>
          </table:table-cell>
          <table:table-cell table:style-name="ce135" table:formula="of:=[.$E$6]+360*[.H$8]/[.$C337]" office:value-type="float" office:value="363.6" calcext:value-type="float">
            <text:p>364</text:p>
          </table:table-cell>
          <table:table-cell table:style-name="ce135" table:formula="of:=[.$E$6]+360*[.I$8]/[.$C337]" office:value-type="float" office:value="365.25" calcext:value-type="float">
            <text:p>365</text:p>
          </table:table-cell>
          <table:table-cell table:style-name="ce135" table:formula="of:=[.$E$6]+360*[.J$8]/[.$C337]" office:value-type="float" office:value="366.9" calcext:value-type="float">
            <text:p>367</text:p>
          </table:table-cell>
          <table:table-cell table:style-name="ce135" table:formula="of:=[.$E$6]+360*[.K$8]/[.$C337]" office:value-type="float" office:value="368.55" calcext:value-type="float">
            <text:p>369</text:p>
          </table:table-cell>
          <table:table-cell table:style-name="ce135" table:formula="of:=[.$E$6]+360*[.L$8]/[.$C337]" office:value-type="float" office:value="370.2" calcext:value-type="float">
            <text:p>370</text:p>
          </table:table-cell>
          <table:table-cell table:style-name="ce135" table:formula="of:=[.$E$6]+360*[.M$8]/[.$C337]" office:value-type="float" office:value="371.85" calcext:value-type="float">
            <text:p>372</text:p>
          </table:table-cell>
          <table:table-cell table:style-name="ce135" table:formula="of:=[.$E$6]+360*[.N$8]/[.$C337]" office:value-type="float" office:value="373.5" calcext:value-type="float">
            <text:p>374</text:p>
          </table:table-cell>
          <table:table-cell table:style-name="ce135" table:formula="of:=[.$E$6]+360*[.O$8]/[.$C337]" office:value-type="float" office:value="375.15" calcext:value-type="float">
            <text:p>375</text:p>
          </table:table-cell>
          <table:table-cell table:style-name="ce135" table:formula="of:=[.$E$6]+360*[.P$8]/[.$C337]" office:value-type="float" office:value="376.8" calcext:value-type="float">
            <text:p>377</text:p>
          </table:table-cell>
          <table:table-cell table:style-name="ce135" table:formula="of:=[.$E$6]+360*[.Q$8]/[.$C337]" office:value-type="float" office:value="378.45" calcext:value-type="float">
            <text:p>378</text:p>
          </table:table-cell>
          <table:table-cell table:style-name="ce135" table:formula="of:=[.$E$6]+360*[.R$8]/[.$C337]" office:value-type="float" office:value="380.1" calcext:value-type="float">
            <text:p>380</text:p>
          </table:table-cell>
          <table:table-cell table:style-name="ce135" table:formula="of:=[.$E$6]+360*[.S$8]/[.$C337]" office:value-type="float" office:value="381.75" calcext:value-type="float">
            <text:p>382</text:p>
          </table:table-cell>
          <table:table-cell table:style-name="ce135" table:formula="of:=[.$E$6]+360*[.T$8]/[.$C337]" office:value-type="float" office:value="383.4" calcext:value-type="float">
            <text:p>383</text:p>
          </table:table-cell>
          <table:table-cell table:style-name="ce135" table:formula="of:=[.$E$6]+360*[.U$8]/[.$C337]" office:value-type="float" office:value="385.05" calcext:value-type="float">
            <text:p>385</text:p>
          </table:table-cell>
          <table:table-cell table:style-name="ce135" table:formula="of:=[.$E$6]+360*[.V$8]/[.$C337]" office:value-type="float" office:value="386.7" calcext:value-type="float">
            <text:p>387</text:p>
          </table:table-cell>
          <table:table-cell table:style-name="ce135" table:formula="of:=[.$E$6]+360*[.W$8]/[.$C337]" office:value-type="float" office:value="388.35" calcext:value-type="float">
            <text:p>388</text:p>
          </table:table-cell>
          <table:table-cell table:style-name="ce135" table:formula="of:=[.$E$6]+360*[.X$8]/[.$C33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338]" office:value-type="float" office:value="10434.7826086957" calcext:value-type="float">
            <text:p>10435</text:p>
          </table:table-cell>
          <table:table-cell table:style-name="ce135" table:formula="of:=[.$E$6]+360*[.D$8]/[.$C338]" office:value-type="float" office:value="357" calcext:value-type="float">
            <text:p>357</text:p>
          </table:table-cell>
          <table:table-cell table:style-name="ce135" table:formula="of:=[.$E$6]+360*[.E$8]/[.$C338]" office:value-type="float" office:value="358.725" calcext:value-type="float">
            <text:p>359</text:p>
          </table:table-cell>
          <table:table-cell table:style-name="ce135" table:formula="of:=[.$E$6]+360*[.F$8]/[.$C338]" office:value-type="float" office:value="360.45" calcext:value-type="float">
            <text:p>360</text:p>
          </table:table-cell>
          <table:table-cell table:style-name="ce135" table:formula="of:=[.$E$6]+360*[.G$8]/[.$C338]" office:value-type="float" office:value="362.175" calcext:value-type="float">
            <text:p>362</text:p>
          </table:table-cell>
          <table:table-cell table:style-name="ce135" table:formula="of:=[.$E$6]+360*[.H$8]/[.$C338]" office:value-type="float" office:value="363.9" calcext:value-type="float">
            <text:p>364</text:p>
          </table:table-cell>
          <table:table-cell table:style-name="ce135" table:formula="of:=[.$E$6]+360*[.I$8]/[.$C338]" office:value-type="float" office:value="365.625" calcext:value-type="float">
            <text:p>366</text:p>
          </table:table-cell>
          <table:table-cell table:style-name="ce135" table:formula="of:=[.$E$6]+360*[.J$8]/[.$C338]" office:value-type="float" office:value="367.35" calcext:value-type="float">
            <text:p>367</text:p>
          </table:table-cell>
          <table:table-cell table:style-name="ce135" table:formula="of:=[.$E$6]+360*[.K$8]/[.$C338]" office:value-type="float" office:value="369.075" calcext:value-type="float">
            <text:p>369</text:p>
          </table:table-cell>
          <table:table-cell table:style-name="ce135" table:formula="of:=[.$E$6]+360*[.L$8]/[.$C338]" office:value-type="float" office:value="370.8" calcext:value-type="float">
            <text:p>371</text:p>
          </table:table-cell>
          <table:table-cell table:style-name="ce135" table:formula="of:=[.$E$6]+360*[.M$8]/[.$C338]" office:value-type="float" office:value="372.525" calcext:value-type="float">
            <text:p>373</text:p>
          </table:table-cell>
          <table:table-cell table:style-name="ce135" table:formula="of:=[.$E$6]+360*[.N$8]/[.$C338]" office:value-type="float" office:value="374.25" calcext:value-type="float">
            <text:p>374</text:p>
          </table:table-cell>
          <table:table-cell table:style-name="ce135" table:formula="of:=[.$E$6]+360*[.O$8]/[.$C338]" office:value-type="float" office:value="375.975" calcext:value-type="float">
            <text:p>376</text:p>
          </table:table-cell>
          <table:table-cell table:style-name="ce135" table:formula="of:=[.$E$6]+360*[.P$8]/[.$C338]" office:value-type="float" office:value="377.7" calcext:value-type="float">
            <text:p>378</text:p>
          </table:table-cell>
          <table:table-cell table:style-name="ce135" table:formula="of:=[.$E$6]+360*[.Q$8]/[.$C338]" office:value-type="float" office:value="379.425" calcext:value-type="float">
            <text:p>379</text:p>
          </table:table-cell>
          <table:table-cell table:style-name="ce135" table:formula="of:=[.$E$6]+360*[.R$8]/[.$C338]" office:value-type="float" office:value="381.15" calcext:value-type="float">
            <text:p>381</text:p>
          </table:table-cell>
          <table:table-cell table:style-name="ce135" table:formula="of:=[.$E$6]+360*[.S$8]/[.$C338]" office:value-type="float" office:value="382.875" calcext:value-type="float">
            <text:p>383</text:p>
          </table:table-cell>
          <table:table-cell table:style-name="ce135" table:formula="of:=[.$E$6]+360*[.T$8]/[.$C338]" office:value-type="float" office:value="384.6" calcext:value-type="float">
            <text:p>385</text:p>
          </table:table-cell>
          <table:table-cell table:style-name="ce135" table:formula="of:=[.$E$6]+360*[.U$8]/[.$C338]" office:value-type="float" office:value="386.325" calcext:value-type="float">
            <text:p>386</text:p>
          </table:table-cell>
          <table:table-cell table:style-name="ce135" table:formula="of:=[.$E$6]+360*[.V$8]/[.$C338]" office:value-type="float" office:value="388.05" calcext:value-type="float">
            <text:p>388</text:p>
          </table:table-cell>
          <table:table-cell table:style-name="ce135" table:formula="of:=[.$E$6]+360*[.W$8]/[.$C338]" office:value-type="float" office:value="389.775" calcext:value-type="float">
            <text:p>390</text:p>
          </table:table-cell>
          <table:table-cell table:style-name="ce135" table:formula="of:=[.$E$6]+360*[.X$8]/[.$C33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339]" office:value-type="float" office:value="10000" calcext:value-type="float">
            <text:p>10000</text:p>
          </table:table-cell>
          <table:table-cell table:style-name="ce135" table:formula="of:=[.$E$6]+360*[.D$8]/[.$C339]" office:value-type="float" office:value="357" calcext:value-type="float">
            <text:p>357</text:p>
          </table:table-cell>
          <table:table-cell table:style-name="ce135" table:formula="of:=[.$E$6]+360*[.E$8]/[.$C339]" office:value-type="float" office:value="358.8" calcext:value-type="float">
            <text:p>359</text:p>
          </table:table-cell>
          <table:table-cell table:style-name="ce135" table:formula="of:=[.$E$6]+360*[.F$8]/[.$C339]" office:value-type="float" office:value="360.6" calcext:value-type="float">
            <text:p>361</text:p>
          </table:table-cell>
          <table:table-cell table:style-name="ce135" table:formula="of:=[.$E$6]+360*[.G$8]/[.$C339]" office:value-type="float" office:value="362.4" calcext:value-type="float">
            <text:p>362</text:p>
          </table:table-cell>
          <table:table-cell table:style-name="ce135" table:formula="of:=[.$E$6]+360*[.H$8]/[.$C339]" office:value-type="float" office:value="364.2" calcext:value-type="float">
            <text:p>364</text:p>
          </table:table-cell>
          <table:table-cell table:style-name="ce135" table:formula="of:=[.$E$6]+360*[.I$8]/[.$C339]" office:value-type="float" office:value="366" calcext:value-type="float">
            <text:p>366</text:p>
          </table:table-cell>
          <table:table-cell table:style-name="ce135" table:formula="of:=[.$E$6]+360*[.J$8]/[.$C339]" office:value-type="float" office:value="367.8" calcext:value-type="float">
            <text:p>368</text:p>
          </table:table-cell>
          <table:table-cell table:style-name="ce135" table:formula="of:=[.$E$6]+360*[.K$8]/[.$C339]" office:value-type="float" office:value="369.6" calcext:value-type="float">
            <text:p>370</text:p>
          </table:table-cell>
          <table:table-cell table:style-name="ce135" table:formula="of:=[.$E$6]+360*[.L$8]/[.$C339]" office:value-type="float" office:value="371.4" calcext:value-type="float">
            <text:p>371</text:p>
          </table:table-cell>
          <table:table-cell table:style-name="ce135" table:formula="of:=[.$E$6]+360*[.M$8]/[.$C339]" office:value-type="float" office:value="373.2" calcext:value-type="float">
            <text:p>373</text:p>
          </table:table-cell>
          <table:table-cell table:style-name="ce135" table:formula="of:=[.$E$6]+360*[.N$8]/[.$C339]" office:value-type="float" office:value="375" calcext:value-type="float">
            <text:p>375</text:p>
          </table:table-cell>
          <table:table-cell table:style-name="ce135" table:formula="of:=[.$E$6]+360*[.O$8]/[.$C339]" office:value-type="float" office:value="376.8" calcext:value-type="float">
            <text:p>377</text:p>
          </table:table-cell>
          <table:table-cell table:style-name="ce135" table:formula="of:=[.$E$6]+360*[.P$8]/[.$C339]" office:value-type="float" office:value="378.6" calcext:value-type="float">
            <text:p>379</text:p>
          </table:table-cell>
          <table:table-cell table:style-name="ce135" table:formula="of:=[.$E$6]+360*[.Q$8]/[.$C339]" office:value-type="float" office:value="380.4" calcext:value-type="float">
            <text:p>380</text:p>
          </table:table-cell>
          <table:table-cell table:style-name="ce135" table:formula="of:=[.$E$6]+360*[.R$8]/[.$C339]" office:value-type="float" office:value="382.2" calcext:value-type="float">
            <text:p>382</text:p>
          </table:table-cell>
          <table:table-cell table:style-name="ce135" table:formula="of:=[.$E$6]+360*[.S$8]/[.$C339]" office:value-type="float" office:value="384" calcext:value-type="float">
            <text:p>384</text:p>
          </table:table-cell>
          <table:table-cell table:style-name="ce135" table:formula="of:=[.$E$6]+360*[.T$8]/[.$C339]" office:value-type="float" office:value="385.8" calcext:value-type="float">
            <text:p>386</text:p>
          </table:table-cell>
          <table:table-cell table:style-name="ce135" table:formula="of:=[.$E$6]+360*[.U$8]/[.$C339]" office:value-type="float" office:value="387.6" calcext:value-type="float">
            <text:p>388</text:p>
          </table:table-cell>
          <table:table-cell table:style-name="ce135" table:formula="of:=[.$E$6]+360*[.V$8]/[.$C339]" office:value-type="float" office:value="389.4" calcext:value-type="float">
            <text:p>389</text:p>
          </table:table-cell>
          <table:table-cell table:style-name="ce135" table:formula="of:=[.$E$6]+360*[.W$8]/[.$C339]" office:value-type="float" office:value="391.2" calcext:value-type="float">
            <text:p>391</text:p>
          </table:table-cell>
          <table:table-cell table:style-name="ce135" table:formula="of:=[.$E$6]+360*[.X$8]/[.$C33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340]" office:value-type="float" office:value="9600" calcext:value-type="float">
            <text:p>9600</text:p>
          </table:table-cell>
          <table:table-cell table:style-name="ce135" table:formula="of:=[.$E$6]+360*[.D$8]/[.$C340]" office:value-type="float" office:value="357" calcext:value-type="float">
            <text:p>357</text:p>
          </table:table-cell>
          <table:table-cell table:style-name="ce135" table:formula="of:=[.$E$6]+360*[.E$8]/[.$C340]" office:value-type="float" office:value="358.875" calcext:value-type="float">
            <text:p>359</text:p>
          </table:table-cell>
          <table:table-cell table:style-name="ce135" table:formula="of:=[.$E$6]+360*[.F$8]/[.$C340]" office:value-type="float" office:value="360.75" calcext:value-type="float">
            <text:p>361</text:p>
          </table:table-cell>
          <table:table-cell table:style-name="ce135" table:formula="of:=[.$E$6]+360*[.G$8]/[.$C340]" office:value-type="float" office:value="362.625" calcext:value-type="float">
            <text:p>363</text:p>
          </table:table-cell>
          <table:table-cell table:style-name="ce135" table:formula="of:=[.$E$6]+360*[.H$8]/[.$C340]" office:value-type="float" office:value="364.5" calcext:value-type="float">
            <text:p>365</text:p>
          </table:table-cell>
          <table:table-cell table:style-name="ce135" table:formula="of:=[.$E$6]+360*[.I$8]/[.$C340]" office:value-type="float" office:value="366.375" calcext:value-type="float">
            <text:p>366</text:p>
          </table:table-cell>
          <table:table-cell table:style-name="ce135" table:formula="of:=[.$E$6]+360*[.J$8]/[.$C340]" office:value-type="float" office:value="368.25" calcext:value-type="float">
            <text:p>368</text:p>
          </table:table-cell>
          <table:table-cell table:style-name="ce135" table:formula="of:=[.$E$6]+360*[.K$8]/[.$C340]" office:value-type="float" office:value="370.125" calcext:value-type="float">
            <text:p>370</text:p>
          </table:table-cell>
          <table:table-cell table:style-name="ce135" table:formula="of:=[.$E$6]+360*[.L$8]/[.$C340]" office:value-type="float" office:value="372" calcext:value-type="float">
            <text:p>372</text:p>
          </table:table-cell>
          <table:table-cell table:style-name="ce135" table:formula="of:=[.$E$6]+360*[.M$8]/[.$C340]" office:value-type="float" office:value="373.875" calcext:value-type="float">
            <text:p>374</text:p>
          </table:table-cell>
          <table:table-cell table:style-name="ce135" table:formula="of:=[.$E$6]+360*[.N$8]/[.$C340]" office:value-type="float" office:value="375.75" calcext:value-type="float">
            <text:p>376</text:p>
          </table:table-cell>
          <table:table-cell table:style-name="ce135" table:formula="of:=[.$E$6]+360*[.O$8]/[.$C340]" office:value-type="float" office:value="377.625" calcext:value-type="float">
            <text:p>378</text:p>
          </table:table-cell>
          <table:table-cell table:style-name="ce135" table:formula="of:=[.$E$6]+360*[.P$8]/[.$C340]" office:value-type="float" office:value="379.5" calcext:value-type="float">
            <text:p>380</text:p>
          </table:table-cell>
          <table:table-cell table:style-name="ce135" table:formula="of:=[.$E$6]+360*[.Q$8]/[.$C340]" office:value-type="float" office:value="381.375" calcext:value-type="float">
            <text:p>381</text:p>
          </table:table-cell>
          <table:table-cell table:style-name="ce135" table:formula="of:=[.$E$6]+360*[.R$8]/[.$C340]" office:value-type="float" office:value="383.25" calcext:value-type="float">
            <text:p>383</text:p>
          </table:table-cell>
          <table:table-cell table:style-name="ce135" table:formula="of:=[.$E$6]+360*[.S$8]/[.$C340]" office:value-type="float" office:value="385.125" calcext:value-type="float">
            <text:p>385</text:p>
          </table:table-cell>
          <table:table-cell table:style-name="ce135" table:formula="of:=[.$E$6]+360*[.T$8]/[.$C340]" office:value-type="float" office:value="387" calcext:value-type="float">
            <text:p>387</text:p>
          </table:table-cell>
          <table:table-cell table:style-name="ce135" table:formula="of:=[.$E$6]+360*[.U$8]/[.$C340]" office:value-type="float" office:value="388.875" calcext:value-type="float">
            <text:p>389</text:p>
          </table:table-cell>
          <table:table-cell table:style-name="ce135" table:formula="of:=[.$E$6]+360*[.V$8]/[.$C340]" office:value-type="float" office:value="390.75" calcext:value-type="float">
            <text:p>391</text:p>
          </table:table-cell>
          <table:table-cell table:style-name="ce135" table:formula="of:=[.$E$6]+360*[.W$8]/[.$C340]" office:value-type="float" office:value="392.625" calcext:value-type="float">
            <text:p>393</text:p>
          </table:table-cell>
          <table:table-cell table:style-name="ce135" table:formula="of:=[.$E$6]+360*[.X$8]/[.$C34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341]" office:value-type="float" office:value="9230.76923076923" calcext:value-type="float">
            <text:p>9231</text:p>
          </table:table-cell>
          <table:table-cell table:style-name="ce135" table:formula="of:=[.$E$6]+360*[.D$8]/[.$C341]" office:value-type="float" office:value="357" calcext:value-type="float">
            <text:p>357</text:p>
          </table:table-cell>
          <table:table-cell table:style-name="ce135" table:formula="of:=[.$E$6]+360*[.E$8]/[.$C341]" office:value-type="float" office:value="358.95" calcext:value-type="float">
            <text:p>359</text:p>
          </table:table-cell>
          <table:table-cell table:style-name="ce135" table:formula="of:=[.$E$6]+360*[.F$8]/[.$C341]" office:value-type="float" office:value="360.9" calcext:value-type="float">
            <text:p>361</text:p>
          </table:table-cell>
          <table:table-cell table:style-name="ce135" table:formula="of:=[.$E$6]+360*[.G$8]/[.$C341]" office:value-type="float" office:value="362.85" calcext:value-type="float">
            <text:p>363</text:p>
          </table:table-cell>
          <table:table-cell table:style-name="ce135" table:formula="of:=[.$E$6]+360*[.H$8]/[.$C341]" office:value-type="float" office:value="364.8" calcext:value-type="float">
            <text:p>365</text:p>
          </table:table-cell>
          <table:table-cell table:style-name="ce135" table:formula="of:=[.$E$6]+360*[.I$8]/[.$C341]" office:value-type="float" office:value="366.75" calcext:value-type="float">
            <text:p>367</text:p>
          </table:table-cell>
          <table:table-cell table:style-name="ce135" table:formula="of:=[.$E$6]+360*[.J$8]/[.$C341]" office:value-type="float" office:value="368.7" calcext:value-type="float">
            <text:p>369</text:p>
          </table:table-cell>
          <table:table-cell table:style-name="ce135" table:formula="of:=[.$E$6]+360*[.K$8]/[.$C341]" office:value-type="float" office:value="370.65" calcext:value-type="float">
            <text:p>371</text:p>
          </table:table-cell>
          <table:table-cell table:style-name="ce135" table:formula="of:=[.$E$6]+360*[.L$8]/[.$C341]" office:value-type="float" office:value="372.6" calcext:value-type="float">
            <text:p>373</text:p>
          </table:table-cell>
          <table:table-cell table:style-name="ce135" table:formula="of:=[.$E$6]+360*[.M$8]/[.$C341]" office:value-type="float" office:value="374.55" calcext:value-type="float">
            <text:p>375</text:p>
          </table:table-cell>
          <table:table-cell table:style-name="ce135" table:formula="of:=[.$E$6]+360*[.N$8]/[.$C341]" office:value-type="float" office:value="376.5" calcext:value-type="float">
            <text:p>377</text:p>
          </table:table-cell>
          <table:table-cell table:style-name="ce135" table:formula="of:=[.$E$6]+360*[.O$8]/[.$C341]" office:value-type="float" office:value="378.45" calcext:value-type="float">
            <text:p>378</text:p>
          </table:table-cell>
          <table:table-cell table:style-name="ce135" table:formula="of:=[.$E$6]+360*[.P$8]/[.$C341]" office:value-type="float" office:value="380.4" calcext:value-type="float">
            <text:p>380</text:p>
          </table:table-cell>
          <table:table-cell table:style-name="ce135" table:formula="of:=[.$E$6]+360*[.Q$8]/[.$C341]" office:value-type="float" office:value="382.35" calcext:value-type="float">
            <text:p>382</text:p>
          </table:table-cell>
          <table:table-cell table:style-name="ce135" table:formula="of:=[.$E$6]+360*[.R$8]/[.$C341]" office:value-type="float" office:value="384.3" calcext:value-type="float">
            <text:p>384</text:p>
          </table:table-cell>
          <table:table-cell table:style-name="ce135" table:formula="of:=[.$E$6]+360*[.S$8]/[.$C341]" office:value-type="float" office:value="386.25" calcext:value-type="float">
            <text:p>386</text:p>
          </table:table-cell>
          <table:table-cell table:style-name="ce135" table:formula="of:=[.$E$6]+360*[.T$8]/[.$C341]" office:value-type="float" office:value="388.2" calcext:value-type="float">
            <text:p>388</text:p>
          </table:table-cell>
          <table:table-cell table:style-name="ce135" table:formula="of:=[.$E$6]+360*[.U$8]/[.$C341]" office:value-type="float" office:value="390.15" calcext:value-type="float">
            <text:p>390</text:p>
          </table:table-cell>
          <table:table-cell table:style-name="ce135" table:formula="of:=[.$E$6]+360*[.V$8]/[.$C341]" office:value-type="float" office:value="392.1" calcext:value-type="float">
            <text:p>392</text:p>
          </table:table-cell>
          <table:table-cell table:style-name="ce135" table:formula="of:=[.$E$6]+360*[.W$8]/[.$C341]" office:value-type="float" office:value="394.05" calcext:value-type="float">
            <text:p>394</text:p>
          </table:table-cell>
          <table:table-cell table:style-name="ce135" table:formula="of:=[.$E$6]+360*[.X$8]/[.$C34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342]" office:value-type="float" office:value="8888.88888888889" calcext:value-type="float">
            <text:p>8889</text:p>
          </table:table-cell>
          <table:table-cell table:style-name="ce135" table:formula="of:=[.$E$6]+360*[.D$8]/[.$C342]" office:value-type="float" office:value="357" calcext:value-type="float">
            <text:p>357</text:p>
          </table:table-cell>
          <table:table-cell table:style-name="ce135" table:formula="of:=[.$E$6]+360*[.E$8]/[.$C342]" office:value-type="float" office:value="359.025" calcext:value-type="float">
            <text:p>359</text:p>
          </table:table-cell>
          <table:table-cell table:style-name="ce135" table:formula="of:=[.$E$6]+360*[.F$8]/[.$C342]" office:value-type="float" office:value="361.05" calcext:value-type="float">
            <text:p>361</text:p>
          </table:table-cell>
          <table:table-cell table:style-name="ce135" table:formula="of:=[.$E$6]+360*[.G$8]/[.$C342]" office:value-type="float" office:value="363.075" calcext:value-type="float">
            <text:p>363</text:p>
          </table:table-cell>
          <table:table-cell table:style-name="ce135" table:formula="of:=[.$E$6]+360*[.H$8]/[.$C342]" office:value-type="float" office:value="365.1" calcext:value-type="float">
            <text:p>365</text:p>
          </table:table-cell>
          <table:table-cell table:style-name="ce135" table:formula="of:=[.$E$6]+360*[.I$8]/[.$C342]" office:value-type="float" office:value="367.125" calcext:value-type="float">
            <text:p>367</text:p>
          </table:table-cell>
          <table:table-cell table:style-name="ce135" table:formula="of:=[.$E$6]+360*[.J$8]/[.$C342]" office:value-type="float" office:value="369.15" calcext:value-type="float">
            <text:p>369</text:p>
          </table:table-cell>
          <table:table-cell table:style-name="ce135" table:formula="of:=[.$E$6]+360*[.K$8]/[.$C342]" office:value-type="float" office:value="371.175" calcext:value-type="float">
            <text:p>371</text:p>
          </table:table-cell>
          <table:table-cell table:style-name="ce135" table:formula="of:=[.$E$6]+360*[.L$8]/[.$C342]" office:value-type="float" office:value="373.2" calcext:value-type="float">
            <text:p>373</text:p>
          </table:table-cell>
          <table:table-cell table:style-name="ce135" table:formula="of:=[.$E$6]+360*[.M$8]/[.$C342]" office:value-type="float" office:value="375.225" calcext:value-type="float">
            <text:p>375</text:p>
          </table:table-cell>
          <table:table-cell table:style-name="ce135" table:formula="of:=[.$E$6]+360*[.N$8]/[.$C342]" office:value-type="float" office:value="377.25" calcext:value-type="float">
            <text:p>377</text:p>
          </table:table-cell>
          <table:table-cell table:style-name="ce135" table:formula="of:=[.$E$6]+360*[.O$8]/[.$C342]" office:value-type="float" office:value="379.275" calcext:value-type="float">
            <text:p>379</text:p>
          </table:table-cell>
          <table:table-cell table:style-name="ce135" table:formula="of:=[.$E$6]+360*[.P$8]/[.$C342]" office:value-type="float" office:value="381.3" calcext:value-type="float">
            <text:p>381</text:p>
          </table:table-cell>
          <table:table-cell table:style-name="ce135" table:formula="of:=[.$E$6]+360*[.Q$8]/[.$C342]" office:value-type="float" office:value="383.325" calcext:value-type="float">
            <text:p>383</text:p>
          </table:table-cell>
          <table:table-cell table:style-name="ce135" table:formula="of:=[.$E$6]+360*[.R$8]/[.$C342]" office:value-type="float" office:value="385.35" calcext:value-type="float">
            <text:p>385</text:p>
          </table:table-cell>
          <table:table-cell table:style-name="ce135" table:formula="of:=[.$E$6]+360*[.S$8]/[.$C342]" office:value-type="float" office:value="387.375" calcext:value-type="float">
            <text:p>387</text:p>
          </table:table-cell>
          <table:table-cell table:style-name="ce135" table:formula="of:=[.$E$6]+360*[.T$8]/[.$C342]" office:value-type="float" office:value="389.4" calcext:value-type="float">
            <text:p>389</text:p>
          </table:table-cell>
          <table:table-cell table:style-name="ce135" table:formula="of:=[.$E$6]+360*[.U$8]/[.$C342]" office:value-type="float" office:value="391.425" calcext:value-type="float">
            <text:p>391</text:p>
          </table:table-cell>
          <table:table-cell table:style-name="ce135" table:formula="of:=[.$E$6]+360*[.V$8]/[.$C342]" office:value-type="float" office:value="393.45" calcext:value-type="float">
            <text:p>393</text:p>
          </table:table-cell>
          <table:table-cell table:style-name="ce135" table:formula="of:=[.$E$6]+360*[.W$8]/[.$C342]" office:value-type="float" office:value="395.475" calcext:value-type="float">
            <text:p>395</text:p>
          </table:table-cell>
          <table:table-cell table:style-name="ce135" table:formula="of:=[.$E$6]+360*[.X$8]/[.$C34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343]" office:value-type="float" office:value="8571.42857142857" calcext:value-type="float">
            <text:p>8571</text:p>
          </table:table-cell>
          <table:table-cell table:style-name="ce135" table:formula="of:=[.$E$6]+360*[.D$8]/[.$C343]" office:value-type="float" office:value="357" calcext:value-type="float">
            <text:p>357</text:p>
          </table:table-cell>
          <table:table-cell table:style-name="ce135" table:formula="of:=[.$E$6]+360*[.E$8]/[.$C343]" office:value-type="float" office:value="359.1" calcext:value-type="float">
            <text:p>359</text:p>
          </table:table-cell>
          <table:table-cell table:style-name="ce135" table:formula="of:=[.$E$6]+360*[.F$8]/[.$C343]" office:value-type="float" office:value="361.2" calcext:value-type="float">
            <text:p>361</text:p>
          </table:table-cell>
          <table:table-cell table:style-name="ce135" table:formula="of:=[.$E$6]+360*[.G$8]/[.$C343]" office:value-type="float" office:value="363.3" calcext:value-type="float">
            <text:p>363</text:p>
          </table:table-cell>
          <table:table-cell table:style-name="ce135" table:formula="of:=[.$E$6]+360*[.H$8]/[.$C343]" office:value-type="float" office:value="365.4" calcext:value-type="float">
            <text:p>365</text:p>
          </table:table-cell>
          <table:table-cell table:style-name="ce135" table:formula="of:=[.$E$6]+360*[.I$8]/[.$C343]" office:value-type="float" office:value="367.5" calcext:value-type="float">
            <text:p>368</text:p>
          </table:table-cell>
          <table:table-cell table:style-name="ce135" table:formula="of:=[.$E$6]+360*[.J$8]/[.$C343]" office:value-type="float" office:value="369.6" calcext:value-type="float">
            <text:p>370</text:p>
          </table:table-cell>
          <table:table-cell table:style-name="ce135" table:formula="of:=[.$E$6]+360*[.K$8]/[.$C343]" office:value-type="float" office:value="371.7" calcext:value-type="float">
            <text:p>372</text:p>
          </table:table-cell>
          <table:table-cell table:style-name="ce135" table:formula="of:=[.$E$6]+360*[.L$8]/[.$C343]" office:value-type="float" office:value="373.8" calcext:value-type="float">
            <text:p>374</text:p>
          </table:table-cell>
          <table:table-cell table:style-name="ce135" table:formula="of:=[.$E$6]+360*[.M$8]/[.$C343]" office:value-type="float" office:value="375.9" calcext:value-type="float">
            <text:p>376</text:p>
          </table:table-cell>
          <table:table-cell table:style-name="ce135" table:formula="of:=[.$E$6]+360*[.N$8]/[.$C343]" office:value-type="float" office:value="378" calcext:value-type="float">
            <text:p>378</text:p>
          </table:table-cell>
          <table:table-cell table:style-name="ce135" table:formula="of:=[.$E$6]+360*[.O$8]/[.$C343]" office:value-type="float" office:value="380.1" calcext:value-type="float">
            <text:p>380</text:p>
          </table:table-cell>
          <table:table-cell table:style-name="ce135" table:formula="of:=[.$E$6]+360*[.P$8]/[.$C343]" office:value-type="float" office:value="382.2" calcext:value-type="float">
            <text:p>382</text:p>
          </table:table-cell>
          <table:table-cell table:style-name="ce135" table:formula="of:=[.$E$6]+360*[.Q$8]/[.$C343]" office:value-type="float" office:value="384.3" calcext:value-type="float">
            <text:p>384</text:p>
          </table:table-cell>
          <table:table-cell table:style-name="ce135" table:formula="of:=[.$E$6]+360*[.R$8]/[.$C343]" office:value-type="float" office:value="386.4" calcext:value-type="float">
            <text:p>386</text:p>
          </table:table-cell>
          <table:table-cell table:style-name="ce135" table:formula="of:=[.$E$6]+360*[.S$8]/[.$C343]" office:value-type="float" office:value="388.5" calcext:value-type="float">
            <text:p>389</text:p>
          </table:table-cell>
          <table:table-cell table:style-name="ce135" table:formula="of:=[.$E$6]+360*[.T$8]/[.$C343]" office:value-type="float" office:value="390.6" calcext:value-type="float">
            <text:p>391</text:p>
          </table:table-cell>
          <table:table-cell table:style-name="ce135" table:formula="of:=[.$E$6]+360*[.U$8]/[.$C343]" office:value-type="float" office:value="392.7" calcext:value-type="float">
            <text:p>393</text:p>
          </table:table-cell>
          <table:table-cell table:style-name="ce135" table:formula="of:=[.$E$6]+360*[.V$8]/[.$C343]" office:value-type="float" office:value="394.8" calcext:value-type="float">
            <text:p>395</text:p>
          </table:table-cell>
          <table:table-cell table:style-name="ce135" table:formula="of:=[.$E$6]+360*[.W$8]/[.$C343]" office:value-type="float" office:value="396.9" calcext:value-type="float">
            <text:p>397</text:p>
          </table:table-cell>
          <table:table-cell table:style-name="ce135" table:formula="of:=[.$E$6]+360*[.X$8]/[.$C34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44]" office:value-type="float" office:value="8275.86206896552" calcext:value-type="float">
            <text:p>8276</text:p>
          </table:table-cell>
          <table:table-cell table:style-name="ce135" table:formula="of:=[.$E$6]+360*[.D$8]/[.$C344]" office:value-type="float" office:value="357" calcext:value-type="float">
            <text:p>357</text:p>
          </table:table-cell>
          <table:table-cell table:style-name="ce135" table:formula="of:=[.$E$6]+360*[.E$8]/[.$C344]" office:value-type="float" office:value="359.175" calcext:value-type="float">
            <text:p>359</text:p>
          </table:table-cell>
          <table:table-cell table:style-name="ce135" table:formula="of:=[.$E$6]+360*[.F$8]/[.$C344]" office:value-type="float" office:value="361.35" calcext:value-type="float">
            <text:p>361</text:p>
          </table:table-cell>
          <table:table-cell table:style-name="ce135" table:formula="of:=[.$E$6]+360*[.G$8]/[.$C344]" office:value-type="float" office:value="363.525" calcext:value-type="float">
            <text:p>364</text:p>
          </table:table-cell>
          <table:table-cell table:style-name="ce135" table:formula="of:=[.$E$6]+360*[.H$8]/[.$C344]" office:value-type="float" office:value="365.7" calcext:value-type="float">
            <text:p>366</text:p>
          </table:table-cell>
          <table:table-cell table:style-name="ce135" table:formula="of:=[.$E$6]+360*[.I$8]/[.$C344]" office:value-type="float" office:value="367.875" calcext:value-type="float">
            <text:p>368</text:p>
          </table:table-cell>
          <table:table-cell table:style-name="ce135" table:formula="of:=[.$E$6]+360*[.J$8]/[.$C344]" office:value-type="float" office:value="370.05" calcext:value-type="float">
            <text:p>370</text:p>
          </table:table-cell>
          <table:table-cell table:style-name="ce135" table:formula="of:=[.$E$6]+360*[.K$8]/[.$C344]" office:value-type="float" office:value="372.225" calcext:value-type="float">
            <text:p>372</text:p>
          </table:table-cell>
          <table:table-cell table:style-name="ce135" table:formula="of:=[.$E$6]+360*[.L$8]/[.$C344]" office:value-type="float" office:value="374.4" calcext:value-type="float">
            <text:p>374</text:p>
          </table:table-cell>
          <table:table-cell table:style-name="ce135" table:formula="of:=[.$E$6]+360*[.M$8]/[.$C344]" office:value-type="float" office:value="376.575" calcext:value-type="float">
            <text:p>377</text:p>
          </table:table-cell>
          <table:table-cell table:style-name="ce135" table:formula="of:=[.$E$6]+360*[.N$8]/[.$C344]" office:value-type="float" office:value="378.75" calcext:value-type="float">
            <text:p>379</text:p>
          </table:table-cell>
          <table:table-cell table:style-name="ce135" table:formula="of:=[.$E$6]+360*[.O$8]/[.$C344]" office:value-type="float" office:value="380.925" calcext:value-type="float">
            <text:p>381</text:p>
          </table:table-cell>
          <table:table-cell table:style-name="ce135" table:formula="of:=[.$E$6]+360*[.P$8]/[.$C344]" office:value-type="float" office:value="383.1" calcext:value-type="float">
            <text:p>383</text:p>
          </table:table-cell>
          <table:table-cell table:style-name="ce135" table:formula="of:=[.$E$6]+360*[.Q$8]/[.$C344]" office:value-type="float" office:value="385.275" calcext:value-type="float">
            <text:p>385</text:p>
          </table:table-cell>
          <table:table-cell table:style-name="ce135" table:formula="of:=[.$E$6]+360*[.R$8]/[.$C344]" office:value-type="float" office:value="387.45" calcext:value-type="float">
            <text:p>387</text:p>
          </table:table-cell>
          <table:table-cell table:style-name="ce135" table:formula="of:=[.$E$6]+360*[.S$8]/[.$C344]" office:value-type="float" office:value="389.625" calcext:value-type="float">
            <text:p>390</text:p>
          </table:table-cell>
          <table:table-cell table:style-name="ce135" table:formula="of:=[.$E$6]+360*[.T$8]/[.$C344]" office:value-type="float" office:value="391.8" calcext:value-type="float">
            <text:p>392</text:p>
          </table:table-cell>
          <table:table-cell table:style-name="ce135" table:formula="of:=[.$E$6]+360*[.U$8]/[.$C344]" office:value-type="float" office:value="393.975" calcext:value-type="float">
            <text:p>394</text:p>
          </table:table-cell>
          <table:table-cell table:style-name="ce135" table:formula="of:=[.$E$6]+360*[.V$8]/[.$C344]" office:value-type="float" office:value="396.15" calcext:value-type="float">
            <text:p>396</text:p>
          </table:table-cell>
          <table:table-cell table:style-name="ce135" table:formula="of:=[.$E$6]+360*[.W$8]/[.$C344]" office:value-type="float" office:value="398.325" calcext:value-type="float">
            <text:p>398</text:p>
          </table:table-cell>
          <table:table-cell table:style-name="ce135" table:formula="of:=[.$E$6]+360*[.X$8]/[.$C34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45]" office:value-type="float" office:value="8000" calcext:value-type="float">
            <text:p>8000</text:p>
          </table:table-cell>
          <table:table-cell table:style-name="ce135" table:formula="of:=[.$E$6]+360*[.D$8]/[.$C345]" office:value-type="float" office:value="357" calcext:value-type="float">
            <text:p>357</text:p>
          </table:table-cell>
          <table:table-cell table:style-name="ce135" table:formula="of:=[.$E$6]+360*[.E$8]/[.$C345]" office:value-type="float" office:value="359.25" calcext:value-type="float">
            <text:p>359</text:p>
          </table:table-cell>
          <table:table-cell table:style-name="ce135" table:formula="of:=[.$E$6]+360*[.F$8]/[.$C345]" office:value-type="float" office:value="361.5" calcext:value-type="float">
            <text:p>362</text:p>
          </table:table-cell>
          <table:table-cell table:style-name="ce135" table:formula="of:=[.$E$6]+360*[.G$8]/[.$C345]" office:value-type="float" office:value="363.75" calcext:value-type="float">
            <text:p>364</text:p>
          </table:table-cell>
          <table:table-cell table:style-name="ce135" table:formula="of:=[.$E$6]+360*[.H$8]/[.$C345]" office:value-type="float" office:value="366" calcext:value-type="float">
            <text:p>366</text:p>
          </table:table-cell>
          <table:table-cell table:style-name="ce135" table:formula="of:=[.$E$6]+360*[.I$8]/[.$C345]" office:value-type="float" office:value="368.25" calcext:value-type="float">
            <text:p>368</text:p>
          </table:table-cell>
          <table:table-cell table:style-name="ce135" table:formula="of:=[.$E$6]+360*[.J$8]/[.$C345]" office:value-type="float" office:value="370.5" calcext:value-type="float">
            <text:p>371</text:p>
          </table:table-cell>
          <table:table-cell table:style-name="ce135" table:formula="of:=[.$E$6]+360*[.K$8]/[.$C345]" office:value-type="float" office:value="372.75" calcext:value-type="float">
            <text:p>373</text:p>
          </table:table-cell>
          <table:table-cell table:style-name="ce135" table:formula="of:=[.$E$6]+360*[.L$8]/[.$C345]" office:value-type="float" office:value="375" calcext:value-type="float">
            <text:p>375</text:p>
          </table:table-cell>
          <table:table-cell table:style-name="ce135" table:formula="of:=[.$E$6]+360*[.M$8]/[.$C345]" office:value-type="float" office:value="377.25" calcext:value-type="float">
            <text:p>377</text:p>
          </table:table-cell>
          <table:table-cell table:style-name="ce135" table:formula="of:=[.$E$6]+360*[.N$8]/[.$C345]" office:value-type="float" office:value="379.5" calcext:value-type="float">
            <text:p>380</text:p>
          </table:table-cell>
          <table:table-cell table:style-name="ce135" table:formula="of:=[.$E$6]+360*[.O$8]/[.$C345]" office:value-type="float" office:value="381.75" calcext:value-type="float">
            <text:p>382</text:p>
          </table:table-cell>
          <table:table-cell table:style-name="ce135" table:formula="of:=[.$E$6]+360*[.P$8]/[.$C345]" office:value-type="float" office:value="384" calcext:value-type="float">
            <text:p>384</text:p>
          </table:table-cell>
          <table:table-cell table:style-name="ce135" table:formula="of:=[.$E$6]+360*[.Q$8]/[.$C345]" office:value-type="float" office:value="386.25" calcext:value-type="float">
            <text:p>386</text:p>
          </table:table-cell>
          <table:table-cell table:style-name="ce135" table:formula="of:=[.$E$6]+360*[.R$8]/[.$C345]" office:value-type="float" office:value="388.5" calcext:value-type="float">
            <text:p>389</text:p>
          </table:table-cell>
          <table:table-cell table:style-name="ce135" table:formula="of:=[.$E$6]+360*[.S$8]/[.$C345]" office:value-type="float" office:value="390.75" calcext:value-type="float">
            <text:p>391</text:p>
          </table:table-cell>
          <table:table-cell table:style-name="ce135" table:formula="of:=[.$E$6]+360*[.T$8]/[.$C345]" office:value-type="float" office:value="393" calcext:value-type="float">
            <text:p>393</text:p>
          </table:table-cell>
          <table:table-cell table:style-name="ce135" table:formula="of:=[.$E$6]+360*[.U$8]/[.$C345]" office:value-type="float" office:value="395.25" calcext:value-type="float">
            <text:p>395</text:p>
          </table:table-cell>
          <table:table-cell table:style-name="ce135" table:formula="of:=[.$E$6]+360*[.V$8]/[.$C345]" office:value-type="float" office:value="397.5" calcext:value-type="float">
            <text:p>398</text:p>
          </table:table-cell>
          <table:table-cell table:style-name="ce135" table:formula="of:=[.$E$6]+360*[.W$8]/[.$C345]" office:value-type="float" office:value="399.75" calcext:value-type="float">
            <text:p>400</text:p>
          </table:table-cell>
          <table:table-cell table:style-name="ce135" table:formula="of:=[.$E$6]+360*[.X$8]/[.$C34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46]" office:value-type="float" office:value="7741.93548387097" calcext:value-type="float">
            <text:p>7742</text:p>
          </table:table-cell>
          <table:table-cell table:style-name="ce135" table:formula="of:=[.$E$6]+360*[.D$8]/[.$C346]" office:value-type="float" office:value="357" calcext:value-type="float">
            <text:p>357</text:p>
          </table:table-cell>
          <table:table-cell table:style-name="ce135" table:formula="of:=[.$E$6]+360*[.E$8]/[.$C346]" office:value-type="float" office:value="359.325" calcext:value-type="float">
            <text:p>359</text:p>
          </table:table-cell>
          <table:table-cell table:style-name="ce135" table:formula="of:=[.$E$6]+360*[.F$8]/[.$C346]" office:value-type="float" office:value="361.65" calcext:value-type="float">
            <text:p>362</text:p>
          </table:table-cell>
          <table:table-cell table:style-name="ce135" table:formula="of:=[.$E$6]+360*[.G$8]/[.$C346]" office:value-type="float" office:value="363.975" calcext:value-type="float">
            <text:p>364</text:p>
          </table:table-cell>
          <table:table-cell table:style-name="ce135" table:formula="of:=[.$E$6]+360*[.H$8]/[.$C346]" office:value-type="float" office:value="366.3" calcext:value-type="float">
            <text:p>366</text:p>
          </table:table-cell>
          <table:table-cell table:style-name="ce135" table:formula="of:=[.$E$6]+360*[.I$8]/[.$C346]" office:value-type="float" office:value="368.625" calcext:value-type="float">
            <text:p>369</text:p>
          </table:table-cell>
          <table:table-cell table:style-name="ce135" table:formula="of:=[.$E$6]+360*[.J$8]/[.$C346]" office:value-type="float" office:value="370.95" calcext:value-type="float">
            <text:p>371</text:p>
          </table:table-cell>
          <table:table-cell table:style-name="ce135" table:formula="of:=[.$E$6]+360*[.K$8]/[.$C346]" office:value-type="float" office:value="373.275" calcext:value-type="float">
            <text:p>373</text:p>
          </table:table-cell>
          <table:table-cell table:style-name="ce135" table:formula="of:=[.$E$6]+360*[.L$8]/[.$C346]" office:value-type="float" office:value="375.6" calcext:value-type="float">
            <text:p>376</text:p>
          </table:table-cell>
          <table:table-cell table:style-name="ce135" table:formula="of:=[.$E$6]+360*[.M$8]/[.$C346]" office:value-type="float" office:value="377.925" calcext:value-type="float">
            <text:p>378</text:p>
          </table:table-cell>
          <table:table-cell table:style-name="ce135" table:formula="of:=[.$E$6]+360*[.N$8]/[.$C346]" office:value-type="float" office:value="380.25" calcext:value-type="float">
            <text:p>380</text:p>
          </table:table-cell>
          <table:table-cell table:style-name="ce135" table:formula="of:=[.$E$6]+360*[.O$8]/[.$C346]" office:value-type="float" office:value="382.575" calcext:value-type="float">
            <text:p>383</text:p>
          </table:table-cell>
          <table:table-cell table:style-name="ce135" table:formula="of:=[.$E$6]+360*[.P$8]/[.$C346]" office:value-type="float" office:value="384.9" calcext:value-type="float">
            <text:p>385</text:p>
          </table:table-cell>
          <table:table-cell table:style-name="ce135" table:formula="of:=[.$E$6]+360*[.Q$8]/[.$C346]" office:value-type="float" office:value="387.225" calcext:value-type="float">
            <text:p>387</text:p>
          </table:table-cell>
          <table:table-cell table:style-name="ce135" table:formula="of:=[.$E$6]+360*[.R$8]/[.$C346]" office:value-type="float" office:value="389.55" calcext:value-type="float">
            <text:p>390</text:p>
          </table:table-cell>
          <table:table-cell table:style-name="ce135" table:formula="of:=[.$E$6]+360*[.S$8]/[.$C346]" office:value-type="float" office:value="391.875" calcext:value-type="float">
            <text:p>392</text:p>
          </table:table-cell>
          <table:table-cell table:style-name="ce135" table:formula="of:=[.$E$6]+360*[.T$8]/[.$C346]" office:value-type="float" office:value="394.2" calcext:value-type="float">
            <text:p>394</text:p>
          </table:table-cell>
          <table:table-cell table:style-name="ce135" table:formula="of:=[.$E$6]+360*[.U$8]/[.$C346]" office:value-type="float" office:value="396.525" calcext:value-type="float">
            <text:p>397</text:p>
          </table:table-cell>
          <table:table-cell table:style-name="ce135" table:formula="of:=[.$E$6]+360*[.V$8]/[.$C346]" office:value-type="float" office:value="398.85" calcext:value-type="float">
            <text:p>399</text:p>
          </table:table-cell>
          <table:table-cell table:style-name="ce135" table:formula="of:=[.$E$6]+360*[.W$8]/[.$C346]" office:value-type="float" office:value="401.175" calcext:value-type="float">
            <text:p>401</text:p>
          </table:table-cell>
          <table:table-cell table:style-name="ce135" table:formula="of:=[.$E$6]+360*[.X$8]/[.$C34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47]" office:value-type="float" office:value="7500" calcext:value-type="float">
            <text:p>7500</text:p>
          </table:table-cell>
          <table:table-cell table:style-name="ce135" table:formula="of:=[.$E$6]+360*[.D$8]/[.$C347]" office:value-type="float" office:value="357" calcext:value-type="float">
            <text:p>357</text:p>
          </table:table-cell>
          <table:table-cell table:style-name="ce135" table:formula="of:=[.$E$6]+360*[.E$8]/[.$C347]" office:value-type="float" office:value="359.4" calcext:value-type="float">
            <text:p>359</text:p>
          </table:table-cell>
          <table:table-cell table:style-name="ce135" table:formula="of:=[.$E$6]+360*[.F$8]/[.$C347]" office:value-type="float" office:value="361.8" calcext:value-type="float">
            <text:p>362</text:p>
          </table:table-cell>
          <table:table-cell table:style-name="ce135" table:formula="of:=[.$E$6]+360*[.G$8]/[.$C347]" office:value-type="float" office:value="364.2" calcext:value-type="float">
            <text:p>364</text:p>
          </table:table-cell>
          <table:table-cell table:style-name="ce135" table:formula="of:=[.$E$6]+360*[.H$8]/[.$C347]" office:value-type="float" office:value="366.6" calcext:value-type="float">
            <text:p>367</text:p>
          </table:table-cell>
          <table:table-cell table:style-name="ce135" table:formula="of:=[.$E$6]+360*[.I$8]/[.$C347]" office:value-type="float" office:value="369" calcext:value-type="float">
            <text:p>369</text:p>
          </table:table-cell>
          <table:table-cell table:style-name="ce135" table:formula="of:=[.$E$6]+360*[.J$8]/[.$C347]" office:value-type="float" office:value="371.4" calcext:value-type="float">
            <text:p>371</text:p>
          </table:table-cell>
          <table:table-cell table:style-name="ce135" table:formula="of:=[.$E$6]+360*[.K$8]/[.$C347]" office:value-type="float" office:value="373.8" calcext:value-type="float">
            <text:p>374</text:p>
          </table:table-cell>
          <table:table-cell table:style-name="ce135" table:formula="of:=[.$E$6]+360*[.L$8]/[.$C347]" office:value-type="float" office:value="376.2" calcext:value-type="float">
            <text:p>376</text:p>
          </table:table-cell>
          <table:table-cell table:style-name="ce135" table:formula="of:=[.$E$6]+360*[.M$8]/[.$C347]" office:value-type="float" office:value="378.6" calcext:value-type="float">
            <text:p>379</text:p>
          </table:table-cell>
          <table:table-cell table:style-name="ce135" table:formula="of:=[.$E$6]+360*[.N$8]/[.$C347]" office:value-type="float" office:value="381" calcext:value-type="float">
            <text:p>381</text:p>
          </table:table-cell>
          <table:table-cell table:style-name="ce135" table:formula="of:=[.$E$6]+360*[.O$8]/[.$C347]" office:value-type="float" office:value="383.4" calcext:value-type="float">
            <text:p>383</text:p>
          </table:table-cell>
          <table:table-cell table:style-name="ce135" table:formula="of:=[.$E$6]+360*[.P$8]/[.$C347]" office:value-type="float" office:value="385.8" calcext:value-type="float">
            <text:p>386</text:p>
          </table:table-cell>
          <table:table-cell table:style-name="ce135" table:formula="of:=[.$E$6]+360*[.Q$8]/[.$C347]" office:value-type="float" office:value="388.2" calcext:value-type="float">
            <text:p>388</text:p>
          </table:table-cell>
          <table:table-cell table:style-name="ce135" table:formula="of:=[.$E$6]+360*[.R$8]/[.$C347]" office:value-type="float" office:value="390.6" calcext:value-type="float">
            <text:p>391</text:p>
          </table:table-cell>
          <table:table-cell table:style-name="ce135" table:formula="of:=[.$E$6]+360*[.S$8]/[.$C347]" office:value-type="float" office:value="393" calcext:value-type="float">
            <text:p>393</text:p>
          </table:table-cell>
          <table:table-cell table:style-name="ce135" table:formula="of:=[.$E$6]+360*[.T$8]/[.$C347]" office:value-type="float" office:value="395.4" calcext:value-type="float">
            <text:p>395</text:p>
          </table:table-cell>
          <table:table-cell table:style-name="ce135" table:formula="of:=[.$E$6]+360*[.U$8]/[.$C347]" office:value-type="float" office:value="397.8" calcext:value-type="float">
            <text:p>398</text:p>
          </table:table-cell>
          <table:table-cell table:style-name="ce135" table:formula="of:=[.$E$6]+360*[.V$8]/[.$C347]" office:value-type="float" office:value="400.2" calcext:value-type="float">
            <text:p>400</text:p>
          </table:table-cell>
          <table:table-cell table:style-name="ce135" table:formula="of:=[.$E$6]+360*[.W$8]/[.$C347]" office:value-type="float" office:value="402.6" calcext:value-type="float">
            <text:p>403</text:p>
          </table:table-cell>
          <table:table-cell table:style-name="ce135" table:formula="of:=[.$E$6]+360*[.X$8]/[.$C34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48]" office:value-type="float" office:value="7272.72727272727" calcext:value-type="float">
            <text:p>7273</text:p>
          </table:table-cell>
          <table:table-cell table:style-name="ce135" table:formula="of:=[.$E$6]+360*[.D$8]/[.$C348]" office:value-type="float" office:value="357" calcext:value-type="float">
            <text:p>357</text:p>
          </table:table-cell>
          <table:table-cell table:style-name="ce135" table:formula="of:=[.$E$6]+360*[.E$8]/[.$C348]" office:value-type="float" office:value="359.475" calcext:value-type="float">
            <text:p>359</text:p>
          </table:table-cell>
          <table:table-cell table:style-name="ce135" table:formula="of:=[.$E$6]+360*[.F$8]/[.$C348]" office:value-type="float" office:value="361.95" calcext:value-type="float">
            <text:p>362</text:p>
          </table:table-cell>
          <table:table-cell table:style-name="ce135" table:formula="of:=[.$E$6]+360*[.G$8]/[.$C348]" office:value-type="float" office:value="364.425" calcext:value-type="float">
            <text:p>364</text:p>
          </table:table-cell>
          <table:table-cell table:style-name="ce135" table:formula="of:=[.$E$6]+360*[.H$8]/[.$C348]" office:value-type="float" office:value="366.9" calcext:value-type="float">
            <text:p>367</text:p>
          </table:table-cell>
          <table:table-cell table:style-name="ce135" table:formula="of:=[.$E$6]+360*[.I$8]/[.$C348]" office:value-type="float" office:value="369.375" calcext:value-type="float">
            <text:p>369</text:p>
          </table:table-cell>
          <table:table-cell table:style-name="ce135" table:formula="of:=[.$E$6]+360*[.J$8]/[.$C348]" office:value-type="float" office:value="371.85" calcext:value-type="float">
            <text:p>372</text:p>
          </table:table-cell>
          <table:table-cell table:style-name="ce135" table:formula="of:=[.$E$6]+360*[.K$8]/[.$C348]" office:value-type="float" office:value="374.325" calcext:value-type="float">
            <text:p>374</text:p>
          </table:table-cell>
          <table:table-cell table:style-name="ce135" table:formula="of:=[.$E$6]+360*[.L$8]/[.$C348]" office:value-type="float" office:value="376.8" calcext:value-type="float">
            <text:p>377</text:p>
          </table:table-cell>
          <table:table-cell table:style-name="ce135" table:formula="of:=[.$E$6]+360*[.M$8]/[.$C348]" office:value-type="float" office:value="379.275" calcext:value-type="float">
            <text:p>379</text:p>
          </table:table-cell>
          <table:table-cell table:style-name="ce135" table:formula="of:=[.$E$6]+360*[.N$8]/[.$C348]" office:value-type="float" office:value="381.75" calcext:value-type="float">
            <text:p>382</text:p>
          </table:table-cell>
          <table:table-cell table:style-name="ce135" table:formula="of:=[.$E$6]+360*[.O$8]/[.$C348]" office:value-type="float" office:value="384.225" calcext:value-type="float">
            <text:p>384</text:p>
          </table:table-cell>
          <table:table-cell table:style-name="ce135" table:formula="of:=[.$E$6]+360*[.P$8]/[.$C348]" office:value-type="float" office:value="386.7" calcext:value-type="float">
            <text:p>387</text:p>
          </table:table-cell>
          <table:table-cell table:style-name="ce135" table:formula="of:=[.$E$6]+360*[.Q$8]/[.$C348]" office:value-type="float" office:value="389.175" calcext:value-type="float">
            <text:p>389</text:p>
          </table:table-cell>
          <table:table-cell table:style-name="ce135" table:formula="of:=[.$E$6]+360*[.R$8]/[.$C348]" office:value-type="float" office:value="391.65" calcext:value-type="float">
            <text:p>392</text:p>
          </table:table-cell>
          <table:table-cell table:style-name="ce135" table:formula="of:=[.$E$6]+360*[.S$8]/[.$C348]" office:value-type="float" office:value="394.125" calcext:value-type="float">
            <text:p>394</text:p>
          </table:table-cell>
          <table:table-cell table:style-name="ce135" table:formula="of:=[.$E$6]+360*[.T$8]/[.$C348]" office:value-type="float" office:value="396.6" calcext:value-type="float">
            <text:p>397</text:p>
          </table:table-cell>
          <table:table-cell table:style-name="ce135" table:formula="of:=[.$E$6]+360*[.U$8]/[.$C348]" office:value-type="float" office:value="399.075" calcext:value-type="float">
            <text:p>399</text:p>
          </table:table-cell>
          <table:table-cell table:style-name="ce135" table:formula="of:=[.$E$6]+360*[.V$8]/[.$C348]" office:value-type="float" office:value="401.55" calcext:value-type="float">
            <text:p>402</text:p>
          </table:table-cell>
          <table:table-cell table:style-name="ce135" table:formula="of:=[.$E$6]+360*[.W$8]/[.$C348]" office:value-type="float" office:value="404.025" calcext:value-type="float">
            <text:p>404</text:p>
          </table:table-cell>
          <table:table-cell table:style-name="ce135" table:formula="of:=[.$E$6]+360*[.X$8]/[.$C34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49]" office:value-type="float" office:value="7058.82352941176" calcext:value-type="float">
            <text:p>7059</text:p>
          </table:table-cell>
          <table:table-cell table:style-name="ce135" table:formula="of:=[.$E$6]+360*[.D$8]/[.$C349]" office:value-type="float" office:value="357" calcext:value-type="float">
            <text:p>357</text:p>
          </table:table-cell>
          <table:table-cell table:style-name="ce135" table:formula="of:=[.$E$6]+360*[.E$8]/[.$C349]" office:value-type="float" office:value="359.55" calcext:value-type="float">
            <text:p>360</text:p>
          </table:table-cell>
          <table:table-cell table:style-name="ce135" table:formula="of:=[.$E$6]+360*[.F$8]/[.$C349]" office:value-type="float" office:value="362.1" calcext:value-type="float">
            <text:p>362</text:p>
          </table:table-cell>
          <table:table-cell table:style-name="ce135" table:formula="of:=[.$E$6]+360*[.G$8]/[.$C349]" office:value-type="float" office:value="364.65" calcext:value-type="float">
            <text:p>365</text:p>
          </table:table-cell>
          <table:table-cell table:style-name="ce135" table:formula="of:=[.$E$6]+360*[.H$8]/[.$C349]" office:value-type="float" office:value="367.2" calcext:value-type="float">
            <text:p>367</text:p>
          </table:table-cell>
          <table:table-cell table:style-name="ce135" table:formula="of:=[.$E$6]+360*[.I$8]/[.$C349]" office:value-type="float" office:value="369.75" calcext:value-type="float">
            <text:p>370</text:p>
          </table:table-cell>
          <table:table-cell table:style-name="ce135" table:formula="of:=[.$E$6]+360*[.J$8]/[.$C349]" office:value-type="float" office:value="372.3" calcext:value-type="float">
            <text:p>372</text:p>
          </table:table-cell>
          <table:table-cell table:style-name="ce135" table:formula="of:=[.$E$6]+360*[.K$8]/[.$C349]" office:value-type="float" office:value="374.85" calcext:value-type="float">
            <text:p>375</text:p>
          </table:table-cell>
          <table:table-cell table:style-name="ce135" table:formula="of:=[.$E$6]+360*[.L$8]/[.$C349]" office:value-type="float" office:value="377.4" calcext:value-type="float">
            <text:p>377</text:p>
          </table:table-cell>
          <table:table-cell table:style-name="ce135" table:formula="of:=[.$E$6]+360*[.M$8]/[.$C349]" office:value-type="float" office:value="379.95" calcext:value-type="float">
            <text:p>380</text:p>
          </table:table-cell>
          <table:table-cell table:style-name="ce135" table:formula="of:=[.$E$6]+360*[.N$8]/[.$C349]" office:value-type="float" office:value="382.5" calcext:value-type="float">
            <text:p>383</text:p>
          </table:table-cell>
          <table:table-cell table:style-name="ce135" table:formula="of:=[.$E$6]+360*[.O$8]/[.$C349]" office:value-type="float" office:value="385.05" calcext:value-type="float">
            <text:p>385</text:p>
          </table:table-cell>
          <table:table-cell table:style-name="ce135" table:formula="of:=[.$E$6]+360*[.P$8]/[.$C349]" office:value-type="float" office:value="387.6" calcext:value-type="float">
            <text:p>388</text:p>
          </table:table-cell>
          <table:table-cell table:style-name="ce135" table:formula="of:=[.$E$6]+360*[.Q$8]/[.$C349]" office:value-type="float" office:value="390.15" calcext:value-type="float">
            <text:p>390</text:p>
          </table:table-cell>
          <table:table-cell table:style-name="ce135" table:formula="of:=[.$E$6]+360*[.R$8]/[.$C349]" office:value-type="float" office:value="392.7" calcext:value-type="float">
            <text:p>393</text:p>
          </table:table-cell>
          <table:table-cell table:style-name="ce135" table:formula="of:=[.$E$6]+360*[.S$8]/[.$C349]" office:value-type="float" office:value="395.25" calcext:value-type="float">
            <text:p>395</text:p>
          </table:table-cell>
          <table:table-cell table:style-name="ce135" table:formula="of:=[.$E$6]+360*[.T$8]/[.$C349]" office:value-type="float" office:value="397.8" calcext:value-type="float">
            <text:p>398</text:p>
          </table:table-cell>
          <table:table-cell table:style-name="ce135" table:formula="of:=[.$E$6]+360*[.U$8]/[.$C349]" office:value-type="float" office:value="400.35" calcext:value-type="float">
            <text:p>400</text:p>
          </table:table-cell>
          <table:table-cell table:style-name="ce135" table:formula="of:=[.$E$6]+360*[.V$8]/[.$C349]" office:value-type="float" office:value="402.9" calcext:value-type="float">
            <text:p>403</text:p>
          </table:table-cell>
          <table:table-cell table:style-name="ce135" table:formula="of:=[.$E$6]+360*[.W$8]/[.$C349]" office:value-type="float" office:value="405.45" calcext:value-type="float">
            <text:p>405</text:p>
          </table:table-cell>
          <table:table-cell table:style-name="ce135" table:formula="of:=[.$E$6]+360*[.X$8]/[.$C34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50]" office:value-type="float" office:value="6857.14285714286" calcext:value-type="float">
            <text:p>6857</text:p>
          </table:table-cell>
          <table:table-cell table:style-name="ce135" table:formula="of:=[.$E$6]+360*[.D$8]/[.$C350]" office:value-type="float" office:value="357" calcext:value-type="float">
            <text:p>357</text:p>
          </table:table-cell>
          <table:table-cell table:style-name="ce135" table:formula="of:=[.$E$6]+360*[.E$8]/[.$C350]" office:value-type="float" office:value="359.625" calcext:value-type="float">
            <text:p>360</text:p>
          </table:table-cell>
          <table:table-cell table:style-name="ce135" table:formula="of:=[.$E$6]+360*[.F$8]/[.$C350]" office:value-type="float" office:value="362.25" calcext:value-type="float">
            <text:p>362</text:p>
          </table:table-cell>
          <table:table-cell table:style-name="ce135" table:formula="of:=[.$E$6]+360*[.G$8]/[.$C350]" office:value-type="float" office:value="364.875" calcext:value-type="float">
            <text:p>365</text:p>
          </table:table-cell>
          <table:table-cell table:style-name="ce135" table:formula="of:=[.$E$6]+360*[.H$8]/[.$C350]" office:value-type="float" office:value="367.5" calcext:value-type="float">
            <text:p>368</text:p>
          </table:table-cell>
          <table:table-cell table:style-name="ce135" table:formula="of:=[.$E$6]+360*[.I$8]/[.$C350]" office:value-type="float" office:value="370.125" calcext:value-type="float">
            <text:p>370</text:p>
          </table:table-cell>
          <table:table-cell table:style-name="ce135" table:formula="of:=[.$E$6]+360*[.J$8]/[.$C350]" office:value-type="float" office:value="372.75" calcext:value-type="float">
            <text:p>373</text:p>
          </table:table-cell>
          <table:table-cell table:style-name="ce135" table:formula="of:=[.$E$6]+360*[.K$8]/[.$C350]" office:value-type="float" office:value="375.375" calcext:value-type="float">
            <text:p>375</text:p>
          </table:table-cell>
          <table:table-cell table:style-name="ce135" table:formula="of:=[.$E$6]+360*[.L$8]/[.$C350]" office:value-type="float" office:value="378" calcext:value-type="float">
            <text:p>378</text:p>
          </table:table-cell>
          <table:table-cell table:style-name="ce135" table:formula="of:=[.$E$6]+360*[.M$8]/[.$C350]" office:value-type="float" office:value="380.625" calcext:value-type="float">
            <text:p>381</text:p>
          </table:table-cell>
          <table:table-cell table:style-name="ce135" table:formula="of:=[.$E$6]+360*[.N$8]/[.$C350]" office:value-type="float" office:value="383.25" calcext:value-type="float">
            <text:p>383</text:p>
          </table:table-cell>
          <table:table-cell table:style-name="ce135" table:formula="of:=[.$E$6]+360*[.O$8]/[.$C350]" office:value-type="float" office:value="385.875" calcext:value-type="float">
            <text:p>386</text:p>
          </table:table-cell>
          <table:table-cell table:style-name="ce135" table:formula="of:=[.$E$6]+360*[.P$8]/[.$C350]" office:value-type="float" office:value="388.5" calcext:value-type="float">
            <text:p>389</text:p>
          </table:table-cell>
          <table:table-cell table:style-name="ce135" table:formula="of:=[.$E$6]+360*[.Q$8]/[.$C350]" office:value-type="float" office:value="391.125" calcext:value-type="float">
            <text:p>391</text:p>
          </table:table-cell>
          <table:table-cell table:style-name="ce135" table:formula="of:=[.$E$6]+360*[.R$8]/[.$C350]" office:value-type="float" office:value="393.75" calcext:value-type="float">
            <text:p>394</text:p>
          </table:table-cell>
          <table:table-cell table:style-name="ce135" table:formula="of:=[.$E$6]+360*[.S$8]/[.$C350]" office:value-type="float" office:value="396.375" calcext:value-type="float">
            <text:p>396</text:p>
          </table:table-cell>
          <table:table-cell table:style-name="ce135" table:formula="of:=[.$E$6]+360*[.T$8]/[.$C350]" office:value-type="float" office:value="399" calcext:value-type="float">
            <text:p>399</text:p>
          </table:table-cell>
          <table:table-cell table:style-name="ce135" table:formula="of:=[.$E$6]+360*[.U$8]/[.$C350]" office:value-type="float" office:value="401.625" calcext:value-type="float">
            <text:p>402</text:p>
          </table:table-cell>
          <table:table-cell table:style-name="ce135" table:formula="of:=[.$E$6]+360*[.V$8]/[.$C350]" office:value-type="float" office:value="404.25" calcext:value-type="float">
            <text:p>404</text:p>
          </table:table-cell>
          <table:table-cell table:style-name="ce135" table:formula="of:=[.$E$6]+360*[.W$8]/[.$C350]" office:value-type="float" office:value="406.875" calcext:value-type="float">
            <text:p>407</text:p>
          </table:table-cell>
          <table:table-cell table:style-name="ce135" table:formula="of:=[.$E$6]+360*[.X$8]/[.$C35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51]" office:value-type="float" office:value="6666.66666666667" calcext:value-type="float">
            <text:p>6667</text:p>
          </table:table-cell>
          <table:table-cell table:style-name="ce135" table:formula="of:=[.$E$6]+360*[.D$8]/[.$C351]" office:value-type="float" office:value="357" calcext:value-type="float">
            <text:p>357</text:p>
          </table:table-cell>
          <table:table-cell table:style-name="ce135" table:formula="of:=[.$E$6]+360*[.E$8]/[.$C351]" office:value-type="float" office:value="359.7" calcext:value-type="float">
            <text:p>360</text:p>
          </table:table-cell>
          <table:table-cell table:style-name="ce135" table:formula="of:=[.$E$6]+360*[.F$8]/[.$C351]" office:value-type="float" office:value="362.4" calcext:value-type="float">
            <text:p>362</text:p>
          </table:table-cell>
          <table:table-cell table:style-name="ce135" table:formula="of:=[.$E$6]+360*[.G$8]/[.$C351]" office:value-type="float" office:value="365.1" calcext:value-type="float">
            <text:p>365</text:p>
          </table:table-cell>
          <table:table-cell table:style-name="ce135" table:formula="of:=[.$E$6]+360*[.H$8]/[.$C351]" office:value-type="float" office:value="367.8" calcext:value-type="float">
            <text:p>368</text:p>
          </table:table-cell>
          <table:table-cell table:style-name="ce135" table:formula="of:=[.$E$6]+360*[.I$8]/[.$C351]" office:value-type="float" office:value="370.5" calcext:value-type="float">
            <text:p>371</text:p>
          </table:table-cell>
          <table:table-cell table:style-name="ce135" table:formula="of:=[.$E$6]+360*[.J$8]/[.$C351]" office:value-type="float" office:value="373.2" calcext:value-type="float">
            <text:p>373</text:p>
          </table:table-cell>
          <table:table-cell table:style-name="ce135" table:formula="of:=[.$E$6]+360*[.K$8]/[.$C351]" office:value-type="float" office:value="375.9" calcext:value-type="float">
            <text:p>376</text:p>
          </table:table-cell>
          <table:table-cell table:style-name="ce135" table:formula="of:=[.$E$6]+360*[.L$8]/[.$C351]" office:value-type="float" office:value="378.6" calcext:value-type="float">
            <text:p>379</text:p>
          </table:table-cell>
          <table:table-cell table:style-name="ce135" table:formula="of:=[.$E$6]+360*[.M$8]/[.$C351]" office:value-type="float" office:value="381.3" calcext:value-type="float">
            <text:p>381</text:p>
          </table:table-cell>
          <table:table-cell table:style-name="ce135" table:formula="of:=[.$E$6]+360*[.N$8]/[.$C351]" office:value-type="float" office:value="384" calcext:value-type="float">
            <text:p>384</text:p>
          </table:table-cell>
          <table:table-cell table:style-name="ce135" table:formula="of:=[.$E$6]+360*[.O$8]/[.$C351]" office:value-type="float" office:value="386.7" calcext:value-type="float">
            <text:p>387</text:p>
          </table:table-cell>
          <table:table-cell table:style-name="ce135" table:formula="of:=[.$E$6]+360*[.P$8]/[.$C351]" office:value-type="float" office:value="389.4" calcext:value-type="float">
            <text:p>389</text:p>
          </table:table-cell>
          <table:table-cell table:style-name="ce135" table:formula="of:=[.$E$6]+360*[.Q$8]/[.$C351]" office:value-type="float" office:value="392.1" calcext:value-type="float">
            <text:p>392</text:p>
          </table:table-cell>
          <table:table-cell table:style-name="ce135" table:formula="of:=[.$E$6]+360*[.R$8]/[.$C351]" office:value-type="float" office:value="394.8" calcext:value-type="float">
            <text:p>395</text:p>
          </table:table-cell>
          <table:table-cell table:style-name="ce135" table:formula="of:=[.$E$6]+360*[.S$8]/[.$C351]" office:value-type="float" office:value="397.5" calcext:value-type="float">
            <text:p>398</text:p>
          </table:table-cell>
          <table:table-cell table:style-name="ce135" table:formula="of:=[.$E$6]+360*[.T$8]/[.$C351]" office:value-type="float" office:value="400.2" calcext:value-type="float">
            <text:p>400</text:p>
          </table:table-cell>
          <table:table-cell table:style-name="ce135" table:formula="of:=[.$E$6]+360*[.U$8]/[.$C351]" office:value-type="float" office:value="402.9" calcext:value-type="float">
            <text:p>403</text:p>
          </table:table-cell>
          <table:table-cell table:style-name="ce135" table:formula="of:=[.$E$6]+360*[.V$8]/[.$C351]" office:value-type="float" office:value="405.6" calcext:value-type="float">
            <text:p>406</text:p>
          </table:table-cell>
          <table:table-cell table:style-name="ce135" table:formula="of:=[.$E$6]+360*[.W$8]/[.$C351]" office:value-type="float" office:value="408.3" calcext:value-type="float">
            <text:p>408</text:p>
          </table:table-cell>
          <table:table-cell table:style-name="ce135" table:formula="of:=[.$E$6]+360*[.X$8]/[.$C35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52]" office:value-type="float" office:value="6486.48648648649" calcext:value-type="float">
            <text:p>6486</text:p>
          </table:table-cell>
          <table:table-cell table:style-name="ce135" table:formula="of:=[.$E$6]+360*[.D$8]/[.$C352]" office:value-type="float" office:value="357" calcext:value-type="float">
            <text:p>357</text:p>
          </table:table-cell>
          <table:table-cell table:style-name="ce135" table:formula="of:=[.$E$6]+360*[.E$8]/[.$C352]" office:value-type="float" office:value="359.775" calcext:value-type="float">
            <text:p>360</text:p>
          </table:table-cell>
          <table:table-cell table:style-name="ce135" table:formula="of:=[.$E$6]+360*[.F$8]/[.$C352]" office:value-type="float" office:value="362.55" calcext:value-type="float">
            <text:p>363</text:p>
          </table:table-cell>
          <table:table-cell table:style-name="ce135" table:formula="of:=[.$E$6]+360*[.G$8]/[.$C352]" office:value-type="float" office:value="365.325" calcext:value-type="float">
            <text:p>365</text:p>
          </table:table-cell>
          <table:table-cell table:style-name="ce135" table:formula="of:=[.$E$6]+360*[.H$8]/[.$C352]" office:value-type="float" office:value="368.1" calcext:value-type="float">
            <text:p>368</text:p>
          </table:table-cell>
          <table:table-cell table:style-name="ce135" table:formula="of:=[.$E$6]+360*[.I$8]/[.$C352]" office:value-type="float" office:value="370.875" calcext:value-type="float">
            <text:p>371</text:p>
          </table:table-cell>
          <table:table-cell table:style-name="ce135" table:formula="of:=[.$E$6]+360*[.J$8]/[.$C352]" office:value-type="float" office:value="373.65" calcext:value-type="float">
            <text:p>374</text:p>
          </table:table-cell>
          <table:table-cell table:style-name="ce135" table:formula="of:=[.$E$6]+360*[.K$8]/[.$C352]" office:value-type="float" office:value="376.425" calcext:value-type="float">
            <text:p>376</text:p>
          </table:table-cell>
          <table:table-cell table:style-name="ce135" table:formula="of:=[.$E$6]+360*[.L$8]/[.$C352]" office:value-type="float" office:value="379.2" calcext:value-type="float">
            <text:p>379</text:p>
          </table:table-cell>
          <table:table-cell table:style-name="ce135" table:formula="of:=[.$E$6]+360*[.M$8]/[.$C352]" office:value-type="float" office:value="381.975" calcext:value-type="float">
            <text:p>382</text:p>
          </table:table-cell>
          <table:table-cell table:style-name="ce135" table:formula="of:=[.$E$6]+360*[.N$8]/[.$C352]" office:value-type="float" office:value="384.75" calcext:value-type="float">
            <text:p>385</text:p>
          </table:table-cell>
          <table:table-cell table:style-name="ce135" table:formula="of:=[.$E$6]+360*[.O$8]/[.$C352]" office:value-type="float" office:value="387.525" calcext:value-type="float">
            <text:p>388</text:p>
          </table:table-cell>
          <table:table-cell table:style-name="ce135" table:formula="of:=[.$E$6]+360*[.P$8]/[.$C352]" office:value-type="float" office:value="390.3" calcext:value-type="float">
            <text:p>390</text:p>
          </table:table-cell>
          <table:table-cell table:style-name="ce135" table:formula="of:=[.$E$6]+360*[.Q$8]/[.$C352]" office:value-type="float" office:value="393.075" calcext:value-type="float">
            <text:p>393</text:p>
          </table:table-cell>
          <table:table-cell table:style-name="ce135" table:formula="of:=[.$E$6]+360*[.R$8]/[.$C352]" office:value-type="float" office:value="395.85" calcext:value-type="float">
            <text:p>396</text:p>
          </table:table-cell>
          <table:table-cell table:style-name="ce135" table:formula="of:=[.$E$6]+360*[.S$8]/[.$C352]" office:value-type="float" office:value="398.625" calcext:value-type="float">
            <text:p>399</text:p>
          </table:table-cell>
          <table:table-cell table:style-name="ce135" table:formula="of:=[.$E$6]+360*[.T$8]/[.$C352]" office:value-type="float" office:value="401.4" calcext:value-type="float">
            <text:p>401</text:p>
          </table:table-cell>
          <table:table-cell table:style-name="ce135" table:formula="of:=[.$E$6]+360*[.U$8]/[.$C352]" office:value-type="float" office:value="404.175" calcext:value-type="float">
            <text:p>404</text:p>
          </table:table-cell>
          <table:table-cell table:style-name="ce135" table:formula="of:=[.$E$6]+360*[.V$8]/[.$C352]" office:value-type="float" office:value="406.95" calcext:value-type="float">
            <text:p>407</text:p>
          </table:table-cell>
          <table:table-cell table:style-name="ce135" table:formula="of:=[.$E$6]+360*[.W$8]/[.$C352]" office:value-type="float" office:value="409.725" calcext:value-type="float">
            <text:p>410</text:p>
          </table:table-cell>
          <table:table-cell table:style-name="ce135" table:formula="of:=[.$E$6]+360*[.X$8]/[.$C35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53]" office:value-type="float" office:value="6315.78947368421" calcext:value-type="float">
            <text:p>6316</text:p>
          </table:table-cell>
          <table:table-cell table:style-name="ce135" table:formula="of:=[.$E$6]+360*[.D$8]/[.$C353]" office:value-type="float" office:value="357" calcext:value-type="float">
            <text:p>357</text:p>
          </table:table-cell>
          <table:table-cell table:style-name="ce135" table:formula="of:=[.$E$6]+360*[.E$8]/[.$C353]" office:value-type="float" office:value="359.85" calcext:value-type="float">
            <text:p>360</text:p>
          </table:table-cell>
          <table:table-cell table:style-name="ce135" table:formula="of:=[.$E$6]+360*[.F$8]/[.$C353]" office:value-type="float" office:value="362.7" calcext:value-type="float">
            <text:p>363</text:p>
          </table:table-cell>
          <table:table-cell table:style-name="ce135" table:formula="of:=[.$E$6]+360*[.G$8]/[.$C353]" office:value-type="float" office:value="365.55" calcext:value-type="float">
            <text:p>366</text:p>
          </table:table-cell>
          <table:table-cell table:style-name="ce135" table:formula="of:=[.$E$6]+360*[.H$8]/[.$C353]" office:value-type="float" office:value="368.4" calcext:value-type="float">
            <text:p>368</text:p>
          </table:table-cell>
          <table:table-cell table:style-name="ce135" table:formula="of:=[.$E$6]+360*[.I$8]/[.$C353]" office:value-type="float" office:value="371.25" calcext:value-type="float">
            <text:p>371</text:p>
          </table:table-cell>
          <table:table-cell table:style-name="ce135" table:formula="of:=[.$E$6]+360*[.J$8]/[.$C353]" office:value-type="float" office:value="374.1" calcext:value-type="float">
            <text:p>374</text:p>
          </table:table-cell>
          <table:table-cell table:style-name="ce135" table:formula="of:=[.$E$6]+360*[.K$8]/[.$C353]" office:value-type="float" office:value="376.95" calcext:value-type="float">
            <text:p>377</text:p>
          </table:table-cell>
          <table:table-cell table:style-name="ce135" table:formula="of:=[.$E$6]+360*[.L$8]/[.$C353]" office:value-type="float" office:value="379.8" calcext:value-type="float">
            <text:p>380</text:p>
          </table:table-cell>
          <table:table-cell table:style-name="ce135" table:formula="of:=[.$E$6]+360*[.M$8]/[.$C353]" office:value-type="float" office:value="382.65" calcext:value-type="float">
            <text:p>383</text:p>
          </table:table-cell>
          <table:table-cell table:style-name="ce135" table:formula="of:=[.$E$6]+360*[.N$8]/[.$C353]" office:value-type="float" office:value="385.5" calcext:value-type="float">
            <text:p>386</text:p>
          </table:table-cell>
          <table:table-cell table:style-name="ce135" table:formula="of:=[.$E$6]+360*[.O$8]/[.$C353]" office:value-type="float" office:value="388.35" calcext:value-type="float">
            <text:p>388</text:p>
          </table:table-cell>
          <table:table-cell table:style-name="ce135" table:formula="of:=[.$E$6]+360*[.P$8]/[.$C353]" office:value-type="float" office:value="391.2" calcext:value-type="float">
            <text:p>391</text:p>
          </table:table-cell>
          <table:table-cell table:style-name="ce135" table:formula="of:=[.$E$6]+360*[.Q$8]/[.$C353]" office:value-type="float" office:value="394.05" calcext:value-type="float">
            <text:p>394</text:p>
          </table:table-cell>
          <table:table-cell table:style-name="ce135" table:formula="of:=[.$E$6]+360*[.R$8]/[.$C353]" office:value-type="float" office:value="396.9" calcext:value-type="float">
            <text:p>397</text:p>
          </table:table-cell>
          <table:table-cell table:style-name="ce135" table:formula="of:=[.$E$6]+360*[.S$8]/[.$C353]" office:value-type="float" office:value="399.75" calcext:value-type="float">
            <text:p>400</text:p>
          </table:table-cell>
          <table:table-cell table:style-name="ce135" table:formula="of:=[.$E$6]+360*[.T$8]/[.$C353]" office:value-type="float" office:value="402.6" calcext:value-type="float">
            <text:p>403</text:p>
          </table:table-cell>
          <table:table-cell table:style-name="ce135" table:formula="of:=[.$E$6]+360*[.U$8]/[.$C353]" office:value-type="float" office:value="405.45" calcext:value-type="float">
            <text:p>405</text:p>
          </table:table-cell>
          <table:table-cell table:style-name="ce135" table:formula="of:=[.$E$6]+360*[.V$8]/[.$C353]" office:value-type="float" office:value="408.3" calcext:value-type="float">
            <text:p>408</text:p>
          </table:table-cell>
          <table:table-cell table:style-name="ce135" table:formula="of:=[.$E$6]+360*[.W$8]/[.$C353]" office:value-type="float" office:value="411.15" calcext:value-type="float">
            <text:p>411</text:p>
          </table:table-cell>
          <table:table-cell table:style-name="ce135" table:formula="of:=[.$E$6]+360*[.X$8]/[.$C35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54]" office:value-type="float" office:value="6153.84615384615" calcext:value-type="float">
            <text:p>6154</text:p>
          </table:table-cell>
          <table:table-cell table:style-name="ce135" table:formula="of:=[.$E$6]+360*[.D$8]/[.$C354]" office:value-type="float" office:value="357" calcext:value-type="float">
            <text:p>357</text:p>
          </table:table-cell>
          <table:table-cell table:style-name="ce135" table:formula="of:=[.$E$6]+360*[.E$8]/[.$C354]" office:value-type="float" office:value="359.925" calcext:value-type="float">
            <text:p>360</text:p>
          </table:table-cell>
          <table:table-cell table:style-name="ce135" table:formula="of:=[.$E$6]+360*[.F$8]/[.$C354]" office:value-type="float" office:value="362.85" calcext:value-type="float">
            <text:p>363</text:p>
          </table:table-cell>
          <table:table-cell table:style-name="ce135" table:formula="of:=[.$E$6]+360*[.G$8]/[.$C354]" office:value-type="float" office:value="365.775" calcext:value-type="float">
            <text:p>366</text:p>
          </table:table-cell>
          <table:table-cell table:style-name="ce135" table:formula="of:=[.$E$6]+360*[.H$8]/[.$C354]" office:value-type="float" office:value="368.7" calcext:value-type="float">
            <text:p>369</text:p>
          </table:table-cell>
          <table:table-cell table:style-name="ce135" table:formula="of:=[.$E$6]+360*[.I$8]/[.$C354]" office:value-type="float" office:value="371.625" calcext:value-type="float">
            <text:p>372</text:p>
          </table:table-cell>
          <table:table-cell table:style-name="ce135" table:formula="of:=[.$E$6]+360*[.J$8]/[.$C354]" office:value-type="float" office:value="374.55" calcext:value-type="float">
            <text:p>375</text:p>
          </table:table-cell>
          <table:table-cell table:style-name="ce135" table:formula="of:=[.$E$6]+360*[.K$8]/[.$C354]" office:value-type="float" office:value="377.475" calcext:value-type="float">
            <text:p>377</text:p>
          </table:table-cell>
          <table:table-cell table:style-name="ce135" table:formula="of:=[.$E$6]+360*[.L$8]/[.$C354]" office:value-type="float" office:value="380.4" calcext:value-type="float">
            <text:p>380</text:p>
          </table:table-cell>
          <table:table-cell table:style-name="ce135" table:formula="of:=[.$E$6]+360*[.M$8]/[.$C354]" office:value-type="float" office:value="383.325" calcext:value-type="float">
            <text:p>383</text:p>
          </table:table-cell>
          <table:table-cell table:style-name="ce135" table:formula="of:=[.$E$6]+360*[.N$8]/[.$C354]" office:value-type="float" office:value="386.25" calcext:value-type="float">
            <text:p>386</text:p>
          </table:table-cell>
          <table:table-cell table:style-name="ce135" table:formula="of:=[.$E$6]+360*[.O$8]/[.$C354]" office:value-type="float" office:value="389.175" calcext:value-type="float">
            <text:p>389</text:p>
          </table:table-cell>
          <table:table-cell table:style-name="ce135" table:formula="of:=[.$E$6]+360*[.P$8]/[.$C354]" office:value-type="float" office:value="392.1" calcext:value-type="float">
            <text:p>392</text:p>
          </table:table-cell>
          <table:table-cell table:style-name="ce135" table:formula="of:=[.$E$6]+360*[.Q$8]/[.$C354]" office:value-type="float" office:value="395.025" calcext:value-type="float">
            <text:p>395</text:p>
          </table:table-cell>
          <table:table-cell table:style-name="ce135" table:formula="of:=[.$E$6]+360*[.R$8]/[.$C354]" office:value-type="float" office:value="397.95" calcext:value-type="float">
            <text:p>398</text:p>
          </table:table-cell>
          <table:table-cell table:style-name="ce135" table:formula="of:=[.$E$6]+360*[.S$8]/[.$C354]" office:value-type="float" office:value="400.875" calcext:value-type="float">
            <text:p>401</text:p>
          </table:table-cell>
          <table:table-cell table:style-name="ce135" table:formula="of:=[.$E$6]+360*[.T$8]/[.$C354]" office:value-type="float" office:value="403.8" calcext:value-type="float">
            <text:p>404</text:p>
          </table:table-cell>
          <table:table-cell table:style-name="ce135" table:formula="of:=[.$E$6]+360*[.U$8]/[.$C354]" office:value-type="float" office:value="406.725" calcext:value-type="float">
            <text:p>407</text:p>
          </table:table-cell>
          <table:table-cell table:style-name="ce135" table:formula="of:=[.$E$6]+360*[.V$8]/[.$C354]" office:value-type="float" office:value="409.65" calcext:value-type="float">
            <text:p>410</text:p>
          </table:table-cell>
          <table:table-cell table:style-name="ce135" table:formula="of:=[.$E$6]+360*[.W$8]/[.$C354]" office:value-type="float" office:value="412.575" calcext:value-type="float">
            <text:p>413</text:p>
          </table:table-cell>
          <table:table-cell table:style-name="ce135" table:formula="of:=[.$E$6]+360*[.X$8]/[.$C35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55]" office:value-type="float" office:value="6000" calcext:value-type="float">
            <text:p>6000</text:p>
          </table:table-cell>
          <table:table-cell table:style-name="ce135" table:formula="of:=[.$E$6]+360*[.D$8]/[.$C355]" office:value-type="float" office:value="357" calcext:value-type="float">
            <text:p>357</text:p>
          </table:table-cell>
          <table:table-cell table:style-name="ce135" table:formula="of:=[.$E$6]+360*[.E$8]/[.$C355]" office:value-type="float" office:value="360" calcext:value-type="float">
            <text:p>360</text:p>
          </table:table-cell>
          <table:table-cell table:style-name="ce135" table:formula="of:=[.$E$6]+360*[.F$8]/[.$C355]" office:value-type="float" office:value="363" calcext:value-type="float">
            <text:p>363</text:p>
          </table:table-cell>
          <table:table-cell table:style-name="ce135" table:formula="of:=[.$E$6]+360*[.G$8]/[.$C355]" office:value-type="float" office:value="366" calcext:value-type="float">
            <text:p>366</text:p>
          </table:table-cell>
          <table:table-cell table:style-name="ce135" table:formula="of:=[.$E$6]+360*[.H$8]/[.$C355]" office:value-type="float" office:value="369" calcext:value-type="float">
            <text:p>369</text:p>
          </table:table-cell>
          <table:table-cell table:style-name="ce135" table:formula="of:=[.$E$6]+360*[.I$8]/[.$C355]" office:value-type="float" office:value="372" calcext:value-type="float">
            <text:p>372</text:p>
          </table:table-cell>
          <table:table-cell table:style-name="ce135" table:formula="of:=[.$E$6]+360*[.J$8]/[.$C355]" office:value-type="float" office:value="375" calcext:value-type="float">
            <text:p>375</text:p>
          </table:table-cell>
          <table:table-cell table:style-name="ce135" table:formula="of:=[.$E$6]+360*[.K$8]/[.$C355]" office:value-type="float" office:value="378" calcext:value-type="float">
            <text:p>378</text:p>
          </table:table-cell>
          <table:table-cell table:style-name="ce135" table:formula="of:=[.$E$6]+360*[.L$8]/[.$C355]" office:value-type="float" office:value="381" calcext:value-type="float">
            <text:p>381</text:p>
          </table:table-cell>
          <table:table-cell table:style-name="ce135" table:formula="of:=[.$E$6]+360*[.M$8]/[.$C355]" office:value-type="float" office:value="384" calcext:value-type="float">
            <text:p>384</text:p>
          </table:table-cell>
          <table:table-cell table:style-name="ce135" table:formula="of:=[.$E$6]+360*[.N$8]/[.$C355]" office:value-type="float" office:value="387" calcext:value-type="float">
            <text:p>387</text:p>
          </table:table-cell>
          <table:table-cell table:style-name="ce135" table:formula="of:=[.$E$6]+360*[.O$8]/[.$C355]" office:value-type="float" office:value="390" calcext:value-type="float">
            <text:p>390</text:p>
          </table:table-cell>
          <table:table-cell table:style-name="ce135" table:formula="of:=[.$E$6]+360*[.P$8]/[.$C355]" office:value-type="float" office:value="393" calcext:value-type="float">
            <text:p>393</text:p>
          </table:table-cell>
          <table:table-cell table:style-name="ce135" table:formula="of:=[.$E$6]+360*[.Q$8]/[.$C355]" office:value-type="float" office:value="396" calcext:value-type="float">
            <text:p>396</text:p>
          </table:table-cell>
          <table:table-cell table:style-name="ce135" table:formula="of:=[.$E$6]+360*[.R$8]/[.$C355]" office:value-type="float" office:value="399" calcext:value-type="float">
            <text:p>399</text:p>
          </table:table-cell>
          <table:table-cell table:style-name="ce135" table:formula="of:=[.$E$6]+360*[.S$8]/[.$C355]" office:value-type="float" office:value="402" calcext:value-type="float">
            <text:p>402</text:p>
          </table:table-cell>
          <table:table-cell table:style-name="ce135" table:formula="of:=[.$E$6]+360*[.T$8]/[.$C355]" office:value-type="float" office:value="405" calcext:value-type="float">
            <text:p>405</text:p>
          </table:table-cell>
          <table:table-cell table:style-name="ce135" table:formula="of:=[.$E$6]+360*[.U$8]/[.$C355]" office:value-type="float" office:value="408" calcext:value-type="float">
            <text:p>408</text:p>
          </table:table-cell>
          <table:table-cell table:style-name="ce135" table:formula="of:=[.$E$6]+360*[.V$8]/[.$C355]" office:value-type="float" office:value="411" calcext:value-type="float">
            <text:p>411</text:p>
          </table:table-cell>
          <table:table-cell table:style-name="ce135" table:formula="of:=[.$E$6]+360*[.W$8]/[.$C355]" office:value-type="float" office:value="414" calcext:value-type="float">
            <text:p>414</text:p>
          </table:table-cell>
          <table:table-cell table:style-name="ce135" table:formula="of:=[.$E$6]+360*[.X$8]/[.$C355]" office:value-type="float" office:value="417" calcext:value-type="float">
            <text:p>417</text:p>
          </table:table-cell>
        </table:table-row>
        <calcext:conditional-formats>
          <calcext:conditional-format calcext:target-range-address="Sheet9.D9:Sheet9.X47">
            <calcext:condition calcext:apply-style-name="Untitled2" calcext:value="&gt;360" calcext:base-cell-address="Sheet9.D9"/>
          </calcext:conditional-format>
          <calcext:conditional-format calcext:target-range-address="Sheet9.D53:Sheet9.X91">
            <calcext:condition calcext:apply-style-name="Untitled2" calcext:value="&gt;360" calcext:base-cell-address="Sheet9.D53"/>
          </calcext:conditional-format>
          <calcext:conditional-format calcext:target-range-address="Sheet9.D97:Sheet9.X135">
            <calcext:condition calcext:apply-style-name="Untitled2" calcext:value="&gt;360" calcext:base-cell-address="Sheet9.D97"/>
          </calcext:conditional-format>
          <calcext:conditional-format calcext:target-range-address="Sheet9.D141:Sheet9.X179">
            <calcext:condition calcext:apply-style-name="Untitled2" calcext:value="&gt;360" calcext:base-cell-address="Sheet9.D141"/>
          </calcext:conditional-format>
          <calcext:conditional-format calcext:target-range-address="Sheet9.D185:Sheet9.X223">
            <calcext:condition calcext:apply-style-name="Untitled2" calcext:value="&gt;360" calcext:base-cell-address="Sheet9.D185"/>
          </calcext:conditional-format>
          <calcext:conditional-format calcext:target-range-address="Sheet9.D229:Sheet9.X267">
            <calcext:condition calcext:apply-style-name="Untitled2" calcext:value="&gt;360" calcext:base-cell-address="Sheet9.D229"/>
          </calcext:conditional-format>
          <calcext:conditional-format calcext:target-range-address="Sheet9.D273:Sheet9.X311">
            <calcext:condition calcext:apply-style-name="Untitled2" calcext:value="&gt;360" calcext:base-cell-address="Sheet9.D273"/>
          </calcext:conditional-format>
          <calcext:conditional-format calcext:target-range-address="Sheet9.D317:Sheet9.X355">
            <calcext:condition calcext:apply-style-name="Untitled2" calcext:value="&gt;360" calcext:base-cell-address="Sheet9.D317"/>
          </calcext:conditional-format>
        </calcext:conditional-formats>
      </table:table>
      <table:table table:name="injection" table:style-name="ta1" table:print="false">
        <table:shapes>
          <draw:frame draw:z-index="0" draw:style-name="gr1" draw:text-style-name="P1" svg:width="290.87mm" svg:height="163.21mm" svg:x="242.91mm" svg:y="62.98mm">
            <draw:object draw:notify-on-update-of-ranges="injection.B33:injection.B55 injection.C16:injection.C16 injection.C33:injection.C55 injection.D16:injection.D16 injection.D33:injection.D55 injection.E16:injection.E16 injection.E33:injection.E55 injection.F16:injection.F16 injection.F33:injection.F55 injection.G16:injection.G16 injection.G33:injection.G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0.87mm" svg:height="163.21mm" svg:x="243.21mm" svg:y="263.33mm">
            <draw:object draw:notify-on-update-of-ranges="injection.B61:injection.B83 injection.C16:injection.C16 injection.C61:injection.C83 injection.D16:injection.D16 injection.D61:injection.D83 injection.E16:injection.E16 injection.E61:injection.E83 injection.F16:injection.F16 injection.F61:injection.F83 injection.G16:injection.G16 injection.G61:injection.G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0.87mm" svg:height="163.21mm" svg:x="243.23mm" svg:y="445.11mm">
            <draw:object draw:notify-on-update-of-ranges="injection.B102:injection.B124 injection.C16:injection.C16 injection.C102:injection.C124 injection.D16:injection.D16 injection.D102:injection.D124 injection.E16:injection.E16 injection.E102:injection.E124 injection.F16:injection.F16 injection.F102:injection.F124 injection.G16:injection.G16 injection.G102:injection.G1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8" table:default-cell-style-name="ce157"/>
        <table:table-column table:style-name="co29" table:default-cell-style-name="ce174"/>
        <table:table-column table:style-name="co3" table:number-columns-repeated="4" table:default-cell-style-name="Default"/>
        <table:table-column table:style-name="co5" table:default-cell-style-name="ce172"/>
        <table:table-column table:style-name="co6" table:default-cell-style-name="ce27"/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200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cylinder volume (ccm)</text:p>
          </table:table-cell>
          <table:table-cell table:style-name="ce200" office:value-type="float" office:value="425" calcext:value-type="float">
            <text:p>425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AT (°C)</text:p>
          </table:table-cell>
          <table:table-cell table:style-name="ce200" office:value-type="float" office:value="30" calcext:value-type="float">
            <text:p>30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atmospheric pressure (kPA)</text:p>
          </table:table-cell>
          <table:table-cell table:style-name="ce200" office:value-type="float" office:value="101" calcext:value-type="float">
            <text:p>101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target AFR</text:p>
          </table:table-cell>
          <table:table-cell table:style-name="ce200" office:value-type="float" office:value="12" calcext:value-type="float">
            <text:p>12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/>
          <table:table-cell table:style-name="ce200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njector fuel mass rate (mg/s)</text:p>
          </table:table-cell>
          <table:table-cell table:style-name="ce200" office:value-type="float" office:value="4160" calcext:value-type="float">
            <text:p>4160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njector dead time (us)</text:p>
          </table:table-cell>
          <table:table-cell table:style-name="ce200" office:value-type="float" office:value="500" calcext:value-type="float">
            <text:p>500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09" office:value-type="string" calcext:value-type="string">
            <text:p>intake open interval (deg)</text:p>
          </table:table-cell>
          <table:table-cell table:style-name="ce200" office:value-type="float" office:value="242" calcext:value-type="float">
            <text:p>242</text:p>
          </table:table-cell>
          <table:table-cell table:number-columns-repeated="4"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5" table:number-rows-spanned="1">
            <text:p>injection duration as a function of rpm and load (in deg)</text:p>
          </table:table-cell>
          <table:covered-table-cell table:number-columns-repeated="4" table:style-name="ce172"/>
          <table:table-cell/>
          <table:table-cell table:style-name="ce172"/>
        </table:table-row>
        <table:table-row table:style-name="ro1">
          <table:table-cell/>
          <table:table-cell table:style-name="ce173" office:value-type="string" calcext:value-type="string">
            <text:p>Engine load in %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60" calcext:value-type="float">
            <text:p>60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100" calcext:value-type="float">
            <text:p>100</text:p>
          </table:table-cell>
          <table:table-cell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173" table:number-columns-repeated="6"/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MAP (kPa)</text:p>
          </table:table-cell>
          <table:table-cell table:style-name="ce158" table:formula="of:=[.$C$6]*[.C16]/100" office:value-type="float" office:value="20.2" calcext:value-type="float">
            <text:p>20,2</text:p>
          </table:table-cell>
          <table:table-cell table:style-name="ce158" table:formula="of:=[.$C$6]*[.D16]/100" office:value-type="float" office:value="40.4" calcext:value-type="float">
            <text:p>40,4</text:p>
          </table:table-cell>
          <table:table-cell table:style-name="ce158" table:formula="of:=[.$C$6]*[.E16]/100" office:value-type="float" office:value="60.6" calcext:value-type="float">
            <text:p>60,6</text:p>
          </table:table-cell>
          <table:table-cell table:style-name="ce158" table:formula="of:=[.$C$6]*[.F16]/100" office:value-type="float" office:value="80.8" calcext:value-type="float">
            <text:p>80,8</text:p>
          </table:table-cell>
          <table:table-cell table:style-name="ce158" table:formula="of:=[.$C$6]*[.G16]/100" office:value-type="float" office:value="101" calcext:value-type="float">
            <text:p>101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VE (%)</text:p>
          </table:table-cell>
          <table:table-cell table:style-name="ce158" table:formula="of:=[.C16]" office:value-type="float" office:value="20" calcext:value-type="float">
            <text:p>20</text:p>
          </table:table-cell>
          <table:table-cell table:style-name="ce158" table:formula="of:=[.D16]" office:value-type="float" office:value="40" calcext:value-type="float">
            <text:p>40</text:p>
          </table:table-cell>
          <table:table-cell table:style-name="ce158" table:formula="of:=[.E16]" office:value-type="float" office:value="60" calcext:value-type="float">
            <text:p>60</text:p>
          </table:table-cell>
          <table:table-cell table:style-name="ce158" table:formula="of:=[.F16]" office:value-type="float" office:value="80" calcext:value-type="float">
            <text:p>80</text:p>
          </table:table-cell>
          <table:table-cell table:style-name="ce158" table:formula="of:=[.G16]" office:value-type="float" office:value="100" calcext:value-type="float">
            <text:p>100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air density (µg/ccm)</text:p>
          </table:table-cell>
          <table:table-cell table:style-name="ce159" table:formula="of:=(28970/8.314)*([.C18]/([.$C$5]+273.15))" office:value-type="float" office:value="232.183990956" calcext:value-type="float">
            <text:p>232,2</text:p>
          </table:table-cell>
          <table:table-cell table:style-name="ce159" table:formula="of:=(28970/8.314)*([.D18]/([.$C$5]+273.15))" office:value-type="float" office:value="464.367981911999" calcext:value-type="float">
            <text:p>464,4</text:p>
          </table:table-cell>
          <table:table-cell table:style-name="ce159" table:formula="of:=(28970/8.314)*([.E18]/([.$C$5]+273.15))" office:value-type="float" office:value="696.551972867999" calcext:value-type="float">
            <text:p>696,6</text:p>
          </table:table-cell>
          <table:table-cell table:style-name="ce159" table:formula="of:=(28970/8.314)*([.F18]/([.$C$5]+273.15))" office:value-type="float" office:value="928.735963823998" calcext:value-type="float">
            <text:p>928,7</text:p>
          </table:table-cell>
          <table:table-cell table:style-name="ce159" table:formula="of:=(28970/8.314)*([.G18]/([.$C$5]+273.15))" office:value-type="float" office:value="1160.91995478" calcext:value-type="float">
            <text:p>1160,9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air mass (µg)</text:p>
          </table:table-cell>
          <table:table-cell table:style-name="ce160" table:formula="of:=[.C20]*[.$C$4]*[.C19]/100" office:value-type="float" office:value="19735.63923126" calcext:value-type="float">
            <text:p>19736</text:p>
          </table:table-cell>
          <table:table-cell table:style-name="ce160" table:formula="of:=[.D20]*[.$C$4]*[.D19]/100" office:value-type="float" office:value="78942.5569250399" calcext:value-type="float">
            <text:p>78943</text:p>
          </table:table-cell>
          <table:table-cell table:style-name="ce160" table:formula="of:=[.E20]*[.$C$4]*[.E19]/100" office:value-type="float" office:value="177620.75308134" calcext:value-type="float">
            <text:p>177621</text:p>
          </table:table-cell>
          <table:table-cell table:style-name="ce160" table:formula="of:=[.F20]*[.$C$4]*[.F19]/100" office:value-type="float" office:value="315770.227700159" calcext:value-type="float">
            <text:p>315770</text:p>
          </table:table-cell>
          <table:table-cell table:style-name="ce160" table:formula="of:=[.G20]*[.$C$4]*[.G19]/100" office:value-type="float" office:value="493390.980781499" calcext:value-type="float">
            <text:p>493391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fuel mass (µg)</text:p>
          </table:table-cell>
          <table:table-cell table:style-name="ce160" table:formula="of:=[.C21]/[.$C$7]" office:value-type="float" office:value="1644.636602605" calcext:value-type="float">
            <text:p>1645</text:p>
          </table:table-cell>
          <table:table-cell table:style-name="ce160" table:formula="of:=[.D21]/[.$C$7]" office:value-type="float" office:value="6578.54641041999" calcext:value-type="float">
            <text:p>6579</text:p>
          </table:table-cell>
          <table:table-cell table:style-name="ce160" table:formula="of:=[.E21]/[.$C$7]" office:value-type="float" office:value="14801.729423445" calcext:value-type="float">
            <text:p>14802</text:p>
          </table:table-cell>
          <table:table-cell table:style-name="ce160" table:formula="of:=[.F21]/[.$C$7]" office:value-type="float" office:value="26314.18564168" calcext:value-type="float">
            <text:p>26314</text:p>
          </table:table-cell>
          <table:table-cell table:style-name="ce160" table:formula="of:=[.G21]/[.$C$7]" office:value-type="float" office:value="41115.9150651249" calcext:value-type="float">
            <text:p>41116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ion interval – seq (µs)</text:p>
          </table:table-cell>
          <table:table-cell table:style-name="ce160" table:formula="of:=1000*[.C22]/[.$C$9]" office:value-type="float" office:value="395.345337164663" calcext:value-type="float">
            <text:p>395</text:p>
          </table:table-cell>
          <table:table-cell table:style-name="ce160" table:formula="of:=1000*[.D22]/[.$C$9]" office:value-type="float" office:value="1581.38134865865" calcext:value-type="float">
            <text:p>1581</text:p>
          </table:table-cell>
          <table:table-cell table:style-name="ce160" table:formula="of:=1000*[.E22]/[.$C$9]" office:value-type="float" office:value="3558.10803448196" calcext:value-type="float">
            <text:p>3558</text:p>
          </table:table-cell>
          <table:table-cell table:style-name="ce160" table:formula="of:=1000*[.F22]/[.$C$9]" office:value-type="float" office:value="6325.52539463461" calcext:value-type="float">
            <text:p>6326</text:p>
          </table:table-cell>
          <table:table-cell table:style-name="ce160" table:formula="of:=1000*[.G22]/[.$C$9]" office:value-type="float" office:value="9883.63342911657" calcext:value-type="float">
            <text:p>9884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or on time – seq (µs)</text:p>
          </table:table-cell>
          <table:table-cell table:style-name="ce160" table:formula="of:=[.C23]+[.$C$10]" office:value-type="float" office:value="895.345337164663" calcext:value-type="float">
            <text:p>895</text:p>
          </table:table-cell>
          <table:table-cell table:style-name="ce160" table:formula="of:=[.D23]+[.$C$10]" office:value-type="float" office:value="2081.38134865865" calcext:value-type="float">
            <text:p>2081</text:p>
          </table:table-cell>
          <table:table-cell table:style-name="ce160" table:formula="of:=[.E23]+[.$C$10]" office:value-type="float" office:value="4058.10803448197" calcext:value-type="float">
            <text:p>4058</text:p>
          </table:table-cell>
          <table:table-cell table:style-name="ce160" table:formula="of:=[.F23]+[.$C$10]" office:value-type="float" office:value="6825.52539463461" calcext:value-type="float">
            <text:p>6826</text:p>
          </table:table-cell>
          <table:table-cell table:style-name="ce160" table:formula="of:=[.G23]+[.$C$10]" office:value-type="float" office:value="10383.6334291166" calcext:value-type="float">
            <text:p>10384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ion interval – batch (µs)</text:p>
          </table:table-cell>
          <table:table-cell table:style-name="ce160" table:formula="of:=[.C23]/2" office:value-type="float" office:value="197.672668582331" calcext:value-type="float">
            <text:p>198</text:p>
          </table:table-cell>
          <table:table-cell table:style-name="ce160" table:formula="of:=[.D23]/2" office:value-type="float" office:value="790.690674329326" calcext:value-type="float">
            <text:p>791</text:p>
          </table:table-cell>
          <table:table-cell table:style-name="ce160" table:formula="of:=[.E23]/2" office:value-type="float" office:value="1779.05401724098" calcext:value-type="float">
            <text:p>1779</text:p>
          </table:table-cell>
          <table:table-cell table:style-name="ce160" table:formula="of:=[.F23]/2" office:value-type="float" office:value="3162.7626973173" calcext:value-type="float">
            <text:p>3163</text:p>
          </table:table-cell>
          <table:table-cell table:style-name="ce160" table:formula="of:=[.G23]/2" office:value-type="float" office:value="4941.81671455829" calcext:value-type="float">
            <text:p>4942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or on time – batch (µs)</text:p>
          </table:table-cell>
          <table:table-cell table:style-name="ce160" table:formula="of:=[.C25]+[.$C$10]" office:value-type="float" office:value="697.672668582331" calcext:value-type="float">
            <text:p>698</text:p>
          </table:table-cell>
          <table:table-cell table:style-name="ce160" table:formula="of:=[.D25]+[.$C$10]" office:value-type="float" office:value="1290.69067432933" calcext:value-type="float">
            <text:p>1291</text:p>
          </table:table-cell>
          <table:table-cell table:style-name="ce160" table:formula="of:=[.E25]+[.$C$10]" office:value-type="float" office:value="2279.05401724098" calcext:value-type="float">
            <text:p>2279</text:p>
          </table:table-cell>
          <table:table-cell table:style-name="ce160" table:formula="of:=[.F25]+[.$C$10]" office:value-type="float" office:value="3662.7626973173" calcext:value-type="float">
            <text:p>3663</text:p>
          </table:table-cell>
          <table:table-cell table:style-name="ce160" table:formula="of:=[.G25]+[.$C$10]" office:value-type="float" office:value="5441.81671455829" calcext:value-type="float">
            <text:p>5442</text:p>
          </table:table-cell>
          <table:table-cell/>
          <table:table-cell table:style-name="ce197"/>
        </table:table-row>
        <table:table-row table:style-name="ro1" table:number-rows-repeated="2">
          <table:table-cell/>
          <table:table-cell table:style-name="ce155"/>
          <table:table-cell table:style-name="ce161" table:number-columns-repeated="5"/>
          <table:table-cell/>
          <table:table-cell table:style-name="ce197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sequential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1">
          <table:table-cell/>
          <table:table-cell office:value-type="float" office:value="100" calcext:value-type="float">
            <text:p>100</text:p>
          </table:table-cell>
          <table:table-cell table:formula="of:=[.C$24]*[.$I33]/1000000" office:value-type="float" office:value="0.537207202298798" calcext:value-type="float">
            <text:p>0,5</text:p>
          </table:table-cell>
          <table:table-cell table:style-name="ce178" table:formula="of:=[.D$24]*[.$I33]/1000000" office:value-type="float" office:value="1.24882880919519" calcext:value-type="float">
            <text:p>1,2</text:p>
          </table:table-cell>
          <table:table-cell table:style-name="ce178" table:formula="of:=[.E$24]*[.$I33]/1000000" office:value-type="float" office:value="2.43486482068918" calcext:value-type="float">
            <text:p>2,4</text:p>
          </table:table-cell>
          <table:table-cell table:style-name="ce178" table:formula="of:=[.F$24]*[.$I33]/1000000" office:value-type="float" office:value="4.09531523678076" calcext:value-type="float">
            <text:p>4,1</text:p>
          </table:table-cell>
          <table:table-cell table:style-name="ce178" table:formula="of:=[.G$24]*[.$I33]/1000000" office:value-type="float" office:value="6.23018005746994" calcext:value-type="float">
            <text:p>6,2</text:p>
          </table:table-cell>
          <table:table-cell/>
          <table:table-cell table:formula="of:=6*[.B33]" office:value-type="float" office:value="600" calcext:value-type="float">
            <text:p>600</text:p>
          </table:table-cell>
        </table:table-row>
        <table:table-row table:style-name="ro11">
          <table:table-cell/>
          <table:table-cell office:value-type="float" office:value="350" calcext:value-type="float">
            <text:p>350</text:p>
          </table:table-cell>
          <table:table-cell table:formula="of:=[.C$24]*[.$I34]/1000000" office:value-type="float" office:value="1.88022520804579" calcext:value-type="float">
            <text:p>1,9</text:p>
          </table:table-cell>
          <table:table-cell table:style-name="ce178" table:formula="of:=[.D$24]*[.$I34]/1000000" office:value-type="float" office:value="4.37090083218317" calcext:value-type="float">
            <text:p>4,4</text:p>
          </table:table-cell>
          <table:table-cell table:style-name="ce178" table:formula="of:=[.E$24]*[.$I34]/1000000" office:value-type="float" office:value="8.52202687241213" calcext:value-type="float">
            <text:p>8,5</text:p>
          </table:table-cell>
          <table:table-cell table:style-name="ce178" table:formula="of:=[.F$24]*[.$I34]/1000000" office:value-type="float" office:value="14.3336033287327" calcext:value-type="float">
            <text:p>14,3</text:p>
          </table:table-cell>
          <table:table-cell table:style-name="ce178" table:formula="of:=[.G$24]*[.$I34]/1000000" office:value-type="float" office:value="21.8056302011448" calcext:value-type="float">
            <text:p>21,8</text:p>
          </table:table-cell>
          <table:table-cell table:style-name="ce24"/>
          <table:table-cell table:formula="of:=6*[.B34]" office:value-type="float" office:value="2100" calcext:value-type="float">
            <text:p>2100</text:p>
          </table:table-cell>
        </table:table-row>
        <table:table-row table:style-name="ro11">
          <table:table-cell/>
          <table:table-cell office:value-type="float" office:value="700" calcext:value-type="float">
            <text:p>700</text:p>
          </table:table-cell>
          <table:table-cell table:formula="of:=[.C$24]*[.$I35]/1000000" office:value-type="float" office:value="3.76045041609158" calcext:value-type="float">
            <text:p>3,8</text:p>
          </table:table-cell>
          <table:table-cell table:style-name="ce178" table:formula="of:=[.D$24]*[.$I35]/1000000" office:value-type="float" office:value="8.74180166436634" calcext:value-type="float">
            <text:p>8,7</text:p>
          </table:table-cell>
          <table:table-cell table:style-name="ce178" table:formula="of:=[.E$24]*[.$I35]/1000000" office:value-type="float" office:value="17.0440537448243" calcext:value-type="float">
            <text:p>17,0</text:p>
          </table:table-cell>
          <table:table-cell table:style-name="ce178" table:formula="of:=[.F$24]*[.$I35]/1000000" office:value-type="float" office:value="28.6672066574653" calcext:value-type="float">
            <text:p>28,7</text:p>
          </table:table-cell>
          <table:table-cell table:style-name="ce178" table:formula="of:=[.G$24]*[.$I35]/1000000" office:value-type="float" office:value="43.6112604022896" calcext:value-type="float">
            <text:p>43,6</text:p>
          </table:table-cell>
          <table:table-cell/>
          <table:table-cell table:formula="of:=6*[.B35]" office:value-type="float" office:value="4200" calcext:value-type="float">
            <text:p>4200</text:p>
          </table:table-cell>
        </table:table-row>
        <table:table-row table:style-name="ro11">
          <table:table-cell/>
          <table:table-cell office:value-type="float" office:value="1000" calcext:value-type="float">
            <text:p>1000</text:p>
          </table:table-cell>
          <table:table-cell table:formula="of:=[.C$24]*[.$I36]/1000000" office:value-type="float" office:value="5.37207202298798" calcext:value-type="float">
            <text:p>5,4</text:p>
          </table:table-cell>
          <table:table-cell table:style-name="ce178" table:formula="of:=[.D$24]*[.$I36]/1000000" office:value-type="float" office:value="12.4882880919519" calcext:value-type="float">
            <text:p>12,5</text:p>
          </table:table-cell>
          <table:table-cell table:style-name="ce178" table:formula="of:=[.E$24]*[.$I36]/1000000" office:value-type="float" office:value="24.3486482068918" calcext:value-type="float">
            <text:p>24,3</text:p>
          </table:table-cell>
          <table:table-cell table:style-name="ce178" table:formula="of:=[.F$24]*[.$I36]/1000000" office:value-type="float" office:value="40.9531523678076" calcext:value-type="float">
            <text:p>41,0</text:p>
          </table:table-cell>
          <table:table-cell table:style-name="ce178" table:formula="of:=[.G$24]*[.$I36]/1000000" office:value-type="float" office:value="62.3018005746994" calcext:value-type="float">
            <text:p>62,3</text:p>
          </table:table-cell>
          <table:table-cell/>
          <table:table-cell table:formula="of:=6*[.B36]" office:value-type="float" office:value="6000" calcext:value-type="float">
            <text:p>6000</text:p>
          </table:table-cell>
        </table:table-row>
        <table:table-row table:style-name="ro11">
          <table:table-cell/>
          <table:table-cell office:value-type="float" office:value="1350" calcext:value-type="float">
            <text:p>1350</text:p>
          </table:table-cell>
          <table:table-cell table:formula="of:=[.C$24]*[.$I37]/1000000" office:value-type="float" office:value="7.25229723103377" calcext:value-type="float">
            <text:p>7,3</text:p>
          </table:table-cell>
          <table:table-cell table:style-name="ce178" table:formula="of:=[.D$24]*[.$I37]/1000000" office:value-type="float" office:value="16.8591889241351" calcext:value-type="float">
            <text:p>16,9</text:p>
          </table:table-cell>
          <table:table-cell table:style-name="ce178" table:formula="of:=[.E$24]*[.$I37]/1000000" office:value-type="float" office:value="32.8706750793039" calcext:value-type="float">
            <text:p>32,9</text:p>
          </table:table-cell>
          <table:table-cell table:style-name="ce178" table:formula="of:=[.F$24]*[.$I37]/1000000" office:value-type="float" office:value="55.2867556965403" calcext:value-type="float">
            <text:p>55,3</text:p>
          </table:table-cell>
          <table:table-cell table:style-name="ce178" table:formula="of:=[.G$24]*[.$I37]/1000000" office:value-type="float" office:value="84.1074307758442" calcext:value-type="float">
            <text:p>84,1</text:p>
          </table:table-cell>
          <table:table-cell/>
          <table:table-cell table:formula="of:=6*[.B37]" office:value-type="float" office:value="8100" calcext:value-type="float">
            <text:p>8100</text:p>
          </table:table-cell>
        </table:table-row>
        <table:table-row table:style-name="ro11">
          <table:table-cell/>
          <table:table-cell office:value-type="float" office:value="1500" calcext:value-type="float">
            <text:p>1500</text:p>
          </table:table-cell>
          <table:table-cell table:formula="of:=[.C$24]*[.$I38]/1000000" office:value-type="float" office:value="8.05810803448197" calcext:value-type="float">
            <text:p>8,1</text:p>
          </table:table-cell>
          <table:table-cell table:style-name="ce178" table:formula="of:=[.D$24]*[.$I38]/1000000" office:value-type="float" office:value="18.7324321379279" calcext:value-type="float">
            <text:p>18,7</text:p>
          </table:table-cell>
          <table:table-cell table:style-name="ce178" table:formula="of:=[.E$24]*[.$I38]/1000000" office:value-type="float" office:value="36.5229723103377" calcext:value-type="float">
            <text:p>36,5</text:p>
          </table:table-cell>
          <table:table-cell table:style-name="ce178" table:formula="of:=[.F$24]*[.$I38]/1000000" office:value-type="float" office:value="61.4297285517114" calcext:value-type="float">
            <text:p>61,4</text:p>
          </table:table-cell>
          <table:table-cell table:style-name="ce178" table:formula="of:=[.G$24]*[.$I38]/1000000" office:value-type="float" office:value="93.4527008620491" calcext:value-type="float">
            <text:p>93,5</text:p>
          </table:table-cell>
          <table:table-cell/>
          <table:table-cell table:formula="of:=6*[.B38]" office:value-type="float" office:value="9000" calcext:value-type="float">
            <text:p>9000</text:p>
          </table:table-cell>
        </table:table-row>
        <table:table-row table:style-name="ro11">
          <table:table-cell/>
          <table:table-cell office:value-type="float" office:value="2000" calcext:value-type="float">
            <text:p>2000</text:p>
          </table:table-cell>
          <table:table-cell table:formula="of:=[.C$24]*[.$I39]/1000000" office:value-type="float" office:value="10.744144045976" calcext:value-type="float">
            <text:p>10,7</text:p>
          </table:table-cell>
          <table:table-cell table:style-name="ce178" table:formula="of:=[.D$24]*[.$I39]/1000000" office:value-type="float" office:value="24.9765761839038" calcext:value-type="float">
            <text:p>25,0</text:p>
          </table:table-cell>
          <table:table-cell table:style-name="ce178" table:formula="of:=[.E$24]*[.$I39]/1000000" office:value-type="float" office:value="48.6972964137836" calcext:value-type="float">
            <text:p>48,7</text:p>
          </table:table-cell>
          <table:table-cell table:style-name="ce178" table:formula="of:=[.F$24]*[.$I39]/1000000" office:value-type="float" office:value="81.9063047356153" calcext:value-type="float">
            <text:p>81,9</text:p>
          </table:table-cell>
          <table:table-cell table:style-name="ce178" table:formula="of:=[.G$24]*[.$I39]/1000000" office:value-type="float" office:value="124.603601149399" calcext:value-type="float">
            <text:p>124,6</text:p>
          </table:table-cell>
          <table:table-cell/>
          <table:table-cell table:formula="of:=6*[.B39]" office:value-type="float" office:value="12000" calcext:value-type="float">
            <text:p>12000</text:p>
          </table:table-cell>
        </table:table-row>
        <table:table-row table:style-name="ro11">
          <table:table-cell/>
          <table:table-cell office:value-type="float" office:value="2500" calcext:value-type="float">
            <text:p>2500</text:p>
          </table:table-cell>
          <table:table-cell table:formula="of:=[.C$24]*[.$I40]/1000000" office:value-type="float" office:value="13.4301800574699" calcext:value-type="float">
            <text:p>13,4</text:p>
          </table:table-cell>
          <table:table-cell table:style-name="ce178" table:formula="of:=[.D$24]*[.$I40]/1000000" office:value-type="float" office:value="31.2207202298798" calcext:value-type="float">
            <text:p>31,2</text:p>
          </table:table-cell>
          <table:table-cell table:style-name="ce178" table:formula="of:=[.E$24]*[.$I40]/1000000" office:value-type="float" office:value="60.8716205172295" calcext:value-type="float">
            <text:p>60,9</text:p>
          </table:table-cell>
          <table:table-cell table:style-name="ce178" table:formula="of:=[.F$24]*[.$I40]/1000000" office:value-type="float" office:value="102.382880919519" calcext:value-type="float">
            <text:p>102,4</text:p>
          </table:table-cell>
          <table:table-cell table:style-name="ce178" table:formula="of:=[.G$24]*[.$I40]/1000000" office:value-type="float" office:value="155.754501436749" calcext:value-type="float">
            <text:p>155,8</text:p>
          </table:table-cell>
          <table:table-cell/>
          <table:table-cell table:formula="of:=6*[.B40]" office:value-type="float" office:value="15000" calcext:value-type="float">
            <text:p>15000</text:p>
          </table:table-cell>
        </table:table-row>
        <table:table-row table:style-name="ro11">
          <table:table-cell/>
          <table:table-cell office:value-type="float" office:value="3000" calcext:value-type="float">
            <text:p>3000</text:p>
          </table:table-cell>
          <table:table-cell table:formula="of:=[.C$24]*[.$I41]/1000000" office:value-type="float" office:value="16.1162160689639" calcext:value-type="float">
            <text:p>16,1</text:p>
          </table:table-cell>
          <table:table-cell table:style-name="ce178" table:formula="of:=[.D$24]*[.$I41]/1000000" office:value-type="float" office:value="37.4648642758557" calcext:value-type="float">
            <text:p>37,5</text:p>
          </table:table-cell>
          <table:table-cell table:style-name="ce178" table:formula="of:=[.E$24]*[.$I41]/1000000" office:value-type="float" office:value="73.0459446206754" calcext:value-type="float">
            <text:p>73,0</text:p>
          </table:table-cell>
          <table:table-cell table:style-name="ce178" table:formula="of:=[.F$24]*[.$I41]/1000000" office:value-type="float" office:value="122.859457103423" calcext:value-type="float">
            <text:p>122,9</text:p>
          </table:table-cell>
          <table:table-cell table:style-name="ce178" table:formula="of:=[.G$24]*[.$I41]/1000000" office:value-type="float" office:value="186.905401724098" calcext:value-type="float">
            <text:p>186,9</text:p>
          </table:table-cell>
          <table:table-cell/>
          <table:table-cell table:formula="of:=6*[.B41]" office:value-type="float" office:value="18000" calcext:value-type="float">
            <text:p>18000</text:p>
          </table:table-cell>
        </table:table-row>
        <table:table-row table:style-name="ro11">
          <table:table-cell/>
          <table:table-cell office:value-type="float" office:value="3500" calcext:value-type="float">
            <text:p>3500</text:p>
          </table:table-cell>
          <table:table-cell table:formula="of:=[.C$24]*[.$I42]/1000000" office:value-type="float" office:value="18.8022520804579" calcext:value-type="float">
            <text:p>18,8</text:p>
          </table:table-cell>
          <table:table-cell table:style-name="ce178" table:formula="of:=[.D$24]*[.$I42]/1000000" office:value-type="float" office:value="43.7090083218317" calcext:value-type="float">
            <text:p>43,7</text:p>
          </table:table-cell>
          <table:table-cell table:style-name="ce178" table:formula="of:=[.E$24]*[.$I42]/1000000" office:value-type="float" office:value="85.2202687241213" calcext:value-type="float">
            <text:p>85,2</text:p>
          </table:table-cell>
          <table:table-cell table:style-name="ce178" table:formula="of:=[.F$24]*[.$I42]/1000000" office:value-type="float" office:value="143.336033287327" calcext:value-type="float">
            <text:p>143,3</text:p>
          </table:table-cell>
          <table:table-cell table:style-name="ce178" table:formula="of:=[.G$24]*[.$I42]/1000000" office:value-type="float" office:value="218.056302011448" calcext:value-type="float">
            <text:p>218,1</text:p>
          </table:table-cell>
          <table:table-cell/>
          <table:table-cell table:formula="of:=6*[.B42]" office:value-type="float" office:value="21000" calcext:value-type="float">
            <text:p>21000</text:p>
          </table:table-cell>
        </table:table-row>
        <table:table-row table:style-name="ro11">
          <table:table-cell/>
          <table:table-cell office:value-type="float" office:value="4000" calcext:value-type="float">
            <text:p>4000</text:p>
          </table:table-cell>
          <table:table-cell table:formula="of:=[.C$24]*[.$I43]/1000000" office:value-type="float" office:value="21.4882880919519" calcext:value-type="float">
            <text:p>21,5</text:p>
          </table:table-cell>
          <table:table-cell table:style-name="ce178" table:formula="of:=[.D$24]*[.$I43]/1000000" office:value-type="float" office:value="49.9531523678076" calcext:value-type="float">
            <text:p>50,0</text:p>
          </table:table-cell>
          <table:table-cell table:style-name="ce178" table:formula="of:=[.E$24]*[.$I43]/1000000" office:value-type="float" office:value="97.3945928275672" calcext:value-type="float">
            <text:p>97,4</text:p>
          </table:table-cell>
          <table:table-cell table:style-name="ce178" table:formula="of:=[.F$24]*[.$I43]/1000000" office:value-type="float" office:value="163.812609471231" calcext:value-type="float">
            <text:p>163,8</text:p>
          </table:table-cell>
          <table:table-cell table:style-name="ce178" table:formula="of:=[.G$24]*[.$I43]/1000000" office:value-type="float" office:value="249.207202298798" calcext:value-type="float">
            <text:p>249,2</text:p>
          </table:table-cell>
          <table:table-cell/>
          <table:table-cell table:formula="of:=6*[.B43]" office:value-type="float" office:value="24000" calcext:value-type="float">
            <text:p>24000</text:p>
          </table:table-cell>
        </table:table-row>
        <table:table-row table:style-name="ro11">
          <table:table-cell/>
          <table:table-cell office:value-type="float" office:value="4500" calcext:value-type="float">
            <text:p>4500</text:p>
          </table:table-cell>
          <table:table-cell table:formula="of:=[.C$24]*[.$I44]/1000000" office:value-type="float" office:value="24.1743241034459" calcext:value-type="float">
            <text:p>24,2</text:p>
          </table:table-cell>
          <table:table-cell table:style-name="ce178" table:formula="of:=[.D$24]*[.$I44]/1000000" office:value-type="float" office:value="56.1972964137836" calcext:value-type="float">
            <text:p>56,2</text:p>
          </table:table-cell>
          <table:table-cell table:style-name="ce178" table:formula="of:=[.E$24]*[.$I44]/1000000" office:value-type="float" office:value="109.568916931013" calcext:value-type="float">
            <text:p>109,6</text:p>
          </table:table-cell>
          <table:table-cell table:style-name="ce178" table:formula="of:=[.F$24]*[.$I44]/1000000" office:value-type="float" office:value="184.289185655134" calcext:value-type="float">
            <text:p>184,3</text:p>
          </table:table-cell>
          <table:table-cell table:style-name="ce178" table:formula="of:=[.G$24]*[.$I44]/1000000" office:value-type="float" office:value="280.358102586147" calcext:value-type="float">
            <text:p>280,4</text:p>
          </table:table-cell>
          <table:table-cell/>
          <table:table-cell table:formula="of:=6*[.B44]" office:value-type="float" office:value="27000" calcext:value-type="float">
            <text:p>27000</text:p>
          </table:table-cell>
        </table:table-row>
        <table:table-row table:style-name="ro11">
          <table:table-cell/>
          <table:table-cell office:value-type="float" office:value="5000" calcext:value-type="float">
            <text:p>5000</text:p>
          </table:table-cell>
          <table:table-cell table:formula="of:=[.C$24]*[.$I45]/1000000" office:value-type="float" office:value="26.8603601149399" calcext:value-type="float">
            <text:p>26,9</text:p>
          </table:table-cell>
          <table:table-cell table:style-name="ce178" table:formula="of:=[.D$24]*[.$I45]/1000000" office:value-type="float" office:value="62.4414404597595" calcext:value-type="float">
            <text:p>62,4</text:p>
          </table:table-cell>
          <table:table-cell table:style-name="ce178" table:formula="of:=[.E$24]*[.$I45]/1000000" office:value-type="float" office:value="121.743241034459" calcext:value-type="float">
            <text:p>121,7</text:p>
          </table:table-cell>
          <table:table-cell table:style-name="ce178" table:formula="of:=[.F$24]*[.$I45]/1000000" office:value-type="float" office:value="204.765761839038" calcext:value-type="float">
            <text:p>204,8</text:p>
          </table:table-cell>
          <table:table-cell table:style-name="ce178" table:formula="of:=[.G$24]*[.$I45]/1000000" office:value-type="float" office:value="311.509002873497" calcext:value-type="float">
            <text:p>311,5</text:p>
          </table:table-cell>
          <table:table-cell/>
          <table:table-cell table:formula="of:=6*[.B45]" office:value-type="float" office:value="30000" calcext:value-type="float">
            <text:p>30000</text:p>
          </table:table-cell>
        </table:table-row>
        <table:table-row table:style-name="ro11">
          <table:table-cell/>
          <table:table-cell office:value-type="float" office:value="5500" calcext:value-type="float">
            <text:p>5500</text:p>
          </table:table-cell>
          <table:table-cell table:formula="of:=[.C$24]*[.$I46]/1000000" office:value-type="float" office:value="29.5463961264339" calcext:value-type="float">
            <text:p>29,5</text:p>
          </table:table-cell>
          <table:table-cell table:style-name="ce178" table:formula="of:=[.D$24]*[.$I46]/1000000" office:value-type="float" office:value="68.6855845057355" calcext:value-type="float">
            <text:p>68,7</text:p>
          </table:table-cell>
          <table:table-cell table:style-name="ce178" table:formula="of:=[.E$24]*[.$I46]/1000000" office:value-type="float" office:value="133.917565137905" calcext:value-type="float">
            <text:p>133,9</text:p>
          </table:table-cell>
          <table:table-cell table:style-name="ce178" table:formula="of:=[.F$24]*[.$I46]/1000000" office:value-type="float" office:value="225.242338022942" calcext:value-type="float">
            <text:p>225,2</text:p>
          </table:table-cell>
          <table:table-cell table:style-name="ce178" table:formula="of:=[.G$24]*[.$I46]/1000000" office:value-type="float" office:value="342.659903160847" calcext:value-type="float">
            <text:p>342,7</text:p>
          </table:table-cell>
          <table:table-cell/>
          <table:table-cell table:formula="of:=6*[.B46]" office:value-type="float" office:value="33000" calcext:value-type="float">
            <text:p>33000</text:p>
          </table:table-cell>
        </table:table-row>
        <table:table-row table:style-name="ro11">
          <table:table-cell/>
          <table:table-cell office:value-type="float" office:value="6000" calcext:value-type="float">
            <text:p>6000</text:p>
          </table:table-cell>
          <table:table-cell table:formula="of:=[.C$24]*[.$I47]/1000000" office:value-type="float" office:value="32.2324321379279" calcext:value-type="float">
            <text:p>32,2</text:p>
          </table:table-cell>
          <table:table-cell table:style-name="ce178" table:formula="of:=[.D$24]*[.$I47]/1000000" office:value-type="float" office:value="74.9297285517114" calcext:value-type="float">
            <text:p>74,9</text:p>
          </table:table-cell>
          <table:table-cell table:style-name="ce178" table:formula="of:=[.E$24]*[.$I47]/1000000" office:value-type="float" office:value="146.091889241351" calcext:value-type="float">
            <text:p>146,1</text:p>
          </table:table-cell>
          <table:table-cell table:style-name="ce178" table:formula="of:=[.F$24]*[.$I47]/1000000" office:value-type="float" office:value="245.718914206846" calcext:value-type="float">
            <text:p>245,7</text:p>
          </table:table-cell>
          <table:table-cell table:style-name="ce178" table:formula="of:=[.G$24]*[.$I47]/1000000" office:value-type="float" office:value="373.810803448197" calcext:value-type="float">
            <text:p>373,8</text:p>
          </table:table-cell>
          <table:table-cell/>
          <table:table-cell table:formula="of:=6*[.B47]" office:value-type="float" office:value="36000" calcext:value-type="float">
            <text:p>36000</text:p>
          </table:table-cell>
        </table:table-row>
        <table:table-row table:style-name="ro11">
          <table:table-cell/>
          <table:table-cell office:value-type="float" office:value="6500" calcext:value-type="float">
            <text:p>6500</text:p>
          </table:table-cell>
          <table:table-cell table:formula="of:=[.C$24]*[.$I48]/1000000" office:value-type="float" office:value="34.9184681494218" calcext:value-type="float">
            <text:p>34,9</text:p>
          </table:table-cell>
          <table:table-cell table:style-name="ce178" table:formula="of:=[.D$24]*[.$I48]/1000000" office:value-type="float" office:value="81.1738725976874" calcext:value-type="float">
            <text:p>81,2</text:p>
          </table:table-cell>
          <table:table-cell table:style-name="ce178" table:formula="of:=[.E$24]*[.$I48]/1000000" office:value-type="float" office:value="158.266213344797" calcext:value-type="float">
            <text:p>158,3</text:p>
          </table:table-cell>
          <table:table-cell table:style-name="ce178" table:formula="of:=[.F$24]*[.$I48]/1000000" office:value-type="float" office:value="266.19549039075" calcext:value-type="float">
            <text:p>266,2</text:p>
          </table:table-cell>
          <table:table-cell table:style-name="ce178" table:formula="of:=[.G$24]*[.$I48]/1000000" office:value-type="float" office:value="404.961703735546" calcext:value-type="float">
            <text:p>405,0</text:p>
          </table:table-cell>
          <table:table-cell/>
          <table:table-cell table:formula="of:=6*[.B48]" office:value-type="float" office:value="39000" calcext:value-type="float">
            <text:p>39000</text:p>
          </table:table-cell>
        </table:table-row>
        <table:table-row table:style-name="ro11">
          <table:table-cell/>
          <table:table-cell office:value-type="float" office:value="7000" calcext:value-type="float">
            <text:p>7000</text:p>
          </table:table-cell>
          <table:table-cell table:formula="of:=[.C$24]*[.$I49]/1000000" office:value-type="float" office:value="37.6045041609158" calcext:value-type="float">
            <text:p>37,6</text:p>
          </table:table-cell>
          <table:table-cell table:style-name="ce178" table:formula="of:=[.D$24]*[.$I49]/1000000" office:value-type="float" office:value="87.4180166436634" calcext:value-type="float">
            <text:p>87,4</text:p>
          </table:table-cell>
          <table:table-cell table:style-name="ce178" table:formula="of:=[.E$24]*[.$I49]/1000000" office:value-type="float" office:value="170.440537448243" calcext:value-type="float">
            <text:p>170,4</text:p>
          </table:table-cell>
          <table:table-cell table:style-name="ce178" table:formula="of:=[.F$24]*[.$I49]/1000000" office:value-type="float" office:value="286.672066574653" calcext:value-type="float">
            <text:p>286,7</text:p>
          </table:table-cell>
          <table:table-cell table:style-name="ce178" table:formula="of:=[.G$24]*[.$I49]/1000000" office:value-type="float" office:value="436.112604022896" calcext:value-type="float">
            <text:p>436,1</text:p>
          </table:table-cell>
          <table:table-cell/>
          <table:table-cell table:formula="of:=6*[.B49]" office:value-type="float" office:value="42000" calcext:value-type="float">
            <text:p>42000</text:p>
          </table:table-cell>
        </table:table-row>
        <table:table-row table:style-name="ro11">
          <table:table-cell/>
          <table:table-cell office:value-type="float" office:value="7500" calcext:value-type="float">
            <text:p>7500</text:p>
          </table:table-cell>
          <table:table-cell table:formula="of:=[.C$24]*[.$I50]/1000000" office:value-type="float" office:value="40.2905401724098" calcext:value-type="float">
            <text:p>40,3</text:p>
          </table:table-cell>
          <table:table-cell table:style-name="ce178" table:formula="of:=[.D$24]*[.$I50]/1000000" office:value-type="float" office:value="93.6621606896393" calcext:value-type="float">
            <text:p>93,7</text:p>
          </table:table-cell>
          <table:table-cell table:style-name="ce178" table:formula="of:=[.E$24]*[.$I50]/1000000" office:value-type="float" office:value="182.614861551688" calcext:value-type="float">
            <text:p>182,6</text:p>
          </table:table-cell>
          <table:table-cell table:style-name="ce178" table:formula="of:=[.F$24]*[.$I50]/1000000" office:value-type="float" office:value="307.148642758557" calcext:value-type="float">
            <text:p>307,1</text:p>
          </table:table-cell>
          <table:table-cell table:style-name="ce178" table:formula="of:=[.G$24]*[.$I50]/1000000" office:value-type="float" office:value="467.263504310246" calcext:value-type="float">
            <text:p>467,3</text:p>
          </table:table-cell>
          <table:table-cell/>
          <table:table-cell table:formula="of:=6*[.B50]" office:value-type="float" office:value="45000" calcext:value-type="float">
            <text:p>45000</text:p>
          </table:table-cell>
        </table:table-row>
        <table:table-row table:style-name="ro11">
          <table:table-cell/>
          <table:table-cell office:value-type="float" office:value="8000" calcext:value-type="float">
            <text:p>8000</text:p>
          </table:table-cell>
          <table:table-cell table:formula="of:=[.C$24]*[.$I51]/1000000" office:value-type="float" office:value="42.9765761839038" calcext:value-type="float">
            <text:p>43,0</text:p>
          </table:table-cell>
          <table:table-cell table:style-name="ce178" table:formula="of:=[.D$24]*[.$I51]/1000000" office:value-type="float" office:value="99.9063047356153" calcext:value-type="float">
            <text:p>99,9</text:p>
          </table:table-cell>
          <table:table-cell table:style-name="ce178" table:formula="of:=[.E$24]*[.$I51]/1000000" office:value-type="float" office:value="194.789185655134" calcext:value-type="float">
            <text:p>194,8</text:p>
          </table:table-cell>
          <table:table-cell table:style-name="ce178" table:formula="of:=[.F$24]*[.$I51]/1000000" office:value-type="float" office:value="327.625218942461" calcext:value-type="float">
            <text:p>327,6</text:p>
          </table:table-cell>
          <table:table-cell table:style-name="ce178" table:formula="of:=[.G$24]*[.$I51]/1000000" office:value-type="float" office:value="498.414404597595" calcext:value-type="float">
            <text:p>498,4</text:p>
          </table:table-cell>
          <table:table-cell/>
          <table:table-cell table:formula="of:=6*[.B51]" office:value-type="float" office:value="48000" calcext:value-type="float">
            <text:p>48000</text:p>
          </table:table-cell>
        </table:table-row>
        <table:table-row table:style-name="ro11">
          <table:table-cell/>
          <table:table-cell office:value-type="float" office:value="8500" calcext:value-type="float">
            <text:p>8500</text:p>
          </table:table-cell>
          <table:table-cell table:formula="of:=[.C$24]*[.$I52]/1000000" office:value-type="float" office:value="45.6626121953978" calcext:value-type="float">
            <text:p>45,7</text:p>
          </table:table-cell>
          <table:table-cell table:style-name="ce178" table:formula="of:=[.D$24]*[.$I52]/1000000" office:value-type="float" office:value="106.150448781591" calcext:value-type="float">
            <text:p>106,2</text:p>
          </table:table-cell>
          <table:table-cell table:style-name="ce178" table:formula="of:=[.E$24]*[.$I52]/1000000" office:value-type="float" office:value="206.96350975858" calcext:value-type="float">
            <text:p>207,0</text:p>
          </table:table-cell>
          <table:table-cell table:style-name="ce178" table:formula="of:=[.F$24]*[.$I52]/1000000" office:value-type="float" office:value="348.101795126365" calcext:value-type="float">
            <text:p>348,1</text:p>
          </table:table-cell>
          <table:table-cell table:style-name="ce178" table:formula="of:=[.G$24]*[.$I52]/1000000" office:value-type="float" office:value="529.565304884945" calcext:value-type="float">
            <text:p>529,6</text:p>
          </table:table-cell>
          <table:table-cell/>
          <table:table-cell table:formula="of:=6*[.B52]" office:value-type="float" office:value="51000" calcext:value-type="float">
            <text:p>51000</text:p>
          </table:table-cell>
        </table:table-row>
        <table:table-row table:style-name="ro11">
          <table:table-cell/>
          <table:table-cell office:value-type="float" office:value="9000" calcext:value-type="float">
            <text:p>9000</text:p>
          </table:table-cell>
          <table:table-cell table:formula="of:=[.C$24]*[.$I53]/1000000" office:value-type="float" office:value="48.3486482068918" calcext:value-type="float">
            <text:p>48,3</text:p>
          </table:table-cell>
          <table:table-cell table:style-name="ce178" table:formula="of:=[.D$24]*[.$I53]/1000000" office:value-type="float" office:value="112.394592827567" calcext:value-type="float">
            <text:p>112,4</text:p>
          </table:table-cell>
          <table:table-cell table:style-name="ce178" table:formula="of:=[.E$24]*[.$I53]/1000000" office:value-type="float" office:value="219.137833862026" calcext:value-type="float">
            <text:p>219,1</text:p>
          </table:table-cell>
          <table:table-cell table:style-name="ce178" table:formula="of:=[.F$24]*[.$I53]/1000000" office:value-type="float" office:value="368.578371310269" calcext:value-type="float">
            <text:p>368,6</text:p>
          </table:table-cell>
          <table:table-cell table:style-name="ce178" table:formula="of:=[.G$24]*[.$I53]/1000000" office:value-type="float" office:value="560.716205172295" calcext:value-type="float">
            <text:p>560,7</text:p>
          </table:table-cell>
          <table:table-cell/>
          <table:table-cell table:formula="of:=6*[.B53]" office:value-type="float" office:value="54000" calcext:value-type="float">
            <text:p>54000</text:p>
          </table:table-cell>
        </table:table-row>
        <table:table-row table:style-name="ro11">
          <table:table-cell/>
          <table:table-cell office:value-type="float" office:value="9500" calcext:value-type="float">
            <text:p>9500</text:p>
          </table:table-cell>
          <table:table-cell table:formula="of:=[.C$24]*[.$I54]/1000000" office:value-type="float" office:value="51.0346842183858" calcext:value-type="float">
            <text:p>51,0</text:p>
          </table:table-cell>
          <table:table-cell table:style-name="ce178" table:formula="of:=[.D$24]*[.$I54]/1000000" office:value-type="float" office:value="118.638736873543" calcext:value-type="float">
            <text:p>118,6</text:p>
          </table:table-cell>
          <table:table-cell table:style-name="ce178" table:formula="of:=[.E$24]*[.$I54]/1000000" office:value-type="float" office:value="231.312157965472" calcext:value-type="float">
            <text:p>231,3</text:p>
          </table:table-cell>
          <table:table-cell table:style-name="ce178" table:formula="of:=[.F$24]*[.$I54]/1000000" office:value-type="float" office:value="389.054947494172" calcext:value-type="float">
            <text:p>389,1</text:p>
          </table:table-cell>
          <table:table-cell table:style-name="ce178" table:formula="of:=[.G$24]*[.$I54]/1000000" office:value-type="float" office:value="591.867105459644" calcext:value-type="float">
            <text:p>591,9</text:p>
          </table:table-cell>
          <table:table-cell/>
          <table:table-cell table:formula="of:=6*[.B54]" office:value-type="float" office:value="57000" calcext:value-type="float">
            <text:p>57000</text:p>
          </table:table-cell>
        </table:table-row>
        <table:table-row table:style-name="ro11">
          <table:table-cell/>
          <table:table-cell office:value-type="float" office:value="10000" calcext:value-type="float">
            <text:p>10000</text:p>
          </table:table-cell>
          <table:table-cell table:formula="of:=[.C$24]*[.$I55]/1000000" office:value-type="float" office:value="53.7207202298798" calcext:value-type="float">
            <text:p>53,7</text:p>
          </table:table-cell>
          <table:table-cell table:style-name="ce178" table:formula="of:=[.D$24]*[.$I55]/1000000" office:value-type="float" office:value="124.882880919519" calcext:value-type="float">
            <text:p>124,9</text:p>
          </table:table-cell>
          <table:table-cell table:style-name="ce178" table:formula="of:=[.E$24]*[.$I55]/1000000" office:value-type="float" office:value="243.486482068918" calcext:value-type="float">
            <text:p>243,5</text:p>
          </table:table-cell>
          <table:table-cell table:style-name="ce178" table:formula="of:=[.F$24]*[.$I55]/1000000" office:value-type="float" office:value="409.531523678076" calcext:value-type="float">
            <text:p>409,5</text:p>
          </table:table-cell>
          <table:table-cell table:style-name="ce178" table:formula="of:=[.G$24]*[.$I55]/1000000" office:value-type="float" office:value="623.018005746994" calcext:value-type="float">
            <text:p>623,0</text:p>
          </table:table-cell>
          <table:table-cell/>
          <table:table-cell table:formula="of:=6*[.B55]" office:value-type="float" office:value="60000" calcext:value-type="float">
            <text:p>600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batch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63" table:formula="of:=[.C$26]*[.$I61]/1000000" office:value-type="float" office:value="0.418603601149399" calcext:value-type="float">
            <text:p>0,4</text:p>
          </table:table-cell>
          <table:table-cell table:style-name="ce163" table:formula="of:=[.D$26]*[.$I61]/1000000" office:value-type="float" office:value="0.774414404597595" calcext:value-type="float">
            <text:p>0,8</text:p>
          </table:table-cell>
          <table:table-cell table:style-name="ce163" table:formula="of:=[.E$26]*[.$I61]/1000000" office:value-type="float" office:value="1.36743241034459" calcext:value-type="float">
            <text:p>1,4</text:p>
          </table:table-cell>
          <table:table-cell table:style-name="ce163" table:formula="of:=[.F$26]*[.$I61]/1000000" office:value-type="float" office:value="2.19765761839038" calcext:value-type="float">
            <text:p>2,2</text:p>
          </table:table-cell>
          <table:table-cell table:style-name="ce163" table:formula="of:=[.G$26]*[.$I61]/1000000" office:value-type="float" office:value="3.26509002873497" calcext:value-type="float">
            <text:p>3,3</text:p>
          </table:table-cell>
          <table:table-cell/>
          <table:table-cell table:formula="of:=6*[.B61]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63" table:formula="of:=[.C$26]*[.$I62]/1000000" office:value-type="float" office:value="1.4651126040229" calcext:value-type="float">
            <text:p>1,5</text:p>
          </table:table-cell>
          <table:table-cell table:style-name="ce163" table:formula="of:=[.D$26]*[.$I62]/1000000" office:value-type="float" office:value="2.71045041609158" calcext:value-type="float">
            <text:p>2,7</text:p>
          </table:table-cell>
          <table:table-cell table:style-name="ce163" table:formula="of:=[.E$26]*[.$I62]/1000000" office:value-type="float" office:value="4.78601343620606" calcext:value-type="float">
            <text:p>4,8</text:p>
          </table:table-cell>
          <table:table-cell table:style-name="ce163" table:formula="of:=[.F$26]*[.$I62]/1000000" office:value-type="float" office:value="7.69180166436633" calcext:value-type="float">
            <text:p>7,7</text:p>
          </table:table-cell>
          <table:table-cell table:style-name="ce163" table:formula="of:=[.G$26]*[.$I62]/1000000" office:value-type="float" office:value="11.4278151005724" calcext:value-type="float">
            <text:p>11,4</text:p>
          </table:table-cell>
          <table:table-cell table:style-name="ce24"/>
          <table:table-cell table:formula="of:=6*[.B62]" office:value-type="float" office:value="2100" calcext:value-type="float">
            <text:p>2100</text:p>
          </table:table-cell>
        </table:table-row>
        <table:table-row table:style-name="ro12">
          <table:table-cell/>
          <table:table-cell office:value-type="float" office:value="700" calcext:value-type="float">
            <text:p>700</text:p>
          </table:table-cell>
          <table:table-cell table:style-name="ce163" table:formula="of:=[.C$26]*[.$I63]/1000000" office:value-type="float" office:value="2.93022520804579" calcext:value-type="float">
            <text:p>2,9</text:p>
          </table:table-cell>
          <table:table-cell table:style-name="ce163" table:formula="of:=[.D$26]*[.$I63]/1000000" office:value-type="float" office:value="5.42090083218317" calcext:value-type="float">
            <text:p>5,4</text:p>
          </table:table-cell>
          <table:table-cell table:style-name="ce163" table:formula="of:=[.E$26]*[.$I63]/1000000" office:value-type="float" office:value="9.57202687241213" calcext:value-type="float">
            <text:p>9,6</text:p>
          </table:table-cell>
          <table:table-cell table:style-name="ce163" table:formula="of:=[.F$26]*[.$I63]/1000000" office:value-type="float" office:value="15.3836033287327" calcext:value-type="float">
            <text:p>15,4</text:p>
          </table:table-cell>
          <table:table-cell table:style-name="ce163" table:formula="of:=[.G$26]*[.$I63]/1000000" office:value-type="float" office:value="22.8556302011448" calcext:value-type="float">
            <text:p>22,9</text:p>
          </table:table-cell>
          <table:table-cell/>
          <table:table-cell table:formula="of:=6*[.B63]" office:value-type="float" office:value="4200" calcext:value-type="float">
            <text:p>42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63" table:formula="of:=[.C$26]*[.$I64]/1000000" office:value-type="float" office:value="4.18603601149399" calcext:value-type="float">
            <text:p>4,2</text:p>
          </table:table-cell>
          <table:table-cell table:style-name="ce163" table:formula="of:=[.D$26]*[.$I64]/1000000" office:value-type="float" office:value="7.74414404597595" calcext:value-type="float">
            <text:p>7,7</text:p>
          </table:table-cell>
          <table:table-cell table:style-name="ce163" table:formula="of:=[.E$26]*[.$I64]/1000000" office:value-type="float" office:value="13.6743241034459" calcext:value-type="float">
            <text:p>13,7</text:p>
          </table:table-cell>
          <table:table-cell table:style-name="ce163" table:formula="of:=[.F$26]*[.$I64]/1000000" office:value-type="float" office:value="21.9765761839038" calcext:value-type="float">
            <text:p>22,0</text:p>
          </table:table-cell>
          <table:table-cell table:style-name="ce163" table:formula="of:=[.G$26]*[.$I64]/1000000" office:value-type="float" office:value="32.6509002873497" calcext:value-type="float">
            <text:p>32,7</text:p>
          </table:table-cell>
          <table:table-cell/>
          <table:table-cell table:formula="of:=6*[.B64]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63" table:formula="of:=[.C$26]*[.$I65]/1000000" office:value-type="float" office:value="5.65114861551688" calcext:value-type="float">
            <text:p>5,7</text:p>
          </table:table-cell>
          <table:table-cell table:style-name="ce163" table:formula="of:=[.D$26]*[.$I65]/1000000" office:value-type="float" office:value="10.4545944620675" calcext:value-type="float">
            <text:p>10,5</text:p>
          </table:table-cell>
          <table:table-cell table:style-name="ce163" table:formula="of:=[.E$26]*[.$I65]/1000000" office:value-type="float" office:value="18.460337539652" calcext:value-type="float">
            <text:p>18,5</text:p>
          </table:table-cell>
          <table:table-cell table:style-name="ce163" table:formula="of:=[.F$26]*[.$I65]/1000000" office:value-type="float" office:value="29.6683778482701" calcext:value-type="float">
            <text:p>29,7</text:p>
          </table:table-cell>
          <table:table-cell table:style-name="ce163" table:formula="of:=[.G$26]*[.$I65]/1000000" office:value-type="float" office:value="44.0787153879221" calcext:value-type="float">
            <text:p>44,1</text:p>
          </table:table-cell>
          <table:table-cell/>
          <table:table-cell table:formula="of:=6*[.B65]" office:value-type="float" office:value="8100" calcext:value-type="float">
            <text:p>810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63" table:formula="of:=[.C$26]*[.$I66]/1000000" office:value-type="float" office:value="6.27905401724098" calcext:value-type="float">
            <text:p>6,3</text:p>
          </table:table-cell>
          <table:table-cell table:style-name="ce163" table:formula="of:=[.D$26]*[.$I66]/1000000" office:value-type="float" office:value="11.6162160689639" calcext:value-type="float">
            <text:p>11,6</text:p>
          </table:table-cell>
          <table:table-cell table:style-name="ce163" table:formula="of:=[.E$26]*[.$I66]/1000000" office:value-type="float" office:value="20.5114861551688" calcext:value-type="float">
            <text:p>20,5</text:p>
          </table:table-cell>
          <table:table-cell table:style-name="ce163" table:formula="of:=[.F$26]*[.$I66]/1000000" office:value-type="float" office:value="32.9648642758557" calcext:value-type="float">
            <text:p>33,0</text:p>
          </table:table-cell>
          <table:table-cell table:style-name="ce163" table:formula="of:=[.G$26]*[.$I66]/1000000" office:value-type="float" office:value="48.9763504310246" calcext:value-type="float">
            <text:p>49,0</text:p>
          </table:table-cell>
          <table:table-cell/>
          <table:table-cell table:formula="of:=6*[.B66]"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63" table:formula="of:=[.C$26]*[.$I67]/1000000" office:value-type="float" office:value="8.37207202298798" calcext:value-type="float">
            <text:p>8,4</text:p>
          </table:table-cell>
          <table:table-cell table:style-name="ce163" table:formula="of:=[.D$26]*[.$I67]/1000000" office:value-type="float" office:value="15.4882880919519" calcext:value-type="float">
            <text:p>15,5</text:p>
          </table:table-cell>
          <table:table-cell table:style-name="ce163" table:formula="of:=[.E$26]*[.$I67]/1000000" office:value-type="float" office:value="27.3486482068918" calcext:value-type="float">
            <text:p>27,3</text:p>
          </table:table-cell>
          <table:table-cell table:style-name="ce163" table:formula="of:=[.F$26]*[.$I67]/1000000" office:value-type="float" office:value="43.9531523678076" calcext:value-type="float">
            <text:p>44,0</text:p>
          </table:table-cell>
          <table:table-cell table:style-name="ce163" table:formula="of:=[.G$26]*[.$I67]/1000000" office:value-type="float" office:value="65.3018005746994" calcext:value-type="float">
            <text:p>65,3</text:p>
          </table:table-cell>
          <table:table-cell/>
          <table:table-cell table:formula="of:=6*[.B67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63" table:formula="of:=[.C$26]*[.$I68]/1000000" office:value-type="float" office:value="10.465090028735" calcext:value-type="float">
            <text:p>10,5</text:p>
          </table:table-cell>
          <table:table-cell table:style-name="ce163" table:formula="of:=[.D$26]*[.$I68]/1000000" office:value-type="float" office:value="19.3603601149399" calcext:value-type="float">
            <text:p>19,4</text:p>
          </table:table-cell>
          <table:table-cell table:style-name="ce163" table:formula="of:=[.E$26]*[.$I68]/1000000" office:value-type="float" office:value="34.1858102586147" calcext:value-type="float">
            <text:p>34,2</text:p>
          </table:table-cell>
          <table:table-cell table:style-name="ce163" table:formula="of:=[.F$26]*[.$I68]/1000000" office:value-type="float" office:value="54.9414404597595" calcext:value-type="float">
            <text:p>54,9</text:p>
          </table:table-cell>
          <table:table-cell table:style-name="ce163" table:formula="of:=[.G$26]*[.$I68]/1000000" office:value-type="float" office:value="81.6272507183743" calcext:value-type="float">
            <text:p>81,6</text:p>
          </table:table-cell>
          <table:table-cell/>
          <table:table-cell table:formula="of:=6*[.B68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63" table:formula="of:=[.C$26]*[.$I69]/1000000" office:value-type="float" office:value="12.558108034482" calcext:value-type="float">
            <text:p>12,6</text:p>
          </table:table-cell>
          <table:table-cell table:style-name="ce163" table:formula="of:=[.D$26]*[.$I69]/1000000" office:value-type="float" office:value="23.2324321379279" calcext:value-type="float">
            <text:p>23,2</text:p>
          </table:table-cell>
          <table:table-cell table:style-name="ce163" table:formula="of:=[.E$26]*[.$I69]/1000000" office:value-type="float" office:value="41.0229723103377" calcext:value-type="float">
            <text:p>41,0</text:p>
          </table:table-cell>
          <table:table-cell table:style-name="ce163" table:formula="of:=[.F$26]*[.$I69]/1000000" office:value-type="float" office:value="65.9297285517114" calcext:value-type="float">
            <text:p>65,9</text:p>
          </table:table-cell>
          <table:table-cell table:style-name="ce163" table:formula="of:=[.G$26]*[.$I69]/1000000" office:value-type="float" office:value="97.9527008620491" calcext:value-type="float">
            <text:p>98,0</text:p>
          </table:table-cell>
          <table:table-cell/>
          <table:table-cell table:formula="of:=6*[.B69]" office:value-type="float" office:value="18000" calcext:value-type="float">
            <text:p>18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63" table:formula="of:=[.C$26]*[.$I70]/1000000" office:value-type="float" office:value="14.651126040229" calcext:value-type="float">
            <text:p>14,7</text:p>
          </table:table-cell>
          <table:table-cell table:style-name="ce163" table:formula="of:=[.D$26]*[.$I70]/1000000" office:value-type="float" office:value="27.1045041609158" calcext:value-type="float">
            <text:p>27,1</text:p>
          </table:table-cell>
          <table:table-cell table:style-name="ce163" table:formula="of:=[.E$26]*[.$I70]/1000000" office:value-type="float" office:value="47.8601343620606" calcext:value-type="float">
            <text:p>47,9</text:p>
          </table:table-cell>
          <table:table-cell table:style-name="ce163" table:formula="of:=[.F$26]*[.$I70]/1000000" office:value-type="float" office:value="76.9180166436634" calcext:value-type="float">
            <text:p>76,9</text:p>
          </table:table-cell>
          <table:table-cell table:style-name="ce163" table:formula="of:=[.G$26]*[.$I70]/1000000" office:value-type="float" office:value="114.278151005724" calcext:value-type="float">
            <text:p>114,3</text:p>
          </table:table-cell>
          <table:table-cell/>
          <table:table-cell table:formula="of:=6*[.B70]" office:value-type="float" office:value="21000" calcext:value-type="float">
            <text:p>2100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63" table:formula="of:=[.C$26]*[.$I71]/1000000" office:value-type="float" office:value="16.744144045976" calcext:value-type="float">
            <text:p>16,7</text:p>
          </table:table-cell>
          <table:table-cell table:style-name="ce163" table:formula="of:=[.D$26]*[.$I71]/1000000" office:value-type="float" office:value="30.9765761839038" calcext:value-type="float">
            <text:p>31,0</text:p>
          </table:table-cell>
          <table:table-cell table:style-name="ce163" table:formula="of:=[.E$26]*[.$I71]/1000000" office:value-type="float" office:value="54.6972964137836" calcext:value-type="float">
            <text:p>54,7</text:p>
          </table:table-cell>
          <table:table-cell table:style-name="ce163" table:formula="of:=[.F$26]*[.$I71]/1000000" office:value-type="float" office:value="87.9063047356152" calcext:value-type="float">
            <text:p>87,9</text:p>
          </table:table-cell>
          <table:table-cell table:style-name="ce163" table:formula="of:=[.G$26]*[.$I71]/1000000" office:value-type="float" office:value="130.603601149399" calcext:value-type="float">
            <text:p>130,6</text:p>
          </table:table-cell>
          <table:table-cell/>
          <table:table-cell table:formula="of:=6*[.B71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63" table:formula="of:=[.C$26]*[.$I72]/1000000" office:value-type="float" office:value="18.837162051723" calcext:value-type="float">
            <text:p>18,8</text:p>
          </table:table-cell>
          <table:table-cell table:style-name="ce163" table:formula="of:=[.D$26]*[.$I72]/1000000" office:value-type="float" office:value="34.8486482068918" calcext:value-type="float">
            <text:p>34,8</text:p>
          </table:table-cell>
          <table:table-cell table:style-name="ce163" table:formula="of:=[.E$26]*[.$I72]/1000000" office:value-type="float" office:value="61.5344584655065" calcext:value-type="float">
            <text:p>61,5</text:p>
          </table:table-cell>
          <table:table-cell table:style-name="ce163" table:formula="of:=[.F$26]*[.$I72]/1000000" office:value-type="float" office:value="98.8945928275672" calcext:value-type="float">
            <text:p>98,9</text:p>
          </table:table-cell>
          <table:table-cell table:style-name="ce163" table:formula="of:=[.G$26]*[.$I72]/1000000" office:value-type="float" office:value="146.929051293074" calcext:value-type="float">
            <text:p>146,9</text:p>
          </table:table-cell>
          <table:table-cell/>
          <table:table-cell table:formula="of:=6*[.B72]" office:value-type="float" office:value="27000" calcext:value-type="float">
            <text:p>270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63" table:formula="of:=[.C$26]*[.$I73]/1000000" office:value-type="float" office:value="20.9301800574699" calcext:value-type="float">
            <text:p>20,9</text:p>
          </table:table-cell>
          <table:table-cell table:style-name="ce163" table:formula="of:=[.D$26]*[.$I73]/1000000" office:value-type="float" office:value="38.7207202298798" calcext:value-type="float">
            <text:p>38,7</text:p>
          </table:table-cell>
          <table:table-cell table:style-name="ce163" table:formula="of:=[.E$26]*[.$I73]/1000000" office:value-type="float" office:value="68.3716205172295" calcext:value-type="float">
            <text:p>68,4</text:p>
          </table:table-cell>
          <table:table-cell table:style-name="ce163" table:formula="of:=[.F$26]*[.$I73]/1000000" office:value-type="float" office:value="109.882880919519" calcext:value-type="float">
            <text:p>109,9</text:p>
          </table:table-cell>
          <table:table-cell table:style-name="ce163" table:formula="of:=[.G$26]*[.$I73]/1000000" office:value-type="float" office:value="163.254501436749" calcext:value-type="float">
            <text:p>163,3</text:p>
          </table:table-cell>
          <table:table-cell/>
          <table:table-cell table:formula="of:=6*[.B73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63" table:formula="of:=[.C$26]*[.$I74]/1000000" office:value-type="float" office:value="23.0231980632169" calcext:value-type="float">
            <text:p>23,0</text:p>
          </table:table-cell>
          <table:table-cell table:style-name="ce163" table:formula="of:=[.D$26]*[.$I74]/1000000" office:value-type="float" office:value="42.5927922528678" calcext:value-type="float">
            <text:p>42,6</text:p>
          </table:table-cell>
          <table:table-cell table:style-name="ce163" table:formula="of:=[.E$26]*[.$I74]/1000000" office:value-type="float" office:value="75.2087825689524" calcext:value-type="float">
            <text:p>75,2</text:p>
          </table:table-cell>
          <table:table-cell table:style-name="ce163" table:formula="of:=[.F$26]*[.$I74]/1000000" office:value-type="float" office:value="120.871169011471" calcext:value-type="float">
            <text:p>120,9</text:p>
          </table:table-cell>
          <table:table-cell table:style-name="ce163" table:formula="of:=[.G$26]*[.$I74]/1000000" office:value-type="float" office:value="179.579951580423" calcext:value-type="float">
            <text:p>179,6</text:p>
          </table:table-cell>
          <table:table-cell/>
          <table:table-cell table:formula="of:=6*[.B74]" office:value-type="float" office:value="33000" calcext:value-type="float">
            <text:p>33000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63" table:formula="of:=[.C$26]*[.$I75]/1000000" office:value-type="float" office:value="25.1162160689639" calcext:value-type="float">
            <text:p>25,1</text:p>
          </table:table-cell>
          <table:table-cell table:style-name="ce163" table:formula="of:=[.D$26]*[.$I75]/1000000" office:value-type="float" office:value="46.4648642758557" calcext:value-type="float">
            <text:p>46,5</text:p>
          </table:table-cell>
          <table:table-cell table:style-name="ce163" table:formula="of:=[.E$26]*[.$I75]/1000000" office:value-type="float" office:value="82.0459446206754" calcext:value-type="float">
            <text:p>82,0</text:p>
          </table:table-cell>
          <table:table-cell table:style-name="ce163" table:formula="of:=[.F$26]*[.$I75]/1000000" office:value-type="float" office:value="131.859457103423" calcext:value-type="float">
            <text:p>131,9</text:p>
          </table:table-cell>
          <table:table-cell table:style-name="ce163" table:formula="of:=[.G$26]*[.$I75]/1000000" office:value-type="float" office:value="195.905401724098" calcext:value-type="float">
            <text:p>195,9</text:p>
          </table:table-cell>
          <table:table-cell/>
          <table:table-cell table:formula="of:=6*[.B75]" office:value-type="float" office:value="36000" calcext:value-type="float">
            <text:p>36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63" table:formula="of:=[.C$26]*[.$I76]/1000000" office:value-type="float" office:value="27.2092340747109" calcext:value-type="float">
            <text:p>27,2</text:p>
          </table:table-cell>
          <table:table-cell table:style-name="ce163" table:formula="of:=[.D$26]*[.$I76]/1000000" office:value-type="float" office:value="50.3369362988437" calcext:value-type="float">
            <text:p>50,3</text:p>
          </table:table-cell>
          <table:table-cell table:style-name="ce163" table:formula="of:=[.E$26]*[.$I76]/1000000" office:value-type="float" office:value="88.8831066723983" calcext:value-type="float">
            <text:p>88,9</text:p>
          </table:table-cell>
          <table:table-cell table:style-name="ce163" table:formula="of:=[.F$26]*[.$I76]/1000000" office:value-type="float" office:value="142.847745195375" calcext:value-type="float">
            <text:p>142,8</text:p>
          </table:table-cell>
          <table:table-cell table:style-name="ce163" table:formula="of:=[.G$26]*[.$I76]/1000000" office:value-type="float" office:value="212.230851867773" calcext:value-type="float">
            <text:p>212,2</text:p>
          </table:table-cell>
          <table:table-cell/>
          <table:table-cell table:formula="of:=6*[.B76]" office:value-type="float" office:value="39000" calcext:value-type="float">
            <text:p>39000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63" table:formula="of:=[.C$26]*[.$I77]/1000000" office:value-type="float" office:value="29.3022520804579" calcext:value-type="float">
            <text:p>29,3</text:p>
          </table:table-cell>
          <table:table-cell table:style-name="ce163" table:formula="of:=[.D$26]*[.$I77]/1000000" office:value-type="float" office:value="54.2090083218317" calcext:value-type="float">
            <text:p>54,2</text:p>
          </table:table-cell>
          <table:table-cell table:style-name="ce163" table:formula="of:=[.E$26]*[.$I77]/1000000" office:value-type="float" office:value="95.7202687241213" calcext:value-type="float">
            <text:p>95,7</text:p>
          </table:table-cell>
          <table:table-cell table:style-name="ce163" table:formula="of:=[.F$26]*[.$I77]/1000000" office:value-type="float" office:value="153.836033287327" calcext:value-type="float">
            <text:p>153,8</text:p>
          </table:table-cell>
          <table:table-cell table:style-name="ce163" table:formula="of:=[.G$26]*[.$I77]/1000000" office:value-type="float" office:value="228.556302011448" calcext:value-type="float">
            <text:p>228,6</text:p>
          </table:table-cell>
          <table:table-cell/>
          <table:table-cell table:formula="of:=6*[.B77]" office:value-type="float" office:value="42000" calcext:value-type="float">
            <text:p>42000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63" table:formula="of:=[.C$26]*[.$I78]/1000000" office:value-type="float" office:value="31.3952700862049" calcext:value-type="float">
            <text:p>31,4</text:p>
          </table:table-cell>
          <table:table-cell table:style-name="ce163" table:formula="of:=[.D$26]*[.$I78]/1000000" office:value-type="float" office:value="58.0810803448197" calcext:value-type="float">
            <text:p>58,1</text:p>
          </table:table-cell>
          <table:table-cell table:style-name="ce163" table:formula="of:=[.E$26]*[.$I78]/1000000" office:value-type="float" office:value="102.557430775844" calcext:value-type="float">
            <text:p>102,6</text:p>
          </table:table-cell>
          <table:table-cell table:style-name="ce163" table:formula="of:=[.F$26]*[.$I78]/1000000" office:value-type="float" office:value="164.824321379279" calcext:value-type="float">
            <text:p>164,8</text:p>
          </table:table-cell>
          <table:table-cell table:style-name="ce163" table:formula="of:=[.G$26]*[.$I78]/1000000" office:value-type="float" office:value="244.881752155123" calcext:value-type="float">
            <text:p>244,9</text:p>
          </table:table-cell>
          <table:table-cell/>
          <table:table-cell table:formula="of:=6*[.B78]" office:value-type="float" office:value="45000" calcext:value-type="float">
            <text:p>45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63" table:formula="of:=[.C$26]*[.$I79]/1000000" office:value-type="float" office:value="33.4882880919519" calcext:value-type="float">
            <text:p>33,5</text:p>
          </table:table-cell>
          <table:table-cell table:style-name="ce163" table:formula="of:=[.D$26]*[.$I79]/1000000" office:value-type="float" office:value="61.9531523678076" calcext:value-type="float">
            <text:p>62,0</text:p>
          </table:table-cell>
          <table:table-cell table:style-name="ce163" table:formula="of:=[.E$26]*[.$I79]/1000000" office:value-type="float" office:value="109.394592827567" calcext:value-type="float">
            <text:p>109,4</text:p>
          </table:table-cell>
          <table:table-cell table:style-name="ce163" table:formula="of:=[.F$26]*[.$I79]/1000000" office:value-type="float" office:value="175.812609471231" calcext:value-type="float">
            <text:p>175,8</text:p>
          </table:table-cell>
          <table:table-cell table:style-name="ce163" table:formula="of:=[.G$26]*[.$I79]/1000000" office:value-type="float" office:value="261.207202298798" calcext:value-type="float">
            <text:p>261,2</text:p>
          </table:table-cell>
          <table:table-cell/>
          <table:table-cell table:formula="of:=6*[.B79]"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63" table:formula="of:=[.C$26]*[.$I80]/1000000" office:value-type="float" office:value="35.5813060976989" calcext:value-type="float">
            <text:p>35,6</text:p>
          </table:table-cell>
          <table:table-cell table:style-name="ce163" table:formula="of:=[.D$26]*[.$I80]/1000000" office:value-type="float" office:value="65.8252243907956" calcext:value-type="float">
            <text:p>65,8</text:p>
          </table:table-cell>
          <table:table-cell table:style-name="ce163" table:formula="of:=[.E$26]*[.$I80]/1000000" office:value-type="float" office:value="116.23175487929" calcext:value-type="float">
            <text:p>116,2</text:p>
          </table:table-cell>
          <table:table-cell table:style-name="ce163" table:formula="of:=[.F$26]*[.$I80]/1000000" office:value-type="float" office:value="186.800897563182" calcext:value-type="float">
            <text:p>186,8</text:p>
          </table:table-cell>
          <table:table-cell table:style-name="ce163" table:formula="of:=[.G$26]*[.$I80]/1000000" office:value-type="float" office:value="277.532652442473" calcext:value-type="float">
            <text:p>277,5</text:p>
          </table:table-cell>
          <table:table-cell/>
          <table:table-cell table:formula="of:=6*[.B80]" office:value-type="float" office:value="51000" calcext:value-type="float">
            <text:p>5100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63" table:formula="of:=[.C$26]*[.$I81]/1000000" office:value-type="float" office:value="37.6743241034459" calcext:value-type="float">
            <text:p>37,7</text:p>
          </table:table-cell>
          <table:table-cell table:style-name="ce163" table:formula="of:=[.D$26]*[.$I81]/1000000" office:value-type="float" office:value="69.6972964137836" calcext:value-type="float">
            <text:p>69,7</text:p>
          </table:table-cell>
          <table:table-cell table:style-name="ce163" table:formula="of:=[.E$26]*[.$I81]/1000000" office:value-type="float" office:value="123.068916931013" calcext:value-type="float">
            <text:p>123,1</text:p>
          </table:table-cell>
          <table:table-cell table:style-name="ce163" table:formula="of:=[.F$26]*[.$I81]/1000000" office:value-type="float" office:value="197.789185655134" calcext:value-type="float">
            <text:p>197,8</text:p>
          </table:table-cell>
          <table:table-cell table:style-name="ce163" table:formula="of:=[.G$26]*[.$I81]/1000000" office:value-type="float" office:value="293.858102586147" calcext:value-type="float">
            <text:p>293,9</text:p>
          </table:table-cell>
          <table:table-cell/>
          <table:table-cell table:formula="of:=6*[.B81]" office:value-type="float" office:value="54000" calcext:value-type="float">
            <text:p>54000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63" table:formula="of:=[.C$26]*[.$I82]/1000000" office:value-type="float" office:value="39.7673421091929" calcext:value-type="float">
            <text:p>39,8</text:p>
          </table:table-cell>
          <table:table-cell table:style-name="ce163" table:formula="of:=[.D$26]*[.$I82]/1000000" office:value-type="float" office:value="73.5693684367716" calcext:value-type="float">
            <text:p>73,6</text:p>
          </table:table-cell>
          <table:table-cell table:style-name="ce163" table:formula="of:=[.E$26]*[.$I82]/1000000" office:value-type="float" office:value="129.906078982736" calcext:value-type="float">
            <text:p>129,9</text:p>
          </table:table-cell>
          <table:table-cell table:style-name="ce163" table:formula="of:=[.F$26]*[.$I82]/1000000" office:value-type="float" office:value="208.777473747086" calcext:value-type="float">
            <text:p>208,8</text:p>
          </table:table-cell>
          <table:table-cell table:style-name="ce163" table:formula="of:=[.G$26]*[.$I82]/1000000" office:value-type="float" office:value="310.183552729822" calcext:value-type="float">
            <text:p>310,2</text:p>
          </table:table-cell>
          <table:table-cell/>
          <table:table-cell table:formula="of:=6*[.B82]" office:value-type="float" office:value="57000" calcext:value-type="float">
            <text:p>570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63" table:formula="of:=[.C$26]*[.$I83]/1000000" office:value-type="float" office:value="41.8603601149399" calcext:value-type="float">
            <text:p>41,9</text:p>
          </table:table-cell>
          <table:table-cell table:style-name="ce163" table:formula="of:=[.D$26]*[.$I83]/1000000" office:value-type="float" office:value="77.4414404597596" calcext:value-type="float">
            <text:p>77,4</text:p>
          </table:table-cell>
          <table:table-cell table:style-name="ce163" table:formula="of:=[.E$26]*[.$I83]/1000000" office:value-type="float" office:value="136.743241034459" calcext:value-type="float">
            <text:p>136,7</text:p>
          </table:table-cell>
          <table:table-cell table:style-name="ce163" table:formula="of:=[.F$26]*[.$I83]/1000000" office:value-type="float" office:value="219.765761839038" calcext:value-type="float">
            <text:p>219,8</text:p>
          </table:table-cell>
          <table:table-cell table:style-name="ce163" table:formula="of:=[.G$26]*[.$I83]/1000000" office:value-type="float" office:value="326.509002873497" calcext:value-type="float">
            <text:p>326,5</text:p>
          </table:table-cell>
          <table:table-cell/>
          <table:table-cell table:formula="of:=6*[.B83]" office:value-type="float" office:value="60000" calcext:value-type="float">
            <text:p>60000</text:p>
          </table:table-cell>
        </table:table-row>
        <table:table-row table:style-name="ro1" table:number-rows-repeated="15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sequential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76" table:formula="of:=100*[.C$24]/[.$I102]" office:value-type="float" office:value="0.0746121114303886" calcext:value-type="float">
            <text:p>0,1</text:p>
          </table:table-cell>
          <table:table-cell table:style-name="ce176" table:formula="of:=100*[.D$24]/[.$I102]" office:value-type="float" office:value="0.173448445721554" calcext:value-type="float">
            <text:p>0,2</text:p>
          </table:table-cell>
          <table:table-cell table:style-name="ce176" table:formula="of:=100*[.E$24]/[.$I102]" office:value-type="float" office:value="0.338175669540164" calcext:value-type="float">
            <text:p>0,3</text:p>
          </table:table-cell>
          <table:table-cell table:style-name="ce176" table:formula="of:=100*[.F$24]/[.$I102]" office:value-type="float" office:value="0.568793782886217" calcext:value-type="float">
            <text:p>0,6</text:p>
          </table:table-cell>
          <table:table-cell table:style-name="ce176" table:formula="of:=100*[.G$24]/[.$I102]" office:value-type="float" office:value="0.865302785759714" calcext:value-type="float">
            <text:p>0,9</text:p>
          </table:table-cell>
          <table:table-cell/>
          <table:table-cell table:style-name="ce179" table:formula="of:=2*60000000/[.B102]" office:value-type="float" office:value="1200000" calcext:value-type="float">
            <text:p>12000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76" table:formula="of:=100*[.C$24]/[.$I103]" office:value-type="float" office:value="0.26114239000636" calcext:value-type="float">
            <text:p>0,3</text:p>
          </table:table-cell>
          <table:table-cell table:style-name="ce176" table:formula="of:=100*[.D$24]/[.$I103]" office:value-type="float" office:value="0.60706956002544" calcext:value-type="float">
            <text:p>0,6</text:p>
          </table:table-cell>
          <table:table-cell table:style-name="ce176" table:formula="of:=100*[.E$24]/[.$I103]" office:value-type="float" office:value="1.18361484339057" calcext:value-type="float">
            <text:p>1,2</text:p>
          </table:table-cell>
          <table:table-cell table:style-name="ce176" table:formula="of:=100*[.F$24]/[.$I103]" office:value-type="float" office:value="1.99077824010176" calcext:value-type="float">
            <text:p>2,0</text:p>
          </table:table-cell>
          <table:table-cell table:style-name="ce176" table:formula="of:=100*[.G$24]/[.$I103]" office:value-type="float" office:value="3.028559750159" calcext:value-type="float">
            <text:p>3,0</text:p>
          </table:table-cell>
          <table:table-cell table:style-name="ce24"/>
          <table:table-cell table:style-name="ce179" table:formula="of:=2*60000000/[.B103]" office:value-type="float" office:value="342857.142857143" calcext:value-type="float">
            <text:p>34285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style-name="ce176" table:formula="of:=100*[.C$24]/[.$I104]" office:value-type="float" office:value="0.52228478001272" calcext:value-type="float">
            <text:p>0,5</text:p>
          </table:table-cell>
          <table:table-cell table:style-name="ce176" table:formula="of:=100*[.D$24]/[.$I104]" office:value-type="float" office:value="1.21413912005088" calcext:value-type="float">
            <text:p>1,2</text:p>
          </table:table-cell>
          <table:table-cell table:style-name="ce176" table:formula="of:=100*[.E$24]/[.$I104]" office:value-type="float" office:value="2.36722968678115" calcext:value-type="float">
            <text:p>2,4</text:p>
          </table:table-cell>
          <table:table-cell table:style-name="ce176" table:formula="of:=100*[.F$24]/[.$I104]" office:value-type="float" office:value="3.98155648020352" calcext:value-type="float">
            <text:p>4,0</text:p>
          </table:table-cell>
          <table:table-cell table:style-name="ce176" table:formula="of:=100*[.G$24]/[.$I104]" office:value-type="float" office:value="6.057119500318" calcext:value-type="float">
            <text:p>6,1</text:p>
          </table:table-cell>
          <table:table-cell/>
          <table:table-cell table:style-name="ce179" table:formula="of:=2*60000000/[.B104]" office:value-type="float" office:value="171428.571428571" calcext:value-type="float">
            <text:p>17142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76" table:formula="of:=100*[.C$24]/[.$I105]" office:value-type="float" office:value="0.746121114303886" calcext:value-type="float">
            <text:p>0,7</text:p>
          </table:table-cell>
          <table:table-cell table:style-name="ce176" table:formula="of:=100*[.D$24]/[.$I105]" office:value-type="float" office:value="1.73448445721554" calcext:value-type="float">
            <text:p>1,7</text:p>
          </table:table-cell>
          <table:table-cell table:style-name="ce176" table:formula="of:=100*[.E$24]/[.$I105]" office:value-type="float" office:value="3.38175669540164" calcext:value-type="float">
            <text:p>3,4</text:p>
          </table:table-cell>
          <table:table-cell table:style-name="ce176" table:formula="of:=100*[.F$24]/[.$I105]" office:value-type="float" office:value="5.68793782886217" calcext:value-type="float">
            <text:p>5,7</text:p>
          </table:table-cell>
          <table:table-cell table:style-name="ce176" table:formula="of:=100*[.G$24]/[.$I105]" office:value-type="float" office:value="8.65302785759714" calcext:value-type="float">
            <text:p>8,7</text:p>
          </table:table-cell>
          <table:table-cell/>
          <table:table-cell table:style-name="ce179" table:formula="of:=2*60000000/[.B105]" office:value-type="float" office:value="120000" calcext:value-type="float">
            <text:p>120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76" table:formula="of:=100*[.C$24]/[.$I106]" office:value-type="float" office:value="1.00726350431025" calcext:value-type="float">
            <text:p>1,0</text:p>
          </table:table-cell>
          <table:table-cell table:style-name="ce176" table:formula="of:=100*[.D$24]/[.$I106]" office:value-type="float" office:value="2.34155401724098" calcext:value-type="float">
            <text:p>2,3</text:p>
          </table:table-cell>
          <table:table-cell table:style-name="ce176" table:formula="of:=100*[.E$24]/[.$I106]" office:value-type="float" office:value="4.56537153879221" calcext:value-type="float">
            <text:p>4,6</text:p>
          </table:table-cell>
          <table:table-cell table:style-name="ce176" table:formula="of:=100*[.F$24]/[.$I106]" office:value-type="float" office:value="7.67871606896393" calcext:value-type="float">
            <text:p>7,7</text:p>
          </table:table-cell>
          <table:table-cell table:style-name="ce176" table:formula="of:=100*[.G$24]/[.$I106]" office:value-type="float" office:value="11.6815876077561" calcext:value-type="float">
            <text:p>11,7</text:p>
          </table:table-cell>
          <table:table-cell/>
          <table:table-cell table:style-name="ce179" table:formula="of:=2*60000000/[.B106]" office:value-type="float" office:value="88888.8888888889" calcext:value-type="float">
            <text:p>88889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76" table:formula="of:=100*[.C$24]/[.$I107]" office:value-type="float" office:value="1.11918167145583" calcext:value-type="float">
            <text:p>1,1</text:p>
          </table:table-cell>
          <table:table-cell table:style-name="ce176" table:formula="of:=100*[.D$24]/[.$I107]" office:value-type="float" office:value="2.60172668582331" calcext:value-type="float">
            <text:p>2,6</text:p>
          </table:table-cell>
          <table:table-cell table:style-name="ce176" table:formula="of:=100*[.E$24]/[.$I107]" office:value-type="float" office:value="5.07263504310246" calcext:value-type="float">
            <text:p>5,1</text:p>
          </table:table-cell>
          <table:table-cell table:style-name="ce176" table:formula="of:=100*[.F$24]/[.$I107]" office:value-type="float" office:value="8.53190674329326" calcext:value-type="float">
            <text:p>8,5</text:p>
          </table:table-cell>
          <table:table-cell table:style-name="ce176" table:formula="of:=100*[.G$24]/[.$I107]" office:value-type="float" office:value="12.9795417863957" calcext:value-type="float">
            <text:p>13,0</text:p>
          </table:table-cell>
          <table:table-cell/>
          <table:table-cell table:style-name="ce179" table:formula="of:=2*60000000/[.B107]" office:value-type="float" office:value="80000" calcext:value-type="float">
            <text:p>80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76" table:formula="of:=100*[.C$24]/[.$I108]" office:value-type="float" office:value="1.49224222860777" calcext:value-type="float">
            <text:p>1,5</text:p>
          </table:table-cell>
          <table:table-cell table:style-name="ce176" table:formula="of:=100*[.D$24]/[.$I108]" office:value-type="float" office:value="3.46896891443109" calcext:value-type="float">
            <text:p>3,5</text:p>
          </table:table-cell>
          <table:table-cell table:style-name="ce176" table:formula="of:=100*[.E$24]/[.$I108]" office:value-type="float" office:value="6.76351339080328" calcext:value-type="float">
            <text:p>6,8</text:p>
          </table:table-cell>
          <table:table-cell table:style-name="ce176" table:formula="of:=100*[.F$24]/[.$I108]" office:value-type="float" office:value="11.3758756577243" calcext:value-type="float">
            <text:p>11,4</text:p>
          </table:table-cell>
          <table:table-cell table:style-name="ce176" table:formula="of:=100*[.G$24]/[.$I108]" office:value-type="float" office:value="17.3060557151943" calcext:value-type="float">
            <text:p>17,3</text:p>
          </table:table-cell>
          <table:table-cell/>
          <table:table-cell table:style-name="ce179" table:formula="of:=2*60000000/[.B108]"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76" table:formula="of:=100*[.C$24]/[.$I109]" office:value-type="float" office:value="1.86530278575971" calcext:value-type="float">
            <text:p>1,9</text:p>
          </table:table-cell>
          <table:table-cell table:style-name="ce176" table:formula="of:=100*[.D$24]/[.$I109]" office:value-type="float" office:value="4.33621114303886" calcext:value-type="float">
            <text:p>4,3</text:p>
          </table:table-cell>
          <table:table-cell table:style-name="ce176" table:formula="of:=100*[.E$24]/[.$I109]" office:value-type="float" office:value="8.45439173850409" calcext:value-type="float">
            <text:p>8,5</text:p>
          </table:table-cell>
          <table:table-cell table:style-name="ce176" table:formula="of:=100*[.F$24]/[.$I109]" office:value-type="float" office:value="14.2198445721554" calcext:value-type="float">
            <text:p>14,2</text:p>
          </table:table-cell>
          <table:table-cell table:style-name="ce176" table:formula="of:=100*[.G$24]/[.$I109]" office:value-type="float" office:value="21.6325696439929" calcext:value-type="float">
            <text:p>21,6</text:p>
          </table:table-cell>
          <table:table-cell/>
          <table:table-cell table:style-name="ce179" table:formula="of:=2*60000000/[.B109]"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76" table:formula="of:=100*[.C$24]/[.$I110]" office:value-type="float" office:value="2.23836334291166" calcext:value-type="float">
            <text:p>2,2</text:p>
          </table:table-cell>
          <table:table-cell table:style-name="ce176" table:formula="of:=100*[.D$24]/[.$I110]" office:value-type="float" office:value="5.20345337164663" calcext:value-type="float">
            <text:p>5,2</text:p>
          </table:table-cell>
          <table:table-cell table:style-name="ce176" table:formula="of:=100*[.E$24]/[.$I110]" office:value-type="float" office:value="10.1452700862049" calcext:value-type="float">
            <text:p>10,1</text:p>
          </table:table-cell>
          <table:table-cell table:style-name="ce176" table:formula="of:=100*[.F$24]/[.$I110]" office:value-type="float" office:value="17.0638134865865" calcext:value-type="float">
            <text:p>17,1</text:p>
          </table:table-cell>
          <table:table-cell table:style-name="ce176" table:formula="of:=100*[.G$24]/[.$I110]" office:value-type="float" office:value="25.9590835727914" calcext:value-type="float">
            <text:p>26,0</text:p>
          </table:table-cell>
          <table:table-cell/>
          <table:table-cell table:style-name="ce179" table:formula="of:=2*60000000/[.B110]" office:value-type="float" office:value="40000" calcext:value-type="float">
            <text:p>40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76" table:formula="of:=100*[.C$24]/[.$I111]" office:value-type="float" office:value="2.6114239000636" calcext:value-type="float">
            <text:p>2,6</text:p>
          </table:table-cell>
          <table:table-cell table:style-name="ce176" table:formula="of:=100*[.D$24]/[.$I111]" office:value-type="float" office:value="6.0706956002544" calcext:value-type="float">
            <text:p>6,1</text:p>
          </table:table-cell>
          <table:table-cell table:style-name="ce176" table:formula="of:=100*[.E$24]/[.$I111]" office:value-type="float" office:value="11.8361484339057" calcext:value-type="float">
            <text:p>11,8</text:p>
          </table:table-cell>
          <table:table-cell table:style-name="ce176" table:formula="of:=100*[.F$24]/[.$I111]" office:value-type="float" office:value="19.9077824010176" calcext:value-type="float">
            <text:p>19,9</text:p>
          </table:table-cell>
          <table:table-cell table:style-name="ce176" table:formula="of:=100*[.G$24]/[.$I111]" office:value-type="float" office:value="30.28559750159" calcext:value-type="float">
            <text:p>30,3</text:p>
          </table:table-cell>
          <table:table-cell/>
          <table:table-cell table:style-name="ce179" table:formula="of:=2*60000000/[.B111]" office:value-type="float" office:value="34285.7142857143" calcext:value-type="float">
            <text:p>34286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76" table:formula="of:=100*[.C$24]/[.$I112]" office:value-type="float" office:value="2.98448445721554" calcext:value-type="float">
            <text:p>3,0</text:p>
          </table:table-cell>
          <table:table-cell table:style-name="ce176" table:formula="of:=100*[.D$24]/[.$I112]" office:value-type="float" office:value="6.93793782886217" calcext:value-type="float">
            <text:p>6,9</text:p>
          </table:table-cell>
          <table:table-cell table:style-name="ce176" table:formula="of:=100*[.E$24]/[.$I112]" office:value-type="float" office:value="13.5270267816066" calcext:value-type="float">
            <text:p>13,5</text:p>
          </table:table-cell>
          <table:table-cell table:style-name="ce176" table:formula="of:=100*[.F$24]/[.$I112]" office:value-type="float" office:value="22.7517513154487" calcext:value-type="float">
            <text:p>22,8</text:p>
          </table:table-cell>
          <table:table-cell table:style-name="ce176" table:formula="of:=100*[.G$24]/[.$I112]" office:value-type="float" office:value="34.6121114303886" calcext:value-type="float">
            <text:p>34,6</text:p>
          </table:table-cell>
          <table:table-cell/>
          <table:table-cell table:style-name="ce179" table:formula="of:=2*60000000/[.B112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76" table:formula="of:=100*[.C$24]/[.$I113]" office:value-type="float" office:value="3.35754501436749" calcext:value-type="float">
            <text:p>3,4</text:p>
          </table:table-cell>
          <table:table-cell table:style-name="ce176" table:formula="of:=100*[.D$24]/[.$I113]" office:value-type="float" office:value="7.80518005746994" calcext:value-type="float">
            <text:p>7,8</text:p>
          </table:table-cell>
          <table:table-cell table:style-name="ce176" table:formula="of:=100*[.E$24]/[.$I113]" office:value-type="float" office:value="15.2179051293074" calcext:value-type="float">
            <text:p>15,2</text:p>
          </table:table-cell>
          <table:table-cell table:style-name="ce176" table:formula="of:=100*[.F$24]/[.$I113]" office:value-type="float" office:value="25.5957202298798" calcext:value-type="float">
            <text:p>25,6</text:p>
          </table:table-cell>
          <table:table-cell table:style-name="ce176" table:formula="of:=100*[.G$24]/[.$I113]" office:value-type="float" office:value="38.9386253591871" calcext:value-type="float">
            <text:p>38,9</text:p>
          </table:table-cell>
          <table:table-cell/>
          <table:table-cell table:style-name="ce179" table:formula="of:=2*60000000/[.B113]" office:value-type="float" office:value="26666.6666666667" calcext:value-type="float">
            <text:p>26667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76" table:formula="of:=100*[.C$24]/[.$I114]" office:value-type="float" office:value="3.73060557151943" calcext:value-type="float">
            <text:p>3,7</text:p>
          </table:table-cell>
          <table:table-cell table:style-name="ce176" table:formula="of:=100*[.D$24]/[.$I114]" office:value-type="float" office:value="8.67242228607771" calcext:value-type="float">
            <text:p>8,7</text:p>
          </table:table-cell>
          <table:table-cell table:style-name="ce176" table:formula="of:=100*[.E$24]/[.$I114]" office:value-type="float" office:value="16.9087834770082" calcext:value-type="float">
            <text:p>16,9</text:p>
          </table:table-cell>
          <table:table-cell table:style-name="ce176" table:formula="of:=100*[.F$24]/[.$I114]" office:value-type="float" office:value="28.4396891443108" calcext:value-type="float">
            <text:p>28,4</text:p>
          </table:table-cell>
          <table:table-cell table:style-name="ce176" table:formula="of:=100*[.G$24]/[.$I114]" office:value-type="float" office:value="43.2651392879857" calcext:value-type="float">
            <text:p>43,3</text:p>
          </table:table-cell>
          <table:table-cell/>
          <table:table-cell table:style-name="ce179" table:formula="of:=2*60000000/[.B114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76" table:formula="of:=100*[.C$24]/[.$I115]" office:value-type="float" office:value="4.10366612867137" calcext:value-type="float">
            <text:p>4,1</text:p>
          </table:table-cell>
          <table:table-cell table:style-name="ce176" table:formula="of:=100*[.D$24]/[.$I115]" office:value-type="float" office:value="9.53966451468549" calcext:value-type="float">
            <text:p>9,5</text:p>
          </table:table-cell>
          <table:table-cell table:style-name="ce176" table:formula="of:=100*[.E$24]/[.$I115]" office:value-type="float" office:value="18.599661824709" calcext:value-type="float">
            <text:p>18,6</text:p>
          </table:table-cell>
          <table:table-cell table:style-name="ce176" table:formula="of:=100*[.F$24]/[.$I115]" office:value-type="float" office:value="31.2836580587419" calcext:value-type="float">
            <text:p>31,3</text:p>
          </table:table-cell>
          <table:table-cell table:style-name="ce176" table:formula="of:=100*[.G$24]/[.$I115]" office:value-type="float" office:value="47.5916532167843" calcext:value-type="float">
            <text:p>47,6</text:p>
          </table:table-cell>
          <table:table-cell/>
          <table:table-cell table:style-name="ce179" table:formula="of:=2*60000000/[.B115]" office:value-type="float" office:value="21818.1818181818" calcext:value-type="float">
            <text:p>21818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76" table:formula="of:=100*[.C$24]/[.$I116]" office:value-type="float" office:value="4.47672668582331" calcext:value-type="float">
            <text:p>4,5</text:p>
          </table:table-cell>
          <table:table-cell table:style-name="ce176" table:formula="of:=100*[.D$24]/[.$I116]" office:value-type="float" office:value="10.4069067432933" calcext:value-type="float">
            <text:p>10,4</text:p>
          </table:table-cell>
          <table:table-cell table:style-name="ce176" table:formula="of:=100*[.E$24]/[.$I116]" office:value-type="float" office:value="20.2905401724098" calcext:value-type="float">
            <text:p>20,3</text:p>
          </table:table-cell>
          <table:table-cell table:style-name="ce176" table:formula="of:=100*[.F$24]/[.$I116]" office:value-type="float" office:value="34.127626973173" calcext:value-type="float">
            <text:p>34,1</text:p>
          </table:table-cell>
          <table:table-cell table:style-name="ce176" table:formula="of:=100*[.G$24]/[.$I116]" office:value-type="float" office:value="51.9181671455829" calcext:value-type="float">
            <text:p>51,9</text:p>
          </table:table-cell>
          <table:table-cell/>
          <table:table-cell table:style-name="ce179" table:formula="of:=2*60000000/[.B116]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76" table:formula="of:=100*[.C$24]/[.$I117]" office:value-type="float" office:value="4.84978724297526" calcext:value-type="float">
            <text:p>4,8</text:p>
          </table:table-cell>
          <table:table-cell table:style-name="ce176" table:formula="of:=100*[.D$24]/[.$I117]" office:value-type="float" office:value="11.274148971901" calcext:value-type="float">
            <text:p>11,3</text:p>
          </table:table-cell>
          <table:table-cell table:style-name="ce176" table:formula="of:=100*[.E$24]/[.$I117]" office:value-type="float" office:value="21.9814185201106" calcext:value-type="float">
            <text:p>22,0</text:p>
          </table:table-cell>
          <table:table-cell table:style-name="ce176" table:formula="of:=100*[.F$24]/[.$I117]" office:value-type="float" office:value="36.9715958876041" calcext:value-type="float">
            <text:p>37,0</text:p>
          </table:table-cell>
          <table:table-cell table:style-name="ce176" table:formula="of:=100*[.G$24]/[.$I117]" office:value-type="float" office:value="56.2446810743814" calcext:value-type="float">
            <text:p>56,2</text:p>
          </table:table-cell>
          <table:table-cell/>
          <table:table-cell table:style-name="ce179" table:formula="of:=2*60000000/[.B117]" office:value-type="float" office:value="18461.5384615385" calcext:value-type="float">
            <text:p>18462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76" table:formula="of:=100*[.C$24]/[.$I118]" office:value-type="float" office:value="5.2228478001272" calcext:value-type="float">
            <text:p>5,2</text:p>
          </table:table-cell>
          <table:table-cell table:style-name="ce176" table:formula="of:=100*[.D$24]/[.$I118]" office:value-type="float" office:value="12.1413912005088" calcext:value-type="float">
            <text:p>12,1</text:p>
          </table:table-cell>
          <table:table-cell table:style-name="ce176" table:formula="of:=100*[.E$24]/[.$I118]" office:value-type="float" office:value="23.6722968678115" calcext:value-type="float">
            <text:p>23,7</text:p>
          </table:table-cell>
          <table:table-cell table:style-name="ce176" table:formula="of:=100*[.F$24]/[.$I118]" office:value-type="float" office:value="39.8155648020352" calcext:value-type="float">
            <text:p>39,8</text:p>
          </table:table-cell>
          <table:table-cell table:style-name="ce176" table:formula="of:=100*[.G$24]/[.$I118]" office:value-type="float" office:value="60.57119500318" calcext:value-type="float">
            <text:p>60,6</text:p>
          </table:table-cell>
          <table:table-cell/>
          <table:table-cell table:style-name="ce179" table:formula="of:=2*60000000/[.B118]" office:value-type="float" office:value="17142.8571428571" calcext:value-type="float">
            <text:p>17143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76" table:formula="of:=100*[.C$24]/[.$I119]" office:value-type="float" office:value="5.59590835727914" calcext:value-type="float">
            <text:p>5,6</text:p>
          </table:table-cell>
          <table:table-cell table:style-name="ce176" table:formula="of:=100*[.D$24]/[.$I119]" office:value-type="float" office:value="13.0086334291166" calcext:value-type="float">
            <text:p>13,0</text:p>
          </table:table-cell>
          <table:table-cell table:style-name="ce176" table:formula="of:=100*[.E$24]/[.$I119]" office:value-type="float" office:value="25.3631752155123" calcext:value-type="float">
            <text:p>25,4</text:p>
          </table:table-cell>
          <table:table-cell table:style-name="ce176" table:formula="of:=100*[.F$24]/[.$I119]" office:value-type="float" office:value="42.6595337164663" calcext:value-type="float">
            <text:p>42,7</text:p>
          </table:table-cell>
          <table:table-cell table:style-name="ce176" table:formula="of:=100*[.G$24]/[.$I119]" office:value-type="float" office:value="64.8977089319786" calcext:value-type="float">
            <text:p>64,9</text:p>
          </table:table-cell>
          <table:table-cell/>
          <table:table-cell table:style-name="ce179" table:formula="of:=2*60000000/[.B119]" office:value-type="float" office:value="16000" calcext:value-type="float">
            <text:p>16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76" table:formula="of:=100*[.C$24]/[.$I120]" office:value-type="float" office:value="5.96896891443109" calcext:value-type="float">
            <text:p>6,0</text:p>
          </table:table-cell>
          <table:table-cell table:style-name="ce176" table:formula="of:=100*[.D$24]/[.$I120]" office:value-type="float" office:value="13.8758756577243" calcext:value-type="float">
            <text:p>13,9</text:p>
          </table:table-cell>
          <table:table-cell table:style-name="ce176" table:formula="of:=100*[.E$24]/[.$I120]" office:value-type="float" office:value="27.0540535632131" calcext:value-type="float">
            <text:p>27,1</text:p>
          </table:table-cell>
          <table:table-cell table:style-name="ce176" table:formula="of:=100*[.F$24]/[.$I120]" office:value-type="float" office:value="45.5035026308974" calcext:value-type="float">
            <text:p>45,5</text:p>
          </table:table-cell>
          <table:table-cell table:style-name="ce176" table:formula="of:=100*[.G$24]/[.$I120]" office:value-type="float" office:value="69.2242228607771" calcext:value-type="float">
            <text:p>69,2</text:p>
          </table:table-cell>
          <table:table-cell/>
          <table:table-cell table:style-name="ce179" table:formula="of:=2*60000000/[.B120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76" table:formula="of:=100*[.C$24]/[.$I121]" office:value-type="float" office:value="6.34202947158303" calcext:value-type="float">
            <text:p>6,3</text:p>
          </table:table-cell>
          <table:table-cell table:style-name="ce176" table:formula="of:=100*[.D$24]/[.$I121]" office:value-type="float" office:value="14.7431178863321" calcext:value-type="float">
            <text:p>14,7</text:p>
          </table:table-cell>
          <table:table-cell table:style-name="ce176" table:formula="of:=100*[.E$24]/[.$I121]" office:value-type="float" office:value="28.7449319109139" calcext:value-type="float">
            <text:p>28,7</text:p>
          </table:table-cell>
          <table:table-cell table:style-name="ce176" table:formula="of:=100*[.F$24]/[.$I121]" office:value-type="float" office:value="48.3474715453284" calcext:value-type="float">
            <text:p>48,3</text:p>
          </table:table-cell>
          <table:table-cell table:style-name="ce176" table:formula="of:=100*[.G$24]/[.$I121]" office:value-type="float" office:value="73.5507367895757" calcext:value-type="float">
            <text:p>73,6</text:p>
          </table:table-cell>
          <table:table-cell/>
          <table:table-cell table:style-name="ce179" table:formula="of:=2*60000000/[.B121]" office:value-type="float" office:value="14117.6470588235" calcext:value-type="float">
            <text:p>14118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76" table:formula="of:=100*[.C$24]/[.$I122]" office:value-type="float" office:value="6.71509002873497" calcext:value-type="float">
            <text:p>6,7</text:p>
          </table:table-cell>
          <table:table-cell table:style-name="ce176" table:formula="of:=100*[.D$24]/[.$I122]" office:value-type="float" office:value="15.6103601149399" calcext:value-type="float">
            <text:p>15,6</text:p>
          </table:table-cell>
          <table:table-cell table:style-name="ce176" table:formula="of:=100*[.E$24]/[.$I122]" office:value-type="float" office:value="30.4358102586147" calcext:value-type="float">
            <text:p>30,4</text:p>
          </table:table-cell>
          <table:table-cell table:style-name="ce176" table:formula="of:=100*[.F$24]/[.$I122]" office:value-type="float" office:value="51.1914404597595" calcext:value-type="float">
            <text:p>51,2</text:p>
          </table:table-cell>
          <table:table-cell table:style-name="ce176" table:formula="of:=100*[.G$24]/[.$I122]" office:value-type="float" office:value="77.8772507183743" calcext:value-type="float">
            <text:p>77,9</text:p>
          </table:table-cell>
          <table:table-cell/>
          <table:table-cell table:style-name="ce179" table:formula="of:=2*60000000/[.B122]" office:value-type="float" office:value="13333.3333333333" calcext:value-type="float">
            <text:p>13333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76" table:formula="of:=100*[.C$24]/[.$I123]" office:value-type="float" office:value="7.08815058588691" calcext:value-type="float">
            <text:p>7,1</text:p>
          </table:table-cell>
          <table:table-cell table:style-name="ce176" table:formula="of:=100*[.D$24]/[.$I123]" office:value-type="float" office:value="16.4776023435477" calcext:value-type="float">
            <text:p>16,5</text:p>
          </table:table-cell>
          <table:table-cell table:style-name="ce176" table:formula="of:=100*[.E$24]/[.$I123]" office:value-type="float" office:value="32.1266886063156" calcext:value-type="float">
            <text:p>32,1</text:p>
          </table:table-cell>
          <table:table-cell table:style-name="ce176" table:formula="of:=100*[.F$24]/[.$I123]" office:value-type="float" office:value="54.0354093741906" calcext:value-type="float">
            <text:p>54,0</text:p>
          </table:table-cell>
          <table:table-cell table:style-name="ce176" table:formula="of:=100*[.G$24]/[.$I123]" office:value-type="float" office:value="82.2037646471728" calcext:value-type="float">
            <text:p>82,2</text:p>
          </table:table-cell>
          <table:table-cell/>
          <table:table-cell table:style-name="ce179" table:formula="of:=2*60000000/[.B123]" office:value-type="float" office:value="12631.5789473684" calcext:value-type="float">
            <text:p>1263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76" table:formula="of:=100*[.C$24]/[.$I124]" office:value-type="float" office:value="7.46121114303886" calcext:value-type="float">
            <text:p>7,5</text:p>
          </table:table-cell>
          <table:table-cell table:style-name="ce176" table:formula="of:=100*[.D$24]/[.$I124]" office:value-type="float" office:value="17.3448445721554" calcext:value-type="float">
            <text:p>17,3</text:p>
          </table:table-cell>
          <table:table-cell table:style-name="ce176" table:formula="of:=100*[.E$24]/[.$I124]" office:value-type="float" office:value="33.8175669540164" calcext:value-type="float">
            <text:p>33,8</text:p>
          </table:table-cell>
          <table:table-cell table:style-name="ce176" table:formula="of:=100*[.F$24]/[.$I124]" office:value-type="float" office:value="56.8793782886217" calcext:value-type="float">
            <text:p>56,9</text:p>
          </table:table-cell>
          <table:table-cell table:style-name="ce176" table:formula="of:=100*[.G$24]/[.$I124]" office:value-type="float" office:value="86.5302785759714" calcext:value-type="float">
            <text:p>86,5</text:p>
          </table:table-cell>
          <table:table-cell/>
          <table:table-cell table:style-name="ce179" table:formula="of:=2*60000000/[.B124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batch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77" table:formula="of:=100*[.C$26]/[.$I130]" office:value-type="float" office:value="0.116278778097055" calcext:value-type="float">
            <text:p>0,1</text:p>
          </table:table-cell>
          <table:table-cell table:style-name="ce177" table:formula="of:=100*[.D$26]/[.$I130]" office:value-type="float" office:value="0.215115112388221" calcext:value-type="float">
            <text:p>0,2</text:p>
          </table:table-cell>
          <table:table-cell table:style-name="ce177" table:formula="of:=100*[.E$26]/[.$I130]" office:value-type="float" office:value="0.37984233620683" calcext:value-type="float">
            <text:p>0,4</text:p>
          </table:table-cell>
          <table:table-cell table:style-name="ce177" table:formula="of:=100*[.F$26]/[.$I130]" office:value-type="float" office:value="0.610460449552884" calcext:value-type="float">
            <text:p>0,6</text:p>
          </table:table-cell>
          <table:table-cell table:style-name="ce177" table:formula="of:=100*[.G$26]/[.$I130]" office:value-type="float" office:value="0.906969452426381" calcext:value-type="float">
            <text:p>0,9</text:p>
          </table:table-cell>
          <table:table-cell/>
          <table:table-cell table:style-name="ce179" table:formula="of:=60000000/[.B130]" office:value-type="float" office:value="600000" calcext:value-type="float">
            <text:p>6000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77" table:formula="of:=100*[.C$26]/[.$I131]" office:value-type="float" office:value="0.406975723339693" calcext:value-type="float">
            <text:p>0,4</text:p>
          </table:table-cell>
          <table:table-cell table:style-name="ce177" table:formula="of:=100*[.D$26]/[.$I131]" office:value-type="float" office:value="0.752902893358773" calcext:value-type="float">
            <text:p>0,8</text:p>
          </table:table-cell>
          <table:table-cell table:style-name="ce177" table:formula="of:=100*[.E$26]/[.$I131]" office:value-type="float" office:value="1.32944817672391" calcext:value-type="float">
            <text:p>1,3</text:p>
          </table:table-cell>
          <table:table-cell table:style-name="ce177" table:formula="of:=100*[.F$26]/[.$I131]" office:value-type="float" office:value="2.13661157343509" calcext:value-type="float">
            <text:p>2,1</text:p>
          </table:table-cell>
          <table:table-cell table:style-name="ce177" table:formula="of:=100*[.G$26]/[.$I131]" office:value-type="float" office:value="3.17439308349233" calcext:value-type="float">
            <text:p>3,2</text:p>
          </table:table-cell>
          <table:table-cell table:style-name="ce24"/>
          <table:table-cell table:style-name="ce179" table:formula="of:=60000000/[.B131]" office:value-type="float" office:value="171428.571428571" calcext:value-type="float">
            <text:p>171429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style-name="ce177" table:formula="of:=100*[.C$26]/[.$I132]" office:value-type="float" office:value="0.813951446679387" calcext:value-type="float">
            <text:p>0,8</text:p>
          </table:table-cell>
          <table:table-cell table:style-name="ce177" table:formula="of:=100*[.D$26]/[.$I132]" office:value-type="float" office:value="1.50580578671755" calcext:value-type="float">
            <text:p>1,5</text:p>
          </table:table-cell>
          <table:table-cell table:style-name="ce177" table:formula="of:=100*[.E$26]/[.$I132]" office:value-type="float" office:value="2.65889635344781" calcext:value-type="float">
            <text:p>2,7</text:p>
          </table:table-cell>
          <table:table-cell table:style-name="ce177" table:formula="of:=100*[.F$26]/[.$I132]" office:value-type="float" office:value="4.27322314687019" calcext:value-type="float">
            <text:p>4,3</text:p>
          </table:table-cell>
          <table:table-cell table:style-name="ce177" table:formula="of:=100*[.G$26]/[.$I132]" office:value-type="float" office:value="6.34878616698467" calcext:value-type="float">
            <text:p>6,3</text:p>
          </table:table-cell>
          <table:table-cell/>
          <table:table-cell table:style-name="ce179" table:formula="of:=60000000/[.B132]" office:value-type="float" office:value="85714.2857142857" calcext:value-type="float">
            <text:p>8571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77" table:formula="of:=100*[.C$26]/[.$I133]" office:value-type="float" office:value="1.16278778097055" calcext:value-type="float">
            <text:p>1,2</text:p>
          </table:table-cell>
          <table:table-cell table:style-name="ce177" table:formula="of:=100*[.D$26]/[.$I133]" office:value-type="float" office:value="2.15115112388221" calcext:value-type="float">
            <text:p>2,2</text:p>
          </table:table-cell>
          <table:table-cell table:style-name="ce177" table:formula="of:=100*[.E$26]/[.$I133]" office:value-type="float" office:value="3.7984233620683" calcext:value-type="float">
            <text:p>3,8</text:p>
          </table:table-cell>
          <table:table-cell table:style-name="ce177" table:formula="of:=100*[.F$26]/[.$I133]" office:value-type="float" office:value="6.10460449552884" calcext:value-type="float">
            <text:p>6,1</text:p>
          </table:table-cell>
          <table:table-cell table:style-name="ce177" table:formula="of:=100*[.G$26]/[.$I133]" office:value-type="float" office:value="9.06969452426381" calcext:value-type="float">
            <text:p>9,1</text:p>
          </table:table-cell>
          <table:table-cell/>
          <table:table-cell table:style-name="ce179" table:formula="of:=60000000/[.B133]"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77" table:formula="of:=100*[.C$26]/[.$I134]" office:value-type="float" office:value="1.56976350431025" calcext:value-type="float">
            <text:p>1,6</text:p>
          </table:table-cell>
          <table:table-cell table:style-name="ce177" table:formula="of:=100*[.D$26]/[.$I134]" office:value-type="float" office:value="2.90405401724098" calcext:value-type="float">
            <text:p>2,9</text:p>
          </table:table-cell>
          <table:table-cell table:style-name="ce177" table:formula="of:=100*[.E$26]/[.$I134]" office:value-type="float" office:value="5.12787153879221" calcext:value-type="float">
            <text:p>5,1</text:p>
          </table:table-cell>
          <table:table-cell table:style-name="ce177" table:formula="of:=100*[.F$26]/[.$I134]" office:value-type="float" office:value="8.24121606896393" calcext:value-type="float">
            <text:p>8,2</text:p>
          </table:table-cell>
          <table:table-cell table:style-name="ce177" table:formula="of:=100*[.G$26]/[.$I134]" office:value-type="float" office:value="12.2440876077561" calcext:value-type="float">
            <text:p>12,2</text:p>
          </table:table-cell>
          <table:table-cell/>
          <table:table-cell table:style-name="ce179" table:formula="of:=60000000/[.B134]" office:value-type="float" office:value="44444.4444444444" calcext:value-type="float">
            <text:p>44444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77" table:formula="of:=100*[.C$26]/[.$I135]" office:value-type="float" office:value="1.74418167145583" calcext:value-type="float">
            <text:p>1,7</text:p>
          </table:table-cell>
          <table:table-cell table:style-name="ce177" table:formula="of:=100*[.D$26]/[.$I135]" office:value-type="float" office:value="3.22672668582331" calcext:value-type="float">
            <text:p>3,2</text:p>
          </table:table-cell>
          <table:table-cell table:style-name="ce177" table:formula="of:=100*[.E$26]/[.$I135]" office:value-type="float" office:value="5.69763504310246" calcext:value-type="float">
            <text:p>5,7</text:p>
          </table:table-cell>
          <table:table-cell table:style-name="ce177" table:formula="of:=100*[.F$26]/[.$I135]" office:value-type="float" office:value="9.15690674329326" calcext:value-type="float">
            <text:p>9,2</text:p>
          </table:table-cell>
          <table:table-cell table:style-name="ce177" table:formula="of:=100*[.G$26]/[.$I135]" office:value-type="float" office:value="13.6045417863957" calcext:value-type="float">
            <text:p>13,6</text:p>
          </table:table-cell>
          <table:table-cell/>
          <table:table-cell table:style-name="ce179" table:formula="of:=60000000/[.B135]" office:value-type="float" office:value="40000" calcext:value-type="float">
            <text:p>40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77" table:formula="of:=100*[.C$26]/[.$I136]" office:value-type="float" office:value="2.3255755619411" calcext:value-type="float">
            <text:p>2,3</text:p>
          </table:table-cell>
          <table:table-cell table:style-name="ce177" table:formula="of:=100*[.D$26]/[.$I136]" office:value-type="float" office:value="4.30230224776442" calcext:value-type="float">
            <text:p>4,3</text:p>
          </table:table-cell>
          <table:table-cell table:style-name="ce177" table:formula="of:=100*[.E$26]/[.$I136]" office:value-type="float" office:value="7.59684672413661" calcext:value-type="float">
            <text:p>7,6</text:p>
          </table:table-cell>
          <table:table-cell table:style-name="ce177" table:formula="of:=100*[.F$26]/[.$I136]" office:value-type="float" office:value="12.2092089910577" calcext:value-type="float">
            <text:p>12,2</text:p>
          </table:table-cell>
          <table:table-cell table:style-name="ce177" table:formula="of:=100*[.G$26]/[.$I136]" office:value-type="float" office:value="18.1393890485276" calcext:value-type="float">
            <text:p>18,1</text:p>
          </table:table-cell>
          <table:table-cell/>
          <table:table-cell table:style-name="ce179" table:formula="of:=60000000/[.B136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77" table:formula="of:=100*[.C$26]/[.$I137]" office:value-type="float" office:value="2.90696945242638" calcext:value-type="float">
            <text:p>2,9</text:p>
          </table:table-cell>
          <table:table-cell table:style-name="ce177" table:formula="of:=100*[.D$26]/[.$I137]" office:value-type="float" office:value="5.37787780970552" calcext:value-type="float">
            <text:p>5,4</text:p>
          </table:table-cell>
          <table:table-cell table:style-name="ce177" table:formula="of:=100*[.E$26]/[.$I137]" office:value-type="float" office:value="9.49605840517076" calcext:value-type="float">
            <text:p>9,5</text:p>
          </table:table-cell>
          <table:table-cell table:style-name="ce177" table:formula="of:=100*[.F$26]/[.$I137]" office:value-type="float" office:value="15.2615112388221" calcext:value-type="float">
            <text:p>15,3</text:p>
          </table:table-cell>
          <table:table-cell table:style-name="ce177" table:formula="of:=100*[.G$26]/[.$I137]" office:value-type="float" office:value="22.6742363106595" calcext:value-type="float">
            <text:p>22,7</text:p>
          </table:table-cell>
          <table:table-cell/>
          <table:table-cell table:style-name="ce179" table:formula="of:=60000000/[.B137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77" table:formula="of:=100*[.C$26]/[.$I138]" office:value-type="float" office:value="3.48836334291166" calcext:value-type="float">
            <text:p>3,5</text:p>
          </table:table-cell>
          <table:table-cell table:style-name="ce177" table:formula="of:=100*[.D$26]/[.$I138]" office:value-type="float" office:value="6.45345337164663" calcext:value-type="float">
            <text:p>6,5</text:p>
          </table:table-cell>
          <table:table-cell table:style-name="ce177" table:formula="of:=100*[.E$26]/[.$I138]" office:value-type="float" office:value="11.3952700862049" calcext:value-type="float">
            <text:p>11,4</text:p>
          </table:table-cell>
          <table:table-cell table:style-name="ce177" table:formula="of:=100*[.F$26]/[.$I138]" office:value-type="float" office:value="18.3138134865865" calcext:value-type="float">
            <text:p>18,3</text:p>
          </table:table-cell>
          <table:table-cell table:style-name="ce177" table:formula="of:=100*[.G$26]/[.$I138]" office:value-type="float" office:value="27.2090835727914" calcext:value-type="float">
            <text:p>27,2</text:p>
          </table:table-cell>
          <table:table-cell/>
          <table:table-cell table:style-name="ce179" table:formula="of:=60000000/[.B138]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77" table:formula="of:=100*[.C$26]/[.$I139]" office:value-type="float" office:value="4.06975723339693" calcext:value-type="float">
            <text:p>4,1</text:p>
          </table:table-cell>
          <table:table-cell table:style-name="ce177" table:formula="of:=100*[.D$26]/[.$I139]" office:value-type="float" office:value="7.52902893358773" calcext:value-type="float">
            <text:p>7,5</text:p>
          </table:table-cell>
          <table:table-cell table:style-name="ce177" table:formula="of:=100*[.E$26]/[.$I139]" office:value-type="float" office:value="13.2944817672391" calcext:value-type="float">
            <text:p>13,3</text:p>
          </table:table-cell>
          <table:table-cell table:style-name="ce177" table:formula="of:=100*[.F$26]/[.$I139]" office:value-type="float" office:value="21.3661157343509" calcext:value-type="float">
            <text:p>21,4</text:p>
          </table:table-cell>
          <table:table-cell table:style-name="ce177" table:formula="of:=100*[.G$26]/[.$I139]" office:value-type="float" office:value="31.7439308349233" calcext:value-type="float">
            <text:p>31,7</text:p>
          </table:table-cell>
          <table:table-cell/>
          <table:table-cell table:style-name="ce179" table:formula="of:=60000000/[.B139]" office:value-type="float" office:value="17142.8571428571" calcext:value-type="float">
            <text:p>17143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77" table:formula="of:=100*[.C$26]/[.$I140]" office:value-type="float" office:value="4.65115112388221" calcext:value-type="float">
            <text:p>4,7</text:p>
          </table:table-cell>
          <table:table-cell table:style-name="ce177" table:formula="of:=100*[.D$26]/[.$I140]" office:value-type="float" office:value="8.60460449552884" calcext:value-type="float">
            <text:p>8,6</text:p>
          </table:table-cell>
          <table:table-cell table:style-name="ce177" table:formula="of:=100*[.E$26]/[.$I140]" office:value-type="float" office:value="15.1936934482732" calcext:value-type="float">
            <text:p>15,2</text:p>
          </table:table-cell>
          <table:table-cell table:style-name="ce177" table:formula="of:=100*[.F$26]/[.$I140]" office:value-type="float" office:value="24.4184179821153" calcext:value-type="float">
            <text:p>24,4</text:p>
          </table:table-cell>
          <table:table-cell table:style-name="ce177" table:formula="of:=100*[.G$26]/[.$I140]" office:value-type="float" office:value="36.2787780970552" calcext:value-type="float">
            <text:p>36,3</text:p>
          </table:table-cell>
          <table:table-cell/>
          <table:table-cell table:style-name="ce179" table:formula="of:=60000000/[.B140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77" table:formula="of:=100*[.C$26]/[.$I141]" office:value-type="float" office:value="5.23254501436749" calcext:value-type="float">
            <text:p>5,2</text:p>
          </table:table-cell>
          <table:table-cell table:style-name="ce177" table:formula="of:=100*[.D$26]/[.$I141]" office:value-type="float" office:value="9.68018005746994" calcext:value-type="float">
            <text:p>9,7</text:p>
          </table:table-cell>
          <table:table-cell table:style-name="ce177" table:formula="of:=100*[.E$26]/[.$I141]" office:value-type="float" office:value="17.0929051293074" calcext:value-type="float">
            <text:p>17,1</text:p>
          </table:table-cell>
          <table:table-cell table:style-name="ce177" table:formula="of:=100*[.F$26]/[.$I141]" office:value-type="float" office:value="27.4707202298798" calcext:value-type="float">
            <text:p>27,5</text:p>
          </table:table-cell>
          <table:table-cell table:style-name="ce177" table:formula="of:=100*[.G$26]/[.$I141]" office:value-type="float" office:value="40.8136253591871" calcext:value-type="float">
            <text:p>40,8</text:p>
          </table:table-cell>
          <table:table-cell/>
          <table:table-cell table:style-name="ce179" table:formula="of:=60000000/[.B141]" office:value-type="float" office:value="13333.3333333333" calcext:value-type="float">
            <text:p>1333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77" table:formula="of:=100*[.C$26]/[.$I142]" office:value-type="float" office:value="5.81393890485276" calcext:value-type="float">
            <text:p>5,8</text:p>
          </table:table-cell>
          <table:table-cell table:style-name="ce177" table:formula="of:=100*[.D$26]/[.$I142]" office:value-type="float" office:value="10.755755619411" calcext:value-type="float">
            <text:p>10,8</text:p>
          </table:table-cell>
          <table:table-cell table:style-name="ce177" table:formula="of:=100*[.E$26]/[.$I142]" office:value-type="float" office:value="18.9921168103415" calcext:value-type="float">
            <text:p>19,0</text:p>
          </table:table-cell>
          <table:table-cell table:style-name="ce177" table:formula="of:=100*[.F$26]/[.$I142]" office:value-type="float" office:value="30.5230224776442" calcext:value-type="float">
            <text:p>30,5</text:p>
          </table:table-cell>
          <table:table-cell table:style-name="ce177" table:formula="of:=100*[.G$26]/[.$I142]" office:value-type="float" office:value="45.348472621319" calcext:value-type="float">
            <text:p>45,3</text:p>
          </table:table-cell>
          <table:table-cell/>
          <table:table-cell table:style-name="ce179" table:formula="of:=60000000/[.B142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77" table:formula="of:=100*[.C$26]/[.$I143]" office:value-type="float" office:value="6.39533279533804" calcext:value-type="float">
            <text:p>6,4</text:p>
          </table:table-cell>
          <table:table-cell table:style-name="ce177" table:formula="of:=100*[.D$26]/[.$I143]" office:value-type="float" office:value="11.8313311813522" calcext:value-type="float">
            <text:p>11,8</text:p>
          </table:table-cell>
          <table:table-cell table:style-name="ce177" table:formula="of:=100*[.E$26]/[.$I143]" office:value-type="float" office:value="20.8913284913757" calcext:value-type="float">
            <text:p>20,9</text:p>
          </table:table-cell>
          <table:table-cell table:style-name="ce177" table:formula="of:=100*[.F$26]/[.$I143]" office:value-type="float" office:value="33.5753247254086" calcext:value-type="float">
            <text:p>33,6</text:p>
          </table:table-cell>
          <table:table-cell table:style-name="ce177" table:formula="of:=100*[.G$26]/[.$I143]" office:value-type="float" office:value="49.8833198834509" calcext:value-type="float">
            <text:p>49,9</text:p>
          </table:table-cell>
          <table:table-cell/>
          <table:table-cell table:style-name="ce179" table:formula="of:=60000000/[.B143]" office:value-type="float" office:value="10909.0909090909" calcext:value-type="float">
            <text:p>10909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77" table:formula="of:=100*[.C$26]/[.$I144]" office:value-type="float" office:value="6.97672668582331" calcext:value-type="float">
            <text:p>7,0</text:p>
          </table:table-cell>
          <table:table-cell table:style-name="ce177" table:formula="of:=100*[.D$26]/[.$I144]" office:value-type="float" office:value="12.9069067432933" calcext:value-type="float">
            <text:p>12,9</text:p>
          </table:table-cell>
          <table:table-cell table:style-name="ce177" table:formula="of:=100*[.E$26]/[.$I144]" office:value-type="float" office:value="22.7905401724098" calcext:value-type="float">
            <text:p>22,8</text:p>
          </table:table-cell>
          <table:table-cell table:style-name="ce177" table:formula="of:=100*[.F$26]/[.$I144]" office:value-type="float" office:value="36.627626973173" calcext:value-type="float">
            <text:p>36,6</text:p>
          </table:table-cell>
          <table:table-cell table:style-name="ce177" table:formula="of:=100*[.G$26]/[.$I144]" office:value-type="float" office:value="54.4181671455829" calcext:value-type="float">
            <text:p>54,4</text:p>
          </table:table-cell>
          <table:table-cell/>
          <table:table-cell table:style-name="ce179" table:formula="of:=60000000/[.B144]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77" table:formula="of:=100*[.C$26]/[.$I145]" office:value-type="float" office:value="7.55812057630859" calcext:value-type="float">
            <text:p>7,6</text:p>
          </table:table-cell>
          <table:table-cell table:style-name="ce177" table:formula="of:=100*[.D$26]/[.$I145]" office:value-type="float" office:value="13.9824823052344" calcext:value-type="float">
            <text:p>14,0</text:p>
          </table:table-cell>
          <table:table-cell table:style-name="ce177" table:formula="of:=100*[.E$26]/[.$I145]" office:value-type="float" office:value="24.689751853444" calcext:value-type="float">
            <text:p>24,7</text:p>
          </table:table-cell>
          <table:table-cell table:style-name="ce177" table:formula="of:=100*[.F$26]/[.$I145]" office:value-type="float" office:value="39.6799292209374" calcext:value-type="float">
            <text:p>39,7</text:p>
          </table:table-cell>
          <table:table-cell table:style-name="ce177" table:formula="of:=100*[.G$26]/[.$I145]" office:value-type="float" office:value="58.9530144077148" calcext:value-type="float">
            <text:p>59,0</text:p>
          </table:table-cell>
          <table:table-cell/>
          <table:table-cell table:style-name="ce179" table:formula="of:=60000000/[.B145]" office:value-type="float" office:value="9230.76923076923" calcext:value-type="float">
            <text:p>9231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77" table:formula="of:=100*[.C$26]/[.$I146]" office:value-type="float" office:value="8.13951446679387" calcext:value-type="float">
            <text:p>8,1</text:p>
          </table:table-cell>
          <table:table-cell table:style-name="ce177" table:formula="of:=100*[.D$26]/[.$I146]" office:value-type="float" office:value="15.0580578671755" calcext:value-type="float">
            <text:p>15,1</text:p>
          </table:table-cell>
          <table:table-cell table:style-name="ce177" table:formula="of:=100*[.E$26]/[.$I146]" office:value-type="float" office:value="26.5889635344781" calcext:value-type="float">
            <text:p>26,6</text:p>
          </table:table-cell>
          <table:table-cell table:style-name="ce177" table:formula="of:=100*[.F$26]/[.$I146]" office:value-type="float" office:value="42.7322314687019" calcext:value-type="float">
            <text:p>42,7</text:p>
          </table:table-cell>
          <table:table-cell table:style-name="ce177" table:formula="of:=100*[.G$26]/[.$I146]" office:value-type="float" office:value="63.4878616698467" calcext:value-type="float">
            <text:p>63,5</text:p>
          </table:table-cell>
          <table:table-cell/>
          <table:table-cell table:style-name="ce179" table:formula="of:=60000000/[.B146]" office:value-type="float" office:value="8571.42857142857" calcext:value-type="float">
            <text:p>8571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77" table:formula="of:=100*[.C$26]/[.$I147]" office:value-type="float" office:value="8.72090835727914" calcext:value-type="float">
            <text:p>8,7</text:p>
          </table:table-cell>
          <table:table-cell table:style-name="ce177" table:formula="of:=100*[.D$26]/[.$I147]" office:value-type="float" office:value="16.1336334291166" calcext:value-type="float">
            <text:p>16,1</text:p>
          </table:table-cell>
          <table:table-cell table:style-name="ce177" table:formula="of:=100*[.E$26]/[.$I147]" office:value-type="float" office:value="28.4881752155123" calcext:value-type="float">
            <text:p>28,5</text:p>
          </table:table-cell>
          <table:table-cell table:style-name="ce177" table:formula="of:=100*[.F$26]/[.$I147]" office:value-type="float" office:value="45.7845337164663" calcext:value-type="float">
            <text:p>45,8</text:p>
          </table:table-cell>
          <table:table-cell table:style-name="ce177" table:formula="of:=100*[.G$26]/[.$I147]" office:value-type="float" office:value="68.0227089319786" calcext:value-type="float">
            <text:p>68,0</text:p>
          </table:table-cell>
          <table:table-cell/>
          <table:table-cell table:style-name="ce179" table:formula="of:=60000000/[.B147]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77" table:formula="of:=100*[.C$26]/[.$I148]" office:value-type="float" office:value="9.30230224776442" calcext:value-type="float">
            <text:p>9,3</text:p>
          </table:table-cell>
          <table:table-cell table:style-name="ce177" table:formula="of:=100*[.D$26]/[.$I148]" office:value-type="float" office:value="17.2092089910577" calcext:value-type="float">
            <text:p>17,2</text:p>
          </table:table-cell>
          <table:table-cell table:style-name="ce177" table:formula="of:=100*[.E$26]/[.$I148]" office:value-type="float" office:value="30.3873868965464" calcext:value-type="float">
            <text:p>30,4</text:p>
          </table:table-cell>
          <table:table-cell table:style-name="ce177" table:formula="of:=100*[.F$26]/[.$I148]" office:value-type="float" office:value="48.8368359642307" calcext:value-type="float">
            <text:p>48,8</text:p>
          </table:table-cell>
          <table:table-cell table:style-name="ce177" table:formula="of:=100*[.G$26]/[.$I148]" office:value-type="float" office:value="72.5575561941105" calcext:value-type="float">
            <text:p>72,6</text:p>
          </table:table-cell>
          <table:table-cell/>
          <table:table-cell table:style-name="ce179" table:formula="of:=60000000/[.B148]" office:value-type="float" office:value="7500" calcext:value-type="float">
            <text:p>75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77" table:formula="of:=100*[.C$26]/[.$I149]" office:value-type="float" office:value="9.8836961382497" calcext:value-type="float">
            <text:p>9,9</text:p>
          </table:table-cell>
          <table:table-cell table:style-name="ce177" table:formula="of:=100*[.D$26]/[.$I149]" office:value-type="float" office:value="18.2847845529988" calcext:value-type="float">
            <text:p>18,3</text:p>
          </table:table-cell>
          <table:table-cell table:style-name="ce177" table:formula="of:=100*[.E$26]/[.$I149]" office:value-type="float" office:value="32.2865985775806" calcext:value-type="float">
            <text:p>32,3</text:p>
          </table:table-cell>
          <table:table-cell table:style-name="ce177" table:formula="of:=100*[.F$26]/[.$I149]" office:value-type="float" office:value="51.8891382119951" calcext:value-type="float">
            <text:p>51,9</text:p>
          </table:table-cell>
          <table:table-cell table:style-name="ce177" table:formula="of:=100*[.G$26]/[.$I149]" office:value-type="float" office:value="77.0924034562424" calcext:value-type="float">
            <text:p>77,1</text:p>
          </table:table-cell>
          <table:table-cell/>
          <table:table-cell table:style-name="ce179" table:formula="of:=60000000/[.B149]" office:value-type="float" office:value="7058.82352941176" calcext:value-type="float">
            <text:p>7059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77" table:formula="of:=100*[.C$26]/[.$I150]" office:value-type="float" office:value="10.465090028735" calcext:value-type="float">
            <text:p>10,5</text:p>
          </table:table-cell>
          <table:table-cell table:style-name="ce177" table:formula="of:=100*[.D$26]/[.$I150]" office:value-type="float" office:value="19.3603601149399" calcext:value-type="float">
            <text:p>19,4</text:p>
          </table:table-cell>
          <table:table-cell table:style-name="ce177" table:formula="of:=100*[.E$26]/[.$I150]" office:value-type="float" office:value="34.1858102586147" calcext:value-type="float">
            <text:p>34,2</text:p>
          </table:table-cell>
          <table:table-cell table:style-name="ce177" table:formula="of:=100*[.F$26]/[.$I150]" office:value-type="float" office:value="54.9414404597595" calcext:value-type="float">
            <text:p>54,9</text:p>
          </table:table-cell>
          <table:table-cell table:style-name="ce177" table:formula="of:=100*[.G$26]/[.$I150]" office:value-type="float" office:value="81.6272507183743" calcext:value-type="float">
            <text:p>81,6</text:p>
          </table:table-cell>
          <table:table-cell/>
          <table:table-cell table:style-name="ce179" table:formula="of:=60000000/[.B150]" office:value-type="float" office:value="6666.66666666667" calcext:value-type="float">
            <text:p>6667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77" table:formula="of:=100*[.C$26]/[.$I151]" office:value-type="float" office:value="11.0464839192202" calcext:value-type="float">
            <text:p>11,0</text:p>
          </table:table-cell>
          <table:table-cell table:style-name="ce177" table:formula="of:=100*[.D$26]/[.$I151]" office:value-type="float" office:value="20.435935676881" calcext:value-type="float">
            <text:p>20,4</text:p>
          </table:table-cell>
          <table:table-cell table:style-name="ce177" table:formula="of:=100*[.E$26]/[.$I151]" office:value-type="float" office:value="36.0850219396489" calcext:value-type="float">
            <text:p>36,1</text:p>
          </table:table-cell>
          <table:table-cell table:style-name="ce177" table:formula="of:=100*[.F$26]/[.$I151]" office:value-type="float" office:value="57.993742707524" calcext:value-type="float">
            <text:p>58,0</text:p>
          </table:table-cell>
          <table:table-cell table:style-name="ce177" table:formula="of:=100*[.G$26]/[.$I151]" office:value-type="float" office:value="86.1620979805062" calcext:value-type="float">
            <text:p>86,2</text:p>
          </table:table-cell>
          <table:table-cell/>
          <table:table-cell table:style-name="ce179" table:formula="of:=60000000/[.B151]" office:value-type="float" office:value="6315.78947368421" calcext:value-type="float">
            <text:p>63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77" table:formula="of:=100*[.C$26]/[.$I152]" office:value-type="float" office:value="11.6278778097055" calcext:value-type="float">
            <text:p>11,6</text:p>
          </table:table-cell>
          <table:table-cell table:style-name="ce177" table:formula="of:=100*[.D$26]/[.$I152]" office:value-type="float" office:value="21.5115112388221" calcext:value-type="float">
            <text:p>21,5</text:p>
          </table:table-cell>
          <table:table-cell table:style-name="ce177" table:formula="of:=100*[.E$26]/[.$I152]" office:value-type="float" office:value="37.984233620683" calcext:value-type="float">
            <text:p>38,0</text:p>
          </table:table-cell>
          <table:table-cell table:style-name="ce177" table:formula="of:=100*[.F$26]/[.$I152]" office:value-type="float" office:value="61.0460449552884" calcext:value-type="float">
            <text:p>61,0</text:p>
          </table:table-cell>
          <table:table-cell table:style-name="ce177" table:formula="of:=100*[.G$26]/[.$I152]" office:value-type="float" office:value="90.6969452426381" calcext:value-type="float">
            <text:p>90,7</text:p>
          </table:table-cell>
          <table:table-cell/>
          <table:table-cell table:style-name="ce179" table:formula="of:=60000000/[.B152]" office:value-type="float" office:value="6000" calcext:value-type="float">
            <text:p>6000</text:p>
          </table:table-cell>
        </table:table-row>
        <calcext:conditional-formats>
          <calcext:conditional-format calcext:target-range-address="injection.C61:injection.G83">
            <calcext:condition calcext:apply-style-name="Untitled5" calcext:value="&gt;=306" calcext:base-cell-address="injection.C61"/>
          </calcext:conditional-format>
          <calcext:conditional-format calcext:target-range-address="injection.C130:injection.G152">
            <calcext:condition calcext:apply-style-name="Untitled5" calcext:value="&gt;=306" calcext:base-cell-address="injection.C130"/>
          </calcext:conditional-format>
          <calcext:conditional-format calcext:target-range-address="injection.C102:injection.G124">
            <calcext:condition calcext:apply-style-name="Untitled5" calcext:value="&gt;=612" calcext:base-cell-address="injection.C102"/>
          </calcext:conditional-format>
          <calcext:conditional-format calcext:target-range-address="injection.D33:injection.G55">
            <calcext:condition calcext:apply-style-name="Untitled5" calcext:value="&gt;=612" calcext:base-cell-address="injection.D33"/>
          </calcext:conditional-format>
          <calcext:conditional-format calcext:target-range-address="injection.C33:injection.C55">
            <calcext:condition calcext:apply-style-name="Untitled5" calcext:value="&gt;=612" calcext:base-cell-address="injection.C33"/>
          </calcext:conditional-format>
        </calcext:conditional-formats>
      </table:table>
      <table:table table:name="tpic8101" table:style-name="ta1">
        <table:table-column table:style-name="co7" table:default-cell-style-name="Default"/>
        <table:table-column table:style-name="co30" table:default-cell-style-name="ce4"/>
        <table:table-column table:style-name="co31" table:default-cell-style-name="ce187"/>
        <table:table-column table:style-name="co32" table:default-cell-style-name="ce190"/>
        <table:table-column table:style-name="co7" table:number-columns-repeated="3" table:default-cell-style-name="ce192"/>
        <table:table-column table:style-name="co7" table:number-columns-repeated="2" table:default-cell-style-name="ce193"/>
        <table:table-column table:style-name="co7" table:default-cell-style-name="ce194"/>
        <table:table-column table:style-name="co7" table:number-columns-repeated="3" table:default-cell-style-name="ce195"/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knock window (deg)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target output voltage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selected integrator T_c (us)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selected gain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table:number-columns-repeated="10"/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73" office:value-type="string" calcext:value-type="string">
            <text:p>rpm</text:p>
          </table:table-cell>
          <table:table-cell table:style-name="ce172" table:number-columns-repeated="2"/>
          <table:table-cell table:style-name="ce189" office:value-type="string" calcext:value-type="string" table:number-columns-spanned="3" table:number-rows-spanned="1">
            <text:p>V_out</text:p>
          </table:table-cell>
          <table:covered-table-cell table:number-columns-repeated="2" table:style-name="ce189"/>
          <table:table-cell table:style-name="ce189" office:value-type="string" calcext:value-type="string" table:number-columns-spanned="3" table:number-rows-spanned="1">
            <text:p>Int out</text:p>
          </table:table-cell>
          <table:covered-table-cell table:number-columns-repeated="2" table:style-name="ce189"/>
          <table:table-cell table:style-name="ce189" office:value-type="string" calcext:value-type="string" table:number-columns-spanned="3" table:number-rows-spanned="1">
            <text:p>V_out</text:p>
          </table:table-cell>
          <table:covered-table-cell table:number-columns-repeated="2" table:style-name="ce189"/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186" office:value-type="string" calcext:value-type="string">
            <text:p>t_int (us)</text:p>
          </table:table-cell>
          <table:table-cell table:style-name="ce189" office:value-type="string" calcext:value-type="string">
            <text:p>T_c (us)</text:p>
          </table:table-cell>
          <table:table-cell table:style-name="ce189" office:value-type="float" office:value="0.1" calcext:value-type="float">
            <text:p>0,1</text:p>
          </table:table-cell>
          <table:table-cell table:style-name="ce189" office:value-type="float" office:value="0.25" calcext:value-type="float">
            <text:p>0,25</text:p>
          </table:table-cell>
          <table:table-cell table:style-name="ce189" office:value-type="float" office:value="0.5" calcext:value-type="float">
            <text:p>0,5</text:p>
          </table:table-cell>
          <table:table-cell table:style-name="ce189" office:value-type="float" office:value="0.1" calcext:value-type="float">
            <text:p>0,1</text:p>
          </table:table-cell>
          <table:table-cell table:style-name="ce189" office:value-type="float" office:value="0.25" calcext:value-type="float">
            <text:p>0,25</text:p>
          </table:table-cell>
          <table:table-cell table:style-name="ce189" office:value-type="float" office:value="0.5" calcext:value-type="float">
            <text:p>0,5</text:p>
          </table:table-cell>
          <table:table-cell table:style-name="ce189" office:value-type="float" office:value="0.1" calcext:value-type="float">
            <text:p>0,1</text:p>
          </table:table-cell>
          <table:table-cell table:style-name="ce189" office:value-type="float" office:value="0.25" calcext:value-type="float">
            <text:p>0,25</text:p>
          </table:table-cell>
          <table:table-cell table:style-name="ce189" office:value-type="float" office:value="0.5" calcext:value-type="float">
            <text:p>0,5</text:p>
          </table:table-cell>
        </table:table-row>
        <table:table-row table:style-name="ro1">
          <table:table-cell/>
          <table:table-cell table:style-name="ce3"/>
          <table:table-cell table:style-name="ce8"/>
          <table:table-cell table:style-name="ce172"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60000000/[.B13])*([.$C$3]/360)" office:value-type="float" office:value="66666.6666666667" calcext:value-type="float">
            <text:p>66667</text:p>
          </table:table-cell>
          <table:table-cell table:formula="of:=[.C13]/(2*PI()*[.$C$4])" office:value-type="float" office:value="2122.06590789194" calcext:value-type="float">
            <text:p>2122</text:p>
          </table:table-cell>
          <table:table-cell table:formula="of:=[.E$11]*[.$C$7]*(8/PI())*([.$C13]/[.$C$6])+0.125" office:value-type="float" office:value="51.0545817894065" calcext:value-type="float">
            <text:p>51</text:p>
          </table:table-cell>
          <table:table-cell table:formula="of:=[.F$11]*[.$C$7]*(8/PI())*([.$C13]/[.$C$6])+0.125" office:value-type="float" office:value="127.448954473516" calcext:value-type="float">
            <text:p>127</text:p>
          </table:table-cell>
          <table:table-cell table:formula="of:=[.G$11]*[.$C$7]*(8/PI())*([.$C13]/[.$C$6])+0.125" office:value-type="float" office:value="254.772908947033" calcext:value-type="float">
            <text:p>255</text:p>
          </table:table-cell>
          <table:table-cell table:formula="of:=[.E$11]*[.$C$7]*(8/PI())*([.$C13]/[.$C$6])+0.125" office:value-type="float" office:value="51.0545817894065" calcext:value-type="float">
            <text:p>51</text:p>
          </table:table-cell>
          <table:table-cell table:formula="of:=(1024/5)*[.I$11]*[.$C$7]*(8/PI())*([.$C13]/[.$C$6])+0.125" office:value-type="float" office:value="26076.0708761761" calcext:value-type="float">
            <text:p>26076</text:p>
          </table:table-cell>
          <table:table-cell table:formula="of:=(1024/5)*[.J$11]*[.$C$7]*(8/PI())*([.$C13]/[.$C$6])+0.125" office:value-type="float" office:value="52152.0167523523" calcext:value-type="float">
            <text:p>5215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(60000000/[.B14])*([.$C$3]/360)" office:value-type="float" office:value="19047.619047619" calcext:value-type="float">
            <text:p>19048</text:p>
          </table:table-cell>
          <table:table-cell table:formula="of:=[.C14]/(2*PI()*[.$C$4])" office:value-type="float" office:value="606.304545111982" calcext:value-type="float">
            <text:p>606</text:p>
          </table:table-cell>
          <table:table-cell table:formula="of:=[.E$11]*[.$C$7]*(8/PI())*([.$C14]/[.$C$6])+0.125" office:value-type="float" office:value="14.6763090826876" calcext:value-type="float">
            <text:p>15</text:p>
          </table:table-cell>
          <table:table-cell table:formula="of:=[.F$11]*[.$C$7]*(8/PI())*([.$C14]/[.$C$6])+0.125" office:value-type="float" office:value="36.5032727067189" calcext:value-type="float">
            <text:p>37</text:p>
          </table:table-cell>
          <table:table-cell table:formula="of:=[.G$11]*[.$C$7]*(8/PI())*([.$C14]/[.$C$6])+0.125" office:value-type="float" office:value="72.8815454134379" calcext:value-type="float">
            <text:p>73</text:p>
          </table:table-cell>
          <table:table-cell table:formula="of:=(1024/5)*[.H$11]*[.$C$7]*(8/PI())*([.$C14]/[.$C$6])+0.125" office:value-type="float" office:value="2980.23310013442" calcext:value-type="float">
            <text:p>2980</text:p>
          </table:table-cell>
          <table:table-cell table:formula="of:=(1024/5)*[.I$11]*[.$C$7]*(8/PI())*([.$C14]/[.$C$6])+0.125" office:value-type="float" office:value="7450.39525033604" calcext:value-type="float">
            <text:p>7450</text:p>
          </table:table-cell>
          <table:table-cell table:formula="of:=(1024/5)*[.J$11]*[.$C$7]*(8/PI())*([.$C14]/[.$C$6])+0.125" office:value-type="float" office:value="14900.6655006721" calcext:value-type="float">
            <text:p>14901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(60000000/[.B15])*([.$C$3]/360)" office:value-type="float" office:value="9523.80952380952" calcext:value-type="float">
            <text:p>9524</text:p>
          </table:table-cell>
          <table:table-cell table:formula="of:=[.C15]/(2*PI()*[.$C$4])" office:value-type="float" office:value="303.152272555991" calcext:value-type="float">
            <text:p>303</text:p>
          </table:table-cell>
          <table:table-cell table:formula="of:=[.E$11]*[.$C$7]*(8/PI())*([.$C15]/[.$C$6])+0.125" office:value-type="float" office:value="7.40065454134379" calcext:value-type="float">
            <text:p>7</text:p>
          </table:table-cell>
          <table:table-cell table:formula="of:=[.F$11]*[.$C$7]*(8/PI())*([.$C15]/[.$C$6])+0.125" office:value-type="float" office:value="18.3141363533595" calcext:value-type="float">
            <text:p>18</text:p>
          </table:table-cell>
          <table:table-cell table:formula="of:=[.G$11]*[.$C$7]*(8/PI())*([.$C15]/[.$C$6])+0.125" office:value-type="float" office:value="36.5032727067189" calcext:value-type="float">
            <text:p>37</text:p>
          </table:table-cell>
          <table:table-cell table:formula="of:=(1024/5)*[.H$11]*[.$C$7]*(8/PI())*([.$C15]/[.$C$6])+0.125" office:value-type="float" office:value="1490.17905006721" calcext:value-type="float">
            <text:p>1490</text:p>
          </table:table-cell>
          <table:table-cell table:formula="of:=(1024/5)*[.I$11]*[.$C$7]*(8/PI())*([.$C15]/[.$C$6])+0.125" office:value-type="float" office:value="3725.26012516802" calcext:value-type="float">
            <text:p>3725</text:p>
          </table:table-cell>
          <table:table-cell table:formula="of:=(1024/5)*[.J$11]*[.$C$7]*(8/PI())*([.$C15]/[.$C$6])+0.125" office:value-type="float" office:value="7450.39525033604" calcext:value-type="float">
            <text:p>7450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60000000/[.B16])*([.$C$3]/360)" office:value-type="float" office:value="6666.66666666667" calcext:value-type="float">
            <text:p>6667</text:p>
          </table:table-cell>
          <table:table-cell table:formula="of:=[.C16]/(2*PI()*[.$C$4])" office:value-type="float" office:value="212.206590789194" calcext:value-type="float">
            <text:p>212</text:p>
          </table:table-cell>
          <table:table-cell table:formula="of:=[.E$11]*[.$C$7]*(8/PI())*([.$C16]/[.$C$6])+0.125" office:value-type="float" office:value="5.21795817894065" calcext:value-type="float">
            <text:p>5</text:p>
          </table:table-cell>
          <table:table-cell table:formula="of:=[.F$11]*[.$C$7]*(8/PI())*([.$C16]/[.$C$6])+0.125" office:value-type="float" office:value="12.8573954473516" calcext:value-type="float">
            <text:p>13</text:p>
          </table:table-cell>
          <table:table-cell table:formula="of:=[.G$11]*[.$C$7]*(8/PI())*([.$C16]/[.$C$6])+0.125" office:value-type="float" office:value="25.5897908947033" calcext:value-type="float">
            <text:p>26</text:p>
          </table:table-cell>
          <table:table-cell table:formula="of:=(1024/5)*[.H$11]*[.$C$7]*(8/PI())*([.$C16]/[.$C$6])+0.125" office:value-type="float" office:value="1043.16283504705" calcext:value-type="float">
            <text:p>1043</text:p>
          </table:table-cell>
          <table:table-cell table:formula="of:=(1024/5)*[.I$11]*[.$C$7]*(8/PI())*([.$C16]/[.$C$6])+0.125" office:value-type="float" office:value="2607.71958761761" calcext:value-type="float">
            <text:p>2608</text:p>
          </table:table-cell>
          <table:table-cell table:formula="of:=(1024/5)*[.J$11]*[.$C$7]*(8/PI())*([.$C16]/[.$C$6])+0.125" office:value-type="float" office:value="5215.31417523523" calcext:value-type="float">
            <text:p>5215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formula="of:=(60000000/[.B17])*([.$C$3]/360)" office:value-type="float" office:value="4938.27160493827" calcext:value-type="float">
            <text:p>4938</text:p>
          </table:table-cell>
          <table:table-cell table:formula="of:=[.C17]/(2*PI()*[.$C$4])" office:value-type="float" office:value="157.190067251255" calcext:value-type="float">
            <text:p>157</text:p>
          </table:table-cell>
          <table:table-cell table:formula="of:=[.E$11]*[.$C$7]*(8/PI())*([.$C17]/[.$C$6])+0.125" office:value-type="float" office:value="3.89756161403011" calcext:value-type="float">
            <text:p>4</text:p>
          </table:table-cell>
          <table:table-cell table:formula="of:=[.F$11]*[.$C$7]*(8/PI())*([.$C17]/[.$C$6])+0.125" office:value-type="float" office:value="9.55640403507528" calcext:value-type="float">
            <text:p>10</text:p>
          </table:table-cell>
          <table:table-cell table:formula="of:=[.G$11]*[.$C$7]*(8/PI())*([.$C17]/[.$C$6])+0.125" office:value-type="float" office:value="18.9878080701506" calcext:value-type="float">
            <text:p>19</text:p>
          </table:table-cell>
          <table:table-cell table:formula="of:=(1024/5)*[.H$11]*[.$C$7]*(8/PI())*([.$C17]/[.$C$6])+0.125" office:value-type="float" office:value="772.745618553367" calcext:value-type="float">
            <text:p>773</text:p>
          </table:table-cell>
          <table:table-cell table:formula="of:=(1024/5)*[.I$11]*[.$C$7]*(8/PI())*([.$C17]/[.$C$6])+0.125" office:value-type="float" office:value="1931.67654638342" calcext:value-type="float">
            <text:p>1932</text:p>
          </table:table-cell>
          <table:table-cell table:formula="of:=(1024/5)*[.J$11]*[.$C$7]*(8/PI())*([.$C17]/[.$C$6])+0.125" office:value-type="float" office:value="3863.22809276684" calcext:value-type="float">
            <text:p>3863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(60000000/[.B18])*([.$C$3]/360)" office:value-type="float" office:value="4444.44444444444" calcext:value-type="float">
            <text:p>4444</text:p>
          </table:table-cell>
          <table:table-cell table:formula="of:=[.C18]/(2*PI()*[.$C$4])" office:value-type="float" office:value="141.471060526129" calcext:value-type="float">
            <text:p>141</text:p>
          </table:table-cell>
          <table:table-cell table:formula="of:=[.E$11]*[.$C$7]*(8/PI())*([.$C18]/[.$C$6])+0.125" office:value-type="float" office:value="3.5203054526271" calcext:value-type="float">
            <text:p>4</text:p>
          </table:table-cell>
          <table:table-cell table:formula="of:=[.F$11]*[.$C$7]*(8/PI())*([.$C18]/[.$C$6])+0.125" office:value-type="float" office:value="8.61326363156775" calcext:value-type="float">
            <text:p>9</text:p>
          </table:table-cell>
          <table:table-cell table:formula="of:=[.G$11]*[.$C$7]*(8/PI())*([.$C18]/[.$C$6])+0.125" office:value-type="float" office:value="17.1015272631355" calcext:value-type="float">
            <text:p>17</text:p>
          </table:table-cell>
          <table:table-cell table:formula="of:=(1024/5)*[.H$11]*[.$C$7]*(8/PI())*([.$C18]/[.$C$6])+0.125" office:value-type="float" office:value="695.48355669803" calcext:value-type="float">
            <text:p>695</text:p>
          </table:table-cell>
          <table:table-cell table:formula="of:=(1024/5)*[.I$11]*[.$C$7]*(8/PI())*([.$C18]/[.$C$6])+0.125" office:value-type="float" office:value="1738.52139174508" calcext:value-type="float">
            <text:p>1739</text:p>
          </table:table-cell>
          <table:table-cell table:formula="of:=(1024/5)*[.J$11]*[.$C$7]*(8/PI())*([.$C18]/[.$C$6])+0.125" office:value-type="float" office:value="3476.91778349015" calcext:value-type="float">
            <text:p>3477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(60000000/[.B19])*([.$C$3]/360)" office:value-type="float" office:value="3333.33333333333" calcext:value-type="float">
            <text:p>3333</text:p>
          </table:table-cell>
          <table:table-cell table:formula="of:=[.C19]/(2*PI()*[.$C$4])" office:value-type="float" office:value="106.103295394597" calcext:value-type="float">
            <text:p>106</text:p>
          </table:table-cell>
          <table:table-cell table:formula="of:=[.E$11]*[.$C$7]*(8/PI())*([.$C19]/[.$C$6])+0.125" office:value-type="float" office:value="2.67147908947033" calcext:value-type="float">
            <text:p>3</text:p>
          </table:table-cell>
          <table:table-cell table:formula="of:=[.F$11]*[.$C$7]*(8/PI())*([.$C19]/[.$C$6])+0.125" office:value-type="float" office:value="6.49119772367581" calcext:value-type="float">
            <text:p>6</text:p>
          </table:table-cell>
          <table:table-cell table:formula="of:=[.G$11]*[.$C$7]*(8/PI())*([.$C19]/[.$C$6])+0.125" office:value-type="float" office:value="12.8573954473516" calcext:value-type="float">
            <text:p>13</text:p>
          </table:table-cell>
          <table:table-cell table:formula="of:=(1024/5)*[.H$11]*[.$C$7]*(8/PI())*([.$C19]/[.$C$6])+0.125" office:value-type="float" office:value="521.643917523523" calcext:value-type="float">
            <text:p>522</text:p>
          </table:table-cell>
          <table:table-cell table:formula="of:=(1024/5)*[.I$11]*[.$C$7]*(8/PI())*([.$C19]/[.$C$6])+0.125" office:value-type="float" office:value="1303.92229380881" calcext:value-type="float">
            <text:p>1304</text:p>
          </table:table-cell>
          <table:table-cell table:formula="of:=(1024/5)*[.J$11]*[.$C$7]*(8/PI())*([.$C19]/[.$C$6])+0.125" office:value-type="float" office:value="2607.71958761761" calcext:value-type="float">
            <text:p>2608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(60000000/[.B20])*([.$C$3]/360)" office:value-type="float" office:value="2666.66666666667" calcext:value-type="float">
            <text:p>2667</text:p>
          </table:table-cell>
          <table:table-cell table:formula="of:=[.C20]/(2*PI()*[.$C$4])" office:value-type="float" office:value="84.8826363156775" calcext:value-type="float">
            <text:p>85</text:p>
          </table:table-cell>
          <table:table-cell table:formula="of:=[.E$11]*[.$C$7]*(8/PI())*([.$C20]/[.$C$6])+0.125" office:value-type="float" office:value="2.16218327157626" calcext:value-type="float">
            <text:p>2</text:p>
          </table:table-cell>
          <table:table-cell table:formula="of:=[.F$11]*[.$C$7]*(8/PI())*([.$C20]/[.$C$6])+0.125" office:value-type="float" office:value="5.21795817894065" calcext:value-type="float">
            <text:p>5</text:p>
          </table:table-cell>
          <table:table-cell table:formula="of:=[.G$11]*[.$C$7]*(8/PI())*([.$C20]/[.$C$6])+0.125" office:value-type="float" office:value="10.3109163578813" calcext:value-type="float">
            <text:p>10</text:p>
          </table:table-cell>
          <table:table-cell table:formula="of:=(1024/5)*[.H$11]*[.$C$7]*(8/PI())*([.$C20]/[.$C$6])+0.125" office:value-type="float" office:value="417.340134018818" calcext:value-type="float">
            <text:p>417</text:p>
          </table:table-cell>
          <table:table-cell table:formula="of:=(1024/5)*[.I$11]*[.$C$7]*(8/PI())*([.$C20]/[.$C$6])+0.125" office:value-type="float" office:value="1043.16283504705" calcext:value-type="float">
            <text:p>1043</text:p>
          </table:table-cell>
          <table:table-cell table:formula="of:=(1024/5)*[.J$11]*[.$C$7]*(8/PI())*([.$C20]/[.$C$6])+0.125" office:value-type="float" office:value="2086.20067009409" calcext:value-type="float">
            <text:p>2086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3000" calcext:value-type="float">
            <text:p>3000</text:p>
          </table:table-cell>
          <table:table-cell table:style-name="ce188" table:formula="of:=(60000000/[.B21])*([.$C$3]/360)" office:value-type="float" office:value="2222.22222222222" calcext:value-type="float">
            <text:p>2222</text:p>
          </table:table-cell>
          <table:table-cell table:style-name="ce191" table:formula="of:=[.C21]/(2*PI()*[.$C$4])" office:value-type="float" office:value="70.7355302630646" calcext:value-type="float">
            <text:p>71</text:p>
          </table:table-cell>
          <table:table-cell table:formula="of:=[.E$11]*[.$C$7]*(8/PI())*([.$C21]/[.$C$6])+0.125" office:value-type="float" office:value="1.82265272631355" calcext:value-type="float">
            <text:p>2</text:p>
          </table:table-cell>
          <table:table-cell table:formula="of:=[.F$11]*[.$C$7]*(8/PI())*([.$C21]/[.$C$6])+0.125" office:value-type="float" office:value="4.36913181578388" calcext:value-type="float">
            <text:p>4</text:p>
          </table:table-cell>
          <table:table-cell table:formula="of:=[.G$11]*[.$C$7]*(8/PI())*([.$C21]/[.$C$6])+0.125" office:value-type="float" office:value="8.61326363156775" calcext:value-type="float">
            <text:p>9</text:p>
          </table:table-cell>
          <table:table-cell table:formula="of:=(1024/5)*[.H$11]*[.$C$7]*(8/PI())*([.$C21]/[.$C$6])+0.125" office:value-type="float" office:value="347.804278349015" calcext:value-type="float">
            <text:p>348</text:p>
          </table:table-cell>
          <table:table-cell table:formula="of:=(1024/5)*[.I$11]*[.$C$7]*(8/PI())*([.$C21]/[.$C$6])+0.125" office:value-type="float" office:value="869.323195872538" calcext:value-type="float">
            <text:p>869</text:p>
          </table:table-cell>
          <table:table-cell table:formula="of:=(1024/5)*[.J$11]*[.$C$7]*(8/PI())*([.$C21]/[.$C$6])+0.125" office:value-type="float" office:value="1738.52139174508" calcext:value-type="float">
            <text:p>173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3500" calcext:value-type="float">
            <text:p>3500</text:p>
          </table:table-cell>
          <table:table-cell table:style-name="ce188" table:formula="of:=(60000000/[.B22])*([.$C$3]/360)" office:value-type="float" office:value="1904.7619047619" calcext:value-type="float">
            <text:p>1905</text:p>
          </table:table-cell>
          <table:table-cell table:style-name="ce191" table:formula="of:=[.C22]/(2*PI()*[.$C$4])" office:value-type="float" office:value="60.6304545111982" calcext:value-type="float">
            <text:p>61</text:p>
          </table:table-cell>
          <table:table-cell table:formula="of:=[.E$11]*[.$C$7]*(8/PI())*([.$C22]/[.$C$6])+0.125" office:value-type="float" office:value="1.58013090826876" calcext:value-type="float">
            <text:p>2</text:p>
          </table:table-cell>
          <table:table-cell table:formula="of:=[.F$11]*[.$C$7]*(8/PI())*([.$C22]/[.$C$6])+0.125" office:value-type="float" office:value="3.76282727067189" calcext:value-type="float">
            <text:p>4</text:p>
          </table:table-cell>
          <table:table-cell table:formula="of:=[.G$11]*[.$C$7]*(8/PI())*([.$C22]/[.$C$6])+0.125" office:value-type="float" office:value="7.40065454134379" calcext:value-type="float">
            <text:p>7</text:p>
          </table:table-cell>
          <table:table-cell table:formula="of:=(1024/5)*[.H$11]*[.$C$7]*(8/PI())*([.$C22]/[.$C$6])+0.125" office:value-type="float" office:value="298.135810013442" calcext:value-type="float">
            <text:p>298</text:p>
          </table:table-cell>
          <table:table-cell table:formula="of:=(1024/5)*[.I$11]*[.$C$7]*(8/PI())*([.$C22]/[.$C$6])+0.125" office:value-type="float" office:value="745.152025033604" calcext:value-type="float">
            <text:p>745</text:p>
          </table:table-cell>
          <table:table-cell table:formula="of:=(1024/5)*[.J$11]*[.$C$7]*(8/PI())*([.$C22]/[.$C$6])+0.125" office:value-type="float" office:value="1490.17905006721" calcext:value-type="float">
            <text:p>1490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4000" calcext:value-type="float">
            <text:p>4000</text:p>
          </table:table-cell>
          <table:table-cell table:style-name="ce188" table:formula="of:=(60000000/[.B23])*([.$C$3]/360)" office:value-type="float" office:value="1666.66666666667" calcext:value-type="float">
            <text:p>1667</text:p>
          </table:table-cell>
          <table:table-cell table:style-name="ce191" table:formula="of:=[.C23]/(2*PI()*[.$C$4])" office:value-type="float" office:value="53.0516476972984" calcext:value-type="float">
            <text:p>53</text:p>
          </table:table-cell>
          <table:table-cell table:formula="of:=[.E$11]*[.$C$7]*(8/PI())*([.$C23]/[.$C$6])+0.125" office:value-type="float" office:value="1.39823954473516" calcext:value-type="float">
            <text:p>1</text:p>
          </table:table-cell>
          <table:table-cell table:formula="of:=[.F$11]*[.$C$7]*(8/PI())*([.$C23]/[.$C$6])+0.125" office:value-type="float" office:value="3.30809886183791" calcext:value-type="float">
            <text:p>3</text:p>
          </table:table-cell>
          <table:table-cell table:formula="of:=[.G$11]*[.$C$7]*(8/PI())*([.$C23]/[.$C$6])+0.125" office:value-type="float" office:value="6.49119772367581" calcext:value-type="float">
            <text:p>6</text:p>
          </table:table-cell>
          <table:table-cell table:formula="of:=(1024/5)*[.H$11]*[.$C$7]*(8/PI())*([.$C23]/[.$C$6])+0.125" office:value-type="float" office:value="260.884458761761" calcext:value-type="float">
            <text:p>261</text:p>
          </table:table-cell>
          <table:table-cell table:formula="of:=(1024/5)*[.I$11]*[.$C$7]*(8/PI())*([.$C23]/[.$C$6])+0.125" office:value-type="float" office:value="652.023646904403" calcext:value-type="float">
            <text:p>652</text:p>
          </table:table-cell>
          <table:table-cell table:formula="of:=(1024/5)*[.J$11]*[.$C$7]*(8/PI())*([.$C23]/[.$C$6])+0.125" office:value-type="float" office:value="1303.92229380881" calcext:value-type="float">
            <text:p>1304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4500" calcext:value-type="float">
            <text:p>4500</text:p>
          </table:table-cell>
          <table:table-cell table:style-name="ce188" table:formula="of:=(60000000/[.B24])*([.$C$3]/360)" office:value-type="float" office:value="1481.48148148148" calcext:value-type="float">
            <text:p>1481</text:p>
          </table:table-cell>
          <table:table-cell table:style-name="ce191" table:formula="of:=[.C24]/(2*PI()*[.$C$4])" office:value-type="float" office:value="47.1570201753764" calcext:value-type="float">
            <text:p>47</text:p>
          </table:table-cell>
          <table:table-cell table:formula="of:=[.E$11]*[.$C$7]*(8/PI())*([.$C24]/[.$C$6])+0.125" office:value-type="float" office:value="1.25676848420903" calcext:value-type="float">
            <text:p>1</text:p>
          </table:table-cell>
          <table:table-cell table:formula="of:=[.F$11]*[.$C$7]*(8/PI())*([.$C24]/[.$C$6])+0.125" office:value-type="float" office:value="2.95442121052258" calcext:value-type="float">
            <text:p>3</text:p>
          </table:table-cell>
          <table:table-cell table:formula="of:=[.G$11]*[.$C$7]*(8/PI())*([.$C24]/[.$C$6])+0.125" office:value-type="float" office:value="5.78384242104517" calcext:value-type="float">
            <text:p>6</text:p>
          </table:table-cell>
          <table:table-cell table:formula="of:=(1024/5)*[.H$11]*[.$C$7]*(8/PI())*([.$C24]/[.$C$6])+0.125" office:value-type="float" office:value="231.91118556601" calcext:value-type="float">
            <text:p>232</text:p>
          </table:table-cell>
          <table:table-cell table:formula="of:=(1024/5)*[.I$11]*[.$C$7]*(8/PI())*([.$C24]/[.$C$6])+0.125" office:value-type="float" office:value="579.590463915025" calcext:value-type="float">
            <text:p>580</text:p>
          </table:table-cell>
          <table:table-cell table:formula="of:=(1024/5)*[.J$11]*[.$C$7]*(8/PI())*([.$C24]/[.$C$6])+0.125" office:value-type="float" office:value="1159.05592783005" calcext:value-type="float">
            <text:p>115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5000" calcext:value-type="float">
            <text:p>5000</text:p>
          </table:table-cell>
          <table:table-cell table:style-name="ce188" table:formula="of:=(60000000/[.B25])*([.$C$3]/360)" office:value-type="float" office:value="1333.33333333333" calcext:value-type="float">
            <text:p>1333</text:p>
          </table:table-cell>
          <table:table-cell table:style-name="ce191" table:formula="of:=[.C25]/(2*PI()*[.$C$4])" office:value-type="float" office:value="42.4413181578388" calcext:value-type="float">
            <text:p>42</text:p>
          </table:table-cell>
          <table:table-cell table:formula="of:=[.E$11]*[.$C$7]*(8/PI())*([.$C25]/[.$C$6])+0.125" office:value-type="float" office:value="1.14359163578813" calcext:value-type="float">
            <text:p>1</text:p>
          </table:table-cell>
          <table:table-cell table:formula="of:=[.F$11]*[.$C$7]*(8/PI())*([.$C25]/[.$C$6])+0.125" office:value-type="float" office:value="2.67147908947033" calcext:value-type="float">
            <text:p>3</text:p>
          </table:table-cell>
          <table:table-cell table:formula="of:=[.G$11]*[.$C$7]*(8/PI())*([.$C25]/[.$C$6])+0.125" office:value-type="float" office:value="5.21795817894065" calcext:value-type="float">
            <text:p>5</text:p>
          </table:table-cell>
          <table:table-cell table:formula="of:=(1024/5)*[.H$11]*[.$C$7]*(8/PI())*([.$C25]/[.$C$6])+0.125" office:value-type="float" office:value="208.732567009409" calcext:value-type="float">
            <text:p>209</text:p>
          </table:table-cell>
          <table:table-cell table:formula="of:=(1024/5)*[.I$11]*[.$C$7]*(8/PI())*([.$C25]/[.$C$6])+0.125" office:value-type="float" office:value="521.643917523523" calcext:value-type="float">
            <text:p>522</text:p>
          </table:table-cell>
          <table:table-cell table:formula="of:=(1024/5)*[.J$11]*[.$C$7]*(8/PI())*([.$C25]/[.$C$6])+0.125" office:value-type="float" office:value="1043.16283504705" calcext:value-type="float">
            <text:p>1043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5500" calcext:value-type="float">
            <text:p>5500</text:p>
          </table:table-cell>
          <table:table-cell table:style-name="ce188" table:formula="of:=(60000000/[.B26])*([.$C$3]/360)" office:value-type="float" office:value="1212.12121212121" calcext:value-type="float">
            <text:p>1212</text:p>
          </table:table-cell>
          <table:table-cell table:style-name="ce191" table:formula="of:=[.C26]/(2*PI()*[.$C$4])" office:value-type="float" office:value="38.5830165071261" calcext:value-type="float">
            <text:p>39</text:p>
          </table:table-cell>
          <table:table-cell table:formula="of:=[.E$11]*[.$C$7]*(8/PI())*([.$C26]/[.$C$6])+0.125" office:value-type="float" office:value="1.05099239617103" calcext:value-type="float">
            <text:p>1</text:p>
          </table:table-cell>
          <table:table-cell table:formula="of:=[.F$11]*[.$C$7]*(8/PI())*([.$C26]/[.$C$6])+0.125" office:value-type="float" office:value="2.43998099042757" calcext:value-type="float">
            <text:p>2</text:p>
          </table:table-cell>
          <table:table-cell table:formula="of:=[.G$11]*[.$C$7]*(8/PI())*([.$C26]/[.$C$6])+0.125" office:value-type="float" office:value="4.75496198085514" calcext:value-type="float">
            <text:p>5</text:p>
          </table:table-cell>
          <table:table-cell table:formula="of:=(1024/5)*[.H$11]*[.$C$7]*(8/PI())*([.$C26]/[.$C$6])+0.125" office:value-type="float" office:value="189.768242735827" calcext:value-type="float">
            <text:p>190</text:p>
          </table:table-cell>
          <table:table-cell table:formula="of:=(1024/5)*[.I$11]*[.$C$7]*(8/PI())*([.$C26]/[.$C$6])+0.125" office:value-type="float" office:value="474.233106839566" calcext:value-type="float">
            <text:p>474</text:p>
          </table:table-cell>
          <table:table-cell table:formula="of:=(1024/5)*[.J$11]*[.$C$7]*(8/PI())*([.$C26]/[.$C$6])+0.125" office:value-type="float" office:value="948.341213679132" calcext:value-type="float">
            <text:p>948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 table:style-name="ce184"/>
          <table:table-cell table:style-name="ce185" office:value-type="float" office:value="6000" calcext:value-type="float">
            <text:p>6000</text:p>
          </table:table-cell>
          <table:table-cell table:style-name="ce188" table:formula="of:=(60000000/[.B27])*([.$C$3]/360)" office:value-type="float" office:value="1111.11111111111" calcext:value-type="float">
            <text:p>1111</text:p>
          </table:table-cell>
          <table:table-cell table:style-name="ce191" table:formula="of:=[.C27]/(2*PI()*[.$C$4])" office:value-type="float" office:value="35.3677651315323" calcext:value-type="float">
            <text:p>35</text:p>
          </table:table-cell>
          <table:table-cell table:formula="of:=[.E$11]*[.$C$7]*(8/PI())*([.$C27]/[.$C$6])+0.125" office:value-type="float" office:value="0.973826363156775" calcext:value-type="float">
            <text:p>1</text:p>
          </table:table-cell>
          <table:table-cell table:formula="of:=[.F$11]*[.$C$7]*(8/PI())*([.$C27]/[.$C$6])+0.125" office:value-type="float" office:value="2.24706590789194" calcext:value-type="float">
            <text:p>2</text:p>
          </table:table-cell>
          <table:table-cell table:formula="of:=[.G$11]*[.$C$7]*(8/PI())*([.$C27]/[.$C$6])+0.125" office:value-type="float" office:value="4.36913181578388" calcext:value-type="float">
            <text:p>4</text:p>
          </table:table-cell>
          <table:table-cell table:formula="of:=(1024/5)*[.H$11]*[.$C$7]*(8/PI())*([.$C27]/[.$C$6])+0.125" office:value-type="float" office:value="173.964639174508" calcext:value-type="float">
            <text:p>174</text:p>
          </table:table-cell>
          <table:table-cell table:formula="of:=(1024/5)*[.I$11]*[.$C$7]*(8/PI())*([.$C27]/[.$C$6])+0.125" office:value-type="float" office:value="434.724097936269" calcext:value-type="float">
            <text:p>435</text:p>
          </table:table-cell>
          <table:table-cell table:formula="of:=(1024/5)*[.J$11]*[.$C$7]*(8/PI())*([.$C27]/[.$C$6])+0.125" office:value-type="float" office:value="869.323195872538" calcext:value-type="float">
            <text:p>86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formula="of:=(60000000/[.B28])*([.$C$3]/360)" office:value-type="float" office:value="1025.64102564103" calcext:value-type="float">
            <text:p>1026</text:p>
          </table:table-cell>
          <table:table-cell table:formula="of:=[.C28]/(2*PI()*[.$C$4])" office:value-type="float" office:value="32.6471678137221" calcext:value-type="float">
            <text:p>33</text:p>
          </table:table-cell>
          <table:table-cell table:formula="of:=[.E$11]*[.$C$7]*(8/PI())*([.$C28]/[.$C$6])+0.125" office:value-type="float" office:value="0.908532027529331" calcext:value-type="float">
            <text:p>1</text:p>
          </table:table-cell>
          <table:table-cell table:formula="of:=[.F$11]*[.$C$7]*(8/PI())*([.$C28]/[.$C$6])+0.125" office:value-type="float" office:value="2.08383006882333" calcext:value-type="float">
            <text:p>2</text:p>
          </table:table-cell>
          <table:table-cell table:formula="of:=[.G$11]*[.$C$7]*(8/PI())*([.$C28]/[.$C$6])+0.125" office:value-type="float" office:value="4.04266013764665" calcext:value-type="float">
            <text:p>4</text:p>
          </table:table-cell>
          <table:table-cell table:formula="of:=(1024/5)*[.H$11]*[.$C$7]*(8/PI())*([.$C28]/[.$C$6])+0.125" office:value-type="float" office:value="160.592359238007" calcext:value-type="float">
            <text:p>161</text:p>
          </table:table-cell>
          <table:table-cell table:formula="of:=(1024/5)*[.I$11]*[.$C$7]*(8/PI())*([.$C28]/[.$C$6])+0.125" office:value-type="float" office:value="401.293398095018" calcext:value-type="float">
            <text:p>401</text:p>
          </table:table-cell>
          <table:table-cell table:formula="of:=(1024/5)*[.J$11]*[.$C$7]*(8/PI())*([.$C28]/[.$C$6])+0.125" office:value-type="float" office:value="802.461796190035" calcext:value-type="float">
            <text:p>80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(60000000/[.B29])*([.$C$3]/360)" office:value-type="float" office:value="952.380952380952" calcext:value-type="float">
            <text:p>952</text:p>
          </table:table-cell>
          <table:table-cell table:formula="of:=[.C29]/(2*PI()*[.$C$4])" office:value-type="float" office:value="30.3152272555991" calcext:value-type="float">
            <text:p>30</text:p>
          </table:table-cell>
          <table:table-cell table:formula="of:=[.E$11]*[.$C$7]*(8/PI())*([.$C29]/[.$C$6])+0.125" office:value-type="float" office:value="0.852565454134379" calcext:value-type="float">
            <text:p>1</text:p>
          </table:table-cell>
          <table:table-cell table:formula="of:=[.F$11]*[.$C$7]*(8/PI())*([.$C29]/[.$C$6])+0.125" office:value-type="float" office:value="1.94391363533595" calcext:value-type="float">
            <text:p>2</text:p>
          </table:table-cell>
          <table:table-cell table:formula="of:=[.G$11]*[.$C$7]*(8/PI())*([.$C29]/[.$C$6])+0.125" office:value-type="float" office:value="3.76282727067189" calcext:value-type="float">
            <text:p>4</text:p>
          </table:table-cell>
          <table:table-cell table:formula="of:=(1024/5)*[.H$11]*[.$C$7]*(8/PI())*([.$C29]/[.$C$6])+0.125" office:value-type="float" office:value="149.130405006721" calcext:value-type="float">
            <text:p>149</text:p>
          </table:table-cell>
          <table:table-cell table:formula="of:=(1024/5)*[.I$11]*[.$C$7]*(8/PI())*([.$C29]/[.$C$6])+0.125" office:value-type="float" office:value="372.638512516802" calcext:value-type="float">
            <text:p>373</text:p>
          </table:table-cell>
          <table:table-cell table:formula="of:=(1024/5)*[.J$11]*[.$C$7]*(8/PI())*([.$C29]/[.$C$6])+0.125" office:value-type="float" office:value="745.152025033604" calcext:value-type="float">
            <text:p>745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formula="of:=(60000000/[.B30])*([.$C$3]/360)" office:value-type="float" office:value="888.888888888889" calcext:value-type="float">
            <text:p>889</text:p>
          </table:table-cell>
          <table:table-cell table:formula="of:=[.C30]/(2*PI()*[.$C$4])" office:value-type="float" office:value="28.2942121052258" calcext:value-type="float">
            <text:p>28</text:p>
          </table:table-cell>
          <table:table-cell table:formula="of:=[.E$11]*[.$C$7]*(8/PI())*([.$C30]/[.$C$6])+0.125" office:value-type="float" office:value="0.80406109052542" calcext:value-type="float">
            <text:p>1</text:p>
          </table:table-cell>
          <table:table-cell table:formula="of:=[.F$11]*[.$C$7]*(8/PI())*([.$C30]/[.$C$6])+0.125" office:value-type="float" office:value="1.82265272631355" calcext:value-type="float">
            <text:p>2</text:p>
          </table:table-cell>
          <table:table-cell table:formula="of:=[.G$11]*[.$C$7]*(8/PI())*([.$C30]/[.$C$6])+0.125" office:value-type="float" office:value="3.5203054526271" calcext:value-type="float">
            <text:p>4</text:p>
          </table:table-cell>
          <table:table-cell table:formula="of:=(1024/5)*[.H$11]*[.$C$7]*(8/PI())*([.$C30]/[.$C$6])+0.125" office:value-type="float" office:value="139.196711339606" calcext:value-type="float">
            <text:p>139</text:p>
          </table:table-cell>
          <table:table-cell table:formula="of:=(1024/5)*[.I$11]*[.$C$7]*(8/PI())*([.$C30]/[.$C$6])+0.125" office:value-type="float" office:value="347.804278349015" calcext:value-type="float">
            <text:p>348</text:p>
          </table:table-cell>
          <table:table-cell table:formula="of:=(1024/5)*[.J$11]*[.$C$7]*(8/PI())*([.$C30]/[.$C$6])+0.125" office:value-type="float" office:value="695.48355669803" calcext:value-type="float">
            <text:p>695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(60000000/[.B31])*([.$C$3]/360)" office:value-type="float" office:value="833.333333333333" calcext:value-type="float">
            <text:p>833</text:p>
          </table:table-cell>
          <table:table-cell table:formula="of:=[.C31]/(2*PI()*[.$C$4])" office:value-type="float" office:value="26.5258238486492" calcext:value-type="float">
            <text:p>27</text:p>
          </table:table-cell>
          <table:table-cell table:formula="of:=[.E$11]*[.$C$7]*(8/PI())*([.$C31]/[.$C$6])+0.125" office:value-type="float" office:value="0.761619772367582" calcext:value-type="float">
            <text:p>1</text:p>
          </table:table-cell>
          <table:table-cell table:formula="of:=[.F$11]*[.$C$7]*(8/PI())*([.$C31]/[.$C$6])+0.125" office:value-type="float" office:value="1.71654943091895" calcext:value-type="float">
            <text:p>2</text:p>
          </table:table-cell>
          <table:table-cell table:formula="of:=[.G$11]*[.$C$7]*(8/PI())*([.$C31]/[.$C$6])+0.125" office:value-type="float" office:value="3.30809886183791" calcext:value-type="float">
            <text:p>3</text:p>
          </table:table-cell>
          <table:table-cell table:formula="of:=(1024/5)*[.H$11]*[.$C$7]*(8/PI())*([.$C31]/[.$C$6])+0.125" office:value-type="float" office:value="130.504729380881" calcext:value-type="float">
            <text:p>131</text:p>
          </table:table-cell>
          <table:table-cell table:formula="of:=(1024/5)*[.I$11]*[.$C$7]*(8/PI())*([.$C31]/[.$C$6])+0.125" office:value-type="float" office:value="326.074323452202" calcext:value-type="float">
            <text:p>326</text:p>
          </table:table-cell>
          <table:table-cell table:formula="of:=(1024/5)*[.J$11]*[.$C$7]*(8/PI())*([.$C31]/[.$C$6])+0.125" office:value-type="float" office:value="652.023646904403" calcext:value-type="float">
            <text:p>65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formula="of:=(60000000/[.B32])*([.$C$3]/360)" office:value-type="float" office:value="784.313725490196" calcext:value-type="float">
            <text:p>784</text:p>
          </table:table-cell>
          <table:table-cell table:formula="of:=[.C32]/(2*PI()*[.$C$4])" office:value-type="float" office:value="24.9654812693169" calcext:value-type="float">
            <text:p>25</text:p>
          </table:table-cell>
          <table:table-cell table:formula="of:=[.E$11]*[.$C$7]*(8/PI())*([.$C32]/[.$C$6])+0.125" office:value-type="float" office:value="0.724171550463606" calcext:value-type="float">
            <text:p>1</text:p>
          </table:table-cell>
          <table:table-cell table:formula="of:=[.F$11]*[.$C$7]*(8/PI())*([.$C32]/[.$C$6])+0.125" office:value-type="float" office:value="1.62292887615902" calcext:value-type="float">
            <text:p>2</text:p>
          </table:table-cell>
          <table:table-cell table:formula="of:=[.G$11]*[.$C$7]*(8/PI())*([.$C32]/[.$C$6])+0.125" office:value-type="float" office:value="3.12085775231803" calcext:value-type="float">
            <text:p>3</text:p>
          </table:table-cell>
          <table:table-cell table:formula="of:=(1024/5)*[.H$11]*[.$C$7]*(8/PI())*([.$C32]/[.$C$6])+0.125" office:value-type="float" office:value="122.835333534947" calcext:value-type="float">
            <text:p>123</text:p>
          </table:table-cell>
          <table:table-cell table:formula="of:=(1024/5)*[.I$11]*[.$C$7]*(8/PI())*([.$C32]/[.$C$6])+0.125" office:value-type="float" office:value="306.900833837366" calcext:value-type="float">
            <text:p>307</text:p>
          </table:table-cell>
          <table:table-cell table:formula="of:=(1024/5)*[.J$11]*[.$C$7]*(8/PI())*([.$C32]/[.$C$6])+0.125" office:value-type="float" office:value="613.676667674733" calcext:value-type="float">
            <text:p>614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(60000000/[.B33])*([.$C$3]/360)" office:value-type="float" office:value="740.740740740741" calcext:value-type="float">
            <text:p>741</text:p>
          </table:table-cell>
          <table:table-cell table:formula="of:=[.C33]/(2*PI()*[.$C$4])" office:value-type="float" office:value="23.5785100876882" calcext:value-type="float">
            <text:p>24</text:p>
          </table:table-cell>
          <table:table-cell table:formula="of:=[.E$11]*[.$C$7]*(8/PI())*([.$C33]/[.$C$6])+0.125" office:value-type="float" office:value="0.690884242104517" calcext:value-type="float">
            <text:p>1</text:p>
          </table:table-cell>
          <table:table-cell table:formula="of:=[.F$11]*[.$C$7]*(8/PI())*([.$C33]/[.$C$6])+0.125" office:value-type="float" office:value="1.53971060526129" calcext:value-type="float">
            <text:p>2</text:p>
          </table:table-cell>
          <table:table-cell table:formula="of:=[.G$11]*[.$C$7]*(8/PI())*([.$C33]/[.$C$6])+0.125" office:value-type="float" office:value="2.95442121052258" calcext:value-type="float">
            <text:p>3</text:p>
          </table:table-cell>
          <table:table-cell table:formula="of:=(1024/5)*[.H$11]*[.$C$7]*(8/PI())*([.$C33]/[.$C$6])+0.125" office:value-type="float" office:value="116.018092783005" calcext:value-type="float">
            <text:p>116</text:p>
          </table:table-cell>
          <table:table-cell table:formula="of:=(1024/5)*[.I$11]*[.$C$7]*(8/PI())*([.$C33]/[.$C$6])+0.125" office:value-type="float" office:value="289.857731957513" calcext:value-type="float">
            <text:p>290</text:p>
          </table:table-cell>
          <table:table-cell table:formula="of:=(1024/5)*[.J$11]*[.$C$7]*(8/PI())*([.$C33]/[.$C$6])+0.125" office:value-type="float" office:value="579.590463915025" calcext:value-type="float">
            <text:p>580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formula="of:=(60000000/[.B34])*([.$C$3]/360)" office:value-type="float" office:value="701.754385964912" calcext:value-type="float">
            <text:p>702</text:p>
          </table:table-cell>
          <table:table-cell table:formula="of:=[.C34]/(2*PI()*[.$C$4])" office:value-type="float" office:value="22.3375358725467" calcext:value-type="float">
            <text:p>22</text:p>
          </table:table-cell>
          <table:table-cell table:formula="of:=[.E$11]*[.$C$7]*(8/PI())*([.$C34]/[.$C$6])+0.125" office:value-type="float" office:value="0.661100860941121" calcext:value-type="float">
            <text:p>1</text:p>
          </table:table-cell>
          <table:table-cell table:formula="of:=[.F$11]*[.$C$7]*(8/PI())*([.$C34]/[.$C$6])+0.125" office:value-type="float" office:value="1.4652521523528" calcext:value-type="float">
            <text:p>1</text:p>
          </table:table-cell>
          <table:table-cell table:formula="of:=[.G$11]*[.$C$7]*(8/PI())*([.$C34]/[.$C$6])+0.125" office:value-type="float" office:value="2.80550430470561" calcext:value-type="float">
            <text:p>3</text:p>
          </table:table-cell>
          <table:table-cell table:formula="of:=(1024/5)*[.H$11]*[.$C$7]*(8/PI())*([.$C34]/[.$C$6])+0.125" office:value-type="float" office:value="109.918456320742" calcext:value-type="float">
            <text:p>110</text:p>
          </table:table-cell>
          <table:table-cell table:formula="of:=(1024/5)*[.I$11]*[.$C$7]*(8/PI())*([.$C34]/[.$C$6])+0.125" office:value-type="float" office:value="274.608640801854" calcext:value-type="float">
            <text:p>275</text:p>
          </table:table-cell>
          <table:table-cell table:formula="of:=(1024/5)*[.J$11]*[.$C$7]*(8/PI())*([.$C34]/[.$C$6])+0.125" office:value-type="float" office:value="549.092281603708" calcext:value-type="float">
            <text:p>549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(60000000/[.B35])*([.$C$3]/360)" office:value-type="float" office:value="666.666666666667" calcext:value-type="float">
            <text:p>667</text:p>
          </table:table-cell>
          <table:table-cell table:formula="of:=[.C35]/(2*PI()*[.$C$4])" office:value-type="float" office:value="21.2206590789194" calcext:value-type="float">
            <text:p>21</text:p>
          </table:table-cell>
          <table:table-cell table:formula="of:=[.E$11]*[.$C$7]*(8/PI())*([.$C35]/[.$C$6])+0.125" office:value-type="float" office:value="0.634295817894065" calcext:value-type="float">
            <text:p>1</text:p>
          </table:table-cell>
          <table:table-cell table:formula="of:=[.F$11]*[.$C$7]*(8/PI())*([.$C35]/[.$C$6])+0.125" office:value-type="float" office:value="1.39823954473516" calcext:value-type="float">
            <text:p>1</text:p>
          </table:table-cell>
          <table:table-cell table:formula="of:=[.G$11]*[.$C$7]*(8/PI())*([.$C35]/[.$C$6])+0.125" office:value-type="float" office:value="2.67147908947033" calcext:value-type="float">
            <text:p>3</text:p>
          </table:table-cell>
          <table:table-cell table:formula="of:=(1024/5)*[.H$11]*[.$C$7]*(8/PI())*([.$C35]/[.$C$6])+0.125" office:value-type="float" office:value="104.428783504705" calcext:value-type="float">
            <text:p>104</text:p>
          </table:table-cell>
          <table:table-cell table:formula="of:=(1024/5)*[.I$11]*[.$C$7]*(8/PI())*([.$C35]/[.$C$6])+0.125" office:value-type="float" office:value="260.884458761761" calcext:value-type="float">
            <text:p>261</text:p>
          </table:table-cell>
          <table:table-cell table:formula="of:=(1024/5)*[.J$11]*[.$C$7]*(8/PI())*([.$C35]/[.$C$6])+0.125" office:value-type="float" office:value="521.643917523523" calcext:value-type="float">
            <text:p>52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  <table:table-cell table:formula="of:=(8192/(5*PI()))*([.$C$7]/[.$C$6])" office:value-type="float" office:value="1.56455675257057" calcext:value-type="float">
            <text:p>2</text:p>
          </table:table-cell>
        </table:table-row>
        <table:table-row table:style-name="ro1" table:number-rows-repeated="5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70, 75, 80, 90, 100, 110, 120, 130, 140, 150</text:p>
          </table:table-cell>
          <table:table-cell table:style-name="Default" table:number-columns-repeated="11"/>
        </table:table-row>
        <calcext:conditional-formats>
          <calcext:conditional-format calcext:target-range-address="tpic8101.E13:tpic8101.G35">
            <calcext:condition calcext:apply-style-name="Untitled6" calcext:value="&gt;[$tpic8101.$C$4]" calcext:base-cell-address="tpic8101.E13"/>
          </calcext:conditional-format>
          <calcext:conditional-format calcext:target-range-address="tpic8101.H13:tpic8101.I35">
            <calcext:condition calcext:apply-style-name="Untitled6" calcext:value="&gt;[$tpic8101.$C$4]" calcext:base-cell-address="tpic8101.H13"/>
          </calcext:conditional-format>
          <calcext:conditional-format calcext:target-range-address="tpic8101.J13:tpic8101.J35">
            <calcext:condition calcext:apply-style-name="Untitled6" calcext:value="&gt;[$tpic8101.$C$4]" calcext:base-cell-address="tpic8101.J13"/>
          </calcext:conditional-format>
          <calcext:conditional-format calcext:target-range-address="tpic8101.K13:tpic8101.M35">
            <calcext:condition calcext:apply-style-name="Untitled6" calcext:value="&gt;[$tpic8101.$C$4]" calcext:base-cell-address="tpic8101.K13"/>
          </calcext:conditional-format>
        </calcext:conditional-formats>
      </table:table>
      <table:table table:name="injectors" table:style-name="ta1">
        <table:shapes>
          <draw:frame draw:z-index="0" draw:style-name="gr1" draw:text-style-name="P1" svg:width="515.81mm" svg:height="154.3mm" svg:x="23.79mm" svg:y="135.77mm">
            <draw:object draw:notify-on-update-of-ranges="injectors.Q14:injectors.Q14 injectors.Q16:injectors.Q25 injectors.H16:injectors.H25 injectors.K13:injectors.K13 injectors.M16:injectors.M25 injectors.H16:injectors.H25 injectors.H16:injectors.H25 injectors.N16:injectors.N25 injectors.R14:injectors.R14 injectors.R16:injectors.R25 injectors.H16:injectors.H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33" table:default-cell-style-name="Default"/>
        <table:table-column table:style-name="co7" table:number-columns-repeated="4" table:default-cell-style-name="ce200"/>
        <table:table-column table:style-name="co34" table:number-columns-repeated="4" table:default-cell-style-name="ce200"/>
        <table:table-column table:style-name="co7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7" table:number-columns-repeated="3" table:default-cell-style-name="Default"/>
        <table:table-column table:style-name="co39" table:default-cell-style-name="Default"/>
        <table:table-column table:style-name="co7" table:number-columns-repeated="2" table:default-cell-style-name="Default"/>
        <table:table-column table:style-name="co39" table:default-cell-style-name="Default"/>
        <table:table-column table:style-name="co7" table:number-columns-repeated="5" table:default-cell-style-name="Default"/>
        <table:table-row table:style-name="ro1" table:number-rows-repeated="3">
          <table:table-cell table:number-columns-repeated="2"/>
          <table:table-cell table:style-name="Default" table:number-columns-repeated="8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nominal flow rate (g/min)</text:p>
          </table:table-cell>
          <table:table-cell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nominal flow rate (mg/s)</text:p>
          </table:table-cell>
          <table:table-cell table:style-name="ce278" table:formula="of:=[.C5]*1000/60" office:value-type="float" office:value="3850" calcext:value-type="float">
            <text:p>3850,00</text:p>
          </table:table-cell>
          <table:table-cell table:style-name="ce278" table:formula="of:=[.D5]*1000/60" office:value-type="float" office:value="3983.33333333333" calcext:value-type="float">
            <text:p>3983,33</text:p>
          </table:table-cell>
          <table:table-cell table:number-columns-repeated="19"/>
          <table:table-cell table:style-name="ce298" office:value-type="string" calcext:value-type="string" table:number-columns-spanned="2" table:number-rows-spanned="1">
            <text:p>dead time (ms)</text:p>
          </table:table-cell>
          <table:covered-table-cell table:style-name="ce173"/>
          <table:table-cell table:style-name="ce7" office:value-type="string" calcext:value-type="string" table:number-columns-spanned="2" table:number-rows-spanned="1">
            <text:p>static amount (mg)</text:p>
          </table:table-cell>
          <table:covered-table-cell table:style-name="ce300"/>
          <table:table-cell table:number-columns-repeated="3"/>
        </table:table-row>
        <table:table-row table:style-name="ro1">
          <table:table-cell table:number-columns-repeated="2"/>
          <table:table-cell table:style-name="ce279" table:number-columns-repeated="2"/>
          <table:table-cell table:number-columns-repeated="19"/>
          <table:table-cell table:style-name="ce298" office:value-type="float" office:value="0.66" calcext:value-type="float" table:number-columns-spanned="2" table:number-rows-spanned="1">
            <text:p>0,66</text:p>
          </table:table-cell>
          <table:covered-table-cell table:style-name="ce173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300"/>
          <table:table-cell table:number-columns-repeated="3"/>
        </table:table-row>
        <table:table-row table:style-name="ro1">
          <table:table-cell table:number-columns-repeated="2"/>
          <table:table-cell table:style-name="ce279" table:number-columns-repeated="2"/>
          <table:table-cell table:number-columns-repeated="26"/>
        </table:table-row>
        <table:table-row table:style-name="ro1">
          <table:table-cell table:number-columns-repeated="16"/>
          <table:table-cell table:style-name="ce283" office:value-type="string" calcext:value-type="string" table:number-columns-spanned="2" table:number-rows-spanned="2">
            <text:p>transfer function</text:p>
          </table:table-cell>
          <table:covered-table-cell/>
          <table:table-cell table:number-columns-repeated="12"/>
        </table:table-row>
        <table:table-row table:style-name="ro1">
          <table:table-cell table:number-columns-repeated="16"/>
          <table:covered-table-cell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ominal on time (s)</text:p>
          </table:table-cell>
          <table:table-cell office:value-type="float" office:value="30" calcext:value-type="float">
            <text:p>30</text:p>
          </table:table-cell>
          <table:table-cell table:number-columns-repeated="27"/>
        </table:table-row>
        <table:table-row table:style-name="ro13">
          <table:table-cell table:number-columns-repeated="10"/>
          <table:table-cell table:style-name="ce286" office:value-type="string" calcext:value-type="string" table:number-columns-spanned="2" table:number-rows-spanned="1">
            <text:p>effective flow rate (mg/s)</text:p>
          </table:table-cell>
          <table:covered-table-cell/>
          <table:table-cell table:style-name="ce286" office:value-type="string" calcext:value-type="string" table:number-columns-spanned="2" table:number-rows-spanned="1">
            <text:p>Normalized effective flow rate (% nominal)</text:p>
          </table:table-cell>
          <table:covered-table-cell/>
          <table:table-cell table:style-name="ce286" office:value-type="string" calcext:value-type="string" table:number-columns-spanned="2" table:number-rows-spanned="1">
            <text:p>Normalized effective flow rate per % duty cycle (x100)</text:p>
          </table:table-cell>
          <table:covered-table-cell table:style-name="ce293"/>
          <table:table-cell table:style-name="ce286" office:value-type="string" calcext:value-type="string" table:number-columns-spanned="2" table:number-rows-spanned="1">
            <text:p>Normalized effective flow rate per % resulting duty cycle (x100)</text:p>
          </table:table-cell>
          <table:covered-table-cell table:style-name="ce293"/>
          <table:table-cell table:style-name="ce268" office:value-type="string" calcext:value-type="string" table:number-columns-spanned="2" table:number-rows-spanned="1">
            <text:p>theor. Flow rate (mg/s)</text:p>
          </table:table-cell>
          <table:covered-table-cell/>
          <table:table-cell table:style-name="ce268" office:value-type="string" calcext:value-type="string" table:number-columns-spanned="2" table:number-rows-spanned="1">
            <text:p>dead time (us)</text:p>
          </table:table-cell>
          <table:covered-table-cell/>
          <table:table-cell table:style-name="ce268" table:number-columns-spanned="2" table:number-rows-spanned="1"/>
          <table:covered-table-cell/>
          <table:table-cell table:style-name="ce289" office:value-type="string" calcext:value-type="string" table:number-columns-spanned="2" table:number-rows-spanned="1">
            <text:p>M-calc (g)</text:p>
          </table:table-cell>
          <table:covered-table-cell table:style-name="ce200"/>
          <table:table-cell table:style-name="ce289" office:value-type="string" calcext:value-type="string" table:number-columns-spanned="2" table:number-rows-spanned="1">
            <text:p>err</text:p>
          </table:table-cell>
          <table:covered-table-cell table:style-name="ce200"/>
          <table:table-cell table:style-name="ce289" office:value-type="string" calcext:value-type="string" table:number-columns-spanned="2" table:number-rows-spanned="1">
            <text:p>delta</text:p>
          </table:table-cell>
          <table:covered-table-cell table:style-name="ce200"/>
        </table:table-row>
        <table:table-row table:style-name="ro14">
          <table:table-cell table:number-columns-repeated="2"/>
          <table:table-cell table:style-name="ce225" office:value-type="string" calcext:value-type="string">
            <text:p>#1</text:p>
          </table:table-cell>
          <table:table-cell table:style-name="ce225" office:value-type="string" calcext:value-type="string">
            <text:p>#2</text:p>
          </table:table-cell>
          <table:table-cell table:style-name="ce225" office:value-type="string" calcext:value-type="string">
            <text:p>t_on (ms)</text:p>
          </table:table-cell>
          <table:table-cell table:style-name="ce225" office:value-type="string" calcext:value-type="string">
            <text:p>t_off (ms)</text:p>
          </table:table-cell>
          <table:table-cell table:style-name="ce225" office:value-type="string" calcext:value-type="string">
            <text:p>duty cycle (%)</text:p>
          </table:table-cell>
          <table:table-cell table:style-name="ce225" office:value-type="string" calcext:value-type="string">
            <text:p>resulting duty cycle (%)</text:p>
          </table:table-cell>
          <table:table-cell table:style-name="ce225" office:value-type="string" calcext:value-type="string">
            <text:p>injection events</text:p>
          </table:table-cell>
          <table:table-cell table:style-name="ce225" office:value-type="string" calcext:value-type="string">
            <text:p>test time (s)</text:p>
          </table:table-cell>
          <table:table-cell table:style-name="ce225" office:value-type="string" calcext:value-type="string">
            <text:p>#1</text:p>
          </table:table-cell>
          <table:table-cell table:style-name="ce225" office:value-type="string" calcext:value-type="string">
            <text:p>#2</text:p>
          </table:table-cell>
          <table:table-cell table:style-name="ce225" office:value-type="string" calcext:value-type="string">
            <text:p>#1</text:p>
          </table:table-cell>
          <table:table-cell table:style-name="ce225" office:value-type="string" calcext:value-type="string">
            <text:p>#2</text:p>
          </table:table-cell>
          <table:table-cell table:style-name="ce225" office:value-type="string" calcext:value-type="string">
            <text:p>#1</text:p>
          </table:table-cell>
          <table:table-cell table:style-name="ce225" office:value-type="string" calcext:value-type="string">
            <text:p>#2</text:p>
          </table:table-cell>
          <table:table-cell table:style-name="ce225" office:value-type="string" calcext:value-type="string">
            <text:p>#1</text:p>
          </table:table-cell>
          <table:table-cell table:style-name="ce225" office:value-type="string" calcext:value-type="string">
            <text:p>#2</text:p>
          </table:table-cell>
          <table:table-cell table:style-name="ce225" office:value-type="string" calcext:value-type="string">
            <text:p>#1</text:p>
          </table:table-cell>
          <table:table-cell table:style-name="ce225" office:value-type="string" calcext:value-type="string">
            <text:p>#2</text:p>
          </table:table-cell>
          <table:table-cell table:style-name="ce225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table:number-columns-repeated="2"/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</table:table-row>
        <table:table-row table:style-name="ro1">
          <table:table-cell table:number-columns-repeated="20"/>
          <table:table-cell table:style-name="ce200" table:number-columns-repeated="4"/>
          <table:table-cell table:number-columns-repeated="6"/>
        </table:table-row>
        <table:table-row table:style-name="ro1">
          <table:table-cell table:number-columns-repeated="2"/>
          <table:table-cell office:value-type="float" office:value="76.6" calcext:value-type="float">
            <text:p>76,6</text:p>
          </table:table-cell>
          <table:table-cell office:value-type="float" office:value="75.4" calcext:value-type="float">
            <text:p>75,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63" table:formula="of:=100*([.E16]/([.E16]+[.F16]))" office:value-type="float" office:value="20" calcext:value-type="float">
            <text:p>20,0</text:p>
          </table:table-cell>
          <table:table-cell table:style-name="ce282" table:formula="of:=100*(([.E16]-[.$X$8])/(([.E16]-[.$X$8])+[.F16]))" office:value-type="float" office:value="14.3468950749465" calcext:value-type="float">
            <text:p>14,3</text:p>
          </table:table-cell>
          <table:table-cell table:formula="of:=[.$C$12] * 1000 /[.E16]" office:value-type="float" office:value="15000" calcext:value-type="float">
            <text:p>15000</text:p>
          </table:table-cell>
          <table:table-cell table:formula="of:=[.I16]*([.E16]+[.F16])/1000" office:value-type="float" office:value="150" calcext:value-type="float">
            <text:p>150</text:p>
          </table:table-cell>
          <table:table-cell table:style-name="ce284" table:formula="of:=1000*[.C16]/[.J16]" office:value-type="float" office:value="510.666666666667" calcext:value-type="float">
            <text:p>510,7</text:p>
          </table:table-cell>
          <table:table-cell table:style-name="ce284" table:formula="of:=1000*[.D16]/[.J16]" office:value-type="float" office:value="502.666666666667" calcext:value-type="float">
            <text:p>502,7</text:p>
          </table:table-cell>
          <table:table-cell table:style-name="ce291" table:formula="of:=100*[.K16]/[.$C$7]" office:value-type="float" office:value="13.2640692640693" calcext:value-type="float">
            <text:p>13,3</text:p>
          </table:table-cell>
          <table:table-cell table:style-name="ce291" table:formula="of:=100*[.L16]/[.$D$7]" office:value-type="float" office:value="12.6192468619247" calcext:value-type="float">
            <text:p>12,6</text:p>
          </table:table-cell>
          <table:table-cell table:style-name="ce292" table:formula="of:=100*[.M16]/[.G16]" office:value-type="float" office:value="66.3203463203464" calcext:value-type="float">
            <text:p>66,3</text:p>
          </table:table-cell>
          <table:table-cell table:style-name="ce292" table:formula="of:=100*[.N16]/[.G16]" office:value-type="float" office:value="63.0962343096235" calcext:value-type="float">
            <text:p>63,1</text:p>
          </table:table-cell>
          <table:table-cell table:style-name="ce294" table:formula="of:=100*[.M16]/[.H16]" office:value-type="float" office:value="92.4525424823933" calcext:value-type="float">
            <text:p>92,5</text:p>
          </table:table-cell>
          <table:table-cell table:style-name="ce294" table:formula="of:=100*[.N16]/[.H16]" office:value-type="float" office:value="87.9580340972961" calcext:value-type="float">
            <text:p>88,0</text:p>
          </table:table-cell>
          <table:table-cell table:style-name="ce285" table:formula="of:=[.C$7]*([.E16]/([.E16]+[.F16]))" office:value-type="float" office:value="770" calcext:value-type="float">
            <text:p>770,0</text:p>
          </table:table-cell>
          <table:table-cell table:style-name="ce285" table:formula="of:=[.D$7]*([.E16]/([.E16]+[.F16]))" office:value-type="float" office:value="796.666666666666" calcext:value-type="float">
            <text:p>796,7</text:p>
          </table:table-cell>
          <table:table-cell table:style-name="ce278" table:formula="of:=1000000*([.$C$12]-(1000*[.C16]/[.$C$7]))/[.$I16]" office:value-type="float" office:value="673.593073593074" calcext:value-type="float">
            <text:p>673,59</text:p>
          </table:table-cell>
          <table:table-cell table:style-name="ce278" table:formula="of:=1000000*([.$C$12]-(1000*[.D16]/[.$C$7]))/[.$I16]" office:value-type="float" office:value="694.372294372294" calcext:value-type="float">
            <text:p>694,37</text:p>
          </table:table-cell>
          <table:table-cell table:style-name="ce278" table:number-columns-repeated="2"/>
          <table:table-cell table:formula="of:=([.I16]*([.$E16]-[.$X$8])/1000*[.$C$7]+[.$Z$8])/1000" office:value-type="float" office:value="77.385" calcext:value-type="float">
            <text:p>77,385</text:p>
          </table:table-cell>
          <table:table-cell/>
          <table:table-cell table:formula="of:=[.C16]-[.Y16]" office:value-type="float" office:value="-0.784999999999997" calcext:value-type="float">
            <text:p>-0,784999999999997</text:p>
          </table:table-cell>
          <table:table-cell/>
          <table:table-cell table:formula="of:=[.AA16]^2" office:value-type="float" office:value="0.616224999999995" calcext:value-type="float">
            <text:p>0,6162249999999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.5" calcext:value-type="float">
            <text:p>90,5</text:p>
          </table:table-cell>
          <table:table-cell office:value-type="float" office:value="91.4" calcext:value-type="float">
            <text:p>91,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63" table:formula="of:=100*([.E17]/([.E17]+[.F17]))" office:value-type="float" office:value="30" calcext:value-type="float">
            <text:p>30,0</text:p>
          </table:table-cell>
          <table:table-cell table:style-name="ce282" table:formula="of:=100*(([.E17]-[.$X$8])/(([.E17]-[.$X$8])+[.F17]))" office:value-type="float" office:value="25.0535331905782" calcext:value-type="float">
            <text:p>25,1</text:p>
          </table:table-cell>
          <table:table-cell table:formula="of:=[.$C$12] * 1000 /[.E17]" office:value-type="float" office:value="10000" calcext:value-type="float">
            <text:p>10000</text:p>
          </table:table-cell>
          <table:table-cell table:formula="of:=[.I17]*([.E17]+[.F17])/1000" office:value-type="float" office:value="100" calcext:value-type="float">
            <text:p>100</text:p>
          </table:table-cell>
          <table:table-cell table:style-name="ce284" table:formula="of:=1000*[.C17]/[.J17]" office:value-type="float" office:value="905" calcext:value-type="float">
            <text:p>905,0</text:p>
          </table:table-cell>
          <table:table-cell table:style-name="ce284" table:formula="of:=1000*[.D17]/[.J17]" office:value-type="float" office:value="914" calcext:value-type="float">
            <text:p>914,0</text:p>
          </table:table-cell>
          <table:table-cell table:style-name="ce291" table:formula="of:=100*[.K17]/[.$C$7]" office:value-type="float" office:value="23.5064935064935" calcext:value-type="float">
            <text:p>23,5</text:p>
          </table:table-cell>
          <table:table-cell table:style-name="ce291" table:formula="of:=100*[.L17]/[.$D$7]" office:value-type="float" office:value="22.9456066945607" calcext:value-type="float">
            <text:p>22,9</text:p>
          </table:table-cell>
          <table:table-cell table:style-name="ce292" table:formula="of:=100*[.M17]/[.G17]" office:value-type="float" office:value="78.3549783549784" calcext:value-type="float">
            <text:p>78,4</text:p>
          </table:table-cell>
          <table:table-cell table:style-name="ce292" table:formula="of:=100*[.N17]/[.G17]" office:value-type="float" office:value="76.4853556485356" calcext:value-type="float">
            <text:p>76,5</text:p>
          </table:table-cell>
          <table:table-cell table:style-name="ce294" table:formula="of:=100*[.M17]/[.H17]" office:value-type="float" office:value="93.8250638250638" calcext:value-type="float">
            <text:p>93,8</text:p>
          </table:table-cell>
          <table:table-cell table:style-name="ce294" table:formula="of:=100*[.N17]/[.H17]" office:value-type="float" office:value="91.5863104817081" calcext:value-type="float">
            <text:p>91,6</text:p>
          </table:table-cell>
          <table:table-cell table:style-name="ce285" table:formula="of:=[.C$7]*([.E17]/([.E17]+[.F17]))" office:value-type="float" office:value="1155" calcext:value-type="float">
            <text:p>1155,0</text:p>
          </table:table-cell>
          <table:table-cell table:style-name="ce285" table:formula="of:=[.D$7]*([.E17]/([.E17]+[.F17]))" office:value-type="float" office:value="1195" calcext:value-type="float">
            <text:p>1195,0</text:p>
          </table:table-cell>
          <table:table-cell table:style-name="ce278" table:formula="of:=1000000*([.$C$12]-(1000*[.C17]/[.$C$7]))/[.$I17]" office:value-type="float" office:value="649.350649350649" calcext:value-type="float">
            <text:p>649,35</text:p>
          </table:table-cell>
          <table:table-cell table:style-name="ce278" table:formula="of:=1000000*([.$C$12]-(1000*[.D17]/[.$C$7]))/[.$I17]" office:value-type="float" office:value="625.974025974026" calcext:value-type="float">
            <text:p>625,97</text:p>
          </table:table-cell>
          <table:table-cell table:style-name="ce278" table:number-columns-repeated="2"/>
          <table:table-cell table:formula="of:=([.I17]*([.$E17]-[.$X$8])/1000*[.$C$7]+[.$Z$8])/1000" office:value-type="float" office:value="90.09" calcext:value-type="float">
            <text:p>90,09</text:p>
          </table:table-cell>
          <table:table-cell/>
          <table:table-cell table:formula="of:=[.C17]-[.Y17]" office:value-type="float" office:value="0.409999999999997" calcext:value-type="float">
            <text:p>0,409999999999997</text:p>
          </table:table-cell>
          <table:table-cell/>
          <table:table-cell table:formula="of:=[.AA17]^2" office:value-type="float" office:value="0.168099999999997" calcext:value-type="float">
            <text:p>0,1680999999999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.55" calcext:value-type="float">
            <text:p>89,55</text:p>
          </table:table-cell>
          <table:table-cell office:value-type="float" office:value="88.2" calcext:value-type="float">
            <text:p>88,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63" table:formula="of:=100*([.E18]/([.E18]+[.F18]))" office:value-type="float" office:value="17.6470588235294" calcext:value-type="float">
            <text:p>17,6</text:p>
          </table:table-cell>
          <table:table-cell table:style-name="ce282" table:formula="of:=100*(([.E18]-[.$X$8])/(([.E18]-[.$X$8])+[.F18]))" office:value-type="float" office:value="14.3206854345165" calcext:value-type="float">
            <text:p>14,3</text:p>
          </table:table-cell>
          <table:table-cell table:formula="of:=[.$C$12] * 1000 /[.E18]" office:value-type="float" office:value="10000" calcext:value-type="float">
            <text:p>10000</text:p>
          </table:table-cell>
          <table:table-cell table:formula="of:=[.I18]*([.E18]+[.F18])/1000" office:value-type="float" office:value="170" calcext:value-type="float">
            <text:p>170</text:p>
          </table:table-cell>
          <table:table-cell table:style-name="ce284" table:formula="of:=1000*[.C18]/[.J18]" office:value-type="float" office:value="526.764705882353" calcext:value-type="float">
            <text:p>526,8</text:p>
          </table:table-cell>
          <table:table-cell table:style-name="ce284" table:formula="of:=1000*[.D18]/[.J18]" office:value-type="float" office:value="518.823529411765" calcext:value-type="float">
            <text:p>518,8</text:p>
          </table:table-cell>
          <table:table-cell table:style-name="ce291" table:formula="of:=100*[.K18]/[.$C$7]" office:value-type="float" office:value="13.6822001527884" calcext:value-type="float">
            <text:p>13,7</text:p>
          </table:table-cell>
          <table:table-cell table:style-name="ce291" table:formula="of:=100*[.L18]/[.$D$7]" office:value-type="float" office:value="13.0248584789565" calcext:value-type="float">
            <text:p>13,0</text:p>
          </table:table-cell>
          <table:table-cell table:style-name="ce292" table:formula="of:=100*[.M18]/[.G18]" office:value-type="float" office:value="77.5324675324675" calcext:value-type="float">
            <text:p>77,5</text:p>
          </table:table-cell>
          <table:table-cell table:style-name="ce292" table:formula="of:=100*[.N18]/[.G18]" office:value-type="float" office:value="73.8075313807533" calcext:value-type="float">
            <text:p>73,8</text:p>
          </table:table-cell>
          <table:table-cell table:style-name="ce294" table:formula="of:=100*[.M18]/[.H18]" office:value-type="float" office:value="95.5415173062232" calcext:value-type="float">
            <text:p>95,5</text:p>
          </table:table-cell>
          <table:table-cell table:style-name="ce294" table:formula="of:=100*[.N18]/[.H18]" office:value-type="float" office:value="90.9513621992088" calcext:value-type="float">
            <text:p>91,0</text:p>
          </table:table-cell>
          <table:table-cell table:style-name="ce285" table:formula="of:=[.C$7]*([.E18]/([.E18]+[.F18]))" office:value-type="float" office:value="679.411764705882" calcext:value-type="float">
            <text:p>679,4</text:p>
          </table:table-cell>
          <table:table-cell table:style-name="ce285" table:formula="of:=[.D$7]*([.E18]/([.E18]+[.F18]))" office:value-type="float" office:value="702.941176470588" calcext:value-type="float">
            <text:p>702,9</text:p>
          </table:table-cell>
          <table:table-cell table:style-name="ce278" table:formula="of:=1000000*([.$C$12]-(1000*[.C18]/[.$C$7]))/[.$I18]" office:value-type="float" office:value="674.025974025974" calcext:value-type="float">
            <text:p>674,03</text:p>
          </table:table-cell>
          <table:table-cell table:style-name="ce278" table:formula="of:=1000000*([.$C$12]-(1000*[.D18]/[.$C$7]))/[.$I18]" office:value-type="float" office:value="709.090909090909" calcext:value-type="float">
            <text:p>709,09</text:p>
          </table:table-cell>
          <table:table-cell table:style-name="ce278" table:number-columns-repeated="2"/>
          <table:table-cell table:formula="of:=([.I18]*([.$E18]-[.$X$8])/1000*[.$C$7]+[.$Z$8])/1000" office:value-type="float" office:value="90.09" calcext:value-type="float">
            <text:p>90,09</text:p>
          </table:table-cell>
          <table:table-cell/>
          <table:table-cell table:formula="of:=[.C18]-[.Y18]" office:value-type="float" office:value="-0.540000000000006" calcext:value-type="float">
            <text:p>-0,540000000000006</text:p>
          </table:table-cell>
          <table:table-cell/>
          <table:table-cell table:formula="of:=[.AA18]^2" office:value-type="float" office:value="0.291600000000007" calcext:value-type="float">
            <text:p>0,291600000000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.9" calcext:value-type="float">
            <text:p>98,9</text:p>
          </table:table-cell>
          <table:table-cell office:value-type="float" office:value="95.8" calcext:value-type="float">
            <text:p>95,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63" table:formula="of:=100*([.E19]/([.E19]+[.F19]))" office:value-type="float" office:value="50" calcext:value-type="float">
            <text:p>50,0</text:p>
          </table:table-cell>
          <table:table-cell table:style-name="ce282" table:formula="of:=100*(([.E19]-[.$X$8])/(([.E19]-[.$X$8])+[.F19]))" office:value-type="float" office:value="45.5040871934605" calcext:value-type="float">
            <text:p>45,5</text:p>
          </table:table-cell>
          <table:table-cell table:formula="of:=[.$C$12] * 1000 /[.E19]" office:value-type="float" office:value="7500" calcext:value-type="float">
            <text:p>7500</text:p>
          </table:table-cell>
          <table:table-cell table:formula="of:=[.I19]*([.E19]+[.F19])/1000" office:value-type="float" office:value="60" calcext:value-type="float">
            <text:p>60</text:p>
          </table:table-cell>
          <table:table-cell table:style-name="ce284" table:formula="of:=1000*[.C19]/[.J19]" office:value-type="float" office:value="1648.33333333333" calcext:value-type="float">
            <text:p>1648,3</text:p>
          </table:table-cell>
          <table:table-cell table:style-name="ce284" table:formula="of:=1000*[.D19]/[.J19]" office:value-type="float" office:value="1596.66666666667" calcext:value-type="float">
            <text:p>1596,7</text:p>
          </table:table-cell>
          <table:table-cell table:style-name="ce291" table:formula="of:=100*[.K19]/[.$C$7]" office:value-type="float" office:value="42.8138528138527" calcext:value-type="float">
            <text:p>42,8</text:p>
          </table:table-cell>
          <table:table-cell table:style-name="ce291" table:formula="of:=100*[.L19]/[.$D$7]" office:value-type="float" office:value="40.0836820083683" calcext:value-type="float">
            <text:p>40,1</text:p>
          </table:table-cell>
          <table:table-cell table:style-name="ce292" table:formula="of:=100*[.M19]/[.G19]" office:value-type="float" office:value="85.6277056277055" calcext:value-type="float">
            <text:p>85,6</text:p>
          </table:table-cell>
          <table:table-cell table:style-name="ce292" table:formula="of:=100*[.N19]/[.G19]" office:value-type="float" office:value="80.1673640167367" calcext:value-type="float">
            <text:p>80,2</text:p>
          </table:table-cell>
          <table:table-cell table:style-name="ce294" table:formula="of:=100*[.M19]/[.H19]" office:value-type="float" office:value="94.0879280400237" calcext:value-type="float">
            <text:p>94,1</text:p>
          </table:table-cell>
          <table:table-cell table:style-name="ce294" table:formula="of:=100*[.N19]/[.H19]" office:value-type="float" office:value="88.0880915992286" calcext:value-type="float">
            <text:p>88,1</text:p>
          </table:table-cell>
          <table:table-cell table:style-name="ce285" table:formula="of:=[.C$7]*([.E19]/([.E19]+[.F19]))" office:value-type="float" office:value="1925" calcext:value-type="float">
            <text:p>1925,0</text:p>
          </table:table-cell>
          <table:table-cell table:style-name="ce285" table:formula="of:=[.D$7]*([.E19]/([.E19]+[.F19]))" office:value-type="float" office:value="1991.66666666666" calcext:value-type="float">
            <text:p>1991,7</text:p>
          </table:table-cell>
          <table:table-cell table:style-name="ce278" table:formula="of:=1000000*([.$C$12]-(1000*[.C19]/[.$C$7]))/[.$I19]" office:value-type="float" office:value="574.891774891775" calcext:value-type="float">
            <text:p>574,89</text:p>
          </table:table-cell>
          <table:table-cell table:style-name="ce278" table:formula="of:=1000000*([.$C$12]-(1000*[.D19]/[.$C$7]))/[.$I19]" office:value-type="float" office:value="682.251082251082" calcext:value-type="float">
            <text:p>682,25</text:p>
          </table:table-cell>
          <table:table-cell table:style-name="ce278" table:number-columns-repeated="2"/>
          <table:table-cell table:formula="of:=([.I19]*([.$E19]-[.$X$8])/1000*[.$C$7]+[.$Z$8])/1000" office:value-type="float" office:value="96.4425" calcext:value-type="float">
            <text:p>96,4425</text:p>
          </table:table-cell>
          <table:table-cell/>
          <table:table-cell table:formula="of:=[.C19]-[.Y19]" office:value-type="float" office:value="2.45750000000001" calcext:value-type="float">
            <text:p>2,45750000000001</text:p>
          </table:table-cell>
          <table:table-cell/>
          <table:table-cell table:formula="of:=[.AA19]^2" office:value-type="float" office:value="6.03930625000005" calcext:value-type="float">
            <text:p>6,039306250000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.2" calcext:value-type="float">
            <text:p>96,2</text:p>
          </table:table-cell>
          <table:table-cell office:value-type="float" office:value="94.2" calcext:value-type="float">
            <text:p>94,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63" table:formula="of:=100*([.E20]/([.E20]+[.F20]))" office:value-type="float" office:value="20" calcext:value-type="float">
            <text:p>20,0</text:p>
          </table:table-cell>
          <table:table-cell table:style-name="ce282" table:formula="of:=100*(([.E20]-[.$X$8])/(([.E20]-[.$X$8])+[.F20]))" office:value-type="float" office:value="17.2699069286453" calcext:value-type="float">
            <text:p>17,3</text:p>
          </table:table-cell>
          <table:table-cell table:formula="of:=[.$C$12] * 1000 /[.E20]" office:value-type="float" office:value="7500" calcext:value-type="float">
            <text:p>7500</text:p>
          </table:table-cell>
          <table:table-cell table:formula="of:=[.I20]*([.E20]+[.F20])/1000" office:value-type="float" office:value="150" calcext:value-type="float">
            <text:p>150</text:p>
          </table:table-cell>
          <table:table-cell table:style-name="ce284" table:formula="of:=1000*[.C20]/[.J20]" office:value-type="float" office:value="641.333333333333" calcext:value-type="float">
            <text:p>641,3</text:p>
          </table:table-cell>
          <table:table-cell table:style-name="ce284" table:formula="of:=1000*[.D20]/[.J20]" office:value-type="float" office:value="628" calcext:value-type="float">
            <text:p>628,0</text:p>
          </table:table-cell>
          <table:table-cell table:style-name="ce291" table:formula="of:=100*[.K20]/[.$C$7]" office:value-type="float" office:value="16.6580086580087" calcext:value-type="float">
            <text:p>16,7</text:p>
          </table:table-cell>
          <table:table-cell table:style-name="ce291" table:formula="of:=100*[.L20]/[.$D$7]" office:value-type="float" office:value="15.7656903765691" calcext:value-type="float">
            <text:p>15,8</text:p>
          </table:table-cell>
          <table:table-cell table:style-name="ce292" table:formula="of:=100*[.M20]/[.G20]" office:value-type="float" office:value="83.2900432900433" calcext:value-type="float">
            <text:p>83,3</text:p>
          </table:table-cell>
          <table:table-cell table:style-name="ce292" table:formula="of:=100*[.N20]/[.G20]" office:value-type="float" office:value="78.8284518828453" calcext:value-type="float">
            <text:p>78,8</text:p>
          </table:table-cell>
          <table:table-cell table:style-name="ce294" table:formula="of:=100*[.M20]/[.H20]" office:value-type="float" office:value="96.4568525287088" calcext:value-type="float">
            <text:p>96,5</text:p>
          </table:table-cell>
          <table:table-cell table:style-name="ce294" table:formula="of:=100*[.N20]/[.H20]" office:value-type="float" office:value="91.2899556535466" calcext:value-type="float">
            <text:p>91,3</text:p>
          </table:table-cell>
          <table:table-cell table:style-name="ce285" table:formula="of:=[.C$7]*([.E20]/([.E20]+[.F20]))" office:value-type="float" office:value="770" calcext:value-type="float">
            <text:p>770,0</text:p>
          </table:table-cell>
          <table:table-cell table:style-name="ce285" table:formula="of:=[.D$7]*([.E20]/([.E20]+[.F20]))" office:value-type="float" office:value="796.666666666666" calcext:value-type="float">
            <text:p>796,7</text:p>
          </table:table-cell>
          <table:table-cell table:style-name="ce278" table:formula="of:=1000000*([.$C$12]-(1000*[.C20]/[.$C$7]))/[.$I20]" office:value-type="float" office:value="668.398268398268" calcext:value-type="float">
            <text:p>668,40</text:p>
          </table:table-cell>
          <table:table-cell table:style-name="ce278" table:formula="of:=1000000*([.$C$12]-(1000*[.D20]/[.$C$7]))/[.$I20]" office:value-type="float" office:value="737.662337662338" calcext:value-type="float">
            <text:p>737,66</text:p>
          </table:table-cell>
          <table:table-cell table:style-name="ce278" table:number-columns-repeated="2"/>
          <table:table-cell table:formula="of:=([.I20]*([.$E20]-[.$X$8])/1000*[.$C$7]+[.$Z$8])/1000" office:value-type="float" office:value="96.4425" calcext:value-type="float">
            <text:p>96,4425</text:p>
          </table:table-cell>
          <table:table-cell/>
          <table:table-cell table:formula="of:=[.C20]-[.Y20]" office:value-type="float" office:value="-0.242499999999993" calcext:value-type="float">
            <text:p>-0,242499999999993</text:p>
          </table:table-cell>
          <table:table-cell/>
          <table:table-cell table:formula="of:=[.AA20]^2" office:value-type="float" office:value="0.0588062499999964" calcext:value-type="float">
            <text:p>0,0588062499999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00.25" calcext:value-type="float">
            <text:p>100,2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63" table:formula="of:=100*([.E21]/([.E21]+[.F21]))" office:value-type="float" office:value="50" calcext:value-type="float">
            <text:p>50,0</text:p>
          </table:table-cell>
          <table:table-cell table:style-name="ce282" table:formula="of:=100*(([.E21]-[.$X$8])/(([.E21]-[.$X$8])+[.F21]))" office:value-type="float" office:value="46.4668094218415" calcext:value-type="float">
            <text:p>46,5</text:p>
          </table:table-cell>
          <table:table-cell table:formula="of:=[.$C$12] * 1000 /[.E21]" office:value-type="float" office:value="6000" calcext:value-type="float">
            <text:p>6000</text:p>
          </table:table-cell>
          <table:table-cell table:formula="of:=[.I21]*([.E21]+[.F21])/1000" office:value-type="float" office:value="60" calcext:value-type="float">
            <text:p>60</text:p>
          </table:table-cell>
          <table:table-cell table:style-name="ce284" table:formula="of:=1000*[.C21]/[.J21]" office:value-type="float" office:value="1716.66666666667" calcext:value-type="float">
            <text:p>1716,7</text:p>
          </table:table-cell>
          <table:table-cell table:style-name="ce284" table:formula="of:=1000*[.D21]/[.J21]" office:value-type="float" office:value="1670.83333333333" calcext:value-type="float">
            <text:p>1670,8</text:p>
          </table:table-cell>
          <table:table-cell table:style-name="ce291" table:formula="of:=100*[.K21]/[.$C$7]" office:value-type="float" office:value="44.5887445887447" calcext:value-type="float">
            <text:p>44,6</text:p>
          </table:table-cell>
          <table:table-cell table:style-name="ce291" table:formula="of:=100*[.L21]/[.$D$7]" office:value-type="float" office:value="41.9456066945606" calcext:value-type="float">
            <text:p>41,9</text:p>
          </table:table-cell>
          <table:table-cell table:style-name="ce292" table:formula="of:=100*[.M21]/[.G21]" office:value-type="float" office:value="89.1774891774893" calcext:value-type="float">
            <text:p>89,2</text:p>
          </table:table-cell>
          <table:table-cell table:style-name="ce292" table:formula="of:=100*[.N21]/[.G21]" office:value-type="float" office:value="83.8912133891212" calcext:value-type="float">
            <text:p>83,9</text:p>
          </table:table-cell>
          <table:table-cell table:style-name="ce294" table:formula="of:=100*[.M21]/[.H21]" office:value-type="float" office:value="95.9582660043491" calcext:value-type="float">
            <text:p>96,0</text:p>
          </table:table-cell>
          <table:table-cell table:style-name="ce294" table:formula="of:=100*[.N21]/[.H21]" office:value-type="float" office:value="90.2700383703217" calcext:value-type="float">
            <text:p>90,3</text:p>
          </table:table-cell>
          <table:table-cell table:style-name="ce285" table:formula="of:=[.C$7]*([.E21]/([.E21]+[.F21]))" office:value-type="float" office:value="1925" calcext:value-type="float">
            <text:p>1925,0</text:p>
          </table:table-cell>
          <table:table-cell table:style-name="ce285" table:formula="of:=[.D$7]*([.E21]/([.E21]+[.F21]))" office:value-type="float" office:value="1991.66666666666" calcext:value-type="float">
            <text:p>1991,7</text:p>
          </table:table-cell>
          <table:table-cell table:style-name="ce278" table:formula="of:=1000000*([.$C$12]-(1000*[.C21]/[.$C$7]))/[.$I21]" office:value-type="float" office:value="541.125541125541" calcext:value-type="float">
            <text:p>541,13</text:p>
          </table:table-cell>
          <table:table-cell table:style-name="ce278" table:formula="of:=1000000*([.$C$12]-(1000*[.D21]/[.$C$7]))/[.$I21]" office:value-type="float" office:value="660.17316017316" calcext:value-type="float">
            <text:p>660,17</text:p>
          </table:table-cell>
          <table:table-cell table:style-name="ce278" table:number-columns-repeated="2"/>
          <table:table-cell table:formula="of:=([.I21]*([.$E21]-[.$X$8])/1000*[.$C$7]+[.$Z$8])/1000" office:value-type="float" office:value="100.254" calcext:value-type="float">
            <text:p>100,254</text:p>
          </table:table-cell>
          <table:table-cell/>
          <table:table-cell table:formula="of:=[.C21]-[.Y21]" office:value-type="float" office:value="2.74599999999999" calcext:value-type="float">
            <text:p>2,74599999999999</text:p>
          </table:table-cell>
          <table:table-cell/>
          <table:table-cell table:formula="of:=[.AA21]^2" office:value-type="float" office:value="7.54051599999997" calcext:value-type="float">
            <text:p>7,540515999999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.85" calcext:value-type="float">
            <text:p>99,85</text:p>
          </table:table-cell>
          <table:table-cell office:value-type="float" office:value="98.75" calcext:value-type="float">
            <text:p>98,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63" table:formula="of:=100*([.E22]/([.E22]+[.F22]))" office:value-type="float" office:value="33.3333333333333" calcext:value-type="float">
            <text:p>33,3</text:p>
          </table:table-cell>
          <table:table-cell table:style-name="ce282" table:formula="of:=100*(([.E22]-[.$X$8])/(([.E22]-[.$X$8])+[.F22]))" office:value-type="float" office:value="30.2649930264993" calcext:value-type="float">
            <text:p>30,3</text:p>
          </table:table-cell>
          <table:table-cell table:formula="of:=[.$C$12] * 1000 /[.E22]" office:value-type="float" office:value="6000" calcext:value-type="float">
            <text:p>6000</text:p>
          </table:table-cell>
          <table:table-cell table:formula="of:=[.I22]*([.E22]+[.F22])/1000" office:value-type="float" office:value="90" calcext:value-type="float">
            <text:p>90</text:p>
          </table:table-cell>
          <table:table-cell table:style-name="ce284" table:formula="of:=1000*[.C22]/[.J22]" office:value-type="float" office:value="1109.44444444444" calcext:value-type="float">
            <text:p>1109,4</text:p>
          </table:table-cell>
          <table:table-cell table:style-name="ce284" table:formula="of:=1000*[.D22]/[.J22]" office:value-type="float" office:value="1097.22222222222" calcext:value-type="float">
            <text:p>1097,2</text:p>
          </table:table-cell>
          <table:table-cell table:style-name="ce291" table:formula="of:=100*[.K22]/[.$C$7]" office:value-type="float" office:value="28.8167388167387" calcext:value-type="float">
            <text:p>28,8</text:p>
          </table:table-cell>
          <table:table-cell table:style-name="ce291" table:formula="of:=100*[.L22]/[.$D$7]" office:value-type="float" office:value="27.5453277545327" calcext:value-type="float">
            <text:p>27,5</text:p>
          </table:table-cell>
          <table:table-cell table:style-name="ce292" table:formula="of:=100*[.M22]/[.G22]" office:value-type="float" office:value="86.4502164502161" calcext:value-type="float">
            <text:p>86,5</text:p>
          </table:table-cell>
          <table:table-cell table:style-name="ce292" table:formula="of:=100*[.N22]/[.G22]" office:value-type="float" office:value="82.6359832635982" calcext:value-type="float">
            <text:p>82,6</text:p>
          </table:table-cell>
          <table:table-cell table:style-name="ce294" table:formula="of:=100*[.M22]/[.H22]" office:value-type="float" office:value="95.2147545235099" calcext:value-type="float">
            <text:p>95,2</text:p>
          </table:table-cell>
          <table:table-cell table:style-name="ce294" table:formula="of:=100*[.N22]/[.H22]" office:value-type="float" office:value="91.0138248847925" calcext:value-type="float">
            <text:p>91,0</text:p>
          </table:table-cell>
          <table:table-cell table:style-name="ce285" table:formula="of:=[.C$7]*([.E22]/([.E22]+[.F22]))" office:value-type="float" office:value="1283.33333333333" calcext:value-type="float">
            <text:p>1283,3</text:p>
          </table:table-cell>
          <table:table-cell table:style-name="ce285" table:formula="of:=[.D$7]*([.E22]/([.E22]+[.F22]))" office:value-type="float" office:value="1327.77777777778" calcext:value-type="float">
            <text:p>1327,8</text:p>
          </table:table-cell>
          <table:table-cell table:style-name="ce278" table:formula="of:=1000000*([.$C$12]-(1000*[.C22]/[.$C$7]))/[.$I22]" office:value-type="float" office:value="677.489177489177" calcext:value-type="float">
            <text:p>677,49</text:p>
          </table:table-cell>
          <table:table-cell table:style-name="ce278" table:formula="of:=1000000*([.$C$12]-(1000*[.D22]/[.$C$7]))/[.$I22]" office:value-type="float" office:value="725.108225108225" calcext:value-type="float">
            <text:p>725,11</text:p>
          </table:table-cell>
          <table:table-cell table:style-name="ce278" table:number-columns-repeated="2"/>
          <table:table-cell table:formula="of:=([.I22]*([.$E22]-[.$X$8])/1000*[.$C$7]+[.$Z$8])/1000" office:value-type="float" office:value="100.254" calcext:value-type="float">
            <text:p>100,254</text:p>
          </table:table-cell>
          <table:table-cell/>
          <table:table-cell table:formula="of:=[.C22]-[.Y22]" office:value-type="float" office:value="-0.404000000000011" calcext:value-type="float">
            <text:p>-0,404000000000011</text:p>
          </table:table-cell>
          <table:table-cell/>
          <table:table-cell table:formula="of:=[.AA22]^2" office:value-type="float" office:value="0.163216000000009" calcext:value-type="float">
            <text:p>0,163216000000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.3" calcext:value-type="float">
            <text:p>110,3</text:p>
          </table:table-cell>
          <table:table-cell office:value-type="float" office:value="109.2" calcext:value-type="float">
            <text:p>109,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263" table:formula="of:=100*([.E23]/([.E23]+[.F23]))" office:value-type="float" office:value="25" calcext:value-type="float">
            <text:p>25,0</text:p>
          </table:table-cell>
          <table:table-cell table:style-name="ce282" table:formula="of:=100*(([.E23]-[.$X$8])/(([.E23]-[.$X$8])+[.F23]))" office:value-type="float" office:value="23.7417386883579" calcext:value-type="float">
            <text:p>23,7</text:p>
          </table:table-cell>
          <table:table-cell table:formula="of:=[.$C$12] * 1000 /[.E23]" office:value-type="float" office:value="3000" calcext:value-type="float">
            <text:p>3000</text:p>
          </table:table-cell>
          <table:table-cell table:formula="of:=[.I23]*([.E23]+[.F23])/1000" office:value-type="float" office:value="120" calcext:value-type="float">
            <text:p>120</text:p>
          </table:table-cell>
          <table:table-cell table:style-name="ce284" table:formula="of:=1000*[.C23]/[.J23]" office:value-type="float" office:value="919.166666666667" calcext:value-type="float">
            <text:p>919,2</text:p>
          </table:table-cell>
          <table:table-cell table:style-name="ce284" table:formula="of:=1000*[.D23]/[.J23]" office:value-type="float" office:value="910" calcext:value-type="float">
            <text:p>910,0</text:p>
          </table:table-cell>
          <table:table-cell table:style-name="ce291" table:formula="of:=100*[.K23]/[.$C$7]" office:value-type="float" office:value="23.8744588744589" calcext:value-type="float">
            <text:p>23,9</text:p>
          </table:table-cell>
          <table:table-cell table:style-name="ce291" table:formula="of:=100*[.L23]/[.$D$7]" office:value-type="float" office:value="22.8451882845188" calcext:value-type="float">
            <text:p>22,8</text:p>
          </table:table-cell>
          <table:table-cell table:style-name="ce292" table:formula="of:=100*[.M23]/[.G23]" office:value-type="float" office:value="95.4978354978355" calcext:value-type="float">
            <text:p>95,5</text:p>
          </table:table-cell>
          <table:table-cell table:style-name="ce292" table:formula="of:=100*[.N23]/[.G23]" office:value-type="float" office:value="91.3807531380754" calcext:value-type="float">
            <text:p>91,4</text:p>
          </table:table-cell>
          <table:table-cell table:style-name="ce294" table:formula="of:=100*[.M23]/[.H23]" office:value-type="float" office:value="100.559016287068" calcext:value-type="float">
            <text:p>100,6</text:p>
          </table:table-cell>
          <table:table-cell table:style-name="ce294" table:formula="of:=100*[.N23]/[.H23]" office:value-type="float" office:value="96.2237373782625" calcext:value-type="float">
            <text:p>96,2</text:p>
          </table:table-cell>
          <table:table-cell table:style-name="ce285" table:formula="of:=[.C$7]*([.E23]/([.E23]+[.F23]))" office:value-type="float" office:value="962.5" calcext:value-type="float">
            <text:p>962,5</text:p>
          </table:table-cell>
          <table:table-cell table:style-name="ce285" table:formula="of:=[.D$7]*([.E23]/([.E23]+[.F23]))" office:value-type="float" office:value="995.833333333333" calcext:value-type="float">
            <text:p>995,8</text:p>
          </table:table-cell>
          <table:table-cell table:style-name="ce278" table:formula="of:=1000000*([.$C$12]-(1000*[.C23]/[.$C$7]))/[.$I23]" office:value-type="float" office:value="450.216450216451" calcext:value-type="float">
            <text:p>450,22</text:p>
          </table:table-cell>
          <table:table-cell table:style-name="ce278" table:formula="of:=1000000*([.$C$12]-(1000*[.D23]/[.$C$7]))/[.$I23]" office:value-type="float" office:value="545.454545454546" calcext:value-type="float">
            <text:p>545,45</text:p>
          </table:table-cell>
          <table:table-cell table:style-name="ce278" table:number-columns-repeated="2"/>
          <table:table-cell table:formula="of:=([.I23]*([.$E23]-[.$X$8])/1000*[.$C$7]+[.$Z$8])/1000" office:value-type="float" office:value="107.877" calcext:value-type="float">
            <text:p>107,877</text:p>
          </table:table-cell>
          <table:table-cell/>
          <table:table-cell table:formula="of:=[.C23]-[.Y23]" office:value-type="float" office:value="2.423" calcext:value-type="float">
            <text:p>2,423</text:p>
          </table:table-cell>
          <table:table-cell/>
          <table:table-cell table:formula="of:=[.AA23]^2" office:value-type="float" office:value="5.87092900000001" calcext:value-type="float">
            <text:p>5,870929000000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.25" calcext:value-type="float">
            <text:p>115,25</text:p>
          </table:table-cell>
          <table:table-cell office:value-type="float" office:value="111.3" calcext:value-type="float">
            <text:p>111,3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63" table:formula="of:=100*([.E24]/([.E24]+[.F24]))" office:value-type="float" office:value="50" calcext:value-type="float">
            <text:p>50,0</text:p>
          </table:table-cell>
          <table:table-cell table:style-name="ce282" table:formula="of:=100*(([.E24]-[.$X$8])/(([.E24]-[.$X$8])+[.F24]))" office:value-type="float" office:value="49.1611591255719" calcext:value-type="float">
            <text:p>49,2</text:p>
          </table:table-cell>
          <table:table-cell table:formula="of:=[.$C$12] * 1000 /[.E24]" office:value-type="float" office:value="1500" calcext:value-type="float">
            <text:p>1500</text:p>
          </table:table-cell>
          <table:table-cell table:formula="of:=[.I24]*([.E24]+[.F24])/1000" office:value-type="float" office:value="60" calcext:value-type="float">
            <text:p>60</text:p>
          </table:table-cell>
          <table:table-cell table:style-name="ce284" table:formula="of:=1000*[.C24]/[.J24]" office:value-type="float" office:value="1920.83333333333" calcext:value-type="float">
            <text:p>1920,8</text:p>
          </table:table-cell>
          <table:table-cell table:style-name="ce284" table:formula="of:=1000*[.D24]/[.J24]" office:value-type="float" office:value="1855" calcext:value-type="float">
            <text:p>1855,0</text:p>
          </table:table-cell>
          <table:table-cell table:style-name="ce291" table:formula="of:=100*[.K24]/[.$C$7]" office:value-type="float" office:value="49.8917748917748" calcext:value-type="float">
            <text:p>49,9</text:p>
          </table:table-cell>
          <table:table-cell table:style-name="ce291" table:formula="of:=100*[.L24]/[.$D$7]" office:value-type="float" office:value="46.5690376569038" calcext:value-type="float">
            <text:p>46,6</text:p>
          </table:table-cell>
          <table:table-cell table:style-name="ce292" table:formula="of:=100*[.M24]/[.G24]" office:value-type="float" office:value="99.7835497835496" calcext:value-type="float">
            <text:p>99,8</text:p>
          </table:table-cell>
          <table:table-cell table:style-name="ce292" table:formula="of:=100*[.N24]/[.G24]" office:value-type="float" office:value="93.1380753138076" calcext:value-type="float">
            <text:p>93,1</text:p>
          </table:table-cell>
          <table:table-cell table:style-name="ce294" table:formula="of:=100*[.M24]/[.H24]" office:value-type="float" office:value="101.48616464542" calcext:value-type="float">
            <text:p>101,5</text:p>
          </table:table-cell>
          <table:table-cell table:style-name="ce294" table:formula="of:=100*[.N24]/[.H24]" office:value-type="float" office:value="94.7272979018922" calcext:value-type="float">
            <text:p>94,7</text:p>
          </table:table-cell>
          <table:table-cell table:style-name="ce285" table:formula="of:=[.C$7]*([.E24]/([.E24]+[.F24]))" office:value-type="float" office:value="1925" calcext:value-type="float">
            <text:p>1925,0</text:p>
          </table:table-cell>
          <table:table-cell table:style-name="ce285" table:formula="of:=[.D$7]*([.E24]/([.E24]+[.F24]))" office:value-type="float" office:value="1991.66666666666" calcext:value-type="float">
            <text:p>1991,7</text:p>
          </table:table-cell>
          <table:table-cell table:style-name="ce278" table:formula="of:=1000000*([.$C$12]-(1000*[.C24]/[.$C$7]))/[.$I24]" office:value-type="float" office:value="43.2900432900425" calcext:value-type="float">
            <text:p>43,29</text:p>
          </table:table-cell>
          <table:table-cell table:style-name="ce278" table:formula="of:=1000000*([.$C$12]-(1000*[.D24]/[.$C$7]))/[.$I24]" office:value-type="float" office:value="727.272727272727" calcext:value-type="float">
            <text:p>727,27</text:p>
          </table:table-cell>
          <table:table-cell table:style-name="ce278" table:number-columns-repeated="2"/>
          <table:table-cell table:formula="of:=([.I24]*([.$E24]-[.$X$8])/1000*[.$C$7]+[.$Z$8])/1000" office:value-type="float" office:value="111.6885" calcext:value-type="float">
            <text:p>111,6885</text:p>
          </table:table-cell>
          <table:table-cell/>
          <table:table-cell table:formula="of:=[.C24]-[.Y24]" office:value-type="float" office:value="3.5615" calcext:value-type="float">
            <text:p>3,5615</text:p>
          </table:table-cell>
          <table:table-cell/>
          <table:table-cell table:formula="of:=[.AA24]^2" office:value-type="float" office:value="12.68428225" calcext:value-type="float">
            <text:p>12,684282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.9" calcext:value-type="float">
            <text:p>114,9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263" table:formula="of:=100*([.E25]/([.E25]+[.F25]))" office:value-type="float" office:value="75" calcext:value-type="float">
            <text:p>75,0</text:p>
          </table:table-cell>
          <table:table-cell table:style-name="ce282" table:formula="of:=100*(([.E25]-[.$X$8])/(([.E25]-[.$X$8])+[.F25]))" office:value-type="float" office:value="74.580579562786" calcext:value-type="float">
            <text:p>74,6</text:p>
          </table:table-cell>
          <table:table-cell table:formula="of:=[.$C$12] * 1000 /[.E25]" office:value-type="float" office:value="1000" calcext:value-type="float">
            <text:p>1000</text:p>
          </table:table-cell>
          <table:table-cell table:formula="of:=[.I25]*([.E25]+[.F25])/1000" office:value-type="float" office:value="40" calcext:value-type="float">
            <text:p>40</text:p>
          </table:table-cell>
          <table:table-cell table:style-name="ce284" table:formula="of:=1000*[.C25]/[.J25]" office:value-type="float" office:value="2872.5" calcext:value-type="float">
            <text:p>2872,5</text:p>
          </table:table-cell>
          <table:table-cell table:style-name="ce284" table:formula="of:=1000*[.D25]/[.J25]" office:value-type="float" office:value="2850" calcext:value-type="float">
            <text:p>2850,0</text:p>
          </table:table-cell>
          <table:table-cell table:style-name="ce291" table:formula="of:=100*[.K25]/[.$C$7]" office:value-type="float" office:value="74.6103896103896" calcext:value-type="float">
            <text:p>74,6</text:p>
          </table:table-cell>
          <table:table-cell table:style-name="ce291" table:formula="of:=100*[.L25]/[.$D$7]" office:value-type="float" office:value="71.5481171548118" calcext:value-type="float">
            <text:p>71,5</text:p>
          </table:table-cell>
          <table:table-cell table:style-name="ce292" table:formula="of:=100*[.M25]/[.G25]" office:value-type="float" office:value="99.4805194805195" calcext:value-type="float">
            <text:p>99,5</text:p>
          </table:table-cell>
          <table:table-cell table:style-name="ce292" table:formula="of:=100*[.N25]/[.G25]" office:value-type="float" office:value="95.397489539749" calcext:value-type="float">
            <text:p>95,4</text:p>
          </table:table-cell>
          <table:table-cell table:style-name="ce294" table:formula="of:=100*[.M25]/[.H25]" office:value-type="float" office:value="100.039970254694" calcext:value-type="float">
            <text:p>100,0</text:p>
          </table:table-cell>
          <table:table-cell table:style-name="ce294" table:formula="of:=100*[.N25]/[.H25]" office:value-type="float" office:value="95.9339784891035" calcext:value-type="float">
            <text:p>95,9</text:p>
          </table:table-cell>
          <table:table-cell table:style-name="ce285" table:formula="of:=[.C$7]*([.E25]/([.E25]+[.F25]))" office:value-type="float" office:value="2887.5" calcext:value-type="float">
            <text:p>2887,5</text:p>
          </table:table-cell>
          <table:table-cell table:style-name="ce285" table:formula="of:=[.D$7]*([.E25]/([.E25]+[.F25]))" office:value-type="float" office:value="2987.5" calcext:value-type="float">
            <text:p>2987,5</text:p>
          </table:table-cell>
          <table:table-cell table:style-name="ce278" table:formula="of:=1000000*([.$C$12]-(1000*[.C25]/[.$C$7]))/[.$I25]" office:value-type="float" office:value="155.844155844157" calcext:value-type="float">
            <text:p>155,84</text:p>
          </table:table-cell>
          <table:table-cell table:style-name="ce278" table:formula="of:=1000000*([.$C$12]-(1000*[.D25]/[.$C$7]))/[.$I25]" office:value-type="float" office:value="389.61038961039" calcext:value-type="float">
            <text:p>389,61</text:p>
          </table:table-cell>
          <table:table-cell table:style-name="ce278" table:number-columns-repeated="2"/>
          <table:table-cell table:formula="of:=([.I25]*([.$E25]-[.$X$8])/1000*[.$C$7]+[.$Z$8])/1000" office:value-type="float" office:value="112.959" calcext:value-type="float">
            <text:p>112,959</text:p>
          </table:table-cell>
          <table:table-cell/>
          <table:table-cell table:formula="of:=[.C25]-[.Y25]" office:value-type="float" office:value="1.941" calcext:value-type="float">
            <text:p>1,941</text:p>
          </table:table-cell>
          <table:table-cell/>
          <table:table-cell table:formula="of:=[.AA25]^2" office:value-type="float" office:value="3.76748100000001" calcext:value-type="float">
            <text:p>3,7674810000000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16"/>
          <table:table-cell table:formula="of:=SUM([.AA16:.AA25])" office:value-type="float" office:value="11.5675" calcext:value-type="float">
            <text:p>11,5675</text:p>
          </table:table-cell>
          <table:table-cell/>
          <table:table-cell table:style-name="ce301" table:formula="of:=SQRT(SUM([.AC16:.AC25]))" office:value-type="float" office:value="6.09921812612076" calcext:value-type="float">
            <text:p>6,10</text:p>
          </table:table-cell>
          <table:table-cell/>
        </table:table-row>
        <table:table-row table:style-name="ro1" table:number-rows-repeated="9">
          <table:table-cell table:number-columns-repeated="2"/>
          <table:table-cell table:style-name="Default" table:number-columns-repeated="8"/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200"/>
          <table:table-cell table:number-columns-repeated="28"/>
        </table:table-row>
        <table:table-row table:style-name="ro1">
          <table:table-cell/>
          <table:table-cell table:style-name="ce200"/>
          <table:table-cell table:number-columns-repeated="17"/>
          <table:table-cell office:value-type="string" calcext:value-type="string">
            <text:p>t_d (ms)</text:p>
          </table:table-cell>
          <table:table-cell office:value-type="string" calcext:value-type="string">
            <text:p>m_stat (mg)</text:p>
          </table:table-cell>
          <table:table-cell/>
          <table:table-cell office:value-type="string" calcext:value-type="string">
            <text:p>delta</text:p>
          </table:table-cell>
          <table:table-cell table:number-columns-repeated="7"/>
        </table:table-row>
        <table:table-row table:style-name="ro1">
          <table:table-cell/>
          <table:table-cell table:style-name="ce200"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18.64" calcext:value-type="float">
            <text:p>18,6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9"/>
          <table:table-cell office:value-type="float" office:value="0.9" calcext:value-type="float">
            <text:p>0,9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19"/>
          <table:table-cell office:value-type="float" office:value="0.9" calcext:value-type="float">
            <text:p>0,9</text:p>
          </table:table-cell>
          <table:table-cell office:value-type="float" office:value="7400" calcext:value-type="float">
            <text:p>7400</text:p>
          </table:table-cell>
          <table:table-cell/>
          <table:table-cell office:value-type="float" office:value="8.99" calcext:value-type="float">
            <text:p>8,99</text:p>
          </table:table-cell>
          <table:table-cell table:number-columns-repeated="7"/>
        </table:table-row>
        <table:table-row table:style-name="ro1">
          <table:table-cell table:number-columns-repeated="19"/>
          <table:table-cell office:value-type="float" office:value="0.8" calcext:value-type="float">
            <text:p>0,8</text:p>
          </table:table-cell>
          <table:table-cell office:value-type="float" office:value="4800" calcext:value-type="float">
            <text:p>4800</text:p>
          </table:table-cell>
          <table:table-cell/>
          <table:table-cell office:value-type="float" office:value="4.75" calcext:value-type="float">
            <text:p>4,75</text:p>
          </table:table-cell>
          <table:table-cell table:number-columns-repeated="7"/>
        </table:table-row>
        <table:table-row table:style-name="ro1">
          <table:table-cell table:number-columns-repeated="19"/>
          <table:table-cell table:style-name="ce288" office:value-type="float" office:value="0.75" calcext:value-type="float">
            <text:p>0,75</text:p>
          </table:table-cell>
          <table:table-cell table:style-name="ce288" office:value-type="float" office:value="3500" calcext:value-type="float">
            <text:p>3500</text:p>
          </table:table-cell>
          <table:table-cell table:style-name="ce288"/>
          <table:table-cell table:style-name="ce288" office:value-type="float" office:value="3.45" calcext:value-type="float">
            <text:p>3,45</text:p>
          </table:table-cell>
          <table:table-cell table:number-columns-repeated="7"/>
        </table:table-row>
        <table:table-row table:style-name="ro1">
          <table:table-cell table:number-columns-repeated="19"/>
          <table:table-cell office:value-type="float" office:value="0.7" calcext:value-type="float">
            <text:p>0,7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3.69" calcext:value-type="float">
            <text:p>3,6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9"/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45" calcext:value-type="float">
            <text:p>7,4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9"/>
          <table:table-cell table:style-name="ce297" office:value-type="float" office:value="0.65" calcext:value-type="float">
            <text:p>0,65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5.97" calcext:value-type="float">
            <text:p>5,97</text:p>
          </table:table-cell>
          <table:table-cell table:number-columns-repeated="7"/>
        </table:table-row>
        <table:table-row table:style-name="ro1" table:number-rows-repeated="14">
          <table:table-cell table:number-columns-repeated="2"/>
          <table:table-cell table:style-name="Default" table:number-columns-repeated="8"/>
          <table:table-cell table:number-columns-repeated="20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2"/>
          <table:table-cell table:style-name="ce278" table:number-columns-repeated="2"/>
          <table:table-cell table:number-columns-repeated="19"/>
          <table:table-cell table:style-name="ce268" office:value-type="string" calcext:value-type="string" table:number-columns-spanned="2" table:number-rows-spanned="1">
            <text:p>dead time (ms)</text:p>
          </table:table-cell>
          <table:covered-table-cell/>
          <table:table-cell table:style-name="ce268" office:value-type="string" calcext:value-type="string" table:number-columns-spanned="2" table:number-rows-spanned="1">
            <text:p>static amount (mg)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79" table:number-columns-repeated="2"/>
          <table:table-cell table:number-columns-repeated="19"/>
          <table:table-cell office:value-type="float" office:value="0.62" calcext:value-type="float">
            <text:p>0,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79" table:number-columns-repeated="2"/>
          <table:table-cell table:number-columns-repeated="26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nominal on time (s)</text:p>
          </table:table-cell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table:number-columns-repeated="10"/>
          <table:table-cell table:style-name="ce283" office:value-type="string" calcext:value-type="string" table:number-columns-spanned="2" table:number-rows-spanned="1">
            <text:p>effective flow rate (mg/s)</text:p>
          </table:table-cell>
          <table:covered-table-cell/>
          <table:table-cell table:number-columns-repeated="6"/>
          <table:table-cell table:style-name="ce268" office:value-type="string" calcext:value-type="string" table:number-columns-spanned="2" table:number-rows-spanned="1">
            <text:p>theor. Flow rate (mg/s)</text:p>
          </table:table-cell>
          <table:covered-table-cell/>
          <table:table-cell table:style-name="ce268" office:value-type="string" calcext:value-type="string" table:number-columns-spanned="2" table:number-rows-spanned="1">
            <text:p>required on time at nominal rate (s)</text:p>
          </table:table-cell>
          <table:covered-table-cell/>
          <table:table-cell table:style-name="ce268" table:number-columns-spanned="2" table:number-rows-spanned="1"/>
          <table:covered-table-cell/>
          <table:table-cell table:style-name="ce289" office:value-type="string" calcext:value-type="string" table:number-columns-spanned="2" table:number-rows-spanned="1">
            <text:p>M-calc (g)</text:p>
          </table:table-cell>
          <table:covered-table-cell table:style-name="ce200"/>
          <table:table-cell table:style-name="ce289" office:value-type="string" calcext:value-type="string" table:number-columns-spanned="2" table:number-rows-spanned="1">
            <text:p>err</text:p>
          </table:table-cell>
          <table:covered-table-cell table:style-name="ce200"/>
          <table:table-cell table:number-columns-repeated="2"/>
        </table:table-row>
        <table:table-row table:style-name="ro1">
          <table:table-cell/>
          <table:table-cell office:value-type="string" calcext:value-type="string">
            <text:p>U (V)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t_on (ms)</text:p>
          </table:table-cell>
          <table:table-cell office:value-type="string" calcext:value-type="string">
            <text:p>t_off (ms)</text:p>
          </table:table-cell>
          <table:table-cell table:number-columns-repeated="2"/>
          <table:table-cell office:value-type="string" calcext:value-type="string">
            <text:p>injection events</text:p>
          </table:table-cell>
          <table:table-cell office:value-type="string" calcext:value-type="string">
            <text:p>test time (s)</text:p>
          </table:table-cell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table:number-columns-repeated="6"/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table:number-columns-repeated="2"/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style-name="ce200" office:value-type="string" calcext:value-type="string">
            <text:p>#1</text:p>
          </table:table-cell>
          <table:table-cell table:style-name="ce200" office:value-type="string" calcext:value-type="string">
            <text:p>#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200" table:number-columns-repeated="4"/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.6" calcext:value-type="float">
            <text:p>32,6</text:p>
          </table:table-cell>
          <table:table-cell office:value-type="float" office:value="32.7" calcext:value-type="float">
            <text:p>32,7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[.$C$70] * 1000 /[.E74]" office:value-type="float" office:value="1000" calcext:value-type="float">
            <text:p>1000</text:p>
          </table:table-cell>
          <table:table-cell table:formula="of:=[.I74]*([.E74]+[.F74])/1000" office:value-type="float" office:value="120" calcext:value-type="float">
            <text:p>120</text:p>
          </table:table-cell>
          <table:table-cell table:style-name="ce284" table:formula="of:=1000*[.C74]/[.J74]" office:value-type="float" office:value="271.666666666667" calcext:value-type="float">
            <text:p>271,7</text:p>
          </table:table-cell>
          <table:table-cell table:style-name="ce284" table:formula="of:=1000*[.D74]/[.J74]" office:value-type="float" office:value="272.5" calcext:value-type="float">
            <text:p>272,5</text:p>
          </table:table-cell>
          <table:table-cell table:style-name="ce284" table:number-columns-repeated="6"/>
          <table:table-cell table:style-name="ce285" table:formula="of:=[.C$7]*([.E74]/([.E74]+[.F74]))" office:value-type="float" office:value="320.833333333333" calcext:value-type="float">
            <text:p>320,8</text:p>
          </table:table-cell>
          <table:table-cell table:style-name="ce285" table:formula="of:=[.D$7]*([.E74]/([.E74]+[.F74]))" office:value-type="float" office:value="331.944444444444" calcext:value-type="float">
            <text:p>331,9</text:p>
          </table:table-cell>
          <table:table-cell table:style-name="ce278" table:formula="of:=1000*[.C74]/[.$C$7]" office:value-type="float" office:value="8.46753246753247" calcext:value-type="float">
            <text:p>8,47</text:p>
          </table:table-cell>
          <table:table-cell table:style-name="ce278" table:formula="of:=1000*[.D74]/[.$D$7]" office:value-type="float" office:value="8.20920502092051" calcext:value-type="float">
            <text:p>8,21</text:p>
          </table:table-cell>
          <table:table-cell table:style-name="ce278" table:number-columns-repeated="2"/>
          <table:table-cell table:formula="of:=([.I74]*([.$E74]-[.$X$8])/1000*[.$C$7]+[.$Z$8])/1000" office:value-type="float" office:value="35.959" calcext:value-type="float">
            <text:p>35,959</text:p>
          </table:table-cell>
          <table:table-cell/>
          <table:table-cell table:formula="of:=[.C74]-[.Y74]" office:value-type="float" office:value="-3.359" calcext:value-type="float">
            <text:p>-3,3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3.9" calcext:value-type="float">
            <text:p>33,9</text:p>
          </table:table-cell>
          <table:table-cell office:value-type="float" office:value="34.1" calcext:value-type="float">
            <text:p>34,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[.$C$70] * 1000 /[.E75]" office:value-type="float" office:value="1000" calcext:value-type="float">
            <text:p>1000</text:p>
          </table:table-cell>
          <table:table-cell table:formula="of:=[.I75]*([.E75]+[.F75])/1000" office:value-type="float" office:value="120" calcext:value-type="float">
            <text:p>120</text:p>
          </table:table-cell>
          <table:table-cell table:style-name="ce284" table:formula="of:=1000*[.C75]/[.J75]" office:value-type="float" office:value="282.5" calcext:value-type="float">
            <text:p>282,5</text:p>
          </table:table-cell>
          <table:table-cell table:style-name="ce284" table:formula="of:=1000*[.D75]/[.J75]" office:value-type="float" office:value="284.166666666667" calcext:value-type="float">
            <text:p>284,2</text:p>
          </table:table-cell>
          <table:table-cell table:style-name="ce284" table:number-columns-repeated="6"/>
          <table:table-cell table:style-name="ce285" table:formula="of:=[.C$7]*([.E75]/([.E75]+[.F75]))" office:value-type="float" office:value="320.833333333333" calcext:value-type="float">
            <text:p>320,8</text:p>
          </table:table-cell>
          <table:table-cell table:style-name="ce285" table:formula="of:=[.D$7]*([.E75]/([.E75]+[.F75]))" office:value-type="float" office:value="331.944444444444" calcext:value-type="float">
            <text:p>331,9</text:p>
          </table:table-cell>
          <table:table-cell table:style-name="ce278" table:formula="of:=1000*[.C75]/[.$C$7]" office:value-type="float" office:value="8.80519480519481" calcext:value-type="float">
            <text:p>8,81</text:p>
          </table:table-cell>
          <table:table-cell table:style-name="ce278" table:formula="of:=1000*[.D75]/[.$D$7]" office:value-type="float" office:value="8.56066945606695" calcext:value-type="float">
            <text:p>8,56</text:p>
          </table:table-cell>
          <table:table-cell table:style-name="ce278" table:number-columns-repeated="2"/>
          <table:table-cell table:formula="of:=([.I75]*([.$E75]-[.$X$8])/1000*[.$C$7]+[.$Z$8])/1000" office:value-type="float" office:value="35.959" calcext:value-type="float">
            <text:p>35,959</text:p>
          </table:table-cell>
          <table:table-cell/>
          <table:table-cell table:formula="of:=[.C75]-[.Y75]" office:value-type="float" office:value="-2.059" calcext:value-type="float">
            <text:p>-2,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.4" calcext:value-type="float">
            <text:p>36,4</text:p>
          </table:table-cell>
          <table:table-cell office:value-type="float" office:value="34.4" calcext:value-type="float">
            <text:p>34,4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[.$C$70] * 1000 /[.E76]" office:value-type="float" office:value="1000" calcext:value-type="float">
            <text:p>1000</text:p>
          </table:table-cell>
          <table:table-cell table:formula="of:=[.I76]*([.E76]+[.F76])/1000" office:value-type="float" office:value="120" calcext:value-type="float">
            <text:p>120</text:p>
          </table:table-cell>
          <table:table-cell table:style-name="ce284" table:formula="of:=1000*[.C76]/[.J76]" office:value-type="float" office:value="303.333333333333" calcext:value-type="float">
            <text:p>303,3</text:p>
          </table:table-cell>
          <table:table-cell table:style-name="ce284" table:formula="of:=1000*[.D76]/[.J76]" office:value-type="float" office:value="286.666666666667" calcext:value-type="float">
            <text:p>286,7</text:p>
          </table:table-cell>
          <table:table-cell table:style-name="ce284" table:number-columns-repeated="6"/>
          <table:table-cell table:style-name="ce285" table:formula="of:=[.C$7]*([.E76]/([.E76]+[.F76]))" office:value-type="float" office:value="320.833333333333" calcext:value-type="float">
            <text:p>320,8</text:p>
          </table:table-cell>
          <table:table-cell table:style-name="ce285" table:formula="of:=[.D$7]*([.E76]/([.E76]+[.F76]))" office:value-type="float" office:value="331.944444444444" calcext:value-type="float">
            <text:p>331,9</text:p>
          </table:table-cell>
          <table:table-cell table:style-name="ce278" table:formula="of:=1000*[.C76]/[.$C$7]" office:value-type="float" office:value="9.45454545454546" calcext:value-type="float">
            <text:p>9,45</text:p>
          </table:table-cell>
          <table:table-cell table:style-name="ce278" table:formula="of:=1000*[.D76]/[.$D$7]" office:value-type="float" office:value="8.63598326359833" calcext:value-type="float">
            <text:p>8,64</text:p>
          </table:table-cell>
          <table:table-cell table:style-name="ce278" table:number-columns-repeated="2"/>
          <table:table-cell table:formula="of:=([.I76]*([.$E76]-[.$X$8])/1000*[.$C$7]+[.$Z$8])/1000" office:value-type="float" office:value="35.959" calcext:value-type="float">
            <text:p>35,959</text:p>
          </table:table-cell>
          <table:table-cell/>
          <table:table-cell table:formula="of:=[.C76]-[.Y76]" office:value-type="float" office:value="0.440999999999995" calcext:value-type="float">
            <text:p>0,44099999999999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84" table:number-columns-repeated="8"/>
          <table:table-cell table:style-name="ce285" table:number-columns-repeated="2"/>
          <table:table-cell table:style-name="ce278" table:number-columns-repeated="4"/>
          <table:table-cell table:formula="of:=([.I77]*([.$E77]-[.$X$8])/1000*[.$C$7]+[.$Z$8])/1000" office:value-type="float" office:value="0" calcext:value-type="float">
            <text:p>0</text:p>
          </table:table-cell>
          <table:table-cell/>
          <table:table-cell table:formula="of:=[.C77]-[.Y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84" table:number-columns-repeated="8"/>
          <table:table-cell table:style-name="ce285" table:number-columns-repeated="2"/>
          <table:table-cell table:style-name="ce278" table:number-columns-repeated="4"/>
          <table:table-cell table:formula="of:=([.I78]*([.$E78]-[.$X$8])/1000*[.$C$7]+[.$Z$8])/1000" office:value-type="float" office:value="0" calcext:value-type="float">
            <text:p>0</text:p>
          </table:table-cell>
          <table:table-cell/>
          <table:table-cell table:formula="of:=[.C78]-[.Y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84" table:number-columns-repeated="8"/>
          <table:table-cell table:style-name="ce285" table:number-columns-repeated="2"/>
          <table:table-cell table:style-name="ce278" table:number-columns-repeated="4"/>
          <table:table-cell table:formula="of:=([.I79]*([.$E79]-[.$X$8])/1000*[.$C$7]+[.$Z$8])/1000" office:value-type="float" office:value="0" calcext:value-type="float">
            <text:p>0</text:p>
          </table:table-cell>
          <table:table-cell/>
          <table:table-cell table:formula="of:=[.C79]-[.Y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84" table:number-columns-repeated="8"/>
          <table:table-cell table:style-name="ce285" table:number-columns-repeated="2"/>
          <table:table-cell table:style-name="ce278" table:number-columns-repeated="4"/>
          <table:table-cell table:formula="of:=([.I80]*([.$E80]-[.$X$8])/1000*[.$C$7]+[.$Z$8])/1000" office:value-type="float" office:value="0" calcext:value-type="float">
            <text:p>0</text:p>
          </table:table-cell>
          <table:table-cell/>
          <table:table-cell table:formula="of:=[.C80]-[.Y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84" table:number-columns-repeated="8"/>
          <table:table-cell table:style-name="ce285" table:number-columns-repeated="2"/>
          <table:table-cell table:style-name="ce278" table:number-columns-repeated="4"/>
          <table:table-cell table:formula="of:=([.I81]*([.$E81]-[.$X$8])/1000*[.$C$7]+[.$Z$8])/1000" office:value-type="float" office:value="0" calcext:value-type="float">
            <text:p>0</text:p>
          </table:table-cell>
          <table:table-cell/>
          <table:table-cell table:formula="of:=[.C81]-[.Y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84" table:number-columns-repeated="8"/>
          <table:table-cell table:style-name="ce285" table:number-columns-repeated="2"/>
          <table:table-cell table:style-name="ce278" table:number-columns-repeated="4"/>
          <table:table-cell table:formula="of:=([.I82]*([.$E82]-[.$X$8])/1000*[.$C$7]+[.$Z$8])/1000" office:value-type="float" office:value="0" calcext:value-type="float">
            <text:p>0</text:p>
          </table:table-cell>
          <table:table-cell/>
          <table:table-cell table:formula="of:=[.C82]-[.Y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84" table:number-columns-repeated="8"/>
          <table:table-cell table:style-name="ce285" table:number-columns-repeated="2"/>
          <table:table-cell table:style-name="ce278" table:number-columns-repeated="4"/>
          <table:table-cell table:formula="of:=([.I83]*([.$E83]-[.$X$8])/1000*[.$C$7]+[.$Z$8])/1000" office:value-type="float" office:value="0" calcext:value-type="float">
            <text:p>0</text:p>
          </table:table-cell>
          <table:table-cell/>
          <table:table-cell table:formula="of:=[.C83]-[.Y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16"/>
          <table:table-cell table:formula="of:=SUM([.AA74:.AA83])" office:value-type="float" office:value="-4.97700000000001" calcext:value-type="float">
            <text:p>-4,977000000000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6" loext:min-decimal-places="6" number:min-integer-digits="0"/>
    </number:number-style>
    <number:number-style style:name="N119">
      <number:number number:decimal-places="7" loext:min-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 style:data-style-name="N109">
      <style:table-cell-properties fo:background-color="#fc5c00" loext:vertical-justify="auto"/>
      <style:paragraph-properties css3t:text-justify="auto"/>
      <style:text-properties fo:color="#000000"/>
    </style:style>
    <style:style style:name="Untitled2" style:family="table-cell" style:parent-style-name="Default">
      <style:text-properties fo:color="#ce181e"/>
    </style:style>
    <style:style style:name="Untitled3" style:family="table-cell" style:parent-style-name="Default" style:data-style-name="N110">
      <style:table-cell-properties fo:background-color="#fc5c00" loext:vertical-justify="auto"/>
      <style:paragraph-properties css3t:text-justify="auto"/>
    </style:style>
    <style:style style:name="Untitled4" style:family="table-cell" style:parent-style-name="Default" style:data-style-name="N110">
      <style:table-cell-properties fo:background-color="#e9b913" loext:vertical-justify="auto"/>
      <style:paragraph-properties css3t:text-justify="auto"/>
    </style:style>
    <style:style style:name="Untitled5" style:family="table-cell" style:parent-style-name="Default" style:data-style-name="N110">
      <style:table-cell-properties fo:background-color="#fc5c00"/>
    </style:style>
    <style:style style:name="Untitled6" style:family="table-cell" style:parent-style-name="Default">
      <style:table-cell-properties fo:background-color="#fc5c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.00.0000</text:date>, <text:time style:data-style-name="N2" text:time-value="20:27:23.796269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49:21</meta:creation-date>
    <dc:date>2021-06-15T22:39:26.680499087</dc:date>
    <meta:editing-duration>P2DT11H15M11S</meta:editing-duration>
    <meta:editing-cycles>311</meta:editing-cycles>
    <meta:generator>LibreOffice/6.0.7.3$Linux_X86_64 LibreOffice_project/00m0$Build-3</meta:generator>
    <meta:document-statistic meta:table-count="12" meta:cell-count="106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6.907cm" svg:y="0.462cm" chart:style-name="ch2">
          <text:p>Injector power on interval (deg) vs. engine speed and load - sequential mode</text:p>
        </chart:title>
        <chart:legend chart:legend-position="end" svg:x="27.188cm" svg:y="6.866cm" style:legend-expansion="high" chart:style-name="ch3"/>
        <chart:plot-area chart:style-name="ch4" table:cell-range-address="injection.B33:injection.G55 injection.C16:injection.G16" chart:data-source-has-labels="both" svg:x="1.592cm" svg:y="1.567cm" svg:width="25.015cm" svg:height="13.448cm">
          <chartooo:coordinate-region svg:x="2.69cm" svg:y="1.766cm" svg:width="23.452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33:injection.B55"/>
            <chart:grid chart:style-name="ch7" chart:class="major"/>
          </chart:axis>
          <chart:axis chart:dimension="y" chart:name="primary-y" chart:style-name="ch8">
            <chart:title svg:x="0.451cm" svg:y="9.301cm" chart:style-name="ch9">
              <text:p>interval (deg)</text:p>
            </chart:title>
            <chart:grid chart:style-name="ch7" chart:class="major"/>
          </chart:axis>
          <chart:series chart:style-name="ch10" chart:values-cell-range-address="injection.C33:injection.C55" chart:label-cell-address="injection.C16:injection.C16" chart:class="chart:line">
            <chart:data-point chart:repeated="23"/>
          </chart:series>
          <chart:series chart:style-name="ch11" chart:values-cell-range-address="injection.D33:injection.D55" chart:label-cell-address="injection.D16:injection.D16" chart:class="chart:line">
            <chart:data-point chart:repeated="23"/>
          </chart:series>
          <chart:series chart:style-name="ch12" chart:values-cell-range-address="injection.E33:injection.E55" chart:label-cell-address="injection.E16:injection.E16" chart:class="chart:line">
            <chart:data-point chart:repeated="23"/>
          </chart:series>
          <chart:series chart:style-name="ch13" chart:values-cell-range-address="injection.F33:injection.F55" chart:label-cell-address="injection.F16:injection.F16" chart:class="chart:line">
            <chart:data-point chart:repeated="23"/>
          </chart:series>
          <chart:series chart:style-name="ch14" chart:values-cell-range-address="injection.G33:injection.G55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33:injection.B55</svg:desc>
                </draw:g>
              </table:table-cell>
              <table:table-cell office:value-type="float" office:value="0.537207202298798">
                <text:p>0.537207202298798</text:p>
                <draw:g>
                  <svg:desc>injection.C33:injection.C55</svg:desc>
                </draw:g>
              </table:table-cell>
              <table:table-cell office:value-type="float" office:value="1.24882880919519">
                <text:p>1.24882880919519</text:p>
                <draw:g>
                  <svg:desc>injection.D33:injection.D55</svg:desc>
                </draw:g>
              </table:table-cell>
              <table:table-cell office:value-type="float" office:value="2.43486482068918">
                <text:p>2.43486482068918</text:p>
                <draw:g>
                  <svg:desc>injection.E33:injection.E55</svg:desc>
                </draw:g>
              </table:table-cell>
              <table:table-cell office:value-type="float" office:value="4.09531523678076">
                <text:p>4.09531523678076</text:p>
                <draw:g>
                  <svg:desc>injection.F33:injection.F55</svg:desc>
                </draw:g>
              </table:table-cell>
              <table:table-cell office:value-type="float" office:value="6.23018005746994">
                <text:p>6.23018005746994</text:p>
                <draw:g>
                  <svg:desc>injection.G33:injection.G55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88022520804579">
                <text:p>1.88022520804579</text:p>
              </table:table-cell>
              <table:table-cell office:value-type="float" office:value="4.37090083218317">
                <text:p>4.37090083218317</text:p>
              </table:table-cell>
              <table:table-cell office:value-type="float" office:value="8.52202687241213">
                <text:p>8.52202687241213</text:p>
              </table:table-cell>
              <table:table-cell office:value-type="float" office:value="14.3336033287327">
                <text:p>14.3336033287327</text:p>
              </table:table-cell>
              <table:table-cell office:value-type="float" office:value="21.8056302011448">
                <text:p>21.805630201144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.76045041609158">
                <text:p>3.76045041609158</text:p>
              </table:table-cell>
              <table:table-cell office:value-type="float" office:value="8.74180166436634">
                <text:p>8.74180166436634</text:p>
              </table:table-cell>
              <table:table-cell office:value-type="float" office:value="17.0440537448243">
                <text:p>17.0440537448243</text:p>
              </table:table-cell>
              <table:table-cell office:value-type="float" office:value="28.6672066574653">
                <text:p>28.6672066574653</text:p>
              </table:table-cell>
              <table:table-cell office:value-type="float" office:value="43.6112604022896">
                <text:p>43.611260402289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37207202298798">
                <text:p>5.37207202298798</text:p>
              </table:table-cell>
              <table:table-cell office:value-type="float" office:value="12.4882880919519">
                <text:p>12.4882880919519</text:p>
              </table:table-cell>
              <table:table-cell office:value-type="float" office:value="24.3486482068918">
                <text:p>24.3486482068918</text:p>
              </table:table-cell>
              <table:table-cell office:value-type="float" office:value="40.9531523678076">
                <text:p>40.9531523678076</text:p>
              </table:table-cell>
              <table:table-cell office:value-type="float" office:value="62.3018005746994">
                <text:p>62.301800574699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7.25229723103377">
                <text:p>7.25229723103377</text:p>
              </table:table-cell>
              <table:table-cell office:value-type="float" office:value="16.8591889241351">
                <text:p>16.8591889241351</text:p>
              </table:table-cell>
              <table:table-cell office:value-type="float" office:value="32.8706750793039">
                <text:p>32.8706750793039</text:p>
              </table:table-cell>
              <table:table-cell office:value-type="float" office:value="55.2867556965403">
                <text:p>55.2867556965403</text:p>
              </table:table-cell>
              <table:table-cell office:value-type="float" office:value="84.1074307758442">
                <text:p>84.107430775844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8.05810803448197">
                <text:p>8.05810803448197</text:p>
              </table:table-cell>
              <table:table-cell office:value-type="float" office:value="18.7324321379279">
                <text:p>18.7324321379279</text:p>
              </table:table-cell>
              <table:table-cell office:value-type="float" office:value="36.5229723103377">
                <text:p>36.5229723103377</text:p>
              </table:table-cell>
              <table:table-cell office:value-type="float" office:value="61.4297285517114">
                <text:p>61.4297285517114</text:p>
              </table:table-cell>
              <table:table-cell office:value-type="float" office:value="93.4527008620491">
                <text:p>93.452700862049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.744144045976">
                <text:p>10.744144045976</text:p>
              </table:table-cell>
              <table:table-cell office:value-type="float" office:value="24.9765761839038">
                <text:p>24.9765761839038</text:p>
              </table:table-cell>
              <table:table-cell office:value-type="float" office:value="48.6972964137836">
                <text:p>48.6972964137836</text:p>
              </table:table-cell>
              <table:table-cell office:value-type="float" office:value="81.9063047356153">
                <text:p>81.9063047356153</text:p>
              </table:table-cell>
              <table:table-cell office:value-type="float" office:value="124.603601149399">
                <text:p>124.60360114939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3.4301800574699">
                <text:p>13.4301800574699</text:p>
              </table:table-cell>
              <table:table-cell office:value-type="float" office:value="31.2207202298798">
                <text:p>31.2207202298798</text:p>
              </table:table-cell>
              <table:table-cell office:value-type="float" office:value="60.8716205172295">
                <text:p>60.8716205172295</text:p>
              </table:table-cell>
              <table:table-cell office:value-type="float" office:value="102.382880919519">
                <text:p>102.382880919519</text:p>
              </table:table-cell>
              <table:table-cell office:value-type="float" office:value="155.754501436749">
                <text:p>155.75450143674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.1162160689639">
                <text:p>16.1162160689639</text:p>
              </table:table-cell>
              <table:table-cell office:value-type="float" office:value="37.4648642758557">
                <text:p>37.4648642758557</text:p>
              </table:table-cell>
              <table:table-cell office:value-type="float" office:value="73.0459446206754">
                <text:p>73.0459446206754</text:p>
              </table:table-cell>
              <table:table-cell office:value-type="float" office:value="122.859457103423">
                <text:p>122.859457103423</text:p>
              </table:table-cell>
              <table:table-cell office:value-type="float" office:value="186.905401724098">
                <text:p>186.90540172409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8.8022520804579">
                <text:p>18.8022520804579</text:p>
              </table:table-cell>
              <table:table-cell office:value-type="float" office:value="43.7090083218317">
                <text:p>43.7090083218317</text:p>
              </table:table-cell>
              <table:table-cell office:value-type="float" office:value="85.2202687241213">
                <text:p>85.2202687241213</text:p>
              </table:table-cell>
              <table:table-cell office:value-type="float" office:value="143.336033287327">
                <text:p>143.336033287327</text:p>
              </table:table-cell>
              <table:table-cell office:value-type="float" office:value="218.056302011448">
                <text:p>218.05630201144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1.4882880919519">
                <text:p>21.4882880919519</text:p>
              </table:table-cell>
              <table:table-cell office:value-type="float" office:value="49.9531523678076">
                <text:p>49.9531523678076</text:p>
              </table:table-cell>
              <table:table-cell office:value-type="float" office:value="97.3945928275672">
                <text:p>97.3945928275672</text:p>
              </table:table-cell>
              <table:table-cell office:value-type="float" office:value="163.812609471231">
                <text:p>163.812609471231</text:p>
              </table:table-cell>
              <table:table-cell office:value-type="float" office:value="249.207202298798">
                <text:p>249.20720229879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4.1743241034459">
                <text:p>24.1743241034459</text:p>
              </table:table-cell>
              <table:table-cell office:value-type="float" office:value="56.1972964137836">
                <text:p>56.1972964137836</text:p>
              </table:table-cell>
              <table:table-cell office:value-type="float" office:value="109.568916931013">
                <text:p>109.568916931013</text:p>
              </table:table-cell>
              <table:table-cell office:value-type="float" office:value="184.289185655134">
                <text:p>184.289185655134</text:p>
              </table:table-cell>
              <table:table-cell office:value-type="float" office:value="280.358102586147">
                <text:p>280.3581025861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6.8603601149399">
                <text:p>26.8603601149399</text:p>
              </table:table-cell>
              <table:table-cell office:value-type="float" office:value="62.4414404597595">
                <text:p>62.4414404597595</text:p>
              </table:table-cell>
              <table:table-cell office:value-type="float" office:value="121.743241034459">
                <text:p>121.743241034459</text:p>
              </table:table-cell>
              <table:table-cell office:value-type="float" office:value="204.765761839038">
                <text:p>204.765761839038</text:p>
              </table:table-cell>
              <table:table-cell office:value-type="float" office:value="311.509002873497">
                <text:p>311.50900287349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9.5463961264339">
                <text:p>29.5463961264339</text:p>
              </table:table-cell>
              <table:table-cell office:value-type="float" office:value="68.6855845057355">
                <text:p>68.6855845057355</text:p>
              </table:table-cell>
              <table:table-cell office:value-type="float" office:value="133.917565137905">
                <text:p>133.917565137905</text:p>
              </table:table-cell>
              <table:table-cell office:value-type="float" office:value="225.242338022942">
                <text:p>225.242338022942</text:p>
              </table:table-cell>
              <table:table-cell office:value-type="float" office:value="342.659903160847">
                <text:p>342.65990316084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2.2324321379279">
                <text:p>32.2324321379279</text:p>
              </table:table-cell>
              <table:table-cell office:value-type="float" office:value="74.9297285517114">
                <text:p>74.9297285517114</text:p>
              </table:table-cell>
              <table:table-cell office:value-type="float" office:value="146.091889241351">
                <text:p>146.091889241351</text:p>
              </table:table-cell>
              <table:table-cell office:value-type="float" office:value="245.718914206846">
                <text:p>245.718914206846</text:p>
              </table:table-cell>
              <table:table-cell office:value-type="float" office:value="373.810803448197">
                <text:p>373.810803448197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4.9184681494218">
                <text:p>34.9184681494218</text:p>
              </table:table-cell>
              <table:table-cell office:value-type="float" office:value="81.1738725976874">
                <text:p>81.1738725976874</text:p>
              </table:table-cell>
              <table:table-cell office:value-type="float" office:value="158.266213344797">
                <text:p>158.266213344797</text:p>
              </table:table-cell>
              <table:table-cell office:value-type="float" office:value="266.19549039075">
                <text:p>266.19549039075</text:p>
              </table:table-cell>
              <table:table-cell office:value-type="float" office:value="404.961703735546">
                <text:p>404.96170373554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7.6045041609158">
                <text:p>37.6045041609158</text:p>
              </table:table-cell>
              <table:table-cell office:value-type="float" office:value="87.4180166436634">
                <text:p>87.4180166436634</text:p>
              </table:table-cell>
              <table:table-cell office:value-type="float" office:value="170.440537448243">
                <text:p>170.440537448243</text:p>
              </table:table-cell>
              <table:table-cell office:value-type="float" office:value="286.672066574653">
                <text:p>286.672066574653</text:p>
              </table:table-cell>
              <table:table-cell office:value-type="float" office:value="436.112604022896">
                <text:p>436.11260402289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0.2905401724098">
                <text:p>40.2905401724098</text:p>
              </table:table-cell>
              <table:table-cell office:value-type="float" office:value="93.6621606896393">
                <text:p>93.6621606896393</text:p>
              </table:table-cell>
              <table:table-cell office:value-type="float" office:value="182.614861551688">
                <text:p>182.614861551688</text:p>
              </table:table-cell>
              <table:table-cell office:value-type="float" office:value="307.148642758557">
                <text:p>307.148642758557</text:p>
              </table:table-cell>
              <table:table-cell office:value-type="float" office:value="467.263504310246">
                <text:p>467.26350431024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2.9765761839038">
                <text:p>42.9765761839038</text:p>
              </table:table-cell>
              <table:table-cell office:value-type="float" office:value="99.9063047356153">
                <text:p>99.9063047356153</text:p>
              </table:table-cell>
              <table:table-cell office:value-type="float" office:value="194.789185655134">
                <text:p>194.789185655134</text:p>
              </table:table-cell>
              <table:table-cell office:value-type="float" office:value="327.625218942461">
                <text:p>327.625218942461</text:p>
              </table:table-cell>
              <table:table-cell office:value-type="float" office:value="498.414404597595">
                <text:p>498.414404597595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45.6626121953978">
                <text:p>45.6626121953978</text:p>
              </table:table-cell>
              <table:table-cell office:value-type="float" office:value="106.150448781591">
                <text:p>106.150448781591</text:p>
              </table:table-cell>
              <table:table-cell office:value-type="float" office:value="206.96350975858">
                <text:p>206.96350975858</text:p>
              </table:table-cell>
              <table:table-cell office:value-type="float" office:value="348.101795126365">
                <text:p>348.101795126365</text:p>
              </table:table-cell>
              <table:table-cell office:value-type="float" office:value="529.565304884945">
                <text:p>529.56530488494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8.3486482068918">
                <text:p>48.3486482068918</text:p>
              </table:table-cell>
              <table:table-cell office:value-type="float" office:value="112.394592827567">
                <text:p>112.394592827567</text:p>
              </table:table-cell>
              <table:table-cell office:value-type="float" office:value="219.137833862026">
                <text:p>219.137833862026</text:p>
              </table:table-cell>
              <table:table-cell office:value-type="float" office:value="368.578371310269">
                <text:p>368.578371310269</text:p>
              </table:table-cell>
              <table:table-cell office:value-type="float" office:value="560.716205172295">
                <text:p>560.716205172295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51.0346842183858">
                <text:p>51.0346842183858</text:p>
              </table:table-cell>
              <table:table-cell office:value-type="float" office:value="118.638736873543">
                <text:p>118.638736873543</text:p>
              </table:table-cell>
              <table:table-cell office:value-type="float" office:value="231.312157965472">
                <text:p>231.312157965472</text:p>
              </table:table-cell>
              <table:table-cell office:value-type="float" office:value="389.054947494172">
                <text:p>389.054947494172</text:p>
              </table:table-cell>
              <table:table-cell office:value-type="float" office:value="591.867105459644">
                <text:p>591.8671054596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3.7207202298798">
                <text:p>53.7207202298798</text:p>
              </table:table-cell>
              <table:table-cell office:value-type="float" office:value="124.882880919519">
                <text:p>124.882880919519</text:p>
              </table:table-cell>
              <table:table-cell office:value-type="float" office:value="243.486482068918">
                <text:p>243.486482068918</text:p>
              </table:table-cell>
              <table:table-cell office:value-type="float" office:value="409.531523678076">
                <text:p>409.531523678076</text:p>
              </table:table-cell>
              <table:table-cell office:value-type="float" office:value="623.018005746994">
                <text:p>623.018005746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7.37cm" svg:y="0.462cm" chart:style-name="ch2">
          <text:p>Injector power on interval (deg) vs. engine speed and load - batch mode</text:p>
        </chart:title>
        <chart:legend chart:legend-position="end" svg:x="27.188cm" svg:y="6.866cm" style:legend-expansion="high" chart:style-name="ch3"/>
        <chart:plot-area chart:style-name="ch4" table:cell-range-address="injection.B61:injection.G83 injection.C16:injection.G16" chart:data-source-has-labels="both" svg:x="1.592cm" svg:y="1.567cm" svg:width="25.015cm" svg:height="13.448cm">
          <chartooo:coordinate-region svg:x="2.69cm" svg:y="1.766cm" svg:width="23.452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61:injection.B83"/>
            <chart:grid chart:style-name="ch7" chart:class="major"/>
          </chart:axis>
          <chart:axis chart:dimension="y" chart:name="primary-y" chart:style-name="ch8">
            <chart:title svg:x="0.451cm" svg:y="9.301cm" chart:style-name="ch9">
              <text:p>interval (deg)</text:p>
            </chart:title>
            <chart:grid chart:style-name="ch7" chart:class="major"/>
          </chart:axis>
          <chart:series chart:style-name="ch10" chart:values-cell-range-address="injection.C61:injection.C83" chart:label-cell-address="injection.C16:injection.C16" chart:class="chart:line">
            <chart:data-point chart:repeated="23"/>
          </chart:series>
          <chart:series chart:style-name="ch11" chart:values-cell-range-address="injection.D61:injection.D83" chart:label-cell-address="injection.D16:injection.D16" chart:class="chart:line">
            <chart:data-point chart:repeated="23"/>
          </chart:series>
          <chart:series chart:style-name="ch12" chart:values-cell-range-address="injection.E61:injection.E83" chart:label-cell-address="injection.E16:injection.E16" chart:class="chart:line">
            <chart:data-point chart:repeated="23"/>
          </chart:series>
          <chart:series chart:style-name="ch13" chart:values-cell-range-address="injection.F61:injection.F83" chart:label-cell-address="injection.F16:injection.F16" chart:class="chart:line">
            <chart:data-point chart:repeated="23"/>
          </chart:series>
          <chart:series chart:style-name="ch14" chart:values-cell-range-address="injection.G61:injection.G83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61:injection.B83</svg:desc>
                </draw:g>
              </table:table-cell>
              <table:table-cell office:value-type="float" office:value="0.418603601149399">
                <text:p>0.418603601149399</text:p>
                <draw:g>
                  <svg:desc>injection.C61:injection.C83</svg:desc>
                </draw:g>
              </table:table-cell>
              <table:table-cell office:value-type="float" office:value="0.774414404597595">
                <text:p>0.774414404597595</text:p>
                <draw:g>
                  <svg:desc>injection.D61:injection.D83</svg:desc>
                </draw:g>
              </table:table-cell>
              <table:table-cell office:value-type="float" office:value="1.36743241034459">
                <text:p>1.36743241034459</text:p>
                <draw:g>
                  <svg:desc>injection.E61:injection.E83</svg:desc>
                </draw:g>
              </table:table-cell>
              <table:table-cell office:value-type="float" office:value="2.19765761839038">
                <text:p>2.19765761839038</text:p>
                <draw:g>
                  <svg:desc>injection.F61:injection.F83</svg:desc>
                </draw:g>
              </table:table-cell>
              <table:table-cell office:value-type="float" office:value="3.26509002873497">
                <text:p>3.26509002873497</text:p>
                <draw:g>
                  <svg:desc>injection.G61:injection.G83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4651126040229">
                <text:p>1.4651126040229</text:p>
              </table:table-cell>
              <table:table-cell office:value-type="float" office:value="2.71045041609158">
                <text:p>2.71045041609158</text:p>
              </table:table-cell>
              <table:table-cell office:value-type="float" office:value="4.78601343620606">
                <text:p>4.78601343620606</text:p>
              </table:table-cell>
              <table:table-cell office:value-type="float" office:value="7.69180166436633">
                <text:p>7.69180166436633</text:p>
              </table:table-cell>
              <table:table-cell office:value-type="float" office:value="11.4278151005724">
                <text:p>11.427815100572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.93022520804579">
                <text:p>2.93022520804579</text:p>
              </table:table-cell>
              <table:table-cell office:value-type="float" office:value="5.42090083218317">
                <text:p>5.42090083218317</text:p>
              </table:table-cell>
              <table:table-cell office:value-type="float" office:value="9.57202687241213">
                <text:p>9.57202687241213</text:p>
              </table:table-cell>
              <table:table-cell office:value-type="float" office:value="15.3836033287327">
                <text:p>15.3836033287327</text:p>
              </table:table-cell>
              <table:table-cell office:value-type="float" office:value="22.8556302011448">
                <text:p>22.85563020114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18603601149399">
                <text:p>4.18603601149399</text:p>
              </table:table-cell>
              <table:table-cell office:value-type="float" office:value="7.74414404597595">
                <text:p>7.74414404597595</text:p>
              </table:table-cell>
              <table:table-cell office:value-type="float" office:value="13.6743241034459">
                <text:p>13.6743241034459</text:p>
              </table:table-cell>
              <table:table-cell office:value-type="float" office:value="21.9765761839038">
                <text:p>21.9765761839038</text:p>
              </table:table-cell>
              <table:table-cell office:value-type="float" office:value="32.6509002873497">
                <text:p>32.6509002873497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5.65114861551688">
                <text:p>5.65114861551688</text:p>
              </table:table-cell>
              <table:table-cell office:value-type="float" office:value="10.4545944620675">
                <text:p>10.4545944620675</text:p>
              </table:table-cell>
              <table:table-cell office:value-type="float" office:value="18.460337539652">
                <text:p>18.460337539652</text:p>
              </table:table-cell>
              <table:table-cell office:value-type="float" office:value="29.6683778482701">
                <text:p>29.6683778482701</text:p>
              </table:table-cell>
              <table:table-cell office:value-type="float" office:value="44.0787153879221">
                <text:p>44.078715387922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.27905401724098">
                <text:p>6.27905401724098</text:p>
              </table:table-cell>
              <table:table-cell office:value-type="float" office:value="11.6162160689639">
                <text:p>11.6162160689639</text:p>
              </table:table-cell>
              <table:table-cell office:value-type="float" office:value="20.5114861551688">
                <text:p>20.5114861551688</text:p>
              </table:table-cell>
              <table:table-cell office:value-type="float" office:value="32.9648642758557">
                <text:p>32.9648642758557</text:p>
              </table:table-cell>
              <table:table-cell office:value-type="float" office:value="48.9763504310246">
                <text:p>48.976350431024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37207202298798">
                <text:p>8.37207202298798</text:p>
              </table:table-cell>
              <table:table-cell office:value-type="float" office:value="15.4882880919519">
                <text:p>15.4882880919519</text:p>
              </table:table-cell>
              <table:table-cell office:value-type="float" office:value="27.3486482068918">
                <text:p>27.3486482068918</text:p>
              </table:table-cell>
              <table:table-cell office:value-type="float" office:value="43.9531523678076">
                <text:p>43.9531523678076</text:p>
              </table:table-cell>
              <table:table-cell office:value-type="float" office:value="65.3018005746994">
                <text:p>65.301800574699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.465090028735">
                <text:p>10.465090028735</text:p>
              </table:table-cell>
              <table:table-cell office:value-type="float" office:value="19.3603601149399">
                <text:p>19.3603601149399</text:p>
              </table:table-cell>
              <table:table-cell office:value-type="float" office:value="34.1858102586147">
                <text:p>34.1858102586147</text:p>
              </table:table-cell>
              <table:table-cell office:value-type="float" office:value="54.9414404597595">
                <text:p>54.9414404597595</text:p>
              </table:table-cell>
              <table:table-cell office:value-type="float" office:value="81.6272507183743">
                <text:p>81.627250718374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2.558108034482">
                <text:p>12.558108034482</text:p>
              </table:table-cell>
              <table:table-cell office:value-type="float" office:value="23.2324321379279">
                <text:p>23.2324321379279</text:p>
              </table:table-cell>
              <table:table-cell office:value-type="float" office:value="41.0229723103377">
                <text:p>41.0229723103377</text:p>
              </table:table-cell>
              <table:table-cell office:value-type="float" office:value="65.9297285517114">
                <text:p>65.9297285517114</text:p>
              </table:table-cell>
              <table:table-cell office:value-type="float" office:value="97.9527008620491">
                <text:p>97.952700862049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4.651126040229">
                <text:p>14.651126040229</text:p>
              </table:table-cell>
              <table:table-cell office:value-type="float" office:value="27.1045041609158">
                <text:p>27.1045041609158</text:p>
              </table:table-cell>
              <table:table-cell office:value-type="float" office:value="47.8601343620606">
                <text:p>47.8601343620606</text:p>
              </table:table-cell>
              <table:table-cell office:value-type="float" office:value="76.9180166436634">
                <text:p>76.9180166436634</text:p>
              </table:table-cell>
              <table:table-cell office:value-type="float" office:value="114.278151005724">
                <text:p>114.27815100572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.744144045976">
                <text:p>16.744144045976</text:p>
              </table:table-cell>
              <table:table-cell office:value-type="float" office:value="30.9765761839038">
                <text:p>30.9765761839038</text:p>
              </table:table-cell>
              <table:table-cell office:value-type="float" office:value="54.6972964137836">
                <text:p>54.6972964137836</text:p>
              </table:table-cell>
              <table:table-cell office:value-type="float" office:value="87.9063047356152">
                <text:p>87.9063047356152</text:p>
              </table:table-cell>
              <table:table-cell office:value-type="float" office:value="130.603601149399">
                <text:p>130.60360114939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8.837162051723">
                <text:p>18.837162051723</text:p>
              </table:table-cell>
              <table:table-cell office:value-type="float" office:value="34.8486482068918">
                <text:p>34.8486482068918</text:p>
              </table:table-cell>
              <table:table-cell office:value-type="float" office:value="61.5344584655065">
                <text:p>61.5344584655065</text:p>
              </table:table-cell>
              <table:table-cell office:value-type="float" office:value="98.8945928275672">
                <text:p>98.8945928275672</text:p>
              </table:table-cell>
              <table:table-cell office:value-type="float" office:value="146.929051293074">
                <text:p>146.92905129307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0.9301800574699">
                <text:p>20.9301800574699</text:p>
              </table:table-cell>
              <table:table-cell office:value-type="float" office:value="38.7207202298798">
                <text:p>38.7207202298798</text:p>
              </table:table-cell>
              <table:table-cell office:value-type="float" office:value="68.3716205172295">
                <text:p>68.3716205172295</text:p>
              </table:table-cell>
              <table:table-cell office:value-type="float" office:value="109.882880919519">
                <text:p>109.882880919519</text:p>
              </table:table-cell>
              <table:table-cell office:value-type="float" office:value="163.254501436749">
                <text:p>163.25450143674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3.0231980632169">
                <text:p>23.0231980632169</text:p>
              </table:table-cell>
              <table:table-cell office:value-type="float" office:value="42.5927922528678">
                <text:p>42.5927922528678</text:p>
              </table:table-cell>
              <table:table-cell office:value-type="float" office:value="75.2087825689524">
                <text:p>75.2087825689524</text:p>
              </table:table-cell>
              <table:table-cell office:value-type="float" office:value="120.871169011471">
                <text:p>120.871169011471</text:p>
              </table:table-cell>
              <table:table-cell office:value-type="float" office:value="179.579951580423">
                <text:p>179.57995158042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5.1162160689639">
                <text:p>25.1162160689639</text:p>
              </table:table-cell>
              <table:table-cell office:value-type="float" office:value="46.4648642758557">
                <text:p>46.4648642758557</text:p>
              </table:table-cell>
              <table:table-cell office:value-type="float" office:value="82.0459446206754">
                <text:p>82.0459446206754</text:p>
              </table:table-cell>
              <table:table-cell office:value-type="float" office:value="131.859457103423">
                <text:p>131.859457103423</text:p>
              </table:table-cell>
              <table:table-cell office:value-type="float" office:value="195.905401724098">
                <text:p>195.90540172409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27.2092340747109">
                <text:p>27.2092340747109</text:p>
              </table:table-cell>
              <table:table-cell office:value-type="float" office:value="50.3369362988437">
                <text:p>50.3369362988437</text:p>
              </table:table-cell>
              <table:table-cell office:value-type="float" office:value="88.8831066723983">
                <text:p>88.8831066723983</text:p>
              </table:table-cell>
              <table:table-cell office:value-type="float" office:value="142.847745195375">
                <text:p>142.847745195375</text:p>
              </table:table-cell>
              <table:table-cell office:value-type="float" office:value="212.230851867773">
                <text:p>212.23085186777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9.3022520804579">
                <text:p>29.3022520804579</text:p>
              </table:table-cell>
              <table:table-cell office:value-type="float" office:value="54.2090083218317">
                <text:p>54.2090083218317</text:p>
              </table:table-cell>
              <table:table-cell office:value-type="float" office:value="95.7202687241213">
                <text:p>95.7202687241213</text:p>
              </table:table-cell>
              <table:table-cell office:value-type="float" office:value="153.836033287327">
                <text:p>153.836033287327</text:p>
              </table:table-cell>
              <table:table-cell office:value-type="float" office:value="228.556302011448">
                <text:p>228.55630201144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1.3952700862049">
                <text:p>31.3952700862049</text:p>
              </table:table-cell>
              <table:table-cell office:value-type="float" office:value="58.0810803448197">
                <text:p>58.0810803448197</text:p>
              </table:table-cell>
              <table:table-cell office:value-type="float" office:value="102.557430775844">
                <text:p>102.557430775844</text:p>
              </table:table-cell>
              <table:table-cell office:value-type="float" office:value="164.824321379279">
                <text:p>164.824321379279</text:p>
              </table:table-cell>
              <table:table-cell office:value-type="float" office:value="244.881752155123">
                <text:p>244.88175215512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3.4882880919519">
                <text:p>33.4882880919519</text:p>
              </table:table-cell>
              <table:table-cell office:value-type="float" office:value="61.9531523678076">
                <text:p>61.9531523678076</text:p>
              </table:table-cell>
              <table:table-cell office:value-type="float" office:value="109.394592827567">
                <text:p>109.394592827567</text:p>
              </table:table-cell>
              <table:table-cell office:value-type="float" office:value="175.812609471231">
                <text:p>175.812609471231</text:p>
              </table:table-cell>
              <table:table-cell office:value-type="float" office:value="261.207202298798">
                <text:p>261.207202298798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35.5813060976989">
                <text:p>35.5813060976989</text:p>
              </table:table-cell>
              <table:table-cell office:value-type="float" office:value="65.8252243907956">
                <text:p>65.8252243907956</text:p>
              </table:table-cell>
              <table:table-cell office:value-type="float" office:value="116.23175487929">
                <text:p>116.23175487929</text:p>
              </table:table-cell>
              <table:table-cell office:value-type="float" office:value="186.800897563182">
                <text:p>186.800897563182</text:p>
              </table:table-cell>
              <table:table-cell office:value-type="float" office:value="277.532652442473">
                <text:p>277.53265244247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7.6743241034459">
                <text:p>37.6743241034459</text:p>
              </table:table-cell>
              <table:table-cell office:value-type="float" office:value="69.6972964137836">
                <text:p>69.6972964137836</text:p>
              </table:table-cell>
              <table:table-cell office:value-type="float" office:value="123.068916931013">
                <text:p>123.068916931013</text:p>
              </table:table-cell>
              <table:table-cell office:value-type="float" office:value="197.789185655134">
                <text:p>197.789185655134</text:p>
              </table:table-cell>
              <table:table-cell office:value-type="float" office:value="293.858102586147">
                <text:p>293.85810258614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39.7673421091929">
                <text:p>39.7673421091929</text:p>
              </table:table-cell>
              <table:table-cell office:value-type="float" office:value="73.5693684367716">
                <text:p>73.5693684367716</text:p>
              </table:table-cell>
              <table:table-cell office:value-type="float" office:value="129.906078982736">
                <text:p>129.906078982736</text:p>
              </table:table-cell>
              <table:table-cell office:value-type="float" office:value="208.777473747086">
                <text:p>208.777473747086</text:p>
              </table:table-cell>
              <table:table-cell office:value-type="float" office:value="310.183552729822">
                <text:p>310.1835527298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1.8603601149399">
                <text:p>41.8603601149399</text:p>
              </table:table-cell>
              <table:table-cell office:value-type="float" office:value="77.4414404597596">
                <text:p>77.4414404597596</text:p>
              </table:table-cell>
              <table:table-cell office:value-type="float" office:value="136.743241034459">
                <text:p>136.743241034459</text:p>
              </table:table-cell>
              <table:table-cell office:value-type="float" office:value="219.765761839038">
                <text:p>219.765761839038</text:p>
              </table:table-cell>
              <table:table-cell office:value-type="float" office:value="326.509002873497">
                <text:p>326.509002873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minimum="0" chart:maximum="9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6.907cm" svg:y="0.462cm" chart:style-name="ch2">
          <text:p>Injector power on interval (deg) vs. engine speed and load - sequential mode</text:p>
        </chart:title>
        <chart:legend chart:legend-position="end" svg:x="27.188cm" svg:y="6.866cm" style:legend-expansion="high" chart:style-name="ch3"/>
        <chart:plot-area chart:style-name="ch4" table:cell-range-address="injection.B102:injection.G124 injection.C16:injection.G16" chart:data-source-has-labels="both" svg:x="1.592cm" svg:y="1.567cm" svg:width="25.015cm" svg:height="13.448cm">
          <chartooo:coordinate-region svg:x="2.504cm" svg:y="1.766cm" svg:width="23.638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102:injection.B124"/>
            <chart:grid chart:style-name="ch7" chart:class="major"/>
          </chart:axis>
          <chart:axis chart:dimension="y" chart:name="primary-y" chart:style-name="ch8">
            <chart:title svg:x="0.451cm" svg:y="9.38cm" chart:style-name="ch9">
              <text:p>injector dc (%)</text:p>
            </chart:title>
            <chart:grid chart:style-name="ch7" chart:class="major"/>
          </chart:axis>
          <chart:series chart:style-name="ch10" chart:values-cell-range-address="injection.C102:injection.C124" chart:label-cell-address="injection.C16:injection.C16" chart:class="chart:line">
            <chart:data-point chart:repeated="23"/>
          </chart:series>
          <chart:series chart:style-name="ch11" chart:values-cell-range-address="injection.D102:injection.D124" chart:label-cell-address="injection.D16:injection.D16" chart:class="chart:line">
            <chart:data-point chart:repeated="23"/>
          </chart:series>
          <chart:series chart:style-name="ch12" chart:values-cell-range-address="injection.E102:injection.E124" chart:label-cell-address="injection.E16:injection.E16" chart:class="chart:line">
            <chart:data-point chart:repeated="23"/>
          </chart:series>
          <chart:series chart:style-name="ch13" chart:values-cell-range-address="injection.F102:injection.F124" chart:label-cell-address="injection.F16:injection.F16" chart:class="chart:line">
            <chart:data-point chart:repeated="23"/>
          </chart:series>
          <chart:series chart:style-name="ch14" chart:values-cell-range-address="injection.G102:injection.G124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102:injection.B124</svg:desc>
                </draw:g>
              </table:table-cell>
              <table:table-cell office:value-type="float" office:value="0.0746121114303886">
                <text:p>0.0746121114303886</text:p>
                <draw:g>
                  <svg:desc>injection.C102:injection.C124</svg:desc>
                </draw:g>
              </table:table-cell>
              <table:table-cell office:value-type="float" office:value="0.173448445721554">
                <text:p>0.173448445721554</text:p>
                <draw:g>
                  <svg:desc>injection.D102:injection.D124</svg:desc>
                </draw:g>
              </table:table-cell>
              <table:table-cell office:value-type="float" office:value="0.338175669540164">
                <text:p>0.338175669540164</text:p>
                <draw:g>
                  <svg:desc>injection.E102:injection.E124</svg:desc>
                </draw:g>
              </table:table-cell>
              <table:table-cell office:value-type="float" office:value="0.568793782886217">
                <text:p>0.568793782886217</text:p>
                <draw:g>
                  <svg:desc>injection.F102:injection.F124</svg:desc>
                </draw:g>
              </table:table-cell>
              <table:table-cell office:value-type="float" office:value="0.865302785759714">
                <text:p>0.865302785759714</text:p>
                <draw:g>
                  <svg:desc>injection.G102:injection.G124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26114239000636">
                <text:p>0.26114239000636</text:p>
              </table:table-cell>
              <table:table-cell office:value-type="float" office:value="0.60706956002544">
                <text:p>0.60706956002544</text:p>
              </table:table-cell>
              <table:table-cell office:value-type="float" office:value="1.18361484339057">
                <text:p>1.18361484339057</text:p>
              </table:table-cell>
              <table:table-cell office:value-type="float" office:value="1.99077824010176">
                <text:p>1.99077824010176</text:p>
              </table:table-cell>
              <table:table-cell office:value-type="float" office:value="3.028559750159">
                <text:p>3.02855975015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52228478001272">
                <text:p>0.52228478001272</text:p>
              </table:table-cell>
              <table:table-cell office:value-type="float" office:value="1.21413912005088">
                <text:p>1.21413912005088</text:p>
              </table:table-cell>
              <table:table-cell office:value-type="float" office:value="2.36722968678115">
                <text:p>2.36722968678115</text:p>
              </table:table-cell>
              <table:table-cell office:value-type="float" office:value="3.98155648020352">
                <text:p>3.98155648020352</text:p>
              </table:table-cell>
              <table:table-cell office:value-type="float" office:value="6.057119500318">
                <text:p>6.0571195003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46121114303886">
                <text:p>0.746121114303886</text:p>
              </table:table-cell>
              <table:table-cell office:value-type="float" office:value="1.73448445721554">
                <text:p>1.73448445721554</text:p>
              </table:table-cell>
              <table:table-cell office:value-type="float" office:value="3.38175669540164">
                <text:p>3.38175669540164</text:p>
              </table:table-cell>
              <table:table-cell office:value-type="float" office:value="5.68793782886217">
                <text:p>5.68793782886217</text:p>
              </table:table-cell>
              <table:table-cell office:value-type="float" office:value="8.65302785759714">
                <text:p>8.6530278575971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.00726350431025">
                <text:p>1.00726350431025</text:p>
              </table:table-cell>
              <table:table-cell office:value-type="float" office:value="2.34155401724098">
                <text:p>2.34155401724098</text:p>
              </table:table-cell>
              <table:table-cell office:value-type="float" office:value="4.56537153879221">
                <text:p>4.56537153879221</text:p>
              </table:table-cell>
              <table:table-cell office:value-type="float" office:value="7.67871606896393">
                <text:p>7.67871606896393</text:p>
              </table:table-cell>
              <table:table-cell office:value-type="float" office:value="11.6815876077561">
                <text:p>11.681587607756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11918167145583">
                <text:p>1.11918167145583</text:p>
              </table:table-cell>
              <table:table-cell office:value-type="float" office:value="2.60172668582331">
                <text:p>2.60172668582331</text:p>
              </table:table-cell>
              <table:table-cell office:value-type="float" office:value="5.07263504310246">
                <text:p>5.07263504310246</text:p>
              </table:table-cell>
              <table:table-cell office:value-type="float" office:value="8.53190674329326">
                <text:p>8.53190674329326</text:p>
              </table:table-cell>
              <table:table-cell office:value-type="float" office:value="12.9795417863957">
                <text:p>12.979541786395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49224222860777">
                <text:p>1.49224222860777</text:p>
              </table:table-cell>
              <table:table-cell office:value-type="float" office:value="3.46896891443109">
                <text:p>3.46896891443109</text:p>
              </table:table-cell>
              <table:table-cell office:value-type="float" office:value="6.76351339080328">
                <text:p>6.76351339080328</text:p>
              </table:table-cell>
              <table:table-cell office:value-type="float" office:value="11.3758756577243">
                <text:p>11.3758756577243</text:p>
              </table:table-cell>
              <table:table-cell office:value-type="float" office:value="17.3060557151943">
                <text:p>17.306055715194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86530278575971">
                <text:p>1.86530278575971</text:p>
              </table:table-cell>
              <table:table-cell office:value-type="float" office:value="4.33621114303886">
                <text:p>4.33621114303886</text:p>
              </table:table-cell>
              <table:table-cell office:value-type="float" office:value="8.45439173850409">
                <text:p>8.45439173850409</text:p>
              </table:table-cell>
              <table:table-cell office:value-type="float" office:value="14.2198445721554">
                <text:p>14.2198445721554</text:p>
              </table:table-cell>
              <table:table-cell office:value-type="float" office:value="21.6325696439929">
                <text:p>21.632569643992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23836334291166">
                <text:p>2.23836334291166</text:p>
              </table:table-cell>
              <table:table-cell office:value-type="float" office:value="5.20345337164663">
                <text:p>5.20345337164663</text:p>
              </table:table-cell>
              <table:table-cell office:value-type="float" office:value="10.1452700862049">
                <text:p>10.1452700862049</text:p>
              </table:table-cell>
              <table:table-cell office:value-type="float" office:value="17.0638134865865">
                <text:p>17.0638134865865</text:p>
              </table:table-cell>
              <table:table-cell office:value-type="float" office:value="25.9590835727914">
                <text:p>25.959083572791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.6114239000636">
                <text:p>2.6114239000636</text:p>
              </table:table-cell>
              <table:table-cell office:value-type="float" office:value="6.0706956002544">
                <text:p>6.0706956002544</text:p>
              </table:table-cell>
              <table:table-cell office:value-type="float" office:value="11.8361484339057">
                <text:p>11.8361484339057</text:p>
              </table:table-cell>
              <table:table-cell office:value-type="float" office:value="19.9077824010176">
                <text:p>19.9077824010176</text:p>
              </table:table-cell>
              <table:table-cell office:value-type="float" office:value="30.28559750159">
                <text:p>30.2855975015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98448445721554">
                <text:p>2.98448445721554</text:p>
              </table:table-cell>
              <table:table-cell office:value-type="float" office:value="6.93793782886217">
                <text:p>6.93793782886217</text:p>
              </table:table-cell>
              <table:table-cell office:value-type="float" office:value="13.5270267816066">
                <text:p>13.5270267816066</text:p>
              </table:table-cell>
              <table:table-cell office:value-type="float" office:value="22.7517513154487">
                <text:p>22.7517513154487</text:p>
              </table:table-cell>
              <table:table-cell office:value-type="float" office:value="34.6121114303886">
                <text:p>34.612111430388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.35754501436749">
                <text:p>3.35754501436749</text:p>
              </table:table-cell>
              <table:table-cell office:value-type="float" office:value="7.80518005746994">
                <text:p>7.80518005746994</text:p>
              </table:table-cell>
              <table:table-cell office:value-type="float" office:value="15.2179051293074">
                <text:p>15.2179051293074</text:p>
              </table:table-cell>
              <table:table-cell office:value-type="float" office:value="25.5957202298798">
                <text:p>25.5957202298798</text:p>
              </table:table-cell>
              <table:table-cell office:value-type="float" office:value="38.9386253591871">
                <text:p>38.938625359187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.73060557151943">
                <text:p>3.73060557151943</text:p>
              </table:table-cell>
              <table:table-cell office:value-type="float" office:value="8.67242228607771">
                <text:p>8.67242228607771</text:p>
              </table:table-cell>
              <table:table-cell office:value-type="float" office:value="16.9087834770082">
                <text:p>16.9087834770082</text:p>
              </table:table-cell>
              <table:table-cell office:value-type="float" office:value="28.4396891443108">
                <text:p>28.4396891443108</text:p>
              </table:table-cell>
              <table:table-cell office:value-type="float" office:value="43.2651392879857">
                <text:p>43.265139287985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.10366612867137">
                <text:p>4.10366612867137</text:p>
              </table:table-cell>
              <table:table-cell office:value-type="float" office:value="9.53966451468549">
                <text:p>9.53966451468549</text:p>
              </table:table-cell>
              <table:table-cell office:value-type="float" office:value="18.599661824709">
                <text:p>18.599661824709</text:p>
              </table:table-cell>
              <table:table-cell office:value-type="float" office:value="31.2836580587419">
                <text:p>31.2836580587419</text:p>
              </table:table-cell>
              <table:table-cell office:value-type="float" office:value="47.5916532167843">
                <text:p>47.591653216784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.47672668582331">
                <text:p>4.47672668582331</text:p>
              </table:table-cell>
              <table:table-cell office:value-type="float" office:value="10.4069067432933">
                <text:p>10.4069067432933</text:p>
              </table:table-cell>
              <table:table-cell office:value-type="float" office:value="20.2905401724098">
                <text:p>20.2905401724098</text:p>
              </table:table-cell>
              <table:table-cell office:value-type="float" office:value="34.127626973173">
                <text:p>34.127626973173</text:p>
              </table:table-cell>
              <table:table-cell office:value-type="float" office:value="51.9181671455829">
                <text:p>51.9181671455829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4.84978724297526">
                <text:p>4.84978724297526</text:p>
              </table:table-cell>
              <table:table-cell office:value-type="float" office:value="11.274148971901">
                <text:p>11.274148971901</text:p>
              </table:table-cell>
              <table:table-cell office:value-type="float" office:value="21.9814185201106">
                <text:p>21.9814185201106</text:p>
              </table:table-cell>
              <table:table-cell office:value-type="float" office:value="36.9715958876041">
                <text:p>36.9715958876041</text:p>
              </table:table-cell>
              <table:table-cell office:value-type="float" office:value="56.2446810743814">
                <text:p>56.244681074381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.2228478001272">
                <text:p>5.2228478001272</text:p>
              </table:table-cell>
              <table:table-cell office:value-type="float" office:value="12.1413912005088">
                <text:p>12.1413912005088</text:p>
              </table:table-cell>
              <table:table-cell office:value-type="float" office:value="23.6722968678115">
                <text:p>23.6722968678115</text:p>
              </table:table-cell>
              <table:table-cell office:value-type="float" office:value="39.8155648020352">
                <text:p>39.8155648020352</text:p>
              </table:table-cell>
              <table:table-cell office:value-type="float" office:value="60.57119500318">
                <text:p>60.5711950031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.59590835727914">
                <text:p>5.59590835727914</text:p>
              </table:table-cell>
              <table:table-cell office:value-type="float" office:value="13.0086334291166">
                <text:p>13.0086334291166</text:p>
              </table:table-cell>
              <table:table-cell office:value-type="float" office:value="25.3631752155123">
                <text:p>25.3631752155123</text:p>
              </table:table-cell>
              <table:table-cell office:value-type="float" office:value="42.6595337164663">
                <text:p>42.6595337164663</text:p>
              </table:table-cell>
              <table:table-cell office:value-type="float" office:value="64.8977089319786">
                <text:p>64.897708931978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.96896891443109">
                <text:p>5.96896891443109</text:p>
              </table:table-cell>
              <table:table-cell office:value-type="float" office:value="13.8758756577243">
                <text:p>13.8758756577243</text:p>
              </table:table-cell>
              <table:table-cell office:value-type="float" office:value="27.0540535632131">
                <text:p>27.0540535632131</text:p>
              </table:table-cell>
              <table:table-cell office:value-type="float" office:value="45.5035026308974">
                <text:p>45.5035026308974</text:p>
              </table:table-cell>
              <table:table-cell office:value-type="float" office:value="69.2242228607771">
                <text:p>69.224222860777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6.34202947158303">
                <text:p>6.34202947158303</text:p>
              </table:table-cell>
              <table:table-cell office:value-type="float" office:value="14.7431178863321">
                <text:p>14.7431178863321</text:p>
              </table:table-cell>
              <table:table-cell office:value-type="float" office:value="28.7449319109139">
                <text:p>28.7449319109139</text:p>
              </table:table-cell>
              <table:table-cell office:value-type="float" office:value="48.3474715453284">
                <text:p>48.3474715453284</text:p>
              </table:table-cell>
              <table:table-cell office:value-type="float" office:value="73.5507367895757">
                <text:p>73.550736789575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.71509002873497">
                <text:p>6.71509002873497</text:p>
              </table:table-cell>
              <table:table-cell office:value-type="float" office:value="15.6103601149399">
                <text:p>15.6103601149399</text:p>
              </table:table-cell>
              <table:table-cell office:value-type="float" office:value="30.4358102586147">
                <text:p>30.4358102586147</text:p>
              </table:table-cell>
              <table:table-cell office:value-type="float" office:value="51.1914404597595">
                <text:p>51.1914404597595</text:p>
              </table:table-cell>
              <table:table-cell office:value-type="float" office:value="77.8772507183743">
                <text:p>77.8772507183743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7.08815058588691">
                <text:p>7.08815058588691</text:p>
              </table:table-cell>
              <table:table-cell office:value-type="float" office:value="16.4776023435477">
                <text:p>16.4776023435477</text:p>
              </table:table-cell>
              <table:table-cell office:value-type="float" office:value="32.1266886063156">
                <text:p>32.1266886063156</text:p>
              </table:table-cell>
              <table:table-cell office:value-type="float" office:value="54.0354093741906">
                <text:p>54.0354093741906</text:p>
              </table:table-cell>
              <table:table-cell office:value-type="float" office:value="82.2037646471728">
                <text:p>82.20376464717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.46121114303886">
                <text:p>7.46121114303886</text:p>
              </table:table-cell>
              <table:table-cell office:value-type="float" office:value="17.3448445721554">
                <text:p>17.3448445721554</text:p>
              </table:table-cell>
              <table:table-cell office:value-type="float" office:value="33.8175669540164">
                <text:p>33.8175669540164</text:p>
              </table:table-cell>
              <table:table-cell office:value-type="float" office:value="56.8793782886217">
                <text:p>56.8793782886217</text:p>
              </table:table-cell>
              <table:table-cell office:value-type="float" office:value="86.5302785759714">
                <text:p>86.53027857597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1.582cm" svg:height="15.431cm" xlink:href=".." xlink:type="simple" chart:class="chart:scatter" chart:style-name="ch1">
        <chart:legend chart:legend-position="end" svg:x="46.428cm" svg:y="6.669cm" style:legend-expansion="high" chart:style-name="ch2"/>
        <chart:plot-area chart:style-name="ch3" table:cell-range-address="injectors.H16:injectors.H25 injectors.Q14:injectors.R14 injectors.Q16:injectors.R25 injectors.K13:injectors.K13 injectors.M16:injectors.N25" chart:data-source-has-labels="row" svg:x="1.031cm" svg:y="0.308cm" svg:width="44.366cm" svg:height="14.815cm">
          <chartooo:coordinate-region svg:x="1.943cm" svg:y="0.507cm" svg:width="42.936cm" svg:height="13.9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jectors.Q16:injectors.Q25" chart:label-cell-address="injectors.Q14:injectors.Q14" chart:class="chart:scatter">
            <chart:domain table:cell-range-address="injectors.H16:injectors.H25"/>
            <chart:data-point chart:repeated="10"/>
          </chart:series>
          <chart:series chart:style-name="ch7" chart:values-cell-range-address="injectors.M16:injectors.M25" chart:label-cell-address="injectors.K13:injectors.K13" chart:class="chart:scatter">
            <chart:data-point chart:repeated="10"/>
          </chart:series>
          <chart:series chart:style-name="ch8" chart:values-cell-range-address="injectors.N16:injectors.N25" chart:class="chart:scatter">
            <chart:data-point chart:repeated="10"/>
          </chart:series>
          <chart:series chart:style-name="ch9" chart:values-cell-range-address="injectors.R16:injectors.R25" chart:label-cell-address="injectors.R14:injectors.R14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#1</text:p>
                <draw:g>
                  <svg:desc>injectors.Q14:injectors.Q14</svg:desc>
                </draw:g>
              </table:table-cell>
              <table:table-cell office:value-type="string">
                <text:p>effective flow rate (mg/s)</text:p>
                <draw:g>
                  <svg:desc>injectors.K13:injectors.K1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#2</text:p>
                <draw:g>
                  <svg:desc>injectors.R14:injectors.R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3468950749465">
                <text:p>14.3468950749465</text:p>
                <draw:g>
                  <svg:desc>injectors.H16:injectors.H25</svg:desc>
                </draw:g>
              </table:table-cell>
              <table:table-cell office:value-type="float" office:value="92.4525424823933">
                <text:p>92.4525424823933</text:p>
                <draw:g>
                  <svg:desc>injectors.Q16:injectors.Q25</svg:desc>
                </draw:g>
              </table:table-cell>
              <table:table-cell office:value-type="float" office:value="13.2640692640693">
                <text:p>13.2640692640693</text:p>
                <draw:g>
                  <svg:desc>injectors.M16:injectors.M25</svg:desc>
                </draw:g>
              </table:table-cell>
              <table:table-cell office:value-type="float" office:value="12.6192468619247">
                <text:p>12.6192468619247</text:p>
                <draw:g>
                  <svg:desc>injectors.N16:injectors.N25</svg:desc>
                </draw:g>
              </table:table-cell>
              <table:table-cell office:value-type="float" office:value="87.9580340972961">
                <text:p>87.9580340972961</text:p>
                <draw:g>
                  <svg:desc>injectors.R16:injectors.R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0535331905782">
                <text:p>25.0535331905782</text:p>
              </table:table-cell>
              <table:table-cell office:value-type="float" office:value="93.8250638250638">
                <text:p>93.8250638250638</text:p>
              </table:table-cell>
              <table:table-cell office:value-type="float" office:value="23.5064935064935">
                <text:p>23.5064935064935</text:p>
              </table:table-cell>
              <table:table-cell office:value-type="float" office:value="22.9456066945607">
                <text:p>22.9456066945607</text:p>
              </table:table-cell>
              <table:table-cell office:value-type="float" office:value="91.5863104817081">
                <text:p>91.5863104817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3206854345165">
                <text:p>14.3206854345165</text:p>
              </table:table-cell>
              <table:table-cell office:value-type="float" office:value="95.5415173062232">
                <text:p>95.5415173062232</text:p>
              </table:table-cell>
              <table:table-cell office:value-type="float" office:value="13.6822001527884">
                <text:p>13.6822001527884</text:p>
              </table:table-cell>
              <table:table-cell office:value-type="float" office:value="13.0248584789565">
                <text:p>13.0248584789565</text:p>
              </table:table-cell>
              <table:table-cell office:value-type="float" office:value="90.9513621992088">
                <text:p>90.9513621992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5040871934605">
                <text:p>45.5040871934605</text:p>
              </table:table-cell>
              <table:table-cell office:value-type="float" office:value="94.0879280400237">
                <text:p>94.0879280400237</text:p>
              </table:table-cell>
              <table:table-cell office:value-type="float" office:value="42.8138528138527">
                <text:p>42.8138528138527</text:p>
              </table:table-cell>
              <table:table-cell office:value-type="float" office:value="40.0836820083683">
                <text:p>40.0836820083683</text:p>
              </table:table-cell>
              <table:table-cell office:value-type="float" office:value="88.0880915992286">
                <text:p>88.0880915992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2699069286453">
                <text:p>17.2699069286453</text:p>
              </table:table-cell>
              <table:table-cell office:value-type="float" office:value="96.4568525287088">
                <text:p>96.4568525287088</text:p>
              </table:table-cell>
              <table:table-cell office:value-type="float" office:value="16.6580086580087">
                <text:p>16.6580086580087</text:p>
              </table:table-cell>
              <table:table-cell office:value-type="float" office:value="15.7656903765691">
                <text:p>15.7656903765691</text:p>
              </table:table-cell>
              <table:table-cell office:value-type="float" office:value="91.2899556535466">
                <text:p>91.2899556535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4668094218415">
                <text:p>46.4668094218415</text:p>
              </table:table-cell>
              <table:table-cell office:value-type="float" office:value="95.9582660043491">
                <text:p>95.9582660043491</text:p>
              </table:table-cell>
              <table:table-cell office:value-type="float" office:value="44.5887445887447">
                <text:p>44.5887445887447</text:p>
              </table:table-cell>
              <table:table-cell office:value-type="float" office:value="41.9456066945606">
                <text:p>41.9456066945606</text:p>
              </table:table-cell>
              <table:table-cell office:value-type="float" office:value="90.2700383703217">
                <text:p>90.2700383703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2649930264993">
                <text:p>30.2649930264993</text:p>
              </table:table-cell>
              <table:table-cell office:value-type="float" office:value="95.2147545235099">
                <text:p>95.2147545235099</text:p>
              </table:table-cell>
              <table:table-cell office:value-type="float" office:value="28.8167388167387">
                <text:p>28.8167388167387</text:p>
              </table:table-cell>
              <table:table-cell office:value-type="float" office:value="27.5453277545327">
                <text:p>27.5453277545327</text:p>
              </table:table-cell>
              <table:table-cell office:value-type="float" office:value="91.0138248847925">
                <text:p>91.0138248847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7417386883579">
                <text:p>23.7417386883579</text:p>
              </table:table-cell>
              <table:table-cell office:value-type="float" office:value="100.559016287068">
                <text:p>100.559016287068</text:p>
              </table:table-cell>
              <table:table-cell office:value-type="float" office:value="23.8744588744589">
                <text:p>23.8744588744589</text:p>
              </table:table-cell>
              <table:table-cell office:value-type="float" office:value="22.8451882845188">
                <text:p>22.8451882845188</text:p>
              </table:table-cell>
              <table:table-cell office:value-type="float" office:value="96.2237373782625">
                <text:p>96.2237373782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.1611591255719">
                <text:p>49.1611591255719</text:p>
              </table:table-cell>
              <table:table-cell office:value-type="float" office:value="101.48616464542">
                <text:p>101.48616464542</text:p>
              </table:table-cell>
              <table:table-cell office:value-type="float" office:value="49.8917748917748">
                <text:p>49.8917748917748</text:p>
              </table:table-cell>
              <table:table-cell office:value-type="float" office:value="46.5690376569038">
                <text:p>46.5690376569038</text:p>
              </table:table-cell>
              <table:table-cell office:value-type="float" office:value="94.7272979018922">
                <text:p>94.72729790189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.580579562786">
                <text:p>74.580579562786</text:p>
              </table:table-cell>
              <table:table-cell office:value-type="float" office:value="100.039970254694">
                <text:p>100.039970254694</text:p>
              </table:table-cell>
              <table:table-cell office:value-type="float" office:value="74.6103896103896">
                <text:p>74.6103896103896</text:p>
              </table:table-cell>
              <table:table-cell office:value-type="float" office:value="71.5481171548118">
                <text:p>71.5481171548118</text:p>
              </table:table-cell>
              <table:table-cell office:value-type="float" office:value="95.9339784891035">
                <text:p>95.93397848910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